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F000008D3000001C55DB8941B5E826A40.svm" manifest:media-type="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2000000F000008D3000001C55DB8941B5E826A40.svm" manifest:media-type="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2000000F000008D3000001C55DB8941B5E826A40.svm" manifest:media-type="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Pictures/2000000F000008D3000001C55DB8941B5E826A40.svm" manifest:media-type="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83mm"/>
    </style:style>
    <style:style style:name="co3" style:family="table-column">
      <style:table-column-properties fo:break-before="auto" style:column-width="8.89mm"/>
    </style:style>
    <style:style style:name="co4" style:family="table-column">
      <style:table-column-properties fo:break-before="auto" style:column-width="6.97mm"/>
    </style:style>
    <style:style style:name="co5" style:family="table-column">
      <style:table-column-properties fo:break-before="auto" style:column-width="33.23mm"/>
    </style:style>
    <style:style style:name="co6" style:family="table-column">
      <style:table-column-properties fo:break-before="auto" style:column-width="35.15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7.74mm"/>
    </style:style>
    <style:style style:name="co9" style:family="table-column">
      <style:table-column-properties fo:break-before="auto" style:column-width="37.09mm"/>
    </style:style>
    <style:style style:name="co10" style:family="table-column">
      <style:table-column-properties fo:break-before="auto" style:column-width="36.55mm"/>
    </style:style>
    <style:style style:name="co11" style:family="table-column">
      <style:table-column-properties fo:break-before="auto" style:column-width="25.21mm"/>
    </style:style>
    <style:style style:name="co12" style:family="table-column">
      <style:table-column-properties fo:break-before="auto" style:column-width="26.04mm"/>
    </style:style>
    <style:style style:name="co13" style:family="table-column">
      <style:table-column-properties fo:break-before="auto" style:column-width="12.7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_min" table:style-name="ta1">
        <table:shapes>
          <draw:frame draw:z-index="0" draw:style-name="gr1" draw:text-style-name="P1" svg:width="159.99mm" svg:height="89.99mm" svg:x="451.82mm" svg:y="5.75mm">
            <loext:p draw:notify-on-update-of-ranges="n_min.C2:n_min.C35 n_min.D1:n_min.D1 n_min.D2:n_min.D35 n_min.E1:n_min.E1 n_min.E2:n_min.E35 n_min.F1:n_min.F1 n_min.F2:n_min.F35 n_min.G1:n_min.G1 n_min.G2:n_min.G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631.34mm" svg:y="3.7mm">
            <loext:p draw:notify-on-update-of-ranges="n_min.C2:n_min.C35 n_min.H1:n_min.H1 n_min.H2:n_min.H35 n_min.I1:n_min.I1 n_min.I2:n_min.I35 n_min.J1:n_min.J1 n_min.J2:n_min.J35 n_min.K1:n_min.K1 n_min.K2:n_min.K3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449.86mm" svg:y="105.92mm">
            <loext:p draw:notify-on-update-of-ranges="n_min.C2:n_min.C35 n_min.L1:n_min.L1 n_min.L2:n_min.L35 n_min.M1:n_min.M1 n_min.M2:n_min.M35 n_min.N1:n_min.N1 n_min.N2:n_min.N35 n_min.O1:n_min.O1 n_min.O2:n_min.O3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630.9mm" svg:y="107.97mm">
            <loext:p draw:notify-on-update-of-ranges="n_min.C2:n_min.C35 n_min.P1:n_min.P1 n_min.P2:n_min.P35 n_min.Q1:n_min.Q1 n_min.Q2:n_min.Q35 n_min.R1:n_min.R1 n_min.R2:n_min.R35 n_min.S1:n_min.S1 n_min.S2:n_min.S3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16" table:default-cell-style-name="ce1"/>
        <table:table-row table:style-name="ro1">
          <table:table-cell office:value-type="string" calcext:value-type="string">
            <text:p>n_min</text:p>
          </table:table-cell>
          <table:table-cell office:value-type="string" calcext:value-type="string">
            <text:p>n_max</text:p>
          </table:table-cell>
          <table:table-cell office:value-type="string" calcext:value-type="string">
            <text:p>avg</text:p>
          </table:table-cell>
          <table:table-cell table:style-name="Default" office:value-type="string" calcext:value-type="string">
            <text:p>cr rm</text:p>
          </table:table-cell>
          <table:table-cell table:style-name="Default" office:value-type="string" calcext:value-type="string">
            <text:p>cr rm-1</text:p>
          </table:table-cell>
          <table:table-cell table:style-name="Default" office:value-type="string" calcext:value-type="string">
            <text:p>cr fa</text:p>
          </table:table-cell>
          <table:table-cell table:style-name="Default" office:value-type="string" calcext:value-type="string">
            <text:p>cr tr</text:p>
          </table:table-cell>
          <table:table-cell table:style-name="Default" office:value-type="string" calcext:value-type="string">
            <text:p>ar rm</text:p>
          </table:table-cell>
          <table:table-cell table:style-name="Default" office:value-type="string" calcext:value-type="string">
            <text:p>ar rm-1</text:p>
          </table:table-cell>
          <table:table-cell table:style-name="Default" office:value-type="string" calcext:value-type="string">
            <text:p>ar fa</text:p>
          </table:table-cell>
          <table:table-cell table:style-name="Default" office:value-type="string" calcext:value-type="string">
            <text:p>ar tr</text:p>
          </table:table-cell>
          <table:table-cell table:style-name="Default" office:value-type="string" calcext:value-type="string">
            <text:p>cn rm</text:p>
          </table:table-cell>
          <table:table-cell table:style-name="Default" office:value-type="string" calcext:value-type="string">
            <text:p>cn rm-1</text:p>
          </table:table-cell>
          <table:table-cell table:style-name="Default" office:value-type="string" calcext:value-type="string">
            <text:p>cn fa</text:p>
          </table:table-cell>
          <table:table-cell table:style-name="Default" office:value-type="string" calcext:value-type="string">
            <text:p>cn tr</text:p>
          </table:table-cell>
          <table:table-cell table:style-name="Default" office:value-type="string" calcext:value-type="string">
            <text:p>it rm</text:p>
          </table:table-cell>
          <table:table-cell table:style-name="Default" office:value-type="string" calcext:value-type="string">
            <text:p>it rm-1</text:p>
          </table:table-cell>
          <table:table-cell table:style-name="Default" office:value-type="string" calcext:value-type="string">
            <text:p>it fa</text:p>
          </table:table-cell>
          <table:table-cell table:style-name="Default" office:value-type="string" calcext:value-type="string">
            <text:p>it t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2]/2+[.B2]/2" office:value-type="float" office:value="2" calcext:value-type="float">
            <text:p>2</text:p>
          </table:table-cell>
          <table:table-cell table:formula="of:=AVERAGEIFS(['Random Movement End'.$D$2:.$D$424];['Random Movement End'.$E$2:.$E$424];&quot;&gt;=&quot;&amp;[.$A2];['Random Movement End'.$E$2:.$E$424];&quot;&lt;=&quot;&amp;[.$B2])" office:value-type="string" office:string-value="" calcext:value-type="error">
            <text:p>#DIV/0!</text:p>
          </table:table-cell>
          <table:table-cell table:formula="of:=AVERAGEIFS(['Random Movement -1 End'.$D$2:.$D$424];['Random Movement -1 End'.$E$2:.$E$424];&quot;&gt;=&quot;&amp;[.$A2];['Random Movement -1 End'.$E$2:.$E$424];&quot;&lt;=&quot;&amp;[.$B2])" office:value-type="string" office:string-value="" calcext:value-type="error">
            <text:p>#DIV/0!</text:p>
          </table:table-cell>
          <table:table-cell table:formula="of:=AVERAGEIFS(['Force Algo End'.$D$2:.$D$424];['Force Algo End'.$E$2:.$E$424];&quot;&gt;=&quot;&amp;[.$A2];['Force Algo End'.$E$2:.$E$424];&quot;&lt;=&quot;&amp;[.$B2])" office:value-type="string" office:string-value="" calcext:value-type="error">
            <text:p>#DIV/0!</text:p>
          </table:table-cell>
          <table:table-cell table:formula="of:=AVERAGEIFS(['Total Resolution End'.$F$2:.$F$424];['Total Resolution End'.$B$2:.$B$424];&quot;&gt;=&quot;&amp;[.$A2];['Total Resolution End'.$B$2:.$B$424];&quot;&lt;=&quot;&amp;[.$B2])" office:value-type="string" office:string-value="" calcext:value-type="error">
            <text:p>#DIV/0!</text:p>
          </table:table-cell>
          <table:table-cell table:formula="of:=AVERAGEIFS(['Random Movement End'.$H$2:.$H$424];['Random Movement End'.$E$2:.$E$424];&quot;&gt;=&quot;&amp;[.$A2];['Random Movement End'.$E$2:.$E$424];&quot;&lt;=&quot;&amp;[.$B2])" office:value-type="string" office:string-value="" calcext:value-type="error">
            <text:p>#DIV/0!</text:p>
          </table:table-cell>
          <table:table-cell table:formula="of:=AVERAGEIFS(['Random Movement -1 End'.$H$2:.$H$424];['Random Movement -1 End'.$E$2:.$E$424];&quot;&gt;=&quot;&amp;[.$A2];['Random Movement -1 End'.$E$2:.$E$424];&quot;&lt;=&quot;&amp;[.$B2])" office:value-type="string" office:string-value="" calcext:value-type="error">
            <text:p>#DIV/0!</text:p>
          </table:table-cell>
          <table:table-cell table:formula="of:=AVERAGEIFS(['Force Algo End'.$H$2:.$H$424];['Force Algo End'.$E$2:.$E$424];&quot;&gt;=&quot;&amp;[.$A2];['Force Algo End'.$E$2:.$E$424];&quot;&lt;=&quot;&amp;[.$B2])" office:value-type="string" office:string-value="" calcext:value-type="error">
            <text:p>#DIV/0!</text:p>
          </table:table-cell>
          <table:table-cell table:formula="of:=AVERAGEIFS(['Total Resolution End'.$N$2:.$N$424];['Total Resolution End'.$B$2:.$B$424];&quot;&gt;=&quot;&amp;[.$A2];['Total Resolution End'.$B$2:.$B$424];&quot;&lt;=&quot;&amp;[.$B2])" office:value-type="string" office:string-value="" calcext:value-type="error">
            <text:p>#DIV/0!</text:p>
          </table:table-cell>
          <table:table-cell table:formula="of:=AVERAGEIFS(['Random Movement End'.$I$2:.$I$424];['Random Movement End'.$E$2:.$E$424];&quot;&gt;=&quot;&amp;[.$A2];['Random Movement End'.$E$2:.$E$424];&quot;&lt;=&quot;&amp;[.$B2])" office:value-type="string" office:string-value="" calcext:value-type="error">
            <text:p>#DIV/0!</text:p>
          </table:table-cell>
          <table:table-cell table:formula="of:=AVERAGEIFS(['Random Movement -1 End'.$I$2:.$I$424];['Random Movement -1 End'.$E$2:.$E$424];&quot;&gt;=&quot;&amp;[.$A2];['Random Movement -1 End'.$E$2:.$E$424];&quot;&lt;=&quot;&amp;[.$B2])" office:value-type="string" office:string-value="" calcext:value-type="error">
            <text:p>#DIV/0!</text:p>
          </table:table-cell>
          <table:table-cell table:formula="of:=AVERAGEIFS(['Force Algo End'.$I$2:.$I$424];['Force Algo End'.$E$2:.$E$424];&quot;&gt;=&quot;&amp;[.$A2];['Force Algo End'.$E$2:.$E$424];&quot;&lt;=&quot;&amp;[.$B2])" office:value-type="string" office:string-value="" calcext:value-type="error">
            <text:p>#DIV/0!</text:p>
          </table:table-cell>
          <table:table-cell table:formula="of:=AVERAGEIFS(['Total Resolution End'.$J$2:.$J$424];['Total Resolution End'.$B$2:.$B$424];&quot;&gt;=&quot;&amp;[.$A2];['Total Resolution End'.$B$2:.$B$424];&quot;&lt;=&quot;&amp;[.$B2])" office:value-type="string" office:string-value="" calcext:value-type="error">
            <text:p>#DIV/0!</text:p>
          </table:table-cell>
          <table:table-cell table:formula="of:=AVERAGEIFS(['Random Movement End'.$B$2:.$B$424];['Random Movement End'.$E$2:.$E$424];&quot;&gt;=&quot;&amp;[.$A2];['Random Movement End'.$E$2:.$E$424];&quot;&lt;=&quot;&amp;[.$B2])" office:value-type="string" office:string-value="" calcext:value-type="error">
            <text:p>#DIV/0!</text:p>
          </table:table-cell>
          <table:table-cell table:formula="of:=AVERAGEIFS(['Random Movement -1 End'.$B$2:.$B$424];['Random Movement -1 End'.$E$2:.$E$424];&quot;&gt;=&quot;&amp;[.$A2];['Random Movement -1 End'.$E$2:.$E$424];&quot;&lt;=&quot;&amp;[.$B2])" office:value-type="string" office:string-value="" calcext:value-type="error">
            <text:p>#DIV/0!</text:p>
          </table:table-cell>
          <table:table-cell table:formula="of:=AVERAGEIFS(['Force Algo End'.$B$2:.$B$424];['Force Algo End'.$E$2:.$E$424];&quot;&gt;=&quot;&amp;[.$A2];['Force Algo End'.$E$2:.$E$424];&quot;&lt;=&quot;&amp;[.$B2])" office:value-type="string" office:string-value="" calcext:value-type="error">
            <text:p>#DIV/0!</text:p>
          </table:table-cell>
          <table:table-cell table:formula="of:=AVERAGEIFS(['Total Resolution End'.$H$2:.$H$424];['Total Resolution End'.$B$2:.$B$424];&quot;&gt;=&quot;&amp;[.$A2];['Total Resolution End'.$B$2:.$B$424];&quot;&lt;=&quot;&amp;[.$B2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A3]/2+[.B3]/2" office:value-type="float" office:value="5" calcext:value-type="float">
            <text:p>5</text:p>
          </table:table-cell>
          <table:table-cell table:formula="of:=AVERAGEIFS(['Random Movement End'.$D$2:.$D$424];['Random Movement End'.$E$2:.$E$424];&quot;&gt;=&quot;&amp;[.$A3];['Random Movement End'.$E$2:.$E$424];&quot;&lt;=&quot;&amp;[.$B3])" office:value-type="string" office:string-value="" calcext:value-type="error">
            <text:p>#DIV/0!</text:p>
          </table:table-cell>
          <table:table-cell table:formula="of:=AVERAGEIFS(['Random Movement -1 End'.$D$2:.$D$424];['Random Movement -1 End'.$E$2:.$E$424];&quot;&gt;=&quot;&amp;[.$A3];['Random Movement -1 End'.$E$2:.$E$424];&quot;&lt;=&quot;&amp;[.$B3])" office:value-type="string" office:string-value="" calcext:value-type="error">
            <text:p>#DIV/0!</text:p>
          </table:table-cell>
          <table:table-cell table:formula="of:=AVERAGEIFS(['Force Algo End'.$D$2:.$D$424];['Force Algo End'.$E$2:.$E$424];&quot;&gt;=&quot;&amp;[.$A3];['Force Algo End'.$E$2:.$E$424];&quot;&lt;=&quot;&amp;[.$B3])" office:value-type="string" office:string-value="" calcext:value-type="error">
            <text:p>#DIV/0!</text:p>
          </table:table-cell>
          <table:table-cell table:formula="of:=AVERAGEIFS(['Total Resolution End'.$F$2:.$F$424];['Total Resolution End'.$B$2:.$B$424];&quot;&gt;=&quot;&amp;[.$A3];['Total Resolution End'.$B$2:.$B$424];&quot;&lt;=&quot;&amp;[.$B3])" office:value-type="string" office:string-value="" calcext:value-type="error">
            <text:p>#DIV/0!</text:p>
          </table:table-cell>
          <table:table-cell table:formula="of:=AVERAGEIFS(['Random Movement End'.$H$2:.$H$424];['Random Movement End'.$E$2:.$E$424];&quot;&gt;=&quot;&amp;[.$A3];['Random Movement End'.$E$2:.$E$424];&quot;&lt;=&quot;&amp;[.$B3])" office:value-type="string" office:string-value="" calcext:value-type="error">
            <text:p>#DIV/0!</text:p>
          </table:table-cell>
          <table:table-cell table:formula="of:=AVERAGEIFS(['Random Movement -1 End'.$H$2:.$H$424];['Random Movement -1 End'.$E$2:.$E$424];&quot;&gt;=&quot;&amp;[.$A3];['Random Movement -1 End'.$E$2:.$E$424];&quot;&lt;=&quot;&amp;[.$B3])" office:value-type="string" office:string-value="" calcext:value-type="error">
            <text:p>#DIV/0!</text:p>
          </table:table-cell>
          <table:table-cell table:formula="of:=AVERAGEIFS(['Force Algo End'.$H$2:.$H$424];['Force Algo End'.$E$2:.$E$424];&quot;&gt;=&quot;&amp;[.$A3];['Force Algo End'.$E$2:.$E$424];&quot;&lt;=&quot;&amp;[.$B3])" office:value-type="string" office:string-value="" calcext:value-type="error">
            <text:p>#DIV/0!</text:p>
          </table:table-cell>
          <table:table-cell table:formula="of:=AVERAGEIFS(['Total Resolution End'.$N$2:.$N$424];['Total Resolution End'.$B$2:.$B$424];&quot;&gt;=&quot;&amp;[.$A3];['Total Resolution End'.$B$2:.$B$424];&quot;&lt;=&quot;&amp;[.$B3])" office:value-type="string" office:string-value="" calcext:value-type="error">
            <text:p>#DIV/0!</text:p>
          </table:table-cell>
          <table:table-cell table:formula="of:=AVERAGEIFS(['Random Movement End'.$I$2:.$I$424];['Random Movement End'.$E$2:.$E$424];&quot;&gt;=&quot;&amp;[.$A3];['Random Movement End'.$E$2:.$E$424];&quot;&lt;=&quot;&amp;[.$B3])" office:value-type="string" office:string-value="" calcext:value-type="error">
            <text:p>#DIV/0!</text:p>
          </table:table-cell>
          <table:table-cell table:formula="of:=AVERAGEIFS(['Random Movement -1 End'.$I$2:.$I$424];['Random Movement -1 End'.$E$2:.$E$424];&quot;&gt;=&quot;&amp;[.$A3];['Random Movement -1 End'.$E$2:.$E$424];&quot;&lt;=&quot;&amp;[.$B3])" office:value-type="string" office:string-value="" calcext:value-type="error">
            <text:p>#DIV/0!</text:p>
          </table:table-cell>
          <table:table-cell table:formula="of:=AVERAGEIFS(['Force Algo End'.$I$2:.$I$424];['Force Algo End'.$E$2:.$E$424];&quot;&gt;=&quot;&amp;[.$A3];['Force Algo End'.$E$2:.$E$424];&quot;&lt;=&quot;&amp;[.$B3])" office:value-type="string" office:string-value="" calcext:value-type="error">
            <text:p>#DIV/0!</text:p>
          </table:table-cell>
          <table:table-cell table:formula="of:=AVERAGEIFS(['Total Resolution End'.$J$2:.$J$424];['Total Resolution End'.$B$2:.$B$424];&quot;&gt;=&quot;&amp;[.$A3];['Total Resolution End'.$B$2:.$B$424];&quot;&lt;=&quot;&amp;[.$B3])" office:value-type="string" office:string-value="" calcext:value-type="error">
            <text:p>#DIV/0!</text:p>
          </table:table-cell>
          <table:table-cell table:formula="of:=AVERAGEIFS(['Random Movement End'.$B$2:.$B$424];['Random Movement End'.$E$2:.$E$424];&quot;&gt;=&quot;&amp;[.$A3];['Random Movement End'.$E$2:.$E$424];&quot;&lt;=&quot;&amp;[.$B3])" office:value-type="string" office:string-value="" calcext:value-type="error">
            <text:p>#DIV/0!</text:p>
          </table:table-cell>
          <table:table-cell table:formula="of:=AVERAGEIFS(['Random Movement -1 End'.$B$2:.$B$424];['Random Movement -1 End'.$E$2:.$E$424];&quot;&gt;=&quot;&amp;[.$A3];['Random Movement -1 End'.$E$2:.$E$424];&quot;&lt;=&quot;&amp;[.$B3])" office:value-type="string" office:string-value="" calcext:value-type="error">
            <text:p>#DIV/0!</text:p>
          </table:table-cell>
          <table:table-cell table:formula="of:=AVERAGEIFS(['Force Algo End'.$B$2:.$B$424];['Force Algo End'.$E$2:.$E$424];&quot;&gt;=&quot;&amp;[.$A3];['Force Algo End'.$E$2:.$E$424];&quot;&lt;=&quot;&amp;[.$B3])" office:value-type="string" office:string-value="" calcext:value-type="error">
            <text:p>#DIV/0!</text:p>
          </table:table-cell>
          <table:table-cell table:formula="of:=AVERAGEIFS(['Total Resolution End'.$H$2:.$H$424];['Total Resolution End'.$B$2:.$B$424];&quot;&gt;=&quot;&amp;[.$A3];['Total Resolution End'.$B$2:.$B$424];&quot;&lt;=&quot;&amp;[.$B3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A4]/2+[.B4]/2" office:value-type="float" office:value="8" calcext:value-type="float">
            <text:p>8</text:p>
          </table:table-cell>
          <table:table-cell table:formula="of:=AVERAGEIFS(['Random Movement End'.$D$2:.$D$424];['Random Movement End'.$E$2:.$E$424];&quot;&gt;=&quot;&amp;[.$A4];['Random Movement End'.$E$2:.$E$424];&quot;&lt;=&quot;&amp;[.$B4])" office:value-type="string" office:string-value="" calcext:value-type="error">
            <text:p>#DIV/0!</text:p>
          </table:table-cell>
          <table:table-cell table:formula="of:=AVERAGEIFS(['Random Movement -1 End'.$D$2:.$D$424];['Random Movement -1 End'.$E$2:.$E$424];&quot;&gt;=&quot;&amp;[.$A4];['Random Movement -1 End'.$E$2:.$E$424];&quot;&lt;=&quot;&amp;[.$B4])" office:value-type="string" office:string-value="" calcext:value-type="error">
            <text:p>#DIV/0!</text:p>
          </table:table-cell>
          <table:table-cell table:formula="of:=AVERAGEIFS(['Force Algo End'.$D$2:.$D$424];['Force Algo End'.$E$2:.$E$424];&quot;&gt;=&quot;&amp;[.$A4];['Force Algo End'.$E$2:.$E$424];&quot;&lt;=&quot;&amp;[.$B4])" office:value-type="string" office:string-value="" calcext:value-type="error">
            <text:p>#DIV/0!</text:p>
          </table:table-cell>
          <table:table-cell table:formula="of:=AVERAGEIFS(['Total Resolution End'.$F$2:.$F$424];['Total Resolution End'.$B$2:.$B$424];&quot;&gt;=&quot;&amp;[.$A4];['Total Resolution End'.$B$2:.$B$424];&quot;&lt;=&quot;&amp;[.$B4])" office:value-type="string" office:string-value="" calcext:value-type="error">
            <text:p>#DIV/0!</text:p>
          </table:table-cell>
          <table:table-cell table:formula="of:=AVERAGEIFS(['Random Movement End'.$H$2:.$H$424];['Random Movement End'.$E$2:.$E$424];&quot;&gt;=&quot;&amp;[.$A4];['Random Movement End'.$E$2:.$E$424];&quot;&lt;=&quot;&amp;[.$B4])" office:value-type="string" office:string-value="" calcext:value-type="error">
            <text:p>#DIV/0!</text:p>
          </table:table-cell>
          <table:table-cell table:formula="of:=AVERAGEIFS(['Random Movement -1 End'.$H$2:.$H$424];['Random Movement -1 End'.$E$2:.$E$424];&quot;&gt;=&quot;&amp;[.$A4];['Random Movement -1 End'.$E$2:.$E$424];&quot;&lt;=&quot;&amp;[.$B4])" office:value-type="string" office:string-value="" calcext:value-type="error">
            <text:p>#DIV/0!</text:p>
          </table:table-cell>
          <table:table-cell table:formula="of:=AVERAGEIFS(['Force Algo End'.$H$2:.$H$424];['Force Algo End'.$E$2:.$E$424];&quot;&gt;=&quot;&amp;[.$A4];['Force Algo End'.$E$2:.$E$424];&quot;&lt;=&quot;&amp;[.$B4])" office:value-type="string" office:string-value="" calcext:value-type="error">
            <text:p>#DIV/0!</text:p>
          </table:table-cell>
          <table:table-cell table:formula="of:=AVERAGEIFS(['Total Resolution End'.$N$2:.$N$424];['Total Resolution End'.$B$2:.$B$424];&quot;&gt;=&quot;&amp;[.$A4];['Total Resolution End'.$B$2:.$B$424];&quot;&lt;=&quot;&amp;[.$B4])" office:value-type="string" office:string-value="" calcext:value-type="error">
            <text:p>#DIV/0!</text:p>
          </table:table-cell>
          <table:table-cell table:formula="of:=AVERAGEIFS(['Random Movement End'.$I$2:.$I$424];['Random Movement End'.$E$2:.$E$424];&quot;&gt;=&quot;&amp;[.$A4];['Random Movement End'.$E$2:.$E$424];&quot;&lt;=&quot;&amp;[.$B4])" office:value-type="string" office:string-value="" calcext:value-type="error">
            <text:p>#DIV/0!</text:p>
          </table:table-cell>
          <table:table-cell table:formula="of:=AVERAGEIFS(['Random Movement -1 End'.$I$2:.$I$424];['Random Movement -1 End'.$E$2:.$E$424];&quot;&gt;=&quot;&amp;[.$A4];['Random Movement -1 End'.$E$2:.$E$424];&quot;&lt;=&quot;&amp;[.$B4])" office:value-type="string" office:string-value="" calcext:value-type="error">
            <text:p>#DIV/0!</text:p>
          </table:table-cell>
          <table:table-cell table:formula="of:=AVERAGEIFS(['Force Algo End'.$I$2:.$I$424];['Force Algo End'.$E$2:.$E$424];&quot;&gt;=&quot;&amp;[.$A4];['Force Algo End'.$E$2:.$E$424];&quot;&lt;=&quot;&amp;[.$B4])" office:value-type="string" office:string-value="" calcext:value-type="error">
            <text:p>#DIV/0!</text:p>
          </table:table-cell>
          <table:table-cell table:formula="of:=AVERAGEIFS(['Total Resolution End'.$J$2:.$J$424];['Total Resolution End'.$B$2:.$B$424];&quot;&gt;=&quot;&amp;[.$A4];['Total Resolution End'.$B$2:.$B$424];&quot;&lt;=&quot;&amp;[.$B4])" office:value-type="string" office:string-value="" calcext:value-type="error">
            <text:p>#DIV/0!</text:p>
          </table:table-cell>
          <table:table-cell table:formula="of:=AVERAGEIFS(['Random Movement End'.$B$2:.$B$424];['Random Movement End'.$E$2:.$E$424];&quot;&gt;=&quot;&amp;[.$A4];['Random Movement End'.$E$2:.$E$424];&quot;&lt;=&quot;&amp;[.$B4])" office:value-type="string" office:string-value="" calcext:value-type="error">
            <text:p>#DIV/0!</text:p>
          </table:table-cell>
          <table:table-cell table:formula="of:=AVERAGEIFS(['Random Movement -1 End'.$B$2:.$B$424];['Random Movement -1 End'.$E$2:.$E$424];&quot;&gt;=&quot;&amp;[.$A4];['Random Movement -1 End'.$E$2:.$E$424];&quot;&lt;=&quot;&amp;[.$B4])" office:value-type="string" office:string-value="" calcext:value-type="error">
            <text:p>#DIV/0!</text:p>
          </table:table-cell>
          <table:table-cell table:formula="of:=AVERAGEIFS(['Force Algo End'.$B$2:.$B$424];['Force Algo End'.$E$2:.$E$424];&quot;&gt;=&quot;&amp;[.$A4];['Force Algo End'.$E$2:.$E$424];&quot;&lt;=&quot;&amp;[.$B4])" office:value-type="string" office:string-value="" calcext:value-type="error">
            <text:p>#DIV/0!</text:p>
          </table:table-cell>
          <table:table-cell table:formula="of:=AVERAGEIFS(['Total Resolution End'.$H$2:.$H$424];['Total Resolution End'.$B$2:.$B$424];&quot;&gt;=&quot;&amp;[.$A4];['Total Resolution End'.$B$2:.$B$424];&quot;&lt;=&quot;&amp;[.$B4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A5]/2+[.B5]/2" office:value-type="float" office:value="11" calcext:value-type="float">
            <text:p>11</text:p>
          </table:table-cell>
          <table:table-cell table:formula="of:=AVERAGEIFS(['Random Movement End'.$D$2:.$D$424];['Random Movement End'.$E$2:.$E$424];&quot;&gt;=&quot;&amp;[.$A5];['Random Movement End'.$E$2:.$E$424];&quot;&lt;=&quot;&amp;[.$B5])" office:value-type="float" office:value="80.6205285714286" calcext:value-type="float">
            <text:p>80.6205285714286</text:p>
          </table:table-cell>
          <table:table-cell table:formula="of:=AVERAGEIFS(['Random Movement -1 End'.$D$2:.$D$424];['Random Movement -1 End'.$E$2:.$E$424];&quot;&gt;=&quot;&amp;[.$A5];['Random Movement -1 End'.$E$2:.$E$424];&quot;&lt;=&quot;&amp;[.$B5])" office:value-type="float" office:value="69.8087530612245" calcext:value-type="float">
            <text:p>69.8087530612245</text:p>
          </table:table-cell>
          <table:table-cell table:formula="of:=AVERAGEIFS(['Force Algo End'.$D$2:.$D$424];['Force Algo End'.$E$2:.$E$424];&quot;&gt;=&quot;&amp;[.$A5];['Force Algo End'.$E$2:.$E$424];&quot;&lt;=&quot;&amp;[.$B5])" office:value-type="float" office:value="62.1870755102041" calcext:value-type="float">
            <text:p>62.1870755102041</text:p>
          </table:table-cell>
          <table:table-cell table:formula="of:=AVERAGEIFS(['Total Resolution End'.$F$2:.$F$424];['Total Resolution End'.$B$2:.$B$424];&quot;&gt;=&quot;&amp;[.$A5];['Total Resolution End'.$B$2:.$B$424];&quot;&lt;=&quot;&amp;[.$B5])" office:value-type="float" office:value="56.2759183673469" calcext:value-type="float">
            <text:p>56.2759183673469</text:p>
          </table:table-cell>
          <table:table-cell table:formula="of:=AVERAGEIFS(['Random Movement End'.$H$2:.$H$424];['Random Movement End'.$E$2:.$E$424];&quot;&gt;=&quot;&amp;[.$A5];['Random Movement End'.$E$2:.$E$424];&quot;&lt;=&quot;&amp;[.$B5])" office:value-type="float" office:value="20.1005124762109" calcext:value-type="float">
            <text:p>20.1005124762109</text:p>
          </table:table-cell>
          <table:table-cell table:formula="of:=AVERAGEIFS(['Random Movement -1 End'.$H$2:.$H$424];['Random Movement -1 End'.$E$2:.$E$424];&quot;&gt;=&quot;&amp;[.$A5];['Random Movement -1 End'.$E$2:.$E$424];&quot;&lt;=&quot;&amp;[.$B5])" office:value-type="float" office:value="2.34729968137841" calcext:value-type="float">
            <text:p>2.34729968137841</text:p>
          </table:table-cell>
          <table:table-cell table:formula="of:=AVERAGEIFS(['Force Algo End'.$H$2:.$H$424];['Force Algo End'.$E$2:.$E$424];&quot;&gt;=&quot;&amp;[.$A5];['Force Algo End'.$E$2:.$E$424];&quot;&lt;=&quot;&amp;[.$B5])" office:value-type="float" office:value="2.30024901853972" calcext:value-type="float">
            <text:p>2.30024901853972</text:p>
          </table:table-cell>
          <table:table-cell table:formula="of:=AVERAGEIFS(['Total Resolution End'.$N$2:.$N$424];['Total Resolution End'.$B$2:.$B$424];&quot;&gt;=&quot;&amp;[.$A5];['Total Resolution End'.$B$2:.$B$424];&quot;&lt;=&quot;&amp;[.$B5])" office:value-type="float" office:value="2.56485776224375" calcext:value-type="float">
            <text:p>2.56485776224375</text:p>
          </table:table-cell>
          <table:table-cell table:formula="of:=AVERAGEIFS(['Random Movement End'.$I$2:.$I$424];['Random Movement End'.$E$2:.$E$424];&quot;&gt;=&quot;&amp;[.$A5];['Random Movement End'.$E$2:.$E$424];&quot;&lt;=&quot;&amp;[.$B5])" office:value-type="float" office:value="11.7551020408163" calcext:value-type="float">
            <text:p>11.7551020408163</text:p>
          </table:table-cell>
          <table:table-cell table:formula="of:=AVERAGEIFS(['Random Movement -1 End'.$I$2:.$I$424];['Random Movement -1 End'.$E$2:.$E$424];&quot;&gt;=&quot;&amp;[.$A5];['Random Movement -1 End'.$E$2:.$E$424];&quot;&lt;=&quot;&amp;[.$B5])" office:value-type="float" office:value="14.734693877551" calcext:value-type="float">
            <text:p>14.734693877551</text:p>
          </table:table-cell>
          <table:table-cell table:formula="of:=AVERAGEIFS(['Force Algo End'.$I$2:.$I$424];['Force Algo End'.$E$2:.$E$424];&quot;&gt;=&quot;&amp;[.$A5];['Force Algo End'.$E$2:.$E$424];&quot;&lt;=&quot;&amp;[.$B5])" office:value-type="float" office:value="15.3877551020408" calcext:value-type="float">
            <text:p>15.3877551020408</text:p>
          </table:table-cell>
          <table:table-cell table:formula="of:=AVERAGEIFS(['Total Resolution End'.$J$2:.$J$424];['Total Resolution End'.$B$2:.$B$424];&quot;&gt;=&quot;&amp;[.$A5];['Total Resolution End'.$B$2:.$B$424];&quot;&lt;=&quot;&amp;[.$B5])" office:value-type="float" office:value="15.9183673469388" calcext:value-type="float">
            <text:p>15.9183673469388</text:p>
          </table:table-cell>
          <table:table-cell table:formula="of:=AVERAGEIFS(['Random Movement End'.$B$2:.$B$424];['Random Movement End'.$E$2:.$E$424];&quot;&gt;=&quot;&amp;[.$A5];['Random Movement End'.$E$2:.$E$424];&quot;&lt;=&quot;&amp;[.$B5])" office:value-type="float" office:value="842.857142857143" calcext:value-type="float">
            <text:p>842.857142857143</text:p>
          </table:table-cell>
          <table:table-cell table:formula="of:=AVERAGEIFS(['Random Movement -1 End'.$B$2:.$B$424];['Random Movement -1 End'.$E$2:.$E$424];&quot;&gt;=&quot;&amp;[.$A5];['Random Movement -1 End'.$E$2:.$E$424];&quot;&lt;=&quot;&amp;[.$B5])" office:value-type="float" office:value="957.142857142857" calcext:value-type="float">
            <text:p>957.142857142857</text:p>
          </table:table-cell>
          <table:table-cell table:formula="of:=AVERAGEIFS(['Force Algo End'.$B$2:.$B$424];['Force Algo End'.$E$2:.$E$424];&quot;&gt;=&quot;&amp;[.$A5];['Force Algo End'.$E$2:.$E$424];&quot;&lt;=&quot;&amp;[.$B5])" office:value-type="float" office:value="1553.0612244898" calcext:value-type="float">
            <text:p>1553.0612244898</text:p>
          </table:table-cell>
          <table:table-cell table:formula="of:=AVERAGEIFS(['Total Resolution End'.$H$2:.$H$424];['Total Resolution End'.$B$2:.$B$424];&quot;&gt;=&quot;&amp;[.$A5];['Total Resolution End'.$B$2:.$B$424];&quot;&lt;=&quot;&amp;[.$B5])" office:value-type="float" office:value="322.673469387755" calcext:value-type="float">
            <text:p>322.6734693877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[.A6]/2+[.B6]/2" office:value-type="float" office:value="14" calcext:value-type="float">
            <text:p>14</text:p>
          </table:table-cell>
          <table:table-cell table:formula="of:=AVERAGEIFS(['Random Movement End'.$D$2:.$D$424];['Random Movement End'.$E$2:.$E$424];&quot;&gt;=&quot;&amp;[.$A6];['Random Movement End'.$E$2:.$E$424];&quot;&lt;=&quot;&amp;[.$B6])" office:value-type="float" office:value="74.6311" calcext:value-type="float">
            <text:p>74.6311</text:p>
          </table:table-cell>
          <table:table-cell table:formula="of:=AVERAGEIFS(['Random Movement -1 End'.$D$2:.$D$424];['Random Movement -1 End'.$E$2:.$E$424];&quot;&gt;=&quot;&amp;[.$A6];['Random Movement -1 End'.$E$2:.$E$424];&quot;&lt;=&quot;&amp;[.$B6])" office:value-type="float" office:value="67.33536" calcext:value-type="float">
            <text:p>67.33536</text:p>
          </table:table-cell>
          <table:table-cell table:formula="of:=AVERAGEIFS(['Force Algo End'.$D$2:.$D$424];['Force Algo End'.$E$2:.$E$424];&quot;&gt;=&quot;&amp;[.$A6];['Force Algo End'.$E$2:.$E$424];&quot;&lt;=&quot;&amp;[.$B6])" office:value-type="float" office:value="55.55716" calcext:value-type="float">
            <text:p>55.55716</text:p>
          </table:table-cell>
          <table:table-cell table:formula="of:=AVERAGEIFS(['Total Resolution End'.$F$2:.$F$424];['Total Resolution End'.$B$2:.$B$424];&quot;&gt;=&quot;&amp;[.$A6];['Total Resolution End'.$B$2:.$B$424];&quot;&lt;=&quot;&amp;[.$B6])" office:value-type="float" office:value="49.5451428571429" calcext:value-type="float">
            <text:p>49.5451428571429</text:p>
          </table:table-cell>
          <table:table-cell table:formula="of:=AVERAGEIFS(['Random Movement End'.$H$2:.$H$424];['Random Movement End'.$E$2:.$E$424];&quot;&gt;=&quot;&amp;[.$A6];['Random Movement End'.$E$2:.$E$424];&quot;&lt;=&quot;&amp;[.$B6])" office:value-type="float" office:value="23.4070618414674" calcext:value-type="float">
            <text:p>23.4070618414674</text:p>
          </table:table-cell>
          <table:table-cell table:formula="of:=AVERAGEIFS(['Random Movement -1 End'.$H$2:.$H$424];['Random Movement -1 End'.$E$2:.$E$424];&quot;&gt;=&quot;&amp;[.$A6];['Random Movement -1 End'.$E$2:.$E$424];&quot;&lt;=&quot;&amp;[.$B6])" office:value-type="float" office:value="2.84194858283908" calcext:value-type="float">
            <text:p>2.84194858283908</text:p>
          </table:table-cell>
          <table:table-cell table:formula="of:=AVERAGEIFS(['Force Algo End'.$H$2:.$H$424];['Force Algo End'.$E$2:.$E$424];&quot;&gt;=&quot;&amp;[.$A6];['Force Algo End'.$E$2:.$E$424];&quot;&lt;=&quot;&amp;[.$B6])" office:value-type="float" office:value="2.61742814442793" calcext:value-type="float">
            <text:p>2.61742814442793</text:p>
          </table:table-cell>
          <table:table-cell table:formula="of:=AVERAGEIFS(['Total Resolution End'.$N$2:.$N$424];['Total Resolution End'.$B$2:.$B$424];&quot;&gt;=&quot;&amp;[.$A6];['Total Resolution End'.$B$2:.$B$424];&quot;&lt;=&quot;&amp;[.$B6])" office:value-type="float" office:value="2.93586955795436" calcext:value-type="float">
            <text:p>2.93586955795436</text:p>
          </table:table-cell>
          <table:table-cell table:formula="of:=AVERAGEIFS(['Random Movement End'.$I$2:.$I$424];['Random Movement End'.$E$2:.$E$424];&quot;&gt;=&quot;&amp;[.$A6];['Random Movement End'.$E$2:.$E$424];&quot;&lt;=&quot;&amp;[.$B6])" office:value-type="float" office:value="29.1714285714286" calcext:value-type="float">
            <text:p>29.1714285714286</text:p>
          </table:table-cell>
          <table:table-cell table:formula="of:=AVERAGEIFS(['Random Movement -1 End'.$I$2:.$I$424];['Random Movement -1 End'.$E$2:.$E$424];&quot;&gt;=&quot;&amp;[.$A6];['Random Movement -1 End'.$E$2:.$E$424];&quot;&lt;=&quot;&amp;[.$B6])" office:value-type="float" office:value="27.8285714285714" calcext:value-type="float">
            <text:p>27.8285714285714</text:p>
          </table:table-cell>
          <table:table-cell table:formula="of:=AVERAGEIFS(['Force Algo End'.$I$2:.$I$424];['Force Algo End'.$E$2:.$E$424];&quot;&gt;=&quot;&amp;[.$A6];['Force Algo End'.$E$2:.$E$424];&quot;&lt;=&quot;&amp;[.$B6])" office:value-type="float" office:value="29.2" calcext:value-type="float">
            <text:p>29.2</text:p>
          </table:table-cell>
          <table:table-cell table:formula="of:=AVERAGEIFS(['Total Resolution End'.$J$2:.$J$424];['Total Resolution End'.$B$2:.$B$424];&quot;&gt;=&quot;&amp;[.$A6];['Total Resolution End'.$B$2:.$B$424];&quot;&lt;=&quot;&amp;[.$B6])" office:value-type="float" office:value="33" calcext:value-type="float">
            <text:p>33</text:p>
          </table:table-cell>
          <table:table-cell table:formula="of:=AVERAGEIFS(['Random Movement End'.$B$2:.$B$424];['Random Movement End'.$E$2:.$E$424];&quot;&gt;=&quot;&amp;[.$A6];['Random Movement End'.$E$2:.$E$424];&quot;&lt;=&quot;&amp;[.$B6])" office:value-type="float" office:value="988.571428571429" calcext:value-type="float">
            <text:p>988.571428571429</text:p>
          </table:table-cell>
          <table:table-cell table:formula="of:=AVERAGEIFS(['Random Movement -1 End'.$B$2:.$B$424];['Random Movement -1 End'.$E$2:.$E$424];&quot;&gt;=&quot;&amp;[.$A6];['Random Movement -1 End'.$E$2:.$E$424];&quot;&lt;=&quot;&amp;[.$B6])" office:value-type="float" office:value="1060" calcext:value-type="float">
            <text:p>1060</text:p>
          </table:table-cell>
          <table:table-cell table:formula="of:=AVERAGEIFS(['Force Algo End'.$B$2:.$B$424];['Force Algo End'.$E$2:.$E$424];&quot;&gt;=&quot;&amp;[.$A6];['Force Algo End'.$E$2:.$E$424];&quot;&lt;=&quot;&amp;[.$B6])" office:value-type="float" office:value="1871.42857142857" calcext:value-type="float">
            <text:p>1871.42857142857</text:p>
          </table:table-cell>
          <table:table-cell table:formula="of:=AVERAGEIFS(['Total Resolution End'.$H$2:.$H$424];['Total Resolution End'.$B$2:.$B$424];&quot;&gt;=&quot;&amp;[.$A6];['Total Resolution End'.$B$2:.$B$424];&quot;&lt;=&quot;&amp;[.$B6])" office:value-type="float" office:value="252.857142857143" calcext:value-type="float">
            <text:p>252.8571428571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A7]/2+[.B7]/2" office:value-type="float" office:value="17" calcext:value-type="float">
            <text:p>17</text:p>
          </table:table-cell>
          <table:table-cell table:formula="of:=AVERAGEIFS(['Random Movement End'.$D$2:.$D$424];['Random Movement End'.$E$2:.$E$424];&quot;&gt;=&quot;&amp;[.$A7];['Random Movement End'.$E$2:.$E$424];&quot;&lt;=&quot;&amp;[.$B7])" office:value-type="float" office:value="81.33587" calcext:value-type="float">
            <text:p>81.33587</text:p>
          </table:table-cell>
          <table:table-cell table:formula="of:=AVERAGEIFS(['Random Movement -1 End'.$D$2:.$D$424];['Random Movement -1 End'.$E$2:.$E$424];&quot;&gt;=&quot;&amp;[.$A7];['Random Movement -1 End'.$E$2:.$E$424];&quot;&lt;=&quot;&amp;[.$B7])" office:value-type="float" office:value="69.02271" calcext:value-type="float">
            <text:p>69.02271</text:p>
          </table:table-cell>
          <table:table-cell table:formula="of:=AVERAGEIFS(['Force Algo End'.$D$2:.$D$424];['Force Algo End'.$E$2:.$E$424];&quot;&gt;=&quot;&amp;[.$A7];['Force Algo End'.$E$2:.$E$424];&quot;&lt;=&quot;&amp;[.$B7])" office:value-type="float" office:value="61.307195" calcext:value-type="float">
            <text:p>61.307195</text:p>
          </table:table-cell>
          <table:table-cell table:formula="of:=AVERAGEIFS(['Total Resolution End'.$F$2:.$F$424];['Total Resolution End'.$B$2:.$B$424];&quot;&gt;=&quot;&amp;[.$A7];['Total Resolution End'.$B$2:.$B$424];&quot;&lt;=&quot;&amp;[.$B7])" office:value-type="float" office:value="53.463" calcext:value-type="float">
            <text:p>53.463</text:p>
          </table:table-cell>
          <table:table-cell table:formula="of:=AVERAGEIFS(['Random Movement End'.$H$2:.$H$424];['Random Movement End'.$E$2:.$E$424];&quot;&gt;=&quot;&amp;[.$A7];['Random Movement End'.$E$2:.$E$424];&quot;&lt;=&quot;&amp;[.$B7])" office:value-type="float" office:value="17.5069250290592" calcext:value-type="float">
            <text:p>17.5069250290592</text:p>
          </table:table-cell>
          <table:table-cell table:formula="of:=AVERAGEIFS(['Random Movement -1 End'.$H$2:.$H$424];['Random Movement -1 End'.$E$2:.$E$424];&quot;&gt;=&quot;&amp;[.$A7];['Random Movement -1 End'.$E$2:.$E$424];&quot;&lt;=&quot;&amp;[.$B7])" office:value-type="float" office:value="2.26767376682602" calcext:value-type="float">
            <text:p>2.26767376682602</text:p>
          </table:table-cell>
          <table:table-cell table:formula="of:=AVERAGEIFS(['Force Algo End'.$H$2:.$H$424];['Force Algo End'.$E$2:.$E$424];&quot;&gt;=&quot;&amp;[.$A7];['Force Algo End'.$E$2:.$E$424];&quot;&lt;=&quot;&amp;[.$B7])" office:value-type="float" office:value="2.27941764283201" calcext:value-type="float">
            <text:p>2.27941764283201</text:p>
          </table:table-cell>
          <table:table-cell table:formula="of:=AVERAGEIFS(['Total Resolution End'.$N$2:.$N$424];['Total Resolution End'.$B$2:.$B$424];&quot;&gt;=&quot;&amp;[.$A7];['Total Resolution End'.$B$2:.$B$424];&quot;&lt;=&quot;&amp;[.$B7])" office:value-type="float" office:value="2.65949044138444" calcext:value-type="float">
            <text:p>2.65949044138444</text:p>
          </table:table-cell>
          <table:table-cell table:formula="of:=AVERAGEIFS(['Random Movement End'.$I$2:.$I$424];['Random Movement End'.$E$2:.$E$424];&quot;&gt;=&quot;&amp;[.$A7];['Random Movement End'.$E$2:.$E$424];&quot;&lt;=&quot;&amp;[.$B7])" office:value-type="float" office:value="39.35" calcext:value-type="float">
            <text:p>39.35</text:p>
          </table:table-cell>
          <table:table-cell table:formula="of:=AVERAGEIFS(['Random Movement -1 End'.$I$2:.$I$424];['Random Movement -1 End'.$E$2:.$E$424];&quot;&gt;=&quot;&amp;[.$A7];['Random Movement -1 End'.$E$2:.$E$424];&quot;&lt;=&quot;&amp;[.$B7])" office:value-type="float" office:value="32.95" calcext:value-type="float">
            <text:p>32.95</text:p>
          </table:table-cell>
          <table:table-cell table:formula="of:=AVERAGEIFS(['Force Algo End'.$I$2:.$I$424];['Force Algo End'.$E$2:.$E$424];&quot;&gt;=&quot;&amp;[.$A7];['Force Algo End'.$E$2:.$E$424];&quot;&lt;=&quot;&amp;[.$B7])" office:value-type="float" office:value="35.7" calcext:value-type="float">
            <text:p>35.7</text:p>
          </table:table-cell>
          <table:table-cell table:formula="of:=AVERAGEIFS(['Total Resolution End'.$J$2:.$J$424];['Total Resolution End'.$B$2:.$B$424];&quot;&gt;=&quot;&amp;[.$A7];['Total Resolution End'.$B$2:.$B$424];&quot;&lt;=&quot;&amp;[.$B7])" office:value-type="float" office:value="34.3" calcext:value-type="float">
            <text:p>34.3</text:p>
          </table:table-cell>
          <table:table-cell table:formula="of:=AVERAGEIFS(['Random Movement End'.$B$2:.$B$424];['Random Movement End'.$E$2:.$E$424];&quot;&gt;=&quot;&amp;[.$A7];['Random Movement End'.$E$2:.$E$424];&quot;&lt;=&quot;&amp;[.$B7])" office:value-type="float" office:value="1190" calcext:value-type="float">
            <text:p>1190</text:p>
          </table:table-cell>
          <table:table-cell table:formula="of:=AVERAGEIFS(['Random Movement -1 End'.$B$2:.$B$424];['Random Movement -1 End'.$E$2:.$E$424];&quot;&gt;=&quot;&amp;[.$A7];['Random Movement -1 End'.$E$2:.$E$424];&quot;&lt;=&quot;&amp;[.$B7])" office:value-type="float" office:value="920" calcext:value-type="float">
            <text:p>920</text:p>
          </table:table-cell>
          <table:table-cell table:formula="of:=AVERAGEIFS(['Force Algo End'.$B$2:.$B$424];['Force Algo End'.$E$2:.$E$424];&quot;&gt;=&quot;&amp;[.$A7];['Force Algo End'.$E$2:.$E$424];&quot;&lt;=&quot;&amp;[.$B7])" office:value-type="float" office:value="925" calcext:value-type="float">
            <text:p>925</text:p>
          </table:table-cell>
          <table:table-cell table:formula="of:=AVERAGEIFS(['Total Resolution End'.$H$2:.$H$424];['Total Resolution End'.$B$2:.$B$424];&quot;&gt;=&quot;&amp;[.$A7];['Total Resolution End'.$B$2:.$B$424];&quot;&lt;=&quot;&amp;[.$B7])" office:value-type="float" office:value="296.25" calcext:value-type="float">
            <text:p>296.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[.A8]/2+[.B8]/2" office:value-type="float" office:value="20" calcext:value-type="float">
            <text:p>20</text:p>
          </table:table-cell>
          <table:table-cell table:formula="of:=AVERAGEIFS(['Random Movement End'.$D$2:.$D$424];['Random Movement End'.$E$2:.$E$424];&quot;&gt;=&quot;&amp;[.$A8];['Random Movement End'.$E$2:.$E$424];&quot;&lt;=&quot;&amp;[.$B8])" office:value-type="float" office:value="71.223664" calcext:value-type="float">
            <text:p>71.223664</text:p>
          </table:table-cell>
          <table:table-cell table:formula="of:=AVERAGEIFS(['Random Movement -1 End'.$D$2:.$D$424];['Random Movement -1 End'.$E$2:.$E$424];&quot;&gt;=&quot;&amp;[.$A8];['Random Movement -1 End'.$E$2:.$E$424];&quot;&lt;=&quot;&amp;[.$B8])" office:value-type="float" office:value="68.61718" calcext:value-type="float">
            <text:p>68.61718</text:p>
          </table:table-cell>
          <table:table-cell table:formula="of:=AVERAGEIFS(['Force Algo End'.$D$2:.$D$424];['Force Algo End'.$E$2:.$E$424];&quot;&gt;=&quot;&amp;[.$A8];['Force Algo End'.$E$2:.$E$424];&quot;&lt;=&quot;&amp;[.$B8])" office:value-type="float" office:value="55.733632" calcext:value-type="float">
            <text:p>55.733632</text:p>
          </table:table-cell>
          <table:table-cell table:formula="of:=AVERAGEIFS(['Total Resolution End'.$F$2:.$F$424];['Total Resolution End'.$B$2:.$B$424];&quot;&gt;=&quot;&amp;[.$A8];['Total Resolution End'.$B$2:.$B$424];&quot;&lt;=&quot;&amp;[.$B8])" office:value-type="float" office:value="47.0512" calcext:value-type="float">
            <text:p>47.0512</text:p>
          </table:table-cell>
          <table:table-cell table:formula="of:=AVERAGEIFS(['Random Movement End'.$H$2:.$H$424];['Random Movement End'.$E$2:.$E$424];&quot;&gt;=&quot;&amp;[.$A8];['Random Movement End'.$E$2:.$E$424];&quot;&lt;=&quot;&amp;[.$B8])" office:value-type="float" office:value="18.281683524279" calcext:value-type="float">
            <text:p>18.281683524279</text:p>
          </table:table-cell>
          <table:table-cell table:formula="of:=AVERAGEIFS(['Random Movement -1 End'.$H$2:.$H$424];['Random Movement -1 End'.$E$2:.$E$424];&quot;&gt;=&quot;&amp;[.$A8];['Random Movement -1 End'.$E$2:.$E$424];&quot;&lt;=&quot;&amp;[.$B8])" office:value-type="float" office:value="2.65383535990344" calcext:value-type="float">
            <text:p>2.65383535990344</text:p>
          </table:table-cell>
          <table:table-cell table:formula="of:=AVERAGEIFS(['Force Algo End'.$H$2:.$H$424];['Force Algo End'.$E$2:.$E$424];&quot;&gt;=&quot;&amp;[.$A8];['Force Algo End'.$E$2:.$E$424];&quot;&lt;=&quot;&amp;[.$B8])" office:value-type="float" office:value="2.9399478052896" calcext:value-type="float">
            <text:p>2.9399478052896</text:p>
          </table:table-cell>
          <table:table-cell table:formula="of:=AVERAGEIFS(['Total Resolution End'.$N$2:.$N$424];['Total Resolution End'.$B$2:.$B$424];&quot;&gt;=&quot;&amp;[.$A8];['Total Resolution End'.$B$2:.$B$424];&quot;&lt;=&quot;&amp;[.$B8])" office:value-type="float" office:value="8.82195176315556" calcext:value-type="float">
            <text:p>8.82195176315556</text:p>
          </table:table-cell>
          <table:table-cell table:formula="of:=AVERAGEIFS(['Random Movement End'.$I$2:.$I$424];['Random Movement End'.$E$2:.$E$424];&quot;&gt;=&quot;&amp;[.$A8];['Random Movement End'.$E$2:.$E$424];&quot;&lt;=&quot;&amp;[.$B8])" office:value-type="float" office:value="67" calcext:value-type="float">
            <text:p>67</text:p>
          </table:table-cell>
          <table:table-cell table:formula="of:=AVERAGEIFS(['Random Movement -1 End'.$I$2:.$I$424];['Random Movement -1 End'.$E$2:.$E$424];&quot;&gt;=&quot;&amp;[.$A8];['Random Movement -1 End'.$E$2:.$E$424];&quot;&lt;=&quot;&amp;[.$B8])" office:value-type="float" office:value="66.28" calcext:value-type="float">
            <text:p>66.28</text:p>
          </table:table-cell>
          <table:table-cell table:formula="of:=AVERAGEIFS(['Force Algo End'.$I$2:.$I$424];['Force Algo End'.$E$2:.$E$424];&quot;&gt;=&quot;&amp;[.$A8];['Force Algo End'.$E$2:.$E$424];&quot;&lt;=&quot;&amp;[.$B8])" office:value-type="float" office:value="62.16" calcext:value-type="float">
            <text:p>62.16</text:p>
          </table:table-cell>
          <table:table-cell table:formula="of:=AVERAGEIFS(['Total Resolution End'.$J$2:.$J$424];['Total Resolution End'.$B$2:.$B$424];&quot;&gt;=&quot;&amp;[.$A8];['Total Resolution End'.$B$2:.$B$424];&quot;&lt;=&quot;&amp;[.$B8])" office:value-type="float" office:value="80.12" calcext:value-type="float">
            <text:p>80.12</text:p>
          </table:table-cell>
          <table:table-cell table:formula="of:=AVERAGEIFS(['Random Movement End'.$B$2:.$B$424];['Random Movement End'.$E$2:.$E$424];&quot;&gt;=&quot;&amp;[.$A8];['Random Movement End'.$E$2:.$E$424];&quot;&lt;=&quot;&amp;[.$B8])" office:value-type="float" office:value="1024" calcext:value-type="float">
            <text:p>1024</text:p>
          </table:table-cell>
          <table:table-cell table:formula="of:=AVERAGEIFS(['Random Movement -1 End'.$B$2:.$B$424];['Random Movement -1 End'.$E$2:.$E$424];&quot;&gt;=&quot;&amp;[.$A8];['Random Movement -1 End'.$E$2:.$E$424];&quot;&lt;=&quot;&amp;[.$B8])" office:value-type="float" office:value="1100" calcext:value-type="float">
            <text:p>1100</text:p>
          </table:table-cell>
          <table:table-cell table:formula="of:=AVERAGEIFS(['Force Algo End'.$B$2:.$B$424];['Force Algo End'.$E$2:.$E$424];&quot;&gt;=&quot;&amp;[.$A8];['Force Algo End'.$E$2:.$E$424];&quot;&lt;=&quot;&amp;[.$B8])" office:value-type="float" office:value="972" calcext:value-type="float">
            <text:p>972</text:p>
          </table:table-cell>
          <table:table-cell table:formula="of:=AVERAGEIFS(['Total Resolution End'.$H$2:.$H$424];['Total Resolution End'.$B$2:.$B$424];&quot;&gt;=&quot;&amp;[.$A8];['Total Resolution End'.$B$2:.$B$424];&quot;&lt;=&quot;&amp;[.$B8])" office:value-type="float" office:value="216.92" calcext:value-type="float">
            <text:p>216.9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[.A9]/2+[.B9]/2" office:value-type="float" office:value="23" calcext:value-type="float">
            <text:p>23</text:p>
          </table:table-cell>
          <table:table-cell table:formula="of:=AVERAGEIFS(['Random Movement End'.$D$2:.$D$424];['Random Movement End'.$E$2:.$E$424];&quot;&gt;=&quot;&amp;[.$A9];['Random Movement End'.$E$2:.$E$424];&quot;&lt;=&quot;&amp;[.$B9])" office:value-type="float" office:value="70.3064" calcext:value-type="float">
            <text:p>70.3064</text:p>
          </table:table-cell>
          <table:table-cell table:formula="of:=AVERAGEIFS(['Random Movement -1 End'.$D$2:.$D$424];['Random Movement -1 End'.$E$2:.$E$424];&quot;&gt;=&quot;&amp;[.$A9];['Random Movement -1 End'.$E$2:.$E$424];&quot;&lt;=&quot;&amp;[.$B9])" office:value-type="float" office:value="64.6721833333334" calcext:value-type="float">
            <text:p>64.6721833333334</text:p>
          </table:table-cell>
          <table:table-cell table:formula="of:=AVERAGEIFS(['Force Algo End'.$D$2:.$D$424];['Force Algo End'.$E$2:.$E$424];&quot;&gt;=&quot;&amp;[.$A9];['Force Algo End'.$E$2:.$E$424];&quot;&lt;=&quot;&amp;[.$B9])" office:value-type="float" office:value="49.9070666666667" calcext:value-type="float">
            <text:p>49.9070666666667</text:p>
          </table:table-cell>
          <table:table-cell table:formula="of:=AVERAGEIFS(['Total Resolution End'.$F$2:.$F$424];['Total Resolution End'.$B$2:.$B$424];&quot;&gt;=&quot;&amp;[.$A9];['Total Resolution End'.$B$2:.$B$424];&quot;&lt;=&quot;&amp;[.$B9])" office:value-type="float" office:value="44.3693333333333" calcext:value-type="float">
            <text:p>44.3693333333333</text:p>
          </table:table-cell>
          <table:table-cell table:formula="of:=AVERAGEIFS(['Random Movement End'.$H$2:.$H$424];['Random Movement End'.$E$2:.$E$424];&quot;&gt;=&quot;&amp;[.$A9];['Random Movement End'.$E$2:.$E$424];&quot;&lt;=&quot;&amp;[.$B9])" office:value-type="float" office:value="23.5650215950716" calcext:value-type="float">
            <text:p>23.5650215950716</text:p>
          </table:table-cell>
          <table:table-cell table:formula="of:=AVERAGEIFS(['Random Movement -1 End'.$H$2:.$H$424];['Random Movement -1 End'.$E$2:.$E$424];&quot;&gt;=&quot;&amp;[.$A9];['Random Movement -1 End'.$E$2:.$E$424];&quot;&lt;=&quot;&amp;[.$B9])" office:value-type="float" office:value="2.58950992131864" calcext:value-type="float">
            <text:p>2.58950992131864</text:p>
          </table:table-cell>
          <table:table-cell table:formula="of:=AVERAGEIFS(['Force Algo End'.$H$2:.$H$424];['Force Algo End'.$E$2:.$E$424];&quot;&gt;=&quot;&amp;[.$A9];['Force Algo End'.$E$2:.$E$424];&quot;&lt;=&quot;&amp;[.$B9])" office:value-type="float" office:value="2.56403914599335" calcext:value-type="float">
            <text:p>2.56403914599335</text:p>
          </table:table-cell>
          <table:table-cell table:formula="of:=AVERAGEIFS(['Total Resolution End'.$N$2:.$N$424];['Total Resolution End'.$B$2:.$B$424];&quot;&gt;=&quot;&amp;[.$A9];['Total Resolution End'.$B$2:.$B$424];&quot;&lt;=&quot;&amp;[.$B9])" office:value-type="float" office:value="3.32770530683366" calcext:value-type="float">
            <text:p>3.32770530683366</text:p>
          </table:table-cell>
          <table:table-cell table:formula="of:=AVERAGEIFS(['Random Movement End'.$I$2:.$I$424];['Random Movement End'.$E$2:.$E$424];&quot;&gt;=&quot;&amp;[.$A9];['Random Movement End'.$E$2:.$E$424];&quot;&lt;=&quot;&amp;[.$B9])" office:value-type="float" office:value="36.9333333333333" calcext:value-type="float">
            <text:p>36.9333333333333</text:p>
          </table:table-cell>
          <table:table-cell table:formula="of:=AVERAGEIFS(['Random Movement -1 End'.$I$2:.$I$424];['Random Movement -1 End'.$E$2:.$E$424];&quot;&gt;=&quot;&amp;[.$A9];['Random Movement -1 End'.$E$2:.$E$424];&quot;&lt;=&quot;&amp;[.$B9])" office:value-type="float" office:value="38.2" calcext:value-type="float">
            <text:p>38.2</text:p>
          </table:table-cell>
          <table:table-cell table:formula="of:=AVERAGEIFS(['Force Algo End'.$I$2:.$I$424];['Force Algo End'.$E$2:.$E$424];&quot;&gt;=&quot;&amp;[.$A9];['Force Algo End'.$E$2:.$E$424];&quot;&lt;=&quot;&amp;[.$B9])" office:value-type="float" office:value="46.3333333333333" calcext:value-type="float">
            <text:p>46.3333333333333</text:p>
          </table:table-cell>
          <table:table-cell table:formula="of:=AVERAGEIFS(['Total Resolution End'.$J$2:.$J$424];['Total Resolution End'.$B$2:.$B$424];&quot;&gt;=&quot;&amp;[.$A9];['Total Resolution End'.$B$2:.$B$424];&quot;&lt;=&quot;&amp;[.$B9])" office:value-type="float" office:value="45.2666666666667" calcext:value-type="float">
            <text:p>45.2666666666667</text:p>
          </table:table-cell>
          <table:table-cell table:formula="of:=AVERAGEIFS(['Random Movement End'.$B$2:.$B$424];['Random Movement End'.$E$2:.$E$424];&quot;&gt;=&quot;&amp;[.$A9];['Random Movement End'.$E$2:.$E$424];&quot;&lt;=&quot;&amp;[.$B9])" office:value-type="float" office:value="880" calcext:value-type="float">
            <text:p>880</text:p>
          </table:table-cell>
          <table:table-cell table:formula="of:=AVERAGEIFS(['Random Movement -1 End'.$B$2:.$B$424];['Random Movement -1 End'.$E$2:.$E$424];&quot;&gt;=&quot;&amp;[.$A9];['Random Movement -1 End'.$E$2:.$E$424];&quot;&lt;=&quot;&amp;[.$B9])" office:value-type="float" office:value="1103.33333333333" calcext:value-type="float">
            <text:p>1103.33333333333</text:p>
          </table:table-cell>
          <table:table-cell table:formula="of:=AVERAGEIFS(['Force Algo End'.$B$2:.$B$424];['Force Algo End'.$E$2:.$E$424];&quot;&gt;=&quot;&amp;[.$A9];['Force Algo End'.$E$2:.$E$424];&quot;&lt;=&quot;&amp;[.$B9])" office:value-type="float" office:value="666.666666666667" calcext:value-type="float">
            <text:p>666.666666666667</text:p>
          </table:table-cell>
          <table:table-cell table:formula="of:=AVERAGEIFS(['Total Resolution End'.$H$2:.$H$424];['Total Resolution End'.$B$2:.$B$424];&quot;&gt;=&quot;&amp;[.$A9];['Total Resolution End'.$B$2:.$B$424];&quot;&lt;=&quot;&amp;[.$B9])" office:value-type="float" office:value="280.466666666667" calcext:value-type="float">
            <text:p>280.4666666666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formula="of:=[.A10]/2+[.B10]/2" office:value-type="float" office:value="26" calcext:value-type="float">
            <text:p>26</text:p>
          </table:table-cell>
          <table:table-cell table:formula="of:=AVERAGEIFS(['Random Movement End'.$D$2:.$D$424];['Random Movement End'.$E$2:.$E$424];&quot;&gt;=&quot;&amp;[.$A10];['Random Movement End'.$E$2:.$E$424];&quot;&lt;=&quot;&amp;[.$B10])" office:value-type="float" office:value="71.0138" calcext:value-type="float">
            <text:p>71.0138</text:p>
          </table:table-cell>
          <table:table-cell table:formula="of:=AVERAGEIFS(['Random Movement -1 End'.$D$2:.$D$424];['Random Movement -1 End'.$E$2:.$E$424];&quot;&gt;=&quot;&amp;[.$A10];['Random Movement -1 End'.$E$2:.$E$424];&quot;&lt;=&quot;&amp;[.$B10])" office:value-type="float" office:value="61.4592705882353" calcext:value-type="float">
            <text:p>61.4592705882353</text:p>
          </table:table-cell>
          <table:table-cell table:formula="of:=AVERAGEIFS(['Force Algo End'.$D$2:.$D$424];['Force Algo End'.$E$2:.$E$424];&quot;&gt;=&quot;&amp;[.$A10];['Force Algo End'.$E$2:.$E$424];&quot;&lt;=&quot;&amp;[.$B10])" office:value-type="float" office:value="49.9459529411765" calcext:value-type="float">
            <text:p>49.9459529411765</text:p>
          </table:table-cell>
          <table:table-cell table:formula="of:=AVERAGEIFS(['Total Resolution End'.$F$2:.$F$424];['Total Resolution End'.$B$2:.$B$424];&quot;&gt;=&quot;&amp;[.$A10];['Total Resolution End'.$B$2:.$B$424];&quot;&lt;=&quot;&amp;[.$B10])" office:value-type="float" office:value="45.3870588235294" calcext:value-type="float">
            <text:p>45.3870588235294</text:p>
          </table:table-cell>
          <table:table-cell table:formula="of:=AVERAGEIFS(['Random Movement End'.$H$2:.$H$424];['Random Movement End'.$E$2:.$E$424];&quot;&gt;=&quot;&amp;[.$A10];['Random Movement End'.$E$2:.$E$424];&quot;&lt;=&quot;&amp;[.$B10])" office:value-type="float" office:value="19.066165279474" calcext:value-type="float">
            <text:p>19.066165279474</text:p>
          </table:table-cell>
          <table:table-cell table:formula="of:=AVERAGEIFS(['Random Movement -1 End'.$H$2:.$H$424];['Random Movement -1 End'.$E$2:.$E$424];&quot;&gt;=&quot;&amp;[.$A10];['Random Movement -1 End'.$E$2:.$E$424];&quot;&lt;=&quot;&amp;[.$B10])" office:value-type="float" office:value="2.66138139497755" calcext:value-type="float">
            <text:p>2.66138139497755</text:p>
          </table:table-cell>
          <table:table-cell table:formula="of:=AVERAGEIFS(['Force Algo End'.$H$2:.$H$424];['Force Algo End'.$E$2:.$E$424];&quot;&gt;=&quot;&amp;[.$A10];['Force Algo End'.$E$2:.$E$424];&quot;&lt;=&quot;&amp;[.$B10])" office:value-type="float" office:value="88.3146320301138" calcext:value-type="float">
            <text:p>88.3146320301138</text:p>
          </table:table-cell>
          <table:table-cell table:formula="of:=AVERAGEIFS(['Total Resolution End'.$N$2:.$N$424];['Total Resolution End'.$B$2:.$B$424];&quot;&gt;=&quot;&amp;[.$A10];['Total Resolution End'.$B$2:.$B$424];&quot;&lt;=&quot;&amp;[.$B10])" office:value-type="float" office:value="57.0495786253334" calcext:value-type="float">
            <text:p>57.0495786253334</text:p>
          </table:table-cell>
          <table:table-cell table:formula="of:=AVERAGEIFS(['Random Movement End'.$I$2:.$I$424];['Random Movement End'.$E$2:.$E$424];&quot;&gt;=&quot;&amp;[.$A10];['Random Movement End'.$E$2:.$E$424];&quot;&lt;=&quot;&amp;[.$B10])" office:value-type="float" office:value="145.823529411765" calcext:value-type="float">
            <text:p>145.823529411765</text:p>
          </table:table-cell>
          <table:table-cell table:formula="of:=AVERAGEIFS(['Random Movement -1 End'.$I$2:.$I$424];['Random Movement -1 End'.$E$2:.$E$424];&quot;&gt;=&quot;&amp;[.$A10];['Random Movement -1 End'.$E$2:.$E$424];&quot;&lt;=&quot;&amp;[.$B10])" office:value-type="float" office:value="145.529411764706" calcext:value-type="float">
            <text:p>145.529411764706</text:p>
          </table:table-cell>
          <table:table-cell table:formula="of:=AVERAGEIFS(['Force Algo End'.$I$2:.$I$424];['Force Algo End'.$E$2:.$E$424];&quot;&gt;=&quot;&amp;[.$A10];['Force Algo End'.$E$2:.$E$424];&quot;&lt;=&quot;&amp;[.$B10])" office:value-type="float" office:value="161.529411764706" calcext:value-type="float">
            <text:p>161.529411764706</text:p>
          </table:table-cell>
          <table:table-cell table:formula="of:=AVERAGEIFS(['Total Resolution End'.$J$2:.$J$424];['Total Resolution End'.$B$2:.$B$424];&quot;&gt;=&quot;&amp;[.$A10];['Total Resolution End'.$B$2:.$B$424];&quot;&lt;=&quot;&amp;[.$B10])" office:value-type="float" office:value="167.411764705882" calcext:value-type="float">
            <text:p>167.411764705882</text:p>
          </table:table-cell>
          <table:table-cell table:formula="of:=AVERAGEIFS(['Random Movement End'.$B$2:.$B$424];['Random Movement End'.$E$2:.$E$424];&quot;&gt;=&quot;&amp;[.$A10];['Random Movement End'.$E$2:.$E$424];&quot;&lt;=&quot;&amp;[.$B10])" office:value-type="float" office:value="900" calcext:value-type="float">
            <text:p>900</text:p>
          </table:table-cell>
          <table:table-cell table:formula="of:=AVERAGEIFS(['Random Movement -1 End'.$B$2:.$B$424];['Random Movement -1 End'.$E$2:.$E$424];&quot;&gt;=&quot;&amp;[.$A10];['Random Movement -1 End'.$E$2:.$E$424];&quot;&lt;=&quot;&amp;[.$B10])" office:value-type="float" office:value="1270.58823529412" calcext:value-type="float">
            <text:p>1270.58823529412</text:p>
          </table:table-cell>
          <table:table-cell table:formula="of:=AVERAGEIFS(['Force Algo End'.$B$2:.$B$424];['Force Algo End'.$E$2:.$E$424];&quot;&gt;=&quot;&amp;[.$A10];['Force Algo End'.$E$2:.$E$424];&quot;&lt;=&quot;&amp;[.$B10])" office:value-type="float" office:value="676.470588235294" calcext:value-type="float">
            <text:p>676.470588235294</text:p>
          </table:table-cell>
          <table:table-cell table:formula="of:=AVERAGEIFS(['Total Resolution End'.$H$2:.$H$424];['Total Resolution End'.$B$2:.$B$424];&quot;&gt;=&quot;&amp;[.$A10];['Total Resolution End'.$B$2:.$B$424];&quot;&lt;=&quot;&amp;[.$B10])" office:value-type="float" office:value="68.5294117647059" calcext:value-type="float">
            <text:p>68.52941176470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formula="of:=[.A11]/2+[.B11]/2" office:value-type="float" office:value="29" calcext:value-type="float">
            <text:p>29</text:p>
          </table:table-cell>
          <table:table-cell table:formula="of:=AVERAGEIFS(['Random Movement End'.$D$2:.$D$424];['Random Movement End'.$E$2:.$E$424];&quot;&gt;=&quot;&amp;[.$A11];['Random Movement End'.$E$2:.$E$424];&quot;&lt;=&quot;&amp;[.$B11])" office:value-type="float" office:value="65.7215071428571" calcext:value-type="float">
            <text:p>65.7215071428571</text:p>
          </table:table-cell>
          <table:table-cell table:formula="of:=AVERAGEIFS(['Random Movement -1 End'.$D$2:.$D$424];['Random Movement -1 End'.$E$2:.$E$424];&quot;&gt;=&quot;&amp;[.$A11];['Random Movement -1 End'.$E$2:.$E$424];&quot;&lt;=&quot;&amp;[.$B11])" office:value-type="float" office:value="60.6247928571429" calcext:value-type="float">
            <text:p>60.6247928571429</text:p>
          </table:table-cell>
          <table:table-cell table:formula="of:=AVERAGEIFS(['Force Algo End'.$D$2:.$D$424];['Force Algo End'.$E$2:.$E$424];&quot;&gt;=&quot;&amp;[.$A11];['Force Algo End'.$E$2:.$E$424];&quot;&lt;=&quot;&amp;[.$B11])" office:value-type="float" office:value="48.4257642857143" calcext:value-type="float">
            <text:p>48.4257642857143</text:p>
          </table:table-cell>
          <table:table-cell table:formula="of:=AVERAGEIFS(['Total Resolution End'.$F$2:.$F$424];['Total Resolution End'.$B$2:.$B$424];&quot;&gt;=&quot;&amp;[.$A11];['Total Resolution End'.$B$2:.$B$424];&quot;&lt;=&quot;&amp;[.$B11])" office:value-type="float" office:value="36.1571428571429" calcext:value-type="float">
            <text:p>36.1571428571429</text:p>
          </table:table-cell>
          <table:table-cell table:formula="of:=AVERAGEIFS(['Random Movement End'.$H$2:.$H$424];['Random Movement End'.$E$2:.$E$424];&quot;&gt;=&quot;&amp;[.$A11];['Random Movement End'.$E$2:.$E$424];&quot;&lt;=&quot;&amp;[.$B11])" office:value-type="float" office:value="17.2552139682362" calcext:value-type="float">
            <text:p>17.2552139682362</text:p>
          </table:table-cell>
          <table:table-cell table:formula="of:=AVERAGEIFS(['Random Movement -1 End'.$H$2:.$H$424];['Random Movement -1 End'.$E$2:.$E$424];&quot;&gt;=&quot;&amp;[.$A11];['Random Movement -1 End'.$E$2:.$E$424];&quot;&lt;=&quot;&amp;[.$B11])" office:value-type="float" office:value="3.0843756650005" calcext:value-type="float">
            <text:p>3.0843756650005</text:p>
          </table:table-cell>
          <table:table-cell table:formula="of:=AVERAGEIFS(['Force Algo End'.$H$2:.$H$424];['Force Algo End'.$E$2:.$E$424];&quot;&gt;=&quot;&amp;[.$A11];['Force Algo End'.$E$2:.$E$424];&quot;&lt;=&quot;&amp;[.$B11])" office:value-type="float" office:value="2046.94754422473" calcext:value-type="float">
            <text:p>2046.94754422473</text:p>
          </table:table-cell>
          <table:table-cell table:formula="of:=AVERAGEIFS(['Total Resolution End'.$N$2:.$N$424];['Total Resolution End'.$B$2:.$B$424];&quot;&gt;=&quot;&amp;[.$A11];['Total Resolution End'.$B$2:.$B$424];&quot;&lt;=&quot;&amp;[.$B11])" office:value-type="float" office:value="72.0203915496888" calcext:value-type="float">
            <text:p>72.0203915496888</text:p>
          </table:table-cell>
          <table:table-cell table:formula="of:=AVERAGEIFS(['Random Movement End'.$I$2:.$I$424];['Random Movement End'.$E$2:.$E$424];&quot;&gt;=&quot;&amp;[.$A11];['Random Movement End'.$E$2:.$E$424];&quot;&lt;=&quot;&amp;[.$B11])" office:value-type="float" office:value="231.5" calcext:value-type="float">
            <text:p>231.5</text:p>
          </table:table-cell>
          <table:table-cell table:formula="of:=AVERAGEIFS(['Random Movement -1 End'.$I$2:.$I$424];['Random Movement -1 End'.$E$2:.$E$424];&quot;&gt;=&quot;&amp;[.$A11];['Random Movement -1 End'.$E$2:.$E$424];&quot;&lt;=&quot;&amp;[.$B11])" office:value-type="float" office:value="222.285714285714" calcext:value-type="float">
            <text:p>222.285714285714</text:p>
          </table:table-cell>
          <table:table-cell table:formula="of:=AVERAGEIFS(['Force Algo End'.$I$2:.$I$424];['Force Algo End'.$E$2:.$E$424];&quot;&gt;=&quot;&amp;[.$A11];['Force Algo End'.$E$2:.$E$424];&quot;&lt;=&quot;&amp;[.$B11])" office:value-type="float" office:value="205.428571428571" calcext:value-type="float">
            <text:p>205.428571428571</text:p>
          </table:table-cell>
          <table:table-cell table:formula="of:=AVERAGEIFS(['Total Resolution End'.$J$2:.$J$424];['Total Resolution End'.$B$2:.$B$424];&quot;&gt;=&quot;&amp;[.$A11];['Total Resolution End'.$B$2:.$B$424];&quot;&lt;=&quot;&amp;[.$B11])" office:value-type="float" office:value="221.785714285714" calcext:value-type="float">
            <text:p>221.785714285714</text:p>
          </table:table-cell>
          <table:table-cell table:formula="of:=AVERAGEIFS(['Random Movement End'.$B$2:.$B$424];['Random Movement End'.$E$2:.$E$424];&quot;&gt;=&quot;&amp;[.$A11];['Random Movement End'.$E$2:.$E$424];&quot;&lt;=&quot;&amp;[.$B11])" office:value-type="float" office:value="1000" calcext:value-type="float">
            <text:p>1000</text:p>
          </table:table-cell>
          <table:table-cell table:formula="of:=AVERAGEIFS(['Random Movement -1 End'.$B$2:.$B$424];['Random Movement -1 End'.$E$2:.$E$424];&quot;&gt;=&quot;&amp;[.$A11];['Random Movement -1 End'.$E$2:.$E$424];&quot;&lt;=&quot;&amp;[.$B11])" office:value-type="float" office:value="1100" calcext:value-type="float">
            <text:p>1100</text:p>
          </table:table-cell>
          <table:table-cell table:formula="of:=AVERAGEIFS(['Force Algo End'.$B$2:.$B$424];['Force Algo End'.$E$2:.$E$424];&quot;&gt;=&quot;&amp;[.$A11];['Force Algo End'.$E$2:.$E$424];&quot;&lt;=&quot;&amp;[.$B11])" office:value-type="float" office:value="628.571428571429" calcext:value-type="float">
            <text:p>628.571428571429</text:p>
          </table:table-cell>
          <table:table-cell table:formula="of:=AVERAGEIFS(['Total Resolution End'.$H$2:.$H$424];['Total Resolution End'.$B$2:.$B$424];&quot;&gt;=&quot;&amp;[.$A11];['Total Resolution End'.$B$2:.$B$424];&quot;&lt;=&quot;&amp;[.$B11])" office:value-type="float" office:value="231.5" calcext:value-type="float">
            <text:p>231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formula="of:=[.A12]/2+[.B12]/2" office:value-type="float" office:value="32" calcext:value-type="float">
            <text:p>32</text:p>
          </table:table-cell>
          <table:table-cell table:formula="of:=AVERAGEIFS(['Random Movement End'.$D$2:.$D$424];['Random Movement End'.$E$2:.$E$424];&quot;&gt;=&quot;&amp;[.$A12];['Random Movement End'.$E$2:.$E$424];&quot;&lt;=&quot;&amp;[.$B12])" office:value-type="float" office:value="62.5760944444444" calcext:value-type="float">
            <text:p>62.5760944444444</text:p>
          </table:table-cell>
          <table:table-cell table:formula="of:=AVERAGEIFS(['Random Movement -1 End'.$D$2:.$D$424];['Random Movement -1 End'.$E$2:.$E$424];&quot;&gt;=&quot;&amp;[.$A12];['Random Movement -1 End'.$E$2:.$E$424];&quot;&lt;=&quot;&amp;[.$B12])" office:value-type="float" office:value="55.3191666666667" calcext:value-type="float">
            <text:p>55.3191666666667</text:p>
          </table:table-cell>
          <table:table-cell table:formula="of:=AVERAGEIFS(['Force Algo End'.$D$2:.$D$424];['Force Algo End'.$E$2:.$E$424];&quot;&gt;=&quot;&amp;[.$A12];['Force Algo End'.$E$2:.$E$424];&quot;&lt;=&quot;&amp;[.$B12])" office:value-type="float" office:value="44.6394111111111" calcext:value-type="float">
            <text:p>44.6394111111111</text:p>
          </table:table-cell>
          <table:table-cell table:formula="of:=AVERAGEIFS(['Total Resolution End'.$F$2:.$F$424];['Total Resolution End'.$B$2:.$B$424];&quot;&gt;=&quot;&amp;[.$A12];['Total Resolution End'.$B$2:.$B$424];&quot;&lt;=&quot;&amp;[.$B12])" office:value-type="float" office:value="35.4972222222222" calcext:value-type="float">
            <text:p>35.4972222222222</text:p>
          </table:table-cell>
          <table:table-cell table:formula="of:=AVERAGEIFS(['Random Movement End'.$H$2:.$H$424];['Random Movement End'.$E$2:.$E$424];&quot;&gt;=&quot;&amp;[.$A12];['Random Movement End'.$E$2:.$E$424];&quot;&lt;=&quot;&amp;[.$B12])" office:value-type="float" office:value="51.133119574414" calcext:value-type="float">
            <text:p>51.133119574414</text:p>
          </table:table-cell>
          <table:table-cell table:formula="of:=AVERAGEIFS(['Random Movement -1 End'.$H$2:.$H$424];['Random Movement -1 End'.$E$2:.$E$424];&quot;&gt;=&quot;&amp;[.$A12];['Random Movement -1 End'.$E$2:.$E$424];&quot;&lt;=&quot;&amp;[.$B12])" office:value-type="float" office:value="3.2685639546195" calcext:value-type="float">
            <text:p>3.2685639546195</text:p>
          </table:table-cell>
          <table:table-cell table:formula="of:=AVERAGEIFS(['Force Algo End'.$H$2:.$H$424];['Force Algo End'.$E$2:.$E$424];&quot;&gt;=&quot;&amp;[.$A12];['Force Algo End'.$E$2:.$E$424];&quot;&lt;=&quot;&amp;[.$B12])" office:value-type="float" office:value="25.0641692967961" calcext:value-type="float">
            <text:p>25.0641692967961</text:p>
          </table:table-cell>
          <table:table-cell table:formula="of:=AVERAGEIFS(['Total Resolution End'.$N$2:.$N$424];['Total Resolution End'.$B$2:.$B$424];&quot;&gt;=&quot;&amp;[.$A12];['Total Resolution End'.$B$2:.$B$424];&quot;&lt;=&quot;&amp;[.$B12])" office:value-type="float" office:value="332.964709110771" calcext:value-type="float">
            <text:p>332.964709110771</text:p>
          </table:table-cell>
          <table:table-cell table:formula="of:=AVERAGEIFS(['Random Movement End'.$I$2:.$I$424];['Random Movement End'.$E$2:.$E$424];&quot;&gt;=&quot;&amp;[.$A12];['Random Movement End'.$E$2:.$E$424];&quot;&lt;=&quot;&amp;[.$B12])" office:value-type="float" office:value="237.277777777778" calcext:value-type="float">
            <text:p>237.277777777778</text:p>
          </table:table-cell>
          <table:table-cell table:formula="of:=AVERAGEIFS(['Random Movement -1 End'.$I$2:.$I$424];['Random Movement -1 End'.$E$2:.$E$424];&quot;&gt;=&quot;&amp;[.$A12];['Random Movement -1 End'.$E$2:.$E$424];&quot;&lt;=&quot;&amp;[.$B12])" office:value-type="float" office:value="205.611111111111" calcext:value-type="float">
            <text:p>205.611111111111</text:p>
          </table:table-cell>
          <table:table-cell table:formula="of:=AVERAGEIFS(['Force Algo End'.$I$2:.$I$424];['Force Algo End'.$E$2:.$E$424];&quot;&gt;=&quot;&amp;[.$A12];['Force Algo End'.$E$2:.$E$424];&quot;&lt;=&quot;&amp;[.$B12])" office:value-type="float" office:value="220.444444444444" calcext:value-type="float">
            <text:p>220.444444444444</text:p>
          </table:table-cell>
          <table:table-cell table:formula="of:=AVERAGEIFS(['Total Resolution End'.$J$2:.$J$424];['Total Resolution End'.$B$2:.$B$424];&quot;&gt;=&quot;&amp;[.$A12];['Total Resolution End'.$B$2:.$B$424];&quot;&lt;=&quot;&amp;[.$B12])" office:value-type="float" office:value="237.722222222222" calcext:value-type="float">
            <text:p>237.722222222222</text:p>
          </table:table-cell>
          <table:table-cell table:formula="of:=AVERAGEIFS(['Random Movement End'.$B$2:.$B$424];['Random Movement End'.$E$2:.$E$424];&quot;&gt;=&quot;&amp;[.$A12];['Random Movement End'.$E$2:.$E$424];&quot;&lt;=&quot;&amp;[.$B12])" office:value-type="float" office:value="1055.55555555556" calcext:value-type="float">
            <text:p>1055.55555555556</text:p>
          </table:table-cell>
          <table:table-cell table:formula="of:=AVERAGEIFS(['Random Movement -1 End'.$B$2:.$B$424];['Random Movement -1 End'.$E$2:.$E$424];&quot;&gt;=&quot;&amp;[.$A12];['Random Movement -1 End'.$E$2:.$E$424];&quot;&lt;=&quot;&amp;[.$B12])" office:value-type="float" office:value="911.111111111111" calcext:value-type="float">
            <text:p>911.111111111111</text:p>
          </table:table-cell>
          <table:table-cell table:formula="of:=AVERAGEIFS(['Force Algo End'.$B$2:.$B$424];['Force Algo End'.$E$2:.$E$424];&quot;&gt;=&quot;&amp;[.$A12];['Force Algo End'.$E$2:.$E$424];&quot;&lt;=&quot;&amp;[.$B12])" office:value-type="float" office:value="977.777777777778" calcext:value-type="float">
            <text:p>977.777777777778</text:p>
          </table:table-cell>
          <table:table-cell table:formula="of:=AVERAGEIFS(['Total Resolution End'.$H$2:.$H$424];['Total Resolution End'.$B$2:.$B$424];&quot;&gt;=&quot;&amp;[.$A12];['Total Resolution End'.$B$2:.$B$424];&quot;&lt;=&quot;&amp;[.$B12])" office:value-type="float" office:value="77.7222222222222" calcext:value-type="float">
            <text:p>77.722222222222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formula="of:=[.A13]/2+[.B13]/2" office:value-type="float" office:value="35" calcext:value-type="float">
            <text:p>35</text:p>
          </table:table-cell>
          <table:table-cell table:formula="of:=AVERAGEIFS(['Random Movement End'.$D$2:.$D$424];['Random Movement End'.$E$2:.$E$424];&quot;&gt;=&quot;&amp;[.$A13];['Random Movement End'.$E$2:.$E$424];&quot;&lt;=&quot;&amp;[.$B13])" office:value-type="float" office:value="61.7537588235294" calcext:value-type="float">
            <text:p>61.7537588235294</text:p>
          </table:table-cell>
          <table:table-cell table:formula="of:=AVERAGEIFS(['Random Movement -1 End'.$D$2:.$D$424];['Random Movement -1 End'.$E$2:.$E$424];&quot;&gt;=&quot;&amp;[.$A13];['Random Movement -1 End'.$E$2:.$E$424];&quot;&lt;=&quot;&amp;[.$B13])" office:value-type="float" office:value="57.9164470588235" calcext:value-type="float">
            <text:p>57.9164470588235</text:p>
          </table:table-cell>
          <table:table-cell table:formula="of:=AVERAGEIFS(['Force Algo End'.$D$2:.$D$424];['Force Algo End'.$E$2:.$E$424];&quot;&gt;=&quot;&amp;[.$A13];['Force Algo End'.$E$2:.$E$424];&quot;&lt;=&quot;&amp;[.$B13])" office:value-type="float" office:value="46.3432" calcext:value-type="float">
            <text:p>46.3432</text:p>
          </table:table-cell>
          <table:table-cell table:formula="of:=AVERAGEIFS(['Total Resolution End'.$F$2:.$F$424];['Total Resolution End'.$B$2:.$B$424];&quot;&gt;=&quot;&amp;[.$A13];['Total Resolution End'.$B$2:.$B$424];&quot;&lt;=&quot;&amp;[.$B13])" office:value-type="float" office:value="37.9417647058824" calcext:value-type="float">
            <text:p>37.9417647058824</text:p>
          </table:table-cell>
          <table:table-cell table:formula="of:=AVERAGEIFS(['Random Movement End'.$H$2:.$H$424];['Random Movement End'.$E$2:.$E$424];&quot;&gt;=&quot;&amp;[.$A13];['Random Movement End'.$E$2:.$E$424];&quot;&lt;=&quot;&amp;[.$B13])" office:value-type="float" office:value="31.6797484408287" calcext:value-type="float">
            <text:p>31.6797484408287</text:p>
          </table:table-cell>
          <table:table-cell table:formula="of:=AVERAGEIFS(['Random Movement -1 End'.$H$2:.$H$424];['Random Movement -1 End'.$E$2:.$E$424];&quot;&gt;=&quot;&amp;[.$A13];['Random Movement -1 End'.$E$2:.$E$424];&quot;&lt;=&quot;&amp;[.$B13])" office:value-type="float" office:value="3.05797252623669" calcext:value-type="float">
            <text:p>3.05797252623669</text:p>
          </table:table-cell>
          <table:table-cell table:formula="of:=AVERAGEIFS(['Force Algo End'.$H$2:.$H$424];['Force Algo End'.$E$2:.$E$424];&quot;&gt;=&quot;&amp;[.$A13];['Force Algo End'.$E$2:.$E$424];&quot;&lt;=&quot;&amp;[.$B13])" office:value-type="float" office:value="22.0436888249449" calcext:value-type="float">
            <text:p>22.0436888249449</text:p>
          </table:table-cell>
          <table:table-cell table:formula="of:=AVERAGEIFS(['Total Resolution End'.$N$2:.$N$424];['Total Resolution End'.$B$2:.$B$424];&quot;&gt;=&quot;&amp;[.$A13];['Total Resolution End'.$B$2:.$B$424];&quot;&lt;=&quot;&amp;[.$B13])" office:value-type="float" office:value="11.6114909653232" calcext:value-type="float">
            <text:p>11.6114909653232</text:p>
          </table:table-cell>
          <table:table-cell table:formula="of:=AVERAGEIFS(['Random Movement End'.$I$2:.$I$424];['Random Movement End'.$E$2:.$E$424];&quot;&gt;=&quot;&amp;[.$A13];['Random Movement End'.$E$2:.$E$424];&quot;&lt;=&quot;&amp;[.$B13])" office:value-type="float" office:value="126.294117647059" calcext:value-type="float">
            <text:p>126.294117647059</text:p>
          </table:table-cell>
          <table:table-cell table:formula="of:=AVERAGEIFS(['Random Movement -1 End'.$I$2:.$I$424];['Random Movement -1 End'.$E$2:.$E$424];&quot;&gt;=&quot;&amp;[.$A13];['Random Movement -1 End'.$E$2:.$E$424];&quot;&lt;=&quot;&amp;[.$B13])" office:value-type="float" office:value="120.705882352941" calcext:value-type="float">
            <text:p>120.705882352941</text:p>
          </table:table-cell>
          <table:table-cell table:formula="of:=AVERAGEIFS(['Force Algo End'.$I$2:.$I$424];['Force Algo End'.$E$2:.$E$424];&quot;&gt;=&quot;&amp;[.$A13];['Force Algo End'.$E$2:.$E$424];&quot;&lt;=&quot;&amp;[.$B13])" office:value-type="float" office:value="129.117647058824" calcext:value-type="float">
            <text:p>129.117647058824</text:p>
          </table:table-cell>
          <table:table-cell table:formula="of:=AVERAGEIFS(['Total Resolution End'.$J$2:.$J$424];['Total Resolution End'.$B$2:.$B$424];&quot;&gt;=&quot;&amp;[.$A13];['Total Resolution End'.$B$2:.$B$424];&quot;&lt;=&quot;&amp;[.$B13])" office:value-type="float" office:value="149.647058823529" calcext:value-type="float">
            <text:p>149.647058823529</text:p>
          </table:table-cell>
          <table:table-cell table:formula="of:=AVERAGEIFS(['Random Movement End'.$B$2:.$B$424];['Random Movement End'.$E$2:.$E$424];&quot;&gt;=&quot;&amp;[.$A13];['Random Movement End'.$E$2:.$E$424];&quot;&lt;=&quot;&amp;[.$B13])" office:value-type="float" office:value="1052.94117647059" calcext:value-type="float">
            <text:p>1052.94117647059</text:p>
          </table:table-cell>
          <table:table-cell table:formula="of:=AVERAGEIFS(['Random Movement -1 End'.$B$2:.$B$424];['Random Movement -1 End'.$E$2:.$E$424];&quot;&gt;=&quot;&amp;[.$A13];['Random Movement -1 End'.$E$2:.$E$424];&quot;&lt;=&quot;&amp;[.$B13])" office:value-type="float" office:value="847.058823529412" calcext:value-type="float">
            <text:p>847.058823529412</text:p>
          </table:table-cell>
          <table:table-cell table:formula="of:=AVERAGEIFS(['Force Algo End'.$B$2:.$B$424];['Force Algo End'.$E$2:.$E$424];&quot;&gt;=&quot;&amp;[.$A13];['Force Algo End'.$E$2:.$E$424];&quot;&lt;=&quot;&amp;[.$B13])" office:value-type="float" office:value="1441.17647058824" calcext:value-type="float">
            <text:p>1441.17647058824</text:p>
          </table:table-cell>
          <table:table-cell table:formula="of:=AVERAGEIFS(['Total Resolution End'.$H$2:.$H$424];['Total Resolution End'.$B$2:.$B$424];&quot;&gt;=&quot;&amp;[.$A13];['Total Resolution End'.$B$2:.$B$424];&quot;&lt;=&quot;&amp;[.$B13])" office:value-type="float" office:value="126.411764705882" calcext:value-type="float">
            <text:p>126.4117647058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formula="of:=[.A14]/2+[.B14]/2" office:value-type="float" office:value="38" calcext:value-type="float">
            <text:p>38</text:p>
          </table:table-cell>
          <table:table-cell table:formula="of:=AVERAGEIFS(['Random Movement End'.$D$2:.$D$424];['Random Movement End'.$E$2:.$E$424];&quot;&gt;=&quot;&amp;[.$A14];['Random Movement End'.$E$2:.$E$424];&quot;&lt;=&quot;&amp;[.$B14])" office:value-type="float" office:value="62.3114529411765" calcext:value-type="float">
            <text:p>62.3114529411765</text:p>
          </table:table-cell>
          <table:table-cell table:formula="of:=AVERAGEIFS(['Random Movement -1 End'.$D$2:.$D$424];['Random Movement -1 End'.$E$2:.$E$424];&quot;&gt;=&quot;&amp;[.$A14];['Random Movement -1 End'.$E$2:.$E$424];&quot;&lt;=&quot;&amp;[.$B14])" office:value-type="float" office:value="53.9591941176471" calcext:value-type="float">
            <text:p>53.9591941176471</text:p>
          </table:table-cell>
          <table:table-cell table:formula="of:=AVERAGEIFS(['Force Algo End'.$D$2:.$D$424];['Force Algo End'.$E$2:.$E$424];&quot;&gt;=&quot;&amp;[.$A14];['Force Algo End'.$E$2:.$E$424];&quot;&lt;=&quot;&amp;[.$B14])" office:value-type="float" office:value="45.7034823529412" calcext:value-type="float">
            <text:p>45.7034823529412</text:p>
          </table:table-cell>
          <table:table-cell table:formula="of:=AVERAGEIFS(['Total Resolution End'.$F$2:.$F$424];['Total Resolution End'.$B$2:.$B$424];&quot;&gt;=&quot;&amp;[.$A14];['Total Resolution End'.$B$2:.$B$424];&quot;&lt;=&quot;&amp;[.$B14])" office:value-type="float" office:value="36.6805882352941" calcext:value-type="float">
            <text:p>36.6805882352941</text:p>
          </table:table-cell>
          <table:table-cell table:formula="of:=AVERAGEIFS(['Random Movement End'.$H$2:.$H$424];['Random Movement End'.$E$2:.$E$424];&quot;&gt;=&quot;&amp;[.$A14];['Random Movement End'.$E$2:.$E$424];&quot;&lt;=&quot;&amp;[.$B14])" office:value-type="float" office:value="25.2894411331336" calcext:value-type="float">
            <text:p>25.2894411331336</text:p>
          </table:table-cell>
          <table:table-cell table:formula="of:=AVERAGEIFS(['Random Movement -1 End'.$H$2:.$H$424];['Random Movement -1 End'.$E$2:.$E$424];&quot;&gt;=&quot;&amp;[.$A14];['Random Movement -1 End'.$E$2:.$E$424];&quot;&lt;=&quot;&amp;[.$B14])" office:value-type="float" office:value="3.21428820156601" calcext:value-type="float">
            <text:p>3.21428820156601</text:p>
          </table:table-cell>
          <table:table-cell table:formula="of:=AVERAGEIFS(['Force Algo End'.$H$2:.$H$424];['Force Algo End'.$E$2:.$E$424];&quot;&gt;=&quot;&amp;[.$A14];['Force Algo End'.$E$2:.$E$424];&quot;&lt;=&quot;&amp;[.$B14])" office:value-type="float" office:value="604.506987178985" calcext:value-type="float">
            <text:p>604.506987178985</text:p>
          </table:table-cell>
          <table:table-cell table:formula="of:=AVERAGEIFS(['Total Resolution End'.$N$2:.$N$424];['Total Resolution End'.$B$2:.$B$424];&quot;&gt;=&quot;&amp;[.$A14];['Total Resolution End'.$B$2:.$B$424];&quot;&lt;=&quot;&amp;[.$B14])" office:value-type="float" office:value="322.545547531625" calcext:value-type="float">
            <text:p>322.545547531625</text:p>
          </table:table-cell>
          <table:table-cell table:formula="of:=AVERAGEIFS(['Random Movement End'.$I$2:.$I$424];['Random Movement End'.$E$2:.$E$424];&quot;&gt;=&quot;&amp;[.$A14];['Random Movement End'.$E$2:.$E$424];&quot;&lt;=&quot;&amp;[.$B14])" office:value-type="float" office:value="192.235294117647" calcext:value-type="float">
            <text:p>192.235294117647</text:p>
          </table:table-cell>
          <table:table-cell table:formula="of:=AVERAGEIFS(['Random Movement -1 End'.$I$2:.$I$424];['Random Movement -1 End'.$E$2:.$E$424];&quot;&gt;=&quot;&amp;[.$A14];['Random Movement -1 End'.$E$2:.$E$424];&quot;&lt;=&quot;&amp;[.$B14])" office:value-type="float" office:value="190.176470588235" calcext:value-type="float">
            <text:p>190.176470588235</text:p>
          </table:table-cell>
          <table:table-cell table:formula="of:=AVERAGEIFS(['Force Algo End'.$I$2:.$I$424];['Force Algo End'.$E$2:.$E$424];&quot;&gt;=&quot;&amp;[.$A14];['Force Algo End'.$E$2:.$E$424];&quot;&lt;=&quot;&amp;[.$B14])" office:value-type="float" office:value="260.941176470588" calcext:value-type="float">
            <text:p>260.941176470588</text:p>
          </table:table-cell>
          <table:table-cell table:formula="of:=AVERAGEIFS(['Total Resolution End'.$J$2:.$J$424];['Total Resolution End'.$B$2:.$B$424];&quot;&gt;=&quot;&amp;[.$A14];['Total Resolution End'.$B$2:.$B$424];&quot;&lt;=&quot;&amp;[.$B14])" office:value-type="float" office:value="232.176470588235" calcext:value-type="float">
            <text:p>232.176470588235</text:p>
          </table:table-cell>
          <table:table-cell table:formula="of:=AVERAGEIFS(['Random Movement End'.$B$2:.$B$424];['Random Movement End'.$E$2:.$E$424];&quot;&gt;=&quot;&amp;[.$A14];['Random Movement End'.$E$2:.$E$424];&quot;&lt;=&quot;&amp;[.$B14])" office:value-type="float" office:value="847.058823529412" calcext:value-type="float">
            <text:p>847.058823529412</text:p>
          </table:table-cell>
          <table:table-cell table:formula="of:=AVERAGEIFS(['Random Movement -1 End'.$B$2:.$B$424];['Random Movement -1 End'.$E$2:.$E$424];&quot;&gt;=&quot;&amp;[.$A14];['Random Movement -1 End'.$E$2:.$E$424];&quot;&lt;=&quot;&amp;[.$B14])" office:value-type="float" office:value="852.941176470588" calcext:value-type="float">
            <text:p>852.941176470588</text:p>
          </table:table-cell>
          <table:table-cell table:formula="of:=AVERAGEIFS(['Force Algo End'.$B$2:.$B$424];['Force Algo End'.$E$2:.$E$424];&quot;&gt;=&quot;&amp;[.$A14];['Force Algo End'.$E$2:.$E$424];&quot;&lt;=&quot;&amp;[.$B14])" office:value-type="float" office:value="564.705882352941" calcext:value-type="float">
            <text:p>564.705882352941</text:p>
          </table:table-cell>
          <table:table-cell table:formula="of:=AVERAGEIFS(['Total Resolution End'.$H$2:.$H$424];['Total Resolution End'.$B$2:.$B$424];&quot;&gt;=&quot;&amp;[.$A14];['Total Resolution End'.$B$2:.$B$424];&quot;&lt;=&quot;&amp;[.$B14])" office:value-type="float" office:value="109.176470588235" calcext:value-type="float">
            <text:p>109.1764705882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formula="of:=[.A15]/2+[.B15]/2" office:value-type="float" office:value="41" calcext:value-type="float">
            <text:p>41</text:p>
          </table:table-cell>
          <table:table-cell table:formula="of:=AVERAGEIFS(['Random Movement End'.$D$2:.$D$424];['Random Movement End'.$E$2:.$E$424];&quot;&gt;=&quot;&amp;[.$A15];['Random Movement End'.$E$2:.$E$424];&quot;&lt;=&quot;&amp;[.$B15])" office:value-type="float" office:value="58.5567952380952" calcext:value-type="float">
            <text:p>58.5567952380952</text:p>
          </table:table-cell>
          <table:table-cell table:formula="of:=AVERAGEIFS(['Random Movement -1 End'.$D$2:.$D$424];['Random Movement -1 End'.$E$2:.$E$424];&quot;&gt;=&quot;&amp;[.$A15];['Random Movement -1 End'.$E$2:.$E$424];&quot;&lt;=&quot;&amp;[.$B15])" office:value-type="float" office:value="54.5904714285714" calcext:value-type="float">
            <text:p>54.5904714285714</text:p>
          </table:table-cell>
          <table:table-cell table:formula="of:=AVERAGEIFS(['Force Algo End'.$D$2:.$D$424];['Force Algo End'.$E$2:.$E$424];&quot;&gt;=&quot;&amp;[.$A15];['Force Algo End'.$E$2:.$E$424];&quot;&lt;=&quot;&amp;[.$B15])" office:value-type="float" office:value="39.955719047619" calcext:value-type="float">
            <text:p>39.955719047619</text:p>
          </table:table-cell>
          <table:table-cell table:formula="of:=AVERAGEIFS(['Total Resolution End'.$F$2:.$F$424];['Total Resolution End'.$B$2:.$B$424];&quot;&gt;=&quot;&amp;[.$A15];['Total Resolution End'.$B$2:.$B$424];&quot;&lt;=&quot;&amp;[.$B15])" office:value-type="float" office:value="40.1061904761905" calcext:value-type="float">
            <text:p>40.1061904761905</text:p>
          </table:table-cell>
          <table:table-cell table:formula="of:=AVERAGEIFS(['Random Movement End'.$H$2:.$H$424];['Random Movement End'.$E$2:.$E$424];&quot;&gt;=&quot;&amp;[.$A15];['Random Movement End'.$E$2:.$E$424];&quot;&lt;=&quot;&amp;[.$B15])" office:value-type="float" office:value="28.5344415125799" calcext:value-type="float">
            <text:p>28.5344415125799</text:p>
          </table:table-cell>
          <table:table-cell table:formula="of:=AVERAGEIFS(['Random Movement -1 End'.$H$2:.$H$424];['Random Movement -1 End'.$E$2:.$E$424];&quot;&gt;=&quot;&amp;[.$A15];['Random Movement -1 End'.$E$2:.$E$424];&quot;&lt;=&quot;&amp;[.$B15])" office:value-type="float" office:value="3.45502639791529" calcext:value-type="float">
            <text:p>3.45502639791529</text:p>
          </table:table-cell>
          <table:table-cell table:formula="of:=AVERAGEIFS(['Force Algo End'.$H$2:.$H$424];['Force Algo End'.$E$2:.$E$424];&quot;&gt;=&quot;&amp;[.$A15];['Force Algo End'.$E$2:.$E$424];&quot;&lt;=&quot;&amp;[.$B15])" office:value-type="float" office:value="8.07398318641428" calcext:value-type="float">
            <text:p>8.07398318641428</text:p>
          </table:table-cell>
          <table:table-cell table:formula="of:=AVERAGEIFS(['Total Resolution End'.$N$2:.$N$424];['Total Resolution End'.$B$2:.$B$424];&quot;&gt;=&quot;&amp;[.$A15];['Total Resolution End'.$B$2:.$B$424];&quot;&lt;=&quot;&amp;[.$B15])" office:value-type="float" office:value="5.28285008259502" calcext:value-type="float">
            <text:p>5.28285008259502</text:p>
          </table:table-cell>
          <table:table-cell table:formula="of:=AVERAGEIFS(['Random Movement End'.$I$2:.$I$424];['Random Movement End'.$E$2:.$E$424];&quot;&gt;=&quot;&amp;[.$A15];['Random Movement End'.$E$2:.$E$424];&quot;&lt;=&quot;&amp;[.$B15])" office:value-type="float" office:value="129.095238095238" calcext:value-type="float">
            <text:p>129.095238095238</text:p>
          </table:table-cell>
          <table:table-cell table:formula="of:=AVERAGEIFS(['Random Movement -1 End'.$I$2:.$I$424];['Random Movement -1 End'.$E$2:.$E$424];&quot;&gt;=&quot;&amp;[.$A15];['Random Movement -1 End'.$E$2:.$E$424];&quot;&lt;=&quot;&amp;[.$B15])" office:value-type="float" office:value="116.952380952381" calcext:value-type="float">
            <text:p>116.952380952381</text:p>
          </table:table-cell>
          <table:table-cell table:formula="of:=AVERAGEIFS(['Force Algo End'.$I$2:.$I$424];['Force Algo End'.$E$2:.$E$424];&quot;&gt;=&quot;&amp;[.$A15];['Force Algo End'.$E$2:.$E$424];&quot;&lt;=&quot;&amp;[.$B15])" office:value-type="float" office:value="129.714285714286" calcext:value-type="float">
            <text:p>129.714285714286</text:p>
          </table:table-cell>
          <table:table-cell table:formula="of:=AVERAGEIFS(['Total Resolution End'.$J$2:.$J$424];['Total Resolution End'.$B$2:.$B$424];&quot;&gt;=&quot;&amp;[.$A15];['Total Resolution End'.$B$2:.$B$424];&quot;&lt;=&quot;&amp;[.$B15])" office:value-type="float" office:value="122.571428571429" calcext:value-type="float">
            <text:p>122.571428571429</text:p>
          </table:table-cell>
          <table:table-cell table:formula="of:=AVERAGEIFS(['Random Movement End'.$B$2:.$B$424];['Random Movement End'.$E$2:.$E$424];&quot;&gt;=&quot;&amp;[.$A15];['Random Movement End'.$E$2:.$E$424];&quot;&lt;=&quot;&amp;[.$B15])" office:value-type="float" office:value="1147.61904761905" calcext:value-type="float">
            <text:p>1147.61904761905</text:p>
          </table:table-cell>
          <table:table-cell table:formula="of:=AVERAGEIFS(['Random Movement -1 End'.$B$2:.$B$424];['Random Movement -1 End'.$E$2:.$E$424];&quot;&gt;=&quot;&amp;[.$A15];['Random Movement -1 End'.$E$2:.$E$424];&quot;&lt;=&quot;&amp;[.$B15])" office:value-type="float" office:value="1152.38095238095" calcext:value-type="float">
            <text:p>1152.38095238095</text:p>
          </table:table-cell>
          <table:table-cell table:formula="of:=AVERAGEIFS(['Force Algo End'.$B$2:.$B$424];['Force Algo End'.$E$2:.$E$424];&quot;&gt;=&quot;&amp;[.$A15];['Force Algo End'.$E$2:.$E$424];&quot;&lt;=&quot;&amp;[.$B15])" office:value-type="float" office:value="1161.90476190476" calcext:value-type="float">
            <text:p>1161.90476190476</text:p>
          </table:table-cell>
          <table:table-cell table:formula="of:=AVERAGEIFS(['Total Resolution End'.$H$2:.$H$424];['Total Resolution End'.$B$2:.$B$424];&quot;&gt;=&quot;&amp;[.$A15];['Total Resolution End'.$B$2:.$B$424];&quot;&lt;=&quot;&amp;[.$B15])" office:value-type="float" office:value="261.857142857143" calcext:value-type="float">
            <text:p>261.85714285714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formula="of:=[.A16]/2+[.B16]/2" office:value-type="float" office:value="44" calcext:value-type="float">
            <text:p>44</text:p>
          </table:table-cell>
          <table:table-cell table:formula="of:=AVERAGEIFS(['Random Movement End'.$D$2:.$D$424];['Random Movement End'.$E$2:.$E$424];&quot;&gt;=&quot;&amp;[.$A16];['Random Movement End'.$E$2:.$E$424];&quot;&lt;=&quot;&amp;[.$B16])" office:value-type="float" office:value="64.4694545454546" calcext:value-type="float">
            <text:p>64.4694545454546</text:p>
          </table:table-cell>
          <table:table-cell table:formula="of:=AVERAGEIFS(['Random Movement -1 End'.$D$2:.$D$424];['Random Movement -1 End'.$E$2:.$E$424];&quot;&gt;=&quot;&amp;[.$A16];['Random Movement -1 End'.$E$2:.$E$424];&quot;&lt;=&quot;&amp;[.$B16])" office:value-type="float" office:value="60.5947909090909" calcext:value-type="float">
            <text:p>60.5947909090909</text:p>
          </table:table-cell>
          <table:table-cell table:formula="of:=AVERAGEIFS(['Force Algo End'.$D$2:.$D$424];['Force Algo End'.$E$2:.$E$424];&quot;&gt;=&quot;&amp;[.$A16];['Force Algo End'.$E$2:.$E$424];&quot;&lt;=&quot;&amp;[.$B16])" office:value-type="float" office:value="47.6028727272727" calcext:value-type="float">
            <text:p>47.6028727272727</text:p>
          </table:table-cell>
          <table:table-cell table:formula="of:=AVERAGEIFS(['Total Resolution End'.$F$2:.$F$424];['Total Resolution End'.$B$2:.$B$424];&quot;&gt;=&quot;&amp;[.$A16];['Total Resolution End'.$B$2:.$B$424];&quot;&lt;=&quot;&amp;[.$B16])" office:value-type="float" office:value="40.0427272727273" calcext:value-type="float">
            <text:p>40.0427272727273</text:p>
          </table:table-cell>
          <table:table-cell table:formula="of:=AVERAGEIFS(['Random Movement End'.$H$2:.$H$424];['Random Movement End'.$E$2:.$E$424];&quot;&gt;=&quot;&amp;[.$A16];['Random Movement End'.$E$2:.$E$424];&quot;&lt;=&quot;&amp;[.$B16])" office:value-type="float" office:value="27.8393536301954" calcext:value-type="float">
            <text:p>27.8393536301954</text:p>
          </table:table-cell>
          <table:table-cell table:formula="of:=AVERAGEIFS(['Random Movement -1 End'.$H$2:.$H$424];['Random Movement -1 End'.$E$2:.$E$424];&quot;&gt;=&quot;&amp;[.$A16];['Random Movement -1 End'.$E$2:.$E$424];&quot;&lt;=&quot;&amp;[.$B16])" office:value-type="float" office:value="3.00513745892961" calcext:value-type="float">
            <text:p>3.00513745892961</text:p>
          </table:table-cell>
          <table:table-cell table:formula="of:=AVERAGEIFS(['Force Algo End'.$H$2:.$H$424];['Force Algo End'.$E$2:.$E$424];&quot;&gt;=&quot;&amp;[.$A16];['Force Algo End'.$E$2:.$E$424];&quot;&lt;=&quot;&amp;[.$B16])" office:value-type="float" office:value="169.314761706122" calcext:value-type="float">
            <text:p>169.314761706122</text:p>
          </table:table-cell>
          <table:table-cell table:formula="of:=AVERAGEIFS(['Total Resolution End'.$N$2:.$N$424];['Total Resolution End'.$B$2:.$B$424];&quot;&gt;=&quot;&amp;[.$A16];['Total Resolution End'.$B$2:.$B$424];&quot;&lt;=&quot;&amp;[.$B16])" office:value-type="float" office:value="48.4864869765158" calcext:value-type="float">
            <text:p>48.4864869765158</text:p>
          </table:table-cell>
          <table:table-cell table:formula="of:=AVERAGEIFS(['Random Movement End'.$I$2:.$I$424];['Random Movement End'.$E$2:.$E$424];&quot;&gt;=&quot;&amp;[.$A16];['Random Movement End'.$E$2:.$E$424];&quot;&lt;=&quot;&amp;[.$B16])" office:value-type="float" office:value="192.909090909091" calcext:value-type="float">
            <text:p>192.909090909091</text:p>
          </table:table-cell>
          <table:table-cell table:formula="of:=AVERAGEIFS(['Random Movement -1 End'.$I$2:.$I$424];['Random Movement -1 End'.$E$2:.$E$424];&quot;&gt;=&quot;&amp;[.$A16];['Random Movement -1 End'.$E$2:.$E$424];&quot;&lt;=&quot;&amp;[.$B16])" office:value-type="float" office:value="174.363636363636" calcext:value-type="float">
            <text:p>174.363636363636</text:p>
          </table:table-cell>
          <table:table-cell table:formula="of:=AVERAGEIFS(['Force Algo End'.$I$2:.$I$424];['Force Algo End'.$E$2:.$E$424];&quot;&gt;=&quot;&amp;[.$A16];['Force Algo End'.$E$2:.$E$424];&quot;&lt;=&quot;&amp;[.$B16])" office:value-type="float" office:value="230.454545454545" calcext:value-type="float">
            <text:p>230.454545454545</text:p>
          </table:table-cell>
          <table:table-cell table:formula="of:=AVERAGEIFS(['Total Resolution End'.$J$2:.$J$424];['Total Resolution End'.$B$2:.$B$424];&quot;&gt;=&quot;&amp;[.$A16];['Total Resolution End'.$B$2:.$B$424];&quot;&lt;=&quot;&amp;[.$B16])" office:value-type="float" office:value="238.909090909091" calcext:value-type="float">
            <text:p>238.909090909091</text:p>
          </table:table-cell>
          <table:table-cell table:formula="of:=AVERAGEIFS(['Random Movement End'.$B$2:.$B$424];['Random Movement End'.$E$2:.$E$424];&quot;&gt;=&quot;&amp;[.$A16];['Random Movement End'.$E$2:.$E$424];&quot;&lt;=&quot;&amp;[.$B16])" office:value-type="float" office:value="627.272727272727" calcext:value-type="float">
            <text:p>627.272727272727</text:p>
          </table:table-cell>
          <table:table-cell table:formula="of:=AVERAGEIFS(['Random Movement -1 End'.$B$2:.$B$424];['Random Movement -1 End'.$E$2:.$E$424];&quot;&gt;=&quot;&amp;[.$A16];['Random Movement -1 End'.$E$2:.$E$424];&quot;&lt;=&quot;&amp;[.$B16])" office:value-type="float" office:value="800" calcext:value-type="float">
            <text:p>800</text:p>
          </table:table-cell>
          <table:table-cell table:formula="of:=AVERAGEIFS(['Force Algo End'.$B$2:.$B$424];['Force Algo End'.$E$2:.$E$424];&quot;&gt;=&quot;&amp;[.$A16];['Force Algo End'.$E$2:.$E$424];&quot;&lt;=&quot;&amp;[.$B16])" office:value-type="float" office:value="690.909090909091" calcext:value-type="float">
            <text:p>690.909090909091</text:p>
          </table:table-cell>
          <table:table-cell table:formula="of:=AVERAGEIFS(['Total Resolution End'.$H$2:.$H$424];['Total Resolution End'.$B$2:.$B$424];&quot;&gt;=&quot;&amp;[.$A16];['Total Resolution End'.$B$2:.$B$424];&quot;&lt;=&quot;&amp;[.$B16])" office:value-type="float" office:value="178.636363636364" calcext:value-type="float">
            <text:p>178.63636363636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formula="of:=[.A17]/2+[.B17]/2" office:value-type="float" office:value="47" calcext:value-type="float">
            <text:p>47</text:p>
          </table:table-cell>
          <table:table-cell table:formula="of:=AVERAGEIFS(['Random Movement End'.$D$2:.$D$424];['Random Movement End'.$E$2:.$E$424];&quot;&gt;=&quot;&amp;[.$A17];['Random Movement End'.$E$2:.$E$424];&quot;&lt;=&quot;&amp;[.$B17])" office:value-type="float" office:value="75.2364529411765" calcext:value-type="float">
            <text:p>75.2364529411765</text:p>
          </table:table-cell>
          <table:table-cell table:formula="of:=AVERAGEIFS(['Random Movement -1 End'.$D$2:.$D$424];['Random Movement -1 End'.$E$2:.$E$424];&quot;&gt;=&quot;&amp;[.$A17];['Random Movement -1 End'.$E$2:.$E$424];&quot;&lt;=&quot;&amp;[.$B17])" office:value-type="float" office:value="69.2650176470588" calcext:value-type="float">
            <text:p>69.2650176470588</text:p>
          </table:table-cell>
          <table:table-cell table:formula="of:=AVERAGEIFS(['Force Algo End'.$D$2:.$D$424];['Force Algo End'.$E$2:.$E$424];&quot;&gt;=&quot;&amp;[.$A17];['Force Algo End'.$E$2:.$E$424];&quot;&lt;=&quot;&amp;[.$B17])" office:value-type="float" office:value="56.1902470588235" calcext:value-type="float">
            <text:p>56.1902470588235</text:p>
          </table:table-cell>
          <table:table-cell table:formula="of:=AVERAGEIFS(['Total Resolution End'.$F$2:.$F$424];['Total Resolution End'.$B$2:.$B$424];&quot;&gt;=&quot;&amp;[.$A17];['Total Resolution End'.$B$2:.$B$424];&quot;&lt;=&quot;&amp;[.$B17])" office:value-type="float" office:value="46.4941176470588" calcext:value-type="float">
            <text:p>46.4941176470588</text:p>
          </table:table-cell>
          <table:table-cell table:formula="of:=AVERAGEIFS(['Random Movement End'.$H$2:.$H$424];['Random Movement End'.$E$2:.$E$424];&quot;&gt;=&quot;&amp;[.$A17];['Random Movement End'.$E$2:.$E$424];&quot;&lt;=&quot;&amp;[.$B17])" office:value-type="float" office:value="59.929585555968" calcext:value-type="float">
            <text:p>59.929585555968</text:p>
          </table:table-cell>
          <table:table-cell table:formula="of:=AVERAGEIFS(['Random Movement -1 End'.$H$2:.$H$424];['Random Movement -1 End'.$E$2:.$E$424];&quot;&gt;=&quot;&amp;[.$A17];['Random Movement -1 End'.$E$2:.$E$424];&quot;&lt;=&quot;&amp;[.$B17])" office:value-type="float" office:value="2.64522928855999" calcext:value-type="float">
            <text:p>2.64522928855999</text:p>
          </table:table-cell>
          <table:table-cell table:formula="of:=AVERAGEIFS(['Force Algo End'.$H$2:.$H$424];['Force Algo End'.$E$2:.$E$424];&quot;&gt;=&quot;&amp;[.$A17];['Force Algo End'.$E$2:.$E$424];&quot;&lt;=&quot;&amp;[.$B17])" office:value-type="float" office:value="2.42268554210679" calcext:value-type="float">
            <text:p>2.42268554210679</text:p>
          </table:table-cell>
          <table:table-cell table:formula="of:=AVERAGEIFS(['Total Resolution End'.$N$2:.$N$424];['Total Resolution End'.$B$2:.$B$424];&quot;&gt;=&quot;&amp;[.$A17];['Total Resolution End'.$B$2:.$B$424];&quot;&lt;=&quot;&amp;[.$B17])" office:value-type="float" office:value="2.87449201995502" calcext:value-type="float">
            <text:p>2.87449201995502</text:p>
          </table:table-cell>
          <table:table-cell table:formula="of:=AVERAGEIFS(['Random Movement End'.$I$2:.$I$424];['Random Movement End'.$E$2:.$E$424];&quot;&gt;=&quot;&amp;[.$A17];['Random Movement End'.$E$2:.$E$424];&quot;&lt;=&quot;&amp;[.$B17])" office:value-type="float" office:value="63.0588235294118" calcext:value-type="float">
            <text:p>63.0588235294118</text:p>
          </table:table-cell>
          <table:table-cell table:formula="of:=AVERAGEIFS(['Random Movement -1 End'.$I$2:.$I$424];['Random Movement -1 End'.$E$2:.$E$424];&quot;&gt;=&quot;&amp;[.$A17];['Random Movement -1 End'.$E$2:.$E$424];&quot;&lt;=&quot;&amp;[.$B17])" office:value-type="float" office:value="52.2352941176471" calcext:value-type="float">
            <text:p>52.2352941176471</text:p>
          </table:table-cell>
          <table:table-cell table:formula="of:=AVERAGEIFS(['Force Algo End'.$I$2:.$I$424];['Force Algo End'.$E$2:.$E$424];&quot;&gt;=&quot;&amp;[.$A17];['Force Algo End'.$E$2:.$E$424];&quot;&lt;=&quot;&amp;[.$B17])" office:value-type="float" office:value="56" calcext:value-type="float">
            <text:p>56</text:p>
          </table:table-cell>
          <table:table-cell table:formula="of:=AVERAGEIFS(['Total Resolution End'.$J$2:.$J$424];['Total Resolution End'.$B$2:.$B$424];&quot;&gt;=&quot;&amp;[.$A17];['Total Resolution End'.$B$2:.$B$424];&quot;&lt;=&quot;&amp;[.$B17])" office:value-type="float" office:value="54.2941176470588" calcext:value-type="float">
            <text:p>54.2941176470588</text:p>
          </table:table-cell>
          <table:table-cell table:formula="of:=AVERAGEIFS(['Random Movement End'.$B$2:.$B$424];['Random Movement End'.$E$2:.$E$424];&quot;&gt;=&quot;&amp;[.$A17];['Random Movement End'.$E$2:.$E$424];&quot;&lt;=&quot;&amp;[.$B17])" office:value-type="float" office:value="1176.47058823529" calcext:value-type="float">
            <text:p>1176.47058823529</text:p>
          </table:table-cell>
          <table:table-cell table:formula="of:=AVERAGEIFS(['Random Movement -1 End'.$B$2:.$B$424];['Random Movement -1 End'.$E$2:.$E$424];&quot;&gt;=&quot;&amp;[.$A17];['Random Movement -1 End'.$E$2:.$E$424];&quot;&lt;=&quot;&amp;[.$B17])" office:value-type="float" office:value="1123.52941176471" calcext:value-type="float">
            <text:p>1123.52941176471</text:p>
          </table:table-cell>
          <table:table-cell table:formula="of:=AVERAGEIFS(['Force Algo End'.$B$2:.$B$424];['Force Algo End'.$E$2:.$E$424];&quot;&gt;=&quot;&amp;[.$A17];['Force Algo End'.$E$2:.$E$424];&quot;&lt;=&quot;&amp;[.$B17])" office:value-type="float" office:value="1147.05882352941" calcext:value-type="float">
            <text:p>1147.05882352941</text:p>
          </table:table-cell>
          <table:table-cell table:formula="of:=AVERAGEIFS(['Total Resolution End'.$H$2:.$H$424];['Total Resolution End'.$B$2:.$B$424];&quot;&gt;=&quot;&amp;[.$A17];['Total Resolution End'.$B$2:.$B$424];&quot;&lt;=&quot;&amp;[.$B17])" office:value-type="float" office:value="178.647058823529" calcext:value-type="float">
            <text:p>178.64705882352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formula="of:=[.A18]/2+[.B18]/2" office:value-type="float" office:value="50" calcext:value-type="float">
            <text:p>50</text:p>
          </table:table-cell>
          <table:table-cell table:formula="of:=AVERAGEIFS(['Random Movement End'.$D$2:.$D$424];['Random Movement End'.$E$2:.$E$424];&quot;&gt;=&quot;&amp;[.$A18];['Random Movement End'.$E$2:.$E$424];&quot;&lt;=&quot;&amp;[.$B18])" office:value-type="float" office:value="69.8526" calcext:value-type="float">
            <text:p>69.8526</text:p>
          </table:table-cell>
          <table:table-cell table:formula="of:=AVERAGEIFS(['Random Movement -1 End'.$D$2:.$D$424];['Random Movement -1 End'.$E$2:.$E$424];&quot;&gt;=&quot;&amp;[.$A18];['Random Movement -1 End'.$E$2:.$E$424];&quot;&lt;=&quot;&amp;[.$B18])" office:value-type="float" office:value="59.0893875" calcext:value-type="float">
            <text:p>59.0893875</text:p>
          </table:table-cell>
          <table:table-cell table:formula="of:=AVERAGEIFS(['Force Algo End'.$D$2:.$D$424];['Force Algo End'.$E$2:.$E$424];&quot;&gt;=&quot;&amp;[.$A18];['Force Algo End'.$E$2:.$E$424];&quot;&lt;=&quot;&amp;[.$B18])" office:value-type="float" office:value="46.455825" calcext:value-type="float">
            <text:p>46.455825</text:p>
          </table:table-cell>
          <table:table-cell table:formula="of:=AVERAGEIFS(['Total Resolution End'.$F$2:.$F$424];['Total Resolution End'.$B$2:.$B$424];&quot;&gt;=&quot;&amp;[.$A18];['Total Resolution End'.$B$2:.$B$424];&quot;&lt;=&quot;&amp;[.$B18])" office:value-type="float" office:value="34.235" calcext:value-type="float">
            <text:p>34.235</text:p>
          </table:table-cell>
          <table:table-cell table:formula="of:=AVERAGEIFS(['Random Movement End'.$H$2:.$H$424];['Random Movement End'.$E$2:.$E$424];&quot;&gt;=&quot;&amp;[.$A18];['Random Movement End'.$E$2:.$E$424];&quot;&lt;=&quot;&amp;[.$B18])" office:value-type="float" office:value="23.3650966849438" calcext:value-type="float">
            <text:p>23.3650966849438</text:p>
          </table:table-cell>
          <table:table-cell table:formula="of:=AVERAGEIFS(['Random Movement -1 End'.$H$2:.$H$424];['Random Movement -1 End'.$E$2:.$E$424];&quot;&gt;=&quot;&amp;[.$A18];['Random Movement -1 End'.$E$2:.$E$424];&quot;&lt;=&quot;&amp;[.$B18])" office:value-type="float" office:value="3.72462364579417" calcext:value-type="float">
            <text:p>3.72462364579417</text:p>
          </table:table-cell>
          <table:table-cell table:formula="of:=AVERAGEIFS(['Force Algo End'.$H$2:.$H$424];['Force Algo End'.$E$2:.$E$424];&quot;&gt;=&quot;&amp;[.$A18];['Force Algo End'.$E$2:.$E$424];&quot;&lt;=&quot;&amp;[.$B18])" office:value-type="float" office:value="3.62542556088105" calcext:value-type="float">
            <text:p>3.62542556088105</text:p>
          </table:table-cell>
          <table:table-cell table:formula="of:=AVERAGEIFS(['Total Resolution End'.$N$2:.$N$424];['Total Resolution End'.$B$2:.$B$424];&quot;&gt;=&quot;&amp;[.$A18];['Total Resolution End'.$B$2:.$B$424];&quot;&lt;=&quot;&amp;[.$B18])" office:value-type="float" office:value="3.37680579311462" calcext:value-type="float">
            <text:p>3.37680579311462</text:p>
          </table:table-cell>
          <table:table-cell table:formula="of:=AVERAGEIFS(['Random Movement End'.$I$2:.$I$424];['Random Movement End'.$E$2:.$E$424];&quot;&gt;=&quot;&amp;[.$A18];['Random Movement End'.$E$2:.$E$424];&quot;&lt;=&quot;&amp;[.$B18])" office:value-type="float" office:value="58.375" calcext:value-type="float">
            <text:p>58.375</text:p>
          </table:table-cell>
          <table:table-cell table:formula="of:=AVERAGEIFS(['Random Movement -1 End'.$I$2:.$I$424];['Random Movement -1 End'.$E$2:.$E$424];&quot;&gt;=&quot;&amp;[.$A18];['Random Movement -1 End'.$E$2:.$E$424];&quot;&lt;=&quot;&amp;[.$B18])" office:value-type="float" office:value="67.75" calcext:value-type="float">
            <text:p>67.75</text:p>
          </table:table-cell>
          <table:table-cell table:formula="of:=AVERAGEIFS(['Force Algo End'.$I$2:.$I$424];['Force Algo End'.$E$2:.$E$424];&quot;&gt;=&quot;&amp;[.$A18];['Force Algo End'.$E$2:.$E$424];&quot;&lt;=&quot;&amp;[.$B18])" office:value-type="float" office:value="65.375" calcext:value-type="float">
            <text:p>65.375</text:p>
          </table:table-cell>
          <table:table-cell table:formula="of:=AVERAGEIFS(['Total Resolution End'.$J$2:.$J$424];['Total Resolution End'.$B$2:.$B$424];&quot;&gt;=&quot;&amp;[.$A18];['Total Resolution End'.$B$2:.$B$424];&quot;&lt;=&quot;&amp;[.$B18])" office:value-type="float" office:value="66.375" calcext:value-type="float">
            <text:p>66.375</text:p>
          </table:table-cell>
          <table:table-cell table:formula="of:=AVERAGEIFS(['Random Movement End'.$B$2:.$B$424];['Random Movement End'.$E$2:.$E$424];&quot;&gt;=&quot;&amp;[.$A18];['Random Movement End'.$E$2:.$E$424];&quot;&lt;=&quot;&amp;[.$B18])" office:value-type="float" office:value="950" calcext:value-type="float">
            <text:p>950</text:p>
          </table:table-cell>
          <table:table-cell table:formula="of:=AVERAGEIFS(['Random Movement -1 End'.$B$2:.$B$424];['Random Movement -1 End'.$E$2:.$E$424];&quot;&gt;=&quot;&amp;[.$A18];['Random Movement -1 End'.$E$2:.$E$424];&quot;&lt;=&quot;&amp;[.$B18])" office:value-type="float" office:value="1050" calcext:value-type="float">
            <text:p>1050</text:p>
          </table:table-cell>
          <table:table-cell table:formula="of:=AVERAGEIFS(['Force Algo End'.$B$2:.$B$424];['Force Algo End'.$E$2:.$E$424];&quot;&gt;=&quot;&amp;[.$A18];['Force Algo End'.$E$2:.$E$424];&quot;&lt;=&quot;&amp;[.$B18])" office:value-type="float" office:value="737.5" calcext:value-type="float">
            <text:p>737.5</text:p>
          </table:table-cell>
          <table:table-cell table:formula="of:=AVERAGEIFS(['Total Resolution End'.$H$2:.$H$424];['Total Resolution End'.$B$2:.$B$424];&quot;&gt;=&quot;&amp;[.$A18];['Total Resolution End'.$B$2:.$B$424];&quot;&lt;=&quot;&amp;[.$B18])" office:value-type="float" office:value="55.125" calcext:value-type="float">
            <text:p>55.12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formula="of:=[.A19]/2+[.B19]/2" office:value-type="float" office:value="53" calcext:value-type="float">
            <text:p>53</text:p>
          </table:table-cell>
          <table:table-cell table:formula="of:=AVERAGEIFS(['Random Movement End'.$D$2:.$D$424];['Random Movement End'.$E$2:.$E$424];&quot;&gt;=&quot;&amp;[.$A19];['Random Movement End'.$E$2:.$E$424];&quot;&lt;=&quot;&amp;[.$B19])" office:value-type="float" office:value="44.0152" calcext:value-type="float">
            <text:p>44.0152</text:p>
          </table:table-cell>
          <table:table-cell table:formula="of:=AVERAGEIFS(['Random Movement -1 End'.$D$2:.$D$424];['Random Movement -1 End'.$E$2:.$E$424];&quot;&gt;=&quot;&amp;[.$A19];['Random Movement -1 End'.$E$2:.$E$424];&quot;&lt;=&quot;&amp;[.$B19])" office:value-type="float" office:value="38.28432" calcext:value-type="float">
            <text:p>38.28432</text:p>
          </table:table-cell>
          <table:table-cell table:formula="of:=AVERAGEIFS(['Force Algo End'.$D$2:.$D$424];['Force Algo End'.$E$2:.$E$424];&quot;&gt;=&quot;&amp;[.$A19];['Force Algo End'.$E$2:.$E$424];&quot;&lt;=&quot;&amp;[.$B19])" office:value-type="float" office:value="30.93166" calcext:value-type="float">
            <text:p>30.93166</text:p>
          </table:table-cell>
          <table:table-cell table:formula="of:=AVERAGEIFS(['Total Resolution End'.$F$2:.$F$424];['Total Resolution End'.$B$2:.$B$424];&quot;&gt;=&quot;&amp;[.$A19];['Total Resolution End'.$B$2:.$B$424];&quot;&lt;=&quot;&amp;[.$B19])" office:value-type="float" office:value="28.23" calcext:value-type="float">
            <text:p>28.23</text:p>
          </table:table-cell>
          <table:table-cell table:formula="of:=AVERAGEIFS(['Random Movement End'.$H$2:.$H$424];['Random Movement End'.$E$2:.$E$424];&quot;&gt;=&quot;&amp;[.$A19];['Random Movement End'.$E$2:.$E$424];&quot;&lt;=&quot;&amp;[.$B19])" office:value-type="float" office:value="71.3025351067388" calcext:value-type="float">
            <text:p>71.3025351067388</text:p>
          </table:table-cell>
          <table:table-cell table:formula="of:=AVERAGEIFS(['Random Movement -1 End'.$H$2:.$H$424];['Random Movement -1 End'.$E$2:.$E$424];&quot;&gt;=&quot;&amp;[.$A19];['Random Movement -1 End'.$E$2:.$E$424];&quot;&lt;=&quot;&amp;[.$B19])" office:value-type="float" office:value="3.07440920777698" calcext:value-type="float">
            <text:p>3.07440920777698</text:p>
          </table:table-cell>
          <table:table-cell table:formula="of:=AVERAGEIFS(['Force Algo End'.$H$2:.$H$424];['Force Algo End'.$E$2:.$E$424];&quot;&gt;=&quot;&amp;[.$A19];['Force Algo End'.$E$2:.$E$424];&quot;&lt;=&quot;&amp;[.$B19])" office:value-type="float" office:value="3.34722419723227" calcext:value-type="float">
            <text:p>3.34722419723227</text:p>
          </table:table-cell>
          <table:table-cell table:formula="of:=AVERAGEIFS(['Total Resolution End'.$N$2:.$N$424];['Total Resolution End'.$B$2:.$B$424];&quot;&gt;=&quot;&amp;[.$A19];['Total Resolution End'.$B$2:.$B$424];&quot;&lt;=&quot;&amp;[.$B19])" office:value-type="float" office:value="143.466590854814" calcext:value-type="float">
            <text:p>143.466590854814</text:p>
          </table:table-cell>
          <table:table-cell table:formula="of:=AVERAGEIFS(['Random Movement End'.$I$2:.$I$424];['Random Movement End'.$E$2:.$E$424];&quot;&gt;=&quot;&amp;[.$A19];['Random Movement End'.$E$2:.$E$424];&quot;&lt;=&quot;&amp;[.$B19])" office:value-type="float" office:value="388.8" calcext:value-type="float">
            <text:p>388.8</text:p>
          </table:table-cell>
          <table:table-cell table:formula="of:=AVERAGEIFS(['Random Movement -1 End'.$I$2:.$I$424];['Random Movement -1 End'.$E$2:.$E$424];&quot;&gt;=&quot;&amp;[.$A19];['Random Movement -1 End'.$E$2:.$E$424];&quot;&lt;=&quot;&amp;[.$B19])" office:value-type="float" office:value="403.6" calcext:value-type="float">
            <text:p>403.6</text:p>
          </table:table-cell>
          <table:table-cell table:formula="of:=AVERAGEIFS(['Force Algo End'.$I$2:.$I$424];['Force Algo End'.$E$2:.$E$424];&quot;&gt;=&quot;&amp;[.$A19];['Force Algo End'.$E$2:.$E$424];&quot;&lt;=&quot;&amp;[.$B19])" office:value-type="float" office:value="385.4" calcext:value-type="float">
            <text:p>385.4</text:p>
          </table:table-cell>
          <table:table-cell table:formula="of:=AVERAGEIFS(['Total Resolution End'.$J$2:.$J$424];['Total Resolution End'.$B$2:.$B$424];&quot;&gt;=&quot;&amp;[.$A19];['Total Resolution End'.$B$2:.$B$424];&quot;&lt;=&quot;&amp;[.$B19])" office:value-type="float" office:value="522" calcext:value-type="float">
            <text:p>522</text:p>
          </table:table-cell>
          <table:table-cell table:formula="of:=AVERAGEIFS(['Random Movement End'.$B$2:.$B$424];['Random Movement End'.$E$2:.$E$424];&quot;&gt;=&quot;&amp;[.$A19];['Random Movement End'.$E$2:.$E$424];&quot;&lt;=&quot;&amp;[.$B19])" office:value-type="float" office:value="820" calcext:value-type="float">
            <text:p>820</text:p>
          </table:table-cell>
          <table:table-cell table:formula="of:=AVERAGEIFS(['Random Movement -1 End'.$B$2:.$B$424];['Random Movement -1 End'.$E$2:.$E$424];&quot;&gt;=&quot;&amp;[.$A19];['Random Movement -1 End'.$E$2:.$E$424];&quot;&lt;=&quot;&amp;[.$B19])" office:value-type="float" office:value="1260" calcext:value-type="float">
            <text:p>1260</text:p>
          </table:table-cell>
          <table:table-cell table:formula="of:=AVERAGEIFS(['Force Algo End'.$B$2:.$B$424];['Force Algo End'.$E$2:.$E$424];&quot;&gt;=&quot;&amp;[.$A19];['Force Algo End'.$E$2:.$E$424];&quot;&lt;=&quot;&amp;[.$B19])" office:value-type="float" office:value="280" calcext:value-type="float">
            <text:p>280</text:p>
          </table:table-cell>
          <table:table-cell table:formula="of:=AVERAGEIFS(['Total Resolution End'.$H$2:.$H$424];['Total Resolution End'.$B$2:.$B$424];&quot;&gt;=&quot;&amp;[.$A19];['Total Resolution End'.$B$2:.$B$424];&quot;&lt;=&quot;&amp;[.$B19]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formula="of:=[.A20]/2+[.B20]/2" office:value-type="float" office:value="56" calcext:value-type="float">
            <text:p>56</text:p>
          </table:table-cell>
          <table:table-cell table:formula="of:=AVERAGEIFS(['Random Movement End'.$D$2:.$D$424];['Random Movement End'.$E$2:.$E$424];&quot;&gt;=&quot;&amp;[.$A20];['Random Movement End'.$E$2:.$E$424];&quot;&lt;=&quot;&amp;[.$B20])" office:value-type="float" office:value="38.7724037037037" calcext:value-type="float">
            <text:p>38.7724037037037</text:p>
          </table:table-cell>
          <table:table-cell table:formula="of:=AVERAGEIFS(['Random Movement -1 End'.$D$2:.$D$424];['Random Movement -1 End'.$E$2:.$E$424];&quot;&gt;=&quot;&amp;[.$A20];['Random Movement -1 End'.$E$2:.$E$424];&quot;&lt;=&quot;&amp;[.$B20])" office:value-type="float" office:value="39.8400777777778" calcext:value-type="float">
            <text:p>39.8400777777778</text:p>
          </table:table-cell>
          <table:table-cell table:formula="of:=AVERAGEIFS(['Force Algo End'.$D$2:.$D$424];['Force Algo End'.$E$2:.$E$424];&quot;&gt;=&quot;&amp;[.$A20];['Force Algo End'.$E$2:.$E$424];&quot;&lt;=&quot;&amp;[.$B20])" office:value-type="float" office:value="26.9159333333333" calcext:value-type="float">
            <text:p>26.9159333333333</text:p>
          </table:table-cell>
          <table:table-cell table:formula="of:=AVERAGEIFS(['Total Resolution End'.$F$2:.$F$424];['Total Resolution End'.$B$2:.$B$424];&quot;&gt;=&quot;&amp;[.$A20];['Total Resolution End'.$B$2:.$B$424];&quot;&lt;=&quot;&amp;[.$B20])" office:value-type="float" office:value="23.707037037037" calcext:value-type="float">
            <text:p>23.707037037037</text:p>
          </table:table-cell>
          <table:table-cell table:formula="of:=AVERAGEIFS(['Random Movement End'.$H$2:.$H$424];['Random Movement End'.$E$2:.$E$424];&quot;&gt;=&quot;&amp;[.$A20];['Random Movement End'.$E$2:.$E$424];&quot;&lt;=&quot;&amp;[.$B20])" office:value-type="float" office:value="41.5873899745576" calcext:value-type="float">
            <text:p>41.5873899745576</text:p>
          </table:table-cell>
          <table:table-cell table:formula="of:=AVERAGEIFS(['Random Movement -1 End'.$H$2:.$H$424];['Random Movement -1 End'.$E$2:.$E$424];&quot;&gt;=&quot;&amp;[.$A20];['Random Movement -1 End'.$E$2:.$E$424];&quot;&lt;=&quot;&amp;[.$B20])" office:value-type="float" office:value="4.67415970836851" calcext:value-type="float">
            <text:p>4.67415970836851</text:p>
          </table:table-cell>
          <table:table-cell table:formula="of:=AVERAGEIFS(['Force Algo End'.$H$2:.$H$424];['Force Algo End'.$E$2:.$E$424];&quot;&gt;=&quot;&amp;[.$A20];['Force Algo End'.$E$2:.$E$424];&quot;&lt;=&quot;&amp;[.$B20])" office:value-type="float" office:value="78.649857007225" calcext:value-type="float">
            <text:p>78.649857007225</text:p>
          </table:table-cell>
          <table:table-cell table:formula="of:=AVERAGEIFS(['Total Resolution End'.$N$2:.$N$424];['Total Resolution End'.$B$2:.$B$424];&quot;&gt;=&quot;&amp;[.$A20];['Total Resolution End'.$B$2:.$B$424];&quot;&lt;=&quot;&amp;[.$B20])" office:value-type="float" office:value="326.749677575089" calcext:value-type="float">
            <text:p>326.749677575089</text:p>
          </table:table-cell>
          <table:table-cell table:formula="of:=AVERAGEIFS(['Random Movement End'.$I$2:.$I$424];['Random Movement End'.$E$2:.$E$424];&quot;&gt;=&quot;&amp;[.$A20];['Random Movement End'.$E$2:.$E$424];&quot;&lt;=&quot;&amp;[.$B20])" office:value-type="float" office:value="309.62962962963" calcext:value-type="float">
            <text:p>309.62962962963</text:p>
          </table:table-cell>
          <table:table-cell table:formula="of:=AVERAGEIFS(['Random Movement -1 End'.$I$2:.$I$424];['Random Movement -1 End'.$E$2:.$E$424];&quot;&gt;=&quot;&amp;[.$A20];['Random Movement -1 End'.$E$2:.$E$424];&quot;&lt;=&quot;&amp;[.$B20])" office:value-type="float" office:value="267.222222222222" calcext:value-type="float">
            <text:p>267.222222222222</text:p>
          </table:table-cell>
          <table:table-cell table:formula="of:=AVERAGEIFS(['Force Algo End'.$I$2:.$I$424];['Force Algo End'.$E$2:.$E$424];&quot;&gt;=&quot;&amp;[.$A20];['Force Algo End'.$E$2:.$E$424];&quot;&lt;=&quot;&amp;[.$B20])" office:value-type="float" office:value="283.259259259259" calcext:value-type="float">
            <text:p>283.259259259259</text:p>
          </table:table-cell>
          <table:table-cell table:formula="of:=AVERAGEIFS(['Total Resolution End'.$J$2:.$J$424];['Total Resolution End'.$B$2:.$B$424];&quot;&gt;=&quot;&amp;[.$A20];['Total Resolution End'.$B$2:.$B$424];&quot;&lt;=&quot;&amp;[.$B20])" office:value-type="float" office:value="379.333333333333" calcext:value-type="float">
            <text:p>379.333333333333</text:p>
          </table:table-cell>
          <table:table-cell table:formula="of:=AVERAGEIFS(['Random Movement End'.$B$2:.$B$424];['Random Movement End'.$E$2:.$E$424];&quot;&gt;=&quot;&amp;[.$A20];['Random Movement End'.$E$2:.$E$424];&quot;&lt;=&quot;&amp;[.$B20])" office:value-type="float" office:value="848.148148148148" calcext:value-type="float">
            <text:p>848.148148148148</text:p>
          </table:table-cell>
          <table:table-cell table:formula="of:=AVERAGEIFS(['Random Movement -1 End'.$B$2:.$B$424];['Random Movement -1 End'.$E$2:.$E$424];&quot;&gt;=&quot;&amp;[.$A20];['Random Movement -1 End'.$E$2:.$E$424];&quot;&lt;=&quot;&amp;[.$B20])" office:value-type="float" office:value="970.37037037037" calcext:value-type="float">
            <text:p>970.37037037037</text:p>
          </table:table-cell>
          <table:table-cell table:formula="of:=AVERAGEIFS(['Force Algo End'.$B$2:.$B$424];['Force Algo End'.$E$2:.$E$424];&quot;&gt;=&quot;&amp;[.$A20];['Force Algo End'.$E$2:.$E$424];&quot;&lt;=&quot;&amp;[.$B20])" office:value-type="float" office:value="537.037037037037" calcext:value-type="float">
            <text:p>537.037037037037</text:p>
          </table:table-cell>
          <table:table-cell table:formula="of:=AVERAGEIFS(['Total Resolution End'.$H$2:.$H$424];['Total Resolution End'.$B$2:.$B$424];&quot;&gt;=&quot;&amp;[.$A20];['Total Resolution End'.$B$2:.$B$424];&quot;&lt;=&quot;&amp;[.$B20])" office:value-type="float" office:value="162.185185185185" calcext:value-type="float">
            <text:p>162.18518518518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formula="of:=[.A21]/2+[.B21]/2" office:value-type="float" office:value="59" calcext:value-type="float">
            <text:p>59</text:p>
          </table:table-cell>
          <table:table-cell table:formula="of:=AVERAGEIFS(['Random Movement End'.$D$2:.$D$424];['Random Movement End'.$E$2:.$E$424];&quot;&gt;=&quot;&amp;[.$A21];['Random Movement End'.$E$2:.$E$424];&quot;&lt;=&quot;&amp;[.$B21])" office:value-type="float" office:value="41.4670285714286" calcext:value-type="float">
            <text:p>41.4670285714286</text:p>
          </table:table-cell>
          <table:table-cell table:formula="of:=AVERAGEIFS(['Random Movement -1 End'.$D$2:.$D$424];['Random Movement -1 End'.$E$2:.$E$424];&quot;&gt;=&quot;&amp;[.$A21];['Random Movement -1 End'.$E$2:.$E$424];&quot;&lt;=&quot;&amp;[.$B21])" office:value-type="float" office:value="39.5708142857143" calcext:value-type="float">
            <text:p>39.5708142857143</text:p>
          </table:table-cell>
          <table:table-cell table:formula="of:=AVERAGEIFS(['Force Algo End'.$D$2:.$D$424];['Force Algo End'.$E$2:.$E$424];&quot;&gt;=&quot;&amp;[.$A21];['Force Algo End'.$E$2:.$E$424];&quot;&lt;=&quot;&amp;[.$B21])" office:value-type="float" office:value="26.2341428571429" calcext:value-type="float">
            <text:p>26.2341428571429</text:p>
          </table:table-cell>
          <table:table-cell table:formula="of:=AVERAGEIFS(['Total Resolution End'.$F$2:.$F$424];['Total Resolution End'.$B$2:.$B$424];&quot;&gt;=&quot;&amp;[.$A21];['Total Resolution End'.$B$2:.$B$424];&quot;&lt;=&quot;&amp;[.$B21])" office:value-type="float" office:value="22.02" calcext:value-type="float">
            <text:p>22.02</text:p>
          </table:table-cell>
          <table:table-cell table:formula="of:=AVERAGEIFS(['Random Movement End'.$H$2:.$H$424];['Random Movement End'.$E$2:.$E$424];&quot;&gt;=&quot;&amp;[.$A21];['Random Movement End'.$E$2:.$E$424];&quot;&lt;=&quot;&amp;[.$B21])" office:value-type="float" office:value="30.8890770838134" calcext:value-type="float">
            <text:p>30.8890770838134</text:p>
          </table:table-cell>
          <table:table-cell table:formula="of:=AVERAGEIFS(['Random Movement -1 End'.$H$2:.$H$424];['Random Movement -1 End'.$E$2:.$E$424];&quot;&gt;=&quot;&amp;[.$A21];['Random Movement -1 End'.$E$2:.$E$424];&quot;&lt;=&quot;&amp;[.$B21])" office:value-type="float" office:value="4.02468625469832" calcext:value-type="float">
            <text:p>4.02468625469832</text:p>
          </table:table-cell>
          <table:table-cell table:formula="of:=AVERAGEIFS(['Force Algo End'.$H$2:.$H$424];['Force Algo End'.$E$2:.$E$424];&quot;&gt;=&quot;&amp;[.$A21];['Force Algo End'.$E$2:.$E$424];&quot;&lt;=&quot;&amp;[.$B21])" office:value-type="float" office:value="4.01818891170119" calcext:value-type="float">
            <text:p>4.01818891170119</text:p>
          </table:table-cell>
          <table:table-cell table:formula="of:=AVERAGEIFS(['Total Resolution End'.$N$2:.$N$424];['Total Resolution End'.$B$2:.$B$424];&quot;&gt;=&quot;&amp;[.$A21];['Total Resolution End'.$B$2:.$B$424];&quot;&lt;=&quot;&amp;[.$B21])" office:value-type="float" office:value="4.56445560123879" calcext:value-type="float">
            <text:p>4.56445560123879</text:p>
          </table:table-cell>
          <table:table-cell table:formula="of:=AVERAGEIFS(['Random Movement End'.$I$2:.$I$424];['Random Movement End'.$E$2:.$E$424];&quot;&gt;=&quot;&amp;[.$A21];['Random Movement End'.$E$2:.$E$424];&quot;&lt;=&quot;&amp;[.$B21])" office:value-type="float" office:value="201.5" calcext:value-type="float">
            <text:p>201.5</text:p>
          </table:table-cell>
          <table:table-cell table:formula="of:=AVERAGEIFS(['Random Movement -1 End'.$I$2:.$I$424];['Random Movement -1 End'.$E$2:.$E$424];&quot;&gt;=&quot;&amp;[.$A21];['Random Movement -1 End'.$E$2:.$E$424];&quot;&lt;=&quot;&amp;[.$B21])" office:value-type="float" office:value="148.571428571429" calcext:value-type="float">
            <text:p>148.571428571429</text:p>
          </table:table-cell>
          <table:table-cell table:formula="of:=AVERAGEIFS(['Force Algo End'.$I$2:.$I$424];['Force Algo End'.$E$2:.$E$424];&quot;&gt;=&quot;&amp;[.$A21];['Force Algo End'.$E$2:.$E$424];&quot;&lt;=&quot;&amp;[.$B21])" office:value-type="float" office:value="150.5" calcext:value-type="float">
            <text:p>150.5</text:p>
          </table:table-cell>
          <table:table-cell table:formula="of:=AVERAGEIFS(['Total Resolution End'.$J$2:.$J$424];['Total Resolution End'.$B$2:.$B$424];&quot;&gt;=&quot;&amp;[.$A21];['Total Resolution End'.$B$2:.$B$424];&quot;&lt;=&quot;&amp;[.$B21])" office:value-type="float" office:value="157" calcext:value-type="float">
            <text:p>157</text:p>
          </table:table-cell>
          <table:table-cell table:formula="of:=AVERAGEIFS(['Random Movement End'.$B$2:.$B$424];['Random Movement End'.$E$2:.$E$424];&quot;&gt;=&quot;&amp;[.$A21];['Random Movement End'.$E$2:.$E$424];&quot;&lt;=&quot;&amp;[.$B21])" office:value-type="float" office:value="1071.42857142857" calcext:value-type="float">
            <text:p>1071.42857142857</text:p>
          </table:table-cell>
          <table:table-cell table:formula="of:=AVERAGEIFS(['Random Movement -1 End'.$B$2:.$B$424];['Random Movement -1 End'.$E$2:.$E$424];&quot;&gt;=&quot;&amp;[.$A21];['Random Movement -1 End'.$E$2:.$E$424];&quot;&lt;=&quot;&amp;[.$B21])" office:value-type="float" office:value="964.285714285714" calcext:value-type="float">
            <text:p>964.285714285714</text:p>
          </table:table-cell>
          <table:table-cell table:formula="of:=AVERAGEIFS(['Force Algo End'.$B$2:.$B$424];['Force Algo End'.$E$2:.$E$424];&quot;&gt;=&quot;&amp;[.$A21];['Force Algo End'.$E$2:.$E$424];&quot;&lt;=&quot;&amp;[.$B21])" office:value-type="float" office:value="571.428571428571" calcext:value-type="float">
            <text:p>571.428571428571</text:p>
          </table:table-cell>
          <table:table-cell table:formula="of:=AVERAGEIFS(['Total Resolution End'.$H$2:.$H$424];['Total Resolution End'.$B$2:.$B$424];&quot;&gt;=&quot;&amp;[.$A21];['Total Resolution End'.$B$2:.$B$424];&quot;&lt;=&quot;&amp;[.$B21])" office:value-type="float" office:value="170.5" calcext:value-type="float">
            <text:p>170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formula="of:=[.A22]/2+[.B22]/2" office:value-type="float" office:value="62" calcext:value-type="float">
            <text:p>62</text:p>
          </table:table-cell>
          <table:table-cell table:formula="of:=AVERAGEIFS(['Random Movement End'.$D$2:.$D$424];['Random Movement End'.$E$2:.$E$424];&quot;&gt;=&quot;&amp;[.$A22];['Random Movement End'.$E$2:.$E$424];&quot;&lt;=&quot;&amp;[.$B22])" office:value-type="float" office:value="43.0501818181818" calcext:value-type="float">
            <text:p>43.0501818181818</text:p>
          </table:table-cell>
          <table:table-cell table:formula="of:=AVERAGEIFS(['Random Movement -1 End'.$D$2:.$D$424];['Random Movement -1 End'.$E$2:.$E$424];&quot;&gt;=&quot;&amp;[.$A22];['Random Movement -1 End'.$E$2:.$E$424];&quot;&lt;=&quot;&amp;[.$B22])" office:value-type="float" office:value="41.7536772727273" calcext:value-type="float">
            <text:p>41.7536772727273</text:p>
          </table:table-cell>
          <table:table-cell table:formula="of:=AVERAGEIFS(['Force Algo End'.$D$2:.$D$424];['Force Algo End'.$E$2:.$E$424];&quot;&gt;=&quot;&amp;[.$A22];['Force Algo End'.$E$2:.$E$424];&quot;&lt;=&quot;&amp;[.$B22])" office:value-type="float" office:value="27.5350090909091" calcext:value-type="float">
            <text:p>27.5350090909091</text:p>
          </table:table-cell>
          <table:table-cell table:formula="of:=AVERAGEIFS(['Total Resolution End'.$F$2:.$F$424];['Total Resolution End'.$B$2:.$B$424];&quot;&gt;=&quot;&amp;[.$A22];['Total Resolution End'.$B$2:.$B$424];&quot;&lt;=&quot;&amp;[.$B22])" office:value-type="float" office:value="27.3290909090909" calcext:value-type="float">
            <text:p>27.3290909090909</text:p>
          </table:table-cell>
          <table:table-cell table:formula="of:=AVERAGEIFS(['Random Movement End'.$H$2:.$H$424];['Random Movement End'.$E$2:.$E$424];&quot;&gt;=&quot;&amp;[.$A22];['Random Movement End'.$E$2:.$E$424];&quot;&lt;=&quot;&amp;[.$B22])" office:value-type="float" office:value="55.7336128899364" calcext:value-type="float">
            <text:p>55.7336128899364</text:p>
          </table:table-cell>
          <table:table-cell table:formula="of:=AVERAGEIFS(['Random Movement -1 End'.$H$2:.$H$424];['Random Movement -1 End'.$E$2:.$E$424];&quot;&gt;=&quot;&amp;[.$A22];['Random Movement -1 End'.$E$2:.$E$424];&quot;&lt;=&quot;&amp;[.$B22])" office:value-type="float" office:value="3.87306087207956" calcext:value-type="float">
            <text:p>3.87306087207956</text:p>
          </table:table-cell>
          <table:table-cell table:formula="of:=AVERAGEIFS(['Force Algo End'.$H$2:.$H$424];['Force Algo End'.$E$2:.$E$424];&quot;&gt;=&quot;&amp;[.$A22];['Force Algo End'.$E$2:.$E$424];&quot;&lt;=&quot;&amp;[.$B22])" office:value-type="float" office:value="3.62733396929441" calcext:value-type="float">
            <text:p>3.62733396929441</text:p>
          </table:table-cell>
          <table:table-cell table:formula="of:=AVERAGEIFS(['Total Resolution End'.$N$2:.$N$424];['Total Resolution End'.$B$2:.$B$424];&quot;&gt;=&quot;&amp;[.$A22];['Total Resolution End'.$B$2:.$B$424];&quot;&lt;=&quot;&amp;[.$B22])" office:value-type="float" office:value="4.5322804057542" calcext:value-type="float">
            <text:p>4.5322804057542</text:p>
          </table:table-cell>
          <table:table-cell table:formula="of:=AVERAGEIFS(['Random Movement End'.$I$2:.$I$424];['Random Movement End'.$E$2:.$E$424];&quot;&gt;=&quot;&amp;[.$A22];['Random Movement End'.$E$2:.$E$424];&quot;&lt;=&quot;&amp;[.$B22])" office:value-type="float" office:value="199.545454545455" calcext:value-type="float">
            <text:p>199.545454545455</text:p>
          </table:table-cell>
          <table:table-cell table:formula="of:=AVERAGEIFS(['Random Movement -1 End'.$I$2:.$I$424];['Random Movement -1 End'.$E$2:.$E$424];&quot;&gt;=&quot;&amp;[.$A22];['Random Movement -1 End'.$E$2:.$E$424];&quot;&lt;=&quot;&amp;[.$B22])" office:value-type="float" office:value="149.772727272727" calcext:value-type="float">
            <text:p>149.772727272727</text:p>
          </table:table-cell>
          <table:table-cell table:formula="of:=AVERAGEIFS(['Force Algo End'.$I$2:.$I$424];['Force Algo End'.$E$2:.$E$424];&quot;&gt;=&quot;&amp;[.$A22];['Force Algo End'.$E$2:.$E$424];&quot;&lt;=&quot;&amp;[.$B22])" office:value-type="float" office:value="152.136363636364" calcext:value-type="float">
            <text:p>152.136363636364</text:p>
          </table:table-cell>
          <table:table-cell table:formula="of:=AVERAGEIFS(['Total Resolution End'.$J$2:.$J$424];['Total Resolution End'.$B$2:.$B$424];&quot;&gt;=&quot;&amp;[.$A22];['Total Resolution End'.$B$2:.$B$424];&quot;&lt;=&quot;&amp;[.$B22])" office:value-type="float" office:value="167.272727272727" calcext:value-type="float">
            <text:p>167.272727272727</text:p>
          </table:table-cell>
          <table:table-cell table:formula="of:=AVERAGEIFS(['Random Movement End'.$B$2:.$B$424];['Random Movement End'.$E$2:.$E$424];&quot;&gt;=&quot;&amp;[.$A22];['Random Movement End'.$E$2:.$E$424];&quot;&lt;=&quot;&amp;[.$B22])" office:value-type="float" office:value="850" calcext:value-type="float">
            <text:p>850</text:p>
          </table:table-cell>
          <table:table-cell table:formula="of:=AVERAGEIFS(['Random Movement -1 End'.$B$2:.$B$424];['Random Movement -1 End'.$E$2:.$E$424];&quot;&gt;=&quot;&amp;[.$A22];['Random Movement -1 End'.$E$2:.$E$424];&quot;&lt;=&quot;&amp;[.$B22])" office:value-type="float" office:value="972.727272727273" calcext:value-type="float">
            <text:p>972.727272727273</text:p>
          </table:table-cell>
          <table:table-cell table:formula="of:=AVERAGEIFS(['Force Algo End'.$B$2:.$B$424];['Force Algo End'.$E$2:.$E$424];&quot;&gt;=&quot;&amp;[.$A22];['Force Algo End'.$E$2:.$E$424];&quot;&lt;=&quot;&amp;[.$B22])" office:value-type="float" office:value="413.636363636364" calcext:value-type="float">
            <text:p>413.636363636364</text:p>
          </table:table-cell>
          <table:table-cell table:formula="of:=AVERAGEIFS(['Total Resolution End'.$H$2:.$H$424];['Total Resolution End'.$B$2:.$B$424];&quot;&gt;=&quot;&amp;[.$A22];['Total Resolution End'.$B$2:.$B$424];&quot;&lt;=&quot;&amp;[.$B22])" office:value-type="float" office:value="66.9090909090909" calcext:value-type="float">
            <text:p>66.909090909090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formula="of:=[.A23]/2+[.B23]/2" office:value-type="float" office:value="65" calcext:value-type="float">
            <text:p>65</text:p>
          </table:table-cell>
          <table:table-cell table:formula="of:=AVERAGEIFS(['Random Movement End'.$D$2:.$D$424];['Random Movement End'.$E$2:.$E$424];&quot;&gt;=&quot;&amp;[.$A23];['Random Movement End'.$E$2:.$E$424];&quot;&lt;=&quot;&amp;[.$B23])" office:value-type="float" office:value="31.5119444444444" calcext:value-type="float">
            <text:p>31.5119444444444</text:p>
          </table:table-cell>
          <table:table-cell table:formula="of:=AVERAGEIFS(['Random Movement -1 End'.$D$2:.$D$424];['Random Movement -1 End'.$E$2:.$E$424];&quot;&gt;=&quot;&amp;[.$A23];['Random Movement -1 End'.$E$2:.$E$424];&quot;&lt;=&quot;&amp;[.$B23])" office:value-type="float" office:value="28.9911111111111" calcext:value-type="float">
            <text:p>28.9911111111111</text:p>
          </table:table-cell>
          <table:table-cell table:formula="of:=AVERAGEIFS(['Force Algo End'.$D$2:.$D$424];['Force Algo End'.$E$2:.$E$424];&quot;&gt;=&quot;&amp;[.$A23];['Force Algo End'.$E$2:.$E$424];&quot;&lt;=&quot;&amp;[.$B23])" office:value-type="float" office:value="23.1592666666667" calcext:value-type="float">
            <text:p>23.1592666666667</text:p>
          </table:table-cell>
          <table:table-cell table:formula="of:=AVERAGEIFS(['Total Resolution End'.$F$2:.$F$424];['Total Resolution End'.$B$2:.$B$424];&quot;&gt;=&quot;&amp;[.$A23];['Total Resolution End'.$B$2:.$B$424];&quot;&lt;=&quot;&amp;[.$B23])" office:value-type="float" office:value="23.31" calcext:value-type="float">
            <text:p>23.31</text:p>
          </table:table-cell>
          <table:table-cell table:formula="of:=AVERAGEIFS(['Random Movement End'.$H$2:.$H$424];['Random Movement End'.$E$2:.$E$424];&quot;&gt;=&quot;&amp;[.$A23];['Random Movement End'.$E$2:.$E$424];&quot;&lt;=&quot;&amp;[.$B23])" office:value-type="float" office:value="22.047611144085" calcext:value-type="float">
            <text:p>22.047611144085</text:p>
          </table:table-cell>
          <table:table-cell table:formula="of:=AVERAGEIFS(['Random Movement -1 End'.$H$2:.$H$424];['Random Movement -1 End'.$E$2:.$E$424];&quot;&gt;=&quot;&amp;[.$A23];['Random Movement -1 End'.$E$2:.$E$424];&quot;&lt;=&quot;&amp;[.$B23])" office:value-type="float" office:value="4.58681249595897" calcext:value-type="float">
            <text:p>4.58681249595897</text:p>
          </table:table-cell>
          <table:table-cell table:formula="of:=AVERAGEIFS(['Force Algo End'.$H$2:.$H$424];['Force Algo End'.$E$2:.$E$424];&quot;&gt;=&quot;&amp;[.$A23];['Force Algo End'.$E$2:.$E$424];&quot;&lt;=&quot;&amp;[.$B23])" office:value-type="float" office:value="5.21435803011059" calcext:value-type="float">
            <text:p>5.21435803011059</text:p>
          </table:table-cell>
          <table:table-cell table:formula="of:=AVERAGEIFS(['Total Resolution End'.$N$2:.$N$424];['Total Resolution End'.$B$2:.$B$424];&quot;&gt;=&quot;&amp;[.$A23];['Total Resolution End'.$B$2:.$B$424];&quot;&lt;=&quot;&amp;[.$B23])" office:value-type="float" office:value="16.0367817131439" calcext:value-type="float">
            <text:p>16.0367817131439</text:p>
          </table:table-cell>
          <table:table-cell table:formula="of:=AVERAGEIFS(['Random Movement End'.$I$2:.$I$424];['Random Movement End'.$E$2:.$E$424];&quot;&gt;=&quot;&amp;[.$A23];['Random Movement End'.$E$2:.$E$424];&quot;&lt;=&quot;&amp;[.$B23])" office:value-type="float" office:value="377.555555555556" calcext:value-type="float">
            <text:p>377.555555555556</text:p>
          </table:table-cell>
          <table:table-cell table:formula="of:=AVERAGEIFS(['Random Movement -1 End'.$I$2:.$I$424];['Random Movement -1 End'.$E$2:.$E$424];&quot;&gt;=&quot;&amp;[.$A23];['Random Movement -1 End'.$E$2:.$E$424];&quot;&lt;=&quot;&amp;[.$B23])" office:value-type="float" office:value="314.333333333333" calcext:value-type="float">
            <text:p>314.333333333333</text:p>
          </table:table-cell>
          <table:table-cell table:formula="of:=AVERAGEIFS(['Force Algo End'.$I$2:.$I$424];['Force Algo End'.$E$2:.$E$424];&quot;&gt;=&quot;&amp;[.$A23];['Force Algo End'.$E$2:.$E$424];&quot;&lt;=&quot;&amp;[.$B23])" office:value-type="float" office:value="304.444444444444" calcext:value-type="float">
            <text:p>304.444444444444</text:p>
          </table:table-cell>
          <table:table-cell table:formula="of:=AVERAGEIFS(['Total Resolution End'.$J$2:.$J$424];['Total Resolution End'.$B$2:.$B$424];&quot;&gt;=&quot;&amp;[.$A23];['Total Resolution End'.$B$2:.$B$424];&quot;&lt;=&quot;&amp;[.$B23])" office:value-type="float" office:value="341.222222222222" calcext:value-type="float">
            <text:p>341.222222222222</text:p>
          </table:table-cell>
          <table:table-cell table:formula="of:=AVERAGEIFS(['Random Movement End'.$B$2:.$B$424];['Random Movement End'.$E$2:.$E$424];&quot;&gt;=&quot;&amp;[.$A23];['Random Movement End'.$E$2:.$E$424];&quot;&lt;=&quot;&amp;[.$B23])" office:value-type="float" office:value="522.222222222222" calcext:value-type="float">
            <text:p>522.222222222222</text:p>
          </table:table-cell>
          <table:table-cell table:formula="of:=AVERAGEIFS(['Random Movement -1 End'.$B$2:.$B$424];['Random Movement -1 End'.$E$2:.$E$424];&quot;&gt;=&quot;&amp;[.$A23];['Random Movement -1 End'.$E$2:.$E$424];&quot;&lt;=&quot;&amp;[.$B23])" office:value-type="float" office:value="511.111111111111" calcext:value-type="float">
            <text:p>511.111111111111</text:p>
          </table:table-cell>
          <table:table-cell table:formula="of:=AVERAGEIFS(['Force Algo End'.$B$2:.$B$424];['Force Algo End'.$E$2:.$E$424];&quot;&gt;=&quot;&amp;[.$A23];['Force Algo End'.$E$2:.$E$424];&quot;&lt;=&quot;&amp;[.$B23])" office:value-type="float" office:value="355.555555555556" calcext:value-type="float">
            <text:p>355.555555555556</text:p>
          </table:table-cell>
          <table:table-cell table:formula="of:=AVERAGEIFS(['Total Resolution End'.$H$2:.$H$424];['Total Resolution End'.$B$2:.$B$424];&quot;&gt;=&quot;&amp;[.$A23];['Total Resolution End'.$B$2:.$B$424];&quot;&lt;=&quot;&amp;[.$B23])" office:value-type="float" office:value="117.333333333333" calcext:value-type="float">
            <text:p>117.33333333333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formula="of:=[.A24]/2+[.B24]/2" office:value-type="float" office:value="68" calcext:value-type="float">
            <text:p>68</text:p>
          </table:table-cell>
          <table:table-cell table:formula="of:=AVERAGEIFS(['Random Movement End'.$D$2:.$D$424];['Random Movement End'.$E$2:.$E$424];&quot;&gt;=&quot;&amp;[.$A24];['Random Movement End'.$E$2:.$E$424];&quot;&lt;=&quot;&amp;[.$B24])" office:value-type="float" office:value="58.0099" calcext:value-type="float">
            <text:p>58.0099</text:p>
          </table:table-cell>
          <table:table-cell table:formula="of:=AVERAGEIFS(['Random Movement -1 End'.$D$2:.$D$424];['Random Movement -1 End'.$E$2:.$E$424];&quot;&gt;=&quot;&amp;[.$A24];['Random Movement -1 End'.$E$2:.$E$424];&quot;&lt;=&quot;&amp;[.$B24])" office:value-type="float" office:value="48.298" calcext:value-type="float">
            <text:p>48.298</text:p>
          </table:table-cell>
          <table:table-cell table:formula="of:=AVERAGEIFS(['Force Algo End'.$D$2:.$D$424];['Force Algo End'.$E$2:.$E$424];&quot;&gt;=&quot;&amp;[.$A24];['Force Algo End'.$E$2:.$E$424];&quot;&lt;=&quot;&amp;[.$B24])" office:value-type="float" office:value="39.3546" calcext:value-type="float">
            <text:p>39.3546</text:p>
          </table:table-cell>
          <table:table-cell table:formula="of:=AVERAGEIFS(['Total Resolution End'.$F$2:.$F$424];['Total Resolution End'.$B$2:.$B$424];&quot;&gt;=&quot;&amp;[.$A24];['Total Resolution End'.$B$2:.$B$424];&quot;&lt;=&quot;&amp;[.$B24])" office:value-type="float" office:value="21.76" calcext:value-type="float">
            <text:p>21.76</text:p>
          </table:table-cell>
          <table:table-cell table:formula="of:=AVERAGEIFS(['Random Movement End'.$H$2:.$H$424];['Random Movement End'.$E$2:.$E$424];&quot;&gt;=&quot;&amp;[.$A24];['Random Movement End'.$E$2:.$E$424];&quot;&lt;=&quot;&amp;[.$B24])" office:value-type="float" office:value="28.4073006826648" calcext:value-type="float">
            <text:p>28.4073006826648</text:p>
          </table:table-cell>
          <table:table-cell table:formula="of:=AVERAGEIFS(['Random Movement -1 End'.$H$2:.$H$424];['Random Movement -1 End'.$E$2:.$E$424];&quot;&gt;=&quot;&amp;[.$A24];['Random Movement -1 End'.$E$2:.$E$424];&quot;&lt;=&quot;&amp;[.$B24])" office:value-type="float" office:value="3.80878446988802" calcext:value-type="float">
            <text:p>3.80878446988802</text:p>
          </table:table-cell>
          <table:table-cell table:formula="of:=AVERAGEIFS(['Force Algo End'.$H$2:.$H$424];['Force Algo End'.$E$2:.$E$424];&quot;&gt;=&quot;&amp;[.$A24];['Force Algo End'.$E$2:.$E$424];&quot;&lt;=&quot;&amp;[.$B24])" office:value-type="float" office:value="4.01859831571988" calcext:value-type="float">
            <text:p>4.01859831571988</text:p>
          </table:table-cell>
          <table:table-cell table:formula="of:=AVERAGEIFS(['Total Resolution End'.$N$2:.$N$424];['Total Resolution End'.$B$2:.$B$424];&quot;&gt;=&quot;&amp;[.$A24];['Total Resolution End'.$B$2:.$B$424];&quot;&lt;=&quot;&amp;[.$B24])" office:value-type="float" office:value="3.49225534962844" calcext:value-type="float">
            <text:p>3.49225534962844</text:p>
          </table:table-cell>
          <table:table-cell table:formula="of:=AVERAGEIFS(['Random Movement End'.$I$2:.$I$424];['Random Movement End'.$E$2:.$E$424];&quot;&gt;=&quot;&amp;[.$A24];['Random Movement End'.$E$2:.$E$424];&quot;&lt;=&quot;&amp;[.$B24])" office:value-type="float" office:value="49" calcext:value-type="float">
            <text:p>49</text:p>
          </table:table-cell>
          <table:table-cell table:formula="of:=AVERAGEIFS(['Random Movement -1 End'.$I$2:.$I$424];['Random Movement -1 End'.$E$2:.$E$424];&quot;&gt;=&quot;&amp;[.$A24];['Random Movement -1 End'.$E$2:.$E$424];&quot;&lt;=&quot;&amp;[.$B24])" office:value-type="float" office:value="63" calcext:value-type="float">
            <text:p>63</text:p>
          </table:table-cell>
          <table:table-cell table:formula="of:=AVERAGEIFS(['Force Algo End'.$I$2:.$I$424];['Force Algo End'.$E$2:.$E$424];&quot;&gt;=&quot;&amp;[.$A24];['Force Algo End'.$E$2:.$E$424];&quot;&lt;=&quot;&amp;[.$B24])" office:value-type="float" office:value="59" calcext:value-type="float">
            <text:p>59</text:p>
          </table:table-cell>
          <table:table-cell table:formula="of:=AVERAGEIFS(['Total Resolution End'.$J$2:.$J$424];['Total Resolution End'.$B$2:.$B$424];&quot;&gt;=&quot;&amp;[.$A24];['Total Resolution End'.$B$2:.$B$424];&quot;&lt;=&quot;&amp;[.$B24])" office:value-type="float" office:value="47" calcext:value-type="float">
            <text:p>47</text:p>
          </table:table-cell>
          <table:table-cell table:formula="of:=AVERAGEIFS(['Random Movement End'.$B$2:.$B$424];['Random Movement End'.$E$2:.$E$424];&quot;&gt;=&quot;&amp;[.$A24];['Random Movement End'.$E$2:.$E$424];&quot;&lt;=&quot;&amp;[.$B24])" office:value-type="float" office:value="600" calcext:value-type="float">
            <text:p>600</text:p>
          </table:table-cell>
          <table:table-cell table:formula="of:=AVERAGEIFS(['Random Movement -1 End'.$B$2:.$B$424];['Random Movement -1 End'.$E$2:.$E$424];&quot;&gt;=&quot;&amp;[.$A24];['Random Movement -1 End'.$E$2:.$E$424];&quot;&lt;=&quot;&amp;[.$B24])" office:value-type="float" office:value="400" calcext:value-type="float">
            <text:p>400</text:p>
          </table:table-cell>
          <table:table-cell table:formula="of:=AVERAGEIFS(['Force Algo End'.$B$2:.$B$424];['Force Algo End'.$E$2:.$E$424];&quot;&gt;=&quot;&amp;[.$A24];['Force Algo End'.$E$2:.$E$424];&quot;&lt;=&quot;&amp;[.$B24])" office:value-type="float" office:value="700" calcext:value-type="float">
            <text:p>700</text:p>
          </table:table-cell>
          <table:table-cell table:formula="of:=AVERAGEIFS(['Total Resolution End'.$H$2:.$H$424];['Total Resolution End'.$B$2:.$B$424];&quot;&gt;=&quot;&amp;[.$A24];['Total Resolution End'.$B$2:.$B$424];&quot;&lt;=&quot;&amp;[.$B24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formula="of:=[.A25]/2+[.B25]/2" office:value-type="float" office:value="71" calcext:value-type="float">
            <text:p>71</text:p>
          </table:table-cell>
          <table:table-cell table:formula="of:=AVERAGEIFS(['Random Movement End'.$D$2:.$D$424];['Random Movement End'.$E$2:.$E$424];&quot;&gt;=&quot;&amp;[.$A25];['Random Movement End'.$E$2:.$E$424];&quot;&lt;=&quot;&amp;[.$B25])" office:value-type="float" office:value="56.7709" calcext:value-type="float">
            <text:p>56.7709</text:p>
          </table:table-cell>
          <table:table-cell table:formula="of:=AVERAGEIFS(['Random Movement -1 End'.$D$2:.$D$424];['Random Movement -1 End'.$E$2:.$E$424];&quot;&gt;=&quot;&amp;[.$A25];['Random Movement -1 End'.$E$2:.$E$424];&quot;&lt;=&quot;&amp;[.$B25])" office:value-type="float" office:value="57.7947" calcext:value-type="float">
            <text:p>57.7947</text:p>
          </table:table-cell>
          <table:table-cell table:formula="of:=AVERAGEIFS(['Force Algo End'.$D$2:.$D$424];['Force Algo End'.$E$2:.$E$424];&quot;&gt;=&quot;&amp;[.$A25];['Force Algo End'.$E$2:.$E$424];&quot;&lt;=&quot;&amp;[.$B25])" office:value-type="float" office:value="37.0455" calcext:value-type="float">
            <text:p>37.0455</text:p>
          </table:table-cell>
          <table:table-cell table:formula="of:=AVERAGEIFS(['Total Resolution End'.$F$2:.$F$424];['Total Resolution End'.$B$2:.$B$424];&quot;&gt;=&quot;&amp;[.$A25];['Total Resolution End'.$B$2:.$B$424];&quot;&lt;=&quot;&amp;[.$B25])" office:value-type="float" office:value="25.62" calcext:value-type="float">
            <text:p>25.62</text:p>
          </table:table-cell>
          <table:table-cell table:formula="of:=AVERAGEIFS(['Random Movement End'.$H$2:.$H$424];['Random Movement End'.$E$2:.$E$424];&quot;&gt;=&quot;&amp;[.$A25];['Random Movement End'.$E$2:.$E$424];&quot;&lt;=&quot;&amp;[.$B25])" office:value-type="float" office:value="18.682036991097" calcext:value-type="float">
            <text:p>18.682036991097</text:p>
          </table:table-cell>
          <table:table-cell table:formula="of:=AVERAGEIFS(['Random Movement -1 End'.$H$2:.$H$424];['Random Movement -1 End'.$E$2:.$E$424];&quot;&gt;=&quot;&amp;[.$A25];['Random Movement -1 End'.$E$2:.$E$424];&quot;&lt;=&quot;&amp;[.$B25])" office:value-type="float" office:value="5.10101470398464" calcext:value-type="float">
            <text:p>5.10101470398464</text:p>
          </table:table-cell>
          <table:table-cell table:formula="of:=AVERAGEIFS(['Force Algo End'.$H$2:.$H$424];['Force Algo End'.$E$2:.$E$424];&quot;&gt;=&quot;&amp;[.$A25];['Force Algo End'.$E$2:.$E$424];&quot;&lt;=&quot;&amp;[.$B25])" office:value-type="float" office:value="3.62679587838072" calcext:value-type="float">
            <text:p>3.62679587838072</text:p>
          </table:table-cell>
          <table:table-cell table:formula="of:=AVERAGEIFS(['Total Resolution End'.$N$2:.$N$424];['Total Resolution End'.$B$2:.$B$424];&quot;&gt;=&quot;&amp;[.$A25];['Total Resolution End'.$B$2:.$B$424];&quot;&lt;=&quot;&amp;[.$B25])" office:value-type="float" office:value="5.02985074626866" calcext:value-type="float">
            <text:p>5.02985074626866</text:p>
          </table:table-cell>
          <table:table-cell table:formula="of:=AVERAGEIFS(['Random Movement End'.$I$2:.$I$424];['Random Movement End'.$E$2:.$E$424];&quot;&gt;=&quot;&amp;[.$A25];['Random Movement End'.$E$2:.$E$424];&quot;&lt;=&quot;&amp;[.$B25])" office:value-type="float" office:value="86" calcext:value-type="float">
            <text:p>86</text:p>
          </table:table-cell>
          <table:table-cell table:formula="of:=AVERAGEIFS(['Random Movement -1 End'.$I$2:.$I$424];['Random Movement -1 End'.$E$2:.$E$424];&quot;&gt;=&quot;&amp;[.$A25];['Random Movement -1 End'.$E$2:.$E$424];&quot;&lt;=&quot;&amp;[.$B25])" office:value-type="float" office:value="53" calcext:value-type="float">
            <text:p>53</text:p>
          </table:table-cell>
          <table:table-cell table:formula="of:=AVERAGEIFS(['Force Algo End'.$I$2:.$I$424];['Force Algo End'.$E$2:.$E$424];&quot;&gt;=&quot;&amp;[.$A25];['Force Algo End'.$E$2:.$E$424];&quot;&lt;=&quot;&amp;[.$B25])" office:value-type="float" office:value="79" calcext:value-type="float">
            <text:p>79</text:p>
          </table:table-cell>
          <table:table-cell table:formula="of:=AVERAGEIFS(['Total Resolution End'.$J$2:.$J$424];['Total Resolution End'.$B$2:.$B$424];&quot;&gt;=&quot;&amp;[.$A25];['Total Resolution End'.$B$2:.$B$424];&quot;&lt;=&quot;&amp;[.$B25])" office:value-type="float" office:value="85" calcext:value-type="float">
            <text:p>85</text:p>
          </table:table-cell>
          <table:table-cell table:formula="of:=AVERAGEIFS(['Random Movement End'.$B$2:.$B$424];['Random Movement End'.$E$2:.$E$424];&quot;&gt;=&quot;&amp;[.$A25];['Random Movement End'.$E$2:.$E$424];&quot;&lt;=&quot;&amp;[.$B25])" office:value-type="float" office:value="1100" calcext:value-type="float">
            <text:p>1100</text:p>
          </table:table-cell>
          <table:table-cell table:formula="of:=AVERAGEIFS(['Random Movement -1 End'.$B$2:.$B$424];['Random Movement -1 End'.$E$2:.$E$424];&quot;&gt;=&quot;&amp;[.$A25];['Random Movement -1 End'.$E$2:.$E$424];&quot;&lt;=&quot;&amp;[.$B25])" office:value-type="float" office:value="800" calcext:value-type="float">
            <text:p>800</text:p>
          </table:table-cell>
          <table:table-cell table:formula="of:=AVERAGEIFS(['Force Algo End'.$B$2:.$B$424];['Force Algo End'.$E$2:.$E$424];&quot;&gt;=&quot;&amp;[.$A25];['Force Algo End'.$E$2:.$E$424];&quot;&lt;=&quot;&amp;[.$B25])" office:value-type="float" office:value="200" calcext:value-type="float">
            <text:p>200</text:p>
          </table:table-cell>
          <table:table-cell table:formula="of:=AVERAGEIFS(['Total Resolution End'.$H$2:.$H$424];['Total Resolution End'.$B$2:.$B$424];&quot;&gt;=&quot;&amp;[.$A25];['Total Resolution End'.$B$2:.$B$424];&quot;&lt;=&quot;&amp;[.$B25])"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formula="of:=[.A26]/2+[.B26]/2" office:value-type="float" office:value="74" calcext:value-type="float">
            <text:p>74</text:p>
          </table:table-cell>
          <table:table-cell table:formula="of:=AVERAGEIFS(['Random Movement End'.$D$2:.$D$424];['Random Movement End'.$E$2:.$E$424];&quot;&gt;=&quot;&amp;[.$A26];['Random Movement End'.$E$2:.$E$424];&quot;&lt;=&quot;&amp;[.$B26])" office:value-type="float" office:value="73.2834285714286" calcext:value-type="float">
            <text:p>73.2834285714286</text:p>
          </table:table-cell>
          <table:table-cell table:formula="of:=AVERAGEIFS(['Random Movement -1 End'.$D$2:.$D$424];['Random Movement -1 End'.$E$2:.$E$424];&quot;&gt;=&quot;&amp;[.$A26];['Random Movement -1 End'.$E$2:.$E$424];&quot;&lt;=&quot;&amp;[.$B26])" office:value-type="float" office:value="67.5472285714286" calcext:value-type="float">
            <text:p>67.5472285714286</text:p>
          </table:table-cell>
          <table:table-cell table:formula="of:=AVERAGEIFS(['Force Algo End'.$D$2:.$D$424];['Force Algo End'.$E$2:.$E$424];&quot;&gt;=&quot;&amp;[.$A26];['Force Algo End'.$E$2:.$E$424];&quot;&lt;=&quot;&amp;[.$B26])" office:value-type="float" office:value="59.4138428571429" calcext:value-type="float">
            <text:p>59.4138428571429</text:p>
          </table:table-cell>
          <table:table-cell table:formula="of:=AVERAGEIFS(['Total Resolution End'.$F$2:.$F$424];['Total Resolution End'.$B$2:.$B$424];&quot;&gt;=&quot;&amp;[.$A26];['Total Resolution End'.$B$2:.$B$424];&quot;&lt;=&quot;&amp;[.$B26])" office:value-type="float" office:value="44.0714285714286" calcext:value-type="float">
            <text:p>44.0714285714286</text:p>
          </table:table-cell>
          <table:table-cell table:formula="of:=AVERAGEIFS(['Random Movement End'.$H$2:.$H$424];['Random Movement End'.$E$2:.$E$424];&quot;&gt;=&quot;&amp;[.$A26];['Random Movement End'.$E$2:.$E$424];&quot;&lt;=&quot;&amp;[.$B26])" office:value-type="float" office:value="48.2553062368647" calcext:value-type="float">
            <text:p>48.2553062368647</text:p>
          </table:table-cell>
          <table:table-cell table:formula="of:=AVERAGEIFS(['Random Movement -1 End'.$H$2:.$H$424];['Random Movement -1 End'.$E$2:.$E$424];&quot;&gt;=&quot;&amp;[.$A26];['Random Movement -1 End'.$E$2:.$E$424];&quot;&lt;=&quot;&amp;[.$B26])" office:value-type="float" office:value="3.69605981206346" calcext:value-type="float">
            <text:p>3.69605981206346</text:p>
          </table:table-cell>
          <table:table-cell table:formula="of:=AVERAGEIFS(['Force Algo End'.$H$2:.$H$424];['Force Algo End'.$E$2:.$E$424];&quot;&gt;=&quot;&amp;[.$A26];['Force Algo End'.$E$2:.$E$424];&quot;&lt;=&quot;&amp;[.$B26])" office:value-type="float" office:value="3.43157019314061" calcext:value-type="float">
            <text:p>3.43157019314061</text:p>
          </table:table-cell>
          <table:table-cell table:formula="of:=AVERAGEIFS(['Total Resolution End'.$N$2:.$N$424];['Total Resolution End'.$B$2:.$B$424];&quot;&gt;=&quot;&amp;[.$A26];['Total Resolution End'.$B$2:.$B$424];&quot;&lt;=&quot;&amp;[.$B26])" office:value-type="float" office:value="3.32243049569112" calcext:value-type="float">
            <text:p>3.32243049569112</text:p>
          </table:table-cell>
          <table:table-cell table:formula="of:=AVERAGEIFS(['Random Movement End'.$I$2:.$I$424];['Random Movement End'.$E$2:.$E$424];&quot;&gt;=&quot;&amp;[.$A26];['Random Movement End'.$E$2:.$E$424];&quot;&lt;=&quot;&amp;[.$B26])" office:value-type="float" office:value="45.7142857142857" calcext:value-type="float">
            <text:p>45.7142857142857</text:p>
          </table:table-cell>
          <table:table-cell table:formula="of:=AVERAGEIFS(['Random Movement -1 End'.$I$2:.$I$424];['Random Movement -1 End'.$E$2:.$E$424];&quot;&gt;=&quot;&amp;[.$A26];['Random Movement -1 End'.$E$2:.$E$424];&quot;&lt;=&quot;&amp;[.$B26])" office:value-type="float" office:value="40" calcext:value-type="float">
            <text:p>40</text:p>
          </table:table-cell>
          <table:table-cell table:formula="of:=AVERAGEIFS(['Force Algo End'.$I$2:.$I$424];['Force Algo End'.$E$2:.$E$424];&quot;&gt;=&quot;&amp;[.$A26];['Force Algo End'.$E$2:.$E$424];&quot;&lt;=&quot;&amp;[.$B26])" office:value-type="float" office:value="47.1428571428571" calcext:value-type="float">
            <text:p>47.1428571428571</text:p>
          </table:table-cell>
          <table:table-cell table:formula="of:=AVERAGEIFS(['Total Resolution End'.$J$2:.$J$424];['Total Resolution End'.$B$2:.$B$424];&quot;&gt;=&quot;&amp;[.$A26];['Total Resolution End'.$B$2:.$B$424];&quot;&lt;=&quot;&amp;[.$B26])" office:value-type="float" office:value="40.4285714285714" calcext:value-type="float">
            <text:p>40.4285714285714</text:p>
          </table:table-cell>
          <table:table-cell table:formula="of:=AVERAGEIFS(['Random Movement End'.$B$2:.$B$424];['Random Movement End'.$E$2:.$E$424];&quot;&gt;=&quot;&amp;[.$A26];['Random Movement End'.$E$2:.$E$424];&quot;&lt;=&quot;&amp;[.$B26])" office:value-type="float" office:value="1271.42857142857" calcext:value-type="float">
            <text:p>1271.42857142857</text:p>
          </table:table-cell>
          <table:table-cell table:formula="of:=AVERAGEIFS(['Random Movement -1 End'.$B$2:.$B$424];['Random Movement -1 End'.$E$2:.$E$424];&quot;&gt;=&quot;&amp;[.$A26];['Random Movement -1 End'.$E$2:.$E$424];&quot;&lt;=&quot;&amp;[.$B26])" office:value-type="float" office:value="957.142857142857" calcext:value-type="float">
            <text:p>957.142857142857</text:p>
          </table:table-cell>
          <table:table-cell table:formula="of:=AVERAGEIFS(['Force Algo End'.$B$2:.$B$424];['Force Algo End'.$E$2:.$E$424];&quot;&gt;=&quot;&amp;[.$A26];['Force Algo End'.$E$2:.$E$424];&quot;&lt;=&quot;&amp;[.$B26])" office:value-type="float" office:value="1528.57142857143" calcext:value-type="float">
            <text:p>1528.57142857143</text:p>
          </table:table-cell>
          <table:table-cell table:formula="of:=AVERAGEIFS(['Total Resolution End'.$H$2:.$H$424];['Total Resolution End'.$B$2:.$B$424];&quot;&gt;=&quot;&amp;[.$A26];['Total Resolution End'.$B$2:.$B$424];&quot;&lt;=&quot;&amp;[.$B26])" office:value-type="float" office:value="62.2857142857143" calcext:value-type="float">
            <text:p>62.285714285714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formula="of:=[.A27]/2+[.B27]/2" office:value-type="float" office:value="77" calcext:value-type="float">
            <text:p>77</text:p>
          </table:table-cell>
          <table:table-cell table:formula="of:=AVERAGEIFS(['Random Movement End'.$D$2:.$D$424];['Random Movement End'.$E$2:.$E$424];&quot;&gt;=&quot;&amp;[.$A27];['Random Movement End'.$E$2:.$E$424];&quot;&lt;=&quot;&amp;[.$B27])" office:value-type="float" office:value="42.3288" calcext:value-type="float">
            <text:p>42.3288</text:p>
          </table:table-cell>
          <table:table-cell table:formula="of:=AVERAGEIFS(['Random Movement -1 End'.$D$2:.$D$424];['Random Movement -1 End'.$E$2:.$E$424];&quot;&gt;=&quot;&amp;[.$A27];['Random Movement -1 End'.$E$2:.$E$424];&quot;&lt;=&quot;&amp;[.$B27])" office:value-type="float" office:value="48.0748" calcext:value-type="float">
            <text:p>48.0748</text:p>
          </table:table-cell>
          <table:table-cell table:formula="of:=AVERAGEIFS(['Force Algo End'.$D$2:.$D$424];['Force Algo End'.$E$2:.$E$424];&quot;&gt;=&quot;&amp;[.$A27];['Force Algo End'.$E$2:.$E$424];&quot;&lt;=&quot;&amp;[.$B27])" office:value-type="float" office:value="46.59195" calcext:value-type="float">
            <text:p>46.59195</text:p>
          </table:table-cell>
          <table:table-cell table:formula="of:=AVERAGEIFS(['Total Resolution End'.$F$2:.$F$424];['Total Resolution End'.$B$2:.$B$424];&quot;&gt;=&quot;&amp;[.$A27];['Total Resolution End'.$B$2:.$B$424];&quot;&lt;=&quot;&amp;[.$B27])" office:value-type="float" office:value="32.315" calcext:value-type="float">
            <text:p>32.315</text:p>
          </table:table-cell>
          <table:table-cell table:formula="of:=AVERAGEIFS(['Random Movement End'.$H$2:.$H$424];['Random Movement End'.$E$2:.$E$424];&quot;&gt;=&quot;&amp;[.$A27];['Random Movement End'.$E$2:.$E$424];&quot;&lt;=&quot;&amp;[.$B27])" office:value-type="float" office:value="22.979490527713" calcext:value-type="float">
            <text:p>22.979490527713</text:p>
          </table:table-cell>
          <table:table-cell table:formula="of:=AVERAGEIFS(['Random Movement -1 End'.$H$2:.$H$424];['Random Movement -1 End'.$E$2:.$E$424];&quot;&gt;=&quot;&amp;[.$A27];['Random Movement -1 End'.$E$2:.$E$424];&quot;&lt;=&quot;&amp;[.$B27])" office:value-type="float" office:value="2.38141464772929" calcext:value-type="float">
            <text:p>2.38141464772929</text:p>
          </table:table-cell>
          <table:table-cell table:formula="of:=AVERAGEIFS(['Force Algo End'.$H$2:.$H$424];['Force Algo End'.$E$2:.$E$424];&quot;&gt;=&quot;&amp;[.$A27];['Force Algo End'.$E$2:.$E$424];&quot;&lt;=&quot;&amp;[.$B27])" office:value-type="float" office:value="2.34310963700818" calcext:value-type="float">
            <text:p>2.34310963700818</text:p>
          </table:table-cell>
          <table:table-cell table:formula="of:=AVERAGEIFS(['Total Resolution End'.$N$2:.$N$424];['Total Resolution End'.$B$2:.$B$424];&quot;&gt;=&quot;&amp;[.$A27];['Total Resolution End'.$B$2:.$B$424];&quot;&lt;=&quot;&amp;[.$B27])" office:value-type="float" office:value="2.69954650289296" calcext:value-type="float">
            <text:p>2.69954650289296</text:p>
          </table:table-cell>
          <table:table-cell table:formula="of:=AVERAGEIFS(['Random Movement End'.$I$2:.$I$424];['Random Movement End'.$E$2:.$E$424];&quot;&gt;=&quot;&amp;[.$A27];['Random Movement End'.$E$2:.$E$424];&quot;&lt;=&quot;&amp;[.$B27])" office:value-type="float" office:value="64" calcext:value-type="float">
            <text:p>64</text:p>
          </table:table-cell>
          <table:table-cell table:formula="of:=AVERAGEIFS(['Random Movement -1 End'.$I$2:.$I$424];['Random Movement -1 End'.$E$2:.$E$424];&quot;&gt;=&quot;&amp;[.$A27];['Random Movement -1 End'.$E$2:.$E$424];&quot;&lt;=&quot;&amp;[.$B27])" office:value-type="float" office:value="46" calcext:value-type="float">
            <text:p>46</text:p>
          </table:table-cell>
          <table:table-cell table:formula="of:=AVERAGEIFS(['Force Algo End'.$I$2:.$I$424];['Force Algo End'.$E$2:.$E$424];&quot;&gt;=&quot;&amp;[.$A27];['Force Algo End'.$E$2:.$E$424];&quot;&lt;=&quot;&amp;[.$B27])" office:value-type="float" office:value="56.5" calcext:value-type="float">
            <text:p>56.5</text:p>
          </table:table-cell>
          <table:table-cell table:formula="of:=AVERAGEIFS(['Total Resolution End'.$J$2:.$J$424];['Total Resolution End'.$B$2:.$B$424];&quot;&gt;=&quot;&amp;[.$A27];['Total Resolution End'.$B$2:.$B$424];&quot;&lt;=&quot;&amp;[.$B27])" office:value-type="float" office:value="57.5" calcext:value-type="float">
            <text:p>57.5</text:p>
          </table:table-cell>
          <table:table-cell table:formula="of:=AVERAGEIFS(['Random Movement End'.$B$2:.$B$424];['Random Movement End'.$E$2:.$E$424];&quot;&gt;=&quot;&amp;[.$A27];['Random Movement End'.$E$2:.$E$424];&quot;&lt;=&quot;&amp;[.$B27])" office:value-type="float" office:value="300" calcext:value-type="float">
            <text:p>300</text:p>
          </table:table-cell>
          <table:table-cell table:formula="of:=AVERAGEIFS(['Random Movement -1 End'.$B$2:.$B$424];['Random Movement -1 End'.$E$2:.$E$424];&quot;&gt;=&quot;&amp;[.$A27];['Random Movement -1 End'.$E$2:.$E$424];&quot;&lt;=&quot;&amp;[.$B27])" office:value-type="float" office:value="500" calcext:value-type="float">
            <text:p>500</text:p>
          </table:table-cell>
          <table:table-cell table:formula="of:=AVERAGEIFS(['Force Algo End'.$B$2:.$B$424];['Force Algo End'.$E$2:.$E$424];&quot;&gt;=&quot;&amp;[.$A27];['Force Algo End'.$E$2:.$E$424];&quot;&lt;=&quot;&amp;[.$B27])" office:value-type="float" office:value="450" calcext:value-type="float">
            <text:p>450</text:p>
          </table:table-cell>
          <table:table-cell table:formula="of:=AVERAGEIFS(['Total Resolution End'.$H$2:.$H$424];['Total Resolution End'.$B$2:.$B$424];&quot;&gt;=&quot;&amp;[.$A27];['Total Resolution End'.$B$2:.$B$424];&quot;&lt;=&quot;&amp;[.$B27])"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28]/2+[.B28]/2" office:value-type="float" office:value="80" calcext:value-type="float">
            <text:p>80</text:p>
          </table:table-cell>
          <table:table-cell table:formula="of:=AVERAGEIFS(['Random Movement End'.$D$2:.$D$424];['Random Movement End'.$E$2:.$E$424];&quot;&gt;=&quot;&amp;[.$A28];['Random Movement End'.$E$2:.$E$424];&quot;&lt;=&quot;&amp;[.$B28])" office:value-type="float" office:value="68.9003428571429" calcext:value-type="float">
            <text:p>68.9003428571429</text:p>
          </table:table-cell>
          <table:table-cell table:formula="of:=AVERAGEIFS(['Random Movement -1 End'.$D$2:.$D$424];['Random Movement -1 End'.$E$2:.$E$424];&quot;&gt;=&quot;&amp;[.$A28];['Random Movement -1 End'.$E$2:.$E$424];&quot;&lt;=&quot;&amp;[.$B28])" office:value-type="float" office:value="62.8386714285714" calcext:value-type="float">
            <text:p>62.8386714285714</text:p>
          </table:table-cell>
          <table:table-cell table:formula="of:=AVERAGEIFS(['Force Algo End'.$D$2:.$D$424];['Force Algo End'.$E$2:.$E$424];&quot;&gt;=&quot;&amp;[.$A28];['Force Algo End'.$E$2:.$E$424];&quot;&lt;=&quot;&amp;[.$B28])" office:value-type="float" office:value="54.0692" calcext:value-type="float">
            <text:p>54.0692</text:p>
          </table:table-cell>
          <table:table-cell table:formula="of:=AVERAGEIFS(['Total Resolution End'.$F$2:.$F$424];['Total Resolution End'.$B$2:.$B$424];&quot;&gt;=&quot;&amp;[.$A28];['Total Resolution End'.$B$2:.$B$424];&quot;&lt;=&quot;&amp;[.$B28])" office:value-type="float" office:value="40.1885714285714" calcext:value-type="float">
            <text:p>40.1885714285714</text:p>
          </table:table-cell>
          <table:table-cell table:formula="of:=AVERAGEIFS(['Random Movement End'.$H$2:.$H$424];['Random Movement End'.$E$2:.$E$424];&quot;&gt;=&quot;&amp;[.$A28];['Random Movement End'.$E$2:.$E$424];&quot;&lt;=&quot;&amp;[.$B28])" office:value-type="float" office:value="25.558212273734" calcext:value-type="float">
            <text:p>25.558212273734</text:p>
          </table:table-cell>
          <table:table-cell table:formula="of:=AVERAGEIFS(['Random Movement -1 End'.$H$2:.$H$424];['Random Movement -1 End'.$E$2:.$E$424];&quot;&gt;=&quot;&amp;[.$A28];['Random Movement -1 End'.$E$2:.$E$424];&quot;&lt;=&quot;&amp;[.$B28])" office:value-type="float" office:value="3.62782621691806" calcext:value-type="float">
            <text:p>3.62782621691806</text:p>
          </table:table-cell>
          <table:table-cell table:formula="of:=AVERAGEIFS(['Force Algo End'.$H$2:.$H$424];['Force Algo End'.$E$2:.$E$424];&quot;&gt;=&quot;&amp;[.$A28];['Force Algo End'.$E$2:.$E$424];&quot;&lt;=&quot;&amp;[.$B28])" office:value-type="float" office:value="3.17607850883663" calcext:value-type="float">
            <text:p>3.17607850883663</text:p>
          </table:table-cell>
          <table:table-cell table:formula="of:=AVERAGEIFS(['Total Resolution End'.$N$2:.$N$424];['Total Resolution End'.$B$2:.$B$424];&quot;&gt;=&quot;&amp;[.$A28];['Total Resolution End'.$B$2:.$B$424];&quot;&lt;=&quot;&amp;[.$B28])" office:value-type="float" office:value="4.06335797053216" calcext:value-type="float">
            <text:p>4.06335797053216</text:p>
          </table:table-cell>
          <table:table-cell table:formula="of:=AVERAGEIFS(['Random Movement End'.$I$2:.$I$424];['Random Movement End'.$E$2:.$E$424];&quot;&gt;=&quot;&amp;[.$A28];['Random Movement End'.$E$2:.$E$424];&quot;&lt;=&quot;&amp;[.$B28])" office:value-type="float" office:value="102.142857142857" calcext:value-type="float">
            <text:p>102.142857142857</text:p>
          </table:table-cell>
          <table:table-cell table:formula="of:=AVERAGEIFS(['Random Movement -1 End'.$I$2:.$I$424];['Random Movement -1 End'.$E$2:.$E$424];&quot;&gt;=&quot;&amp;[.$A28];['Random Movement -1 End'.$E$2:.$E$424];&quot;&lt;=&quot;&amp;[.$B28])" office:value-type="float" office:value="76.5714285714286" calcext:value-type="float">
            <text:p>76.5714285714286</text:p>
          </table:table-cell>
          <table:table-cell table:formula="of:=AVERAGEIFS(['Force Algo End'.$I$2:.$I$424];['Force Algo End'.$E$2:.$E$424];&quot;&gt;=&quot;&amp;[.$A28];['Force Algo End'.$E$2:.$E$424];&quot;&lt;=&quot;&amp;[.$B28])" office:value-type="float" office:value="89.1428571428571" calcext:value-type="float">
            <text:p>89.1428571428571</text:p>
          </table:table-cell>
          <table:table-cell table:formula="of:=AVERAGEIFS(['Total Resolution End'.$J$2:.$J$424];['Total Resolution End'.$B$2:.$B$424];&quot;&gt;=&quot;&amp;[.$A28];['Total Resolution End'.$B$2:.$B$424];&quot;&lt;=&quot;&amp;[.$B28])" office:value-type="float" office:value="90.4285714285714" calcext:value-type="float">
            <text:p>90.4285714285714</text:p>
          </table:table-cell>
          <table:table-cell table:formula="of:=AVERAGEIFS(['Random Movement End'.$B$2:.$B$424];['Random Movement End'.$E$2:.$E$424];&quot;&gt;=&quot;&amp;[.$A28];['Random Movement End'.$E$2:.$E$424];&quot;&lt;=&quot;&amp;[.$B28])" office:value-type="float" office:value="1485.71428571429" calcext:value-type="float">
            <text:p>1485.71428571429</text:p>
          </table:table-cell>
          <table:table-cell table:formula="of:=AVERAGEIFS(['Random Movement -1 End'.$B$2:.$B$424];['Random Movement -1 End'.$E$2:.$E$424];&quot;&gt;=&quot;&amp;[.$A28];['Random Movement -1 End'.$E$2:.$E$424];&quot;&lt;=&quot;&amp;[.$B28])" office:value-type="float" office:value="771.428571428571" calcext:value-type="float">
            <text:p>771.428571428571</text:p>
          </table:table-cell>
          <table:table-cell table:formula="of:=AVERAGEIFS(['Force Algo End'.$B$2:.$B$424];['Force Algo End'.$E$2:.$E$424];&quot;&gt;=&quot;&amp;[.$A28];['Force Algo End'.$E$2:.$E$424];&quot;&lt;=&quot;&amp;[.$B28])" office:value-type="float" office:value="2442.85714285714" calcext:value-type="float">
            <text:p>2442.85714285714</text:p>
          </table:table-cell>
          <table:table-cell table:formula="of:=AVERAGEIFS(['Total Resolution End'.$H$2:.$H$424];['Total Resolution End'.$B$2:.$B$424];&quot;&gt;=&quot;&amp;[.$A28];['Total Resolution End'.$B$2:.$B$424];&quot;&lt;=&quot;&amp;[.$B28])" office:value-type="float" office:value="87.4285714285714" calcext:value-type="float">
            <text:p>87.42857142857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table:formula="of:=[.A29]/2+[.B29]/2" office:value-type="float" office:value="83" calcext:value-type="float">
            <text:p>83</text:p>
          </table:table-cell>
          <table:table-cell table:formula="of:=AVERAGEIFS(['Random Movement End'.$D$2:.$D$424];['Random Movement End'.$E$2:.$E$424];&quot;&gt;=&quot;&amp;[.$A29];['Random Movement End'.$E$2:.$E$424];&quot;&lt;=&quot;&amp;[.$B29])" office:value-type="float" office:value="29.0314" calcext:value-type="float">
            <text:p>29.0314</text:p>
          </table:table-cell>
          <table:table-cell table:formula="of:=AVERAGEIFS(['Random Movement -1 End'.$D$2:.$D$424];['Random Movement -1 End'.$E$2:.$E$424];&quot;&gt;=&quot;&amp;[.$A29];['Random Movement -1 End'.$E$2:.$E$424];&quot;&lt;=&quot;&amp;[.$B29])" office:value-type="float" office:value="28.3648333333333" calcext:value-type="float">
            <text:p>28.3648333333333</text:p>
          </table:table-cell>
          <table:table-cell table:formula="of:=AVERAGEIFS(['Force Algo End'.$D$2:.$D$424];['Force Algo End'.$E$2:.$E$424];&quot;&gt;=&quot;&amp;[.$A29];['Force Algo End'.$E$2:.$E$424];&quot;&lt;=&quot;&amp;[.$B29])" office:value-type="float" office:value="20.6959" calcext:value-type="float">
            <text:p>20.6959</text:p>
          </table:table-cell>
          <table:table-cell table:formula="of:=AVERAGEIFS(['Total Resolution End'.$F$2:.$F$424];['Total Resolution End'.$B$2:.$B$424];&quot;&gt;=&quot;&amp;[.$A29];['Total Resolution End'.$B$2:.$B$424];&quot;&lt;=&quot;&amp;[.$B29])" office:value-type="float" office:value="25.2066666666667" calcext:value-type="float">
            <text:p>25.2066666666667</text:p>
          </table:table-cell>
          <table:table-cell table:formula="of:=AVERAGEIFS(['Random Movement End'.$H$2:.$H$424];['Random Movement End'.$E$2:.$E$424];&quot;&gt;=&quot;&amp;[.$A29];['Random Movement End'.$E$2:.$E$424];&quot;&lt;=&quot;&amp;[.$B29])" office:value-type="float" office:value="37.0322225718279" calcext:value-type="float">
            <text:p>37.0322225718279</text:p>
          </table:table-cell>
          <table:table-cell table:formula="of:=AVERAGEIFS(['Random Movement -1 End'.$H$2:.$H$424];['Random Movement -1 End'.$E$2:.$E$424];&quot;&gt;=&quot;&amp;[.$A29];['Random Movement -1 End'.$E$2:.$E$424];&quot;&lt;=&quot;&amp;[.$B29])" office:value-type="float" office:value="5.87130766518701" calcext:value-type="float">
            <text:p>5.87130766518701</text:p>
          </table:table-cell>
          <table:table-cell table:formula="of:=AVERAGEIFS(['Force Algo End'.$H$2:.$H$424];['Force Algo End'.$E$2:.$E$424];&quot;&gt;=&quot;&amp;[.$A29];['Force Algo End'.$E$2:.$E$424];&quot;&lt;=&quot;&amp;[.$B29])" office:value-type="float" office:value="4.61463588626432" calcext:value-type="float">
            <text:p>4.61463588626432</text:p>
          </table:table-cell>
          <table:table-cell table:formula="of:=AVERAGEIFS(['Total Resolution End'.$N$2:.$N$424];['Total Resolution End'.$B$2:.$B$424];&quot;&gt;=&quot;&amp;[.$A29];['Total Resolution End'.$B$2:.$B$424];&quot;&lt;=&quot;&amp;[.$B29])" office:value-type="float" office:value="7.10194268811502" calcext:value-type="float">
            <text:p>7.10194268811502</text:p>
          </table:table-cell>
          <table:table-cell table:formula="of:=AVERAGEIFS(['Random Movement End'.$I$2:.$I$424];['Random Movement End'.$E$2:.$E$424];&quot;&gt;=&quot;&amp;[.$A29];['Random Movement End'.$E$2:.$E$424];&quot;&lt;=&quot;&amp;[.$B29])" office:value-type="float" office:value="272.333333333333" calcext:value-type="float">
            <text:p>272.333333333333</text:p>
          </table:table-cell>
          <table:table-cell table:formula="of:=AVERAGEIFS(['Random Movement -1 End'.$I$2:.$I$424];['Random Movement -1 End'.$E$2:.$E$424];&quot;&gt;=&quot;&amp;[.$A29];['Random Movement -1 End'.$E$2:.$E$424];&quot;&lt;=&quot;&amp;[.$B29])" office:value-type="float" office:value="203.333333333333" calcext:value-type="float">
            <text:p>203.333333333333</text:p>
          </table:table-cell>
          <table:table-cell table:formula="of:=AVERAGEIFS(['Force Algo End'.$I$2:.$I$424];['Force Algo End'.$E$2:.$E$424];&quot;&gt;=&quot;&amp;[.$A29];['Force Algo End'.$E$2:.$E$424];&quot;&lt;=&quot;&amp;[.$B29])" office:value-type="float" office:value="189.666666666667" calcext:value-type="float">
            <text:p>189.666666666667</text:p>
          </table:table-cell>
          <table:table-cell table:formula="of:=AVERAGEIFS(['Total Resolution End'.$J$2:.$J$424];['Total Resolution End'.$B$2:.$B$424];&quot;&gt;=&quot;&amp;[.$A29];['Total Resolution End'.$B$2:.$B$424];&quot;&lt;=&quot;&amp;[.$B29])" office:value-type="float" office:value="178.666666666667" calcext:value-type="float">
            <text:p>178.666666666667</text:p>
          </table:table-cell>
          <table:table-cell table:formula="of:=AVERAGEIFS(['Random Movement End'.$B$2:.$B$424];['Random Movement End'.$E$2:.$E$424];&quot;&gt;=&quot;&amp;[.$A29];['Random Movement End'.$E$2:.$E$424];&quot;&lt;=&quot;&amp;[.$B29])" office:value-type="float" office:value="566.666666666667" calcext:value-type="float">
            <text:p>566.666666666667</text:p>
          </table:table-cell>
          <table:table-cell table:formula="of:=AVERAGEIFS(['Random Movement -1 End'.$B$2:.$B$424];['Random Movement -1 End'.$E$2:.$E$424];&quot;&gt;=&quot;&amp;[.$A29];['Random Movement -1 End'.$E$2:.$E$424];&quot;&lt;=&quot;&amp;[.$B29])" office:value-type="float" office:value="300" calcext:value-type="float">
            <text:p>300</text:p>
          </table:table-cell>
          <table:table-cell table:formula="of:=AVERAGEIFS(['Force Algo End'.$B$2:.$B$424];['Force Algo End'.$E$2:.$E$424];&quot;&gt;=&quot;&amp;[.$A29];['Force Algo End'.$E$2:.$E$424];&quot;&lt;=&quot;&amp;[.$B29])" office:value-type="float" office:value="200" calcext:value-type="float">
            <text:p>200</text:p>
          </table:table-cell>
          <table:table-cell table:formula="of:=AVERAGEIFS(['Total Resolution End'.$H$2:.$H$424];['Total Resolution End'.$B$2:.$B$424];&quot;&gt;=&quot;&amp;[.$A29];['Total Resolution End'.$B$2:.$B$424];&quot;&lt;=&quot;&amp;[.$B29])" office:value-type="float" office:value="416.333333333333" calcext:value-type="float">
            <text:p>416.3333333333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table:formula="of:=[.A30]/2+[.B30]/2" office:value-type="float" office:value="86" calcext:value-type="float">
            <text:p>86</text:p>
          </table:table-cell>
          <table:table-cell table:formula="of:=AVERAGEIFS(['Random Movement End'.$D$2:.$D$424];['Random Movement End'.$E$2:.$E$424];&quot;&gt;=&quot;&amp;[.$A30];['Random Movement End'.$E$2:.$E$424];&quot;&lt;=&quot;&amp;[.$B30])" office:value-type="float" office:value="39.4752181818182" calcext:value-type="float">
            <text:p>39.4752181818182</text:p>
          </table:table-cell>
          <table:table-cell table:formula="of:=AVERAGEIFS(['Random Movement -1 End'.$D$2:.$D$424];['Random Movement -1 End'.$E$2:.$E$424];&quot;&gt;=&quot;&amp;[.$A30];['Random Movement -1 End'.$E$2:.$E$424];&quot;&lt;=&quot;&amp;[.$B30])" office:value-type="float" office:value="41.5204090909091" calcext:value-type="float">
            <text:p>41.5204090909091</text:p>
          </table:table-cell>
          <table:table-cell table:formula="of:=AVERAGEIFS(['Force Algo End'.$D$2:.$D$424];['Force Algo End'.$E$2:.$E$424];&quot;&gt;=&quot;&amp;[.$A30];['Force Algo End'.$E$2:.$E$424];&quot;&lt;=&quot;&amp;[.$B30])" office:value-type="float" office:value="35.5783181818182" calcext:value-type="float">
            <text:p>35.5783181818182</text:p>
          </table:table-cell>
          <table:table-cell table:formula="of:=AVERAGEIFS(['Total Resolution End'.$F$2:.$F$424];['Total Resolution End'.$B$2:.$B$424];&quot;&gt;=&quot;&amp;[.$A30];['Total Resolution End'.$B$2:.$B$424];&quot;&lt;=&quot;&amp;[.$B30])" office:value-type="float" office:value="32.4563636363636" calcext:value-type="float">
            <text:p>32.4563636363636</text:p>
          </table:table-cell>
          <table:table-cell table:formula="of:=AVERAGEIFS(['Random Movement End'.$H$2:.$H$424];['Random Movement End'.$E$2:.$E$424];&quot;&gt;=&quot;&amp;[.$A30];['Random Movement End'.$E$2:.$E$424];&quot;&lt;=&quot;&amp;[.$B30])" office:value-type="float" office:value="23.20488312428" calcext:value-type="float">
            <text:p>23.20488312428</text:p>
          </table:table-cell>
          <table:table-cell table:formula="of:=AVERAGEIFS(['Random Movement -1 End'.$H$2:.$H$424];['Random Movement -1 End'.$E$2:.$E$424];&quot;&gt;=&quot;&amp;[.$A30];['Random Movement -1 End'.$E$2:.$E$424];&quot;&lt;=&quot;&amp;[.$B30])" office:value-type="float" office:value="5.89950639813402" calcext:value-type="float">
            <text:p>5.89950639813402</text:p>
          </table:table-cell>
          <table:table-cell table:formula="of:=AVERAGEIFS(['Force Algo End'.$H$2:.$H$424];['Force Algo End'.$E$2:.$E$424];&quot;&gt;=&quot;&amp;[.$A30];['Force Algo End'.$E$2:.$E$424];&quot;&lt;=&quot;&amp;[.$B30])" office:value-type="float" office:value="6.21759622387571" calcext:value-type="float">
            <text:p>6.21759622387571</text:p>
          </table:table-cell>
          <table:table-cell table:formula="of:=AVERAGEIFS(['Total Resolution End'.$N$2:.$N$424];['Total Resolution End'.$B$2:.$B$424];&quot;&gt;=&quot;&amp;[.$A30];['Total Resolution End'.$B$2:.$B$424];&quot;&lt;=&quot;&amp;[.$B30])" office:value-type="float" office:value="6.11392297367213" calcext:value-type="float">
            <text:p>6.11392297367213</text:p>
          </table:table-cell>
          <table:table-cell table:formula="of:=AVERAGEIFS(['Random Movement End'.$I$2:.$I$424];['Random Movement End'.$E$2:.$E$424];&quot;&gt;=&quot;&amp;[.$A30];['Random Movement End'.$E$2:.$E$424];&quot;&lt;=&quot;&amp;[.$B30])" office:value-type="float" office:value="302.818181818182" calcext:value-type="float">
            <text:p>302.818181818182</text:p>
          </table:table-cell>
          <table:table-cell table:formula="of:=AVERAGEIFS(['Random Movement -1 End'.$I$2:.$I$424];['Random Movement -1 End'.$E$2:.$E$424];&quot;&gt;=&quot;&amp;[.$A30];['Random Movement -1 End'.$E$2:.$E$424];&quot;&lt;=&quot;&amp;[.$B30])" office:value-type="float" office:value="270.909090909091" calcext:value-type="float">
            <text:p>270.909090909091</text:p>
          </table:table-cell>
          <table:table-cell table:formula="of:=AVERAGEIFS(['Force Algo End'.$I$2:.$I$424];['Force Algo End'.$E$2:.$E$424];&quot;&gt;=&quot;&amp;[.$A30];['Force Algo End'.$E$2:.$E$424];&quot;&lt;=&quot;&amp;[.$B30])" office:value-type="float" office:value="243.909090909091" calcext:value-type="float">
            <text:p>243.909090909091</text:p>
          </table:table-cell>
          <table:table-cell table:formula="of:=AVERAGEIFS(['Total Resolution End'.$J$2:.$J$424];['Total Resolution End'.$B$2:.$B$424];&quot;&gt;=&quot;&amp;[.$A30];['Total Resolution End'.$B$2:.$B$424];&quot;&lt;=&quot;&amp;[.$B30])" office:value-type="float" office:value="228.636363636364" calcext:value-type="float">
            <text:p>228.636363636364</text:p>
          </table:table-cell>
          <table:table-cell table:formula="of:=AVERAGEIFS(['Random Movement End'.$B$2:.$B$424];['Random Movement End'.$E$2:.$E$424];&quot;&gt;=&quot;&amp;[.$A30];['Random Movement End'.$E$2:.$E$424];&quot;&lt;=&quot;&amp;[.$B30])" office:value-type="float" office:value="672.727272727273" calcext:value-type="float">
            <text:p>672.727272727273</text:p>
          </table:table-cell>
          <table:table-cell table:formula="of:=AVERAGEIFS(['Random Movement -1 End'.$B$2:.$B$424];['Random Movement -1 End'.$E$2:.$E$424];&quot;&gt;=&quot;&amp;[.$A30];['Random Movement -1 End'.$E$2:.$E$424];&quot;&lt;=&quot;&amp;[.$B30])" office:value-type="float" office:value="954.545454545455" calcext:value-type="float">
            <text:p>954.545454545455</text:p>
          </table:table-cell>
          <table:table-cell table:formula="of:=AVERAGEIFS(['Force Algo End'.$B$2:.$B$424];['Force Algo End'.$E$2:.$E$424];&quot;&gt;=&quot;&amp;[.$A30];['Force Algo End'.$E$2:.$E$424];&quot;&lt;=&quot;&amp;[.$B30])" office:value-type="float" office:value="736.363636363636" calcext:value-type="float">
            <text:p>736.363636363636</text:p>
          </table:table-cell>
          <table:table-cell table:formula="of:=AVERAGEIFS(['Total Resolution End'.$H$2:.$H$424];['Total Resolution End'.$B$2:.$B$424];&quot;&gt;=&quot;&amp;[.$A30];['Total Resolution End'.$B$2:.$B$424];&quot;&lt;=&quot;&amp;[.$B30])" office:value-type="float" office:value="198.818181818182" calcext:value-type="float">
            <text:p>198.81818181818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formula="of:=[.A31]/2+[.B31]/2" office:value-type="float" office:value="89" calcext:value-type="float">
            <text:p>89</text:p>
          </table:table-cell>
          <table:table-cell table:formula="of:=AVERAGEIFS(['Random Movement End'.$D$2:.$D$424];['Random Movement End'.$E$2:.$E$424];&quot;&gt;=&quot;&amp;[.$A31];['Random Movement End'.$E$2:.$E$424];&quot;&lt;=&quot;&amp;[.$B31])" office:value-type="float" office:value="55.1292" calcext:value-type="float">
            <text:p>55.1292</text:p>
          </table:table-cell>
          <table:table-cell table:formula="of:=AVERAGEIFS(['Random Movement -1 End'.$D$2:.$D$424];['Random Movement -1 End'.$E$2:.$E$424];&quot;&gt;=&quot;&amp;[.$A31];['Random Movement -1 End'.$E$2:.$E$424];&quot;&lt;=&quot;&amp;[.$B31])" office:value-type="float" office:value="53.0401" calcext:value-type="float">
            <text:p>53.0401</text:p>
          </table:table-cell>
          <table:table-cell table:formula="of:=AVERAGEIFS(['Force Algo End'.$D$2:.$D$424];['Force Algo End'.$E$2:.$E$424];&quot;&gt;=&quot;&amp;[.$A31];['Force Algo End'.$E$2:.$E$424];&quot;&lt;=&quot;&amp;[.$B31])" office:value-type="float" office:value="42.4635" calcext:value-type="float">
            <text:p>42.4635</text:p>
          </table:table-cell>
          <table:table-cell table:formula="of:=AVERAGEIFS(['Total Resolution End'.$F$2:.$F$424];['Total Resolution End'.$B$2:.$B$424];&quot;&gt;=&quot;&amp;[.$A31];['Total Resolution End'.$B$2:.$B$424];&quot;&lt;=&quot;&amp;[.$B31])" office:value-type="float" office:value="26.69" calcext:value-type="float">
            <text:p>26.69</text:p>
          </table:table-cell>
          <table:table-cell table:formula="of:=AVERAGEIFS(['Random Movement End'.$H$2:.$H$424];['Random Movement End'.$E$2:.$E$424];&quot;&gt;=&quot;&amp;[.$A31];['Random Movement End'.$E$2:.$E$424];&quot;&lt;=&quot;&amp;[.$B31])" office:value-type="float" office:value="30.0035328512522" calcext:value-type="float">
            <text:p>30.0035328512522</text:p>
          </table:table-cell>
          <table:table-cell table:formula="of:=AVERAGEIFS(['Random Movement -1 End'.$H$2:.$H$424];['Random Movement -1 End'.$E$2:.$E$424];&quot;&gt;=&quot;&amp;[.$A31];['Random Movement -1 End'.$E$2:.$E$424];&quot;&lt;=&quot;&amp;[.$B31])" office:value-type="float" office:value="4.20767879845516" calcext:value-type="float">
            <text:p>4.20767879845516</text:p>
          </table:table-cell>
          <table:table-cell table:formula="of:=AVERAGEIFS(['Force Algo End'.$H$2:.$H$424];['Force Algo End'.$E$2:.$E$424];&quot;&gt;=&quot;&amp;[.$A31];['Force Algo End'.$E$2:.$E$424];&quot;&lt;=&quot;&amp;[.$B31])" office:value-type="float" office:value="2.80232461744913" calcext:value-type="float">
            <text:p>2.80232461744913</text:p>
          </table:table-cell>
          <table:table-cell table:formula="of:=AVERAGEIFS(['Total Resolution End'.$N$2:.$N$424];['Total Resolution End'.$B$2:.$B$424];&quot;&gt;=&quot;&amp;[.$A31];['Total Resolution End'.$B$2:.$B$424];&quot;&lt;=&quot;&amp;[.$B31])" office:value-type="float" office:value="4.11760834356165" calcext:value-type="float">
            <text:p>4.11760834356165</text:p>
          </table:table-cell>
          <table:table-cell table:formula="of:=AVERAGEIFS(['Random Movement End'.$I$2:.$I$424];['Random Movement End'.$E$2:.$E$424];&quot;&gt;=&quot;&amp;[.$A31];['Random Movement End'.$E$2:.$E$424];&quot;&lt;=&quot;&amp;[.$B31])" office:value-type="float" office:value="117" calcext:value-type="float">
            <text:p>117</text:p>
          </table:table-cell>
          <table:table-cell table:formula="of:=AVERAGEIFS(['Random Movement -1 End'.$I$2:.$I$424];['Random Movement -1 End'.$E$2:.$E$424];&quot;&gt;=&quot;&amp;[.$A31];['Random Movement -1 End'.$E$2:.$E$424];&quot;&lt;=&quot;&amp;[.$B31])" office:value-type="float" office:value="67" calcext:value-type="float">
            <text:p>67</text:p>
          </table:table-cell>
          <table:table-cell table:formula="of:=AVERAGEIFS(['Force Algo End'.$I$2:.$I$424];['Force Algo End'.$E$2:.$E$424];&quot;&gt;=&quot;&amp;[.$A31];['Force Algo End'.$E$2:.$E$424];&quot;&lt;=&quot;&amp;[.$B31])" office:value-type="float" office:value="72.5" calcext:value-type="float">
            <text:p>72.5</text:p>
          </table:table-cell>
          <table:table-cell table:formula="of:=AVERAGEIFS(['Total Resolution End'.$J$2:.$J$424];['Total Resolution End'.$B$2:.$B$424];&quot;&gt;=&quot;&amp;[.$A31];['Total Resolution End'.$B$2:.$B$424];&quot;&lt;=&quot;&amp;[.$B31])" office:value-type="float" office:value="74" calcext:value-type="float">
            <text:p>74</text:p>
          </table:table-cell>
          <table:table-cell table:formula="of:=AVERAGEIFS(['Random Movement End'.$B$2:.$B$424];['Random Movement End'.$E$2:.$E$424];&quot;&gt;=&quot;&amp;[.$A31];['Random Movement End'.$E$2:.$E$424];&quot;&lt;=&quot;&amp;[.$B31])" office:value-type="float" office:value="1650" calcext:value-type="float">
            <text:p>1650</text:p>
          </table:table-cell>
          <table:table-cell table:formula="of:=AVERAGEIFS(['Random Movement -1 End'.$B$2:.$B$424];['Random Movement -1 End'.$E$2:.$E$424];&quot;&gt;=&quot;&amp;[.$A31];['Random Movement -1 End'.$E$2:.$E$424];&quot;&lt;=&quot;&amp;[.$B31])" office:value-type="float" office:value="700" calcext:value-type="float">
            <text:p>700</text:p>
          </table:table-cell>
          <table:table-cell table:formula="of:=AVERAGEIFS(['Force Algo End'.$B$2:.$B$424];['Force Algo End'.$E$2:.$E$424];&quot;&gt;=&quot;&amp;[.$A31];['Force Algo End'.$E$2:.$E$424];&quot;&lt;=&quot;&amp;[.$B31])" office:value-type="float" office:value="400" calcext:value-type="float">
            <text:p>400</text:p>
          </table:table-cell>
          <table:table-cell table:formula="of:=AVERAGEIFS(['Total Resolution End'.$H$2:.$H$424];['Total Resolution End'.$B$2:.$B$424];&quot;&gt;=&quot;&amp;[.$A31];['Total Resolution End'.$B$2:.$B$424];&quot;&lt;=&quot;&amp;[.$B31])"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formula="of:=[.A32]/2+[.B32]/2" office:value-type="float" office:value="92" calcext:value-type="float">
            <text:p>92</text:p>
          </table:table-cell>
          <table:table-cell table:formula="of:=AVERAGEIFS(['Random Movement End'.$D$2:.$D$424];['Random Movement End'.$E$2:.$E$424];&quot;&gt;=&quot;&amp;[.$A32];['Random Movement End'.$E$2:.$E$424];&quot;&lt;=&quot;&amp;[.$B32])" office:value-type="float" office:value="16.17315" calcext:value-type="float">
            <text:p>16.17315</text:p>
          </table:table-cell>
          <table:table-cell table:formula="of:=AVERAGEIFS(['Random Movement -1 End'.$D$2:.$D$424];['Random Movement -1 End'.$E$2:.$E$424];&quot;&gt;=&quot;&amp;[.$A32];['Random Movement -1 End'.$E$2:.$E$424];&quot;&lt;=&quot;&amp;[.$B32])" office:value-type="float" office:value="27.17315" calcext:value-type="float">
            <text:p>27.17315</text:p>
          </table:table-cell>
          <table:table-cell table:formula="of:=AVERAGEIFS(['Force Algo End'.$D$2:.$D$424];['Force Algo End'.$E$2:.$E$424];&quot;&gt;=&quot;&amp;[.$A32];['Force Algo End'.$E$2:.$E$424];&quot;&lt;=&quot;&amp;[.$B32])" office:value-type="float" office:value="23.70635" calcext:value-type="float">
            <text:p>23.70635</text:p>
          </table:table-cell>
          <table:table-cell table:formula="of:=AVERAGEIFS(['Total Resolution End'.$F$2:.$F$424];['Total Resolution End'.$B$2:.$B$424];&quot;&gt;=&quot;&amp;[.$A32];['Total Resolution End'.$B$2:.$B$424];&quot;&lt;=&quot;&amp;[.$B32])" office:value-type="float" office:value="15.615" calcext:value-type="float">
            <text:p>15.615</text:p>
          </table:table-cell>
          <table:table-cell table:formula="of:=AVERAGEIFS(['Random Movement End'.$H$2:.$H$424];['Random Movement End'.$E$2:.$E$424];&quot;&gt;=&quot;&amp;[.$A32];['Random Movement End'.$E$2:.$E$424];&quot;&lt;=&quot;&amp;[.$B32])" office:value-type="float" office:value="52.8239187974994" calcext:value-type="float">
            <text:p>52.8239187974994</text:p>
          </table:table-cell>
          <table:table-cell table:formula="of:=AVERAGEIFS(['Random Movement -1 End'.$H$2:.$H$424];['Random Movement -1 End'.$E$2:.$E$424];&quot;&gt;=&quot;&amp;[.$A32];['Random Movement -1 End'.$E$2:.$E$424];&quot;&lt;=&quot;&amp;[.$B32])" office:value-type="float" office:value="4.88475267521383" calcext:value-type="float">
            <text:p>4.88475267521383</text:p>
          </table:table-cell>
          <table:table-cell table:formula="of:=AVERAGEIFS(['Force Algo End'.$H$2:.$H$424];['Force Algo End'.$E$2:.$E$424];&quot;&gt;=&quot;&amp;[.$A32];['Force Algo End'.$E$2:.$E$424];&quot;&lt;=&quot;&amp;[.$B32])" office:value-type="float" office:value="6.55481723044899" calcext:value-type="float">
            <text:p>6.55481723044899</text:p>
          </table:table-cell>
          <table:table-cell table:formula="of:=AVERAGEIFS(['Total Resolution End'.$N$2:.$N$424];['Total Resolution End'.$B$2:.$B$424];&quot;&gt;=&quot;&amp;[.$A32];['Total Resolution End'.$B$2:.$B$424];&quot;&lt;=&quot;&amp;[.$B32])" office:value-type="float" office:value="12.6664760446703" calcext:value-type="float">
            <text:p>12.6664760446703</text:p>
          </table:table-cell>
          <table:table-cell table:formula="of:=AVERAGEIFS(['Random Movement End'.$I$2:.$I$424];['Random Movement End'.$E$2:.$E$424];&quot;&gt;=&quot;&amp;[.$A32];['Random Movement End'.$E$2:.$E$424];&quot;&lt;=&quot;&amp;[.$B32])" office:value-type="float" office:value="507" calcext:value-type="float">
            <text:p>507</text:p>
          </table:table-cell>
          <table:table-cell table:formula="of:=AVERAGEIFS(['Random Movement -1 End'.$I$2:.$I$424];['Random Movement -1 End'.$E$2:.$E$424];&quot;&gt;=&quot;&amp;[.$A32];['Random Movement -1 End'.$E$2:.$E$424];&quot;&lt;=&quot;&amp;[.$B32])" office:value-type="float" office:value="427" calcext:value-type="float">
            <text:p>427</text:p>
          </table:table-cell>
          <table:table-cell table:formula="of:=AVERAGEIFS(['Force Algo End'.$I$2:.$I$424];['Force Algo End'.$E$2:.$E$424];&quot;&gt;=&quot;&amp;[.$A32];['Force Algo End'.$E$2:.$E$424];&quot;&lt;=&quot;&amp;[.$B32])" office:value-type="float" office:value="440" calcext:value-type="float">
            <text:p>440</text:p>
          </table:table-cell>
          <table:table-cell table:formula="of:=AVERAGEIFS(['Total Resolution End'.$J$2:.$J$424];['Total Resolution End'.$B$2:.$B$424];&quot;&gt;=&quot;&amp;[.$A32];['Total Resolution End'.$B$2:.$B$424];&quot;&lt;=&quot;&amp;[.$B32])" office:value-type="float" office:value="507" calcext:value-type="float">
            <text:p>507</text:p>
          </table:table-cell>
          <table:table-cell table:formula="of:=AVERAGEIFS(['Random Movement End'.$B$2:.$B$424];['Random Movement End'.$E$2:.$E$424];&quot;&gt;=&quot;&amp;[.$A32];['Random Movement End'.$E$2:.$E$424];&quot;&lt;=&quot;&amp;[.$B32])" office:value-type="float" office:value="100" calcext:value-type="float">
            <text:p>100</text:p>
          </table:table-cell>
          <table:table-cell table:formula="of:=AVERAGEIFS(['Random Movement -1 End'.$B$2:.$B$424];['Random Movement -1 End'.$E$2:.$E$424];&quot;&gt;=&quot;&amp;[.$A32];['Random Movement -1 End'.$E$2:.$E$424];&quot;&lt;=&quot;&amp;[.$B32])" office:value-type="float" office:value="600" calcext:value-type="float">
            <text:p>600</text:p>
          </table:table-cell>
          <table:table-cell table:formula="of:=AVERAGEIFS(['Force Algo End'.$B$2:.$B$424];['Force Algo End'.$E$2:.$E$424];&quot;&gt;=&quot;&amp;[.$A32];['Force Algo End'.$E$2:.$E$424];&quot;&lt;=&quot;&amp;[.$B32])" office:value-type="float" office:value="550" calcext:value-type="float">
            <text:p>550</text:p>
          </table:table-cell>
          <table:table-cell table:formula="of:=AVERAGEIFS(['Total Resolution End'.$H$2:.$H$424];['Total Resolution End'.$B$2:.$B$424];&quot;&gt;=&quot;&amp;[.$A32];['Total Resolution End'.$B$2:.$B$424];&quot;&lt;=&quot;&amp;[.$B32])" office:value-type="float" office:value="29.5" calcext:value-type="float">
            <text:p>29.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table:formula="of:=[.A33]/2+[.B33]/2" office:value-type="float" office:value="95" calcext:value-type="float">
            <text:p>95</text:p>
          </table:table-cell>
          <table:table-cell table:formula="of:=AVERAGEIFS(['Random Movement End'.$D$2:.$D$424];['Random Movement End'.$E$2:.$E$424];&quot;&gt;=&quot;&amp;[.$A33];['Random Movement End'.$E$2:.$E$424];&quot;&lt;=&quot;&amp;[.$B33])" office:value-type="float" office:value="51.7861" calcext:value-type="float">
            <text:p>51.7861</text:p>
          </table:table-cell>
          <table:table-cell table:formula="of:=AVERAGEIFS(['Random Movement -1 End'.$D$2:.$D$424];['Random Movement -1 End'.$E$2:.$E$424];&quot;&gt;=&quot;&amp;[.$A33];['Random Movement -1 End'.$E$2:.$E$424];&quot;&lt;=&quot;&amp;[.$B33])" office:value-type="float" office:value="42.15832" calcext:value-type="float">
            <text:p>42.15832</text:p>
          </table:table-cell>
          <table:table-cell table:formula="of:=AVERAGEIFS(['Force Algo End'.$D$2:.$D$424];['Force Algo End'.$E$2:.$E$424];&quot;&gt;=&quot;&amp;[.$A33];['Force Algo End'.$E$2:.$E$424];&quot;&lt;=&quot;&amp;[.$B33])" office:value-type="float" office:value="41.33894" calcext:value-type="float">
            <text:p>41.33894</text:p>
          </table:table-cell>
          <table:table-cell table:formula="of:=AVERAGEIFS(['Total Resolution End'.$F$2:.$F$424];['Total Resolution End'.$B$2:.$B$424];&quot;&gt;=&quot;&amp;[.$A33];['Total Resolution End'.$B$2:.$B$424];&quot;&lt;=&quot;&amp;[.$B33])" office:value-type="float" office:value="30.894" calcext:value-type="float">
            <text:p>30.894</text:p>
          </table:table-cell>
          <table:table-cell table:formula="of:=AVERAGEIFS(['Random Movement End'.$H$2:.$H$424];['Random Movement End'.$E$2:.$E$424];&quot;&gt;=&quot;&amp;[.$A33];['Random Movement End'.$E$2:.$E$424];&quot;&lt;=&quot;&amp;[.$B33])" office:value-type="float" office:value="53.0157162357544" calcext:value-type="float">
            <text:p>53.0157162357544</text:p>
          </table:table-cell>
          <table:table-cell table:formula="of:=AVERAGEIFS(['Random Movement -1 End'.$H$2:.$H$424];['Random Movement -1 End'.$E$2:.$E$424];&quot;&gt;=&quot;&amp;[.$A33];['Random Movement -1 End'.$E$2:.$E$424];&quot;&lt;=&quot;&amp;[.$B33])" office:value-type="float" office:value="4.28178187008491" calcext:value-type="float">
            <text:p>4.28178187008491</text:p>
          </table:table-cell>
          <table:table-cell table:formula="of:=AVERAGEIFS(['Force Algo End'.$H$2:.$H$424];['Force Algo End'.$E$2:.$E$424];&quot;&gt;=&quot;&amp;[.$A33];['Force Algo End'.$E$2:.$E$424];&quot;&lt;=&quot;&amp;[.$B33])" office:value-type="float" office:value="3.81637736913878" calcext:value-type="float">
            <text:p>3.81637736913878</text:p>
          </table:table-cell>
          <table:table-cell table:formula="of:=AVERAGEIFS(['Total Resolution End'.$N$2:.$N$424];['Total Resolution End'.$B$2:.$B$424];&quot;&gt;=&quot;&amp;[.$A33];['Total Resolution End'.$B$2:.$B$424];&quot;&lt;=&quot;&amp;[.$B33])" office:value-type="float" office:value="4.46889316827743" calcext:value-type="float">
            <text:p>4.46889316827743</text:p>
          </table:table-cell>
          <table:table-cell table:formula="of:=AVERAGEIFS(['Random Movement End'.$I$2:.$I$424];['Random Movement End'.$E$2:.$E$424];&quot;&gt;=&quot;&amp;[.$A33];['Random Movement End'.$E$2:.$E$424];&quot;&lt;=&quot;&amp;[.$B33])" office:value-type="float" office:value="236" calcext:value-type="float">
            <text:p>236</text:p>
          </table:table-cell>
          <table:table-cell table:formula="of:=AVERAGEIFS(['Random Movement -1 End'.$I$2:.$I$424];['Random Movement -1 End'.$E$2:.$E$424];&quot;&gt;=&quot;&amp;[.$A33];['Random Movement -1 End'.$E$2:.$E$424];&quot;&lt;=&quot;&amp;[.$B33])" office:value-type="float" office:value="145.6" calcext:value-type="float">
            <text:p>145.6</text:p>
          </table:table-cell>
          <table:table-cell table:formula="of:=AVERAGEIFS(['Force Algo End'.$I$2:.$I$424];['Force Algo End'.$E$2:.$E$424];&quot;&gt;=&quot;&amp;[.$A33];['Force Algo End'.$E$2:.$E$424];&quot;&lt;=&quot;&amp;[.$B33])" office:value-type="float" office:value="142.6" calcext:value-type="float">
            <text:p>142.6</text:p>
          </table:table-cell>
          <table:table-cell table:formula="of:=AVERAGEIFS(['Total Resolution End'.$J$2:.$J$424];['Total Resolution End'.$B$2:.$B$424];&quot;&gt;=&quot;&amp;[.$A33];['Total Resolution End'.$B$2:.$B$424];&quot;&lt;=&quot;&amp;[.$B33])" office:value-type="float" office:value="165.2" calcext:value-type="float">
            <text:p>165.2</text:p>
          </table:table-cell>
          <table:table-cell table:formula="of:=AVERAGEIFS(['Random Movement End'.$B$2:.$B$424];['Random Movement End'.$E$2:.$E$424];&quot;&gt;=&quot;&amp;[.$A33];['Random Movement End'.$E$2:.$E$424];&quot;&lt;=&quot;&amp;[.$B33])" office:value-type="float" office:value="840" calcext:value-type="float">
            <text:p>840</text:p>
          </table:table-cell>
          <table:table-cell table:formula="of:=AVERAGEIFS(['Random Movement -1 End'.$B$2:.$B$424];['Random Movement -1 End'.$E$2:.$E$424];&quot;&gt;=&quot;&amp;[.$A33];['Random Movement -1 End'.$E$2:.$E$424];&quot;&lt;=&quot;&amp;[.$B33])" office:value-type="float" office:value="540" calcext:value-type="float">
            <text:p>540</text:p>
          </table:table-cell>
          <table:table-cell table:formula="of:=AVERAGEIFS(['Force Algo End'.$B$2:.$B$424];['Force Algo End'.$E$2:.$E$424];&quot;&gt;=&quot;&amp;[.$A33];['Force Algo End'.$E$2:.$E$424];&quot;&lt;=&quot;&amp;[.$B33])" office:value-type="float" office:value="1700" calcext:value-type="float">
            <text:p>1700</text:p>
          </table:table-cell>
          <table:table-cell table:formula="of:=AVERAGEIFS(['Total Resolution End'.$H$2:.$H$424];['Total Resolution End'.$B$2:.$B$424];&quot;&gt;=&quot;&amp;[.$A33];['Total Resolution End'.$B$2:.$B$424];&quot;&lt;=&quot;&amp;[.$B33])" office:value-type="float" office:value="236.6" calcext:value-type="float">
            <text:p>236.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formula="of:=[.A34]/2+[.B34]/2" office:value-type="float" office:value="98" calcext:value-type="float">
            <text:p>98</text:p>
          </table:table-cell>
          <table:table-cell table:formula="of:=AVERAGEIFS(['Random Movement End'.$D$2:.$D$424];['Random Movement End'.$E$2:.$E$424];&quot;&gt;=&quot;&amp;[.$A34];['Random Movement End'.$E$2:.$E$424];&quot;&lt;=&quot;&amp;[.$B34])" office:value-type="float" office:value="62.30365" calcext:value-type="float">
            <text:p>62.30365</text:p>
          </table:table-cell>
          <table:table-cell table:formula="of:=AVERAGEIFS(['Random Movement -1 End'.$D$2:.$D$424];['Random Movement -1 End'.$E$2:.$E$424];&quot;&gt;=&quot;&amp;[.$A34];['Random Movement -1 End'.$E$2:.$E$424];&quot;&lt;=&quot;&amp;[.$B34])" office:value-type="float" office:value="49.89145" calcext:value-type="float">
            <text:p>49.89145</text:p>
          </table:table-cell>
          <table:table-cell table:formula="of:=AVERAGEIFS(['Force Algo End'.$D$2:.$D$424];['Force Algo End'.$E$2:.$E$424];&quot;&gt;=&quot;&amp;[.$A34];['Force Algo End'.$E$2:.$E$424];&quot;&lt;=&quot;&amp;[.$B34])" office:value-type="float" office:value="35.810325" calcext:value-type="float">
            <text:p>35.810325</text:p>
          </table:table-cell>
          <table:table-cell table:formula="of:=AVERAGEIFS(['Total Resolution End'.$F$2:.$F$424];['Total Resolution End'.$B$2:.$B$424];&quot;&gt;=&quot;&amp;[.$A34];['Total Resolution End'.$B$2:.$B$424];&quot;&lt;=&quot;&amp;[.$B34])" office:value-type="float" office:value="33.1425" calcext:value-type="float">
            <text:p>33.1425</text:p>
          </table:table-cell>
          <table:table-cell table:formula="of:=AVERAGEIFS(['Random Movement End'.$H$2:.$H$424];['Random Movement End'.$E$2:.$E$424];&quot;&gt;=&quot;&amp;[.$A34];['Random Movement End'.$E$2:.$E$424];&quot;&lt;=&quot;&amp;[.$B34])" office:value-type="float" office:value="53.3794505630023" calcext:value-type="float">
            <text:p>53.3794505630023</text:p>
          </table:table-cell>
          <table:table-cell table:formula="of:=AVERAGEIFS(['Random Movement -1 End'.$H$2:.$H$424];['Random Movement -1 End'.$E$2:.$E$424];&quot;&gt;=&quot;&amp;[.$A34];['Random Movement -1 End'.$E$2:.$E$424];&quot;&lt;=&quot;&amp;[.$B34])" office:value-type="float" office:value="3.53085332811613" calcext:value-type="float">
            <text:p>3.53085332811613</text:p>
          </table:table-cell>
          <table:table-cell table:formula="of:=AVERAGEIFS(['Force Algo End'.$H$2:.$H$424];['Force Algo End'.$E$2:.$E$424];&quot;&gt;=&quot;&amp;[.$A34];['Force Algo End'.$E$2:.$E$424];&quot;&lt;=&quot;&amp;[.$B34])" office:value-type="float" office:value="3.11997404486923" calcext:value-type="float">
            <text:p>3.11997404486923</text:p>
          </table:table-cell>
          <table:table-cell table:formula="of:=AVERAGEIFS(['Total Resolution End'.$N$2:.$N$424];['Total Resolution End'.$B$2:.$B$424];&quot;&gt;=&quot;&amp;[.$A34];['Total Resolution End'.$B$2:.$B$424];&quot;&lt;=&quot;&amp;[.$B34])" office:value-type="float" office:value="3.8008650146063" calcext:value-type="float">
            <text:p>3.8008650146063</text:p>
          </table:table-cell>
          <table:table-cell table:formula="of:=AVERAGEIFS(['Random Movement End'.$I$2:.$I$424];['Random Movement End'.$E$2:.$E$424];&quot;&gt;=&quot;&amp;[.$A34];['Random Movement End'.$E$2:.$E$424];&quot;&lt;=&quot;&amp;[.$B34])" office:value-type="float" office:value="143" calcext:value-type="float">
            <text:p>143</text:p>
          </table:table-cell>
          <table:table-cell table:formula="of:=AVERAGEIFS(['Random Movement -1 End'.$I$2:.$I$424];['Random Movement -1 End'.$E$2:.$E$424];&quot;&gt;=&quot;&amp;[.$A34];['Random Movement -1 End'.$E$2:.$E$424];&quot;&lt;=&quot;&amp;[.$B34])" office:value-type="float" office:value="104" calcext:value-type="float">
            <text:p>104</text:p>
          </table:table-cell>
          <table:table-cell table:formula="of:=AVERAGEIFS(['Force Algo End'.$I$2:.$I$424];['Force Algo End'.$E$2:.$E$424];&quot;&gt;=&quot;&amp;[.$A34];['Force Algo End'.$E$2:.$E$424];&quot;&lt;=&quot;&amp;[.$B34])" office:value-type="float" office:value="99.75" calcext:value-type="float">
            <text:p>99.75</text:p>
          </table:table-cell>
          <table:table-cell table:formula="of:=AVERAGEIFS(['Total Resolution End'.$J$2:.$J$424];['Total Resolution End'.$B$2:.$B$424];&quot;&gt;=&quot;&amp;[.$A34];['Total Resolution End'.$B$2:.$B$424];&quot;&lt;=&quot;&amp;[.$B34])" office:value-type="float" office:value="108" calcext:value-type="float">
            <text:p>108</text:p>
          </table:table-cell>
          <table:table-cell table:formula="of:=AVERAGEIFS(['Random Movement End'.$B$2:.$B$424];['Random Movement End'.$E$2:.$E$424];&quot;&gt;=&quot;&amp;[.$A34];['Random Movement End'.$E$2:.$E$424];&quot;&lt;=&quot;&amp;[.$B34])" office:value-type="float" office:value="1775" calcext:value-type="float">
            <text:p>1775</text:p>
          </table:table-cell>
          <table:table-cell table:formula="of:=AVERAGEIFS(['Random Movement -1 End'.$B$2:.$B$424];['Random Movement -1 End'.$E$2:.$E$424];&quot;&gt;=&quot;&amp;[.$A34];['Random Movement -1 End'.$E$2:.$E$424];&quot;&lt;=&quot;&amp;[.$B34])" office:value-type="float" office:value="1125" calcext:value-type="float">
            <text:p>1125</text:p>
          </table:table-cell>
          <table:table-cell table:formula="of:=AVERAGEIFS(['Force Algo End'.$B$2:.$B$424];['Force Algo End'.$E$2:.$E$424];&quot;&gt;=&quot;&amp;[.$A34];['Force Algo End'.$E$2:.$E$424];&quot;&lt;=&quot;&amp;[.$B34])" office:value-type="float" office:value="300" calcext:value-type="float">
            <text:p>300</text:p>
          </table:table-cell>
          <table:table-cell table:formula="of:=AVERAGEIFS(['Total Resolution End'.$H$2:.$H$424];['Total Resolution End'.$B$2:.$B$424];&quot;&gt;=&quot;&amp;[.$A34];['Total Resolution End'.$B$2:.$B$424];&quot;&lt;=&quot;&amp;[.$B34])" office:value-type="float" office:value="212.25" calcext:value-type="float">
            <text:p>212.2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[.A35]/2+[.B35]/2" office:value-type="float" office:value="99" calcext:value-type="float">
            <text:p>99</text:p>
          </table:table-cell>
          <table:table-cell table:formula="of:=AVERAGEIFS(['Random Movement End'.$D$2:.$D$424];['Random Movement End'.$E$2:.$E$424];&quot;&gt;=&quot;&amp;[.$A35];['Random Movement End'.$E$2:.$E$424];&quot;&lt;=&quot;&amp;[.$B35])" office:value-type="float" office:value="49.60876" calcext:value-type="float">
            <text:p>49.60876</text:p>
          </table:table-cell>
          <table:table-cell table:formula="of:=AVERAGEIFS(['Random Movement -1 End'.$D$2:.$D$424];['Random Movement -1 End'.$E$2:.$E$424];&quot;&gt;=&quot;&amp;[.$A35];['Random Movement -1 End'.$E$2:.$E$424];&quot;&lt;=&quot;&amp;[.$B35])" office:value-type="float" office:value="42.81106" calcext:value-type="float">
            <text:p>42.81106</text:p>
          </table:table-cell>
          <table:table-cell table:formula="of:=AVERAGEIFS(['Force Algo End'.$D$2:.$D$424];['Force Algo End'.$E$2:.$E$424];&quot;&gt;=&quot;&amp;[.$A35];['Force Algo End'.$E$2:.$E$424];&quot;&lt;=&quot;&amp;[.$B35])" office:value-type="float" office:value="29.90594" calcext:value-type="float">
            <text:p>29.90594</text:p>
          </table:table-cell>
          <table:table-cell table:formula="of:=AVERAGEIFS(['Total Resolution End'.$F$2:.$F$424];['Total Resolution End'.$B$2:.$B$424];&quot;&gt;=&quot;&amp;[.$A35];['Total Resolution End'.$B$2:.$B$424];&quot;&lt;=&quot;&amp;[.$B35])" office:value-type="float" office:value="28.46" calcext:value-type="float">
            <text:p>28.46</text:p>
          </table:table-cell>
          <table:table-cell table:formula="of:=AVERAGEIFS(['Random Movement End'.$H$2:.$H$424];['Random Movement End'.$E$2:.$E$424];&quot;&gt;=&quot;&amp;[.$A35];['Random Movement End'.$E$2:.$E$424];&quot;&lt;=&quot;&amp;[.$B35])" office:value-type="float" office:value="55.7458960992321" calcext:value-type="float">
            <text:p>55.7458960992321</text:p>
          </table:table-cell>
          <table:table-cell table:formula="of:=AVERAGEIFS(['Random Movement -1 End'.$H$2:.$H$424];['Random Movement -1 End'.$E$2:.$E$424];&quot;&gt;=&quot;&amp;[.$A35];['Random Movement -1 End'.$E$2:.$E$424];&quot;&lt;=&quot;&amp;[.$B35])" office:value-type="float" office:value="5.19805758413355" calcext:value-type="float">
            <text:p>5.19805758413355</text:p>
          </table:table-cell>
          <table:table-cell table:formula="of:=AVERAGEIFS(['Force Algo End'.$H$2:.$H$424];['Force Algo End'.$E$2:.$E$424];&quot;&gt;=&quot;&amp;[.$A35];['Force Algo End'.$E$2:.$E$424];&quot;&lt;=&quot;&amp;[.$B35])" office:value-type="float" office:value="5.59934312346245" calcext:value-type="float">
            <text:p>5.59934312346245</text:p>
          </table:table-cell>
          <table:table-cell table:formula="of:=AVERAGEIFS(['Total Resolution End'.$N$2:.$N$424];['Total Resolution End'.$B$2:.$B$424];&quot;&gt;=&quot;&amp;[.$A35];['Total Resolution End'.$B$2:.$B$424];&quot;&lt;=&quot;&amp;[.$B35])" office:value-type="float" office:value="5.26026232353301" calcext:value-type="float">
            <text:p>5.26026232353301</text:p>
          </table:table-cell>
          <table:table-cell table:formula="of:=AVERAGEIFS(['Random Movement End'.$I$2:.$I$424];['Random Movement End'.$E$2:.$E$424];&quot;&gt;=&quot;&amp;[.$A35];['Random Movement End'.$E$2:.$E$424];&quot;&lt;=&quot;&amp;[.$B35])" office:value-type="float" office:value="304.8" calcext:value-type="float">
            <text:p>304.8</text:p>
          </table:table-cell>
          <table:table-cell table:formula="of:=AVERAGEIFS(['Random Movement -1 End'.$I$2:.$I$424];['Random Movement -1 End'.$E$2:.$E$424];&quot;&gt;=&quot;&amp;[.$A35];['Random Movement -1 End'.$E$2:.$E$424];&quot;&lt;=&quot;&amp;[.$B35])" office:value-type="float" office:value="209" calcext:value-type="float">
            <text:p>209</text:p>
          </table:table-cell>
          <table:table-cell table:formula="of:=AVERAGEIFS(['Force Algo End'.$I$2:.$I$424];['Force Algo End'.$E$2:.$E$424];&quot;&gt;=&quot;&amp;[.$A35];['Force Algo End'.$E$2:.$E$424];&quot;&lt;=&quot;&amp;[.$B35])" office:value-type="float" office:value="198" calcext:value-type="float">
            <text:p>198</text:p>
          </table:table-cell>
          <table:table-cell table:formula="of:=AVERAGEIFS(['Total Resolution End'.$J$2:.$J$424];['Total Resolution End'.$B$2:.$B$424];&quot;&gt;=&quot;&amp;[.$A35];['Total Resolution End'.$B$2:.$B$424];&quot;&lt;=&quot;&amp;[.$B35])" office:value-type="float" office:value="208.4" calcext:value-type="float">
            <text:p>208.4</text:p>
          </table:table-cell>
          <table:table-cell table:formula="of:=AVERAGEIFS(['Random Movement End'.$B$2:.$B$424];['Random Movement End'.$E$2:.$E$424];&quot;&gt;=&quot;&amp;[.$A35];['Random Movement End'.$E$2:.$E$424];&quot;&lt;=&quot;&amp;[.$B35])" office:value-type="float" office:value="1480" calcext:value-type="float">
            <text:p>1480</text:p>
          </table:table-cell>
          <table:table-cell table:formula="of:=AVERAGEIFS(['Random Movement -1 End'.$B$2:.$B$424];['Random Movement -1 End'.$E$2:.$E$424];&quot;&gt;=&quot;&amp;[.$A35];['Random Movement -1 End'.$E$2:.$E$424];&quot;&lt;=&quot;&amp;[.$B35])" office:value-type="float" office:value="1320" calcext:value-type="float">
            <text:p>1320</text:p>
          </table:table-cell>
          <table:table-cell table:formula="of:=AVERAGEIFS(['Force Algo End'.$B$2:.$B$424];['Force Algo End'.$E$2:.$E$424];&quot;&gt;=&quot;&amp;[.$A35];['Force Algo End'.$E$2:.$E$424];&quot;&lt;=&quot;&amp;[.$B35])" office:value-type="float" office:value="520" calcext:value-type="float">
            <text:p>520</text:p>
          </table:table-cell>
          <table:table-cell table:formula="of:=AVERAGEIFS(['Total Resolution End'.$H$2:.$H$424];['Total Resolution End'.$B$2:.$B$424];&quot;&gt;=&quot;&amp;[.$A35];['Total Resolution End'.$B$2:.$B$424];&quot;&lt;=&quot;&amp;[.$B35])" office:value-type="float" office:value="240" calcext:value-type="float">
            <text:p>240</text:p>
          </table:table-cell>
        </table:table-row>
      </table:table>
      <table:table table:name="Random Movement End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graph na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time[ms]</text:p>
          </table:table-cell>
          <table:table-cell office:value-type="string" calcext:value-type="string">
            <text:p>crossing_r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g.res</text:p>
          </table:table-cell>
          <table:table-cell office:value-type="string" calcext:value-type="string">
            <text:p>aspect. Ratio</text:p>
          </table:table-cell>
          <table:table-cell office:value-type="string" calcext:value-type="string">
            <text:p>#crossing</text:p>
          </table:table-cell>
          <table:table-cell office:value-type="string" calcext:value-type="string">
            <text:p>total resolution</text:p>
          </table:table-cell>
        </table:table-row>
        <table:table-row table:style-name="ro1">
          <table:table-cell office:value-type="string" calcext:value-type="string">
            <text:p>g.10.19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668" calcext:value-type="float">
            <text:p>668</text:p>
          </table:table-cell>
          <table:table-cell office:value-type="float" office:value="89.0571" calcext:value-type="float">
            <text:p>89,057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.6987" calcext:value-type="float">
            <text:p>4,6987</text:p>
          </table:table-cell>
          <table:table-cell office:value-type="float" office:value="32.6694106178041" calcext:value-type="float">
            <text:p>32,6694106178041</text:p>
          </table:table-cell>
          <table:table-cell office:value-type="float" office:value="4" calcext:value-type="float">
            <text:p>4</text:p>
          </table:table-cell>
          <table:table-cell office:value-type="float" office:value="89.0571" calcext:value-type="float">
            <text:p>89,0571</text:p>
          </table:table-cell>
        </table:table-row>
        <table:table-row table:style-name="ro1">
          <table:table-cell office:value-type="string" calcext:value-type="string">
            <text:p>g.10.20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101" calcext:value-type="float">
            <text:p>101</text:p>
          </table:table-cell>
          <table:table-cell office:value-type="float" office:value="64.4159" calcext:value-type="float">
            <text:p>64,415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8.8526" calcext:value-type="float">
            <text:p>8,8526</text:p>
          </table:table-cell>
          <table:table-cell office:value-type="float" office:value="11.994968358079" calcext:value-type="float">
            <text:p>11,994968358079</text:p>
          </table:table-cell>
          <table:table-cell office:value-type="float" office:value="14" calcext:value-type="float">
            <text:p>14</text:p>
          </table:table-cell>
          <table:table-cell office:value-type="float" office:value="64.4159" calcext:value-type="float">
            <text:p>64,4159</text:p>
          </table:table-cell>
        </table:table-row>
        <table:table-row table:style-name="ro1">
          <table:table-cell office:value-type="string" calcext:value-type="string">
            <text:p>g.10.22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80.5792" calcext:value-type="float">
            <text:p>80,5792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3.6713" calcext:value-type="float">
            <text:p>13,6713</text:p>
          </table:table-cell>
          <table:table-cell office:value-type="float" office:value="22.7653346871378" calcext:value-type="float">
            <text:p>22,7653346871378</text:p>
          </table:table-cell>
          <table:table-cell office:value-type="float" office:value="11" calcext:value-type="float">
            <text:p>11</text:p>
          </table:table-cell>
          <table:table-cell office:value-type="float" office:value="80.5792" calcext:value-type="float">
            <text:p>80,5792</text:p>
          </table:table-cell>
        </table:table-row>
        <table:table-row table:style-name="ro1">
          <table:table-cell office:value-type="string" calcext:value-type="string">
            <text:p>g.10.25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203" calcext:value-type="float">
            <text:p>203</text:p>
          </table:table-cell>
          <table:table-cell office:value-type="float" office:value="57.8738" calcext:value-type="float">
            <text:p>57,873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.7342" calcext:value-type="float">
            <text:p>2,7342</text:p>
          </table:table-cell>
          <table:table-cell office:value-type="float" office:value="29.8291644614129" calcext:value-type="float">
            <text:p>29,8291644614129</text:p>
          </table:table-cell>
          <table:table-cell office:value-type="float" office:value="26" calcext:value-type="float">
            <text:p>26</text:p>
          </table:table-cell>
          <table:table-cell office:value-type="float" office:value="57.8738" calcext:value-type="float">
            <text:p>57,8738</text:p>
          </table:table-cell>
        </table:table-row>
        <table:table-row table:style-name="ro1">
          <table:table-cell office:value-type="string" calcext:value-type="string">
            <text:p>g.10.27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24" calcext:value-type="float">
            <text:p>124</text:p>
          </table:table-cell>
          <table:table-cell office:value-type="float" office:value="89.2358" calcext:value-type="float">
            <text:p>89,235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.4941" calcext:value-type="float">
            <text:p>3,4941</text:p>
          </table:table-cell>
          <table:table-cell office:value-type="float" office:value="12.2893077120965" calcext:value-type="float">
            <text:p>12,2893077120965</text:p>
          </table:table-cell>
          <table:table-cell office:value-type="float" office:value="5" calcext:value-type="float">
            <text:p>5</text:p>
          </table:table-cell>
          <table:table-cell office:value-type="float" office:value="89.2358" calcext:value-type="float">
            <text:p>89,2358</text:p>
          </table:table-cell>
        </table:table-row>
        <table:table-row table:style-name="ro1">
          <table:table-cell office:value-type="string" calcext:value-type="string">
            <text:p>g.10.29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office:value-type="float" office:value="85.7726" calcext:value-type="float">
            <text:p>85,772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6.7077" calcext:value-type="float">
            <text:p>6,7077</text:p>
          </table:table-cell>
          <table:table-cell office:value-type="float" office:value="78.3877128070137" calcext:value-type="float">
            <text:p>78,3877128070137</text:p>
          </table:table-cell>
          <table:table-cell office:value-type="float" office:value="7" calcext:value-type="float">
            <text:p>7</text:p>
          </table:table-cell>
          <table:table-cell office:value-type="float" office:value="85.7726" calcext:value-type="float">
            <text:p>85,7726</text:p>
          </table:table-cell>
        </table:table-row>
        <table:table-row table:style-name="ro1">
          <table:table-cell office:value-type="string" calcext:value-type="string">
            <text:p>g.10.30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106" calcext:value-type="float">
            <text:p>106</text:p>
          </table:table-cell>
          <table:table-cell office:value-type="float" office:value="88.8238" calcext:value-type="float">
            <text:p>88,823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.2394" calcext:value-type="float">
            <text:p>18,2394</text:p>
          </table:table-cell>
          <table:table-cell office:value-type="float" office:value="7.46904322810445" calcext:value-type="float">
            <text:p>7,46904322810445</text:p>
          </table:table-cell>
          <table:table-cell office:value-type="float" office:value="4" calcext:value-type="float">
            <text:p>4</text:p>
          </table:table-cell>
          <table:table-cell office:value-type="float" office:value="88.8238" calcext:value-type="float">
            <text:p>88,8238</text:p>
          </table:table-cell>
        </table:table-row>
        <table:table-row table:style-name="ro1">
          <table:table-cell office:value-type="string" calcext:value-type="string">
            <text:p>g.10.31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102" calcext:value-type="float">
            <text:p>102</text:p>
          </table:table-cell>
          <table:table-cell office:value-type="float" office:value="56.5212" calcext:value-type="float">
            <text:p>56,521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.3987" calcext:value-type="float">
            <text:p>4,3987</text:p>
          </table:table-cell>
          <table:table-cell office:value-type="float" office:value="8.4065852329442" calcext:value-type="float">
            <text:p>8,4065852329442</text:p>
          </table:table-cell>
          <table:table-cell office:value-type="float" office:value="25" calcext:value-type="float">
            <text:p>25</text:p>
          </table:table-cell>
          <table:table-cell office:value-type="float" office:value="56.5212" calcext:value-type="float">
            <text:p>56,5212</text:p>
          </table:table-cell>
        </table:table-row>
        <table:table-row table:style-name="ro1">
          <table:table-cell office:value-type="string" calcext:value-type="string">
            <text:p>g.10.34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06" calcext:value-type="float">
            <text:p>106</text:p>
          </table:table-cell>
          <table:table-cell office:value-type="float" office:value="77.5851" calcext:value-type="float">
            <text:p>77,585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.5332" calcext:value-type="float">
            <text:p>3,5332</text:p>
          </table:table-cell>
          <table:table-cell office:value-type="float" office:value="32.8395320122528" calcext:value-type="float">
            <text:p>32,8395320122528</text:p>
          </table:table-cell>
          <table:table-cell office:value-type="float" office:value="15" calcext:value-type="float">
            <text:p>15</text:p>
          </table:table-cell>
          <table:table-cell office:value-type="float" office:value="77.5851" calcext:value-type="float">
            <text:p>77,5851</text:p>
          </table:table-cell>
        </table:table-row>
        <table:table-row table:style-name="ro1">
          <table:table-cell office:value-type="string" calcext:value-type="string">
            <text:p>g.10.38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120" calcext:value-type="float">
            <text:p>120</text:p>
          </table:table-cell>
          <table:table-cell office:value-type="float" office:value="76.8743" calcext:value-type="float">
            <text:p>76,874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6.0762" calcext:value-type="float">
            <text:p>6,0762</text:p>
          </table:table-cell>
          <table:table-cell office:value-type="float" office:value="45.2465844679099" calcext:value-type="float">
            <text:p>45,2465844679099</text:p>
          </table:table-cell>
          <table:table-cell office:value-type="float" office:value="8" calcext:value-type="float">
            <text:p>8</text:p>
          </table:table-cell>
          <table:table-cell office:value-type="float" office:value="76.8743" calcext:value-type="float">
            <text:p>76,8743</text:p>
          </table:table-cell>
        </table:table-row>
        <table:table-row table:style-name="ro1">
          <table:table-cell office:value-type="string" calcext:value-type="string">
            <text:p>g.10.41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165" calcext:value-type="float">
            <text:p>165</text:p>
          </table:table-cell>
          <table:table-cell office:value-type="float" office:value="89.6491" calcext:value-type="float">
            <text:p>89,649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.7314" calcext:value-type="float">
            <text:p>3,7314</text:p>
          </table:table-cell>
          <table:table-cell office:value-type="float" office:value="19.9282844095591" calcext:value-type="float">
            <text:p>19,9282844095591</text:p>
          </table:table-cell>
          <table:table-cell office:value-type="float" office:value="3" calcext:value-type="float">
            <text:p>3</text:p>
          </table:table-cell>
          <table:table-cell office:value-type="float" office:value="89.6491" calcext:value-type="float">
            <text:p>89,6491</text:p>
          </table:table-cell>
        </table:table-row>
        <table:table-row table:style-name="ro1">
          <table:table-cell office:value-type="string" calcext:value-type="string">
            <text:p>g.10.46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152" calcext:value-type="float">
            <text:p>152</text:p>
          </table:table-cell>
          <table:table-cell office:value-type="float" office:value="88.8338" calcext:value-type="float">
            <text:p>88,833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8.2419" calcext:value-type="float">
            <text:p>28,2419</text:p>
          </table:table-cell>
          <table:table-cell office:value-type="float" office:value="12.2861341795387" calcext:value-type="float">
            <text:p>12,2861341795387</text:p>
          </table:table-cell>
          <table:table-cell office:value-type="float" office:value="4" calcext:value-type="float">
            <text:p>4</text:p>
          </table:table-cell>
          <table:table-cell office:value-type="float" office:value="88.8338" calcext:value-type="float">
            <text:p>88,8338</text:p>
          </table:table-cell>
        </table:table-row>
        <table:table-row table:style-name="ro1">
          <table:table-cell office:value-type="string" calcext:value-type="string">
            <text:p>g.10.61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36" calcext:value-type="float">
            <text:p>36</text:p>
          </table:table-cell>
          <table:table-cell office:value-type="float" office:value="89.9161" calcext:value-type="float">
            <text:p>89,916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5.9306" calcext:value-type="float">
            <text:p>25,9306</text:p>
          </table:table-cell>
          <table:table-cell office:value-type="float" office:value="7.35238083069533" calcext:value-type="float">
            <text:p>7,35238083069533</text:p>
          </table:table-cell>
          <table:table-cell office:value-type="float" office:value="2" calcext:value-type="float">
            <text:p>2</text:p>
          </table:table-cell>
          <table:table-cell office:value-type="float" office:value="89.9161" calcext:value-type="float">
            <text:p>89,9161</text:p>
          </table:table-cell>
        </table:table-row>
        <table:table-row table:style-name="ro1">
          <table:table-cell office:value-type="string" calcext:value-type="string">
            <text:p>g.10.62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office:value-type="float" office:value="89.9963" calcext:value-type="float">
            <text:p>89,996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4.511" calcext:value-type="float">
            <text:p>24,511</text:p>
          </table:table-cell>
          <table:table-cell office:value-type="float" office:value="7.58848254788297" calcext:value-type="float">
            <text:p>7,58848254788297</text:p>
          </table:table-cell>
          <table:table-cell office:value-type="float" office:value="2" calcext:value-type="float">
            <text:p>2</text:p>
          </table:table-cell>
          <table:table-cell office:value-type="float" office:value="89.9963" calcext:value-type="float">
            <text:p>89,9963</text:p>
          </table:table-cell>
        </table:table-row>
        <table:table-row table:style-name="ro1">
          <table:table-cell office:value-type="string" calcext:value-type="string">
            <text:p>g.10.79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28" calcext:value-type="float">
            <text:p>28</text:p>
          </table:table-cell>
          <table:table-cell office:value-type="float" office:value="89.993" calcext:value-type="float">
            <text:p>89,99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1.541" calcext:value-type="float">
            <text:p>21,541</text:p>
          </table:table-cell>
          <table:table-cell office:value-type="float" office:value="5.05251163327706" calcext:value-type="float">
            <text:p>5,05251163327706</text:p>
          </table:table-cell>
          <table:table-cell office:value-type="float" office:value="1" calcext:value-type="float">
            <text:p>1</text:p>
          </table:table-cell>
          <table:table-cell office:value-type="float" office:value="89.993" calcext:value-type="float">
            <text:p>89,993</text:p>
          </table:table-cell>
        </table:table-row>
        <table:table-row table:style-name="ro1">
          <table:table-cell office:value-type="string" calcext:value-type="string">
            <text:p>g.10.80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206" calcext:value-type="float">
            <text:p>206</text:p>
          </table:table-cell>
          <table:table-cell office:value-type="float" office:value="89.9794" calcext:value-type="float">
            <text:p>89,979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7.6909" calcext:value-type="float">
            <text:p>17,6909</text:p>
          </table:table-cell>
          <table:table-cell office:value-type="float" office:value="6.18926605799688" calcext:value-type="float">
            <text:p>6,18926605799688</text:p>
          </table:table-cell>
          <table:table-cell office:value-type="float" office:value="1" calcext:value-type="float">
            <text:p>1</text:p>
          </table:table-cell>
          <table:table-cell office:value-type="float" office:value="89.9794" calcext:value-type="float">
            <text:p>89,9794</text:p>
          </table:table-cell>
        </table:table-row>
        <table:table-row table:style-name="ro1">
          <table:table-cell office:value-type="string" calcext:value-type="string">
            <text:p>g.10.82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77" calcext:value-type="float">
            <text:p>77</text:p>
          </table:table-cell>
          <table:table-cell office:value-type="float" office:value="89.9208" calcext:value-type="float">
            <text:p>89,920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6.3244" calcext:value-type="float">
            <text:p>26,3244</text:p>
          </table:table-cell>
          <table:table-cell office:value-type="float" office:value="4.70142697971471" calcext:value-type="float">
            <text:p>4,70142697971471</text:p>
          </table:table-cell>
          <table:table-cell office:value-type="float" office:value="2" calcext:value-type="float">
            <text:p>2</text:p>
          </table:table-cell>
          <table:table-cell office:value-type="float" office:value="89.9208" calcext:value-type="float">
            <text:p>89,9208</text:p>
          </table:table-cell>
        </table:table-row>
        <table:table-row table:style-name="ro1">
          <table:table-cell office:value-type="string" calcext:value-type="string">
            <text:p>g.10.85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64" calcext:value-type="float">
            <text:p>64</text:p>
          </table:table-cell>
          <table:table-cell office:value-type="float" office:value="89.5403" calcext:value-type="float">
            <text:p>89,540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6.6503" calcext:value-type="float">
            <text:p>26,6503</text:p>
          </table:table-cell>
          <table:table-cell office:value-type="float" office:value="3.46908029956645" calcext:value-type="float">
            <text:p>3,46908029956645</text:p>
          </table:table-cell>
          <table:table-cell office:value-type="float" office:value="4" calcext:value-type="float">
            <text:p>4</text:p>
          </table:table-cell>
          <table:table-cell office:value-type="float" office:value="89.5403" calcext:value-type="float">
            <text:p>89,5403</text:p>
          </table:table-cell>
        </table:table-row>
        <table:table-row table:style-name="ro1">
          <table:table-cell office:value-type="string" calcext:value-type="string">
            <text:p>g.10.86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39" calcext:value-type="float">
            <text:p>39</text:p>
          </table:table-cell>
          <table:table-cell office:value-type="float" office:value="89.6323" calcext:value-type="float">
            <text:p>89,632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.2516" calcext:value-type="float">
            <text:p>5,2516</text:p>
          </table:table-cell>
          <table:table-cell office:value-type="float" office:value="5.59234653101148" calcext:value-type="float">
            <text:p>5,59234653101148</text:p>
          </table:table-cell>
          <table:table-cell office:value-type="float" office:value="3" calcext:value-type="float">
            <text:p>3</text:p>
          </table:table-cell>
          <table:table-cell office:value-type="float" office:value="89.6323" calcext:value-type="float">
            <text:p>89,6323</text:p>
          </table:table-cell>
        </table:table-row>
        <table:table-row table:style-name="ro1">
          <table:table-cell office:value-type="string" calcext:value-type="string">
            <text:p>g.10.88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67" calcext:value-type="float">
            <text:p>67</text:p>
          </table:table-cell>
          <table:table-cell office:value-type="float" office:value="78.2438" calcext:value-type="float">
            <text:p>78,243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.2829" calcext:value-type="float">
            <text:p>12,2829</text:p>
          </table:table-cell>
          <table:table-cell office:value-type="float" office:value="12.7506613446723" calcext:value-type="float">
            <text:p>12,7506613446723</text:p>
          </table:table-cell>
          <table:table-cell office:value-type="float" office:value="6" calcext:value-type="float">
            <text:p>6</text:p>
          </table:table-cell>
          <table:table-cell office:value-type="float" office:value="78.2438" calcext:value-type="float">
            <text:p>78,2438</text:p>
          </table:table-cell>
        </table:table-row>
        <table:table-row table:style-name="ro1">
          <table:table-cell office:value-type="string" calcext:value-type="string">
            <text:p>g.10.94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86" calcext:value-type="float">
            <text:p>86</text:p>
          </table:table-cell>
          <table:table-cell office:value-type="float" office:value="89.9315" calcext:value-type="float">
            <text:p>89,931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4.2643" calcext:value-type="float">
            <text:p>24,2643</text:p>
          </table:table-cell>
          <table:table-cell office:value-type="float" office:value="20.7424276766119" calcext:value-type="float">
            <text:p>20,7424276766119</text:p>
          </table:table-cell>
          <table:table-cell office:value-type="float" office:value="3" calcext:value-type="float">
            <text:p>3</text:p>
          </table:table-cell>
          <table:table-cell office:value-type="float" office:value="89.9315" calcext:value-type="float">
            <text:p>89,9315</text:p>
          </table:table-cell>
        </table:table-row>
        <table:table-row table:style-name="ro1">
          <table:table-cell office:value-type="string" calcext:value-type="string">
            <text:p>g.11.16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316" calcext:value-type="float">
            <text:p>316</text:p>
          </table:table-cell>
          <table:table-cell office:value-type="float" office:value="43.1057" calcext:value-type="float">
            <text:p>43,1057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2.4342" calcext:value-type="float">
            <text:p>2,4342</text:p>
          </table:table-cell>
          <table:table-cell office:value-type="float" office:value="10.248472862144" calcext:value-type="float">
            <text:p>10,248472862144</text:p>
          </table:table-cell>
          <table:table-cell office:value-type="float" office:value="103" calcext:value-type="float">
            <text:p>103</text:p>
          </table:table-cell>
          <table:table-cell office:value-type="float" office:value="43.1057" calcext:value-type="float">
            <text:p>43,1057</text:p>
          </table:table-cell>
        </table:table-row>
        <table:table-row table:style-name="ro1">
          <table:table-cell office:value-type="string" calcext:value-type="string">
            <text:p>g.11.17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447" calcext:value-type="float">
            <text:p>447</text:p>
          </table:table-cell>
          <table:table-cell office:value-type="float" office:value="38.9992" calcext:value-type="float">
            <text:p>38,9992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2.7012" calcext:value-type="float">
            <text:p>2,7012</text:p>
          </table:table-cell>
          <table:table-cell office:value-type="float" office:value="9.28734965882108" calcext:value-type="float">
            <text:p>9,28734965882108</text:p>
          </table:table-cell>
          <table:table-cell office:value-type="float" office:value="101" calcext:value-type="float">
            <text:p>101</text:p>
          </table:table-cell>
          <table:table-cell office:value-type="float" office:value="38.9992" calcext:value-type="float">
            <text:p>38,9992</text:p>
          </table:table-cell>
        </table:table-row>
        <table:table-row table:style-name="ro1">
          <table:table-cell office:value-type="string" calcext:value-type="string">
            <text:p>g.11.23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18" calcext:value-type="float">
            <text:p>118</text:p>
          </table:table-cell>
          <table:table-cell office:value-type="float" office:value="74.1025" calcext:value-type="float">
            <text:p>74,1025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4.9697" calcext:value-type="float">
            <text:p>4,9697</text:p>
          </table:table-cell>
          <table:table-cell office:value-type="float" office:value="34.4884130421272" calcext:value-type="float">
            <text:p>34,4884130421272</text:p>
          </table:table-cell>
          <table:table-cell office:value-type="float" office:value="11" calcext:value-type="float">
            <text:p>11</text:p>
          </table:table-cell>
          <table:table-cell office:value-type="float" office:value="74.1025" calcext:value-type="float">
            <text:p>74,1025</text:p>
          </table:table-cell>
        </table:table-row>
        <table:table-row table:style-name="ro1">
          <table:table-cell office:value-type="string" calcext:value-type="string">
            <text:p>g.11.25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152" calcext:value-type="float">
            <text:p>152</text:p>
          </table:table-cell>
          <table:table-cell office:value-type="float" office:value="76.5443" calcext:value-type="float">
            <text:p>76,544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.1113" calcext:value-type="float">
            <text:p>2,1113</text:p>
          </table:table-cell>
          <table:table-cell office:value-type="float" office:value="11.2842356990429" calcext:value-type="float">
            <text:p>11,2842356990429</text:p>
          </table:table-cell>
          <table:table-cell office:value-type="float" office:value="8" calcext:value-type="float">
            <text:p>8</text:p>
          </table:table-cell>
          <table:table-cell office:value-type="float" office:value="76.5443" calcext:value-type="float">
            <text:p>76,5443</text:p>
          </table:table-cell>
        </table:table-row>
        <table:table-row table:style-name="ro1">
          <table:table-cell office:value-type="string" calcext:value-type="string">
            <text:p>g.11.29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71.0366" calcext:value-type="float">
            <text:p>71,036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9.2657" calcext:value-type="float">
            <text:p>9,2657</text:p>
          </table:table-cell>
          <table:table-cell office:value-type="float" office:value="12.874723706572" calcext:value-type="float">
            <text:p>12,874723706572</text:p>
          </table:table-cell>
          <table:table-cell office:value-type="float" office:value="8" calcext:value-type="float">
            <text:p>8</text:p>
          </table:table-cell>
          <table:table-cell office:value-type="float" office:value="71.0366" calcext:value-type="float">
            <text:p>71,0366</text:p>
          </table:table-cell>
        </table:table-row>
        <table:table-row table:style-name="ro1">
          <table:table-cell office:value-type="string" calcext:value-type="string">
            <text:p>g.11.71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81" calcext:value-type="float">
            <text:p>81</text:p>
          </table:table-cell>
          <table:table-cell office:value-type="float" office:value="88.6601" calcext:value-type="float">
            <text:p>88,660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0.4042" calcext:value-type="float">
            <text:p>30,4042</text:p>
          </table:table-cell>
          <table:table-cell office:value-type="float" office:value="16.7361525864176" calcext:value-type="float">
            <text:p>16,7361525864176</text:p>
          </table:table-cell>
          <table:table-cell office:value-type="float" office:value="4" calcext:value-type="float">
            <text:p>4</text:p>
          </table:table-cell>
          <table:table-cell office:value-type="float" office:value="88.6601" calcext:value-type="float">
            <text:p>88,6601</text:p>
          </table:table-cell>
        </table:table-row>
        <table:table-row table:style-name="ro1">
          <table:table-cell office:value-type="string" calcext:value-type="string">
            <text:p>g.11.72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88" calcext:value-type="float">
            <text:p>88</text:p>
          </table:table-cell>
          <table:table-cell office:value-type="float" office:value="89.9998" calcext:value-type="float">
            <text:p>89,999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6.8699" calcext:value-type="float">
            <text:p>36,8699</text:p>
          </table:table-cell>
          <table:table-cell office:value-type="float" office:value="2.06252304910501" calcext:value-type="float">
            <text:p>2,06252304910501</text:p>
          </table:table-cell>
          <table:table-cell office:value-type="float" office:value="1" calcext:value-type="float">
            <text:p>1</text:p>
          </table:table-cell>
          <table:table-cell office:value-type="float" office:value="89.9998" calcext:value-type="float">
            <text:p>89,9998</text:p>
          </table:table-cell>
        </table:table-row>
        <table:table-row table:style-name="ro1">
          <table:table-cell office:value-type="string" calcext:value-type="string">
            <text:p>g.12.107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224" calcext:value-type="float">
            <text:p>224</text:p>
          </table:table-cell>
          <table:table-cell office:value-type="float" office:value="89.2422" calcext:value-type="float">
            <text:p>89,242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.6183" calcext:value-type="float">
            <text:p>4,6183</text:p>
          </table:table-cell>
          <table:table-cell office:value-type="float" office:value="9.00699273948211" calcext:value-type="float">
            <text:p>9,00699273948211</text:p>
          </table:table-cell>
          <table:table-cell office:value-type="float" office:value="5" calcext:value-type="float">
            <text:p>5</text:p>
          </table:table-cell>
          <table:table-cell office:value-type="float" office:value="89.2422" calcext:value-type="float">
            <text:p>89,2422</text:p>
          </table:table-cell>
        </table:table-row>
        <table:table-row table:style-name="ro1">
          <table:table-cell office:value-type="string" calcext:value-type="string">
            <text:p>g.12.108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89.9927" calcext:value-type="float">
            <text:p>89,992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4.4242" calcext:value-type="float">
            <text:p>44,4242</text:p>
          </table:table-cell>
          <table:table-cell office:value-type="float" office:value="2.07599443452314" calcext:value-type="float">
            <text:p>2,07599443452314</text:p>
          </table:table-cell>
          <table:table-cell office:value-type="float" office:value="1" calcext:value-type="float">
            <text:p>1</text:p>
          </table:table-cell>
          <table:table-cell office:value-type="float" office:value="89.9927" calcext:value-type="float">
            <text:p>89,9927</text:p>
          </table:table-cell>
        </table:table-row>
        <table:table-row table:style-name="ro1">
          <table:table-cell office:value-type="string" calcext:value-type="string">
            <text:p>g.12.111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139" calcext:value-type="float">
            <text:p>139</text:p>
          </table:table-cell>
          <table:table-cell office:value-type="float" office:value="79.7211" calcext:value-type="float">
            <text:p>79,721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.9493" calcext:value-type="float">
            <text:p>4,9493</text:p>
          </table:table-cell>
          <table:table-cell office:value-type="float" office:value="21.2655063683973" calcext:value-type="float">
            <text:p>21,2655063683973</text:p>
          </table:table-cell>
          <table:table-cell office:value-type="float" office:value="12" calcext:value-type="float">
            <text:p>12</text:p>
          </table:table-cell>
          <table:table-cell office:value-type="float" office:value="79.7211" calcext:value-type="float">
            <text:p>79,7211</text:p>
          </table:table-cell>
        </table:table-row>
        <table:table-row table:style-name="ro1">
          <table:table-cell office:value-type="string" calcext:value-type="string">
            <text:p>g.12.112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148" calcext:value-type="float">
            <text:p>148</text:p>
          </table:table-cell>
          <table:table-cell office:value-type="float" office:value="84.1077" calcext:value-type="float">
            <text:p>84,1077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5.4066" calcext:value-type="float">
            <text:p>5,4066</text:p>
          </table:table-cell>
          <table:table-cell office:value-type="float" office:value="13.0166033068832" calcext:value-type="float">
            <text:p>13,0166033068832</text:p>
          </table:table-cell>
          <table:table-cell office:value-type="float" office:value="8" calcext:value-type="float">
            <text:p>8</text:p>
          </table:table-cell>
          <table:table-cell office:value-type="float" office:value="84.1077" calcext:value-type="float">
            <text:p>84,1077</text:p>
          </table:table-cell>
        </table:table-row>
        <table:table-row table:style-name="ro1">
          <table:table-cell office:value-type="string" calcext:value-type="string">
            <text:p>g.12.118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112" calcext:value-type="float">
            <text:p>112</text:p>
          </table:table-cell>
          <table:table-cell office:value-type="float" office:value="89.8566" calcext:value-type="float">
            <text:p>89,856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2.7541" calcext:value-type="float">
            <text:p>12,7541</text:p>
          </table:table-cell>
          <table:table-cell office:value-type="float" office:value="5.13598072173565" calcext:value-type="float">
            <text:p>5,13598072173565</text:p>
          </table:table-cell>
          <table:table-cell office:value-type="float" office:value="3" calcext:value-type="float">
            <text:p>3</text:p>
          </table:table-cell>
          <table:table-cell office:value-type="float" office:value="89.8566" calcext:value-type="float">
            <text:p>89,8566</text:p>
          </table:table-cell>
        </table:table-row>
        <table:table-row table:style-name="ro1">
          <table:table-cell office:value-type="string" calcext:value-type="string">
            <text:p>g.12.121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56" calcext:value-type="float">
            <text:p>56</text:p>
          </table:table-cell>
          <table:table-cell office:value-type="float" office:value="89.9552" calcext:value-type="float">
            <text:p>89,955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9.2687" calcext:value-type="float">
            <text:p>29,2687</text:p>
          </table:table-cell>
          <table:table-cell office:value-type="float" office:value="8.37625195672505" calcext:value-type="float">
            <text:p>8,37625195672505</text:p>
          </table:table-cell>
          <table:table-cell office:value-type="float" office:value="2" calcext:value-type="float">
            <text:p>2</text:p>
          </table:table-cell>
          <table:table-cell office:value-type="float" office:value="89.9552" calcext:value-type="float">
            <text:p>89,9552</text:p>
          </table:table-cell>
        </table:table-row>
        <table:table-row table:style-name="ro1">
          <table:table-cell office:value-type="string" calcext:value-type="string">
            <text:p>g.12.145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114" calcext:value-type="float">
            <text:p>114</text:p>
          </table:table-cell>
          <table:table-cell office:value-type="float" office:value="82.5311" calcext:value-type="float">
            <text:p>82,531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.6757" calcext:value-type="float">
            <text:p>4,6757</text:p>
          </table:table-cell>
          <table:table-cell office:value-type="float" office:value="10.3387012323078" calcext:value-type="float">
            <text:p>10,3387012323078</text:p>
          </table:table-cell>
          <table:table-cell office:value-type="float" office:value="10" calcext:value-type="float">
            <text:p>10</text:p>
          </table:table-cell>
          <table:table-cell office:value-type="float" office:value="82.5311" calcext:value-type="float">
            <text:p>82,5311</text:p>
          </table:table-cell>
        </table:table-row>
        <table:table-row table:style-name="ro1">
          <table:table-cell office:value-type="string" calcext:value-type="string">
            <text:p>g.12.22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80.1866" calcext:value-type="float">
            <text:p>80,186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6.5558" calcext:value-type="float">
            <text:p>6,5558</text:p>
          </table:table-cell>
          <table:table-cell office:value-type="float" office:value="34.7576592092584" calcext:value-type="float">
            <text:p>34,7576592092584</text:p>
          </table:table-cell>
          <table:table-cell office:value-type="float" office:value="4" calcext:value-type="float">
            <text:p>4</text:p>
          </table:table-cell>
          <table:table-cell office:value-type="float" office:value="80.1866" calcext:value-type="float">
            <text:p>80,1866</text:p>
          </table:table-cell>
        </table:table-row>
        <table:table-row table:style-name="ro1">
          <table:table-cell office:value-type="string" calcext:value-type="string">
            <text:p>g.12.31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152" calcext:value-type="float">
            <text:p>152</text:p>
          </table:table-cell>
          <table:table-cell office:value-type="float" office:value="89.8786" calcext:value-type="float">
            <text:p>89,8786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.9452" calcext:value-type="float">
            <text:p>3,9452</text:p>
          </table:table-cell>
          <table:table-cell office:value-type="float" office:value="71.4602765147166" calcext:value-type="float">
            <text:p>71,4602765147166</text:p>
          </table:table-cell>
          <table:table-cell office:value-type="float" office:value="3" calcext:value-type="float">
            <text:p>3</text:p>
          </table:table-cell>
          <table:table-cell office:value-type="float" office:value="89.8786" calcext:value-type="float">
            <text:p>89,8786</text:p>
          </table:table-cell>
        </table:table-row>
        <table:table-row table:style-name="ro1">
          <table:table-cell office:value-type="string" calcext:value-type="string">
            <text:p>g.12.40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159" calcext:value-type="float">
            <text:p>159</text:p>
          </table:table-cell>
          <table:table-cell office:value-type="float" office:value="79.591" calcext:value-type="float">
            <text:p>79,591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.6226" calcext:value-type="float">
            <text:p>2,6226</text:p>
          </table:table-cell>
          <table:table-cell office:value-type="float" office:value="20.0286631109487" calcext:value-type="float">
            <text:p>20,0286631109487</text:p>
          </table:table-cell>
          <table:table-cell office:value-type="float" office:value="17" calcext:value-type="float">
            <text:p>17</text:p>
          </table:table-cell>
          <table:table-cell office:value-type="float" office:value="79.591" calcext:value-type="float">
            <text:p>79,591</text:p>
          </table:table-cell>
        </table:table-row>
        <table:table-row table:style-name="ro1">
          <table:table-cell office:value-type="string" calcext:value-type="string">
            <text:p>g.12.60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252" calcext:value-type="float">
            <text:p>252</text:p>
          </table:table-cell>
          <table:table-cell office:value-type="float" office:value="89.1008" calcext:value-type="float">
            <text:p>89,100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8.5149" calcext:value-type="float">
            <text:p>8,5149</text:p>
          </table:table-cell>
          <table:table-cell office:value-type="float" office:value="4.63223498161818" calcext:value-type="float">
            <text:p>4,63223498161818</text:p>
          </table:table-cell>
          <table:table-cell office:value-type="float" office:value="6" calcext:value-type="float">
            <text:p>6</text:p>
          </table:table-cell>
          <table:table-cell office:value-type="float" office:value="89.1008" calcext:value-type="float">
            <text:p>89,1008</text:p>
          </table:table-cell>
        </table:table-row>
        <table:table-row table:style-name="ro1">
          <table:table-cell office:value-type="string" calcext:value-type="string">
            <text:p>g.12.62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185" calcext:value-type="float">
            <text:p>185</text:p>
          </table:table-cell>
          <table:table-cell office:value-type="float" office:value="89.3439" calcext:value-type="float">
            <text:p>89,3439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7.0013" calcext:value-type="float">
            <text:p>7,0013</text:p>
          </table:table-cell>
          <table:table-cell office:value-type="float" office:value="29.4698434781327" calcext:value-type="float">
            <text:p>29,4698434781327</text:p>
          </table:table-cell>
          <table:table-cell office:value-type="float" office:value="5" calcext:value-type="float">
            <text:p>5</text:p>
          </table:table-cell>
          <table:table-cell office:value-type="float" office:value="89.3439" calcext:value-type="float">
            <text:p>89,3439</text:p>
          </table:table-cell>
        </table:table-row>
        <table:table-row table:style-name="ro1">
          <table:table-cell office:value-type="string" calcext:value-type="string">
            <text:p>g.12.63.graphml</text:p>
          </table:table-cell>
          <table:table-cell office:value-type="float" office:value="2200" calcext:value-type="float">
            <text:p>2200</text:p>
          </table:table-cell>
          <table:table-cell office:value-type="float" office:value="266" calcext:value-type="float">
            <text:p>266</text:p>
          </table:table-cell>
          <table:table-cell office:value-type="float" office:value="78.4817" calcext:value-type="float">
            <text:p>78,4817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6.2654" calcext:value-type="float">
            <text:p>6,2654</text:p>
          </table:table-cell>
          <table:table-cell office:value-type="float" office:value="134.598535817408" calcext:value-type="float">
            <text:p>134,598535817408</text:p>
          </table:table-cell>
          <table:table-cell office:value-type="float" office:value="18" calcext:value-type="float">
            <text:p>18</text:p>
          </table:table-cell>
          <table:table-cell office:value-type="float" office:value="78.4817" calcext:value-type="float">
            <text:p>78,4817</text:p>
          </table:table-cell>
        </table:table-row>
        <table:table-row table:style-name="ro1">
          <table:table-cell office:value-type="string" calcext:value-type="string">
            <text:p>g.12.75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office:value-type="float" office:value="53.9614" calcext:value-type="float">
            <text:p>53,961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.5952" calcext:value-type="float">
            <text:p>2,5952</text:p>
          </table:table-cell>
          <table:table-cell office:value-type="float" office:value="8.89893296211088" calcext:value-type="float">
            <text:p>8,89893296211088</text:p>
          </table:table-cell>
          <table:table-cell office:value-type="float" office:value="25" calcext:value-type="float">
            <text:p>25</text:p>
          </table:table-cell>
          <table:table-cell office:value-type="float" office:value="53.9614" calcext:value-type="float">
            <text:p>53,9614</text:p>
          </table:table-cell>
        </table:table-row>
        <table:table-row table:style-name="ro1">
          <table:table-cell office:value-type="string" calcext:value-type="string">
            <text:p>g.12.76.graphml</text:p>
          </table:table-cell>
          <table:table-cell office:value-type="float" office:value="2300" calcext:value-type="float">
            <text:p>2300</text:p>
          </table:table-cell>
          <table:table-cell office:value-type="float" office:value="460" calcext:value-type="float">
            <text:p>460</text:p>
          </table:table-cell>
          <table:table-cell office:value-type="float" office:value="59.3792" calcext:value-type="float">
            <text:p>59,379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.9218" calcext:value-type="float">
            <text:p>2,9218</text:p>
          </table:table-cell>
          <table:table-cell office:value-type="float" office:value="15.7323772329791" calcext:value-type="float">
            <text:p>15,7323772329791</text:p>
          </table:table-cell>
          <table:table-cell office:value-type="float" office:value="26" calcext:value-type="float">
            <text:p>26</text:p>
          </table:table-cell>
          <table:table-cell office:value-type="float" office:value="59.3792" calcext:value-type="float">
            <text:p>59,3792</text:p>
          </table:table-cell>
        </table:table-row>
        <table:table-row table:style-name="ro1">
          <table:table-cell office:value-type="string" calcext:value-type="string">
            <text:p>g.12.77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89.9744" calcext:value-type="float">
            <text:p>89,974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4.6973" calcext:value-type="float">
            <text:p>14,6973</text:p>
          </table:table-cell>
          <table:table-cell office:value-type="float" office:value="11.7238662565696" calcext:value-type="float">
            <text:p>11,7238662565696</text:p>
          </table:table-cell>
          <table:table-cell office:value-type="float" office:value="2" calcext:value-type="float">
            <text:p>2</text:p>
          </table:table-cell>
          <table:table-cell office:value-type="float" office:value="89.9744" calcext:value-type="float">
            <text:p>89,9744</text:p>
          </table:table-cell>
        </table:table-row>
        <table:table-row table:style-name="ro1">
          <table:table-cell office:value-type="string" calcext:value-type="string">
            <text:p>g.12.78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3" calcext:value-type="float">
            <text:p>23</text:p>
          </table:table-cell>
          <table:table-cell office:value-type="float" office:value="89.9816" calcext:value-type="float">
            <text:p>89,98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2.2143" calcext:value-type="float">
            <text:p>32,2143</text:p>
          </table:table-cell>
          <table:table-cell office:value-type="float" office:value="3.71905417421345" calcext:value-type="float">
            <text:p>3,71905417421345</text:p>
          </table:table-cell>
          <table:table-cell office:value-type="float" office:value="1" calcext:value-type="float">
            <text:p>1</text:p>
          </table:table-cell>
          <table:table-cell office:value-type="float" office:value="89.9816" calcext:value-type="float">
            <text:p>89,9816</text:p>
          </table:table-cell>
        </table:table-row>
        <table:table-row table:style-name="ro1">
          <table:table-cell office:value-type="string" calcext:value-type="string">
            <text:p>g.12.79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126" calcext:value-type="float">
            <text:p>126</text:p>
          </table:table-cell>
          <table:table-cell office:value-type="float" office:value="87.4036" calcext:value-type="float">
            <text:p>87,403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6.3762" calcext:value-type="float">
            <text:p>6,3762</text:p>
          </table:table-cell>
          <table:table-cell office:value-type="float" office:value="48.954768374636" calcext:value-type="float">
            <text:p>48,954768374636</text:p>
          </table:table-cell>
          <table:table-cell office:value-type="float" office:value="7" calcext:value-type="float">
            <text:p>7</text:p>
          </table:table-cell>
          <table:table-cell office:value-type="float" office:value="87.4036" calcext:value-type="float">
            <text:p>87,4036</text:p>
          </table:table-cell>
        </table:table-row>
        <table:table-row table:style-name="ro1">
          <table:table-cell office:value-type="string" calcext:value-type="string">
            <text:p>g.12.88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70" calcext:value-type="float">
            <text:p>70</text:p>
          </table:table-cell>
          <table:table-cell office:value-type="float" office:value="63.1571" calcext:value-type="float">
            <text:p>63,1571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4.9452" calcext:value-type="float">
            <text:p>4,9452</text:p>
          </table:table-cell>
          <table:table-cell office:value-type="float" office:value="6.06454973354135" calcext:value-type="float">
            <text:p>6,06454973354135</text:p>
          </table:table-cell>
          <table:table-cell office:value-type="float" office:value="20" calcext:value-type="float">
            <text:p>20</text:p>
          </table:table-cell>
          <table:table-cell office:value-type="float" office:value="63.1571" calcext:value-type="float">
            <text:p>63,1571</text:p>
          </table:table-cell>
        </table:table-row>
        <table:table-row table:style-name="ro1">
          <table:table-cell office:value-type="string" calcext:value-type="string">
            <text:p>g.12.91.graphml</text:p>
          </table:table-cell>
          <table:table-cell office:value-type="float" office:value="2300" calcext:value-type="float">
            <text:p>2300</text:p>
          </table:table-cell>
          <table:table-cell office:value-type="float" office:value="397" calcext:value-type="float">
            <text:p>397</text:p>
          </table:table-cell>
          <table:table-cell office:value-type="float" office:value="83.8013" calcext:value-type="float">
            <text:p>83,8013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7.5751" calcext:value-type="float">
            <text:p>7,5751</text:p>
          </table:table-cell>
          <table:table-cell office:value-type="float" office:value="16.9489752429449" calcext:value-type="float">
            <text:p>16,9489752429449</text:p>
          </table:table-cell>
          <table:table-cell office:value-type="float" office:value="7" calcext:value-type="float">
            <text:p>7</text:p>
          </table:table-cell>
          <table:table-cell office:value-type="float" office:value="83.8013" calcext:value-type="float">
            <text:p>83,8013</text:p>
          </table:table-cell>
        </table:table-row>
        <table:table-row table:style-name="ro1">
          <table:table-cell office:value-type="string" calcext:value-type="string">
            <text:p>g.12.98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84" calcext:value-type="float">
            <text:p>84</text:p>
          </table:table-cell>
          <table:table-cell office:value-type="float" office:value="85.9347" calcext:value-type="float">
            <text:p>85,93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6.3402" calcext:value-type="float">
            <text:p>6,3402</text:p>
          </table:table-cell>
          <table:table-cell office:value-type="float" office:value="24.1868268056915" calcext:value-type="float">
            <text:p>24,1868268056915</text:p>
          </table:table-cell>
          <table:table-cell office:value-type="float" office:value="8" calcext:value-type="float">
            <text:p>8</text:p>
          </table:table-cell>
          <table:table-cell office:value-type="float" office:value="85.9347" calcext:value-type="float">
            <text:p>85,9347</text:p>
          </table:table-cell>
        </table:table-row>
        <table:table-row table:style-name="ro1">
          <table:table-cell office:value-type="string" calcext:value-type="string">
            <text:p>g.13.117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office:value-type="float" office:value="89.9737" calcext:value-type="float">
            <text:p>89,973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5.4278" calcext:value-type="float">
            <text:p>35,4278</text:p>
          </table:table-cell>
          <table:table-cell office:value-type="float" office:value="2.21029141544423" calcext:value-type="float">
            <text:p>2,21029141544423</text:p>
          </table:table-cell>
          <table:table-cell office:value-type="float" office:value="1" calcext:value-type="float">
            <text:p>1</text:p>
          </table:table-cell>
          <table:table-cell office:value-type="float" office:value="89.9737" calcext:value-type="float">
            <text:p>89,9737</text:p>
          </table:table-cell>
        </table:table-row>
        <table:table-row table:style-name="ro1">
          <table:table-cell office:value-type="string" calcext:value-type="string">
            <text:p>g.13.34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280" calcext:value-type="float">
            <text:p>280</text:p>
          </table:table-cell>
          <table:table-cell office:value-type="float" office:value="61.0896" calcext:value-type="float">
            <text:p>61,0896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1.8794" calcext:value-type="float">
            <text:p>1,8794</text:p>
          </table:table-cell>
          <table:table-cell office:value-type="float" office:value="13.4728507755757" calcext:value-type="float">
            <text:p>13,4728507755757</text:p>
          </table:table-cell>
          <table:table-cell office:value-type="float" office:value="51" calcext:value-type="float">
            <text:p>51</text:p>
          </table:table-cell>
          <table:table-cell office:value-type="float" office:value="61.0896" calcext:value-type="float">
            <text:p>61,0896</text:p>
          </table:table-cell>
        </table:table-row>
        <table:table-row table:style-name="ro1">
          <table:table-cell office:value-type="string" calcext:value-type="string">
            <text:p>g.13.48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187" calcext:value-type="float">
            <text:p>187</text:p>
          </table:table-cell>
          <table:table-cell office:value-type="float" office:value="33.306" calcext:value-type="float">
            <text:p>33,306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0.5573" calcext:value-type="float">
            <text:p>0,5573</text:p>
          </table:table-cell>
          <table:table-cell office:value-type="float" office:value="8.30608112564398" calcext:value-type="float">
            <text:p>8,30608112564398</text:p>
          </table:table-cell>
          <table:table-cell office:value-type="float" office:value="136" calcext:value-type="float">
            <text:p>136</text:p>
          </table:table-cell>
          <table:table-cell office:value-type="float" office:value="33.306" calcext:value-type="float">
            <text:p>33,306</text:p>
          </table:table-cell>
        </table:table-row>
        <table:table-row table:style-name="ro1">
          <table:table-cell office:value-type="string" calcext:value-type="string">
            <text:p>g.13.49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94" calcext:value-type="float">
            <text:p>94</text:p>
          </table:table-cell>
          <table:table-cell office:value-type="float" office:value="32.4402" calcext:value-type="float">
            <text:p>32,4402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1.5363" calcext:value-type="float">
            <text:p>1,5363</text:p>
          </table:table-cell>
          <table:table-cell office:value-type="float" office:value="17.1064689832251" calcext:value-type="float">
            <text:p>17,1064689832251</text:p>
          </table:table-cell>
          <table:table-cell office:value-type="float" office:value="176" calcext:value-type="float">
            <text:p>176</text:p>
          </table:table-cell>
          <table:table-cell office:value-type="float" office:value="32.4402" calcext:value-type="float">
            <text:p>32,4402</text:p>
          </table:table-cell>
        </table:table-row>
        <table:table-row table:style-name="ro1">
          <table:table-cell office:value-type="string" calcext:value-type="string">
            <text:p>g.13.51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40" calcext:value-type="float">
            <text:p>140</text:p>
          </table:table-cell>
          <table:table-cell office:value-type="float" office:value="40.701" calcext:value-type="float">
            <text:p>40,701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1.6262" calcext:value-type="float">
            <text:p>1,6262</text:p>
          </table:table-cell>
          <table:table-cell office:value-type="float" office:value="12.5634941282261" calcext:value-type="float">
            <text:p>12,5634941282261</text:p>
          </table:table-cell>
          <table:table-cell office:value-type="float" office:value="134" calcext:value-type="float">
            <text:p>134</text:p>
          </table:table-cell>
          <table:table-cell office:value-type="float" office:value="40.701" calcext:value-type="float">
            <text:p>40,701</text:p>
          </table:table-cell>
        </table:table-row>
        <table:table-row table:style-name="ro1">
          <table:table-cell office:value-type="string" calcext:value-type="string">
            <text:p>g.13.52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76" calcext:value-type="float">
            <text:p>76</text:p>
          </table:table-cell>
          <table:table-cell office:value-type="float" office:value="52.3431" calcext:value-type="float">
            <text:p>52,3431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.3242" calcext:value-type="float">
            <text:p>1,3242</text:p>
          </table:table-cell>
          <table:table-cell office:value-type="float" office:value="7.2027723625352" calcext:value-type="float">
            <text:p>7,2027723625352</text:p>
          </table:table-cell>
          <table:table-cell office:value-type="float" office:value="30" calcext:value-type="float">
            <text:p>30</text:p>
          </table:table-cell>
          <table:table-cell office:value-type="float" office:value="52.3431" calcext:value-type="float">
            <text:p>52,3431</text:p>
          </table:table-cell>
        </table:table-row>
        <table:table-row table:style-name="ro1">
          <table:table-cell office:value-type="string" calcext:value-type="string">
            <text:p>g.13.53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122" calcext:value-type="float">
            <text:p>122</text:p>
          </table:table-cell>
          <table:table-cell office:value-type="float" office:value="77.9066" calcext:value-type="float">
            <text:p>77,9066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.3972" calcext:value-type="float">
            <text:p>1,3972</text:p>
          </table:table-cell>
          <table:table-cell office:value-type="float" office:value="10.8280943112467" calcext:value-type="float">
            <text:p>10,8280943112467</text:p>
          </table:table-cell>
          <table:table-cell office:value-type="float" office:value="19" calcext:value-type="float">
            <text:p>19</text:p>
          </table:table-cell>
          <table:table-cell office:value-type="float" office:value="77.9066" calcext:value-type="float">
            <text:p>77,9066</text:p>
          </table:table-cell>
        </table:table-row>
        <table:table-row table:style-name="ro1">
          <table:table-cell office:value-type="string" calcext:value-type="string">
            <text:p>g.13.54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59" calcext:value-type="float">
            <text:p>59</text:p>
          </table:table-cell>
          <table:table-cell office:value-type="float" office:value="89.7459" calcext:value-type="float">
            <text:p>89,745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5.5751" calcext:value-type="float">
            <text:p>5,5751</text:p>
          </table:table-cell>
          <table:table-cell office:value-type="float" office:value="10.3930621149056" calcext:value-type="float">
            <text:p>10,3930621149056</text:p>
          </table:table-cell>
          <table:table-cell office:value-type="float" office:value="3" calcext:value-type="float">
            <text:p>3</text:p>
          </table:table-cell>
          <table:table-cell office:value-type="float" office:value="89.7459" calcext:value-type="float">
            <text:p>89,7459</text:p>
          </table:table-cell>
        </table:table-row>
        <table:table-row table:style-name="ro1">
          <table:table-cell office:value-type="string" calcext:value-type="string">
            <text:p>g.13.63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134" calcext:value-type="float">
            <text:p>134</text:p>
          </table:table-cell>
          <table:table-cell office:value-type="float" office:value="54.4959" calcext:value-type="float">
            <text:p>54,495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0.6611" calcext:value-type="float">
            <text:p>0,6611</text:p>
          </table:table-cell>
          <table:table-cell office:value-type="float" office:value="78.8255491982357" calcext:value-type="float">
            <text:p>78,8255491982357</text:p>
          </table:table-cell>
          <table:table-cell office:value-type="float" office:value="27" calcext:value-type="float">
            <text:p>27</text:p>
          </table:table-cell>
          <table:table-cell office:value-type="float" office:value="54.4959" calcext:value-type="float">
            <text:p>54,4959</text:p>
          </table:table-cell>
        </table:table-row>
        <table:table-row table:style-name="ro1">
          <table:table-cell office:value-type="string" calcext:value-type="string">
            <text:p>g.13.79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35" calcext:value-type="float">
            <text:p>35</text:p>
          </table:table-cell>
          <table:table-cell office:value-type="float" office:value="88.4739" calcext:value-type="float">
            <text:p>88,473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8.2085" calcext:value-type="float">
            <text:p>18,2085</text:p>
          </table:table-cell>
          <table:table-cell office:value-type="float" office:value="52.1951253933025" calcext:value-type="float">
            <text:p>52,1951253933025</text:p>
          </table:table-cell>
          <table:table-cell office:value-type="float" office:value="5" calcext:value-type="float">
            <text:p>5</text:p>
          </table:table-cell>
          <table:table-cell office:value-type="float" office:value="88.4739" calcext:value-type="float">
            <text:p>88,4739</text:p>
          </table:table-cell>
        </table:table-row>
        <table:table-row table:style-name="ro1">
          <table:table-cell office:value-type="string" calcext:value-type="string">
            <text:p>g.13.86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124" calcext:value-type="float">
            <text:p>124</text:p>
          </table:table-cell>
          <table:table-cell office:value-type="float" office:value="89.9976" calcext:value-type="float">
            <text:p>89,997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.2965" calcext:value-type="float">
            <text:p>8,2965</text:p>
          </table:table-cell>
          <table:table-cell office:value-type="float" office:value="12.4180530148328" calcext:value-type="float">
            <text:p>12,4180530148328</text:p>
          </table:table-cell>
          <table:table-cell office:value-type="float" office:value="2" calcext:value-type="float">
            <text:p>2</text:p>
          </table:table-cell>
          <table:table-cell office:value-type="float" office:value="89.9976" calcext:value-type="float">
            <text:p>89,9976</text:p>
          </table:table-cell>
        </table:table-row>
        <table:table-row table:style-name="ro1">
          <table:table-cell office:value-type="string" calcext:value-type="string">
            <text:p>g.13.94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136" calcext:value-type="float">
            <text:p>136</text:p>
          </table:table-cell>
          <table:table-cell office:value-type="float" office:value="62.4689" calcext:value-type="float">
            <text:p>62,468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.4166" calcext:value-type="float">
            <text:p>3,4166</text:p>
          </table:table-cell>
          <table:table-cell office:value-type="float" office:value="11.5599314275015" calcext:value-type="float">
            <text:p>11,5599314275015</text:p>
          </table:table-cell>
          <table:table-cell office:value-type="float" office:value="30" calcext:value-type="float">
            <text:p>30</text:p>
          </table:table-cell>
          <table:table-cell office:value-type="float" office:value="62.4689" calcext:value-type="float">
            <text:p>62,4689</text:p>
          </table:table-cell>
        </table:table-row>
        <table:table-row table:style-name="ro1">
          <table:table-cell office:value-type="string" calcext:value-type="string">
            <text:p>g.13.95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136" calcext:value-type="float">
            <text:p>136</text:p>
          </table:table-cell>
          <table:table-cell office:value-type="float" office:value="80.5735" calcext:value-type="float">
            <text:p>80,5735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5.6904" calcext:value-type="float">
            <text:p>5,6904</text:p>
          </table:table-cell>
          <table:table-cell office:value-type="float" office:value="13.2362841882049" calcext:value-type="float">
            <text:p>13,2362841882049</text:p>
          </table:table-cell>
          <table:table-cell office:value-type="float" office:value="9" calcext:value-type="float">
            <text:p>9</text:p>
          </table:table-cell>
          <table:table-cell office:value-type="float" office:value="80.5735" calcext:value-type="float">
            <text:p>80,5735</text:p>
          </table:table-cell>
        </table:table-row>
        <table:table-row table:style-name="ro1">
          <table:table-cell office:value-type="string" calcext:value-type="string">
            <text:p>g.13.99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147" calcext:value-type="float">
            <text:p>147</text:p>
          </table:table-cell>
          <table:table-cell office:value-type="float" office:value="75.9431" calcext:value-type="float">
            <text:p>75,9431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8.8654" calcext:value-type="float">
            <text:p>8,8654</text:p>
          </table:table-cell>
          <table:table-cell office:value-type="float" office:value="9.76657706899541" calcext:value-type="float">
            <text:p>9,76657706899541</text:p>
          </table:table-cell>
          <table:table-cell office:value-type="float" office:value="15" calcext:value-type="float">
            <text:p>15</text:p>
          </table:table-cell>
          <table:table-cell office:value-type="float" office:value="75.9431" calcext:value-type="float">
            <text:p>75,9431</text:p>
          </table:table-cell>
        </table:table-row>
        <table:table-row table:style-name="ro1">
          <table:table-cell office:value-type="string" calcext:value-type="string">
            <text:p>g.14.20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173" calcext:value-type="float">
            <text:p>173</text:p>
          </table:table-cell>
          <table:table-cell office:value-type="float" office:value="86.9205" calcext:value-type="float">
            <text:p>86,920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4.0338" calcext:value-type="float">
            <text:p>4,0338</text:p>
          </table:table-cell>
          <table:table-cell office:value-type="float" office:value="44.4086138870455" calcext:value-type="float">
            <text:p>44,4086138870455</text:p>
          </table:table-cell>
          <table:table-cell office:value-type="float" office:value="12" calcext:value-type="float">
            <text:p>12</text:p>
          </table:table-cell>
          <table:table-cell office:value-type="float" office:value="86.9205" calcext:value-type="float">
            <text:p>86,9205</text:p>
          </table:table-cell>
        </table:table-row>
        <table:table-row table:style-name="ro1">
          <table:table-cell office:value-type="string" calcext:value-type="string">
            <text:p>g.14.21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113" calcext:value-type="float">
            <text:p>113</text:p>
          </table:table-cell>
          <table:table-cell office:value-type="float" office:value="88.5512" calcext:value-type="float">
            <text:p>88,551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.1842" calcext:value-type="float">
            <text:p>1,1842</text:p>
          </table:table-cell>
          <table:table-cell office:value-type="float" office:value="16.4680780039013" calcext:value-type="float">
            <text:p>16,4680780039013</text:p>
          </table:table-cell>
          <table:table-cell office:value-type="float" office:value="8" calcext:value-type="float">
            <text:p>8</text:p>
          </table:table-cell>
          <table:table-cell office:value-type="float" office:value="88.5512" calcext:value-type="float">
            <text:p>88,5512</text:p>
          </table:table-cell>
        </table:table-row>
        <table:table-row table:style-name="ro1">
          <table:table-cell office:value-type="string" calcext:value-type="string">
            <text:p>g.14.22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227" calcext:value-type="float">
            <text:p>227</text:p>
          </table:table-cell>
          <table:table-cell office:value-type="float" office:value="81.5172" calcext:value-type="float">
            <text:p>81,517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4.0419" calcext:value-type="float">
            <text:p>4,0419</text:p>
          </table:table-cell>
          <table:table-cell office:value-type="float" office:value="13.0909109696132" calcext:value-type="float">
            <text:p>13,0909109696132</text:p>
          </table:table-cell>
          <table:table-cell office:value-type="float" office:value="9" calcext:value-type="float">
            <text:p>9</text:p>
          </table:table-cell>
          <table:table-cell office:value-type="float" office:value="81.5172" calcext:value-type="float">
            <text:p>81,5172</text:p>
          </table:table-cell>
        </table:table-row>
        <table:table-row table:style-name="ro1">
          <table:table-cell office:value-type="string" calcext:value-type="string">
            <text:p>g.14.23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59.9959" calcext:value-type="float">
            <text:p>59,995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4.6642" calcext:value-type="float">
            <text:p>4,6642</text:p>
          </table:table-cell>
          <table:table-cell office:value-type="float" office:value="34.4373952673268" calcext:value-type="float">
            <text:p>34,4373952673268</text:p>
          </table:table-cell>
          <table:table-cell office:value-type="float" office:value="16" calcext:value-type="float">
            <text:p>16</text:p>
          </table:table-cell>
          <table:table-cell office:value-type="float" office:value="59.9959" calcext:value-type="float">
            <text:p>59,9959</text:p>
          </table:table-cell>
        </table:table-row>
        <table:table-row table:style-name="ro1">
          <table:table-cell office:value-type="string" calcext:value-type="string">
            <text:p>g.14.24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88.1984" calcext:value-type="float">
            <text:p>88,198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.2186" calcext:value-type="float">
            <text:p>1,2186</text:p>
          </table:table-cell>
          <table:table-cell office:value-type="float" office:value="57.1505584976607" calcext:value-type="float">
            <text:p>57,1505584976607</text:p>
          </table:table-cell>
          <table:table-cell office:value-type="float" office:value="2" calcext:value-type="float">
            <text:p>2</text:p>
          </table:table-cell>
          <table:table-cell office:value-type="float" office:value="88.1984" calcext:value-type="float">
            <text:p>88,1984</text:p>
          </table:table-cell>
        </table:table-row>
        <table:table-row table:style-name="ro1">
          <table:table-cell office:value-type="string" calcext:value-type="string">
            <text:p>g.14.25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143" calcext:value-type="float">
            <text:p>143</text:p>
          </table:table-cell>
          <table:table-cell office:value-type="float" office:value="89.7035" calcext:value-type="float">
            <text:p>89,703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8.9665" calcext:value-type="float">
            <text:p>8,9665</text:p>
          </table:table-cell>
          <table:table-cell office:value-type="float" office:value="21.6674258221127" calcext:value-type="float">
            <text:p>21,6674258221127</text:p>
          </table:table-cell>
          <table:table-cell office:value-type="float" office:value="2" calcext:value-type="float">
            <text:p>2</text:p>
          </table:table-cell>
          <table:table-cell office:value-type="float" office:value="89.7035" calcext:value-type="float">
            <text:p>89,7035</text:p>
          </table:table-cell>
        </table:table-row>
        <table:table-row table:style-name="ro1">
          <table:table-cell office:value-type="string" calcext:value-type="string">
            <text:p>g.14.26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83" calcext:value-type="float">
            <text:p>83</text:p>
          </table:table-cell>
          <table:table-cell office:value-type="float" office:value="84.587" calcext:value-type="float">
            <text:p>84,58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2.4969" calcext:value-type="float">
            <text:p>12,4969</text:p>
          </table:table-cell>
          <table:table-cell office:value-type="float" office:value="32.5596986955458" calcext:value-type="float">
            <text:p>32,5596986955458</text:p>
          </table:table-cell>
          <table:table-cell office:value-type="float" office:value="4" calcext:value-type="float">
            <text:p>4</text:p>
          </table:table-cell>
          <table:table-cell office:value-type="float" office:value="84.587" calcext:value-type="float">
            <text:p>84,587</text:p>
          </table:table-cell>
        </table:table-row>
        <table:table-row table:style-name="ro1">
          <table:table-cell office:value-type="string" calcext:value-type="string">
            <text:p>g.14.27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99" calcext:value-type="float">
            <text:p>99</text:p>
          </table:table-cell>
          <table:table-cell office:value-type="float" office:value="83.6971" calcext:value-type="float">
            <text:p>83,697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9.0768" calcext:value-type="float">
            <text:p>9,0768</text:p>
          </table:table-cell>
          <table:table-cell office:value-type="float" office:value="24.7072076365226" calcext:value-type="float">
            <text:p>24,7072076365226</text:p>
          </table:table-cell>
          <table:table-cell office:value-type="float" office:value="6" calcext:value-type="float">
            <text:p>6</text:p>
          </table:table-cell>
          <table:table-cell office:value-type="float" office:value="83.6971" calcext:value-type="float">
            <text:p>83,6971</text:p>
          </table:table-cell>
        </table:table-row>
        <table:table-row table:style-name="ro1">
          <table:table-cell office:value-type="string" calcext:value-type="string">
            <text:p>g.14.28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63" calcext:value-type="float">
            <text:p>63</text:p>
          </table:table-cell>
          <table:table-cell office:value-type="float" office:value="79.0005" calcext:value-type="float">
            <text:p>79,000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5.2063" calcext:value-type="float">
            <text:p>5,2063</text:p>
          </table:table-cell>
          <table:table-cell office:value-type="float" office:value="16.9127548045021" calcext:value-type="float">
            <text:p>16,9127548045021</text:p>
          </table:table-cell>
          <table:table-cell office:value-type="float" office:value="13" calcext:value-type="float">
            <text:p>13</text:p>
          </table:table-cell>
          <table:table-cell office:value-type="float" office:value="79.0005" calcext:value-type="float">
            <text:p>79,0005</text:p>
          </table:table-cell>
        </table:table-row>
        <table:table-row table:style-name="ro1">
          <table:table-cell office:value-type="string" calcext:value-type="string">
            <text:p>g.14.33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9.0091" calcext:value-type="float">
            <text:p>89,009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2.2986" calcext:value-type="float">
            <text:p>12,2986</text:p>
          </table:table-cell>
          <table:table-cell office:value-type="float" office:value="16.0575303726053" calcext:value-type="float">
            <text:p>16,0575303726053</text:p>
          </table:table-cell>
          <table:table-cell office:value-type="float" office:value="3" calcext:value-type="float">
            <text:p>3</text:p>
          </table:table-cell>
          <table:table-cell office:value-type="float" office:value="89.0091" calcext:value-type="float">
            <text:p>89,0091</text:p>
          </table:table-cell>
        </table:table-row>
        <table:table-row table:style-name="ro1">
          <table:table-cell office:value-type="string" calcext:value-type="string">
            <text:p>g.14.34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57" calcext:value-type="float">
            <text:p>57</text:p>
          </table:table-cell>
          <table:table-cell office:value-type="float" office:value="89.9613" calcext:value-type="float">
            <text:p>89,96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5.7735" calcext:value-type="float">
            <text:p>5,7735</text:p>
          </table:table-cell>
          <table:table-cell office:value-type="float" office:value="12.2832860459129" calcext:value-type="float">
            <text:p>12,2832860459129</text:p>
          </table:table-cell>
          <table:table-cell office:value-type="float" office:value="1" calcext:value-type="float">
            <text:p>1</text:p>
          </table:table-cell>
          <table:table-cell office:value-type="float" office:value="89.9613" calcext:value-type="float">
            <text:p>89,9613</text:p>
          </table:table-cell>
        </table:table-row>
        <table:table-row table:style-name="ro1">
          <table:table-cell office:value-type="string" calcext:value-type="string">
            <text:p>g.14.38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57" calcext:value-type="float">
            <text:p>57</text:p>
          </table:table-cell>
          <table:table-cell office:value-type="float" office:value="89.8078" calcext:value-type="float">
            <text:p>89,807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.7305" calcext:value-type="float">
            <text:p>4,7305</text:p>
          </table:table-cell>
          <table:table-cell office:value-type="float" office:value="37.3091948744744" calcext:value-type="float">
            <text:p>37,3091948744744</text:p>
          </table:table-cell>
          <table:table-cell office:value-type="float" office:value="3" calcext:value-type="float">
            <text:p>3</text:p>
          </table:table-cell>
          <table:table-cell office:value-type="float" office:value="89.8078" calcext:value-type="float">
            <text:p>89,8078</text:p>
          </table:table-cell>
        </table:table-row>
        <table:table-row table:style-name="ro1">
          <table:table-cell office:value-type="string" calcext:value-type="string">
            <text:p>g.14.57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159" calcext:value-type="float">
            <text:p>159</text:p>
          </table:table-cell>
          <table:table-cell office:value-type="float" office:value="89.4176" calcext:value-type="float">
            <text:p>89,417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9.9541" calcext:value-type="float">
            <text:p>9,9541</text:p>
          </table:table-cell>
          <table:table-cell office:value-type="float" office:value="24.6839793232649" calcext:value-type="float">
            <text:p>24,6839793232649</text:p>
          </table:table-cell>
          <table:table-cell office:value-type="float" office:value="4" calcext:value-type="float">
            <text:p>4</text:p>
          </table:table-cell>
          <table:table-cell office:value-type="float" office:value="89.4176" calcext:value-type="float">
            <text:p>89,4176</text:p>
          </table:table-cell>
        </table:table-row>
        <table:table-row table:style-name="ro1">
          <table:table-cell office:value-type="string" calcext:value-type="string">
            <text:p>g.14.58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63" calcext:value-type="float">
            <text:p>63</text:p>
          </table:table-cell>
          <table:table-cell office:value-type="float" office:value="89.8007" calcext:value-type="float">
            <text:p>89,800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0.0201" calcext:value-type="float">
            <text:p>20,0201</text:p>
          </table:table-cell>
          <table:table-cell office:value-type="float" office:value="5.52389258938563" calcext:value-type="float">
            <text:p>5,52389258938563</text:p>
          </table:table-cell>
          <table:table-cell office:value-type="float" office:value="4" calcext:value-type="float">
            <text:p>4</text:p>
          </table:table-cell>
          <table:table-cell office:value-type="float" office:value="89.8007" calcext:value-type="float">
            <text:p>89,8007</text:p>
          </table:table-cell>
        </table:table-row>
        <table:table-row table:style-name="ro1">
          <table:table-cell office:value-type="string" calcext:value-type="string">
            <text:p>g.14.62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float" office:value="51.9045" calcext:value-type="float">
            <text:p>51,9045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0.8263" calcext:value-type="float">
            <text:p>0,8263</text:p>
          </table:table-cell>
          <table:table-cell office:value-type="float" office:value="12.9984440317032" calcext:value-type="float">
            <text:p>12,9984440317032</text:p>
          </table:table-cell>
          <table:table-cell office:value-type="float" office:value="42" calcext:value-type="float">
            <text:p>42</text:p>
          </table:table-cell>
          <table:table-cell office:value-type="float" office:value="51.9045" calcext:value-type="float">
            <text:p>51,9045</text:p>
          </table:table-cell>
        </table:table-row>
        <table:table-row table:style-name="ro1">
          <table:table-cell office:value-type="string" calcext:value-type="string">
            <text:p>g.15.22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214" calcext:value-type="float">
            <text:p>214</text:p>
          </table:table-cell>
          <table:table-cell office:value-type="float" office:value="85.8606" calcext:value-type="float">
            <text:p>85,860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9.3719" calcext:value-type="float">
            <text:p>9,3719</text:p>
          </table:table-cell>
          <table:table-cell office:value-type="float" office:value="24.5764732884337" calcext:value-type="float">
            <text:p>24,5764732884337</text:p>
          </table:table-cell>
          <table:table-cell office:value-type="float" office:value="6" calcext:value-type="float">
            <text:p>6</text:p>
          </table:table-cell>
          <table:table-cell office:value-type="float" office:value="85.8606" calcext:value-type="float">
            <text:p>85,8606</text:p>
          </table:table-cell>
        </table:table-row>
        <table:table-row table:style-name="ro1">
          <table:table-cell office:value-type="string" calcext:value-type="string">
            <text:p>g.15.23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83" calcext:value-type="float">
            <text:p>83</text:p>
          </table:table-cell>
          <table:table-cell office:value-type="float" office:value="58.3318" calcext:value-type="float">
            <text:p>58,3318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5.4403" calcext:value-type="float">
            <text:p>5,4403</text:p>
          </table:table-cell>
          <table:table-cell office:value-type="float" office:value="90.7005087925364" calcext:value-type="float">
            <text:p>90,7005087925364</text:p>
          </table:table-cell>
          <table:table-cell office:value-type="float" office:value="18" calcext:value-type="float">
            <text:p>18</text:p>
          </table:table-cell>
          <table:table-cell office:value-type="float" office:value="58.3318" calcext:value-type="float">
            <text:p>58,3318</text:p>
          </table:table-cell>
        </table:table-row>
        <table:table-row table:style-name="ro1">
          <table:table-cell office:value-type="string" calcext:value-type="string">
            <text:p>g.15.28.graphml</text:p>
          </table:table-cell>
          <table:table-cell office:value-type="float" office:value="1900" calcext:value-type="float">
            <text:p>1900</text:p>
          </table:table-cell>
          <table:table-cell office:value-type="float" office:value="603" calcext:value-type="float">
            <text:p>603</text:p>
          </table:table-cell>
          <table:table-cell office:value-type="float" office:value="34.465" calcext:value-type="float">
            <text:p>34,46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0.8214" calcext:value-type="float">
            <text:p>0,8214</text:p>
          </table:table-cell>
          <table:table-cell office:value-type="float" office:value="20.7841998199928" calcext:value-type="float">
            <text:p>20,7841998199928</text:p>
          </table:table-cell>
          <table:table-cell office:value-type="float" office:value="211" calcext:value-type="float">
            <text:p>211</text:p>
          </table:table-cell>
          <table:table-cell office:value-type="float" office:value="34.465" calcext:value-type="float">
            <text:p>34,465</text:p>
          </table:table-cell>
        </table:table-row>
        <table:table-row table:style-name="ro1">
          <table:table-cell office:value-type="string" calcext:value-type="string">
            <text:p>g.15.29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115" calcext:value-type="float">
            <text:p>115</text:p>
          </table:table-cell>
          <table:table-cell office:value-type="float" office:value="89.8256" calcext:value-type="float">
            <text:p>89,825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4.1533" calcext:value-type="float">
            <text:p>24,1533</text:p>
          </table:table-cell>
          <table:table-cell office:value-type="float" office:value="5.33045555496628" calcext:value-type="float">
            <text:p>5,33045555496628</text:p>
          </table:table-cell>
          <table:table-cell office:value-type="float" office:value="1" calcext:value-type="float">
            <text:p>1</text:p>
          </table:table-cell>
          <table:table-cell office:value-type="float" office:value="89.8256" calcext:value-type="float">
            <text:p>89,8256</text:p>
          </table:table-cell>
        </table:table-row>
        <table:table-row table:style-name="ro1">
          <table:table-cell office:value-type="string" calcext:value-type="string">
            <text:p>g.15.40.graphml</text:p>
          </table:table-cell>
          <table:table-cell office:value-type="float" office:value="2300" calcext:value-type="float">
            <text:p>2300</text:p>
          </table:table-cell>
          <table:table-cell office:value-type="float" office:value="323" calcext:value-type="float">
            <text:p>323</text:p>
          </table:table-cell>
          <table:table-cell office:value-type="float" office:value="87.4019" calcext:value-type="float">
            <text:p>87,4019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.8974" calcext:value-type="float">
            <text:p>3,8974</text:p>
          </table:table-cell>
          <table:table-cell office:value-type="float" office:value="26.0871672637637" calcext:value-type="float">
            <text:p>26,0871672637637</text:p>
          </table:table-cell>
          <table:table-cell office:value-type="float" office:value="9" calcext:value-type="float">
            <text:p>9</text:p>
          </table:table-cell>
          <table:table-cell office:value-type="float" office:value="87.4019" calcext:value-type="float">
            <text:p>87,4019</text:p>
          </table:table-cell>
        </table:table-row>
        <table:table-row table:style-name="ro1">
          <table:table-cell office:value-type="string" calcext:value-type="string">
            <text:p>g.15.41.graphml</text:p>
          </table:table-cell>
          <table:table-cell office:value-type="float" office:value="4600" calcext:value-type="float">
            <text:p>4600</text:p>
          </table:table-cell>
          <table:table-cell office:value-type="float" office:value="770" calcext:value-type="float">
            <text:p>770</text:p>
          </table:table-cell>
          <table:table-cell office:value-type="float" office:value="84.6723" calcext:value-type="float">
            <text:p>84,6723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6.3286" calcext:value-type="float">
            <text:p>6,3286</text:p>
          </table:table-cell>
          <table:table-cell office:value-type="float" office:value="21.4247534022147" calcext:value-type="float">
            <text:p>21,4247534022147</text:p>
          </table:table-cell>
          <table:table-cell office:value-type="float" office:value="9" calcext:value-type="float">
            <text:p>9</text:p>
          </table:table-cell>
          <table:table-cell office:value-type="float" office:value="84.6723" calcext:value-type="float">
            <text:p>84,6723</text:p>
          </table:table-cell>
        </table:table-row>
        <table:table-row table:style-name="ro1">
          <table:table-cell office:value-type="string" calcext:value-type="string">
            <text:p>g.16.31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126" calcext:value-type="float">
            <text:p>126</text:p>
          </table:table-cell>
          <table:table-cell office:value-type="float" office:value="89.6213" calcext:value-type="float">
            <text:p>89,6213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4.8961" calcext:value-type="float">
            <text:p>4,8961</text:p>
          </table:table-cell>
          <table:table-cell office:value-type="float" office:value="10.6085199968332" calcext:value-type="float">
            <text:p>10,6085199968332</text:p>
          </table:table-cell>
          <table:table-cell office:value-type="float" office:value="4" calcext:value-type="float">
            <text:p>4</text:p>
          </table:table-cell>
          <table:table-cell office:value-type="float" office:value="89.6213" calcext:value-type="float">
            <text:p>89,6213</text:p>
          </table:table-cell>
        </table:table-row>
        <table:table-row table:style-name="ro1">
          <table:table-cell office:value-type="string" calcext:value-type="string">
            <text:p>g.16.36.graphml</text:p>
          </table:table-cell>
          <table:table-cell office:value-type="float" office:value="1800" calcext:value-type="float">
            <text:p>1800</text:p>
          </table:table-cell>
          <table:table-cell office:value-type="float" office:value="595" calcext:value-type="float">
            <text:p>595</text:p>
          </table:table-cell>
          <table:table-cell office:value-type="float" office:value="54.6184" calcext:value-type="float">
            <text:p>54,6184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7.6656" calcext:value-type="float">
            <text:p>7,6656</text:p>
          </table:table-cell>
          <table:table-cell office:value-type="float" office:value="15.0646393913846" calcext:value-type="float">
            <text:p>15,0646393913846</text:p>
          </table:table-cell>
          <table:table-cell office:value-type="float" office:value="52" calcext:value-type="float">
            <text:p>52</text:p>
          </table:table-cell>
          <table:table-cell office:value-type="float" office:value="54.6184" calcext:value-type="float">
            <text:p>54,6184</text:p>
          </table:table-cell>
        </table:table-row>
        <table:table-row table:style-name="ro1">
          <table:table-cell office:value-type="string" calcext:value-type="string">
            <text:p>g.16.60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167" calcext:value-type="float">
            <text:p>167</text:p>
          </table:table-cell>
          <table:table-cell office:value-type="float" office:value="74.4211" calcext:value-type="float">
            <text:p>74,4211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.1017" calcext:value-type="float">
            <text:p>1,1017</text:p>
          </table:table-cell>
          <table:table-cell office:value-type="float" office:value="8.34728479407336" calcext:value-type="float">
            <text:p>8,34728479407336</text:p>
          </table:table-cell>
          <table:table-cell office:value-type="float" office:value="37" calcext:value-type="float">
            <text:p>37</text:p>
          </table:table-cell>
          <table:table-cell office:value-type="float" office:value="74.4211" calcext:value-type="float">
            <text:p>74,4211</text:p>
          </table:table-cell>
        </table:table-row>
        <table:table-row table:style-name="ro1">
          <table:table-cell office:value-type="string" calcext:value-type="string">
            <text:p>g.16.61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125" calcext:value-type="float">
            <text:p>125</text:p>
          </table:table-cell>
          <table:table-cell office:value-type="float" office:value="89.8564" calcext:value-type="float">
            <text:p>89,856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0.5012" calcext:value-type="float">
            <text:p>10,5012</text:p>
          </table:table-cell>
          <table:table-cell office:value-type="float" office:value="5.38122010546042" calcext:value-type="float">
            <text:p>5,38122010546042</text:p>
          </table:table-cell>
          <table:table-cell office:value-type="float" office:value="3" calcext:value-type="float">
            <text:p>3</text:p>
          </table:table-cell>
          <table:table-cell office:value-type="float" office:value="89.8564" calcext:value-type="float">
            <text:p>89,8564</text:p>
          </table:table-cell>
        </table:table-row>
        <table:table-row table:style-name="ro1">
          <table:table-cell office:value-type="string" calcext:value-type="string">
            <text:p>g.16.63.graphml</text:p>
          </table:table-cell>
          <table:table-cell office:value-type="float" office:value="2200" calcext:value-type="float">
            <text:p>2200</text:p>
          </table:table-cell>
          <table:table-cell office:value-type="float" office:value="334" calcext:value-type="float">
            <text:p>334</text:p>
          </table:table-cell>
          <table:table-cell office:value-type="float" office:value="88.7284" calcext:value-type="float">
            <text:p>88,7284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2.9074" calcext:value-type="float">
            <text:p>12,9074</text:p>
          </table:table-cell>
          <table:table-cell office:value-type="float" office:value="5.222541900771" calcext:value-type="float">
            <text:p>5,222541900771</text:p>
          </table:table-cell>
          <table:table-cell office:value-type="float" office:value="5" calcext:value-type="float">
            <text:p>5</text:p>
          </table:table-cell>
          <table:table-cell office:value-type="float" office:value="88.7284" calcext:value-type="float">
            <text:p>88,7284</text:p>
          </table:table-cell>
        </table:table-row>
        <table:table-row table:style-name="ro1">
          <table:table-cell office:value-type="string" calcext:value-type="string">
            <text:p>g.16.64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89.5657" calcext:value-type="float">
            <text:p>89,5657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8.1841" calcext:value-type="float">
            <text:p>18,1841</text:p>
          </table:table-cell>
          <table:table-cell office:value-type="float" office:value="25.6578133005085" calcext:value-type="float">
            <text:p>25,6578133005085</text:p>
          </table:table-cell>
          <table:table-cell office:value-type="float" office:value="4" calcext:value-type="float">
            <text:p>4</text:p>
          </table:table-cell>
          <table:table-cell office:value-type="float" office:value="89.5657" calcext:value-type="float">
            <text:p>89,5657</text:p>
          </table:table-cell>
        </table:table-row>
        <table:table-row table:style-name="ro1">
          <table:table-cell office:value-type="string" calcext:value-type="string">
            <text:p>g.16.66.graphml</text:p>
          </table:table-cell>
          <table:table-cell office:value-type="float" office:value="3900" calcext:value-type="float">
            <text:p>3900</text:p>
          </table:table-cell>
          <table:table-cell office:value-type="float" office:value="612" calcext:value-type="float">
            <text:p>612</text:p>
          </table:table-cell>
          <table:table-cell office:value-type="float" office:value="87.7267" calcext:value-type="float">
            <text:p>87,7267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7.2037" calcext:value-type="float">
            <text:p>37,2037</text:p>
          </table:table-cell>
          <table:table-cell office:value-type="float" office:value="8.47055386875212" calcext:value-type="float">
            <text:p>8,47055386875212</text:p>
          </table:table-cell>
          <table:table-cell office:value-type="float" office:value="20" calcext:value-type="float">
            <text:p>20</text:p>
          </table:table-cell>
          <table:table-cell office:value-type="float" office:value="87.7267" calcext:value-type="float">
            <text:p>87,7267</text:p>
          </table:table-cell>
        </table:table-row>
        <table:table-row table:style-name="ro1">
          <table:table-cell office:value-type="string" calcext:value-type="string">
            <text:p>g.16.9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89.9071" calcext:value-type="float">
            <text:p>89,907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7.3012" calcext:value-type="float">
            <text:p>7,3012</text:p>
          </table:table-cell>
          <table:table-cell office:value-type="float" office:value="13.7703253407851" calcext:value-type="float">
            <text:p>13,7703253407851</text:p>
          </table:table-cell>
          <table:table-cell office:value-type="float" office:value="1" calcext:value-type="float">
            <text:p>1</text:p>
          </table:table-cell>
          <table:table-cell office:value-type="float" office:value="89.9071" calcext:value-type="float">
            <text:p>89,9071</text:p>
          </table:table-cell>
        </table:table-row>
        <table:table-row table:style-name="ro1">
          <table:table-cell office:value-type="string" calcext:value-type="string">
            <text:p>g.16.91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89.8779" calcext:value-type="float">
            <text:p>89,877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6.6732" calcext:value-type="float">
            <text:p>36,6732</text:p>
          </table:table-cell>
          <table:table-cell office:value-type="float" office:value="3.73276734226438" calcext:value-type="float">
            <text:p>3,73276734226438</text:p>
          </table:table-cell>
          <table:table-cell office:value-type="float" office:value="1" calcext:value-type="float">
            <text:p>1</text:p>
          </table:table-cell>
          <table:table-cell office:value-type="float" office:value="89.8779" calcext:value-type="float">
            <text:p>89,8779</text:p>
          </table:table-cell>
        </table:table-row>
        <table:table-row table:style-name="ro1">
          <table:table-cell office:value-type="string" calcext:value-type="string">
            <text:p>g.17.10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378" calcext:value-type="float">
            <text:p>378</text:p>
          </table:table-cell>
          <table:table-cell office:value-type="float" office:value="39.0059" calcext:value-type="float">
            <text:p>39,0059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2.7869" calcext:value-type="float">
            <text:p>2,7869</text:p>
          </table:table-cell>
          <table:table-cell office:value-type="float" office:value="8.10974840521375" calcext:value-type="float">
            <text:p>8,10974840521375</text:p>
          </table:table-cell>
          <table:table-cell office:value-type="float" office:value="143" calcext:value-type="float">
            <text:p>143</text:p>
          </table:table-cell>
          <table:table-cell office:value-type="float" office:value="39.0059" calcext:value-type="float">
            <text:p>39,0059</text:p>
          </table:table-cell>
        </table:table-row>
        <table:table-row table:style-name="ro1">
          <table:table-cell office:value-type="string" calcext:value-type="string">
            <text:p>g.17.30.graphml</text:p>
          </table:table-cell>
          <table:table-cell office:value-type="float" office:value="1800" calcext:value-type="float">
            <text:p>1800</text:p>
          </table:table-cell>
          <table:table-cell office:value-type="float" office:value="673" calcext:value-type="float">
            <text:p>673</text:p>
          </table:table-cell>
          <table:table-cell office:value-type="float" office:value="27.0571" calcext:value-type="float">
            <text:p>27,0571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office:value-type="float" office:value="0.5301" calcext:value-type="float">
            <text:p>0,5301</text:p>
          </table:table-cell>
          <table:table-cell office:value-type="float" office:value="60.7122519410952" calcext:value-type="float">
            <text:p>60,7122519410952</text:p>
          </table:table-cell>
          <table:table-cell office:value-type="float" office:value="488" calcext:value-type="float">
            <text:p>488</text:p>
          </table:table-cell>
          <table:table-cell office:value-type="float" office:value="27.0571" calcext:value-type="float">
            <text:p>27,0571</text:p>
          </table:table-cell>
        </table:table-row>
        <table:table-row table:style-name="ro1">
          <table:table-cell office:value-type="string" calcext:value-type="string">
            <text:p>g.17.34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131" calcext:value-type="float">
            <text:p>131</text:p>
          </table:table-cell>
          <table:table-cell office:value-type="float" office:value="89.223" calcext:value-type="float">
            <text:p>89,22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9.698" calcext:value-type="float">
            <text:p>9,698</text:p>
          </table:table-cell>
          <table:table-cell office:value-type="float" office:value="30.1762318727341" calcext:value-type="float">
            <text:p>30,1762318727341</text:p>
          </table:table-cell>
          <table:table-cell office:value-type="float" office:value="4" calcext:value-type="float">
            <text:p>4</text:p>
          </table:table-cell>
          <table:table-cell office:value-type="float" office:value="89.223" calcext:value-type="float">
            <text:p>89,223</text:p>
          </table:table-cell>
        </table:table-row>
        <table:table-row table:style-name="ro1">
          <table:table-cell office:value-type="string" calcext:value-type="string">
            <text:p>g.17.40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120" calcext:value-type="float">
            <text:p>120</text:p>
          </table:table-cell>
          <table:table-cell office:value-type="float" office:value="89.808" calcext:value-type="float">
            <text:p>89,80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9.4339" calcext:value-type="float">
            <text:p>19,4339</text:p>
          </table:table-cell>
          <table:table-cell office:value-type="float" office:value="16.4564161810813" calcext:value-type="float">
            <text:p>16,4564161810813</text:p>
          </table:table-cell>
          <table:table-cell office:value-type="float" office:value="5" calcext:value-type="float">
            <text:p>5</text:p>
          </table:table-cell>
          <table:table-cell office:value-type="float" office:value="89.808" calcext:value-type="float">
            <text:p>89,808</text:p>
          </table:table-cell>
        </table:table-row>
        <table:table-row table:style-name="ro1">
          <table:table-cell office:value-type="string" calcext:value-type="string">
            <text:p>g.17.41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118" calcext:value-type="float">
            <text:p>118</text:p>
          </table:table-cell>
          <table:table-cell office:value-type="float" office:value="89.6224" calcext:value-type="float">
            <text:p>89,6224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3.3052" calcext:value-type="float">
            <text:p>13,3052</text:p>
          </table:table-cell>
          <table:table-cell office:value-type="float" office:value="10.5747716830221" calcext:value-type="float">
            <text:p>10,5747716830221</text:p>
          </table:table-cell>
          <table:table-cell office:value-type="float" office:value="5" calcext:value-type="float">
            <text:p>5</text:p>
          </table:table-cell>
          <table:table-cell office:value-type="float" office:value="89.6224" calcext:value-type="float">
            <text:p>89,6224</text:p>
          </table:table-cell>
        </table:table-row>
        <table:table-row table:style-name="ro1">
          <table:table-cell office:value-type="string" calcext:value-type="string">
            <text:p>g.18.1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203" calcext:value-type="float">
            <text:p>203</text:p>
          </table:table-cell>
          <table:table-cell office:value-type="float" office:value="88.0985" calcext:value-type="float">
            <text:p>88,0985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4.5067" calcext:value-type="float">
            <text:p>4,5067</text:p>
          </table:table-cell>
          <table:table-cell office:value-type="float" office:value="6.53742123919634" calcext:value-type="float">
            <text:p>6,53742123919634</text:p>
          </table:table-cell>
          <table:table-cell office:value-type="float" office:value="7" calcext:value-type="float">
            <text:p>7</text:p>
          </table:table-cell>
          <table:table-cell office:value-type="float" office:value="88.0985" calcext:value-type="float">
            <text:p>88,0985</text:p>
          </table:table-cell>
        </table:table-row>
        <table:table-row table:style-name="ro1">
          <table:table-cell office:value-type="string" calcext:value-type="string">
            <text:p>g.18.21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35" calcext:value-type="float">
            <text:p>35</text:p>
          </table:table-cell>
          <table:table-cell office:value-type="float" office:value="89.8365" calcext:value-type="float">
            <text:p>89,836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8.9149" calcext:value-type="float">
            <text:p>8,9149</text:p>
          </table:table-cell>
          <table:table-cell office:value-type="float" office:value="4.91602772263572" calcext:value-type="float">
            <text:p>4,91602772263572</text:p>
          </table:table-cell>
          <table:table-cell office:value-type="float" office:value="2" calcext:value-type="float">
            <text:p>2</text:p>
          </table:table-cell>
          <table:table-cell office:value-type="float" office:value="89.8365" calcext:value-type="float">
            <text:p>89,8365</text:p>
          </table:table-cell>
        </table:table-row>
        <table:table-row table:style-name="ro1">
          <table:table-cell office:value-type="string" calcext:value-type="string">
            <text:p>g.18.22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94" calcext:value-type="float">
            <text:p>94</text:p>
          </table:table-cell>
          <table:table-cell office:value-type="float" office:value="89.9718" calcext:value-type="float">
            <text:p>89,9718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4.0221" calcext:value-type="float">
            <text:p>24,0221</text:p>
          </table:table-cell>
          <table:table-cell office:value-type="float" office:value="2.62089152693945" calcext:value-type="float">
            <text:p>2,62089152693945</text:p>
          </table:table-cell>
          <table:table-cell office:value-type="float" office:value="2" calcext:value-type="float">
            <text:p>2</text:p>
          </table:table-cell>
          <table:table-cell office:value-type="float" office:value="89.9718" calcext:value-type="float">
            <text:p>89,9718</text:p>
          </table:table-cell>
        </table:table-row>
        <table:table-row table:style-name="ro1">
          <table:table-cell office:value-type="string" calcext:value-type="string">
            <text:p>g.18.24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43" calcext:value-type="float">
            <text:p>43</text:p>
          </table:table-cell>
          <table:table-cell office:value-type="float" office:value="89.9167" calcext:value-type="float">
            <text:p>89,916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7.9093" calcext:value-type="float">
            <text:p>17,9093</text:p>
          </table:table-cell>
          <table:table-cell office:value-type="float" office:value="32.9347094891099" calcext:value-type="float">
            <text:p>32,9347094891099</text:p>
          </table:table-cell>
          <table:table-cell office:value-type="float" office:value="1" calcext:value-type="float">
            <text:p>1</text:p>
          </table:table-cell>
          <table:table-cell office:value-type="float" office:value="89.9167" calcext:value-type="float">
            <text:p>89,9167</text:p>
          </table:table-cell>
        </table:table-row>
        <table:table-row table:style-name="ro1">
          <table:table-cell office:value-type="string" calcext:value-type="string">
            <text:p>g.18.30.graphml</text:p>
          </table:table-cell>
          <table:table-cell office:value-type="float" office:value="1900" calcext:value-type="float">
            <text:p>1900</text:p>
          </table:table-cell>
          <table:table-cell office:value-type="float" office:value="202" calcext:value-type="float">
            <text:p>202</text:p>
          </table:table-cell>
          <table:table-cell office:value-type="float" office:value="89.9009" calcext:value-type="float">
            <text:p>89,900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2.9702" calcext:value-type="float">
            <text:p>12,9702</text:p>
          </table:table-cell>
          <table:table-cell office:value-type="float" office:value="78.3568120700678" calcext:value-type="float">
            <text:p>78,3568120700678</text:p>
          </table:table-cell>
          <table:table-cell office:value-type="float" office:value="2" calcext:value-type="float">
            <text:p>2</text:p>
          </table:table-cell>
          <table:table-cell office:value-type="float" office:value="89.9009" calcext:value-type="float">
            <text:p>89,9009</text:p>
          </table:table-cell>
        </table:table-row>
        <table:table-row table:style-name="ro1">
          <table:table-cell office:value-type="string" calcext:value-type="string">
            <text:p>g.18.38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61" calcext:value-type="float">
            <text:p>61</text:p>
          </table:table-cell>
          <table:table-cell office:value-type="float" office:value="89.9536" calcext:value-type="float">
            <text:p>89,953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6.6937" calcext:value-type="float">
            <text:p>36,6937</text:p>
          </table:table-cell>
          <table:table-cell office:value-type="float" office:value="2.48755240925609" calcext:value-type="float">
            <text:p>2,48755240925609</text:p>
          </table:table-cell>
          <table:table-cell office:value-type="float" office:value="1" calcext:value-type="float">
            <text:p>1</text:p>
          </table:table-cell>
          <table:table-cell office:value-type="float" office:value="89.9536" calcext:value-type="float">
            <text:p>89,9536</text:p>
          </table:table-cell>
        </table:table-row>
        <table:table-row table:style-name="ro1">
          <table:table-cell office:value-type="string" calcext:value-type="string">
            <text:p>g.19.0.graphml</text:p>
          </table:table-cell>
          <table:table-cell office:value-type="float" office:value="1800" calcext:value-type="float">
            <text:p>1800</text:p>
          </table:table-cell>
          <table:table-cell office:value-type="float" office:value="206" calcext:value-type="float">
            <text:p>206</text:p>
          </table:table-cell>
          <table:table-cell office:value-type="float" office:value="89.9974" calcext:value-type="float">
            <text:p>89,997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0.1345" calcext:value-type="float">
            <text:p>20,1345</text:p>
          </table:table-cell>
          <table:table-cell office:value-type="float" office:value="4.20841221631361" calcext:value-type="float">
            <text:p>4,20841221631361</text:p>
          </table:table-cell>
          <table:table-cell office:value-type="float" office:value="1" calcext:value-type="float">
            <text:p>1</text:p>
          </table:table-cell>
          <table:table-cell office:value-type="float" office:value="89.9974" calcext:value-type="float">
            <text:p>89,9974</text:p>
          </table:table-cell>
        </table:table-row>
        <table:table-row table:style-name="ro1">
          <table:table-cell office:value-type="string" calcext:value-type="string">
            <text:p>g.19.22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48" calcext:value-type="float">
            <text:p>148</text:p>
          </table:table-cell>
          <table:table-cell office:value-type="float" office:value="89.831" calcext:value-type="float">
            <text:p>89,831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39.5513" calcext:value-type="float">
            <text:p>39,5513</text:p>
          </table:table-cell>
          <table:table-cell office:value-type="float" office:value="3.00675801399629" calcext:value-type="float">
            <text:p>3,00675801399629</text:p>
          </table:table-cell>
          <table:table-cell office:value-type="float" office:value="6" calcext:value-type="float">
            <text:p>6</text:p>
          </table:table-cell>
          <table:table-cell office:value-type="float" office:value="89.831" calcext:value-type="float">
            <text:p>89,831</text:p>
          </table:table-cell>
        </table:table-row>
        <table:table-row table:style-name="ro1">
          <table:table-cell office:value-type="string" calcext:value-type="string">
            <text:p>g.19.31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45" calcext:value-type="float">
            <text:p>45</text:p>
          </table:table-cell>
          <table:table-cell office:value-type="float" office:value="89.9715" calcext:value-type="float">
            <text:p>89,971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4.9083" calcext:value-type="float">
            <text:p>34,9083</text:p>
          </table:table-cell>
          <table:table-cell office:value-type="float" office:value="4.86256679447483" calcext:value-type="float">
            <text:p>4,86256679447483</text:p>
          </table:table-cell>
          <table:table-cell office:value-type="float" office:value="1" calcext:value-type="float">
            <text:p>1</text:p>
          </table:table-cell>
          <table:table-cell office:value-type="float" office:value="89.9715" calcext:value-type="float">
            <text:p>89,9715</text:p>
          </table:table-cell>
        </table:table-row>
        <table:table-row table:style-name="ro1">
          <table:table-cell office:value-type="string" calcext:value-type="string">
            <text:p>g.19.7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188" calcext:value-type="float">
            <text:p>188</text:p>
          </table:table-cell>
          <table:table-cell office:value-type="float" office:value="89.5077" calcext:value-type="float">
            <text:p>89,507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4.7169" calcext:value-type="float">
            <text:p>34,7169</text:p>
          </table:table-cell>
          <table:table-cell office:value-type="float" office:value="9.59020030822903" calcext:value-type="float">
            <text:p>9,59020030822903</text:p>
          </table:table-cell>
          <table:table-cell office:value-type="float" office:value="5" calcext:value-type="float">
            <text:p>5</text:p>
          </table:table-cell>
          <table:table-cell office:value-type="float" office:value="89.5077" calcext:value-type="float">
            <text:p>89,5077</text:p>
          </table:table-cell>
        </table:table-row>
        <table:table-row table:style-name="ro1">
          <table:table-cell office:value-type="string" calcext:value-type="string">
            <text:p>g.20.1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272" calcext:value-type="float">
            <text:p>272</text:p>
          </table:table-cell>
          <table:table-cell office:value-type="float" office:value="59.9562" calcext:value-type="float">
            <text:p>59,9562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8.427" calcext:value-type="float">
            <text:p>8,427</text:p>
          </table:table-cell>
          <table:table-cell office:value-type="float" office:value="14.1931608796893" calcext:value-type="float">
            <text:p>14,1931608796893</text:p>
          </table:table-cell>
          <table:table-cell office:value-type="float" office:value="28" calcext:value-type="float">
            <text:p>28</text:p>
          </table:table-cell>
          <table:table-cell office:value-type="float" office:value="59.9562" calcext:value-type="float">
            <text:p>59,9562</text:p>
          </table:table-cell>
        </table:table-row>
        <table:table-row table:style-name="ro1">
          <table:table-cell office:value-type="string" calcext:value-type="string">
            <text:p>g.20.13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260" calcext:value-type="float">
            <text:p>260</text:p>
          </table:table-cell>
          <table:table-cell office:value-type="float" office:value="24.9261" calcext:value-type="float">
            <text:p>24,9261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0.7479" calcext:value-type="float">
            <text:p>0,7479</text:p>
          </table:table-cell>
          <table:table-cell office:value-type="float" office:value="9.9417998008711" calcext:value-type="float">
            <text:p>9,9417998008711</text:p>
          </table:table-cell>
          <table:table-cell office:value-type="float" office:value="374" calcext:value-type="float">
            <text:p>374</text:p>
          </table:table-cell>
          <table:table-cell office:value-type="float" office:value="24.9261" calcext:value-type="float">
            <text:p>24,9261</text:p>
          </table:table-cell>
        </table:table-row>
        <table:table-row table:style-name="ro1">
          <table:table-cell office:value-type="string" calcext:value-type="string">
            <text:p>g.20.14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46" calcext:value-type="float">
            <text:p>46</text:p>
          </table:table-cell>
          <table:table-cell office:value-type="float" office:value="89.9944" calcext:value-type="float">
            <text:p>89,994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9.9754" calcext:value-type="float">
            <text:p>9,9754</text:p>
          </table:table-cell>
          <table:table-cell office:value-type="float" office:value="4.97813009931837" calcext:value-type="float">
            <text:p>4,97813009931837</text:p>
          </table:table-cell>
          <table:table-cell office:value-type="float" office:value="1" calcext:value-type="float">
            <text:p>1</text:p>
          </table:table-cell>
          <table:table-cell office:value-type="float" office:value="89.9944" calcext:value-type="float">
            <text:p>89,9944</text:p>
          </table:table-cell>
        </table:table-row>
        <table:table-row table:style-name="ro1">
          <table:table-cell office:value-type="string" calcext:value-type="string">
            <text:p>g.20.31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358" calcext:value-type="float">
            <text:p>358</text:p>
          </table:table-cell>
          <table:table-cell office:value-type="float" office:value="57.8861" calcext:value-type="float">
            <text:p>57,8861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6.3402" calcext:value-type="float">
            <text:p>6,3402</text:p>
          </table:table-cell>
          <table:table-cell office:value-type="float" office:value="19.98776159131" calcext:value-type="float">
            <text:p>19,98776159131</text:p>
          </table:table-cell>
          <table:table-cell office:value-type="float" office:value="24" calcext:value-type="float">
            <text:p>24</text:p>
          </table:table-cell>
          <table:table-cell office:value-type="float" office:value="57.8861" calcext:value-type="float">
            <text:p>57,8861</text:p>
          </table:table-cell>
        </table:table-row>
        <table:table-row table:style-name="ro1">
          <table:table-cell office:value-type="string" calcext:value-type="string">
            <text:p>g.20.36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265" calcext:value-type="float">
            <text:p>265</text:p>
          </table:table-cell>
          <table:table-cell office:value-type="float" office:value="71.2882" calcext:value-type="float">
            <text:p>71,2882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3.9457" calcext:value-type="float">
            <text:p>3,9457</text:p>
          </table:table-cell>
          <table:table-cell office:value-type="float" office:value="21.4240801994823" calcext:value-type="float">
            <text:p>21,4240801994823</text:p>
          </table:table-cell>
          <table:table-cell office:value-type="float" office:value="26" calcext:value-type="float">
            <text:p>26</text:p>
          </table:table-cell>
          <table:table-cell office:value-type="float" office:value="71.2882" calcext:value-type="float">
            <text:p>71,2882</text:p>
          </table:table-cell>
        </table:table-row>
        <table:table-row table:style-name="ro1">
          <table:table-cell office:value-type="string" calcext:value-type="string">
            <text:p>g.20.41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162" calcext:value-type="float">
            <text:p>162</text:p>
          </table:table-cell>
          <table:table-cell office:value-type="float" office:value="71.6641" calcext:value-type="float">
            <text:p>71,664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6.4595" calcext:value-type="float">
            <text:p>6,4595</text:p>
          </table:table-cell>
          <table:table-cell office:value-type="float" office:value="7.98298732275127" calcext:value-type="float">
            <text:p>7,98298732275127</text:p>
          </table:table-cell>
          <table:table-cell office:value-type="float" office:value="6" calcext:value-type="float">
            <text:p>6</text:p>
          </table:table-cell>
          <table:table-cell office:value-type="float" office:value="71.6641" calcext:value-type="float">
            <text:p>71,6641</text:p>
          </table:table-cell>
        </table:table-row>
        <table:table-row table:style-name="ro1">
          <table:table-cell office:value-type="string" calcext:value-type="string">
            <text:p>g.20.45.graphml</text:p>
          </table:table-cell>
          <table:table-cell office:value-type="float" office:value="2100" calcext:value-type="float">
            <text:p>2100</text:p>
          </table:table-cell>
          <table:table-cell office:value-type="float" office:value="436" calcext:value-type="float">
            <text:p>436</text:p>
          </table:table-cell>
          <table:table-cell office:value-type="float" office:value="70.7006" calcext:value-type="float">
            <text:p>70,7006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2.4195" calcext:value-type="float">
            <text:p>2,4195</text:p>
          </table:table-cell>
          <table:table-cell office:value-type="float" office:value="31.7209395263469" calcext:value-type="float">
            <text:p>31,7209395263469</text:p>
          </table:table-cell>
          <table:table-cell office:value-type="float" office:value="26" calcext:value-type="float">
            <text:p>26</text:p>
          </table:table-cell>
          <table:table-cell office:value-type="float" office:value="70.7006" calcext:value-type="float">
            <text:p>70,7006</text:p>
          </table:table-cell>
        </table:table-row>
        <table:table-row table:style-name="ro1">
          <table:table-cell office:value-type="string" calcext:value-type="string">
            <text:p>g.20.46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85" calcext:value-type="float">
            <text:p>85</text:p>
          </table:table-cell>
          <table:table-cell office:value-type="float" office:value="30.0596" calcext:value-type="float">
            <text:p>30,0596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2.2457" calcext:value-type="float">
            <text:p>2,2457</text:p>
          </table:table-cell>
          <table:table-cell office:value-type="float" office:value="78.664045763888" calcext:value-type="float">
            <text:p>78,664045763888</text:p>
          </table:table-cell>
          <table:table-cell office:value-type="float" office:value="125" calcext:value-type="float">
            <text:p>125</text:p>
          </table:table-cell>
          <table:table-cell office:value-type="float" office:value="30.0596" calcext:value-type="float">
            <text:p>30,0596</text:p>
          </table:table-cell>
        </table:table-row>
        <table:table-row table:style-name="ro1">
          <table:table-cell office:value-type="string" calcext:value-type="string">
            <text:p>g.20.47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240" calcext:value-type="float">
            <text:p>240</text:p>
          </table:table-cell>
          <table:table-cell office:value-type="float" office:value="78.2222" calcext:value-type="float">
            <text:p>78,222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.5395" calcext:value-type="float">
            <text:p>1,5395</text:p>
          </table:table-cell>
          <table:table-cell office:value-type="float" office:value="60.6739953693065" calcext:value-type="float">
            <text:p>60,6739953693065</text:p>
          </table:table-cell>
          <table:table-cell office:value-type="float" office:value="26" calcext:value-type="float">
            <text:p>26</text:p>
          </table:table-cell>
          <table:table-cell office:value-type="float" office:value="78.2222" calcext:value-type="float">
            <text:p>78,2222</text:p>
          </table:table-cell>
        </table:table-row>
        <table:table-row table:style-name="ro1">
          <table:table-cell office:value-type="string" calcext:value-type="string">
            <text:p>g.20.48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186" calcext:value-type="float">
            <text:p>186</text:p>
          </table:table-cell>
          <table:table-cell office:value-type="float" office:value="86.9604" calcext:value-type="float">
            <text:p>86,960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9.6783" calcext:value-type="float">
            <text:p>9,6783</text:p>
          </table:table-cell>
          <table:table-cell office:value-type="float" office:value="26.5854131822249" calcext:value-type="float">
            <text:p>26,5854131822249</text:p>
          </table:table-cell>
          <table:table-cell office:value-type="float" office:value="13" calcext:value-type="float">
            <text:p>13</text:p>
          </table:table-cell>
          <table:table-cell office:value-type="float" office:value="86.9604" calcext:value-type="float">
            <text:p>86,9604</text:p>
          </table:table-cell>
        </table:table-row>
        <table:table-row table:style-name="ro1">
          <table:table-cell office:value-type="string" calcext:value-type="string">
            <text:p>g.20.49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232" calcext:value-type="float">
            <text:p>232</text:p>
          </table:table-cell>
          <table:table-cell office:value-type="float" office:value="89.681" calcext:value-type="float">
            <text:p>89,681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9.4848" calcext:value-type="float">
            <text:p>9,4848</text:p>
          </table:table-cell>
          <table:table-cell office:value-type="float" office:value="11.4865518369756" calcext:value-type="float">
            <text:p>11,4865518369756</text:p>
          </table:table-cell>
          <table:table-cell office:value-type="float" office:value="4" calcext:value-type="float">
            <text:p>4</text:p>
          </table:table-cell>
          <table:table-cell office:value-type="float" office:value="89.681" calcext:value-type="float">
            <text:p>89,681</text:p>
          </table:table-cell>
        </table:table-row>
        <table:table-row table:style-name="ro1">
          <table:table-cell office:value-type="string" calcext:value-type="string">
            <text:p>g.20.50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204" calcext:value-type="float">
            <text:p>204</text:p>
          </table:table-cell>
          <table:table-cell office:value-type="float" office:value="71.6103" calcext:value-type="float">
            <text:p>71,6103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.3181" calcext:value-type="float">
            <text:p>6,3181</text:p>
          </table:table-cell>
          <table:table-cell office:value-type="float" office:value="21.4508734967242" calcext:value-type="float">
            <text:p>21,4508734967242</text:p>
          </table:table-cell>
          <table:table-cell office:value-type="float" office:value="23" calcext:value-type="float">
            <text:p>23</text:p>
          </table:table-cell>
          <table:table-cell office:value-type="float" office:value="71.6103" calcext:value-type="float">
            <text:p>71,6103</text:p>
          </table:table-cell>
        </table:table-row>
        <table:table-row table:style-name="ro1">
          <table:table-cell office:value-type="string" calcext:value-type="string">
            <text:p>g.20.6.graphml</text:p>
          </table:table-cell>
          <table:table-cell office:value-type="float" office:value="1800" calcext:value-type="float">
            <text:p>1800</text:p>
          </table:table-cell>
          <table:table-cell office:value-type="float" office:value="305" calcext:value-type="float">
            <text:p>305</text:p>
          </table:table-cell>
          <table:table-cell office:value-type="float" office:value="88.2197" calcext:value-type="float">
            <text:p>88,2197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8.8096" calcext:value-type="float">
            <text:p>8,8096</text:p>
          </table:table-cell>
          <table:table-cell office:value-type="float" office:value="10.3041232030187" calcext:value-type="float">
            <text:p>10,3041232030187</text:p>
          </table:table-cell>
          <table:table-cell office:value-type="float" office:value="10" calcext:value-type="float">
            <text:p>10</text:p>
          </table:table-cell>
          <table:table-cell office:value-type="float" office:value="88.2197" calcext:value-type="float">
            <text:p>88,2197</text:p>
          </table:table-cell>
        </table:table-row>
        <table:table-row table:style-name="ro1">
          <table:table-cell office:value-type="string" calcext:value-type="string">
            <text:p>g.21.1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274" calcext:value-type="float">
            <text:p>274</text:p>
          </table:table-cell>
          <table:table-cell office:value-type="float" office:value="21.6554" calcext:value-type="float">
            <text:p>21,6554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0.4001" calcext:value-type="float">
            <text:p>0,4001</text:p>
          </table:table-cell>
          <table:table-cell office:value-type="float" office:value="10.7413549490807" calcext:value-type="float">
            <text:p>10,7413549490807</text:p>
          </table:table-cell>
          <table:table-cell office:value-type="float" office:value="398" calcext:value-type="float">
            <text:p>398</text:p>
          </table:table-cell>
          <table:table-cell office:value-type="float" office:value="21.6554" calcext:value-type="float">
            <text:p>21,6554</text:p>
          </table:table-cell>
        </table:table-row>
        <table:table-row table:style-name="ro1">
          <table:table-cell office:value-type="string" calcext:value-type="string">
            <text:p>g.21.10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565" calcext:value-type="float">
            <text:p>565</text:p>
          </table:table-cell>
          <table:table-cell office:value-type="float" office:value="20.0438" calcext:value-type="float">
            <text:p>20,0438</text:p>
          </table:table-cell>
          <table:table-cell office:value-type="float" office:value="21" calcext:value-type="float">
            <text:p>21</text:p>
          </table:table-cell>
          <table:table-cell office:value-type="float" office:value="112" calcext:value-type="float">
            <text:p>112</text:p>
          </table:table-cell>
          <table:table-cell office:value-type="float" office:value="0.4341" calcext:value-type="float">
            <text:p>0,4341</text:p>
          </table:table-cell>
          <table:table-cell office:value-type="float" office:value="15.5012831277781" calcext:value-type="float">
            <text:p>15,5012831277781</text:p>
          </table:table-cell>
          <table:table-cell office:value-type="float" office:value="498" calcext:value-type="float">
            <text:p>498</text:p>
          </table:table-cell>
          <table:table-cell office:value-type="float" office:value="20.0438" calcext:value-type="float">
            <text:p>20,0438</text:p>
          </table:table-cell>
        </table:table-row>
        <table:table-row table:style-name="ro1">
          <table:table-cell office:value-type="string" calcext:value-type="string">
            <text:p>g.21.15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122" calcext:value-type="float">
            <text:p>122</text:p>
          </table:table-cell>
          <table:table-cell office:value-type="float" office:value="88.7211" calcext:value-type="float">
            <text:p>88,7211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0.4342" calcext:value-type="float">
            <text:p>10,4342</text:p>
          </table:table-cell>
          <table:table-cell office:value-type="float" office:value="15.674764324171" calcext:value-type="float">
            <text:p>15,674764324171</text:p>
          </table:table-cell>
          <table:table-cell office:value-type="float" office:value="3" calcext:value-type="float">
            <text:p>3</text:p>
          </table:table-cell>
          <table:table-cell office:value-type="float" office:value="88.7211" calcext:value-type="float">
            <text:p>88,7211</text:p>
          </table:table-cell>
        </table:table-row>
        <table:table-row table:style-name="ro1">
          <table:table-cell office:value-type="string" calcext:value-type="string">
            <text:p>g.21.27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304" calcext:value-type="float">
            <text:p>304</text:p>
          </table:table-cell>
          <table:table-cell office:value-type="float" office:value="74.0648" calcext:value-type="float">
            <text:p>74,0648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4.5514" calcext:value-type="float">
            <text:p>4,5514</text:p>
          </table:table-cell>
          <table:table-cell office:value-type="float" office:value="15.3984074908395" calcext:value-type="float">
            <text:p>15,3984074908395</text:p>
          </table:table-cell>
          <table:table-cell office:value-type="float" office:value="24" calcext:value-type="float">
            <text:p>24</text:p>
          </table:table-cell>
          <table:table-cell office:value-type="float" office:value="74.0648" calcext:value-type="float">
            <text:p>74,0648</text:p>
          </table:table-cell>
        </table:table-row>
        <table:table-row table:style-name="ro1">
          <table:table-cell office:value-type="string" calcext:value-type="string">
            <text:p>g.21.33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330" calcext:value-type="float">
            <text:p>330</text:p>
          </table:table-cell>
          <table:table-cell office:value-type="float" office:value="88.6475" calcext:value-type="float">
            <text:p>88,6475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.7673" calcext:value-type="float">
            <text:p>4,7673</text:p>
          </table:table-cell>
          <table:table-cell office:value-type="float" office:value="9.5502997508604" calcext:value-type="float">
            <text:p>9,5502997508604</text:p>
          </table:table-cell>
          <table:table-cell office:value-type="float" office:value="4" calcext:value-type="float">
            <text:p>4</text:p>
          </table:table-cell>
          <table:table-cell office:value-type="float" office:value="88.6475" calcext:value-type="float">
            <text:p>88,6475</text:p>
          </table:table-cell>
        </table:table-row>
        <table:table-row table:style-name="ro1">
          <table:table-cell office:value-type="string" calcext:value-type="string">
            <text:p>g.21.35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250" calcext:value-type="float">
            <text:p>250</text:p>
          </table:table-cell>
          <table:table-cell office:value-type="float" office:value="57.3555" calcext:value-type="float">
            <text:p>57,3555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3.1916" calcext:value-type="float">
            <text:p>3,1916</text:p>
          </table:table-cell>
          <table:table-cell office:value-type="float" office:value="9.27136924635951" calcext:value-type="float">
            <text:p>9,27136924635951</text:p>
          </table:table-cell>
          <table:table-cell office:value-type="float" office:value="43" calcext:value-type="float">
            <text:p>43</text:p>
          </table:table-cell>
          <table:table-cell office:value-type="float" office:value="57.3555" calcext:value-type="float">
            <text:p>57,3555</text:p>
          </table:table-cell>
        </table:table-row>
        <table:table-row table:style-name="ro1">
          <table:table-cell office:value-type="string" calcext:value-type="string">
            <text:p>g.21.37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126" calcext:value-type="float">
            <text:p>126</text:p>
          </table:table-cell>
          <table:table-cell office:value-type="float" office:value="89.6457" calcext:value-type="float">
            <text:p>89,645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6.9775" calcext:value-type="float">
            <text:p>6,9775</text:p>
          </table:table-cell>
          <table:table-cell office:value-type="float" office:value="36.9894874626388" calcext:value-type="float">
            <text:p>36,9894874626388</text:p>
          </table:table-cell>
          <table:table-cell office:value-type="float" office:value="4" calcext:value-type="float">
            <text:p>4</text:p>
          </table:table-cell>
          <table:table-cell office:value-type="float" office:value="89.6457" calcext:value-type="float">
            <text:p>89,6457</text:p>
          </table:table-cell>
        </table:table-row>
        <table:table-row table:style-name="ro1">
          <table:table-cell office:value-type="string" calcext:value-type="string">
            <text:p>g.21.41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227" calcext:value-type="float">
            <text:p>227</text:p>
          </table:table-cell>
          <table:table-cell office:value-type="float" office:value="89.9813" calcext:value-type="float">
            <text:p>89,981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5.3579" calcext:value-type="float">
            <text:p>35,3579</text:p>
          </table:table-cell>
          <table:table-cell office:value-type="float" office:value="2.85332215032551" calcext:value-type="float">
            <text:p>2,85332215032551</text:p>
          </table:table-cell>
          <table:table-cell office:value-type="float" office:value="2" calcext:value-type="float">
            <text:p>2</text:p>
          </table:table-cell>
          <table:table-cell office:value-type="float" office:value="89.9813" calcext:value-type="float">
            <text:p>89,9813</text:p>
          </table:table-cell>
        </table:table-row>
        <table:table-row table:style-name="ro1">
          <table:table-cell office:value-type="string" calcext:value-type="string">
            <text:p>g.22.31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260" calcext:value-type="float">
            <text:p>260</text:p>
          </table:table-cell>
          <table:table-cell office:value-type="float" office:value="59.8096" calcext:value-type="float">
            <text:p>59,8096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3.8521" calcext:value-type="float">
            <text:p>3,8521</text:p>
          </table:table-cell>
          <table:table-cell office:value-type="float" office:value="10.7041970449894" calcext:value-type="float">
            <text:p>10,7041970449894</text:p>
          </table:table-cell>
          <table:table-cell office:value-type="float" office:value="18" calcext:value-type="float">
            <text:p>18</text:p>
          </table:table-cell>
          <table:table-cell office:value-type="float" office:value="59.8096" calcext:value-type="float">
            <text:p>59,8096</text:p>
          </table:table-cell>
        </table:table-row>
        <table:table-row table:style-name="ro1">
          <table:table-cell office:value-type="string" calcext:value-type="string">
            <text:p>g.22.35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316" calcext:value-type="float">
            <text:p>316</text:p>
          </table:table-cell>
          <table:table-cell office:value-type="float" office:value="51.0653" calcext:value-type="float">
            <text:p>51,0653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.4021" calcext:value-type="float">
            <text:p>2,4021</text:p>
          </table:table-cell>
          <table:table-cell office:value-type="float" office:value="15.6136942349067" calcext:value-type="float">
            <text:p>15,6136942349067</text:p>
          </table:table-cell>
          <table:table-cell office:value-type="float" office:value="53" calcext:value-type="float">
            <text:p>53</text:p>
          </table:table-cell>
          <table:table-cell office:value-type="float" office:value="51.0653" calcext:value-type="float">
            <text:p>51,0653</text:p>
          </table:table-cell>
        </table:table-row>
        <table:table-row table:style-name="ro1">
          <table:table-cell office:value-type="string" calcext:value-type="string">
            <text:p>g.22.49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201" calcext:value-type="float">
            <text:p>201</text:p>
          </table:table-cell>
          <table:table-cell office:value-type="float" office:value="89.7943" calcext:value-type="float">
            <text:p>89,7943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6.9328" calcext:value-type="float">
            <text:p>6,9328</text:p>
          </table:table-cell>
          <table:table-cell office:value-type="float" office:value="6.47848389412214" calcext:value-type="float">
            <text:p>6,47848389412214</text:p>
          </table:table-cell>
          <table:table-cell office:value-type="float" office:value="6" calcext:value-type="float">
            <text:p>6</text:p>
          </table:table-cell>
          <table:table-cell office:value-type="float" office:value="89.7943" calcext:value-type="float">
            <text:p>89,7943</text:p>
          </table:table-cell>
        </table:table-row>
        <table:table-row table:style-name="ro1">
          <table:table-cell office:value-type="string" calcext:value-type="string">
            <text:p>g.22.54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office:value-type="float" office:value="89.2913" calcext:value-type="float">
            <text:p>89,2913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8.4472" calcext:value-type="float">
            <text:p>8,4472</text:p>
          </table:table-cell>
          <table:table-cell office:value-type="float" office:value="7.39847454397547" calcext:value-type="float">
            <text:p>7,39847454397547</text:p>
          </table:table-cell>
          <table:table-cell office:value-type="float" office:value="3" calcext:value-type="float">
            <text:p>3</text:p>
          </table:table-cell>
          <table:table-cell office:value-type="float" office:value="89.2913" calcext:value-type="float">
            <text:p>89,2913</text:p>
          </table:table-cell>
        </table:table-row>
        <table:table-row table:style-name="ro1">
          <table:table-cell office:value-type="string" calcext:value-type="string">
            <text:p>g.22.62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210" calcext:value-type="float">
            <text:p>210</text:p>
          </table:table-cell>
          <table:table-cell office:value-type="float" office:value="59.8293" calcext:value-type="float">
            <text:p>59,8293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6.0772" calcext:value-type="float">
            <text:p>6,0772</text:p>
          </table:table-cell>
          <table:table-cell office:value-type="float" office:value="14.4240020075546" calcext:value-type="float">
            <text:p>14,4240020075546</text:p>
          </table:table-cell>
          <table:table-cell office:value-type="float" office:value="19" calcext:value-type="float">
            <text:p>19</text:p>
          </table:table-cell>
          <table:table-cell office:value-type="float" office:value="59.8293" calcext:value-type="float">
            <text:p>59,8293</text:p>
          </table:table-cell>
        </table:table-row>
        <table:table-row table:style-name="ro1">
          <table:table-cell office:value-type="string" calcext:value-type="string">
            <text:p>g.22.69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46" calcext:value-type="float">
            <text:p>146</text:p>
          </table:table-cell>
          <table:table-cell office:value-type="float" office:value="51.0065" calcext:value-type="float">
            <text:p>51,0065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4.0779" calcext:value-type="float">
            <text:p>4,0779</text:p>
          </table:table-cell>
          <table:table-cell office:value-type="float" office:value="82.5897856282369" calcext:value-type="float">
            <text:p>82,5897856282369</text:p>
          </table:table-cell>
          <table:table-cell office:value-type="float" office:value="61" calcext:value-type="float">
            <text:p>61</text:p>
          </table:table-cell>
          <table:table-cell office:value-type="float" office:value="51.0065" calcext:value-type="float">
            <text:p>51,0065</text:p>
          </table:table-cell>
        </table:table-row>
        <table:table-row table:style-name="ro1">
          <table:table-cell office:value-type="string" calcext:value-type="string">
            <text:p>g.22.70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394" calcext:value-type="float">
            <text:p>394</text:p>
          </table:table-cell>
          <table:table-cell office:value-type="float" office:value="89.3127" calcext:value-type="float">
            <text:p>89,3127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1.3105" calcext:value-type="float">
            <text:p>1,3105</text:p>
          </table:table-cell>
          <table:table-cell office:value-type="float" office:value="12.4997975650118" calcext:value-type="float">
            <text:p>12,4997975650118</text:p>
          </table:table-cell>
          <table:table-cell office:value-type="float" office:value="5" calcext:value-type="float">
            <text:p>5</text:p>
          </table:table-cell>
          <table:table-cell office:value-type="float" office:value="89.3127" calcext:value-type="float">
            <text:p>89,3127</text:p>
          </table:table-cell>
        </table:table-row>
        <table:table-row table:style-name="ro1">
          <table:table-cell office:value-type="string" calcext:value-type="string">
            <text:p>g.22.76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279" calcext:value-type="float">
            <text:p>279</text:p>
          </table:table-cell>
          <table:table-cell office:value-type="float" office:value="89.8609" calcext:value-type="float">
            <text:p>89,8609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9.2914" calcext:value-type="float">
            <text:p>29,2914</text:p>
          </table:table-cell>
          <table:table-cell office:value-type="float" office:value="6.6582031486736" calcext:value-type="float">
            <text:p>6,6582031486736</text:p>
          </table:table-cell>
          <table:table-cell office:value-type="float" office:value="3" calcext:value-type="float">
            <text:p>3</text:p>
          </table:table-cell>
          <table:table-cell office:value-type="float" office:value="89.8609" calcext:value-type="float">
            <text:p>89,8609</text:p>
          </table:table-cell>
        </table:table-row>
        <table:table-row table:style-name="ro1">
          <table:table-cell office:value-type="string" calcext:value-type="string">
            <text:p>g.23.100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27" calcext:value-type="float">
            <text:p>127</text:p>
          </table:table-cell>
          <table:table-cell office:value-type="float" office:value="89.8886" calcext:value-type="float">
            <text:p>89,8886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7.3984" calcext:value-type="float">
            <text:p>27,3984</text:p>
          </table:table-cell>
          <table:table-cell office:value-type="float" office:value="3.55960976275142" calcext:value-type="float">
            <text:p>3,55960976275142</text:p>
          </table:table-cell>
          <table:table-cell office:value-type="float" office:value="3" calcext:value-type="float">
            <text:p>3</text:p>
          </table:table-cell>
          <table:table-cell office:value-type="float" office:value="89.8886" calcext:value-type="float">
            <text:p>89,8886</text:p>
          </table:table-cell>
        </table:table-row>
        <table:table-row table:style-name="ro1">
          <table:table-cell office:value-type="string" calcext:value-type="string">
            <text:p>g.23.103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89.9836" calcext:value-type="float">
            <text:p>89,9836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23.8483" calcext:value-type="float">
            <text:p>23,8483</text:p>
          </table:table-cell>
          <table:table-cell office:value-type="float" office:value="8.91457532845915" calcext:value-type="float">
            <text:p>8,91457532845915</text:p>
          </table:table-cell>
          <table:table-cell office:value-type="float" office:value="1" calcext:value-type="float">
            <text:p>1</text:p>
          </table:table-cell>
          <table:table-cell office:value-type="float" office:value="89.9836" calcext:value-type="float">
            <text:p>89,9836</text:p>
          </table:table-cell>
        </table:table-row>
        <table:table-row table:style-name="ro1">
          <table:table-cell office:value-type="string" calcext:value-type="string">
            <text:p>g.23.106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224" calcext:value-type="float">
            <text:p>224</text:p>
          </table:table-cell>
          <table:table-cell office:value-type="float" office:value="89.6663" calcext:value-type="float">
            <text:p>89,666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8.4802" calcext:value-type="float">
            <text:p>8,4802</text:p>
          </table:table-cell>
          <table:table-cell office:value-type="float" office:value="18.5903590451144" calcext:value-type="float">
            <text:p>18,5903590451144</text:p>
          </table:table-cell>
          <table:table-cell office:value-type="float" office:value="8" calcext:value-type="float">
            <text:p>8</text:p>
          </table:table-cell>
          <table:table-cell office:value-type="float" office:value="89.6663" calcext:value-type="float">
            <text:p>89,6663</text:p>
          </table:table-cell>
        </table:table-row>
        <table:table-row table:style-name="ro1">
          <table:table-cell office:value-type="string" calcext:value-type="string">
            <text:p>g.23.107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197" calcext:value-type="float">
            <text:p>197</text:p>
          </table:table-cell>
          <table:table-cell office:value-type="float" office:value="89.8503" calcext:value-type="float">
            <text:p>89,850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5.167" calcext:value-type="float">
            <text:p>5,167</text:p>
          </table:table-cell>
          <table:table-cell office:value-type="float" office:value="5.42096235784409" calcext:value-type="float">
            <text:p>5,42096235784409</text:p>
          </table:table-cell>
          <table:table-cell office:value-type="float" office:value="6" calcext:value-type="float">
            <text:p>6</text:p>
          </table:table-cell>
          <table:table-cell office:value-type="float" office:value="89.8503" calcext:value-type="float">
            <text:p>89,8503</text:p>
          </table:table-cell>
        </table:table-row>
        <table:table-row table:style-name="ro1">
          <table:table-cell office:value-type="string" calcext:value-type="string">
            <text:p>g.23.108.graphml</text:p>
          </table:table-cell>
          <table:table-cell office:value-type="float" office:value="2400" calcext:value-type="float">
            <text:p>2400</text:p>
          </table:table-cell>
          <table:table-cell office:value-type="float" office:value="449" calcext:value-type="float">
            <text:p>449</text:p>
          </table:table-cell>
          <table:table-cell office:value-type="float" office:value="88.188" calcext:value-type="float">
            <text:p>88,188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5.8746" calcext:value-type="float">
            <text:p>15,8746</text:p>
          </table:table-cell>
          <table:table-cell office:value-type="float" office:value="15.6006305486405" calcext:value-type="float">
            <text:p>15,6006305486405</text:p>
          </table:table-cell>
          <table:table-cell office:value-type="float" office:value="11" calcext:value-type="float">
            <text:p>11</text:p>
          </table:table-cell>
          <table:table-cell office:value-type="float" office:value="88.188" calcext:value-type="float">
            <text:p>88,188</text:p>
          </table:table-cell>
        </table:table-row>
        <table:table-row table:style-name="ro1">
          <table:table-cell office:value-type="string" calcext:value-type="string">
            <text:p>g.23.115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142" calcext:value-type="float">
            <text:p>142</text:p>
          </table:table-cell>
          <table:table-cell office:value-type="float" office:value="89.815" calcext:value-type="float">
            <text:p>89,81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8.709" calcext:value-type="float">
            <text:p>28,709</text:p>
          </table:table-cell>
          <table:table-cell office:value-type="float" office:value="11.1604320952239" calcext:value-type="float">
            <text:p>11,1604320952239</text:p>
          </table:table-cell>
          <table:table-cell office:value-type="float" office:value="4" calcext:value-type="float">
            <text:p>4</text:p>
          </table:table-cell>
          <table:table-cell office:value-type="float" office:value="89.815" calcext:value-type="float">
            <text:p>89,815</text:p>
          </table:table-cell>
        </table:table-row>
        <table:table-row table:style-name="ro1">
          <table:table-cell office:value-type="string" calcext:value-type="string">
            <text:p>g.23.117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166" calcext:value-type="float">
            <text:p>166</text:p>
          </table:table-cell>
          <table:table-cell office:value-type="float" office:value="89.6707" calcext:value-type="float">
            <text:p>89,6707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1.9177" calcext:value-type="float">
            <text:p>21,9177</text:p>
          </table:table-cell>
          <table:table-cell office:value-type="float" office:value="7.58064342560221" calcext:value-type="float">
            <text:p>7,58064342560221</text:p>
          </table:table-cell>
          <table:table-cell office:value-type="float" office:value="5" calcext:value-type="float">
            <text:p>5</text:p>
          </table:table-cell>
          <table:table-cell office:value-type="float" office:value="89.6707" calcext:value-type="float">
            <text:p>89,6707</text:p>
          </table:table-cell>
        </table:table-row>
        <table:table-row table:style-name="ro1">
          <table:table-cell office:value-type="string" calcext:value-type="string">
            <text:p>g.23.76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138" calcext:value-type="float">
            <text:p>138</text:p>
          </table:table-cell>
          <table:table-cell office:value-type="float" office:value="59.8881" calcext:value-type="float">
            <text:p>59,8881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2.5442" calcext:value-type="float">
            <text:p>2,5442</text:p>
          </table:table-cell>
          <table:table-cell office:value-type="float" office:value="166.577813876834" calcext:value-type="float">
            <text:p>166,577813876834</text:p>
          </table:table-cell>
          <table:table-cell office:value-type="float" office:value="20" calcext:value-type="float">
            <text:p>20</text:p>
          </table:table-cell>
          <table:table-cell office:value-type="float" office:value="59.8881" calcext:value-type="float">
            <text:p>59,8881</text:p>
          </table:table-cell>
        </table:table-row>
        <table:table-row table:style-name="ro1">
          <table:table-cell office:value-type="string" calcext:value-type="string">
            <text:p>g.23.77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float" office:value="59.9223" calcext:value-type="float">
            <text:p>59,9223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2.1694" calcext:value-type="float">
            <text:p>2,1694</text:p>
          </table:table-cell>
          <table:table-cell office:value-type="float" office:value="12.0697708794144" calcext:value-type="float">
            <text:p>12,0697708794144</text:p>
          </table:table-cell>
          <table:table-cell office:value-type="float" office:value="19" calcext:value-type="float">
            <text:p>19</text:p>
          </table:table-cell>
          <table:table-cell office:value-type="float" office:value="59.9223" calcext:value-type="float">
            <text:p>59,9223</text:p>
          </table:table-cell>
        </table:table-row>
        <table:table-row table:style-name="ro1">
          <table:table-cell office:value-type="string" calcext:value-type="string">
            <text:p>g.23.81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374" calcext:value-type="float">
            <text:p>374</text:p>
          </table:table-cell>
          <table:table-cell office:value-type="float" office:value="49.5002" calcext:value-type="float">
            <text:p>49,5002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1.8698" calcext:value-type="float">
            <text:p>1,8698</text:p>
          </table:table-cell>
          <table:table-cell office:value-type="float" office:value="27.3139849542499" calcext:value-type="float">
            <text:p>27,3139849542499</text:p>
          </table:table-cell>
          <table:table-cell office:value-type="float" office:value="102" calcext:value-type="float">
            <text:p>102</text:p>
          </table:table-cell>
          <table:table-cell office:value-type="float" office:value="49.5002" calcext:value-type="float">
            <text:p>49,5002</text:p>
          </table:table-cell>
        </table:table-row>
        <table:table-row table:style-name="ro1">
          <table:table-cell office:value-type="string" calcext:value-type="string">
            <text:p>g.23.83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01" calcext:value-type="float">
            <text:p>101</text:p>
          </table:table-cell>
          <table:table-cell office:value-type="float" office:value="80.3526" calcext:value-type="float">
            <text:p>80,3526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1.7833" calcext:value-type="float">
            <text:p>1,7833</text:p>
          </table:table-cell>
          <table:table-cell office:value-type="float" office:value="5.93894950022597" calcext:value-type="float">
            <text:p>5,93894950022597</text:p>
          </table:table-cell>
          <table:table-cell office:value-type="float" office:value="12" calcext:value-type="float">
            <text:p>12</text:p>
          </table:table-cell>
          <table:table-cell office:value-type="float" office:value="80.3526" calcext:value-type="float">
            <text:p>80,3526</text:p>
          </table:table-cell>
        </table:table-row>
        <table:table-row table:style-name="ro1">
          <table:table-cell office:value-type="string" calcext:value-type="string">
            <text:p>g.23.85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283" calcext:value-type="float">
            <text:p>283</text:p>
          </table:table-cell>
          <table:table-cell office:value-type="float" office:value="32.9497" calcext:value-type="float">
            <text:p>32,9497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1.7143" calcext:value-type="float">
            <text:p>1,7143</text:p>
          </table:table-cell>
          <table:table-cell office:value-type="float" office:value="35.1136665074295" calcext:value-type="float">
            <text:p>35,1136665074295</text:p>
          </table:table-cell>
          <table:table-cell office:value-type="float" office:value="163" calcext:value-type="float">
            <text:p>163</text:p>
          </table:table-cell>
          <table:table-cell office:value-type="float" office:value="32.9497" calcext:value-type="float">
            <text:p>32,9497</text:p>
          </table:table-cell>
        </table:table-row>
        <table:table-row table:style-name="ro1">
          <table:table-cell office:value-type="string" calcext:value-type="string">
            <text:p>g.23.86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239" calcext:value-type="float">
            <text:p>239</text:p>
          </table:table-cell>
          <table:table-cell office:value-type="float" office:value="31.9" calcext:value-type="float">
            <text:p>31,9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2.057" calcext:value-type="float">
            <text:p>2,057</text:p>
          </table:table-cell>
          <table:table-cell office:value-type="float" office:value="24.9808401251801" calcext:value-type="float">
            <text:p>24,9808401251801</text:p>
          </table:table-cell>
          <table:table-cell office:value-type="float" office:value="127" calcext:value-type="float">
            <text:p>127</text:p>
          </table:table-cell>
          <table:table-cell office:value-type="float" office:value="31.9" calcext:value-type="float">
            <text:p>31,9</text:p>
          </table:table-cell>
        </table:table-row>
        <table:table-row table:style-name="ro1">
          <table:table-cell office:value-type="string" calcext:value-type="string">
            <text:p>g.23.90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248" calcext:value-type="float">
            <text:p>248</text:p>
          </table:table-cell>
          <table:table-cell office:value-type="float" office:value="88.1043" calcext:value-type="float">
            <text:p>88,1043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2.0559" calcext:value-type="float">
            <text:p>2,0559</text:p>
          </table:table-cell>
          <table:table-cell office:value-type="float" office:value="8.01108746222004" calcext:value-type="float">
            <text:p>8,01108746222004</text:p>
          </table:table-cell>
          <table:table-cell office:value-type="float" office:value="11" calcext:value-type="float">
            <text:p>11</text:p>
          </table:table-cell>
          <table:table-cell office:value-type="float" office:value="88.1043" calcext:value-type="float">
            <text:p>88,1043</text:p>
          </table:table-cell>
        </table:table-row>
        <table:table-row table:style-name="ro1">
          <table:table-cell office:value-type="string" calcext:value-type="string">
            <text:p>g.23.96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37.0323" calcext:value-type="float">
            <text:p>37,0323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0.9066" calcext:value-type="float">
            <text:p>0,9066</text:p>
          </table:table-cell>
          <table:table-cell office:value-type="float" office:value="21.6352122990904" calcext:value-type="float">
            <text:p>21,6352122990904</text:p>
          </table:table-cell>
          <table:table-cell office:value-type="float" office:value="126" calcext:value-type="float">
            <text:p>126</text:p>
          </table:table-cell>
          <table:table-cell office:value-type="float" office:value="37.0323" calcext:value-type="float">
            <text:p>37,0323</text:p>
          </table:table-cell>
        </table:table-row>
        <table:table-row table:style-name="ro1">
          <table:table-cell office:value-type="string" calcext:value-type="string">
            <text:p>g.24.34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254" calcext:value-type="float">
            <text:p>254</text:p>
          </table:table-cell>
          <table:table-cell office:value-type="float" office:value="76.492" calcext:value-type="float">
            <text:p>76,492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5.7341" calcext:value-type="float">
            <text:p>5,7341</text:p>
          </table:table-cell>
          <table:table-cell office:value-type="float" office:value="31.820235524391" calcext:value-type="float">
            <text:p>31,820235524391</text:p>
          </table:table-cell>
          <table:table-cell office:value-type="float" office:value="17" calcext:value-type="float">
            <text:p>17</text:p>
          </table:table-cell>
          <table:table-cell office:value-type="float" office:value="76.492" calcext:value-type="float">
            <text:p>76,492</text:p>
          </table:table-cell>
        </table:table-row>
        <table:table-row table:style-name="ro1">
          <table:table-cell office:value-type="string" calcext:value-type="string">
            <text:p>g.24.35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73" calcext:value-type="float">
            <text:p>173</text:p>
          </table:table-cell>
          <table:table-cell office:value-type="float" office:value="59.4008" calcext:value-type="float">
            <text:p>59,4008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.1113" calcext:value-type="float">
            <text:p>4,1113</text:p>
          </table:table-cell>
          <table:table-cell office:value-type="float" office:value="31.5324086872074" calcext:value-type="float">
            <text:p>31,5324086872074</text:p>
          </table:table-cell>
          <table:table-cell office:value-type="float" office:value="14" calcext:value-type="float">
            <text:p>14</text:p>
          </table:table-cell>
          <table:table-cell office:value-type="float" office:value="59.4008" calcext:value-type="float">
            <text:p>59,4008</text:p>
          </table:table-cell>
        </table:table-row>
        <table:table-row table:style-name="ro1">
          <table:table-cell office:value-type="string" calcext:value-type="string">
            <text:p>g.24.39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592" calcext:value-type="float">
            <text:p>592</text:p>
          </table:table-cell>
          <table:table-cell office:value-type="float" office:value="49.543" calcext:value-type="float">
            <text:p>49,543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0.3236" calcext:value-type="float">
            <text:p>0,3236</text:p>
          </table:table-cell>
          <table:table-cell office:value-type="float" office:value="12.8319091631824" calcext:value-type="float">
            <text:p>12,8319091631824</text:p>
          </table:table-cell>
          <table:table-cell office:value-type="float" office:value="109" calcext:value-type="float">
            <text:p>109</text:p>
          </table:table-cell>
          <table:table-cell office:value-type="float" office:value="49.543" calcext:value-type="float">
            <text:p>49,543</text:p>
          </table:table-cell>
        </table:table-row>
        <table:table-row table:style-name="ro1">
          <table:table-cell office:value-type="string" calcext:value-type="string">
            <text:p>g.24.41.graphml</text:p>
          </table:table-cell>
          <table:table-cell office:value-type="float" office:value="1800" calcext:value-type="float">
            <text:p>1800</text:p>
          </table:table-cell>
          <table:table-cell office:value-type="float" office:value="441" calcext:value-type="float">
            <text:p>441</text:p>
          </table:table-cell>
          <table:table-cell office:value-type="float" office:value="76.2135" calcext:value-type="float">
            <text:p>76,2135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8.9034" calcext:value-type="float">
            <text:p>8,9034</text:p>
          </table:table-cell>
          <table:table-cell office:value-type="float" office:value="10.6948140702266" calcext:value-type="float">
            <text:p>10,6948140702266</text:p>
          </table:table-cell>
          <table:table-cell office:value-type="float" office:value="23" calcext:value-type="float">
            <text:p>23</text:p>
          </table:table-cell>
          <table:table-cell office:value-type="float" office:value="76.2135" calcext:value-type="float">
            <text:p>76,2135</text:p>
          </table:table-cell>
        </table:table-row>
        <table:table-row table:style-name="ro1">
          <table:table-cell office:value-type="string" calcext:value-type="string">
            <text:p>g.24.43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301" calcext:value-type="float">
            <text:p>301</text:p>
          </table:table-cell>
          <table:table-cell office:value-type="float" office:value="48.4019" calcext:value-type="float">
            <text:p>48,4019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2.172" calcext:value-type="float">
            <text:p>2,172</text:p>
          </table:table-cell>
          <table:table-cell office:value-type="float" office:value="6.09288486179665" calcext:value-type="float">
            <text:p>6,09288486179665</text:p>
          </table:table-cell>
          <table:table-cell office:value-type="float" office:value="118" calcext:value-type="float">
            <text:p>118</text:p>
          </table:table-cell>
          <table:table-cell office:value-type="float" office:value="48.4019" calcext:value-type="float">
            <text:p>48,4019</text:p>
          </table:table-cell>
        </table:table-row>
        <table:table-row table:style-name="ro1">
          <table:table-cell office:value-type="string" calcext:value-type="string">
            <text:p>g.24.46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92" calcext:value-type="float">
            <text:p>92</text:p>
          </table:table-cell>
          <table:table-cell office:value-type="float" office:value="78.9315" calcext:value-type="float">
            <text:p>78,9315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.9734" calcext:value-type="float">
            <text:p>3,9734</text:p>
          </table:table-cell>
          <table:table-cell office:value-type="float" office:value="42.312073729135" calcext:value-type="float">
            <text:p>42,312073729135</text:p>
          </table:table-cell>
          <table:table-cell office:value-type="float" office:value="14" calcext:value-type="float">
            <text:p>14</text:p>
          </table:table-cell>
          <table:table-cell office:value-type="float" office:value="78.9315" calcext:value-type="float">
            <text:p>78,9315</text:p>
          </table:table-cell>
        </table:table-row>
        <table:table-row table:style-name="ro1">
          <table:table-cell office:value-type="string" calcext:value-type="string">
            <text:p>g.24.47.graphml</text:p>
          </table:table-cell>
          <table:table-cell office:value-type="float" office:value="2200" calcext:value-type="float">
            <text:p>2200</text:p>
          </table:table-cell>
          <table:table-cell office:value-type="float" office:value="558" calcext:value-type="float">
            <text:p>558</text:p>
          </table:table-cell>
          <table:table-cell office:value-type="float" office:value="73.5274" calcext:value-type="float">
            <text:p>73,5274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1.0058" calcext:value-type="float">
            <text:p>1,0058</text:p>
          </table:table-cell>
          <table:table-cell office:value-type="float" office:value="42.8311455804571" calcext:value-type="float">
            <text:p>42,8311455804571</text:p>
          </table:table-cell>
          <table:table-cell office:value-type="float" office:value="27" calcext:value-type="float">
            <text:p>27</text:p>
          </table:table-cell>
          <table:table-cell office:value-type="float" office:value="73.5274" calcext:value-type="float">
            <text:p>73,5274</text:p>
          </table:table-cell>
        </table:table-row>
        <table:table-row table:style-name="ro1">
          <table:table-cell office:value-type="string" calcext:value-type="string">
            <text:p>g.25.1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317" calcext:value-type="float">
            <text:p>317</text:p>
          </table:table-cell>
          <table:table-cell office:value-type="float" office:value="6.0561" calcext:value-type="float">
            <text:p>6,0561</text:p>
          </table:table-cell>
          <table:table-cell office:value-type="float" office:value="25" calcext:value-type="float">
            <text:p>25</text:p>
          </table:table-cell>
          <table:table-cell office:value-type="float" office:value="184" calcext:value-type="float">
            <text:p>184</text:p>
          </table:table-cell>
          <table:table-cell office:value-type="float" office:value="0.0367" calcext:value-type="float">
            <text:p>0,0367</text:p>
          </table:table-cell>
          <table:table-cell office:value-type="float" office:value="14.4195570042184" calcext:value-type="float">
            <text:p>14,4195570042184</text:p>
          </table:table-cell>
          <table:table-cell office:value-type="float" office:value="2150" calcext:value-type="float">
            <text:p>2150</text:p>
          </table:table-cell>
          <table:table-cell office:value-type="float" office:value="4.728" calcext:value-type="float">
            <text:p>4,728</text:p>
          </table:table-cell>
        </table:table-row>
        <table:table-row table:style-name="ro1">
          <table:table-cell office:value-type="string" calcext:value-type="string">
            <text:p>g.25.18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313" calcext:value-type="float">
            <text:p>313</text:p>
          </table:table-cell>
          <table:table-cell office:value-type="float" office:value="80.3396" calcext:value-type="float">
            <text:p>80,3396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8.4371" calcext:value-type="float">
            <text:p>8,4371</text:p>
          </table:table-cell>
          <table:table-cell office:value-type="float" office:value="41.5342520100508" calcext:value-type="float">
            <text:p>41,5342520100508</text:p>
          </table:table-cell>
          <table:table-cell office:value-type="float" office:value="15" calcext:value-type="float">
            <text:p>15</text:p>
          </table:table-cell>
          <table:table-cell office:value-type="float" office:value="80.3396" calcext:value-type="float">
            <text:p>80,3396</text:p>
          </table:table-cell>
        </table:table-row>
        <table:table-row table:style-name="ro1">
          <table:table-cell office:value-type="string" calcext:value-type="string">
            <text:p>g.25.26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09" calcext:value-type="float">
            <text:p>109</text:p>
          </table:table-cell>
          <table:table-cell office:value-type="float" office:value="88.5023" calcext:value-type="float">
            <text:p>88,502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4.3128" calcext:value-type="float">
            <text:p>14,3128</text:p>
          </table:table-cell>
          <table:table-cell office:value-type="float" office:value="19.9055372176565" calcext:value-type="float">
            <text:p>19,9055372176565</text:p>
          </table:table-cell>
          <table:table-cell office:value-type="float" office:value="7" calcext:value-type="float">
            <text:p>7</text:p>
          </table:table-cell>
          <table:table-cell office:value-type="float" office:value="88.5023" calcext:value-type="float">
            <text:p>88,5023</text:p>
          </table:table-cell>
        </table:table-row>
        <table:table-row table:style-name="ro1">
          <table:table-cell office:value-type="string" calcext:value-type="string">
            <text:p>g.25.28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70" calcext:value-type="float">
            <text:p>170</text:p>
          </table:table-cell>
          <table:table-cell office:value-type="float" office:value="88.2664" calcext:value-type="float">
            <text:p>88,266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6.015" calcext:value-type="float">
            <text:p>16,015</text:p>
          </table:table-cell>
          <table:table-cell office:value-type="float" office:value="8.12877953756733" calcext:value-type="float">
            <text:p>8,12877953756733</text:p>
          </table:table-cell>
          <table:table-cell office:value-type="float" office:value="12" calcext:value-type="float">
            <text:p>12</text:p>
          </table:table-cell>
          <table:table-cell office:value-type="float" office:value="88.2664" calcext:value-type="float">
            <text:p>88,2664</text:p>
          </table:table-cell>
        </table:table-row>
        <table:table-row table:style-name="ro1">
          <table:table-cell office:value-type="string" calcext:value-type="string">
            <text:p>g.25.32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248" calcext:value-type="float">
            <text:p>248</text:p>
          </table:table-cell>
          <table:table-cell office:value-type="float" office:value="79.4873" calcext:value-type="float">
            <text:p>79,4873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.409" calcext:value-type="float">
            <text:p>1,409</text:p>
          </table:table-cell>
          <table:table-cell office:value-type="float" office:value="16.4785488518189" calcext:value-type="float">
            <text:p>16,4785488518189</text:p>
          </table:table-cell>
          <table:table-cell office:value-type="float" office:value="16" calcext:value-type="float">
            <text:p>16</text:p>
          </table:table-cell>
          <table:table-cell office:value-type="float" office:value="79.4873" calcext:value-type="float">
            <text:p>79,4873</text:p>
          </table:table-cell>
        </table:table-row>
        <table:table-row table:style-name="ro1">
          <table:table-cell office:value-type="string" calcext:value-type="string">
            <text:p>g.25.33.graphml</text:p>
          </table:table-cell>
          <table:table-cell office:value-type="float" office:value="1900" calcext:value-type="float">
            <text:p>1900</text:p>
          </table:table-cell>
          <table:table-cell office:value-type="float" office:value="485" calcext:value-type="float">
            <text:p>485</text:p>
          </table:table-cell>
          <table:table-cell office:value-type="float" office:value="83.464" calcext:value-type="float">
            <text:p>83,464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2.5638" calcext:value-type="float">
            <text:p>2,5638</text:p>
          </table:table-cell>
          <table:table-cell office:value-type="float" office:value="12.0083813023797" calcext:value-type="float">
            <text:p>12,0083813023797</text:p>
          </table:table-cell>
          <table:table-cell office:value-type="float" office:value="15" calcext:value-type="float">
            <text:p>15</text:p>
          </table:table-cell>
          <table:table-cell office:value-type="float" office:value="83.464" calcext:value-type="float">
            <text:p>83,464</text:p>
          </table:table-cell>
        </table:table-row>
        <table:table-row table:style-name="ro1">
          <table:table-cell office:value-type="string" calcext:value-type="string">
            <text:p>g.25.34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206" calcext:value-type="float">
            <text:p>206</text:p>
          </table:table-cell>
          <table:table-cell office:value-type="float" office:value="75.9398" calcext:value-type="float">
            <text:p>75,9398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.6847" calcext:value-type="float">
            <text:p>1,6847</text:p>
          </table:table-cell>
          <table:table-cell office:value-type="float" office:value="12.8845125629106" calcext:value-type="float">
            <text:p>12,8845125629106</text:p>
          </table:table-cell>
          <table:table-cell office:value-type="float" office:value="16" calcext:value-type="float">
            <text:p>16</text:p>
          </table:table-cell>
          <table:table-cell office:value-type="float" office:value="75.9398" calcext:value-type="float">
            <text:p>75,9398</text:p>
          </table:table-cell>
        </table:table-row>
        <table:table-row table:style-name="ro1">
          <table:table-cell office:value-type="string" calcext:value-type="string">
            <text:p>g.25.36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35.0106" calcext:value-type="float">
            <text:p>35,0106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1.2902" calcext:value-type="float">
            <text:p>1,2902</text:p>
          </table:table-cell>
          <table:table-cell office:value-type="float" office:value="6.84197628600081" calcext:value-type="float">
            <text:p>6,84197628600081</text:p>
          </table:table-cell>
          <table:table-cell office:value-type="float" office:value="126" calcext:value-type="float">
            <text:p>126</text:p>
          </table:table-cell>
          <table:table-cell office:value-type="float" office:value="35.0106" calcext:value-type="float">
            <text:p>35,0106</text:p>
          </table:table-cell>
        </table:table-row>
        <table:table-row table:style-name="ro1">
          <table:table-cell office:value-type="string" calcext:value-type="string">
            <text:p>g.25.40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137" calcext:value-type="float">
            <text:p>137</text:p>
          </table:table-cell>
          <table:table-cell office:value-type="float" office:value="86.6153" calcext:value-type="float">
            <text:p>86,615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3.4016" calcext:value-type="float">
            <text:p>13,4016</text:p>
          </table:table-cell>
          <table:table-cell office:value-type="float" office:value="22.4903437891963" calcext:value-type="float">
            <text:p>22,4903437891963</text:p>
          </table:table-cell>
          <table:table-cell office:value-type="float" office:value="7" calcext:value-type="float">
            <text:p>7</text:p>
          </table:table-cell>
          <table:table-cell office:value-type="float" office:value="86.6153" calcext:value-type="float">
            <text:p>86,6153</text:p>
          </table:table-cell>
        </table:table-row>
        <table:table-row table:style-name="ro1">
          <table:table-cell office:value-type="string" calcext:value-type="string">
            <text:p>g.25.43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348" calcext:value-type="float">
            <text:p>348</text:p>
          </table:table-cell>
          <table:table-cell office:value-type="float" office:value="85.8908" calcext:value-type="float">
            <text:p>85,8908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2.3672" calcext:value-type="float">
            <text:p>2,3672</text:p>
          </table:table-cell>
          <table:table-cell office:value-type="float" office:value="17.2539825634586" calcext:value-type="float">
            <text:p>17,2539825634586</text:p>
          </table:table-cell>
          <table:table-cell office:value-type="float" office:value="13" calcext:value-type="float">
            <text:p>13</text:p>
          </table:table-cell>
          <table:table-cell office:value-type="float" office:value="85.8908" calcext:value-type="float">
            <text:p>85,8908</text:p>
          </table:table-cell>
        </table:table-row>
        <table:table-row table:style-name="ro1">
          <table:table-cell office:value-type="string" calcext:value-type="string">
            <text:p>g.25.45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56" calcext:value-type="float">
            <text:p>56</text:p>
          </table:table-cell>
          <table:table-cell office:value-type="float" office:value="50.9111" calcext:value-type="float">
            <text:p>50,9111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0.2755" calcext:value-type="float">
            <text:p>0,2755</text:p>
          </table:table-cell>
          <table:table-cell office:value-type="float" office:value="37.6781674000799" calcext:value-type="float">
            <text:p>37,6781674000799</text:p>
          </table:table-cell>
          <table:table-cell office:value-type="float" office:value="20" calcext:value-type="float">
            <text:p>20</text:p>
          </table:table-cell>
          <table:table-cell office:value-type="float" office:value="50.9111" calcext:value-type="float">
            <text:p>50,9111</text:p>
          </table:table-cell>
        </table:table-row>
        <table:table-row table:style-name="ro1">
          <table:table-cell office:value-type="string" calcext:value-type="string">
            <text:p>g.25.55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429" calcext:value-type="float">
            <text:p>429</text:p>
          </table:table-cell>
          <table:table-cell office:value-type="float" office:value="59.8358" calcext:value-type="float">
            <text:p>59,8358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8.5172" calcext:value-type="float">
            <text:p>8,5172</text:p>
          </table:table-cell>
          <table:table-cell office:value-type="float" office:value="16.106644360902" calcext:value-type="float">
            <text:p>16,106644360902</text:p>
          </table:table-cell>
          <table:table-cell office:value-type="float" office:value="20" calcext:value-type="float">
            <text:p>20</text:p>
          </table:table-cell>
          <table:table-cell office:value-type="float" office:value="59.8358" calcext:value-type="float">
            <text:p>59,8358</text:p>
          </table:table-cell>
        </table:table-row>
        <table:table-row table:style-name="ro1">
          <table:table-cell office:value-type="string" calcext:value-type="string">
            <text:p>g.26.13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268" calcext:value-type="float">
            <text:p>268</text:p>
          </table:table-cell>
          <table:table-cell office:value-type="float" office:value="73.2448" calcext:value-type="float">
            <text:p>73,2448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2.4709" calcext:value-type="float">
            <text:p>2,4709</text:p>
          </table:table-cell>
          <table:table-cell office:value-type="float" office:value="34.4518392353509" calcext:value-type="float">
            <text:p>34,4518392353509</text:p>
          </table:table-cell>
          <table:table-cell office:value-type="float" office:value="21" calcext:value-type="float">
            <text:p>21</text:p>
          </table:table-cell>
          <table:table-cell office:value-type="float" office:value="73.2448" calcext:value-type="float">
            <text:p>73,2448</text:p>
          </table:table-cell>
        </table:table-row>
        <table:table-row table:style-name="ro1">
          <table:table-cell office:value-type="string" calcext:value-type="string">
            <text:p>g.26.22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79" calcext:value-type="float">
            <text:p>79</text:p>
          </table:table-cell>
          <table:table-cell office:value-type="float" office:value="89.9846" calcext:value-type="float">
            <text:p>89,9846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.8277" calcext:value-type="float">
            <text:p>3,8277</text:p>
          </table:table-cell>
          <table:table-cell office:value-type="float" office:value="9.5642502768383" calcext:value-type="float">
            <text:p>9,5642502768383</text:p>
          </table:table-cell>
          <table:table-cell office:value-type="float" office:value="1" calcext:value-type="float">
            <text:p>1</text:p>
          </table:table-cell>
          <table:table-cell office:value-type="float" office:value="89.9846" calcext:value-type="float">
            <text:p>89,9846</text:p>
          </table:table-cell>
        </table:table-row>
        <table:table-row table:style-name="ro1">
          <table:table-cell office:value-type="string" calcext:value-type="string">
            <text:p>g.26.29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171" calcext:value-type="float">
            <text:p>171</text:p>
          </table:table-cell>
          <table:table-cell office:value-type="float" office:value="64.7656" calcext:value-type="float">
            <text:p>64,7656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10.5752" calcext:value-type="float">
            <text:p>10,5752</text:p>
          </table:table-cell>
          <table:table-cell office:value-type="float" office:value="18.8562201826818" calcext:value-type="float">
            <text:p>18,8562201826818</text:p>
          </table:table-cell>
          <table:table-cell office:value-type="float" office:value="12" calcext:value-type="float">
            <text:p>12</text:p>
          </table:table-cell>
          <table:table-cell office:value-type="float" office:value="64.7656" calcext:value-type="float">
            <text:p>64,7656</text:p>
          </table:table-cell>
        </table:table-row>
        <table:table-row table:style-name="ro1">
          <table:table-cell office:value-type="string" calcext:value-type="string">
            <text:p>g.27.14.graphml</text:p>
          </table:table-cell>
          <table:table-cell office:value-type="float" office:value="2000" calcext:value-type="float">
            <text:p>2000</text:p>
          </table:table-cell>
          <table:table-cell office:value-type="float" office:value="452" calcext:value-type="float">
            <text:p>452</text:p>
          </table:table-cell>
          <table:table-cell office:value-type="float" office:value="88.5927" calcext:value-type="float">
            <text:p>88,5927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6.9329" calcext:value-type="float">
            <text:p>6,9329</text:p>
          </table:table-cell>
          <table:table-cell office:value-type="float" office:value="14.6621132962272" calcext:value-type="float">
            <text:p>14,6621132962272</text:p>
          </table:table-cell>
          <table:table-cell office:value-type="float" office:value="7" calcext:value-type="float">
            <text:p>7</text:p>
          </table:table-cell>
          <table:table-cell office:value-type="float" office:value="88.5927" calcext:value-type="float">
            <text:p>88,5927</text:p>
          </table:table-cell>
        </table:table-row>
        <table:table-row table:style-name="ro1">
          <table:table-cell office:value-type="string" calcext:value-type="string">
            <text:p>g.27.16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287" calcext:value-type="float">
            <text:p>287</text:p>
          </table:table-cell>
          <table:table-cell office:value-type="float" office:value="70.3278" calcext:value-type="float">
            <text:p>70,3278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31.2204" calcext:value-type="float">
            <text:p>31,2204</text:p>
          </table:table-cell>
          <table:table-cell office:value-type="float" office:value="20.8597038737205" calcext:value-type="float">
            <text:p>20,8597038737205</text:p>
          </table:table-cell>
          <table:table-cell office:value-type="float" office:value="21" calcext:value-type="float">
            <text:p>21</text:p>
          </table:table-cell>
          <table:table-cell office:value-type="float" office:value="70.3278" calcext:value-type="float">
            <text:p>70,3278</text:p>
          </table:table-cell>
        </table:table-row>
        <table:table-row table:style-name="ro1">
          <table:table-cell office:value-type="string" calcext:value-type="string">
            <text:p>g.28.2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236" calcext:value-type="float">
            <text:p>236</text:p>
          </table:table-cell>
          <table:table-cell office:value-type="float" office:value="89.5801" calcext:value-type="float">
            <text:p>89,5801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7.8325" calcext:value-type="float">
            <text:p>27,8325</text:p>
          </table:table-cell>
          <table:table-cell office:value-type="float" office:value="34.0109061618477" calcext:value-type="float">
            <text:p>34,0109061618477</text:p>
          </table:table-cell>
          <table:table-cell office:value-type="float" office:value="5" calcext:value-type="float">
            <text:p>5</text:p>
          </table:table-cell>
          <table:table-cell office:value-type="float" office:value="89.5801" calcext:value-type="float">
            <text:p>89,5801</text:p>
          </table:table-cell>
        </table:table-row>
        <table:table-row table:style-name="ro1">
          <table:table-cell office:value-type="string" calcext:value-type="string">
            <text:p>g.28.20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1268" calcext:value-type="float">
            <text:p>1268</text:p>
          </table:table-cell>
          <table:table-cell office:value-type="float" office:value="15.8999" calcext:value-type="float">
            <text:p>15,8999</text:p>
          </table:table-cell>
          <table:table-cell office:value-type="float" office:value="28" calcext:value-type="float">
            <text:p>28</text:p>
          </table:table-cell>
          <table:table-cell office:value-type="float" office:value="156" calcext:value-type="float">
            <text:p>156</text:p>
          </table:table-cell>
          <table:table-cell office:value-type="float" office:value="0.3958" calcext:value-type="float">
            <text:p>0,3958</text:p>
          </table:table-cell>
          <table:table-cell office:value-type="float" office:value="11.511649019964" calcext:value-type="float">
            <text:p>11,511649019964</text:p>
          </table:table-cell>
          <table:table-cell office:value-type="float" office:value="1224" calcext:value-type="float">
            <text:p>1224</text:p>
          </table:table-cell>
          <table:table-cell office:value-type="float" office:value="15.8999" calcext:value-type="float">
            <text:p>15,8999</text:p>
          </table:table-cell>
        </table:table-row>
        <table:table-row table:style-name="ro1">
          <table:table-cell office:value-type="string" calcext:value-type="string">
            <text:p>g.28.26.graphml</text:p>
          </table:table-cell>
          <table:table-cell office:value-type="float" office:value="2400" calcext:value-type="float">
            <text:p>2400</text:p>
          </table:table-cell>
          <table:table-cell office:value-type="float" office:value="536" calcext:value-type="float">
            <text:p>536</text:p>
          </table:table-cell>
          <table:table-cell office:value-type="float" office:value="87.5496" calcext:value-type="float">
            <text:p>87,5496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.1079" calcext:value-type="float">
            <text:p>3,1079</text:p>
          </table:table-cell>
          <table:table-cell office:value-type="float" office:value="17.9956675952156" calcext:value-type="float">
            <text:p>17,9956675952156</text:p>
          </table:table-cell>
          <table:table-cell office:value-type="float" office:value="7" calcext:value-type="float">
            <text:p>7</text:p>
          </table:table-cell>
          <table:table-cell office:value-type="float" office:value="87.5496" calcext:value-type="float">
            <text:p>87,5496</text:p>
          </table:table-cell>
        </table:table-row>
        <table:table-row table:style-name="ro1">
          <table:table-cell office:value-type="string" calcext:value-type="string">
            <text:p>g.28.29.graphml</text:p>
          </table:table-cell>
          <table:table-cell office:value-type="float" office:value="1800" calcext:value-type="float">
            <text:p>1800</text:p>
          </table:table-cell>
          <table:table-cell office:value-type="float" office:value="492" calcext:value-type="float">
            <text:p>492</text:p>
          </table:table-cell>
          <table:table-cell office:value-type="float" office:value="62.5091" calcext:value-type="float">
            <text:p>62,5091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4.9899" calcext:value-type="float">
            <text:p>4,9899</text:p>
          </table:table-cell>
          <table:table-cell office:value-type="float" office:value="20.0730023541699" calcext:value-type="float">
            <text:p>20,0730023541699</text:p>
          </table:table-cell>
          <table:table-cell office:value-type="float" office:value="32" calcext:value-type="float">
            <text:p>32</text:p>
          </table:table-cell>
          <table:table-cell office:value-type="float" office:value="62.5091" calcext:value-type="float">
            <text:p>62,5091</text:p>
          </table:table-cell>
        </table:table-row>
        <table:table-row table:style-name="ro1">
          <table:table-cell office:value-type="string" calcext:value-type="string">
            <text:p>g.29.15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69" calcext:value-type="float">
            <text:p>169</text:p>
          </table:table-cell>
          <table:table-cell office:value-type="float" office:value="5.0343" calcext:value-type="float">
            <text:p>5,0343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0.7236" calcext:value-type="float">
            <text:p>0,7236</text:p>
          </table:table-cell>
          <table:table-cell office:value-type="float" office:value="9.67719193409229" calcext:value-type="float">
            <text:p>9,67719193409229</text:p>
          </table:table-cell>
          <table:table-cell office:value-type="float" office:value="1017" calcext:value-type="float">
            <text:p>1017</text:p>
          </table:table-cell>
          <table:table-cell office:value-type="float" office:value="5.0343" calcext:value-type="float">
            <text:p>5,0343</text:p>
          </table:table-cell>
        </table:table-row>
        <table:table-row table:style-name="ro1">
          <table:table-cell office:value-type="string" calcext:value-type="string">
            <text:p>g.29.16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66" calcext:value-type="float">
            <text:p>66</text:p>
          </table:table-cell>
          <table:table-cell office:value-type="float" office:value="77.0676" calcext:value-type="float">
            <text:p>77,0676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7.453" calcext:value-type="float">
            <text:p>7,453</text:p>
          </table:table-cell>
          <table:table-cell office:value-type="float" office:value="9.12444696141645" calcext:value-type="float">
            <text:p>9,12444696141645</text:p>
          </table:table-cell>
          <table:table-cell office:value-type="float" office:value="8" calcext:value-type="float">
            <text:p>8</text:p>
          </table:table-cell>
          <table:table-cell office:value-type="float" office:value="77.0676" calcext:value-type="float">
            <text:p>77,0676</text:p>
          </table:table-cell>
        </table:table-row>
        <table:table-row table:style-name="ro1">
          <table:table-cell office:value-type="string" calcext:value-type="string">
            <text:p>g.29.9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83" calcext:value-type="float">
            <text:p>283</text:p>
          </table:table-cell>
          <table:table-cell office:value-type="float" office:value="13.2489" calcext:value-type="float">
            <text:p>13,2489</text:p>
          </table:table-cell>
          <table:table-cell office:value-type="float" office:value="29" calcext:value-type="float">
            <text:p>29</text:p>
          </table:table-cell>
          <table:table-cell office:value-type="float" office:value="110" calcext:value-type="float">
            <text:p>110</text:p>
          </table:table-cell>
          <table:table-cell office:value-type="float" office:value="0.5647" calcext:value-type="float">
            <text:p>0,5647</text:p>
          </table:table-cell>
          <table:table-cell office:value-type="float" office:value="18.8749886201231" calcext:value-type="float">
            <text:p>18,8749886201231</text:p>
          </table:table-cell>
          <table:table-cell office:value-type="float" office:value="800" calcext:value-type="float">
            <text:p>800</text:p>
          </table:table-cell>
          <table:table-cell office:value-type="float" office:value="13.2489" calcext:value-type="float">
            <text:p>13,2489</text:p>
          </table:table-cell>
        </table:table-row>
        <table:table-row table:style-name="ro1">
          <table:table-cell office:value-type="string" calcext:value-type="string">
            <text:p>g.30.0.graphml</text:p>
          </table:table-cell>
          <table:table-cell office:value-type="float" office:value="1800" calcext:value-type="float">
            <text:p>1800</text:p>
          </table:table-cell>
          <table:table-cell office:value-type="float" office:value="467" calcext:value-type="float">
            <text:p>467</text:p>
          </table:table-cell>
          <table:table-cell office:value-type="float" office:value="89.9975" calcext:value-type="float">
            <text:p>89,9975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5.5275" calcext:value-type="float">
            <text:p>5,5275</text:p>
          </table:table-cell>
          <table:table-cell office:value-type="float" office:value="9.90987973281191" calcext:value-type="float">
            <text:p>9,90987973281191</text:p>
          </table:table-cell>
          <table:table-cell office:value-type="float" office:value="1" calcext:value-type="float">
            <text:p>1</text:p>
          </table:table-cell>
          <table:table-cell office:value-type="float" office:value="89.9975" calcext:value-type="float">
            <text:p>89,9975</text:p>
          </table:table-cell>
        </table:table-row>
        <table:table-row table:style-name="ro1">
          <table:table-cell office:value-type="string" calcext:value-type="string">
            <text:p>g.30.1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70" calcext:value-type="float">
            <text:p>170</text:p>
          </table:table-cell>
          <table:table-cell office:value-type="float" office:value="86.9425" calcext:value-type="float">
            <text:p>86,942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0.522" calcext:value-type="float">
            <text:p>0,522</text:p>
          </table:table-cell>
          <table:table-cell office:value-type="float" office:value="16.2229002188225" calcext:value-type="float">
            <text:p>16,2229002188225</text:p>
          </table:table-cell>
          <table:table-cell office:value-type="float" office:value="10" calcext:value-type="float">
            <text:p>10</text:p>
          </table:table-cell>
          <table:table-cell office:value-type="float" office:value="86.9425" calcext:value-type="float">
            <text:p>86,9425</text:p>
          </table:table-cell>
        </table:table-row>
        <table:table-row table:style-name="ro1">
          <table:table-cell office:value-type="string" calcext:value-type="string">
            <text:p>g.30.17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211" calcext:value-type="float">
            <text:p>211</text:p>
          </table:table-cell>
          <table:table-cell office:value-type="float" office:value="53.8361" calcext:value-type="float">
            <text:p>53,8361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2.6324" calcext:value-type="float">
            <text:p>2,6324</text:p>
          </table:table-cell>
          <table:table-cell office:value-type="float" office:value="21.2804577640414" calcext:value-type="float">
            <text:p>21,2804577640414</text:p>
          </table:table-cell>
          <table:table-cell office:value-type="float" office:value="62" calcext:value-type="float">
            <text:p>62</text:p>
          </table:table-cell>
          <table:table-cell office:value-type="float" office:value="53.8361" calcext:value-type="float">
            <text:p>53,8361</text:p>
          </table:table-cell>
        </table:table-row>
        <table:table-row table:style-name="ro1">
          <table:table-cell office:value-type="string" calcext:value-type="string">
            <text:p>g.30.2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36" calcext:value-type="float">
            <text:p>136</text:p>
          </table:table-cell>
          <table:table-cell office:value-type="float" office:value="89.4056" calcext:value-type="float">
            <text:p>89,4056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7.8189" calcext:value-type="float">
            <text:p>17,8189</text:p>
          </table:table-cell>
          <table:table-cell office:value-type="float" office:value="11.568303116317" calcext:value-type="float">
            <text:p>11,568303116317</text:p>
          </table:table-cell>
          <table:table-cell office:value-type="float" office:value="4" calcext:value-type="float">
            <text:p>4</text:p>
          </table:table-cell>
          <table:table-cell office:value-type="float" office:value="89.4056" calcext:value-type="float">
            <text:p>89,4056</text:p>
          </table:table-cell>
        </table:table-row>
        <table:table-row table:style-name="ro1">
          <table:table-cell office:value-type="string" calcext:value-type="string">
            <text:p>g.30.26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243" calcext:value-type="float">
            <text:p>243</text:p>
          </table:table-cell>
          <table:table-cell office:value-type="float" office:value="86.5636" calcext:value-type="float">
            <text:p>86,5636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5.7619" calcext:value-type="float">
            <text:p>15,7619</text:p>
          </table:table-cell>
          <table:table-cell office:value-type="float" office:value="10.4218579260613" calcext:value-type="float">
            <text:p>10,4218579260613</text:p>
          </table:table-cell>
          <table:table-cell office:value-type="float" office:value="18" calcext:value-type="float">
            <text:p>18</text:p>
          </table:table-cell>
          <table:table-cell office:value-type="float" office:value="86.5636" calcext:value-type="float">
            <text:p>86,5636</text:p>
          </table:table-cell>
        </table:table-row>
        <table:table-row table:style-name="ro1">
          <table:table-cell office:value-type="string" calcext:value-type="string">
            <text:p>g.30.3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366" calcext:value-type="float">
            <text:p>366</text:p>
          </table:table-cell>
          <table:table-cell office:value-type="float" office:value="83.1313" calcext:value-type="float">
            <text:p>83,1313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4.3987" calcext:value-type="float">
            <text:p>4,3987</text:p>
          </table:table-cell>
          <table:table-cell office:value-type="float" office:value="26.9920885248802" calcext:value-type="float">
            <text:p>26,9920885248802</text:p>
          </table:table-cell>
          <table:table-cell office:value-type="float" office:value="17" calcext:value-type="float">
            <text:p>17</text:p>
          </table:table-cell>
          <table:table-cell office:value-type="float" office:value="83.1313" calcext:value-type="float">
            <text:p>83,1313</text:p>
          </table:table-cell>
        </table:table-row>
        <table:table-row table:style-name="ro1">
          <table:table-cell office:value-type="string" calcext:value-type="string">
            <text:p>g.30.31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599" calcext:value-type="float">
            <text:p>599</text:p>
          </table:table-cell>
          <table:table-cell office:value-type="float" office:value="79.335" calcext:value-type="float">
            <text:p>79,33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5.269" calcext:value-type="float">
            <text:p>5,269</text:p>
          </table:table-cell>
          <table:table-cell office:value-type="float" office:value="23.9096556255439" calcext:value-type="float">
            <text:p>23,9096556255439</text:p>
          </table:table-cell>
          <table:table-cell office:value-type="float" office:value="36" calcext:value-type="float">
            <text:p>36</text:p>
          </table:table-cell>
          <table:table-cell office:value-type="float" office:value="79.335" calcext:value-type="float">
            <text:p>79,335</text:p>
          </table:table-cell>
        </table:table-row>
        <table:table-row table:style-name="ro1">
          <table:table-cell office:value-type="string" calcext:value-type="string">
            <text:p>g.31.29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237" calcext:value-type="float">
            <text:p>237</text:p>
          </table:table-cell>
          <table:table-cell office:value-type="float" office:value="41.7168" calcext:value-type="float">
            <text:p>41,7168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office:value-type="float" office:value="0.6796" calcext:value-type="float">
            <text:p>0,6796</text:p>
          </table:table-cell>
          <table:table-cell office:value-type="float" office:value="12.9993747722436" calcext:value-type="float">
            <text:p>12,9993747722436</text:p>
          </table:table-cell>
          <table:table-cell office:value-type="float" office:value="129" calcext:value-type="float">
            <text:p>129</text:p>
          </table:table-cell>
          <table:table-cell office:value-type="float" office:value="41.7168" calcext:value-type="float">
            <text:p>41,7168</text:p>
          </table:table-cell>
        </table:table-row>
        <table:table-row table:style-name="ro1">
          <table:table-cell office:value-type="string" calcext:value-type="string">
            <text:p>g.31.32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231" calcext:value-type="float">
            <text:p>231</text:p>
          </table:table-cell>
          <table:table-cell office:value-type="float" office:value="89.6879" calcext:value-type="float">
            <text:p>89,6879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1.228" calcext:value-type="float">
            <text:p>31,228</text:p>
          </table:table-cell>
          <table:table-cell office:value-type="float" office:value="26.4396020808165" calcext:value-type="float">
            <text:p>26,4396020808165</text:p>
          </table:table-cell>
          <table:table-cell office:value-type="float" office:value="5" calcext:value-type="float">
            <text:p>5</text:p>
          </table:table-cell>
          <table:table-cell office:value-type="float" office:value="89.6879" calcext:value-type="float">
            <text:p>89,6879</text:p>
          </table:table-cell>
        </table:table-row>
        <table:table-row table:style-name="ro1">
          <table:table-cell office:value-type="string" calcext:value-type="string">
            <text:p>g.31.34.graphml</text:p>
          </table:table-cell>
          <table:table-cell office:value-type="float" office:value="3300" calcext:value-type="float">
            <text:p>3300</text:p>
          </table:table-cell>
          <table:table-cell office:value-type="float" office:value="813" calcext:value-type="float">
            <text:p>813</text:p>
          </table:table-cell>
          <table:table-cell office:value-type="float" office:value="85.9599" calcext:value-type="float">
            <text:p>85,9599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10.323" calcext:value-type="float">
            <text:p>10,323</text:p>
          </table:table-cell>
          <table:table-cell office:value-type="float" office:value="23.6013376614912" calcext:value-type="float">
            <text:p>23,6013376614912</text:p>
          </table:table-cell>
          <table:table-cell office:value-type="float" office:value="9" calcext:value-type="float">
            <text:p>9</text:p>
          </table:table-cell>
          <table:table-cell office:value-type="float" office:value="85.9599" calcext:value-type="float">
            <text:p>85,9599</text:p>
          </table:table-cell>
        </table:table-row>
        <table:table-row table:style-name="ro1">
          <table:table-cell office:value-type="string" calcext:value-type="string">
            <text:p>g.31.36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400" calcext:value-type="float">
            <text:p>400</text:p>
          </table:table-cell>
          <table:table-cell office:value-type="float" office:value="89.0046" calcext:value-type="float">
            <text:p>89,0046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14.4071" calcext:value-type="float">
            <text:p>14,4071</text:p>
          </table:table-cell>
          <table:table-cell office:value-type="float" office:value="76.0017584509115" calcext:value-type="float">
            <text:p>76,0017584509115</text:p>
          </table:table-cell>
          <table:table-cell office:value-type="float" office:value="10" calcext:value-type="float">
            <text:p>10</text:p>
          </table:table-cell>
          <table:table-cell office:value-type="float" office:value="89.0046" calcext:value-type="float">
            <text:p>89,0046</text:p>
          </table:table-cell>
        </table:table-row>
        <table:table-row table:style-name="ro1">
          <table:table-cell office:value-type="string" calcext:value-type="string">
            <text:p>g.31.37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63" calcext:value-type="float">
            <text:p>63</text:p>
          </table:table-cell>
          <table:table-cell office:value-type="float" office:value="88.9559" calcext:value-type="float">
            <text:p>88,9559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13.7509" calcext:value-type="float">
            <text:p>13,7509</text:p>
          </table:table-cell>
          <table:table-cell office:value-type="float" office:value="4.81614071809794" calcext:value-type="float">
            <text:p>4,81614071809794</text:p>
          </table:table-cell>
          <table:table-cell office:value-type="float" office:value="2" calcext:value-type="float">
            <text:p>2</text:p>
          </table:table-cell>
          <table:table-cell office:value-type="float" office:value="88.9559" calcext:value-type="float">
            <text:p>88,9559</text:p>
          </table:table-cell>
        </table:table-row>
        <table:table-row table:style-name="ro1">
          <table:table-cell office:value-type="string" calcext:value-type="string">
            <text:p>g.31.8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682" calcext:value-type="float">
            <text:p>682</text:p>
          </table:table-cell>
          <table:table-cell office:value-type="float" office:value="57.9311" calcext:value-type="float">
            <text:p>57,9311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4.2196" calcext:value-type="float">
            <text:p>4,2196</text:p>
          </table:table-cell>
          <table:table-cell office:value-type="float" office:value="35.8705211666546" calcext:value-type="float">
            <text:p>35,8705211666546</text:p>
          </table:table-cell>
          <table:table-cell office:value-type="float" office:value="62" calcext:value-type="float">
            <text:p>62</text:p>
          </table:table-cell>
          <table:table-cell office:value-type="float" office:value="57.9311" calcext:value-type="float">
            <text:p>57,9311</text:p>
          </table:table-cell>
        </table:table-row>
        <table:table-row table:style-name="ro1">
          <table:table-cell office:value-type="string" calcext:value-type="string">
            <text:p>g.31.9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443" calcext:value-type="float">
            <text:p>443</text:p>
          </table:table-cell>
          <table:table-cell office:value-type="float" office:value="83.0285" calcext:value-type="float">
            <text:p>83,0285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2.6954" calcext:value-type="float">
            <text:p>2,6954</text:p>
          </table:table-cell>
          <table:table-cell office:value-type="float" office:value="45.4616707507555" calcext:value-type="float">
            <text:p>45,4616707507555</text:p>
          </table:table-cell>
          <table:table-cell office:value-type="float" office:value="33" calcext:value-type="float">
            <text:p>33</text:p>
          </table:table-cell>
          <table:table-cell office:value-type="float" office:value="83.0285" calcext:value-type="float">
            <text:p>83,0285</text:p>
          </table:table-cell>
        </table:table-row>
        <table:table-row table:style-name="ro1">
          <table:table-cell office:value-type="string" calcext:value-type="string">
            <text:p>g.32.10.graphml</text:p>
          </table:table-cell>
          <table:table-cell office:value-type="float" office:value="1800" calcext:value-type="float">
            <text:p>1800</text:p>
          </table:table-cell>
          <table:table-cell office:value-type="float" office:value="476" calcext:value-type="float">
            <text:p>476</text:p>
          </table:table-cell>
          <table:table-cell office:value-type="float" office:value="89.4231" calcext:value-type="float">
            <text:p>89,4231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27.0454" calcext:value-type="float">
            <text:p>27,0454</text:p>
          </table:table-cell>
          <table:table-cell office:value-type="float" office:value="8.36175622796078" calcext:value-type="float">
            <text:p>8,36175622796078</text:p>
          </table:table-cell>
          <table:table-cell office:value-type="float" office:value="6" calcext:value-type="float">
            <text:p>6</text:p>
          </table:table-cell>
          <table:table-cell office:value-type="float" office:value="89.4231" calcext:value-type="float">
            <text:p>89,4231</text:p>
          </table:table-cell>
        </table:table-row>
        <table:table-row table:style-name="ro1">
          <table:table-cell office:value-type="string" calcext:value-type="string">
            <text:p>g.32.11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325" calcext:value-type="float">
            <text:p>325</text:p>
          </table:table-cell>
          <table:table-cell office:value-type="float" office:value="89.6343" calcext:value-type="float">
            <text:p>89,6343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4.8758" calcext:value-type="float">
            <text:p>4,8758</text:p>
          </table:table-cell>
          <table:table-cell office:value-type="float" office:value="10.6412057263382" calcext:value-type="float">
            <text:p>10,6412057263382</text:p>
          </table:table-cell>
          <table:table-cell office:value-type="float" office:value="10" calcext:value-type="float">
            <text:p>10</text:p>
          </table:table-cell>
          <table:table-cell office:value-type="float" office:value="89.6343" calcext:value-type="float">
            <text:p>89,6343</text:p>
          </table:table-cell>
        </table:table-row>
        <table:table-row table:style-name="ro1">
          <table:table-cell office:value-type="string" calcext:value-type="string">
            <text:p>g.32.20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618" calcext:value-type="float">
            <text:p>618</text:p>
          </table:table-cell>
          <table:table-cell office:value-type="float" office:value="71.2039" calcext:value-type="float">
            <text:p>71,2039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5.5922" calcext:value-type="float">
            <text:p>5,5922</text:p>
          </table:table-cell>
          <table:table-cell office:value-type="float" office:value="11.5941698831363" calcext:value-type="float">
            <text:p>11,5941698831363</text:p>
          </table:table-cell>
          <table:table-cell office:value-type="float" office:value="38" calcext:value-type="float">
            <text:p>38</text:p>
          </table:table-cell>
          <table:table-cell office:value-type="float" office:value="71.2039" calcext:value-type="float">
            <text:p>71,2039</text:p>
          </table:table-cell>
        </table:table-row>
        <table:table-row table:style-name="ro1">
          <table:table-cell office:value-type="string" calcext:value-type="string">
            <text:p>g.32.21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83" calcext:value-type="float">
            <text:p>83</text:p>
          </table:table-cell>
          <table:table-cell office:value-type="float" office:value="54.0573" calcext:value-type="float">
            <text:p>54,0573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2.6773" calcext:value-type="float">
            <text:p>2,6773</text:p>
          </table:table-cell>
          <table:table-cell office:value-type="float" office:value="264.054552397914" calcext:value-type="float">
            <text:p>264,054552397914</text:p>
          </table:table-cell>
          <table:table-cell office:value-type="float" office:value="57" calcext:value-type="float">
            <text:p>57</text:p>
          </table:table-cell>
          <table:table-cell office:value-type="float" office:value="54.0573" calcext:value-type="float">
            <text:p>54,0573</text:p>
          </table:table-cell>
        </table:table-row>
        <table:table-row table:style-name="ro1">
          <table:table-cell office:value-type="string" calcext:value-type="string">
            <text:p>g.32.25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626" calcext:value-type="float">
            <text:p>626</text:p>
          </table:table-cell>
          <table:table-cell office:value-type="float" office:value="9.4187" calcext:value-type="float">
            <text:p>9,4187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0.3061" calcext:value-type="float">
            <text:p>0,3061</text:p>
          </table:table-cell>
          <table:table-cell office:value-type="float" office:value="25.3742953021113" calcext:value-type="float">
            <text:p>25,3742953021113</text:p>
          </table:table-cell>
          <table:table-cell office:value-type="float" office:value="1049" calcext:value-type="float">
            <text:p>1049</text:p>
          </table:table-cell>
          <table:table-cell office:value-type="float" office:value="9.4187" calcext:value-type="float">
            <text:p>9,4187</text:p>
          </table:table-cell>
        </table:table-row>
        <table:table-row table:style-name="ro1">
          <table:table-cell office:value-type="string" calcext:value-type="string">
            <text:p>g.32.28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317" calcext:value-type="float">
            <text:p>317</text:p>
          </table:table-cell>
          <table:table-cell office:value-type="float" office:value="15.9326" calcext:value-type="float">
            <text:p>15,9326</text:p>
          </table:table-cell>
          <table:table-cell office:value-type="float" office:value="32" calcext:value-type="float">
            <text:p>32</text:p>
          </table:table-cell>
          <table:table-cell office:value-type="float" office:value="117" calcext:value-type="float">
            <text:p>117</text:p>
          </table:table-cell>
          <table:table-cell office:value-type="float" office:value="0.3267" calcext:value-type="float">
            <text:p>0,3267</text:p>
          </table:table-cell>
          <table:table-cell office:value-type="float" office:value="9.1788955641282" calcext:value-type="float">
            <text:p>9,1788955641282</text:p>
          </table:table-cell>
          <table:table-cell office:value-type="float" office:value="857" calcext:value-type="float">
            <text:p>857</text:p>
          </table:table-cell>
          <table:table-cell office:value-type="float" office:value="15.9326" calcext:value-type="float">
            <text:p>15,9326</text:p>
          </table:table-cell>
        </table:table-row>
        <table:table-row table:style-name="ro1">
          <table:table-cell office:value-type="string" calcext:value-type="string">
            <text:p>g.33.0.graphml</text:p>
          </table:table-cell>
          <table:table-cell office:value-type="float" office:value="1900" calcext:value-type="float">
            <text:p>1900</text:p>
          </table:table-cell>
          <table:table-cell office:value-type="float" office:value="423" calcext:value-type="float">
            <text:p>423</text:p>
          </table:table-cell>
          <table:table-cell office:value-type="float" office:value="89.0673" calcext:value-type="float">
            <text:p>89,0673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3.4422" calcext:value-type="float">
            <text:p>3,4422</text:p>
          </table:table-cell>
          <table:table-cell office:value-type="float" office:value="259.645473628054" calcext:value-type="float">
            <text:p>259,645473628054</text:p>
          </table:table-cell>
          <table:table-cell office:value-type="float" office:value="12" calcext:value-type="float">
            <text:p>12</text:p>
          </table:table-cell>
          <table:table-cell office:value-type="float" office:value="89.0673" calcext:value-type="float">
            <text:p>89,0673</text:p>
          </table:table-cell>
        </table:table-row>
        <table:table-row table:style-name="ro1">
          <table:table-cell office:value-type="string" calcext:value-type="string">
            <text:p>g.33.1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279" calcext:value-type="float">
            <text:p>279</text:p>
          </table:table-cell>
          <table:table-cell office:value-type="float" office:value="88.2522" calcext:value-type="float">
            <text:p>88,2522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5.9389" calcext:value-type="float">
            <text:p>5,9389</text:p>
          </table:table-cell>
          <table:table-cell office:value-type="float" office:value="12.7861413361205" calcext:value-type="float">
            <text:p>12,7861413361205</text:p>
          </table:table-cell>
          <table:table-cell office:value-type="float" office:value="7" calcext:value-type="float">
            <text:p>7</text:p>
          </table:table-cell>
          <table:table-cell office:value-type="float" office:value="88.2522" calcext:value-type="float">
            <text:p>88,2522</text:p>
          </table:table-cell>
        </table:table-row>
        <table:table-row table:style-name="ro1">
          <table:table-cell office:value-type="string" calcext:value-type="string">
            <text:p>g.33.10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737" calcext:value-type="float">
            <text:p>737</text:p>
          </table:table-cell>
          <table:table-cell office:value-type="float" office:value="13.7822" calcext:value-type="float">
            <text:p>13,7822</text:p>
          </table:table-cell>
          <table:table-cell office:value-type="float" office:value="33" calcext:value-type="float">
            <text:p>33</text:p>
          </table:table-cell>
          <table:table-cell office:value-type="float" office:value="146" calcext:value-type="float">
            <text:p>146</text:p>
          </table:table-cell>
          <table:table-cell office:value-type="float" office:value="0.5787" calcext:value-type="float">
            <text:p>0,5787</text:p>
          </table:table-cell>
          <table:table-cell office:value-type="float" office:value="13.9027851141019" calcext:value-type="float">
            <text:p>13,9027851141019</text:p>
          </table:table-cell>
          <table:table-cell office:value-type="float" office:value="1054" calcext:value-type="float">
            <text:p>1054</text:p>
          </table:table-cell>
          <table:table-cell office:value-type="float" office:value="13.7822" calcext:value-type="float">
            <text:p>13,7822</text:p>
          </table:table-cell>
        </table:table-row>
        <table:table-row table:style-name="ro1">
          <table:table-cell office:value-type="string" calcext:value-type="string">
            <text:p>g.33.16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93" calcext:value-type="float">
            <text:p>193</text:p>
          </table:table-cell>
          <table:table-cell office:value-type="float" office:value="61.6093" calcext:value-type="float">
            <text:p>61,6093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0.8414" calcext:value-type="float">
            <text:p>0,8414</text:p>
          </table:table-cell>
          <table:table-cell office:value-type="float" office:value="23.104308040272" calcext:value-type="float">
            <text:p>23,104308040272</text:p>
          </table:table-cell>
          <table:table-cell office:value-type="float" office:value="57" calcext:value-type="float">
            <text:p>57</text:p>
          </table:table-cell>
          <table:table-cell office:value-type="float" office:value="61.6093" calcext:value-type="float">
            <text:p>61,6093</text:p>
          </table:table-cell>
        </table:table-row>
        <table:table-row table:style-name="ro1">
          <table:table-cell office:value-type="string" calcext:value-type="string">
            <text:p>g.33.8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61" calcext:value-type="float">
            <text:p>161</text:p>
          </table:table-cell>
          <table:table-cell office:value-type="float" office:value="7.7041" calcext:value-type="float">
            <text:p>7,7041</text:p>
          </table:table-cell>
          <table:table-cell office:value-type="float" office:value="33" calcext:value-type="float">
            <text:p>33</text:p>
          </table:table-cell>
          <table:table-cell office:value-type="float" office:value="130" calcext:value-type="float">
            <text:p>130</text:p>
          </table:table-cell>
          <table:table-cell office:value-type="float" office:value="0.1355" calcext:value-type="float">
            <text:p>0,1355</text:p>
          </table:table-cell>
          <table:table-cell office:value-type="float" office:value="56.5621635183433" calcext:value-type="float">
            <text:p>56,5621635183433</text:p>
          </table:table-cell>
          <table:table-cell office:value-type="float" office:value="874" calcext:value-type="float">
            <text:p>874</text:p>
          </table:table-cell>
          <table:table-cell office:value-type="float" office:value="7.7041" calcext:value-type="float">
            <text:p>7,7041</text:p>
          </table:table-cell>
        </table:table-row>
        <table:table-row table:style-name="ro1">
          <table:table-cell office:value-type="string" calcext:value-type="string">
            <text:p>g.34.17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305" calcext:value-type="float">
            <text:p>305</text:p>
          </table:table-cell>
          <table:table-cell office:value-type="float" office:value="69.6314" calcext:value-type="float">
            <text:p>69,6314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4.2758" calcext:value-type="float">
            <text:p>4,2758</text:p>
          </table:table-cell>
          <table:table-cell office:value-type="float" office:value="99.2029397022548" calcext:value-type="float">
            <text:p>99,2029397022548</text:p>
          </table:table-cell>
          <table:table-cell office:value-type="float" office:value="15" calcext:value-type="float">
            <text:p>15</text:p>
          </table:table-cell>
          <table:table-cell office:value-type="float" office:value="69.6314" calcext:value-type="float">
            <text:p>69,6314</text:p>
          </table:table-cell>
        </table:table-row>
        <table:table-row table:style-name="ro1">
          <table:table-cell office:value-type="string" calcext:value-type="string">
            <text:p>g.34.18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216" calcext:value-type="float">
            <text:p>216</text:p>
          </table:table-cell>
          <table:table-cell office:value-type="float" office:value="49.7296" calcext:value-type="float">
            <text:p>49,7296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1.4086" calcext:value-type="float">
            <text:p>1,4086</text:p>
          </table:table-cell>
          <table:table-cell office:value-type="float" office:value="35.4328723574448" calcext:value-type="float">
            <text:p>35,4328723574448</text:p>
          </table:table-cell>
          <table:table-cell office:value-type="float" office:value="94" calcext:value-type="float">
            <text:p>94</text:p>
          </table:table-cell>
          <table:table-cell office:value-type="float" office:value="49.7296" calcext:value-type="float">
            <text:p>49,7296</text:p>
          </table:table-cell>
        </table:table-row>
        <table:table-row table:style-name="ro1">
          <table:table-cell office:value-type="string" calcext:value-type="string">
            <text:p>g.34.3.graphml</text:p>
          </table:table-cell>
          <table:table-cell office:value-type="float" office:value="2200" calcext:value-type="float">
            <text:p>2200</text:p>
          </table:table-cell>
          <table:table-cell office:value-type="float" office:value="568" calcext:value-type="float">
            <text:p>568</text:p>
          </table:table-cell>
          <table:table-cell office:value-type="float" office:value="89.1847" calcext:value-type="float">
            <text:p>89,1847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28.2366" calcext:value-type="float">
            <text:p>28,2366</text:p>
          </table:table-cell>
          <table:table-cell office:value-type="float" office:value="12.0720113770763" calcext:value-type="float">
            <text:p>12,0720113770763</text:p>
          </table:table-cell>
          <table:table-cell office:value-type="float" office:value="16" calcext:value-type="float">
            <text:p>16</text:p>
          </table:table-cell>
          <table:table-cell office:value-type="float" office:value="89.1847" calcext:value-type="float">
            <text:p>89,1847</text:p>
          </table:table-cell>
        </table:table-row>
        <table:table-row table:style-name="ro1">
          <table:table-cell office:value-type="string" calcext:value-type="string">
            <text:p>g.34.8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247" calcext:value-type="float">
            <text:p>247</text:p>
          </table:table-cell>
          <table:table-cell office:value-type="float" office:value="89.1319" calcext:value-type="float">
            <text:p>89,1319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.4062" calcext:value-type="float">
            <text:p>5,4062</text:p>
          </table:table-cell>
          <table:table-cell office:value-type="float" office:value="15.5326273213715" calcext:value-type="float">
            <text:p>15,5326273213715</text:p>
          </table:table-cell>
          <table:table-cell office:value-type="float" office:value="3" calcext:value-type="float">
            <text:p>3</text:p>
          </table:table-cell>
          <table:table-cell office:value-type="float" office:value="89.1319" calcext:value-type="float">
            <text:p>89,1319</text:p>
          </table:table-cell>
        </table:table-row>
        <table:table-row table:style-name="ro1">
          <table:table-cell office:value-type="string" calcext:value-type="string">
            <text:p>g.34.9.graphml</text:p>
          </table:table-cell>
          <table:table-cell office:value-type="float" office:value="1900" calcext:value-type="float">
            <text:p>1900</text:p>
          </table:table-cell>
          <table:table-cell office:value-type="float" office:value="439" calcext:value-type="float">
            <text:p>439</text:p>
          </table:table-cell>
          <table:table-cell office:value-type="float" office:value="89.8687" calcext:value-type="float">
            <text:p>89,8687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23.7004" calcext:value-type="float">
            <text:p>23,7004</text:p>
          </table:table-cell>
          <table:table-cell office:value-type="float" office:value="26.4444706581" calcext:value-type="float">
            <text:p>26,4444706581</text:p>
          </table:table-cell>
          <table:table-cell office:value-type="float" office:value="6" calcext:value-type="float">
            <text:p>6</text:p>
          </table:table-cell>
          <table:table-cell office:value-type="float" office:value="89.8687" calcext:value-type="float">
            <text:p>89,8687</text:p>
          </table:table-cell>
        </table:table-row>
        <table:table-row table:style-name="ro1">
          <table:table-cell office:value-type="string" calcext:value-type="string">
            <text:p>g.35.15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338" calcext:value-type="float">
            <text:p>338</text:p>
          </table:table-cell>
          <table:table-cell office:value-type="float" office:value="51.7073" calcext:value-type="float">
            <text:p>51,7073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2.5434" calcext:value-type="float">
            <text:p>2,5434</text:p>
          </table:table-cell>
          <table:table-cell office:value-type="float" office:value="69.1536774036728" calcext:value-type="float">
            <text:p>69,1536774036728</text:p>
          </table:table-cell>
          <table:table-cell office:value-type="float" office:value="49" calcext:value-type="float">
            <text:p>49</text:p>
          </table:table-cell>
          <table:table-cell office:value-type="float" office:value="51.7073" calcext:value-type="float">
            <text:p>51,7073</text:p>
          </table:table-cell>
        </table:table-row>
        <table:table-row table:style-name="ro1">
          <table:table-cell office:value-type="string" calcext:value-type="string">
            <text:p>g.35.23.graphml</text:p>
          </table:table-cell>
          <table:table-cell office:value-type="float" office:value="2900" calcext:value-type="float">
            <text:p>2900</text:p>
          </table:table-cell>
          <table:table-cell office:value-type="float" office:value="897" calcext:value-type="float">
            <text:p>897</text:p>
          </table:table-cell>
          <table:table-cell office:value-type="float" office:value="83.077" calcext:value-type="float">
            <text:p>83,077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2.9403" calcext:value-type="float">
            <text:p>2,9403</text:p>
          </table:table-cell>
          <table:table-cell office:value-type="float" office:value="21.7400238855776" calcext:value-type="float">
            <text:p>21,7400238855776</text:p>
          </table:table-cell>
          <table:table-cell office:value-type="float" office:value="11" calcext:value-type="float">
            <text:p>11</text:p>
          </table:table-cell>
          <table:table-cell office:value-type="float" office:value="83.077" calcext:value-type="float">
            <text:p>83,077</text:p>
          </table:table-cell>
        </table:table-row>
        <table:table-row table:style-name="ro1">
          <table:table-cell office:value-type="string" calcext:value-type="string">
            <text:p>g.35.26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36" calcext:value-type="float">
            <text:p>136</text:p>
          </table:table-cell>
          <table:table-cell office:value-type="float" office:value="86.7057" calcext:value-type="float">
            <text:p>86,7057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8.1301" calcext:value-type="float">
            <text:p>8,1301</text:p>
          </table:table-cell>
          <table:table-cell office:value-type="float" office:value="8.77059532802156" calcext:value-type="float">
            <text:p>8,77059532802156</text:p>
          </table:table-cell>
          <table:table-cell office:value-type="float" office:value="13" calcext:value-type="float">
            <text:p>13</text:p>
          </table:table-cell>
          <table:table-cell office:value-type="float" office:value="86.7057" calcext:value-type="float">
            <text:p>86,7057</text:p>
          </table:table-cell>
        </table:table-row>
        <table:table-row table:style-name="ro1">
          <table:table-cell office:value-type="string" calcext:value-type="string">
            <text:p>g.35.27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380" calcext:value-type="float">
            <text:p>380</text:p>
          </table:table-cell>
          <table:table-cell office:value-type="float" office:value="59.5894" calcext:value-type="float">
            <text:p>59,5894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3.3239" calcext:value-type="float">
            <text:p>3,3239</text:p>
          </table:table-cell>
          <table:table-cell office:value-type="float" office:value="29.187863839015" calcext:value-type="float">
            <text:p>29,187863839015</text:p>
          </table:table-cell>
          <table:table-cell office:value-type="float" office:value="34" calcext:value-type="float">
            <text:p>34</text:p>
          </table:table-cell>
          <table:table-cell office:value-type="float" office:value="59.5894" calcext:value-type="float">
            <text:p>59,5894</text:p>
          </table:table-cell>
        </table:table-row>
        <table:table-row table:style-name="ro1">
          <table:table-cell office:value-type="string" calcext:value-type="string">
            <text:p>g.35.3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43" calcext:value-type="float">
            <text:p>143</text:p>
          </table:table-cell>
          <table:table-cell office:value-type="float" office:value="85.4028" calcext:value-type="float">
            <text:p>85,4028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28.2712" calcext:value-type="float">
            <text:p>28,2712</text:p>
          </table:table-cell>
          <table:table-cell office:value-type="float" office:value="7.75007080052425" calcext:value-type="float">
            <text:p>7,75007080052425</text:p>
          </table:table-cell>
          <table:table-cell office:value-type="float" office:value="12" calcext:value-type="float">
            <text:p>12</text:p>
          </table:table-cell>
          <table:table-cell office:value-type="float" office:value="85.4028" calcext:value-type="float">
            <text:p>85,4028</text:p>
          </table:table-cell>
        </table:table-row>
        <table:table-row table:style-name="ro1">
          <table:table-cell office:value-type="string" calcext:value-type="string">
            <text:p>g.35.32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666" calcext:value-type="float">
            <text:p>666</text:p>
          </table:table-cell>
          <table:table-cell office:value-type="float" office:value="19.2419" calcext:value-type="float">
            <text:p>19,2419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office:value-type="float" office:value="0.3471" calcext:value-type="float">
            <text:p>0,3471</text:p>
          </table:table-cell>
          <table:table-cell office:value-type="float" office:value="13.4194628894575" calcext:value-type="float">
            <text:p>13,4194628894575</text:p>
          </table:table-cell>
          <table:table-cell office:value-type="float" office:value="390" calcext:value-type="float">
            <text:p>390</text:p>
          </table:table-cell>
          <table:table-cell office:value-type="float" office:value="19.2419" calcext:value-type="float">
            <text:p>19,2419</text:p>
          </table:table-cell>
        </table:table-row>
        <table:table-row table:style-name="ro1">
          <table:table-cell office:value-type="string" calcext:value-type="string">
            <text:p>g.35.9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4.0913" calcext:value-type="float">
            <text:p>4,0913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0.2138" calcext:value-type="float">
            <text:p>0,2138</text:p>
          </table:table-cell>
          <table:table-cell office:value-type="float" office:value="15.2028735605527" calcext:value-type="float">
            <text:p>15,2028735605527</text:p>
          </table:table-cell>
          <table:table-cell office:value-type="float" office:value="888" calcext:value-type="float">
            <text:p>888</text:p>
          </table:table-cell>
          <table:table-cell office:value-type="float" office:value="4.0913" calcext:value-type="float">
            <text:p>4,0913</text:p>
          </table:table-cell>
        </table:table-row>
        <table:table-row table:style-name="ro1">
          <table:table-cell office:value-type="string" calcext:value-type="string">
            <text:p>g.36.16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525" calcext:value-type="float">
            <text:p>525</text:p>
          </table:table-cell>
          <table:table-cell office:value-type="float" office:value="27.1402" calcext:value-type="float">
            <text:p>27,1402</text:p>
          </table:table-cell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  <table:table-cell office:value-type="float" office:value="0.799" calcext:value-type="float">
            <text:p>0,799</text:p>
          </table:table-cell>
          <table:table-cell office:value-type="float" office:value="76.4316149682317" calcext:value-type="float">
            <text:p>76,4316149682317</text:p>
          </table:table-cell>
          <table:table-cell office:value-type="float" office:value="254" calcext:value-type="float">
            <text:p>254</text:p>
          </table:table-cell>
          <table:table-cell office:value-type="float" office:value="27.1402" calcext:value-type="float">
            <text:p>27,1402</text:p>
          </table:table-cell>
        </table:table-row>
        <table:table-row table:style-name="ro1">
          <table:table-cell office:value-type="string" calcext:value-type="string">
            <text:p>g.36.17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309" calcext:value-type="float">
            <text:p>309</text:p>
          </table:table-cell>
          <table:table-cell office:value-type="float" office:value="22.846" calcext:value-type="float">
            <text:p>22,846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0.4166" calcext:value-type="float">
            <text:p>0,4166</text:p>
          </table:table-cell>
          <table:table-cell office:value-type="float" office:value="25.5610078187854" calcext:value-type="float">
            <text:p>25,5610078187854</text:p>
          </table:table-cell>
          <table:table-cell office:value-type="float" office:value="248" calcext:value-type="float">
            <text:p>248</text:p>
          </table:table-cell>
          <table:table-cell office:value-type="float" office:value="22.846" calcext:value-type="float">
            <text:p>22,846</text:p>
          </table:table-cell>
        </table:table-row>
        <table:table-row table:style-name="ro1">
          <table:table-cell office:value-type="string" calcext:value-type="string">
            <text:p>g.36.18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416" calcext:value-type="float">
            <text:p>416</text:p>
          </table:table-cell>
          <table:table-cell office:value-type="float" office:value="79.7311" calcext:value-type="float">
            <text:p>79,7311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3.9614" calcext:value-type="float">
            <text:p>33,9614</text:p>
          </table:table-cell>
          <table:table-cell office:value-type="float" office:value="58.462794905167" calcext:value-type="float">
            <text:p>58,462794905167</text:p>
          </table:table-cell>
          <table:table-cell office:value-type="float" office:value="11" calcext:value-type="float">
            <text:p>11</text:p>
          </table:table-cell>
          <table:table-cell office:value-type="float" office:value="79.7311" calcext:value-type="float">
            <text:p>79,7311</text:p>
          </table:table-cell>
        </table:table-row>
        <table:table-row table:style-name="ro1">
          <table:table-cell office:value-type="string" calcext:value-type="string">
            <text:p>g.36.19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16" calcext:value-type="float">
            <text:p>116</text:p>
          </table:table-cell>
          <table:table-cell office:value-type="float" office:value="82.528" calcext:value-type="float">
            <text:p>82,528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29.7239" calcext:value-type="float">
            <text:p>29,7239</text:p>
          </table:table-cell>
          <table:table-cell office:value-type="float" office:value="17.1400642972224" calcext:value-type="float">
            <text:p>17,1400642972224</text:p>
          </table:table-cell>
          <table:table-cell office:value-type="float" office:value="11" calcext:value-type="float">
            <text:p>11</text:p>
          </table:table-cell>
          <table:table-cell office:value-type="float" office:value="82.528" calcext:value-type="float">
            <text:p>82,528</text:p>
          </table:table-cell>
        </table:table-row>
        <table:table-row table:style-name="ro1">
          <table:table-cell office:value-type="string" calcext:value-type="string">
            <text:p>g.36.22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547" calcext:value-type="float">
            <text:p>547</text:p>
          </table:table-cell>
          <table:table-cell office:value-type="float" office:value="60.2069" calcext:value-type="float">
            <text:p>60,2069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0.9992" calcext:value-type="float">
            <text:p>0,9992</text:p>
          </table:table-cell>
          <table:table-cell office:value-type="float" office:value="7.05075238161237" calcext:value-type="float">
            <text:p>7,05075238161237</text:p>
          </table:table-cell>
          <table:table-cell office:value-type="float" office:value="92" calcext:value-type="float">
            <text:p>92</text:p>
          </table:table-cell>
          <table:table-cell office:value-type="float" office:value="60.2069" calcext:value-type="float">
            <text:p>60,2069</text:p>
          </table:table-cell>
        </table:table-row>
        <table:table-row table:style-name="ro1">
          <table:table-cell office:value-type="string" calcext:value-type="string">
            <text:p>g.37.14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06" calcext:value-type="float">
            <text:p>106</text:p>
          </table:table-cell>
          <table:table-cell office:value-type="float" office:value="89.1448" calcext:value-type="float">
            <text:p>89,1448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19.6521" calcext:value-type="float">
            <text:p>19,6521</text:p>
          </table:table-cell>
          <table:table-cell office:value-type="float" office:value="6.6833489408993" calcext:value-type="float">
            <text:p>6,6833489408993</text:p>
          </table:table-cell>
          <table:table-cell office:value-type="float" office:value="5" calcext:value-type="float">
            <text:p>5</text:p>
          </table:table-cell>
          <table:table-cell office:value-type="float" office:value="89.1448" calcext:value-type="float">
            <text:p>89,1448</text:p>
          </table:table-cell>
        </table:table-row>
        <table:table-row table:style-name="ro1">
          <table:table-cell office:value-type="string" calcext:value-type="string">
            <text:p>g.37.19.graphml</text:p>
          </table:table-cell>
          <table:table-cell office:value-type="float" office:value="1900" calcext:value-type="float">
            <text:p>1900</text:p>
          </table:table-cell>
          <table:table-cell office:value-type="float" office:value="544" calcext:value-type="float">
            <text:p>544</text:p>
          </table:table-cell>
          <table:table-cell office:value-type="float" office:value="85.7834" calcext:value-type="float">
            <text:p>85,7834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4.26" calcext:value-type="float">
            <text:p>4,26</text:p>
          </table:table-cell>
          <table:table-cell office:value-type="float" office:value="26.2924625893576" calcext:value-type="float">
            <text:p>26,2924625893576</text:p>
          </table:table-cell>
          <table:table-cell office:value-type="float" office:value="14" calcext:value-type="float">
            <text:p>14</text:p>
          </table:table-cell>
          <table:table-cell office:value-type="float" office:value="85.7834" calcext:value-type="float">
            <text:p>85,7834</text:p>
          </table:table-cell>
        </table:table-row>
        <table:table-row table:style-name="ro1">
          <table:table-cell office:value-type="string" calcext:value-type="string">
            <text:p>g.37.20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356" calcext:value-type="float">
            <text:p>356</text:p>
          </table:table-cell>
          <table:table-cell office:value-type="float" office:value="45.1365" calcext:value-type="float">
            <text:p>45,1365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2.0373" calcext:value-type="float">
            <text:p>2,0373</text:p>
          </table:table-cell>
          <table:table-cell office:value-type="float" office:value="26.9299387886222" calcext:value-type="float">
            <text:p>26,9299387886222</text:p>
          </table:table-cell>
          <table:table-cell office:value-type="float" office:value="81" calcext:value-type="float">
            <text:p>81</text:p>
          </table:table-cell>
          <table:table-cell office:value-type="float" office:value="45.1365" calcext:value-type="float">
            <text:p>45,1365</text:p>
          </table:table-cell>
        </table:table-row>
        <table:table-row table:style-name="ro1">
          <table:table-cell office:value-type="string" calcext:value-type="string">
            <text:p>g.37.4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208" calcext:value-type="float">
            <text:p>208</text:p>
          </table:table-cell>
          <table:table-cell office:value-type="float" office:value="87.3866" calcext:value-type="float">
            <text:p>87,3866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4.5715" calcext:value-type="float">
            <text:p>4,5715</text:p>
          </table:table-cell>
          <table:table-cell office:value-type="float" office:value="8.99728181724627" calcext:value-type="float">
            <text:p>8,99728181724627</text:p>
          </table:table-cell>
          <table:table-cell office:value-type="float" office:value="13" calcext:value-type="float">
            <text:p>13</text:p>
          </table:table-cell>
          <table:table-cell office:value-type="float" office:value="87.3866" calcext:value-type="float">
            <text:p>87,3866</text:p>
          </table:table-cell>
        </table:table-row>
        <table:table-row table:style-name="ro1">
          <table:table-cell office:value-type="string" calcext:value-type="string">
            <text:p>g.37.8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183" calcext:value-type="float">
            <text:p>183</text:p>
          </table:table-cell>
          <table:table-cell office:value-type="float" office:value="72.8088" calcext:value-type="float">
            <text:p>72,8088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1.5232" calcext:value-type="float">
            <text:p>1,5232</text:p>
          </table:table-cell>
          <table:table-cell office:value-type="float" office:value="77.8109266900516" calcext:value-type="float">
            <text:p>77,8109266900516</text:p>
          </table:table-cell>
          <table:table-cell office:value-type="float" office:value="18" calcext:value-type="float">
            <text:p>18</text:p>
          </table:table-cell>
          <table:table-cell office:value-type="float" office:value="72.8088" calcext:value-type="float">
            <text:p>72,8088</text:p>
          </table:table-cell>
        </table:table-row>
        <table:table-row table:style-name="ro1">
          <table:table-cell office:value-type="string" calcext:value-type="string">
            <text:p>g.38.12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294" calcext:value-type="float">
            <text:p>294</text:p>
          </table:table-cell>
          <table:table-cell office:value-type="float" office:value="57.5706" calcext:value-type="float">
            <text:p>57,5706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5.1189" calcext:value-type="float">
            <text:p>5,1189</text:p>
          </table:table-cell>
          <table:table-cell office:value-type="float" office:value="27.8535326364572" calcext:value-type="float">
            <text:p>27,8535326364572</text:p>
          </table:table-cell>
          <table:table-cell office:value-type="float" office:value="60" calcext:value-type="float">
            <text:p>60</text:p>
          </table:table-cell>
          <table:table-cell office:value-type="float" office:value="57.5706" calcext:value-type="float">
            <text:p>57,5706</text:p>
          </table:table-cell>
        </table:table-row>
        <table:table-row table:style-name="ro1">
          <table:table-cell office:value-type="string" calcext:value-type="string">
            <text:p>g.38.15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184" calcext:value-type="float">
            <text:p>184</text:p>
          </table:table-cell>
          <table:table-cell office:value-type="float" office:value="62.6944" calcext:value-type="float">
            <text:p>62,6944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1.2615" calcext:value-type="float">
            <text:p>1,2615</text:p>
          </table:table-cell>
          <table:table-cell office:value-type="float" office:value="36.3191059582577" calcext:value-type="float">
            <text:p>36,3191059582577</text:p>
          </table:table-cell>
          <table:table-cell office:value-type="float" office:value="23" calcext:value-type="float">
            <text:p>23</text:p>
          </table:table-cell>
          <table:table-cell office:value-type="float" office:value="62.6944" calcext:value-type="float">
            <text:p>62,6944</text:p>
          </table:table-cell>
        </table:table-row>
        <table:table-row table:style-name="ro1">
          <table:table-cell office:value-type="string" calcext:value-type="string">
            <text:p>g.39.30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206" calcext:value-type="float">
            <text:p>206</text:p>
          </table:table-cell>
          <table:table-cell office:value-type="float" office:value="87.6238" calcext:value-type="float">
            <text:p>87,6238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2.3172" calcext:value-type="float">
            <text:p>2,3172</text:p>
          </table:table-cell>
          <table:table-cell office:value-type="float" office:value="18.665300848693" calcext:value-type="float">
            <text:p>18,665300848693</text:p>
          </table:table-cell>
          <table:table-cell office:value-type="float" office:value="10" calcext:value-type="float">
            <text:p>10</text:p>
          </table:table-cell>
          <table:table-cell office:value-type="float" office:value="87.6238" calcext:value-type="float">
            <text:p>87,6238</text:p>
          </table:table-cell>
        </table:table-row>
        <table:table-row table:style-name="ro1">
          <table:table-cell office:value-type="string" calcext:value-type="string">
            <text:p>g.39.4.graphml</text:p>
          </table:table-cell>
          <table:table-cell office:value-type="float" office:value="2000" calcext:value-type="float">
            <text:p>2000</text:p>
          </table:table-cell>
          <table:table-cell office:value-type="float" office:value="625" calcext:value-type="float">
            <text:p>625</text:p>
          </table:table-cell>
          <table:table-cell office:value-type="float" office:value="88.2654" calcext:value-type="float">
            <text:p>88,2654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28.9491" calcext:value-type="float">
            <text:p>28,9491</text:p>
          </table:table-cell>
          <table:table-cell office:value-type="float" office:value="39.575783625778" calcext:value-type="float">
            <text:p>39,575783625778</text:p>
          </table:table-cell>
          <table:table-cell office:value-type="float" office:value="15" calcext:value-type="float">
            <text:p>15</text:p>
          </table:table-cell>
          <table:table-cell office:value-type="float" office:value="88.2654" calcext:value-type="float">
            <text:p>88,2654</text:p>
          </table:table-cell>
        </table:table-row>
        <table:table-row table:style-name="ro1">
          <table:table-cell office:value-type="string" calcext:value-type="string">
            <text:p>g.39.44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99" calcext:value-type="float">
            <text:p>99</text:p>
          </table:table-cell>
          <table:table-cell office:value-type="float" office:value="52.8554" calcext:value-type="float">
            <text:p>52,8554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0.3882" calcext:value-type="float">
            <text:p>0,3882</text:p>
          </table:table-cell>
          <table:table-cell office:value-type="float" office:value="15.3559753221958" calcext:value-type="float">
            <text:p>15,3559753221958</text:p>
          </table:table-cell>
          <table:table-cell office:value-type="float" office:value="62" calcext:value-type="float">
            <text:p>62</text:p>
          </table:table-cell>
          <table:table-cell office:value-type="float" office:value="52.8554" calcext:value-type="float">
            <text:p>52,8554</text:p>
          </table:table-cell>
        </table:table-row>
        <table:table-row table:style-name="ro1">
          <table:table-cell office:value-type="string" calcext:value-type="string">
            <text:p>g.39.46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270" calcext:value-type="float">
            <text:p>270</text:p>
          </table:table-cell>
          <table:table-cell office:value-type="float" office:value="84.0772" calcext:value-type="float">
            <text:p>84,077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3.5531" calcext:value-type="float">
            <text:p>3,5531</text:p>
          </table:table-cell>
          <table:table-cell office:value-type="float" office:value="7.5733549213248" calcext:value-type="float">
            <text:p>7,5733549213248</text:p>
          </table:table-cell>
          <table:table-cell office:value-type="float" office:value="6" calcext:value-type="float">
            <text:p>6</text:p>
          </table:table-cell>
          <table:table-cell office:value-type="float" office:value="84.0772" calcext:value-type="float">
            <text:p>84,0772</text:p>
          </table:table-cell>
        </table:table-row>
        <table:table-row table:style-name="ro1">
          <table:table-cell office:value-type="string" calcext:value-type="string">
            <text:p>g.39.47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197" calcext:value-type="float">
            <text:p>197</text:p>
          </table:table-cell>
          <table:table-cell office:value-type="float" office:value="81.1884" calcext:value-type="float">
            <text:p>81,188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1.705" calcext:value-type="float">
            <text:p>11,705</text:p>
          </table:table-cell>
          <table:table-cell office:value-type="float" office:value="11.2060499281794" calcext:value-type="float">
            <text:p>11,2060499281794</text:p>
          </table:table-cell>
          <table:table-cell office:value-type="float" office:value="7" calcext:value-type="float">
            <text:p>7</text:p>
          </table:table-cell>
          <table:table-cell office:value-type="float" office:value="81.1884" calcext:value-type="float">
            <text:p>81,1884</text:p>
          </table:table-cell>
        </table:table-row>
        <table:table-row table:style-name="ro1">
          <table:table-cell office:value-type="string" calcext:value-type="string">
            <text:p>g.39.53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237" calcext:value-type="float">
            <text:p>237</text:p>
          </table:table-cell>
          <table:table-cell office:value-type="float" office:value="42.1694" calcext:value-type="float">
            <text:p>42,1694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2.5557" calcext:value-type="float">
            <text:p>2,5557</text:p>
          </table:table-cell>
          <table:table-cell office:value-type="float" office:value="13.4201071575064" calcext:value-type="float">
            <text:p>13,4201071575064</text:p>
          </table:table-cell>
          <table:table-cell office:value-type="float" office:value="57" calcext:value-type="float">
            <text:p>57</text:p>
          </table:table-cell>
          <table:table-cell office:value-type="float" office:value="42.1694" calcext:value-type="float">
            <text:p>42,1694</text:p>
          </table:table-cell>
        </table:table-row>
        <table:table-row table:style-name="ro1">
          <table:table-cell office:value-type="string" calcext:value-type="string">
            <text:p>g.39.57.graphml</text:p>
          </table:table-cell>
          <table:table-cell office:value-type="float" office:value="2100" calcext:value-type="float">
            <text:p>2100</text:p>
          </table:table-cell>
          <table:table-cell office:value-type="float" office:value="680" calcext:value-type="float">
            <text:p>680</text:p>
          </table:table-cell>
          <table:table-cell office:value-type="float" office:value="88.3945" calcext:value-type="float">
            <text:p>88,3945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8.0542" calcext:value-type="float">
            <text:p>8,0542</text:p>
          </table:table-cell>
          <table:table-cell office:value-type="float" office:value="12.1770722805454" calcext:value-type="float">
            <text:p>12,1770722805454</text:p>
          </table:table-cell>
          <table:table-cell office:value-type="float" office:value="15" calcext:value-type="float">
            <text:p>15</text:p>
          </table:table-cell>
          <table:table-cell office:value-type="float" office:value="88.3945" calcext:value-type="float">
            <text:p>88,3945</text:p>
          </table:table-cell>
        </table:table-row>
        <table:table-row table:style-name="ro1">
          <table:table-cell office:value-type="string" calcext:value-type="string">
            <text:p>g.39.7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44" calcext:value-type="float">
            <text:p>244</text:p>
          </table:table-cell>
          <table:table-cell office:value-type="float" office:value="5.3317" calcext:value-type="float">
            <text:p>5,3317</text:p>
          </table:table-cell>
          <table:table-cell office:value-type="float" office:value="39" calcext:value-type="float">
            <text:p>39</text:p>
          </table:table-cell>
          <table:table-cell office:value-type="float" office:value="173" calcext:value-type="float">
            <text:p>173</text:p>
          </table:table-cell>
          <table:table-cell office:value-type="float" office:value="0.3075" calcext:value-type="float">
            <text:p>0,3075</text:p>
          </table:table-cell>
          <table:table-cell office:value-type="float" office:value="23.4627178067096" calcext:value-type="float">
            <text:p>23,4627178067096</text:p>
          </table:table-cell>
          <table:table-cell office:value-type="float" office:value="1280" calcext:value-type="float">
            <text:p>1280</text:p>
          </table:table-cell>
          <table:table-cell office:value-type="float" office:value="5.3317" calcext:value-type="float">
            <text:p>5,3317</text:p>
          </table:table-cell>
        </table:table-row>
        <table:table-row table:style-name="ro1">
          <table:table-cell office:value-type="string" calcext:value-type="string">
            <text:p>g.39.8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361" calcext:value-type="float">
            <text:p>361</text:p>
          </table:table-cell>
          <table:table-cell office:value-type="float" office:value="12.7075" calcext:value-type="float">
            <text:p>12,7075</text:p>
          </table:table-cell>
          <table:table-cell office:value-type="float" office:value="39" calcext:value-type="float">
            <text:p>39</text:p>
          </table:table-cell>
          <table:table-cell office:value-type="float" office:value="173" calcext:value-type="float">
            <text:p>173</text:p>
          </table:table-cell>
          <table:table-cell office:value-type="float" office:value="0.1467" calcext:value-type="float">
            <text:p>0,1467</text:p>
          </table:table-cell>
          <table:table-cell office:value-type="float" office:value="37.9508541414929" calcext:value-type="float">
            <text:p>37,9508541414929</text:p>
          </table:table-cell>
          <table:table-cell office:value-type="float" office:value="1170" calcext:value-type="float">
            <text:p>1170</text:p>
          </table:table-cell>
          <table:table-cell office:value-type="float" office:value="12.7075" calcext:value-type="float">
            <text:p>12,7075</text:p>
          </table:table-cell>
        </table:table-row>
        <table:table-row table:style-name="ro1">
          <table:table-cell office:value-type="string" calcext:value-type="string">
            <text:p>g.39.9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315" calcext:value-type="float">
            <text:p>315</text:p>
          </table:table-cell>
          <table:table-cell office:value-type="float" office:value="16.1563" calcext:value-type="float">
            <text:p>16,1563</text:p>
          </table:table-cell>
          <table:table-cell office:value-type="float" office:value="39" calcext:value-type="float">
            <text:p>39</text:p>
          </table:table-cell>
          <table:table-cell office:value-type="float" office:value="106" calcext:value-type="float">
            <text:p>106</text:p>
          </table:table-cell>
          <table:table-cell office:value-type="float" office:value="0.6437" calcext:value-type="float">
            <text:p>0,6437</text:p>
          </table:table-cell>
          <table:table-cell office:value-type="float" office:value="39.6466858099541" calcext:value-type="float">
            <text:p>39,6466858099541</text:p>
          </table:table-cell>
          <table:table-cell office:value-type="float" office:value="432" calcext:value-type="float">
            <text:p>432</text:p>
          </table:table-cell>
          <table:table-cell office:value-type="float" office:value="16.1563" calcext:value-type="float">
            <text:p>16,1563</text:p>
          </table:table-cell>
        </table:table-row>
        <table:table-row table:style-name="ro1">
          <table:table-cell office:value-type="string" calcext:value-type="string">
            <text:p>g.40.19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618" calcext:value-type="float">
            <text:p>618</text:p>
          </table:table-cell>
          <table:table-cell office:value-type="float" office:value="75.966" calcext:value-type="float">
            <text:p>75,966</text:p>
          </table:table-cell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office:value-type="float" office:value="4.0254" calcext:value-type="float">
            <text:p>4,0254</text:p>
          </table:table-cell>
          <table:table-cell office:value-type="float" office:value="9.48656211522386" calcext:value-type="float">
            <text:p>9,48656211522386</text:p>
          </table:table-cell>
          <table:table-cell office:value-type="float" office:value="39" calcext:value-type="float">
            <text:p>39</text:p>
          </table:table-cell>
          <table:table-cell office:value-type="float" office:value="75.966" calcext:value-type="float">
            <text:p>75,966</text:p>
          </table:table-cell>
        </table:table-row>
        <table:table-row table:style-name="ro1">
          <table:table-cell office:value-type="string" calcext:value-type="string">
            <text:p>g.40.22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344" calcext:value-type="float">
            <text:p>344</text:p>
          </table:table-cell>
          <table:table-cell office:value-type="float" office:value="53.3736" calcext:value-type="float">
            <text:p>53,3736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2.2631" calcext:value-type="float">
            <text:p>2,2631</text:p>
          </table:table-cell>
          <table:table-cell office:value-type="float" office:value="12.2706114455054" calcext:value-type="float">
            <text:p>12,2706114455054</text:p>
          </table:table-cell>
          <table:table-cell office:value-type="float" office:value="54" calcext:value-type="float">
            <text:p>54</text:p>
          </table:table-cell>
          <table:table-cell office:value-type="float" office:value="53.3736" calcext:value-type="float">
            <text:p>53,3736</text:p>
          </table:table-cell>
        </table:table-row>
        <table:table-row table:style-name="ro1">
          <table:table-cell office:value-type="string" calcext:value-type="string">
            <text:p>g.40.8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87" calcext:value-type="float">
            <text:p>287</text:p>
          </table:table-cell>
          <table:table-cell office:value-type="float" office:value="15.3465" calcext:value-type="float">
            <text:p>15,3465</text:p>
          </table:table-cell>
          <table:table-cell office:value-type="float" office:value="40" calcext:value-type="float">
            <text:p>40</text:p>
          </table:table-cell>
          <table:table-cell office:value-type="float" office:value="131" calcext:value-type="float">
            <text:p>131</text:p>
          </table:table-cell>
          <table:table-cell office:value-type="float" office:value="0.9985" calcext:value-type="float">
            <text:p>0,9985</text:p>
          </table:table-cell>
          <table:table-cell office:value-type="float" office:value="20.7178410987993" calcext:value-type="float">
            <text:p>20,7178410987993</text:p>
          </table:table-cell>
          <table:table-cell office:value-type="float" office:value="710" calcext:value-type="float">
            <text:p>710</text:p>
          </table:table-cell>
          <table:table-cell office:value-type="float" office:value="15.3465" calcext:value-type="float">
            <text:p>15,3465</text:p>
          </table:table-cell>
        </table:table-row>
        <table:table-row table:style-name="ro1">
          <table:table-cell office:value-type="string" calcext:value-type="string">
            <text:p>g.41.13.graphml</text:p>
          </table:table-cell>
          <table:table-cell office:value-type="float" office:value="2200" calcext:value-type="float">
            <text:p>2200</text:p>
          </table:table-cell>
          <table:table-cell office:value-type="float" office:value="910" calcext:value-type="float">
            <text:p>910</text:p>
          </table:table-cell>
          <table:table-cell office:value-type="float" office:value="56.7112" calcext:value-type="float">
            <text:p>56,7112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float" office:value="4.0612" calcext:value-type="float">
            <text:p>4,0612</text:p>
          </table:table-cell>
          <table:table-cell office:value-type="float" office:value="29.5324664639774" calcext:value-type="float">
            <text:p>29,5324664639774</text:p>
          </table:table-cell>
          <table:table-cell office:value-type="float" office:value="62" calcext:value-type="float">
            <text:p>62</text:p>
          </table:table-cell>
          <table:table-cell office:value-type="float" office:value="56.7112" calcext:value-type="float">
            <text:p>56,7112</text:p>
          </table:table-cell>
        </table:table-row>
        <table:table-row table:style-name="ro1">
          <table:table-cell office:value-type="string" calcext:value-type="string">
            <text:p>g.41.2.graphml</text:p>
          </table:table-cell>
          <table:table-cell office:value-type="float" office:value="1900" calcext:value-type="float">
            <text:p>1900</text:p>
          </table:table-cell>
          <table:table-cell office:value-type="float" office:value="582" calcext:value-type="float">
            <text:p>582</text:p>
          </table:table-cell>
          <table:table-cell office:value-type="float" office:value="88.9209" calcext:value-type="float">
            <text:p>88,9209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16.7503" calcext:value-type="float">
            <text:p>16,7503</text:p>
          </table:table-cell>
          <table:table-cell office:value-type="float" office:value="18.0691688910205" calcext:value-type="float">
            <text:p>18,0691688910205</text:p>
          </table:table-cell>
          <table:table-cell office:value-type="float" office:value="8" calcext:value-type="float">
            <text:p>8</text:p>
          </table:table-cell>
          <table:table-cell office:value-type="float" office:value="88.9209" calcext:value-type="float">
            <text:p>88,9209</text:p>
          </table:table-cell>
        </table:table-row>
        <table:table-row table:style-name="ro1">
          <table:table-cell office:value-type="string" calcext:value-type="string">
            <text:p>g.41.25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862" calcext:value-type="float">
            <text:p>862</text:p>
          </table:table-cell>
          <table:table-cell office:value-type="float" office:value="36.3792" calcext:value-type="float">
            <text:p>36,3792</text:p>
          </table:table-cell>
          <table:table-cell office:value-type="float" office:value="41" calcext:value-type="float">
            <text:p>41</text:p>
          </table:table-cell>
          <table:table-cell office:value-type="float" office:value="99" calcext:value-type="float">
            <text:p>99</text:p>
          </table:table-cell>
          <table:table-cell office:value-type="float" office:value="0.7304" calcext:value-type="float">
            <text:p>0,7304</text:p>
          </table:table-cell>
          <table:table-cell office:value-type="float" office:value="35.2771912798403" calcext:value-type="float">
            <text:p>35,2771912798403</text:p>
          </table:table-cell>
          <table:table-cell office:value-type="float" office:value="264" calcext:value-type="float">
            <text:p>264</text:p>
          </table:table-cell>
          <table:table-cell office:value-type="float" office:value="36.3792" calcext:value-type="float">
            <text:p>36,3792</text:p>
          </table:table-cell>
        </table:table-row>
        <table:table-row table:style-name="ro1">
          <table:table-cell office:value-type="string" calcext:value-type="string">
            <text:p>g.41.26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813" calcext:value-type="float">
            <text:p>813</text:p>
          </table:table-cell>
          <table:table-cell office:value-type="float" office:value="46.3727" calcext:value-type="float">
            <text:p>46,3727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0.8224" calcext:value-type="float">
            <text:p>0,8224</text:p>
          </table:table-cell>
          <table:table-cell office:value-type="float" office:value="16.3820678804588" calcext:value-type="float">
            <text:p>16,3820678804588</text:p>
          </table:table-cell>
          <table:table-cell office:value-type="float" office:value="137" calcext:value-type="float">
            <text:p>137</text:p>
          </table:table-cell>
          <table:table-cell office:value-type="float" office:value="46.3727" calcext:value-type="float">
            <text:p>46,3727</text:p>
          </table:table-cell>
        </table:table-row>
        <table:table-row table:style-name="ro1">
          <table:table-cell office:value-type="string" calcext:value-type="string">
            <text:p>g.41.3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28" calcext:value-type="float">
            <text:p>128</text:p>
          </table:table-cell>
          <table:table-cell office:value-type="float" office:value="89.509" calcext:value-type="float">
            <text:p>89,509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21.6745" calcext:value-type="float">
            <text:p>21,6745</text:p>
          </table:table-cell>
          <table:table-cell office:value-type="float" office:value="3.22655938262155" calcext:value-type="float">
            <text:p>3,22655938262155</text:p>
          </table:table-cell>
          <table:table-cell office:value-type="float" office:value="6" calcext:value-type="float">
            <text:p>6</text:p>
          </table:table-cell>
          <table:table-cell office:value-type="float" office:value="89.509" calcext:value-type="float">
            <text:p>89,509</text:p>
          </table:table-cell>
        </table:table-row>
        <table:table-row table:style-name="ro1">
          <table:table-cell office:value-type="string" calcext:value-type="string">
            <text:p>g.41.36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696" calcext:value-type="float">
            <text:p>696</text:p>
          </table:table-cell>
          <table:table-cell office:value-type="float" office:value="46.3777" calcext:value-type="float">
            <text:p>46,3777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1.4879" calcext:value-type="float">
            <text:p>1,4879</text:p>
          </table:table-cell>
          <table:table-cell office:value-type="float" office:value="13.9738240781428" calcext:value-type="float">
            <text:p>13,9738240781428</text:p>
          </table:table-cell>
          <table:table-cell office:value-type="float" office:value="131" calcext:value-type="float">
            <text:p>131</text:p>
          </table:table-cell>
          <table:table-cell office:value-type="float" office:value="46.3777" calcext:value-type="float">
            <text:p>46,3777</text:p>
          </table:table-cell>
        </table:table-row>
        <table:table-row table:style-name="ro1">
          <table:table-cell office:value-type="string" calcext:value-type="string">
            <text:p>g.41.9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258" calcext:value-type="float">
            <text:p>258</text:p>
          </table:table-cell>
          <table:table-cell office:value-type="float" office:value="58.9624" calcext:value-type="float">
            <text:p>58,9624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0.9733" calcext:value-type="float">
            <text:p>0,9733</text:p>
          </table:table-cell>
          <table:table-cell office:value-type="float" office:value="9.91777467789708" calcext:value-type="float">
            <text:p>9,91777467789708</text:p>
          </table:table-cell>
          <table:table-cell office:value-type="float" office:value="27" calcext:value-type="float">
            <text:p>27</text:p>
          </table:table-cell>
          <table:table-cell office:value-type="float" office:value="58.9624" calcext:value-type="float">
            <text:p>58,9624</text:p>
          </table:table-cell>
        </table:table-row>
        <table:table-row table:style-name="ro1">
          <table:table-cell office:value-type="string" calcext:value-type="string">
            <text:p>g.42.0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536" calcext:value-type="float">
            <text:p>536</text:p>
          </table:table-cell>
          <table:table-cell office:value-type="float" office:value="88.6766" calcext:value-type="float">
            <text:p>88,6766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2.4436" calcext:value-type="float">
            <text:p>2,4436</text:p>
          </table:table-cell>
          <table:table-cell office:value-type="float" office:value="81.7359664623632" calcext:value-type="float">
            <text:p>81,7359664623632</text:p>
          </table:table-cell>
          <table:table-cell office:value-type="float" office:value="9" calcext:value-type="float">
            <text:p>9</text:p>
          </table:table-cell>
          <table:table-cell office:value-type="float" office:value="88.6766" calcext:value-type="float">
            <text:p>88,6766</text:p>
          </table:table-cell>
        </table:table-row>
        <table:table-row table:style-name="ro1">
          <table:table-cell office:value-type="string" calcext:value-type="string">
            <text:p>g.42.1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319" calcext:value-type="float">
            <text:p>319</text:p>
          </table:table-cell>
          <table:table-cell office:value-type="float" office:value="80.1335" calcext:value-type="float">
            <text:p>80,1335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1.7687" calcext:value-type="float">
            <text:p>1,7687</text:p>
          </table:table-cell>
          <table:table-cell office:value-type="float" office:value="7.22726422742326" calcext:value-type="float">
            <text:p>7,22726422742326</text:p>
          </table:table-cell>
          <table:table-cell office:value-type="float" office:value="10" calcext:value-type="float">
            <text:p>10</text:p>
          </table:table-cell>
          <table:table-cell office:value-type="float" office:value="80.1335" calcext:value-type="float">
            <text:p>80,1335</text:p>
          </table:table-cell>
        </table:table-row>
        <table:table-row table:style-name="ro1">
          <table:table-cell office:value-type="string" calcext:value-type="string">
            <text:p>g.42.15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740" calcext:value-type="float">
            <text:p>740</text:p>
          </table:table-cell>
          <table:table-cell office:value-type="float" office:value="48.3846" calcext:value-type="float">
            <text:p>48,3846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0.7957" calcext:value-type="float">
            <text:p>0,7957</text:p>
          </table:table-cell>
          <table:table-cell office:value-type="float" office:value="40.8138044107507" calcext:value-type="float">
            <text:p>40,8138044107507</text:p>
          </table:table-cell>
          <table:table-cell office:value-type="float" office:value="86" calcext:value-type="float">
            <text:p>86</text:p>
          </table:table-cell>
          <table:table-cell office:value-type="float" office:value="48.3846" calcext:value-type="float">
            <text:p>48,3846</text:p>
          </table:table-cell>
        </table:table-row>
        <table:table-row table:style-name="ro1">
          <table:table-cell office:value-type="string" calcext:value-type="string">
            <text:p>g.42.2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188" calcext:value-type="float">
            <text:p>188</text:p>
          </table:table-cell>
          <table:table-cell office:value-type="float" office:value="84.6967" calcext:value-type="float">
            <text:p>84,6967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6.7456" calcext:value-type="float">
            <text:p>6,7456</text:p>
          </table:table-cell>
          <table:table-cell office:value-type="float" office:value="135.655056217256" calcext:value-type="float">
            <text:p>135,655056217256</text:p>
          </table:table-cell>
          <table:table-cell office:value-type="float" office:value="10" calcext:value-type="float">
            <text:p>10</text:p>
          </table:table-cell>
          <table:table-cell office:value-type="float" office:value="84.6967" calcext:value-type="float">
            <text:p>84,6967</text:p>
          </table:table-cell>
        </table:table-row>
        <table:table-row table:style-name="ro1">
          <table:table-cell office:value-type="string" calcext:value-type="string">
            <text:p>g.42.20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803" calcext:value-type="float">
            <text:p>803</text:p>
          </table:table-cell>
          <table:table-cell office:value-type="float" office:value="33.8342" calcext:value-type="float">
            <text:p>33,8342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0.5789" calcext:value-type="float">
            <text:p>0,5789</text:p>
          </table:table-cell>
          <table:table-cell office:value-type="float" office:value="21.1016436000804" calcext:value-type="float">
            <text:p>21,1016436000804</text:p>
          </table:table-cell>
          <table:table-cell office:value-type="float" office:value="229" calcext:value-type="float">
            <text:p>229</text:p>
          </table:table-cell>
          <table:table-cell office:value-type="float" office:value="33.8342" calcext:value-type="float">
            <text:p>33,8342</text:p>
          </table:table-cell>
        </table:table-row>
        <table:table-row table:style-name="ro1">
          <table:table-cell office:value-type="string" calcext:value-type="string">
            <text:p>g.42.23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237" calcext:value-type="float">
            <text:p>237</text:p>
          </table:table-cell>
          <table:table-cell office:value-type="float" office:value="59.8347" calcext:value-type="float">
            <text:p>59,8347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0.9918" calcext:value-type="float">
            <text:p>0,9918</text:p>
          </table:table-cell>
          <table:table-cell office:value-type="float" office:value="27.2829693478843" calcext:value-type="float">
            <text:p>27,2829693478843</text:p>
          </table:table-cell>
          <table:table-cell office:value-type="float" office:value="37" calcext:value-type="float">
            <text:p>37</text:p>
          </table:table-cell>
          <table:table-cell office:value-type="float" office:value="59.8347" calcext:value-type="float">
            <text:p>59,8347</text:p>
          </table:table-cell>
        </table:table-row>
        <table:table-row table:style-name="ro1">
          <table:table-cell office:value-type="string" calcext:value-type="string">
            <text:p>g.42.3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223" calcext:value-type="float">
            <text:p>223</text:p>
          </table:table-cell>
          <table:table-cell office:value-type="float" office:value="77.7963" calcext:value-type="float">
            <text:p>77,7963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5.6176" calcext:value-type="float">
            <text:p>5,6176</text:p>
          </table:table-cell>
          <table:table-cell office:value-type="float" office:value="18.9163954769775" calcext:value-type="float">
            <text:p>18,9163954769775</text:p>
          </table:table-cell>
          <table:table-cell office:value-type="float" office:value="9" calcext:value-type="float">
            <text:p>9</text:p>
          </table:table-cell>
          <table:table-cell office:value-type="float" office:value="77.7963" calcext:value-type="float">
            <text:p>77,7963</text:p>
          </table:table-cell>
        </table:table-row>
        <table:table-row table:style-name="ro1">
          <table:table-cell office:value-type="string" calcext:value-type="string">
            <text:p>g.42.32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386" calcext:value-type="float">
            <text:p>386</text:p>
          </table:table-cell>
          <table:table-cell office:value-type="float" office:value="82.4031" calcext:value-type="float">
            <text:p>82,4031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14.9027" calcext:value-type="float">
            <text:p>14,9027</text:p>
          </table:table-cell>
          <table:table-cell office:value-type="float" office:value="55.9883420397694" calcext:value-type="float">
            <text:p>55,9883420397694</text:p>
          </table:table-cell>
          <table:table-cell office:value-type="float" office:value="28" calcext:value-type="float">
            <text:p>28</text:p>
          </table:table-cell>
          <table:table-cell office:value-type="float" office:value="82.4031" calcext:value-type="float">
            <text:p>82,4031</text:p>
          </table:table-cell>
        </table:table-row>
        <table:table-row table:style-name="ro1">
          <table:table-cell office:value-type="string" calcext:value-type="string">
            <text:p>g.42.34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781" calcext:value-type="float">
            <text:p>781</text:p>
          </table:table-cell>
          <table:table-cell office:value-type="float" office:value="40.1232" calcext:value-type="float">
            <text:p>40,1232</text:p>
          </table:table-cell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office:value-type="float" office:value="2.0393" calcext:value-type="float">
            <text:p>2,0393</text:p>
          </table:table-cell>
          <table:table-cell office:value-type="float" office:value="13.9644673934129" calcext:value-type="float">
            <text:p>13,9644673934129</text:p>
          </table:table-cell>
          <table:table-cell office:value-type="float" office:value="182" calcext:value-type="float">
            <text:p>182</text:p>
          </table:table-cell>
          <table:table-cell office:value-type="float" office:value="40.1232" calcext:value-type="float">
            <text:p>40,1232</text:p>
          </table:table-cell>
        </table:table-row>
        <table:table-row table:style-name="ro1">
          <table:table-cell office:value-type="string" calcext:value-type="string">
            <text:p>g.42.5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798" calcext:value-type="float">
            <text:p>798</text:p>
          </table:table-cell>
          <table:table-cell office:value-type="float" office:value="28.6755" calcext:value-type="float">
            <text:p>28,6755</text:p>
          </table:table-cell>
          <table:table-cell office:value-type="float" office:value="42" calcext:value-type="float">
            <text:p>42</text:p>
          </table:table-cell>
          <table:table-cell office:value-type="float" office:value="109" calcext:value-type="float">
            <text:p>109</text:p>
          </table:table-cell>
          <table:table-cell office:value-type="float" office:value="0.3445" calcext:value-type="float">
            <text:p>0,3445</text:p>
          </table:table-cell>
          <table:table-cell office:value-type="float" office:value="17.6518588808587" calcext:value-type="float">
            <text:p>17,6518588808587</text:p>
          </table:table-cell>
          <table:table-cell office:value-type="float" office:value="420" calcext:value-type="float">
            <text:p>420</text:p>
          </table:table-cell>
          <table:table-cell office:value-type="float" office:value="28.6755" calcext:value-type="float">
            <text:p>28,6755</text:p>
          </table:table-cell>
        </table:table-row>
        <table:table-row table:style-name="ro1">
          <table:table-cell office:value-type="string" calcext:value-type="string">
            <text:p>g.42.8.graphml</text:p>
          </table:table-cell>
          <table:table-cell office:value-type="float" office:value="2200" calcext:value-type="float">
            <text:p>2200</text:p>
          </table:table-cell>
          <table:table-cell office:value-type="float" office:value="975" calcext:value-type="float">
            <text:p>975</text:p>
          </table:table-cell>
          <table:table-cell office:value-type="float" office:value="37.2151" calcext:value-type="float">
            <text:p>37,2151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0.4378" calcext:value-type="float">
            <text:p>0,4378</text:p>
          </table:table-cell>
          <table:table-cell office:value-type="float" office:value="10.0314363939142" calcext:value-type="float">
            <text:p>10,0314363939142</text:p>
          </table:table-cell>
          <table:table-cell office:value-type="float" office:value="253" calcext:value-type="float">
            <text:p>253</text:p>
          </table:table-cell>
          <table:table-cell office:value-type="float" office:value="37.2151" calcext:value-type="float">
            <text:p>37,2151</text:p>
          </table:table-cell>
        </table:table-row>
        <table:table-row table:style-name="ro1">
          <table:table-cell office:value-type="string" calcext:value-type="string">
            <text:p>g.43.17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201" calcext:value-type="float">
            <text:p>201</text:p>
          </table:table-cell>
          <table:table-cell office:value-type="float" office:value="83.45" calcext:value-type="float">
            <text:p>83,45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11.505" calcext:value-type="float">
            <text:p>11,505</text:p>
          </table:table-cell>
          <table:table-cell office:value-type="float" office:value="14.7302439938333" calcext:value-type="float">
            <text:p>14,7302439938333</text:p>
          </table:table-cell>
          <table:table-cell office:value-type="float" office:value="12" calcext:value-type="float">
            <text:p>12</text:p>
          </table:table-cell>
          <table:table-cell office:value-type="float" office:value="83.45" calcext:value-type="float">
            <text:p>83,45</text:p>
          </table:table-cell>
        </table:table-row>
        <table:table-row table:style-name="ro1">
          <table:table-cell office:value-type="string" calcext:value-type="string">
            <text:p>g.43.3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2.8087" calcext:value-type="float">
            <text:p>2,8087</text:p>
          </table:table-cell>
          <table:table-cell office:value-type="float" office:value="43" calcext:value-type="float">
            <text:p>43</text:p>
          </table:table-cell>
          <table:table-cell office:value-type="float" office:value="188" calcext:value-type="float">
            <text:p>188</text:p>
          </table:table-cell>
          <table:table-cell office:value-type="float" office:value="0.5683" calcext:value-type="float">
            <text:p>0,5683</text:p>
          </table:table-cell>
          <table:table-cell office:value-type="float" office:value="12.2840109620608" calcext:value-type="float">
            <text:p>12,2840109620608</text:p>
          </table:table-cell>
          <table:table-cell office:value-type="float" office:value="1667" calcext:value-type="float">
            <text:p>1667</text:p>
          </table:table-cell>
          <table:table-cell office:value-type="float" office:value="1.7899" calcext:value-type="float">
            <text:p>1,7899</text:p>
          </table:table-cell>
        </table:table-row>
        <table:table-row table:style-name="ro1">
          <table:table-cell office:value-type="string" calcext:value-type="string">
            <text:p>g.43.8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312" calcext:value-type="float">
            <text:p>312</text:p>
          </table:table-cell>
          <table:table-cell office:value-type="float" office:value="86.0858" calcext:value-type="float">
            <text:p>86,0858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24.825" calcext:value-type="float">
            <text:p>24,825</text:p>
          </table:table-cell>
          <table:table-cell office:value-type="float" office:value="20.8846699337442" calcext:value-type="float">
            <text:p>20,8846699337442</text:p>
          </table:table-cell>
          <table:table-cell office:value-type="float" office:value="4" calcext:value-type="float">
            <text:p>4</text:p>
          </table:table-cell>
          <table:table-cell office:value-type="float" office:value="86.0858" calcext:value-type="float">
            <text:p>86,0858</text:p>
          </table:table-cell>
        </table:table-row>
        <table:table-row table:style-name="ro1">
          <table:table-cell office:value-type="string" calcext:value-type="string">
            <text:p>g.44.1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419" calcext:value-type="float">
            <text:p>419</text:p>
          </table:table-cell>
          <table:table-cell office:value-type="float" office:value="81.1289" calcext:value-type="float">
            <text:p>81,1289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5.3257" calcext:value-type="float">
            <text:p>5,3257</text:p>
          </table:table-cell>
          <table:table-cell office:value-type="float" office:value="25.6267739966337" calcext:value-type="float">
            <text:p>25,6267739966337</text:p>
          </table:table-cell>
          <table:table-cell office:value-type="float" office:value="19" calcext:value-type="float">
            <text:p>19</text:p>
          </table:table-cell>
          <table:table-cell office:value-type="float" office:value="81.1289" calcext:value-type="float">
            <text:p>81,1289</text:p>
          </table:table-cell>
        </table:table-row>
        <table:table-row table:style-name="ro1">
          <table:table-cell office:value-type="string" calcext:value-type="string">
            <text:p>g.44.15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338" calcext:value-type="float">
            <text:p>338</text:p>
          </table:table-cell>
          <table:table-cell office:value-type="float" office:value="89.5802" calcext:value-type="float">
            <text:p>89,5802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6.0932" calcext:value-type="float">
            <text:p>6,0932</text:p>
          </table:table-cell>
          <table:table-cell office:value-type="float" office:value="23.8536122756161" calcext:value-type="float">
            <text:p>23,8536122756161</text:p>
          </table:table-cell>
          <table:table-cell office:value-type="float" office:value="4" calcext:value-type="float">
            <text:p>4</text:p>
          </table:table-cell>
          <table:table-cell office:value-type="float" office:value="89.5802" calcext:value-type="float">
            <text:p>89,5802</text:p>
          </table:table-cell>
        </table:table-row>
        <table:table-row table:style-name="ro1">
          <table:table-cell office:value-type="string" calcext:value-type="string">
            <text:p>g.44.16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274" calcext:value-type="float">
            <text:p>274</text:p>
          </table:table-cell>
          <table:table-cell office:value-type="float" office:value="62.5216" calcext:value-type="float">
            <text:p>62,5216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1.8565" calcext:value-type="float">
            <text:p>1,8565</text:p>
          </table:table-cell>
          <table:table-cell office:value-type="float" office:value="29.3421810397036" calcext:value-type="float">
            <text:p>29,3421810397036</text:p>
          </table:table-cell>
          <table:table-cell office:value-type="float" office:value="42" calcext:value-type="float">
            <text:p>42</text:p>
          </table:table-cell>
          <table:table-cell office:value-type="float" office:value="62.5216" calcext:value-type="float">
            <text:p>62,5216</text:p>
          </table:table-cell>
        </table:table-row>
        <table:table-row table:style-name="ro1">
          <table:table-cell office:value-type="string" calcext:value-type="string">
            <text:p>g.44.19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479" calcext:value-type="float">
            <text:p>479</text:p>
          </table:table-cell>
          <table:table-cell office:value-type="float" office:value="49.7475" calcext:value-type="float">
            <text:p>49,7475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3.0665" calcext:value-type="float">
            <text:p>3,0665</text:p>
          </table:table-cell>
          <table:table-cell office:value-type="float" office:value="24.5156538684675" calcext:value-type="float">
            <text:p>24,5156538684675</text:p>
          </table:table-cell>
          <table:table-cell office:value-type="float" office:value="92" calcext:value-type="float">
            <text:p>92</text:p>
          </table:table-cell>
          <table:table-cell office:value-type="float" office:value="49.7475" calcext:value-type="float">
            <text:p>49,7475</text:p>
          </table:table-cell>
        </table:table-row>
        <table:table-row table:style-name="ro1">
          <table:table-cell office:value-type="string" calcext:value-type="string">
            <text:p>g.44.20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48" calcext:value-type="float">
            <text:p>148</text:p>
          </table:table-cell>
          <table:table-cell office:value-type="float" office:value="25.8227" calcext:value-type="float">
            <text:p>25,8227</text:p>
          </table:table-cell>
          <table:table-cell office:value-type="float" office:value="44" calcext:value-type="float">
            <text:p>44</text:p>
          </table:table-cell>
          <table:table-cell office:value-type="float" office:value="93" calcext:value-type="float">
            <text:p>93</text:p>
          </table:table-cell>
          <table:table-cell office:value-type="float" office:value="0.6585" calcext:value-type="float">
            <text:p>0,6585</text:p>
          </table:table-cell>
          <table:table-cell office:value-type="float" office:value="75.9654717273781" calcext:value-type="float">
            <text:p>75,9654717273781</text:p>
          </table:table-cell>
          <table:table-cell office:value-type="float" office:value="192" calcext:value-type="float">
            <text:p>192</text:p>
          </table:table-cell>
          <table:table-cell office:value-type="float" office:value="25.8227" calcext:value-type="float">
            <text:p>25,8227</text:p>
          </table:table-cell>
        </table:table-row>
        <table:table-row table:style-name="ro1">
          <table:table-cell office:value-type="string" calcext:value-type="string">
            <text:p>g.44.22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277" calcext:value-type="float">
            <text:p>277</text:p>
          </table:table-cell>
          <table:table-cell office:value-type="float" office:value="54.0121" calcext:value-type="float">
            <text:p>54,0121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23.6294" calcext:value-type="float">
            <text:p>23,6294</text:p>
          </table:table-cell>
          <table:table-cell office:value-type="float" office:value="28.2583024771343" calcext:value-type="float">
            <text:p>28,2583024771343</text:p>
          </table:table-cell>
          <table:table-cell office:value-type="float" office:value="62" calcext:value-type="float">
            <text:p>62</text:p>
          </table:table-cell>
          <table:table-cell office:value-type="float" office:value="54.0121" calcext:value-type="float">
            <text:p>54,0121</text:p>
          </table:table-cell>
        </table:table-row>
        <table:table-row table:style-name="ro1">
          <table:table-cell office:value-type="string" calcext:value-type="string">
            <text:p>g.44.3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272" calcext:value-type="float">
            <text:p>272</text:p>
          </table:table-cell>
          <table:table-cell office:value-type="float" office:value="85.5157" calcext:value-type="float">
            <text:p>85,5157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1.8476" calcext:value-type="float">
            <text:p>1,8476</text:p>
          </table:table-cell>
          <table:table-cell office:value-type="float" office:value="20.6632009719663" calcext:value-type="float">
            <text:p>20,6632009719663</text:p>
          </table:table-cell>
          <table:table-cell office:value-type="float" office:value="10" calcext:value-type="float">
            <text:p>10</text:p>
          </table:table-cell>
          <table:table-cell office:value-type="float" office:value="85.5157" calcext:value-type="float">
            <text:p>85,5157</text:p>
          </table:table-cell>
        </table:table-row>
        <table:table-row table:style-name="ro1">
          <table:table-cell office:value-type="string" calcext:value-type="string">
            <text:p>g.44.7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330" calcext:value-type="float">
            <text:p>330</text:p>
          </table:table-cell>
          <table:table-cell office:value-type="float" office:value="88.4908" calcext:value-type="float">
            <text:p>88,4908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20.4692" calcext:value-type="float">
            <text:p>20,4692</text:p>
          </table:table-cell>
          <table:table-cell office:value-type="float" office:value="30.1087686856114" calcext:value-type="float">
            <text:p>30,1087686856114</text:p>
          </table:table-cell>
          <table:table-cell office:value-type="float" office:value="18" calcext:value-type="float">
            <text:p>18</text:p>
          </table:table-cell>
          <table:table-cell office:value-type="float" office:value="88.4908" calcext:value-type="float">
            <text:p>88,4908</text:p>
          </table:table-cell>
        </table:table-row>
        <table:table-row table:style-name="ro1">
          <table:table-cell office:value-type="string" calcext:value-type="string">
            <text:p>g.46.19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248" calcext:value-type="float">
            <text:p>248</text:p>
          </table:table-cell>
          <table:table-cell office:value-type="float" office:value="89.3349" calcext:value-type="float">
            <text:p>89,3349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15.4879" calcext:value-type="float">
            <text:p>15,4879</text:p>
          </table:table-cell>
          <table:table-cell office:value-type="float" office:value="3.46184923446882" calcext:value-type="float">
            <text:p>3,46184923446882</text:p>
          </table:table-cell>
          <table:table-cell office:value-type="float" office:value="2" calcext:value-type="float">
            <text:p>2</text:p>
          </table:table-cell>
          <table:table-cell office:value-type="float" office:value="89.3349" calcext:value-type="float">
            <text:p>89,3349</text:p>
          </table:table-cell>
        </table:table-row>
        <table:table-row table:style-name="ro1">
          <table:table-cell office:value-type="string" calcext:value-type="string">
            <text:p>g.46.3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475" calcext:value-type="float">
            <text:p>475</text:p>
          </table:table-cell>
          <table:table-cell office:value-type="float" office:value="24.0618" calcext:value-type="float">
            <text:p>24,0618</text:p>
          </table:table-cell>
          <table:table-cell office:value-type="float" office:value="46" calcext:value-type="float">
            <text:p>46</text:p>
          </table:table-cell>
          <table:table-cell office:value-type="float" office:value="168" calcext:value-type="float">
            <text:p>168</text:p>
          </table:table-cell>
          <table:table-cell office:value-type="float" office:value="1.1017" calcext:value-type="float">
            <text:p>1,1017</text:p>
          </table:table-cell>
          <table:table-cell office:value-type="float" office:value="16.0461926062735" calcext:value-type="float">
            <text:p>16,0461926062735</text:p>
          </table:table-cell>
          <table:table-cell office:value-type="float" office:value="618" calcext:value-type="float">
            <text:p>618</text:p>
          </table:table-cell>
          <table:table-cell office:value-type="float" office:value="24.0618" calcext:value-type="float">
            <text:p>24,0618</text:p>
          </table:table-cell>
        </table:table-row>
        <table:table-row table:style-name="ro1">
          <table:table-cell office:value-type="string" calcext:value-type="string">
            <text:p>g.46.5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527" calcext:value-type="float">
            <text:p>527</text:p>
          </table:table-cell>
          <table:table-cell office:value-type="float" office:value="87.2073" calcext:value-type="float">
            <text:p>87,2073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14.8703" calcext:value-type="float">
            <text:p>14,8703</text:p>
          </table:table-cell>
          <table:table-cell office:value-type="float" office:value="173.74834594198" calcext:value-type="float">
            <text:p>173,74834594198</text:p>
          </table:table-cell>
          <table:table-cell office:value-type="float" office:value="23" calcext:value-type="float">
            <text:p>23</text:p>
          </table:table-cell>
          <table:table-cell office:value-type="float" office:value="87.2073" calcext:value-type="float">
            <text:p>87,2073</text:p>
          </table:table-cell>
        </table:table-row>
        <table:table-row table:style-name="ro1">
          <table:table-cell office:value-type="string" calcext:value-type="string">
            <text:p>g.46.9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519" calcext:value-type="float">
            <text:p>519</text:p>
          </table:table-cell>
          <table:table-cell office:value-type="float" office:value="87.0716" calcext:value-type="float">
            <text:p>87,0716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7.3515" calcext:value-type="float">
            <text:p>7,3515</text:p>
          </table:table-cell>
          <table:table-cell office:value-type="float" office:value="13.0873774470204" calcext:value-type="float">
            <text:p>13,0873774470204</text:p>
          </table:table-cell>
          <table:table-cell office:value-type="float" office:value="33" calcext:value-type="float">
            <text:p>33</text:p>
          </table:table-cell>
          <table:table-cell office:value-type="float" office:value="87.0716" calcext:value-type="float">
            <text:p>87,0716</text:p>
          </table:table-cell>
        </table:table-row>
        <table:table-row table:style-name="ro1">
          <table:table-cell office:value-type="string" calcext:value-type="string">
            <text:p>g.47.1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437" calcext:value-type="float">
            <text:p>437</text:p>
          </table:table-cell>
          <table:table-cell office:value-type="float" office:value="83.0906" calcext:value-type="float">
            <text:p>83,0906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7.3927" calcext:value-type="float">
            <text:p>7,3927</text:p>
          </table:table-cell>
          <table:table-cell office:value-type="float" office:value="83.7073856385519" calcext:value-type="float">
            <text:p>83,7073856385519</text:p>
          </table:table-cell>
          <table:table-cell office:value-type="float" office:value="24" calcext:value-type="float">
            <text:p>24</text:p>
          </table:table-cell>
          <table:table-cell office:value-type="float" office:value="83.0906" calcext:value-type="float">
            <text:p>83,0906</text:p>
          </table:table-cell>
        </table:table-row>
        <table:table-row table:style-name="ro1">
          <table:table-cell office:value-type="string" calcext:value-type="string">
            <text:p>g.47.16.graphml</text:p>
          </table:table-cell>
          <table:table-cell office:value-type="float" office:value="2100" calcext:value-type="float">
            <text:p>2100</text:p>
          </table:table-cell>
          <table:table-cell office:value-type="float" office:value="783" calcext:value-type="float">
            <text:p>783</text:p>
          </table:table-cell>
          <table:table-cell office:value-type="float" office:value="55.5421" calcext:value-type="float">
            <text:p>55,5421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1.2189" calcext:value-type="float">
            <text:p>1,2189</text:p>
          </table:table-cell>
          <table:table-cell office:value-type="float" office:value="23.2097505535355" calcext:value-type="float">
            <text:p>23,2097505535355</text:p>
          </table:table-cell>
          <table:table-cell office:value-type="float" office:value="44" calcext:value-type="float">
            <text:p>44</text:p>
          </table:table-cell>
          <table:table-cell office:value-type="float" office:value="55.5421" calcext:value-type="float">
            <text:p>55,5421</text:p>
          </table:table-cell>
        </table:table-row>
        <table:table-row table:style-name="ro1">
          <table:table-cell office:value-type="string" calcext:value-type="string">
            <text:p>g.47.2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336" calcext:value-type="float">
            <text:p>336</text:p>
          </table:table-cell>
          <table:table-cell office:value-type="float" office:value="85.3907" calcext:value-type="float">
            <text:p>85,3907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13.9469" calcext:value-type="float">
            <text:p>13,9469</text:p>
          </table:table-cell>
          <table:table-cell office:value-type="float" office:value="12.7941646219354" calcext:value-type="float">
            <text:p>12,7941646219354</text:p>
          </table:table-cell>
          <table:table-cell office:value-type="float" office:value="27" calcext:value-type="float">
            <text:p>27</text:p>
          </table:table-cell>
          <table:table-cell office:value-type="float" office:value="85.3907" calcext:value-type="float">
            <text:p>85,3907</text:p>
          </table:table-cell>
        </table:table-row>
        <table:table-row table:style-name="ro1">
          <table:table-cell office:value-type="string" calcext:value-type="string">
            <text:p>g.47.26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274" calcext:value-type="float">
            <text:p>274</text:p>
          </table:table-cell>
          <table:table-cell office:value-type="float" office:value="87.6594" calcext:value-type="float">
            <text:p>87,6594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8.5894" calcext:value-type="float">
            <text:p>8,5894</text:p>
          </table:table-cell>
          <table:table-cell office:value-type="float" office:value="3.64252354579157" calcext:value-type="float">
            <text:p>3,64252354579157</text:p>
          </table:table-cell>
          <table:table-cell office:value-type="float" office:value="3" calcext:value-type="float">
            <text:p>3</text:p>
          </table:table-cell>
          <table:table-cell office:value-type="float" office:value="87.6594" calcext:value-type="float">
            <text:p>87,6594</text:p>
          </table:table-cell>
        </table:table-row>
        <table:table-row table:style-name="ro1">
          <table:table-cell office:value-type="string" calcext:value-type="string">
            <text:p>g.47.27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340" calcext:value-type="float">
            <text:p>340</text:p>
          </table:table-cell>
          <table:table-cell office:value-type="float" office:value="48.2859" calcext:value-type="float">
            <text:p>48,2859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5.2818" calcext:value-type="float">
            <text:p>5,2818</text:p>
          </table:table-cell>
          <table:table-cell office:value-type="float" office:value="22.66958332999" calcext:value-type="float">
            <text:p>22,66958332999</text:p>
          </table:table-cell>
          <table:table-cell office:value-type="float" office:value="77" calcext:value-type="float">
            <text:p>77</text:p>
          </table:table-cell>
          <table:table-cell office:value-type="float" office:value="48.2859" calcext:value-type="float">
            <text:p>48,2859</text:p>
          </table:table-cell>
        </table:table-row>
        <table:table-row table:style-name="ro1">
          <table:table-cell office:value-type="string" calcext:value-type="string">
            <text:p>g.47.30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1020" calcext:value-type="float">
            <text:p>1020</text:p>
          </table:table-cell>
          <table:table-cell office:value-type="float" office:value="65.543" calcext:value-type="float">
            <text:p>65,543</text:p>
          </table:table-cell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office:value-type="float" office:value="0.3064" calcext:value-type="float">
            <text:p>0,3064</text:p>
          </table:table-cell>
          <table:table-cell office:value-type="float" office:value="18.8516121733726" calcext:value-type="float">
            <text:p>18,8516121733726</text:p>
          </table:table-cell>
          <table:table-cell office:value-type="float" office:value="65" calcext:value-type="float">
            <text:p>65</text:p>
          </table:table-cell>
          <table:table-cell office:value-type="float" office:value="65.543" calcext:value-type="float">
            <text:p>65,543</text:p>
          </table:table-cell>
        </table:table-row>
        <table:table-row table:style-name="ro1">
          <table:table-cell office:value-type="string" calcext:value-type="string">
            <text:p>g.47.7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40" calcext:value-type="float">
            <text:p>140</text:p>
          </table:table-cell>
          <table:table-cell office:value-type="float" office:value="87.9319" calcext:value-type="float">
            <text:p>87,9319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24.8259" calcext:value-type="float">
            <text:p>24,8259</text:p>
          </table:table-cell>
          <table:table-cell office:value-type="float" office:value="56.6023608211208" calcext:value-type="float">
            <text:p>56,6023608211208</text:p>
          </table:table-cell>
          <table:table-cell office:value-type="float" office:value="4" calcext:value-type="float">
            <text:p>4</text:p>
          </table:table-cell>
          <table:table-cell office:value-type="float" office:value="87.9319" calcext:value-type="float">
            <text:p>87,9319</text:p>
          </table:table-cell>
        </table:table-row>
        <table:table-row table:style-name="ro1">
          <table:table-cell office:value-type="string" calcext:value-type="string">
            <text:p>g.47.8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377" calcext:value-type="float">
            <text:p>377</text:p>
          </table:table-cell>
          <table:table-cell office:value-type="float" office:value="88.5447" calcext:value-type="float">
            <text:p>88,5447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12.1209" calcext:value-type="float">
            <text:p>12,1209</text:p>
          </table:table-cell>
          <table:table-cell office:value-type="float" office:value="21.9162140310074" calcext:value-type="float">
            <text:p>21,9162140310074</text:p>
          </table:table-cell>
          <table:table-cell office:value-type="float" office:value="4" calcext:value-type="float">
            <text:p>4</text:p>
          </table:table-cell>
          <table:table-cell office:value-type="float" office:value="88.5447" calcext:value-type="float">
            <text:p>88,5447</text:p>
          </table:table-cell>
        </table:table-row>
        <table:table-row table:style-name="ro1">
          <table:table-cell office:value-type="string" calcext:value-type="string">
            <text:p>g.48.0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223" calcext:value-type="float">
            <text:p>223</text:p>
          </table:table-cell>
          <table:table-cell office:value-type="float" office:value="88.8394" calcext:value-type="float">
            <text:p>88,8394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12.0182" calcext:value-type="float">
            <text:p>12,0182</text:p>
          </table:table-cell>
          <table:table-cell office:value-type="float" office:value="33.8506255704084" calcext:value-type="float">
            <text:p>33,8506255704084</text:p>
          </table:table-cell>
          <table:table-cell office:value-type="float" office:value="7" calcext:value-type="float">
            <text:p>7</text:p>
          </table:table-cell>
          <table:table-cell office:value-type="float" office:value="88.8394" calcext:value-type="float">
            <text:p>88,8394</text:p>
          </table:table-cell>
        </table:table-row>
        <table:table-row table:style-name="ro1">
          <table:table-cell office:value-type="string" calcext:value-type="string">
            <text:p>g.48.16.graphml</text:p>
          </table:table-cell>
          <table:table-cell office:value-type="float" office:value="3700" calcext:value-type="float">
            <text:p>3700</text:p>
          </table:table-cell>
          <table:table-cell office:value-type="float" office:value="1349" calcext:value-type="float">
            <text:p>1349</text:p>
          </table:table-cell>
          <table:table-cell office:value-type="float" office:value="85.4572" calcext:value-type="float">
            <text:p>85,4572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1.1243" calcext:value-type="float">
            <text:p>1,1243</text:p>
          </table:table-cell>
          <table:table-cell office:value-type="float" office:value="37.1647933877911" calcext:value-type="float">
            <text:p>37,1647933877911</text:p>
          </table:table-cell>
          <table:table-cell office:value-type="float" office:value="17" calcext:value-type="float">
            <text:p>17</text:p>
          </table:table-cell>
          <table:table-cell office:value-type="float" office:value="85.4572" calcext:value-type="float">
            <text:p>85,4572</text:p>
          </table:table-cell>
        </table:table-row>
        <table:table-row table:style-name="ro1">
          <table:table-cell office:value-type="string" calcext:value-type="string">
            <text:p>g.48.3.graphml</text:p>
          </table:table-cell>
          <table:table-cell office:value-type="float" office:value="1900" calcext:value-type="float">
            <text:p>1900</text:p>
          </table:table-cell>
          <table:table-cell office:value-type="float" office:value="793" calcext:value-type="float">
            <text:p>793</text:p>
          </table:table-cell>
          <table:table-cell office:value-type="float" office:value="72.6081" calcext:value-type="float">
            <text:p>72,6081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4.0792" calcext:value-type="float">
            <text:p>4,0792</text:p>
          </table:table-cell>
          <table:table-cell office:value-type="float" office:value="23.7522407483274" calcext:value-type="float">
            <text:p>23,7522407483274</text:p>
          </table:table-cell>
          <table:table-cell office:value-type="float" office:value="71" calcext:value-type="float">
            <text:p>71</text:p>
          </table:table-cell>
          <table:table-cell office:value-type="float" office:value="72.6081" calcext:value-type="float">
            <text:p>72,6081</text:p>
          </table:table-cell>
        </table:table-row>
        <table:table-row table:style-name="ro1">
          <table:table-cell office:value-type="string" calcext:value-type="string">
            <text:p>g.48.4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680" calcext:value-type="float">
            <text:p>680</text:p>
          </table:table-cell>
          <table:table-cell office:value-type="float" office:value="78.6236" calcext:value-type="float">
            <text:p>78,6236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4.4292" calcext:value-type="float">
            <text:p>4,4292</text:p>
          </table:table-cell>
          <table:table-cell office:value-type="float" office:value="460.262474217491" calcext:value-type="float">
            <text:p>460,262474217491</text:p>
          </table:table-cell>
          <table:table-cell office:value-type="float" office:value="30" calcext:value-type="float">
            <text:p>30</text:p>
          </table:table-cell>
          <table:table-cell office:value-type="float" office:value="78.6236" calcext:value-type="float">
            <text:p>78,6236</text:p>
          </table:table-cell>
        </table:table-row>
        <table:table-row table:style-name="ro1">
          <table:table-cell office:value-type="string" calcext:value-type="string">
            <text:p>g.48.9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271" calcext:value-type="float">
            <text:p>271</text:p>
          </table:table-cell>
          <table:table-cell office:value-type="float" office:value="63.8275" calcext:value-type="float">
            <text:p>63,8275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2.1747" calcext:value-type="float">
            <text:p>2,1747</text:p>
          </table:table-cell>
          <table:table-cell office:value-type="float" office:value="14.0354605823903" calcext:value-type="float">
            <text:p>14,0354605823903</text:p>
          </table:table-cell>
          <table:table-cell office:value-type="float" office:value="23" calcext:value-type="float">
            <text:p>23</text:p>
          </table:table-cell>
          <table:table-cell office:value-type="float" office:value="63.8275" calcext:value-type="float">
            <text:p>63,8275</text:p>
          </table:table-cell>
        </table:table-row>
        <table:table-row table:style-name="ro1">
          <table:table-cell office:value-type="string" calcext:value-type="string">
            <text:p>g.49.11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603" calcext:value-type="float">
            <text:p>603</text:p>
          </table:table-cell>
          <table:table-cell office:value-type="float" office:value="33.2163" calcext:value-type="float">
            <text:p>33,2163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office:value-type="float" office:value="1.0051" calcext:value-type="float">
            <text:p>1,0051</text:p>
          </table:table-cell>
          <table:table-cell office:value-type="float" office:value="42.7860143438867" calcext:value-type="float">
            <text:p>42,7860143438867</text:p>
          </table:table-cell>
          <table:table-cell office:value-type="float" office:value="195" calcext:value-type="float">
            <text:p>195</text:p>
          </table:table-cell>
          <table:table-cell office:value-type="float" office:value="33.2163" calcext:value-type="float">
            <text:p>33,2163</text:p>
          </table:table-cell>
        </table:table-row>
        <table:table-row table:style-name="ro1">
          <table:table-cell office:value-type="string" calcext:value-type="string">
            <text:p>g.49.12.graphml</text:p>
          </table:table-cell>
          <table:table-cell office:value-type="float" office:value="1900" calcext:value-type="float">
            <text:p>1900</text:p>
          </table:table-cell>
          <table:table-cell office:value-type="float" office:value="1181" calcext:value-type="float">
            <text:p>1181</text:p>
          </table:table-cell>
          <table:table-cell office:value-type="float" office:value="34.0846" calcext:value-type="float">
            <text:p>34,0846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office:value-type="float" office:value="0.7506" calcext:value-type="float">
            <text:p>0,7506</text:p>
          </table:table-cell>
          <table:table-cell office:value-type="float" office:value="43.0659428438586" calcext:value-type="float">
            <text:p>43,0659428438586</text:p>
          </table:table-cell>
          <table:table-cell office:value-type="float" office:value="163" calcext:value-type="float">
            <text:p>163</text:p>
          </table:table-cell>
          <table:table-cell office:value-type="float" office:value="34.0846" calcext:value-type="float">
            <text:p>34,0846</text:p>
          </table:table-cell>
        </table:table-row>
        <table:table-row table:style-name="ro1">
          <table:table-cell office:value-type="string" calcext:value-type="string">
            <text:p>g.49.19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251" calcext:value-type="float">
            <text:p>251</text:p>
          </table:table-cell>
          <table:table-cell office:value-type="float" office:value="83.7519" calcext:value-type="float">
            <text:p>83,7519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4.3214" calcext:value-type="float">
            <text:p>4,3214</text:p>
          </table:table-cell>
          <table:table-cell office:value-type="float" office:value="7.69617090811612" calcext:value-type="float">
            <text:p>7,69617090811612</text:p>
          </table:table-cell>
          <table:table-cell office:value-type="float" office:value="20" calcext:value-type="float">
            <text:p>20</text:p>
          </table:table-cell>
          <table:table-cell office:value-type="float" office:value="83.7519" calcext:value-type="float">
            <text:p>83,7519</text:p>
          </table:table-cell>
        </table:table-row>
        <table:table-row table:style-name="ro1">
          <table:table-cell office:value-type="string" calcext:value-type="string">
            <text:p>g.49.8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413" calcext:value-type="float">
            <text:p>413</text:p>
          </table:table-cell>
          <table:table-cell office:value-type="float" office:value="80.0497" calcext:value-type="float">
            <text:p>80,0497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0.2861" calcext:value-type="float">
            <text:p>0,2861</text:p>
          </table:table-cell>
          <table:table-cell office:value-type="float" office:value="9.08281246825707" calcext:value-type="float">
            <text:p>9,08281246825707</text:p>
          </table:table-cell>
          <table:table-cell office:value-type="float" office:value="6" calcext:value-type="float">
            <text:p>6</text:p>
          </table:table-cell>
          <table:table-cell office:value-type="float" office:value="80.0497" calcext:value-type="float">
            <text:p>80,0497</text:p>
          </table:table-cell>
        </table:table-row>
        <table:table-row table:style-name="ro1">
          <table:table-cell office:value-type="string" calcext:value-type="string">
            <text:p>g.50.7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209" calcext:value-type="float">
            <text:p>209</text:p>
          </table:table-cell>
          <table:table-cell office:value-type="float" office:value="75.9406" calcext:value-type="float">
            <text:p>75,9406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0.559" calcext:value-type="float">
            <text:p>0,559</text:p>
          </table:table-cell>
          <table:table-cell office:value-type="float" office:value="10.104558369652" calcext:value-type="float">
            <text:p>10,104558369652</text:p>
          </table:table-cell>
          <table:table-cell office:value-type="float" office:value="35" calcext:value-type="float">
            <text:p>35</text:p>
          </table:table-cell>
          <table:table-cell office:value-type="float" office:value="75.9406" calcext:value-type="float">
            <text:p>75,9406</text:p>
          </table:table-cell>
        </table:table-row>
        <table:table-row table:style-name="ro1">
          <table:table-cell office:value-type="string" calcext:value-type="string">
            <text:p>g.50.9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306" calcext:value-type="float">
            <text:p>306</text:p>
          </table:table-cell>
          <table:table-cell office:value-type="float" office:value="77.1513" calcext:value-type="float">
            <text:p>77,1513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6.3084" calcext:value-type="float">
            <text:p>6,3084</text:p>
          </table:table-cell>
          <table:table-cell office:value-type="float" office:value="23.4888056447929" calcext:value-type="float">
            <text:p>23,4888056447929</text:p>
          </table:table-cell>
          <table:table-cell office:value-type="float" office:value="29" calcext:value-type="float">
            <text:p>29</text:p>
          </table:table-cell>
          <table:table-cell office:value-type="float" office:value="77.1513" calcext:value-type="float">
            <text:p>77,1513</text:p>
          </table:table-cell>
        </table:table-row>
        <table:table-row table:style-name="ro1">
          <table:table-cell office:value-type="string" calcext:value-type="string">
            <text:p>g.51.2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340" calcext:value-type="float">
            <text:p>340</text:p>
          </table:table-cell>
          <table:table-cell office:value-type="float" office:value="85.0928" calcext:value-type="float">
            <text:p>85,0928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4.514" calcext:value-type="float">
            <text:p>4,514</text:p>
          </table:table-cell>
          <table:table-cell office:value-type="float" office:value="27.0075548612103" calcext:value-type="float">
            <text:p>27,0075548612103</text:p>
          </table:table-cell>
          <table:table-cell office:value-type="float" office:value="17" calcext:value-type="float">
            <text:p>17</text:p>
          </table:table-cell>
          <table:table-cell office:value-type="float" office:value="85.0928" calcext:value-type="float">
            <text:p>85,0928</text:p>
          </table:table-cell>
        </table:table-row>
        <table:table-row table:style-name="ro1">
          <table:table-cell office:value-type="string" calcext:value-type="string">
            <text:p>g.51.5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29" calcext:value-type="float">
            <text:p>129</text:p>
          </table:table-cell>
          <table:table-cell office:value-type="float" office:value="89.5336" calcext:value-type="float">
            <text:p>89,5336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31.9991" calcext:value-type="float">
            <text:p>31,9991</text:p>
          </table:table-cell>
          <table:table-cell office:value-type="float" office:value="23.6889140397764" calcext:value-type="float">
            <text:p>23,6889140397764</text:p>
          </table:table-cell>
          <table:table-cell office:value-type="float" office:value="2" calcext:value-type="float">
            <text:p>2</text:p>
          </table:table-cell>
          <table:table-cell office:value-type="float" office:value="89.5336" calcext:value-type="float">
            <text:p>89,5336</text:p>
          </table:table-cell>
        </table:table-row>
        <table:table-row table:style-name="ro1">
          <table:table-cell office:value-type="string" calcext:value-type="string">
            <text:p>g.53.13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631" calcext:value-type="float">
            <text:p>631</text:p>
          </table:table-cell>
          <table:table-cell office:value-type="float" office:value="58.6022" calcext:value-type="float">
            <text:p>58,6022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2.7263" calcext:value-type="float">
            <text:p>2,7263</text:p>
          </table:table-cell>
          <table:table-cell office:value-type="float" office:value="30.5763892666528" calcext:value-type="float">
            <text:p>30,5763892666528</text:p>
          </table:table-cell>
          <table:table-cell office:value-type="float" office:value="77" calcext:value-type="float">
            <text:p>77</text:p>
          </table:table-cell>
          <table:table-cell office:value-type="float" office:value="58.6022" calcext:value-type="float">
            <text:p>58,6022</text:p>
          </table:table-cell>
        </table:table-row>
        <table:table-row table:style-name="ro1">
          <table:table-cell office:value-type="string" calcext:value-type="string">
            <text:p>g.53.3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421" calcext:value-type="float">
            <text:p>421</text:p>
          </table:table-cell>
          <table:table-cell office:value-type="float" office:value="81.6497" calcext:value-type="float">
            <text:p>81,6497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11.7498" calcext:value-type="float">
            <text:p>11,7498</text:p>
          </table:table-cell>
          <table:table-cell office:value-type="float" office:value="285.606451453514" calcext:value-type="float">
            <text:p>285,606451453514</text:p>
          </table:table-cell>
          <table:table-cell office:value-type="float" office:value="24" calcext:value-type="float">
            <text:p>24</text:p>
          </table:table-cell>
          <table:table-cell office:value-type="float" office:value="81.6497" calcext:value-type="float">
            <text:p>81,6497</text:p>
          </table:table-cell>
        </table:table-row>
        <table:table-row table:style-name="ro1">
          <table:table-cell office:value-type="string" calcext:value-type="string">
            <text:p>g.53.5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195" calcext:value-type="float">
            <text:p>2,4195</text:p>
          </table:table-cell>
          <table:table-cell office:value-type="float" office:value="53" calcext:value-type="float">
            <text:p>53</text:p>
          </table:table-cell>
          <table:table-cell office:value-type="float" office:value="203" calcext:value-type="float">
            <text:p>203</text:p>
          </table:table-cell>
          <table:table-cell office:value-type="float" office:value="0.2032" calcext:value-type="float">
            <text:p>0,2032</text:p>
          </table:table-cell>
          <table:table-cell office:value-type="float" office:value="5.46044011504567" calcext:value-type="float">
            <text:p>5,46044011504567</text:p>
          </table:table-cell>
          <table:table-cell office:value-type="float" office:value="1495" calcext:value-type="float">
            <text:p>1495</text:p>
          </table:table-cell>
          <table:table-cell office:value-type="float" office:value="1.1458" calcext:value-type="float">
            <text:p>1,1458</text:p>
          </table:table-cell>
        </table:table-row>
        <table:table-row table:style-name="ro1">
          <table:table-cell office:value-type="string" calcext:value-type="string">
            <text:p>g.53.9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256" calcext:value-type="float">
            <text:p>256</text:p>
          </table:table-cell>
          <table:table-cell office:value-type="float" office:value="33.7596" calcext:value-type="float">
            <text:p>33,7596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4.0152" calcext:value-type="float">
            <text:p>4,0152</text:p>
          </table:table-cell>
          <table:table-cell office:value-type="float" office:value="19.5807007850333" calcext:value-type="float">
            <text:p>19,5807007850333</text:p>
          </table:table-cell>
          <table:table-cell office:value-type="float" office:value="181" calcext:value-type="float">
            <text:p>181</text:p>
          </table:table-cell>
          <table:table-cell office:value-type="float" office:value="33.7596" calcext:value-type="float">
            <text:p>33,7596</text:p>
          </table:table-cell>
        </table:table-row>
        <table:table-row table:style-name="ro1">
          <table:table-cell office:value-type="string" calcext:value-type="string">
            <text:p>g.54.1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461" calcext:value-type="float">
            <text:p>461</text:p>
          </table:table-cell>
          <table:table-cell office:value-type="float" office:value="43.645" calcext:value-type="float">
            <text:p>43,645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office:value-type="float" office:value="2.0887" calcext:value-type="float">
            <text:p>2,0887</text:p>
          </table:table-cell>
          <table:table-cell office:value-type="float" office:value="15.2886939134484" calcext:value-type="float">
            <text:p>15,2886939134484</text:p>
          </table:table-cell>
          <table:table-cell office:value-type="float" office:value="167" calcext:value-type="float">
            <text:p>167</text:p>
          </table:table-cell>
          <table:table-cell office:value-type="float" office:value="43.645" calcext:value-type="float">
            <text:p>43,645</text:p>
          </table:table-cell>
        </table:table-row>
        <table:table-row table:style-name="ro1">
          <table:table-cell office:value-type="string" calcext:value-type="string">
            <text:p>g.55.13.graphml</text:p>
          </table:table-cell>
          <table:table-cell office:value-type="float" office:value="1800" calcext:value-type="float">
            <text:p>1800</text:p>
          </table:table-cell>
          <table:table-cell office:value-type="float" office:value="1372" calcext:value-type="float">
            <text:p>1372</text:p>
          </table:table-cell>
          <table:table-cell office:value-type="float" office:value="41.9234" calcext:value-type="float">
            <text:p>41,9234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5.6307" calcext:value-type="float">
            <text:p>5,6307</text:p>
          </table:table-cell>
          <table:table-cell office:value-type="float" office:value="10.6072986453025" calcext:value-type="float">
            <text:p>10,6072986453025</text:p>
          </table:table-cell>
          <table:table-cell office:value-type="float" office:value="231" calcext:value-type="float">
            <text:p>231</text:p>
          </table:table-cell>
          <table:table-cell office:value-type="float" office:value="41.9234" calcext:value-type="float">
            <text:p>41,9234</text:p>
          </table:table-cell>
        </table:table-row>
        <table:table-row table:style-name="ro1">
          <table:table-cell office:value-type="string" calcext:value-type="string">
            <text:p>g.55.23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728" calcext:value-type="float">
            <text:p>728</text:p>
          </table:table-cell>
          <table:table-cell office:value-type="float" office:value="40.1735" calcext:value-type="float">
            <text:p>40,1735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1.5154" calcext:value-type="float">
            <text:p>1,5154</text:p>
          </table:table-cell>
          <table:table-cell office:value-type="float" office:value="121.242773276434" calcext:value-type="float">
            <text:p>121,242773276434</text:p>
          </table:table-cell>
          <table:table-cell office:value-type="float" office:value="248" calcext:value-type="float">
            <text:p>248</text:p>
          </table:table-cell>
          <table:table-cell office:value-type="float" office:value="40.1735" calcext:value-type="float">
            <text:p>40,1735</text:p>
          </table:table-cell>
        </table:table-row>
        <table:table-row table:style-name="ro1">
          <table:table-cell office:value-type="string" calcext:value-type="string">
            <text:p>g.55.24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704" calcext:value-type="float">
            <text:p>704</text:p>
          </table:table-cell>
          <table:table-cell office:value-type="float" office:value="37.7554" calcext:value-type="float">
            <text:p>37,7554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2.5441" calcext:value-type="float">
            <text:p>2,5441</text:p>
          </table:table-cell>
          <table:table-cell office:value-type="float" office:value="51.0109315063766" calcext:value-type="float">
            <text:p>51,0109315063766</text:p>
          </table:table-cell>
          <table:table-cell office:value-type="float" office:value="219" calcext:value-type="float">
            <text:p>219</text:p>
          </table:table-cell>
          <table:table-cell office:value-type="float" office:value="37.7554" calcext:value-type="float">
            <text:p>37,7554</text:p>
          </table:table-cell>
        </table:table-row>
        <table:table-row table:style-name="ro1">
          <table:table-cell office:value-type="string" calcext:value-type="string">
            <text:p>g.55.26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79" calcext:value-type="float">
            <text:p>79</text:p>
          </table:table-cell>
          <table:table-cell office:value-type="float" office:value="57.761" calcext:value-type="float">
            <text:p>57,761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10.3721" calcext:value-type="float">
            <text:p>10,3721</text:p>
          </table:table-cell>
          <table:table-cell office:value-type="float" office:value="87.7132745548076" calcext:value-type="float">
            <text:p>87,7132745548076</text:p>
          </table:table-cell>
          <table:table-cell office:value-type="float" office:value="11" calcext:value-type="float">
            <text:p>11</text:p>
          </table:table-cell>
          <table:table-cell office:value-type="float" office:value="57.761" calcext:value-type="float">
            <text:p>57,761</text:p>
          </table:table-cell>
        </table:table-row>
        <table:table-row table:style-name="ro1">
          <table:table-cell office:value-type="string" calcext:value-type="string">
            <text:p>g.55.30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42" calcext:value-type="float">
            <text:p>142</text:p>
          </table:table-cell>
          <table:table-cell office:value-type="float" office:value="13.8431" calcext:value-type="float">
            <text:p>13,8431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0.0506" calcext:value-type="float">
            <text:p>0,0506</text:p>
          </table:table-cell>
          <table:table-cell office:value-type="float" office:value="11.3698117385198" calcext:value-type="float">
            <text:p>11,3698117385198</text:p>
          </table:table-cell>
          <table:table-cell office:value-type="float" office:value="477" calcext:value-type="float">
            <text:p>477</text:p>
          </table:table-cell>
          <table:table-cell office:value-type="float" office:value="13.8431" calcext:value-type="float">
            <text:p>13,8431</text:p>
          </table:table-cell>
        </table:table-row>
        <table:table-row table:style-name="ro1">
          <table:table-cell office:value-type="string" calcext:value-type="string">
            <text:p>g.55.32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284" calcext:value-type="float">
            <text:p>284</text:p>
          </table:table-cell>
          <table:table-cell office:value-type="float" office:value="58.8223" calcext:value-type="float">
            <text:p>58,8223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float" office:value="2.2336" calcext:value-type="float">
            <text:p>2,2336</text:p>
          </table:table-cell>
          <table:table-cell office:value-type="float" office:value="15.1692111260093" calcext:value-type="float">
            <text:p>15,1692111260093</text:p>
          </table:table-cell>
          <table:table-cell office:value-type="float" office:value="28" calcext:value-type="float">
            <text:p>28</text:p>
          </table:table-cell>
          <table:table-cell office:value-type="float" office:value="58.8223" calcext:value-type="float">
            <text:p>58,8223</text:p>
          </table:table-cell>
        </table:table-row>
        <table:table-row table:style-name="ro1">
          <table:table-cell office:value-type="string" calcext:value-type="string">
            <text:p>g.55.6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363" calcext:value-type="float">
            <text:p>363</text:p>
          </table:table-cell>
          <table:table-cell office:value-type="float" office:value="28.8891" calcext:value-type="float">
            <text:p>28,8891</text:p>
          </table:table-cell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office:value-type="float" office:value="0.6585" calcext:value-type="float">
            <text:p>0,6585</text:p>
          </table:table-cell>
          <table:table-cell office:value-type="float" office:value="33.1667345328746" calcext:value-type="float">
            <text:p>33,1667345328746</text:p>
          </table:table-cell>
          <table:table-cell office:value-type="float" office:value="182" calcext:value-type="float">
            <text:p>182</text:p>
          </table:table-cell>
          <table:table-cell office:value-type="float" office:value="28.8891" calcext:value-type="float">
            <text:p>28,8891</text:p>
          </table:table-cell>
        </table:table-row>
        <table:table-row table:style-name="ro1">
          <table:table-cell office:value-type="string" calcext:value-type="string">
            <text:p>g.55.8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681" calcext:value-type="float">
            <text:p>681</text:p>
          </table:table-cell>
          <table:table-cell office:value-type="float" office:value="34.7017" calcext:value-type="float">
            <text:p>34,7017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4.7176" calcext:value-type="float">
            <text:p>4,7176</text:p>
          </table:table-cell>
          <table:table-cell office:value-type="float" office:value="30.3115350804608" calcext:value-type="float">
            <text:p>30,3115350804608</text:p>
          </table:table-cell>
          <table:table-cell office:value-type="float" office:value="292" calcext:value-type="float">
            <text:p>292</text:p>
          </table:table-cell>
          <table:table-cell office:value-type="float" office:value="34.7017" calcext:value-type="float">
            <text:p>34,7017</text:p>
          </table:table-cell>
        </table:table-row>
        <table:table-row table:style-name="ro1">
          <table:table-cell office:value-type="string" calcext:value-type="string">
            <text:p>g.55.9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526" calcext:value-type="float">
            <text:p>526</text:p>
          </table:table-cell>
          <table:table-cell office:value-type="float" office:value="35.405" calcext:value-type="float">
            <text:p>35,405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2.3917" calcext:value-type="float">
            <text:p>2,3917</text:p>
          </table:table-cell>
          <table:table-cell office:value-type="float" office:value="240.754844948427" calcext:value-type="float">
            <text:p>240,754844948427</text:p>
          </table:table-cell>
          <table:table-cell office:value-type="float" office:value="197" calcext:value-type="float">
            <text:p>197</text:p>
          </table:table-cell>
          <table:table-cell office:value-type="float" office:value="35.405" calcext:value-type="float">
            <text:p>35,405</text:p>
          </table:table-cell>
        </table:table-row>
        <table:table-row table:style-name="ro1">
          <table:table-cell office:value-type="string" calcext:value-type="string">
            <text:p>g.56.10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976" calcext:value-type="float">
            <text:p>976</text:p>
          </table:table-cell>
          <table:table-cell office:value-type="float" office:value="63.3346" calcext:value-type="float">
            <text:p>63,3346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2.7081" calcext:value-type="float">
            <text:p>2,7081</text:p>
          </table:table-cell>
          <table:table-cell office:value-type="float" office:value="70.3301371724456" calcext:value-type="float">
            <text:p>70,3301371724456</text:p>
          </table:table-cell>
          <table:table-cell office:value-type="float" office:value="68" calcext:value-type="float">
            <text:p>68</text:p>
          </table:table-cell>
          <table:table-cell office:value-type="float" office:value="63.3346" calcext:value-type="float">
            <text:p>63,3346</text:p>
          </table:table-cell>
        </table:table-row>
        <table:table-row table:style-name="ro1">
          <table:table-cell office:value-type="string" calcext:value-type="string">
            <text:p>g.56.2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13.8614" calcext:value-type="float">
            <text:p>13,8614</text:p>
          </table:table-cell>
          <table:table-cell office:value-type="float" office:value="56" calcext:value-type="float">
            <text:p>56</text:p>
          </table:table-cell>
          <table:table-cell office:value-type="float" office:value="106" calcext:value-type="float">
            <text:p>106</text:p>
          </table:table-cell>
          <table:table-cell office:value-type="float" office:value="7.5507" calcext:value-type="float">
            <text:p>7,5507</text:p>
          </table:table-cell>
          <table:table-cell office:value-type="float" office:value="11.4413129251189" calcext:value-type="float">
            <text:p>11,4413129251189</text:p>
          </table:table-cell>
          <table:table-cell office:value-type="float" office:value="188" calcext:value-type="float">
            <text:p>188</text:p>
          </table:table-cell>
          <table:table-cell office:value-type="float" office:value="13.8614" calcext:value-type="float">
            <text:p>13,8614</text:p>
          </table:table-cell>
        </table:table-row>
        <table:table-row table:style-name="ro1">
          <table:table-cell office:value-type="string" calcext:value-type="string">
            <text:p>g.56.3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794" calcext:value-type="float">
            <text:p>794</text:p>
          </table:table-cell>
          <table:table-cell office:value-type="float" office:value="32.2181" calcext:value-type="float">
            <text:p>32,2181</text:p>
          </table:table-cell>
          <table:table-cell office:value-type="float" office:value="56" calcext:value-type="float">
            <text:p>56</text:p>
          </table:table-cell>
          <table:table-cell office:value-type="float" office:value="106" calcext:value-type="float">
            <text:p>106</text:p>
          </table:table-cell>
          <table:table-cell office:value-type="float" office:value="3.4189" calcext:value-type="float">
            <text:p>3,4189</text:p>
          </table:table-cell>
          <table:table-cell office:value-type="float" office:value="28.1911438101662" calcext:value-type="float">
            <text:p>28,1911438101662</text:p>
          </table:table-cell>
          <table:table-cell office:value-type="float" office:value="309" calcext:value-type="float">
            <text:p>309</text:p>
          </table:table-cell>
          <table:table-cell office:value-type="float" office:value="32.2181" calcext:value-type="float">
            <text:p>32,2181</text:p>
          </table:table-cell>
        </table:table-row>
        <table:table-row table:style-name="ro1">
          <table:table-cell office:value-type="string" calcext:value-type="string">
            <text:p>g.56.4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451" calcext:value-type="float">
            <text:p>451</text:p>
          </table:table-cell>
          <table:table-cell office:value-type="float" office:value="31.1569" calcext:value-type="float">
            <text:p>31,1569</text:p>
          </table:table-cell>
          <table:table-cell office:value-type="float" office:value="56" calcext:value-type="float">
            <text:p>56</text:p>
          </table:table-cell>
          <table:table-cell office:value-type="float" office:value="103" calcext:value-type="float">
            <text:p>103</text:p>
          </table:table-cell>
          <table:table-cell office:value-type="float" office:value="4.1893" calcext:value-type="float">
            <text:p>4,1893</text:p>
          </table:table-cell>
          <table:table-cell office:value-type="float" office:value="17.5426023795824" calcext:value-type="float">
            <text:p>17,5426023795824</text:p>
          </table:table-cell>
          <table:table-cell office:value-type="float" office:value="219" calcext:value-type="float">
            <text:p>219</text:p>
          </table:table-cell>
          <table:table-cell office:value-type="float" office:value="31.1569" calcext:value-type="float">
            <text:p>31,1569</text:p>
          </table:table-cell>
        </table:table-row>
        <table:table-row table:style-name="ro1">
          <table:table-cell office:value-type="string" calcext:value-type="string">
            <text:p>g.56.5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328" calcext:value-type="float">
            <text:p>328</text:p>
          </table:table-cell>
          <table:table-cell office:value-type="float" office:value="44.06" calcext:value-type="float">
            <text:p>44,06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6.7025" calcext:value-type="float">
            <text:p>6,7025</text:p>
          </table:table-cell>
          <table:table-cell office:value-type="float" office:value="58.6195322148579" calcext:value-type="float">
            <text:p>58,6195322148579</text:p>
          </table:table-cell>
          <table:table-cell office:value-type="float" office:value="94" calcext:value-type="float">
            <text:p>94</text:p>
          </table:table-cell>
          <table:table-cell office:value-type="float" office:value="44.06" calcext:value-type="float">
            <text:p>44,06</text:p>
          </table:table-cell>
        </table:table-row>
        <table:table-row table:style-name="ro1">
          <table:table-cell office:value-type="string" calcext:value-type="string">
            <text:p>g.56.7.graphml</text:p>
          </table:table-cell>
          <table:table-cell office:value-type="float" office:value="2300" calcext:value-type="float">
            <text:p>2300</text:p>
          </table:table-cell>
          <table:table-cell office:value-type="float" office:value="1045" calcext:value-type="float">
            <text:p>1045</text:p>
          </table:table-cell>
          <table:table-cell office:value-type="float" office:value="71.9324" calcext:value-type="float">
            <text:p>71,9324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3.1856" calcext:value-type="float">
            <text:p>3,1856</text:p>
          </table:table-cell>
          <table:table-cell office:value-type="float" office:value="9.90124787545896" calcext:value-type="float">
            <text:p>9,90124787545896</text:p>
          </table:table-cell>
          <table:table-cell office:value-type="float" office:value="21" calcext:value-type="float">
            <text:p>21</text:p>
          </table:table-cell>
          <table:table-cell office:value-type="float" office:value="71.9324" calcext:value-type="float">
            <text:p>71,9324</text:p>
          </table:table-cell>
        </table:table-row>
        <table:table-row table:style-name="ro1">
          <table:table-cell office:value-type="string" calcext:value-type="string">
            <text:p>g.57.0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489" calcext:value-type="float">
            <text:p>489</text:p>
          </table:table-cell>
          <table:table-cell office:value-type="float" office:value="88.3256" calcext:value-type="float">
            <text:p>88,3256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2.2817" calcext:value-type="float">
            <text:p>2,2817</text:p>
          </table:table-cell>
          <table:table-cell office:value-type="float" office:value="21.2353458562618" calcext:value-type="float">
            <text:p>21,2353458562618</text:p>
          </table:table-cell>
          <table:table-cell office:value-type="float" office:value="10" calcext:value-type="float">
            <text:p>10</text:p>
          </table:table-cell>
          <table:table-cell office:value-type="float" office:value="88.3256" calcext:value-type="float">
            <text:p>88,3256</text:p>
          </table:table-cell>
        </table:table-row>
        <table:table-row table:style-name="ro1">
          <table:table-cell office:value-type="string" calcext:value-type="string">
            <text:p>g.57.14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1305" calcext:value-type="float">
            <text:p>1305</text:p>
          </table:table-cell>
          <table:table-cell office:value-type="float" office:value="45.6628" calcext:value-type="float">
            <text:p>45,6628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1.8535" calcext:value-type="float">
            <text:p>1,8535</text:p>
          </table:table-cell>
          <table:table-cell office:value-type="float" office:value="16.9373898082815" calcext:value-type="float">
            <text:p>16,9373898082815</text:p>
          </table:table-cell>
          <table:table-cell office:value-type="float" office:value="162" calcext:value-type="float">
            <text:p>162</text:p>
          </table:table-cell>
          <table:table-cell office:value-type="float" office:value="45.6628" calcext:value-type="float">
            <text:p>45,6628</text:p>
          </table:table-cell>
        </table:table-row>
        <table:table-row table:style-name="ro1">
          <table:table-cell office:value-type="string" calcext:value-type="string">
            <text:p>g.57.15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1052" calcext:value-type="float">
            <text:p>1052</text:p>
          </table:table-cell>
          <table:table-cell office:value-type="float" office:value="40.6373" calcext:value-type="float">
            <text:p>40,6373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2.0409" calcext:value-type="float">
            <text:p>2,0409</text:p>
          </table:table-cell>
          <table:table-cell office:value-type="float" office:value="36.3398319938708" calcext:value-type="float">
            <text:p>36,3398319938708</text:p>
          </table:table-cell>
          <table:table-cell office:value-type="float" office:value="212" calcext:value-type="float">
            <text:p>212</text:p>
          </table:table-cell>
          <table:table-cell office:value-type="float" office:value="40.6373" calcext:value-type="float">
            <text:p>40,6373</text:p>
          </table:table-cell>
        </table:table-row>
        <table:table-row table:style-name="ro1">
          <table:table-cell office:value-type="string" calcext:value-type="string">
            <text:p>g.57.18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664" calcext:value-type="float">
            <text:p>664</text:p>
          </table:table-cell>
          <table:table-cell office:value-type="float" office:value="40.8055" calcext:value-type="float">
            <text:p>40,8055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0.5364" calcext:value-type="float">
            <text:p>0,5364</text:p>
          </table:table-cell>
          <table:table-cell office:value-type="float" office:value="48.1230166576711" calcext:value-type="float">
            <text:p>48,1230166576711</text:p>
          </table:table-cell>
          <table:table-cell office:value-type="float" office:value="66" calcext:value-type="float">
            <text:p>66</text:p>
          </table:table-cell>
          <table:table-cell office:value-type="float" office:value="40.8055" calcext:value-type="float">
            <text:p>40,8055</text:p>
          </table:table-cell>
        </table:table-row>
        <table:table-row table:style-name="ro1">
          <table:table-cell office:value-type="string" calcext:value-type="string">
            <text:p>g.57.22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521" calcext:value-type="float">
            <text:p>521</text:p>
          </table:table-cell>
          <table:table-cell office:value-type="float" office:value="45.5549" calcext:value-type="float">
            <text:p>45,5549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0.5643" calcext:value-type="float">
            <text:p>0,5643</text:p>
          </table:table-cell>
          <table:table-cell office:value-type="float" office:value="19.3830413973472" calcext:value-type="float">
            <text:p>19,3830413973472</text:p>
          </table:table-cell>
          <table:table-cell office:value-type="float" office:value="152" calcext:value-type="float">
            <text:p>152</text:p>
          </table:table-cell>
          <table:table-cell office:value-type="float" office:value="45.5549" calcext:value-type="float">
            <text:p>45,5549</text:p>
          </table:table-cell>
        </table:table-row>
        <table:table-row table:style-name="ro1">
          <table:table-cell office:value-type="string" calcext:value-type="string">
            <text:p>g.57.26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763" calcext:value-type="float">
            <text:p>3,5763</text:p>
          </table:table-cell>
          <table:table-cell office:value-type="float" office:value="57" calcext:value-type="float">
            <text:p>57</text:p>
          </table:table-cell>
          <table:table-cell office:value-type="float" office:value="241" calcext:value-type="float">
            <text:p>241</text:p>
          </table:table-cell>
          <table:table-cell office:value-type="float" office:value="0.1663" calcext:value-type="float">
            <text:p>0,1663</text:p>
          </table:table-cell>
          <table:table-cell office:value-type="float" office:value="7.26191493755685" calcext:value-type="float">
            <text:p>7,26191493755685</text:p>
          </table:table-cell>
          <table:table-cell office:value-type="float" office:value="2065" calcext:value-type="float">
            <text:p>2065</text:p>
          </table:table-cell>
          <table:table-cell office:value-type="float" office:value="1.6203" calcext:value-type="float">
            <text:p>1,6203</text:p>
          </table:table-cell>
        </table:table-row>
        <table:table-row table:style-name="ro1">
          <table:table-cell office:value-type="string" calcext:value-type="string">
            <text:p>g.57.27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482" calcext:value-type="float">
            <text:p>482</text:p>
          </table:table-cell>
          <table:table-cell office:value-type="float" office:value="10.9693" calcext:value-type="float">
            <text:p>10,9693</text:p>
          </table:table-cell>
          <table:table-cell office:value-type="float" office:value="57" calcext:value-type="float">
            <text:p>57</text:p>
          </table:table-cell>
          <table:table-cell office:value-type="float" office:value="195" calcext:value-type="float">
            <text:p>195</text:p>
          </table:table-cell>
          <table:table-cell office:value-type="float" office:value="0.1955" calcext:value-type="float">
            <text:p>0,1955</text:p>
          </table:table-cell>
          <table:table-cell office:value-type="float" office:value="11.6106167739061" calcext:value-type="float">
            <text:p>11,6106167739061</text:p>
          </table:table-cell>
          <table:table-cell office:value-type="float" office:value="1304" calcext:value-type="float">
            <text:p>1304</text:p>
          </table:table-cell>
          <table:table-cell office:value-type="float" office:value="10.9693" calcext:value-type="float">
            <text:p>10,9693</text:p>
          </table:table-cell>
        </table:table-row>
        <table:table-row table:style-name="ro1">
          <table:table-cell office:value-type="string" calcext:value-type="string">
            <text:p>g.57.28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29.1251" calcext:value-type="float">
            <text:p>29,1251</text:p>
          </table:table-cell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office:value-type="float" office:value="1.0609" calcext:value-type="float">
            <text:p>1,0609</text:p>
          </table:table-cell>
          <table:table-cell office:value-type="float" office:value="18.217108242466" calcext:value-type="float">
            <text:p>18,217108242466</text:p>
          </table:table-cell>
          <table:table-cell office:value-type="float" office:value="98" calcext:value-type="float">
            <text:p>98</text:p>
          </table:table-cell>
          <table:table-cell office:value-type="float" office:value="29.1251" calcext:value-type="float">
            <text:p>29,1251</text:p>
          </table:table-cell>
        </table:table-row>
        <table:table-row table:style-name="ro1">
          <table:table-cell office:value-type="string" calcext:value-type="string">
            <text:p>g.57.29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1190" calcext:value-type="float">
            <text:p>1190</text:p>
          </table:table-cell>
          <table:table-cell office:value-type="float" office:value="51.6677" calcext:value-type="float">
            <text:p>51,6677</text:p>
          </table:table-cell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 office:value-type="float" office:value="0.1824" calcext:value-type="float">
            <text:p>0,1824</text:p>
          </table:table-cell>
          <table:table-cell office:value-type="float" office:value="32.8875103586879" calcext:value-type="float">
            <text:p>32,8875103586879</text:p>
          </table:table-cell>
          <table:table-cell office:value-type="float" office:value="91" calcext:value-type="float">
            <text:p>91</text:p>
          </table:table-cell>
          <table:table-cell office:value-type="float" office:value="51.6677" calcext:value-type="float">
            <text:p>51,6677</text:p>
          </table:table-cell>
        </table:table-row>
        <table:table-row table:style-name="ro1">
          <table:table-cell office:value-type="string" calcext:value-type="string">
            <text:p>g.57.5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794" calcext:value-type="float">
            <text:p>794</text:p>
          </table:table-cell>
          <table:table-cell office:value-type="float" office:value="11.3371" calcext:value-type="float">
            <text:p>11,3371</text:p>
          </table:table-cell>
          <table:table-cell office:value-type="float" office:value="57" calcext:value-type="float">
            <text:p>57</text:p>
          </table:table-cell>
          <table:table-cell office:value-type="float" office:value="165" calcext:value-type="float">
            <text:p>165</text:p>
          </table:table-cell>
          <table:table-cell office:value-type="float" office:value="0.3649" calcext:value-type="float">
            <text:p>0,3649</text:p>
          </table:table-cell>
          <table:table-cell office:value-type="float" office:value="24.1955158610522" calcext:value-type="float">
            <text:p>24,1955158610522</text:p>
          </table:table-cell>
          <table:table-cell office:value-type="float" office:value="1008" calcext:value-type="float">
            <text:p>1008</text:p>
          </table:table-cell>
          <table:table-cell office:value-type="float" office:value="11.3371" calcext:value-type="float">
            <text:p>11,3371</text:p>
          </table:table-cell>
        </table:table-row>
        <table:table-row table:style-name="ro1">
          <table:table-cell office:value-type="string" calcext:value-type="string">
            <text:p>g.57.8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809" calcext:value-type="float">
            <text:p>809</text:p>
          </table:table-cell>
          <table:table-cell office:value-type="float" office:value="39.8342" calcext:value-type="float">
            <text:p>39,8342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1.5587" calcext:value-type="float">
            <text:p>1,5587</text:p>
          </table:table-cell>
          <table:table-cell office:value-type="float" office:value="37.223673549717" calcext:value-type="float">
            <text:p>37,223673549717</text:p>
          </table:table-cell>
          <table:table-cell office:value-type="float" office:value="221" calcext:value-type="float">
            <text:p>221</text:p>
          </table:table-cell>
          <table:table-cell office:value-type="float" office:value="39.8342" calcext:value-type="float">
            <text:p>39,8342</text:p>
          </table:table-cell>
        </table:table-row>
        <table:table-row table:style-name="ro1">
          <table:table-cell office:value-type="string" calcext:value-type="string">
            <text:p>g.57.9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26" calcext:value-type="float">
            <text:p>126</text:p>
          </table:table-cell>
          <table:table-cell office:value-type="float" office:value="33.5212" calcext:value-type="float">
            <text:p>33,5212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4.9821" calcext:value-type="float">
            <text:p>4,9821</text:p>
          </table:table-cell>
          <table:table-cell office:value-type="float" office:value="52.0721720893939" calcext:value-type="float">
            <text:p>52,0721720893939</text:p>
          </table:table-cell>
          <table:table-cell office:value-type="float" office:value="187" calcext:value-type="float">
            <text:p>187</text:p>
          </table:table-cell>
          <table:table-cell office:value-type="float" office:value="33.5212" calcext:value-type="float">
            <text:p>33,5212</text:p>
          </table:table-cell>
        </table:table-row>
        <table:table-row table:style-name="ro1">
          <table:table-cell office:value-type="string" calcext:value-type="string">
            <text:p>g.58.0.graphml</text:p>
          </table:table-cell>
          <table:table-cell office:value-type="float" office:value="2100" calcext:value-type="float">
            <text:p>2100</text:p>
          </table:table-cell>
          <table:table-cell office:value-type="float" office:value="799" calcext:value-type="float">
            <text:p>799</text:p>
          </table:table-cell>
          <table:table-cell office:value-type="float" office:value="80.5471" calcext:value-type="float">
            <text:p>80,5471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1.5778" calcext:value-type="float">
            <text:p>1,5778</text:p>
          </table:table-cell>
          <table:table-cell office:value-type="float" office:value="23.9918430794155" calcext:value-type="float">
            <text:p>23,9918430794155</text:p>
          </table:table-cell>
          <table:table-cell office:value-type="float" office:value="52" calcext:value-type="float">
            <text:p>52</text:p>
          </table:table-cell>
          <table:table-cell office:value-type="float" office:value="80.5471" calcext:value-type="float">
            <text:p>80,5471</text:p>
          </table:table-cell>
        </table:table-row>
        <table:table-row table:style-name="ro1">
          <table:table-cell office:value-type="string" calcext:value-type="string">
            <text:p>g.58.10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719" calcext:value-type="float">
            <text:p>719</text:p>
          </table:table-cell>
          <table:table-cell office:value-type="float" office:value="54.1993" calcext:value-type="float">
            <text:p>54,1993</text:p>
          </table:table-cell>
          <table:table-cell office:value-type="float" office:value="58" calcext:value-type="float">
            <text:p>58</text:p>
          </table:table-cell>
          <table:table-cell office:value-type="float" office:value="106" calcext:value-type="float">
            <text:p>106</text:p>
          </table:table-cell>
          <table:table-cell office:value-type="float" office:value="0.5605" calcext:value-type="float">
            <text:p>0,5605</text:p>
          </table:table-cell>
          <table:table-cell office:value-type="float" office:value="20.3304296919224" calcext:value-type="float">
            <text:p>20,3304296919224</text:p>
          </table:table-cell>
          <table:table-cell office:value-type="float" office:value="118" calcext:value-type="float">
            <text:p>118</text:p>
          </table:table-cell>
          <table:table-cell office:value-type="float" office:value="54.1993" calcext:value-type="float">
            <text:p>54,1993</text:p>
          </table:table-cell>
        </table:table-row>
        <table:table-row table:style-name="ro1">
          <table:table-cell office:value-type="string" calcext:value-type="string">
            <text:p>g.58.3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439" calcext:value-type="float">
            <text:p>439</text:p>
          </table:table-cell>
          <table:table-cell office:value-type="float" office:value="41.8815" calcext:value-type="float">
            <text:p>41,8815</text:p>
          </table:table-cell>
          <table:table-cell office:value-type="float" office:value="58" calcext:value-type="float">
            <text:p>58</text:p>
          </table:table-cell>
          <table:table-cell office:value-type="float" office:value="111" calcext:value-type="float">
            <text:p>111</text:p>
          </table:table-cell>
          <table:table-cell office:value-type="float" office:value="3.5945" calcext:value-type="float">
            <text:p>3,5945</text:p>
          </table:table-cell>
          <table:table-cell office:value-type="float" office:value="48.93498170117" calcext:value-type="float">
            <text:p>48,93498170117</text:p>
          </table:table-cell>
          <table:table-cell office:value-type="float" office:value="152" calcext:value-type="float">
            <text:p>152</text:p>
          </table:table-cell>
          <table:table-cell office:value-type="float" office:value="41.8815" calcext:value-type="float">
            <text:p>41,8815</text:p>
          </table:table-cell>
        </table:table-row>
        <table:table-row table:style-name="ro1">
          <table:table-cell office:value-type="string" calcext:value-type="string">
            <text:p>g.58.4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247" calcext:value-type="float">
            <text:p>247</text:p>
          </table:table-cell>
          <table:table-cell office:value-type="float" office:value="41.8844" calcext:value-type="float">
            <text:p>41,8844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0.2247" calcext:value-type="float">
            <text:p>0,2247</text:p>
          </table:table-cell>
          <table:table-cell office:value-type="float" office:value="45.6442317342717" calcext:value-type="float">
            <text:p>45,6442317342717</text:p>
          </table:table-cell>
          <table:table-cell office:value-type="float" office:value="84" calcext:value-type="float">
            <text:p>84</text:p>
          </table:table-cell>
          <table:table-cell office:value-type="float" office:value="41.8844" calcext:value-type="float">
            <text:p>41,8844</text:p>
          </table:table-cell>
        </table:table-row>
        <table:table-row table:style-name="ro1">
          <table:table-cell office:value-type="string" calcext:value-type="string">
            <text:p>g.58.9.graphml</text:p>
          </table:table-cell>
          <table:table-cell office:value-type="float" office:value="1800" calcext:value-type="float">
            <text:p>1800</text:p>
          </table:table-cell>
          <table:table-cell office:value-type="float" office:value="1665" calcext:value-type="float">
            <text:p>1665</text:p>
          </table:table-cell>
          <table:table-cell office:value-type="float" office:value="35.8076" calcext:value-type="float">
            <text:p>35,8076</text:p>
          </table:table-cell>
          <table:table-cell office:value-type="float" office:value="58" calcext:value-type="float">
            <text:p>58</text:p>
          </table:table-cell>
          <table:table-cell office:value-type="float" office:value="113" calcext:value-type="float">
            <text:p>113</text:p>
          </table:table-cell>
          <table:table-cell office:value-type="float" office:value="1.0416" calcext:value-type="float">
            <text:p>1,0416</text:p>
          </table:table-cell>
          <table:table-cell office:value-type="float" office:value="61.9621926352823" calcext:value-type="float">
            <text:p>61,9621926352823</text:p>
          </table:table-cell>
          <table:table-cell office:value-type="float" office:value="314" calcext:value-type="float">
            <text:p>314</text:p>
          </table:table-cell>
          <table:table-cell office:value-type="float" office:value="35.8076" calcext:value-type="float">
            <text:p>35,8076</text:p>
          </table:table-cell>
        </table:table-row>
        <table:table-row table:style-name="ro1">
          <table:table-cell office:value-type="string" calcext:value-type="string">
            <text:p>g.59.0.graphml</text:p>
          </table:table-cell>
          <table:table-cell office:value-type="float" office:value="3700" calcext:value-type="float">
            <text:p>3700</text:p>
          </table:table-cell>
          <table:table-cell office:value-type="float" office:value="1600" calcext:value-type="float">
            <text:p>1600</text:p>
          </table:table-cell>
          <table:table-cell office:value-type="float" office:value="87.5648" calcext:value-type="float">
            <text:p>87,5648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3.1798" calcext:value-type="float">
            <text:p>3,1798</text:p>
          </table:table-cell>
          <table:table-cell office:value-type="float" office:value="22.9204076883153" calcext:value-type="float">
            <text:p>22,9204076883153</text:p>
          </table:table-cell>
          <table:table-cell office:value-type="float" office:value="47" calcext:value-type="float">
            <text:p>47</text:p>
          </table:table-cell>
          <table:table-cell office:value-type="float" office:value="87.5648" calcext:value-type="float">
            <text:p>87,5648</text:p>
          </table:table-cell>
        </table:table-row>
        <table:table-row table:style-name="ro1">
          <table:table-cell office:value-type="string" calcext:value-type="string">
            <text:p>g.59.12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1141" calcext:value-type="float">
            <text:p>1141</text:p>
          </table:table-cell>
          <table:table-cell office:value-type="float" office:value="33.4807" calcext:value-type="float">
            <text:p>33,4807</text:p>
          </table:table-cell>
          <table:table-cell office:value-type="float" office:value="59" calcext:value-type="float">
            <text:p>59</text:p>
          </table:table-cell>
          <table:table-cell office:value-type="float" office:value="115" calcext:value-type="float">
            <text:p>115</text:p>
          </table:table-cell>
          <table:table-cell office:value-type="float" office:value="3.4408" calcext:value-type="float">
            <text:p>3,4408</text:p>
          </table:table-cell>
          <table:table-cell office:value-type="float" office:value="70.5998057493472" calcext:value-type="float">
            <text:p>70,5998057493472</text:p>
          </table:table-cell>
          <table:table-cell office:value-type="float" office:value="279" calcext:value-type="float">
            <text:p>279</text:p>
          </table:table-cell>
          <table:table-cell office:value-type="float" office:value="33.4807" calcext:value-type="float">
            <text:p>33,4807</text:p>
          </table:table-cell>
        </table:table-row>
        <table:table-row table:style-name="ro1">
          <table:table-cell office:value-type="string" calcext:value-type="string">
            <text:p>g.59.14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281" calcext:value-type="float">
            <text:p>281</text:p>
          </table:table-cell>
          <table:table-cell office:value-type="float" office:value="34.108" calcext:value-type="float">
            <text:p>34,108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1.2858" calcext:value-type="float">
            <text:p>1,2858</text:p>
          </table:table-cell>
          <table:table-cell office:value-type="float" office:value="25.8815514119948" calcext:value-type="float">
            <text:p>25,8815514119948</text:p>
          </table:table-cell>
          <table:table-cell office:value-type="float" office:value="125" calcext:value-type="float">
            <text:p>125</text:p>
          </table:table-cell>
          <table:table-cell office:value-type="float" office:value="34.108" calcext:value-type="float">
            <text:p>34,108</text:p>
          </table:table-cell>
        </table:table-row>
        <table:table-row table:style-name="ro1">
          <table:table-cell office:value-type="string" calcext:value-type="string">
            <text:p>g.59.2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12" calcext:value-type="float">
            <text:p>212</text:p>
          </table:table-cell>
          <table:table-cell office:value-type="float" office:value="17.95" calcext:value-type="float">
            <text:p>17,95</text:p>
          </table:table-cell>
          <table:table-cell office:value-type="float" office:value="59" calcext:value-type="float">
            <text:p>59</text:p>
          </table:table-cell>
          <table:table-cell office:value-type="float" office:value="122" calcext:value-type="float">
            <text:p>122</text:p>
          </table:table-cell>
          <table:table-cell office:value-type="float" office:value="0.3748" calcext:value-type="float">
            <text:p>0,3748</text:p>
          </table:table-cell>
          <table:table-cell office:value-type="float" office:value="13.9441737863934" calcext:value-type="float">
            <text:p>13,9441737863934</text:p>
          </table:table-cell>
          <table:table-cell office:value-type="float" office:value="375" calcext:value-type="float">
            <text:p>375</text:p>
          </table:table-cell>
          <table:table-cell office:value-type="float" office:value="17.95" calcext:value-type="float">
            <text:p>17,95</text:p>
          </table:table-cell>
        </table:table-row>
        <table:table-row table:style-name="ro1">
          <table:table-cell office:value-type="string" calcext:value-type="string">
            <text:p>g.59.9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22.4402" calcext:value-type="float">
            <text:p>22,4402</text:p>
          </table:table-cell>
          <table:table-cell office:value-type="float" office:value="59" calcext:value-type="float">
            <text:p>59</text:p>
          </table:table-cell>
          <table:table-cell office:value-type="float" office:value="115" calcext:value-type="float">
            <text:p>115</text:p>
          </table:table-cell>
          <table:table-cell office:value-type="float" office:value="2.6476" calcext:value-type="float">
            <text:p>2,6476</text:p>
          </table:table-cell>
          <table:table-cell office:value-type="float" office:value="18.6268865608398" calcext:value-type="float">
            <text:p>18,6268865608398</text:p>
          </table:table-cell>
          <table:table-cell office:value-type="float" office:value="299" calcext:value-type="float">
            <text:p>299</text:p>
          </table:table-cell>
          <table:table-cell office:value-type="float" office:value="22.4402" calcext:value-type="float">
            <text:p>22,4402</text:p>
          </table:table-cell>
        </table:table-row>
        <table:table-row table:style-name="ro1">
          <table:table-cell office:value-type="string" calcext:value-type="string">
            <text:p>g.60.0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2.2933" calcext:value-type="float">
            <text:p>32,2933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office:value-type="float" office:value="0.4164" calcext:value-type="float">
            <text:p>0,4164</text:p>
          </table:table-cell>
          <table:table-cell office:value-type="float" office:value="10.1121700109896" calcext:value-type="float">
            <text:p>10,1121700109896</text:p>
          </table:table-cell>
          <table:table-cell office:value-type="float" office:value="90" calcext:value-type="float">
            <text:p>90</text:p>
          </table:table-cell>
          <table:table-cell office:value-type="float" office:value="32.2933" calcext:value-type="float">
            <text:p>32,2933</text:p>
          </table:table-cell>
        </table:table-row>
        <table:table-row table:style-name="ro1">
          <table:table-cell office:value-type="string" calcext:value-type="string">
            <text:p>g.60.1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1551" calcext:value-type="float">
            <text:p>1551</text:p>
          </table:table-cell>
          <table:table-cell office:value-type="float" office:value="41.2661" calcext:value-type="float">
            <text:p>41,2661</text:p>
          </table:table-cell>
          <table:table-cell office:value-type="float" office:value="60" calcext:value-type="float">
            <text:p>60</text:p>
          </table:table-cell>
          <table:table-cell office:value-type="float" office:value="116" calcext:value-type="float">
            <text:p>116</text:p>
          </table:table-cell>
          <table:table-cell office:value-type="float" office:value="1.2608" calcext:value-type="float">
            <text:p>1,2608</text:p>
          </table:table-cell>
          <table:table-cell office:value-type="float" office:value="38.4229498066395" calcext:value-type="float">
            <text:p>38,4229498066395</text:p>
          </table:table-cell>
          <table:table-cell office:value-type="float" office:value="287" calcext:value-type="float">
            <text:p>287</text:p>
          </table:table-cell>
          <table:table-cell office:value-type="float" office:value="41.2661" calcext:value-type="float">
            <text:p>41,2661</text:p>
          </table:table-cell>
        </table:table-row>
        <table:table-row table:style-name="ro1">
          <table:table-cell office:value-type="string" calcext:value-type="string">
            <text:p>g.60.16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346" calcext:value-type="float">
            <text:p>346</text:p>
          </table:table-cell>
          <table:table-cell office:value-type="float" office:value="22.2532" calcext:value-type="float">
            <text:p>22,2532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0.8098" calcext:value-type="float">
            <text:p>0,8098</text:p>
          </table:table-cell>
          <table:table-cell office:value-type="float" office:value="23.3722898710566" calcext:value-type="float">
            <text:p>23,3722898710566</text:p>
          </table:table-cell>
          <table:table-cell office:value-type="float" office:value="357" calcext:value-type="float">
            <text:p>357</text:p>
          </table:table-cell>
          <table:table-cell office:value-type="float" office:value="22.2532" calcext:value-type="float">
            <text:p>22,2532</text:p>
          </table:table-cell>
        </table:table-row>
        <table:table-row table:style-name="ro1">
          <table:table-cell office:value-type="string" calcext:value-type="string">
            <text:p>g.60.9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271" calcext:value-type="float">
            <text:p>271</text:p>
          </table:table-cell>
          <table:table-cell office:value-type="float" office:value="34.8622" calcext:value-type="float">
            <text:p>34,8622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.5074" calcext:value-type="float">
            <text:p>1,5074</text:p>
          </table:table-cell>
          <table:table-cell office:value-type="float" office:value="7.70316544575004" calcext:value-type="float">
            <text:p>7,70316544575004</text:p>
          </table:table-cell>
          <table:table-cell office:value-type="float" office:value="242" calcext:value-type="float">
            <text:p>242</text:p>
          </table:table-cell>
          <table:table-cell office:value-type="float" office:value="34.8622" calcext:value-type="float">
            <text:p>34,8622</text:p>
          </table:table-cell>
        </table:table-row>
        <table:table-row table:style-name="ro1">
          <table:table-cell office:value-type="string" calcext:value-type="string">
            <text:p>g.61.11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8.6585" calcext:value-type="float">
            <text:p>28,6585</text:p>
          </table:table-cell>
          <table:table-cell office:value-type="float" office:value="61" calcext:value-type="float">
            <text:p>61</text:p>
          </table:table-cell>
          <table:table-cell office:value-type="float" office:value="116" calcext:value-type="float">
            <text:p>116</text:p>
          </table:table-cell>
          <table:table-cell office:value-type="float" office:value="3.7664" calcext:value-type="float">
            <text:p>3,7664</text:p>
          </table:table-cell>
          <table:table-cell office:value-type="float" office:value="216.70458887408" calcext:value-type="float">
            <text:p>216,70458887408</text:p>
          </table:table-cell>
          <table:table-cell office:value-type="float" office:value="189" calcext:value-type="float">
            <text:p>189</text:p>
          </table:table-cell>
          <table:table-cell office:value-type="float" office:value="28.6585" calcext:value-type="float">
            <text:p>28,6585</text:p>
          </table:table-cell>
        </table:table-row>
        <table:table-row table:style-name="ro1">
          <table:table-cell office:value-type="string" calcext:value-type="string">
            <text:p>g.61.15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1109" calcext:value-type="float">
            <text:p>1109</text:p>
          </table:table-cell>
          <table:table-cell office:value-type="float" office:value="39.6253" calcext:value-type="float">
            <text:p>39,6253</text:p>
          </table:table-cell>
          <table:table-cell office:value-type="float" office:value="61" calcext:value-type="float">
            <text:p>61</text:p>
          </table:table-cell>
          <table:table-cell office:value-type="float" office:value="119" calcext:value-type="float">
            <text:p>119</text:p>
          </table:table-cell>
          <table:table-cell office:value-type="float" office:value="1.8838" calcext:value-type="float">
            <text:p>1,8838</text:p>
          </table:table-cell>
          <table:table-cell office:value-type="float" office:value="23.102023021837" calcext:value-type="float">
            <text:p>23,102023021837</text:p>
          </table:table-cell>
          <table:table-cell office:value-type="float" office:value="223" calcext:value-type="float">
            <text:p>223</text:p>
          </table:table-cell>
          <table:table-cell office:value-type="float" office:value="39.6253" calcext:value-type="float">
            <text:p>39,6253</text:p>
          </table:table-cell>
        </table:table-row>
        <table:table-row table:style-name="ro1">
          <table:table-cell office:value-type="string" calcext:value-type="string">
            <text:p>g.61.2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462" calcext:value-type="float">
            <text:p>462</text:p>
          </table:table-cell>
          <table:table-cell office:value-type="float" office:value="53.9396" calcext:value-type="float">
            <text:p>53,9396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1.6541" calcext:value-type="float">
            <text:p>1,6541</text:p>
          </table:table-cell>
          <table:table-cell office:value-type="float" office:value="65.8377652638497" calcext:value-type="float">
            <text:p>65,8377652638497</text:p>
          </table:table-cell>
          <table:table-cell office:value-type="float" office:value="63" calcext:value-type="float">
            <text:p>63</text:p>
          </table:table-cell>
          <table:table-cell office:value-type="float" office:value="53.9396" calcext:value-type="float">
            <text:p>53,9396</text:p>
          </table:table-cell>
        </table:table-row>
        <table:table-row table:style-name="ro1">
          <table:table-cell office:value-type="string" calcext:value-type="string">
            <text:p>g.61.25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692" calcext:value-type="float">
            <text:p>692</text:p>
          </table:table-cell>
          <table:table-cell office:value-type="float" office:value="32.3428" calcext:value-type="float">
            <text:p>32,3428</text:p>
          </table:table-cell>
          <table:table-cell office:value-type="float" office:value="61" calcext:value-type="float">
            <text:p>61</text:p>
          </table:table-cell>
          <table:table-cell office:value-type="float" office:value="119" calcext:value-type="float">
            <text:p>119</text:p>
          </table:table-cell>
          <table:table-cell office:value-type="float" office:value="0.4973" calcext:value-type="float">
            <text:p>0,4973</text:p>
          </table:table-cell>
          <table:table-cell office:value-type="float" office:value="31.9370405042525" calcext:value-type="float">
            <text:p>31,9370405042525</text:p>
          </table:table-cell>
          <table:table-cell office:value-type="float" office:value="334" calcext:value-type="float">
            <text:p>334</text:p>
          </table:table-cell>
          <table:table-cell office:value-type="float" office:value="32.3428" calcext:value-type="float">
            <text:p>32,3428</text:p>
          </table:table-cell>
        </table:table-row>
        <table:table-row table:style-name="ro1">
          <table:table-cell office:value-type="string" calcext:value-type="string">
            <text:p>g.61.3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654" calcext:value-type="float">
            <text:p>654</text:p>
          </table:table-cell>
          <table:table-cell office:value-type="float" office:value="40.9187" calcext:value-type="float">
            <text:p>40,9187</text:p>
          </table:table-cell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float" office:value="1.5827" calcext:value-type="float">
            <text:p>1,5827</text:p>
          </table:table-cell>
          <table:table-cell office:value-type="float" office:value="85.9849912317393" calcext:value-type="float">
            <text:p>85,9849912317393</text:p>
          </table:table-cell>
          <table:table-cell office:value-type="float" office:value="155" calcext:value-type="float">
            <text:p>155</text:p>
          </table:table-cell>
          <table:table-cell office:value-type="float" office:value="40.9187" calcext:value-type="float">
            <text:p>40,9187</text:p>
          </table:table-cell>
        </table:table-row>
        <table:table-row table:style-name="ro1">
          <table:table-cell office:value-type="string" calcext:value-type="string">
            <text:p>g.61.31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448" calcext:value-type="float">
            <text:p>448</text:p>
          </table:table-cell>
          <table:table-cell office:value-type="float" office:value="40.8294" calcext:value-type="float">
            <text:p>40,8294</text:p>
          </table:table-cell>
          <table:table-cell office:value-type="float" office:value="61" calcext:value-type="float">
            <text:p>61</text:p>
          </table:table-cell>
          <table:table-cell office:value-type="float" office:value="117" calcext:value-type="float">
            <text:p>117</text:p>
          </table:table-cell>
          <table:table-cell office:value-type="float" office:value="2.9502" calcext:value-type="float">
            <text:p>2,9502</text:p>
          </table:table-cell>
          <table:table-cell office:value-type="float" office:value="21.2318440807527" calcext:value-type="float">
            <text:p>21,2318440807527</text:p>
          </table:table-cell>
          <table:table-cell office:value-type="float" office:value="227" calcext:value-type="float">
            <text:p>227</text:p>
          </table:table-cell>
          <table:table-cell office:value-type="float" office:value="40.8294" calcext:value-type="float">
            <text:p>40,8294</text:p>
          </table:table-cell>
        </table:table-row>
        <table:table-row table:style-name="ro1">
          <table:table-cell office:value-type="string" calcext:value-type="string">
            <text:p>g.61.32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783" calcext:value-type="float">
            <text:p>783</text:p>
          </table:table-cell>
          <table:table-cell office:value-type="float" office:value="38.7186" calcext:value-type="float">
            <text:p>38,7186</text:p>
          </table:table-cell>
          <table:table-cell office:value-type="float" office:value="61" calcext:value-type="float">
            <text:p>61</text:p>
          </table:table-cell>
          <table:table-cell office:value-type="float" office:value="117" calcext:value-type="float">
            <text:p>117</text:p>
          </table:table-cell>
          <table:table-cell office:value-type="float" office:value="1.2937" calcext:value-type="float">
            <text:p>1,2937</text:p>
          </table:table-cell>
          <table:table-cell office:value-type="float" office:value="17.9628451351127" calcext:value-type="float">
            <text:p>17,9628451351127</text:p>
          </table:table-cell>
          <table:table-cell office:value-type="float" office:value="238" calcext:value-type="float">
            <text:p>238</text:p>
          </table:table-cell>
          <table:table-cell office:value-type="float" office:value="38.7186" calcext:value-type="float">
            <text:p>38,7186</text:p>
          </table:table-cell>
        </table:table-row>
        <table:table-row table:style-name="ro1">
          <table:table-cell office:value-type="string" calcext:value-type="string">
            <text:p>g.61.4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1002" calcext:value-type="float">
            <text:p>1002</text:p>
          </table:table-cell>
          <table:table-cell office:value-type="float" office:value="33.2552" calcext:value-type="float">
            <text:p>33,2552</text:p>
          </table:table-cell>
          <table:table-cell office:value-type="float" office:value="61" calcext:value-type="float">
            <text:p>61</text:p>
          </table:table-cell>
          <table:table-cell office:value-type="float" office:value="116" calcext:value-type="float">
            <text:p>116</text:p>
          </table:table-cell>
          <table:table-cell office:value-type="float" office:value="2.9754" calcext:value-type="float">
            <text:p>2,9754</text:p>
          </table:table-cell>
          <table:table-cell office:value-type="float" office:value="26.3057975229258" calcext:value-type="float">
            <text:p>26,3057975229258</text:p>
          </table:table-cell>
          <table:table-cell office:value-type="float" office:value="281" calcext:value-type="float">
            <text:p>281</text:p>
          </table:table-cell>
          <table:table-cell office:value-type="float" office:value="33.2552" calcext:value-type="float">
            <text:p>33,2552</text:p>
          </table:table-cell>
        </table:table-row>
        <table:table-row table:style-name="ro1">
          <table:table-cell office:value-type="string" calcext:value-type="string">
            <text:p>g.61.54.graphml</text:p>
          </table:table-cell>
          <table:table-cell office:value-type="float" office:value="1800" calcext:value-type="float">
            <text:p>1800</text:p>
          </table:table-cell>
          <table:table-cell office:value-type="float" office:value="821" calcext:value-type="float">
            <text:p>821</text:p>
          </table:table-cell>
          <table:table-cell office:value-type="float" office:value="53.8125" calcext:value-type="float">
            <text:p>53,8125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3.9158" calcext:value-type="float">
            <text:p>3,9158</text:p>
          </table:table-cell>
          <table:table-cell office:value-type="float" office:value="70.8243709078221" calcext:value-type="float">
            <text:p>70,8243709078221</text:p>
          </table:table-cell>
          <table:table-cell office:value-type="float" office:value="51" calcext:value-type="float">
            <text:p>51</text:p>
          </table:table-cell>
          <table:table-cell office:value-type="float" office:value="53.8125" calcext:value-type="float">
            <text:p>53,8125</text:p>
          </table:table-cell>
        </table:table-row>
        <table:table-row table:style-name="ro1">
          <table:table-cell office:value-type="string" calcext:value-type="string">
            <text:p>g.61.55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398" calcext:value-type="float">
            <text:p>398</text:p>
          </table:table-cell>
          <table:table-cell office:value-type="float" office:value="84.2452" calcext:value-type="float">
            <text:p>84,2452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3.3837" calcext:value-type="float">
            <text:p>3,3837</text:p>
          </table:table-cell>
          <table:table-cell office:value-type="float" office:value="44.2726947250105" calcext:value-type="float">
            <text:p>44,2726947250105</text:p>
          </table:table-cell>
          <table:table-cell office:value-type="float" office:value="14" calcext:value-type="float">
            <text:p>14</text:p>
          </table:table-cell>
          <table:table-cell office:value-type="float" office:value="84.2452" calcext:value-type="float">
            <text:p>84,2452</text:p>
          </table:table-cell>
        </table:table-row>
        <table:table-row table:style-name="ro1">
          <table:table-cell office:value-type="string" calcext:value-type="string">
            <text:p>g.61.7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1087" calcext:value-type="float">
            <text:p>1087</text:p>
          </table:table-cell>
          <table:table-cell office:value-type="float" office:value="37.6328" calcext:value-type="float">
            <text:p>37,6328</text:p>
          </table:table-cell>
          <table:table-cell office:value-type="float" office:value="61" calcext:value-type="float">
            <text:p>61</text:p>
          </table:table-cell>
          <table:table-cell office:value-type="float" office:value="117" calcext:value-type="float">
            <text:p>117</text:p>
          </table:table-cell>
          <table:table-cell office:value-type="float" office:value="3.2839" calcext:value-type="float">
            <text:p>3,2839</text:p>
          </table:table-cell>
          <table:table-cell office:value-type="float" office:value="73.6789455223961" calcext:value-type="float">
            <text:p>73,6789455223961</text:p>
          </table:table-cell>
          <table:table-cell office:value-type="float" office:value="271" calcext:value-type="float">
            <text:p>271</text:p>
          </table:table-cell>
          <table:table-cell office:value-type="float" office:value="37.6328" calcext:value-type="float">
            <text:p>37,6328</text:p>
          </table:table-cell>
        </table:table-row>
        <table:table-row table:style-name="ro1">
          <table:table-cell office:value-type="string" calcext:value-type="string">
            <text:p>g.61.8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739" calcext:value-type="float">
            <text:p>739</text:p>
          </table:table-cell>
          <table:table-cell office:value-type="float" office:value="39.6536" calcext:value-type="float">
            <text:p>39,6536</text:p>
          </table:table-cell>
          <table:table-cell office:value-type="float" office:value="61" calcext:value-type="float">
            <text:p>61</text:p>
          </table:table-cell>
          <table:table-cell office:value-type="float" office:value="116" calcext:value-type="float">
            <text:p>116</text:p>
          </table:table-cell>
          <table:table-cell office:value-type="float" office:value="4.6266" calcext:value-type="float">
            <text:p>4,6266</text:p>
          </table:table-cell>
          <table:table-cell office:value-type="float" office:value="28.2133292243773" calcext:value-type="float">
            <text:p>28,2133292243773</text:p>
          </table:table-cell>
          <table:table-cell office:value-type="float" office:value="204" calcext:value-type="float">
            <text:p>204</text:p>
          </table:table-cell>
          <table:table-cell office:value-type="float" office:value="39.6536" calcext:value-type="float">
            <text:p>39,6536</text:p>
          </table:table-cell>
        </table:table-row>
        <table:table-row table:style-name="ro1">
          <table:table-cell office:value-type="string" calcext:value-type="string">
            <text:p>g.61.9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685" calcext:value-type="float">
            <text:p>685</text:p>
          </table:table-cell>
          <table:table-cell office:value-type="float" office:value="41.2986" calcext:value-type="float">
            <text:p>41,2986</text:p>
          </table:table-cell>
          <table:table-cell office:value-type="float" office:value="61" calcext:value-type="float">
            <text:p>61</text:p>
          </table:table-cell>
          <table:table-cell office:value-type="float" office:value="119" calcext:value-type="float">
            <text:p>119</text:p>
          </table:table-cell>
          <table:table-cell office:value-type="float" office:value="2.1399" calcext:value-type="float">
            <text:p>2,1399</text:p>
          </table:table-cell>
          <table:table-cell office:value-type="float" office:value="15.2318184125532" calcext:value-type="float">
            <text:p>15,2318184125532</text:p>
          </table:table-cell>
          <table:table-cell office:value-type="float" office:value="261" calcext:value-type="float">
            <text:p>261</text:p>
          </table:table-cell>
          <table:table-cell office:value-type="float" office:value="41.2986" calcext:value-type="float">
            <text:p>41,2986</text:p>
          </table:table-cell>
        </table:table-row>
        <table:table-row table:style-name="ro1">
          <table:table-cell office:value-type="string" calcext:value-type="string">
            <text:p>g.62.0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825" calcext:value-type="float">
            <text:p>825</text:p>
          </table:table-cell>
          <table:table-cell office:value-type="float" office:value="32.042" calcext:value-type="float">
            <text:p>32,042</text:p>
          </table:table-cell>
          <table:table-cell office:value-type="float" office:value="62" calcext:value-type="float">
            <text:p>62</text:p>
          </table:table-cell>
          <table:table-cell office:value-type="float" office:value="111" calcext:value-type="float">
            <text:p>111</text:p>
          </table:table-cell>
          <table:table-cell office:value-type="float" office:value="0.6451" calcext:value-type="float">
            <text:p>0,6451</text:p>
          </table:table-cell>
          <table:table-cell office:value-type="float" office:value="124.039164955913" calcext:value-type="float">
            <text:p>124,039164955913</text:p>
          </table:table-cell>
          <table:table-cell office:value-type="float" office:value="161" calcext:value-type="float">
            <text:p>161</text:p>
          </table:table-cell>
          <table:table-cell office:value-type="float" office:value="32.042" calcext:value-type="float">
            <text:p>32,042</text:p>
          </table:table-cell>
        </table:table-row>
        <table:table-row table:style-name="ro1">
          <table:table-cell office:value-type="string" calcext:value-type="string">
            <text:p>g.62.2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1023" calcext:value-type="float">
            <text:p>1023</text:p>
          </table:table-cell>
          <table:table-cell office:value-type="float" office:value="45.3564" calcext:value-type="float">
            <text:p>45,3564</text:p>
          </table:table-cell>
          <table:table-cell office:value-type="float" office:value="62" calcext:value-type="float">
            <text:p>62</text:p>
          </table:table-cell>
          <table:table-cell office:value-type="float" office:value="117" calcext:value-type="float">
            <text:p>117</text:p>
          </table:table-cell>
          <table:table-cell office:value-type="float" office:value="4.2152" calcext:value-type="float">
            <text:p>4,2152</text:p>
          </table:table-cell>
          <table:table-cell office:value-type="float" office:value="60.6969383824288" calcext:value-type="float">
            <text:p>60,6969383824288</text:p>
          </table:table-cell>
          <table:table-cell office:value-type="float" office:value="192" calcext:value-type="float">
            <text:p>192</text:p>
          </table:table-cell>
          <table:table-cell office:value-type="float" office:value="45.3564" calcext:value-type="float">
            <text:p>45,3564</text:p>
          </table:table-cell>
        </table:table-row>
        <table:table-row table:style-name="ro1">
          <table:table-cell office:value-type="string" calcext:value-type="string">
            <text:p>g.62.3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329" calcext:value-type="float">
            <text:p>329</text:p>
          </table:table-cell>
          <table:table-cell office:value-type="float" office:value="24.7519" calcext:value-type="float">
            <text:p>24,7519</text:p>
          </table:table-cell>
          <table:table-cell office:value-type="float" office:value="62" calcext:value-type="float">
            <text:p>62</text:p>
          </table:table-cell>
          <table:table-cell office:value-type="float" office:value="120" calcext:value-type="float">
            <text:p>120</text:p>
          </table:table-cell>
          <table:table-cell office:value-type="float" office:value="7.5532" calcext:value-type="float">
            <text:p>7,5532</text:p>
          </table:table-cell>
          <table:table-cell office:value-type="float" office:value="19.2635681209917" calcext:value-type="float">
            <text:p>19,2635681209917</text:p>
          </table:table-cell>
          <table:table-cell office:value-type="float" office:value="326" calcext:value-type="float">
            <text:p>326</text:p>
          </table:table-cell>
          <table:table-cell office:value-type="float" office:value="24.7519" calcext:value-type="float">
            <text:p>24,7519</text:p>
          </table:table-cell>
        </table:table-row>
        <table:table-row table:style-name="ro1">
          <table:table-cell office:value-type="string" calcext:value-type="string">
            <text:p>g.62.4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294" calcext:value-type="float">
            <text:p>294</text:p>
          </table:table-cell>
          <table:table-cell office:value-type="float" office:value="31.8718" calcext:value-type="float">
            <text:p>31,8718</text:p>
          </table:table-cell>
          <table:table-cell office:value-type="float" office:value="62" calcext:value-type="float">
            <text:p>62</text:p>
          </table:table-cell>
          <table:table-cell office:value-type="float" office:value="118" calcext:value-type="float">
            <text:p>118</text:p>
          </table:table-cell>
          <table:table-cell office:value-type="float" office:value="4.9229" calcext:value-type="float">
            <text:p>4,9229</text:p>
          </table:table-cell>
          <table:table-cell office:value-type="float" office:value="22.3226100961852" calcext:value-type="float">
            <text:p>22,3226100961852</text:p>
          </table:table-cell>
          <table:table-cell office:value-type="float" office:value="265" calcext:value-type="float">
            <text:p>265</text:p>
          </table:table-cell>
          <table:table-cell office:value-type="float" office:value="31.8718" calcext:value-type="float">
            <text:p>31,8718</text:p>
          </table:table-cell>
        </table:table-row>
        <table:table-row table:style-name="ro1">
          <table:table-cell office:value-type="string" calcext:value-type="string">
            <text:p>g.63.0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269" calcext:value-type="float">
            <text:p>269</text:p>
          </table:table-cell>
          <table:table-cell office:value-type="float" office:value="69.4755" calcext:value-type="float">
            <text:p>69,4755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7.2384" calcext:value-type="float">
            <text:p>7,2384</text:p>
          </table:table-cell>
          <table:table-cell office:value-type="float" office:value="25.1920030213716" calcext:value-type="float">
            <text:p>25,1920030213716</text:p>
          </table:table-cell>
          <table:table-cell office:value-type="float" office:value="17" calcext:value-type="float">
            <text:p>17</text:p>
          </table:table-cell>
          <table:table-cell office:value-type="float" office:value="69.4755" calcext:value-type="float">
            <text:p>69,4755</text:p>
          </table:table-cell>
        </table:table-row>
        <table:table-row table:style-name="ro1">
          <table:table-cell office:value-type="string" calcext:value-type="string">
            <text:p>g.63.1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277" calcext:value-type="float">
            <text:p>277</text:p>
          </table:table-cell>
          <table:table-cell office:value-type="float" office:value="83.9741" calcext:value-type="float">
            <text:p>83,9741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11.1666" calcext:value-type="float">
            <text:p>11,1666</text:p>
          </table:table-cell>
          <table:table-cell office:value-type="float" office:value="65.0699183151675" calcext:value-type="float">
            <text:p>65,0699183151675</text:p>
          </table:table-cell>
          <table:table-cell office:value-type="float" office:value="22" calcext:value-type="float">
            <text:p>22</text:p>
          </table:table-cell>
          <table:table-cell office:value-type="float" office:value="83.9741" calcext:value-type="float">
            <text:p>83,9741</text:p>
          </table:table-cell>
        </table:table-row>
        <table:table-row table:style-name="ro1">
          <table:table-cell office:value-type="string" calcext:value-type="string">
            <text:p>g.63.18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727" calcext:value-type="float">
            <text:p>727</text:p>
          </table:table-cell>
          <table:table-cell office:value-type="float" office:value="36.975" calcext:value-type="float">
            <text:p>36,975</text:p>
          </table:table-cell>
          <table:table-cell office:value-type="float" office:value="63" calcext:value-type="float">
            <text:p>63</text:p>
          </table:table-cell>
          <table:table-cell office:value-type="float" office:value="121" calcext:value-type="float">
            <text:p>121</text:p>
          </table:table-cell>
          <table:table-cell office:value-type="float" office:value="3.8506" calcext:value-type="float">
            <text:p>3,8506</text:p>
          </table:table-cell>
          <table:table-cell office:value-type="float" office:value="94.647215285871" calcext:value-type="float">
            <text:p>94,647215285871</text:p>
          </table:table-cell>
          <table:table-cell office:value-type="float" office:value="292" calcext:value-type="float">
            <text:p>292</text:p>
          </table:table-cell>
          <table:table-cell office:value-type="float" office:value="36.975" calcext:value-type="float">
            <text:p>36,975</text:p>
          </table:table-cell>
        </table:table-row>
        <table:table-row table:style-name="ro1">
          <table:table-cell office:value-type="string" calcext:value-type="string">
            <text:p>g.63.8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241" calcext:value-type="float">
            <text:p>241</text:p>
          </table:table-cell>
          <table:table-cell office:value-type="float" office:value="29.6513" calcext:value-type="float">
            <text:p>29,6513</text:p>
          </table:table-cell>
          <table:table-cell office:value-type="float" office:value="63" calcext:value-type="float">
            <text:p>63</text:p>
          </table:table-cell>
          <table:table-cell office:value-type="float" office:value="121" calcext:value-type="float">
            <text:p>121</text:p>
          </table:table-cell>
          <table:table-cell office:value-type="float" office:value="0.8126" calcext:value-type="float">
            <text:p>0,8126</text:p>
          </table:table-cell>
          <table:table-cell office:value-type="float" office:value="79.3057931269402" calcext:value-type="float">
            <text:p>79,3057931269402</text:p>
          </table:table-cell>
          <table:table-cell office:value-type="float" office:value="344" calcext:value-type="float">
            <text:p>344</text:p>
          </table:table-cell>
          <table:table-cell office:value-type="float" office:value="29.6513" calcext:value-type="float">
            <text:p>29,6513</text:p>
          </table:table-cell>
        </table:table-row>
        <table:table-row table:style-name="ro1">
          <table:table-cell office:value-type="string" calcext:value-type="string">
            <text:p>g.63.9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41" calcext:value-type="float">
            <text:p>141</text:p>
          </table:table-cell>
          <table:table-cell office:value-type="float" office:value="28.0752" calcext:value-type="float">
            <text:p>28,0752</text:p>
          </table:table-cell>
          <table:table-cell office:value-type="float" office:value="63" calcext:value-type="float">
            <text:p>63</text:p>
          </table:table-cell>
          <table:table-cell office:value-type="float" office:value="121" calcext:value-type="float">
            <text:p>121</text:p>
          </table:table-cell>
          <table:table-cell office:value-type="float" office:value="0.2889" calcext:value-type="float">
            <text:p>0,2889</text:p>
          </table:table-cell>
          <table:table-cell office:value-type="float" office:value="14.3142178470228" calcext:value-type="float">
            <text:p>14,3142178470228</text:p>
          </table:table-cell>
          <table:table-cell office:value-type="float" office:value="260" calcext:value-type="float">
            <text:p>260</text:p>
          </table:table-cell>
          <table:table-cell office:value-type="float" office:value="28.0752" calcext:value-type="float">
            <text:p>28,0752</text:p>
          </table:table-cell>
        </table:table-row>
        <table:table-row table:style-name="ro1">
          <table:table-cell office:value-type="string" calcext:value-type="string">
            <text:p>g.64.17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287" calcext:value-type="float">
            <text:p>287</text:p>
          </table:table-cell>
          <table:table-cell office:value-type="float" office:value="45.1252" calcext:value-type="float">
            <text:p>45,1252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2.1845" calcext:value-type="float">
            <text:p>2,1845</text:p>
          </table:table-cell>
          <table:table-cell office:value-type="float" office:value="15.3248770238095" calcext:value-type="float">
            <text:p>15,3248770238095</text:p>
          </table:table-cell>
          <table:table-cell office:value-type="float" office:value="53" calcext:value-type="float">
            <text:p>53</text:p>
          </table:table-cell>
          <table:table-cell office:value-type="float" office:value="45.1252" calcext:value-type="float">
            <text:p>45,1252</text:p>
          </table:table-cell>
        </table:table-row>
        <table:table-row table:style-name="ro1">
          <table:table-cell office:value-type="string" calcext:value-type="string">
            <text:p>g.64.18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946" calcext:value-type="float">
            <text:p>3,4946</text:p>
          </table:table-cell>
          <table:table-cell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office:value-type="float" office:value="11.2385" calcext:value-type="float">
            <text:p>11,2385</text:p>
          </table:table-cell>
          <table:table-cell office:value-type="float" office:value="1.75122352407765" calcext:value-type="float">
            <text:p>1,75122352407765</text:p>
          </table:table-cell>
          <table:table-cell office:value-type="float" office:value="1014" calcext:value-type="float">
            <text:p>1014</text:p>
          </table:table-cell>
          <table:table-cell office:value-type="float" office:value="1.1746" calcext:value-type="float">
            <text:p>1,1746</text:p>
          </table:table-cell>
        </table:table-row>
        <table:table-row table:style-name="ro1">
          <table:table-cell office:value-type="string" calcext:value-type="string">
            <text:p>g.64.7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96" calcext:value-type="float">
            <text:p>296</text:p>
          </table:table-cell>
          <table:table-cell office:value-type="float" office:value="14.9517" calcext:value-type="float">
            <text:p>14,9517</text:p>
          </table:table-cell>
          <table:table-cell office:value-type="float" office:value="64" calcext:value-type="float">
            <text:p>64</text:p>
          </table:table-cell>
          <table:table-cell office:value-type="float" office:value="134" calcext:value-type="float">
            <text:p>134</text:p>
          </table:table-cell>
          <table:table-cell office:value-type="float" office:value="0.4794" calcext:value-type="float">
            <text:p>0,4794</text:p>
          </table:table-cell>
          <table:table-cell office:value-type="float" office:value="15.4121835531837" calcext:value-type="float">
            <text:p>15,4121835531837</text:p>
          </table:table-cell>
          <table:table-cell office:value-type="float" office:value="692" calcext:value-type="float">
            <text:p>692</text:p>
          </table:table-cell>
          <table:table-cell office:value-type="float" office:value="14.9517" calcext:value-type="float">
            <text:p>14,9517</text:p>
          </table:table-cell>
        </table:table-row>
        <table:table-row table:style-name="ro1">
          <table:table-cell office:value-type="string" calcext:value-type="string">
            <text:p>g.64.8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942" calcext:value-type="float">
            <text:p>942</text:p>
          </table:table-cell>
          <table:table-cell office:value-type="float" office:value="38.1962" calcext:value-type="float">
            <text:p>38,1962</text:p>
          </table:table-cell>
          <table:table-cell office:value-type="float" office:value="64" calcext:value-type="float">
            <text:p>64</text:p>
          </table:table-cell>
          <table:table-cell office:value-type="float" office:value="122" calcext:value-type="float">
            <text:p>122</text:p>
          </table:table-cell>
          <table:table-cell office:value-type="float" office:value="2.4026" calcext:value-type="float">
            <text:p>2,4026</text:p>
          </table:table-cell>
          <table:table-cell office:value-type="float" office:value="17.4141601511501" calcext:value-type="float">
            <text:p>17,4141601511501</text:p>
          </table:table-cell>
          <table:table-cell office:value-type="float" office:value="356" calcext:value-type="float">
            <text:p>356</text:p>
          </table:table-cell>
          <table:table-cell office:value-type="float" office:value="38.1962" calcext:value-type="float">
            <text:p>38,1962</text:p>
          </table:table-cell>
        </table:table-row>
        <table:table-row table:style-name="ro1">
          <table:table-cell office:value-type="string" calcext:value-type="string">
            <text:p>g.65.0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637" calcext:value-type="float">
            <text:p>637</text:p>
          </table:table-cell>
          <table:table-cell office:value-type="float" office:value="16.6536" calcext:value-type="float">
            <text:p>16,6536</text:p>
          </table:table-cell>
          <table:table-cell office:value-type="float" office:value="65" calcext:value-type="float">
            <text:p>65</text:p>
          </table:table-cell>
          <table:table-cell office:value-type="float" office:value="135" calcext:value-type="float">
            <text:p>135</text:p>
          </table:table-cell>
          <table:table-cell office:value-type="float" office:value="0.1338" calcext:value-type="float">
            <text:p>0,1338</text:p>
          </table:table-cell>
          <table:table-cell office:value-type="float" office:value="45.6037005688213" calcext:value-type="float">
            <text:p>45,6037005688213</text:p>
          </table:table-cell>
          <table:table-cell office:value-type="float" office:value="576" calcext:value-type="float">
            <text:p>576</text:p>
          </table:table-cell>
          <table:table-cell office:value-type="float" office:value="16.6536" calcext:value-type="float">
            <text:p>16,6536</text:p>
          </table:table-cell>
        </table:table-row>
        <table:table-row table:style-name="ro1">
          <table:table-cell office:value-type="string" calcext:value-type="string">
            <text:p>g.66.3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21" calcext:value-type="float">
            <text:p>121</text:p>
          </table:table-cell>
          <table:table-cell office:value-type="float" office:value="40.3261" calcext:value-type="float">
            <text:p>40,3261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0.9742" calcext:value-type="float">
            <text:p>0,9742</text:p>
          </table:table-cell>
          <table:table-cell office:value-type="float" office:value="7.7164715051225" calcext:value-type="float">
            <text:p>7,7164715051225</text:p>
          </table:table-cell>
          <table:table-cell office:value-type="float" office:value="52" calcext:value-type="float">
            <text:p>52</text:p>
          </table:table-cell>
          <table:table-cell office:value-type="float" office:value="40.3261" calcext:value-type="float">
            <text:p>40,3261</text:p>
          </table:table-cell>
        </table:table-row>
        <table:table-row table:style-name="ro1">
          <table:table-cell office:value-type="string" calcext:value-type="string">
            <text:p>g.66.6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1422" calcext:value-type="float">
            <text:p>1422</text:p>
          </table:table-cell>
          <table:table-cell office:value-type="float" office:value="27.0709" calcext:value-type="float">
            <text:p>27,0709</text:p>
          </table:table-cell>
          <table:table-cell office:value-type="float" office:value="66" calcext:value-type="float">
            <text:p>66</text:p>
          </table:table-cell>
          <table:table-cell office:value-type="float" office:value="139" calcext:value-type="float">
            <text:p>139</text:p>
          </table:table-cell>
          <table:table-cell office:value-type="float" office:value="0.4728" calcext:value-type="float">
            <text:p>0,4728</text:p>
          </table:table-cell>
          <table:table-cell office:value-type="float" office:value="36.0707605713665" calcext:value-type="float">
            <text:p>36,0707605713665</text:p>
          </table:table-cell>
          <table:table-cell office:value-type="float" office:value="434" calcext:value-type="float">
            <text:p>434</text:p>
          </table:table-cell>
          <table:table-cell office:value-type="float" office:value="27.0709" calcext:value-type="float">
            <text:p>27,0709</text:p>
          </table:table-cell>
        </table:table-row>
        <table:table-row table:style-name="ro1">
          <table:table-cell office:value-type="string" calcext:value-type="string">
            <text:p>g.66.7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389" calcext:value-type="float">
            <text:p>389</text:p>
          </table:table-cell>
          <table:table-cell office:value-type="float" office:value="49.4829" calcext:value-type="float">
            <text:p>49,4829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0.0917" calcext:value-type="float">
            <text:p>0,0917</text:p>
          </table:table-cell>
          <table:table-cell office:value-type="float" office:value="13.4670845498251" calcext:value-type="float">
            <text:p>13,4670845498251</text:p>
          </table:table-cell>
          <table:table-cell office:value-type="float" office:value="117" calcext:value-type="float">
            <text:p>117</text:p>
          </table:table-cell>
          <table:table-cell office:value-type="float" office:value="49.4829" calcext:value-type="float">
            <text:p>49,4829</text:p>
          </table:table-cell>
        </table:table-row>
        <table:table-row table:style-name="ro1">
          <table:table-cell office:value-type="string" calcext:value-type="string">
            <text:p>g.66.8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353" calcext:value-type="float">
            <text:p>353</text:p>
          </table:table-cell>
          <table:table-cell office:value-type="float" office:value="48.3063" calcext:value-type="float">
            <text:p>48,3063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0.4475" calcext:value-type="float">
            <text:p>0,4475</text:p>
          </table:table-cell>
          <table:table-cell office:value-type="float" office:value="45.668038849409" calcext:value-type="float">
            <text:p>45,668038849409</text:p>
          </table:table-cell>
          <table:table-cell office:value-type="float" office:value="104" calcext:value-type="float">
            <text:p>104</text:p>
          </table:table-cell>
          <table:table-cell office:value-type="float" office:value="48.3063" calcext:value-type="float">
            <text:p>48,3063</text:p>
          </table:table-cell>
        </table:table-row>
        <table:table-row table:style-name="ro1">
          <table:table-cell office:value-type="string" calcext:value-type="string">
            <text:p>g.69.7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453" calcext:value-type="float">
            <text:p>453</text:p>
          </table:table-cell>
          <table:table-cell office:value-type="float" office:value="58.0099" calcext:value-type="float">
            <text:p>58,0099</text:p>
          </table:table-cell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office:value-type="float" office:value="0.4815" calcext:value-type="float">
            <text:p>0,4815</text:p>
          </table:table-cell>
          <table:table-cell office:value-type="float" office:value="28.4073006826648" calcext:value-type="float">
            <text:p>28,4073006826648</text:p>
          </table:table-cell>
          <table:table-cell office:value-type="float" office:value="49" calcext:value-type="float">
            <text:p>49</text:p>
          </table:table-cell>
          <table:table-cell office:value-type="float" office:value="58.0099" calcext:value-type="float">
            <text:p>58,0099</text:p>
          </table:table-cell>
        </table:table-row>
        <table:table-row table:style-name="ro1">
          <table:table-cell office:value-type="string" calcext:value-type="string">
            <text:p>g.70.1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826" calcext:value-type="float">
            <text:p>826</text:p>
          </table:table-cell>
          <table:table-cell office:value-type="float" office:value="56.7709" calcext:value-type="float">
            <text:p>56,7709</text:p>
          </table:table-cell>
          <table:table-cell office:value-type="float" office:value="70" calcext:value-type="float">
            <text:p>70</text:p>
          </table:table-cell>
          <table:table-cell office:value-type="float" office:value="119" calcext:value-type="float">
            <text:p>119</text:p>
          </table:table-cell>
          <table:table-cell office:value-type="float" office:value="1.2484" calcext:value-type="float">
            <text:p>1,2484</text:p>
          </table:table-cell>
          <table:table-cell office:value-type="float" office:value="18.682036991097" calcext:value-type="float">
            <text:p>18,682036991097</text:p>
          </table:table-cell>
          <table:table-cell office:value-type="float" office:value="86" calcext:value-type="float">
            <text:p>86</text:p>
          </table:table-cell>
          <table:table-cell office:value-type="float" office:value="56.7709" calcext:value-type="float">
            <text:p>56,7709</text:p>
          </table:table-cell>
        </table:table-row>
        <table:table-row table:style-name="ro1">
          <table:table-cell office:value-type="string" calcext:value-type="string">
            <text:p>g.73.4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799" calcext:value-type="float">
            <text:p>799</text:p>
          </table:table-cell>
          <table:table-cell office:value-type="float" office:value="42.9513" calcext:value-type="float">
            <text:p>42,9513</text:p>
          </table:table-cell>
          <table:table-cell office:value-type="float" office:value="73" calcext:value-type="float">
            <text:p>73</text:p>
          </table:table-cell>
          <table:table-cell office:value-type="float" office:value="108" calcext:value-type="float">
            <text:p>108</text:p>
          </table:table-cell>
          <table:table-cell office:value-type="float" office:value="3.401" calcext:value-type="float">
            <text:p>3,401</text:p>
          </table:table-cell>
          <table:table-cell office:value-type="float" office:value="109.452684723341" calcext:value-type="float">
            <text:p>109,452684723341</text:p>
          </table:table-cell>
          <table:table-cell office:value-type="float" office:value="150" calcext:value-type="float">
            <text:p>150</text:p>
          </table:table-cell>
          <table:table-cell office:value-type="float" office:value="42.9513" calcext:value-type="float">
            <text:p>42,9513</text:p>
          </table:table-cell>
        </table:table-row>
        <table:table-row table:style-name="ro1">
          <table:table-cell office:value-type="string" calcext:value-type="string">
            <text:p>g.73.7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247" calcext:value-type="float">
            <text:p>247</text:p>
          </table:table-cell>
          <table:table-cell office:value-type="float" office:value="89.6736" calcext:value-type="float">
            <text:p>89,6736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0.8231" calcext:value-type="float">
            <text:p>0,8231</text:p>
          </table:table-cell>
          <table:table-cell office:value-type="float" office:value="5.04077875414316" calcext:value-type="float">
            <text:p>5,04077875414316</text:p>
          </table:table-cell>
          <table:table-cell office:value-type="float" office:value="1" calcext:value-type="float">
            <text:p>1</text:p>
          </table:table-cell>
          <table:table-cell office:value-type="float" office:value="89.6736" calcext:value-type="float">
            <text:p>89,6736</text:p>
          </table:table-cell>
        </table:table-row>
        <table:table-row table:style-name="ro1">
          <table:table-cell office:value-type="string" calcext:value-type="string">
            <text:p>g.73.8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268" calcext:value-type="float">
            <text:p>268</text:p>
          </table:table-cell>
          <table:table-cell office:value-type="float" office:value="62.5097" calcext:value-type="float">
            <text:p>62,5097</text:p>
          </table:table-cell>
          <table:table-cell office:value-type="float" office:value="73" calcext:value-type="float">
            <text:p>73</text:p>
          </table:table-cell>
          <table:table-cell office:value-type="float" office:value="101" calcext:value-type="float">
            <text:p>101</text:p>
          </table:table-cell>
          <table:table-cell office:value-type="float" office:value="0.5997" calcext:value-type="float">
            <text:p>0,5997</text:p>
          </table:table-cell>
          <table:table-cell office:value-type="float" office:value="29.5207303097781" calcext:value-type="float">
            <text:p>29,5207303097781</text:p>
          </table:table-cell>
          <table:table-cell office:value-type="float" office:value="41" calcext:value-type="float">
            <text:p>41</text:p>
          </table:table-cell>
          <table:table-cell office:value-type="float" office:value="62.5097" calcext:value-type="float">
            <text:p>62,5097</text:p>
          </table:table-cell>
        </table:table-row>
        <table:table-row table:style-name="ro1">
          <table:table-cell office:value-type="string" calcext:value-type="string">
            <text:p>g.74.1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253" calcext:value-type="float">
            <text:p>253</text:p>
          </table:table-cell>
          <table:table-cell office:value-type="float" office:value="80.2124" calcext:value-type="float">
            <text:p>80,2124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6.6371" calcext:value-type="float">
            <text:p>6,6371</text:p>
          </table:table-cell>
          <table:table-cell office:value-type="float" office:value="28.0723707720146" calcext:value-type="float">
            <text:p>28,0723707720146</text:p>
          </table:table-cell>
          <table:table-cell office:value-type="float" office:value="17" calcext:value-type="float">
            <text:p>17</text:p>
          </table:table-cell>
          <table:table-cell office:value-type="float" office:value="80.2124" calcext:value-type="float">
            <text:p>80,2124</text:p>
          </table:table-cell>
        </table:table-row>
        <table:table-row table:style-name="ro1">
          <table:table-cell office:value-type="string" calcext:value-type="string">
            <text:p>g.74.2.graphml</text:p>
          </table:table-cell>
          <table:table-cell office:value-type="float" office:value="3400" calcext:value-type="float">
            <text:p>3400</text:p>
          </table:table-cell>
          <table:table-cell office:value-type="float" office:value="1966" calcext:value-type="float">
            <text:p>1966</text:p>
          </table:table-cell>
          <table:table-cell office:value-type="float" office:value="74.6404" calcext:value-type="float">
            <text:p>74,6404</text:p>
          </table:table-cell>
          <table:table-cell office:value-type="float" office:value="74" calcext:value-type="float">
            <text:p>74</text:p>
          </table:table-cell>
          <table:table-cell office:value-type="float" office:value="114" calcext:value-type="float">
            <text:p>114</text:p>
          </table:table-cell>
          <table:table-cell office:value-type="float" office:value="0.5326" calcext:value-type="float">
            <text:p>0,5326</text:p>
          </table:table-cell>
          <table:table-cell office:value-type="float" office:value="57.7572306129336" calcext:value-type="float">
            <text:p>57,7572306129336</text:p>
          </table:table-cell>
          <table:table-cell office:value-type="float" office:value="90" calcext:value-type="float">
            <text:p>90</text:p>
          </table:table-cell>
          <table:table-cell office:value-type="float" office:value="74.6404" calcext:value-type="float">
            <text:p>74,6404</text:p>
          </table:table-cell>
        </table:table-row>
        <table:table-row table:style-name="ro1">
          <table:table-cell office:value-type="string" calcext:value-type="string">
            <text:p>g.75.0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497" calcext:value-type="float">
            <text:p>497</text:p>
          </table:table-cell>
          <table:table-cell office:value-type="float" office:value="84.6655" calcext:value-type="float">
            <text:p>84,6655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1.5378" calcext:value-type="float">
            <text:p>1,5378</text:p>
          </table:table-cell>
          <table:table-cell office:value-type="float" office:value="66.9969565636113" calcext:value-type="float">
            <text:p>66,9969565636113</text:p>
          </table:table-cell>
          <table:table-cell office:value-type="float" office:value="6" calcext:value-type="float">
            <text:p>6</text:p>
          </table:table-cell>
          <table:table-cell office:value-type="float" office:value="84.6655" calcext:value-type="float">
            <text:p>84,6655</text:p>
          </table:table-cell>
        </table:table-row>
        <table:table-row table:style-name="ro1">
          <table:table-cell office:value-type="string" calcext:value-type="string">
            <text:p>g.75.4.graphml</text:p>
          </table:table-cell>
          <table:table-cell office:value-type="float" office:value="2200" calcext:value-type="float">
            <text:p>2200</text:p>
          </table:table-cell>
          <table:table-cell office:value-type="float" office:value="1180" calcext:value-type="float">
            <text:p>1180</text:p>
          </table:table-cell>
          <table:table-cell office:value-type="float" office:value="78.3311" calcext:value-type="float">
            <text:p>78,3311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6.8195" calcext:value-type="float">
            <text:p>6,8195</text:p>
          </table:table-cell>
          <table:table-cell office:value-type="float" office:value="40.9463919222315" calcext:value-type="float">
            <text:p>40,9463919222315</text:p>
          </table:table-cell>
          <table:table-cell office:value-type="float" office:value="15" calcext:value-type="float">
            <text:p>15</text:p>
          </table:table-cell>
          <table:table-cell office:value-type="float" office:value="78.3311" calcext:value-type="float">
            <text:p>78,3311</text:p>
          </table:table-cell>
        </table:table-row>
        <table:table-row table:style-name="ro1">
          <table:table-cell office:value-type="string" calcext:value-type="string">
            <text:p>g.76.1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437" calcext:value-type="float">
            <text:p>437</text:p>
          </table:table-cell>
          <table:table-cell office:value-type="float" office:value="64.3724" calcext:value-type="float">
            <text:p>64,3724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office:value-type="float" office:value="5.4098" calcext:value-type="float">
            <text:p>5,4098</text:p>
          </table:table-cell>
          <table:table-cell office:value-type="float" office:value="43.3810219167783" calcext:value-type="float">
            <text:p>43,3810219167783</text:p>
          </table:table-cell>
          <table:table-cell office:value-type="float" office:value="73" calcext:value-type="float">
            <text:p>73</text:p>
          </table:table-cell>
          <table:table-cell office:value-type="float" office:value="64.3724" calcext:value-type="float">
            <text:p>64,3724</text:p>
          </table:table-cell>
        </table:table-row>
        <table:table-row table:style-name="ro1">
          <table:table-cell office:value-type="string" calcext:value-type="string">
            <text:p>g.77.5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2852" calcext:value-type="float">
            <text:p>20,2852</text:p>
          </table:table-cell>
          <table:table-cell office:value-type="float" office:value="77" calcext:value-type="float">
            <text:p>77</text:p>
          </table:table-cell>
          <table:table-cell office:value-type="float" office:value="108" calcext:value-type="float">
            <text:p>108</text:p>
          </table:table-cell>
          <table:table-cell office:value-type="float" office:value="9.5186" calcext:value-type="float">
            <text:p>9,5186</text:p>
          </table:table-cell>
          <table:table-cell office:value-type="float" office:value="2.57795913864775" calcext:value-type="float">
            <text:p>2,57795913864775</text:p>
          </table:table-cell>
          <table:table-cell office:value-type="float" office:value="55" calcext:value-type="float">
            <text:p>55</text:p>
          </table:table-cell>
          <table:table-cell office:value-type="float" office:value="1.2381" calcext:value-type="float">
            <text:p>1,2381</text:p>
          </table:table-cell>
        </table:table-row>
        <table:table-row table:style-name="ro1">
          <table:table-cell office:value-type="string" calcext:value-type="string">
            <text:p>g.79.0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611" calcext:value-type="float">
            <text:p>611</text:p>
          </table:table-cell>
          <table:table-cell office:value-type="float" office:value="88.4025" calcext:value-type="float">
            <text:p>88,4025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1.1057" calcext:value-type="float">
            <text:p>1,1057</text:p>
          </table:table-cell>
          <table:table-cell office:value-type="float" office:value="28.2819142223183" calcext:value-type="float">
            <text:p>28,2819142223183</text:p>
          </table:table-cell>
          <table:table-cell office:value-type="float" office:value="14" calcext:value-type="float">
            <text:p>14</text:p>
          </table:table-cell>
          <table:table-cell office:value-type="float" office:value="88.4025" calcext:value-type="float">
            <text:p>88,4025</text:p>
          </table:table-cell>
        </table:table-row>
        <table:table-row table:style-name="ro1">
          <table:table-cell office:value-type="string" calcext:value-type="string">
            <text:p>g.79.7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15.1589" calcext:value-type="float">
            <text:p>15,1589</text:p>
          </table:table-cell>
          <table:table-cell office:value-type="float" office:value="79" calcext:value-type="float">
            <text:p>79</text:p>
          </table:table-cell>
          <table:table-cell office:value-type="float" office:value="147" calcext:value-type="float">
            <text:p>147</text:p>
          </table:table-cell>
          <table:table-cell office:value-type="float" office:value="0.5687" calcext:value-type="float">
            <text:p>0,5687</text:p>
          </table:table-cell>
          <table:table-cell office:value-type="float" office:value="23.9765291135185" calcext:value-type="float">
            <text:p>23,9765291135185</text:p>
          </table:table-cell>
          <table:table-cell office:value-type="float" office:value="394" calcext:value-type="float">
            <text:p>394</text:p>
          </table:table-cell>
          <table:table-cell office:value-type="float" office:value="15.1589" calcext:value-type="float">
            <text:p>15,1589</text:p>
          </table:table-cell>
        </table:table-row>
        <table:table-row table:style-name="ro1">
          <table:table-cell office:value-type="string" calcext:value-type="string">
            <text:p>g.80.1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602" calcext:value-type="float">
            <text:p>602</text:p>
          </table:table-cell>
          <table:table-cell office:value-type="float" office:value="83.8096" calcext:value-type="float">
            <text:p>83,8096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1.5328" calcext:value-type="float">
            <text:p>1,5328</text:p>
          </table:table-cell>
          <table:table-cell office:value-type="float" office:value="16.2265348404271" calcext:value-type="float">
            <text:p>16,2265348404271</text:p>
          </table:table-cell>
          <table:table-cell office:value-type="float" office:value="10" calcext:value-type="float">
            <text:p>10</text:p>
          </table:table-cell>
          <table:table-cell office:value-type="float" office:value="83.8096" calcext:value-type="float">
            <text:p>83,8096</text:p>
          </table:table-cell>
        </table:table-row>
        <table:table-row table:style-name="ro1">
          <table:table-cell office:value-type="string" calcext:value-type="string">
            <text:p>g.80.4.graphml</text:p>
          </table:table-cell>
          <table:table-cell office:value-type="float" office:value="2400" calcext:value-type="float">
            <text:p>2400</text:p>
          </table:table-cell>
          <table:table-cell office:value-type="float" office:value="975" calcext:value-type="float">
            <text:p>975</text:p>
          </table:table-cell>
          <table:table-cell office:value-type="float" office:value="85.85" calcext:value-type="float">
            <text:p>85,85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4.1909" calcext:value-type="float">
            <text:p>4,1909</text:p>
          </table:table-cell>
          <table:table-cell office:value-type="float" office:value="29.3813416534401" calcext:value-type="float">
            <text:p>29,3813416534401</text:p>
          </table:table-cell>
          <table:table-cell office:value-type="float" office:value="28" calcext:value-type="float">
            <text:p>28</text:p>
          </table:table-cell>
          <table:table-cell office:value-type="float" office:value="85.85" calcext:value-type="float">
            <text:p>85,85</text:p>
          </table:table-cell>
        </table:table-row>
        <table:table-row table:style-name="ro1">
          <table:table-cell office:value-type="string" calcext:value-type="string">
            <text:p>g.80.5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695" calcext:value-type="float">
            <text:p>695</text:p>
          </table:table-cell>
          <table:table-cell office:value-type="float" office:value="86.9192" calcext:value-type="float">
            <text:p>86,9192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10.7901" calcext:value-type="float">
            <text:p>10,7901</text:p>
          </table:table-cell>
          <table:table-cell office:value-type="float" office:value="12.3436349106862" calcext:value-type="float">
            <text:p>12,3436349106862</text:p>
          </table:table-cell>
          <table:table-cell office:value-type="float" office:value="4" calcext:value-type="float">
            <text:p>4</text:p>
          </table:table-cell>
          <table:table-cell office:value-type="float" office:value="86.9192" calcext:value-type="float">
            <text:p>86,9192</text:p>
          </table:table-cell>
        </table:table-row>
        <table:table-row table:style-name="ro1">
          <table:table-cell office:value-type="string" calcext:value-type="string">
            <text:p>g.100.0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1383" calcext:value-type="float">
            <text:p>1383</text:p>
          </table:table-cell>
          <table:table-cell office:value-type="float" office:value="18.4349" calcext:value-type="float">
            <text:p>18,4349</text:p>
          </table:table-cell>
          <table:table-cell office:value-type="float" office:value="100" calcext:value-type="float">
            <text:p>100</text:p>
          </table:table-cell>
          <table:table-cell office:value-type="float" office:value="191" calcext:value-type="float">
            <text:p>191</text:p>
          </table:table-cell>
          <table:table-cell office:value-type="float" office:value="0.0785" calcext:value-type="float">
            <text:p>0,0785</text:p>
          </table:table-cell>
          <table:table-cell office:value-type="float" office:value="84.3317461757377" calcext:value-type="float">
            <text:p>84,3317461757377</text:p>
          </table:table-cell>
          <table:table-cell office:value-type="float" office:value="561" calcext:value-type="float">
            <text:p>561</text:p>
          </table:table-cell>
          <table:table-cell office:value-type="float" office:value="18.4349" calcext:value-type="float">
            <text:p>18,4349</text:p>
          </table:table-cell>
        </table:table-row>
        <table:table-row table:style-name="ro1">
          <table:table-cell office:value-type="string" calcext:value-type="string">
            <text:p>g.100.1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1380" calcext:value-type="float">
            <text:p>1380</text:p>
          </table:table-cell>
          <table:table-cell office:value-type="float" office:value="14.914" calcext:value-type="float">
            <text:p>14,914</text:p>
          </table:table-cell>
          <table:table-cell office:value-type="float" office:value="100" calcext:value-type="float">
            <text:p>100</text:p>
          </table:table-cell>
          <table:table-cell office:value-type="float" office:value="191" calcext:value-type="float">
            <text:p>191</text:p>
          </table:table-cell>
          <table:table-cell office:value-type="float" office:value="0.8086" calcext:value-type="float">
            <text:p>0,8086</text:p>
          </table:table-cell>
          <table:table-cell office:value-type="float" office:value="35.539707056387" calcext:value-type="float">
            <text:p>35,539707056387</text:p>
          </table:table-cell>
          <table:table-cell office:value-type="float" office:value="697" calcext:value-type="float">
            <text:p>697</text:p>
          </table:table-cell>
          <table:table-cell office:value-type="float" office:value="14.914" calcext:value-type="float">
            <text:p>14,914</text:p>
          </table:table-cell>
        </table:table-row>
        <table:table-row table:style-name="ro1">
          <table:table-cell office:value-type="string" calcext:value-type="string">
            <text:p>g.81.0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475" calcext:value-type="float">
            <text:p>475</text:p>
          </table:table-cell>
          <table:table-cell office:value-type="float" office:value="84.9175" calcext:value-type="float">
            <text:p>84,9175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1.1031" calcext:value-type="float">
            <text:p>1,1031</text:p>
          </table:table-cell>
          <table:table-cell office:value-type="float" office:value="18.3728755909942" calcext:value-type="float">
            <text:p>18,3728755909942</text:p>
          </table:table-cell>
          <table:table-cell office:value-type="float" office:value="11" calcext:value-type="float">
            <text:p>11</text:p>
          </table:table-cell>
          <table:table-cell office:value-type="float" office:value="84.9175" calcext:value-type="float">
            <text:p>84,9175</text:p>
          </table:table-cell>
        </table:table-row>
        <table:table-row table:style-name="ro1">
          <table:table-cell office:value-type="string" calcext:value-type="string">
            <text:p>g.81.9.graphml</text:p>
          </table:table-cell>
          <table:table-cell office:value-type="float" office:value="2600" calcext:value-type="float">
            <text:p>2600</text:p>
          </table:table-cell>
          <table:table-cell office:value-type="float" office:value="2686" calcext:value-type="float">
            <text:p>2686</text:p>
          </table:table-cell>
          <table:table-cell office:value-type="float" office:value="37.2447" calcext:value-type="float">
            <text:p>37,2447</text:p>
          </table:table-cell>
          <table:table-cell office:value-type="float" office:value="81" calcext:value-type="float">
            <text:p>81</text:p>
          </table:table-cell>
          <table:table-cell office:value-type="float" office:value="163" calcext:value-type="float">
            <text:p>163</text:p>
          </table:table-cell>
          <table:table-cell office:value-type="float" office:value="0.054" calcext:value-type="float">
            <text:p>0,054</text:p>
          </table:table-cell>
          <table:table-cell office:value-type="float" office:value="50.3246555847534" calcext:value-type="float">
            <text:p>50,3246555847534</text:p>
          </table:table-cell>
          <table:table-cell office:value-type="float" office:value="254" calcext:value-type="float">
            <text:p>254</text:p>
          </table:table-cell>
          <table:table-cell office:value-type="float" office:value="37.2447" calcext:value-type="float">
            <text:p>37,2447</text:p>
          </table:table-cell>
        </table:table-row>
        <table:table-row table:style-name="ro1">
          <table:table-cell office:value-type="string" calcext:value-type="string">
            <text:p>g.82.4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1411" calcext:value-type="float">
            <text:p>1411</text:p>
          </table:table-cell>
          <table:table-cell office:value-type="float" office:value="37.3391" calcext:value-type="float">
            <text:p>37,3391</text:p>
          </table:table-cell>
          <table:table-cell office:value-type="float" office:value="82" calcext:value-type="float">
            <text:p>82</text:p>
          </table:table-cell>
          <table:table-cell office:value-type="float" office:value="164" calcext:value-type="float">
            <text:p>164</text:p>
          </table:table-cell>
          <table:table-cell office:value-type="float" office:value="0.6401" calcext:value-type="float">
            <text:p>0,6401</text:p>
          </table:table-cell>
          <table:table-cell office:value-type="float" office:value="40.2347524954987" calcext:value-type="float">
            <text:p>40,2347524954987</text:p>
          </table:table-cell>
          <table:table-cell office:value-type="float" office:value="200" calcext:value-type="float">
            <text:p>200</text:p>
          </table:table-cell>
          <table:table-cell office:value-type="float" office:value="37.3391" calcext:value-type="float">
            <text:p>37,3391</text:p>
          </table:table-cell>
        </table:table-row>
        <table:table-row table:style-name="ro1">
          <table:table-cell office:value-type="string" calcext:value-type="string">
            <text:p>g.82.5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434" calcext:value-type="float">
            <text:p>434</text:p>
          </table:table-cell>
          <table:table-cell office:value-type="float" office:value="22.0286" calcext:value-type="float">
            <text:p>22,0286</text:p>
          </table:table-cell>
          <table:table-cell office:value-type="float" office:value="82" calcext:value-type="float">
            <text:p>82</text:p>
          </table:table-cell>
          <table:table-cell office:value-type="float" office:value="164" calcext:value-type="float">
            <text:p>164</text:p>
          </table:table-cell>
          <table:table-cell office:value-type="float" office:value="0.5959" calcext:value-type="float">
            <text:p>0,5959</text:p>
          </table:table-cell>
          <table:table-cell office:value-type="float" office:value="31.4441045515862" calcext:value-type="float">
            <text:p>31,4441045515862</text:p>
          </table:table-cell>
          <table:table-cell office:value-type="float" office:value="510" calcext:value-type="float">
            <text:p>510</text:p>
          </table:table-cell>
          <table:table-cell office:value-type="float" office:value="22.0286" calcext:value-type="float">
            <text:p>22,0286</text:p>
          </table:table-cell>
        </table:table-row>
        <table:table-row table:style-name="ro1">
          <table:table-cell office:value-type="string" calcext:value-type="string">
            <text:p>g.84.1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11" calcext:value-type="float">
            <text:p>111</text:p>
          </table:table-cell>
          <table:table-cell office:value-type="float" office:value="27.7265" calcext:value-type="float">
            <text:p>27,7265</text:p>
          </table:table-cell>
          <table:table-cell office:value-type="float" office:value="84" calcext:value-type="float">
            <text:p>84</text:p>
          </table:table-cell>
          <table:table-cell office:value-type="float" office:value="124" calcext:value-type="float">
            <text:p>124</text:p>
          </table:table-cell>
          <table:table-cell office:value-type="float" office:value="1.0051" calcext:value-type="float">
            <text:p>1,0051</text:p>
          </table:table-cell>
          <table:table-cell office:value-type="float" office:value="39.4178106683987" calcext:value-type="float">
            <text:p>39,4178106683987</text:p>
          </table:table-cell>
          <table:table-cell office:value-type="float" office:value="107" calcext:value-type="float">
            <text:p>107</text:p>
          </table:table-cell>
          <table:table-cell office:value-type="float" office:value="27.7265" calcext:value-type="float">
            <text:p>27,7265</text:p>
          </table:table-cell>
        </table:table-row>
        <table:table-row table:style-name="ro1">
          <table:table-cell office:value-type="string" calcext:value-type="string">
            <text:p>g.85.1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8615" calcext:value-type="float">
            <text:p>11,8615</text:p>
          </table:table-cell>
          <table:table-cell office:value-type="float" office:value="85" calcext:value-type="float">
            <text:p>85</text:p>
          </table:table-cell>
          <table:table-cell office:value-type="float" office:value="131" calcext:value-type="float">
            <text:p>131</text:p>
          </table:table-cell>
          <table:table-cell office:value-type="float" office:value="1.0881" calcext:value-type="float">
            <text:p>1,0881</text:p>
          </table:table-cell>
          <table:table-cell office:value-type="float" office:value="4.27437366993929" calcext:value-type="float">
            <text:p>4,27437366993929</text:p>
          </table:table-cell>
          <table:table-cell office:value-type="float" office:value="149" calcext:value-type="float">
            <text:p>149</text:p>
          </table:table-cell>
          <table:table-cell office:value-type="float" office:value="1.7586" calcext:value-type="float">
            <text:p>1,7586</text:p>
          </table:table-cell>
        </table:table-row>
        <table:table-row table:style-name="ro1">
          <table:table-cell office:value-type="string" calcext:value-type="string">
            <text:p>g.85.2.graphml</text:p>
          </table:table-cell>
          <table:table-cell office:value-type="float" office:value="2000" calcext:value-type="float">
            <text:p>2000</text:p>
          </table:table-cell>
          <table:table-cell office:value-type="float" office:value="1640" calcext:value-type="float">
            <text:p>1640</text:p>
          </table:table-cell>
          <table:table-cell office:value-type="float" office:value="30.8789" calcext:value-type="float">
            <text:p>30,8789</text:p>
          </table:table-cell>
          <table:table-cell office:value-type="float" office:value="85" calcext:value-type="float">
            <text:p>85</text:p>
          </table:table-cell>
          <table:table-cell office:value-type="float" office:value="172" calcext:value-type="float">
            <text:p>172</text:p>
          </table:table-cell>
          <table:table-cell office:value-type="float" office:value="0.3388" calcext:value-type="float">
            <text:p>0,3388</text:p>
          </table:table-cell>
          <table:table-cell office:value-type="float" office:value="39.5017881686977" calcext:value-type="float">
            <text:p>39,5017881686977</text:p>
          </table:table-cell>
          <table:table-cell office:value-type="float" office:value="400" calcext:value-type="float">
            <text:p>400</text:p>
          </table:table-cell>
          <table:table-cell office:value-type="float" office:value="30.8789" calcext:value-type="float">
            <text:p>30,8789</text:p>
          </table:table-cell>
        </table:table-row>
        <table:table-row table:style-name="ro1">
          <table:table-cell office:value-type="string" calcext:value-type="string">
            <text:p>g.85.3.graphml</text:p>
          </table:table-cell>
          <table:table-cell office:value-type="float" office:value="2400" calcext:value-type="float">
            <text:p>2400</text:p>
          </table:table-cell>
          <table:table-cell office:value-type="float" office:value="894" calcext:value-type="float">
            <text:p>894</text:p>
          </table:table-cell>
          <table:table-cell office:value-type="float" office:value="85.6974" calcext:value-type="float">
            <text:p>85,6974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0.9666" calcext:value-type="float">
            <text:p>0,9666</text:p>
          </table:table-cell>
          <table:table-cell office:value-type="float" office:value="13.9202701972624" calcext:value-type="float">
            <text:p>13,9202701972624</text:p>
          </table:table-cell>
          <table:table-cell office:value-type="float" office:value="4" calcext:value-type="float">
            <text:p>4</text:p>
          </table:table-cell>
          <table:table-cell office:value-type="float" office:value="85.6974" calcext:value-type="float">
            <text:p>85,6974</text:p>
          </table:table-cell>
        </table:table-row>
        <table:table-row table:style-name="ro1">
          <table:table-cell office:value-type="string" calcext:value-type="string">
            <text:p>g.85.8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220" calcext:value-type="float">
            <text:p>220</text:p>
          </table:table-cell>
          <table:table-cell office:value-type="float" office:value="86.4612" calcext:value-type="float">
            <text:p>86,4612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2.07" calcext:value-type="float">
            <text:p>2,07</text:p>
          </table:table-cell>
          <table:table-cell office:value-type="float" office:value="15.8004666998282" calcext:value-type="float">
            <text:p>15,8004666998282</text:p>
          </table:table-cell>
          <table:table-cell office:value-type="float" office:value="4" calcext:value-type="float">
            <text:p>4</text:p>
          </table:table-cell>
          <table:table-cell office:value-type="float" office:value="86.4612" calcext:value-type="float">
            <text:p>86,4612</text:p>
          </table:table-cell>
        </table:table-row>
        <table:table-row table:style-name="ro1">
          <table:table-cell office:value-type="string" calcext:value-type="string">
            <text:p>g.86.2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890" calcext:value-type="float">
            <text:p>890</text:p>
          </table:table-cell>
          <table:table-cell office:value-type="float" office:value="50.0377" calcext:value-type="float">
            <text:p>50,0377</text:p>
          </table:table-cell>
          <table:table-cell office:value-type="float" office:value="86" calcext:value-type="float">
            <text:p>86</text:p>
          </table:table-cell>
          <table:table-cell office:value-type="float" office:value="122" calcext:value-type="float">
            <text:p>122</text:p>
          </table:table-cell>
          <table:table-cell office:value-type="float" office:value="0.4956" calcext:value-type="float">
            <text:p>0,4956</text:p>
          </table:table-cell>
          <table:table-cell office:value-type="float" office:value="71.8682044155471" calcext:value-type="float">
            <text:p>71,8682044155471</text:p>
          </table:table-cell>
          <table:table-cell office:value-type="float" office:value="137" calcext:value-type="float">
            <text:p>137</text:p>
          </table:table-cell>
          <table:table-cell office:value-type="float" office:value="50.0377" calcext:value-type="float">
            <text:p>50,0377</text:p>
          </table:table-cell>
        </table:table-row>
        <table:table-row table:style-name="ro1">
          <table:table-cell office:value-type="string" calcext:value-type="string">
            <text:p>g.86.3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165" calcext:value-type="float">
            <text:p>8,1165</text:p>
          </table:table-cell>
          <table:table-cell office:value-type="float" office:value="86" calcext:value-type="float">
            <text:p>86</text:p>
          </table:table-cell>
          <table:table-cell office:value-type="float" office:value="189" calcext:value-type="float">
            <text:p>189</text:p>
          </table:table-cell>
          <table:table-cell office:value-type="float" office:value="0.3854" calcext:value-type="float">
            <text:p>0,3854</text:p>
          </table:table-cell>
          <table:table-cell office:value-type="float" office:value="7.45192928039444" calcext:value-type="float">
            <text:p>7,45192928039444</text:p>
          </table:table-cell>
          <table:table-cell office:value-type="float" office:value="462" calcext:value-type="float">
            <text:p>462</text:p>
          </table:table-cell>
          <table:table-cell office:value-type="float" office:value="0.2295" calcext:value-type="float">
            <text:p>0,2295</text:p>
          </table:table-cell>
        </table:table-row>
        <table:table-row table:style-name="ro1">
          <table:table-cell office:value-type="string" calcext:value-type="string">
            <text:p>g.86.4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12" calcext:value-type="float">
            <text:p>2,2712</text:p>
          </table:table-cell>
          <table:table-cell office:value-type="float" office:value="86" calcext:value-type="float">
            <text:p>86</text:p>
          </table:table-cell>
          <table:table-cell office:value-type="float" office:value="189" calcext:value-type="float">
            <text:p>189</text:p>
          </table:table-cell>
          <table:table-cell office:value-type="float" office:value="0.4465" calcext:value-type="float">
            <text:p>0,4465</text:p>
          </table:table-cell>
          <table:table-cell office:value-type="float" office:value="7.49713486940178" calcext:value-type="float">
            <text:p>7,49713486940178</text:p>
          </table:table-cell>
          <table:table-cell office:value-type="float" office:value="460" calcext:value-type="float">
            <text:p>460</text:p>
          </table:table-cell>
          <table:table-cell office:value-type="float" office:value="1.0609" calcext:value-type="float">
            <text:p>1,0609</text:p>
          </table:table-cell>
        </table:table-row>
        <table:table-row table:style-name="ro1">
          <table:table-cell office:value-type="string" calcext:value-type="string">
            <text:p>g.86.5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295" calcext:value-type="float">
            <text:p>295</text:p>
          </table:table-cell>
          <table:table-cell office:value-type="float" office:value="84.9747" calcext:value-type="float">
            <text:p>84,9747</text:p>
          </table:table-cell>
          <table:table-cell office:value-type="float" office:value="86" calcext:value-type="float">
            <text:p>86</text:p>
          </table:table-cell>
          <table:table-cell office:value-type="float" office:value="136" calcext:value-type="float">
            <text:p>136</text:p>
          </table:table-cell>
          <table:table-cell office:value-type="float" office:value="1.9306" calcext:value-type="float">
            <text:p>1,9306</text:p>
          </table:table-cell>
          <table:table-cell office:value-type="float" office:value="12.3614353890424" calcext:value-type="float">
            <text:p>12,3614353890424</text:p>
          </table:table-cell>
          <table:table-cell office:value-type="float" office:value="8" calcext:value-type="float">
            <text:p>8</text:p>
          </table:table-cell>
          <table:table-cell office:value-type="float" office:value="84.9747" calcext:value-type="float">
            <text:p>84,9747</text:p>
          </table:table-cell>
        </table:table-row>
        <table:table-row table:style-name="ro1">
          <table:table-cell office:value-type="string" calcext:value-type="string">
            <text:p>g.87.0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407" calcext:value-type="float">
            <text:p>407</text:p>
          </table:table-cell>
          <table:table-cell office:value-type="float" office:value="41.5536" calcext:value-type="float">
            <text:p>41,5536</text:p>
          </table:table-cell>
          <table:table-cell office:value-type="float" office:value="87" calcext:value-type="float">
            <text:p>87</text:p>
          </table:table-cell>
          <table:table-cell office:value-type="float" office:value="123" calcext:value-type="float">
            <text:p>123</text:p>
          </table:table-cell>
          <table:table-cell office:value-type="float" office:value="0.3845" calcext:value-type="float">
            <text:p>0,3845</text:p>
          </table:table-cell>
          <table:table-cell office:value-type="float" office:value="33.1098596022855" calcext:value-type="float">
            <text:p>33,1098596022855</text:p>
          </table:table-cell>
          <table:table-cell office:value-type="float" office:value="145" calcext:value-type="float">
            <text:p>145</text:p>
          </table:table-cell>
          <table:table-cell office:value-type="float" office:value="41.5536" calcext:value-type="float">
            <text:p>41,5536</text:p>
          </table:table-cell>
        </table:table-row>
        <table:table-row table:style-name="ro1">
          <table:table-cell office:value-type="string" calcext:value-type="string">
            <text:p>g.87.4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362" calcext:value-type="float">
            <text:p>362</text:p>
          </table:table-cell>
          <table:table-cell office:value-type="float" office:value="18.5961" calcext:value-type="float">
            <text:p>18,5961</text:p>
          </table:table-cell>
          <table:table-cell office:value-type="float" office:value="87" calcext:value-type="float">
            <text:p>87</text:p>
          </table:table-cell>
          <table:table-cell office:value-type="float" office:value="189" calcext:value-type="float">
            <text:p>189</text:p>
          </table:table-cell>
          <table:table-cell office:value-type="float" office:value="0.4496" calcext:value-type="float">
            <text:p>0,4496</text:p>
          </table:table-cell>
          <table:table-cell office:value-type="float" office:value="31.4214701213286" calcext:value-type="float">
            <text:p>31,4214701213286</text:p>
          </table:table-cell>
          <table:table-cell office:value-type="float" office:value="758" calcext:value-type="float">
            <text:p>758</text:p>
          </table:table-cell>
          <table:table-cell office:value-type="float" office:value="18.5961" calcext:value-type="float">
            <text:p>18,5961</text:p>
          </table:table-cell>
        </table:table-row>
        <table:table-row table:style-name="ro1">
          <table:table-cell office:value-type="string" calcext:value-type="string">
            <text:p>g.87.5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85" calcext:value-type="float">
            <text:p>185</text:p>
          </table:table-cell>
          <table:table-cell office:value-type="float" office:value="13.7786" calcext:value-type="float">
            <text:p>13,7786</text:p>
          </table:table-cell>
          <table:table-cell office:value-type="float" office:value="87" calcext:value-type="float">
            <text:p>87</text:p>
          </table:table-cell>
          <table:table-cell office:value-type="float" office:value="189" calcext:value-type="float">
            <text:p>189</text:p>
          </table:table-cell>
          <table:table-cell office:value-type="float" office:value="0.1658" calcext:value-type="float">
            <text:p>0,1658</text:p>
          </table:table-cell>
          <table:table-cell office:value-type="float" office:value="18.046781953353" calcext:value-type="float">
            <text:p>18,046781953353</text:p>
          </table:table-cell>
          <table:table-cell office:value-type="float" office:value="804" calcext:value-type="float">
            <text:p>804</text:p>
          </table:table-cell>
          <table:table-cell office:value-type="float" office:value="13.7786" calcext:value-type="float">
            <text:p>13,7786</text:p>
          </table:table-cell>
        </table:table-row>
        <table:table-row table:style-name="ro1">
          <table:table-cell office:value-type="string" calcext:value-type="string">
            <text:p>g.90.0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1103" calcext:value-type="float">
            <text:p>1103</text:p>
          </table:table-cell>
          <table:table-cell office:value-type="float" office:value="44.602" calcext:value-type="float">
            <text:p>44,602</text:p>
          </table:table-cell>
          <table:table-cell office:value-type="float" office:value="90" calcext:value-type="float">
            <text:p>90</text:p>
          </table:table-cell>
          <table:table-cell office:value-type="float" office:value="139" calcext:value-type="float">
            <text:p>139</text:p>
          </table:table-cell>
          <table:table-cell office:value-type="float" office:value="0.6059" calcext:value-type="float">
            <text:p>0,6059</text:p>
          </table:table-cell>
          <table:table-cell office:value-type="float" office:value="22.4458616662582" calcext:value-type="float">
            <text:p>22,4458616662582</text:p>
          </table:table-cell>
          <table:table-cell office:value-type="float" office:value="132" calcext:value-type="float">
            <text:p>132</text:p>
          </table:table-cell>
          <table:table-cell office:value-type="float" office:value="44.602" calcext:value-type="float">
            <text:p>44,602</text:p>
          </table:table-cell>
        </table:table-row>
        <table:table-row table:style-name="ro1">
          <table:table-cell office:value-type="string" calcext:value-type="string">
            <text:p>g.90.1.graphml</text:p>
          </table:table-cell>
          <table:table-cell office:value-type="float" office:value="2100" calcext:value-type="float">
            <text:p>2100</text:p>
          </table:table-cell>
          <table:table-cell office:value-type="float" office:value="2305" calcext:value-type="float">
            <text:p>2305</text:p>
          </table:table-cell>
          <table:table-cell office:value-type="float" office:value="65.6564" calcext:value-type="float">
            <text:p>65,6564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1.3972" calcext:value-type="float">
            <text:p>1,3972</text:p>
          </table:table-cell>
          <table:table-cell office:value-type="float" office:value="37.5612040362462" calcext:value-type="float">
            <text:p>37,5612040362462</text:p>
          </table:table-cell>
          <table:table-cell office:value-type="float" office:value="102" calcext:value-type="float">
            <text:p>102</text:p>
          </table:table-cell>
          <table:table-cell office:value-type="float" office:value="65.6564" calcext:value-type="float">
            <text:p>65,6564</text:p>
          </table:table-cell>
        </table:table-row>
        <table:table-row table:style-name="ro1">
          <table:table-cell office:value-type="string" calcext:value-type="string">
            <text:p>g.92.0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97" calcext:value-type="float">
            <text:p>197</text:p>
          </table:table-cell>
          <table:table-cell office:value-type="float" office:value="7.2007" calcext:value-type="float">
            <text:p>7,2007</text:p>
          </table:table-cell>
          <table:table-cell office:value-type="float" office:value="92" calcext:value-type="float">
            <text:p>92</text:p>
          </table:table-cell>
          <table:table-cell office:value-type="float" office:value="192" calcext:value-type="float">
            <text:p>192</text:p>
          </table:table-cell>
          <table:table-cell office:value-type="float" office:value="0.9576" calcext:value-type="float">
            <text:p>0,9576</text:p>
          </table:table-cell>
          <table:table-cell office:value-type="float" office:value="97.1085787529411" calcext:value-type="float">
            <text:p>97,1085787529411</text:p>
          </table:table-cell>
          <table:table-cell office:value-type="float" office:value="873" calcext:value-type="float">
            <text:p>873</text:p>
          </table:table-cell>
          <table:table-cell office:value-type="float" office:value="7.2007" calcext:value-type="float">
            <text:p>7,2007</text:p>
          </table:table-cell>
        </table:table-row>
        <table:table-row table:style-name="ro1">
          <table:table-cell office:value-type="string" calcext:value-type="string">
            <text:p>g.92.1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25.1456" calcext:value-type="float">
            <text:p>25,1456</text:p>
          </table:table-cell>
          <table:table-cell office:value-type="float" office:value="92" calcext:value-type="float">
            <text:p>92</text:p>
          </table:table-cell>
          <table:table-cell office:value-type="float" office:value="142" calcext:value-type="float">
            <text:p>142</text:p>
          </table:table-cell>
          <table:table-cell office:value-type="float" office:value="3.722" calcext:value-type="float">
            <text:p>3,722</text:p>
          </table:table-cell>
          <table:table-cell office:value-type="float" office:value="8.53925884205778" calcext:value-type="float">
            <text:p>8,53925884205778</text:p>
          </table:table-cell>
          <table:table-cell office:value-type="float" office:value="141" calcext:value-type="float">
            <text:p>141</text:p>
          </table:table-cell>
          <table:table-cell office:value-type="float" office:value="25.1456" calcext:value-type="float">
            <text:p>25,1456</text:p>
          </table:table-cell>
        </table:table-row>
        <table:table-row table:style-name="ro1">
          <table:table-cell office:value-type="string" calcext:value-type="string">
            <text:p>g.94.2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1776" calcext:value-type="float">
            <text:p>1776</text:p>
          </table:table-cell>
          <table:table-cell office:value-type="float" office:value="39.6284" calcext:value-type="float">
            <text:p>39,6284</text:p>
          </table:table-cell>
          <table:table-cell office:value-type="float" office:value="94" calcext:value-type="float">
            <text:p>94</text:p>
          </table:table-cell>
          <table:table-cell office:value-type="float" office:value="174" calcext:value-type="float">
            <text:p>174</text:p>
          </table:table-cell>
          <table:table-cell office:value-type="float" office:value="0.547" calcext:value-type="float">
            <text:p>0,547</text:p>
          </table:table-cell>
          <table:table-cell office:value-type="float" office:value="41.4580195958604" calcext:value-type="float">
            <text:p>41,4580195958604</text:p>
          </table:table-cell>
          <table:table-cell office:value-type="float" office:value="264" calcext:value-type="float">
            <text:p>264</text:p>
          </table:table-cell>
          <table:table-cell office:value-type="float" office:value="39.6284" calcext:value-type="float">
            <text:p>39,6284</text:p>
          </table:table-cell>
        </table:table-row>
        <table:table-row table:style-name="ro1">
          <table:table-cell office:value-type="string" calcext:value-type="string">
            <text:p>g.94.3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624" calcext:value-type="float">
            <text:p>624</text:p>
          </table:table-cell>
          <table:table-cell office:value-type="float" office:value="33.6675" calcext:value-type="float">
            <text:p>33,6675</text:p>
          </table:table-cell>
          <table:table-cell office:value-type="float" office:value="94" calcext:value-type="float">
            <text:p>94</text:p>
          </table:table-cell>
          <table:table-cell office:value-type="float" office:value="144" calcext:value-type="float">
            <text:p>144</text:p>
          </table:table-cell>
          <table:table-cell office:value-type="float" office:value="0.4017" calcext:value-type="float">
            <text:p>0,4017</text:p>
          </table:table-cell>
          <table:table-cell office:value-type="float" office:value="120.750236985523" calcext:value-type="float">
            <text:p>120,750236985523</text:p>
          </table:table-cell>
          <table:table-cell office:value-type="float" office:value="398" calcext:value-type="float">
            <text:p>398</text:p>
          </table:table-cell>
          <table:table-cell office:value-type="float" office:value="33.6675" calcext:value-type="float">
            <text:p>33,6675</text:p>
          </table:table-cell>
        </table:table-row>
        <table:table-row table:style-name="ro1">
          <table:table-cell office:value-type="string" calcext:value-type="string">
            <text:p>g.95.0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387" calcext:value-type="float">
            <text:p>387</text:p>
          </table:table-cell>
          <table:table-cell office:value-type="float" office:value="86.2885" calcext:value-type="float">
            <text:p>86,2885</text:p>
          </table:table-cell>
          <table:table-cell office:value-type="float" office:value="95" calcext:value-type="float">
            <text:p>95</text:p>
          </table:table-cell>
          <table:table-cell office:value-type="float" office:value="122" calcext:value-type="float">
            <text:p>122</text:p>
          </table:table-cell>
          <table:table-cell office:value-type="float" office:value="8.1384" calcext:value-type="float">
            <text:p>8,1384</text:p>
          </table:table-cell>
          <table:table-cell office:value-type="float" office:value="23.2618120960618" calcext:value-type="float">
            <text:p>23,2618120960618</text:p>
          </table:table-cell>
          <table:table-cell office:value-type="float" office:value="7" calcext:value-type="float">
            <text:p>7</text:p>
          </table:table-cell>
          <table:table-cell office:value-type="float" office:value="86.2885" calcext:value-type="float">
            <text:p>86,2885</text:p>
          </table:table-cell>
        </table:table-row>
        <table:table-row table:style-name="ro1">
          <table:table-cell office:value-type="string" calcext:value-type="string">
            <text:p>g.95.1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696" calcext:value-type="float">
            <text:p>696</text:p>
          </table:table-cell>
          <table:table-cell office:value-type="float" office:value="77.6217" calcext:value-type="float">
            <text:p>77,6217</text:p>
          </table:table-cell>
          <table:table-cell office:value-type="float" office:value="95" calcext:value-type="float">
            <text:p>95</text:p>
          </table:table-cell>
          <table:table-cell office:value-type="float" office:value="132" calcext:value-type="float">
            <text:p>132</text:p>
          </table:table-cell>
          <table:table-cell office:value-type="float" office:value="5.8844" calcext:value-type="float">
            <text:p>5,8844</text:p>
          </table:table-cell>
          <table:table-cell office:value-type="float" office:value="32.0032981781921" calcext:value-type="float">
            <text:p>32,0032981781921</text:p>
          </table:table-cell>
          <table:table-cell office:value-type="float" office:value="5" calcext:value-type="float">
            <text:p>5</text:p>
          </table:table-cell>
          <table:table-cell office:value-type="float" office:value="77.6217" calcext:value-type="float">
            <text:p>77,6217</text:p>
          </table:table-cell>
        </table:table-row>
        <table:table-row table:style-name="ro1">
          <table:table-cell office:value-type="string" calcext:value-type="string">
            <text:p>g.96.2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330" calcext:value-type="float">
            <text:p>330</text:p>
          </table:table-cell>
          <table:table-cell office:value-type="float" office:value="21.7244" calcext:value-type="float">
            <text:p>21,7244</text:p>
          </table:table-cell>
          <table:table-cell office:value-type="float" office:value="96" calcext:value-type="float">
            <text:p>96</text:p>
          </table:table-cell>
          <table:table-cell office:value-type="float" office:value="161" calcext:value-type="float">
            <text:p>161</text:p>
          </table:table-cell>
          <table:table-cell office:value-type="float" office:value="0.2511" calcext:value-type="float">
            <text:p>0,2511</text:p>
          </table:table-cell>
          <table:table-cell office:value-type="float" office:value="47.605214323135" calcext:value-type="float">
            <text:p>47,605214323135</text:p>
          </table:table-cell>
          <table:table-cell office:value-type="float" office:value="506" calcext:value-type="float">
            <text:p>506</text:p>
          </table:table-cell>
          <table:table-cell office:value-type="float" office:value="21.7244" calcext:value-type="float">
            <text:p>21,7244</text:p>
          </table:table-cell>
        </table:table-row>
        <table:table-row table:style-name="ro1">
          <table:table-cell office:value-type="string" calcext:value-type="string">
            <text:p>g.97.1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1338" calcext:value-type="float">
            <text:p>1338</text:p>
          </table:table-cell>
          <table:table-cell office:value-type="float" office:value="34.5197" calcext:value-type="float">
            <text:p>34,5197</text:p>
          </table:table-cell>
          <table:table-cell office:value-type="float" office:value="97" calcext:value-type="float">
            <text:p>97</text:p>
          </table:table-cell>
          <table:table-cell office:value-type="float" office:value="163" calcext:value-type="float">
            <text:p>163</text:p>
          </table:table-cell>
          <table:table-cell office:value-type="float" office:value="3.3949" calcext:value-type="float">
            <text:p>3,3949</text:p>
          </table:table-cell>
          <table:table-cell office:value-type="float" office:value="54.6597749879735" calcext:value-type="float">
            <text:p>54,6597749879735</text:p>
          </table:table-cell>
          <table:table-cell office:value-type="float" office:value="306" calcext:value-type="float">
            <text:p>306</text:p>
          </table:table-cell>
          <table:table-cell office:value-type="float" office:value="34.5197" calcext:value-type="float">
            <text:p>34,5197</text:p>
          </table:table-cell>
        </table:table-row>
        <table:table-row table:style-name="ro1">
          <table:table-cell office:value-type="string" calcext:value-type="string">
            <text:p>g.99.0.graphml</text:p>
          </table:table-cell>
          <table:table-cell office:value-type="float" office:value="2300" calcext:value-type="float">
            <text:p>2300</text:p>
          </table:table-cell>
          <table:table-cell office:value-type="float" office:value="2054" calcext:value-type="float">
            <text:p>2054</text:p>
          </table:table-cell>
          <table:table-cell office:value-type="float" office:value="87.9023" calcext:value-type="float">
            <text:p>87,9023</text:p>
          </table:table-cell>
          <table:table-cell office:value-type="float" office:value="99" calcext:value-type="float">
            <text:p>99</text:p>
          </table:table-cell>
          <table:table-cell office:value-type="float" office:value="154" calcext:value-type="float">
            <text:p>154</text:p>
          </table:table-cell>
          <table:table-cell office:value-type="float" office:value="3.5615" calcext:value-type="float">
            <text:p>3,5615</text:p>
          </table:table-cell>
          <table:table-cell office:value-type="float" office:value="66.1851886343285" calcext:value-type="float">
            <text:p>66,1851886343285</text:p>
          </table:table-cell>
          <table:table-cell office:value-type="float" office:value="9" calcext:value-type="float">
            <text:p>9</text:p>
          </table:table-cell>
          <table:table-cell office:value-type="float" office:value="87.9023" calcext:value-type="float">
            <text:p>87,9023</text:p>
          </table:table-cell>
        </table:table-row>
        <table:table-row table:style-name="ro1">
          <table:table-cell office:value-type="string" calcext:value-type="string">
            <text:p>g.99.1.graphml</text:p>
          </table:table-cell>
          <table:table-cell office:value-type="float" office:value="2400" calcext:value-type="float">
            <text:p>2400</text:p>
          </table:table-cell>
          <table:table-cell office:value-type="float" office:value="2539" calcext:value-type="float">
            <text:p>2539</text:p>
          </table:table-cell>
          <table:table-cell office:value-type="float" office:value="57.8301" calcext:value-type="float">
            <text:p>57,8301</text:p>
          </table:table-cell>
          <table:table-cell office:value-type="float" office:value="99" calcext:value-type="float">
            <text:p>99</text:p>
          </table:table-cell>
          <table:table-cell office:value-type="float" office:value="150" calcext:value-type="float">
            <text:p>150</text:p>
          </table:table-cell>
          <table:table-cell office:value-type="float" office:value="4.0179" calcext:value-type="float">
            <text:p>4,0179</text:p>
          </table:table-cell>
          <table:table-cell office:value-type="float" office:value="42.203105148019" calcext:value-type="float">
            <text:p>42,203105148019</text:p>
          </table:table-cell>
          <table:table-cell office:value-type="float" office:value="146" calcext:value-type="float">
            <text:p>146</text:p>
          </table:table-cell>
          <table:table-cell office:value-type="float" office:value="57.8301" calcext:value-type="float">
            <text:p>57,8301</text:p>
          </table:table-cell>
        </table:table-row>
        <table:table-row table:style-name="ro1">
          <table:table-cell office:value-type="string" calcext:value-type="string">
            <text:p>g.99.2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1332" calcext:value-type="float">
            <text:p>1332</text:p>
          </table:table-cell>
          <table:table-cell office:value-type="float" office:value="68.9625" calcext:value-type="float">
            <text:p>68,9625</text:p>
          </table:table-cell>
          <table:table-cell office:value-type="float" office:value="99" calcext:value-type="float">
            <text:p>99</text:p>
          </table:table-cell>
          <table:table-cell office:value-type="float" office:value="150" calcext:value-type="float">
            <text:p>150</text:p>
          </table:table-cell>
          <table:table-cell office:value-type="float" office:value="5.6792" calcext:value-type="float">
            <text:p>5,6792</text:p>
          </table:table-cell>
          <table:table-cell office:value-type="float" office:value="50.4697334816883" calcext:value-type="float">
            <text:p>50,4697334816883</text:p>
          </table:table-cell>
          <table:table-cell office:value-type="float" office:value="111" calcext:value-type="float">
            <text:p>111</text:p>
          </table:table-cell>
          <table:table-cell office:value-type="float" office:value="68.9625" calcext:value-type="float">
            <text:p>68,9625</text:p>
          </table:table-cell>
        </table:table-row>
      </table:table>
      <table:table table:name="Force Algo End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graph na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time[ms]</text:p>
          </table:table-cell>
          <table:table-cell office:value-type="string" calcext:value-type="string">
            <text:p>crossing_r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g.res</text:p>
          </table:table-cell>
          <table:table-cell office:value-type="string" calcext:value-type="string">
            <text:p>aspect. Ratio</text:p>
          </table:table-cell>
          <table:table-cell office:value-type="string" calcext:value-type="string">
            <text:p>#crossing</text:p>
          </table:table-cell>
          <table:table-cell office:value-type="string" calcext:value-type="string">
            <text:p>total resolution</text:p>
          </table:table-cell>
        </table:table-row>
        <table:table-row table:style-name="ro1">
          <table:table-cell office:value-type="string" calcext:value-type="string">
            <text:p>g.10.19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969" calcext:value-type="float">
            <text:p>69,96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.0613" calcext:value-type="float">
            <text:p>12,0613</text:p>
          </table:table-cell>
          <table:table-cell office:value-type="float" office:value="4.0870870012323" calcext:value-type="float">
            <text:p>4,0870870012323</text:p>
          </table:table-cell>
          <table:table-cell office:value-type="float" office:value="3" calcext:value-type="float">
            <text:p>3</text:p>
          </table:table-cell>
          <table:table-cell office:value-type="float" office:value="69.969" calcext:value-type="float">
            <text:p>69,969</text:p>
          </table:table-cell>
        </table:table-row>
        <table:table-row table:style-name="ro1">
          <table:table-cell office:value-type="string" calcext:value-type="string">
            <text:p>g.10.20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175" calcext:value-type="float">
            <text:p>175</text:p>
          </table:table-cell>
          <table:table-cell office:value-type="float" office:value="65.0625" calcext:value-type="float">
            <text:p>65,062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2.1305" calcext:value-type="float">
            <text:p>12,1305</text:p>
          </table:table-cell>
          <table:table-cell office:value-type="float" office:value="2.30325331756897" calcext:value-type="float">
            <text:p>2,30325331756897</text:p>
          </table:table-cell>
          <table:table-cell office:value-type="float" office:value="8" calcext:value-type="float">
            <text:p>8</text:p>
          </table:table-cell>
          <table:table-cell office:value-type="float" office:value="64.8647" calcext:value-type="float">
            <text:p>64,8647</text:p>
          </table:table-cell>
        </table:table-row>
        <table:table-row table:style-name="ro1">
          <table:table-cell office:value-type="string" calcext:value-type="string">
            <text:p>g.10.22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48.2422" calcext:value-type="float">
            <text:p>48,2422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0.6069" calcext:value-type="float">
            <text:p>10,6069</text:p>
          </table:table-cell>
          <table:table-cell office:value-type="float" office:value="3.31214159714474" calcext:value-type="float">
            <text:p>3,31214159714474</text:p>
          </table:table-cell>
          <table:table-cell office:value-type="float" office:value="21" calcext:value-type="float">
            <text:p>21</text:p>
          </table:table-cell>
          <table:table-cell office:value-type="float" office:value="46.1511" calcext:value-type="float">
            <text:p>46,1511</text:p>
          </table:table-cell>
        </table:table-row>
        <table:table-row table:style-name="ro1">
          <table:table-cell office:value-type="string" calcext:value-type="string">
            <text:p>g.10.25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06" calcext:value-type="float">
            <text:p>106</text:p>
          </table:table-cell>
          <table:table-cell office:value-type="float" office:value="53.1329" calcext:value-type="float">
            <text:p>53,132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3.7295" calcext:value-type="float">
            <text:p>13,7295</text:p>
          </table:table-cell>
          <table:table-cell office:value-type="float" office:value="3.24974024087003" calcext:value-type="float">
            <text:p>3,24974024087003</text:p>
          </table:table-cell>
          <table:table-cell office:value-type="float" office:value="31" calcext:value-type="float">
            <text:p>31</text:p>
          </table:table-cell>
          <table:table-cell office:value-type="float" office:value="52.5874" calcext:value-type="float">
            <text:p>52,5874</text:p>
          </table:table-cell>
        </table:table-row>
        <table:table-row table:style-name="ro1">
          <table:table-cell office:value-type="string" calcext:value-type="string">
            <text:p>g.10.27.graphml</text:p>
          </table:table-cell>
          <table:table-cell office:value-type="float" office:value="1900" calcext:value-type="float">
            <text:p>1900</text:p>
          </table:table-cell>
          <table:table-cell office:value-type="float" office:value="219" calcext:value-type="float">
            <text:p>219</text:p>
          </table:table-cell>
          <table:table-cell office:value-type="float" office:value="64.5206" calcext:value-type="float">
            <text:p>64,520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9.5799" calcext:value-type="float">
            <text:p>19,5799</text:p>
          </table:table-cell>
          <table:table-cell office:value-type="float" office:value="2.43693350626389" calcext:value-type="float">
            <text:p>2,43693350626389</text:p>
          </table:table-cell>
          <table:table-cell office:value-type="float" office:value="11" calcext:value-type="float">
            <text:p>11</text:p>
          </table:table-cell>
          <table:table-cell office:value-type="float" office:value="64.5206" calcext:value-type="float">
            <text:p>64,5206</text:p>
          </table:table-cell>
        </table:table-row>
        <table:table-row table:style-name="ro1">
          <table:table-cell office:value-type="string" calcext:value-type="string">
            <text:p>g.10.29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82" calcext:value-type="float">
            <text:p>82</text:p>
          </table:table-cell>
          <table:table-cell office:value-type="float" office:value="64.9397" calcext:value-type="float">
            <text:p>64,939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3.9919" calcext:value-type="float">
            <text:p>13,9919</text:p>
          </table:table-cell>
          <table:table-cell office:value-type="float" office:value="2.31745464444135" calcext:value-type="float">
            <text:p>2,31745464444135</text:p>
          </table:table-cell>
          <table:table-cell office:value-type="float" office:value="8" calcext:value-type="float">
            <text:p>8</text:p>
          </table:table-cell>
          <table:table-cell office:value-type="float" office:value="64.9385" calcext:value-type="float">
            <text:p>64,9385</text:p>
          </table:table-cell>
        </table:table-row>
        <table:table-row table:style-name="ro1">
          <table:table-cell office:value-type="string" calcext:value-type="string">
            <text:p>g.10.30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58" calcext:value-type="float">
            <text:p>58</text:p>
          </table:table-cell>
          <table:table-cell office:value-type="float" office:value="81.206" calcext:value-type="float">
            <text:p>81,20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7.7946" calcext:value-type="float">
            <text:p>17,7946</text:p>
          </table:table-cell>
          <table:table-cell office:value-type="float" office:value="1.57102807767698" calcext:value-type="float">
            <text:p>1,57102807767698</text:p>
          </table:table-cell>
          <table:table-cell office:value-type="float" office:value="5" calcext:value-type="float">
            <text:p>5</text:p>
          </table:table-cell>
          <table:table-cell office:value-type="float" office:value="81.206" calcext:value-type="float">
            <text:p>81,206</text:p>
          </table:table-cell>
        </table:table-row>
        <table:table-row table:style-name="ro1">
          <table:table-cell office:value-type="string" calcext:value-type="string">
            <text:p>g.10.31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office:value-type="float" office:value="45.4882" calcext:value-type="float">
            <text:p>45,488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.583" calcext:value-type="float">
            <text:p>2,583</text:p>
          </table:table-cell>
          <table:table-cell office:value-type="float" office:value="3.09788800578674" calcext:value-type="float">
            <text:p>3,09788800578674</text:p>
          </table:table-cell>
          <table:table-cell office:value-type="float" office:value="20" calcext:value-type="float">
            <text:p>20</text:p>
          </table:table-cell>
          <table:table-cell office:value-type="float" office:value="45.4882" calcext:value-type="float">
            <text:p>45,4882</text:p>
          </table:table-cell>
        </table:table-row>
        <table:table-row table:style-name="ro1">
          <table:table-cell office:value-type="string" calcext:value-type="string">
            <text:p>g.10.34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72" calcext:value-type="float">
            <text:p>72</text:p>
          </table:table-cell>
          <table:table-cell office:value-type="float" office:value="55.4324" calcext:value-type="float">
            <text:p>55,432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2.8903" calcext:value-type="float">
            <text:p>12,8903</text:p>
          </table:table-cell>
          <table:table-cell office:value-type="float" office:value="2.01956549513189" calcext:value-type="float">
            <text:p>2,01956549513189</text:p>
          </table:table-cell>
          <table:table-cell office:value-type="float" office:value="21" calcext:value-type="float">
            <text:p>21</text:p>
          </table:table-cell>
          <table:table-cell office:value-type="float" office:value="55.4243" calcext:value-type="float">
            <text:p>55,4243</text:p>
          </table:table-cell>
        </table:table-row>
        <table:table-row table:style-name="ro1">
          <table:table-cell office:value-type="string" calcext:value-type="string">
            <text:p>g.10.38.graphml</text:p>
          </table:table-cell>
          <table:table-cell office:value-type="float" office:value="6800" calcext:value-type="float">
            <text:p>6800</text:p>
          </table:table-cell>
          <table:table-cell office:value-type="float" office:value="735" calcext:value-type="float">
            <text:p>735</text:p>
          </table:table-cell>
          <table:table-cell office:value-type="float" office:value="58.9364" calcext:value-type="float">
            <text:p>58,936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7.9084" calcext:value-type="float">
            <text:p>17,9084</text:p>
          </table:table-cell>
          <table:table-cell office:value-type="float" office:value="2.40022043115145" calcext:value-type="float">
            <text:p>2,40022043115145</text:p>
          </table:table-cell>
          <table:table-cell office:value-type="float" office:value="11" calcext:value-type="float">
            <text:p>11</text:p>
          </table:table-cell>
          <table:table-cell office:value-type="float" office:value="58.9364" calcext:value-type="float">
            <text:p>58,9364</text:p>
          </table:table-cell>
        </table:table-row>
        <table:table-row table:style-name="ro1">
          <table:table-cell office:value-type="string" calcext:value-type="string">
            <text:p>g.10.41.graphml</text:p>
          </table:table-cell>
          <table:table-cell office:value-type="float" office:value="6200" calcext:value-type="float">
            <text:p>6200</text:p>
          </table:table-cell>
          <table:table-cell office:value-type="float" office:value="596" calcext:value-type="float">
            <text:p>596</text:p>
          </table:table-cell>
          <table:table-cell office:value-type="float" office:value="65.0099" calcext:value-type="float">
            <text:p>65,009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3.2148" calcext:value-type="float">
            <text:p>13,2148</text:p>
          </table:table-cell>
          <table:table-cell office:value-type="float" office:value="2.43330318238854" calcext:value-type="float">
            <text:p>2,43330318238854</text:p>
          </table:table-cell>
          <table:table-cell office:value-type="float" office:value="8" calcext:value-type="float">
            <text:p>8</text:p>
          </table:table-cell>
          <table:table-cell office:value-type="float" office:value="65.0099" calcext:value-type="float">
            <text:p>65,0099</text:p>
          </table:table-cell>
        </table:table-row>
        <table:table-row table:style-name="ro1">
          <table:table-cell office:value-type="string" calcext:value-type="string">
            <text:p>g.10.46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70" calcext:value-type="float">
            <text:p>70</text:p>
          </table:table-cell>
          <table:table-cell office:value-type="float" office:value="77.5695" calcext:value-type="float">
            <text:p>77,569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.9878" calcext:value-type="float">
            <text:p>30,9878</text:p>
          </table:table-cell>
          <table:table-cell office:value-type="float" office:value="1.56367883054005" calcext:value-type="float">
            <text:p>1,56367883054005</text:p>
          </table:table-cell>
          <table:table-cell office:value-type="float" office:value="5" calcext:value-type="float">
            <text:p>5</text:p>
          </table:table-cell>
          <table:table-cell office:value-type="float" office:value="77.5695" calcext:value-type="float">
            <text:p>77,5695</text:p>
          </table:table-cell>
        </table:table-row>
        <table:table-row table:style-name="ro1">
          <table:table-cell office:value-type="string" calcext:value-type="string">
            <text:p>g.10.61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646" calcext:value-type="float">
            <text:p>72,64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4.7703" calcext:value-type="float">
            <text:p>24,7703</text:p>
          </table:table-cell>
          <table:table-cell office:value-type="float" office:value="2.1301487065612" calcext:value-type="float">
            <text:p>2,1301487065612</text:p>
          </table:table-cell>
          <table:table-cell office:value-type="float" office:value="8" calcext:value-type="float">
            <text:p>8</text:p>
          </table:table-cell>
          <table:table-cell office:value-type="float" office:value="44.3173" calcext:value-type="float">
            <text:p>44,3173</text:p>
          </table:table-cell>
        </table:table-row>
        <table:table-row table:style-name="ro1">
          <table:table-cell office:value-type="string" calcext:value-type="string">
            <text:p>g.10.62.graphml</text:p>
          </table:table-cell>
          <table:table-cell office:value-type="float" office:value="2100" calcext:value-type="float">
            <text:p>2100</text:p>
          </table:table-cell>
          <table:table-cell office:value-type="float" office:value="172" calcext:value-type="float">
            <text:p>172</text:p>
          </table:table-cell>
          <table:table-cell office:value-type="float" office:value="72.7898" calcext:value-type="float">
            <text:p>72,789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0.5174" calcext:value-type="float">
            <text:p>30,5174</text:p>
          </table:table-cell>
          <table:table-cell office:value-type="float" office:value="1.70150606238695" calcext:value-type="float">
            <text:p>1,70150606238695</text:p>
          </table:table-cell>
          <table:table-cell office:value-type="float" office:value="5" calcext:value-type="float">
            <text:p>5</text:p>
          </table:table-cell>
          <table:table-cell office:value-type="float" office:value="72.7898" calcext:value-type="float">
            <text:p>72,7898</text:p>
          </table:table-cell>
        </table:table-row>
        <table:table-row table:style-name="ro1">
          <table:table-cell office:value-type="string" calcext:value-type="string">
            <text:p>g.10.79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60" calcext:value-type="float">
            <text:p>60</text:p>
          </table:table-cell>
          <table:table-cell office:value-type="float" office:value="72.8127" calcext:value-type="float">
            <text:p>72,812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.7791" calcext:value-type="float">
            <text:p>20,7791</text:p>
          </table:table-cell>
          <table:table-cell office:value-type="float" office:value="1.87163340595489" calcext:value-type="float">
            <text:p>1,87163340595489</text:p>
          </table:table-cell>
          <table:table-cell office:value-type="float" office:value="4" calcext:value-type="float">
            <text:p>4</text:p>
          </table:table-cell>
          <table:table-cell office:value-type="float" office:value="69.1811" calcext:value-type="float">
            <text:p>69,1811</text:p>
          </table:table-cell>
        </table:table-row>
        <table:table-row table:style-name="ro1">
          <table:table-cell office:value-type="string" calcext:value-type="string">
            <text:p>g.10.80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26" calcext:value-type="float">
            <text:p>26</text:p>
          </table:table-cell>
          <table:table-cell office:value-type="float" office:value="74.3762" calcext:value-type="float">
            <text:p>74,376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.6509" calcext:value-type="float">
            <text:p>18,6509</text:p>
          </table:table-cell>
          <table:table-cell office:value-type="float" office:value="1.90599324688276" calcext:value-type="float">
            <text:p>1,90599324688276</text:p>
          </table:table-cell>
          <table:table-cell office:value-type="float" office:value="2" calcext:value-type="float">
            <text:p>2</text:p>
          </table:table-cell>
          <table:table-cell office:value-type="float" office:value="74.3762" calcext:value-type="float">
            <text:p>74,3762</text:p>
          </table:table-cell>
        </table:table-row>
        <table:table-row table:style-name="ro1">
          <table:table-cell office:value-type="string" calcext:value-type="string">
            <text:p>g.10.82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126" calcext:value-type="float">
            <text:p>126</text:p>
          </table:table-cell>
          <table:table-cell office:value-type="float" office:value="69.7222" calcext:value-type="float">
            <text:p>69,722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4.9439" calcext:value-type="float">
            <text:p>24,9439</text:p>
          </table:table-cell>
          <table:table-cell office:value-type="float" office:value="1.75762915500647" calcext:value-type="float">
            <text:p>1,75762915500647</text:p>
          </table:table-cell>
          <table:table-cell office:value-type="float" office:value="7" calcext:value-type="float">
            <text:p>7</text:p>
          </table:table-cell>
          <table:table-cell office:value-type="float" office:value="66.2863" calcext:value-type="float">
            <text:p>66,2863</text:p>
          </table:table-cell>
        </table:table-row>
        <table:table-row table:style-name="ro1">
          <table:table-cell office:value-type="string" calcext:value-type="string">
            <text:p>g.10.85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708" calcext:value-type="float">
            <text:p>70,70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5.6663" calcext:value-type="float">
            <text:p>25,6663</text:p>
          </table:table-cell>
          <table:table-cell office:value-type="float" office:value="2.27647818816181" calcext:value-type="float">
            <text:p>2,27647818816181</text:p>
          </table:table-cell>
          <table:table-cell office:value-type="float" office:value="5" calcext:value-type="float">
            <text:p>5</text:p>
          </table:table-cell>
          <table:table-cell office:value-type="float" office:value="70.708" calcext:value-type="float">
            <text:p>70,708</text:p>
          </table:table-cell>
        </table:table-row>
        <table:table-row table:style-name="ro1">
          <table:table-cell office:value-type="string" calcext:value-type="string">
            <text:p>g.10.86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42" calcext:value-type="float">
            <text:p>42</text:p>
          </table:table-cell>
          <table:table-cell office:value-type="float" office:value="88.9364" calcext:value-type="float">
            <text:p>88,936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2.7244" calcext:value-type="float">
            <text:p>12,7244</text:p>
          </table:table-cell>
          <table:table-cell office:value-type="float" office:value="2.09852755801003" calcext:value-type="float">
            <text:p>2,09852755801003</text:p>
          </table:table-cell>
          <table:table-cell office:value-type="float" office:value="3" calcext:value-type="float">
            <text:p>3</text:p>
          </table:table-cell>
          <table:table-cell office:value-type="float" office:value="88.6216" calcext:value-type="float">
            <text:p>88,6216</text:p>
          </table:table-cell>
        </table:table-row>
        <table:table-row table:style-name="ro1">
          <table:table-cell office:value-type="string" calcext:value-type="string">
            <text:p>g.10.88.graphml</text:p>
          </table:table-cell>
          <table:table-cell office:value-type="float" office:value="4200" calcext:value-type="float">
            <text:p>4200</text:p>
          </table:table-cell>
          <table:table-cell office:value-type="float" office:value="418" calcext:value-type="float">
            <text:p>418</text:p>
          </table:table-cell>
          <table:table-cell office:value-type="float" office:value="59.7551" calcext:value-type="float">
            <text:p>59,755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.6329" calcext:value-type="float">
            <text:p>18,6329</text:p>
          </table:table-cell>
          <table:table-cell office:value-type="float" office:value="1.71870355278399" calcext:value-type="float">
            <text:p>1,71870355278399</text:p>
          </table:table-cell>
          <table:table-cell office:value-type="float" office:value="9" calcext:value-type="float">
            <text:p>9</text:p>
          </table:table-cell>
          <table:table-cell office:value-type="float" office:value="59.7551" calcext:value-type="float">
            <text:p>59,7551</text:p>
          </table:table-cell>
        </table:table-row>
        <table:table-row table:style-name="ro1">
          <table:table-cell office:value-type="string" calcext:value-type="string">
            <text:p>g.10.94.graphml</text:p>
          </table:table-cell>
          <table:table-cell office:value-type="float" office:value="2200" calcext:value-type="float">
            <text:p>2200</text:p>
          </table:table-cell>
          <table:table-cell office:value-type="float" office:value="138" calcext:value-type="float">
            <text:p>138</text:p>
          </table:table-cell>
          <table:table-cell office:value-type="float" office:value="71.1469" calcext:value-type="float">
            <text:p>71,146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9.5311" calcext:value-type="float">
            <text:p>29,5311</text:p>
          </table:table-cell>
          <table:table-cell office:value-type="float" office:value="1.74809783437924" calcext:value-type="float">
            <text:p>1,74809783437924</text:p>
          </table:table-cell>
          <table:table-cell office:value-type="float" office:value="5" calcext:value-type="float">
            <text:p>5</text:p>
          </table:table-cell>
          <table:table-cell office:value-type="float" office:value="70.9737" calcext:value-type="float">
            <text:p>70,9737</text:p>
          </table:table-cell>
        </table:table-row>
        <table:table-row table:style-name="ro1">
          <table:table-cell office:value-type="string" calcext:value-type="string">
            <text:p>g.11.16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894" calcext:value-type="float">
            <text:p>15,589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2.9983" calcext:value-type="float">
            <text:p>2,9983</text:p>
          </table:table-cell>
          <table:table-cell office:value-type="float" office:value="4.82616087524798" calcext:value-type="float">
            <text:p>4,82616087524798</text:p>
          </table:table-cell>
          <table:table-cell office:value-type="float" office:value="113" calcext:value-type="float">
            <text:p>113</text:p>
          </table:table-cell>
          <table:table-cell office:value-type="float" office:value="11.1854" calcext:value-type="float">
            <text:p>11,1854</text:p>
          </table:table-cell>
        </table:table-row>
        <table:table-row table:style-name="ro1">
          <table:table-cell office:value-type="string" calcext:value-type="string">
            <text:p>g.11.17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12" calcext:value-type="float">
            <text:p>112</text:p>
          </table:table-cell>
          <table:table-cell office:value-type="float" office:value="28.9337" calcext:value-type="float">
            <text:p>28,9337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.2023" calcext:value-type="float">
            <text:p>1,2023</text:p>
          </table:table-cell>
          <table:table-cell office:value-type="float" office:value="4.88391976651807" calcext:value-type="float">
            <text:p>4,88391976651807</text:p>
          </table:table-cell>
          <table:table-cell office:value-type="float" office:value="111" calcext:value-type="float">
            <text:p>111</text:p>
          </table:table-cell>
          <table:table-cell office:value-type="float" office:value="25.1756" calcext:value-type="float">
            <text:p>25,1756</text:p>
          </table:table-cell>
        </table:table-row>
        <table:table-row table:style-name="ro1">
          <table:table-cell office:value-type="string" calcext:value-type="string">
            <text:p>g.11.23.graphml</text:p>
          </table:table-cell>
          <table:table-cell office:value-type="float" office:value="4200" calcext:value-type="float">
            <text:p>4200</text:p>
          </table:table-cell>
          <table:table-cell office:value-type="float" office:value="545" calcext:value-type="float">
            <text:p>545</text:p>
          </table:table-cell>
          <table:table-cell office:value-type="float" office:value="59.7354" calcext:value-type="float">
            <text:p>59,7354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3.4267" calcext:value-type="float">
            <text:p>13,4267</text:p>
          </table:table-cell>
          <table:table-cell office:value-type="float" office:value="2.50065832008499" calcext:value-type="float">
            <text:p>2,50065832008499</text:p>
          </table:table-cell>
          <table:table-cell office:value-type="float" office:value="13" calcext:value-type="float">
            <text:p>13</text:p>
          </table:table-cell>
          <table:table-cell office:value-type="float" office:value="59.7354" calcext:value-type="float">
            <text:p>59,7354</text:p>
          </table:table-cell>
        </table:table-row>
        <table:table-row table:style-name="ro1">
          <table:table-cell office:value-type="string" calcext:value-type="string">
            <text:p>g.11.25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83" calcext:value-type="float">
            <text:p>83</text:p>
          </table:table-cell>
          <table:table-cell office:value-type="float" office:value="55.2531" calcext:value-type="float">
            <text:p>55,2531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6.9338" calcext:value-type="float">
            <text:p>6,9338</text:p>
          </table:table-cell>
          <table:table-cell office:value-type="float" office:value="2.31525766498532" calcext:value-type="float">
            <text:p>2,31525766498532</text:p>
          </table:table-cell>
          <table:table-cell office:value-type="float" office:value="11" calcext:value-type="float">
            <text:p>11</text:p>
          </table:table-cell>
          <table:table-cell office:value-type="float" office:value="55.2525" calcext:value-type="float">
            <text:p>55,2525</text:p>
          </table:table-cell>
        </table:table-row>
        <table:table-row table:style-name="ro1">
          <table:table-cell office:value-type="string" calcext:value-type="string">
            <text:p>g.11.29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166" calcext:value-type="float">
            <text:p>166</text:p>
          </table:table-cell>
          <table:table-cell office:value-type="float" office:value="57.53" calcext:value-type="float">
            <text:p>57,53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6.7738" calcext:value-type="float">
            <text:p>16,7738</text:p>
          </table:table-cell>
          <table:table-cell office:value-type="float" office:value="2.26150509088651" calcext:value-type="float">
            <text:p>2,26150509088651</text:p>
          </table:table-cell>
          <table:table-cell office:value-type="float" office:value="15" calcext:value-type="float">
            <text:p>15</text:p>
          </table:table-cell>
          <table:table-cell office:value-type="float" office:value="57.5236" calcext:value-type="float">
            <text:p>57,5236</text:p>
          </table:table-cell>
        </table:table-row>
        <table:table-row table:style-name="ro1">
          <table:table-cell office:value-type="string" calcext:value-type="string">
            <text:p>g.11.71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35" calcext:value-type="float">
            <text:p>35</text:p>
          </table:table-cell>
          <table:table-cell office:value-type="float" office:value="72.3888" calcext:value-type="float">
            <text:p>72,388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0.0686" calcext:value-type="float">
            <text:p>30,0686</text:p>
          </table:table-cell>
          <table:table-cell office:value-type="float" office:value="1.72774580667275" calcext:value-type="float">
            <text:p>1,72774580667275</text:p>
          </table:table-cell>
          <table:table-cell office:value-type="float" office:value="4" calcext:value-type="float">
            <text:p>4</text:p>
          </table:table-cell>
          <table:table-cell office:value-type="float" office:value="71.9558" calcext:value-type="float">
            <text:p>71,9558</text:p>
          </table:table-cell>
        </table:table-row>
        <table:table-row table:style-name="ro1">
          <table:table-cell office:value-type="string" calcext:value-type="string">
            <text:p>g.11.72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89.9222" calcext:value-type="float">
            <text:p>89,922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40.1909" calcext:value-type="float">
            <text:p>40,1909</text:p>
          </table:table-cell>
          <table:table-cell office:value-type="float" office:value="1.53879419022969" calcext:value-type="float">
            <text:p>1,53879419022969</text:p>
          </table:table-cell>
          <table:table-cell office:value-type="float" office:value="1" calcext:value-type="float">
            <text:p>1</text:p>
          </table:table-cell>
          <table:table-cell office:value-type="float" office:value="89.9103" calcext:value-type="float">
            <text:p>89,9103</text:p>
          </table:table-cell>
        </table:table-row>
        <table:table-row table:style-name="ro1">
          <table:table-cell office:value-type="string" calcext:value-type="string">
            <text:p>g.12.107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61.8743" calcext:value-type="float">
            <text:p>61,8743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7.5766" calcext:value-type="float">
            <text:p>27,5766</text:p>
          </table:table-cell>
          <table:table-cell office:value-type="float" office:value="1.4617181484192" calcext:value-type="float">
            <text:p>1,4617181484192</text:p>
          </table:table-cell>
          <table:table-cell office:value-type="float" office:value="11" calcext:value-type="float">
            <text:p>11</text:p>
          </table:table-cell>
          <table:table-cell office:value-type="float" office:value="61.8743" calcext:value-type="float">
            <text:p>61,8743</text:p>
          </table:table-cell>
        </table:table-row>
        <table:table-row table:style-name="ro1">
          <table:table-cell office:value-type="string" calcext:value-type="string">
            <text:p>g.12.108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87.5346" calcext:value-type="float">
            <text:p>87,534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2.629" calcext:value-type="float">
            <text:p>42,629</text:p>
          </table:table-cell>
          <table:table-cell office:value-type="float" office:value="1.35111807819968" calcext:value-type="float">
            <text:p>1,35111807819968</text:p>
          </table:table-cell>
          <table:table-cell office:value-type="float" office:value="1" calcext:value-type="float">
            <text:p>1</text:p>
          </table:table-cell>
          <table:table-cell office:value-type="float" office:value="87.5346" calcext:value-type="float">
            <text:p>87,5346</text:p>
          </table:table-cell>
        </table:table-row>
        <table:table-row table:style-name="ro1">
          <table:table-cell office:value-type="string" calcext:value-type="string">
            <text:p>g.12.111.graphml</text:p>
          </table:table-cell>
          <table:table-cell office:value-type="float" office:value="11800" calcext:value-type="float">
            <text:p>11800</text:p>
          </table:table-cell>
          <table:table-cell office:value-type="float" office:value="1543" calcext:value-type="float">
            <text:p>1543</text:p>
          </table:table-cell>
          <table:table-cell office:value-type="float" office:value="62.4316" calcext:value-type="float">
            <text:p>62,431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6.3664" calcext:value-type="float">
            <text:p>16,3664</text:p>
          </table:table-cell>
          <table:table-cell office:value-type="float" office:value="2.41065674371157" calcext:value-type="float">
            <text:p>2,41065674371157</text:p>
          </table:table-cell>
          <table:table-cell office:value-type="float" office:value="13" calcext:value-type="float">
            <text:p>13</text:p>
          </table:table-cell>
          <table:table-cell office:value-type="float" office:value="62.4316" calcext:value-type="float">
            <text:p>62,4316</text:p>
          </table:table-cell>
        </table:table-row>
        <table:table-row table:style-name="ro1">
          <table:table-cell office:value-type="string" calcext:value-type="string">
            <text:p>g.12.112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43.5856" calcext:value-type="float">
            <text:p>43,585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5.9983" calcext:value-type="float">
            <text:p>5,9983</text:p>
          </table:table-cell>
          <table:table-cell office:value-type="float" office:value="2.41016676400354" calcext:value-type="float">
            <text:p>2,41016676400354</text:p>
          </table:table-cell>
          <table:table-cell office:value-type="float" office:value="18" calcext:value-type="float">
            <text:p>18</text:p>
          </table:table-cell>
          <table:table-cell office:value-type="float" office:value="36.8963" calcext:value-type="float">
            <text:p>36,8963</text:p>
          </table:table-cell>
        </table:table-row>
        <table:table-row table:style-name="ro1">
          <table:table-cell office:value-type="string" calcext:value-type="string">
            <text:p>g.12.118.graphml</text:p>
          </table:table-cell>
          <table:table-cell office:value-type="float" office:value="15700" calcext:value-type="float">
            <text:p>15700</text:p>
          </table:table-cell>
          <table:table-cell office:value-type="float" office:value="1597" calcext:value-type="float">
            <text:p>1597</text:p>
          </table:table-cell>
          <table:table-cell office:value-type="float" office:value="68.4439" calcext:value-type="float">
            <text:p>68,443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8.4558" calcext:value-type="float">
            <text:p>18,4558</text:p>
          </table:table-cell>
          <table:table-cell office:value-type="float" office:value="1.70313685148141" calcext:value-type="float">
            <text:p>1,70313685148141</text:p>
          </table:table-cell>
          <table:table-cell office:value-type="float" office:value="6" calcext:value-type="float">
            <text:p>6</text:p>
          </table:table-cell>
          <table:table-cell office:value-type="float" office:value="67.7363" calcext:value-type="float">
            <text:p>67,7363</text:p>
          </table:table-cell>
        </table:table-row>
        <table:table-row table:style-name="ro1">
          <table:table-cell office:value-type="string" calcext:value-type="string">
            <text:p>g.12.121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34" calcext:value-type="float">
            <text:p>34</text:p>
          </table:table-cell>
          <table:table-cell office:value-type="float" office:value="71.233" calcext:value-type="float">
            <text:p>71,23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.5379" calcext:value-type="float">
            <text:p>19,5379</text:p>
          </table:table-cell>
          <table:table-cell office:value-type="float" office:value="1.59541690191043" calcext:value-type="float">
            <text:p>1,59541690191043</text:p>
          </table:table-cell>
          <table:table-cell office:value-type="float" office:value="5" calcext:value-type="float">
            <text:p>5</text:p>
          </table:table-cell>
          <table:table-cell office:value-type="float" office:value="71.2253" calcext:value-type="float">
            <text:p>71,2253</text:p>
          </table:table-cell>
        </table:table-row>
        <table:table-row table:style-name="ro1">
          <table:table-cell office:value-type="string" calcext:value-type="string">
            <text:p>g.12.145.graphml</text:p>
          </table:table-cell>
          <table:table-cell office:value-type="float" office:value="2300" calcext:value-type="float">
            <text:p>2300</text:p>
          </table:table-cell>
          <table:table-cell office:value-type="float" office:value="294" calcext:value-type="float">
            <text:p>294</text:p>
          </table:table-cell>
          <table:table-cell office:value-type="float" office:value="61.9212" calcext:value-type="float">
            <text:p>61,921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2.1139" calcext:value-type="float">
            <text:p>12,1139</text:p>
          </table:table-cell>
          <table:table-cell office:value-type="float" office:value="2.50533100488576" calcext:value-type="float">
            <text:p>2,50533100488576</text:p>
          </table:table-cell>
          <table:table-cell office:value-type="float" office:value="11" calcext:value-type="float">
            <text:p>11</text:p>
          </table:table-cell>
          <table:table-cell office:value-type="float" office:value="61.9212" calcext:value-type="float">
            <text:p>61,9212</text:p>
          </table:table-cell>
        </table:table-row>
        <table:table-row table:style-name="ro1">
          <table:table-cell office:value-type="string" calcext:value-type="string">
            <text:p>g.12.22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4" calcext:value-type="float">
            <text:p>24</text:p>
          </table:table-cell>
          <table:table-cell office:value-type="float" office:value="63.2848" calcext:value-type="float">
            <text:p>63,284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5.4661" calcext:value-type="float">
            <text:p>5,4661</text:p>
          </table:table-cell>
          <table:table-cell office:value-type="float" office:value="2.08410082824872" calcext:value-type="float">
            <text:p>2,08410082824872</text:p>
          </table:table-cell>
          <table:table-cell office:value-type="float" office:value="8" calcext:value-type="float">
            <text:p>8</text:p>
          </table:table-cell>
          <table:table-cell office:value-type="float" office:value="63.2848" calcext:value-type="float">
            <text:p>63,2848</text:p>
          </table:table-cell>
        </table:table-row>
        <table:table-row table:style-name="ro1">
          <table:table-cell office:value-type="string" calcext:value-type="string">
            <text:p>g.12.31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56.4286" calcext:value-type="float">
            <text:p>56,4286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.9392" calcext:value-type="float">
            <text:p>4,9392</text:p>
          </table:table-cell>
          <table:table-cell office:value-type="float" office:value="1.80855512283023" calcext:value-type="float">
            <text:p>1,80855512283023</text:p>
          </table:table-cell>
          <table:table-cell office:value-type="float" office:value="8" calcext:value-type="float">
            <text:p>8</text:p>
          </table:table-cell>
          <table:table-cell office:value-type="float" office:value="56.4286" calcext:value-type="float">
            <text:p>56,4286</text:p>
          </table:table-cell>
        </table:table-row>
        <table:table-row table:style-name="ro1">
          <table:table-cell office:value-type="string" calcext:value-type="string">
            <text:p>g.12.40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58" calcext:value-type="float">
            <text:p>58</text:p>
          </table:table-cell>
          <table:table-cell office:value-type="float" office:value="46.7941" calcext:value-type="float">
            <text:p>46,7941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.3381" calcext:value-type="float">
            <text:p>3,3381</text:p>
          </table:table-cell>
          <table:table-cell office:value-type="float" office:value="2.73638364216751" calcext:value-type="float">
            <text:p>2,73638364216751</text:p>
          </table:table-cell>
          <table:table-cell office:value-type="float" office:value="27" calcext:value-type="float">
            <text:p>27</text:p>
          </table:table-cell>
          <table:table-cell office:value-type="float" office:value="46.6917" calcext:value-type="float">
            <text:p>46,6917</text:p>
          </table:table-cell>
        </table:table-row>
        <table:table-row table:style-name="ro1">
          <table:table-cell office:value-type="string" calcext:value-type="string">
            <text:p>g.12.60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112" calcext:value-type="float">
            <text:p>112</text:p>
          </table:table-cell>
          <table:table-cell office:value-type="float" office:value="63.2" calcext:value-type="float">
            <text:p>63,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9.5213" calcext:value-type="float">
            <text:p>9,5213</text:p>
          </table:table-cell>
          <table:table-cell office:value-type="float" office:value="2.10597477360038" calcext:value-type="float">
            <text:p>2,10597477360038</text:p>
          </table:table-cell>
          <table:table-cell office:value-type="float" office:value="11" calcext:value-type="float">
            <text:p>11</text:p>
          </table:table-cell>
          <table:table-cell office:value-type="float" office:value="63.2" calcext:value-type="float">
            <text:p>63,2</text:p>
          </table:table-cell>
        </table:table-row>
        <table:table-row table:style-name="ro1">
          <table:table-cell office:value-type="string" calcext:value-type="string">
            <text:p>g.12.62.graphml</text:p>
          </table:table-cell>
          <table:table-cell office:value-type="float" office:value="2600" calcext:value-type="float">
            <text:p>2600</text:p>
          </table:table-cell>
          <table:table-cell office:value-type="float" office:value="322" calcext:value-type="float">
            <text:p>322</text:p>
          </table:table-cell>
          <table:table-cell office:value-type="float" office:value="68.1618" calcext:value-type="float">
            <text:p>68,1618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1.8607" calcext:value-type="float">
            <text:p>11,8607</text:p>
          </table:table-cell>
          <table:table-cell office:value-type="float" office:value="2.05959523290195" calcext:value-type="float">
            <text:p>2,05959523290195</text:p>
          </table:table-cell>
          <table:table-cell office:value-type="float" office:value="9" calcext:value-type="float">
            <text:p>9</text:p>
          </table:table-cell>
          <table:table-cell office:value-type="float" office:value="68.1618" calcext:value-type="float">
            <text:p>68,1618</text:p>
          </table:table-cell>
        </table:table-row>
        <table:table-row table:style-name="ro1">
          <table:table-cell office:value-type="string" calcext:value-type="string">
            <text:p>g.12.63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94" calcext:value-type="float">
            <text:p>94</text:p>
          </table:table-cell>
          <table:table-cell office:value-type="float" office:value="48.263" calcext:value-type="float">
            <text:p>48,263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7.6724" calcext:value-type="float">
            <text:p>7,6724</text:p>
          </table:table-cell>
          <table:table-cell office:value-type="float" office:value="2.53363870237078" calcext:value-type="float">
            <text:p>2,53363870237078</text:p>
          </table:table-cell>
          <table:table-cell office:value-type="float" office:value="29" calcext:value-type="float">
            <text:p>29</text:p>
          </table:table-cell>
          <table:table-cell office:value-type="float" office:value="46.2354" calcext:value-type="float">
            <text:p>46,2354</text:p>
          </table:table-cell>
        </table:table-row>
        <table:table-row table:style-name="ro1">
          <table:table-cell office:value-type="string" calcext:value-type="string">
            <text:p>g.12.75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office:value-type="float" office:value="49.2433" calcext:value-type="float">
            <text:p>49,2433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.4692" calcext:value-type="float">
            <text:p>3,4692</text:p>
          </table:table-cell>
          <table:table-cell office:value-type="float" office:value="2.69995446721844" calcext:value-type="float">
            <text:p>2,69995446721844</text:p>
          </table:table-cell>
          <table:table-cell office:value-type="float" office:value="28" calcext:value-type="float">
            <text:p>28</text:p>
          </table:table-cell>
          <table:table-cell office:value-type="float" office:value="49.2015" calcext:value-type="float">
            <text:p>49,2015</text:p>
          </table:table-cell>
        </table:table-row>
        <table:table-row table:style-name="ro1">
          <table:table-cell office:value-type="string" calcext:value-type="string">
            <text:p>g.12.76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43.7372" calcext:value-type="float">
            <text:p>43,737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.5286" calcext:value-type="float">
            <text:p>4,5286</text:p>
          </table:table-cell>
          <table:table-cell office:value-type="float" office:value="2.59574785882373" calcext:value-type="float">
            <text:p>2,59574785882373</text:p>
          </table:table-cell>
          <table:table-cell office:value-type="float" office:value="30" calcext:value-type="float">
            <text:p>30</text:p>
          </table:table-cell>
          <table:table-cell office:value-type="float" office:value="43.7372" calcext:value-type="float">
            <text:p>43,7372</text:p>
          </table:table-cell>
        </table:table-row>
        <table:table-row table:style-name="ro1">
          <table:table-cell office:value-type="string" calcext:value-type="string">
            <text:p>g.12.77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7416" calcext:value-type="float">
            <text:p>65,74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.9149" calcext:value-type="float">
            <text:p>8,9149</text:p>
          </table:table-cell>
          <table:table-cell office:value-type="float" office:value="1.98552453832928" calcext:value-type="float">
            <text:p>1,98552453832928</text:p>
          </table:table-cell>
          <table:table-cell office:value-type="float" office:value="4" calcext:value-type="float">
            <text:p>4</text:p>
          </table:table-cell>
          <table:table-cell office:value-type="float" office:value="65.7416" calcext:value-type="float">
            <text:p>65,7416</text:p>
          </table:table-cell>
        </table:table-row>
        <table:table-row table:style-name="ro1">
          <table:table-cell office:value-type="string" calcext:value-type="string">
            <text:p>g.12.78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86.52" calcext:value-type="float">
            <text:p>86,5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6.9083" calcext:value-type="float">
            <text:p>16,9083</text:p>
          </table:table-cell>
          <table:table-cell office:value-type="float" office:value="1.66385771724155" calcext:value-type="float">
            <text:p>1,66385771724155</text:p>
          </table:table-cell>
          <table:table-cell office:value-type="float" office:value="1" calcext:value-type="float">
            <text:p>1</text:p>
          </table:table-cell>
          <table:table-cell office:value-type="float" office:value="86.52" calcext:value-type="float">
            <text:p>86,52</text:p>
          </table:table-cell>
        </table:table-row>
        <table:table-row table:style-name="ro1">
          <table:table-cell office:value-type="string" calcext:value-type="string">
            <text:p>g.12.79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124" calcext:value-type="float">
            <text:p>124</text:p>
          </table:table-cell>
          <table:table-cell office:value-type="float" office:value="63.2316" calcext:value-type="float">
            <text:p>63,231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8.8531" calcext:value-type="float">
            <text:p>8,8531</text:p>
          </table:table-cell>
          <table:table-cell office:value-type="float" office:value="2.11587170930458" calcext:value-type="float">
            <text:p>2,11587170930458</text:p>
          </table:table-cell>
          <table:table-cell office:value-type="float" office:value="11" calcext:value-type="float">
            <text:p>11</text:p>
          </table:table-cell>
          <table:table-cell office:value-type="float" office:value="63.2272" calcext:value-type="float">
            <text:p>63,2272</text:p>
          </table:table-cell>
        </table:table-row>
        <table:table-row table:style-name="ro1">
          <table:table-cell office:value-type="string" calcext:value-type="string">
            <text:p>g.12.88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169" calcext:value-type="float">
            <text:p>169</text:p>
          </table:table-cell>
          <table:table-cell office:value-type="float" office:value="40.118" calcext:value-type="float">
            <text:p>40,118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4.2626" calcext:value-type="float">
            <text:p>4,2626</text:p>
          </table:table-cell>
          <table:table-cell office:value-type="float" office:value="2.31433931910716" calcext:value-type="float">
            <text:p>2,31433931910716</text:p>
          </table:table-cell>
          <table:table-cell office:value-type="float" office:value="32" calcext:value-type="float">
            <text:p>32</text:p>
          </table:table-cell>
          <table:table-cell office:value-type="float" office:value="38.3007" calcext:value-type="float">
            <text:p>38,3007</text:p>
          </table:table-cell>
        </table:table-row>
        <table:table-row table:style-name="ro1">
          <table:table-cell office:value-type="string" calcext:value-type="string">
            <text:p>g.12.91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53.8777" calcext:value-type="float">
            <text:p>53,8777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5.8888" calcext:value-type="float">
            <text:p>5,8888</text:p>
          </table:table-cell>
          <table:table-cell office:value-type="float" office:value="2.18098088079677" calcext:value-type="float">
            <text:p>2,18098088079677</text:p>
          </table:table-cell>
          <table:table-cell office:value-type="float" office:value="14" calcext:value-type="float">
            <text:p>14</text:p>
          </table:table-cell>
          <table:table-cell office:value-type="float" office:value="53.7239" calcext:value-type="float">
            <text:p>53,7239</text:p>
          </table:table-cell>
        </table:table-row>
        <table:table-row table:style-name="ro1">
          <table:table-cell office:value-type="string" calcext:value-type="string">
            <text:p>g.12.98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69" calcext:value-type="float">
            <text:p>69</text:p>
          </table:table-cell>
          <table:table-cell office:value-type="float" office:value="59.7856" calcext:value-type="float">
            <text:p>59,7856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8.2279" calcext:value-type="float">
            <text:p>8,2279</text:p>
          </table:table-cell>
          <table:table-cell office:value-type="float" office:value="2.33507886794413" calcext:value-type="float">
            <text:p>2,33507886794413</text:p>
          </table:table-cell>
          <table:table-cell office:value-type="float" office:value="9" calcext:value-type="float">
            <text:p>9</text:p>
          </table:table-cell>
          <table:table-cell office:value-type="float" office:value="59.7729" calcext:value-type="float">
            <text:p>59,7729</text:p>
          </table:table-cell>
        </table:table-row>
        <table:table-row table:style-name="ro1">
          <table:table-cell office:value-type="string" calcext:value-type="string">
            <text:p>g.13.117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  <table:table-cell office:value-type="float" office:value="89.9509" calcext:value-type="float">
            <text:p>89,950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6.7218" calcext:value-type="float">
            <text:p>36,7218</text:p>
          </table:table-cell>
          <table:table-cell office:value-type="float" office:value="1.65148945103773" calcext:value-type="float">
            <text:p>1,65148945103773</text:p>
          </table:table-cell>
          <table:table-cell office:value-type="float" office:value="1" calcext:value-type="float">
            <text:p>1</text:p>
          </table:table-cell>
          <table:table-cell office:value-type="float" office:value="89.4641" calcext:value-type="float">
            <text:p>89,4641</text:p>
          </table:table-cell>
        </table:table-row>
        <table:table-row table:style-name="ro1">
          <table:table-cell office:value-type="string" calcext:value-type="string">
            <text:p>g.13.34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87" calcext:value-type="float">
            <text:p>187</text:p>
          </table:table-cell>
          <table:table-cell office:value-type="float" office:value="28.2879" calcext:value-type="float">
            <text:p>28,2879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4.5725" calcext:value-type="float">
            <text:p>4,5725</text:p>
          </table:table-cell>
          <table:table-cell office:value-type="float" office:value="4.5563504749287" calcext:value-type="float">
            <text:p>4,5563504749287</text:p>
          </table:table-cell>
          <table:table-cell office:value-type="float" office:value="71" calcext:value-type="float">
            <text:p>71</text:p>
          </table:table-cell>
          <table:table-cell office:value-type="float" office:value="25.5653" calcext:value-type="float">
            <text:p>25,5653</text:p>
          </table:table-cell>
        </table:table-row>
        <table:table-row table:style-name="ro1">
          <table:table-cell office:value-type="string" calcext:value-type="string">
            <text:p>g.13.48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003" calcext:value-type="float">
            <text:p>23,003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0.678" calcext:value-type="float">
            <text:p>0,678</text:p>
          </table:table-cell>
          <table:table-cell office:value-type="float" office:value="4.06296594961025" calcext:value-type="float">
            <text:p>4,06296594961025</text:p>
          </table:table-cell>
          <table:table-cell office:value-type="float" office:value="141" calcext:value-type="float">
            <text:p>141</text:p>
          </table:table-cell>
          <table:table-cell office:value-type="float" office:value="23.003" calcext:value-type="float">
            <text:p>23,003</text:p>
          </table:table-cell>
        </table:table-row>
        <table:table-row table:style-name="ro1">
          <table:table-cell office:value-type="string" calcext:value-type="string">
            <text:p>g.13.49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9877" calcext:value-type="float">
            <text:p>24,9877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0.7538" calcext:value-type="float">
            <text:p>0,7538</text:p>
          </table:table-cell>
          <table:table-cell office:value-type="float" office:value="4.49315719049106" calcext:value-type="float">
            <text:p>4,49315719049106</text:p>
          </table:table-cell>
          <table:table-cell office:value-type="float" office:value="144" calcext:value-type="float">
            <text:p>144</text:p>
          </table:table-cell>
          <table:table-cell office:value-type="float" office:value="24.9877" calcext:value-type="float">
            <text:p>24,9877</text:p>
          </table:table-cell>
        </table:table-row>
        <table:table-row table:style-name="ro1">
          <table:table-cell office:value-type="string" calcext:value-type="string">
            <text:p>g.13.51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60" calcext:value-type="float">
            <text:p>160</text:p>
          </table:table-cell>
          <table:table-cell office:value-type="float" office:value="27.522" calcext:value-type="float">
            <text:p>27,522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1.4629" calcext:value-type="float">
            <text:p>1,4629</text:p>
          </table:table-cell>
          <table:table-cell office:value-type="float" office:value="5.16630551449646" calcext:value-type="float">
            <text:p>5,16630551449646</text:p>
          </table:table-cell>
          <table:table-cell office:value-type="float" office:value="126" calcext:value-type="float">
            <text:p>126</text:p>
          </table:table-cell>
          <table:table-cell office:value-type="float" office:value="27.5202" calcext:value-type="float">
            <text:p>27,5202</text:p>
          </table:table-cell>
        </table:table-row>
        <table:table-row table:style-name="ro1">
          <table:table-cell office:value-type="string" calcext:value-type="string">
            <text:p>g.13.52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3.4418" calcext:value-type="float">
            <text:p>43,4418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4.59" calcext:value-type="float">
            <text:p>4,59</text:p>
          </table:table-cell>
          <table:table-cell office:value-type="float" office:value="2.67770676938103" calcext:value-type="float">
            <text:p>2,67770676938103</text:p>
          </table:table-cell>
          <table:table-cell office:value-type="float" office:value="29" calcext:value-type="float">
            <text:p>29</text:p>
          </table:table-cell>
          <table:table-cell office:value-type="float" office:value="43.4418" calcext:value-type="float">
            <text:p>43,4418</text:p>
          </table:table-cell>
        </table:table-row>
        <table:table-row table:style-name="ro1">
          <table:table-cell office:value-type="string" calcext:value-type="string">
            <text:p>g.13.53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142" calcext:value-type="float">
            <text:p>142</text:p>
          </table:table-cell>
          <table:table-cell office:value-type="float" office:value="36.1796" calcext:value-type="float">
            <text:p>36,1796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6.2724" calcext:value-type="float">
            <text:p>6,2724</text:p>
          </table:table-cell>
          <table:table-cell office:value-type="float" office:value="2.65358479476426" calcext:value-type="float">
            <text:p>2,65358479476426</text:p>
          </table:table-cell>
          <table:table-cell office:value-type="float" office:value="29" calcext:value-type="float">
            <text:p>29</text:p>
          </table:table-cell>
          <table:table-cell office:value-type="float" office:value="36.0146" calcext:value-type="float">
            <text:p>36,0146</text:p>
          </table:table-cell>
        </table:table-row>
        <table:table-row table:style-name="ro1">
          <table:table-cell office:value-type="string" calcext:value-type="string">
            <text:p>g.13.54.graphml</text:p>
          </table:table-cell>
          <table:table-cell office:value-type="float" office:value="10900" calcext:value-type="float">
            <text:p>10900</text:p>
          </table:table-cell>
          <table:table-cell office:value-type="float" office:value="1160" calcext:value-type="float">
            <text:p>1160</text:p>
          </table:table-cell>
          <table:table-cell office:value-type="float" office:value="72.345" calcext:value-type="float">
            <text:p>72,34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8.2332" calcext:value-type="float">
            <text:p>28,2332</text:p>
          </table:table-cell>
          <table:table-cell office:value-type="float" office:value="1.63810939981543" calcext:value-type="float">
            <text:p>1,63810939981543</text:p>
          </table:table-cell>
          <table:table-cell office:value-type="float" office:value="7" calcext:value-type="float">
            <text:p>7</text:p>
          </table:table-cell>
          <table:table-cell office:value-type="float" office:value="72.345" calcext:value-type="float">
            <text:p>72,345</text:p>
          </table:table-cell>
        </table:table-row>
        <table:table-row table:style-name="ro1">
          <table:table-cell office:value-type="string" calcext:value-type="string">
            <text:p>g.13.63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58" calcext:value-type="float">
            <text:p>58</text:p>
          </table:table-cell>
          <table:table-cell office:value-type="float" office:value="46.6586" calcext:value-type="float">
            <text:p>46,6586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2.9592" calcext:value-type="float">
            <text:p>2,9592</text:p>
          </table:table-cell>
          <table:table-cell office:value-type="float" office:value="2.87863437263892" calcext:value-type="float">
            <text:p>2,87863437263892</text:p>
          </table:table-cell>
          <table:table-cell office:value-type="float" office:value="26" calcext:value-type="float">
            <text:p>26</text:p>
          </table:table-cell>
          <table:table-cell office:value-type="float" office:value="46.6586" calcext:value-type="float">
            <text:p>46,6586</text:p>
          </table:table-cell>
        </table:table-row>
        <table:table-row table:style-name="ro1">
          <table:table-cell office:value-type="string" calcext:value-type="string">
            <text:p>g.13.79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72" calcext:value-type="float">
            <text:p>72</text:p>
          </table:table-cell>
          <table:table-cell office:value-type="float" office:value="68.6002" calcext:value-type="float">
            <text:p>68,600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2.859" calcext:value-type="float">
            <text:p>22,859</text:p>
          </table:table-cell>
          <table:table-cell office:value-type="float" office:value="1.8510708260256" calcext:value-type="float">
            <text:p>1,8510708260256</text:p>
          </table:table-cell>
          <table:table-cell office:value-type="float" office:value="4" calcext:value-type="float">
            <text:p>4</text:p>
          </table:table-cell>
          <table:table-cell office:value-type="float" office:value="68.4904" calcext:value-type="float">
            <text:p>68,4904</text:p>
          </table:table-cell>
        </table:table-row>
        <table:table-row table:style-name="ro1">
          <table:table-cell office:value-type="string" calcext:value-type="string">
            <text:p>g.13.86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55" calcext:value-type="float">
            <text:p>55</text:p>
          </table:table-cell>
          <table:table-cell office:value-type="float" office:value="68.1648" calcext:value-type="float">
            <text:p>68,164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6.7077" calcext:value-type="float">
            <text:p>26,7077</text:p>
          </table:table-cell>
          <table:table-cell office:value-type="float" office:value="1.65098242706461" calcext:value-type="float">
            <text:p>1,65098242706461</text:p>
          </table:table-cell>
          <table:table-cell office:value-type="float" office:value="5" calcext:value-type="float">
            <text:p>5</text:p>
          </table:table-cell>
          <table:table-cell office:value-type="float" office:value="67.7723" calcext:value-type="float">
            <text:p>67,7723</text:p>
          </table:table-cell>
        </table:table-row>
        <table:table-row table:style-name="ro1">
          <table:table-cell office:value-type="string" calcext:value-type="string">
            <text:p>g.13.94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2.8237" calcext:value-type="float">
            <text:p>42,8237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0.6663" calcext:value-type="float">
            <text:p>10,6663</text:p>
          </table:table-cell>
          <table:table-cell office:value-type="float" office:value="2.3154040479258" calcext:value-type="float">
            <text:p>2,3154040479258</text:p>
          </table:table-cell>
          <table:table-cell office:value-type="float" office:value="30" calcext:value-type="float">
            <text:p>30</text:p>
          </table:table-cell>
          <table:table-cell office:value-type="float" office:value="39.4252" calcext:value-type="float">
            <text:p>39,4252</text:p>
          </table:table-cell>
        </table:table-row>
        <table:table-row table:style-name="ro1">
          <table:table-cell office:value-type="string" calcext:value-type="string">
            <text:p>g.13.95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47.4435" calcext:value-type="float">
            <text:p>47,4435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3.604" calcext:value-type="float">
            <text:p>13,604</text:p>
          </table:table-cell>
          <table:table-cell office:value-type="float" office:value="1.85657957389716" calcext:value-type="float">
            <text:p>1,85657957389716</text:p>
          </table:table-cell>
          <table:table-cell office:value-type="float" office:value="15" calcext:value-type="float">
            <text:p>15</text:p>
          </table:table-cell>
          <table:table-cell office:value-type="float" office:value="47.3522" calcext:value-type="float">
            <text:p>47,3522</text:p>
          </table:table-cell>
        </table:table-row>
        <table:table-row table:style-name="ro1">
          <table:table-cell office:value-type="string" calcext:value-type="string">
            <text:p>g.13.99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457" calcext:value-type="float">
            <text:p>42,8457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6.8606" calcext:value-type="float">
            <text:p>6,8606</text:p>
          </table:table-cell>
          <table:table-cell office:value-type="float" office:value="2.32168988076337" calcext:value-type="float">
            <text:p>2,32168988076337</text:p>
          </table:table-cell>
          <table:table-cell office:value-type="float" office:value="17" calcext:value-type="float">
            <text:p>17</text:p>
          </table:table-cell>
          <table:table-cell office:value-type="float" office:value="42.8457" calcext:value-type="float">
            <text:p>42,8457</text:p>
          </table:table-cell>
        </table:table-row>
        <table:table-row table:style-name="ro1">
          <table:table-cell office:value-type="string" calcext:value-type="string">
            <text:p>g.14.20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157" calcext:value-type="float">
            <text:p>157</text:p>
          </table:table-cell>
          <table:table-cell office:value-type="float" office:value="62.0815" calcext:value-type="float">
            <text:p>62,081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3.5783" calcext:value-type="float">
            <text:p>13,5783</text:p>
          </table:table-cell>
          <table:table-cell office:value-type="float" office:value="2.55730024347274" calcext:value-type="float">
            <text:p>2,55730024347274</text:p>
          </table:table-cell>
          <table:table-cell office:value-type="float" office:value="10" calcext:value-type="float">
            <text:p>10</text:p>
          </table:table-cell>
          <table:table-cell office:value-type="float" office:value="62.0634" calcext:value-type="float">
            <text:p>62,0634</text:p>
          </table:table-cell>
        </table:table-row>
        <table:table-row table:style-name="ro1">
          <table:table-cell office:value-type="string" calcext:value-type="string">
            <text:p>g.14.21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50.2515" calcext:value-type="float">
            <text:p>50,251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4.0382" calcext:value-type="float">
            <text:p>4,0382</text:p>
          </table:table-cell>
          <table:table-cell office:value-type="float" office:value="2.3736367659235" calcext:value-type="float">
            <text:p>2,3736367659235</text:p>
          </table:table-cell>
          <table:table-cell office:value-type="float" office:value="13" calcext:value-type="float">
            <text:p>13</text:p>
          </table:table-cell>
          <table:table-cell office:value-type="float" office:value="50.2515" calcext:value-type="float">
            <text:p>50,2515</text:p>
          </table:table-cell>
        </table:table-row>
        <table:table-row table:style-name="ro1">
          <table:table-cell office:value-type="string" calcext:value-type="string">
            <text:p>g.14.22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office:value-type="float" office:value="58.6981" calcext:value-type="float">
            <text:p>58,698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.5751" calcext:value-type="float">
            <text:p>9,5751</text:p>
          </table:table-cell>
          <table:table-cell office:value-type="float" office:value="2.32328677953581" calcext:value-type="float">
            <text:p>2,32328677953581</text:p>
          </table:table-cell>
          <table:table-cell office:value-type="float" office:value="14" calcext:value-type="float">
            <text:p>14</text:p>
          </table:table-cell>
          <table:table-cell office:value-type="float" office:value="58.6492" calcext:value-type="float">
            <text:p>58,6492</text:p>
          </table:table-cell>
        </table:table-row>
        <table:table-row table:style-name="ro1">
          <table:table-cell office:value-type="string" calcext:value-type="string">
            <text:p>g.14.23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65.2916" calcext:value-type="float">
            <text:p>65,291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3.124" calcext:value-type="float">
            <text:p>13,124</text:p>
          </table:table-cell>
          <table:table-cell office:value-type="float" office:value="2.26582585712077" calcext:value-type="float">
            <text:p>2,26582585712077</text:p>
          </table:table-cell>
          <table:table-cell office:value-type="float" office:value="10" calcext:value-type="float">
            <text:p>10</text:p>
          </table:table-cell>
          <table:table-cell office:value-type="float" office:value="65.2916" calcext:value-type="float">
            <text:p>65,2916</text:p>
          </table:table-cell>
        </table:table-row>
        <table:table-row table:style-name="ro1">
          <table:table-cell office:value-type="string" calcext:value-type="string">
            <text:p>g.14.24.graphml</text:p>
          </table:table-cell>
          <table:table-cell office:value-type="float" office:value="24600" calcext:value-type="float">
            <text:p>24600</text:p>
          </table:table-cell>
          <table:table-cell office:value-type="float" office:value="3275" calcext:value-type="float">
            <text:p>3275</text:p>
          </table:table-cell>
          <table:table-cell office:value-type="float" office:value="62.5709" calcext:value-type="float">
            <text:p>62,570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2.5399" calcext:value-type="float">
            <text:p>12,5399</text:p>
          </table:table-cell>
          <table:table-cell office:value-type="float" office:value="2.49026082189432" calcext:value-type="float">
            <text:p>2,49026082189432</text:p>
          </table:table-cell>
          <table:table-cell office:value-type="float" office:value="10" calcext:value-type="float">
            <text:p>10</text:p>
          </table:table-cell>
          <table:table-cell office:value-type="float" office:value="62.5709" calcext:value-type="float">
            <text:p>62,5709</text:p>
          </table:table-cell>
        </table:table-row>
        <table:table-row table:style-name="ro1">
          <table:table-cell office:value-type="string" calcext:value-type="string">
            <text:p>g.14.25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38" calcext:value-type="float">
            <text:p>38</text:p>
          </table:table-cell>
          <table:table-cell office:value-type="float" office:value="66.5941" calcext:value-type="float">
            <text:p>66,594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2.6009" calcext:value-type="float">
            <text:p>22,6009</text:p>
          </table:table-cell>
          <table:table-cell office:value-type="float" office:value="2.2181843315504" calcext:value-type="float">
            <text:p>2,2181843315504</text:p>
          </table:table-cell>
          <table:table-cell office:value-type="float" office:value="6" calcext:value-type="float">
            <text:p>6</text:p>
          </table:table-cell>
          <table:table-cell office:value-type="float" office:value="66.4973" calcext:value-type="float">
            <text:p>66,4973</text:p>
          </table:table-cell>
        </table:table-row>
        <table:table-row table:style-name="ro1">
          <table:table-cell office:value-type="string" calcext:value-type="string">
            <text:p>g.14.26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84" calcext:value-type="float">
            <text:p>84</text:p>
          </table:table-cell>
          <table:table-cell office:value-type="float" office:value="66.8917" calcext:value-type="float">
            <text:p>66,891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4.5093" calcext:value-type="float">
            <text:p>14,5093</text:p>
          </table:table-cell>
          <table:table-cell office:value-type="float" office:value="2.419215151763" calcext:value-type="float">
            <text:p>2,419215151763</text:p>
          </table:table-cell>
          <table:table-cell office:value-type="float" office:value="6" calcext:value-type="float">
            <text:p>6</text:p>
          </table:table-cell>
          <table:table-cell office:value-type="float" office:value="66.8848" calcext:value-type="float">
            <text:p>66,8848</text:p>
          </table:table-cell>
        </table:table-row>
        <table:table-row table:style-name="ro1">
          <table:table-cell office:value-type="string" calcext:value-type="string">
            <text:p>g.14.27.graphml</text:p>
          </table:table-cell>
          <table:table-cell office:value-type="float" office:value="2500" calcext:value-type="float">
            <text:p>2500</text:p>
          </table:table-cell>
          <table:table-cell office:value-type="float" office:value="315" calcext:value-type="float">
            <text:p>315</text:p>
          </table:table-cell>
          <table:table-cell office:value-type="float" office:value="63.3008" calcext:value-type="float">
            <text:p>63,300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4.7267" calcext:value-type="float">
            <text:p>14,7267</text:p>
          </table:table-cell>
          <table:table-cell office:value-type="float" office:value="2.47105048234431" calcext:value-type="float">
            <text:p>2,47105048234431</text:p>
          </table:table-cell>
          <table:table-cell office:value-type="float" office:value="8" calcext:value-type="float">
            <text:p>8</text:p>
          </table:table-cell>
          <table:table-cell office:value-type="float" office:value="63.3008" calcext:value-type="float">
            <text:p>63,3008</text:p>
          </table:table-cell>
        </table:table-row>
        <table:table-row table:style-name="ro1">
          <table:table-cell office:value-type="string" calcext:value-type="string">
            <text:p>g.14.28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135" calcext:value-type="float">
            <text:p>135</text:p>
          </table:table-cell>
          <table:table-cell office:value-type="float" office:value="64.8729" calcext:value-type="float">
            <text:p>64,8729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5.9223" calcext:value-type="float">
            <text:p>15,9223</text:p>
          </table:table-cell>
          <table:table-cell office:value-type="float" office:value="2.40612257618302" calcext:value-type="float">
            <text:p>2,40612257618302</text:p>
          </table:table-cell>
          <table:table-cell office:value-type="float" office:value="8" calcext:value-type="float">
            <text:p>8</text:p>
          </table:table-cell>
          <table:table-cell office:value-type="float" office:value="64.8721" calcext:value-type="float">
            <text:p>64,8721</text:p>
          </table:table-cell>
        </table:table-row>
        <table:table-row table:style-name="ro1">
          <table:table-cell office:value-type="string" calcext:value-type="string">
            <text:p>g.14.33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96" calcext:value-type="float">
            <text:p>96</text:p>
          </table:table-cell>
          <table:table-cell office:value-type="float" office:value="82.5559" calcext:value-type="float">
            <text:p>82,555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1.1711" calcext:value-type="float">
            <text:p>21,1711</text:p>
          </table:table-cell>
          <table:table-cell office:value-type="float" office:value="2.05809042011623" calcext:value-type="float">
            <text:p>2,05809042011623</text:p>
          </table:table-cell>
          <table:table-cell office:value-type="float" office:value="5" calcext:value-type="float">
            <text:p>5</text:p>
          </table:table-cell>
          <table:table-cell office:value-type="float" office:value="82.5559" calcext:value-type="float">
            <text:p>82,5559</text:p>
          </table:table-cell>
        </table:table-row>
        <table:table-row table:style-name="ro1">
          <table:table-cell office:value-type="string" calcext:value-type="string">
            <text:p>g.14.34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4048" calcext:value-type="float">
            <text:p>66,404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8.1055" calcext:value-type="float">
            <text:p>8,1055</text:p>
          </table:table-cell>
          <table:table-cell office:value-type="float" office:value="2.56644551847063" calcext:value-type="float">
            <text:p>2,56644551847063</text:p>
          </table:table-cell>
          <table:table-cell office:value-type="float" office:value="5" calcext:value-type="float">
            <text:p>5</text:p>
          </table:table-cell>
          <table:table-cell office:value-type="float" office:value="66.4048" calcext:value-type="float">
            <text:p>66,4048</text:p>
          </table:table-cell>
        </table:table-row>
        <table:table-row table:style-name="ro1">
          <table:table-cell office:value-type="string" calcext:value-type="string">
            <text:p>g.14.38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1.0074" calcext:value-type="float">
            <text:p>71,007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7.3625" calcext:value-type="float">
            <text:p>17,3625</text:p>
          </table:table-cell>
          <table:table-cell office:value-type="float" office:value="1.72444547247318" calcext:value-type="float">
            <text:p>1,72444547247318</text:p>
          </table:table-cell>
          <table:table-cell office:value-type="float" office:value="3" calcext:value-type="float">
            <text:p>3</text:p>
          </table:table-cell>
          <table:table-cell office:value-type="float" office:value="70.9097" calcext:value-type="float">
            <text:p>70,9097</text:p>
          </table:table-cell>
        </table:table-row>
        <table:table-row table:style-name="ro1">
          <table:table-cell office:value-type="string" calcext:value-type="string">
            <text:p>g.14.57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75.2985" calcext:value-type="float">
            <text:p>75,298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7.4354" calcext:value-type="float">
            <text:p>7,4354</text:p>
          </table:table-cell>
          <table:table-cell office:value-type="float" office:value="1.74790955109309" calcext:value-type="float">
            <text:p>1,74790955109309</text:p>
          </table:table-cell>
          <table:table-cell office:value-type="float" office:value="7" calcext:value-type="float">
            <text:p>7</text:p>
          </table:table-cell>
          <table:table-cell office:value-type="float" office:value="75.2985" calcext:value-type="float">
            <text:p>75,2985</text:p>
          </table:table-cell>
        </table:table-row>
        <table:table-row table:style-name="ro1">
          <table:table-cell office:value-type="string" calcext:value-type="string">
            <text:p>g.14.58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0081" calcext:value-type="float">
            <text:p>59,008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9.251" calcext:value-type="float">
            <text:p>9,251</text:p>
          </table:table-cell>
          <table:table-cell office:value-type="float" office:value="2.40565999260078" calcext:value-type="float">
            <text:p>2,40565999260078</text:p>
          </table:table-cell>
          <table:table-cell office:value-type="float" office:value="8" calcext:value-type="float">
            <text:p>8</text:p>
          </table:table-cell>
          <table:table-cell office:value-type="float" office:value="55.217" calcext:value-type="float">
            <text:p>55,217</text:p>
          </table:table-cell>
        </table:table-row>
        <table:table-row table:style-name="ro1">
          <table:table-cell office:value-type="string" calcext:value-type="string">
            <text:p>g.14.62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46" calcext:value-type="float">
            <text:p>46</text:p>
          </table:table-cell>
          <table:table-cell office:value-type="float" office:value="37.0503" calcext:value-type="float">
            <text:p>37,0503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3.1562" calcext:value-type="float">
            <text:p>3,1562</text:p>
          </table:table-cell>
          <table:table-cell office:value-type="float" office:value="2.77401113331975" calcext:value-type="float">
            <text:p>2,77401113331975</text:p>
          </table:table-cell>
          <table:table-cell office:value-type="float" office:value="42" calcext:value-type="float">
            <text:p>42</text:p>
          </table:table-cell>
          <table:table-cell office:value-type="float" office:value="34.0418" calcext:value-type="float">
            <text:p>34,0418</text:p>
          </table:table-cell>
        </table:table-row>
        <table:table-row table:style-name="ro1">
          <table:table-cell office:value-type="string" calcext:value-type="string">
            <text:p>g.15.22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247" calcext:value-type="float">
            <text:p>247</text:p>
          </table:table-cell>
          <table:table-cell office:value-type="float" office:value="50.8522" calcext:value-type="float">
            <text:p>50,852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9.2878" calcext:value-type="float">
            <text:p>9,2878</text:p>
          </table:table-cell>
          <table:table-cell office:value-type="float" office:value="2.3635016389401" calcext:value-type="float">
            <text:p>2,3635016389401</text:p>
          </table:table-cell>
          <table:table-cell office:value-type="float" office:value="12" calcext:value-type="float">
            <text:p>12</text:p>
          </table:table-cell>
          <table:table-cell office:value-type="float" office:value="50.8522" calcext:value-type="float">
            <text:p>50,8522</text:p>
          </table:table-cell>
        </table:table-row>
        <table:table-row table:style-name="ro1">
          <table:table-cell office:value-type="string" calcext:value-type="string">
            <text:p>g.15.23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65.32" calcext:value-type="float">
            <text:p>65,3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6.8737" calcext:value-type="float">
            <text:p>6,8737</text:p>
          </table:table-cell>
          <table:table-cell office:value-type="float" office:value="2.54499919508379" calcext:value-type="float">
            <text:p>2,54499919508379</text:p>
          </table:table-cell>
          <table:table-cell office:value-type="float" office:value="11" calcext:value-type="float">
            <text:p>11</text:p>
          </table:table-cell>
          <table:table-cell office:value-type="float" office:value="65.32" calcext:value-type="float">
            <text:p>65,32</text:p>
          </table:table-cell>
        </table:table-row>
        <table:table-row table:style-name="ro1">
          <table:table-cell office:value-type="string" calcext:value-type="string">
            <text:p>g.15.28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97" calcext:value-type="float">
            <text:p>97</text:p>
          </table:table-cell>
          <table:table-cell office:value-type="float" office:value="21.6621" calcext:value-type="float">
            <text:p>21,6621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2.9572" calcext:value-type="float">
            <text:p>2,9572</text:p>
          </table:table-cell>
          <table:table-cell office:value-type="float" office:value="5.86785262687103" calcext:value-type="float">
            <text:p>5,86785262687103</text:p>
          </table:table-cell>
          <table:table-cell office:value-type="float" office:value="180" calcext:value-type="float">
            <text:p>180</text:p>
          </table:table-cell>
          <table:table-cell office:value-type="float" office:value="21.5346" calcext:value-type="float">
            <text:p>21,5346</text:p>
          </table:table-cell>
        </table:table-row>
        <table:table-row table:style-name="ro1">
          <table:table-cell office:value-type="string" calcext:value-type="string">
            <text:p>g.15.29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84" calcext:value-type="float">
            <text:p>84</text:p>
          </table:table-cell>
          <table:table-cell office:value-type="float" office:value="71.0771" calcext:value-type="float">
            <text:p>71,077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9.7449" calcext:value-type="float">
            <text:p>29,7449</text:p>
          </table:table-cell>
          <table:table-cell office:value-type="float" office:value="1.87762182192319" calcext:value-type="float">
            <text:p>1,87762182192319</text:p>
          </table:table-cell>
          <table:table-cell office:value-type="float" office:value="6" calcext:value-type="float">
            <text:p>6</text:p>
          </table:table-cell>
          <table:table-cell office:value-type="float" office:value="71.061" calcext:value-type="float">
            <text:p>71,061</text:p>
          </table:table-cell>
        </table:table-row>
        <table:table-row table:style-name="ro1">
          <table:table-cell office:value-type="string" calcext:value-type="string">
            <text:p>g.15.40.graphml</text:p>
          </table:table-cell>
          <table:table-cell office:value-type="float" office:value="3000" calcext:value-type="float">
            <text:p>3000</text:p>
          </table:table-cell>
          <table:table-cell office:value-type="float" office:value="384" calcext:value-type="float">
            <text:p>384</text:p>
          </table:table-cell>
          <table:table-cell office:value-type="float" office:value="62.2126" calcext:value-type="float">
            <text:p>62,2126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4.1211" calcext:value-type="float">
            <text:p>14,1211</text:p>
          </table:table-cell>
          <table:table-cell office:value-type="float" office:value="2.33684774704502" calcext:value-type="float">
            <text:p>2,33684774704502</text:p>
          </table:table-cell>
          <table:table-cell office:value-type="float" office:value="7" calcext:value-type="float">
            <text:p>7</text:p>
          </table:table-cell>
          <table:table-cell office:value-type="float" office:value="62.163" calcext:value-type="float">
            <text:p>62,163</text:p>
          </table:table-cell>
        </table:table-row>
        <table:table-row table:style-name="ro1">
          <table:table-cell office:value-type="string" calcext:value-type="string">
            <text:p>g.15.41.graphml</text:p>
          </table:table-cell>
          <table:table-cell office:value-type="float" office:value="13400" calcext:value-type="float">
            <text:p>13400</text:p>
          </table:table-cell>
          <table:table-cell office:value-type="float" office:value="1776" calcext:value-type="float">
            <text:p>1776</text:p>
          </table:table-cell>
          <table:table-cell office:value-type="float" office:value="59.2441" calcext:value-type="float">
            <text:p>59,244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2.6794" calcext:value-type="float">
            <text:p>12,6794</text:p>
          </table:table-cell>
          <table:table-cell office:value-type="float" office:value="2.04368625441254" calcext:value-type="float">
            <text:p>2,04368625441254</text:p>
          </table:table-cell>
          <table:table-cell office:value-type="float" office:value="6" calcext:value-type="float">
            <text:p>6</text:p>
          </table:table-cell>
          <table:table-cell office:value-type="float" office:value="59.2441" calcext:value-type="float">
            <text:p>59,2441</text:p>
          </table:table-cell>
        </table:table-row>
        <table:table-row table:style-name="ro1">
          <table:table-cell office:value-type="string" calcext:value-type="string">
            <text:p>g.16.31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148" calcext:value-type="float">
            <text:p>148</text:p>
          </table:table-cell>
          <table:table-cell office:value-type="float" office:value="62.0971" calcext:value-type="float">
            <text:p>62,097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1.8076" calcext:value-type="float">
            <text:p>11,8076</text:p>
          </table:table-cell>
          <table:table-cell office:value-type="float" office:value="2.66064103661864" calcext:value-type="float">
            <text:p>2,66064103661864</text:p>
          </table:table-cell>
          <table:table-cell office:value-type="float" office:value="14" calcext:value-type="float">
            <text:p>14</text:p>
          </table:table-cell>
          <table:table-cell office:value-type="float" office:value="62.0971" calcext:value-type="float">
            <text:p>62,0971</text:p>
          </table:table-cell>
        </table:table-row>
        <table:table-row table:style-name="ro1">
          <table:table-cell office:value-type="string" calcext:value-type="string">
            <text:p>g.16.36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66" calcext:value-type="float">
            <text:p>66</text:p>
          </table:table-cell>
          <table:table-cell office:value-type="float" office:value="29.824" calcext:value-type="float">
            <text:p>29,824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3.7425" calcext:value-type="float">
            <text:p>3,7425</text:p>
          </table:table-cell>
          <table:table-cell office:value-type="float" office:value="2.30512398361313" calcext:value-type="float">
            <text:p>2,30512398361313</text:p>
          </table:table-cell>
          <table:table-cell office:value-type="float" office:value="47" calcext:value-type="float">
            <text:p>47</text:p>
          </table:table-cell>
          <table:table-cell office:value-type="float" office:value="29.824" calcext:value-type="float">
            <text:p>29,824</text:p>
          </table:table-cell>
        </table:table-row>
        <table:table-row table:style-name="ro1">
          <table:table-cell office:value-type="string" calcext:value-type="string">
            <text:p>g.16.60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76" calcext:value-type="float">
            <text:p>176</text:p>
          </table:table-cell>
          <table:table-cell office:value-type="float" office:value="34.7512" calcext:value-type="float">
            <text:p>34,7512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5.1808" calcext:value-type="float">
            <text:p>5,1808</text:p>
          </table:table-cell>
          <table:table-cell office:value-type="float" office:value="2.80553177233294" calcext:value-type="float">
            <text:p>2,80553177233294</text:p>
          </table:table-cell>
          <table:table-cell office:value-type="float" office:value="71" calcext:value-type="float">
            <text:p>71</text:p>
          </table:table-cell>
          <table:table-cell office:value-type="float" office:value="33.7025" calcext:value-type="float">
            <text:p>33,7025</text:p>
          </table:table-cell>
        </table:table-row>
        <table:table-row table:style-name="ro1">
          <table:table-cell office:value-type="string" calcext:value-type="string">
            <text:p>g.16.61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39" calcext:value-type="float">
            <text:p>39</text:p>
          </table:table-cell>
          <table:table-cell office:value-type="float" office:value="54.3334" calcext:value-type="float">
            <text:p>54,333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2.8937" calcext:value-type="float">
            <text:p>12,8937</text:p>
          </table:table-cell>
          <table:table-cell office:value-type="float" office:value="2.45953363692998" calcext:value-type="float">
            <text:p>2,45953363692998</text:p>
          </table:table-cell>
          <table:table-cell office:value-type="float" office:value="6" calcext:value-type="float">
            <text:p>6</text:p>
          </table:table-cell>
          <table:table-cell office:value-type="float" office:value="54.3334" calcext:value-type="float">
            <text:p>54,3334</text:p>
          </table:table-cell>
        </table:table-row>
        <table:table-row table:style-name="ro1">
          <table:table-cell office:value-type="string" calcext:value-type="string">
            <text:p>g.16.63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152" calcext:value-type="float">
            <text:p>152</text:p>
          </table:table-cell>
          <table:table-cell office:value-type="float" office:value="59.9295" calcext:value-type="float">
            <text:p>59,929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6.2804" calcext:value-type="float">
            <text:p>16,2804</text:p>
          </table:table-cell>
          <table:table-cell office:value-type="float" office:value="2.02202324464657" calcext:value-type="float">
            <text:p>2,02202324464657</text:p>
          </table:table-cell>
          <table:table-cell office:value-type="float" office:value="10" calcext:value-type="float">
            <text:p>10</text:p>
          </table:table-cell>
          <table:table-cell office:value-type="float" office:value="59.9295" calcext:value-type="float">
            <text:p>59,9295</text:p>
          </table:table-cell>
        </table:table-row>
        <table:table-row table:style-name="ro1">
          <table:table-cell office:value-type="string" calcext:value-type="string">
            <text:p>g.16.64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162" calcext:value-type="float">
            <text:p>162</text:p>
          </table:table-cell>
          <table:table-cell office:value-type="float" office:value="69.4441" calcext:value-type="float">
            <text:p>69,444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0.8317" calcext:value-type="float">
            <text:p>20,8317</text:p>
          </table:table-cell>
          <table:table-cell office:value-type="float" office:value="2.10925476816184" calcext:value-type="float">
            <text:p>2,10925476816184</text:p>
          </table:table-cell>
          <table:table-cell office:value-type="float" office:value="9" calcext:value-type="float">
            <text:p>9</text:p>
          </table:table-cell>
          <table:table-cell office:value-type="float" office:value="69.4441" calcext:value-type="float">
            <text:p>69,4441</text:p>
          </table:table-cell>
        </table:table-row>
        <table:table-row table:style-name="ro1">
          <table:table-cell office:value-type="string" calcext:value-type="string">
            <text:p>g.16.66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183" calcext:value-type="float">
            <text:p>183</text:p>
          </table:table-cell>
          <table:table-cell office:value-type="float" office:value="43.7703" calcext:value-type="float">
            <text:p>43,770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6.1605" calcext:value-type="float">
            <text:p>36,1605</text:p>
          </table:table-cell>
          <table:table-cell office:value-type="float" office:value="1.57686143079102" calcext:value-type="float">
            <text:p>1,57686143079102</text:p>
          </table:table-cell>
          <table:table-cell office:value-type="float" office:value="24" calcext:value-type="float">
            <text:p>24</text:p>
          </table:table-cell>
          <table:table-cell office:value-type="float" office:value="43.7703" calcext:value-type="float">
            <text:p>43,7703</text:p>
          </table:table-cell>
        </table:table-row>
        <table:table-row table:style-name="ro1">
          <table:table-cell office:value-type="string" calcext:value-type="string">
            <text:p>g.16.9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88.0029" calcext:value-type="float">
            <text:p>88,002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7.3851" calcext:value-type="float">
            <text:p>27,3851</text:p>
          </table:table-cell>
          <table:table-cell office:value-type="float" office:value="1.73014113710262" calcext:value-type="float">
            <text:p>1,73014113710262</text:p>
          </table:table-cell>
          <table:table-cell office:value-type="float" office:value="2" calcext:value-type="float">
            <text:p>2</text:p>
          </table:table-cell>
          <table:table-cell office:value-type="float" office:value="86.9554" calcext:value-type="float">
            <text:p>86,9554</text:p>
          </table:table-cell>
        </table:table-row>
        <table:table-row table:style-name="ro1">
          <table:table-cell office:value-type="string" calcext:value-type="string">
            <text:p>g.16.91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3" calcext:value-type="float">
            <text:p>23</text:p>
          </table:table-cell>
          <table:table-cell office:value-type="float" office:value="89.8007" calcext:value-type="float">
            <text:p>89,8007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41.6085" calcext:value-type="float">
            <text:p>41,6085</text:p>
          </table:table-cell>
          <table:table-cell office:value-type="float" office:value="1.51942214044452" calcext:value-type="float">
            <text:p>1,51942214044452</text:p>
          </table:table-cell>
          <table:table-cell office:value-type="float" office:value="1" calcext:value-type="float">
            <text:p>1</text:p>
          </table:table-cell>
          <table:table-cell office:value-type="float" office:value="89.0973" calcext:value-type="float">
            <text:p>89,0973</text:p>
          </table:table-cell>
        </table:table-row>
        <table:table-row table:style-name="ro1">
          <table:table-cell office:value-type="string" calcext:value-type="string">
            <text:p>g.17.10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94" calcext:value-type="float">
            <text:p>94</text:p>
          </table:table-cell>
          <table:table-cell office:value-type="float" office:value="29.7236" calcext:value-type="float">
            <text:p>29,7236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3.8556" calcext:value-type="float">
            <text:p>3,8556</text:p>
          </table:table-cell>
          <table:table-cell office:value-type="float" office:value="5.05029328218718" calcext:value-type="float">
            <text:p>5,05029328218718</text:p>
          </table:table-cell>
          <table:table-cell office:value-type="float" office:value="122" calcext:value-type="float">
            <text:p>122</text:p>
          </table:table-cell>
          <table:table-cell office:value-type="float" office:value="24.9423" calcext:value-type="float">
            <text:p>24,9423</text:p>
          </table:table-cell>
        </table:table-row>
        <table:table-row table:style-name="ro1">
          <table:table-cell office:value-type="string" calcext:value-type="string">
            <text:p>g.17.30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256" calcext:value-type="float">
            <text:p>9,4256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office:value-type="float" office:value="0.3515" calcext:value-type="float">
            <text:p>0,3515</text:p>
          </table:table-cell>
          <table:table-cell office:value-type="float" office:value="4.14501291620083" calcext:value-type="float">
            <text:p>4,14501291620083</text:p>
          </table:table-cell>
          <table:table-cell office:value-type="float" office:value="360" calcext:value-type="float">
            <text:p>360</text:p>
          </table:table-cell>
          <table:table-cell office:value-type="float" office:value="9.4256" calcext:value-type="float">
            <text:p>9,4256</text:p>
          </table:table-cell>
        </table:table-row>
        <table:table-row table:style-name="ro1">
          <table:table-cell office:value-type="string" calcext:value-type="string">
            <text:p>g.17.34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61.2143" calcext:value-type="float">
            <text:p>61,214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0.6563" calcext:value-type="float">
            <text:p>10,6563</text:p>
          </table:table-cell>
          <table:table-cell office:value-type="float" office:value="2.24607810153617" calcext:value-type="float">
            <text:p>2,24607810153617</text:p>
          </table:table-cell>
          <table:table-cell office:value-type="float" office:value="6" calcext:value-type="float">
            <text:p>6</text:p>
          </table:table-cell>
          <table:table-cell office:value-type="float" office:value="61.2143" calcext:value-type="float">
            <text:p>61,2143</text:p>
          </table:table-cell>
        </table:table-row>
        <table:table-row table:style-name="ro1">
          <table:table-cell office:value-type="string" calcext:value-type="string">
            <text:p>g.17.40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64.342" calcext:value-type="float">
            <text:p>64,34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9.3765" calcext:value-type="float">
            <text:p>19,3765</text:p>
          </table:table-cell>
          <table:table-cell office:value-type="float" office:value="1.74885428561467" calcext:value-type="float">
            <text:p>1,74885428561467</text:p>
          </table:table-cell>
          <table:table-cell office:value-type="float" office:value="6" calcext:value-type="float">
            <text:p>6</text:p>
          </table:table-cell>
          <table:table-cell office:value-type="float" office:value="64.342" calcext:value-type="float">
            <text:p>64,342</text:p>
          </table:table-cell>
        </table:table-row>
        <table:table-row table:style-name="ro1">
          <table:table-cell office:value-type="string" calcext:value-type="string">
            <text:p>g.17.41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55.6031" calcext:value-type="float">
            <text:p>55,6031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2.6258" calcext:value-type="float">
            <text:p>12,6258</text:p>
          </table:table-cell>
          <table:table-cell office:value-type="float" office:value="1.98855674951853" calcext:value-type="float">
            <text:p>1,98855674951853</text:p>
          </table:table-cell>
          <table:table-cell office:value-type="float" office:value="7" calcext:value-type="float">
            <text:p>7</text:p>
          </table:table-cell>
          <table:table-cell office:value-type="float" office:value="55.5865" calcext:value-type="float">
            <text:p>55,5865</text:p>
          </table:table-cell>
        </table:table-row>
        <table:table-row table:style-name="ro1">
          <table:table-cell office:value-type="string" calcext:value-type="string">
            <text:p>g.18.1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91" calcext:value-type="float">
            <text:p>91</text:p>
          </table:table-cell>
          <table:table-cell office:value-type="float" office:value="48.5814" calcext:value-type="float">
            <text:p>48,5814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1.1513" calcext:value-type="float">
            <text:p>21,1513</text:p>
          </table:table-cell>
          <table:table-cell office:value-type="float" office:value="2.28977644579832" calcext:value-type="float">
            <text:p>2,28977644579832</text:p>
          </table:table-cell>
          <table:table-cell office:value-type="float" office:value="16" calcext:value-type="float">
            <text:p>16</text:p>
          </table:table-cell>
          <table:table-cell office:value-type="float" office:value="48.5814" calcext:value-type="float">
            <text:p>48,5814</text:p>
          </table:table-cell>
        </table:table-row>
        <table:table-row table:style-name="ro1">
          <table:table-cell office:value-type="string" calcext:value-type="string">
            <text:p>g.18.21.graphml</text:p>
          </table:table-cell>
          <table:table-cell office:value-type="float" office:value="10400" calcext:value-type="float">
            <text:p>10400</text:p>
          </table:table-cell>
          <table:table-cell office:value-type="float" office:value="948" calcext:value-type="float">
            <text:p>948</text:p>
          </table:table-cell>
          <table:table-cell office:value-type="float" office:value="82.4485" calcext:value-type="float">
            <text:p>82,448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5.9768" calcext:value-type="float">
            <text:p>25,9768</text:p>
          </table:table-cell>
          <table:table-cell office:value-type="float" office:value="1.74122391029485" calcext:value-type="float">
            <text:p>1,74122391029485</text:p>
          </table:table-cell>
          <table:table-cell office:value-type="float" office:value="2" calcext:value-type="float">
            <text:p>2</text:p>
          </table:table-cell>
          <table:table-cell office:value-type="float" office:value="82.4485" calcext:value-type="float">
            <text:p>82,4485</text:p>
          </table:table-cell>
        </table:table-row>
        <table:table-row table:style-name="ro1">
          <table:table-cell office:value-type="string" calcext:value-type="string">
            <text:p>g.18.22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57" calcext:value-type="float">
            <text:p>57</text:p>
          </table:table-cell>
          <table:table-cell office:value-type="float" office:value="89.6394" calcext:value-type="float">
            <text:p>89,639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3.772" calcext:value-type="float">
            <text:p>23,772</text:p>
          </table:table-cell>
          <table:table-cell office:value-type="float" office:value="1.65938704385673" calcext:value-type="float">
            <text:p>1,65938704385673</text:p>
          </table:table-cell>
          <table:table-cell office:value-type="float" office:value="2" calcext:value-type="float">
            <text:p>2</text:p>
          </table:table-cell>
          <table:table-cell office:value-type="float" office:value="89.6394" calcext:value-type="float">
            <text:p>89,6394</text:p>
          </table:table-cell>
        </table:table-row>
        <table:table-row table:style-name="ro1">
          <table:table-cell office:value-type="string" calcext:value-type="string">
            <text:p>g.18.24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  <table:table-cell office:value-type="float" office:value="81.0661" calcext:value-type="float">
            <text:p>81,066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0.5764" calcext:value-type="float">
            <text:p>20,5764</text:p>
          </table:table-cell>
          <table:table-cell office:value-type="float" office:value="1.88805743442307" calcext:value-type="float">
            <text:p>1,88805743442307</text:p>
          </table:table-cell>
          <table:table-cell office:value-type="float" office:value="3" calcext:value-type="float">
            <text:p>3</text:p>
          </table:table-cell>
          <table:table-cell office:value-type="float" office:value="81.0655" calcext:value-type="float">
            <text:p>81,0655</text:p>
          </table:table-cell>
        </table:table-row>
        <table:table-row table:style-name="ro1">
          <table:table-cell office:value-type="string" calcext:value-type="string">
            <text:p>g.18.30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52" calcext:value-type="float">
            <text:p>52</text:p>
          </table:table-cell>
          <table:table-cell office:value-type="float" office:value="82.1487" calcext:value-type="float">
            <text:p>82,148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4.2026" calcext:value-type="float">
            <text:p>14,2026</text:p>
          </table:table-cell>
          <table:table-cell office:value-type="float" office:value="2.04177863165153" calcext:value-type="float">
            <text:p>2,04177863165153</text:p>
          </table:table-cell>
          <table:table-cell office:value-type="float" office:value="5" calcext:value-type="float">
            <text:p>5</text:p>
          </table:table-cell>
          <table:table-cell office:value-type="float" office:value="82.0748" calcext:value-type="float">
            <text:p>82,0748</text:p>
          </table:table-cell>
        </table:table-row>
        <table:table-row table:style-name="ro1">
          <table:table-cell office:value-type="string" calcext:value-type="string">
            <text:p>g.18.38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office:value-type="float" office:value="89.998" calcext:value-type="float">
            <text:p>89,998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40.0638" calcext:value-type="float">
            <text:p>40,0638</text:p>
          </table:table-cell>
          <table:table-cell office:value-type="float" office:value="1.60080090491716" calcext:value-type="float">
            <text:p>1,60080090491716</text:p>
          </table:table-cell>
          <table:table-cell office:value-type="float" office:value="1" calcext:value-type="float">
            <text:p>1</text:p>
          </table:table-cell>
          <table:table-cell office:value-type="float" office:value="89.6239" calcext:value-type="float">
            <text:p>89,6239</text:p>
          </table:table-cell>
        </table:table-row>
        <table:table-row table:style-name="ro1">
          <table:table-cell office:value-type="string" calcext:value-type="string">
            <text:p>g.19.0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89.2792" calcext:value-type="float">
            <text:p>89,279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3.8029" calcext:value-type="float">
            <text:p>13,8029</text:p>
          </table:table-cell>
          <table:table-cell office:value-type="float" office:value="1.7666585092972" calcext:value-type="float">
            <text:p>1,7666585092972</text:p>
          </table:table-cell>
          <table:table-cell office:value-type="float" office:value="2" calcext:value-type="float">
            <text:p>2</text:p>
          </table:table-cell>
          <table:table-cell office:value-type="float" office:value="86.5819" calcext:value-type="float">
            <text:p>86,5819</text:p>
          </table:table-cell>
        </table:table-row>
        <table:table-row table:style-name="ro1">
          <table:table-cell office:value-type="string" calcext:value-type="string">
            <text:p>g.19.22.graphml</text:p>
          </table:table-cell>
          <table:table-cell office:value-type="float" office:value="3000" calcext:value-type="float">
            <text:p>3000</text:p>
          </table:table-cell>
          <table:table-cell office:value-type="float" office:value="513" calcext:value-type="float">
            <text:p>513</text:p>
          </table:table-cell>
          <table:table-cell office:value-type="float" office:value="85.4539" calcext:value-type="float">
            <text:p>85,4539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41.5776" calcext:value-type="float">
            <text:p>41,5776</text:p>
          </table:table-cell>
          <table:table-cell office:value-type="float" office:value="1.49601161064557" calcext:value-type="float">
            <text:p>1,49601161064557</text:p>
          </table:table-cell>
          <table:table-cell office:value-type="float" office:value="6" calcext:value-type="float">
            <text:p>6</text:p>
          </table:table-cell>
          <table:table-cell office:value-type="float" office:value="85.4539" calcext:value-type="float">
            <text:p>85,4539</text:p>
          </table:table-cell>
        </table:table-row>
        <table:table-row table:style-name="ro1">
          <table:table-cell office:value-type="string" calcext:value-type="string">
            <text:p>g.19.31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104" calcext:value-type="float">
            <text:p>104</text:p>
          </table:table-cell>
          <table:table-cell office:value-type="float" office:value="86.3006" calcext:value-type="float">
            <text:p>86,3006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9.9512" calcext:value-type="float">
            <text:p>19,9512</text:p>
          </table:table-cell>
          <table:table-cell office:value-type="float" office:value="1.57198158035192" calcext:value-type="float">
            <text:p>1,57198158035192</text:p>
          </table:table-cell>
          <table:table-cell office:value-type="float" office:value="2" calcext:value-type="float">
            <text:p>2</text:p>
          </table:table-cell>
          <table:table-cell office:value-type="float" office:value="86.1348" calcext:value-type="float">
            <text:p>86,1348</text:p>
          </table:table-cell>
        </table:table-row>
        <table:table-row table:style-name="ro1">
          <table:table-cell office:value-type="string" calcext:value-type="string">
            <text:p>g.19.7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71" calcext:value-type="float">
            <text:p>71</text:p>
          </table:table-cell>
          <table:table-cell office:value-type="float" office:value="59.6093" calcext:value-type="float">
            <text:p>59,609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5.3602" calcext:value-type="float">
            <text:p>35,3602</text:p>
          </table:table-cell>
          <table:table-cell office:value-type="float" office:value="1.38412635819701" calcext:value-type="float">
            <text:p>1,38412635819701</text:p>
          </table:table-cell>
          <table:table-cell office:value-type="float" office:value="7" calcext:value-type="float">
            <text:p>7</text:p>
          </table:table-cell>
          <table:table-cell office:value-type="float" office:value="59.5856" calcext:value-type="float">
            <text:p>59,5856</text:p>
          </table:table-cell>
        </table:table-row>
        <table:table-row table:style-name="ro1">
          <table:table-cell office:value-type="string" calcext:value-type="string">
            <text:p>g.20.1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4336" calcext:value-type="float">
            <text:p>30,433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4.1875" calcext:value-type="float">
            <text:p>4,1875</text:p>
          </table:table-cell>
          <table:table-cell office:value-type="float" office:value="3.13527000955051" calcext:value-type="float">
            <text:p>3,13527000955051</text:p>
          </table:table-cell>
          <table:table-cell office:value-type="float" office:value="31" calcext:value-type="float">
            <text:p>31</text:p>
          </table:table-cell>
          <table:table-cell office:value-type="float" office:value="22.5241" calcext:value-type="float">
            <text:p>22,5241</text:p>
          </table:table-cell>
        </table:table-row>
        <table:table-row table:style-name="ro1">
          <table:table-cell office:value-type="string" calcext:value-type="string">
            <text:p>g.20.13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78" calcext:value-type="float">
            <text:p>178</text:p>
          </table:table-cell>
          <table:table-cell office:value-type="float" office:value="15.3234" calcext:value-type="float">
            <text:p>15,3234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1.2115" calcext:value-type="float">
            <text:p>1,2115</text:p>
          </table:table-cell>
          <table:table-cell office:value-type="float" office:value="6.85046117404337" calcext:value-type="float">
            <text:p>6,85046117404337</text:p>
          </table:table-cell>
          <table:table-cell office:value-type="float" office:value="353" calcext:value-type="float">
            <text:p>353</text:p>
          </table:table-cell>
          <table:table-cell office:value-type="float" office:value="13.9989" calcext:value-type="float">
            <text:p>13,9989</text:p>
          </table:table-cell>
        </table:table-row>
        <table:table-row table:style-name="ro1">
          <table:table-cell office:value-type="string" calcext:value-type="string">
            <text:p>g.20.14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89.0277" calcext:value-type="float">
            <text:p>89,027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1.4296" calcext:value-type="float">
            <text:p>31,4296</text:p>
          </table:table-cell>
          <table:table-cell office:value-type="float" office:value="1.80794282786219" calcext:value-type="float">
            <text:p>1,80794282786219</text:p>
          </table:table-cell>
          <table:table-cell office:value-type="float" office:value="2" calcext:value-type="float">
            <text:p>2</text:p>
          </table:table-cell>
          <table:table-cell office:value-type="float" office:value="88.3783" calcext:value-type="float">
            <text:p>88,3783</text:p>
          </table:table-cell>
        </table:table-row>
        <table:table-row table:style-name="ro1">
          <table:table-cell office:value-type="string" calcext:value-type="string">
            <text:p>g.20.31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46" calcext:value-type="float">
            <text:p>46</text:p>
          </table:table-cell>
          <table:table-cell office:value-type="float" office:value="51.7128" calcext:value-type="float">
            <text:p>51,7128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6.9537" calcext:value-type="float">
            <text:p>6,9537</text:p>
          </table:table-cell>
          <table:table-cell office:value-type="float" office:value="1.94998158780582" calcext:value-type="float">
            <text:p>1,94998158780582</text:p>
          </table:table-cell>
          <table:table-cell office:value-type="float" office:value="25" calcext:value-type="float">
            <text:p>25</text:p>
          </table:table-cell>
          <table:table-cell office:value-type="float" office:value="50.1613" calcext:value-type="float">
            <text:p>50,1613</text:p>
          </table:table-cell>
        </table:table-row>
        <table:table-row table:style-name="ro1">
          <table:table-cell office:value-type="string" calcext:value-type="string">
            <text:p>g.20.36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22" calcext:value-type="float">
            <text:p>122</text:p>
          </table:table-cell>
          <table:table-cell office:value-type="float" office:value="38.1371" calcext:value-type="float">
            <text:p>38,1371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7.4779" calcext:value-type="float">
            <text:p>7,4779</text:p>
          </table:table-cell>
          <table:table-cell office:value-type="float" office:value="3.5610111747255" calcext:value-type="float">
            <text:p>3,5610111747255</text:p>
          </table:table-cell>
          <table:table-cell office:value-type="float" office:value="57" calcext:value-type="float">
            <text:p>57</text:p>
          </table:table-cell>
          <table:table-cell office:value-type="float" office:value="37.1674" calcext:value-type="float">
            <text:p>37,1674</text:p>
          </table:table-cell>
        </table:table-row>
        <table:table-row table:style-name="ro1">
          <table:table-cell office:value-type="string" calcext:value-type="string">
            <text:p>g.20.41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147" calcext:value-type="float">
            <text:p>147</text:p>
          </table:table-cell>
          <table:table-cell office:value-type="float" office:value="52.2777" calcext:value-type="float">
            <text:p>52,277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.5554" calcext:value-type="float">
            <text:p>3,5554</text:p>
          </table:table-cell>
          <table:table-cell office:value-type="float" office:value="1.8667676127763" calcext:value-type="float">
            <text:p>1,8667676127763</text:p>
          </table:table-cell>
          <table:table-cell office:value-type="float" office:value="10" calcext:value-type="float">
            <text:p>10</text:p>
          </table:table-cell>
          <table:table-cell office:value-type="float" office:value="52.2777" calcext:value-type="float">
            <text:p>52,2777</text:p>
          </table:table-cell>
        </table:table-row>
        <table:table-row table:style-name="ro1">
          <table:table-cell office:value-type="string" calcext:value-type="string">
            <text:p>g.20.45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12" calcext:value-type="float">
            <text:p>112</text:p>
          </table:table-cell>
          <table:table-cell office:value-type="float" office:value="43.1285" calcext:value-type="float">
            <text:p>43,1285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3.1298" calcext:value-type="float">
            <text:p>13,1298</text:p>
          </table:table-cell>
          <table:table-cell office:value-type="float" office:value="2.78270217550065" calcext:value-type="float">
            <text:p>2,78270217550065</text:p>
          </table:table-cell>
          <table:table-cell office:value-type="float" office:value="31" calcext:value-type="float">
            <text:p>31</text:p>
          </table:table-cell>
          <table:table-cell office:value-type="float" office:value="43.1285" calcext:value-type="float">
            <text:p>43,1285</text:p>
          </table:table-cell>
        </table:table-row>
        <table:table-row table:style-name="ro1">
          <table:table-cell office:value-type="string" calcext:value-type="string">
            <text:p>g.20.46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4708" calcext:value-type="float">
            <text:p>14,4708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3.6698" calcext:value-type="float">
            <text:p>3,6698</text:p>
          </table:table-cell>
          <table:table-cell office:value-type="float" office:value="4.30116263352131" calcext:value-type="float">
            <text:p>4,30116263352131</text:p>
          </table:table-cell>
          <table:table-cell office:value-type="float" office:value="135" calcext:value-type="float">
            <text:p>135</text:p>
          </table:table-cell>
          <table:table-cell office:value-type="float" office:value="14.4708" calcext:value-type="float">
            <text:p>14,4708</text:p>
          </table:table-cell>
        </table:table-row>
        <table:table-row table:style-name="ro1">
          <table:table-cell office:value-type="string" calcext:value-type="string">
            <text:p>g.20.47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287" calcext:value-type="float">
            <text:p>287</text:p>
          </table:table-cell>
          <table:table-cell office:value-type="float" office:value="75.6528" calcext:value-type="float">
            <text:p>75,652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.6203" calcext:value-type="float">
            <text:p>3,6203</text:p>
          </table:table-cell>
          <table:table-cell office:value-type="float" office:value="1.7992745406962" calcext:value-type="float">
            <text:p>1,7992745406962</text:p>
          </table:table-cell>
          <table:table-cell office:value-type="float" office:value="15" calcext:value-type="float">
            <text:p>15</text:p>
          </table:table-cell>
          <table:table-cell office:value-type="float" office:value="75.6528" calcext:value-type="float">
            <text:p>75,6528</text:p>
          </table:table-cell>
        </table:table-row>
        <table:table-row table:style-name="ro1">
          <table:table-cell office:value-type="string" calcext:value-type="string">
            <text:p>g.20.48.graphml</text:p>
          </table:table-cell>
          <table:table-cell office:value-type="float" office:value="3100" calcext:value-type="float">
            <text:p>3100</text:p>
          </table:table-cell>
          <table:table-cell office:value-type="float" office:value="691" calcext:value-type="float">
            <text:p>691</text:p>
          </table:table-cell>
          <table:table-cell office:value-type="float" office:value="82.2445" calcext:value-type="float">
            <text:p>82,2445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4.3383" calcext:value-type="float">
            <text:p>14,3383</text:p>
          </table:table-cell>
          <table:table-cell office:value-type="float" office:value="1.59550027070499" calcext:value-type="float">
            <text:p>1,59550027070499</text:p>
          </table:table-cell>
          <table:table-cell office:value-type="float" office:value="16" calcext:value-type="float">
            <text:p>16</text:p>
          </table:table-cell>
          <table:table-cell office:value-type="float" office:value="82.2427" calcext:value-type="float">
            <text:p>82,2427</text:p>
          </table:table-cell>
        </table:table-row>
        <table:table-row table:style-name="ro1">
          <table:table-cell office:value-type="string" calcext:value-type="string">
            <text:p>g.20.49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302" calcext:value-type="float">
            <text:p>302</text:p>
          </table:table-cell>
          <table:table-cell office:value-type="float" office:value="56.2798" calcext:value-type="float">
            <text:p>56,2798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0.5688" calcext:value-type="float">
            <text:p>10,5688</text:p>
          </table:table-cell>
          <table:table-cell office:value-type="float" office:value="2.301837268353" calcext:value-type="float">
            <text:p>2,301837268353</text:p>
          </table:table-cell>
          <table:table-cell office:value-type="float" office:value="11" calcext:value-type="float">
            <text:p>11</text:p>
          </table:table-cell>
          <table:table-cell office:value-type="float" office:value="56.2794" calcext:value-type="float">
            <text:p>56,2794</text:p>
          </table:table-cell>
        </table:table-row>
        <table:table-row table:style-name="ro1">
          <table:table-cell office:value-type="string" calcext:value-type="string">
            <text:p>g.20.50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14" calcext:value-type="float">
            <text:p>114</text:p>
          </table:table-cell>
          <table:table-cell office:value-type="float" office:value="55.7639" calcext:value-type="float">
            <text:p>55,7639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.0569" calcext:value-type="float">
            <text:p>6,0569</text:p>
          </table:table-cell>
          <table:table-cell office:value-type="float" office:value="2.322678547238" calcext:value-type="float">
            <text:p>2,322678547238</text:p>
          </table:table-cell>
          <table:table-cell office:value-type="float" office:value="24" calcext:value-type="float">
            <text:p>24</text:p>
          </table:table-cell>
          <table:table-cell office:value-type="float" office:value="55.7539" calcext:value-type="float">
            <text:p>55,7539</text:p>
          </table:table-cell>
        </table:table-row>
        <table:table-row table:style-name="ro1">
          <table:table-cell office:value-type="string" calcext:value-type="string">
            <text:p>g.20.6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104" calcext:value-type="float">
            <text:p>104</text:p>
          </table:table-cell>
          <table:table-cell office:value-type="float" office:value="68.365" calcext:value-type="float">
            <text:p>68,365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6.1984" calcext:value-type="float">
            <text:p>6,1984</text:p>
          </table:table-cell>
          <table:table-cell office:value-type="float" office:value="2.29285127750557" calcext:value-type="float">
            <text:p>2,29285127750557</text:p>
          </table:table-cell>
          <table:table-cell office:value-type="float" office:value="12" calcext:value-type="float">
            <text:p>12</text:p>
          </table:table-cell>
          <table:table-cell office:value-type="float" office:value="68.365" calcext:value-type="float">
            <text:p>68,365</text:p>
          </table:table-cell>
        </table:table-row>
        <table:table-row table:style-name="ro1">
          <table:table-cell office:value-type="string" calcext:value-type="string">
            <text:p>g.21.1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348" calcext:value-type="float">
            <text:p>348</text:p>
          </table:table-cell>
          <table:table-cell office:value-type="float" office:value="16.3152" calcext:value-type="float">
            <text:p>16,3152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1.2419" calcext:value-type="float">
            <text:p>1,2419</text:p>
          </table:table-cell>
          <table:table-cell office:value-type="float" office:value="8.15422761782084" calcext:value-type="float">
            <text:p>8,15422761782084</text:p>
          </table:table-cell>
          <table:table-cell office:value-type="float" office:value="219" calcext:value-type="float">
            <text:p>219</text:p>
          </table:table-cell>
          <table:table-cell office:value-type="float" office:value="16.0002" calcext:value-type="float">
            <text:p>16,0002</text:p>
          </table:table-cell>
        </table:table-row>
        <table:table-row table:style-name="ro1">
          <table:table-cell office:value-type="string" calcext:value-type="string">
            <text:p>g.21.10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18" calcext:value-type="float">
            <text:p>218</text:p>
          </table:table-cell>
          <table:table-cell office:value-type="float" office:value="16.6008" calcext:value-type="float">
            <text:p>16,6008</text:p>
          </table:table-cell>
          <table:table-cell office:value-type="float" office:value="21" calcext:value-type="float">
            <text:p>21</text:p>
          </table:table-cell>
          <table:table-cell office:value-type="float" office:value="112" calcext:value-type="float">
            <text:p>112</text:p>
          </table:table-cell>
          <table:table-cell office:value-type="float" office:value="0.5484" calcext:value-type="float">
            <text:p>0,5484</text:p>
          </table:table-cell>
          <table:table-cell office:value-type="float" office:value="7.04113310080809" calcext:value-type="float">
            <text:p>7,04113310080809</text:p>
          </table:table-cell>
          <table:table-cell office:value-type="float" office:value="480" calcext:value-type="float">
            <text:p>480</text:p>
          </table:table-cell>
          <table:table-cell office:value-type="float" office:value="13.5684" calcext:value-type="float">
            <text:p>13,5684</text:p>
          </table:table-cell>
        </table:table-row>
        <table:table-row table:style-name="ro1">
          <table:table-cell office:value-type="string" calcext:value-type="string">
            <text:p>g.21.15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66" calcext:value-type="float">
            <text:p>66</text:p>
          </table:table-cell>
          <table:table-cell office:value-type="float" office:value="74.7526" calcext:value-type="float">
            <text:p>74,752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6.4556" calcext:value-type="float">
            <text:p>26,4556</text:p>
          </table:table-cell>
          <table:table-cell office:value-type="float" office:value="1.65457710369773" calcext:value-type="float">
            <text:p>1,65457710369773</text:p>
          </table:table-cell>
          <table:table-cell office:value-type="float" office:value="4" calcext:value-type="float">
            <text:p>4</text:p>
          </table:table-cell>
          <table:table-cell office:value-type="float" office:value="74.7526" calcext:value-type="float">
            <text:p>74,7526</text:p>
          </table:table-cell>
        </table:table-row>
        <table:table-row table:style-name="ro1">
          <table:table-cell office:value-type="string" calcext:value-type="string">
            <text:p>g.21.27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42.4357" calcext:value-type="float">
            <text:p>42,4357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1.8056" calcext:value-type="float">
            <text:p>1,8056</text:p>
          </table:table-cell>
          <table:table-cell office:value-type="float" office:value="2.76054340993228" calcext:value-type="float">
            <text:p>2,76054340993228</text:p>
          </table:table-cell>
          <table:table-cell office:value-type="float" office:value="44" calcext:value-type="float">
            <text:p>44</text:p>
          </table:table-cell>
          <table:table-cell office:value-type="float" office:value="42.4208" calcext:value-type="float">
            <text:p>42,4208</text:p>
          </table:table-cell>
        </table:table-row>
        <table:table-row table:style-name="ro1">
          <table:table-cell office:value-type="string" calcext:value-type="string">
            <text:p>g.21.33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65.5228" calcext:value-type="float">
            <text:p>65,522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9.4959" calcext:value-type="float">
            <text:p>9,4959</text:p>
          </table:table-cell>
          <table:table-cell office:value-type="float" office:value="1.83915757300146" calcext:value-type="float">
            <text:p>1,83915757300146</text:p>
          </table:table-cell>
          <table:table-cell office:value-type="float" office:value="7" calcext:value-type="float">
            <text:p>7</text:p>
          </table:table-cell>
          <table:table-cell office:value-type="float" office:value="65.0959" calcext:value-type="float">
            <text:p>65,0959</text:p>
          </table:table-cell>
        </table:table-row>
        <table:table-row table:style-name="ro1">
          <table:table-cell office:value-type="string" calcext:value-type="string">
            <text:p>g.21.35.graphml</text:p>
          </table:table-cell>
          <table:table-cell office:value-type="float" office:value="8900" calcext:value-type="float">
            <text:p>8900</text:p>
          </table:table-cell>
          <table:table-cell office:value-type="float" office:value="2658" calcext:value-type="float">
            <text:p>2658</text:p>
          </table:table-cell>
          <table:table-cell office:value-type="float" office:value="46.6544" calcext:value-type="float">
            <text:p>46,6544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4.3563" calcext:value-type="float">
            <text:p>4,3563</text:p>
          </table:table-cell>
          <table:table-cell office:value-type="float" office:value="4.64330819701925" calcext:value-type="float">
            <text:p>4,64330819701925</text:p>
          </table:table-cell>
          <table:table-cell office:value-type="float" office:value="47" calcext:value-type="float">
            <text:p>47</text:p>
          </table:table-cell>
          <table:table-cell office:value-type="float" office:value="29.3399" calcext:value-type="float">
            <text:p>29,3399</text:p>
          </table:table-cell>
        </table:table-row>
        <table:table-row table:style-name="ro1">
          <table:table-cell office:value-type="string" calcext:value-type="string">
            <text:p>g.21.37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48.7824" calcext:value-type="float">
            <text:p>48,7824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2.8401" calcext:value-type="float">
            <text:p>12,8401</text:p>
          </table:table-cell>
          <table:table-cell office:value-type="float" office:value="2.62744430033349" calcext:value-type="float">
            <text:p>2,62744430033349</text:p>
          </table:table-cell>
          <table:table-cell office:value-type="float" office:value="12" calcext:value-type="float">
            <text:p>12</text:p>
          </table:table-cell>
          <table:table-cell office:value-type="float" office:value="48.1028" calcext:value-type="float">
            <text:p>48,1028</text:p>
          </table:table-cell>
        </table:table-row>
        <table:table-row table:style-name="ro1">
          <table:table-cell office:value-type="string" calcext:value-type="string">
            <text:p>g.21.41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170" calcext:value-type="float">
            <text:p>170</text:p>
          </table:table-cell>
          <table:table-cell office:value-type="float" office:value="88.8163" calcext:value-type="float">
            <text:p>88,816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8.4888" calcext:value-type="float">
            <text:p>38,4888</text:p>
          </table:table-cell>
          <table:table-cell office:value-type="float" office:value="1.99208467085165" calcext:value-type="float">
            <text:p>1,99208467085165</text:p>
          </table:table-cell>
          <table:table-cell office:value-type="float" office:value="2" calcext:value-type="float">
            <text:p>2</text:p>
          </table:table-cell>
          <table:table-cell office:value-type="float" office:value="85.8379" calcext:value-type="float">
            <text:p>85,8379</text:p>
          </table:table-cell>
        </table:table-row>
        <table:table-row table:style-name="ro1">
          <table:table-cell office:value-type="string" calcext:value-type="string">
            <text:p>g.22.31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51.0044" calcext:value-type="float">
            <text:p>51,0044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6.6893" calcext:value-type="float">
            <text:p>6,6893</text:p>
          </table:table-cell>
          <table:table-cell office:value-type="float" office:value="1.96013956875436" calcext:value-type="float">
            <text:p>1,96013956875436</text:p>
          </table:table-cell>
          <table:table-cell office:value-type="float" office:value="25" calcext:value-type="float">
            <text:p>25</text:p>
          </table:table-cell>
          <table:table-cell office:value-type="float" office:value="48.8981" calcext:value-type="float">
            <text:p>48,8981</text:p>
          </table:table-cell>
        </table:table-row>
        <table:table-row table:style-name="ro1">
          <table:table-cell office:value-type="string" calcext:value-type="string">
            <text:p>g.22.35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73" calcext:value-type="float">
            <text:p>73</text:p>
          </table:table-cell>
          <table:table-cell office:value-type="float" office:value="36.0414" calcext:value-type="float">
            <text:p>36,0414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.5141" calcext:value-type="float">
            <text:p>2,5141</text:p>
          </table:table-cell>
          <table:table-cell office:value-type="float" office:value="2.08197472718618" calcext:value-type="float">
            <text:p>2,08197472718618</text:p>
          </table:table-cell>
          <table:table-cell office:value-type="float" office:value="52" calcext:value-type="float">
            <text:p>52</text:p>
          </table:table-cell>
          <table:table-cell office:value-type="float" office:value="29.9897" calcext:value-type="float">
            <text:p>29,9897</text:p>
          </table:table-cell>
        </table:table-row>
        <table:table-row table:style-name="ro1">
          <table:table-cell office:value-type="string" calcext:value-type="string">
            <text:p>g.22.49.graphml</text:p>
          </table:table-cell>
          <table:table-cell office:value-type="float" office:value="2100" calcext:value-type="float">
            <text:p>2100</text:p>
          </table:table-cell>
          <table:table-cell office:value-type="float" office:value="420" calcext:value-type="float">
            <text:p>420</text:p>
          </table:table-cell>
          <table:table-cell office:value-type="float" office:value="70.5533" calcext:value-type="float">
            <text:p>70,5533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9.7717" calcext:value-type="float">
            <text:p>9,7717</text:p>
          </table:table-cell>
          <table:table-cell office:value-type="float" office:value="1.8158081380021" calcext:value-type="float">
            <text:p>1,8158081380021</text:p>
          </table:table-cell>
          <table:table-cell office:value-type="float" office:value="7" calcext:value-type="float">
            <text:p>7</text:p>
          </table:table-cell>
          <table:table-cell office:value-type="float" office:value="70.5533" calcext:value-type="float">
            <text:p>70,5533</text:p>
          </table:table-cell>
        </table:table-row>
        <table:table-row table:style-name="ro1">
          <table:table-cell office:value-type="string" calcext:value-type="string">
            <text:p>g.22.54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41" calcext:value-type="float">
            <text:p>41</text:p>
          </table:table-cell>
          <table:table-cell office:value-type="float" office:value="75.4173" calcext:value-type="float">
            <text:p>75,4173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6.6081" calcext:value-type="float">
            <text:p>16,6081</text:p>
          </table:table-cell>
          <table:table-cell office:value-type="float" office:value="1.68183295885399" calcext:value-type="float">
            <text:p>1,68183295885399</text:p>
          </table:table-cell>
          <table:table-cell office:value-type="float" office:value="5" calcext:value-type="float">
            <text:p>5</text:p>
          </table:table-cell>
          <table:table-cell office:value-type="float" office:value="74.6218" calcext:value-type="float">
            <text:p>74,6218</text:p>
          </table:table-cell>
        </table:table-row>
        <table:table-row table:style-name="ro1">
          <table:table-cell office:value-type="string" calcext:value-type="string">
            <text:p>g.22.62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49.2422" calcext:value-type="float">
            <text:p>49,2422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1.6756" calcext:value-type="float">
            <text:p>1,6756</text:p>
          </table:table-cell>
          <table:table-cell office:value-type="float" office:value="2.52594454464502" calcext:value-type="float">
            <text:p>2,52594454464502</text:p>
          </table:table-cell>
          <table:table-cell office:value-type="float" office:value="50" calcext:value-type="float">
            <text:p>50</text:p>
          </table:table-cell>
          <table:table-cell office:value-type="float" office:value="49.2038" calcext:value-type="float">
            <text:p>49,2038</text:p>
          </table:table-cell>
        </table:table-row>
        <table:table-row table:style-name="ro1">
          <table:table-cell office:value-type="string" calcext:value-type="string">
            <text:p>g.22.69.graphml</text:p>
          </table:table-cell>
          <table:table-cell office:value-type="float" office:value="6000" calcext:value-type="float">
            <text:p>6000</text:p>
          </table:table-cell>
          <table:table-cell office:value-type="float" office:value="2051" calcext:value-type="float">
            <text:p>2051</text:p>
          </table:table-cell>
          <table:table-cell office:value-type="float" office:value="41.1276" calcext:value-type="float">
            <text:p>41,1276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6.6753" calcext:value-type="float">
            <text:p>6,6753</text:p>
          </table:table-cell>
          <table:table-cell office:value-type="float" office:value="2.40650138340435" calcext:value-type="float">
            <text:p>2,40650138340435</text:p>
          </table:table-cell>
          <table:table-cell office:value-type="float" office:value="55" calcext:value-type="float">
            <text:p>55</text:p>
          </table:table-cell>
          <table:table-cell office:value-type="float" office:value="41.1276" calcext:value-type="float">
            <text:p>41,1276</text:p>
          </table:table-cell>
        </table:table-row>
        <table:table-row table:style-name="ro1">
          <table:table-cell office:value-type="string" calcext:value-type="string">
            <text:p>g.22.70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office:value-type="float" office:value="67.6407" calcext:value-type="float">
            <text:p>67,6407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2.9811" calcext:value-type="float">
            <text:p>2,9811</text:p>
          </table:table-cell>
          <table:table-cell office:value-type="float" office:value="1.95313722617993" calcext:value-type="float">
            <text:p>1,95313722617993</text:p>
          </table:table-cell>
          <table:table-cell office:value-type="float" office:value="6" calcext:value-type="float">
            <text:p>6</text:p>
          </table:table-cell>
          <table:table-cell office:value-type="float" office:value="67.6407" calcext:value-type="float">
            <text:p>67,6407</text:p>
          </table:table-cell>
        </table:table-row>
        <table:table-row table:style-name="ro1">
          <table:table-cell office:value-type="string" calcext:value-type="string">
            <text:p>g.22.76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74" calcext:value-type="float">
            <text:p>74</text:p>
          </table:table-cell>
          <table:table-cell office:value-type="float" office:value="84.0536" calcext:value-type="float">
            <text:p>84,0536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9.0794" calcext:value-type="float">
            <text:p>29,0794</text:p>
          </table:table-cell>
          <table:table-cell office:value-type="float" office:value="1.6831765948812" calcext:value-type="float">
            <text:p>1,6831765948812</text:p>
          </table:table-cell>
          <table:table-cell office:value-type="float" office:value="3" calcext:value-type="float">
            <text:p>3</text:p>
          </table:table-cell>
          <table:table-cell office:value-type="float" office:value="84.0492" calcext:value-type="float">
            <text:p>84,0492</text:p>
          </table:table-cell>
        </table:table-row>
        <table:table-row table:style-name="ro1">
          <table:table-cell office:value-type="string" calcext:value-type="string">
            <text:p>g.23.100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137" calcext:value-type="float">
            <text:p>137</text:p>
          </table:table-cell>
          <table:table-cell office:value-type="float" office:value="85.794" calcext:value-type="float">
            <text:p>85,794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6.7716" calcext:value-type="float">
            <text:p>36,7716</text:p>
          </table:table-cell>
          <table:table-cell office:value-type="float" office:value="1.38322314188143" calcext:value-type="float">
            <text:p>1,38322314188143</text:p>
          </table:table-cell>
          <table:table-cell office:value-type="float" office:value="3" calcext:value-type="float">
            <text:p>3</text:p>
          </table:table-cell>
          <table:table-cell office:value-type="float" office:value="85.794" calcext:value-type="float">
            <text:p>85,794</text:p>
          </table:table-cell>
        </table:table-row>
        <table:table-row table:style-name="ro1">
          <table:table-cell office:value-type="string" calcext:value-type="string">
            <text:p>g.23.103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67" calcext:value-type="float">
            <text:p>67</text:p>
          </table:table-cell>
          <table:table-cell office:value-type="float" office:value="87.2635" calcext:value-type="float">
            <text:p>87,2635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28.1433" calcext:value-type="float">
            <text:p>28,1433</text:p>
          </table:table-cell>
          <table:table-cell office:value-type="float" office:value="1.4986347613681" calcext:value-type="float">
            <text:p>1,4986347613681</text:p>
          </table:table-cell>
          <table:table-cell office:value-type="float" office:value="3" calcext:value-type="float">
            <text:p>3</text:p>
          </table:table-cell>
          <table:table-cell office:value-type="float" office:value="87.203" calcext:value-type="float">
            <text:p>87,203</text:p>
          </table:table-cell>
        </table:table-row>
        <table:table-row table:style-name="ro1">
          <table:table-cell office:value-type="string" calcext:value-type="string">
            <text:p>g.23.106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340" calcext:value-type="float">
            <text:p>340</text:p>
          </table:table-cell>
          <table:table-cell office:value-type="float" office:value="47.9876" calcext:value-type="float">
            <text:p>47,9876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4.9447" calcext:value-type="float">
            <text:p>14,9447</text:p>
          </table:table-cell>
          <table:table-cell office:value-type="float" office:value="1.77258174827961" calcext:value-type="float">
            <text:p>1,77258174827961</text:p>
          </table:table-cell>
          <table:table-cell office:value-type="float" office:value="15" calcext:value-type="float">
            <text:p>15</text:p>
          </table:table-cell>
          <table:table-cell office:value-type="float" office:value="47.9876" calcext:value-type="float">
            <text:p>47,9876</text:p>
          </table:table-cell>
        </table:table-row>
        <table:table-row table:style-name="ro1">
          <table:table-cell office:value-type="string" calcext:value-type="string">
            <text:p>g.23.107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67" calcext:value-type="float">
            <text:p>67</text:p>
          </table:table-cell>
          <table:table-cell office:value-type="float" office:value="59.6009" calcext:value-type="float">
            <text:p>59,6009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2.7891" calcext:value-type="float">
            <text:p>22,7891</text:p>
          </table:table-cell>
          <table:table-cell office:value-type="float" office:value="1.71505708336765" calcext:value-type="float">
            <text:p>1,71505708336765</text:p>
          </table:table-cell>
          <table:table-cell office:value-type="float" office:value="8" calcext:value-type="float">
            <text:p>8</text:p>
          </table:table-cell>
          <table:table-cell office:value-type="float" office:value="59.6009" calcext:value-type="float">
            <text:p>59,6009</text:p>
          </table:table-cell>
        </table:table-row>
        <table:table-row table:style-name="ro1">
          <table:table-cell office:value-type="string" calcext:value-type="string">
            <text:p>g.23.108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281" calcext:value-type="float">
            <text:p>281</text:p>
          </table:table-cell>
          <table:table-cell office:value-type="float" office:value="67.3823" calcext:value-type="float">
            <text:p>67,382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6.3801" calcext:value-type="float">
            <text:p>16,3801</text:p>
          </table:table-cell>
          <table:table-cell office:value-type="float" office:value="1.85312695056225" calcext:value-type="float">
            <text:p>1,85312695056225</text:p>
          </table:table-cell>
          <table:table-cell office:value-type="float" office:value="8" calcext:value-type="float">
            <text:p>8</text:p>
          </table:table-cell>
          <table:table-cell office:value-type="float" office:value="67.3823" calcext:value-type="float">
            <text:p>67,3823</text:p>
          </table:table-cell>
        </table:table-row>
        <table:table-row table:style-name="ro1">
          <table:table-cell office:value-type="string" calcext:value-type="string">
            <text:p>g.23.115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57.8538" calcext:value-type="float">
            <text:p>57,853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2.4979" calcext:value-type="float">
            <text:p>32,4979</text:p>
          </table:table-cell>
          <table:table-cell office:value-type="float" office:value="1.70835592431807" calcext:value-type="float">
            <text:p>1,70835592431807</text:p>
          </table:table-cell>
          <table:table-cell office:value-type="float" office:value="6" calcext:value-type="float">
            <text:p>6</text:p>
          </table:table-cell>
          <table:table-cell office:value-type="float" office:value="56.8173" calcext:value-type="float">
            <text:p>56,8173</text:p>
          </table:table-cell>
        </table:table-row>
        <table:table-row table:style-name="ro1">
          <table:table-cell office:value-type="string" calcext:value-type="string">
            <text:p>g.23.117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57.5728" calcext:value-type="float">
            <text:p>57,5728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5.7333" calcext:value-type="float">
            <text:p>15,7333</text:p>
          </table:table-cell>
          <table:table-cell office:value-type="float" office:value="1.74214659475981" calcext:value-type="float">
            <text:p>1,74214659475981</text:p>
          </table:table-cell>
          <table:table-cell office:value-type="float" office:value="11" calcext:value-type="float">
            <text:p>11</text:p>
          </table:table-cell>
          <table:table-cell office:value-type="float" office:value="56.0307" calcext:value-type="float">
            <text:p>56,0307</text:p>
          </table:table-cell>
        </table:table-row>
        <table:table-row table:style-name="ro1">
          <table:table-cell office:value-type="string" calcext:value-type="string">
            <text:p>g.23.76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52.6199" calcext:value-type="float">
            <text:p>52,6199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3.1923" calcext:value-type="float">
            <text:p>3,1923</text:p>
          </table:table-cell>
          <table:table-cell office:value-type="float" office:value="2.01314065157892" calcext:value-type="float">
            <text:p>2,01314065157892</text:p>
          </table:table-cell>
          <table:table-cell office:value-type="float" office:value="25" calcext:value-type="float">
            <text:p>25</text:p>
          </table:table-cell>
          <table:table-cell office:value-type="float" office:value="49.0596" calcext:value-type="float">
            <text:p>49,0596</text:p>
          </table:table-cell>
        </table:table-row>
        <table:table-row table:style-name="ro1">
          <table:table-cell office:value-type="string" calcext:value-type="string">
            <text:p>g.23.77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46.8622" calcext:value-type="float">
            <text:p>46,8622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11.6666" calcext:value-type="float">
            <text:p>11,6666</text:p>
          </table:table-cell>
          <table:table-cell office:value-type="float" office:value="2.13046625383569" calcext:value-type="float">
            <text:p>2,13046625383569</text:p>
          </table:table-cell>
          <table:table-cell office:value-type="float" office:value="23" calcext:value-type="float">
            <text:p>23</text:p>
          </table:table-cell>
          <table:table-cell office:value-type="float" office:value="46.7696" calcext:value-type="float">
            <text:p>46,7696</text:p>
          </table:table-cell>
        </table:table-row>
        <table:table-row table:style-name="ro1">
          <table:table-cell office:value-type="string" calcext:value-type="string">
            <text:p>g.23.81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341" calcext:value-type="float">
            <text:p>341</text:p>
          </table:table-cell>
          <table:table-cell office:value-type="float" office:value="19.5368" calcext:value-type="float">
            <text:p>19,5368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1.983" calcext:value-type="float">
            <text:p>1,983</text:p>
          </table:table-cell>
          <table:table-cell office:value-type="float" office:value="5.21195877816909" calcext:value-type="float">
            <text:p>5,21195877816909</text:p>
          </table:table-cell>
          <table:table-cell office:value-type="float" office:value="155" calcext:value-type="float">
            <text:p>155</text:p>
          </table:table-cell>
          <table:table-cell office:value-type="float" office:value="19.5368" calcext:value-type="float">
            <text:p>19,5368</text:p>
          </table:table-cell>
        </table:table-row>
        <table:table-row table:style-name="ro1">
          <table:table-cell office:value-type="string" calcext:value-type="string">
            <text:p>g.23.83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01" calcext:value-type="float">
            <text:p>101</text:p>
          </table:table-cell>
          <table:table-cell office:value-type="float" office:value="53.9773" calcext:value-type="float">
            <text:p>53,9773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4.8892" calcext:value-type="float">
            <text:p>4,8892</text:p>
          </table:table-cell>
          <table:table-cell office:value-type="float" office:value="3.21456232512352" calcext:value-type="float">
            <text:p>3,21456232512352</text:p>
          </table:table-cell>
          <table:table-cell office:value-type="float" office:value="35" calcext:value-type="float">
            <text:p>35</text:p>
          </table:table-cell>
          <table:table-cell office:value-type="float" office:value="53.9123" calcext:value-type="float">
            <text:p>53,9123</text:p>
          </table:table-cell>
        </table:table-row>
        <table:table-row table:style-name="ro1">
          <table:table-cell office:value-type="string" calcext:value-type="string">
            <text:p>g.23.85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13.3952" calcext:value-type="float">
            <text:p>13,3952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0.8479" calcext:value-type="float">
            <text:p>0,8479</text:p>
          </table:table-cell>
          <table:table-cell office:value-type="float" office:value="3.96512577608018" calcext:value-type="float">
            <text:p>3,96512577608018</text:p>
          </table:table-cell>
          <table:table-cell office:value-type="float" office:value="159" calcext:value-type="float">
            <text:p>159</text:p>
          </table:table-cell>
          <table:table-cell office:value-type="float" office:value="12.7574" calcext:value-type="float">
            <text:p>12,7574</text:p>
          </table:table-cell>
        </table:table-row>
        <table:table-row table:style-name="ro1">
          <table:table-cell office:value-type="string" calcext:value-type="string">
            <text:p>g.23.86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228" calcext:value-type="float">
            <text:p>228</text:p>
          </table:table-cell>
          <table:table-cell office:value-type="float" office:value="25.0239" calcext:value-type="float">
            <text:p>25,0239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1.0354" calcext:value-type="float">
            <text:p>1,0354</text:p>
          </table:table-cell>
          <table:table-cell office:value-type="float" office:value="3.99518663691569" calcext:value-type="float">
            <text:p>3,99518663691569</text:p>
          </table:table-cell>
          <table:table-cell office:value-type="float" office:value="154" calcext:value-type="float">
            <text:p>154</text:p>
          </table:table-cell>
          <table:table-cell office:value-type="float" office:value="24.6933" calcext:value-type="float">
            <text:p>24,6933</text:p>
          </table:table-cell>
        </table:table-row>
        <table:table-row table:style-name="ro1">
          <table:table-cell office:value-type="string" calcext:value-type="string">
            <text:p>g.23.90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182" calcext:value-type="float">
            <text:p>182</text:p>
          </table:table-cell>
          <table:table-cell office:value-type="float" office:value="51.0455" calcext:value-type="float">
            <text:p>51,0455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5.1631" calcext:value-type="float">
            <text:p>5,1631</text:p>
          </table:table-cell>
          <table:table-cell office:value-type="float" office:value="2.57777389191272" calcext:value-type="float">
            <text:p>2,57777389191272</text:p>
          </table:table-cell>
          <table:table-cell office:value-type="float" office:value="32" calcext:value-type="float">
            <text:p>32</text:p>
          </table:table-cell>
          <table:table-cell office:value-type="float" office:value="50.9125" calcext:value-type="float">
            <text:p>50,9125</text:p>
          </table:table-cell>
        </table:table-row>
        <table:table-row table:style-name="ro1">
          <table:table-cell office:value-type="string" calcext:value-type="string">
            <text:p>g.23.96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368" calcext:value-type="float">
            <text:p>368</text:p>
          </table:table-cell>
          <table:table-cell office:value-type="float" office:value="22.4794" calcext:value-type="float">
            <text:p>22,4794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1.5316" calcext:value-type="float">
            <text:p>1,5316</text:p>
          </table:table-cell>
          <table:table-cell office:value-type="float" office:value="4.63293520957174" calcext:value-type="float">
            <text:p>4,63293520957174</text:p>
          </table:table-cell>
          <table:table-cell office:value-type="float" office:value="159" calcext:value-type="float">
            <text:p>159</text:p>
          </table:table-cell>
          <table:table-cell office:value-type="float" office:value="19.7817" calcext:value-type="float">
            <text:p>19,7817</text:p>
          </table:table-cell>
        </table:table-row>
        <table:table-row table:style-name="ro1">
          <table:table-cell office:value-type="string" calcext:value-type="string">
            <text:p>g.24.34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239" calcext:value-type="float">
            <text:p>239</text:p>
          </table:table-cell>
          <table:table-cell office:value-type="float" office:value="52.8124" calcext:value-type="float">
            <text:p>52,8124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8.079" calcext:value-type="float">
            <text:p>8,079</text:p>
          </table:table-cell>
          <table:table-cell office:value-type="float" office:value="2.08589013485936" calcext:value-type="float">
            <text:p>2,08589013485936</text:p>
          </table:table-cell>
          <table:table-cell office:value-type="float" office:value="16" calcext:value-type="float">
            <text:p>16</text:p>
          </table:table-cell>
          <table:table-cell office:value-type="float" office:value="52.8124" calcext:value-type="float">
            <text:p>52,8124</text:p>
          </table:table-cell>
        </table:table-row>
        <table:table-row table:style-name="ro1">
          <table:table-cell office:value-type="string" calcext:value-type="string">
            <text:p>g.24.35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247" calcext:value-type="float">
            <text:p>247</text:p>
          </table:table-cell>
          <table:table-cell office:value-type="float" office:value="45.7581" calcext:value-type="float">
            <text:p>45,7581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8.7192" calcext:value-type="float">
            <text:p>8,7192</text:p>
          </table:table-cell>
          <table:table-cell office:value-type="float" office:value="2.2693650591761" calcext:value-type="float">
            <text:p>2,2693650591761</text:p>
          </table:table-cell>
          <table:table-cell office:value-type="float" office:value="18" calcext:value-type="float">
            <text:p>18</text:p>
          </table:table-cell>
          <table:table-cell office:value-type="float" office:value="45.7581" calcext:value-type="float">
            <text:p>45,7581</text:p>
          </table:table-cell>
        </table:table-row>
        <table:table-row table:style-name="ro1">
          <table:table-cell office:value-type="string" calcext:value-type="string">
            <text:p>g.24.39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2385" calcext:value-type="float">
            <text:p>20,2385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0.361" calcext:value-type="float">
            <text:p>0,361</text:p>
          </table:table-cell>
          <table:table-cell office:value-type="float" office:value="4.10537361596851" calcext:value-type="float">
            <text:p>4,10537361596851</text:p>
          </table:table-cell>
          <table:table-cell office:value-type="float" office:value="114" calcext:value-type="float">
            <text:p>114</text:p>
          </table:table-cell>
          <table:table-cell office:value-type="float" office:value="20.2385" calcext:value-type="float">
            <text:p>20,2385</text:p>
          </table:table-cell>
        </table:table-row>
        <table:table-row table:style-name="ro1">
          <table:table-cell office:value-type="string" calcext:value-type="string">
            <text:p>g.24.41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34" calcext:value-type="float">
            <text:p>134</text:p>
          </table:table-cell>
          <table:table-cell office:value-type="float" office:value="51.8134" calcext:value-type="float">
            <text:p>51,8134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10.5407" calcext:value-type="float">
            <text:p>10,5407</text:p>
          </table:table-cell>
          <table:table-cell office:value-type="float" office:value="2.24040210213121" calcext:value-type="float">
            <text:p>2,24040210213121</text:p>
          </table:table-cell>
          <table:table-cell office:value-type="float" office:value="22" calcext:value-type="float">
            <text:p>22</text:p>
          </table:table-cell>
          <table:table-cell office:value-type="float" office:value="51.8134" calcext:value-type="float">
            <text:p>51,8134</text:p>
          </table:table-cell>
        </table:table-row>
        <table:table-row table:style-name="ro1">
          <table:table-cell office:value-type="string" calcext:value-type="string">
            <text:p>g.24.43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office:value-type="float" office:value="21.4664" calcext:value-type="float">
            <text:p>21,4664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.1705" calcext:value-type="float">
            <text:p>1,1705</text:p>
          </table:table-cell>
          <table:table-cell office:value-type="float" office:value="3.72610892861856" calcext:value-type="float">
            <text:p>3,72610892861856</text:p>
          </table:table-cell>
          <table:table-cell office:value-type="float" office:value="157" calcext:value-type="float">
            <text:p>157</text:p>
          </table:table-cell>
          <table:table-cell office:value-type="float" office:value="15.48" calcext:value-type="float">
            <text:p>15,48</text:p>
          </table:table-cell>
        </table:table-row>
        <table:table-row table:style-name="ro1">
          <table:table-cell office:value-type="string" calcext:value-type="string">
            <text:p>g.24.46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203" calcext:value-type="float">
            <text:p>203</text:p>
          </table:table-cell>
          <table:table-cell office:value-type="float" office:value="54.9256" calcext:value-type="float">
            <text:p>54,9256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.4817" calcext:value-type="float">
            <text:p>5,4817</text:p>
          </table:table-cell>
          <table:table-cell office:value-type="float" office:value="2.51940495664411" calcext:value-type="float">
            <text:p>2,51940495664411</text:p>
          </table:table-cell>
          <table:table-cell office:value-type="float" office:value="31" calcext:value-type="float">
            <text:p>31</text:p>
          </table:table-cell>
          <table:table-cell office:value-type="float" office:value="54.729" calcext:value-type="float">
            <text:p>54,729</text:p>
          </table:table-cell>
        </table:table-row>
        <table:table-row table:style-name="ro1">
          <table:table-cell office:value-type="string" calcext:value-type="string">
            <text:p>g.24.47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722" calcext:value-type="float">
            <text:p>26,722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3.1586" calcext:value-type="float">
            <text:p>3,1586</text:p>
          </table:table-cell>
          <table:table-cell office:value-type="float" office:value="4.4518387127712" calcext:value-type="float">
            <text:p>4,4518387127712</text:p>
          </table:table-cell>
          <table:table-cell office:value-type="float" office:value="33" calcext:value-type="float">
            <text:p>33</text:p>
          </table:table-cell>
          <table:table-cell office:value-type="float" office:value="26.722" calcext:value-type="float">
            <text:p>26,722</text:p>
          </table:table-cell>
        </table:table-row>
        <table:table-row table:style-name="ro1">
          <table:table-cell office:value-type="string" calcext:value-type="string">
            <text:p>g.25.1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2027" calcext:value-type="float">
            <text:p>2027</text:p>
          </table:table-cell>
          <table:table-cell office:value-type="float" office:value="3.0046" calcext:value-type="float">
            <text:p>3,0046</text:p>
          </table:table-cell>
          <table:table-cell office:value-type="float" office:value="25" calcext:value-type="float">
            <text:p>25</text:p>
          </table:table-cell>
          <table:table-cell office:value-type="float" office:value="184" calcext:value-type="float">
            <text:p>184</text:p>
          </table:table-cell>
          <table:table-cell office:value-type="float" office:value="0.1746" calcext:value-type="float">
            <text:p>0,1746</text:p>
          </table:table-cell>
          <table:table-cell office:value-type="float" office:value="1462.16509067197" calcext:value-type="float">
            <text:p>1462,16509067197</text:p>
          </table:table-cell>
          <table:table-cell office:value-type="float" office:value="2348" calcext:value-type="float">
            <text:p>2348</text:p>
          </table:table-cell>
          <table:table-cell office:value-type="float" office:value="2.9702" calcext:value-type="float">
            <text:p>2,9702</text:p>
          </table:table-cell>
        </table:table-row>
        <table:table-row table:style-name="ro1">
          <table:table-cell office:value-type="string" calcext:value-type="string">
            <text:p>g.25.18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142" calcext:value-type="float">
            <text:p>142</text:p>
          </table:table-cell>
          <table:table-cell office:value-type="float" office:value="45.4362" calcext:value-type="float">
            <text:p>45,4362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8.9708" calcext:value-type="float">
            <text:p>8,9708</text:p>
          </table:table-cell>
          <table:table-cell office:value-type="float" office:value="2.41332981043605" calcext:value-type="float">
            <text:p>2,41332981043605</text:p>
          </table:table-cell>
          <table:table-cell office:value-type="float" office:value="14" calcext:value-type="float">
            <text:p>14</text:p>
          </table:table-cell>
          <table:table-cell office:value-type="float" office:value="45.43" calcext:value-type="float">
            <text:p>45,43</text:p>
          </table:table-cell>
        </table:table-row>
        <table:table-row table:style-name="ro1">
          <table:table-cell office:value-type="string" calcext:value-type="string">
            <text:p>g.25.26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71" calcext:value-type="float">
            <text:p>71</text:p>
          </table:table-cell>
          <table:table-cell office:value-type="float" office:value="69.5286" calcext:value-type="float">
            <text:p>69,528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1.7142" calcext:value-type="float">
            <text:p>21,7142</text:p>
          </table:table-cell>
          <table:table-cell office:value-type="float" office:value="1.67560101751724" calcext:value-type="float">
            <text:p>1,67560101751724</text:p>
          </table:table-cell>
          <table:table-cell office:value-type="float" office:value="10" calcext:value-type="float">
            <text:p>10</text:p>
          </table:table-cell>
          <table:table-cell office:value-type="float" office:value="69.3659" calcext:value-type="float">
            <text:p>69,3659</text:p>
          </table:table-cell>
        </table:table-row>
        <table:table-row table:style-name="ro1">
          <table:table-cell office:value-type="string" calcext:value-type="string">
            <text:p>g.25.28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424" calcext:value-type="float">
            <text:p>424</text:p>
          </table:table-cell>
          <table:table-cell office:value-type="float" office:value="58.7156" calcext:value-type="float">
            <text:p>58,715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7.5686" calcext:value-type="float">
            <text:p>37,5686</text:p>
          </table:table-cell>
          <table:table-cell office:value-type="float" office:value="2.05504973639764" calcext:value-type="float">
            <text:p>2,05504973639764</text:p>
          </table:table-cell>
          <table:table-cell office:value-type="float" office:value="14" calcext:value-type="float">
            <text:p>14</text:p>
          </table:table-cell>
          <table:table-cell office:value-type="float" office:value="52.0931" calcext:value-type="float">
            <text:p>52,0931</text:p>
          </table:table-cell>
        </table:table-row>
        <table:table-row table:style-name="ro1">
          <table:table-cell office:value-type="string" calcext:value-type="string">
            <text:p>g.25.32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62" calcext:value-type="float">
            <text:p>62</text:p>
          </table:table-cell>
          <table:table-cell office:value-type="float" office:value="53.0058" calcext:value-type="float">
            <text:p>53,0058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3.4021" calcext:value-type="float">
            <text:p>13,4021</text:p>
          </table:table-cell>
          <table:table-cell office:value-type="float" office:value="2.15583810798461" calcext:value-type="float">
            <text:p>2,15583810798461</text:p>
          </table:table-cell>
          <table:table-cell office:value-type="float" office:value="21" calcext:value-type="float">
            <text:p>21</text:p>
          </table:table-cell>
          <table:table-cell office:value-type="float" office:value="53.0058" calcext:value-type="float">
            <text:p>53,0058</text:p>
          </table:table-cell>
        </table:table-row>
        <table:table-row table:style-name="ro1">
          <table:table-cell office:value-type="string" calcext:value-type="string">
            <text:p>g.25.33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64" calcext:value-type="float">
            <text:p>64</text:p>
          </table:table-cell>
          <table:table-cell office:value-type="float" office:value="49.7036" calcext:value-type="float">
            <text:p>49,7036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3.2217" calcext:value-type="float">
            <text:p>13,2217</text:p>
          </table:table-cell>
          <table:table-cell office:value-type="float" office:value="2.11704482110895" calcext:value-type="float">
            <text:p>2,11704482110895</text:p>
          </table:table-cell>
          <table:table-cell office:value-type="float" office:value="21" calcext:value-type="float">
            <text:p>21</text:p>
          </table:table-cell>
          <table:table-cell office:value-type="float" office:value="49.6976" calcext:value-type="float">
            <text:p>49,6976</text:p>
          </table:table-cell>
        </table:table-row>
        <table:table-row table:style-name="ro1">
          <table:table-cell office:value-type="string" calcext:value-type="string">
            <text:p>g.25.34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89" calcext:value-type="float">
            <text:p>189</text:p>
          </table:table-cell>
          <table:table-cell office:value-type="float" office:value="46.4369" calcext:value-type="float">
            <text:p>46,4369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7.017" calcext:value-type="float">
            <text:p>7,017</text:p>
          </table:table-cell>
          <table:table-cell office:value-type="float" office:value="2.30133647120155" calcext:value-type="float">
            <text:p>2,30133647120155</text:p>
          </table:table-cell>
          <table:table-cell office:value-type="float" office:value="21" calcext:value-type="float">
            <text:p>21</text:p>
          </table:table-cell>
          <table:table-cell office:value-type="float" office:value="46.4203" calcext:value-type="float">
            <text:p>46,4203</text:p>
          </table:table-cell>
        </table:table-row>
        <table:table-row table:style-name="ro1">
          <table:table-cell office:value-type="string" calcext:value-type="string">
            <text:p>g.25.36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218" calcext:value-type="float">
            <text:p>218</text:p>
          </table:table-cell>
          <table:table-cell office:value-type="float" office:value="30.101" calcext:value-type="float">
            <text:p>30,101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2.6454" calcext:value-type="float">
            <text:p>2,6454</text:p>
          </table:table-cell>
          <table:table-cell office:value-type="float" office:value="6.02340098458275" calcext:value-type="float">
            <text:p>6,02340098458275</text:p>
          </table:table-cell>
          <table:table-cell office:value-type="float" office:value="134" calcext:value-type="float">
            <text:p>134</text:p>
          </table:table-cell>
          <table:table-cell office:value-type="float" office:value="27.0519" calcext:value-type="float">
            <text:p>27,0519</text:p>
          </table:table-cell>
        </table:table-row>
        <table:table-row table:style-name="ro1">
          <table:table-cell office:value-type="string" calcext:value-type="string">
            <text:p>g.25.40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193" calcext:value-type="float">
            <text:p>193</text:p>
          </table:table-cell>
          <table:table-cell office:value-type="float" office:value="44.1272" calcext:value-type="float">
            <text:p>44,127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9.3252" calcext:value-type="float">
            <text:p>19,3252</text:p>
          </table:table-cell>
          <table:table-cell office:value-type="float" office:value="2.20871430819116" calcext:value-type="float">
            <text:p>2,20871430819116</text:p>
          </table:table-cell>
          <table:table-cell office:value-type="float" office:value="15" calcext:value-type="float">
            <text:p>15</text:p>
          </table:table-cell>
          <table:table-cell office:value-type="float" office:value="44.1272" calcext:value-type="float">
            <text:p>44,1272</text:p>
          </table:table-cell>
        </table:table-row>
        <table:table-row table:style-name="ro1">
          <table:table-cell office:value-type="string" calcext:value-type="string">
            <text:p>g.25.43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167" calcext:value-type="float">
            <text:p>167</text:p>
          </table:table-cell>
          <table:table-cell office:value-type="float" office:value="50.3102" calcext:value-type="float">
            <text:p>50,3102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4.3815" calcext:value-type="float">
            <text:p>14,3815</text:p>
          </table:table-cell>
          <table:table-cell office:value-type="float" office:value="2.08328667140473" calcext:value-type="float">
            <text:p>2,08328667140473</text:p>
          </table:table-cell>
          <table:table-cell office:value-type="float" office:value="20" calcext:value-type="float">
            <text:p>20</text:p>
          </table:table-cell>
          <table:table-cell office:value-type="float" office:value="50.3102" calcext:value-type="float">
            <text:p>50,3102</text:p>
          </table:table-cell>
        </table:table-row>
        <table:table-row table:style-name="ro1">
          <table:table-cell office:value-type="string" calcext:value-type="string">
            <text:p>g.25.45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04" calcext:value-type="float">
            <text:p>104</text:p>
          </table:table-cell>
          <table:table-cell office:value-type="float" office:value="42.6281" calcext:value-type="float">
            <text:p>42,6281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5.7258" calcext:value-type="float">
            <text:p>5,7258</text:p>
          </table:table-cell>
          <table:table-cell office:value-type="float" office:value="2.35641187980743" calcext:value-type="float">
            <text:p>2,35641187980743</text:p>
          </table:table-cell>
          <table:table-cell office:value-type="float" office:value="23" calcext:value-type="float">
            <text:p>23</text:p>
          </table:table-cell>
          <table:table-cell office:value-type="float" office:value="42.6281" calcext:value-type="float">
            <text:p>42,6281</text:p>
          </table:table-cell>
        </table:table-row>
        <table:table-row table:style-name="ro1">
          <table:table-cell office:value-type="string" calcext:value-type="string">
            <text:p>g.25.55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2329" calcext:value-type="float">
            <text:p>43,2329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14.2567" calcext:value-type="float">
            <text:p>14,2567</text:p>
          </table:table-cell>
          <table:table-cell office:value-type="float" office:value="3.49688937401766" calcext:value-type="float">
            <text:p>3,49688937401766</text:p>
          </table:table-cell>
          <table:table-cell office:value-type="float" office:value="24" calcext:value-type="float">
            <text:p>24</text:p>
          </table:table-cell>
          <table:table-cell office:value-type="float" office:value="43.2329" calcext:value-type="float">
            <text:p>43,2329</text:p>
          </table:table-cell>
        </table:table-row>
        <table:table-row table:style-name="ro1">
          <table:table-cell office:value-type="string" calcext:value-type="string">
            <text:p>g.26.13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235" calcext:value-type="float">
            <text:p>235</text:p>
          </table:table-cell>
          <table:table-cell office:value-type="float" office:value="46.8651" calcext:value-type="float">
            <text:p>46,8651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8.9958" calcext:value-type="float">
            <text:p>8,9958</text:p>
          </table:table-cell>
          <table:table-cell office:value-type="float" office:value="2.32628061711448" calcext:value-type="float">
            <text:p>2,32628061711448</text:p>
          </table:table-cell>
          <table:table-cell office:value-type="float" office:value="22" calcext:value-type="float">
            <text:p>22</text:p>
          </table:table-cell>
          <table:table-cell office:value-type="float" office:value="46.5775" calcext:value-type="float">
            <text:p>46,5775</text:p>
          </table:table-cell>
        </table:table-row>
        <table:table-row table:style-name="ro1">
          <table:table-cell office:value-type="string" calcext:value-type="string">
            <text:p>g.26.22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83" calcext:value-type="float">
            <text:p>83</text:p>
          </table:table-cell>
          <table:table-cell office:value-type="float" office:value="87.4057" calcext:value-type="float">
            <text:p>87,4057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5.58" calcext:value-type="float">
            <text:p>5,58</text:p>
          </table:table-cell>
          <table:table-cell office:value-type="float" office:value="1.65090974718078" calcext:value-type="float">
            <text:p>1,65090974718078</text:p>
          </table:table-cell>
          <table:table-cell office:value-type="float" office:value="2" calcext:value-type="float">
            <text:p>2</text:p>
          </table:table-cell>
          <table:table-cell office:value-type="float" office:value="87.2014" calcext:value-type="float">
            <text:p>87,2014</text:p>
          </table:table-cell>
        </table:table-row>
        <table:table-row table:style-name="ro1">
          <table:table-cell office:value-type="string" calcext:value-type="string">
            <text:p>g.26.29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83" calcext:value-type="float">
            <text:p>183</text:p>
          </table:table-cell>
          <table:table-cell office:value-type="float" office:value="70.4441" calcext:value-type="float">
            <text:p>70,4441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10.3048" calcext:value-type="float">
            <text:p>10,3048</text:p>
          </table:table-cell>
          <table:table-cell office:value-type="float" office:value="2.07330670791922" calcext:value-type="float">
            <text:p>2,07330670791922</text:p>
          </table:table-cell>
          <table:table-cell office:value-type="float" office:value="18" calcext:value-type="float">
            <text:p>18</text:p>
          </table:table-cell>
          <table:table-cell office:value-type="float" office:value="70.4441" calcext:value-type="float">
            <text:p>70,4441</text:p>
          </table:table-cell>
        </table:table-row>
        <table:table-row table:style-name="ro1">
          <table:table-cell office:value-type="string" calcext:value-type="string">
            <text:p>g.27.14.graphml</text:p>
          </table:table-cell>
          <table:table-cell office:value-type="float" office:value="3900" calcext:value-type="float">
            <text:p>3900</text:p>
          </table:table-cell>
          <table:table-cell office:value-type="float" office:value="1159" calcext:value-type="float">
            <text:p>1159</text:p>
          </table:table-cell>
          <table:table-cell office:value-type="float" office:value="64.4005" calcext:value-type="float">
            <text:p>64,4005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11.9554" calcext:value-type="float">
            <text:p>11,9554</text:p>
          </table:table-cell>
          <table:table-cell office:value-type="float" office:value="2.26319095889448" calcext:value-type="float">
            <text:p>2,26319095889448</text:p>
          </table:table-cell>
          <table:table-cell office:value-type="float" office:value="15" calcext:value-type="float">
            <text:p>15</text:p>
          </table:table-cell>
          <table:table-cell office:value-type="float" office:value="64.4005" calcext:value-type="float">
            <text:p>64,4005</text:p>
          </table:table-cell>
        </table:table-row>
        <table:table-row table:style-name="ro1">
          <table:table-cell office:value-type="string" calcext:value-type="string">
            <text:p>g.27.16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43.7351" calcext:value-type="float">
            <text:p>43,7351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39.3586" calcext:value-type="float">
            <text:p>39,3586</text:p>
          </table:table-cell>
          <table:table-cell office:value-type="float" office:value="1.98306262620466" calcext:value-type="float">
            <text:p>1,98306262620466</text:p>
          </table:table-cell>
          <table:table-cell office:value-type="float" office:value="24" calcext:value-type="float">
            <text:p>24</text:p>
          </table:table-cell>
          <table:table-cell office:value-type="float" office:value="37.5337" calcext:value-type="float">
            <text:p>37,5337</text:p>
          </table:table-cell>
        </table:table-row>
        <table:table-row table:style-name="ro1">
          <table:table-cell office:value-type="string" calcext:value-type="string">
            <text:p>g.28.2.graphml</text:p>
          </table:table-cell>
          <table:table-cell office:value-type="float" office:value="1800" calcext:value-type="float">
            <text:p>1800</text:p>
          </table:table-cell>
          <table:table-cell office:value-type="float" office:value="474" calcext:value-type="float">
            <text:p>474</text:p>
          </table:table-cell>
          <table:table-cell office:value-type="float" office:value="81.4872" calcext:value-type="float">
            <text:p>81,4872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3.7837" calcext:value-type="float">
            <text:p>33,7837</text:p>
          </table:table-cell>
          <table:table-cell office:value-type="float" office:value="1.70906131369187" calcext:value-type="float">
            <text:p>1,70906131369187</text:p>
          </table:table-cell>
          <table:table-cell office:value-type="float" office:value="7" calcext:value-type="float">
            <text:p>7</text:p>
          </table:table-cell>
          <table:table-cell office:value-type="float" office:value="81.4867" calcext:value-type="float">
            <text:p>81,4867</text:p>
          </table:table-cell>
        </table:table-row>
        <table:table-row table:style-name="ro1">
          <table:table-cell office:value-type="string" calcext:value-type="string">
            <text:p>g.28.20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1351" calcext:value-type="float">
            <text:p>1351</text:p>
          </table:table-cell>
          <table:table-cell office:value-type="float" office:value="6.0516" calcext:value-type="float">
            <text:p>6,0516</text:p>
          </table:table-cell>
          <table:table-cell office:value-type="float" office:value="28" calcext:value-type="float">
            <text:p>28</text:p>
          </table:table-cell>
          <table:table-cell office:value-type="float" office:value="156" calcext:value-type="float">
            <text:p>156</text:p>
          </table:table-cell>
          <table:table-cell office:value-type="float" office:value="0.5569" calcext:value-type="float">
            <text:p>0,5569</text:p>
          </table:table-cell>
          <table:table-cell office:value-type="float" office:value="28430.1206621817" calcext:value-type="float">
            <text:p>28430,1206621817</text:p>
          </table:table-cell>
          <table:table-cell office:value-type="float" office:value="1212" calcext:value-type="float">
            <text:p>1212</text:p>
          </table:table-cell>
          <table:table-cell office:value-type="float" office:value="6.0516" calcext:value-type="float">
            <text:p>6,0516</text:p>
          </table:table-cell>
        </table:table-row>
        <table:table-row table:style-name="ro1">
          <table:table-cell office:value-type="string" calcext:value-type="string">
            <text:p>g.28.26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461" calcext:value-type="float">
            <text:p>461</text:p>
          </table:table-cell>
          <table:table-cell office:value-type="float" office:value="59.4996" calcext:value-type="float">
            <text:p>59,4996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10.0464" calcext:value-type="float">
            <text:p>10,0464</text:p>
          </table:table-cell>
          <table:table-cell office:value-type="float" office:value="2.48693341130358" calcext:value-type="float">
            <text:p>2,48693341130358</text:p>
          </table:table-cell>
          <table:table-cell office:value-type="float" office:value="20" calcext:value-type="float">
            <text:p>20</text:p>
          </table:table-cell>
          <table:table-cell office:value-type="float" office:value="59.4996" calcext:value-type="float">
            <text:p>59,4996</text:p>
          </table:table-cell>
        </table:table-row>
        <table:table-row table:style-name="ro1">
          <table:table-cell office:value-type="string" calcext:value-type="string">
            <text:p>g.28.29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83" calcext:value-type="float">
            <text:p>83</text:p>
          </table:table-cell>
          <table:table-cell office:value-type="float" office:value="53.7315" calcext:value-type="float">
            <text:p>53,7315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7.2798" calcext:value-type="float">
            <text:p>7,2798</text:p>
          </table:table-cell>
          <table:table-cell office:value-type="float" office:value="2.20465188736877" calcext:value-type="float">
            <text:p>2,20465188736877</text:p>
          </table:table-cell>
          <table:table-cell office:value-type="float" office:value="39" calcext:value-type="float">
            <text:p>39</text:p>
          </table:table-cell>
          <table:table-cell office:value-type="float" office:value="53.7221" calcext:value-type="float">
            <text:p>53,7221</text:p>
          </table:table-cell>
        </table:table-row>
        <table:table-row table:style-name="ro1">
          <table:table-cell office:value-type="string" calcext:value-type="string">
            <text:p>g.29.15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342" calcext:value-type="float">
            <text:p>4,9342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0.0417" calcext:value-type="float">
            <text:p>0,0417</text:p>
          </table:table-cell>
          <table:table-cell office:value-type="float" office:value="6.16252007676227" calcext:value-type="float">
            <text:p>6,16252007676227</text:p>
          </table:table-cell>
          <table:table-cell office:value-type="float" office:value="801" calcext:value-type="float">
            <text:p>801</text:p>
          </table:table-cell>
          <table:table-cell office:value-type="float" office:value="4.2119" calcext:value-type="float">
            <text:p>4,2119</text:p>
          </table:table-cell>
        </table:table-row>
        <table:table-row table:style-name="ro1">
          <table:table-cell office:value-type="string" calcext:value-type="string">
            <text:p>g.29.16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34" calcext:value-type="float">
            <text:p>134</text:p>
          </table:table-cell>
          <table:table-cell office:value-type="float" office:value="50.7071" calcext:value-type="float">
            <text:p>50,7071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.9132" calcext:value-type="float">
            <text:p>3,9132</text:p>
          </table:table-cell>
          <table:table-cell office:value-type="float" office:value="3.02578428013271" calcext:value-type="float">
            <text:p>3,02578428013271</text:p>
          </table:table-cell>
          <table:table-cell office:value-type="float" office:value="13" calcext:value-type="float">
            <text:p>13</text:p>
          </table:table-cell>
          <table:table-cell office:value-type="float" office:value="50.5755" calcext:value-type="float">
            <text:p>50,5755</text:p>
          </table:table-cell>
        </table:table-row>
        <table:table-row table:style-name="ro1">
          <table:table-cell office:value-type="string" calcext:value-type="string">
            <text:p>g.29.9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797" calcext:value-type="float">
            <text:p>797</text:p>
          </table:table-cell>
          <table:table-cell office:value-type="float" office:value="10.5518" calcext:value-type="float">
            <text:p>10,5518</text:p>
          </table:table-cell>
          <table:table-cell office:value-type="float" office:value="29" calcext:value-type="float">
            <text:p>29</text:p>
          </table:table-cell>
          <table:table-cell office:value-type="float" office:value="110" calcext:value-type="float">
            <text:p>110</text:p>
          </table:table-cell>
          <table:table-cell office:value-type="float" office:value="0.1598" calcext:value-type="float">
            <text:p>0,1598</text:p>
          </table:table-cell>
          <table:table-cell office:value-type="float" office:value="195.820868571983" calcext:value-type="float">
            <text:p>195,820868571983</text:p>
          </table:table-cell>
          <table:table-cell office:value-type="float" office:value="624" calcext:value-type="float">
            <text:p>624</text:p>
          </table:table-cell>
          <table:table-cell office:value-type="float" office:value="9.5409" calcext:value-type="float">
            <text:p>9,5409</text:p>
          </table:table-cell>
        </table:table-row>
        <table:table-row table:style-name="ro1">
          <table:table-cell office:value-type="string" calcext:value-type="string">
            <text:p>g.30.0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64.1119" calcext:value-type="float">
            <text:p>64,1119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6.2063" calcext:value-type="float">
            <text:p>6,2063</text:p>
          </table:table-cell>
          <table:table-cell office:value-type="float" office:value="1.95420467101646" calcext:value-type="float">
            <text:p>1,95420467101646</text:p>
          </table:table-cell>
          <table:table-cell office:value-type="float" office:value="9" calcext:value-type="float">
            <text:p>9</text:p>
          </table:table-cell>
          <table:table-cell office:value-type="float" office:value="63.4146" calcext:value-type="float">
            <text:p>63,4146</text:p>
          </table:table-cell>
        </table:table-row>
        <table:table-row table:style-name="ro1">
          <table:table-cell office:value-type="string" calcext:value-type="string">
            <text:p>g.30.1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17" calcext:value-type="float">
            <text:p>117</text:p>
          </table:table-cell>
          <table:table-cell office:value-type="float" office:value="59.7541" calcext:value-type="float">
            <text:p>59,7541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5.3828" calcext:value-type="float">
            <text:p>15,3828</text:p>
          </table:table-cell>
          <table:table-cell office:value-type="float" office:value="2.04154856842129" calcext:value-type="float">
            <text:p>2,04154856842129</text:p>
          </table:table-cell>
          <table:table-cell office:value-type="float" office:value="22" calcext:value-type="float">
            <text:p>22</text:p>
          </table:table-cell>
          <table:table-cell office:value-type="float" office:value="59.7541" calcext:value-type="float">
            <text:p>59,7541</text:p>
          </table:table-cell>
        </table:table-row>
        <table:table-row table:style-name="ro1">
          <table:table-cell office:value-type="string" calcext:value-type="string">
            <text:p>g.30.17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46" calcext:value-type="float">
            <text:p>146</text:p>
          </table:table-cell>
          <table:table-cell office:value-type="float" office:value="39.5138" calcext:value-type="float">
            <text:p>39,5138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4.7064" calcext:value-type="float">
            <text:p>4,7064</text:p>
          </table:table-cell>
          <table:table-cell office:value-type="float" office:value="2.55825356238508" calcext:value-type="float">
            <text:p>2,55825356238508</text:p>
          </table:table-cell>
          <table:table-cell office:value-type="float" office:value="59" calcext:value-type="float">
            <text:p>59</text:p>
          </table:table-cell>
          <table:table-cell office:value-type="float" office:value="39.5138" calcext:value-type="float">
            <text:p>39,5138</text:p>
          </table:table-cell>
        </table:table-row>
        <table:table-row table:style-name="ro1">
          <table:table-cell office:value-type="string" calcext:value-type="string">
            <text:p>g.30.2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207" calcext:value-type="float">
            <text:p>207</text:p>
          </table:table-cell>
          <table:table-cell office:value-type="float" office:value="69.1392" calcext:value-type="float">
            <text:p>69,139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7.9084" calcext:value-type="float">
            <text:p>7,9084</text:p>
          </table:table-cell>
          <table:table-cell office:value-type="float" office:value="2.29119389259086" calcext:value-type="float">
            <text:p>2,29119389259086</text:p>
          </table:table-cell>
          <table:table-cell office:value-type="float" office:value="10" calcext:value-type="float">
            <text:p>10</text:p>
          </table:table-cell>
          <table:table-cell office:value-type="float" office:value="58.5752" calcext:value-type="float">
            <text:p>58,5752</text:p>
          </table:table-cell>
        </table:table-row>
        <table:table-row table:style-name="ro1">
          <table:table-cell office:value-type="string" calcext:value-type="string">
            <text:p>g.30.26.graphml</text:p>
          </table:table-cell>
          <table:table-cell office:value-type="float" office:value="1800" calcext:value-type="float">
            <text:p>1800</text:p>
          </table:table-cell>
          <table:table-cell office:value-type="float" office:value="467" calcext:value-type="float">
            <text:p>467</text:p>
          </table:table-cell>
          <table:table-cell office:value-type="float" office:value="65.467" calcext:value-type="float">
            <text:p>65,46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4.9975" calcext:value-type="float">
            <text:p>24,9975</text:p>
          </table:table-cell>
          <table:table-cell office:value-type="float" office:value="2.35800353815763" calcext:value-type="float">
            <text:p>2,35800353815763</text:p>
          </table:table-cell>
          <table:table-cell office:value-type="float" office:value="12" calcext:value-type="float">
            <text:p>12</text:p>
          </table:table-cell>
          <table:table-cell office:value-type="float" office:value="65.467" calcext:value-type="float">
            <text:p>65,467</text:p>
          </table:table-cell>
        </table:table-row>
        <table:table-row table:style-name="ro1">
          <table:table-cell office:value-type="string" calcext:value-type="string">
            <text:p>g.30.3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181" calcext:value-type="float">
            <text:p>181</text:p>
          </table:table-cell>
          <table:table-cell office:value-type="float" office:value="63.8004" calcext:value-type="float">
            <text:p>63,8004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0.5734" calcext:value-type="float">
            <text:p>10,5734</text:p>
          </table:table-cell>
          <table:table-cell office:value-type="float" office:value="2.15001723828016" calcext:value-type="float">
            <text:p>2,15001723828016</text:p>
          </table:table-cell>
          <table:table-cell office:value-type="float" office:value="13" calcext:value-type="float">
            <text:p>13</text:p>
          </table:table-cell>
          <table:table-cell office:value-type="float" office:value="63.8004" calcext:value-type="float">
            <text:p>63,8004</text:p>
          </table:table-cell>
        </table:table-row>
        <table:table-row table:style-name="ro1">
          <table:table-cell office:value-type="string" calcext:value-type="string">
            <text:p>g.30.31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68" calcext:value-type="float">
            <text:p>68</text:p>
          </table:table-cell>
          <table:table-cell office:value-type="float" office:value="49.2113" calcext:value-type="float">
            <text:p>49,2113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8.6709" calcext:value-type="float">
            <text:p>8,6709</text:p>
          </table:table-cell>
          <table:table-cell office:value-type="float" office:value="2.38191595249636" calcext:value-type="float">
            <text:p>2,38191595249636</text:p>
          </table:table-cell>
          <table:table-cell office:value-type="float" office:value="35" calcext:value-type="float">
            <text:p>35</text:p>
          </table:table-cell>
          <table:table-cell office:value-type="float" office:value="49.2103" calcext:value-type="float">
            <text:p>49,2103</text:p>
          </table:table-cell>
        </table:table-row>
        <table:table-row table:style-name="ro1">
          <table:table-cell office:value-type="string" calcext:value-type="string">
            <text:p>g.31.29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87" calcext:value-type="float">
            <text:p>187</text:p>
          </table:table-cell>
          <table:table-cell office:value-type="float" office:value="31.5467" calcext:value-type="float">
            <text:p>31,5467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office:value-type="float" office:value="3.312" calcext:value-type="float">
            <text:p>3,312</text:p>
          </table:table-cell>
          <table:table-cell office:value-type="float" office:value="4.00013586623526" calcext:value-type="float">
            <text:p>4,00013586623526</text:p>
          </table:table-cell>
          <table:table-cell office:value-type="float" office:value="104" calcext:value-type="float">
            <text:p>104</text:p>
          </table:table-cell>
          <table:table-cell office:value-type="float" office:value="31.0915" calcext:value-type="float">
            <text:p>31,0915</text:p>
          </table:table-cell>
        </table:table-row>
        <table:table-row table:style-name="ro1">
          <table:table-cell office:value-type="string" calcext:value-type="string">
            <text:p>g.31.32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48" calcext:value-type="float">
            <text:p>48</text:p>
          </table:table-cell>
          <table:table-cell office:value-type="float" office:value="72.3583" calcext:value-type="float">
            <text:p>72,3583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20.2511" calcext:value-type="float">
            <text:p>20,2511</text:p>
          </table:table-cell>
          <table:table-cell office:value-type="float" office:value="2.1811259604878" calcext:value-type="float">
            <text:p>2,1811259604878</text:p>
          </table:table-cell>
          <table:table-cell office:value-type="float" office:value="11" calcext:value-type="float">
            <text:p>11</text:p>
          </table:table-cell>
          <table:table-cell office:value-type="float" office:value="72.044" calcext:value-type="float">
            <text:p>72,044</text:p>
          </table:table-cell>
        </table:table-row>
        <table:table-row table:style-name="ro1">
          <table:table-cell office:value-type="string" calcext:value-type="string">
            <text:p>g.31.34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54.7795" calcext:value-type="float">
            <text:p>54,7795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11.8992" calcext:value-type="float">
            <text:p>11,8992</text:p>
          </table:table-cell>
          <table:table-cell office:value-type="float" office:value="2.01165057647732" calcext:value-type="float">
            <text:p>2,01165057647732</text:p>
          </table:table-cell>
          <table:table-cell office:value-type="float" office:value="16" calcext:value-type="float">
            <text:p>16</text:p>
          </table:table-cell>
          <table:table-cell office:value-type="float" office:value="54.7795" calcext:value-type="float">
            <text:p>54,7795</text:p>
          </table:table-cell>
        </table:table-row>
        <table:table-row table:style-name="ro1">
          <table:table-cell office:value-type="string" calcext:value-type="string">
            <text:p>g.31.36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76" calcext:value-type="float">
            <text:p>76</text:p>
          </table:table-cell>
          <table:table-cell office:value-type="float" office:value="62.1508" calcext:value-type="float">
            <text:p>62,1508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1.0702" calcext:value-type="float">
            <text:p>31,0702</text:p>
          </table:table-cell>
          <table:table-cell office:value-type="float" office:value="1.65114478037562" calcext:value-type="float">
            <text:p>1,65114478037562</text:p>
          </table:table-cell>
          <table:table-cell office:value-type="float" office:value="11" calcext:value-type="float">
            <text:p>11</text:p>
          </table:table-cell>
          <table:table-cell office:value-type="float" office:value="62.1508" calcext:value-type="float">
            <text:p>62,1508</text:p>
          </table:table-cell>
        </table:table-row>
        <table:table-row table:style-name="ro1">
          <table:table-cell office:value-type="string" calcext:value-type="string">
            <text:p>g.31.37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79.5718" calcext:value-type="float">
            <text:p>79,5718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15.0934" calcext:value-type="float">
            <text:p>15,0934</text:p>
          </table:table-cell>
          <table:table-cell office:value-type="float" office:value="2.21889164204547" calcext:value-type="float">
            <text:p>2,21889164204547</text:p>
          </table:table-cell>
          <table:table-cell office:value-type="float" office:value="3" calcext:value-type="float">
            <text:p>3</text:p>
          </table:table-cell>
          <table:table-cell office:value-type="float" office:value="78.0935" calcext:value-type="float">
            <text:p>78,0935</text:p>
          </table:table-cell>
        </table:table-row>
        <table:table-row table:style-name="ro1">
          <table:table-cell office:value-type="string" calcext:value-type="string">
            <text:p>g.31.8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169" calcext:value-type="float">
            <text:p>169</text:p>
          </table:table-cell>
          <table:table-cell office:value-type="float" office:value="39.1796" calcext:value-type="float">
            <text:p>39,1796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3.7456" calcext:value-type="float">
            <text:p>3,7456</text:p>
          </table:table-cell>
          <table:table-cell office:value-type="float" office:value="2.2726574299402" calcext:value-type="float">
            <text:p>2,2726574299402</text:p>
          </table:table-cell>
          <table:table-cell office:value-type="float" office:value="37" calcext:value-type="float">
            <text:p>37</text:p>
          </table:table-cell>
          <table:table-cell office:value-type="float" office:value="38.4994" calcext:value-type="float">
            <text:p>38,4994</text:p>
          </table:table-cell>
        </table:table-row>
        <table:table-row table:style-name="ro1">
          <table:table-cell office:value-type="string" calcext:value-type="string">
            <text:p>g.31.9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188" calcext:value-type="float">
            <text:p>188</text:p>
          </table:table-cell>
          <table:table-cell office:value-type="float" office:value="37.8706" calcext:value-type="float">
            <text:p>37,8706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3.9452" calcext:value-type="float">
            <text:p>3,9452</text:p>
          </table:table-cell>
          <table:table-cell office:value-type="float" office:value="2.65849478368254" calcext:value-type="float">
            <text:p>2,65849478368254</text:p>
          </table:table-cell>
          <table:table-cell office:value-type="float" office:value="54" calcext:value-type="float">
            <text:p>54</text:p>
          </table:table-cell>
          <table:table-cell office:value-type="float" office:value="33.7945" calcext:value-type="float">
            <text:p>33,7945</text:p>
          </table:table-cell>
        </table:table-row>
        <table:table-row table:style-name="ro1">
          <table:table-cell office:value-type="string" calcext:value-type="string">
            <text:p>g.32.10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72" calcext:value-type="float">
            <text:p>172</text:p>
          </table:table-cell>
          <table:table-cell office:value-type="float" office:value="70.5221" calcext:value-type="float">
            <text:p>70,5221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8.1049" calcext:value-type="float">
            <text:p>8,1049</text:p>
          </table:table-cell>
          <table:table-cell office:value-type="float" office:value="1.76400575582926" calcext:value-type="float">
            <text:p>1,76400575582926</text:p>
          </table:table-cell>
          <table:table-cell office:value-type="float" office:value="10" calcext:value-type="float">
            <text:p>10</text:p>
          </table:table-cell>
          <table:table-cell office:value-type="float" office:value="70.4994" calcext:value-type="float">
            <text:p>70,4994</text:p>
          </table:table-cell>
        </table:table-row>
        <table:table-row table:style-name="ro1">
          <table:table-cell office:value-type="string" calcext:value-type="string">
            <text:p>g.32.11.graphml</text:p>
          </table:table-cell>
          <table:table-cell office:value-type="float" office:value="10000" calcext:value-type="float">
            <text:p>10000</text:p>
          </table:table-cell>
          <table:table-cell office:value-type="float" office:value="3444" calcext:value-type="float">
            <text:p>3444</text:p>
          </table:table-cell>
          <table:table-cell office:value-type="float" office:value="72.2546" calcext:value-type="float">
            <text:p>72,2546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6.994" calcext:value-type="float">
            <text:p>6,994</text:p>
          </table:table-cell>
          <table:table-cell office:value-type="float" office:value="1.85753852900063" calcext:value-type="float">
            <text:p>1,85753852900063</text:p>
          </table:table-cell>
          <table:table-cell office:value-type="float" office:value="8" calcext:value-type="float">
            <text:p>8</text:p>
          </table:table-cell>
          <table:table-cell office:value-type="float" office:value="72.2546" calcext:value-type="float">
            <text:p>72,2546</text:p>
          </table:table-cell>
        </table:table-row>
        <table:table-row table:style-name="ro1">
          <table:table-cell office:value-type="string" calcext:value-type="string">
            <text:p>g.32.20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342" calcext:value-type="float">
            <text:p>342</text:p>
          </table:table-cell>
          <table:table-cell office:value-type="float" office:value="45.915" calcext:value-type="float">
            <text:p>45,915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5.3789" calcext:value-type="float">
            <text:p>5,3789</text:p>
          </table:table-cell>
          <table:table-cell office:value-type="float" office:value="2.48729764805861" calcext:value-type="float">
            <text:p>2,48729764805861</text:p>
          </table:table-cell>
          <table:table-cell office:value-type="float" office:value="52" calcext:value-type="float">
            <text:p>52</text:p>
          </table:table-cell>
          <table:table-cell office:value-type="float" office:value="45.8573" calcext:value-type="float">
            <text:p>45,8573</text:p>
          </table:table-cell>
        </table:table-row>
        <table:table-row table:style-name="ro1">
          <table:table-cell office:value-type="string" calcext:value-type="string">
            <text:p>g.32.21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49" calcext:value-type="float">
            <text:p>149</text:p>
          </table:table-cell>
          <table:table-cell office:value-type="float" office:value="48.7833" calcext:value-type="float">
            <text:p>48,7833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3.9661" calcext:value-type="float">
            <text:p>3,9661</text:p>
          </table:table-cell>
          <table:table-cell office:value-type="float" office:value="2.37399746153447" calcext:value-type="float">
            <text:p>2,37399746153447</text:p>
          </table:table-cell>
          <table:table-cell office:value-type="float" office:value="49" calcext:value-type="float">
            <text:p>49</text:p>
          </table:table-cell>
          <table:table-cell office:value-type="float" office:value="48.7833" calcext:value-type="float">
            <text:p>48,7833</text:p>
          </table:table-cell>
        </table:table-row>
        <table:table-row table:style-name="ro1">
          <table:table-cell office:value-type="string" calcext:value-type="string">
            <text:p>g.32.25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349" calcext:value-type="float">
            <text:p>8,2349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0.2501" calcext:value-type="float">
            <text:p>0,2501</text:p>
          </table:table-cell>
          <table:table-cell office:value-type="float" office:value="4.69000095409546" calcext:value-type="float">
            <text:p>4,69000095409546</text:p>
          </table:table-cell>
          <table:table-cell office:value-type="float" office:value="745" calcext:value-type="float">
            <text:p>745</text:p>
          </table:table-cell>
          <table:table-cell office:value-type="float" office:value="8.2349" calcext:value-type="float">
            <text:p>8,2349</text:p>
          </table:table-cell>
        </table:table-row>
        <table:table-row table:style-name="ro1">
          <table:table-cell office:value-type="string" calcext:value-type="string">
            <text:p>g.32.28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896" calcext:value-type="float">
            <text:p>896</text:p>
          </table:table-cell>
          <table:table-cell office:value-type="float" office:value="8.6876" calcext:value-type="float">
            <text:p>8,6876</text:p>
          </table:table-cell>
          <table:table-cell office:value-type="float" office:value="32" calcext:value-type="float">
            <text:p>32</text:p>
          </table:table-cell>
          <table:table-cell office:value-type="float" office:value="117" calcext:value-type="float">
            <text:p>117</text:p>
          </table:table-cell>
          <table:table-cell office:value-type="float" office:value="0.2395" calcext:value-type="float">
            <text:p>0,2395</text:p>
          </table:table-cell>
          <table:table-cell office:value-type="float" office:value="139.313858752417" calcext:value-type="float">
            <text:p>139,313858752417</text:p>
          </table:table-cell>
          <table:table-cell office:value-type="float" office:value="889" calcext:value-type="float">
            <text:p>889</text:p>
          </table:table-cell>
          <table:table-cell office:value-type="float" office:value="4.7444" calcext:value-type="float">
            <text:p>4,7444</text:p>
          </table:table-cell>
        </table:table-row>
        <table:table-row table:style-name="ro1">
          <table:table-cell office:value-type="string" calcext:value-type="string">
            <text:p>g.33.0.graphml</text:p>
          </table:table-cell>
          <table:table-cell office:value-type="float" office:value="2700" calcext:value-type="float">
            <text:p>2700</text:p>
          </table:table-cell>
          <table:table-cell office:value-type="float" office:value="1115" calcext:value-type="float">
            <text:p>1115</text:p>
          </table:table-cell>
          <table:table-cell office:value-type="float" office:value="62.592" calcext:value-type="float">
            <text:p>62,592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7.7738" calcext:value-type="float">
            <text:p>7,7738</text:p>
          </table:table-cell>
          <table:table-cell office:value-type="float" office:value="2.85938468022158" calcext:value-type="float">
            <text:p>2,85938468022158</text:p>
          </table:table-cell>
          <table:table-cell office:value-type="float" office:value="16" calcext:value-type="float">
            <text:p>16</text:p>
          </table:table-cell>
          <table:table-cell office:value-type="float" office:value="62.592" calcext:value-type="float">
            <text:p>62,592</text:p>
          </table:table-cell>
        </table:table-row>
        <table:table-row table:style-name="ro1">
          <table:table-cell office:value-type="string" calcext:value-type="string">
            <text:p>g.33.1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18" calcext:value-type="float">
            <text:p>118</text:p>
          </table:table-cell>
          <table:table-cell office:value-type="float" office:value="60.3099" calcext:value-type="float">
            <text:p>60,3099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4.1109" calcext:value-type="float">
            <text:p>4,1109</text:p>
          </table:table-cell>
          <table:table-cell office:value-type="float" office:value="1.78353779890043" calcext:value-type="float">
            <text:p>1,78353779890043</text:p>
          </table:table-cell>
          <table:table-cell office:value-type="float" office:value="15" calcext:value-type="float">
            <text:p>15</text:p>
          </table:table-cell>
          <table:table-cell office:value-type="float" office:value="53.7235" calcext:value-type="float">
            <text:p>53,7235</text:p>
          </table:table-cell>
        </table:table-row>
        <table:table-row table:style-name="ro1">
          <table:table-cell office:value-type="string" calcext:value-type="string">
            <text:p>g.33.10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58" calcext:value-type="float">
            <text:p>258</text:p>
          </table:table-cell>
          <table:table-cell office:value-type="float" office:value="4.7275" calcext:value-type="float">
            <text:p>4,7275</text:p>
          </table:table-cell>
          <table:table-cell office:value-type="float" office:value="33" calcext:value-type="float">
            <text:p>33</text:p>
          </table:table-cell>
          <table:table-cell office:value-type="float" office:value="146" calcext:value-type="float">
            <text:p>146</text:p>
          </table:table-cell>
          <table:table-cell office:value-type="float" office:value="0.1796" calcext:value-type="float">
            <text:p>0,1796</text:p>
          </table:table-cell>
          <table:table-cell office:value-type="float" office:value="269.484662221702" calcext:value-type="float">
            <text:p>269,484662221702</text:p>
          </table:table-cell>
          <table:table-cell office:value-type="float" office:value="1096" calcext:value-type="float">
            <text:p>1096</text:p>
          </table:table-cell>
          <table:table-cell office:value-type="float" office:value="4.4202" calcext:value-type="float">
            <text:p>4,4202</text:p>
          </table:table-cell>
        </table:table-row>
        <table:table-row table:style-name="ro1">
          <table:table-cell office:value-type="string" calcext:value-type="string">
            <text:p>g.33.16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59" calcext:value-type="float">
            <text:p>159</text:p>
          </table:table-cell>
          <table:table-cell office:value-type="float" office:value="39.4258" calcext:value-type="float">
            <text:p>39,4258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4.5469" calcext:value-type="float">
            <text:p>4,5469</text:p>
          </table:table-cell>
          <table:table-cell office:value-type="float" office:value="2.51872498759186" calcext:value-type="float">
            <text:p>2,51872498759186</text:p>
          </table:table-cell>
          <table:table-cell office:value-type="float" office:value="63" calcext:value-type="float">
            <text:p>63</text:p>
          </table:table-cell>
          <table:table-cell office:value-type="float" office:value="39.4258" calcext:value-type="float">
            <text:p>39,4258</text:p>
          </table:table-cell>
        </table:table-row>
        <table:table-row table:style-name="ro1">
          <table:table-cell office:value-type="string" calcext:value-type="string">
            <text:p>g.33.8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994" calcext:value-type="float">
            <text:p>4,5994</text:p>
          </table:table-cell>
          <table:table-cell office:value-type="float" office:value="33" calcext:value-type="float">
            <text:p>33</text:p>
          </table:table-cell>
          <table:table-cell office:value-type="float" office:value="130" calcext:value-type="float">
            <text:p>130</text:p>
          </table:table-cell>
          <table:table-cell office:value-type="float" office:value="0.8257" calcext:value-type="float">
            <text:p>0,8257</text:p>
          </table:table-cell>
          <table:table-cell office:value-type="float" office:value="5.02793751373496" calcext:value-type="float">
            <text:p>5,02793751373496</text:p>
          </table:table-cell>
          <table:table-cell office:value-type="float" office:value="789" calcext:value-type="float">
            <text:p>789</text:p>
          </table:table-cell>
          <table:table-cell office:value-type="float" office:value="3.836" calcext:value-type="float">
            <text:p>3,836</text:p>
          </table:table-cell>
        </table:table-row>
        <table:table-row table:style-name="ro1">
          <table:table-cell office:value-type="string" calcext:value-type="string">
            <text:p>g.34.17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240" calcext:value-type="float">
            <text:p>240</text:p>
          </table:table-cell>
          <table:table-cell office:value-type="float" office:value="36.9016" calcext:value-type="float">
            <text:p>36,9016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3.4991" calcext:value-type="float">
            <text:p>3,4991</text:p>
          </table:table-cell>
          <table:table-cell office:value-type="float" office:value="3.48802902037899" calcext:value-type="float">
            <text:p>3,48802902037899</text:p>
          </table:table-cell>
          <table:table-cell office:value-type="float" office:value="46" calcext:value-type="float">
            <text:p>46</text:p>
          </table:table-cell>
          <table:table-cell office:value-type="float" office:value="36.066" calcext:value-type="float">
            <text:p>36,066</text:p>
          </table:table-cell>
        </table:table-row>
        <table:table-row table:style-name="ro1">
          <table:table-cell office:value-type="string" calcext:value-type="string">
            <text:p>g.34.18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74" calcext:value-type="float">
            <text:p>174</text:p>
          </table:table-cell>
          <table:table-cell office:value-type="float" office:value="32.2588" calcext:value-type="float">
            <text:p>32,2588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3.0255" calcext:value-type="float">
            <text:p>3,0255</text:p>
          </table:table-cell>
          <table:table-cell office:value-type="float" office:value="3.38500118169666" calcext:value-type="float">
            <text:p>3,38500118169666</text:p>
          </table:table-cell>
          <table:table-cell office:value-type="float" office:value="83" calcext:value-type="float">
            <text:p>83</text:p>
          </table:table-cell>
          <table:table-cell office:value-type="float" office:value="32.2588" calcext:value-type="float">
            <text:p>32,2588</text:p>
          </table:table-cell>
        </table:table-row>
        <table:table-row table:style-name="ro1">
          <table:table-cell office:value-type="string" calcext:value-type="string">
            <text:p>g.34.3.graphml</text:p>
          </table:table-cell>
          <table:table-cell office:value-type="float" office:value="13100" calcext:value-type="float">
            <text:p>13100</text:p>
          </table:table-cell>
          <table:table-cell office:value-type="float" office:value="5070" calcext:value-type="float">
            <text:p>5070</text:p>
          </table:table-cell>
          <table:table-cell office:value-type="float" office:value="57.4261" calcext:value-type="float">
            <text:p>57,4261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27.7294" calcext:value-type="float">
            <text:p>27,7294</text:p>
          </table:table-cell>
          <table:table-cell office:value-type="float" office:value="1.67146914150922" calcext:value-type="float">
            <text:p>1,67146914150922</text:p>
          </table:table-cell>
          <table:table-cell office:value-type="float" office:value="13" calcext:value-type="float">
            <text:p>13</text:p>
          </table:table-cell>
          <table:table-cell office:value-type="float" office:value="57.4261" calcext:value-type="float">
            <text:p>57,4261</text:p>
          </table:table-cell>
        </table:table-row>
        <table:table-row table:style-name="ro1">
          <table:table-cell office:value-type="string" calcext:value-type="string">
            <text:p>g.34.8.graphml</text:p>
          </table:table-cell>
          <table:table-cell office:value-type="float" office:value="2600" calcext:value-type="float">
            <text:p>2600</text:p>
          </table:table-cell>
          <table:table-cell office:value-type="float" office:value="857" calcext:value-type="float">
            <text:p>857</text:p>
          </table:table-cell>
          <table:table-cell office:value-type="float" office:value="83.9883" calcext:value-type="float">
            <text:p>83,9883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15.9153" calcext:value-type="float">
            <text:p>15,9153</text:p>
          </table:table-cell>
          <table:table-cell office:value-type="float" office:value="1.68704849964919" calcext:value-type="float">
            <text:p>1,68704849964919</text:p>
          </table:table-cell>
          <table:table-cell office:value-type="float" office:value="4" calcext:value-type="float">
            <text:p>4</text:p>
          </table:table-cell>
          <table:table-cell office:value-type="float" office:value="83.9021" calcext:value-type="float">
            <text:p>83,9021</text:p>
          </table:table-cell>
        </table:table-row>
        <table:table-row table:style-name="ro1">
          <table:table-cell office:value-type="string" calcext:value-type="string">
            <text:p>g.34.9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312" calcext:value-type="float">
            <text:p>312</text:p>
          </table:table-cell>
          <table:table-cell office:value-type="float" office:value="70.0063" calcext:value-type="float">
            <text:p>70,0063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26.686" calcext:value-type="float">
            <text:p>26,686</text:p>
          </table:table-cell>
          <table:table-cell office:value-type="float" office:value="1.58701839402283" calcext:value-type="float">
            <text:p>1,58701839402283</text:p>
          </table:table-cell>
          <table:table-cell office:value-type="float" office:value="8" calcext:value-type="float">
            <text:p>8</text:p>
          </table:table-cell>
          <table:table-cell office:value-type="float" office:value="70.0063" calcext:value-type="float">
            <text:p>70,0063</text:p>
          </table:table-cell>
        </table:table-row>
        <table:table-row table:style-name="ro1">
          <table:table-cell office:value-type="string" calcext:value-type="string">
            <text:p>g.35.15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58" calcext:value-type="float">
            <text:p>158</text:p>
          </table:table-cell>
          <table:table-cell office:value-type="float" office:value="51.5174" calcext:value-type="float">
            <text:p>51,5174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7.1799" calcext:value-type="float">
            <text:p>7,1799</text:p>
          </table:table-cell>
          <table:table-cell office:value-type="float" office:value="2.32354604555365" calcext:value-type="float">
            <text:p>2,32354604555365</text:p>
          </table:table-cell>
          <table:table-cell office:value-type="float" office:value="38" calcext:value-type="float">
            <text:p>38</text:p>
          </table:table-cell>
          <table:table-cell office:value-type="float" office:value="50.8002" calcext:value-type="float">
            <text:p>50,8002</text:p>
          </table:table-cell>
        </table:table-row>
        <table:table-row table:style-name="ro1">
          <table:table-cell office:value-type="string" calcext:value-type="string">
            <text:p>g.35.23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44" calcext:value-type="float">
            <text:p>144</text:p>
          </table:table-cell>
          <table:table-cell office:value-type="float" office:value="55.7465" calcext:value-type="float">
            <text:p>55,7465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4.3198" calcext:value-type="float">
            <text:p>4,3198</text:p>
          </table:table-cell>
          <table:table-cell office:value-type="float" office:value="2.58084934165657" calcext:value-type="float">
            <text:p>2,58084934165657</text:p>
          </table:table-cell>
          <table:table-cell office:value-type="float" office:value="20" calcext:value-type="float">
            <text:p>20</text:p>
          </table:table-cell>
          <table:table-cell office:value-type="float" office:value="55.7465" calcext:value-type="float">
            <text:p>55,7465</text:p>
          </table:table-cell>
        </table:table-row>
        <table:table-row table:style-name="ro1">
          <table:table-cell office:value-type="string" calcext:value-type="string">
            <text:p>g.35.26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2953" calcext:value-type="float">
            <text:p>51,2953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7.3254" calcext:value-type="float">
            <text:p>7,3254</text:p>
          </table:table-cell>
          <table:table-cell office:value-type="float" office:value="2.79470362458162" calcext:value-type="float">
            <text:p>2,79470362458162</text:p>
          </table:table-cell>
          <table:table-cell office:value-type="float" office:value="15" calcext:value-type="float">
            <text:p>15</text:p>
          </table:table-cell>
          <table:table-cell office:value-type="float" office:value="46.7236" calcext:value-type="float">
            <text:p>46,7236</text:p>
          </table:table-cell>
        </table:table-row>
        <table:table-row table:style-name="ro1">
          <table:table-cell office:value-type="string" calcext:value-type="string">
            <text:p>g.35.27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40" calcext:value-type="float">
            <text:p>140</text:p>
          </table:table-cell>
          <table:table-cell office:value-type="float" office:value="56.4517" calcext:value-type="float">
            <text:p>56,4517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12.7752" calcext:value-type="float">
            <text:p>12,7752</text:p>
          </table:table-cell>
          <table:table-cell office:value-type="float" office:value="2.72862969761853" calcext:value-type="float">
            <text:p>2,72862969761853</text:p>
          </table:table-cell>
          <table:table-cell office:value-type="float" office:value="32" calcext:value-type="float">
            <text:p>32</text:p>
          </table:table-cell>
          <table:table-cell office:value-type="float" office:value="56.3811" calcext:value-type="float">
            <text:p>56,3811</text:p>
          </table:table-cell>
        </table:table-row>
        <table:table-row table:style-name="ro1">
          <table:table-cell office:value-type="string" calcext:value-type="string">
            <text:p>g.35.3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676" calcext:value-type="float">
            <text:p>676</text:p>
          </table:table-cell>
          <table:table-cell office:value-type="float" office:value="67.1518" calcext:value-type="float">
            <text:p>67,1518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29.2086" calcext:value-type="float">
            <text:p>29,2086</text:p>
          </table:table-cell>
          <table:table-cell office:value-type="float" office:value="1.62459572875274" calcext:value-type="float">
            <text:p>1,62459572875274</text:p>
          </table:table-cell>
          <table:table-cell office:value-type="float" office:value="9" calcext:value-type="float">
            <text:p>9</text:p>
          </table:table-cell>
          <table:table-cell office:value-type="float" office:value="67.1518" calcext:value-type="float">
            <text:p>67,1518</text:p>
          </table:table-cell>
        </table:table-row>
        <table:table-row table:style-name="ro1">
          <table:table-cell office:value-type="string" calcext:value-type="string">
            <text:p>g.35.32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692" calcext:value-type="float">
            <text:p>692</text:p>
          </table:table-cell>
          <table:table-cell office:value-type="float" office:value="20.0777" calcext:value-type="float">
            <text:p>20,0777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office:value-type="float" office:value="1.9314" calcext:value-type="float">
            <text:p>1,9314</text:p>
          </table:table-cell>
          <table:table-cell office:value-type="float" office:value="8.26441988203108" calcext:value-type="float">
            <text:p>8,26441988203108</text:p>
          </table:table-cell>
          <table:table-cell office:value-type="float" office:value="313" calcext:value-type="float">
            <text:p>313</text:p>
          </table:table-cell>
          <table:table-cell office:value-type="float" office:value="17.1872" calcext:value-type="float">
            <text:p>17,1872</text:p>
          </table:table-cell>
        </table:table-row>
        <table:table-row table:style-name="ro1">
          <table:table-cell office:value-type="string" calcext:value-type="string">
            <text:p>g.35.9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711" calcext:value-type="float">
            <text:p>711</text:p>
          </table:table-cell>
          <table:table-cell office:value-type="float" office:value="6.4904" calcext:value-type="float">
            <text:p>6,4904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0.2364" calcext:value-type="float">
            <text:p>0,2364</text:p>
          </table:table-cell>
          <table:table-cell office:value-type="float" office:value="321.91059924737" calcext:value-type="float">
            <text:p>321,91059924737</text:p>
          </table:table-cell>
          <table:table-cell office:value-type="float" office:value="1039" calcext:value-type="float">
            <text:p>1039</text:p>
          </table:table-cell>
          <table:table-cell office:value-type="float" office:value="2.8713" calcext:value-type="float">
            <text:p>2,8713</text:p>
          </table:table-cell>
        </table:table-row>
        <table:table-row table:style-name="ro1">
          <table:table-cell office:value-type="string" calcext:value-type="string">
            <text:p>g.36.16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802" calcext:value-type="float">
            <text:p>802</text:p>
          </table:table-cell>
          <table:table-cell office:value-type="float" office:value="15.6462" calcext:value-type="float">
            <text:p>15,6462</text:p>
          </table:table-cell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  <table:table-cell office:value-type="float" office:value="1.1276" calcext:value-type="float">
            <text:p>1,1276</text:p>
          </table:table-cell>
          <table:table-cell office:value-type="float" office:value="8.28853938751048" calcext:value-type="float">
            <text:p>8,28853938751048</text:p>
          </table:table-cell>
          <table:table-cell office:value-type="float" office:value="261" calcext:value-type="float">
            <text:p>261</text:p>
          </table:table-cell>
          <table:table-cell office:value-type="float" office:value="14.2732" calcext:value-type="float">
            <text:p>14,2732</text:p>
          </table:table-cell>
        </table:table-row>
        <table:table-row table:style-name="ro1">
          <table:table-cell office:value-type="string" calcext:value-type="string">
            <text:p>g.36.17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381" calcext:value-type="float">
            <text:p>381</text:p>
          </table:table-cell>
          <table:table-cell office:value-type="float" office:value="22.4679" calcext:value-type="float">
            <text:p>22,4679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1.0532" calcext:value-type="float">
            <text:p>1,0532</text:p>
          </table:table-cell>
          <table:table-cell office:value-type="float" office:value="4.08045380807402" calcext:value-type="float">
            <text:p>4,08045380807402</text:p>
          </table:table-cell>
          <table:table-cell office:value-type="float" office:value="192" calcext:value-type="float">
            <text:p>192</text:p>
          </table:table-cell>
          <table:table-cell office:value-type="float" office:value="22.4486" calcext:value-type="float">
            <text:p>22,4486</text:p>
          </table:table-cell>
        </table:table-row>
        <table:table-row table:style-name="ro1">
          <table:table-cell office:value-type="string" calcext:value-type="string">
            <text:p>g.36.18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71.7925" calcext:value-type="float">
            <text:p>71,7925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25.742" calcext:value-type="float">
            <text:p>25,742</text:p>
          </table:table-cell>
          <table:table-cell office:value-type="float" office:value="2.54536721168903" calcext:value-type="float">
            <text:p>2,54536721168903</text:p>
          </table:table-cell>
          <table:table-cell office:value-type="float" office:value="7" calcext:value-type="float">
            <text:p>7</text:p>
          </table:table-cell>
          <table:table-cell office:value-type="float" office:value="71.7925" calcext:value-type="float">
            <text:p>71,7925</text:p>
          </table:table-cell>
        </table:table-row>
        <table:table-row table:style-name="ro1">
          <table:table-cell office:value-type="string" calcext:value-type="string">
            <text:p>g.36.19.graphml</text:p>
          </table:table-cell>
          <table:table-cell office:value-type="float" office:value="2000" calcext:value-type="float">
            <text:p>2000</text:p>
          </table:table-cell>
          <table:table-cell office:value-type="float" office:value="842" calcext:value-type="float">
            <text:p>842</text:p>
          </table:table-cell>
          <table:table-cell office:value-type="float" office:value="71.7523" calcext:value-type="float">
            <text:p>71,7523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26.3207" calcext:value-type="float">
            <text:p>26,3207</text:p>
          </table:table-cell>
          <table:table-cell office:value-type="float" office:value="1.80350112572716" calcext:value-type="float">
            <text:p>1,80350112572716</text:p>
          </table:table-cell>
          <table:table-cell office:value-type="float" office:value="9" calcext:value-type="float">
            <text:p>9</text:p>
          </table:table-cell>
          <table:table-cell office:value-type="float" office:value="71.7498" calcext:value-type="float">
            <text:p>71,7498</text:p>
          </table:table-cell>
        </table:table-row>
        <table:table-row table:style-name="ro1">
          <table:table-cell office:value-type="string" calcext:value-type="string">
            <text:p>g.36.22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16.8636" calcext:value-type="float">
            <text:p>16,8636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1.9779" calcext:value-type="float">
            <text:p>1,9779</text:p>
          </table:table-cell>
          <table:table-cell office:value-type="float" office:value="3.97893868624167" calcext:value-type="float">
            <text:p>3,97893868624167</text:p>
          </table:table-cell>
          <table:table-cell office:value-type="float" office:value="106" calcext:value-type="float">
            <text:p>106</text:p>
          </table:table-cell>
          <table:table-cell office:value-type="float" office:value="16.8636" calcext:value-type="float">
            <text:p>16,8636</text:p>
          </table:table-cell>
        </table:table-row>
        <table:table-row table:style-name="ro1">
          <table:table-cell office:value-type="string" calcext:value-type="string">
            <text:p>g.37.14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77" calcext:value-type="float">
            <text:p>77</text:p>
          </table:table-cell>
          <table:table-cell office:value-type="float" office:value="69.8471" calcext:value-type="float">
            <text:p>69,8471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28.2981" calcext:value-type="float">
            <text:p>28,2981</text:p>
          </table:table-cell>
          <table:table-cell office:value-type="float" office:value="1.80266980821308" calcext:value-type="float">
            <text:p>1,80266980821308</text:p>
          </table:table-cell>
          <table:table-cell office:value-type="float" office:value="5" calcext:value-type="float">
            <text:p>5</text:p>
          </table:table-cell>
          <table:table-cell office:value-type="float" office:value="69.7387" calcext:value-type="float">
            <text:p>69,7387</text:p>
          </table:table-cell>
        </table:table-row>
        <table:table-row table:style-name="ro1">
          <table:table-cell office:value-type="string" calcext:value-type="string">
            <text:p>g.37.19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office:value-type="float" office:value="60.6454" calcext:value-type="float">
            <text:p>60,6454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7.2218" calcext:value-type="float">
            <text:p>7,2218</text:p>
          </table:table-cell>
          <table:table-cell office:value-type="float" office:value="1.86398438475695" calcext:value-type="float">
            <text:p>1,86398438475695</text:p>
          </table:table-cell>
          <table:table-cell office:value-type="float" office:value="11" calcext:value-type="float">
            <text:p>11</text:p>
          </table:table-cell>
          <table:table-cell office:value-type="float" office:value="60.6454" calcext:value-type="float">
            <text:p>60,6454</text:p>
          </table:table-cell>
        </table:table-row>
        <table:table-row table:style-name="ro1">
          <table:table-cell office:value-type="string" calcext:value-type="string">
            <text:p>g.37.20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701" calcext:value-type="float">
            <text:p>701</text:p>
          </table:table-cell>
          <table:table-cell office:value-type="float" office:value="35.5605" calcext:value-type="float">
            <text:p>35,5605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3.5186" calcext:value-type="float">
            <text:p>3,5186</text:p>
          </table:table-cell>
          <table:table-cell office:value-type="float" office:value="3.26682851233841" calcext:value-type="float">
            <text:p>3,26682851233841</text:p>
          </table:table-cell>
          <table:table-cell office:value-type="float" office:value="75" calcext:value-type="float">
            <text:p>75</text:p>
          </table:table-cell>
          <table:table-cell office:value-type="float" office:value="35.5605" calcext:value-type="float">
            <text:p>35,5605</text:p>
          </table:table-cell>
        </table:table-row>
        <table:table-row table:style-name="ro1">
          <table:table-cell office:value-type="string" calcext:value-type="string">
            <text:p>g.37.4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562" calcext:value-type="float">
            <text:p>562</text:p>
          </table:table-cell>
          <table:table-cell office:value-type="float" office:value="56.4883" calcext:value-type="float">
            <text:p>56,4883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6.6911" calcext:value-type="float">
            <text:p>6,6911</text:p>
          </table:table-cell>
          <table:table-cell office:value-type="float" office:value="2.33558263747168" calcext:value-type="float">
            <text:p>2,33558263747168</text:p>
          </table:table-cell>
          <table:table-cell office:value-type="float" office:value="11" calcext:value-type="float">
            <text:p>11</text:p>
          </table:table-cell>
          <table:table-cell office:value-type="float" office:value="56.4839" calcext:value-type="float">
            <text:p>56,4839</text:p>
          </table:table-cell>
        </table:table-row>
        <table:table-row table:style-name="ro1">
          <table:table-cell office:value-type="string" calcext:value-type="string">
            <text:p>g.37.8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63" calcext:value-type="float">
            <text:p>163</text:p>
          </table:table-cell>
          <table:table-cell office:value-type="float" office:value="54.103" calcext:value-type="float">
            <text:p>54,103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24.6865" calcext:value-type="float">
            <text:p>24,6865</text:p>
          </table:table-cell>
          <table:table-cell office:value-type="float" office:value="1.78463162177549" calcext:value-type="float">
            <text:p>1,78463162177549</text:p>
          </table:table-cell>
          <table:table-cell office:value-type="float" office:value="20" calcext:value-type="float">
            <text:p>20</text:p>
          </table:table-cell>
          <table:table-cell office:value-type="float" office:value="54.0461" calcext:value-type="float">
            <text:p>54,0461</text:p>
          </table:table-cell>
        </table:table-row>
        <table:table-row table:style-name="ro1">
          <table:table-cell office:value-type="string" calcext:value-type="string">
            <text:p>g.38.12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219" calcext:value-type="float">
            <text:p>219</text:p>
          </table:table-cell>
          <table:table-cell office:value-type="float" office:value="53.3579" calcext:value-type="float">
            <text:p>53,3579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3.4821" calcext:value-type="float">
            <text:p>3,4821</text:p>
          </table:table-cell>
          <table:table-cell office:value-type="float" office:value="2.46611988265745" calcext:value-type="float">
            <text:p>2,46611988265745</text:p>
          </table:table-cell>
          <table:table-cell office:value-type="float" office:value="27" calcext:value-type="float">
            <text:p>27</text:p>
          </table:table-cell>
          <table:table-cell office:value-type="float" office:value="53.3336" calcext:value-type="float">
            <text:p>53,3336</text:p>
          </table:table-cell>
        </table:table-row>
        <table:table-row table:style-name="ro1">
          <table:table-cell office:value-type="string" calcext:value-type="string">
            <text:p>g.38.15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98" calcext:value-type="float">
            <text:p>98</text:p>
          </table:table-cell>
          <table:table-cell office:value-type="float" office:value="56.6575" calcext:value-type="float">
            <text:p>56,6575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14.4613" calcext:value-type="float">
            <text:p>14,4613</text:p>
          </table:table-cell>
          <table:table-cell office:value-type="float" office:value="2.33538126695494" calcext:value-type="float">
            <text:p>2,33538126695494</text:p>
          </table:table-cell>
          <table:table-cell office:value-type="float" office:value="20" calcext:value-type="float">
            <text:p>20</text:p>
          </table:table-cell>
          <table:table-cell office:value-type="float" office:value="56.6265" calcext:value-type="float">
            <text:p>56,6265</text:p>
          </table:table-cell>
        </table:table-row>
        <table:table-row table:style-name="ro1">
          <table:table-cell office:value-type="string" calcext:value-type="string">
            <text:p>g.39.30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79" calcext:value-type="float">
            <text:p>179</text:p>
          </table:table-cell>
          <table:table-cell office:value-type="float" office:value="59.4564" calcext:value-type="float">
            <text:p>59,4564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4.5461" calcext:value-type="float">
            <text:p>4,5461</text:p>
          </table:table-cell>
          <table:table-cell office:value-type="float" office:value="2.52956820739346" calcext:value-type="float">
            <text:p>2,52956820739346</text:p>
          </table:table-cell>
          <table:table-cell office:value-type="float" office:value="27" calcext:value-type="float">
            <text:p>27</text:p>
          </table:table-cell>
          <table:table-cell office:value-type="float" office:value="59.4564" calcext:value-type="float">
            <text:p>59,4564</text:p>
          </table:table-cell>
        </table:table-row>
        <table:table-row table:style-name="ro1">
          <table:table-cell office:value-type="string" calcext:value-type="string">
            <text:p>g.39.4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56.0037" calcext:value-type="float">
            <text:p>56,0037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29.8237" calcext:value-type="float">
            <text:p>29,8237</text:p>
          </table:table-cell>
          <table:table-cell office:value-type="float" office:value="1.66447498047098" calcext:value-type="float">
            <text:p>1,66447498047098</text:p>
          </table:table-cell>
          <table:table-cell office:value-type="float" office:value="19" calcext:value-type="float">
            <text:p>19</text:p>
          </table:table-cell>
          <table:table-cell office:value-type="float" office:value="55.7431" calcext:value-type="float">
            <text:p>55,7431</text:p>
          </table:table-cell>
        </table:table-row>
        <table:table-row table:style-name="ro1">
          <table:table-cell office:value-type="string" calcext:value-type="string">
            <text:p>g.39.44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672" calcext:value-type="float">
            <text:p>39,672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3.7731" calcext:value-type="float">
            <text:p>3,7731</text:p>
          </table:table-cell>
          <table:table-cell office:value-type="float" office:value="3.58795129501682" calcext:value-type="float">
            <text:p>3,58795129501682</text:p>
          </table:table-cell>
          <table:table-cell office:value-type="float" office:value="42" calcext:value-type="float">
            <text:p>42</text:p>
          </table:table-cell>
          <table:table-cell office:value-type="float" office:value="39.672" calcext:value-type="float">
            <text:p>39,672</text:p>
          </table:table-cell>
        </table:table-row>
        <table:table-row table:style-name="ro1">
          <table:table-cell office:value-type="string" calcext:value-type="string">
            <text:p>g.39.46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594" calcext:value-type="float">
            <text:p>594</text:p>
          </table:table-cell>
          <table:table-cell office:value-type="float" office:value="57.8192" calcext:value-type="float">
            <text:p>57,819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.7439" calcext:value-type="float">
            <text:p>12,7439</text:p>
          </table:table-cell>
          <table:table-cell office:value-type="float" office:value="2.78069128574342" calcext:value-type="float">
            <text:p>2,78069128574342</text:p>
          </table:table-cell>
          <table:table-cell office:value-type="float" office:value="10" calcext:value-type="float">
            <text:p>10</text:p>
          </table:table-cell>
          <table:table-cell office:value-type="float" office:value="57.8192" calcext:value-type="float">
            <text:p>57,8192</text:p>
          </table:table-cell>
        </table:table-row>
        <table:table-row table:style-name="ro1">
          <table:table-cell office:value-type="string" calcext:value-type="string">
            <text:p>g.39.47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52.5098" calcext:value-type="float">
            <text:p>52,509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7.6003" calcext:value-type="float">
            <text:p>7,6003</text:p>
          </table:table-cell>
          <table:table-cell office:value-type="float" office:value="2.14036552540534" calcext:value-type="float">
            <text:p>2,14036552540534</text:p>
          </table:table-cell>
          <table:table-cell office:value-type="float" office:value="12" calcext:value-type="float">
            <text:p>12</text:p>
          </table:table-cell>
          <table:table-cell office:value-type="float" office:value="49.9772" calcext:value-type="float">
            <text:p>49,9772</text:p>
          </table:table-cell>
        </table:table-row>
        <table:table-row table:style-name="ro1">
          <table:table-cell office:value-type="string" calcext:value-type="string">
            <text:p>g.39.53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418" calcext:value-type="float">
            <text:p>418</text:p>
          </table:table-cell>
          <table:table-cell office:value-type="float" office:value="28.7529" calcext:value-type="float">
            <text:p>28,7529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4.8454" calcext:value-type="float">
            <text:p>4,8454</text:p>
          </table:table-cell>
          <table:table-cell office:value-type="float" office:value="2.7374252147992" calcext:value-type="float">
            <text:p>2,7374252147992</text:p>
          </table:table-cell>
          <table:table-cell office:value-type="float" office:value="64" calcext:value-type="float">
            <text:p>64</text:p>
          </table:table-cell>
          <table:table-cell office:value-type="float" office:value="28.7529" calcext:value-type="float">
            <text:p>28,7529</text:p>
          </table:table-cell>
        </table:table-row>
        <table:table-row table:style-name="ro1">
          <table:table-cell office:value-type="string" calcext:value-type="string">
            <text:p>g.39.57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494" calcext:value-type="float">
            <text:p>494</text:p>
          </table:table-cell>
          <table:table-cell office:value-type="float" office:value="69.6448" calcext:value-type="float">
            <text:p>69,6448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3.9309" calcext:value-type="float">
            <text:p>13,9309</text:p>
          </table:table-cell>
          <table:table-cell office:value-type="float" office:value="2.13932818149866" calcext:value-type="float">
            <text:p>2,13932818149866</text:p>
          </table:table-cell>
          <table:table-cell office:value-type="float" office:value="11" calcext:value-type="float">
            <text:p>11</text:p>
          </table:table-cell>
          <table:table-cell office:value-type="float" office:value="69.6443" calcext:value-type="float">
            <text:p>69,6443</text:p>
          </table:table-cell>
        </table:table-row>
        <table:table-row table:style-name="ro1">
          <table:table-cell office:value-type="string" calcext:value-type="string">
            <text:p>g.39.7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4585" calcext:value-type="float">
            <text:p>4585</text:p>
          </table:table-cell>
          <table:table-cell office:value-type="float" office:value="5.5876" calcext:value-type="float">
            <text:p>5,5876</text:p>
          </table:table-cell>
          <table:table-cell office:value-type="float" office:value="39" calcext:value-type="float">
            <text:p>39</text:p>
          </table:table-cell>
          <table:table-cell office:value-type="float" office:value="173" calcext:value-type="float">
            <text:p>173</text:p>
          </table:table-cell>
          <table:table-cell office:value-type="float" office:value="0.3649" calcext:value-type="float">
            <text:p>0,3649</text:p>
          </table:table-cell>
          <table:table-cell office:value-type="float" office:value="9972.18115270226" calcext:value-type="float">
            <text:p>9972,18115270226</text:p>
          </table:table-cell>
          <table:table-cell office:value-type="float" office:value="1883" calcext:value-type="float">
            <text:p>1883</text:p>
          </table:table-cell>
          <table:table-cell office:value-type="float" office:value="4.1218" calcext:value-type="float">
            <text:p>4,1218</text:p>
          </table:table-cell>
        </table:table-row>
        <table:table-row table:style-name="ro1">
          <table:table-cell office:value-type="string" calcext:value-type="string">
            <text:p>g.39.8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381" calcext:value-type="float">
            <text:p>381</text:p>
          </table:table-cell>
          <table:table-cell office:value-type="float" office:value="3.7027" calcext:value-type="float">
            <text:p>3,7027</text:p>
          </table:table-cell>
          <table:table-cell office:value-type="float" office:value="39" calcext:value-type="float">
            <text:p>39</text:p>
          </table:table-cell>
          <table:table-cell office:value-type="float" office:value="173" calcext:value-type="float">
            <text:p>173</text:p>
          </table:table-cell>
          <table:table-cell office:value-type="float" office:value="0.4745" calcext:value-type="float">
            <text:p>0,4745</text:p>
          </table:table-cell>
          <table:table-cell office:value-type="float" office:value="261.04950444629" calcext:value-type="float">
            <text:p>261,04950444629</text:p>
          </table:table-cell>
          <table:table-cell office:value-type="float" office:value="1796" calcext:value-type="float">
            <text:p>1796</text:p>
          </table:table-cell>
          <table:table-cell office:value-type="float" office:value="3.5501" calcext:value-type="float">
            <text:p>3,5501</text:p>
          </table:table-cell>
        </table:table-row>
        <table:table-row table:style-name="ro1">
          <table:table-cell office:value-type="string" calcext:value-type="string">
            <text:p>g.39.9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876" calcext:value-type="float">
            <text:p>876</text:p>
          </table:table-cell>
          <table:table-cell office:value-type="float" office:value="17.1504" calcext:value-type="float">
            <text:p>17,1504</text:p>
          </table:table-cell>
          <table:table-cell office:value-type="float" office:value="39" calcext:value-type="float">
            <text:p>39</text:p>
          </table:table-cell>
          <table:table-cell office:value-type="float" office:value="106" calcext:value-type="float">
            <text:p>106</text:p>
          </table:table-cell>
          <table:table-cell office:value-type="float" office:value="0.5555" calcext:value-type="float">
            <text:p>0,5555</text:p>
          </table:table-cell>
          <table:table-cell office:value-type="float" office:value="9.95312208970069" calcext:value-type="float">
            <text:p>9,95312208970069</text:p>
          </table:table-cell>
          <table:table-cell office:value-type="float" office:value="403" calcext:value-type="float">
            <text:p>403</text:p>
          </table:table-cell>
          <table:table-cell office:value-type="float" office:value="11.6141" calcext:value-type="float">
            <text:p>11,6141</text:p>
          </table:table-cell>
        </table:table-row>
        <table:table-row table:style-name="ro1">
          <table:table-cell office:value-type="string" calcext:value-type="string">
            <text:p>g.40.19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466" calcext:value-type="float">
            <text:p>466</text:p>
          </table:table-cell>
          <table:table-cell office:value-type="float" office:value="36.6127" calcext:value-type="float">
            <text:p>36,6127</text:p>
          </table:table-cell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office:value-type="float" office:value="6.8557" calcext:value-type="float">
            <text:p>6,8557</text:p>
          </table:table-cell>
          <table:table-cell office:value-type="float" office:value="2.50932859730802" calcext:value-type="float">
            <text:p>2,50932859730802</text:p>
          </table:table-cell>
          <table:table-cell office:value-type="float" office:value="46" calcext:value-type="float">
            <text:p>46</text:p>
          </table:table-cell>
          <table:table-cell office:value-type="float" office:value="36.5977" calcext:value-type="float">
            <text:p>36,5977</text:p>
          </table:table-cell>
        </table:table-row>
        <table:table-row table:style-name="ro1">
          <table:table-cell office:value-type="string" calcext:value-type="string">
            <text:p>g.40.22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591" calcext:value-type="float">
            <text:p>591</text:p>
          </table:table-cell>
          <table:table-cell office:value-type="float" office:value="24.9518" calcext:value-type="float">
            <text:p>24,9518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7.2596" calcext:value-type="float">
            <text:p>7,2596</text:p>
          </table:table-cell>
          <table:table-cell office:value-type="float" office:value="2.73909715834089" calcext:value-type="float">
            <text:p>2,73909715834089</text:p>
          </table:table-cell>
          <table:table-cell office:value-type="float" office:value="50" calcext:value-type="float">
            <text:p>50</text:p>
          </table:table-cell>
          <table:table-cell office:value-type="float" office:value="24.697" calcext:value-type="float">
            <text:p>24,697</text:p>
          </table:table-cell>
        </table:table-row>
        <table:table-row table:style-name="ro1">
          <table:table-cell office:value-type="string" calcext:value-type="string">
            <text:p>g.40.8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612" calcext:value-type="float">
            <text:p>612</text:p>
          </table:table-cell>
          <table:table-cell office:value-type="float" office:value="15.4849" calcext:value-type="float">
            <text:p>15,4849</text:p>
          </table:table-cell>
          <table:table-cell office:value-type="float" office:value="40" calcext:value-type="float">
            <text:p>40</text:p>
          </table:table-cell>
          <table:table-cell office:value-type="float" office:value="131" calcext:value-type="float">
            <text:p>131</text:p>
          </table:table-cell>
          <table:table-cell office:value-type="float" office:value="0.9312" calcext:value-type="float">
            <text:p>0,9312</text:p>
          </table:table-cell>
          <table:table-cell office:value-type="float" office:value="6.73365908253088" calcext:value-type="float">
            <text:p>6,73365908253088</text:p>
          </table:table-cell>
          <table:table-cell office:value-type="float" office:value="537" calcext:value-type="float">
            <text:p>537</text:p>
          </table:table-cell>
          <table:table-cell office:value-type="float" office:value="15.2359" calcext:value-type="float">
            <text:p>15,2359</text:p>
          </table:table-cell>
        </table:table-row>
        <table:table-row table:style-name="ro1">
          <table:table-cell office:value-type="string" calcext:value-type="string">
            <text:p>g.41.13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47" calcext:value-type="float">
            <text:p>147</text:p>
          </table:table-cell>
          <table:table-cell office:value-type="float" office:value="34.4814" calcext:value-type="float">
            <text:p>34,4814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float" office:value="5.4377" calcext:value-type="float">
            <text:p>5,4377</text:p>
          </table:table-cell>
          <table:table-cell office:value-type="float" office:value="4.21018073720666" calcext:value-type="float">
            <text:p>4,21018073720666</text:p>
          </table:table-cell>
          <table:table-cell office:value-type="float" office:value="62" calcext:value-type="float">
            <text:p>62</text:p>
          </table:table-cell>
          <table:table-cell office:value-type="float" office:value="34.0552" calcext:value-type="float">
            <text:p>34,0552</text:p>
          </table:table-cell>
        </table:table-row>
        <table:table-row table:style-name="ro1">
          <table:table-cell office:value-type="string" calcext:value-type="string">
            <text:p>g.41.2.graphml</text:p>
          </table:table-cell>
          <table:table-cell office:value-type="float" office:value="2400" calcext:value-type="float">
            <text:p>2400</text:p>
          </table:table-cell>
          <table:table-cell office:value-type="float" office:value="1170" calcext:value-type="float">
            <text:p>1170</text:p>
          </table:table-cell>
          <table:table-cell office:value-type="float" office:value="60.4418" calcext:value-type="float">
            <text:p>60,4418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16.2493" calcext:value-type="float">
            <text:p>16,2493</text:p>
          </table:table-cell>
          <table:table-cell office:value-type="float" office:value="1.89363314093997" calcext:value-type="float">
            <text:p>1,89363314093997</text:p>
          </table:table-cell>
          <table:table-cell office:value-type="float" office:value="7" calcext:value-type="float">
            <text:p>7</text:p>
          </table:table-cell>
          <table:table-cell office:value-type="float" office:value="60.4418" calcext:value-type="float">
            <text:p>60,4418</text:p>
          </table:table-cell>
        </table:table-row>
        <table:table-row table:style-name="ro1">
          <table:table-cell office:value-type="string" calcext:value-type="string">
            <text:p>g.41.25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10.5994" calcext:value-type="float">
            <text:p>10,5994</text:p>
          </table:table-cell>
          <table:table-cell office:value-type="float" office:value="41" calcext:value-type="float">
            <text:p>41</text:p>
          </table:table-cell>
          <table:table-cell office:value-type="float" office:value="99" calcext:value-type="float">
            <text:p>99</text:p>
          </table:table-cell>
          <table:table-cell office:value-type="float" office:value="0.7848" calcext:value-type="float">
            <text:p>0,7848</text:p>
          </table:table-cell>
          <table:table-cell office:value-type="float" office:value="6.5254757505014" calcext:value-type="float">
            <text:p>6,5254757505014</text:p>
          </table:table-cell>
          <table:table-cell office:value-type="float" office:value="349" calcext:value-type="float">
            <text:p>349</text:p>
          </table:table-cell>
          <table:table-cell office:value-type="float" office:value="10.5994" calcext:value-type="float">
            <text:p>10,5994</text:p>
          </table:table-cell>
        </table:table-row>
        <table:table-row table:style-name="ro1">
          <table:table-cell office:value-type="string" calcext:value-type="string">
            <text:p>g.41.26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641" calcext:value-type="float">
            <text:p>641</text:p>
          </table:table-cell>
          <table:table-cell office:value-type="float" office:value="29.7797" calcext:value-type="float">
            <text:p>29,7797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0.9439" calcext:value-type="float">
            <text:p>0,9439</text:p>
          </table:table-cell>
          <table:table-cell office:value-type="float" office:value="6.90028019358036" calcext:value-type="float">
            <text:p>6,90028019358036</text:p>
          </table:table-cell>
          <table:table-cell office:value-type="float" office:value="273" calcext:value-type="float">
            <text:p>273</text:p>
          </table:table-cell>
          <table:table-cell office:value-type="float" office:value="29.6555" calcext:value-type="float">
            <text:p>29,6555</text:p>
          </table:table-cell>
        </table:table-row>
        <table:table-row table:style-name="ro1">
          <table:table-cell office:value-type="string" calcext:value-type="string">
            <text:p>g.41.3.graphml</text:p>
          </table:table-cell>
          <table:table-cell office:value-type="float" office:value="6400" calcext:value-type="float">
            <text:p>6400</text:p>
          </table:table-cell>
          <table:table-cell office:value-type="float" office:value="2866" calcext:value-type="float">
            <text:p>2866</text:p>
          </table:table-cell>
          <table:table-cell office:value-type="float" office:value="62.437" calcext:value-type="float">
            <text:p>62,43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28.6795" calcext:value-type="float">
            <text:p>28,6795</text:p>
          </table:table-cell>
          <table:table-cell office:value-type="float" office:value="2.61744754249967" calcext:value-type="float">
            <text:p>2,61744754249967</text:p>
          </table:table-cell>
          <table:table-cell office:value-type="float" office:value="5" calcext:value-type="float">
            <text:p>5</text:p>
          </table:table-cell>
          <table:table-cell office:value-type="float" office:value="62.437" calcext:value-type="float">
            <text:p>62,437</text:p>
          </table:table-cell>
        </table:table-row>
        <table:table-row table:style-name="ro1">
          <table:table-cell office:value-type="string" calcext:value-type="string">
            <text:p>g.41.36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327" calcext:value-type="float">
            <text:p>327</text:p>
          </table:table-cell>
          <table:table-cell office:value-type="float" office:value="44.3553" calcext:value-type="float">
            <text:p>44,3553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3.061" calcext:value-type="float">
            <text:p>3,061</text:p>
          </table:table-cell>
          <table:table-cell office:value-type="float" office:value="4.6954698188506" calcext:value-type="float">
            <text:p>4,6954698188506</text:p>
          </table:table-cell>
          <table:table-cell office:value-type="float" office:value="52" calcext:value-type="float">
            <text:p>52</text:p>
          </table:table-cell>
          <table:table-cell office:value-type="float" office:value="41.4415" calcext:value-type="float">
            <text:p>41,4415</text:p>
          </table:table-cell>
        </table:table-row>
        <table:table-row table:style-name="ro1">
          <table:table-cell office:value-type="string" calcext:value-type="string">
            <text:p>g.41.9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73" calcext:value-type="float">
            <text:p>173</text:p>
          </table:table-cell>
          <table:table-cell office:value-type="float" office:value="44.5694" calcext:value-type="float">
            <text:p>44,5694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2.246" calcext:value-type="float">
            <text:p>2,246</text:p>
          </table:table-cell>
          <table:table-cell office:value-type="float" office:value="3.83736141292697" calcext:value-type="float">
            <text:p>3,83736141292697</text:p>
          </table:table-cell>
          <table:table-cell office:value-type="float" office:value="31" calcext:value-type="float">
            <text:p>31</text:p>
          </table:table-cell>
          <table:table-cell office:value-type="float" office:value="44.3296" calcext:value-type="float">
            <text:p>44,3296</text:p>
          </table:table-cell>
        </table:table-row>
        <table:table-row table:style-name="ro1">
          <table:table-cell office:value-type="string" calcext:value-type="string">
            <text:p>g.42.0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664" calcext:value-type="float">
            <text:p>664</text:p>
          </table:table-cell>
          <table:table-cell office:value-type="float" office:value="52.8449" calcext:value-type="float">
            <text:p>52,8449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3.5594" calcext:value-type="float">
            <text:p>3,5594</text:p>
          </table:table-cell>
          <table:table-cell office:value-type="float" office:value="2.36683043859913" calcext:value-type="float">
            <text:p>2,36683043859913</text:p>
          </table:table-cell>
          <table:table-cell office:value-type="float" office:value="13" calcext:value-type="float">
            <text:p>13</text:p>
          </table:table-cell>
          <table:table-cell office:value-type="float" office:value="52.8411" calcext:value-type="float">
            <text:p>52,8411</text:p>
          </table:table-cell>
        </table:table-row>
        <table:table-row table:style-name="ro1">
          <table:table-cell office:value-type="string" calcext:value-type="string">
            <text:p>g.42.1.graphml</text:p>
          </table:table-cell>
          <table:table-cell office:value-type="float" office:value="2400" calcext:value-type="float">
            <text:p>2400</text:p>
          </table:table-cell>
          <table:table-cell office:value-type="float" office:value="1433" calcext:value-type="float">
            <text:p>1433</text:p>
          </table:table-cell>
          <table:table-cell office:value-type="float" office:value="59.3548" calcext:value-type="float">
            <text:p>59,3548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8.6872" calcext:value-type="float">
            <text:p>8,6872</text:p>
          </table:table-cell>
          <table:table-cell office:value-type="float" office:value="2.2264299676744" calcext:value-type="float">
            <text:p>2,2264299676744</text:p>
          </table:table-cell>
          <table:table-cell office:value-type="float" office:value="13" calcext:value-type="float">
            <text:p>13</text:p>
          </table:table-cell>
          <table:table-cell office:value-type="float" office:value="59.0017" calcext:value-type="float">
            <text:p>59,0017</text:p>
          </table:table-cell>
        </table:table-row>
        <table:table-row table:style-name="ro1">
          <table:table-cell office:value-type="string" calcext:value-type="string">
            <text:p>g.42.15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0271" calcext:value-type="float">
            <text:p>30,0271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1.2955" calcext:value-type="float">
            <text:p>1,2955</text:p>
          </table:table-cell>
          <table:table-cell office:value-type="float" office:value="4.74617254702712" calcext:value-type="float">
            <text:p>4,74617254702712</text:p>
          </table:table-cell>
          <table:table-cell office:value-type="float" office:value="83" calcext:value-type="float">
            <text:p>83</text:p>
          </table:table-cell>
          <table:table-cell office:value-type="float" office:value="30.0271" calcext:value-type="float">
            <text:p>30,0271</text:p>
          </table:table-cell>
        </table:table-row>
        <table:table-row table:style-name="ro1">
          <table:table-cell office:value-type="string" calcext:value-type="string">
            <text:p>g.42.2.graphml</text:p>
          </table:table-cell>
          <table:table-cell office:value-type="float" office:value="2600" calcext:value-type="float">
            <text:p>2600</text:p>
          </table:table-cell>
          <table:table-cell office:value-type="float" office:value="1541" calcext:value-type="float">
            <text:p>1541</text:p>
          </table:table-cell>
          <table:table-cell office:value-type="float" office:value="60.3648" calcext:value-type="float">
            <text:p>60,3648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11.0027" calcext:value-type="float">
            <text:p>11,0027</text:p>
          </table:table-cell>
          <table:table-cell office:value-type="float" office:value="2.05866490820397" calcext:value-type="float">
            <text:p>2,05866490820397</text:p>
          </table:table-cell>
          <table:table-cell office:value-type="float" office:value="13" calcext:value-type="float">
            <text:p>13</text:p>
          </table:table-cell>
          <table:table-cell office:value-type="float" office:value="60.3648" calcext:value-type="float">
            <text:p>60,3648</text:p>
          </table:table-cell>
        </table:table-row>
        <table:table-row table:style-name="ro1">
          <table:table-cell office:value-type="string" calcext:value-type="string">
            <text:p>g.42.20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25.8861" calcext:value-type="float">
            <text:p>25,8861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2.3007" calcext:value-type="float">
            <text:p>2,3007</text:p>
          </table:table-cell>
          <table:table-cell office:value-type="float" office:value="3.81353273283572" calcext:value-type="float">
            <text:p>3,81353273283572</text:p>
          </table:table-cell>
          <table:table-cell office:value-type="float" office:value="132" calcext:value-type="float">
            <text:p>132</text:p>
          </table:table-cell>
          <table:table-cell office:value-type="float" office:value="25.8861" calcext:value-type="float">
            <text:p>25,8861</text:p>
          </table:table-cell>
        </table:table-row>
        <table:table-row table:style-name="ro1">
          <table:table-cell office:value-type="string" calcext:value-type="string">
            <text:p>g.42.23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18" calcext:value-type="float">
            <text:p>118</text:p>
          </table:table-cell>
          <table:table-cell office:value-type="float" office:value="62.3359" calcext:value-type="float">
            <text:p>62,3359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4.4401" calcext:value-type="float">
            <text:p>4,4401</text:p>
          </table:table-cell>
          <table:table-cell office:value-type="float" office:value="3.37332651828123" calcext:value-type="float">
            <text:p>3,37332651828123</text:p>
          </table:table-cell>
          <table:table-cell office:value-type="float" office:value="21" calcext:value-type="float">
            <text:p>21</text:p>
          </table:table-cell>
          <table:table-cell office:value-type="float" office:value="62.3359" calcext:value-type="float">
            <text:p>62,3359</text:p>
          </table:table-cell>
        </table:table-row>
        <table:table-row table:style-name="ro1">
          <table:table-cell office:value-type="string" calcext:value-type="string">
            <text:p>g.42.3.graphml</text:p>
          </table:table-cell>
          <table:table-cell office:value-type="float" office:value="2700" calcext:value-type="float">
            <text:p>2700</text:p>
          </table:table-cell>
          <table:table-cell office:value-type="float" office:value="1629" calcext:value-type="float">
            <text:p>1629</text:p>
          </table:table-cell>
          <table:table-cell office:value-type="float" office:value="60.4494" calcext:value-type="float">
            <text:p>60,4494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17.3688" calcext:value-type="float">
            <text:p>17,3688</text:p>
          </table:table-cell>
          <table:table-cell office:value-type="float" office:value="2.09357760416216" calcext:value-type="float">
            <text:p>2,09357760416216</text:p>
          </table:table-cell>
          <table:table-cell office:value-type="float" office:value="12" calcext:value-type="float">
            <text:p>12</text:p>
          </table:table-cell>
          <table:table-cell office:value-type="float" office:value="60.4494" calcext:value-type="float">
            <text:p>60,4494</text:p>
          </table:table-cell>
        </table:table-row>
        <table:table-row table:style-name="ro1">
          <table:table-cell office:value-type="string" calcext:value-type="string">
            <text:p>g.42.32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804" calcext:value-type="float">
            <text:p>804</text:p>
          </table:table-cell>
          <table:table-cell office:value-type="float" office:value="71.0956" calcext:value-type="float">
            <text:p>71,0956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15.2457" calcext:value-type="float">
            <text:p>15,2457</text:p>
          </table:table-cell>
          <table:table-cell office:value-type="float" office:value="1.99095716236638" calcext:value-type="float">
            <text:p>1,99095716236638</text:p>
          </table:table-cell>
          <table:table-cell office:value-type="float" office:value="25" calcext:value-type="float">
            <text:p>25</text:p>
          </table:table-cell>
          <table:table-cell office:value-type="float" office:value="71.0406" calcext:value-type="float">
            <text:p>71,0406</text:p>
          </table:table-cell>
        </table:table-row>
        <table:table-row table:style-name="ro1">
          <table:table-cell office:value-type="string" calcext:value-type="string">
            <text:p>g.42.34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27.1485" calcext:value-type="float">
            <text:p>27,1485</text:p>
          </table:table-cell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office:value-type="float" office:value="3.3422" calcext:value-type="float">
            <text:p>3,3422</text:p>
          </table:table-cell>
          <table:table-cell office:value-type="float" office:value="3.36253488066639" calcext:value-type="float">
            <text:p>3,36253488066639</text:p>
          </table:table-cell>
          <table:table-cell office:value-type="float" office:value="134" calcext:value-type="float">
            <text:p>134</text:p>
          </table:table-cell>
          <table:table-cell office:value-type="float" office:value="26.9995" calcext:value-type="float">
            <text:p>26,9995</text:p>
          </table:table-cell>
        </table:table-row>
        <table:table-row table:style-name="ro1">
          <table:table-cell office:value-type="string" calcext:value-type="string">
            <text:p>g.42.5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10.5945" calcext:value-type="float">
            <text:p>10,5945</text:p>
          </table:table-cell>
          <table:table-cell office:value-type="float" office:value="42" calcext:value-type="float">
            <text:p>42</text:p>
          </table:table-cell>
          <table:table-cell office:value-type="float" office:value="109" calcext:value-type="float">
            <text:p>109</text:p>
          </table:table-cell>
          <table:table-cell office:value-type="float" office:value="0.7624" calcext:value-type="float">
            <text:p>0,7624</text:p>
          </table:table-cell>
          <table:table-cell office:value-type="float" office:value="9.08899110518665" calcext:value-type="float">
            <text:p>9,08899110518665</text:p>
          </table:table-cell>
          <table:table-cell office:value-type="float" office:value="392" calcext:value-type="float">
            <text:p>392</text:p>
          </table:table-cell>
          <table:table-cell office:value-type="float" office:value="10.5945" calcext:value-type="float">
            <text:p>10,5945</text:p>
          </table:table-cell>
        </table:table-row>
        <table:table-row table:style-name="ro1">
          <table:table-cell office:value-type="string" calcext:value-type="string">
            <text:p>g.42.8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1196" calcext:value-type="float">
            <text:p>1196</text:p>
          </table:table-cell>
          <table:table-cell office:value-type="float" office:value="15.2551" calcext:value-type="float">
            <text:p>15,2551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0.8313" calcext:value-type="float">
            <text:p>0,8313</text:p>
          </table:table-cell>
          <table:table-cell office:value-type="float" office:value="91.7706956150114" calcext:value-type="float">
            <text:p>91,7706956150114</text:p>
          </table:table-cell>
          <table:table-cell office:value-type="float" office:value="474" calcext:value-type="float">
            <text:p>474</text:p>
          </table:table-cell>
          <table:table-cell office:value-type="float" office:value="11.6615" calcext:value-type="float">
            <text:p>11,6615</text:p>
          </table:table-cell>
        </table:table-row>
        <table:table-row table:style-name="ro1">
          <table:table-cell office:value-type="string" calcext:value-type="string">
            <text:p>g.43.17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291" calcext:value-type="float">
            <text:p>291</text:p>
          </table:table-cell>
          <table:table-cell office:value-type="float" office:value="63.9231" calcext:value-type="float">
            <text:p>63,9231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8.5912" calcext:value-type="float">
            <text:p>8,5912</text:p>
          </table:table-cell>
          <table:table-cell office:value-type="float" office:value="2.13834890163476" calcext:value-type="float">
            <text:p>2,13834890163476</text:p>
          </table:table-cell>
          <table:table-cell office:value-type="float" office:value="16" calcext:value-type="float">
            <text:p>16</text:p>
          </table:table-cell>
          <table:table-cell office:value-type="float" office:value="63.9231" calcext:value-type="float">
            <text:p>63,9231</text:p>
          </table:table-cell>
        </table:table-row>
        <table:table-row table:style-name="ro1">
          <table:table-cell office:value-type="string" calcext:value-type="string">
            <text:p>g.43.3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164" calcext:value-type="float">
            <text:p>1164</text:p>
          </table:table-cell>
          <table:table-cell office:value-type="float" office:value="3.7698" calcext:value-type="float">
            <text:p>3,7698</text:p>
          </table:table-cell>
          <table:table-cell office:value-type="float" office:value="43" calcext:value-type="float">
            <text:p>43</text:p>
          </table:table-cell>
          <table:table-cell office:value-type="float" office:value="188" calcext:value-type="float">
            <text:p>188</text:p>
          </table:table-cell>
          <table:table-cell office:value-type="float" office:value="0.0892" calcext:value-type="float">
            <text:p>0,0892</text:p>
          </table:table-cell>
          <table:table-cell office:value-type="float" office:value="1835.99764681689" calcext:value-type="float">
            <text:p>1835,99764681689</text:p>
          </table:table-cell>
          <table:table-cell office:value-type="float" office:value="2123" calcext:value-type="float">
            <text:p>2123</text:p>
          </table:table-cell>
          <table:table-cell office:value-type="float" office:value="2.4652" calcext:value-type="float">
            <text:p>2,4652</text:p>
          </table:table-cell>
        </table:table-row>
        <table:table-row table:style-name="ro1">
          <table:table-cell office:value-type="string" calcext:value-type="string">
            <text:p>g.43.8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73.9051" calcext:value-type="float">
            <text:p>73,9051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12.2705" calcext:value-type="float">
            <text:p>12,2705</text:p>
          </table:table-cell>
          <table:table-cell office:value-type="float" office:value="1.97070352490711" calcext:value-type="float">
            <text:p>1,97070352490711</text:p>
          </table:table-cell>
          <table:table-cell office:value-type="float" office:value="6" calcext:value-type="float">
            <text:p>6</text:p>
          </table:table-cell>
          <table:table-cell office:value-type="float" office:value="73.4993" calcext:value-type="float">
            <text:p>73,4993</text:p>
          </table:table-cell>
        </table:table-row>
        <table:table-row table:style-name="ro1">
          <table:table-cell office:value-type="string" calcext:value-type="string">
            <text:p>g.44.1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655" calcext:value-type="float">
            <text:p>655</text:p>
          </table:table-cell>
          <table:table-cell office:value-type="float" office:value="60.1234" calcext:value-type="float">
            <text:p>60,1234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7.7999" calcext:value-type="float">
            <text:p>7,7999</text:p>
          </table:table-cell>
          <table:table-cell office:value-type="float" office:value="1.95951137683322" calcext:value-type="float">
            <text:p>1,95951137683322</text:p>
          </table:table-cell>
          <table:table-cell office:value-type="float" office:value="25" calcext:value-type="float">
            <text:p>25</text:p>
          </table:table-cell>
          <table:table-cell office:value-type="float" office:value="60.1182" calcext:value-type="float">
            <text:p>60,1182</text:p>
          </table:table-cell>
        </table:table-row>
        <table:table-row table:style-name="ro1">
          <table:table-cell office:value-type="string" calcext:value-type="string">
            <text:p>g.44.15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484" calcext:value-type="float">
            <text:p>484</text:p>
          </table:table-cell>
          <table:table-cell office:value-type="float" office:value="76.141" calcext:value-type="float">
            <text:p>76,141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20.4003" calcext:value-type="float">
            <text:p>20,4003</text:p>
          </table:table-cell>
          <table:table-cell office:value-type="float" office:value="1.72752160925373" calcext:value-type="float">
            <text:p>1,72752160925373</text:p>
          </table:table-cell>
          <table:table-cell office:value-type="float" office:value="6" calcext:value-type="float">
            <text:p>6</text:p>
          </table:table-cell>
          <table:table-cell office:value-type="float" office:value="76.141" calcext:value-type="float">
            <text:p>76,141</text:p>
          </table:table-cell>
        </table:table-row>
        <table:table-row table:style-name="ro1">
          <table:table-cell office:value-type="string" calcext:value-type="string">
            <text:p>g.44.16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802" calcext:value-type="float">
            <text:p>802</text:p>
          </table:table-cell>
          <table:table-cell office:value-type="float" office:value="45.6446" calcext:value-type="float">
            <text:p>45,6446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8.2412" calcext:value-type="float">
            <text:p>8,2412</text:p>
          </table:table-cell>
          <table:table-cell office:value-type="float" office:value="3.40088422084937" calcext:value-type="float">
            <text:p>3,40088422084937</text:p>
          </table:table-cell>
          <table:table-cell office:value-type="float" office:value="51" calcext:value-type="float">
            <text:p>51</text:p>
          </table:table-cell>
          <table:table-cell office:value-type="float" office:value="45.564" calcext:value-type="float">
            <text:p>45,564</text:p>
          </table:table-cell>
        </table:table-row>
        <table:table-row table:style-name="ro1">
          <table:table-cell office:value-type="string" calcext:value-type="string">
            <text:p>g.44.19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22.9102" calcext:value-type="float">
            <text:p>22,9102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2.205" calcext:value-type="float">
            <text:p>2,205</text:p>
          </table:table-cell>
          <table:table-cell office:value-type="float" office:value="2.77416669784925" calcext:value-type="float">
            <text:p>2,77416669784925</text:p>
          </table:table-cell>
          <table:table-cell office:value-type="float" office:value="85" calcext:value-type="float">
            <text:p>85</text:p>
          </table:table-cell>
          <table:table-cell office:value-type="float" office:value="18.6715" calcext:value-type="float">
            <text:p>18,6715</text:p>
          </table:table-cell>
        </table:table-row>
        <table:table-row table:style-name="ro1">
          <table:table-cell office:value-type="string" calcext:value-type="string">
            <text:p>g.44.20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641" calcext:value-type="float">
            <text:p>641</text:p>
          </table:table-cell>
          <table:table-cell office:value-type="float" office:value="23.5479" calcext:value-type="float">
            <text:p>23,5479</text:p>
          </table:table-cell>
          <table:table-cell office:value-type="float" office:value="44" calcext:value-type="float">
            <text:p>44</text:p>
          </table:table-cell>
          <table:table-cell office:value-type="float" office:value="93" calcext:value-type="float">
            <text:p>93</text:p>
          </table:table-cell>
          <table:table-cell office:value-type="float" office:value="1.7789" calcext:value-type="float">
            <text:p>1,7789</text:p>
          </table:table-cell>
          <table:table-cell office:value-type="float" office:value="6.17984936583906" calcext:value-type="float">
            <text:p>6,17984936583906</text:p>
          </table:table-cell>
          <table:table-cell office:value-type="float" office:value="155" calcext:value-type="float">
            <text:p>155</text:p>
          </table:table-cell>
          <table:table-cell office:value-type="float" office:value="17.4639" calcext:value-type="float">
            <text:p>17,4639</text:p>
          </table:table-cell>
        </table:table-row>
        <table:table-row table:style-name="ro1">
          <table:table-cell office:value-type="string" calcext:value-type="string">
            <text:p>g.44.22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667" calcext:value-type="float">
            <text:p>667</text:p>
          </table:table-cell>
          <table:table-cell office:value-type="float" office:value="44.5408" calcext:value-type="float">
            <text:p>44,5408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27.7107" calcext:value-type="float">
            <text:p>27,7107</text:p>
          </table:table-cell>
          <table:table-cell office:value-type="float" office:value="1.76587431251695" calcext:value-type="float">
            <text:p>1,76587431251695</text:p>
          </table:table-cell>
          <table:table-cell office:value-type="float" office:value="24" calcext:value-type="float">
            <text:p>24</text:p>
          </table:table-cell>
          <table:table-cell office:value-type="float" office:value="44.5408" calcext:value-type="float">
            <text:p>44,5408</text:p>
          </table:table-cell>
        </table:table-row>
        <table:table-row table:style-name="ro1">
          <table:table-cell office:value-type="string" calcext:value-type="string">
            <text:p>g.44.3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944" calcext:value-type="float">
            <text:p>944</text:p>
          </table:table-cell>
          <table:table-cell office:value-type="float" office:value="53.0937" calcext:value-type="float">
            <text:p>53,0937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8.4673" calcext:value-type="float">
            <text:p>8,4673</text:p>
          </table:table-cell>
          <table:table-cell office:value-type="float" office:value="2.7183599528103" calcext:value-type="float">
            <text:p>2,7183599528103</text:p>
          </table:table-cell>
          <table:table-cell office:value-type="float" office:value="21" calcext:value-type="float">
            <text:p>21</text:p>
          </table:table-cell>
          <table:table-cell office:value-type="float" office:value="52.9081" calcext:value-type="float">
            <text:p>52,9081</text:p>
          </table:table-cell>
        </table:table-row>
        <table:table-row table:style-name="ro1">
          <table:table-cell office:value-type="string" calcext:value-type="string">
            <text:p>g.44.7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19" calcext:value-type="float">
            <text:p>119</text:p>
          </table:table-cell>
          <table:table-cell office:value-type="float" office:value="56.032" calcext:value-type="float">
            <text:p>56,032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20.5882" calcext:value-type="float">
            <text:p>20,5882</text:p>
          </table:table-cell>
          <table:table-cell office:value-type="float" office:value="1.82951198796608" calcext:value-type="float">
            <text:p>1,82951198796608</text:p>
          </table:table-cell>
          <table:table-cell office:value-type="float" office:value="23" calcext:value-type="float">
            <text:p>23</text:p>
          </table:table-cell>
          <table:table-cell office:value-type="float" office:value="55.1464" calcext:value-type="float">
            <text:p>55,1464</text:p>
          </table:table-cell>
        </table:table-row>
        <table:table-row table:style-name="ro1">
          <table:table-cell office:value-type="string" calcext:value-type="string">
            <text:p>g.46.19.graphml</text:p>
          </table:table-cell>
          <table:table-cell office:value-type="float" office:value="7600" calcext:value-type="float">
            <text:p>7600</text:p>
          </table:table-cell>
          <table:table-cell office:value-type="float" office:value="4414" calcext:value-type="float">
            <text:p>4414</text:p>
          </table:table-cell>
          <table:table-cell office:value-type="float" office:value="78.3504" calcext:value-type="float">
            <text:p>78,3504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13.6865" calcext:value-type="float">
            <text:p>13,6865</text:p>
          </table:table-cell>
          <table:table-cell office:value-type="float" office:value="2.2062245867427" calcext:value-type="float">
            <text:p>2,2062245867427</text:p>
          </table:table-cell>
          <table:table-cell office:value-type="float" office:value="4" calcext:value-type="float">
            <text:p>4</text:p>
          </table:table-cell>
          <table:table-cell office:value-type="float" office:value="74.9107" calcext:value-type="float">
            <text:p>74,9107</text:p>
          </table:table-cell>
        </table:table-row>
        <table:table-row table:style-name="ro1">
          <table:table-cell office:value-type="string" calcext:value-type="string">
            <text:p>g.46.3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792" calcext:value-type="float">
            <text:p>792</text:p>
          </table:table-cell>
          <table:table-cell office:value-type="float" office:value="14.3421" calcext:value-type="float">
            <text:p>14,3421</text:p>
          </table:table-cell>
          <table:table-cell office:value-type="float" office:value="46" calcext:value-type="float">
            <text:p>46</text:p>
          </table:table-cell>
          <table:table-cell office:value-type="float" office:value="168" calcext:value-type="float">
            <text:p>168</text:p>
          </table:table-cell>
          <table:table-cell office:value-type="float" office:value="0.6903" calcext:value-type="float">
            <text:p>0,6903</text:p>
          </table:table-cell>
          <table:table-cell office:value-type="float" office:value="4.76120138894288" calcext:value-type="float">
            <text:p>4,76120138894288</text:p>
          </table:table-cell>
          <table:table-cell office:value-type="float" office:value="546" calcext:value-type="float">
            <text:p>546</text:p>
          </table:table-cell>
          <table:table-cell office:value-type="float" office:value="12.0709" calcext:value-type="float">
            <text:p>12,0709</text:p>
          </table:table-cell>
        </table:table-row>
        <table:table-row table:style-name="ro1">
          <table:table-cell office:value-type="string" calcext:value-type="string">
            <text:p>g.46.5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580" calcext:value-type="float">
            <text:p>580</text:p>
          </table:table-cell>
          <table:table-cell office:value-type="float" office:value="51.6139" calcext:value-type="float">
            <text:p>51,6139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24.2421" calcext:value-type="float">
            <text:p>24,2421</text:p>
          </table:table-cell>
          <table:table-cell office:value-type="float" office:value="1.83439009453297" calcext:value-type="float">
            <text:p>1,83439009453297</text:p>
          </table:table-cell>
          <table:table-cell office:value-type="float" office:value="12" calcext:value-type="float">
            <text:p>12</text:p>
          </table:table-cell>
          <table:table-cell office:value-type="float" office:value="51.6139" calcext:value-type="float">
            <text:p>51,6139</text:p>
          </table:table-cell>
        </table:table-row>
        <table:table-row table:style-name="ro1">
          <table:table-cell office:value-type="string" calcext:value-type="string">
            <text:p>g.46.9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34" calcext:value-type="float">
            <text:p>134</text:p>
          </table:table-cell>
          <table:table-cell office:value-type="float" office:value="41.9313" calcext:value-type="float">
            <text:p>41,9313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13.3552" calcext:value-type="float">
            <text:p>13,3552</text:p>
          </table:table-cell>
          <table:table-cell office:value-type="float" office:value="2.03229636529214" calcext:value-type="float">
            <text:p>2,03229636529214</text:p>
          </table:table-cell>
          <table:table-cell office:value-type="float" office:value="35" calcext:value-type="float">
            <text:p>35</text:p>
          </table:table-cell>
          <table:table-cell office:value-type="float" office:value="41.513" calcext:value-type="float">
            <text:p>41,513</text:p>
          </table:table-cell>
        </table:table-row>
        <table:table-row table:style-name="ro1">
          <table:table-cell office:value-type="string" calcext:value-type="string">
            <text:p>g.47.1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492" calcext:value-type="float">
            <text:p>492</text:p>
          </table:table-cell>
          <table:table-cell office:value-type="float" office:value="55.0982" calcext:value-type="float">
            <text:p>55,0982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8.8445" calcext:value-type="float">
            <text:p>8,8445</text:p>
          </table:table-cell>
          <table:table-cell office:value-type="float" office:value="1.89585845707988" calcext:value-type="float">
            <text:p>1,89585845707988</text:p>
          </table:table-cell>
          <table:table-cell office:value-type="float" office:value="19" calcext:value-type="float">
            <text:p>19</text:p>
          </table:table-cell>
          <table:table-cell office:value-type="float" office:value="55.0982" calcext:value-type="float">
            <text:p>55,0982</text:p>
          </table:table-cell>
        </table:table-row>
        <table:table-row table:style-name="ro1">
          <table:table-cell office:value-type="string" calcext:value-type="string">
            <text:p>g.47.16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290" calcext:value-type="float">
            <text:p>290</text:p>
          </table:table-cell>
          <table:table-cell office:value-type="float" office:value="51.5567" calcext:value-type="float">
            <text:p>51,5567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13.6236" calcext:value-type="float">
            <text:p>13,6236</text:p>
          </table:table-cell>
          <table:table-cell office:value-type="float" office:value="1.847599347994" calcext:value-type="float">
            <text:p>1,847599347994</text:p>
          </table:table-cell>
          <table:table-cell office:value-type="float" office:value="30" calcext:value-type="float">
            <text:p>30</text:p>
          </table:table-cell>
          <table:table-cell office:value-type="float" office:value="51.4632" calcext:value-type="float">
            <text:p>51,4632</text:p>
          </table:table-cell>
        </table:table-row>
        <table:table-row table:style-name="ro1">
          <table:table-cell office:value-type="string" calcext:value-type="string">
            <text:p>g.47.2.graphml</text:p>
          </table:table-cell>
          <table:table-cell office:value-type="float" office:value="2700" calcext:value-type="float">
            <text:p>2700</text:p>
          </table:table-cell>
          <table:table-cell office:value-type="float" office:value="1743" calcext:value-type="float">
            <text:p>1743</text:p>
          </table:table-cell>
          <table:table-cell office:value-type="float" office:value="63.6589" calcext:value-type="float">
            <text:p>63,6589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9.3156" calcext:value-type="float">
            <text:p>9,3156</text:p>
          </table:table-cell>
          <table:table-cell office:value-type="float" office:value="1.95759817082249" calcext:value-type="float">
            <text:p>1,95759817082249</text:p>
          </table:table-cell>
          <table:table-cell office:value-type="float" office:value="23" calcext:value-type="float">
            <text:p>23</text:p>
          </table:table-cell>
          <table:table-cell office:value-type="float" office:value="63.6589" calcext:value-type="float">
            <text:p>63,6589</text:p>
          </table:table-cell>
        </table:table-row>
        <table:table-row table:style-name="ro1">
          <table:table-cell office:value-type="string" calcext:value-type="string">
            <text:p>g.47.26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4593" calcext:value-type="float">
            <text:p>71,4593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8.5836" calcext:value-type="float">
            <text:p>8,5836</text:p>
          </table:table-cell>
          <table:table-cell office:value-type="float" office:value="2.67672922735348" calcext:value-type="float">
            <text:p>2,67672922735348</text:p>
          </table:table-cell>
          <table:table-cell office:value-type="float" office:value="3" calcext:value-type="float">
            <text:p>3</text:p>
          </table:table-cell>
          <table:table-cell office:value-type="float" office:value="71.4593" calcext:value-type="float">
            <text:p>71,4593</text:p>
          </table:table-cell>
        </table:table-row>
        <table:table-row table:style-name="ro1">
          <table:table-cell office:value-type="string" calcext:value-type="string">
            <text:p>g.47.27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43.2789" calcext:value-type="float">
            <text:p>43,2789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2.8338" calcext:value-type="float">
            <text:p>2,8338</text:p>
          </table:table-cell>
          <table:table-cell office:value-type="float" office:value="2.72229701075988" calcext:value-type="float">
            <text:p>2,72229701075988</text:p>
          </table:table-cell>
          <table:table-cell office:value-type="float" office:value="53" calcext:value-type="float">
            <text:p>53</text:p>
          </table:table-cell>
          <table:table-cell office:value-type="float" office:value="40.9398" calcext:value-type="float">
            <text:p>40,9398</text:p>
          </table:table-cell>
        </table:table-row>
        <table:table-row table:style-name="ro1">
          <table:table-cell office:value-type="string" calcext:value-type="string">
            <text:p>g.47.30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451" calcext:value-type="float">
            <text:p>451</text:p>
          </table:table-cell>
          <table:table-cell office:value-type="float" office:value="50.1627" calcext:value-type="float">
            <text:p>50,1627</text:p>
          </table:table-cell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office:value-type="float" office:value="1.9148" calcext:value-type="float">
            <text:p>1,9148</text:p>
          </table:table-cell>
          <table:table-cell office:value-type="float" office:value="3.11227896236035" calcext:value-type="float">
            <text:p>3,11227896236035</text:p>
          </table:table-cell>
          <table:table-cell office:value-type="float" office:value="82" calcext:value-type="float">
            <text:p>82</text:p>
          </table:table-cell>
          <table:table-cell office:value-type="float" office:value="50.1627" calcext:value-type="float">
            <text:p>50,1627</text:p>
          </table:table-cell>
        </table:table-row>
        <table:table-row table:style-name="ro1">
          <table:table-cell office:value-type="string" calcext:value-type="string">
            <text:p>g.47.7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276" calcext:value-type="float">
            <text:p>276</text:p>
          </table:table-cell>
          <table:table-cell office:value-type="float" office:value="60.076" calcext:value-type="float">
            <text:p>60,076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32.2337" calcext:value-type="float">
            <text:p>32,2337</text:p>
          </table:table-cell>
          <table:table-cell office:value-type="float" office:value="1.78424756590493" calcext:value-type="float">
            <text:p>1,78424756590493</text:p>
          </table:table-cell>
          <table:table-cell office:value-type="float" office:value="10" calcext:value-type="float">
            <text:p>10</text:p>
          </table:table-cell>
          <table:table-cell office:value-type="float" office:value="60.076" calcext:value-type="float">
            <text:p>60,076</text:p>
          </table:table-cell>
        </table:table-row>
        <table:table-row table:style-name="ro1">
          <table:table-cell office:value-type="string" calcext:value-type="string">
            <text:p>g.47.8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13" calcext:value-type="float">
            <text:p>113</text:p>
          </table:table-cell>
          <table:table-cell office:value-type="float" office:value="74.4206" calcext:value-type="float">
            <text:p>74,4206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16.3685" calcext:value-type="float">
            <text:p>16,3685</text:p>
          </table:table-cell>
          <table:table-cell office:value-type="float" office:value="1.85373460923076" calcext:value-type="float">
            <text:p>1,85373460923076</text:p>
          </table:table-cell>
          <table:table-cell office:value-type="float" office:value="6" calcext:value-type="float">
            <text:p>6</text:p>
          </table:table-cell>
          <table:table-cell office:value-type="float" office:value="73.6465" calcext:value-type="float">
            <text:p>73,6465</text:p>
          </table:table-cell>
        </table:table-row>
        <table:table-row table:style-name="ro1">
          <table:table-cell office:value-type="string" calcext:value-type="string">
            <text:p>g.48.0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296" calcext:value-type="float">
            <text:p>296</text:p>
          </table:table-cell>
          <table:table-cell office:value-type="float" office:value="69.175" calcext:value-type="float">
            <text:p>69,175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11.198" calcext:value-type="float">
            <text:p>11,198</text:p>
          </table:table-cell>
          <table:table-cell office:value-type="float" office:value="1.97637794656078" calcext:value-type="float">
            <text:p>1,97637794656078</text:p>
          </table:table-cell>
          <table:table-cell office:value-type="float" office:value="9" calcext:value-type="float">
            <text:p>9</text:p>
          </table:table-cell>
          <table:table-cell office:value-type="float" office:value="69.1722" calcext:value-type="float">
            <text:p>69,1722</text:p>
          </table:table-cell>
        </table:table-row>
        <table:table-row table:style-name="ro1">
          <table:table-cell office:value-type="string" calcext:value-type="string">
            <text:p>g.48.16.graphml</text:p>
          </table:table-cell>
          <table:table-cell office:value-type="float" office:value="1800" calcext:value-type="float">
            <text:p>1800</text:p>
          </table:table-cell>
          <table:table-cell office:value-type="float" office:value="1042" calcext:value-type="float">
            <text:p>1042</text:p>
          </table:table-cell>
          <table:table-cell office:value-type="float" office:value="68.6332" calcext:value-type="float">
            <text:p>68,6332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10.1574" calcext:value-type="float">
            <text:p>10,1574</text:p>
          </table:table-cell>
          <table:table-cell office:value-type="float" office:value="2.4136366658205" calcext:value-type="float">
            <text:p>2,4136366658205</text:p>
          </table:table-cell>
          <table:table-cell office:value-type="float" office:value="20" calcext:value-type="float">
            <text:p>20</text:p>
          </table:table-cell>
          <table:table-cell office:value-type="float" office:value="68.6332" calcext:value-type="float">
            <text:p>68,6332</text:p>
          </table:table-cell>
        </table:table-row>
        <table:table-row table:style-name="ro1">
          <table:table-cell office:value-type="string" calcext:value-type="string">
            <text:p>g.48.3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483" calcext:value-type="float">
            <text:p>483</text:p>
          </table:table-cell>
          <table:table-cell office:value-type="float" office:value="55.531" calcext:value-type="float">
            <text:p>55,531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2.9811" calcext:value-type="float">
            <text:p>2,9811</text:p>
          </table:table-cell>
          <table:table-cell office:value-type="float" office:value="2.30794492837569" calcext:value-type="float">
            <text:p>2,30794492837569</text:p>
          </table:table-cell>
          <table:table-cell office:value-type="float" office:value="33" calcext:value-type="float">
            <text:p>33</text:p>
          </table:table-cell>
          <table:table-cell office:value-type="float" office:value="55.531" calcext:value-type="float">
            <text:p>55,531</text:p>
          </table:table-cell>
        </table:table-row>
        <table:table-row table:style-name="ro1">
          <table:table-cell office:value-type="string" calcext:value-type="string">
            <text:p>g.48.4.graphml</text:p>
          </table:table-cell>
          <table:table-cell office:value-type="float" office:value="1900" calcext:value-type="float">
            <text:p>1900</text:p>
          </table:table-cell>
          <table:table-cell office:value-type="float" office:value="1034" calcext:value-type="float">
            <text:p>1034</text:p>
          </table:table-cell>
          <table:table-cell office:value-type="float" office:value="52.7827" calcext:value-type="float">
            <text:p>52,7827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9.9701" calcext:value-type="float">
            <text:p>9,9701</text:p>
          </table:table-cell>
          <table:table-cell office:value-type="float" office:value="2.08476500062054" calcext:value-type="float">
            <text:p>2,08476500062054</text:p>
          </table:table-cell>
          <table:table-cell office:value-type="float" office:value="25" calcext:value-type="float">
            <text:p>25</text:p>
          </table:table-cell>
          <table:table-cell office:value-type="float" office:value="52.7827" calcext:value-type="float">
            <text:p>52,7827</text:p>
          </table:table-cell>
        </table:table-row>
        <table:table-row table:style-name="ro1">
          <table:table-cell office:value-type="string" calcext:value-type="string">
            <text:p>g.48.9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228" calcext:value-type="float">
            <text:p>228</text:p>
          </table:table-cell>
          <table:table-cell office:value-type="float" office:value="53.1633" calcext:value-type="float">
            <text:p>53,1633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1.9907" calcext:value-type="float">
            <text:p>1,9907</text:p>
          </table:table-cell>
          <table:table-cell office:value-type="float" office:value="3.71847388742149" calcext:value-type="float">
            <text:p>3,71847388742149</text:p>
          </table:table-cell>
          <table:table-cell office:value-type="float" office:value="42" calcext:value-type="float">
            <text:p>42</text:p>
          </table:table-cell>
          <table:table-cell office:value-type="float" office:value="51.7182" calcext:value-type="float">
            <text:p>51,7182</text:p>
          </table:table-cell>
        </table:table-row>
        <table:table-row table:style-name="ro1">
          <table:table-cell office:value-type="string" calcext:value-type="string">
            <text:p>g.49.11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15.6762" calcext:value-type="float">
            <text:p>15,6762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office:value-type="float" office:value="1.1935" calcext:value-type="float">
            <text:p>1,1935</text:p>
          </table:table-cell>
          <table:table-cell office:value-type="float" office:value="4.47762736815833" calcext:value-type="float">
            <text:p>4,47762736815833</text:p>
          </table:table-cell>
          <table:table-cell office:value-type="float" office:value="163" calcext:value-type="float">
            <text:p>163</text:p>
          </table:table-cell>
          <table:table-cell office:value-type="float" office:value="15.6762" calcext:value-type="float">
            <text:p>15,6762</text:p>
          </table:table-cell>
        </table:table-row>
        <table:table-row table:style-name="ro1">
          <table:table-cell office:value-type="string" calcext:value-type="string">
            <text:p>g.49.12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5467" calcext:value-type="float">
            <text:p>11,5467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office:value-type="float" office:value="0.2653" calcext:value-type="float">
            <text:p>0,2653</text:p>
          </table:table-cell>
          <table:table-cell office:value-type="float" office:value="5.53646629325904" calcext:value-type="float">
            <text:p>5,53646629325904</text:p>
          </table:table-cell>
          <table:table-cell office:value-type="float" office:value="161" calcext:value-type="float">
            <text:p>161</text:p>
          </table:table-cell>
          <table:table-cell office:value-type="float" office:value="11.5467" calcext:value-type="float">
            <text:p>11,5467</text:p>
          </table:table-cell>
        </table:table-row>
        <table:table-row table:style-name="ro1">
          <table:table-cell office:value-type="string" calcext:value-type="string">
            <text:p>g.49.19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548" calcext:value-type="float">
            <text:p>548</text:p>
          </table:table-cell>
          <table:table-cell office:value-type="float" office:value="64.1775" calcext:value-type="float">
            <text:p>64,1775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5.1034" calcext:value-type="float">
            <text:p>5,1034</text:p>
          </table:table-cell>
          <table:table-cell office:value-type="float" office:value="2.12312439000347" calcext:value-type="float">
            <text:p>2,12312439000347</text:p>
          </table:table-cell>
          <table:table-cell office:value-type="float" office:value="25" calcext:value-type="float">
            <text:p>25</text:p>
          </table:table-cell>
          <table:table-cell office:value-type="float" office:value="64.1775" calcext:value-type="float">
            <text:p>64,1775</text:p>
          </table:table-cell>
        </table:table-row>
        <table:table-row table:style-name="ro1">
          <table:table-cell office:value-type="string" calcext:value-type="string">
            <text:p>g.49.8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36" calcext:value-type="float">
            <text:p>136</text:p>
          </table:table-cell>
          <table:table-cell office:value-type="float" office:value="52.0437" calcext:value-type="float">
            <text:p>52,0437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1.8078" calcext:value-type="float">
            <text:p>1,8078</text:p>
          </table:table-cell>
          <table:table-cell office:value-type="float" office:value="2.3339105404915" calcext:value-type="float">
            <text:p>2,3339105404915</text:p>
          </table:table-cell>
          <table:table-cell office:value-type="float" office:value="12" calcext:value-type="float">
            <text:p>12</text:p>
          </table:table-cell>
          <table:table-cell office:value-type="float" office:value="51.7829" calcext:value-type="float">
            <text:p>51,7829</text:p>
          </table:table-cell>
        </table:table-row>
        <table:table-row table:style-name="ro1">
          <table:table-cell office:value-type="string" calcext:value-type="string">
            <text:p>g.50.7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1128" calcext:value-type="float">
            <text:p>1128</text:p>
          </table:table-cell>
          <table:table-cell office:value-type="float" office:value="36.5013" calcext:value-type="float">
            <text:p>36,5013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0.9339" calcext:value-type="float">
            <text:p>0,9339</text:p>
          </table:table-cell>
          <table:table-cell office:value-type="float" office:value="8.10796428323059" calcext:value-type="float">
            <text:p>8,10796428323059</text:p>
          </table:table-cell>
          <table:table-cell office:value-type="float" office:value="103" calcext:value-type="float">
            <text:p>103</text:p>
          </table:table-cell>
          <table:table-cell office:value-type="float" office:value="36.4283" calcext:value-type="float">
            <text:p>36,4283</text:p>
          </table:table-cell>
        </table:table-row>
        <table:table-row table:style-name="ro1">
          <table:table-cell office:value-type="string" calcext:value-type="string">
            <text:p>g.50.9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610" calcext:value-type="float">
            <text:p>610</text:p>
          </table:table-cell>
          <table:table-cell office:value-type="float" office:value="47.8087" calcext:value-type="float">
            <text:p>47,8087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10.7211" calcext:value-type="float">
            <text:p>10,7211</text:p>
          </table:table-cell>
          <table:table-cell office:value-type="float" office:value="2.49219370277092" calcext:value-type="float">
            <text:p>2,49219370277092</text:p>
          </table:table-cell>
          <table:table-cell office:value-type="float" office:value="33" calcext:value-type="float">
            <text:p>33</text:p>
          </table:table-cell>
          <table:table-cell office:value-type="float" office:value="47.8087" calcext:value-type="float">
            <text:p>47,8087</text:p>
          </table:table-cell>
        </table:table-row>
        <table:table-row table:style-name="ro1">
          <table:table-cell office:value-type="string" calcext:value-type="string">
            <text:p>g.51.2.graphml</text:p>
          </table:table-cell>
          <table:table-cell office:value-type="float" office:value="2500" calcext:value-type="float">
            <text:p>2500</text:p>
          </table:table-cell>
          <table:table-cell office:value-type="float" office:value="1796" calcext:value-type="float">
            <text:p>1796</text:p>
          </table:table-cell>
          <table:table-cell office:value-type="float" office:value="58.454" calcext:value-type="float">
            <text:p>58,454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9.3593" calcext:value-type="float">
            <text:p>9,3593</text:p>
          </table:table-cell>
          <table:table-cell office:value-type="float" office:value="2.33440871338602" calcext:value-type="float">
            <text:p>2,33440871338602</text:p>
          </table:table-cell>
          <table:table-cell office:value-type="float" office:value="22" calcext:value-type="float">
            <text:p>22</text:p>
          </table:table-cell>
          <table:table-cell office:value-type="float" office:value="58.3478" calcext:value-type="float">
            <text:p>58,3478</text:p>
          </table:table-cell>
        </table:table-row>
        <table:table-row table:style-name="ro1">
          <table:table-cell office:value-type="string" calcext:value-type="string">
            <text:p>g.51.5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26" calcext:value-type="float">
            <text:p>126</text:p>
          </table:table-cell>
          <table:table-cell office:value-type="float" office:value="85.4385" calcext:value-type="float">
            <text:p>85,4385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37.9558" calcext:value-type="float">
            <text:p>37,9558</text:p>
          </table:table-cell>
          <table:table-cell office:value-type="float" office:value="1.59770919574855" calcext:value-type="float">
            <text:p>1,59770919574855</text:p>
          </table:table-cell>
          <table:table-cell office:value-type="float" office:value="4" calcext:value-type="float">
            <text:p>4</text:p>
          </table:table-cell>
          <table:table-cell office:value-type="float" office:value="85.4356" calcext:value-type="float">
            <text:p>85,4356</text:p>
          </table:table-cell>
        </table:table-row>
        <table:table-row table:style-name="ro1">
          <table:table-cell office:value-type="string" calcext:value-type="string">
            <text:p>g.53.13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879" calcext:value-type="float">
            <text:p>879</text:p>
          </table:table-cell>
          <table:table-cell office:value-type="float" office:value="40.4708" calcext:value-type="float">
            <text:p>40,4708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2.9198" calcext:value-type="float">
            <text:p>2,9198</text:p>
          </table:table-cell>
          <table:table-cell office:value-type="float" office:value="3.25160198629273" calcext:value-type="float">
            <text:p>3,25160198629273</text:p>
          </table:table-cell>
          <table:table-cell office:value-type="float" office:value="90" calcext:value-type="float">
            <text:p>90</text:p>
          </table:table-cell>
          <table:table-cell office:value-type="float" office:value="40.4708" calcext:value-type="float">
            <text:p>40,4708</text:p>
          </table:table-cell>
        </table:table-row>
        <table:table-row table:style-name="ro1">
          <table:table-cell office:value-type="string" calcext:value-type="string">
            <text:p>g.53.3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86" calcext:value-type="float">
            <text:p>186</text:p>
          </table:table-cell>
          <table:table-cell office:value-type="float" office:value="61.9858" calcext:value-type="float">
            <text:p>61,9858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20.7068" calcext:value-type="float">
            <text:p>20,7068</text:p>
          </table:table-cell>
          <table:table-cell office:value-type="float" office:value="1.81085028768778" calcext:value-type="float">
            <text:p>1,81085028768778</text:p>
          </table:table-cell>
          <table:table-cell office:value-type="float" office:value="13" calcext:value-type="float">
            <text:p>13</text:p>
          </table:table-cell>
          <table:table-cell office:value-type="float" office:value="61.8003" calcext:value-type="float">
            <text:p>61,8003</text:p>
          </table:table-cell>
        </table:table-row>
        <table:table-row table:style-name="ro1">
          <table:table-cell office:value-type="string" calcext:value-type="string">
            <text:p>g.53.5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484" calcext:value-type="float">
            <text:p>5,3484</text:p>
          </table:table-cell>
          <table:table-cell office:value-type="float" office:value="53" calcext:value-type="float">
            <text:p>53</text:p>
          </table:table-cell>
          <table:table-cell office:value-type="float" office:value="203" calcext:value-type="float">
            <text:p>203</text:p>
          </table:table-cell>
          <table:table-cell office:value-type="float" office:value="0.2533" calcext:value-type="float">
            <text:p>0,2533</text:p>
          </table:table-cell>
          <table:table-cell office:value-type="float" office:value="5.56671188853887" calcext:value-type="float">
            <text:p>5,56671188853887</text:p>
          </table:table-cell>
          <table:table-cell office:value-type="float" office:value="1537" calcext:value-type="float">
            <text:p>1537</text:p>
          </table:table-cell>
          <table:table-cell office:value-type="float" office:value="5.3484" calcext:value-type="float">
            <text:p>5,3484</text:p>
          </table:table-cell>
        </table:table-row>
        <table:table-row table:style-name="ro1">
          <table:table-cell office:value-type="string" calcext:value-type="string">
            <text:p>g.53.9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30" calcext:value-type="float">
            <text:p>230</text:p>
          </table:table-cell>
          <table:table-cell office:value-type="float" office:value="22.4258" calcext:value-type="float">
            <text:p>22,4258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7.125" calcext:value-type="float">
            <text:p>7,125</text:p>
          </table:table-cell>
          <table:table-cell office:value-type="float" office:value="2.71192000709516" calcext:value-type="float">
            <text:p>2,71192000709516</text:p>
          </table:table-cell>
          <table:table-cell office:value-type="float" office:value="159" calcext:value-type="float">
            <text:p>159</text:p>
          </table:table-cell>
          <table:table-cell office:value-type="float" office:value="20.2029" calcext:value-type="float">
            <text:p>20,2029</text:p>
          </table:table-cell>
        </table:table-row>
        <table:table-row table:style-name="ro1">
          <table:table-cell office:value-type="string" calcext:value-type="string">
            <text:p>g.54.1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27" calcext:value-type="float">
            <text:p>127</text:p>
          </table:table-cell>
          <table:table-cell office:value-type="float" office:value="24.4275" calcext:value-type="float">
            <text:p>24,4275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office:value-type="float" office:value="3.4052" calcext:value-type="float">
            <text:p>3,4052</text:p>
          </table:table-cell>
          <table:table-cell office:value-type="float" office:value="3.39503681654682" calcext:value-type="float">
            <text:p>3,39503681654682</text:p>
          </table:table-cell>
          <table:table-cell office:value-type="float" office:value="128" calcext:value-type="float">
            <text:p>128</text:p>
          </table:table-cell>
          <table:table-cell office:value-type="float" office:value="24.4275" calcext:value-type="float">
            <text:p>24,4275</text:p>
          </table:table-cell>
        </table:table-row>
        <table:table-row table:style-name="ro1">
          <table:table-cell office:value-type="string" calcext:value-type="string">
            <text:p>g.55.13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573" calcext:value-type="float">
            <text:p>573</text:p>
          </table:table-cell>
          <table:table-cell office:value-type="float" office:value="25.8477" calcext:value-type="float">
            <text:p>25,8477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4.1338" calcext:value-type="float">
            <text:p>4,1338</text:p>
          </table:table-cell>
          <table:table-cell office:value-type="float" office:value="3.36226819709796" calcext:value-type="float">
            <text:p>3,36226819709796</text:p>
          </table:table-cell>
          <table:table-cell office:value-type="float" office:value="133" calcext:value-type="float">
            <text:p>133</text:p>
          </table:table-cell>
          <table:table-cell office:value-type="float" office:value="25.8477" calcext:value-type="float">
            <text:p>25,8477</text:p>
          </table:table-cell>
        </table:table-row>
        <table:table-row table:style-name="ro1">
          <table:table-cell office:value-type="string" calcext:value-type="string">
            <text:p>g.55.23.graphml</text:p>
          </table:table-cell>
          <table:table-cell office:value-type="float" office:value="1900" calcext:value-type="float">
            <text:p>1900</text:p>
          </table:table-cell>
          <table:table-cell office:value-type="float" office:value="2285" calcext:value-type="float">
            <text:p>2285</text:p>
          </table:table-cell>
          <table:table-cell office:value-type="float" office:value="20.3504" calcext:value-type="float">
            <text:p>20,3504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4.0124" calcext:value-type="float">
            <text:p>4,0124</text:p>
          </table:table-cell>
          <table:table-cell office:value-type="float" office:value="3.79072386636249" calcext:value-type="float">
            <text:p>3,79072386636249</text:p>
          </table:table-cell>
          <table:table-cell office:value-type="float" office:value="183" calcext:value-type="float">
            <text:p>183</text:p>
          </table:table-cell>
          <table:table-cell office:value-type="float" office:value="18.5191" calcext:value-type="float">
            <text:p>18,5191</text:p>
          </table:table-cell>
        </table:table-row>
        <table:table-row table:style-name="ro1">
          <table:table-cell office:value-type="string" calcext:value-type="string">
            <text:p>g.55.24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51" calcext:value-type="float">
            <text:p>251</text:p>
          </table:table-cell>
          <table:table-cell office:value-type="float" office:value="17.5097" calcext:value-type="float">
            <text:p>17,5097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3.3632" calcext:value-type="float">
            <text:p>3,3632</text:p>
          </table:table-cell>
          <table:table-cell office:value-type="float" office:value="2.96892611090635" calcext:value-type="float">
            <text:p>2,96892611090635</text:p>
          </table:table-cell>
          <table:table-cell office:value-type="float" office:value="180" calcext:value-type="float">
            <text:p>180</text:p>
          </table:table-cell>
          <table:table-cell office:value-type="float" office:value="17.5097" calcext:value-type="float">
            <text:p>17,5097</text:p>
          </table:table-cell>
        </table:table-row>
        <table:table-row table:style-name="ro1">
          <table:table-cell office:value-type="string" calcext:value-type="string">
            <text:p>g.55.26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92" calcext:value-type="float">
            <text:p>192</text:p>
          </table:table-cell>
          <table:table-cell office:value-type="float" office:value="63.2634" calcext:value-type="float">
            <text:p>63,2634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21.7498" calcext:value-type="float">
            <text:p>21,7498</text:p>
          </table:table-cell>
          <table:table-cell office:value-type="float" office:value="2.30871658308198" calcext:value-type="float">
            <text:p>2,30871658308198</text:p>
          </table:table-cell>
          <table:table-cell office:value-type="float" office:value="10" calcext:value-type="float">
            <text:p>10</text:p>
          </table:table-cell>
          <table:table-cell office:value-type="float" office:value="63.1502" calcext:value-type="float">
            <text:p>63,1502</text:p>
          </table:table-cell>
        </table:table-row>
        <table:table-row table:style-name="ro1">
          <table:table-cell office:value-type="string" calcext:value-type="string">
            <text:p>g.55.30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499" calcext:value-type="float">
            <text:p>499</text:p>
          </table:table-cell>
          <table:table-cell office:value-type="float" office:value="13.3724" calcext:value-type="float">
            <text:p>13,3724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0.6194" calcext:value-type="float">
            <text:p>0,6194</text:p>
          </table:table-cell>
          <table:table-cell office:value-type="float" office:value="8.54818122971378" calcext:value-type="float">
            <text:p>8,54818122971378</text:p>
          </table:table-cell>
          <table:table-cell office:value-type="float" office:value="474" calcext:value-type="float">
            <text:p>474</text:p>
          </table:table-cell>
          <table:table-cell office:value-type="float" office:value="12.9662" calcext:value-type="float">
            <text:p>12,9662</text:p>
          </table:table-cell>
        </table:table-row>
        <table:table-row table:style-name="ro1">
          <table:table-cell office:value-type="string" calcext:value-type="string">
            <text:p>g.55.32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273" calcext:value-type="float">
            <text:p>273</text:p>
          </table:table-cell>
          <table:table-cell office:value-type="float" office:value="57.7975" calcext:value-type="float">
            <text:p>57,7975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float" office:value="2.961" calcext:value-type="float">
            <text:p>2,961</text:p>
          </table:table-cell>
          <table:table-cell office:value-type="float" office:value="2.64130309087109" calcext:value-type="float">
            <text:p>2,64130309087109</text:p>
          </table:table-cell>
          <table:table-cell office:value-type="float" office:value="32" calcext:value-type="float">
            <text:p>32</text:p>
          </table:table-cell>
          <table:table-cell office:value-type="float" office:value="55.9834" calcext:value-type="float">
            <text:p>55,9834</text:p>
          </table:table-cell>
        </table:table-row>
        <table:table-row table:style-name="ro1">
          <table:table-cell office:value-type="string" calcext:value-type="string">
            <text:p>g.55.6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631" calcext:value-type="float">
            <text:p>631</text:p>
          </table:table-cell>
          <table:table-cell office:value-type="float" office:value="25.8383" calcext:value-type="float">
            <text:p>25,8383</text:p>
          </table:table-cell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office:value-type="float" office:value="1.0573" calcext:value-type="float">
            <text:p>1,0573</text:p>
          </table:table-cell>
          <table:table-cell office:value-type="float" office:value="4.04619680984002" calcext:value-type="float">
            <text:p>4,04619680984002</text:p>
          </table:table-cell>
          <table:table-cell office:value-type="float" office:value="177" calcext:value-type="float">
            <text:p>177</text:p>
          </table:table-cell>
          <table:table-cell office:value-type="float" office:value="17.7483" calcext:value-type="float">
            <text:p>17,7483</text:p>
          </table:table-cell>
        </table:table-row>
        <table:table-row table:style-name="ro1">
          <table:table-cell office:value-type="string" calcext:value-type="string">
            <text:p>g.55.8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1002" calcext:value-type="float">
            <text:p>1002</text:p>
          </table:table-cell>
          <table:table-cell office:value-type="float" office:value="24.584" calcext:value-type="float">
            <text:p>24,584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5.8532" calcext:value-type="float">
            <text:p>5,8532</text:p>
          </table:table-cell>
          <table:table-cell office:value-type="float" office:value="3.52068287367587" calcext:value-type="float">
            <text:p>3,52068287367587</text:p>
          </table:table-cell>
          <table:table-cell office:value-type="float" office:value="197" calcext:value-type="float">
            <text:p>197</text:p>
          </table:table-cell>
          <table:table-cell office:value-type="float" office:value="20.5383" calcext:value-type="float">
            <text:p>20,5383</text:p>
          </table:table-cell>
        </table:table-row>
        <table:table-row table:style-name="ro1">
          <table:table-cell office:value-type="string" calcext:value-type="string">
            <text:p>g.55.9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576" calcext:value-type="float">
            <text:p>576</text:p>
          </table:table-cell>
          <table:table-cell office:value-type="float" office:value="26.4945" calcext:value-type="float">
            <text:p>26,4945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2.3667" calcext:value-type="float">
            <text:p>2,3667</text:p>
          </table:table-cell>
          <table:table-cell office:value-type="float" office:value="3.91044359730558" calcext:value-type="float">
            <text:p>3,91044359730558</text:p>
          </table:table-cell>
          <table:table-cell office:value-type="float" office:value="130" calcext:value-type="float">
            <text:p>130</text:p>
          </table:table-cell>
          <table:table-cell office:value-type="float" office:value="26.364" calcext:value-type="float">
            <text:p>26,364</text:p>
          </table:table-cell>
        </table:table-row>
        <table:table-row table:style-name="ro1">
          <table:table-cell office:value-type="string" calcext:value-type="string">
            <text:p>g.56.10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78" calcext:value-type="float">
            <text:p>278</text:p>
          </table:table-cell>
          <table:table-cell office:value-type="float" office:value="18.8049" calcext:value-type="float">
            <text:p>18,8049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1.6628" calcext:value-type="float">
            <text:p>1,6628</text:p>
          </table:table-cell>
          <table:table-cell office:value-type="float" office:value="3.01219244137371" calcext:value-type="float">
            <text:p>3,01219244137371</text:p>
          </table:table-cell>
          <table:table-cell office:value-type="float" office:value="83" calcext:value-type="float">
            <text:p>83</text:p>
          </table:table-cell>
          <table:table-cell office:value-type="float" office:value="18.8049" calcext:value-type="float">
            <text:p>18,8049</text:p>
          </table:table-cell>
        </table:table-row>
        <table:table-row table:style-name="ro1">
          <table:table-cell office:value-type="string" calcext:value-type="string">
            <text:p>g.56.2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office:value-type="float" office:value="22.6479" calcext:value-type="float">
            <text:p>22,6479</text:p>
          </table:table-cell>
          <table:table-cell office:value-type="float" office:value="56" calcext:value-type="float">
            <text:p>56</text:p>
          </table:table-cell>
          <table:table-cell office:value-type="float" office:value="106" calcext:value-type="float">
            <text:p>106</text:p>
          </table:table-cell>
          <table:table-cell office:value-type="float" office:value="2.8624" calcext:value-type="float">
            <text:p>2,8624</text:p>
          </table:table-cell>
          <table:table-cell office:value-type="float" office:value="3.90323717988712" calcext:value-type="float">
            <text:p>3,90323717988712</text:p>
          </table:table-cell>
          <table:table-cell office:value-type="float" office:value="132" calcext:value-type="float">
            <text:p>132</text:p>
          </table:table-cell>
          <table:table-cell office:value-type="float" office:value="22.6479" calcext:value-type="float">
            <text:p>22,6479</text:p>
          </table:table-cell>
        </table:table-row>
        <table:table-row table:style-name="ro1">
          <table:table-cell office:value-type="string" calcext:value-type="string">
            <text:p>g.56.3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570" calcext:value-type="float">
            <text:p>570</text:p>
          </table:table-cell>
          <table:table-cell office:value-type="float" office:value="18.1837" calcext:value-type="float">
            <text:p>18,1837</text:p>
          </table:table-cell>
          <table:table-cell office:value-type="float" office:value="56" calcext:value-type="float">
            <text:p>56</text:p>
          </table:table-cell>
          <table:table-cell office:value-type="float" office:value="106" calcext:value-type="float">
            <text:p>106</text:p>
          </table:table-cell>
          <table:table-cell office:value-type="float" office:value="4.6106" calcext:value-type="float">
            <text:p>4,6106</text:p>
          </table:table-cell>
          <table:table-cell office:value-type="float" office:value="4.05518566293225" calcext:value-type="float">
            <text:p>4,05518566293225</text:p>
          </table:table-cell>
          <table:table-cell office:value-type="float" office:value="194" calcext:value-type="float">
            <text:p>194</text:p>
          </table:table-cell>
          <table:table-cell office:value-type="float" office:value="17.7336" calcext:value-type="float">
            <text:p>17,7336</text:p>
          </table:table-cell>
        </table:table-row>
        <table:table-row table:style-name="ro1">
          <table:table-cell office:value-type="string" calcext:value-type="string">
            <text:p>g.56.4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22.6878" calcext:value-type="float">
            <text:p>22,6878</text:p>
          </table:table-cell>
          <table:table-cell office:value-type="float" office:value="56" calcext:value-type="float">
            <text:p>56</text:p>
          </table:table-cell>
          <table:table-cell office:value-type="float" office:value="103" calcext:value-type="float">
            <text:p>103</text:p>
          </table:table-cell>
          <table:table-cell office:value-type="float" office:value="1.1432" calcext:value-type="float">
            <text:p>1,1432</text:p>
          </table:table-cell>
          <table:table-cell office:value-type="float" office:value="3.42287711181565" calcext:value-type="float">
            <text:p>3,42287711181565</text:p>
          </table:table-cell>
          <table:table-cell office:value-type="float" office:value="136" calcext:value-type="float">
            <text:p>136</text:p>
          </table:table-cell>
          <table:table-cell office:value-type="float" office:value="22.6878" calcext:value-type="float">
            <text:p>22,6878</text:p>
          </table:table-cell>
        </table:table-row>
        <table:table-row table:style-name="ro1">
          <table:table-cell office:value-type="string" calcext:value-type="string">
            <text:p>g.56.5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286" calcext:value-type="float">
            <text:p>286</text:p>
          </table:table-cell>
          <table:table-cell office:value-type="float" office:value="46.5376" calcext:value-type="float">
            <text:p>46,5376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5.3085" calcext:value-type="float">
            <text:p>5,3085</text:p>
          </table:table-cell>
          <table:table-cell office:value-type="float" office:value="2.86574959960238" calcext:value-type="float">
            <text:p>2,86574959960238</text:p>
          </table:table-cell>
          <table:table-cell office:value-type="float" office:value="54" calcext:value-type="float">
            <text:p>54</text:p>
          </table:table-cell>
          <table:table-cell office:value-type="float" office:value="46.5376" calcext:value-type="float">
            <text:p>46,5376</text:p>
          </table:table-cell>
        </table:table-row>
        <table:table-row table:style-name="ro1">
          <table:table-cell office:value-type="string" calcext:value-type="string">
            <text:p>g.56.7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46.6699" calcext:value-type="float">
            <text:p>46,6699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8.4242" calcext:value-type="float">
            <text:p>8,4242</text:p>
          </table:table-cell>
          <table:table-cell office:value-type="float" office:value="2.61336318345096" calcext:value-type="float">
            <text:p>2,61336318345096</text:p>
          </table:table-cell>
          <table:table-cell office:value-type="float" office:value="33" calcext:value-type="float">
            <text:p>33</text:p>
          </table:table-cell>
          <table:table-cell office:value-type="float" office:value="44.1319" calcext:value-type="float">
            <text:p>44,1319</text:p>
          </table:table-cell>
        </table:table-row>
        <table:table-row table:style-name="ro1">
          <table:table-cell office:value-type="string" calcext:value-type="string">
            <text:p>g.57.0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399" calcext:value-type="float">
            <text:p>399</text:p>
          </table:table-cell>
          <table:table-cell office:value-type="float" office:value="59.0968" calcext:value-type="float">
            <text:p>59,0968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12.4878" calcext:value-type="float">
            <text:p>12,4878</text:p>
          </table:table-cell>
          <table:table-cell office:value-type="float" office:value="1.81626846829189" calcext:value-type="float">
            <text:p>1,81626846829189</text:p>
          </table:table-cell>
          <table:table-cell office:value-type="float" office:value="16" calcext:value-type="float">
            <text:p>16</text:p>
          </table:table-cell>
          <table:table-cell office:value-type="float" office:value="59.0967" calcext:value-type="float">
            <text:p>59,0967</text:p>
          </table:table-cell>
        </table:table-row>
        <table:table-row table:style-name="ro1">
          <table:table-cell office:value-type="string" calcext:value-type="string">
            <text:p>g.57.14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1752" calcext:value-type="float">
            <text:p>1752</text:p>
          </table:table-cell>
          <table:table-cell office:value-type="float" office:value="27.5493" calcext:value-type="float">
            <text:p>27,5493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2.7196" calcext:value-type="float">
            <text:p>2,7196</text:p>
          </table:table-cell>
          <table:table-cell office:value-type="float" office:value="3.4355656824229" calcext:value-type="float">
            <text:p>3,4355656824229</text:p>
          </table:table-cell>
          <table:table-cell office:value-type="float" office:value="158" calcext:value-type="float">
            <text:p>158</text:p>
          </table:table-cell>
          <table:table-cell office:value-type="float" office:value="25.5803" calcext:value-type="float">
            <text:p>25,5803</text:p>
          </table:table-cell>
        </table:table-row>
        <table:table-row table:style-name="ro1">
          <table:table-cell office:value-type="string" calcext:value-type="string">
            <text:p>g.57.15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37" calcext:value-type="float">
            <text:p>137</text:p>
          </table:table-cell>
          <table:table-cell office:value-type="float" office:value="13.811" calcext:value-type="float">
            <text:p>13,811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4.114" calcext:value-type="float">
            <text:p>4,114</text:p>
          </table:table-cell>
          <table:table-cell office:value-type="float" office:value="3.88147448022405" calcext:value-type="float">
            <text:p>3,88147448022405</text:p>
          </table:table-cell>
          <table:table-cell office:value-type="float" office:value="146" calcext:value-type="float">
            <text:p>146</text:p>
          </table:table-cell>
          <table:table-cell office:value-type="float" office:value="13.811" calcext:value-type="float">
            <text:p>13,811</text:p>
          </table:table-cell>
        </table:table-row>
        <table:table-row table:style-name="ro1">
          <table:table-cell office:value-type="string" calcext:value-type="string">
            <text:p>g.57.18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590" calcext:value-type="float">
            <text:p>590</text:p>
          </table:table-cell>
          <table:table-cell office:value-type="float" office:value="44.342" calcext:value-type="float">
            <text:p>44,342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8.4181" calcext:value-type="float">
            <text:p>8,4181</text:p>
          </table:table-cell>
          <table:table-cell office:value-type="float" office:value="2.66895990995295" calcext:value-type="float">
            <text:p>2,66895990995295</text:p>
          </table:table-cell>
          <table:table-cell office:value-type="float" office:value="44" calcext:value-type="float">
            <text:p>44</text:p>
          </table:table-cell>
          <table:table-cell office:value-type="float" office:value="44.342" calcext:value-type="float">
            <text:p>44,342</text:p>
          </table:table-cell>
        </table:table-row>
        <table:table-row table:style-name="ro1">
          <table:table-cell office:value-type="string" calcext:value-type="string">
            <text:p>g.57.22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36" calcext:value-type="float">
            <text:p>236</text:p>
          </table:table-cell>
          <table:table-cell office:value-type="float" office:value="20.2382" calcext:value-type="float">
            <text:p>20,2382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0.8127" calcext:value-type="float">
            <text:p>0,8127</text:p>
          </table:table-cell>
          <table:table-cell office:value-type="float" office:value="3.36456273986333" calcext:value-type="float">
            <text:p>3,36456273986333</text:p>
          </table:table-cell>
          <table:table-cell office:value-type="float" office:value="115" calcext:value-type="float">
            <text:p>115</text:p>
          </table:table-cell>
          <table:table-cell office:value-type="float" office:value="20.2382" calcext:value-type="float">
            <text:p>20,2382</text:p>
          </table:table-cell>
        </table:table-row>
        <table:table-row table:style-name="ro1">
          <table:table-cell office:value-type="string" calcext:value-type="string">
            <text:p>g.57.26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521" calcext:value-type="float">
            <text:p>4,4521</text:p>
          </table:table-cell>
          <table:table-cell office:value-type="float" office:value="57" calcext:value-type="float">
            <text:p>57</text:p>
          </table:table-cell>
          <table:table-cell office:value-type="float" office:value="241" calcext:value-type="float">
            <text:p>241</text:p>
          </table:table-cell>
          <table:table-cell office:value-type="float" office:value="0.0915" calcext:value-type="float">
            <text:p>0,0915</text:p>
          </table:table-cell>
          <table:table-cell office:value-type="float" office:value="7.08426216539278" calcext:value-type="float">
            <text:p>7,08426216539278</text:p>
          </table:table-cell>
          <table:table-cell office:value-type="float" office:value="2110" calcext:value-type="float">
            <text:p>2110</text:p>
          </table:table-cell>
          <table:table-cell office:value-type="float" office:value="4.4521" calcext:value-type="float">
            <text:p>4,4521</text:p>
          </table:table-cell>
        </table:table-row>
        <table:table-row table:style-name="ro1">
          <table:table-cell office:value-type="string" calcext:value-type="string">
            <text:p>g.57.27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4558" calcext:value-type="float">
            <text:p>4558</text:p>
          </table:table-cell>
          <table:table-cell office:value-type="float" office:value="5.7771" calcext:value-type="float">
            <text:p>5,7771</text:p>
          </table:table-cell>
          <table:table-cell office:value-type="float" office:value="57" calcext:value-type="float">
            <text:p>57</text:p>
          </table:table-cell>
          <table:table-cell office:value-type="float" office:value="195" calcext:value-type="float">
            <text:p>195</text:p>
          </table:table-cell>
          <table:table-cell office:value-type="float" office:value="0.2014" calcext:value-type="float">
            <text:p>0,2014</text:p>
          </table:table-cell>
          <table:table-cell office:value-type="float" office:value="953.994530297448" calcext:value-type="float">
            <text:p>953,994530297448</text:p>
          </table:table-cell>
          <table:table-cell office:value-type="float" office:value="1411" calcext:value-type="float">
            <text:p>1411</text:p>
          </table:table-cell>
          <table:table-cell office:value-type="float" office:value="4.4201" calcext:value-type="float">
            <text:p>4,4201</text:p>
          </table:table-cell>
        </table:table-row>
        <table:table-row table:style-name="ro1">
          <table:table-cell office:value-type="string" calcext:value-type="string">
            <text:p>g.57.28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533" calcext:value-type="float">
            <text:p>533</text:p>
          </table:table-cell>
          <table:table-cell office:value-type="float" office:value="31.8329" calcext:value-type="float">
            <text:p>31,8329</text:p>
          </table:table-cell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office:value-type="float" office:value="1.7381" calcext:value-type="float">
            <text:p>1,7381</text:p>
          </table:table-cell>
          <table:table-cell office:value-type="float" office:value="4.09645682616911" calcext:value-type="float">
            <text:p>4,09645682616911</text:p>
          </table:table-cell>
          <table:table-cell office:value-type="float" office:value="87" calcext:value-type="float">
            <text:p>87</text:p>
          </table:table-cell>
          <table:table-cell office:value-type="float" office:value="22.3856" calcext:value-type="float">
            <text:p>22,3856</text:p>
          </table:table-cell>
        </table:table-row>
        <table:table-row table:style-name="ro1">
          <table:table-cell office:value-type="string" calcext:value-type="string">
            <text:p>g.57.29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802" calcext:value-type="float">
            <text:p>802</text:p>
          </table:table-cell>
          <table:table-cell office:value-type="float" office:value="27.2679" calcext:value-type="float">
            <text:p>27,2679</text:p>
          </table:table-cell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 office:value-type="float" office:value="3.2359" calcext:value-type="float">
            <text:p>3,2359</text:p>
          </table:table-cell>
          <table:table-cell office:value-type="float" office:value="3.80688396622755" calcext:value-type="float">
            <text:p>3,80688396622755</text:p>
          </table:table-cell>
          <table:table-cell office:value-type="float" office:value="98" calcext:value-type="float">
            <text:p>98</text:p>
          </table:table-cell>
          <table:table-cell office:value-type="float" office:value="27.2679" calcext:value-type="float">
            <text:p>27,2679</text:p>
          </table:table-cell>
        </table:table-row>
        <table:table-row table:style-name="ro1">
          <table:table-cell office:value-type="string" calcext:value-type="string">
            <text:p>g.57.5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787" calcext:value-type="float">
            <text:p>787</text:p>
          </table:table-cell>
          <table:table-cell office:value-type="float" office:value="5.6805" calcext:value-type="float">
            <text:p>5,6805</text:p>
          </table:table-cell>
          <table:table-cell office:value-type="float" office:value="57" calcext:value-type="float">
            <text:p>57</text:p>
          </table:table-cell>
          <table:table-cell office:value-type="float" office:value="165" calcext:value-type="float">
            <text:p>165</text:p>
          </table:table-cell>
          <table:table-cell office:value-type="float" office:value="0.266" calcext:value-type="float">
            <text:p>0,266</text:p>
          </table:table-cell>
          <table:table-cell office:value-type="float" office:value="1077.18839128397" calcext:value-type="float">
            <text:p>1077,18839128397</text:p>
          </table:table-cell>
          <table:table-cell office:value-type="float" office:value="1026" calcext:value-type="float">
            <text:p>1026</text:p>
          </table:table-cell>
          <table:table-cell office:value-type="float" office:value="5.6805" calcext:value-type="float">
            <text:p>5,6805</text:p>
          </table:table-cell>
        </table:table-row>
        <table:table-row table:style-name="ro1">
          <table:table-cell office:value-type="string" calcext:value-type="string">
            <text:p>g.57.8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1349" calcext:value-type="float">
            <text:p>1349</text:p>
          </table:table-cell>
          <table:table-cell office:value-type="float" office:value="18.3924" calcext:value-type="float">
            <text:p>18,3924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3.5383" calcext:value-type="float">
            <text:p>3,5383</text:p>
          </table:table-cell>
          <table:table-cell office:value-type="float" office:value="4.02049403297452" calcext:value-type="float">
            <text:p>4,02049403297452</text:p>
          </table:table-cell>
          <table:table-cell office:value-type="float" office:value="147" calcext:value-type="float">
            <text:p>147</text:p>
          </table:table-cell>
          <table:table-cell office:value-type="float" office:value="17.6812" calcext:value-type="float">
            <text:p>17,6812</text:p>
          </table:table-cell>
        </table:table-row>
        <table:table-row table:style-name="ro1">
          <table:table-cell office:value-type="string" calcext:value-type="string">
            <text:p>g.57.9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997" calcext:value-type="float">
            <text:p>997</text:p>
          </table:table-cell>
          <table:table-cell office:value-type="float" office:value="17.7003" calcext:value-type="float">
            <text:p>17,7003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6.8276" calcext:value-type="float">
            <text:p>6,8276</text:p>
          </table:table-cell>
          <table:table-cell office:value-type="float" office:value="3.21824180421827" calcext:value-type="float">
            <text:p>3,21824180421827</text:p>
          </table:table-cell>
          <table:table-cell office:value-type="float" office:value="142" calcext:value-type="float">
            <text:p>142</text:p>
          </table:table-cell>
          <table:table-cell office:value-type="float" office:value="17.26" calcext:value-type="float">
            <text:p>17,26</text:p>
          </table:table-cell>
        </table:table-row>
        <table:table-row table:style-name="ro1">
          <table:table-cell office:value-type="string" calcext:value-type="string">
            <text:p>g.58.0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1.9826" calcext:value-type="float">
            <text:p>41,9826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4.1873" calcext:value-type="float">
            <text:p>4,1873</text:p>
          </table:table-cell>
          <table:table-cell office:value-type="float" office:value="2.77153747675991" calcext:value-type="float">
            <text:p>2,77153747675991</text:p>
          </table:table-cell>
          <table:table-cell office:value-type="float" office:value="67" calcext:value-type="float">
            <text:p>67</text:p>
          </table:table-cell>
          <table:table-cell office:value-type="float" office:value="41.9826" calcext:value-type="float">
            <text:p>41,9826</text:p>
          </table:table-cell>
        </table:table-row>
        <table:table-row table:style-name="ro1">
          <table:table-cell office:value-type="string" calcext:value-type="string">
            <text:p>g.58.10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590" calcext:value-type="float">
            <text:p>590</text:p>
          </table:table-cell>
          <table:table-cell office:value-type="float" office:value="24.4248" calcext:value-type="float">
            <text:p>24,4248</text:p>
          </table:table-cell>
          <table:table-cell office:value-type="float" office:value="58" calcext:value-type="float">
            <text:p>58</text:p>
          </table:table-cell>
          <table:table-cell office:value-type="float" office:value="106" calcext:value-type="float">
            <text:p>106</text:p>
          </table:table-cell>
          <table:table-cell office:value-type="float" office:value="1.8068" calcext:value-type="float">
            <text:p>1,8068</text:p>
          </table:table-cell>
          <table:table-cell office:value-type="float" office:value="3.55797600429308" calcext:value-type="float">
            <text:p>3,55797600429308</text:p>
          </table:table-cell>
          <table:table-cell office:value-type="float" office:value="111" calcext:value-type="float">
            <text:p>111</text:p>
          </table:table-cell>
          <table:table-cell office:value-type="float" office:value="19.2784" calcext:value-type="float">
            <text:p>19,2784</text:p>
          </table:table-cell>
        </table:table-row>
        <table:table-row table:style-name="ro1">
          <table:table-cell office:value-type="string" calcext:value-type="string">
            <text:p>g.58.3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7479" calcext:value-type="float">
            <text:p>16,7479</text:p>
          </table:table-cell>
          <table:table-cell office:value-type="float" office:value="58" calcext:value-type="float">
            <text:p>58</text:p>
          </table:table-cell>
          <table:table-cell office:value-type="float" office:value="111" calcext:value-type="float">
            <text:p>111</text:p>
          </table:table-cell>
          <table:table-cell office:value-type="float" office:value="2.1591" calcext:value-type="float">
            <text:p>2,1591</text:p>
          </table:table-cell>
          <table:table-cell office:value-type="float" office:value="3.84664435945099" calcext:value-type="float">
            <text:p>3,84664435945099</text:p>
          </table:table-cell>
          <table:table-cell office:value-type="float" office:value="139" calcext:value-type="float">
            <text:p>139</text:p>
          </table:table-cell>
          <table:table-cell office:value-type="float" office:value="16.7479" calcext:value-type="float">
            <text:p>16,7479</text:p>
          </table:table-cell>
        </table:table-row>
        <table:table-row table:style-name="ro1">
          <table:table-cell office:value-type="string" calcext:value-type="string">
            <text:p>g.58.4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1280" calcext:value-type="float">
            <text:p>1280</text:p>
          </table:table-cell>
          <table:table-cell office:value-type="float" office:value="29.1173" calcext:value-type="float">
            <text:p>29,1173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4.5207" calcext:value-type="float">
            <text:p>4,5207</text:p>
          </table:table-cell>
          <table:table-cell office:value-type="float" office:value="4.11338453406982" calcext:value-type="float">
            <text:p>4,11338453406982</text:p>
          </table:table-cell>
          <table:table-cell office:value-type="float" office:value="76" calcext:value-type="float">
            <text:p>76</text:p>
          </table:table-cell>
          <table:table-cell office:value-type="float" office:value="28.9497" calcext:value-type="float">
            <text:p>28,9497</text:p>
          </table:table-cell>
        </table:table-row>
        <table:table-row table:style-name="ro1">
          <table:table-cell office:value-type="string" calcext:value-type="string">
            <text:p>g.58.9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76" calcext:value-type="float">
            <text:p>276</text:p>
          </table:table-cell>
          <table:table-cell office:value-type="float" office:value="16.5769" calcext:value-type="float">
            <text:p>16,5769</text:p>
          </table:table-cell>
          <table:table-cell office:value-type="float" office:value="58" calcext:value-type="float">
            <text:p>58</text:p>
          </table:table-cell>
          <table:table-cell office:value-type="float" office:value="113" calcext:value-type="float">
            <text:p>113</text:p>
          </table:table-cell>
          <table:table-cell office:value-type="float" office:value="2.2677" calcext:value-type="float">
            <text:p>2,2677</text:p>
          </table:table-cell>
          <table:table-cell office:value-type="float" office:value="5.77829060642508" calcext:value-type="float">
            <text:p>5,77829060642508</text:p>
          </table:table-cell>
          <table:table-cell office:value-type="float" office:value="248" calcext:value-type="float">
            <text:p>248</text:p>
          </table:table-cell>
          <table:table-cell office:value-type="float" office:value="16.5769" calcext:value-type="float">
            <text:p>16,5769</text:p>
          </table:table-cell>
        </table:table-row>
        <table:table-row table:style-name="ro1">
          <table:table-cell office:value-type="string" calcext:value-type="string">
            <text:p>g.59.0.graphml</text:p>
          </table:table-cell>
          <table:table-cell office:value-type="float" office:value="1900" calcext:value-type="float">
            <text:p>1900</text:p>
          </table:table-cell>
          <table:table-cell office:value-type="float" office:value="2157" calcext:value-type="float">
            <text:p>2157</text:p>
          </table:table-cell>
          <table:table-cell office:value-type="float" office:value="51.4597" calcext:value-type="float">
            <text:p>51,4597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8.4943" calcext:value-type="float">
            <text:p>8,4943</text:p>
          </table:table-cell>
          <table:table-cell office:value-type="float" office:value="2.4875533494583" calcext:value-type="float">
            <text:p>2,4875533494583</text:p>
          </table:table-cell>
          <table:table-cell office:value-type="float" office:value="40" calcext:value-type="float">
            <text:p>40</text:p>
          </table:table-cell>
          <table:table-cell office:value-type="float" office:value="50.9398" calcext:value-type="float">
            <text:p>50,9398</text:p>
          </table:table-cell>
        </table:table-row>
        <table:table-row table:style-name="ro1">
          <table:table-cell office:value-type="string" calcext:value-type="string">
            <text:p>g.59.12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18.4599" calcext:value-type="float">
            <text:p>18,4599</text:p>
          </table:table-cell>
          <table:table-cell office:value-type="float" office:value="59" calcext:value-type="float">
            <text:p>59</text:p>
          </table:table-cell>
          <table:table-cell office:value-type="float" office:value="115" calcext:value-type="float">
            <text:p>115</text:p>
          </table:table-cell>
          <table:table-cell office:value-type="float" office:value="2.9989" calcext:value-type="float">
            <text:p>2,9989</text:p>
          </table:table-cell>
          <table:table-cell office:value-type="float" office:value="3.44649303810906" calcext:value-type="float">
            <text:p>3,44649303810906</text:p>
          </table:table-cell>
          <table:table-cell office:value-type="float" office:value="188" calcext:value-type="float">
            <text:p>188</text:p>
          </table:table-cell>
          <table:table-cell office:value-type="float" office:value="18.4599" calcext:value-type="float">
            <text:p>18,4599</text:p>
          </table:table-cell>
        </table:table-row>
        <table:table-row table:style-name="ro1">
          <table:table-cell office:value-type="string" calcext:value-type="string">
            <text:p>g.59.14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522" calcext:value-type="float">
            <text:p>522</text:p>
          </table:table-cell>
          <table:table-cell office:value-type="float" office:value="48.3179" calcext:value-type="float">
            <text:p>48,3179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8.9495" calcext:value-type="float">
            <text:p>8,9495</text:p>
          </table:table-cell>
          <table:table-cell office:value-type="float" office:value="2.66218174129723" calcext:value-type="float">
            <text:p>2,66218174129723</text:p>
          </table:table-cell>
          <table:table-cell office:value-type="float" office:value="39" calcext:value-type="float">
            <text:p>39</text:p>
          </table:table-cell>
          <table:table-cell office:value-type="float" office:value="47.8499" calcext:value-type="float">
            <text:p>47,8499</text:p>
          </table:table-cell>
        </table:table-row>
        <table:table-row table:style-name="ro1">
          <table:table-cell office:value-type="string" calcext:value-type="string">
            <text:p>g.59.2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451" calcext:value-type="float">
            <text:p>451</text:p>
          </table:table-cell>
          <table:table-cell office:value-type="float" office:value="24.1128" calcext:value-type="float">
            <text:p>24,1128</text:p>
          </table:table-cell>
          <table:table-cell office:value-type="float" office:value="59" calcext:value-type="float">
            <text:p>59</text:p>
          </table:table-cell>
          <table:table-cell office:value-type="float" office:value="122" calcext:value-type="float">
            <text:p>122</text:p>
          </table:table-cell>
          <table:table-cell office:value-type="float" office:value="0.3758" calcext:value-type="float">
            <text:p>0,3758</text:p>
          </table:table-cell>
          <table:table-cell office:value-type="float" office:value="6.77697158454435" calcext:value-type="float">
            <text:p>6,77697158454435</text:p>
          </table:table-cell>
          <table:table-cell office:value-type="float" office:value="310" calcext:value-type="float">
            <text:p>310</text:p>
          </table:table-cell>
          <table:table-cell office:value-type="float" office:value="24.1128" calcext:value-type="float">
            <text:p>24,1128</text:p>
          </table:table-cell>
        </table:table-row>
        <table:table-row table:style-name="ro1">
          <table:table-cell office:value-type="string" calcext:value-type="string">
            <text:p>g.59.9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326" calcext:value-type="float">
            <text:p>326</text:p>
          </table:table-cell>
          <table:table-cell office:value-type="float" office:value="15.7334" calcext:value-type="float">
            <text:p>15,7334</text:p>
          </table:table-cell>
          <table:table-cell office:value-type="float" office:value="59" calcext:value-type="float">
            <text:p>59</text:p>
          </table:table-cell>
          <table:table-cell office:value-type="float" office:value="115" calcext:value-type="float">
            <text:p>115</text:p>
          </table:table-cell>
          <table:table-cell office:value-type="float" office:value="3.0199" calcext:value-type="float">
            <text:p>3,0199</text:p>
          </table:table-cell>
          <table:table-cell office:value-type="float" office:value="3.13985446178796" calcext:value-type="float">
            <text:p>3,13985446178796</text:p>
          </table:table-cell>
          <table:table-cell office:value-type="float" office:value="189" calcext:value-type="float">
            <text:p>189</text:p>
          </table:table-cell>
          <table:table-cell office:value-type="float" office:value="11.2464" calcext:value-type="float">
            <text:p>11,2464</text:p>
          </table:table-cell>
        </table:table-row>
        <table:table-row table:style-name="ro1">
          <table:table-cell office:value-type="string" calcext:value-type="string">
            <text:p>g.60.0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1329" calcext:value-type="float">
            <text:p>1329</text:p>
          </table:table-cell>
          <table:table-cell office:value-type="float" office:value="24.8205" calcext:value-type="float">
            <text:p>24,8205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office:value-type="float" office:value="4.9536" calcext:value-type="float">
            <text:p>4,9536</text:p>
          </table:table-cell>
          <table:table-cell office:value-type="float" office:value="4.6727235450832" calcext:value-type="float">
            <text:p>4,6727235450832</text:p>
          </table:table-cell>
          <table:table-cell office:value-type="float" office:value="104" calcext:value-type="float">
            <text:p>104</text:p>
          </table:table-cell>
          <table:table-cell office:value-type="float" office:value="23.9564" calcext:value-type="float">
            <text:p>23,9564</text:p>
          </table:table-cell>
        </table:table-row>
        <table:table-row table:style-name="ro1">
          <table:table-cell office:value-type="string" calcext:value-type="string">
            <text:p>g.60.1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7578" calcext:value-type="float">
            <text:p>14,7578</text:p>
          </table:table-cell>
          <table:table-cell office:value-type="float" office:value="60" calcext:value-type="float">
            <text:p>60</text:p>
          </table:table-cell>
          <table:table-cell office:value-type="float" office:value="116" calcext:value-type="float">
            <text:p>116</text:p>
          </table:table-cell>
          <table:table-cell office:value-type="float" office:value="1.1853" calcext:value-type="float">
            <text:p>1,1853</text:p>
          </table:table-cell>
          <table:table-cell office:value-type="float" office:value="4.22039864300546" calcext:value-type="float">
            <text:p>4,22039864300546</text:p>
          </table:table-cell>
          <table:table-cell office:value-type="float" office:value="188" calcext:value-type="float">
            <text:p>188</text:p>
          </table:table-cell>
          <table:table-cell office:value-type="float" office:value="14.7578" calcext:value-type="float">
            <text:p>14,7578</text:p>
          </table:table-cell>
        </table:table-row>
        <table:table-row table:style-name="ro1">
          <table:table-cell office:value-type="string" calcext:value-type="string">
            <text:p>g.60.16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20.8715" calcext:value-type="float">
            <text:p>20,8715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0.9934" calcext:value-type="float">
            <text:p>10,9934</text:p>
          </table:table-cell>
          <table:table-cell office:value-type="float" office:value="4.06402599485873" calcext:value-type="float">
            <text:p>4,06402599485873</text:p>
          </table:table-cell>
          <table:table-cell office:value-type="float" office:value="206" calcext:value-type="float">
            <text:p>206</text:p>
          </table:table-cell>
          <table:table-cell office:value-type="float" office:value="14.228" calcext:value-type="float">
            <text:p>14,228</text:p>
          </table:table-cell>
        </table:table-row>
        <table:table-row table:style-name="ro1">
          <table:table-cell office:value-type="string" calcext:value-type="string">
            <text:p>g.60.9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564" calcext:value-type="float">
            <text:p>564</text:p>
          </table:table-cell>
          <table:table-cell office:value-type="float" office:value="19.895" calcext:value-type="float">
            <text:p>19,895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3.1798" calcext:value-type="float">
            <text:p>3,1798</text:p>
          </table:table-cell>
          <table:table-cell office:value-type="float" office:value="4.71660942467346" calcext:value-type="float">
            <text:p>4,71660942467346</text:p>
          </table:table-cell>
          <table:table-cell office:value-type="float" office:value="202" calcext:value-type="float">
            <text:p>202</text:p>
          </table:table-cell>
          <table:table-cell office:value-type="float" office:value="15.477" calcext:value-type="float">
            <text:p>15,477</text:p>
          </table:table-cell>
        </table:table-row>
        <table:table-row table:style-name="ro1">
          <table:table-cell office:value-type="string" calcext:value-type="string">
            <text:p>g.61.11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694" calcext:value-type="float">
            <text:p>694</text:p>
          </table:table-cell>
          <table:table-cell office:value-type="float" office:value="21.7326" calcext:value-type="float">
            <text:p>21,7326</text:p>
          </table:table-cell>
          <table:table-cell office:value-type="float" office:value="61" calcext:value-type="float">
            <text:p>61</text:p>
          </table:table-cell>
          <table:table-cell office:value-type="float" office:value="116" calcext:value-type="float">
            <text:p>116</text:p>
          </table:table-cell>
          <table:table-cell office:value-type="float" office:value="3.2527" calcext:value-type="float">
            <text:p>3,2527</text:p>
          </table:table-cell>
          <table:table-cell office:value-type="float" office:value="3.71839769998154" calcext:value-type="float">
            <text:p>3,71839769998154</text:p>
          </table:table-cell>
          <table:table-cell office:value-type="float" office:value="167" calcext:value-type="float">
            <text:p>167</text:p>
          </table:table-cell>
          <table:table-cell office:value-type="float" office:value="21.7326" calcext:value-type="float">
            <text:p>21,7326</text:p>
          </table:table-cell>
        </table:table-row>
        <table:table-row table:style-name="ro1">
          <table:table-cell office:value-type="string" calcext:value-type="string">
            <text:p>g.61.15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1469" calcext:value-type="float">
            <text:p>1469</text:p>
          </table:table-cell>
          <table:table-cell office:value-type="float" office:value="17.8599" calcext:value-type="float">
            <text:p>17,8599</text:p>
          </table:table-cell>
          <table:table-cell office:value-type="float" office:value="61" calcext:value-type="float">
            <text:p>61</text:p>
          </table:table-cell>
          <table:table-cell office:value-type="float" office:value="119" calcext:value-type="float">
            <text:p>119</text:p>
          </table:table-cell>
          <table:table-cell office:value-type="float" office:value="3.4291" calcext:value-type="float">
            <text:p>3,4291</text:p>
          </table:table-cell>
          <table:table-cell office:value-type="float" office:value="4.24547948048869" calcext:value-type="float">
            <text:p>4,24547948048869</text:p>
          </table:table-cell>
          <table:table-cell office:value-type="float" office:value="221" calcext:value-type="float">
            <text:p>221</text:p>
          </table:table-cell>
          <table:table-cell office:value-type="float" office:value="15.9642" calcext:value-type="float">
            <text:p>15,9642</text:p>
          </table:table-cell>
        </table:table-row>
        <table:table-row table:style-name="ro1">
          <table:table-cell office:value-type="string" calcext:value-type="string">
            <text:p>g.61.2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455" calcext:value-type="float">
            <text:p>455</text:p>
          </table:table-cell>
          <table:table-cell office:value-type="float" office:value="44.8723" calcext:value-type="float">
            <text:p>44,8723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5.153" calcext:value-type="float">
            <text:p>5,153</text:p>
          </table:table-cell>
          <table:table-cell office:value-type="float" office:value="3.22283434300454" calcext:value-type="float">
            <text:p>3,22283434300454</text:p>
          </table:table-cell>
          <table:table-cell office:value-type="float" office:value="66" calcext:value-type="float">
            <text:p>66</text:p>
          </table:table-cell>
          <table:table-cell office:value-type="float" office:value="44.2762" calcext:value-type="float">
            <text:p>44,2762</text:p>
          </table:table-cell>
        </table:table-row>
        <table:table-row table:style-name="ro1">
          <table:table-cell office:value-type="string" calcext:value-type="string">
            <text:p>g.61.25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719" calcext:value-type="float">
            <text:p>719</text:p>
          </table:table-cell>
          <table:table-cell office:value-type="float" office:value="23.0037" calcext:value-type="float">
            <text:p>23,0037</text:p>
          </table:table-cell>
          <table:table-cell office:value-type="float" office:value="61" calcext:value-type="float">
            <text:p>61</text:p>
          </table:table-cell>
          <table:table-cell office:value-type="float" office:value="119" calcext:value-type="float">
            <text:p>119</text:p>
          </table:table-cell>
          <table:table-cell office:value-type="float" office:value="2.4061" calcext:value-type="float">
            <text:p>2,4061</text:p>
          </table:table-cell>
          <table:table-cell office:value-type="float" office:value="4.98758437719498" calcext:value-type="float">
            <text:p>4,98758437719498</text:p>
          </table:table-cell>
          <table:table-cell office:value-type="float" office:value="206" calcext:value-type="float">
            <text:p>206</text:p>
          </table:table-cell>
          <table:table-cell office:value-type="float" office:value="22.9283" calcext:value-type="float">
            <text:p>22,9283</text:p>
          </table:table-cell>
        </table:table-row>
        <table:table-row table:style-name="ro1">
          <table:table-cell office:value-type="string" calcext:value-type="string">
            <text:p>g.61.3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34" calcext:value-type="float">
            <text:p>134</text:p>
          </table:table-cell>
          <table:table-cell office:value-type="float" office:value="26.9333" calcext:value-type="float">
            <text:p>26,9333</text:p>
          </table:table-cell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float" office:value="0.3025" calcext:value-type="float">
            <text:p>0,3025</text:p>
          </table:table-cell>
          <table:table-cell office:value-type="float" office:value="3.40434503885043" calcext:value-type="float">
            <text:p>3,40434503885043</text:p>
          </table:table-cell>
          <table:table-cell office:value-type="float" office:value="105" calcext:value-type="float">
            <text:p>105</text:p>
          </table:table-cell>
          <table:table-cell office:value-type="float" office:value="23.3354" calcext:value-type="float">
            <text:p>23,3354</text:p>
          </table:table-cell>
        </table:table-row>
        <table:table-row table:style-name="ro1">
          <table:table-cell office:value-type="string" calcext:value-type="string">
            <text:p>g.61.31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1487" calcext:value-type="float">
            <text:p>1487</text:p>
          </table:table-cell>
          <table:table-cell office:value-type="float" office:value="19.85" calcext:value-type="float">
            <text:p>19,85</text:p>
          </table:table-cell>
          <table:table-cell office:value-type="float" office:value="61" calcext:value-type="float">
            <text:p>61</text:p>
          </table:table-cell>
          <table:table-cell office:value-type="float" office:value="117" calcext:value-type="float">
            <text:p>117</text:p>
          </table:table-cell>
          <table:table-cell office:value-type="float" office:value="3.3412" calcext:value-type="float">
            <text:p>3,3412</text:p>
          </table:table-cell>
          <table:table-cell office:value-type="float" office:value="3.19873660447751" calcext:value-type="float">
            <text:p>3,19873660447751</text:p>
          </table:table-cell>
          <table:table-cell office:value-type="float" office:value="173" calcext:value-type="float">
            <text:p>173</text:p>
          </table:table-cell>
          <table:table-cell office:value-type="float" office:value="19.8141" calcext:value-type="float">
            <text:p>19,8141</text:p>
          </table:table-cell>
        </table:table-row>
        <table:table-row table:style-name="ro1">
          <table:table-cell office:value-type="string" calcext:value-type="string">
            <text:p>g.61.32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56" calcext:value-type="float">
            <text:p>156</text:p>
          </table:table-cell>
          <table:table-cell office:value-type="float" office:value="19.4431" calcext:value-type="float">
            <text:p>19,4431</text:p>
          </table:table-cell>
          <table:table-cell office:value-type="float" office:value="61" calcext:value-type="float">
            <text:p>61</text:p>
          </table:table-cell>
          <table:table-cell office:value-type="float" office:value="117" calcext:value-type="float">
            <text:p>117</text:p>
          </table:table-cell>
          <table:table-cell office:value-type="float" office:value="1.6874" calcext:value-type="float">
            <text:p>1,6874</text:p>
          </table:table-cell>
          <table:table-cell office:value-type="float" office:value="2.83247528209545" calcext:value-type="float">
            <text:p>2,83247528209545</text:p>
          </table:table-cell>
          <table:table-cell office:value-type="float" office:value="175" calcext:value-type="float">
            <text:p>175</text:p>
          </table:table-cell>
          <table:table-cell office:value-type="float" office:value="18.781" calcext:value-type="float">
            <text:p>18,781</text:p>
          </table:table-cell>
        </table:table-row>
        <table:table-row table:style-name="ro1">
          <table:table-cell office:value-type="string" calcext:value-type="string">
            <text:p>g.61.4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42" calcext:value-type="float">
            <text:p>142</text:p>
          </table:table-cell>
          <table:table-cell office:value-type="float" office:value="18.8259" calcext:value-type="float">
            <text:p>18,8259</text:p>
          </table:table-cell>
          <table:table-cell office:value-type="float" office:value="61" calcext:value-type="float">
            <text:p>61</text:p>
          </table:table-cell>
          <table:table-cell office:value-type="float" office:value="116" calcext:value-type="float">
            <text:p>116</text:p>
          </table:table-cell>
          <table:table-cell office:value-type="float" office:value="1.2258" calcext:value-type="float">
            <text:p>1,2258</text:p>
          </table:table-cell>
          <table:table-cell office:value-type="float" office:value="3.04502761051011" calcext:value-type="float">
            <text:p>3,04502761051011</text:p>
          </table:table-cell>
          <table:table-cell office:value-type="float" office:value="184" calcext:value-type="float">
            <text:p>184</text:p>
          </table:table-cell>
          <table:table-cell office:value-type="float" office:value="18.8259" calcext:value-type="float">
            <text:p>18,8259</text:p>
          </table:table-cell>
        </table:table-row>
        <table:table-row table:style-name="ro1">
          <table:table-cell office:value-type="string" calcext:value-type="string">
            <text:p>g.61.54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526" calcext:value-type="float">
            <text:p>526</text:p>
          </table:table-cell>
          <table:table-cell office:value-type="float" office:value="63.2061" calcext:value-type="float">
            <text:p>63,2061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11.7263" calcext:value-type="float">
            <text:p>11,7263</text:p>
          </table:table-cell>
          <table:table-cell office:value-type="float" office:value="2.23133931037297" calcext:value-type="float">
            <text:p>2,23133931037297</text:p>
          </table:table-cell>
          <table:table-cell office:value-type="float" office:value="14" calcext:value-type="float">
            <text:p>14</text:p>
          </table:table-cell>
          <table:table-cell office:value-type="float" office:value="63.1709" calcext:value-type="float">
            <text:p>63,1709</text:p>
          </table:table-cell>
        </table:table-row>
        <table:table-row table:style-name="ro1">
          <table:table-cell office:value-type="string" calcext:value-type="string">
            <text:p>g.61.55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621" calcext:value-type="float">
            <text:p>621</text:p>
          </table:table-cell>
          <table:table-cell office:value-type="float" office:value="55.945" calcext:value-type="float">
            <text:p>55,945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8.0602" calcext:value-type="float">
            <text:p>8,0602</text:p>
          </table:table-cell>
          <table:table-cell office:value-type="float" office:value="2.4302424440606" calcext:value-type="float">
            <text:p>2,4302424440606</text:p>
          </table:table-cell>
          <table:table-cell office:value-type="float" office:value="15" calcext:value-type="float">
            <text:p>15</text:p>
          </table:table-cell>
          <table:table-cell office:value-type="float" office:value="55.945" calcext:value-type="float">
            <text:p>55,945</text:p>
          </table:table-cell>
        </table:table-row>
        <table:table-row table:style-name="ro1">
          <table:table-cell office:value-type="string" calcext:value-type="string">
            <text:p>g.61.7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431" calcext:value-type="float">
            <text:p>431</text:p>
          </table:table-cell>
          <table:table-cell office:value-type="float" office:value="20.9098" calcext:value-type="float">
            <text:p>20,9098</text:p>
          </table:table-cell>
          <table:table-cell office:value-type="float" office:value="61" calcext:value-type="float">
            <text:p>61</text:p>
          </table:table-cell>
          <table:table-cell office:value-type="float" office:value="117" calcext:value-type="float">
            <text:p>117</text:p>
          </table:table-cell>
          <table:table-cell office:value-type="float" office:value="6.6809" calcext:value-type="float">
            <text:p>6,6809</text:p>
          </table:table-cell>
          <table:table-cell office:value-type="float" office:value="3.37382604646853" calcext:value-type="float">
            <text:p>3,37382604646853</text:p>
          </table:table-cell>
          <table:table-cell office:value-type="float" office:value="172" calcext:value-type="float">
            <text:p>172</text:p>
          </table:table-cell>
          <table:table-cell office:value-type="float" office:value="20.8162" calcext:value-type="float">
            <text:p>20,8162</text:p>
          </table:table-cell>
        </table:table-row>
        <table:table-row table:style-name="ro1">
          <table:table-cell office:value-type="string" calcext:value-type="string">
            <text:p>g.61.8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82" calcext:value-type="float">
            <text:p>282</text:p>
          </table:table-cell>
          <table:table-cell office:value-type="float" office:value="16.1185" calcext:value-type="float">
            <text:p>16,1185</text:p>
          </table:table-cell>
          <table:table-cell office:value-type="float" office:value="61" calcext:value-type="float">
            <text:p>61</text:p>
          </table:table-cell>
          <table:table-cell office:value-type="float" office:value="116" calcext:value-type="float">
            <text:p>116</text:p>
          </table:table-cell>
          <table:table-cell office:value-type="float" office:value="0.9729" calcext:value-type="float">
            <text:p>0,9729</text:p>
          </table:table-cell>
          <table:table-cell office:value-type="float" office:value="4.60513298423128" calcext:value-type="float">
            <text:p>4,60513298423128</text:p>
          </table:table-cell>
          <table:table-cell office:value-type="float" office:value="164" calcext:value-type="float">
            <text:p>164</text:p>
          </table:table-cell>
          <table:table-cell office:value-type="float" office:value="14.8723" calcext:value-type="float">
            <text:p>14,8723</text:p>
          </table:table-cell>
        </table:table-row>
        <table:table-row table:style-name="ro1">
          <table:table-cell office:value-type="string" calcext:value-type="string">
            <text:p>g.61.9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3313" calcext:value-type="float">
            <text:p>14,3313</text:p>
          </table:table-cell>
          <table:table-cell office:value-type="float" office:value="61" calcext:value-type="float">
            <text:p>61</text:p>
          </table:table-cell>
          <table:table-cell office:value-type="float" office:value="119" calcext:value-type="float">
            <text:p>119</text:p>
          </table:table-cell>
          <table:table-cell office:value-type="float" office:value="0.984" calcext:value-type="float">
            <text:p>0,984</text:p>
          </table:table-cell>
          <table:table-cell office:value-type="float" office:value="4.63187798077722" calcext:value-type="float">
            <text:p>4,63187798077722</text:p>
          </table:table-cell>
          <table:table-cell office:value-type="float" office:value="205" calcext:value-type="float">
            <text:p>205</text:p>
          </table:table-cell>
          <table:table-cell office:value-type="float" office:value="14.3313" calcext:value-type="float">
            <text:p>14,3313</text:p>
          </table:table-cell>
        </table:table-row>
        <table:table-row table:style-name="ro1">
          <table:table-cell office:value-type="string" calcext:value-type="string">
            <text:p>g.62.0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601" calcext:value-type="float">
            <text:p>12,1601</text:p>
          </table:table-cell>
          <table:table-cell office:value-type="float" office:value="62" calcext:value-type="float">
            <text:p>62</text:p>
          </table:table-cell>
          <table:table-cell office:value-type="float" office:value="111" calcext:value-type="float">
            <text:p>111</text:p>
          </table:table-cell>
          <table:table-cell office:value-type="float" office:value="0.3312" calcext:value-type="float">
            <text:p>0,3312</text:p>
          </table:table-cell>
          <table:table-cell office:value-type="float" office:value="6.28567638575668" calcext:value-type="float">
            <text:p>6,28567638575668</text:p>
          </table:table-cell>
          <table:table-cell office:value-type="float" office:value="237" calcext:value-type="float">
            <text:p>237</text:p>
          </table:table-cell>
          <table:table-cell office:value-type="float" office:value="12.1601" calcext:value-type="float">
            <text:p>12,1601</text:p>
          </table:table-cell>
        </table:table-row>
        <table:table-row table:style-name="ro1">
          <table:table-cell office:value-type="string" calcext:value-type="string">
            <text:p>g.62.2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236" calcext:value-type="float">
            <text:p>18,6236</text:p>
          </table:table-cell>
          <table:table-cell office:value-type="float" office:value="62" calcext:value-type="float">
            <text:p>62</text:p>
          </table:table-cell>
          <table:table-cell office:value-type="float" office:value="117" calcext:value-type="float">
            <text:p>117</text:p>
          </table:table-cell>
          <table:table-cell office:value-type="float" office:value="4.1021" calcext:value-type="float">
            <text:p>4,1021</text:p>
          </table:table-cell>
          <table:table-cell office:value-type="float" office:value="5.24180908656544" calcext:value-type="float">
            <text:p>5,24180908656544</text:p>
          </table:table-cell>
          <table:table-cell office:value-type="float" office:value="149" calcext:value-type="float">
            <text:p>149</text:p>
          </table:table-cell>
          <table:table-cell office:value-type="float" office:value="18.6236" calcext:value-type="float">
            <text:p>18,6236</text:p>
          </table:table-cell>
        </table:table-row>
        <table:table-row table:style-name="ro1">
          <table:table-cell office:value-type="string" calcext:value-type="string">
            <text:p>g.62.3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732" calcext:value-type="float">
            <text:p>732</text:p>
          </table:table-cell>
          <table:table-cell office:value-type="float" office:value="16.7948" calcext:value-type="float">
            <text:p>16,7948</text:p>
          </table:table-cell>
          <table:table-cell office:value-type="float" office:value="62" calcext:value-type="float">
            <text:p>62</text:p>
          </table:table-cell>
          <table:table-cell office:value-type="float" office:value="120" calcext:value-type="float">
            <text:p>120</text:p>
          </table:table-cell>
          <table:table-cell office:value-type="float" office:value="2.1453" calcext:value-type="float">
            <text:p>2,1453</text:p>
          </table:table-cell>
          <table:table-cell office:value-type="float" office:value="3.38228468547184" calcext:value-type="float">
            <text:p>3,38228468547184</text:p>
          </table:table-cell>
          <table:table-cell office:value-type="float" office:value="202" calcext:value-type="float">
            <text:p>202</text:p>
          </table:table-cell>
          <table:table-cell office:value-type="float" office:value="15.9124" calcext:value-type="float">
            <text:p>15,9124</text:p>
          </table:table-cell>
        </table:table-row>
        <table:table-row table:style-name="ro1">
          <table:table-cell office:value-type="string" calcext:value-type="string">
            <text:p>g.62.4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4.1691" calcext:value-type="float">
            <text:p>14,1691</text:p>
          </table:table-cell>
          <table:table-cell office:value-type="float" office:value="62" calcext:value-type="float">
            <text:p>62</text:p>
          </table:table-cell>
          <table:table-cell office:value-type="float" office:value="118" calcext:value-type="float">
            <text:p>118</text:p>
          </table:table-cell>
          <table:table-cell office:value-type="float" office:value="1.4032" calcext:value-type="float">
            <text:p>1,4032</text:p>
          </table:table-cell>
          <table:table-cell office:value-type="float" office:value="2.99310943691574" calcext:value-type="float">
            <text:p>2,99310943691574</text:p>
          </table:table-cell>
          <table:table-cell office:value-type="float" office:value="176" calcext:value-type="float">
            <text:p>176</text:p>
          </table:table-cell>
          <table:table-cell office:value-type="float" office:value="13.9376" calcext:value-type="float">
            <text:p>13,9376</text:p>
          </table:table-cell>
        </table:table-row>
        <table:table-row table:style-name="ro1">
          <table:table-cell office:value-type="string" calcext:value-type="string">
            <text:p>g.63.0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1377" calcext:value-type="float">
            <text:p>1377</text:p>
          </table:table-cell>
          <table:table-cell office:value-type="float" office:value="59.4257" calcext:value-type="float">
            <text:p>59,4257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16.7041" calcext:value-type="float">
            <text:p>16,7041</text:p>
          </table:table-cell>
          <table:table-cell office:value-type="float" office:value="2.04877541641589" calcext:value-type="float">
            <text:p>2,04877541641589</text:p>
          </table:table-cell>
          <table:table-cell office:value-type="float" office:value="17" calcext:value-type="float">
            <text:p>17</text:p>
          </table:table-cell>
          <table:table-cell office:value-type="float" office:value="59.3978" calcext:value-type="float">
            <text:p>59,3978</text:p>
          </table:table-cell>
        </table:table-row>
        <table:table-row table:style-name="ro1">
          <table:table-cell office:value-type="string" calcext:value-type="string">
            <text:p>g.63.1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373" calcext:value-type="float">
            <text:p>373</text:p>
          </table:table-cell>
          <table:table-cell office:value-type="float" office:value="63.8319" calcext:value-type="float">
            <text:p>63,8319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13.5732" calcext:value-type="float">
            <text:p>13,5732</text:p>
          </table:table-cell>
          <table:table-cell office:value-type="float" office:value="1.94875683353943" calcext:value-type="float">
            <text:p>1,94875683353943</text:p>
          </table:table-cell>
          <table:table-cell office:value-type="float" office:value="21" calcext:value-type="float">
            <text:p>21</text:p>
          </table:table-cell>
          <table:table-cell office:value-type="float" office:value="63.8319" calcext:value-type="float">
            <text:p>63,8319</text:p>
          </table:table-cell>
        </table:table-row>
        <table:table-row table:style-name="ro1">
          <table:table-cell office:value-type="string" calcext:value-type="string">
            <text:p>g.63.18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32" calcext:value-type="float">
            <text:p>232</text:p>
          </table:table-cell>
          <table:table-cell office:value-type="float" office:value="17.7378" calcext:value-type="float">
            <text:p>17,7378</text:p>
          </table:table-cell>
          <table:table-cell office:value-type="float" office:value="63" calcext:value-type="float">
            <text:p>63</text:p>
          </table:table-cell>
          <table:table-cell office:value-type="float" office:value="121" calcext:value-type="float">
            <text:p>121</text:p>
          </table:table-cell>
          <table:table-cell office:value-type="float" office:value="3.2441" calcext:value-type="float">
            <text:p>3,2441</text:p>
          </table:table-cell>
          <table:table-cell office:value-type="float" office:value="3.0464862902728" calcext:value-type="float">
            <text:p>3,0464862902728</text:p>
          </table:table-cell>
          <table:table-cell office:value-type="float" office:value="208" calcext:value-type="float">
            <text:p>208</text:p>
          </table:table-cell>
          <table:table-cell office:value-type="float" office:value="14.987" calcext:value-type="float">
            <text:p>14,987</text:p>
          </table:table-cell>
        </table:table-row>
        <table:table-row table:style-name="ro1">
          <table:table-cell office:value-type="string" calcext:value-type="string">
            <text:p>g.63.8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457" calcext:value-type="float">
            <text:p>457</text:p>
          </table:table-cell>
          <table:table-cell office:value-type="float" office:value="20.741" calcext:value-type="float">
            <text:p>20,741</text:p>
          </table:table-cell>
          <table:table-cell office:value-type="float" office:value="63" calcext:value-type="float">
            <text:p>63</text:p>
          </table:table-cell>
          <table:table-cell office:value-type="float" office:value="121" calcext:value-type="float">
            <text:p>121</text:p>
          </table:table-cell>
          <table:table-cell office:value-type="float" office:value="9.86" calcext:value-type="float">
            <text:p>9,86</text:p>
          </table:table-cell>
          <table:table-cell office:value-type="float" office:value="4.12380916299244" calcext:value-type="float">
            <text:p>4,12380916299244</text:p>
          </table:table-cell>
          <table:table-cell office:value-type="float" office:value="231" calcext:value-type="float">
            <text:p>231</text:p>
          </table:table-cell>
          <table:table-cell office:value-type="float" office:value="14.6723" calcext:value-type="float">
            <text:p>14,6723</text:p>
          </table:table-cell>
        </table:table-row>
        <table:table-row table:style-name="ro1">
          <table:table-cell office:value-type="string" calcext:value-type="string">
            <text:p>g.63.9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761" calcext:value-type="float">
            <text:p>761</text:p>
          </table:table-cell>
          <table:table-cell office:value-type="float" office:value="19.2547" calcext:value-type="float">
            <text:p>19,2547</text:p>
          </table:table-cell>
          <table:table-cell office:value-type="float" office:value="63" calcext:value-type="float">
            <text:p>63</text:p>
          </table:table-cell>
          <table:table-cell office:value-type="float" office:value="121" calcext:value-type="float">
            <text:p>121</text:p>
          </table:table-cell>
          <table:table-cell office:value-type="float" office:value="5.4177" calcext:value-type="float">
            <text:p>5,4177</text:p>
          </table:table-cell>
          <table:table-cell office:value-type="float" office:value="4.80334082403302" calcext:value-type="float">
            <text:p>4,80334082403302</text:p>
          </table:table-cell>
          <table:table-cell office:value-type="float" office:value="239" calcext:value-type="float">
            <text:p>239</text:p>
          </table:table-cell>
          <table:table-cell office:value-type="float" office:value="19.2547" calcext:value-type="float">
            <text:p>19,2547</text:p>
          </table:table-cell>
        </table:table-row>
        <table:table-row table:style-name="ro1">
          <table:table-cell office:value-type="string" calcext:value-type="string">
            <text:p>g.64.17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18" calcext:value-type="float">
            <text:p>118</text:p>
          </table:table-cell>
          <table:table-cell office:value-type="float" office:value="47.8183" calcext:value-type="float">
            <text:p>47,8183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4.7899" calcext:value-type="float">
            <text:p>4,7899</text:p>
          </table:table-cell>
          <table:table-cell office:value-type="float" office:value="2.33604350725227" calcext:value-type="float">
            <text:p>2,33604350725227</text:p>
          </table:table-cell>
          <table:table-cell office:value-type="float" office:value="40" calcext:value-type="float">
            <text:p>40</text:p>
          </table:table-cell>
          <table:table-cell office:value-type="float" office:value="47.8126" calcext:value-type="float">
            <text:p>47,8126</text:p>
          </table:table-cell>
        </table:table-row>
        <table:table-row table:style-name="ro1">
          <table:table-cell office:value-type="string" calcext:value-type="string">
            <text:p>g.64.18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5.4517" calcext:value-type="float">
            <text:p>5,4517</text:p>
          </table:table-cell>
          <table:table-cell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office:value-type="float" office:value="10.9666" calcext:value-type="float">
            <text:p>10,9666</text:p>
          </table:table-cell>
          <table:table-cell office:value-type="float" office:value="3.25246945597927" calcext:value-type="float">
            <text:p>3,25246945597927</text:p>
          </table:table-cell>
          <table:table-cell office:value-type="float" office:value="820" calcext:value-type="float">
            <text:p>820</text:p>
          </table:table-cell>
          <table:table-cell office:value-type="float" office:value="4.4129" calcext:value-type="float">
            <text:p>4,4129</text:p>
          </table:table-cell>
        </table:table-row>
        <table:table-row table:style-name="ro1">
          <table:table-cell office:value-type="string" calcext:value-type="string">
            <text:p>g.64.7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1354" calcext:value-type="float">
            <text:p>1354</text:p>
          </table:table-cell>
          <table:table-cell office:value-type="float" office:value="12.0182" calcext:value-type="float">
            <text:p>12,0182</text:p>
          </table:table-cell>
          <table:table-cell office:value-type="float" office:value="64" calcext:value-type="float">
            <text:p>64</text:p>
          </table:table-cell>
          <table:table-cell office:value-type="float" office:value="134" calcext:value-type="float">
            <text:p>134</text:p>
          </table:table-cell>
          <table:table-cell office:value-type="float" office:value="0.8299" calcext:value-type="float">
            <text:p>0,8299</text:p>
          </table:table-cell>
          <table:table-cell office:value-type="float" office:value="15.5732849828266" calcext:value-type="float">
            <text:p>15,5732849828266</text:p>
          </table:table-cell>
          <table:table-cell office:value-type="float" office:value="552" calcext:value-type="float">
            <text:p>552</text:p>
          </table:table-cell>
          <table:table-cell office:value-type="float" office:value="12.0182" calcext:value-type="float">
            <text:p>12,0182</text:p>
          </table:table-cell>
        </table:table-row>
        <table:table-row table:style-name="ro1">
          <table:table-cell office:value-type="string" calcext:value-type="string">
            <text:p>g.64.8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2094" calcext:value-type="float">
            <text:p>2094</text:p>
          </table:table-cell>
          <table:table-cell office:value-type="float" office:value="22.4012" calcext:value-type="float">
            <text:p>22,4012</text:p>
          </table:table-cell>
          <table:table-cell office:value-type="float" office:value="64" calcext:value-type="float">
            <text:p>64</text:p>
          </table:table-cell>
          <table:table-cell office:value-type="float" office:value="122" calcext:value-type="float">
            <text:p>122</text:p>
          </table:table-cell>
          <table:table-cell office:value-type="float" office:value="4.7762" calcext:value-type="float">
            <text:p>4,7762</text:p>
          </table:table-cell>
          <table:table-cell office:value-type="float" office:value="3.78844533967824" calcext:value-type="float">
            <text:p>3,78844533967824</text:p>
          </table:table-cell>
          <table:table-cell office:value-type="float" office:value="194" calcext:value-type="float">
            <text:p>194</text:p>
          </table:table-cell>
          <table:table-cell office:value-type="float" office:value="22.062" calcext:value-type="float">
            <text:p>22,062</text:p>
          </table:table-cell>
        </table:table-row>
        <table:table-row table:style-name="ro1">
          <table:table-cell office:value-type="string" calcext:value-type="string">
            <text:p>g.65.0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323" calcext:value-type="float">
            <text:p>12,1323</text:p>
          </table:table-cell>
          <table:table-cell office:value-type="float" office:value="65" calcext:value-type="float">
            <text:p>65</text:p>
          </table:table-cell>
          <table:table-cell office:value-type="float" office:value="135" calcext:value-type="float">
            <text:p>135</text:p>
          </table:table-cell>
          <table:table-cell office:value-type="float" office:value="0.0637" calcext:value-type="float">
            <text:p>0,0637</text:p>
          </table:table-cell>
          <table:table-cell office:value-type="float" office:value="5.20357101761008" calcext:value-type="float">
            <text:p>5,20357101761008</text:p>
          </table:table-cell>
          <table:table-cell office:value-type="float" office:value="504" calcext:value-type="float">
            <text:p>504</text:p>
          </table:table-cell>
          <table:table-cell office:value-type="float" office:value="12.1323" calcext:value-type="float">
            <text:p>12,1323</text:p>
          </table:table-cell>
        </table:table-row>
        <table:table-row table:style-name="ro1">
          <table:table-cell office:value-type="string" calcext:value-type="string">
            <text:p>g.66.3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5808" calcext:value-type="float">
            <text:p>33,5808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1.1489" calcext:value-type="float">
            <text:p>1,1489</text:p>
          </table:table-cell>
          <table:table-cell office:value-type="float" office:value="2.97455559666057" calcext:value-type="float">
            <text:p>2,97455559666057</text:p>
          </table:table-cell>
          <table:table-cell office:value-type="float" office:value="44" calcext:value-type="float">
            <text:p>44</text:p>
          </table:table-cell>
          <table:table-cell office:value-type="float" office:value="33.5808" calcext:value-type="float">
            <text:p>33,5808</text:p>
          </table:table-cell>
        </table:table-row>
        <table:table-row table:style-name="ro1">
          <table:table-cell office:value-type="string" calcext:value-type="string">
            <text:p>g.66.6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561" calcext:value-type="float">
            <text:p>561</text:p>
          </table:table-cell>
          <table:table-cell office:value-type="float" office:value="15.8823" calcext:value-type="float">
            <text:p>15,8823</text:p>
          </table:table-cell>
          <table:table-cell office:value-type="float" office:value="66" calcext:value-type="float">
            <text:p>66</text:p>
          </table:table-cell>
          <table:table-cell office:value-type="float" office:value="139" calcext:value-type="float">
            <text:p>139</text:p>
          </table:table-cell>
          <table:table-cell office:value-type="float" office:value="1.2017" calcext:value-type="float">
            <text:p>1,2017</text:p>
          </table:table-cell>
          <table:table-cell office:value-type="float" office:value="6.91254723273503" calcext:value-type="float">
            <text:p>6,91254723273503</text:p>
          </table:table-cell>
          <table:table-cell office:value-type="float" office:value="403" calcext:value-type="float">
            <text:p>403</text:p>
          </table:table-cell>
          <table:table-cell office:value-type="float" office:value="14.7629" calcext:value-type="float">
            <text:p>14,7629</text:p>
          </table:table-cell>
        </table:table-row>
        <table:table-row table:style-name="ro1">
          <table:table-cell office:value-type="string" calcext:value-type="string">
            <text:p>g.66.7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496" calcext:value-type="float">
            <text:p>496</text:p>
          </table:table-cell>
          <table:table-cell office:value-type="float" office:value="24.562" calcext:value-type="float">
            <text:p>24,562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1.1912" calcext:value-type="float">
            <text:p>1,1912</text:p>
          </table:table-cell>
          <table:table-cell office:value-type="float" office:value="3.32233821388776" calcext:value-type="float">
            <text:p>3,32233821388776</text:p>
          </table:table-cell>
          <table:table-cell office:value-type="float" office:value="92" calcext:value-type="float">
            <text:p>92</text:p>
          </table:table-cell>
          <table:table-cell office:value-type="float" office:value="24.562" calcext:value-type="float">
            <text:p>24,562</text:p>
          </table:table-cell>
        </table:table-row>
        <table:table-row table:style-name="ro1">
          <table:table-cell office:value-type="string" calcext:value-type="string">
            <text:p>g.66.8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56" calcext:value-type="float">
            <text:p>256</text:p>
          </table:table-cell>
          <table:table-cell office:value-type="float" office:value="34.5866" calcext:value-type="float">
            <text:p>34,5866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0.9105" calcext:value-type="float">
            <text:p>0,9105</text:p>
          </table:table-cell>
          <table:table-cell office:value-type="float" office:value="3.56596692436556" calcext:value-type="float">
            <text:p>3,56596692436556</text:p>
          </table:table-cell>
          <table:table-cell office:value-type="float" office:value="91" calcext:value-type="float">
            <text:p>91</text:p>
          </table:table-cell>
          <table:table-cell office:value-type="float" office:value="34.5866" calcext:value-type="float">
            <text:p>34,5866</text:p>
          </table:table-cell>
        </table:table-row>
        <table:table-row table:style-name="ro1">
          <table:table-cell office:value-type="string" calcext:value-type="string">
            <text:p>g.69.7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877" calcext:value-type="float">
            <text:p>877</text:p>
          </table:table-cell>
          <table:table-cell office:value-type="float" office:value="39.3546" calcext:value-type="float">
            <text:p>39,3546</text:p>
          </table:table-cell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office:value-type="float" office:value="3.1465" calcext:value-type="float">
            <text:p>3,1465</text:p>
          </table:table-cell>
          <table:table-cell office:value-type="float" office:value="4.01859831571988" calcext:value-type="float">
            <text:p>4,01859831571988</text:p>
          </table:table-cell>
          <table:table-cell office:value-type="float" office:value="59" calcext:value-type="float">
            <text:p>59</text:p>
          </table:table-cell>
          <table:table-cell office:value-type="float" office:value="39.3546" calcext:value-type="float">
            <text:p>39,3546</text:p>
          </table:table-cell>
        </table:table-row>
        <table:table-row table:style-name="ro1">
          <table:table-cell office:value-type="string" calcext:value-type="string">
            <text:p>g.70.1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26" calcext:value-type="float">
            <text:p>226</text:p>
          </table:table-cell>
          <table:table-cell office:value-type="float" office:value="37.0455" calcext:value-type="float">
            <text:p>37,0455</text:p>
          </table:table-cell>
          <table:table-cell office:value-type="float" office:value="70" calcext:value-type="float">
            <text:p>70</text:p>
          </table:table-cell>
          <table:table-cell office:value-type="float" office:value="119" calcext:value-type="float">
            <text:p>119</text:p>
          </table:table-cell>
          <table:table-cell office:value-type="float" office:value="3.4308" calcext:value-type="float">
            <text:p>3,4308</text:p>
          </table:table-cell>
          <table:table-cell office:value-type="float" office:value="3.62679587838072" calcext:value-type="float">
            <text:p>3,62679587838072</text:p>
          </table:table-cell>
          <table:table-cell office:value-type="float" office:value="79" calcext:value-type="float">
            <text:p>79</text:p>
          </table:table-cell>
          <table:table-cell office:value-type="float" office:value="30.7414" calcext:value-type="float">
            <text:p>30,7414</text:p>
          </table:table-cell>
        </table:table-row>
        <table:table-row table:style-name="ro1">
          <table:table-cell office:value-type="string" calcext:value-type="string">
            <text:p>g.73.4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717" calcext:value-type="float">
            <text:p>717</text:p>
          </table:table-cell>
          <table:table-cell office:value-type="float" office:value="25.0008" calcext:value-type="float">
            <text:p>25,0008</text:p>
          </table:table-cell>
          <table:table-cell office:value-type="float" office:value="73" calcext:value-type="float">
            <text:p>73</text:p>
          </table:table-cell>
          <table:table-cell office:value-type="float" office:value="108" calcext:value-type="float">
            <text:p>108</text:p>
          </table:table-cell>
          <table:table-cell office:value-type="float" office:value="7.3929" calcext:value-type="float">
            <text:p>7,3929</text:p>
          </table:table-cell>
          <table:table-cell office:value-type="float" office:value="3.80256626995038" calcext:value-type="float">
            <text:p>3,80256626995038</text:p>
          </table:table-cell>
          <table:table-cell office:value-type="float" office:value="109" calcext:value-type="float">
            <text:p>109</text:p>
          </table:table-cell>
          <table:table-cell office:value-type="float" office:value="23.9213" calcext:value-type="float">
            <text:p>23,9213</text:p>
          </table:table-cell>
        </table:table-row>
        <table:table-row table:style-name="ro1">
          <table:table-cell office:value-type="string" calcext:value-type="string">
            <text:p>g.73.7.graphml</text:p>
          </table:table-cell>
          <table:table-cell office:value-type="float" office:value="5700" calcext:value-type="float">
            <text:p>5700</text:p>
          </table:table-cell>
          <table:table-cell office:value-type="float" office:value="6310" calcext:value-type="float">
            <text:p>6310</text:p>
          </table:table-cell>
          <table:table-cell office:value-type="float" office:value="87.0886" calcext:value-type="float">
            <text:p>87,0886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1.9134" calcext:value-type="float">
            <text:p>1,9134</text:p>
          </table:table-cell>
          <table:table-cell office:value-type="float" office:value="4.51129919112504" calcext:value-type="float">
            <text:p>4,51129919112504</text:p>
          </table:table-cell>
          <table:table-cell office:value-type="float" office:value="5" calcext:value-type="float">
            <text:p>5</text:p>
          </table:table-cell>
          <table:table-cell office:value-type="float" office:value="76.3585" calcext:value-type="float">
            <text:p>76,3585</text:p>
          </table:table-cell>
        </table:table-row>
        <table:table-row table:style-name="ro1">
          <table:table-cell office:value-type="string" calcext:value-type="string">
            <text:p>g.73.8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1415" calcext:value-type="float">
            <text:p>1415</text:p>
          </table:table-cell>
          <table:table-cell office:value-type="float" office:value="43.1294" calcext:value-type="float">
            <text:p>43,1294</text:p>
          </table:table-cell>
          <table:table-cell office:value-type="float" office:value="73" calcext:value-type="float">
            <text:p>73</text:p>
          </table:table-cell>
          <table:table-cell office:value-type="float" office:value="101" calcext:value-type="float">
            <text:p>101</text:p>
          </table:table-cell>
          <table:table-cell office:value-type="float" office:value="1.4622" calcext:value-type="float">
            <text:p>1,4622</text:p>
          </table:table-cell>
          <table:table-cell office:value-type="float" office:value="4.57471937058593" calcext:value-type="float">
            <text:p>4,57471937058593</text:p>
          </table:table-cell>
          <table:table-cell office:value-type="float" office:value="49" calcext:value-type="float">
            <text:p>49</text:p>
          </table:table-cell>
          <table:table-cell office:value-type="float" office:value="43.1088" calcext:value-type="float">
            <text:p>43,1088</text:p>
          </table:table-cell>
        </table:table-row>
        <table:table-row table:style-name="ro1">
          <table:table-cell office:value-type="string" calcext:value-type="string">
            <text:p>g.74.1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1861" calcext:value-type="float">
            <text:p>1861</text:p>
          </table:table-cell>
          <table:table-cell office:value-type="float" office:value="79.6915" calcext:value-type="float">
            <text:p>79,6915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7.0061" calcext:value-type="float">
            <text:p>7,0061</text:p>
          </table:table-cell>
          <table:table-cell office:value-type="float" office:value="2.34680627009962" calcext:value-type="float">
            <text:p>2,34680627009962</text:p>
          </table:table-cell>
          <table:table-cell office:value-type="float" office:value="11" calcext:value-type="float">
            <text:p>11</text:p>
          </table:table-cell>
          <table:table-cell office:value-type="float" office:value="79.6909" calcext:value-type="float">
            <text:p>79,6909</text:p>
          </table:table-cell>
        </table:table-row>
        <table:table-row table:style-name="ro1">
          <table:table-cell office:value-type="string" calcext:value-type="string">
            <text:p>g.74.2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640" calcext:value-type="float">
            <text:p>640</text:p>
          </table:table-cell>
          <table:table-cell office:value-type="float" office:value="34.099" calcext:value-type="float">
            <text:p>34,099</text:p>
          </table:table-cell>
          <table:table-cell office:value-type="float" office:value="74" calcext:value-type="float">
            <text:p>74</text:p>
          </table:table-cell>
          <table:table-cell office:value-type="float" office:value="114" calcext:value-type="float">
            <text:p>114</text:p>
          </table:table-cell>
          <table:table-cell office:value-type="float" office:value="0.4428" calcext:value-type="float">
            <text:p>0,4428</text:p>
          </table:table-cell>
          <table:table-cell office:value-type="float" office:value="4.50177112184594" calcext:value-type="float">
            <text:p>4,50177112184594</text:p>
          </table:table-cell>
          <table:table-cell office:value-type="float" office:value="126" calcext:value-type="float">
            <text:p>126</text:p>
          </table:table-cell>
          <table:table-cell office:value-type="float" office:value="33.5092" calcext:value-type="float">
            <text:p>33,5092</text:p>
          </table:table-cell>
        </table:table-row>
        <table:table-row table:style-name="ro1">
          <table:table-cell office:value-type="string" calcext:value-type="string">
            <text:p>g.75.0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1547" calcext:value-type="float">
            <text:p>1547</text:p>
          </table:table-cell>
          <table:table-cell office:value-type="float" office:value="80.6632" calcext:value-type="float">
            <text:p>80,6632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4.8613" calcext:value-type="float">
            <text:p>4,8613</text:p>
          </table:table-cell>
          <table:table-cell office:value-type="float" office:value="2.3724404107636" calcext:value-type="float">
            <text:p>2,3724404107636</text:p>
          </table:table-cell>
          <table:table-cell office:value-type="float" office:value="8" calcext:value-type="float">
            <text:p>8</text:p>
          </table:table-cell>
          <table:table-cell office:value-type="float" office:value="80.6632" calcext:value-type="float">
            <text:p>80,6632</text:p>
          </table:table-cell>
        </table:table-row>
        <table:table-row table:style-name="ro1">
          <table:table-cell office:value-type="string" calcext:value-type="string">
            <text:p>g.75.4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23" calcext:value-type="float">
            <text:p>223</text:p>
          </table:table-cell>
          <table:table-cell office:value-type="float" office:value="66.2244" calcext:value-type="float">
            <text:p>66,2244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10.2769" calcext:value-type="float">
            <text:p>10,2769</text:p>
          </table:table-cell>
          <table:table-cell office:value-type="float" office:value="1.91138871761375" calcext:value-type="float">
            <text:p>1,91138871761375</text:p>
          </table:table-cell>
          <table:table-cell office:value-type="float" office:value="22" calcext:value-type="float">
            <text:p>22</text:p>
          </table:table-cell>
          <table:table-cell office:value-type="float" office:value="65.9754" calcext:value-type="float">
            <text:p>65,9754</text:p>
          </table:table-cell>
        </table:table-row>
        <table:table-row table:style-name="ro1">
          <table:table-cell office:value-type="string" calcext:value-type="string">
            <text:p>g.76.1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float" office:value="53.5148" calcext:value-type="float">
            <text:p>53,5148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office:value-type="float" office:value="4.168" calcext:value-type="float">
            <text:p>4,168</text:p>
          </table:table-cell>
          <table:table-cell office:value-type="float" office:value="2.22109664860475" calcext:value-type="float">
            <text:p>2,22109664860475</text:p>
          </table:table-cell>
          <table:table-cell office:value-type="float" office:value="53" calcext:value-type="float">
            <text:p>53</text:p>
          </table:table-cell>
          <table:table-cell office:value-type="float" office:value="53.5148" calcext:value-type="float">
            <text:p>53,5148</text:p>
          </table:table-cell>
        </table:table-row>
        <table:table-row table:style-name="ro1">
          <table:table-cell office:value-type="string" calcext:value-type="string">
            <text:p>g.77.5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1153" calcext:value-type="float">
            <text:p>1153</text:p>
          </table:table-cell>
          <table:table-cell office:value-type="float" office:value="39.6691" calcext:value-type="float">
            <text:p>39,6691</text:p>
          </table:table-cell>
          <table:table-cell office:value-type="float" office:value="77" calcext:value-type="float">
            <text:p>77</text:p>
          </table:table-cell>
          <table:table-cell office:value-type="float" office:value="108" calcext:value-type="float">
            <text:p>108</text:p>
          </table:table-cell>
          <table:table-cell office:value-type="float" office:value="10.0726" calcext:value-type="float">
            <text:p>10,0726</text:p>
          </table:table-cell>
          <table:table-cell office:value-type="float" office:value="2.46512262541161" calcext:value-type="float">
            <text:p>2,46512262541161</text:p>
          </table:table-cell>
          <table:table-cell office:value-type="float" office:value="60" calcext:value-type="float">
            <text:p>60</text:p>
          </table:table-cell>
          <table:table-cell office:value-type="float" office:value="39.6691" calcext:value-type="float">
            <text:p>39,6691</text:p>
          </table:table-cell>
        </table:table-row>
        <table:table-row table:style-name="ro1">
          <table:table-cell office:value-type="string" calcext:value-type="string">
            <text:p>g.79.0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672" calcext:value-type="float">
            <text:p>672</text:p>
          </table:table-cell>
          <table:table-cell office:value-type="float" office:value="73.8444" calcext:value-type="float">
            <text:p>73,8444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4.4265" calcext:value-type="float">
            <text:p>4,4265</text:p>
          </table:table-cell>
          <table:table-cell office:value-type="float" office:value="1.92666250674598" calcext:value-type="float">
            <text:p>1,92666250674598</text:p>
          </table:table-cell>
          <table:table-cell office:value-type="float" office:value="14" calcext:value-type="float">
            <text:p>14</text:p>
          </table:table-cell>
          <table:table-cell office:value-type="float" office:value="73.3541" calcext:value-type="float">
            <text:p>73,3541</text:p>
          </table:table-cell>
        </table:table-row>
        <table:table-row table:style-name="ro1">
          <table:table-cell office:value-type="string" calcext:value-type="string">
            <text:p>g.79.7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447" calcext:value-type="float">
            <text:p>447</text:p>
          </table:table-cell>
          <table:table-cell office:value-type="float" office:value="14.9945" calcext:value-type="float">
            <text:p>14,9945</text:p>
          </table:table-cell>
          <table:table-cell office:value-type="float" office:value="79" calcext:value-type="float">
            <text:p>79</text:p>
          </table:table-cell>
          <table:table-cell office:value-type="float" office:value="147" calcext:value-type="float">
            <text:p>147</text:p>
          </table:table-cell>
          <table:table-cell office:value-type="float" office:value="0.7399" calcext:value-type="float">
            <text:p>0,7399</text:p>
          </table:table-cell>
          <table:table-cell office:value-type="float" office:value="5.05246071194827" calcext:value-type="float">
            <text:p>5,05246071194827</text:p>
          </table:table-cell>
          <table:table-cell office:value-type="float" office:value="337" calcext:value-type="float">
            <text:p>337</text:p>
          </table:table-cell>
          <table:table-cell office:value-type="float" office:value="13.0766" calcext:value-type="float">
            <text:p>13,0766</text:p>
          </table:table-cell>
        </table:table-row>
        <table:table-row table:style-name="ro1">
          <table:table-cell office:value-type="string" calcext:value-type="string">
            <text:p>g.80.1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1459" calcext:value-type="float">
            <text:p>1459</text:p>
          </table:table-cell>
          <table:table-cell office:value-type="float" office:value="75.0205" calcext:value-type="float">
            <text:p>75,0205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5.2514" calcext:value-type="float">
            <text:p>5,2514</text:p>
          </table:table-cell>
          <table:table-cell office:value-type="float" office:value="2.50146791284272" calcext:value-type="float">
            <text:p>2,50146791284272</text:p>
          </table:table-cell>
          <table:table-cell office:value-type="float" office:value="7" calcext:value-type="float">
            <text:p>7</text:p>
          </table:table-cell>
          <table:table-cell office:value-type="float" office:value="75.0205" calcext:value-type="float">
            <text:p>75,0205</text:p>
          </table:table-cell>
        </table:table-row>
        <table:table-row table:style-name="ro1">
          <table:table-cell office:value-type="string" calcext:value-type="string">
            <text:p>g.80.4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372" calcext:value-type="float">
            <text:p>372</text:p>
          </table:table-cell>
          <table:table-cell office:value-type="float" office:value="60.1125" calcext:value-type="float">
            <text:p>60,1125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4.2673" calcext:value-type="float">
            <text:p>4,2673</text:p>
          </table:table-cell>
          <table:table-cell office:value-type="float" office:value="2.01605008487343" calcext:value-type="float">
            <text:p>2,01605008487343</text:p>
          </table:table-cell>
          <table:table-cell office:value-type="float" office:value="14" calcext:value-type="float">
            <text:p>14</text:p>
          </table:table-cell>
          <table:table-cell office:value-type="float" office:value="60.1116" calcext:value-type="float">
            <text:p>60,1116</text:p>
          </table:table-cell>
        </table:table-row>
        <table:table-row table:style-name="ro1">
          <table:table-cell office:value-type="string" calcext:value-type="string">
            <text:p>g.80.5.graphml</text:p>
          </table:table-cell>
          <table:table-cell office:value-type="float" office:value="4700" calcext:value-type="float">
            <text:p>4700</text:p>
          </table:table-cell>
          <table:table-cell office:value-type="float" office:value="6849" calcext:value-type="float">
            <text:p>6849</text:p>
          </table:table-cell>
          <table:table-cell office:value-type="float" office:value="62.108" calcext:value-type="float">
            <text:p>62,108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12.3497" calcext:value-type="float">
            <text:p>12,3497</text:p>
          </table:table-cell>
          <table:table-cell office:value-type="float" office:value="2.65665809403637" calcext:value-type="float">
            <text:p>2,65665809403637</text:p>
          </table:table-cell>
          <table:table-cell office:value-type="float" office:value="7" calcext:value-type="float">
            <text:p>7</text:p>
          </table:table-cell>
          <table:table-cell office:value-type="float" office:value="62.108" calcext:value-type="float">
            <text:p>62,108</text:p>
          </table:table-cell>
        </table:table-row>
        <table:table-row table:style-name="ro1">
          <table:table-cell office:value-type="string" calcext:value-type="string">
            <text:p>g.100.0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510" calcext:value-type="float">
            <text:p>510</text:p>
          </table:table-cell>
          <table:table-cell office:value-type="float" office:value="10.7458" calcext:value-type="float">
            <text:p>10,7458</text:p>
          </table:table-cell>
          <table:table-cell office:value-type="float" office:value="100" calcext:value-type="float">
            <text:p>100</text:p>
          </table:table-cell>
          <table:table-cell office:value-type="float" office:value="191" calcext:value-type="float">
            <text:p>191</text:p>
          </table:table-cell>
          <table:table-cell office:value-type="float" office:value="0.5086" calcext:value-type="float">
            <text:p>0,5086</text:p>
          </table:table-cell>
          <table:table-cell office:value-type="float" office:value="10.3055629782845" calcext:value-type="float">
            <text:p>10,3055629782845</text:p>
          </table:table-cell>
          <table:table-cell office:value-type="float" office:value="393" calcext:value-type="float">
            <text:p>393</text:p>
          </table:table-cell>
          <table:table-cell office:value-type="float" office:value="9.8346" calcext:value-type="float">
            <text:p>9,8346</text:p>
          </table:table-cell>
        </table:table-row>
        <table:table-row table:style-name="ro1">
          <table:table-cell office:value-type="string" calcext:value-type="string">
            <text:p>g.100.1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2904" calcext:value-type="float">
            <text:p>2904</text:p>
          </table:table-cell>
          <table:table-cell office:value-type="float" office:value="12.017" calcext:value-type="float">
            <text:p>12,017</text:p>
          </table:table-cell>
          <table:table-cell office:value-type="float" office:value="100" calcext:value-type="float">
            <text:p>100</text:p>
          </table:table-cell>
          <table:table-cell office:value-type="float" office:value="191" calcext:value-type="float">
            <text:p>191</text:p>
          </table:table-cell>
          <table:table-cell office:value-type="float" office:value="0.9554" calcext:value-type="float">
            <text:p>0,9554</text:p>
          </table:table-cell>
          <table:table-cell office:value-type="float" office:value="10.4897097335239" calcext:value-type="float">
            <text:p>10,4897097335239</text:p>
          </table:table-cell>
          <table:table-cell office:value-type="float" office:value="388" calcext:value-type="float">
            <text:p>388</text:p>
          </table:table-cell>
          <table:table-cell office:value-type="float" office:value="11.9722" calcext:value-type="float">
            <text:p>11,9722</text:p>
          </table:table-cell>
        </table:table-row>
        <table:table-row table:style-name="ro1">
          <table:table-cell office:value-type="string" calcext:value-type="string">
            <text:p>g.81.0.graphml</text:p>
          </table:table-cell>
          <table:table-cell office:value-type="float" office:value="9500" calcext:value-type="float">
            <text:p>9500</text:p>
          </table:table-cell>
          <table:table-cell office:value-type="float" office:value="14346" calcext:value-type="float">
            <text:p>14346</text:p>
          </table:table-cell>
          <table:table-cell office:value-type="float" office:value="69.7188" calcext:value-type="float">
            <text:p>69,7188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4.4409" calcext:value-type="float">
            <text:p>4,4409</text:p>
          </table:table-cell>
          <table:table-cell office:value-type="float" office:value="3.69571525819428" calcext:value-type="float">
            <text:p>3,69571525819428</text:p>
          </table:table-cell>
          <table:table-cell office:value-type="float" office:value="17" calcext:value-type="float">
            <text:p>17</text:p>
          </table:table-cell>
          <table:table-cell office:value-type="float" office:value="69.7188" calcext:value-type="float">
            <text:p>69,7188</text:p>
          </table:table-cell>
        </table:table-row>
        <table:table-row table:style-name="ro1">
          <table:table-cell office:value-type="string" calcext:value-type="string">
            <text:p>g.81.9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1475" calcext:value-type="float">
            <text:p>1475</text:p>
          </table:table-cell>
          <table:table-cell office:value-type="float" office:value="22.6857" calcext:value-type="float">
            <text:p>22,6857</text:p>
          </table:table-cell>
          <table:table-cell office:value-type="float" office:value="81" calcext:value-type="float">
            <text:p>81</text:p>
          </table:table-cell>
          <table:table-cell office:value-type="float" office:value="163" calcext:value-type="float">
            <text:p>163</text:p>
          </table:table-cell>
          <table:table-cell office:value-type="float" office:value="0.6551" calcext:value-type="float">
            <text:p>0,6551</text:p>
          </table:table-cell>
          <table:table-cell office:value-type="float" office:value="4.38353499321536" calcext:value-type="float">
            <text:p>4,38353499321536</text:p>
          </table:table-cell>
          <table:table-cell office:value-type="float" office:value="228" calcext:value-type="float">
            <text:p>228</text:p>
          </table:table-cell>
          <table:table-cell office:value-type="float" office:value="21.7524" calcext:value-type="float">
            <text:p>21,7524</text:p>
          </table:table-cell>
        </table:table-row>
        <table:table-row table:style-name="ro1">
          <table:table-cell office:value-type="string" calcext:value-type="string">
            <text:p>g.82.4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22" calcext:value-type="float">
            <text:p>222</text:p>
          </table:table-cell>
          <table:table-cell office:value-type="float" office:value="27.8656" calcext:value-type="float">
            <text:p>27,8656</text:p>
          </table:table-cell>
          <table:table-cell office:value-type="float" office:value="82" calcext:value-type="float">
            <text:p>82</text:p>
          </table:table-cell>
          <table:table-cell office:value-type="float" office:value="164" calcext:value-type="float">
            <text:p>164</text:p>
          </table:table-cell>
          <table:table-cell office:value-type="float" office:value="1.0942" calcext:value-type="float">
            <text:p>1,0942</text:p>
          </table:table-cell>
          <table:table-cell office:value-type="float" office:value="4.3308763649384" calcext:value-type="float">
            <text:p>4,3308763649384</text:p>
          </table:table-cell>
          <table:table-cell office:value-type="float" office:value="219" calcext:value-type="float">
            <text:p>219</text:p>
          </table:table-cell>
          <table:table-cell office:value-type="float" office:value="27.8656" calcext:value-type="float">
            <text:p>27,8656</text:p>
          </table:table-cell>
        </table:table-row>
        <table:table-row table:style-name="ro1">
          <table:table-cell office:value-type="string" calcext:value-type="string">
            <text:p>g.82.5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448" calcext:value-type="float">
            <text:p>448</text:p>
          </table:table-cell>
          <table:table-cell office:value-type="float" office:value="18.1729" calcext:value-type="float">
            <text:p>18,1729</text:p>
          </table:table-cell>
          <table:table-cell office:value-type="float" office:value="82" calcext:value-type="float">
            <text:p>82</text:p>
          </table:table-cell>
          <table:table-cell office:value-type="float" office:value="164" calcext:value-type="float">
            <text:p>164</text:p>
          </table:table-cell>
          <table:table-cell office:value-type="float" office:value="1.0719" calcext:value-type="float">
            <text:p>1,0719</text:p>
          </table:table-cell>
          <table:table-cell office:value-type="float" office:value="5.19819926849173" calcext:value-type="float">
            <text:p>5,19819926849173</text:p>
          </table:table-cell>
          <table:table-cell office:value-type="float" office:value="232" calcext:value-type="float">
            <text:p>232</text:p>
          </table:table-cell>
          <table:table-cell office:value-type="float" office:value="16.1927" calcext:value-type="float">
            <text:p>16,1927</text:p>
          </table:table-cell>
        </table:table-row>
        <table:table-row table:style-name="ro1">
          <table:table-cell office:value-type="string" calcext:value-type="string">
            <text:p>g.84.1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536" calcext:value-type="float">
            <text:p>536</text:p>
          </table:table-cell>
          <table:table-cell office:value-type="float" office:value="16.0492" calcext:value-type="float">
            <text:p>16,0492</text:p>
          </table:table-cell>
          <table:table-cell office:value-type="float" office:value="84" calcext:value-type="float">
            <text:p>84</text:p>
          </table:table-cell>
          <table:table-cell office:value-type="float" office:value="124" calcext:value-type="float">
            <text:p>124</text:p>
          </table:table-cell>
          <table:table-cell office:value-type="float" office:value="1.3156" calcext:value-type="float">
            <text:p>1,3156</text:p>
          </table:table-cell>
          <table:table-cell office:value-type="float" office:value="4.31483202536282" calcext:value-type="float">
            <text:p>4,31483202536282</text:p>
          </table:table-cell>
          <table:table-cell office:value-type="float" office:value="118" calcext:value-type="float">
            <text:p>118</text:p>
          </table:table-cell>
          <table:table-cell office:value-type="float" office:value="16.0492" calcext:value-type="float">
            <text:p>16,0492</text:p>
          </table:table-cell>
        </table:table-row>
        <table:table-row table:style-name="ro1">
          <table:table-cell office:value-type="string" calcext:value-type="string">
            <text:p>g.85.1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930" calcext:value-type="float">
            <text:p>930</text:p>
          </table:table-cell>
          <table:table-cell office:value-type="float" office:value="27.9619" calcext:value-type="float">
            <text:p>27,9619</text:p>
          </table:table-cell>
          <table:table-cell office:value-type="float" office:value="85" calcext:value-type="float">
            <text:p>85</text:p>
          </table:table-cell>
          <table:table-cell office:value-type="float" office:value="131" calcext:value-type="float">
            <text:p>131</text:p>
          </table:table-cell>
          <table:table-cell office:value-type="float" office:value="2.1191" calcext:value-type="float">
            <text:p>2,1191</text:p>
          </table:table-cell>
          <table:table-cell office:value-type="float" office:value="3.65794684684409" calcext:value-type="float">
            <text:p>3,65794684684409</text:p>
          </table:table-cell>
          <table:table-cell office:value-type="float" office:value="157" calcext:value-type="float">
            <text:p>157</text:p>
          </table:table-cell>
          <table:table-cell office:value-type="float" office:value="27.9619" calcext:value-type="float">
            <text:p>27,9619</text:p>
          </table:table-cell>
        </table:table-row>
        <table:table-row table:style-name="ro1">
          <table:table-cell office:value-type="string" calcext:value-type="string">
            <text:p>g.85.2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72" calcext:value-type="float">
            <text:p>172</text:p>
          </table:table-cell>
          <table:table-cell office:value-type="float" office:value="24.3594" calcext:value-type="float">
            <text:p>24,3594</text:p>
          </table:table-cell>
          <table:table-cell office:value-type="float" office:value="85" calcext:value-type="float">
            <text:p>85</text:p>
          </table:table-cell>
          <table:table-cell office:value-type="float" office:value="172" calcext:value-type="float">
            <text:p>172</text:p>
          </table:table-cell>
          <table:table-cell office:value-type="float" office:value="0.8734" calcext:value-type="float">
            <text:p>0,8734</text:p>
          </table:table-cell>
          <table:table-cell office:value-type="float" office:value="5.01198911694139" calcext:value-type="float">
            <text:p>5,01198911694139</text:p>
          </table:table-cell>
          <table:table-cell office:value-type="float" office:value="217" calcext:value-type="float">
            <text:p>217</text:p>
          </table:table-cell>
          <table:table-cell office:value-type="float" office:value="24.0846" calcext:value-type="float">
            <text:p>24,0846</text:p>
          </table:table-cell>
        </table:table-row>
        <table:table-row table:style-name="ro1">
          <table:table-cell office:value-type="string" calcext:value-type="string">
            <text:p>g.85.3.graphml</text:p>
          </table:table-cell>
          <table:table-cell office:value-type="float" office:value="2000" calcext:value-type="float">
            <text:p>2000</text:p>
          </table:table-cell>
          <table:table-cell office:value-type="float" office:value="3025" calcext:value-type="float">
            <text:p>3025</text:p>
          </table:table-cell>
          <table:table-cell office:value-type="float" office:value="78.8379" calcext:value-type="float">
            <text:p>78,8379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3.6262" calcext:value-type="float">
            <text:p>3,6262</text:p>
          </table:table-cell>
          <table:table-cell office:value-type="float" office:value="3.26788149852783" calcext:value-type="float">
            <text:p>3,26788149852783</text:p>
          </table:table-cell>
          <table:table-cell office:value-type="float" office:value="4" calcext:value-type="float">
            <text:p>4</text:p>
          </table:table-cell>
          <table:table-cell office:value-type="float" office:value="78.8379" calcext:value-type="float">
            <text:p>78,8379</text:p>
          </table:table-cell>
        </table:table-row>
        <table:table-row table:style-name="ro1">
          <table:table-cell office:value-type="string" calcext:value-type="string">
            <text:p>g.85.8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505" calcext:value-type="float">
            <text:p>505</text:p>
          </table:table-cell>
          <table:table-cell office:value-type="float" office:value="62.4716" calcext:value-type="float">
            <text:p>62,4716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4.0697" calcext:value-type="float">
            <text:p>4,0697</text:p>
          </table:table-cell>
          <table:table-cell office:value-type="float" office:value="2.23787559135692" calcext:value-type="float">
            <text:p>2,23787559135692</text:p>
          </table:table-cell>
          <table:table-cell office:value-type="float" office:value="10" calcext:value-type="float">
            <text:p>10</text:p>
          </table:table-cell>
          <table:table-cell office:value-type="float" office:value="62.4716" calcext:value-type="float">
            <text:p>62,4716</text:p>
          </table:table-cell>
        </table:table-row>
        <table:table-row table:style-name="ro1">
          <table:table-cell office:value-type="string" calcext:value-type="string">
            <text:p>g.86.2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3284" calcext:value-type="float">
            <text:p>3284</text:p>
          </table:table-cell>
          <table:table-cell office:value-type="float" office:value="38.964" calcext:value-type="float">
            <text:p>38,964</text:p>
          </table:table-cell>
          <table:table-cell office:value-type="float" office:value="86" calcext:value-type="float">
            <text:p>86</text:p>
          </table:table-cell>
          <table:table-cell office:value-type="float" office:value="122" calcext:value-type="float">
            <text:p>122</text:p>
          </table:table-cell>
          <table:table-cell office:value-type="float" office:value="1.2856" calcext:value-type="float">
            <text:p>1,2856</text:p>
          </table:table-cell>
          <table:table-cell office:value-type="float" office:value="4.64793701661736" calcext:value-type="float">
            <text:p>4,64793701661736</text:p>
          </table:table-cell>
          <table:table-cell office:value-type="float" office:value="178" calcext:value-type="float">
            <text:p>178</text:p>
          </table:table-cell>
          <table:table-cell office:value-type="float" office:value="38.964" calcext:value-type="float">
            <text:p>38,964</text:p>
          </table:table-cell>
        </table:table-row>
        <table:table-row table:style-name="ro1">
          <table:table-cell office:value-type="string" calcext:value-type="string">
            <text:p>g.86.3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103" calcext:value-type="float">
            <text:p>1103</text:p>
          </table:table-cell>
          <table:table-cell office:value-type="float" office:value="8.6647" calcext:value-type="float">
            <text:p>8,6647</text:p>
          </table:table-cell>
          <table:table-cell office:value-type="float" office:value="86" calcext:value-type="float">
            <text:p>86</text:p>
          </table:table-cell>
          <table:table-cell office:value-type="float" office:value="189" calcext:value-type="float">
            <text:p>189</text:p>
          </table:table-cell>
          <table:table-cell office:value-type="float" office:value="0.5943" calcext:value-type="float">
            <text:p>0,5943</text:p>
          </table:table-cell>
          <table:table-cell office:value-type="float" office:value="12.5167495564948" calcext:value-type="float">
            <text:p>12,5167495564948</text:p>
          </table:table-cell>
          <table:table-cell office:value-type="float" office:value="531" calcext:value-type="float">
            <text:p>531</text:p>
          </table:table-cell>
          <table:table-cell office:value-type="float" office:value="7.6847" calcext:value-type="float">
            <text:p>7,6847</text:p>
          </table:table-cell>
        </table:table-row>
        <table:table-row table:style-name="ro1">
          <table:table-cell office:value-type="string" calcext:value-type="string">
            <text:p>g.86.4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74" calcext:value-type="float">
            <text:p>274</text:p>
          </table:table-cell>
          <table:table-cell office:value-type="float" office:value="18.6061" calcext:value-type="float">
            <text:p>18,6061</text:p>
          </table:table-cell>
          <table:table-cell office:value-type="float" office:value="86" calcext:value-type="float">
            <text:p>86</text:p>
          </table:table-cell>
          <table:table-cell office:value-type="float" office:value="189" calcext:value-type="float">
            <text:p>189</text:p>
          </table:table-cell>
          <table:table-cell office:value-type="float" office:value="0.7399" calcext:value-type="float">
            <text:p>0,7399</text:p>
          </table:table-cell>
          <table:table-cell office:value-type="float" office:value="10.3605581029537" calcext:value-type="float">
            <text:p>10,3605581029537</text:p>
          </table:table-cell>
          <table:table-cell office:value-type="float" office:value="511" calcext:value-type="float">
            <text:p>511</text:p>
          </table:table-cell>
          <table:table-cell office:value-type="float" office:value="18.6061" calcext:value-type="float">
            <text:p>18,6061</text:p>
          </table:table-cell>
        </table:table-row>
        <table:table-row table:style-name="ro1">
          <table:table-cell office:value-type="string" calcext:value-type="string">
            <text:p>g.86.5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60.8174" calcext:value-type="float">
            <text:p>60,8174</text:p>
          </table:table-cell>
          <table:table-cell office:value-type="float" office:value="86" calcext:value-type="float">
            <text:p>86</text:p>
          </table:table-cell>
          <table:table-cell office:value-type="float" office:value="136" calcext:value-type="float">
            <text:p>136</text:p>
          </table:table-cell>
          <table:table-cell office:value-type="float" office:value="6.5993" calcext:value-type="float">
            <text:p>6,5993</text:p>
          </table:table-cell>
          <table:table-cell office:value-type="float" office:value="2.21691525979745" calcext:value-type="float">
            <text:p>2,21691525979745</text:p>
          </table:table-cell>
          <table:table-cell office:value-type="float" office:value="11" calcext:value-type="float">
            <text:p>11</text:p>
          </table:table-cell>
          <table:table-cell office:value-type="float" office:value="60.8174" calcext:value-type="float">
            <text:p>60,8174</text:p>
          </table:table-cell>
        </table:table-row>
        <table:table-row table:style-name="ro1">
          <table:table-cell office:value-type="string" calcext:value-type="string">
            <text:p>g.87.0.graphml</text:p>
          </table:table-cell>
          <table:table-cell office:value-type="float" office:value="2400" calcext:value-type="float">
            <text:p>2400</text:p>
          </table:table-cell>
          <table:table-cell office:value-type="float" office:value="4743" calcext:value-type="float">
            <text:p>4743</text:p>
          </table:table-cell>
          <table:table-cell office:value-type="float" office:value="50.2914" calcext:value-type="float">
            <text:p>50,2914</text:p>
          </table:table-cell>
          <table:table-cell office:value-type="float" office:value="87" calcext:value-type="float">
            <text:p>87</text:p>
          </table:table-cell>
          <table:table-cell office:value-type="float" office:value="123" calcext:value-type="float">
            <text:p>123</text:p>
          </table:table-cell>
          <table:table-cell office:value-type="float" office:value="2.3752" calcext:value-type="float">
            <text:p>2,3752</text:p>
          </table:table-cell>
          <table:table-cell office:value-type="float" office:value="5.56945378392597" calcext:value-type="float">
            <text:p>5,56945378392597</text:p>
          </table:table-cell>
          <table:table-cell office:value-type="float" office:value="144" calcext:value-type="float">
            <text:p>144</text:p>
          </table:table-cell>
          <table:table-cell office:value-type="float" office:value="50.2371" calcext:value-type="float">
            <text:p>50,2371</text:p>
          </table:table-cell>
        </table:table-row>
        <table:table-row table:style-name="ro1">
          <table:table-cell office:value-type="string" calcext:value-type="string">
            <text:p>g.87.4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612" calcext:value-type="float">
            <text:p>612</text:p>
          </table:table-cell>
          <table:table-cell office:value-type="float" office:value="9.7531" calcext:value-type="float">
            <text:p>9,7531</text:p>
          </table:table-cell>
          <table:table-cell office:value-type="float" office:value="87" calcext:value-type="float">
            <text:p>87</text:p>
          </table:table-cell>
          <table:table-cell office:value-type="float" office:value="189" calcext:value-type="float">
            <text:p>189</text:p>
          </table:table-cell>
          <table:table-cell office:value-type="float" office:value="0.499" calcext:value-type="float">
            <text:p>0,499</text:p>
          </table:table-cell>
          <table:table-cell office:value-type="float" office:value="9.27954488644487" calcext:value-type="float">
            <text:p>9,27954488644487</text:p>
          </table:table-cell>
          <table:table-cell office:value-type="float" office:value="461" calcext:value-type="float">
            <text:p>461</text:p>
          </table:table-cell>
          <table:table-cell office:value-type="float" office:value="9.7211" calcext:value-type="float">
            <text:p>9,7211</text:p>
          </table:table-cell>
        </table:table-row>
        <table:table-row table:style-name="ro1">
          <table:table-cell office:value-type="string" calcext:value-type="string">
            <text:p>g.87.5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554" calcext:value-type="float">
            <text:p>554</text:p>
          </table:table-cell>
          <table:table-cell office:value-type="float" office:value="10.634" calcext:value-type="float">
            <text:p>10,634</text:p>
          </table:table-cell>
          <table:table-cell office:value-type="float" office:value="87" calcext:value-type="float">
            <text:p>87</text:p>
          </table:table-cell>
          <table:table-cell office:value-type="float" office:value="189" calcext:value-type="float">
            <text:p>189</text:p>
          </table:table-cell>
          <table:table-cell office:value-type="float" office:value="0.3615" calcext:value-type="float">
            <text:p>0,3615</text:p>
          </table:table-cell>
          <table:table-cell office:value-type="float" office:value="9.62670680272843" calcext:value-type="float">
            <text:p>9,62670680272843</text:p>
          </table:table-cell>
          <table:table-cell office:value-type="float" office:value="459" calcext:value-type="float">
            <text:p>459</text:p>
          </table:table-cell>
          <table:table-cell office:value-type="float" office:value="10.3916" calcext:value-type="float">
            <text:p>10,3916</text:p>
          </table:table-cell>
        </table:table-row>
        <table:table-row table:style-name="ro1">
          <table:table-cell office:value-type="string" calcext:value-type="string">
            <text:p>g.90.0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839" calcext:value-type="float">
            <text:p>839</text:p>
          </table:table-cell>
          <table:table-cell office:value-type="float" office:value="38.3373" calcext:value-type="float">
            <text:p>38,3373</text:p>
          </table:table-cell>
          <table:table-cell office:value-type="float" office:value="90" calcext:value-type="float">
            <text:p>90</text:p>
          </table:table-cell>
          <table:table-cell office:value-type="float" office:value="139" calcext:value-type="float">
            <text:p>139</text:p>
          </table:table-cell>
          <table:table-cell office:value-type="float" office:value="2.1818" calcext:value-type="float">
            <text:p>2,1818</text:p>
          </table:table-cell>
          <table:table-cell office:value-type="float" office:value="3.04432234715971" calcext:value-type="float">
            <text:p>3,04432234715971</text:p>
          </table:table-cell>
          <table:table-cell office:value-type="float" office:value="93" calcext:value-type="float">
            <text:p>93</text:p>
          </table:table-cell>
          <table:table-cell office:value-type="float" office:value="38.3252" calcext:value-type="float">
            <text:p>38,3252</text:p>
          </table:table-cell>
        </table:table-row>
        <table:table-row table:style-name="ro1">
          <table:table-cell office:value-type="string" calcext:value-type="string">
            <text:p>g.90.1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852" calcext:value-type="float">
            <text:p>852</text:p>
          </table:table-cell>
          <table:table-cell office:value-type="float" office:value="46.5897" calcext:value-type="float">
            <text:p>46,5897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4.7216" calcext:value-type="float">
            <text:p>4,7216</text:p>
          </table:table-cell>
          <table:table-cell office:value-type="float" office:value="2.56032688773856" calcext:value-type="float">
            <text:p>2,56032688773856</text:p>
          </table:table-cell>
          <table:table-cell office:value-type="float" office:value="52" calcext:value-type="float">
            <text:p>52</text:p>
          </table:table-cell>
          <table:table-cell office:value-type="float" office:value="46.5897" calcext:value-type="float">
            <text:p>46,5897</text:p>
          </table:table-cell>
        </table:table-row>
        <table:table-row table:style-name="ro1">
          <table:table-cell office:value-type="string" calcext:value-type="string">
            <text:p>g.92.0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2083" calcext:value-type="float">
            <text:p>2083</text:p>
          </table:table-cell>
          <table:table-cell office:value-type="float" office:value="9.4902" calcext:value-type="float">
            <text:p>9,4902</text:p>
          </table:table-cell>
          <table:table-cell office:value-type="float" office:value="92" calcext:value-type="float">
            <text:p>92</text:p>
          </table:table-cell>
          <table:table-cell office:value-type="float" office:value="192" calcext:value-type="float">
            <text:p>192</text:p>
          </table:table-cell>
          <table:table-cell office:value-type="float" office:value="1.2531" calcext:value-type="float">
            <text:p>1,2531</text:p>
          </table:table-cell>
          <table:table-cell office:value-type="float" office:value="10.2196984271773" calcext:value-type="float">
            <text:p>10,2196984271773</text:p>
          </table:table-cell>
          <table:table-cell office:value-type="float" office:value="785" calcext:value-type="float">
            <text:p>785</text:p>
          </table:table-cell>
          <table:table-cell office:value-type="float" office:value="6.9791" calcext:value-type="float">
            <text:p>6,9791</text:p>
          </table:table-cell>
        </table:table-row>
        <table:table-row table:style-name="ro1">
          <table:table-cell office:value-type="string" calcext:value-type="string">
            <text:p>g.92.1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1124" calcext:value-type="float">
            <text:p>1124</text:p>
          </table:table-cell>
          <table:table-cell office:value-type="float" office:value="37.9225" calcext:value-type="float">
            <text:p>37,9225</text:p>
          </table:table-cell>
          <table:table-cell office:value-type="float" office:value="92" calcext:value-type="float">
            <text:p>92</text:p>
          </table:table-cell>
          <table:table-cell office:value-type="float" office:value="142" calcext:value-type="float">
            <text:p>142</text:p>
          </table:table-cell>
          <table:table-cell office:value-type="float" office:value="2.5418" calcext:value-type="float">
            <text:p>2,5418</text:p>
          </table:table-cell>
          <table:table-cell office:value-type="float" office:value="2.88993603372064" calcext:value-type="float">
            <text:p>2,88993603372064</text:p>
          </table:table-cell>
          <table:table-cell office:value-type="float" office:value="95" calcext:value-type="float">
            <text:p>95</text:p>
          </table:table-cell>
          <table:table-cell office:value-type="float" office:value="37.9225" calcext:value-type="float">
            <text:p>37,9225</text:p>
          </table:table-cell>
        </table:table-row>
        <table:table-row table:style-name="ro1">
          <table:table-cell office:value-type="string" calcext:value-type="string">
            <text:p>g.94.2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61" calcext:value-type="float">
            <text:p>261</text:p>
          </table:table-cell>
          <table:table-cell office:value-type="float" office:value="25.4266" calcext:value-type="float">
            <text:p>25,4266</text:p>
          </table:table-cell>
          <table:table-cell office:value-type="float" office:value="94" calcext:value-type="float">
            <text:p>94</text:p>
          </table:table-cell>
          <table:table-cell office:value-type="float" office:value="174" calcext:value-type="float">
            <text:p>174</text:p>
          </table:table-cell>
          <table:table-cell office:value-type="float" office:value="1.0404" calcext:value-type="float">
            <text:p>1,0404</text:p>
          </table:table-cell>
          <table:table-cell office:value-type="float" office:value="3.48174610525458" calcext:value-type="float">
            <text:p>3,48174610525458</text:p>
          </table:table-cell>
          <table:table-cell office:value-type="float" office:value="148" calcext:value-type="float">
            <text:p>148</text:p>
          </table:table-cell>
          <table:table-cell office:value-type="float" office:value="25.3045" calcext:value-type="float">
            <text:p>25,3045</text:p>
          </table:table-cell>
        </table:table-row>
        <table:table-row table:style-name="ro1">
          <table:table-cell office:value-type="string" calcext:value-type="string">
            <text:p>g.94.3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1839" calcext:value-type="float">
            <text:p>1839</text:p>
          </table:table-cell>
          <table:table-cell office:value-type="float" office:value="22.396" calcext:value-type="float">
            <text:p>22,396</text:p>
          </table:table-cell>
          <table:table-cell office:value-type="float" office:value="94" calcext:value-type="float">
            <text:p>94</text:p>
          </table:table-cell>
          <table:table-cell office:value-type="float" office:value="144" calcext:value-type="float">
            <text:p>144</text:p>
          </table:table-cell>
          <table:table-cell office:value-type="float" office:value="1.0428" calcext:value-type="float">
            <text:p>1,0428</text:p>
          </table:table-cell>
          <table:table-cell office:value-type="float" office:value="5.4120979218218" calcext:value-type="float">
            <text:p>5,4120979218218</text:p>
          </table:table-cell>
          <table:table-cell office:value-type="float" office:value="281" calcext:value-type="float">
            <text:p>281</text:p>
          </table:table-cell>
          <table:table-cell office:value-type="float" office:value="20.9324" calcext:value-type="float">
            <text:p>20,9324</text:p>
          </table:table-cell>
        </table:table-row>
        <table:table-row table:style-name="ro1">
          <table:table-cell office:value-type="string" calcext:value-type="string">
            <text:p>g.95.0.graphml</text:p>
          </table:table-cell>
          <table:table-cell office:value-type="float" office:value="6800" calcext:value-type="float">
            <text:p>6800</text:p>
          </table:table-cell>
          <table:table-cell office:value-type="float" office:value="13238" calcext:value-type="float">
            <text:p>13238</text:p>
          </table:table-cell>
          <table:table-cell office:value-type="float" office:value="62.2023" calcext:value-type="float">
            <text:p>62,2023</text:p>
          </table:table-cell>
          <table:table-cell office:value-type="float" office:value="95" calcext:value-type="float">
            <text:p>95</text:p>
          </table:table-cell>
          <table:table-cell office:value-type="float" office:value="122" calcext:value-type="float">
            <text:p>122</text:p>
          </table:table-cell>
          <table:table-cell office:value-type="float" office:value="14.2183" calcext:value-type="float">
            <text:p>14,2183</text:p>
          </table:table-cell>
          <table:table-cell office:value-type="float" office:value="2.84998944281361" calcext:value-type="float">
            <text:p>2,84998944281361</text:p>
          </table:table-cell>
          <table:table-cell office:value-type="float" office:value="7" calcext:value-type="float">
            <text:p>7</text:p>
          </table:table-cell>
          <table:table-cell office:value-type="float" office:value="62.2023" calcext:value-type="float">
            <text:p>62,2023</text:p>
          </table:table-cell>
        </table:table-row>
        <table:table-row table:style-name="ro1">
          <table:table-cell office:value-type="string" calcext:value-type="string">
            <text:p>g.95.1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994" calcext:value-type="float">
            <text:p>994</text:p>
          </table:table-cell>
          <table:table-cell office:value-type="float" office:value="75.9259" calcext:value-type="float">
            <text:p>75,9259</text:p>
          </table:table-cell>
          <table:table-cell office:value-type="float" office:value="95" calcext:value-type="float">
            <text:p>95</text:p>
          </table:table-cell>
          <table:table-cell office:value-type="float" office:value="132" calcext:value-type="float">
            <text:p>132</text:p>
          </table:table-cell>
          <table:table-cell office:value-type="float" office:value="17.2343" calcext:value-type="float">
            <text:p>17,2343</text:p>
          </table:table-cell>
          <table:table-cell office:value-type="float" office:value="2.19906984014269" calcext:value-type="float">
            <text:p>2,19906984014269</text:p>
          </table:table-cell>
          <table:table-cell office:value-type="float" office:value="12" calcext:value-type="float">
            <text:p>12</text:p>
          </table:table-cell>
          <table:table-cell office:value-type="float" office:value="75.8624" calcext:value-type="float">
            <text:p>75,8624</text:p>
          </table:table-cell>
        </table:table-row>
        <table:table-row table:style-name="ro1">
          <table:table-cell office:value-type="string" calcext:value-type="string">
            <text:p>g.96.2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539" calcext:value-type="float">
            <text:p>539</text:p>
          </table:table-cell>
          <table:table-cell office:value-type="float" office:value="20.7439" calcext:value-type="float">
            <text:p>20,7439</text:p>
          </table:table-cell>
          <table:table-cell office:value-type="float" office:value="96" calcext:value-type="float">
            <text:p>96</text:p>
          </table:table-cell>
          <table:table-cell office:value-type="float" office:value="161" calcext:value-type="float">
            <text:p>161</text:p>
          </table:table-cell>
          <table:table-cell office:value-type="float" office:value="0.7151" calcext:value-type="float">
            <text:p>0,7151</text:p>
          </table:table-cell>
          <table:table-cell office:value-type="float" office:value="5.13898353566124" calcext:value-type="float">
            <text:p>5,13898353566124</text:p>
          </table:table-cell>
          <table:table-cell office:value-type="float" office:value="265" calcext:value-type="float">
            <text:p>265</text:p>
          </table:table-cell>
          <table:table-cell office:value-type="float" office:value="20.7439" calcext:value-type="float">
            <text:p>20,7439</text:p>
          </table:table-cell>
        </table:table-row>
        <table:table-row table:style-name="ro1">
          <table:table-cell office:value-type="string" calcext:value-type="string">
            <text:p>g.97.1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4744" calcext:value-type="float">
            <text:p>16,4744</text:p>
          </table:table-cell>
          <table:table-cell office:value-type="float" office:value="97" calcext:value-type="float">
            <text:p>97</text:p>
          </table:table-cell>
          <table:table-cell office:value-type="float" office:value="163" calcext:value-type="float">
            <text:p>163</text:p>
          </table:table-cell>
          <table:table-cell office:value-type="float" office:value="1.5355" calcext:value-type="float">
            <text:p>1,5355</text:p>
          </table:table-cell>
          <table:table-cell office:value-type="float" office:value="5.27845327397309" calcext:value-type="float">
            <text:p>5,27845327397309</text:p>
          </table:table-cell>
          <table:table-cell office:value-type="float" office:value="190" calcext:value-type="float">
            <text:p>190</text:p>
          </table:table-cell>
          <table:table-cell office:value-type="float" office:value="16.4744" calcext:value-type="float">
            <text:p>16,4744</text:p>
          </table:table-cell>
        </table:table-row>
        <table:table-row table:style-name="ro1">
          <table:table-cell office:value-type="string" calcext:value-type="string">
            <text:p>g.99.0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87" calcext:value-type="float">
            <text:p>187</text:p>
          </table:table-cell>
          <table:table-cell office:value-type="float" office:value="59.3463" calcext:value-type="float">
            <text:p>59,3463</text:p>
          </table:table-cell>
          <table:table-cell office:value-type="float" office:value="99" calcext:value-type="float">
            <text:p>99</text:p>
          </table:table-cell>
          <table:table-cell office:value-type="float" office:value="154" calcext:value-type="float">
            <text:p>154</text:p>
          </table:table-cell>
          <table:table-cell office:value-type="float" office:value="4.043" calcext:value-type="float">
            <text:p>4,043</text:p>
          </table:table-cell>
          <table:table-cell office:value-type="float" office:value="2.47796267996117" calcext:value-type="float">
            <text:p>2,47796267996117</text:p>
          </table:table-cell>
          <table:table-cell office:value-type="float" office:value="14" calcext:value-type="float">
            <text:p>14</text:p>
          </table:table-cell>
          <table:table-cell office:value-type="float" office:value="59.3463" calcext:value-type="float">
            <text:p>59,3463</text:p>
          </table:table-cell>
        </table:table-row>
        <table:table-row table:style-name="ro1">
          <table:table-cell office:value-type="string" calcext:value-type="string">
            <text:p>g.99.1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110" calcext:value-type="float">
            <text:p>1110</text:p>
          </table:table-cell>
          <table:table-cell office:value-type="float" office:value="23.9138" calcext:value-type="float">
            <text:p>23,9138</text:p>
          </table:table-cell>
          <table:table-cell office:value-type="float" office:value="99" calcext:value-type="float">
            <text:p>99</text:p>
          </table:table-cell>
          <table:table-cell office:value-type="float" office:value="150" calcext:value-type="float">
            <text:p>150</text:p>
          </table:table-cell>
          <table:table-cell office:value-type="float" office:value="6.104" calcext:value-type="float">
            <text:p>6,104</text:p>
          </table:table-cell>
          <table:table-cell office:value-type="float" office:value="2.35450850160949" calcext:value-type="float">
            <text:p>2,35450850160949</text:p>
          </table:table-cell>
          <table:table-cell office:value-type="float" office:value="95" calcext:value-type="float">
            <text:p>95</text:p>
          </table:table-cell>
          <table:table-cell office:value-type="float" office:value="21.2746" calcext:value-type="float">
            <text:p>21,2746</text:p>
          </table:table-cell>
        </table:table-row>
        <table:table-row table:style-name="ro1">
          <table:table-cell office:value-type="string" calcext:value-type="string">
            <text:p>g.99.2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1213" calcext:value-type="float">
            <text:p>1213</text:p>
          </table:table-cell>
          <table:table-cell office:value-type="float" office:value="43.5068" calcext:value-type="float">
            <text:p>43,5068</text:p>
          </table:table-cell>
          <table:table-cell office:value-type="float" office:value="99" calcext:value-type="float">
            <text:p>99</text:p>
          </table:table-cell>
          <table:table-cell office:value-type="float" office:value="150" calcext:value-type="float">
            <text:p>150</text:p>
          </table:table-cell>
          <table:table-cell office:value-type="float" office:value="4.6873" calcext:value-type="float">
            <text:p>4,6873</text:p>
          </table:table-cell>
          <table:table-cell office:value-type="float" office:value="2.36897172393318" calcext:value-type="float">
            <text:p>2,36897172393318</text:p>
          </table:table-cell>
          <table:table-cell office:value-type="float" office:value="100" calcext:value-type="float">
            <text:p>100</text:p>
          </table:table-cell>
          <table:table-cell office:value-type="float" office:value="43.5059" calcext:value-type="float">
            <text:p>43,5059</text:p>
          </table:table-cell>
        </table:table-row>
      </table:table>
      <table:table table:name="Total Resolution End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gular Resolution</text:p>
          </table:table-cell>
          <table:table-cell office:value-type="string" calcext:value-type="string">
            <text:p>Crossing Resolution</text:p>
          </table:table-cell>
          <table:table-cell office:value-type="string" calcext:value-type="string">
            <text:p>Total Resolu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Average Edge Length</text:p>
          </table:table-cell>
          <table:table-cell office:value-type="string" calcext:value-type="string">
            <text:p>Number of Crossings</text:p>
          </table:table-cell>
          <table:table-cell office:value-type="string" calcext:value-type="string">
            <text:p>Longest Edge</text:p>
          </table:table-cell>
          <table:table-cell office:value-type="string" calcext:value-type="string">
            <text:p>Shortest Edg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spect Ratio</text:p>
          </table:table-cell>
        </table:table-row>
        <table:table-row table:style-name="ro1">
          <table:table-cell office:value-type="string" calcext:value-type="string">
            <text:p>g.10.86.gml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2.51" calcext:value-type="float">
            <text:p>32,51</text:p>
          </table:table-cell>
          <table:table-cell office:value-type="float" office:value="71.03" calcext:value-type="float">
            <text:p>71,03</text:p>
          </table:table-cell>
          <table:table-cell office:value-type="float" office:value="32.51" calcext:value-type="float">
            <text:p>32,51</text:p>
          </table:table-cell>
          <table:table-cell office:value-type="float" office:value="152" calcext:value-type="float">
            <text:p>152</text:p>
          </table:table-cell>
          <table:table-cell office:value-type="float" office:value="195.83" calcext:value-type="float">
            <text:p>195,83</text:p>
          </table:table-cell>
          <table:table-cell office:value-type="float" office:value="5" calcext:value-type="float">
            <text:p>5</text:p>
          </table:table-cell>
          <table:table-cell office:value-type="float" office:value="266.51" calcext:value-type="float">
            <text:p>266,51</text:p>
          </table:table-cell>
          <table:table-cell office:value-type="float" office:value="141.01" calcext:value-type="float">
            <text:p>141,01</text:p>
          </table:table-cell>
          <table:table-cell office:value-type="float" office:value="206" calcext:value-type="float">
            <text:p>206</text:p>
          </table:table-cell>
          <table:table-cell table:formula="of:=[.K2]/[.L2]" office:value-type="float" office:value="1.89000780086519" calcext:value-type="float">
            <text:p>1,89000780086519</text:p>
          </table:table-cell>
        </table:table-row>
        <table:table-row table:style-name="ro1">
          <table:table-cell office:value-type="string" calcext:value-type="string">
            <text:p>g.10.22.gml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4.15" calcext:value-type="float">
            <text:p>14,15</text:p>
          </table:table-cell>
          <table:table-cell office:value-type="float" office:value="56.34" calcext:value-type="float">
            <text:p>56,34</text:p>
          </table:table-cell>
          <table:table-cell office:value-type="float" office:value="14.15" calcext:value-type="float">
            <text:p>14,15</text:p>
          </table:table-cell>
          <table:table-cell office:value-type="float" office:value="167" calcext:value-type="float">
            <text:p>167</text:p>
          </table:table-cell>
          <table:table-cell office:value-type="float" office:value="193.36" calcext:value-type="float">
            <text:p>193,36</text:p>
          </table:table-cell>
          <table:table-cell office:value-type="float" office:value="17" calcext:value-type="float">
            <text:p>17</text:p>
          </table:table-cell>
          <table:table-cell office:value-type="float" office:value="301.21" calcext:value-type="float">
            <text:p>301,21</text:p>
          </table:table-cell>
          <table:table-cell office:value-type="float" office:value="122.78" calcext:value-type="float">
            <text:p>122,78</text:p>
          </table:table-cell>
          <table:table-cell office:value-type="float" office:value="252" calcext:value-type="float">
            <text:p>252</text:p>
          </table:table-cell>
          <table:table-cell table:formula="of:=[.K3]/[.L3]" office:value-type="float" office:value="2.45324971493729" calcext:value-type="float">
            <text:p>2,45324971493729</text:p>
          </table:table-cell>
        </table:table-row>
        <table:table-row table:style-name="ro1">
          <table:table-cell office:value-type="string" calcext:value-type="string">
            <text:p>g.10.31.gm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6.23" calcext:value-type="float">
            <text:p>16,23</text:p>
          </table:table-cell>
          <table:table-cell office:value-type="float" office:value="39.97" calcext:value-type="float">
            <text:p>39,97</text:p>
          </table:table-cell>
          <table:table-cell office:value-type="float" office:value="16.23" calcext:value-type="float">
            <text:p>16,23</text:p>
          </table:table-cell>
          <table:table-cell office:value-type="float" office:value="207" calcext:value-type="float">
            <text:p>207</text:p>
          </table:table-cell>
          <table:table-cell office:value-type="float" office:value="200.45" calcext:value-type="float">
            <text:p>200,45</text:p>
          </table:table-cell>
          <table:table-cell office:value-type="float" office:value="21" calcext:value-type="float">
            <text:p>21</text:p>
          </table:table-cell>
          <table:table-cell office:value-type="float" office:value="335.5" calcext:value-type="float">
            <text:p>335,5</text:p>
          </table:table-cell>
          <table:table-cell office:value-type="float" office:value="124.53" calcext:value-type="float">
            <text:p>124,53</text:p>
          </table:table-cell>
          <table:table-cell office:value-type="float" office:value="315" calcext:value-type="float">
            <text:p>315</text:p>
          </table:table-cell>
          <table:table-cell table:formula="of:=[.K4]/[.L4]" office:value-type="float" office:value="2.69412992853128" calcext:value-type="float">
            <text:p>2,69412992853128</text:p>
          </table:table-cell>
        </table:table-row>
        <table:table-row table:style-name="ro1">
          <table:table-cell office:value-type="string" calcext:value-type="string">
            <text:p>g.10.29.gml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7.47" calcext:value-type="float">
            <text:p>27,47</text:p>
          </table:table-cell>
          <table:table-cell office:value-type="float" office:value="57.25" calcext:value-type="float">
            <text:p>57,25</text:p>
          </table:table-cell>
          <table:table-cell office:value-type="float" office:value="27.47" calcext:value-type="float">
            <text:p>27,47</text:p>
          </table:table-cell>
          <table:table-cell office:value-type="float" office:value="237" calcext:value-type="float">
            <text:p>237</text:p>
          </table:table-cell>
          <table:table-cell office:value-type="float" office:value="193.25" calcext:value-type="float">
            <text:p>193,25</text:p>
          </table:table-cell>
          <table:table-cell office:value-type="float" office:value="9" calcext:value-type="float">
            <text:p>9</text:p>
          </table:table-cell>
          <table:table-cell office:value-type="float" office:value="327.53" calcext:value-type="float">
            <text:p>327,53</text:p>
          </table:table-cell>
          <table:table-cell office:value-type="float" office:value="104.09" calcext:value-type="float">
            <text:p>104,09</text:p>
          </table:table-cell>
          <table:table-cell office:value-type="float" office:value="305" calcext:value-type="float">
            <text:p>305</text:p>
          </table:table-cell>
          <table:table-cell table:formula="of:=[.K5]/[.L5]" office:value-type="float" office:value="3.14660390047075" calcext:value-type="float">
            <text:p>3,14660390047075</text:p>
          </table:table-cell>
        </table:table-row>
        <table:table-row table:style-name="ro1">
          <table:table-cell office:value-type="string" calcext:value-type="string">
            <text:p>g.10.88.gml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7.65" calcext:value-type="float">
            <text:p>17,65</text:p>
          </table:table-cell>
          <table:table-cell office:value-type="float" office:value="56.14" calcext:value-type="float">
            <text:p>56,14</text:p>
          </table:table-cell>
          <table:table-cell office:value-type="float" office:value="17.65" calcext:value-type="float">
            <text:p>17,65</text:p>
          </table:table-cell>
          <table:table-cell office:value-type="float" office:value="282" calcext:value-type="float">
            <text:p>282</text:p>
          </table:table-cell>
          <table:table-cell office:value-type="float" office:value="197.04" calcext:value-type="float">
            <text:p>197,04</text:p>
          </table:table-cell>
          <table:table-cell office:value-type="float" office:value="11" calcext:value-type="float">
            <text:p>11</text:p>
          </table:table-cell>
          <table:table-cell office:value-type="float" office:value="303.3" calcext:value-type="float">
            <text:p>303,3</text:p>
          </table:table-cell>
          <table:table-cell office:value-type="float" office:value="117.22" calcext:value-type="float">
            <text:p>117,22</text:p>
          </table:table-cell>
          <table:table-cell office:value-type="float" office:value="408" calcext:value-type="float">
            <text:p>408</text:p>
          </table:table-cell>
          <table:table-cell table:formula="of:=[.K6]/[.L6]" office:value-type="float" office:value="2.58744241596997" calcext:value-type="float">
            <text:p>2,58744241596997</text:p>
          </table:table-cell>
        </table:table-row>
        <table:table-row table:style-name="ro1">
          <table:table-cell office:value-type="string" calcext:value-type="string">
            <text:p>g.10.34.gm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3.28" calcext:value-type="float">
            <text:p>13,28</text:p>
          </table:table-cell>
          <table:table-cell office:value-type="float" office:value="34.4" calcext:value-type="float">
            <text:p>34,4</text:p>
          </table:table-cell>
          <table:table-cell office:value-type="float" office:value="13.28" calcext:value-type="float">
            <text:p>13,28</text:p>
          </table:table-cell>
          <table:table-cell office:value-type="float" office:value="283" calcext:value-type="float">
            <text:p>283</text:p>
          </table:table-cell>
          <table:table-cell office:value-type="float" office:value="200.01" calcext:value-type="float">
            <text:p>200,01</text:p>
          </table:table-cell>
          <table:table-cell office:value-type="float" office:value="20" calcext:value-type="float">
            <text:p>20</text:p>
          </table:table-cell>
          <table:table-cell office:value-type="float" office:value="307.92" calcext:value-type="float">
            <text:p>307,92</text:p>
          </table:table-cell>
          <table:table-cell office:value-type="float" office:value="124.37" calcext:value-type="float">
            <text:p>124,37</text:p>
          </table:table-cell>
          <table:table-cell office:value-type="float" office:value="434" calcext:value-type="float">
            <text:p>434</text:p>
          </table:table-cell>
          <table:table-cell table:formula="of:=[.K7]/[.L7]" office:value-type="float" office:value="2.47583822465225" calcext:value-type="float">
            <text:p>2,47583822465225</text:p>
          </table:table-cell>
        </table:table-row>
        <table:table-row table:style-name="ro1">
          <table:table-cell office:value-type="string" calcext:value-type="string">
            <text:p>g.10.38.gml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9.76" calcext:value-type="float">
            <text:p>19,76</text:p>
          </table:table-cell>
          <table:table-cell office:value-type="float" office:value="56.54" calcext:value-type="float">
            <text:p>56,54</text:p>
          </table:table-cell>
          <table:table-cell office:value-type="float" office:value="19.76" calcext:value-type="float">
            <text:p>19,76</text:p>
          </table:table-cell>
          <table:table-cell office:value-type="float" office:value="284" calcext:value-type="float">
            <text:p>284</text:p>
          </table:table-cell>
          <table:table-cell office:value-type="float" office:value="192.43" calcext:value-type="float">
            <text:p>192,43</text:p>
          </table:table-cell>
          <table:table-cell office:value-type="float" office:value="11" calcext:value-type="float">
            <text:p>11</text:p>
          </table:table-cell>
          <table:table-cell office:value-type="float" office:value="310.26" calcext:value-type="float">
            <text:p>310,26</text:p>
          </table:table-cell>
          <table:table-cell office:value-type="float" office:value="131.21" calcext:value-type="float">
            <text:p>131,21</text:p>
          </table:table-cell>
          <table:table-cell office:value-type="float" office:value="403" calcext:value-type="float">
            <text:p>403</text:p>
          </table:table-cell>
          <table:table-cell table:formula="of:=[.K8]/[.L8]" office:value-type="float" office:value="2.36460635622285" calcext:value-type="float">
            <text:p>2,36460635622285</text:p>
          </table:table-cell>
        </table:table-row>
        <table:table-row table:style-name="ro1">
          <table:table-cell office:value-type="string" calcext:value-type="string">
            <text:p>g.10.19.gml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.06" calcext:value-type="float">
            <text:p>12,06</text:p>
          </table:table-cell>
          <table:table-cell office:value-type="float" office:value="56.33" calcext:value-type="float">
            <text:p>56,33</text:p>
          </table:table-cell>
          <table:table-cell office:value-type="float" office:value="12.06" calcext:value-type="float">
            <text:p>12,06</text:p>
          </table:table-cell>
          <table:table-cell office:value-type="float" office:value="332" calcext:value-type="float">
            <text:p>332</text:p>
          </table:table-cell>
          <table:table-cell office:value-type="float" office:value="188.96" calcext:value-type="float">
            <text:p>188,96</text:p>
          </table:table-cell>
          <table:table-cell office:value-type="float" office:value="6" calcext:value-type="float">
            <text:p>6</text:p>
          </table:table-cell>
          <table:table-cell office:value-type="float" office:value="268.07" calcext:value-type="float">
            <text:p>268,07</text:p>
          </table:table-cell>
          <table:table-cell office:value-type="float" office:value="122.37" calcext:value-type="float">
            <text:p>122,37</text:p>
          </table:table-cell>
          <table:table-cell office:value-type="float" office:value="448" calcext:value-type="float">
            <text:p>448</text:p>
          </table:table-cell>
          <table:table-cell table:formula="of:=[.K9]/[.L9]" office:value-type="float" office:value="2.19065130342404" calcext:value-type="float">
            <text:p>2,19065130342404</text:p>
          </table:table-cell>
        </table:table-row>
        <table:table-row table:style-name="ro1">
          <table:table-cell office:value-type="string" calcext:value-type="string">
            <text:p>g.10.20.gml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7.18" calcext:value-type="float">
            <text:p>27,18</text:p>
          </table:table-cell>
          <table:table-cell office:value-type="float" office:value="57.27" calcext:value-type="float">
            <text:p>57,27</text:p>
          </table:table-cell>
          <table:table-cell office:value-type="float" office:value="27.18" calcext:value-type="float">
            <text:p>27,18</text:p>
          </table:table-cell>
          <table:table-cell office:value-type="float" office:value="333" calcext:value-type="float">
            <text:p>333</text:p>
          </table:table-cell>
          <table:table-cell office:value-type="float" office:value="193.46" calcext:value-type="float">
            <text:p>193,46</text:p>
          </table:table-cell>
          <table:table-cell office:value-type="float" office:value="9" calcext:value-type="float">
            <text:p>9</text:p>
          </table:table-cell>
          <table:table-cell office:value-type="float" office:value="326.28" calcext:value-type="float">
            <text:p>326,28</text:p>
          </table:table-cell>
          <table:table-cell office:value-type="float" office:value="103.95" calcext:value-type="float">
            <text:p>103,95</text:p>
          </table:table-cell>
          <table:table-cell office:value-type="float" office:value="483" calcext:value-type="float">
            <text:p>483</text:p>
          </table:table-cell>
          <table:table-cell table:formula="of:=[.K10]/[.L10]" office:value-type="float" office:value="3.13881673881674" calcext:value-type="float">
            <text:p>3,13881673881674</text:p>
          </table:table-cell>
        </table:table-row>
        <table:table-row table:style-name="ro1">
          <table:table-cell office:value-type="string" calcext:value-type="string">
            <text:p>g.10.82.gml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1.13" calcext:value-type="float">
            <text:p>21,13</text:p>
          </table:table-cell>
          <table:table-cell office:value-type="float" office:value="53.03" calcext:value-type="float">
            <text:p>53,03</text:p>
          </table:table-cell>
          <table:table-cell office:value-type="float" office:value="21.13" calcext:value-type="float">
            <text:p>21,13</text:p>
          </table:table-cell>
          <table:table-cell office:value-type="float" office:value="369" calcext:value-type="float">
            <text:p>369</text:p>
          </table:table-cell>
          <table:table-cell office:value-type="float" office:value="195.7" calcext:value-type="float">
            <text:p>195,7</text:p>
          </table:table-cell>
          <table:table-cell office:value-type="float" office:value="5" calcext:value-type="float">
            <text:p>5</text:p>
          </table:table-cell>
          <table:table-cell office:value-type="float" office:value="269.58" calcext:value-type="float">
            <text:p>269,58</text:p>
          </table:table-cell>
          <table:table-cell office:value-type="float" office:value="131.87" calcext:value-type="float">
            <text:p>131,87</text:p>
          </table:table-cell>
          <table:table-cell office:value-type="float" office:value="491" calcext:value-type="float">
            <text:p>491</text:p>
          </table:table-cell>
          <table:table-cell table:formula="of:=[.K11]/[.L11]" office:value-type="float" office:value="2.04428603928111" calcext:value-type="float">
            <text:p>2,04428603928111</text:p>
          </table:table-cell>
        </table:table-row>
        <table:table-row table:style-name="ro1">
          <table:table-cell office:value-type="string" calcext:value-type="string">
            <text:p>g.10.25.gml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4.57" calcext:value-type="float">
            <text:p>14,57</text:p>
          </table:table-cell>
          <table:table-cell office:value-type="float" office:value="47.66" calcext:value-type="float">
            <text:p>47,66</text:p>
          </table:table-cell>
          <table:table-cell office:value-type="float" office:value="14.57" calcext:value-type="float">
            <text:p>14,57</text:p>
          </table:table-cell>
          <table:table-cell office:value-type="float" office:value="408" calcext:value-type="float">
            <text:p>408</text:p>
          </table:table-cell>
          <table:table-cell office:value-type="float" office:value="177.22" calcext:value-type="float">
            <text:p>177,22</text:p>
          </table:table-cell>
          <table:table-cell office:value-type="float" office:value="31" calcext:value-type="float">
            <text:p>31</text:p>
          </table:table-cell>
          <table:table-cell office:value-type="float" office:value="288.73" calcext:value-type="float">
            <text:p>288,73</text:p>
          </table:table-cell>
          <table:table-cell office:value-type="float" office:value="82.27" calcext:value-type="float">
            <text:p>82,27</text:p>
          </table:table-cell>
          <table:table-cell office:value-type="float" office:value="664" calcext:value-type="float">
            <text:p>664</text:p>
          </table:table-cell>
          <table:table-cell table:formula="of:=[.K12]/[.L12]" office:value-type="float" office:value="3.50954175276529" calcext:value-type="float">
            <text:p>3,50954175276529</text:p>
          </table:table-cell>
        </table:table-row>
        <table:table-row table:style-name="ro1">
          <table:table-cell office:value-type="string" calcext:value-type="string">
            <text:p>g.10.79.gml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4.08" calcext:value-type="float">
            <text:p>14,08</text:p>
          </table:table-cell>
          <table:table-cell office:value-type="float" office:value="71.36" calcext:value-type="float">
            <text:p>71,36</text:p>
          </table:table-cell>
          <table:table-cell office:value-type="float" office:value="14.08" calcext:value-type="float">
            <text:p>14,08</text:p>
          </table:table-cell>
          <table:table-cell office:value-type="float" office:value="419" calcext:value-type="float">
            <text:p>419</text:p>
          </table:table-cell>
          <table:table-cell office:value-type="float" office:value="186.98" calcext:value-type="float">
            <text:p>186,98</text:p>
          </table:table-cell>
          <table:table-cell office:value-type="float" office:value="2" calcext:value-type="float">
            <text:p>2</text:p>
          </table:table-cell>
          <table:table-cell office:value-type="float" office:value="270.89" calcext:value-type="float">
            <text:p>270,89</text:p>
          </table:table-cell>
          <table:table-cell office:value-type="float" office:value="114.49" calcext:value-type="float">
            <text:p>114,49</text:p>
          </table:table-cell>
          <table:table-cell office:value-type="float" office:value="553" calcext:value-type="float">
            <text:p>553</text:p>
          </table:table-cell>
          <table:table-cell table:formula="of:=[.K13]/[.L13]" office:value-type="float" office:value="2.3660581710193" calcext:value-type="float">
            <text:p>2,3660581710193</text:p>
          </table:table-cell>
        </table:table-row>
        <table:table-row table:style-name="ro1">
          <table:table-cell office:value-type="string" calcext:value-type="string">
            <text:p>g.10.46.gml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7.29" calcext:value-type="float">
            <text:p>27,29</text:p>
          </table:table-cell>
          <table:table-cell office:value-type="float" office:value="65.12" calcext:value-type="float">
            <text:p>65,12</text:p>
          </table:table-cell>
          <table:table-cell office:value-type="float" office:value="27.29" calcext:value-type="float">
            <text:p>27,29</text:p>
          </table:table-cell>
          <table:table-cell office:value-type="float" office:value="419" calcext:value-type="float">
            <text:p>419</text:p>
          </table:table-cell>
          <table:table-cell office:value-type="float" office:value="202.27" calcext:value-type="float">
            <text:p>202,27</text:p>
          </table:table-cell>
          <table:table-cell office:value-type="float" office:value="5" calcext:value-type="float">
            <text:p>5</text:p>
          </table:table-cell>
          <table:table-cell office:value-type="float" office:value="282.45" calcext:value-type="float">
            <text:p>282,45</text:p>
          </table:table-cell>
          <table:table-cell office:value-type="float" office:value="125.36" calcext:value-type="float">
            <text:p>125,36</text:p>
          </table:table-cell>
          <table:table-cell office:value-type="float" office:value="553" calcext:value-type="float">
            <text:p>553</text:p>
          </table:table-cell>
          <table:table-cell table:formula="of:=[.K14]/[.L14]" office:value-type="float" office:value="2.25311104020421" calcext:value-type="float">
            <text:p>2,25311104020421</text:p>
          </table:table-cell>
        </table:table-row>
        <table:table-row table:style-name="ro1">
          <table:table-cell office:value-type="string" calcext:value-type="string">
            <text:p>g.10.62.gml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3.31" calcext:value-type="float">
            <text:p>23,31</text:p>
          </table:table-cell>
          <table:table-cell office:value-type="float" office:value="56.32" calcext:value-type="float">
            <text:p>56,32</text:p>
          </table:table-cell>
          <table:table-cell office:value-type="float" office:value="23.31" calcext:value-type="float">
            <text:p>23,31</text:p>
          </table:table-cell>
          <table:table-cell office:value-type="float" office:value="449" calcext:value-type="float">
            <text:p>449</text:p>
          </table:table-cell>
          <table:table-cell office:value-type="float" office:value="206.88" calcext:value-type="float">
            <text:p>206,88</text:p>
          </table:table-cell>
          <table:table-cell office:value-type="float" office:value="5" calcext:value-type="float">
            <text:p>5</text:p>
          </table:table-cell>
          <table:table-cell office:value-type="float" office:value="289.22" calcext:value-type="float">
            <text:p>289,22</text:p>
          </table:table-cell>
          <table:table-cell office:value-type="float" office:value="155.66" calcext:value-type="float">
            <text:p>155,66</text:p>
          </table:table-cell>
          <table:table-cell office:value-type="float" office:value="600" calcext:value-type="float">
            <text:p>600</text:p>
          </table:table-cell>
          <table:table-cell table:formula="of:=[.K15]/[.L15]" office:value-type="float" office:value="1.85802389823975" calcext:value-type="float">
            <text:p>1,85802389823975</text:p>
          </table:table-cell>
        </table:table-row>
        <table:table-row table:style-name="ro1">
          <table:table-cell office:value-type="string" calcext:value-type="string">
            <text:p>g.10.94.gml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3.63" calcext:value-type="float">
            <text:p>23,63</text:p>
          </table:table-cell>
          <table:table-cell office:value-type="float" office:value="55.16" calcext:value-type="float">
            <text:p>55,16</text:p>
          </table:table-cell>
          <table:table-cell office:value-type="float" office:value="23.63" calcext:value-type="float">
            <text:p>23,63</text:p>
          </table:table-cell>
          <table:table-cell office:value-type="float" office:value="451" calcext:value-type="float">
            <text:p>451</text:p>
          </table:table-cell>
          <table:table-cell office:value-type="float" office:value="206.98" calcext:value-type="float">
            <text:p>206,98</text:p>
          </table:table-cell>
          <table:table-cell office:value-type="float" office:value="5" calcext:value-type="float">
            <text:p>5</text:p>
          </table:table-cell>
          <table:table-cell office:value-type="float" office:value="295.53" calcext:value-type="float">
            <text:p>295,53</text:p>
          </table:table-cell>
          <table:table-cell office:value-type="float" office:value="154.38" calcext:value-type="float">
            <text:p>154,38</text:p>
          </table:table-cell>
          <table:table-cell office:value-type="float" office:value="621" calcext:value-type="float">
            <text:p>621</text:p>
          </table:table-cell>
          <table:table-cell table:formula="of:=[.K16]/[.L16]" office:value-type="float" office:value="1.91430237077342" calcext:value-type="float">
            <text:p>1,91430237077342</text:p>
          </table:table-cell>
        </table:table-row>
        <table:table-row table:style-name="ro1">
          <table:table-cell office:value-type="string" calcext:value-type="string">
            <text:p>g.10.61.gml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3.7" calcext:value-type="float">
            <text:p>23,7</text:p>
          </table:table-cell>
          <table:table-cell office:value-type="float" office:value="56.13" calcext:value-type="float">
            <text:p>56,13</text:p>
          </table:table-cell>
          <table:table-cell office:value-type="float" office:value="23.7" calcext:value-type="float">
            <text:p>23,7</text:p>
          </table:table-cell>
          <table:table-cell office:value-type="float" office:value="471" calcext:value-type="float">
            <text:p>471</text:p>
          </table:table-cell>
          <table:table-cell office:value-type="float" office:value="206.13" calcext:value-type="float">
            <text:p>206,13</text:p>
          </table:table-cell>
          <table:table-cell office:value-type="float" office:value="5" calcext:value-type="float">
            <text:p>5</text:p>
          </table:table-cell>
          <table:table-cell office:value-type="float" office:value="287.13" calcext:value-type="float">
            <text:p>287,13</text:p>
          </table:table-cell>
          <table:table-cell office:value-type="float" office:value="151.67" calcext:value-type="float">
            <text:p>151,67</text:p>
          </table:table-cell>
          <table:table-cell office:value-type="float" office:value="621" calcext:value-type="float">
            <text:p>621</text:p>
          </table:table-cell>
          <table:table-cell table:formula="of:=[.K17]/[.L17]" office:value-type="float" office:value="1.89312322806092" calcext:value-type="float">
            <text:p>1,89312322806092</text:p>
          </table:table-cell>
        </table:table-row>
        <table:table-row table:style-name="ro1">
          <table:table-cell office:value-type="string" calcext:value-type="string">
            <text:p>g.10.41.gml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2.98" calcext:value-type="float">
            <text:p>12,98</text:p>
          </table:table-cell>
          <table:table-cell office:value-type="float" office:value="61.64" calcext:value-type="float">
            <text:p>61,64</text:p>
          </table:table-cell>
          <table:table-cell office:value-type="float" office:value="12.98" calcext:value-type="float">
            <text:p>12,98</text:p>
          </table:table-cell>
          <table:table-cell office:value-type="float" office:value="475" calcext:value-type="float">
            <text:p>475</text:p>
          </table:table-cell>
          <table:table-cell office:value-type="float" office:value="195.45" calcext:value-type="float">
            <text:p>195,45</text:p>
          </table:table-cell>
          <table:table-cell office:value-type="float" office:value="8" calcext:value-type="float">
            <text:p>8</text:p>
          </table:table-cell>
          <table:table-cell office:value-type="float" office:value="306.86" calcext:value-type="float">
            <text:p>306,86</text:p>
          </table:table-cell>
          <table:table-cell office:value-type="float" office:value="133.59" calcext:value-type="float">
            <text:p>133,59</text:p>
          </table:table-cell>
          <table:table-cell office:value-type="float" office:value="685" calcext:value-type="float">
            <text:p>685</text:p>
          </table:table-cell>
          <table:table-cell table:formula="of:=[.K18]/[.L18]" office:value-type="float" office:value="2.2970282206752" calcext:value-type="float">
            <text:p>2,2970282206752</text:p>
          </table:table-cell>
        </table:table-row>
        <table:table-row table:style-name="ro1">
          <table:table-cell office:value-type="string" calcext:value-type="string">
            <text:p>g.10.27.gml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3.97" calcext:value-type="float">
            <text:p>13,97</text:p>
          </table:table-cell>
          <table:table-cell office:value-type="float" office:value="48.92" calcext:value-type="float">
            <text:p>48,92</text:p>
          </table:table-cell>
          <table:table-cell office:value-type="float" office:value="13.97" calcext:value-type="float">
            <text:p>13,97</text:p>
          </table:table-cell>
          <table:table-cell office:value-type="float" office:value="484" calcext:value-type="float">
            <text:p>484</text:p>
          </table:table-cell>
          <table:table-cell office:value-type="float" office:value="191.56" calcext:value-type="float">
            <text:p>191,56</text:p>
          </table:table-cell>
          <table:table-cell office:value-type="float" office:value="11" calcext:value-type="float">
            <text:p>11</text:p>
          </table:table-cell>
          <table:table-cell office:value-type="float" office:value="331.99" calcext:value-type="float">
            <text:p>331,99</text:p>
          </table:table-cell>
          <table:table-cell office:value-type="float" office:value="122.67" calcext:value-type="float">
            <text:p>122,67</text:p>
          </table:table-cell>
          <table:table-cell office:value-type="float" office:value="705" calcext:value-type="float">
            <text:p>705</text:p>
          </table:table-cell>
          <table:table-cell table:formula="of:=[.K19]/[.L19]" office:value-type="float" office:value="2.70636667481862" calcext:value-type="float">
            <text:p>2,70636667481862</text:p>
          </table:table-cell>
        </table:table-row>
        <table:table-row table:style-name="ro1">
          <table:table-cell office:value-type="string" calcext:value-type="string">
            <text:p>g.10.85.gml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9.71" calcext:value-type="float">
            <text:p>19,71</text:p>
          </table:table-cell>
          <table:table-cell office:value-type="float" office:value="51.28" calcext:value-type="float">
            <text:p>51,28</text:p>
          </table:table-cell>
          <table:table-cell office:value-type="float" office:value="19.71" calcext:value-type="float">
            <text:p>19,71</text:p>
          </table:table-cell>
          <table:table-cell office:value-type="float" office:value="521" calcext:value-type="float">
            <text:p>521</text:p>
          </table:table-cell>
          <table:table-cell office:value-type="float" office:value="208.87" calcext:value-type="float">
            <text:p>208,87</text:p>
          </table:table-cell>
          <table:table-cell office:value-type="float" office:value="5" calcext:value-type="float">
            <text:p>5</text:p>
          </table:table-cell>
          <table:table-cell office:value-type="float" office:value="276.92" calcext:value-type="float">
            <text:p>276,92</text:p>
          </table:table-cell>
          <table:table-cell office:value-type="float" office:value="155.05" calcext:value-type="float">
            <text:p>155,05</text:p>
          </table:table-cell>
          <table:table-cell office:value-type="float" office:value="690" calcext:value-type="float">
            <text:p>690</text:p>
          </table:table-cell>
          <table:table-cell table:formula="of:=[.K20]/[.L20]" office:value-type="float" office:value="1.78600451467269" calcext:value-type="float">
            <text:p>1,78600451467269</text:p>
          </table:table-cell>
        </table:table-row>
        <table:table-row table:style-name="ro1">
          <table:table-cell office:value-type="string" calcext:value-type="string">
            <text:p>g.10.30.gml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2.78" calcext:value-type="float">
            <text:p>22,78</text:p>
          </table:table-cell>
          <table:table-cell office:value-type="float" office:value="61.6" calcext:value-type="float">
            <text:p>61,6</text:p>
          </table:table-cell>
          <table:table-cell office:value-type="float" office:value="22.78" calcext:value-type="float">
            <text:p>22,78</text:p>
          </table:table-cell>
          <table:table-cell office:value-type="float" office:value="548" calcext:value-type="float">
            <text:p>548</text:p>
          </table:table-cell>
          <table:table-cell office:value-type="float" office:value="202.41" calcext:value-type="float">
            <text:p>202,41</text:p>
          </table:table-cell>
          <table:table-cell office:value-type="float" office:value="5" calcext:value-type="float">
            <text:p>5</text:p>
          </table:table-cell>
          <table:table-cell office:value-type="float" office:value="300.1" calcext:value-type="float">
            <text:p>300,1</text:p>
          </table:table-cell>
          <table:table-cell office:value-type="float" office:value="151.08" calcext:value-type="float">
            <text:p>151,08</text:p>
          </table:table-cell>
          <table:table-cell office:value-type="float" office:value="736" calcext:value-type="float">
            <text:p>736</text:p>
          </table:table-cell>
          <table:table-cell table:formula="of:=[.K21]/[.L21]" office:value-type="float" office:value="1.98636483981996" calcext:value-type="float">
            <text:p>1,98636483981996</text:p>
          </table:table-cell>
        </table:table-row>
        <table:table-row table:style-name="ro1">
          <table:table-cell office:value-type="string" calcext:value-type="string">
            <text:p>g.10.80.gml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5.08" calcext:value-type="float">
            <text:p>15,08</text:p>
          </table:table-cell>
          <table:table-cell office:value-type="float" office:value="71.64" calcext:value-type="float">
            <text:p>71,64</text:p>
          </table:table-cell>
          <table:table-cell office:value-type="float" office:value="15.08" calcext:value-type="float">
            <text:p>15,08</text:p>
          </table:table-cell>
          <table:table-cell office:value-type="float" office:value="590" calcext:value-type="float">
            <text:p>590</text:p>
          </table:table-cell>
          <table:table-cell office:value-type="float" office:value="189.26" calcext:value-type="float">
            <text:p>189,26</text:p>
          </table:table-cell>
          <table:table-cell office:value-type="float" office:value="2" calcext:value-type="float">
            <text:p>2</text:p>
          </table:table-cell>
          <table:table-cell office:value-type="float" office:value="265.81" calcext:value-type="float">
            <text:p>265,81</text:p>
          </table:table-cell>
          <table:table-cell office:value-type="float" office:value="115.71" calcext:value-type="float">
            <text:p>115,71</text:p>
          </table:table-cell>
          <table:table-cell office:value-type="float" office:value="801" calcext:value-type="float">
            <text:p>801</text:p>
          </table:table-cell>
          <table:table-cell table:formula="of:=[.K22]/[.L22]" office:value-type="float" office:value="2.29720853858785" calcext:value-type="float">
            <text:p>2,29720853858785</text:p>
          </table:table-cell>
        </table:table-row>
        <table:table-row table:style-name="ro1">
          <table:table-cell office:value-type="string" calcext:value-type="string">
            <text:p>g.11.23.gml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2.63" calcext:value-type="float">
            <text:p>12,63</text:p>
          </table:table-cell>
          <table:table-cell office:value-type="float" office:value="57.04" calcext:value-type="float">
            <text:p>57,04</text:p>
          </table:table-cell>
          <table:table-cell office:value-type="float" office:value="12.63" calcext:value-type="float">
            <text:p>12,63</text:p>
          </table:table-cell>
          <table:table-cell office:value-type="float" office:value="19" calcext:value-type="float">
            <text:p>19</text:p>
          </table:table-cell>
          <table:table-cell office:value-type="float" office:value="190.92" calcext:value-type="float">
            <text:p>190,92</text:p>
          </table:table-cell>
          <table:table-cell office:value-type="float" office:value="13" calcext:value-type="float">
            <text:p>13</text:p>
          </table:table-cell>
          <table:table-cell office:value-type="float" office:value="316.83" calcext:value-type="float">
            <text:p>316,83</text:p>
          </table:table-cell>
          <table:table-cell office:value-type="float" office:value="112.51" calcext:value-type="float">
            <text:p>112,51</text:p>
          </table:table-cell>
          <table:table-cell office:value-type="float" office:value="1052" calcext:value-type="float">
            <text:p>1052</text:p>
          </table:table-cell>
          <table:table-cell table:formula="of:=[.K23]/[.L23]" office:value-type="float" office:value="2.81601635410186" calcext:value-type="float">
            <text:p>2,81601635410186</text:p>
          </table:table-cell>
        </table:table-row>
        <table:table-row table:style-name="ro1">
          <table:table-cell office:value-type="string" calcext:value-type="string">
            <text:p>g.11.16.gml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5.24" calcext:value-type="float">
            <text:p>5,24</text:p>
          </table:table-cell>
          <table:table-cell office:value-type="float" office:value="21.36" calcext:value-type="float">
            <text:p>21,36</text:p>
          </table:table-cell>
          <table:table-cell office:value-type="float" office:value="5.24" calcext:value-type="float">
            <text:p>5,24</text:p>
          </table:table-cell>
          <table:table-cell office:value-type="float" office:value="83" calcext:value-type="float">
            <text:p>83</text:p>
          </table:table-cell>
          <table:table-cell office:value-type="float" office:value="198.55" calcext:value-type="float">
            <text:p>198,55</text:p>
          </table:table-cell>
          <table:table-cell office:value-type="float" office:value="130" calcext:value-type="float">
            <text:p>130</text:p>
          </table:table-cell>
          <table:table-cell office:value-type="float" office:value="373.62" calcext:value-type="float">
            <text:p>373,62</text:p>
          </table:table-cell>
          <table:table-cell office:value-type="float" office:value="74.53" calcext:value-type="float">
            <text:p>74,53</text:p>
          </table:table-cell>
          <table:table-cell office:value-type="float" office:value="209" calcext:value-type="float">
            <text:p>209</text:p>
          </table:table-cell>
          <table:table-cell table:formula="of:=[.K24]/[.L24]" office:value-type="float" office:value="5.01301489333154" calcext:value-type="float">
            <text:p>5,01301489333154</text:p>
          </table:table-cell>
        </table:table-row>
        <table:table-row table:style-name="ro1">
          <table:table-cell office:value-type="string" calcext:value-type="string">
            <text:p>g.11.17.gml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3.74" calcext:value-type="float">
            <text:p>3,74</text:p>
          </table:table-cell>
          <table:table-cell office:value-type="float" office:value="20.61" calcext:value-type="float">
            <text:p>20,61</text:p>
          </table:table-cell>
          <table:table-cell office:value-type="float" office:value="3.74" calcext:value-type="float">
            <text:p>3,74</text:p>
          </table:table-cell>
          <table:table-cell office:value-type="float" office:value="121" calcext:value-type="float">
            <text:p>121</text:p>
          </table:table-cell>
          <table:table-cell office:value-type="float" office:value="192.27" calcext:value-type="float">
            <text:p>192,27</text:p>
          </table:table-cell>
          <table:table-cell office:value-type="float" office:value="121" calcext:value-type="float">
            <text:p>121</text:p>
          </table:table-cell>
          <table:table-cell office:value-type="float" office:value="354.3" calcext:value-type="float">
            <text:p>354,3</text:p>
          </table:table-cell>
          <table:table-cell office:value-type="float" office:value="99.37" calcext:value-type="float">
            <text:p>99,37</text:p>
          </table:table-cell>
          <table:table-cell office:value-type="float" office:value="251" calcext:value-type="float">
            <text:p>251</text:p>
          </table:table-cell>
          <table:table-cell table:formula="of:=[.K25]/[.L25]" office:value-type="float" office:value="3.56546241320318" calcext:value-type="float">
            <text:p>3,56546241320318</text:p>
          </table:table-cell>
        </table:table-row>
        <table:table-row table:style-name="ro1">
          <table:table-cell office:value-type="string" calcext:value-type="string">
            <text:p>g.11.25.gml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4.2" calcext:value-type="float">
            <text:p>14,2</text:p>
          </table:table-cell>
          <table:table-cell office:value-type="float" office:value="67.77" calcext:value-type="float">
            <text:p>67,77</text:p>
          </table:table-cell>
          <table:table-cell office:value-type="float" office:value="14.2" calcext:value-type="float">
            <text:p>14,2</text:p>
          </table:table-cell>
          <table:table-cell office:value-type="float" office:value="309" calcext:value-type="float">
            <text:p>309</text:p>
          </table:table-cell>
          <table:table-cell office:value-type="float" office:value="189.5" calcext:value-type="float">
            <text:p>189,5</text:p>
          </table:table-cell>
          <table:table-cell office:value-type="float" office:value="10" calcext:value-type="float">
            <text:p>10</text:p>
          </table:table-cell>
          <table:table-cell office:value-type="float" office:value="321.61" calcext:value-type="float">
            <text:p>321,61</text:p>
          </table:table-cell>
          <table:table-cell office:value-type="float" office:value="106.13" calcext:value-type="float">
            <text:p>106,13</text:p>
          </table:table-cell>
          <table:table-cell office:value-type="float" office:value="443" calcext:value-type="float">
            <text:p>443</text:p>
          </table:table-cell>
          <table:table-cell table:formula="of:=[.K26]/[.L26]" office:value-type="float" office:value="3.03034014887402" calcext:value-type="float">
            <text:p>3,03034014887402</text:p>
          </table:table-cell>
        </table:table-row>
        <table:table-row table:style-name="ro1">
          <table:table-cell office:value-type="string" calcext:value-type="string">
            <text:p>g.11.72.gml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3.33" calcext:value-type="float">
            <text:p>33,33</text:p>
          </table:table-cell>
          <table:table-cell office:value-type="float" office:value="89.3" calcext:value-type="float">
            <text:p>89,3</text:p>
          </table:table-cell>
          <table:table-cell office:value-type="float" office:value="33.33" calcext:value-type="float">
            <text:p>33,33</text:p>
          </table:table-cell>
          <table:table-cell office:value-type="float" office:value="401" calcext:value-type="float">
            <text:p>401</text:p>
          </table:table-cell>
          <table:table-cell office:value-type="float" office:value="192.86" calcext:value-type="float">
            <text:p>192,86</text:p>
          </table:table-cell>
          <table:table-cell office:value-type="float" office:value="1" calcext:value-type="float">
            <text:p>1</text:p>
          </table:table-cell>
          <table:table-cell office:value-type="float" office:value="256.67" calcext:value-type="float">
            <text:p>256,67</text:p>
          </table:table-cell>
          <table:table-cell office:value-type="float" office:value="145.48" calcext:value-type="float">
            <text:p>145,48</text:p>
          </table:table-cell>
          <table:table-cell office:value-type="float" office:value="575" calcext:value-type="float">
            <text:p>575</text:p>
          </table:table-cell>
          <table:table-cell table:formula="of:=[.K27]/[.L27]" office:value-type="float" office:value="1.76429749793786" calcext:value-type="float">
            <text:p>1,76429749793786</text:p>
          </table:table-cell>
        </table:table-row>
        <table:table-row table:style-name="ro1">
          <table:table-cell office:value-type="string" calcext:value-type="string">
            <text:p>g.11.71.gml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0.15" calcext:value-type="float">
            <text:p>20,15</text:p>
          </table:table-cell>
          <table:table-cell office:value-type="float" office:value="73.86" calcext:value-type="float">
            <text:p>73,86</text:p>
          </table:table-cell>
          <table:table-cell office:value-type="float" office:value="20.15" calcext:value-type="float">
            <text:p>20,15</text:p>
          </table:table-cell>
          <table:table-cell office:value-type="float" office:value="460" calcext:value-type="float">
            <text:p>460</text:p>
          </table:table-cell>
          <table:table-cell office:value-type="float" office:value="189.79" calcext:value-type="float">
            <text:p>189,79</text:p>
          </table:table-cell>
          <table:table-cell office:value-type="float" office:value="4" calcext:value-type="float">
            <text:p>4</text:p>
          </table:table-cell>
          <table:table-cell office:value-type="float" office:value="291.22" calcext:value-type="float">
            <text:p>291,22</text:p>
          </table:table-cell>
          <table:table-cell office:value-type="float" office:value="133.59" calcext:value-type="float">
            <text:p>133,59</text:p>
          </table:table-cell>
          <table:table-cell office:value-type="float" office:value="646" calcext:value-type="float">
            <text:p>646</text:p>
          </table:table-cell>
          <table:table-cell table:formula="of:=[.K28]/[.L28]" office:value-type="float" office:value="2.17995358934052" calcext:value-type="float">
            <text:p>2,17995358934052</text:p>
          </table:table-cell>
        </table:table-row>
        <table:table-row table:style-name="ro1">
          <table:table-cell office:value-type="string" calcext:value-type="string">
            <text:p>g.11.29.gml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6.49" calcext:value-type="float">
            <text:p>16,49</text:p>
          </table:table-cell>
          <table:table-cell office:value-type="float" office:value="64.17" calcext:value-type="float">
            <text:p>64,17</text:p>
          </table:table-cell>
          <table:table-cell office:value-type="float" office:value="16.49" calcext:value-type="float">
            <text:p>16,49</text:p>
          </table:table-cell>
          <table:table-cell office:value-type="float" office:value="497" calcext:value-type="float">
            <text:p>497</text:p>
          </table:table-cell>
          <table:table-cell office:value-type="float" office:value="197.55" calcext:value-type="float">
            <text:p>197,55</text:p>
          </table:table-cell>
          <table:table-cell office:value-type="float" office:value="11" calcext:value-type="float">
            <text:p>11</text:p>
          </table:table-cell>
          <table:table-cell office:value-type="float" office:value="311.91" calcext:value-type="float">
            <text:p>311,91</text:p>
          </table:table-cell>
          <table:table-cell office:value-type="float" office:value="125.22" calcext:value-type="float">
            <text:p>125,22</text:p>
          </table:table-cell>
          <table:table-cell office:value-type="float" office:value="728" calcext:value-type="float">
            <text:p>728</text:p>
          </table:table-cell>
          <table:table-cell table:formula="of:=[.K29]/[.L29]" office:value-type="float" office:value="2.49089602299952" calcext:value-type="float">
            <text:p>2,49089602299952</text:p>
          </table:table-cell>
        </table:table-row>
        <table:table-row table:style-name="ro1">
          <table:table-cell office:value-type="string" calcext:value-type="string">
            <text:p>g.12.111.gml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1.58" calcext:value-type="float">
            <text:p>11,58</text:p>
          </table:table-cell>
          <table:table-cell office:value-type="float" office:value="51.43" calcext:value-type="float">
            <text:p>51,43</text:p>
          </table:table-cell>
          <table:table-cell office:value-type="float" office:value="11.58" calcext:value-type="float">
            <text:p>11,58</text:p>
          </table:table-cell>
          <table:table-cell office:value-type="float" office:value="19" calcext:value-type="float">
            <text:p>19</text:p>
          </table:table-cell>
          <table:table-cell office:value-type="float" office:value="185.02" calcext:value-type="float">
            <text:p>185,02</text:p>
          </table:table-cell>
          <table:table-cell office:value-type="float" office:value="10" calcext:value-type="float">
            <text:p>10</text:p>
          </table:table-cell>
          <table:table-cell office:value-type="float" office:value="328.46" calcext:value-type="float">
            <text:p>328,46</text:p>
          </table:table-cell>
          <table:table-cell office:value-type="float" office:value="95.69" calcext:value-type="float">
            <text:p>95,69</text:p>
          </table:table-cell>
          <table:table-cell office:value-type="float" office:value="989" calcext:value-type="float">
            <text:p>989</text:p>
          </table:table-cell>
          <table:table-cell table:formula="of:=[.K30]/[.L30]" office:value-type="float" office:value="3.43254258543212" calcext:value-type="float">
            <text:p>3,43254258543212</text:p>
          </table:table-cell>
        </table:table-row>
        <table:table-row table:style-name="ro1">
          <table:table-cell office:value-type="string" calcext:value-type="string">
            <text:p>g.12.77.gml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9.18" calcext:value-type="float">
            <text:p>29,18</text:p>
          </table:table-cell>
          <table:table-cell office:value-type="float" office:value="65.36" calcext:value-type="float">
            <text:p>65,36</text:p>
          </table:table-cell>
          <table:table-cell office:value-type="float" office:value="29.18" calcext:value-type="float">
            <text:p>29,18</text:p>
          </table:table-cell>
          <table:table-cell office:value-type="float" office:value="10" calcext:value-type="float">
            <text:p>10</text:p>
          </table:table-cell>
          <table:table-cell office:value-type="float" office:value="200.09" calcext:value-type="float">
            <text:p>200,09</text:p>
          </table:table-cell>
          <table:table-cell office:value-type="float" office:value="4" calcext:value-type="float">
            <text:p>4</text:p>
          </table:table-cell>
          <table:table-cell office:value-type="float" office:value="254.98" calcext:value-type="float">
            <text:p>254,98</text:p>
          </table:table-cell>
          <table:table-cell office:value-type="float" office:value="109.54" calcext:value-type="float">
            <text:p>109,54</text:p>
          </table:table-cell>
          <table:table-cell office:value-type="float" office:value="926" calcext:value-type="float">
            <text:p>926</text:p>
          </table:table-cell>
          <table:table-cell table:formula="of:=[.K31]/[.L31]" office:value-type="float" office:value="2.32773416103706" calcext:value-type="float">
            <text:p>2,32773416103706</text:p>
          </table:table-cell>
        </table:table-row>
        <table:table-row table:style-name="ro1">
          <table:table-cell office:value-type="string" calcext:value-type="string">
            <text:p>g.12.108.gml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8.36" calcext:value-type="float">
            <text:p>48,36</text:p>
          </table:table-cell>
          <table:table-cell office:value-type="float" office:value="75.4" calcext:value-type="float">
            <text:p>75,4</text:p>
          </table:table-cell>
          <table:table-cell office:value-type="float" office:value="48.36" calcext:value-type="float">
            <text:p>48,36</text:p>
          </table:table-cell>
          <table:table-cell office:value-type="float" office:value="10" calcext:value-type="float">
            <text:p>10</text:p>
          </table:table-cell>
          <table:table-cell office:value-type="float" office:value="196.88" calcext:value-type="float">
            <text:p>196,88</text:p>
          </table:table-cell>
          <table:table-cell office:value-type="float" office:value="1" calcext:value-type="float">
            <text:p>1</text:p>
          </table:table-cell>
          <table:table-cell office:value-type="float" office:value="222.64" calcext:value-type="float">
            <text:p>222,64</text:p>
          </table:table-cell>
          <table:table-cell office:value-type="float" office:value="145.77" calcext:value-type="float">
            <text:p>145,77</text:p>
          </table:table-cell>
          <table:table-cell office:value-type="float" office:value="916" calcext:value-type="float">
            <text:p>916</text:p>
          </table:table-cell>
          <table:table-cell table:formula="of:=[.K32]/[.L32]" office:value-type="float" office:value="1.52733758660904" calcext:value-type="float">
            <text:p>1,52733758660904</text:p>
          </table:table-cell>
        </table:table-row>
        <table:table-row table:style-name="ro1">
          <table:table-cell office:value-type="string" calcext:value-type="string">
            <text:p>g.12.88.gml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.65" calcext:value-type="float">
            <text:p>11,65</text:p>
          </table:table-cell>
          <table:table-cell office:value-type="float" office:value="51.25" calcext:value-type="float">
            <text:p>51,25</text:p>
          </table:table-cell>
          <table:table-cell office:value-type="float" office:value="11.65" calcext:value-type="float">
            <text:p>11,65</text:p>
          </table:table-cell>
          <table:table-cell office:value-type="float" office:value="103" calcext:value-type="float">
            <text:p>103</text:p>
          </table:table-cell>
          <table:table-cell office:value-type="float" office:value="184.5" calcext:value-type="float">
            <text:p>184,5</text:p>
          </table:table-cell>
          <table:table-cell office:value-type="float" office:value="30" calcext:value-type="float">
            <text:p>30</text:p>
          </table:table-cell>
          <table:table-cell office:value-type="float" office:value="309.01" calcext:value-type="float">
            <text:p>309,01</text:p>
          </table:table-cell>
          <table:table-cell office:value-type="float" office:value="77.07" calcext:value-type="float">
            <text:p>77,07</text:p>
          </table:table-cell>
          <table:table-cell office:value-type="float" office:value="227" calcext:value-type="float">
            <text:p>227</text:p>
          </table:table-cell>
          <table:table-cell table:formula="of:=[.K33]/[.L33]" office:value-type="float" office:value="4.00947190865447" calcext:value-type="float">
            <text:p>4,00947190865447</text:p>
          </table:table-cell>
        </table:table-row>
        <table:table-row table:style-name="ro1">
          <table:table-cell office:value-type="string" calcext:value-type="string">
            <text:p>g.12.76.gml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9.12" calcext:value-type="float">
            <text:p>9,12</text:p>
          </table:table-cell>
          <table:table-cell office:value-type="float" office:value="46.87" calcext:value-type="float">
            <text:p>46,87</text:p>
          </table:table-cell>
          <table:table-cell office:value-type="float" office:value="9.12" calcext:value-type="float">
            <text:p>9,12</text:p>
          </table:table-cell>
          <table:table-cell office:value-type="float" office:value="128" calcext:value-type="float">
            <text:p>128</text:p>
          </table:table-cell>
          <table:table-cell office:value-type="float" office:value="190.58" calcext:value-type="float">
            <text:p>190,58</text:p>
          </table:table-cell>
          <table:table-cell office:value-type="float" office:value="32" calcext:value-type="float">
            <text:p>32</text:p>
          </table:table-cell>
          <table:table-cell office:value-type="float" office:value="286.49" calcext:value-type="float">
            <text:p>286,49</text:p>
          </table:table-cell>
          <table:table-cell office:value-type="float" office:value="115.83" calcext:value-type="float">
            <text:p>115,83</text:p>
          </table:table-cell>
          <table:table-cell office:value-type="float" office:value="225" calcext:value-type="float">
            <text:p>225</text:p>
          </table:table-cell>
          <table:table-cell table:formula="of:=[.K34]/[.L34]" office:value-type="float" office:value="2.47336614003281" calcext:value-type="float">
            <text:p>2,47336614003281</text:p>
          </table:table-cell>
        </table:table-row>
        <table:table-row table:style-name="ro1">
          <table:table-cell office:value-type="string" calcext:value-type="string">
            <text:p>g.12.40.gml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9.21" calcext:value-type="float">
            <text:p>9,21</text:p>
          </table:table-cell>
          <table:table-cell office:value-type="float" office:value="47.88" calcext:value-type="float">
            <text:p>47,88</text:p>
          </table:table-cell>
          <table:table-cell office:value-type="float" office:value="9.21" calcext:value-type="float">
            <text:p>9,21</text:p>
          </table:table-cell>
          <table:table-cell office:value-type="float" office:value="130" calcext:value-type="float">
            <text:p>130</text:p>
          </table:table-cell>
          <table:table-cell office:value-type="float" office:value="189.49" calcext:value-type="float">
            <text:p>189,49</text:p>
          </table:table-cell>
          <table:table-cell office:value-type="float" office:value="32" calcext:value-type="float">
            <text:p>32</text:p>
          </table:table-cell>
          <table:table-cell office:value-type="float" office:value="286.12" calcext:value-type="float">
            <text:p>286,12</text:p>
          </table:table-cell>
          <table:table-cell office:value-type="float" office:value="114.97" calcext:value-type="float">
            <text:p>114,97</text:p>
          </table:table-cell>
          <table:table-cell office:value-type="float" office:value="218" calcext:value-type="float">
            <text:p>218</text:p>
          </table:table-cell>
          <table:table-cell table:formula="of:=[.K35]/[.L35]" office:value-type="float" office:value="2.48864921283813" calcext:value-type="float">
            <text:p>2,48864921283813</text:p>
          </table:table-cell>
        </table:table-row>
        <table:table-row table:style-name="ro1">
          <table:table-cell office:value-type="string" calcext:value-type="string">
            <text:p>g.12.63.gml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0.78" calcext:value-type="float">
            <text:p>10,78</text:p>
          </table:table-cell>
          <table:table-cell office:value-type="float" office:value="52.59" calcext:value-type="float">
            <text:p>52,59</text:p>
          </table:table-cell>
          <table:table-cell office:value-type="float" office:value="10.78" calcext:value-type="float">
            <text:p>10,78</text:p>
          </table:table-cell>
          <table:table-cell office:value-type="float" office:value="136" calcext:value-type="float">
            <text:p>136</text:p>
          </table:table-cell>
          <table:table-cell office:value-type="float" office:value="188.25" calcext:value-type="float">
            <text:p>188,25</text:p>
          </table:table-cell>
          <table:table-cell office:value-type="float" office:value="27" calcext:value-type="float">
            <text:p>27</text:p>
          </table:table-cell>
          <table:table-cell office:value-type="float" office:value="298.11" calcext:value-type="float">
            <text:p>298,11</text:p>
          </table:table-cell>
          <table:table-cell office:value-type="float" office:value="92.98" calcext:value-type="float">
            <text:p>92,98</text:p>
          </table:table-cell>
          <table:table-cell office:value-type="float" office:value="215" calcext:value-type="float">
            <text:p>215</text:p>
          </table:table-cell>
          <table:table-cell table:formula="of:=[.K36]/[.L36]" office:value-type="float" office:value="3.20617337061734" calcext:value-type="float">
            <text:p>3,20617337061734</text:p>
          </table:table-cell>
        </table:table-row>
        <table:table-row table:style-name="ro1">
          <table:table-cell office:value-type="string" calcext:value-type="string">
            <text:p>g.12.75.gml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9.56" calcext:value-type="float">
            <text:p>9,56</text:p>
          </table:table-cell>
          <table:table-cell office:value-type="float" office:value="47.31" calcext:value-type="float">
            <text:p>47,31</text:p>
          </table:table-cell>
          <table:table-cell office:value-type="float" office:value="9.56" calcext:value-type="float">
            <text:p>9,56</text:p>
          </table:table-cell>
          <table:table-cell office:value-type="float" office:value="143" calcext:value-type="float">
            <text:p>143</text:p>
          </table:table-cell>
          <table:table-cell office:value-type="float" office:value="190.11" calcext:value-type="float">
            <text:p>190,11</text:p>
          </table:table-cell>
          <table:table-cell office:value-type="float" office:value="32" calcext:value-type="float">
            <text:p>32</text:p>
          </table:table-cell>
          <table:table-cell office:value-type="float" office:value="285.07" calcext:value-type="float">
            <text:p>285,07</text:p>
          </table:table-cell>
          <table:table-cell office:value-type="float" office:value="114.84" calcext:value-type="float">
            <text:p>114,84</text:p>
          </table:table-cell>
          <table:table-cell office:value-type="float" office:value="232" calcext:value-type="float">
            <text:p>232</text:p>
          </table:table-cell>
          <table:table-cell table:formula="of:=[.K37]/[.L37]" office:value-type="float" office:value="2.48232323232323" calcext:value-type="float">
            <text:p>2,48232323232323</text:p>
          </table:table-cell>
        </table:table-row>
        <table:table-row table:style-name="ro1">
          <table:table-cell office:value-type="string" calcext:value-type="string">
            <text:p>g.12.98.gml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6.84" calcext:value-type="float">
            <text:p>16,84</text:p>
          </table:table-cell>
          <table:table-cell office:value-type="float" office:value="57.51" calcext:value-type="float">
            <text:p>57,51</text:p>
          </table:table-cell>
          <table:table-cell office:value-type="float" office:value="16.84" calcext:value-type="float">
            <text:p>16,84</text:p>
          </table:table-cell>
          <table:table-cell office:value-type="float" office:value="216" calcext:value-type="float">
            <text:p>216</text:p>
          </table:table-cell>
          <table:table-cell office:value-type="float" office:value="176.41" calcext:value-type="float">
            <text:p>176,41</text:p>
          </table:table-cell>
          <table:table-cell office:value-type="float" office:value="11" calcext:value-type="float">
            <text:p>11</text:p>
          </table:table-cell>
          <table:table-cell office:value-type="float" office:value="319.92" calcext:value-type="float">
            <text:p>319,92</text:p>
          </table:table-cell>
          <table:table-cell office:value-type="float" office:value="105.7" calcext:value-type="float">
            <text:p>105,7</text:p>
          </table:table-cell>
          <table:table-cell office:value-type="float" office:value="311" calcext:value-type="float">
            <text:p>311</text:p>
          </table:table-cell>
          <table:table-cell table:formula="of:=[.K38]/[.L38]" office:value-type="float" office:value="3.02667928098392" calcext:value-type="float">
            <text:p>3,02667928098392</text:p>
          </table:table-cell>
        </table:table-row>
        <table:table-row table:style-name="ro1">
          <table:table-cell office:value-type="string" calcext:value-type="string">
            <text:p>g.12.91.gml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9.29" calcext:value-type="float">
            <text:p>9,29</text:p>
          </table:table-cell>
          <table:table-cell office:value-type="float" office:value="45.92" calcext:value-type="float">
            <text:p>45,92</text:p>
          </table:table-cell>
          <table:table-cell office:value-type="float" office:value="9.29" calcext:value-type="float">
            <text:p>9,29</text:p>
          </table:table-cell>
          <table:table-cell office:value-type="float" office:value="240" calcext:value-type="float">
            <text:p>240</text:p>
          </table:table-cell>
          <table:table-cell office:value-type="float" office:value="196.34" calcext:value-type="float">
            <text:p>196,34</text:p>
          </table:table-cell>
          <table:table-cell office:value-type="float" office:value="15" calcext:value-type="float">
            <text:p>15</text:p>
          </table:table-cell>
          <table:table-cell office:value-type="float" office:value="324.35" calcext:value-type="float">
            <text:p>324,35</text:p>
          </table:table-cell>
          <table:table-cell office:value-type="float" office:value="118.25" calcext:value-type="float">
            <text:p>118,25</text:p>
          </table:table-cell>
          <table:table-cell office:value-type="float" office:value="366" calcext:value-type="float">
            <text:p>366</text:p>
          </table:table-cell>
          <table:table-cell table:formula="of:=[.K39]/[.L39]" office:value-type="float" office:value="2.74291754756871" calcext:value-type="float">
            <text:p>2,74291754756871</text:p>
          </table:table-cell>
        </table:table-row>
        <table:table-row table:style-name="ro1">
          <table:table-cell office:value-type="string" calcext:value-type="string">
            <text:p>g.12.31.gml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5.47" calcext:value-type="float">
            <text:p>15,47</text:p>
          </table:table-cell>
          <table:table-cell office:value-type="float" office:value="52.5" calcext:value-type="float">
            <text:p>52,5</text:p>
          </table:table-cell>
          <table:table-cell office:value-type="float" office:value="15.47" calcext:value-type="float">
            <text:p>15,47</text:p>
          </table:table-cell>
          <table:table-cell office:value-type="float" office:value="329" calcext:value-type="float">
            <text:p>329</text:p>
          </table:table-cell>
          <table:table-cell office:value-type="float" office:value="199.63" calcext:value-type="float">
            <text:p>199,63</text:p>
          </table:table-cell>
          <table:table-cell office:value-type="float" office:value="11" calcext:value-type="float">
            <text:p>11</text:p>
          </table:table-cell>
          <table:table-cell office:value-type="float" office:value="281.99" calcext:value-type="float">
            <text:p>281,99</text:p>
          </table:table-cell>
          <table:table-cell office:value-type="float" office:value="130.51" calcext:value-type="float">
            <text:p>130,51</text:p>
          </table:table-cell>
          <table:table-cell office:value-type="float" office:value="490" calcext:value-type="float">
            <text:p>490</text:p>
          </table:table-cell>
          <table:table-cell table:formula="of:=[.K40]/[.L40]" office:value-type="float" office:value="2.16067734273236" calcext:value-type="float">
            <text:p>2,16067734273236</text:p>
          </table:table-cell>
        </table:table-row>
        <table:table-row table:style-name="ro1">
          <table:table-cell office:value-type="string" calcext:value-type="string">
            <text:p>g.12.79.gml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5.14" calcext:value-type="float">
            <text:p>15,14</text:p>
          </table:table-cell>
          <table:table-cell office:value-type="float" office:value="50.53" calcext:value-type="float">
            <text:p>50,53</text:p>
          </table:table-cell>
          <table:table-cell office:value-type="float" office:value="15.14" calcext:value-type="float">
            <text:p>15,14</text:p>
          </table:table-cell>
          <table:table-cell office:value-type="float" office:value="334" calcext:value-type="float">
            <text:p>334</text:p>
          </table:table-cell>
          <table:table-cell office:value-type="float" office:value="200.78" calcext:value-type="float">
            <text:p>200,78</text:p>
          </table:table-cell>
          <table:table-cell office:value-type="float" office:value="13" calcext:value-type="float">
            <text:p>13</text:p>
          </table:table-cell>
          <table:table-cell office:value-type="float" office:value="311.98" calcext:value-type="float">
            <text:p>311,98</text:p>
          </table:table-cell>
          <table:table-cell office:value-type="float" office:value="121.98" calcext:value-type="float">
            <text:p>121,98</text:p>
          </table:table-cell>
          <table:table-cell office:value-type="float" office:value="510" calcext:value-type="float">
            <text:p>510</text:p>
          </table:table-cell>
          <table:table-cell table:formula="of:=[.K41]/[.L41]" office:value-type="float" office:value="2.55763239875389" calcext:value-type="float">
            <text:p>2,55763239875389</text:p>
          </table:table-cell>
        </table:table-row>
        <table:table-row table:style-name="ro1">
          <table:table-cell office:value-type="string" calcext:value-type="string">
            <text:p>g.12.60.gml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5.16" calcext:value-type="float">
            <text:p>15,16</text:p>
          </table:table-cell>
          <table:table-cell office:value-type="float" office:value="50.51" calcext:value-type="float">
            <text:p>50,51</text:p>
          </table:table-cell>
          <table:table-cell office:value-type="float" office:value="15.16" calcext:value-type="float">
            <text:p>15,16</text:p>
          </table:table-cell>
          <table:table-cell office:value-type="float" office:value="357" calcext:value-type="float">
            <text:p>357</text:p>
          </table:table-cell>
          <table:table-cell office:value-type="float" office:value="200.16" calcext:value-type="float">
            <text:p>200,16</text:p>
          </table:table-cell>
          <table:table-cell office:value-type="float" office:value="13" calcext:value-type="float">
            <text:p>13</text:p>
          </table:table-cell>
          <table:table-cell office:value-type="float" office:value="312.04" calcext:value-type="float">
            <text:p>312,04</text:p>
          </table:table-cell>
          <table:table-cell office:value-type="float" office:value="122.87" calcext:value-type="float">
            <text:p>122,87</text:p>
          </table:table-cell>
          <table:table-cell office:value-type="float" office:value="560" calcext:value-type="float">
            <text:p>560</text:p>
          </table:table-cell>
          <table:table-cell table:formula="of:=[.K42]/[.L42]" office:value-type="float" office:value="2.53959469357858" calcext:value-type="float">
            <text:p>2,53959469357858</text:p>
          </table:table-cell>
        </table:table-row>
        <table:table-row table:style-name="ro1">
          <table:table-cell office:value-type="string" calcext:value-type="string">
            <text:p>g.12.107.gml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9.91" calcext:value-type="float">
            <text:p>19,91</text:p>
          </table:table-cell>
          <table:table-cell office:value-type="float" office:value="63.29" calcext:value-type="float">
            <text:p>63,29</text:p>
          </table:table-cell>
          <table:table-cell office:value-type="float" office:value="19.91" calcext:value-type="float">
            <text:p>19,91</text:p>
          </table:table-cell>
          <table:table-cell office:value-type="float" office:value="365" calcext:value-type="float">
            <text:p>365</text:p>
          </table:table-cell>
          <table:table-cell office:value-type="float" office:value="192.26" calcext:value-type="float">
            <text:p>192,26</text:p>
          </table:table-cell>
          <table:table-cell office:value-type="float" office:value="11" calcext:value-type="float">
            <text:p>11</text:p>
          </table:table-cell>
          <table:table-cell office:value-type="float" office:value="264.46" calcext:value-type="float">
            <text:p>264,46</text:p>
          </table:table-cell>
          <table:table-cell office:value-type="float" office:value="128" calcext:value-type="float">
            <text:p>128</text:p>
          </table:table-cell>
          <table:table-cell office:value-type="float" office:value="525" calcext:value-type="float">
            <text:p>525</text:p>
          </table:table-cell>
          <table:table-cell table:formula="of:=[.K43]/[.L43]" office:value-type="float" office:value="2.06609375" calcext:value-type="float">
            <text:p>2,06609375</text:p>
          </table:table-cell>
        </table:table-row>
        <table:table-row table:style-name="ro1">
          <table:table-cell office:value-type="string" calcext:value-type="string">
            <text:p>g.12.22.gml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3.96" calcext:value-type="float">
            <text:p>13,96</text:p>
          </table:table-cell>
          <table:table-cell office:value-type="float" office:value="56.76" calcext:value-type="float">
            <text:p>56,76</text:p>
          </table:table-cell>
          <table:table-cell office:value-type="float" office:value="13.96" calcext:value-type="float">
            <text:p>13,96</text:p>
          </table:table-cell>
          <table:table-cell office:value-type="float" office:value="400" calcext:value-type="float">
            <text:p>400</text:p>
          </table:table-cell>
          <table:table-cell office:value-type="float" office:value="190.95" calcext:value-type="float">
            <text:p>190,95</text:p>
          </table:table-cell>
          <table:table-cell office:value-type="float" office:value="8" calcext:value-type="float">
            <text:p>8</text:p>
          </table:table-cell>
          <table:table-cell office:value-type="float" office:value="296.93" calcext:value-type="float">
            <text:p>296,93</text:p>
          </table:table-cell>
          <table:table-cell office:value-type="float" office:value="119.39" calcext:value-type="float">
            <text:p>119,39</text:p>
          </table:table-cell>
          <table:table-cell office:value-type="float" office:value="582" calcext:value-type="float">
            <text:p>582</text:p>
          </table:table-cell>
          <table:table-cell table:formula="of:=[.K44]/[.L44]" office:value-type="float" office:value="2.48705921768992" calcext:value-type="float">
            <text:p>2,48705921768992</text:p>
          </table:table-cell>
        </table:table-row>
        <table:table-row table:style-name="ro1">
          <table:table-cell office:value-type="string" calcext:value-type="string">
            <text:p>g.12.145.gml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60.52" calcext:value-type="float">
            <text:p>60,52</text:p>
          </table:table-cell>
          <table:table-cell office:value-type="float" office:value="19" calcext:value-type="float">
            <text:p>19</text:p>
          </table:table-cell>
          <table:table-cell office:value-type="float" office:value="415" calcext:value-type="float">
            <text:p>415</text:p>
          </table:table-cell>
          <table:table-cell office:value-type="float" office:value="199.47" calcext:value-type="float">
            <text:p>199,47</text:p>
          </table:table-cell>
          <table:table-cell office:value-type="float" office:value="12" calcext:value-type="float">
            <text:p>12</text:p>
          </table:table-cell>
          <table:table-cell office:value-type="float" office:value="326.37" calcext:value-type="float">
            <text:p>326,37</text:p>
          </table:table-cell>
          <table:table-cell office:value-type="float" office:value="121.96" calcext:value-type="float">
            <text:p>121,96</text:p>
          </table:table-cell>
          <table:table-cell office:value-type="float" office:value="627" calcext:value-type="float">
            <text:p>627</text:p>
          </table:table-cell>
          <table:table-cell table:formula="of:=[.K45]/[.L45]" office:value-type="float" office:value="2.6760413250246" calcext:value-type="float">
            <text:p>2,6760413250246</text:p>
          </table:table-cell>
        </table:table-row>
        <table:table-row table:style-name="ro1">
          <table:table-cell office:value-type="string" calcext:value-type="string">
            <text:p>g.12.121.gml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8.41" calcext:value-type="float">
            <text:p>28,41</text:p>
          </table:table-cell>
          <table:table-cell office:value-type="float" office:value="58.36" calcext:value-type="float">
            <text:p>58,36</text:p>
          </table:table-cell>
          <table:table-cell office:value-type="float" office:value="28.41" calcext:value-type="float">
            <text:p>28,41</text:p>
          </table:table-cell>
          <table:table-cell office:value-type="float" office:value="434" calcext:value-type="float">
            <text:p>434</text:p>
          </table:table-cell>
          <table:table-cell office:value-type="float" office:value="193.23" calcext:value-type="float">
            <text:p>193,23</text:p>
          </table:table-cell>
          <table:table-cell office:value-type="float" office:value="5" calcext:value-type="float">
            <text:p>5</text:p>
          </table:table-cell>
          <table:table-cell office:value-type="float" office:value="298.64" calcext:value-type="float">
            <text:p>298,64</text:p>
          </table:table-cell>
          <table:table-cell office:value-type="float" office:value="124.42" calcext:value-type="float">
            <text:p>124,42</text:p>
          </table:table-cell>
          <table:table-cell office:value-type="float" office:value="587" calcext:value-type="float">
            <text:p>587</text:p>
          </table:table-cell>
          <table:table-cell table:formula="of:=[.K46]/[.L46]" office:value-type="float" office:value="2.40025719337727" calcext:value-type="float">
            <text:p>2,40025719337727</text:p>
          </table:table-cell>
        </table:table-row>
        <table:table-row table:style-name="ro1">
          <table:table-cell office:value-type="string" calcext:value-type="string">
            <text:p>g.12.62.gml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3.2" calcext:value-type="float">
            <text:p>13,2</text:p>
          </table:table-cell>
          <table:table-cell office:value-type="float" office:value="68.14" calcext:value-type="float">
            <text:p>68,14</text:p>
          </table:table-cell>
          <table:table-cell office:value-type="float" office:value="13.2" calcext:value-type="float">
            <text:p>13,2</text:p>
          </table:table-cell>
          <table:table-cell office:value-type="float" office:value="452" calcext:value-type="float">
            <text:p>452</text:p>
          </table:table-cell>
          <table:table-cell office:value-type="float" office:value="194.67" calcext:value-type="float">
            <text:p>194,67</text:p>
          </table:table-cell>
          <table:table-cell office:value-type="float" office:value="8" calcext:value-type="float">
            <text:p>8</text:p>
          </table:table-cell>
          <table:table-cell office:value-type="float" office:value="305.74" calcext:value-type="float">
            <text:p>305,74</text:p>
          </table:table-cell>
          <table:table-cell office:value-type="float" office:value="119.84" calcext:value-type="float">
            <text:p>119,84</text:p>
          </table:table-cell>
          <table:table-cell office:value-type="float" office:value="658" calcext:value-type="float">
            <text:p>658</text:p>
          </table:table-cell>
          <table:table-cell table:formula="of:=[.K47]/[.L47]" office:value-type="float" office:value="2.5512349799733" calcext:value-type="float">
            <text:p>2,5512349799733</text:p>
          </table:table-cell>
        </table:table-row>
        <table:table-row table:style-name="ro1">
          <table:table-cell office:value-type="string" calcext:value-type="string">
            <text:p>g.12.118.gml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2.23" calcext:value-type="float">
            <text:p>22,23</text:p>
          </table:table-cell>
          <table:table-cell office:value-type="float" office:value="48.4" calcext:value-type="float">
            <text:p>48,4</text:p>
          </table:table-cell>
          <table:table-cell office:value-type="float" office:value="22.23" calcext:value-type="float">
            <text:p>22,23</text:p>
          </table:table-cell>
          <table:table-cell office:value-type="float" office:value="558" calcext:value-type="float">
            <text:p>558</text:p>
          </table:table-cell>
          <table:table-cell office:value-type="float" office:value="188.41" calcext:value-type="float">
            <text:p>188,41</text:p>
          </table:table-cell>
          <table:table-cell office:value-type="float" office:value="6" calcext:value-type="float">
            <text:p>6</text:p>
          </table:table-cell>
          <table:table-cell office:value-type="float" office:value="286.76" calcext:value-type="float">
            <text:p>286,76</text:p>
          </table:table-cell>
          <table:table-cell office:value-type="float" office:value="132.41" calcext:value-type="float">
            <text:p>132,41</text:p>
          </table:table-cell>
          <table:table-cell office:value-type="float" office:value="771" calcext:value-type="float">
            <text:p>771</text:p>
          </table:table-cell>
          <table:table-cell table:formula="of:=[.K48]/[.L48]" office:value-type="float" office:value="2.16569745487501" calcext:value-type="float">
            <text:p>2,16569745487501</text:p>
          </table:table-cell>
        </table:table-row>
        <table:table-row table:style-name="ro1">
          <table:table-cell office:value-type="string" calcext:value-type="string">
            <text:p>g.12.112.gml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5.36" calcext:value-type="float">
            <text:p>15,36</text:p>
          </table:table-cell>
          <table:table-cell office:value-type="float" office:value="50.79" calcext:value-type="float">
            <text:p>50,79</text:p>
          </table:table-cell>
          <table:table-cell office:value-type="float" office:value="15.36" calcext:value-type="float">
            <text:p>15,36</text:p>
          </table:table-cell>
          <table:table-cell office:value-type="float" office:value="612" calcext:value-type="float">
            <text:p>612</text:p>
          </table:table-cell>
          <table:table-cell office:value-type="float" office:value="179.53" calcext:value-type="float">
            <text:p>179,53</text:p>
          </table:table-cell>
          <table:table-cell office:value-type="float" office:value="10" calcext:value-type="float">
            <text:p>10</text:p>
          </table:table-cell>
          <table:table-cell office:value-type="float" office:value="299.06" calcext:value-type="float">
            <text:p>299,06</text:p>
          </table:table-cell>
          <table:table-cell office:value-type="float" office:value="85.22" calcext:value-type="float">
            <text:p>85,22</text:p>
          </table:table-cell>
          <table:table-cell office:value-type="float" office:value="919" calcext:value-type="float">
            <text:p>919</text:p>
          </table:table-cell>
          <table:table-cell table:formula="of:=[.K49]/[.L49]" office:value-type="float" office:value="3.50927012438395" calcext:value-type="float">
            <text:p>3,50927012438395</text:p>
          </table:table-cell>
        </table:table-row>
        <table:table-row table:style-name="ro1">
          <table:table-cell office:value-type="string" calcext:value-type="string">
            <text:p>g.12.78.gml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8.25" calcext:value-type="float">
            <text:p>38,25</text:p>
          </table:table-cell>
          <table:table-cell office:value-type="float" office:value="76.96" calcext:value-type="float">
            <text:p>76,96</text:p>
          </table:table-cell>
          <table:table-cell office:value-type="float" office:value="38.25" calcext:value-type="float">
            <text:p>38,25</text:p>
          </table:table-cell>
          <table:table-cell office:value-type="float" office:value="649" calcext:value-type="float">
            <text:p>649</text:p>
          </table:table-cell>
          <table:table-cell office:value-type="float" office:value="197.81" calcext:value-type="float">
            <text:p>197,81</text:p>
          </table:table-cell>
          <table:table-cell office:value-type="float" office:value="1" calcext:value-type="float">
            <text:p>1</text:p>
          </table:table-cell>
          <table:table-cell office:value-type="float" office:value="260.37" calcext:value-type="float">
            <text:p>260,37</text:p>
          </table:table-cell>
          <table:table-cell office:value-type="float" office:value="121.98" calcext:value-type="float">
            <text:p>121,98</text:p>
          </table:table-cell>
          <table:table-cell office:value-type="float" office:value="865" calcext:value-type="float">
            <text:p>865</text:p>
          </table:table-cell>
          <table:table-cell table:formula="of:=[.K50]/[.L50]" office:value-type="float" office:value="2.1345302508608" calcext:value-type="float">
            <text:p>2,1345302508608</text:p>
          </table:table-cell>
        </table:table-row>
        <table:table-row table:style-name="ro1">
          <table:table-cell office:value-type="string" calcext:value-type="string">
            <text:p>g.13.54.gml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7.96" calcext:value-type="float">
            <text:p>17,96</text:p>
          </table:table-cell>
          <table:table-cell office:value-type="float" office:value="59.15" calcext:value-type="float">
            <text:p>59,15</text:p>
          </table:table-cell>
          <table:table-cell office:value-type="float" office:value="17.96" calcext:value-type="float">
            <text:p>17,96</text:p>
          </table:table-cell>
          <table:table-cell office:value-type="float" office:value="10" calcext:value-type="float">
            <text:p>10</text:p>
          </table:table-cell>
          <table:table-cell office:value-type="float" office:value="200.57" calcext:value-type="float">
            <text:p>200,57</text:p>
          </table:table-cell>
          <table:table-cell office:value-type="float" office:value="6" calcext:value-type="float">
            <text:p>6</text:p>
          </table:table-cell>
          <table:table-cell office:value-type="float" office:value="257.07" calcext:value-type="float">
            <text:p>257,07</text:p>
          </table:table-cell>
          <table:table-cell office:value-type="float" office:value="119.25" calcext:value-type="float">
            <text:p>119,25</text:p>
          </table:table-cell>
          <table:table-cell office:value-type="float" office:value="943" calcext:value-type="float">
            <text:p>943</text:p>
          </table:table-cell>
          <table:table-cell table:formula="of:=[.K51]/[.L51]" office:value-type="float" office:value="2.15572327044025" calcext:value-type="float">
            <text:p>2,15572327044025</text:p>
          </table:table-cell>
        </table:table-row>
        <table:table-row table:style-name="ro1">
          <table:table-cell office:value-type="string" calcext:value-type="string">
            <text:p>g.13.48.gml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5.31" calcext:value-type="float">
            <text:p>5,31</text:p>
          </table:table-cell>
          <table:table-cell office:value-type="float" office:value="19.16" calcext:value-type="float">
            <text:p>19,16</text:p>
          </table:table-cell>
          <table:table-cell office:value-type="float" office:value="5.31" calcext:value-type="float">
            <text:p>5,31</text:p>
          </table:table-cell>
          <table:table-cell office:value-type="float" office:value="80" calcext:value-type="float">
            <text:p>80</text:p>
          </table:table-cell>
          <table:table-cell office:value-type="float" office:value="192.91" calcext:value-type="float">
            <text:p>192,91</text:p>
          </table:table-cell>
          <table:table-cell office:value-type="float" office:value="145" calcext:value-type="float">
            <text:p>145</text:p>
          </table:table-cell>
          <table:table-cell office:value-type="float" office:value="326.73" calcext:value-type="float">
            <text:p>326,73</text:p>
          </table:table-cell>
          <table:table-cell office:value-type="float" office:value="87.87" calcext:value-type="float">
            <text:p>87,87</text:p>
          </table:table-cell>
          <table:table-cell office:value-type="float" office:value="182" calcext:value-type="float">
            <text:p>182</text:p>
          </table:table-cell>
          <table:table-cell table:formula="of:=[.K52]/[.L52]" office:value-type="float" office:value="3.71833390235575" calcext:value-type="float">
            <text:p>3,71833390235575</text:p>
          </table:table-cell>
        </table:table-row>
        <table:table-row table:style-name="ro1">
          <table:table-cell office:value-type="string" calcext:value-type="string">
            <text:p>g.13.94.gml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.76" calcext:value-type="float">
            <text:p>8,76</text:p>
          </table:table-cell>
          <table:table-cell office:value-type="float" office:value="47.03" calcext:value-type="float">
            <text:p>47,03</text:p>
          </table:table-cell>
          <table:table-cell office:value-type="float" office:value="8.76" calcext:value-type="float">
            <text:p>8,76</text:p>
          </table:table-cell>
          <table:table-cell office:value-type="float" office:value="81" calcext:value-type="float">
            <text:p>81</text:p>
          </table:table-cell>
          <table:table-cell office:value-type="float" office:value="185.51" calcext:value-type="float">
            <text:p>185,51</text:p>
          </table:table-cell>
          <table:table-cell office:value-type="float" office:value="30" calcext:value-type="float">
            <text:p>30</text:p>
          </table:table-cell>
          <table:table-cell office:value-type="float" office:value="286.73" calcext:value-type="float">
            <text:p>286,73</text:p>
          </table:table-cell>
          <table:table-cell office:value-type="float" office:value="112.39" calcext:value-type="float">
            <text:p>112,39</text:p>
          </table:table-cell>
          <table:table-cell office:value-type="float" office:value="141" calcext:value-type="float">
            <text:p>141</text:p>
          </table:table-cell>
          <table:table-cell table:formula="of:=[.K53]/[.L53]" office:value-type="float" office:value="2.55120562327609" calcext:value-type="float">
            <text:p>2,55120562327609</text:p>
          </table:table-cell>
        </table:table-row>
        <table:table-row table:style-name="ro1">
          <table:table-cell office:value-type="string" calcext:value-type="string">
            <text:p>g.13.117.gml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31.83" calcext:value-type="float">
            <text:p>31,83</text:p>
          </table:table-cell>
          <table:table-cell office:value-type="float" office:value="89.7" calcext:value-type="float">
            <text:p>89,7</text:p>
          </table:table-cell>
          <table:table-cell office:value-type="float" office:value="31.83" calcext:value-type="float">
            <text:p>31,83</text:p>
          </table:table-cell>
          <table:table-cell office:value-type="float" office:value="111" calcext:value-type="float">
            <text:p>111</text:p>
          </table:table-cell>
          <table:table-cell office:value-type="float" office:value="184.48" calcext:value-type="float">
            <text:p>184,48</text:p>
          </table:table-cell>
          <table:table-cell office:value-type="float" office:value="1" calcext:value-type="float">
            <text:p>1</text:p>
          </table:table-cell>
          <table:table-cell office:value-type="float" office:value="243.51" calcext:value-type="float">
            <text:p>243,51</text:p>
          </table:table-cell>
          <table:table-cell office:value-type="float" office:value="121.62" calcext:value-type="float">
            <text:p>121,62</text:p>
          </table:table-cell>
          <table:table-cell office:value-type="float" office:value="160" calcext:value-type="float">
            <text:p>160</text:p>
          </table:table-cell>
          <table:table-cell table:formula="of:=[.K54]/[.L54]" office:value-type="float" office:value="2.00222002960039" calcext:value-type="float">
            <text:p>2,00222002960039</text:p>
          </table:table-cell>
        </table:table-row>
        <table:table-row table:style-name="ro1">
          <table:table-cell office:value-type="string" calcext:value-type="string">
            <text:p>g.13.34.gml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6.24" calcext:value-type="float">
            <text:p>6,24</text:p>
          </table:table-cell>
          <table:table-cell office:value-type="float" office:value="24.78" calcext:value-type="float">
            <text:p>24,78</text:p>
          </table:table-cell>
          <table:table-cell office:value-type="float" office:value="6.24" calcext:value-type="float">
            <text:p>6,24</text:p>
          </table:table-cell>
          <table:table-cell office:value-type="float" office:value="149" calcext:value-type="float">
            <text:p>149</text:p>
          </table:table-cell>
          <table:table-cell office:value-type="float" office:value="197.71" calcext:value-type="float">
            <text:p>197,71</text:p>
          </table:table-cell>
          <table:table-cell office:value-type="float" office:value="81" calcext:value-type="float">
            <text:p>81</text:p>
          </table:table-cell>
          <table:table-cell office:value-type="float" office:value="314.88" calcext:value-type="float">
            <text:p>314,88</text:p>
          </table:table-cell>
          <table:table-cell office:value-type="float" office:value="99.23" calcext:value-type="float">
            <text:p>99,23</text:p>
          </table:table-cell>
          <table:table-cell office:value-type="float" office:value="278" calcext:value-type="float">
            <text:p>278</text:p>
          </table:table-cell>
          <table:table-cell table:formula="of:=[.K55]/[.L55]" office:value-type="float" office:value="3.17323390103799" calcext:value-type="float">
            <text:p>3,17323390103799</text:p>
          </table:table-cell>
        </table:table-row>
        <table:table-row table:style-name="ro1">
          <table:table-cell office:value-type="string" calcext:value-type="string">
            <text:p>g.13.49.gml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2.55" calcext:value-type="float">
            <text:p>2,55</text:p>
          </table:table-cell>
          <table:table-cell office:value-type="float" office:value="16.77" calcext:value-type="float">
            <text:p>16,77</text:p>
          </table:table-cell>
          <table:table-cell office:value-type="float" office:value="2.55" calcext:value-type="float">
            <text:p>2,55</text:p>
          </table:table-cell>
          <table:table-cell office:value-type="float" office:value="150" calcext:value-type="float">
            <text:p>150</text:p>
          </table:table-cell>
          <table:table-cell office:value-type="float" office:value="214.36" calcext:value-type="float">
            <text:p>214,36</text:p>
          </table:table-cell>
          <table:table-cell office:value-type="float" office:value="175" calcext:value-type="float">
            <text:p>175</text:p>
          </table:table-cell>
          <table:table-cell office:value-type="float" office:value="381.81" calcext:value-type="float">
            <text:p>381,81</text:p>
          </table:table-cell>
          <table:table-cell office:value-type="float" office:value="69.91" calcext:value-type="float">
            <text:p>69,91</text:p>
          </table:table-cell>
          <table:table-cell office:value-type="float" office:value="368" calcext:value-type="float">
            <text:p>368</text:p>
          </table:table-cell>
          <table:table-cell table:formula="of:=[.K56]/[.L56]" office:value-type="float" office:value="5.46145043627521" calcext:value-type="float">
            <text:p>5,46145043627521</text:p>
          </table:table-cell>
        </table:table-row>
        <table:table-row table:style-name="ro1">
          <table:table-cell office:value-type="string" calcext:value-type="string">
            <text:p>g.13.51.gml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3.66" calcext:value-type="float">
            <text:p>3,66</text:p>
          </table:table-cell>
          <table:table-cell office:value-type="float" office:value="14.76" calcext:value-type="float">
            <text:p>14,76</text:p>
          </table:table-cell>
          <table:table-cell office:value-type="float" office:value="3.66" calcext:value-type="float">
            <text:p>3,66</text:p>
          </table:table-cell>
          <table:table-cell office:value-type="float" office:value="200" calcext:value-type="float">
            <text:p>200</text:p>
          </table:table-cell>
          <table:table-cell office:value-type="float" office:value="202.41" calcext:value-type="float">
            <text:p>202,41</text:p>
          </table:table-cell>
          <table:table-cell office:value-type="float" office:value="176" calcext:value-type="float">
            <text:p>176</text:p>
          </table:table-cell>
          <table:table-cell office:value-type="float" office:value="427.2" calcext:value-type="float">
            <text:p>427,2</text:p>
          </table:table-cell>
          <table:table-cell office:value-type="float" office:value="56.64" calcext:value-type="float">
            <text:p>56,64</text:p>
          </table:table-cell>
          <table:table-cell office:value-type="float" office:value="439" calcext:value-type="float">
            <text:p>439</text:p>
          </table:table-cell>
          <table:table-cell table:formula="of:=[.K57]/[.L57]" office:value-type="float" office:value="7.54237288135593" calcext:value-type="float">
            <text:p>7,54237288135593</text:p>
          </table:table-cell>
        </table:table-row>
        <table:table-row table:style-name="ro1">
          <table:table-cell office:value-type="string" calcext:value-type="string">
            <text:p>g.13.79.gml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0.15" calcext:value-type="float">
            <text:p>30,15</text:p>
          </table:table-cell>
          <table:table-cell office:value-type="float" office:value="61.95" calcext:value-type="float">
            <text:p>61,95</text:p>
          </table:table-cell>
          <table:table-cell office:value-type="float" office:value="30.15" calcext:value-type="float">
            <text:p>30,15</text:p>
          </table:table-cell>
          <table:table-cell office:value-type="float" office:value="221" calcext:value-type="float">
            <text:p>221</text:p>
          </table:table-cell>
          <table:table-cell office:value-type="float" office:value="190.2" calcext:value-type="float">
            <text:p>190,2</text:p>
          </table:table-cell>
          <table:table-cell office:value-type="float" office:value="3" calcext:value-type="float">
            <text:p>3</text:p>
          </table:table-cell>
          <table:table-cell office:value-type="float" office:value="319.82" calcext:value-type="float">
            <text:p>319,82</text:p>
          </table:table-cell>
          <table:table-cell office:value-type="float" office:value="104.23" calcext:value-type="float">
            <text:p>104,23</text:p>
          </table:table-cell>
          <table:table-cell office:value-type="float" office:value="294" calcext:value-type="float">
            <text:p>294</text:p>
          </table:table-cell>
          <table:table-cell table:formula="of:=[.K58]/[.L58]" office:value-type="float" office:value="3.06840640890339" calcext:value-type="float">
            <text:p>3,06840640890339</text:p>
          </table:table-cell>
        </table:table-row>
        <table:table-row table:style-name="ro1">
          <table:table-cell office:value-type="string" calcext:value-type="string">
            <text:p>g.13.95.gml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5.98" calcext:value-type="float">
            <text:p>15,98</text:p>
          </table:table-cell>
          <table:table-cell office:value-type="float" office:value="45.6" calcext:value-type="float">
            <text:p>45,6</text:p>
          </table:table-cell>
          <table:table-cell office:value-type="float" office:value="15.98" calcext:value-type="float">
            <text:p>15,98</text:p>
          </table:table-cell>
          <table:table-cell office:value-type="float" office:value="231" calcext:value-type="float">
            <text:p>231</text:p>
          </table:table-cell>
          <table:table-cell office:value-type="float" office:value="194.42" calcext:value-type="float">
            <text:p>194,42</text:p>
          </table:table-cell>
          <table:table-cell office:value-type="float" office:value="12" calcext:value-type="float">
            <text:p>12</text:p>
          </table:table-cell>
          <table:table-cell office:value-type="float" office:value="318.88" calcext:value-type="float">
            <text:p>318,88</text:p>
          </table:table-cell>
          <table:table-cell office:value-type="float" office:value="133.39" calcext:value-type="float">
            <text:p>133,39</text:p>
          </table:table-cell>
          <table:table-cell office:value-type="float" office:value="332" calcext:value-type="float">
            <text:p>332</text:p>
          </table:table-cell>
          <table:table-cell table:formula="of:=[.K59]/[.L59]" office:value-type="float" office:value="2.39058400179924" calcext:value-type="float">
            <text:p>2,39058400179924</text:p>
          </table:table-cell>
        </table:table-row>
        <table:table-row table:style-name="ro1">
          <table:table-cell office:value-type="string" calcext:value-type="string">
            <text:p>g.13.52.gml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9.73" calcext:value-type="float">
            <text:p>9,73</text:p>
          </table:table-cell>
          <table:table-cell office:value-type="float" office:value="46.94" calcext:value-type="float">
            <text:p>46,94</text:p>
          </table:table-cell>
          <table:table-cell office:value-type="float" office:value="9.73" calcext:value-type="float">
            <text:p>9,73</text:p>
          </table:table-cell>
          <table:table-cell office:value-type="float" office:value="397" calcext:value-type="float">
            <text:p>397</text:p>
          </table:table-cell>
          <table:table-cell office:value-type="float" office:value="188.51" calcext:value-type="float">
            <text:p>188,51</text:p>
          </table:table-cell>
          <table:table-cell office:value-type="float" office:value="32" calcext:value-type="float">
            <text:p>32</text:p>
          </table:table-cell>
          <table:table-cell office:value-type="float" office:value="282.91" calcext:value-type="float">
            <text:p>282,91</text:p>
          </table:table-cell>
          <table:table-cell office:value-type="float" office:value="114.82" calcext:value-type="float">
            <text:p>114,82</text:p>
          </table:table-cell>
          <table:table-cell office:value-type="float" office:value="658" calcext:value-type="float">
            <text:p>658</text:p>
          </table:table-cell>
          <table:table-cell table:formula="of:=[.K60]/[.L60]" office:value-type="float" office:value="2.46394356383905" calcext:value-type="float">
            <text:p>2,46394356383905</text:p>
          </table:table-cell>
        </table:table-row>
        <table:table-row table:style-name="ro1">
          <table:table-cell office:value-type="string" calcext:value-type="string">
            <text:p>g.13.99.gml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4.78" calcext:value-type="float">
            <text:p>14,78</text:p>
          </table:table-cell>
          <table:table-cell office:value-type="float" office:value="40.64" calcext:value-type="float">
            <text:p>40,64</text:p>
          </table:table-cell>
          <table:table-cell office:value-type="float" office:value="14.78" calcext:value-type="float">
            <text:p>14,78</text:p>
          </table:table-cell>
          <table:table-cell office:value-type="float" office:value="431" calcext:value-type="float">
            <text:p>431</text:p>
          </table:table-cell>
          <table:table-cell office:value-type="float" office:value="189.37" calcext:value-type="float">
            <text:p>189,37</text:p>
          </table:table-cell>
          <table:table-cell office:value-type="float" office:value="17" calcext:value-type="float">
            <text:p>17</text:p>
          </table:table-cell>
          <table:table-cell office:value-type="float" office:value="330.01" calcext:value-type="float">
            <text:p>330,01</text:p>
          </table:table-cell>
          <table:table-cell office:value-type="float" office:value="100.93" calcext:value-type="float">
            <text:p>100,93</text:p>
          </table:table-cell>
          <table:table-cell office:value-type="float" office:value="697" calcext:value-type="float">
            <text:p>697</text:p>
          </table:table-cell>
          <table:table-cell table:formula="of:=[.K61]/[.L61]" office:value-type="float" office:value="3.26969186564946" calcext:value-type="float">
            <text:p>3,26969186564946</text:p>
          </table:table-cell>
        </table:table-row>
        <table:table-row table:style-name="ro1">
          <table:table-cell office:value-type="string" calcext:value-type="string">
            <text:p>g.13.53.gml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0.99" calcext:value-type="float">
            <text:p>10,99</text:p>
          </table:table-cell>
          <table:table-cell office:value-type="float" office:value="37.52" calcext:value-type="float">
            <text:p>37,52</text:p>
          </table:table-cell>
          <table:table-cell office:value-type="float" office:value="10.99" calcext:value-type="float">
            <text:p>10,99</text:p>
          </table:table-cell>
          <table:table-cell office:value-type="float" office:value="491" calcext:value-type="float">
            <text:p>491</text:p>
          </table:table-cell>
          <table:table-cell office:value-type="float" office:value="195.7" calcext:value-type="float">
            <text:p>195,7</text:p>
          </table:table-cell>
          <table:table-cell office:value-type="float" office:value="26" calcext:value-type="float">
            <text:p>26</text:p>
          </table:table-cell>
          <table:table-cell office:value-type="float" office:value="353.73" calcext:value-type="float">
            <text:p>353,73</text:p>
          </table:table-cell>
          <table:table-cell office:value-type="float" office:value="100.68" calcext:value-type="float">
            <text:p>100,68</text:p>
          </table:table-cell>
          <table:table-cell office:value-type="float" office:value="835" calcext:value-type="float">
            <text:p>835</text:p>
          </table:table-cell>
          <table:table-cell table:formula="of:=[.K62]/[.L62]" office:value-type="float" office:value="3.51340882002384" calcext:value-type="float">
            <text:p>3,51340882002384</text:p>
          </table:table-cell>
        </table:table-row>
        <table:table-row table:style-name="ro1">
          <table:table-cell office:value-type="string" calcext:value-type="string">
            <text:p>g.13.63.gml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.24" calcext:value-type="float">
            <text:p>7,24</text:p>
          </table:table-cell>
          <table:table-cell office:value-type="float" office:value="30.06" calcext:value-type="float">
            <text:p>30,06</text:p>
          </table:table-cell>
          <table:table-cell office:value-type="float" office:value="7.24" calcext:value-type="float">
            <text:p>7,24</text:p>
          </table:table-cell>
          <table:table-cell office:value-type="float" office:value="580" calcext:value-type="float">
            <text:p>580</text:p>
          </table:table-cell>
          <table:table-cell office:value-type="float" office:value="188.94" calcext:value-type="float">
            <text:p>188,94</text:p>
          </table:table-cell>
          <table:table-cell office:value-type="float" office:value="27" calcext:value-type="float">
            <text:p>27</text:p>
          </table:table-cell>
          <table:table-cell office:value-type="float" office:value="336.82" calcext:value-type="float">
            <text:p>336,82</text:p>
          </table:table-cell>
          <table:table-cell office:value-type="float" office:value="104.43" calcext:value-type="float">
            <text:p>104,43</text:p>
          </table:table-cell>
          <table:table-cell office:value-type="float" office:value="933" calcext:value-type="float">
            <text:p>933</text:p>
          </table:table-cell>
          <table:table-cell table:formula="of:=[.K63]/[.L63]" office:value-type="float" office:value="3.22531839509719" calcext:value-type="float">
            <text:p>3,22531839509719</text:p>
          </table:table-cell>
        </table:table-row>
        <table:table-row table:style-name="ro1">
          <table:table-cell office:value-type="string" calcext:value-type="string">
            <text:p>g.13.86.gml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8.92" calcext:value-type="float">
            <text:p>28,92</text:p>
          </table:table-cell>
          <table:table-cell office:value-type="float" office:value="64.6" calcext:value-type="float">
            <text:p>64,6</text:p>
          </table:table-cell>
          <table:table-cell office:value-type="float" office:value="28.92" calcext:value-type="float">
            <text:p>28,92</text:p>
          </table:table-cell>
          <table:table-cell office:value-type="float" office:value="643" calcext:value-type="float">
            <text:p>643</text:p>
          </table:table-cell>
          <table:table-cell office:value-type="float" office:value="180.48" calcext:value-type="float">
            <text:p>180,48</text:p>
          </table:table-cell>
          <table:table-cell office:value-type="float" office:value="5" calcext:value-type="float">
            <text:p>5</text:p>
          </table:table-cell>
          <table:table-cell office:value-type="float" office:value="243.02" calcext:value-type="float">
            <text:p>243,02</text:p>
          </table:table-cell>
          <table:table-cell office:value-type="float" office:value="121.02" calcext:value-type="float">
            <text:p>121,02</text:p>
          </table:table-cell>
          <table:table-cell office:value-type="float" office:value="874" calcext:value-type="float">
            <text:p>874</text:p>
          </table:table-cell>
          <table:table-cell table:formula="of:=[.K64]/[.L64]" office:value-type="float" office:value="2.00809783506858" calcext:value-type="float">
            <text:p>2,00809783506858</text:p>
          </table:table-cell>
        </table:table-row>
        <table:table-row table:style-name="ro1">
          <table:table-cell office:value-type="string" calcext:value-type="string">
            <text:p>g.14.34.gml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1.68" calcext:value-type="float">
            <text:p>21,68</text:p>
          </table:table-cell>
          <table:table-cell office:value-type="float" office:value="44.9" calcext:value-type="float">
            <text:p>44,9</text:p>
          </table:table-cell>
          <table:table-cell office:value-type="float" office:value="21.68" calcext:value-type="float">
            <text:p>21,68</text:p>
          </table:table-cell>
          <table:table-cell office:value-type="float" office:value="10" calcext:value-type="float">
            <text:p>10</text:p>
          </table:table-cell>
          <table:table-cell office:value-type="float" office:value="192.43" calcext:value-type="float">
            <text:p>192,43</text:p>
          </table:table-cell>
          <table:table-cell office:value-type="float" office:value="5" calcext:value-type="float">
            <text:p>5</text:p>
          </table:table-cell>
          <table:table-cell office:value-type="float" office:value="317.69" calcext:value-type="float">
            <text:p>317,69</text:p>
          </table:table-cell>
          <table:table-cell office:value-type="float" office:value="145.99" calcext:value-type="float">
            <text:p>145,99</text:p>
          </table:table-cell>
          <table:table-cell office:value-type="float" office:value="988" calcext:value-type="float">
            <text:p>988</text:p>
          </table:table-cell>
          <table:table-cell table:formula="of:=[.K65]/[.L65]" office:value-type="float" office:value="2.17610795259949" calcext:value-type="float">
            <text:p>2,17610795259949</text:p>
          </table:table-cell>
        </table:table-row>
        <table:table-row table:style-name="ro1">
          <table:table-cell office:value-type="string" calcext:value-type="string">
            <text:p>g.14.33.gml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1.74" calcext:value-type="float">
            <text:p>21,74</text:p>
          </table:table-cell>
          <table:table-cell office:value-type="float" office:value="44.34" calcext:value-type="float">
            <text:p>44,34</text:p>
          </table:table-cell>
          <table:table-cell office:value-type="float" office:value="21.74" calcext:value-type="float">
            <text:p>21,74</text:p>
          </table:table-cell>
          <table:table-cell office:value-type="float" office:value="10" calcext:value-type="float">
            <text:p>10</text:p>
          </table:table-cell>
          <table:table-cell office:value-type="float" office:value="192.31" calcext:value-type="float">
            <text:p>192,31</text:p>
          </table:table-cell>
          <table:table-cell office:value-type="float" office:value="5" calcext:value-type="float">
            <text:p>5</text:p>
          </table:table-cell>
          <table:table-cell office:value-type="float" office:value="315.99" calcext:value-type="float">
            <text:p>315,99</text:p>
          </table:table-cell>
          <table:table-cell office:value-type="float" office:value="145.97" calcext:value-type="float">
            <text:p>145,97</text:p>
          </table:table-cell>
          <table:table-cell office:value-type="float" office:value="984" calcext:value-type="float">
            <text:p>984</text:p>
          </table:table-cell>
          <table:table-cell table:formula="of:=[.K66]/[.L66]" office:value-type="float" office:value="2.16475988216757" calcext:value-type="float">
            <text:p>2,16475988216757</text:p>
          </table:table-cell>
        </table:table-row>
        <table:table-row table:style-name="ro1">
          <table:table-cell office:value-type="string" calcext:value-type="string">
            <text:p>g.14.26.gml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3.25" calcext:value-type="float">
            <text:p>23,25</text:p>
          </table:table-cell>
          <table:table-cell office:value-type="float" office:value="64.51" calcext:value-type="float">
            <text:p>64,51</text:p>
          </table:table-cell>
          <table:table-cell office:value-type="float" office:value="23.25" calcext:value-type="float">
            <text:p>23,25</text:p>
          </table:table-cell>
          <table:table-cell office:value-type="float" office:value="10" calcext:value-type="float">
            <text:p>10</text:p>
          </table:table-cell>
          <table:table-cell office:value-type="float" office:value="181.34" calcext:value-type="float">
            <text:p>181,34</text:p>
          </table:table-cell>
          <table:table-cell office:value-type="float" office:value="6" calcext:value-type="float">
            <text:p>6</text:p>
          </table:table-cell>
          <table:table-cell office:value-type="float" office:value="312.07" calcext:value-type="float">
            <text:p>312,07</text:p>
          </table:table-cell>
          <table:table-cell office:value-type="float" office:value="131.13" calcext:value-type="float">
            <text:p>131,13</text:p>
          </table:table-cell>
          <table:table-cell office:value-type="float" office:value="1004" calcext:value-type="float">
            <text:p>1004</text:p>
          </table:table-cell>
          <table:table-cell table:formula="of:=[.K67]/[.L67]" office:value-type="float" office:value="2.37985205521238" calcext:value-type="float">
            <text:p>2,37985205521238</text:p>
          </table:table-cell>
        </table:table-row>
        <table:table-row table:style-name="ro1">
          <table:table-cell office:value-type="string" calcext:value-type="string">
            <text:p>g.14.57.gml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3.28" calcext:value-type="float">
            <text:p>23,28</text:p>
          </table:table-cell>
          <table:table-cell office:value-type="float" office:value="66.62" calcext:value-type="float">
            <text:p>66,62</text:p>
          </table:table-cell>
          <table:table-cell office:value-type="float" office:value="23.28" calcext:value-type="float">
            <text:p>23,28</text:p>
          </table:table-cell>
          <table:table-cell office:value-type="float" office:value="10" calcext:value-type="float">
            <text:p>10</text:p>
          </table:table-cell>
          <table:table-cell office:value-type="float" office:value="181.38" calcext:value-type="float">
            <text:p>181,38</text:p>
          </table:table-cell>
          <table:table-cell office:value-type="float" office:value="7" calcext:value-type="float">
            <text:p>7</text:p>
          </table:table-cell>
          <table:table-cell office:value-type="float" office:value="271" calcext:value-type="float">
            <text:p>271</text:p>
          </table:table-cell>
          <table:table-cell office:value-type="float" office:value="116.59" calcext:value-type="float">
            <text:p>116,59</text:p>
          </table:table-cell>
          <table:table-cell office:value-type="float" office:value="992" calcext:value-type="float">
            <text:p>992</text:p>
          </table:table-cell>
          <table:table-cell table:formula="of:=[.K68]/[.L68]" office:value-type="float" office:value="2.32438459559139" calcext:value-type="float">
            <text:p>2,32438459559139</text:p>
          </table:table-cell>
        </table:table-row>
        <table:table-row table:style-name="ro1">
          <table:table-cell office:value-type="string" calcext:value-type="string">
            <text:p>g.14.58.gml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3.73" calcext:value-type="float">
            <text:p>23,73</text:p>
          </table:table-cell>
          <table:table-cell office:value-type="float" office:value="65.72" calcext:value-type="float">
            <text:p>65,72</text:p>
          </table:table-cell>
          <table:table-cell office:value-type="float" office:value="23.73" calcext:value-type="float">
            <text:p>23,73</text:p>
          </table:table-cell>
          <table:table-cell office:value-type="float" office:value="10" calcext:value-type="float">
            <text:p>10</text:p>
          </table:table-cell>
          <table:table-cell office:value-type="float" office:value="182.5" calcext:value-type="float">
            <text:p>182,5</text:p>
          </table:table-cell>
          <table:table-cell office:value-type="float" office:value="7" calcext:value-type="float">
            <text:p>7</text:p>
          </table:table-cell>
          <table:table-cell office:value-type="float" office:value="274.34" calcext:value-type="float">
            <text:p>274,34</text:p>
          </table:table-cell>
          <table:table-cell office:value-type="float" office:value="114.95" calcext:value-type="float">
            <text:p>114,95</text:p>
          </table:table-cell>
          <table:table-cell office:value-type="float" office:value="966" calcext:value-type="float">
            <text:p>966</text:p>
          </table:table-cell>
          <table:table-cell table:formula="of:=[.K69]/[.L69]" office:value-type="float" office:value="2.3866028708134" calcext:value-type="float">
            <text:p>2,3866028708134</text:p>
          </table:table-cell>
        </table:table-row>
        <table:table-row table:style-name="ro1">
          <table:table-cell office:value-type="string" calcext:value-type="string">
            <text:p>g.14.38.gml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3.89" calcext:value-type="float">
            <text:p>23,89</text:p>
          </table:table-cell>
          <table:table-cell office:value-type="float" office:value="60.59" calcext:value-type="float">
            <text:p>60,59</text:p>
          </table:table-cell>
          <table:table-cell office:value-type="float" office:value="23.89" calcext:value-type="float">
            <text:p>23,89</text:p>
          </table:table-cell>
          <table:table-cell office:value-type="float" office:value="10" calcext:value-type="float">
            <text:p>10</text:p>
          </table:table-cell>
          <table:table-cell office:value-type="float" office:value="185.71" calcext:value-type="float">
            <text:p>185,71</text:p>
          </table:table-cell>
          <table:table-cell office:value-type="float" office:value="3" calcext:value-type="float">
            <text:p>3</text:p>
          </table:table-cell>
          <table:table-cell office:value-type="float" office:value="273.12" calcext:value-type="float">
            <text:p>273,12</text:p>
          </table:table-cell>
          <table:table-cell office:value-type="float" office:value="96.85" calcext:value-type="float">
            <text:p>96,85</text:p>
          </table:table-cell>
          <table:table-cell office:value-type="float" office:value="939" calcext:value-type="float">
            <text:p>939</text:p>
          </table:table-cell>
          <table:table-cell table:formula="of:=[.K70]/[.L70]" office:value-type="float" office:value="2.82003097573567" calcext:value-type="float">
            <text:p>2,82003097573567</text:p>
          </table:table-cell>
        </table:table-row>
        <table:table-row table:style-name="ro1">
          <table:table-cell office:value-type="string" calcext:value-type="string">
            <text:p>g.14.25.gml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4.93" calcext:value-type="float">
            <text:p>24,93</text:p>
          </table:table-cell>
          <table:table-cell office:value-type="float" office:value="62.55" calcext:value-type="float">
            <text:p>62,55</text:p>
          </table:table-cell>
          <table:table-cell office:value-type="float" office:value="24.93" calcext:value-type="float">
            <text:p>24,93</text:p>
          </table:table-cell>
          <table:table-cell office:value-type="float" office:value="10" calcext:value-type="float">
            <text:p>10</text:p>
          </table:table-cell>
          <table:table-cell office:value-type="float" office:value="180.53" calcext:value-type="float">
            <text:p>180,53</text:p>
          </table:table-cell>
          <table:table-cell office:value-type="float" office:value="6" calcext:value-type="float">
            <text:p>6</text:p>
          </table:table-cell>
          <table:table-cell office:value-type="float" office:value="305.63" calcext:value-type="float">
            <text:p>305,63</text:p>
          </table:table-cell>
          <table:table-cell office:value-type="float" office:value="130.78" calcext:value-type="float">
            <text:p>130,78</text:p>
          </table:table-cell>
          <table:table-cell office:value-type="float" office:value="975" calcext:value-type="float">
            <text:p>975</text:p>
          </table:table-cell>
          <table:table-cell table:formula="of:=[.K71]/[.L71]" office:value-type="float" office:value="2.33697813121272" calcext:value-type="float">
            <text:p>2,33697813121272</text:p>
          </table:table-cell>
        </table:table-row>
        <table:table-row table:style-name="ro1">
          <table:table-cell office:value-type="string" calcext:value-type="string">
            <text:p>g.14.62.gml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2.14" calcext:value-type="float">
            <text:p>12,14</text:p>
          </table:table-cell>
          <table:table-cell office:value-type="float" office:value="38.05" calcext:value-type="float">
            <text:p>38,05</text:p>
          </table:table-cell>
          <table:table-cell office:value-type="float" office:value="12.14" calcext:value-type="float">
            <text:p>12,14</text:p>
          </table:table-cell>
          <table:table-cell office:value-type="float" office:value="243" calcext:value-type="float">
            <text:p>243</text:p>
          </table:table-cell>
          <table:table-cell office:value-type="float" office:value="191.1" calcext:value-type="float">
            <text:p>191,1</text:p>
          </table:table-cell>
          <table:table-cell office:value-type="float" office:value="52" calcext:value-type="float">
            <text:p>52</text:p>
          </table:table-cell>
          <table:table-cell office:value-type="float" office:value="372.54" calcext:value-type="float">
            <text:p>372,54</text:p>
          </table:table-cell>
          <table:table-cell office:value-type="float" office:value="102.91" calcext:value-type="float">
            <text:p>102,91</text:p>
          </table:table-cell>
          <table:table-cell office:value-type="float" office:value="436" calcext:value-type="float">
            <text:p>436</text:p>
          </table:table-cell>
          <table:table-cell table:formula="of:=[.K72]/[.L72]" office:value-type="float" office:value="3.62005635992615" calcext:value-type="float">
            <text:p>3,62005635992615</text:p>
          </table:table-cell>
        </table:table-row>
        <table:table-row table:style-name="ro1">
          <table:table-cell office:value-type="string" calcext:value-type="string">
            <text:p>g.14.22.gml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0.74" calcext:value-type="float">
            <text:p>10,74</text:p>
          </table:table-cell>
          <table:table-cell office:value-type="float" office:value="55.83" calcext:value-type="float">
            <text:p>55,83</text:p>
          </table:table-cell>
          <table:table-cell office:value-type="float" office:value="10.74" calcext:value-type="float">
            <text:p>10,74</text:p>
          </table:table-cell>
          <table:table-cell office:value-type="float" office:value="262" calcext:value-type="float">
            <text:p>262</text:p>
          </table:table-cell>
          <table:table-cell office:value-type="float" office:value="197.07" calcext:value-type="float">
            <text:p>197,07</text:p>
          </table:table-cell>
          <table:table-cell office:value-type="float" office:value="16" calcext:value-type="float">
            <text:p>16</text:p>
          </table:table-cell>
          <table:table-cell office:value-type="float" office:value="337" calcext:value-type="float">
            <text:p>337</text:p>
          </table:table-cell>
          <table:table-cell office:value-type="float" office:value="108.19" calcext:value-type="float">
            <text:p>108,19</text:p>
          </table:table-cell>
          <table:table-cell office:value-type="float" office:value="418" calcext:value-type="float">
            <text:p>418</text:p>
          </table:table-cell>
          <table:table-cell table:formula="of:=[.K73]/[.L73]" office:value-type="float" office:value="3.11489047046862" calcext:value-type="float">
            <text:p>3,11489047046862</text:p>
          </table:table-cell>
        </table:table-row>
        <table:table-row table:style-name="ro1">
          <table:table-cell office:value-type="string" calcext:value-type="string">
            <text:p>g.14.23.gml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1.16" calcext:value-type="float">
            <text:p>21,16</text:p>
          </table:table-cell>
          <table:table-cell office:value-type="float" office:value="55.96" calcext:value-type="float">
            <text:p>55,96</text:p>
          </table:table-cell>
          <table:table-cell office:value-type="float" office:value="21.16" calcext:value-type="float">
            <text:p>21,16</text:p>
          </table:table-cell>
          <table:table-cell office:value-type="float" office:value="281" calcext:value-type="float">
            <text:p>281</text:p>
          </table:table-cell>
          <table:table-cell office:value-type="float" office:value="188.22" calcext:value-type="float">
            <text:p>188,22</text:p>
          </table:table-cell>
          <table:table-cell office:value-type="float" office:value="11" calcext:value-type="float">
            <text:p>11</text:p>
          </table:table-cell>
          <table:table-cell office:value-type="float" office:value="306.19" calcext:value-type="float">
            <text:p>306,19</text:p>
          </table:table-cell>
          <table:table-cell office:value-type="float" office:value="126.18" calcext:value-type="float">
            <text:p>126,18</text:p>
          </table:table-cell>
          <table:table-cell office:value-type="float" office:value="413" calcext:value-type="float">
            <text:p>413</text:p>
          </table:table-cell>
          <table:table-cell table:formula="of:=[.K74]/[.L74]" office:value-type="float" office:value="2.42661277540022" calcext:value-type="float">
            <text:p>2,42661277540022</text:p>
          </table:table-cell>
        </table:table-row>
        <table:table-row table:style-name="ro1">
          <table:table-cell office:value-type="string" calcext:value-type="string">
            <text:p>g.14.20.gml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4.44" calcext:value-type="float">
            <text:p>14,44</text:p>
          </table:table-cell>
          <table:table-cell office:value-type="float" office:value="39.64" calcext:value-type="float">
            <text:p>39,64</text:p>
          </table:table-cell>
          <table:table-cell office:value-type="float" office:value="14.44" calcext:value-type="float">
            <text:p>14,44</text:p>
          </table:table-cell>
          <table:table-cell office:value-type="float" office:value="367" calcext:value-type="float">
            <text:p>367</text:p>
          </table:table-cell>
          <table:table-cell office:value-type="float" office:value="192.33" calcext:value-type="float">
            <text:p>192,33</text:p>
          </table:table-cell>
          <table:table-cell office:value-type="float" office:value="13" calcext:value-type="float">
            <text:p>13</text:p>
          </table:table-cell>
          <table:table-cell office:value-type="float" office:value="305.93" calcext:value-type="float">
            <text:p>305,93</text:p>
          </table:table-cell>
          <table:table-cell office:value-type="float" office:value="102.19" calcext:value-type="float">
            <text:p>102,19</text:p>
          </table:table-cell>
          <table:table-cell office:value-type="float" office:value="574" calcext:value-type="float">
            <text:p>574</text:p>
          </table:table-cell>
          <table:table-cell table:formula="of:=[.K75]/[.L75]" office:value-type="float" office:value="2.99373715627752" calcext:value-type="float">
            <text:p>2,99373715627752</text:p>
          </table:table-cell>
        </table:table-row>
        <table:table-row table:style-name="ro1">
          <table:table-cell office:value-type="string" calcext:value-type="string">
            <text:p>g.14.24.gml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1.41" calcext:value-type="float">
            <text:p>21,41</text:p>
          </table:table-cell>
          <table:table-cell office:value-type="float" office:value="55.3" calcext:value-type="float">
            <text:p>55,3</text:p>
          </table:table-cell>
          <table:table-cell office:value-type="float" office:value="21.41" calcext:value-type="float">
            <text:p>21,41</text:p>
          </table:table-cell>
          <table:table-cell office:value-type="float" office:value="392" calcext:value-type="float">
            <text:p>392</text:p>
          </table:table-cell>
          <table:table-cell office:value-type="float" office:value="186.41" calcext:value-type="float">
            <text:p>186,41</text:p>
          </table:table-cell>
          <table:table-cell office:value-type="float" office:value="11" calcext:value-type="float">
            <text:p>11</text:p>
          </table:table-cell>
          <table:table-cell office:value-type="float" office:value="305.69" calcext:value-type="float">
            <text:p>305,69</text:p>
          </table:table-cell>
          <table:table-cell office:value-type="float" office:value="126.54" calcext:value-type="float">
            <text:p>126,54</text:p>
          </table:table-cell>
          <table:table-cell office:value-type="float" office:value="581" calcext:value-type="float">
            <text:p>581</text:p>
          </table:table-cell>
          <table:table-cell table:formula="of:=[.K76]/[.L76]" office:value-type="float" office:value="2.41575786312628" calcext:value-type="float">
            <text:p>2,41575786312628</text:p>
          </table:table-cell>
        </table:table-row>
        <table:table-row table:style-name="ro1">
          <table:table-cell office:value-type="string" calcext:value-type="string">
            <text:p>g.14.28.gml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4.17" calcext:value-type="float">
            <text:p>14,17</text:p>
          </table:table-cell>
          <table:table-cell office:value-type="float" office:value="61.73" calcext:value-type="float">
            <text:p>61,73</text:p>
          </table:table-cell>
          <table:table-cell office:value-type="float" office:value="14.17" calcext:value-type="float">
            <text:p>14,17</text:p>
          </table:table-cell>
          <table:table-cell office:value-type="float" office:value="478" calcext:value-type="float">
            <text:p>478</text:p>
          </table:table-cell>
          <table:table-cell office:value-type="float" office:value="189.66" calcext:value-type="float">
            <text:p>189,66</text:p>
          </table:table-cell>
          <table:table-cell office:value-type="float" office:value="8" calcext:value-type="float">
            <text:p>8</text:p>
          </table:table-cell>
          <table:table-cell office:value-type="float" office:value="300.34" calcext:value-type="float">
            <text:p>300,34</text:p>
          </table:table-cell>
          <table:table-cell office:value-type="float" office:value="130.59" calcext:value-type="float">
            <text:p>130,59</text:p>
          </table:table-cell>
          <table:table-cell office:value-type="float" office:value="680" calcext:value-type="float">
            <text:p>680</text:p>
          </table:table-cell>
          <table:table-cell table:formula="of:=[.K77]/[.L77]" office:value-type="float" office:value="2.29986982157899" calcext:value-type="float">
            <text:p>2,29986982157899</text:p>
          </table:table-cell>
        </table:table-row>
        <table:table-row table:style-name="ro1">
          <table:table-cell office:value-type="string" calcext:value-type="string">
            <text:p>g.14.27.gml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4.65" calcext:value-type="float">
            <text:p>14,65</text:p>
          </table:table-cell>
          <table:table-cell office:value-type="float" office:value="62.29" calcext:value-type="float">
            <text:p>62,29</text:p>
          </table:table-cell>
          <table:table-cell office:value-type="float" office:value="14.65" calcext:value-type="float">
            <text:p>14,65</text:p>
          </table:table-cell>
          <table:table-cell office:value-type="float" office:value="495" calcext:value-type="float">
            <text:p>495</text:p>
          </table:table-cell>
          <table:table-cell office:value-type="float" office:value="188.4" calcext:value-type="float">
            <text:p>188,4</text:p>
          </table:table-cell>
          <table:table-cell office:value-type="float" office:value="8" calcext:value-type="float">
            <text:p>8</text:p>
          </table:table-cell>
          <table:table-cell office:value-type="float" office:value="298.73" calcext:value-type="float">
            <text:p>298,73</text:p>
          </table:table-cell>
          <table:table-cell office:value-type="float" office:value="130.48" calcext:value-type="float">
            <text:p>130,48</text:p>
          </table:table-cell>
          <table:table-cell office:value-type="float" office:value="706" calcext:value-type="float">
            <text:p>706</text:p>
          </table:table-cell>
          <table:table-cell table:formula="of:=[.K78]/[.L78]" office:value-type="float" office:value="2.28946965052115" calcext:value-type="float">
            <text:p>2,28946965052115</text:p>
          </table:table-cell>
        </table:table-row>
        <table:table-row table:style-name="ro1">
          <table:table-cell office:value-type="string" calcext:value-type="string">
            <text:p>g.14.21.gml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5.15" calcext:value-type="float">
            <text:p>15,15</text:p>
          </table:table-cell>
          <table:table-cell office:value-type="float" office:value="47.37" calcext:value-type="float">
            <text:p>47,37</text:p>
          </table:table-cell>
          <table:table-cell office:value-type="float" office:value="15.15" calcext:value-type="float">
            <text:p>15,15</text:p>
          </table:table-cell>
          <table:table-cell office:value-type="float" office:value="641" calcext:value-type="float">
            <text:p>641</text:p>
          </table:table-cell>
          <table:table-cell office:value-type="float" office:value="191.72" calcext:value-type="float">
            <text:p>191,72</text:p>
          </table:table-cell>
          <table:table-cell office:value-type="float" office:value="15" calcext:value-type="float">
            <text:p>15</text:p>
          </table:table-cell>
          <table:table-cell office:value-type="float" office:value="329.16" calcext:value-type="float">
            <text:p>329,16</text:p>
          </table:table-cell>
          <table:table-cell office:value-type="float" office:value="111.41" calcext:value-type="float">
            <text:p>111,41</text:p>
          </table:table-cell>
          <table:table-cell office:value-type="float" office:value="940" calcext:value-type="float">
            <text:p>940</text:p>
          </table:table-cell>
          <table:table-cell table:formula="of:=[.K79]/[.L79]" office:value-type="float" office:value="2.95449241540257" calcext:value-type="float">
            <text:p>2,95449241540257</text:p>
          </table:table-cell>
        </table:table-row>
        <table:table-row table:style-name="ro1">
          <table:table-cell office:value-type="string" calcext:value-type="string">
            <text:p>g.15.40.gml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0.79" calcext:value-type="float">
            <text:p>20,79</text:p>
          </table:table-cell>
          <table:table-cell office:value-type="float" office:value="47.44" calcext:value-type="float">
            <text:p>47,44</text:p>
          </table:table-cell>
          <table:table-cell office:value-type="float" office:value="20.79" calcext:value-type="float">
            <text:p>20,79</text:p>
          </table:table-cell>
          <table:table-cell office:value-type="float" office:value="137" calcext:value-type="float">
            <text:p>137</text:p>
          </table:table-cell>
          <table:table-cell office:value-type="float" office:value="182.63" calcext:value-type="float">
            <text:p>182,63</text:p>
          </table:table-cell>
          <table:table-cell office:value-type="float" office:value="7" calcext:value-type="float">
            <text:p>7</text:p>
          </table:table-cell>
          <table:table-cell office:value-type="float" office:value="293.12" calcext:value-type="float">
            <text:p>293,12</text:p>
          </table:table-cell>
          <table:table-cell office:value-type="float" office:value="110.52" calcext:value-type="float">
            <text:p>110,52</text:p>
          </table:table-cell>
          <table:table-cell office:value-type="float" office:value="193" calcext:value-type="float">
            <text:p>193</text:p>
          </table:table-cell>
          <table:table-cell table:formula="of:=[.K80]/[.L80]" office:value-type="float" office:value="2.65218964893232" calcext:value-type="float">
            <text:p>2,65218964893232</text:p>
          </table:table-cell>
        </table:table-row>
        <table:table-row table:style-name="ro1">
          <table:table-cell office:value-type="string" calcext:value-type="string">
            <text:p>g.15.29.gm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2.71" calcext:value-type="float">
            <text:p>32,71</text:p>
          </table:table-cell>
          <table:table-cell office:value-type="float" office:value="70.89" calcext:value-type="float">
            <text:p>70,89</text:p>
          </table:table-cell>
          <table:table-cell office:value-type="float" office:value="32.71" calcext:value-type="float">
            <text:p>32,71</text:p>
          </table:table-cell>
          <table:table-cell office:value-type="float" office:value="176" calcext:value-type="float">
            <text:p>176</text:p>
          </table:table-cell>
          <table:table-cell office:value-type="float" office:value="202.8" calcext:value-type="float">
            <text:p>202,8</text:p>
          </table:table-cell>
          <table:table-cell office:value-type="float" office:value="6" calcext:value-type="float">
            <text:p>6</text:p>
          </table:table-cell>
          <table:table-cell office:value-type="float" office:value="277.57" calcext:value-type="float">
            <text:p>277,57</text:p>
          </table:table-cell>
          <table:table-cell office:value-type="float" office:value="141.68" calcext:value-type="float">
            <text:p>141,68</text:p>
          </table:table-cell>
          <table:table-cell office:value-type="float" office:value="258" calcext:value-type="float">
            <text:p>258</text:p>
          </table:table-cell>
          <table:table-cell table:formula="of:=[.K81]/[.L81]" office:value-type="float" office:value="1.9591332580463" calcext:value-type="float">
            <text:p>1,9591332580463</text:p>
          </table:table-cell>
        </table:table-row>
        <table:table-row table:style-name="ro1">
          <table:table-cell office:value-type="string" calcext:value-type="string">
            <text:p>g.15.28.gml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3.25" calcext:value-type="float">
            <text:p>3,25</text:p>
          </table:table-cell>
          <table:table-cell office:value-type="float" office:value="20.15" calcext:value-type="float">
            <text:p>20,15</text:p>
          </table:table-cell>
          <table:table-cell office:value-type="float" office:value="3.25" calcext:value-type="float">
            <text:p>3,25</text:p>
          </table:table-cell>
          <table:table-cell office:value-type="float" office:value="193" calcext:value-type="float">
            <text:p>193</text:p>
          </table:table-cell>
          <table:table-cell office:value-type="float" office:value="206.49" calcext:value-type="float">
            <text:p>206,49</text:p>
          </table:table-cell>
          <table:table-cell office:value-type="float" office:value="204" calcext:value-type="float">
            <text:p>204</text:p>
          </table:table-cell>
          <table:table-cell office:value-type="float" office:value="406.45" calcext:value-type="float">
            <text:p>406,45</text:p>
          </table:table-cell>
          <table:table-cell office:value-type="float" office:value="87.58" calcext:value-type="float">
            <text:p>87,58</text:p>
          </table:table-cell>
          <table:table-cell office:value-type="float" office:value="542" calcext:value-type="float">
            <text:p>542</text:p>
          </table:table-cell>
          <table:table-cell table:formula="of:=[.K82]/[.L82]" office:value-type="float" office:value="4.6408997488011" calcext:value-type="float">
            <text:p>4,6408997488011</text:p>
          </table:table-cell>
        </table:table-row>
        <table:table-row table:style-name="ro1">
          <table:table-cell office:value-type="string" calcext:value-type="string">
            <text:p>g.15.23.gml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3.5" calcext:value-type="float">
            <text:p>13,5</text:p>
          </table:table-cell>
          <table:table-cell office:value-type="float" office:value="59.18" calcext:value-type="float">
            <text:p>59,18</text:p>
          </table:table-cell>
          <table:table-cell office:value-type="float" office:value="13.5" calcext:value-type="float">
            <text:p>13,5</text:p>
          </table:table-cell>
          <table:table-cell office:value-type="float" office:value="368" calcext:value-type="float">
            <text:p>368</text:p>
          </table:table-cell>
          <table:table-cell office:value-type="float" office:value="184.86" calcext:value-type="float">
            <text:p>184,86</text:p>
          </table:table-cell>
          <table:table-cell office:value-type="float" office:value="12" calcext:value-type="float">
            <text:p>12</text:p>
          </table:table-cell>
          <table:table-cell office:value-type="float" office:value="310.9" calcext:value-type="float">
            <text:p>310,9</text:p>
          </table:table-cell>
          <table:table-cell office:value-type="float" office:value="96.31" calcext:value-type="float">
            <text:p>96,31</text:p>
          </table:table-cell>
          <table:table-cell office:value-type="float" office:value="561" calcext:value-type="float">
            <text:p>561</text:p>
          </table:table-cell>
          <table:table-cell table:formula="of:=[.K83]/[.L83]" office:value-type="float" office:value="3.22811753711972" calcext:value-type="float">
            <text:p>3,22811753711972</text:p>
          </table:table-cell>
        </table:table-row>
        <table:table-row table:style-name="ro1">
          <table:table-cell office:value-type="string" calcext:value-type="string">
            <text:p>g.15.41.gml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8.73" calcext:value-type="float">
            <text:p>18,73</text:p>
          </table:table-cell>
          <table:table-cell office:value-type="float" office:value="57.47" calcext:value-type="float">
            <text:p>57,47</text:p>
          </table:table-cell>
          <table:table-cell office:value-type="float" office:value="18.73" calcext:value-type="float">
            <text:p>18,73</text:p>
          </table:table-cell>
          <table:table-cell office:value-type="float" office:value="452" calcext:value-type="float">
            <text:p>452</text:p>
          </table:table-cell>
          <table:table-cell office:value-type="float" office:value="179.09" calcext:value-type="float">
            <text:p>179,09</text:p>
          </table:table-cell>
          <table:table-cell office:value-type="float" office:value="4" calcext:value-type="float">
            <text:p>4</text:p>
          </table:table-cell>
          <table:table-cell office:value-type="float" office:value="260.57" calcext:value-type="float">
            <text:p>260,57</text:p>
          </table:table-cell>
          <table:table-cell office:value-type="float" office:value="119.59" calcext:value-type="float">
            <text:p>119,59</text:p>
          </table:table-cell>
          <table:table-cell office:value-type="float" office:value="655" calcext:value-type="float">
            <text:p>655</text:p>
          </table:table-cell>
          <table:table-cell table:formula="of:=[.K84]/[.L84]" office:value-type="float" office:value="2.17886110878836" calcext:value-type="float">
            <text:p>2,17886110878836</text:p>
          </table:table-cell>
        </table:table-row>
        <table:table-row table:style-name="ro1">
          <table:table-cell office:value-type="string" calcext:value-type="string">
            <text:p>g.15.22.gml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8.19" calcext:value-type="float">
            <text:p>18,19</text:p>
          </table:table-cell>
          <table:table-cell office:value-type="float" office:value="54.89" calcext:value-type="float">
            <text:p>54,89</text:p>
          </table:table-cell>
          <table:table-cell office:value-type="float" office:value="18.19" calcext:value-type="float">
            <text:p>18,19</text:p>
          </table:table-cell>
          <table:table-cell office:value-type="float" office:value="520" calcext:value-type="float">
            <text:p>520</text:p>
          </table:table-cell>
          <table:table-cell office:value-type="float" office:value="181.41" calcext:value-type="float">
            <text:p>181,41</text:p>
          </table:table-cell>
          <table:table-cell office:value-type="float" office:value="13" calcext:value-type="float">
            <text:p>13</text:p>
          </table:table-cell>
          <table:table-cell office:value-type="float" office:value="346.48" calcext:value-type="float">
            <text:p>346,48</text:p>
          </table:table-cell>
          <table:table-cell office:value-type="float" office:value="121.63" calcext:value-type="float">
            <text:p>121,63</text:p>
          </table:table-cell>
          <table:table-cell office:value-type="float" office:value="792" calcext:value-type="float">
            <text:p>792</text:p>
          </table:table-cell>
          <table:table-cell table:formula="of:=[.K85]/[.L85]" office:value-type="float" office:value="2.84863931595823" calcext:value-type="float">
            <text:p>2,84863931595823</text:p>
          </table:table-cell>
        </table:table-row>
        <table:table-row table:style-name="ro1">
          <table:table-cell office:value-type="string" calcext:value-type="string">
            <text:p>g.16.31.gml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6.47" calcext:value-type="float">
            <text:p>6,47</text:p>
          </table:table-cell>
          <table:table-cell office:value-type="float" office:value="48" calcext:value-type="float">
            <text:p>48</text:p>
          </table:table-cell>
          <table:table-cell office:value-type="float" office:value="6.47" calcext:value-type="float">
            <text:p>6,47</text:p>
          </table:table-cell>
          <table:table-cell office:value-type="float" office:value="21" calcext:value-type="float">
            <text:p>21</text:p>
          </table:table-cell>
          <table:table-cell office:value-type="float" office:value="185" calcext:value-type="float">
            <text:p>185</text:p>
          </table:table-cell>
          <table:table-cell office:value-type="float" office:value="12" calcext:value-type="float">
            <text:p>12</text:p>
          </table:table-cell>
          <table:table-cell office:value-type="float" office:value="302.98" calcext:value-type="float">
            <text:p>302,98</text:p>
          </table:table-cell>
          <table:table-cell office:value-type="float" office:value="87.54" calcext:value-type="float">
            <text:p>87,54</text:p>
          </table:table-cell>
          <table:table-cell office:value-type="float" office:value="1014" calcext:value-type="float">
            <text:p>1014</text:p>
          </table:table-cell>
          <table:table-cell table:formula="of:=[.K86]/[.L86]" office:value-type="float" office:value="3.46104637879826" calcext:value-type="float">
            <text:p>3,46104637879826</text:p>
          </table:table-cell>
        </table:table-row>
        <table:table-row table:style-name="ro1">
          <table:table-cell office:value-type="string" calcext:value-type="string">
            <text:p>g.16.63.gml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4.55" calcext:value-type="float">
            <text:p>14,55</text:p>
          </table:table-cell>
          <table:table-cell office:value-type="float" office:value="64.45" calcext:value-type="float">
            <text:p>64,45</text:p>
          </table:table-cell>
          <table:table-cell office:value-type="float" office:value="14.55" calcext:value-type="float">
            <text:p>14,55</text:p>
          </table:table-cell>
          <table:table-cell office:value-type="float" office:value="10" calcext:value-type="float">
            <text:p>10</text:p>
          </table:table-cell>
          <table:table-cell office:value-type="float" office:value="178.01" calcext:value-type="float">
            <text:p>178,01</text:p>
          </table:table-cell>
          <table:table-cell office:value-type="float" office:value="8" calcext:value-type="float">
            <text:p>8</text:p>
          </table:table-cell>
          <table:table-cell office:value-type="float" office:value="273.14" calcext:value-type="float">
            <text:p>273,14</text:p>
          </table:table-cell>
          <table:table-cell office:value-type="float" office:value="116.13" calcext:value-type="float">
            <text:p>116,13</text:p>
          </table:table-cell>
          <table:table-cell office:value-type="float" office:value="996" calcext:value-type="float">
            <text:p>996</text:p>
          </table:table-cell>
          <table:table-cell table:formula="of:=[.K87]/[.L87]" office:value-type="float" office:value="2.35201928872815" calcext:value-type="float">
            <text:p>2,35201928872815</text:p>
          </table:table-cell>
        </table:table-row>
        <table:table-row table:style-name="ro1">
          <table:table-cell office:value-type="string" calcext:value-type="string">
            <text:p>g.16.36.gml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9.35" calcext:value-type="float">
            <text:p>9,35</text:p>
          </table:table-cell>
          <table:table-cell office:value-type="float" office:value="28.36" calcext:value-type="float">
            <text:p>28,36</text:p>
          </table:table-cell>
          <table:table-cell office:value-type="float" office:value="9.35" calcext:value-type="float">
            <text:p>9,35</text:p>
          </table:table-cell>
          <table:table-cell office:value-type="float" office:value="93" calcext:value-type="float">
            <text:p>93</text:p>
          </table:table-cell>
          <table:table-cell office:value-type="float" office:value="178.08" calcext:value-type="float">
            <text:p>178,08</text:p>
          </table:table-cell>
          <table:table-cell office:value-type="float" office:value="46" calcext:value-type="float">
            <text:p>46</text:p>
          </table:table-cell>
          <table:table-cell office:value-type="float" office:value="217.95" calcext:value-type="float">
            <text:p>217,95</text:p>
          </table:table-cell>
          <table:table-cell office:value-type="float" office:value="98.35" calcext:value-type="float">
            <text:p>98,35</text:p>
          </table:table-cell>
          <table:table-cell office:value-type="float" office:value="177" calcext:value-type="float">
            <text:p>177</text:p>
          </table:table-cell>
          <table:table-cell table:formula="of:=[.K88]/[.L88]" office:value-type="float" office:value="2.21606507371632" calcext:value-type="float">
            <text:p>2,21606507371632</text:p>
          </table:table-cell>
        </table:table-row>
        <table:table-row table:style-name="ro1">
          <table:table-cell office:value-type="string" calcext:value-type="string">
            <text:p>g.16.66.gml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2.69" calcext:value-type="float">
            <text:p>42,69</text:p>
          </table:table-cell>
          <table:table-cell office:value-type="float" office:value="44.47" calcext:value-type="float">
            <text:p>44,47</text:p>
          </table:table-cell>
          <table:table-cell office:value-type="float" office:value="42.69" calcext:value-type="float">
            <text:p>42,69</text:p>
          </table:table-cell>
          <table:table-cell office:value-type="float" office:value="333" calcext:value-type="float">
            <text:p>333</text:p>
          </table:table-cell>
          <table:table-cell office:value-type="float" office:value="188.9" calcext:value-type="float">
            <text:p>188,9</text:p>
          </table:table-cell>
          <table:table-cell office:value-type="float" office:value="24" calcext:value-type="float">
            <text:p>24</text:p>
          </table:table-cell>
          <table:table-cell office:value-type="float" office:value="201.77" calcext:value-type="float">
            <text:p>201,77</text:p>
          </table:table-cell>
          <table:table-cell office:value-type="float" office:value="178.12" calcext:value-type="float">
            <text:p>178,12</text:p>
          </table:table-cell>
          <table:table-cell office:value-type="float" office:value="528" calcext:value-type="float">
            <text:p>528</text:p>
          </table:table-cell>
          <table:table-cell table:formula="of:=[.K89]/[.L89]" office:value-type="float" office:value="1.13277565686054" calcext:value-type="float">
            <text:p>1,13277565686054</text:p>
          </table:table-cell>
        </table:table-row>
        <table:table-row table:style-name="ro1">
          <table:table-cell office:value-type="string" calcext:value-type="string">
            <text:p>g.16.60.gml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4.74" calcext:value-type="float">
            <text:p>4,74</text:p>
          </table:table-cell>
          <table:table-cell office:value-type="float" office:value="23.43" calcext:value-type="float">
            <text:p>23,43</text:p>
          </table:table-cell>
          <table:table-cell office:value-type="float" office:value="4.74" calcext:value-type="float">
            <text:p>4,74</text:p>
          </table:table-cell>
          <table:table-cell office:value-type="float" office:value="349" calcext:value-type="float">
            <text:p>349</text:p>
          </table:table-cell>
          <table:table-cell office:value-type="float" office:value="232.16" calcext:value-type="float">
            <text:p>232,16</text:p>
          </table:table-cell>
          <table:table-cell office:value-type="float" office:value="75" calcext:value-type="float">
            <text:p>75</text:p>
          </table:table-cell>
          <table:table-cell office:value-type="float" office:value="469.39" calcext:value-type="float">
            <text:p>469,39</text:p>
          </table:table-cell>
          <table:table-cell office:value-type="float" office:value="88.28" calcext:value-type="float">
            <text:p>88,28</text:p>
          </table:table-cell>
          <table:table-cell office:value-type="float" office:value="635" calcext:value-type="float">
            <text:p>635</text:p>
          </table:table-cell>
          <table:table-cell table:formula="of:=[.K90]/[.L90]" office:value-type="float" office:value="5.31705935659266" calcext:value-type="float">
            <text:p>5,31705935659266</text:p>
          </table:table-cell>
        </table:table-row>
        <table:table-row table:style-name="ro1">
          <table:table-cell office:value-type="string" calcext:value-type="string">
            <text:p>g.16.61.gml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3.71" calcext:value-type="float">
            <text:p>13,71</text:p>
          </table:table-cell>
          <table:table-cell office:value-type="float" office:value="61.07" calcext:value-type="float">
            <text:p>61,07</text:p>
          </table:table-cell>
          <table:table-cell office:value-type="float" office:value="13.71" calcext:value-type="float">
            <text:p>13,71</text:p>
          </table:table-cell>
          <table:table-cell office:value-type="float" office:value="444" calcext:value-type="float">
            <text:p>444</text:p>
          </table:table-cell>
          <table:table-cell office:value-type="float" office:value="178.82" calcext:value-type="float">
            <text:p>178,82</text:p>
          </table:table-cell>
          <table:table-cell office:value-type="float" office:value="8" calcext:value-type="float">
            <text:p>8</text:p>
          </table:table-cell>
          <table:table-cell office:value-type="float" office:value="276.05" calcext:value-type="float">
            <text:p>276,05</text:p>
          </table:table-cell>
          <table:table-cell office:value-type="float" office:value="109.44" calcext:value-type="float">
            <text:p>109,44</text:p>
          </table:table-cell>
          <table:table-cell office:value-type="float" office:value="630" calcext:value-type="float">
            <text:p>630</text:p>
          </table:table-cell>
          <table:table-cell table:formula="of:=[.K91]/[.L91]" office:value-type="float" office:value="2.52238669590643" calcext:value-type="float">
            <text:p>2,52238669590643</text:p>
          </table:table-cell>
        </table:table-row>
        <table:table-row table:style-name="ro1">
          <table:table-cell office:value-type="string" calcext:value-type="string">
            <text:p>g.16.91.gml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2.87" calcext:value-type="float">
            <text:p>32,87</text:p>
          </table:table-cell>
          <table:table-cell office:value-type="float" office:value="88.85" calcext:value-type="float">
            <text:p>88,85</text:p>
          </table:table-cell>
          <table:table-cell office:value-type="float" office:value="32.87" calcext:value-type="float">
            <text:p>32,87</text:p>
          </table:table-cell>
          <table:table-cell office:value-type="float" office:value="501" calcext:value-type="float">
            <text:p>501</text:p>
          </table:table-cell>
          <table:table-cell office:value-type="float" office:value="189.4" calcext:value-type="float">
            <text:p>189,4</text:p>
          </table:table-cell>
          <table:table-cell office:value-type="float" office:value="1" calcext:value-type="float">
            <text:p>1</text:p>
          </table:table-cell>
          <table:table-cell office:value-type="float" office:value="260.4" calcext:value-type="float">
            <text:p>260,4</text:p>
          </table:table-cell>
          <table:table-cell office:value-type="float" office:value="146.57" calcext:value-type="float">
            <text:p>146,57</text:p>
          </table:table-cell>
          <table:table-cell office:value-type="float" office:value="709" calcext:value-type="float">
            <text:p>709</text:p>
          </table:table-cell>
          <table:table-cell table:formula="of:=[.K92]/[.L92]" office:value-type="float" office:value="1.77662550317255" calcext:value-type="float">
            <text:p>1,77662550317255</text:p>
          </table:table-cell>
        </table:table-row>
        <table:table-row table:style-name="ro1">
          <table:table-cell office:value-type="string" calcext:value-type="string">
            <text:p>g.16.9.gml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0.81" calcext:value-type="float">
            <text:p>30,81</text:p>
          </table:table-cell>
          <table:table-cell office:value-type="float" office:value="76.83" calcext:value-type="float">
            <text:p>76,83</text:p>
          </table:table-cell>
          <table:table-cell office:value-type="float" office:value="30.81" calcext:value-type="float">
            <text:p>30,81</text:p>
          </table:table-cell>
          <table:table-cell office:value-type="float" office:value="662" calcext:value-type="float">
            <text:p>662</text:p>
          </table:table-cell>
          <table:table-cell office:value-type="float" office:value="177.13" calcext:value-type="float">
            <text:p>177,13</text:p>
          </table:table-cell>
          <table:table-cell office:value-type="float" office:value="2" calcext:value-type="float">
            <text:p>2</text:p>
          </table:table-cell>
          <table:table-cell office:value-type="float" office:value="233.54" calcext:value-type="float">
            <text:p>233,54</text:p>
          </table:table-cell>
          <table:table-cell office:value-type="float" office:value="127.14" calcext:value-type="float">
            <text:p>127,14</text:p>
          </table:table-cell>
          <table:table-cell office:value-type="float" office:value="901" calcext:value-type="float">
            <text:p>901</text:p>
          </table:table-cell>
          <table:table-cell table:formula="of:=[.K93]/[.L93]" office:value-type="float" office:value="1.83687273871323" calcext:value-type="float">
            <text:p>1,83687273871323</text:p>
          </table:table-cell>
        </table:table-row>
        <table:table-row table:style-name="ro1">
          <table:table-cell office:value-type="string" calcext:value-type="string">
            <text:p>g.16.64.gml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9.33" calcext:value-type="float">
            <text:p>29,33</text:p>
          </table:table-cell>
          <table:table-cell office:value-type="float" office:value="68.71" calcext:value-type="float">
            <text:p>68,71</text:p>
          </table:table-cell>
          <table:table-cell office:value-type="float" office:value="29.33" calcext:value-type="float">
            <text:p>29,33</text:p>
          </table:table-cell>
          <table:table-cell office:value-type="float" office:value="675" calcext:value-type="float">
            <text:p>675</text:p>
          </table:table-cell>
          <table:table-cell office:value-type="float" office:value="191.34" calcext:value-type="float">
            <text:p>191,34</text:p>
          </table:table-cell>
          <table:table-cell office:value-type="float" office:value="9" calcext:value-type="float">
            <text:p>9</text:p>
          </table:table-cell>
          <table:table-cell office:value-type="float" office:value="273.69" calcext:value-type="float">
            <text:p>273,69</text:p>
          </table:table-cell>
          <table:table-cell office:value-type="float" office:value="102.33" calcext:value-type="float">
            <text:p>102,33</text:p>
          </table:table-cell>
          <table:table-cell office:value-type="float" office:value="913" calcext:value-type="float">
            <text:p>913</text:p>
          </table:table-cell>
          <table:table-cell table:formula="of:=[.K94]/[.L94]" office:value-type="float" office:value="2.67458223394899" calcext:value-type="float">
            <text:p>2,67458223394899</text:p>
          </table:table-cell>
        </table:table-row>
        <table:table-row table:style-name="ro1">
          <table:table-cell office:value-type="string" calcext:value-type="string">
            <text:p>g.17.40.gml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3.35" calcext:value-type="float">
            <text:p>33,35</text:p>
          </table:table-cell>
          <table:table-cell office:value-type="float" office:value="55.06" calcext:value-type="float">
            <text:p>55,06</text:p>
          </table:table-cell>
          <table:table-cell office:value-type="float" office:value="33.35" calcext:value-type="float">
            <text:p>33,35</text:p>
          </table:table-cell>
          <table:table-cell office:value-type="float" office:value="10" calcext:value-type="float">
            <text:p>10</text:p>
          </table:table-cell>
          <table:table-cell office:value-type="float" office:value="186.87" calcext:value-type="float">
            <text:p>186,87</text:p>
          </table:table-cell>
          <table:table-cell office:value-type="float" office:value="6" calcext:value-type="float">
            <text:p>6</text:p>
          </table:table-cell>
          <table:table-cell office:value-type="float" office:value="308.65" calcext:value-type="float">
            <text:p>308,65</text:p>
          </table:table-cell>
          <table:table-cell office:value-type="float" office:value="114.58" calcext:value-type="float">
            <text:p>114,58</text:p>
          </table:table-cell>
          <table:table-cell office:value-type="float" office:value="1002" calcext:value-type="float">
            <text:p>1002</text:p>
          </table:table-cell>
          <table:table-cell table:formula="of:=[.K95]/[.L95]" office:value-type="float" office:value="2.69375109094083" calcext:value-type="float">
            <text:p>2,69375109094083</text:p>
          </table:table-cell>
        </table:table-row>
        <table:table-row table:style-name="ro1">
          <table:table-cell office:value-type="string" calcext:value-type="string">
            <text:p>g.17.30.gml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4.8" calcext:value-type="float">
            <text:p>4,8</text:p>
          </table:table-cell>
          <table:table-cell office:value-type="float" office:value="13.23" calcext:value-type="float">
            <text:p>13,23</text:p>
          </table:table-cell>
          <table:table-cell office:value-type="float" office:value="4.8" calcext:value-type="float">
            <text:p>4,8</text:p>
          </table:table-cell>
          <table:table-cell office:value-type="float" office:value="104" calcext:value-type="float">
            <text:p>104</text:p>
          </table:table-cell>
          <table:table-cell office:value-type="float" office:value="209.51" calcext:value-type="float">
            <text:p>209,51</text:p>
          </table:table-cell>
          <table:table-cell office:value-type="float" office:value="351" calcext:value-type="float">
            <text:p>351</text:p>
          </table:table-cell>
          <table:table-cell office:value-type="float" office:value="388.84" calcext:value-type="float">
            <text:p>388,84</text:p>
          </table:table-cell>
          <table:table-cell office:value-type="float" office:value="96.81" calcext:value-type="float">
            <text:p>96,81</text:p>
          </table:table-cell>
          <table:table-cell office:value-type="float" office:value="357" calcext:value-type="float">
            <text:p>357</text:p>
          </table:table-cell>
          <table:table-cell table:formula="of:=[.K96]/[.L96]" office:value-type="float" office:value="4.01652721826258" calcext:value-type="float">
            <text:p>4,01652721826258</text:p>
          </table:table-cell>
        </table:table-row>
        <table:table-row table:style-name="ro1">
          <table:table-cell office:value-type="string" calcext:value-type="string">
            <text:p>g.17.34.gml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3.59" calcext:value-type="float">
            <text:p>13,59</text:p>
          </table:table-cell>
          <table:table-cell office:value-type="float" office:value="60.64" calcext:value-type="float">
            <text:p>60,64</text:p>
          </table:table-cell>
          <table:table-cell office:value-type="float" office:value="13.59" calcext:value-type="float">
            <text:p>13,59</text:p>
          </table:table-cell>
          <table:table-cell office:value-type="float" office:value="483" calcext:value-type="float">
            <text:p>483</text:p>
          </table:table-cell>
          <table:table-cell office:value-type="float" office:value="178.25" calcext:value-type="float">
            <text:p>178,25</text:p>
          </table:table-cell>
          <table:table-cell office:value-type="float" office:value="8" calcext:value-type="float">
            <text:p>8</text:p>
          </table:table-cell>
          <table:table-cell office:value-type="float" office:value="277.98" calcext:value-type="float">
            <text:p>277,98</text:p>
          </table:table-cell>
          <table:table-cell office:value-type="float" office:value="117.21" calcext:value-type="float">
            <text:p>117,21</text:p>
          </table:table-cell>
          <table:table-cell office:value-type="float" office:value="686" calcext:value-type="float">
            <text:p>686</text:p>
          </table:table-cell>
          <table:table-cell table:formula="of:=[.K97]/[.L97]" office:value-type="float" office:value="2.37164064499616" calcext:value-type="float">
            <text:p>2,37164064499616</text:p>
          </table:table-cell>
        </table:table-row>
        <table:table-row table:style-name="ro1">
          <table:table-cell office:value-type="string" calcext:value-type="string">
            <text:p>g.17.41.gml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7.97" calcext:value-type="float">
            <text:p>17,97</text:p>
          </table:table-cell>
          <table:table-cell office:value-type="float" office:value="39.14" calcext:value-type="float">
            <text:p>39,14</text:p>
          </table:table-cell>
          <table:table-cell office:value-type="float" office:value="17.97" calcext:value-type="float">
            <text:p>17,97</text:p>
          </table:table-cell>
          <table:table-cell office:value-type="float" office:value="489" calcext:value-type="float">
            <text:p>489</text:p>
          </table:table-cell>
          <table:table-cell office:value-type="float" office:value="180.82" calcext:value-type="float">
            <text:p>180,82</text:p>
          </table:table-cell>
          <table:table-cell office:value-type="float" office:value="7" calcext:value-type="float">
            <text:p>7</text:p>
          </table:table-cell>
          <table:table-cell office:value-type="float" office:value="282.26" calcext:value-type="float">
            <text:p>282,26</text:p>
          </table:table-cell>
          <table:table-cell office:value-type="float" office:value="121.05" calcext:value-type="float">
            <text:p>121,05</text:p>
          </table:table-cell>
          <table:table-cell office:value-type="float" office:value="707" calcext:value-type="float">
            <text:p>707</text:p>
          </table:table-cell>
          <table:table-cell table:formula="of:=[.K98]/[.L98]" office:value-type="float" office:value="2.33176373399422" calcext:value-type="float">
            <text:p>2,33176373399422</text:p>
          </table:table-cell>
        </table:table-row>
        <table:table-row table:style-name="ro1">
          <table:table-cell office:value-type="string" calcext:value-type="string">
            <text:p>g.17.10.gml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4.26" calcext:value-type="float">
            <text:p>4,26</text:p>
          </table:table-cell>
          <table:table-cell office:value-type="float" office:value="23.4" calcext:value-type="float">
            <text:p>23,4</text:p>
          </table:table-cell>
          <table:table-cell office:value-type="float" office:value="4.26" calcext:value-type="float">
            <text:p>4,26</text:p>
          </table:table-cell>
          <table:table-cell office:value-type="float" office:value="627" calcext:value-type="float">
            <text:p>627</text:p>
          </table:table-cell>
          <table:table-cell office:value-type="float" office:value="185.32" calcext:value-type="float">
            <text:p>185,32</text:p>
          </table:table-cell>
          <table:table-cell office:value-type="float" office:value="103" calcext:value-type="float">
            <text:p>103</text:p>
          </table:table-cell>
          <table:table-cell office:value-type="float" office:value="338.7" calcext:value-type="float">
            <text:p>338,7</text:p>
          </table:table-cell>
          <table:table-cell office:value-type="float" office:value="70.26" calcext:value-type="float">
            <text:p>70,26</text:p>
          </table:table-cell>
          <table:table-cell office:value-type="float" office:value="1418" calcext:value-type="float">
            <text:p>1418</text:p>
          </table:table-cell>
          <table:table-cell table:formula="of:=[.K99]/[.L99]" office:value-type="float" office:value="4.82066609735269" calcext:value-type="float">
            <text:p>4,82066609735269</text:p>
          </table:table-cell>
        </table:table-row>
        <table:table-row table:style-name="ro1">
          <table:table-cell office:value-type="string" calcext:value-type="string">
            <text:p>g.18.24.gml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9.16" calcext:value-type="float">
            <text:p>19,16</text:p>
          </table:table-cell>
          <table:table-cell office:value-type="float" office:value="56.07" calcext:value-type="float">
            <text:p>56,07</text:p>
          </table:table-cell>
          <table:table-cell office:value-type="float" office:value="19.16" calcext:value-type="float">
            <text:p>19,16</text:p>
          </table:table-cell>
          <table:table-cell office:value-type="float" office:value="10" calcext:value-type="float">
            <text:p>10</text:p>
          </table:table-cell>
          <table:table-cell office:value-type="float" office:value="180.58" calcext:value-type="float">
            <text:p>180,58</text:p>
          </table:table-cell>
          <table:table-cell office:value-type="float" office:value="5" calcext:value-type="float">
            <text:p>5</text:p>
          </table:table-cell>
          <table:table-cell office:value-type="float" office:value="270.29" calcext:value-type="float">
            <text:p>270,29</text:p>
          </table:table-cell>
          <table:table-cell office:value-type="float" office:value="130.99" calcext:value-type="float">
            <text:p>130,99</text:p>
          </table:table-cell>
          <table:table-cell office:value-type="float" office:value="986" calcext:value-type="float">
            <text:p>986</text:p>
          </table:table-cell>
          <table:table-cell table:formula="of:=[.K100]/[.L100]" office:value-type="float" office:value="2.06343995724864" calcext:value-type="float">
            <text:p>2,06343995724864</text:p>
          </table:table-cell>
        </table:table-row>
        <table:table-row table:style-name="ro1">
          <table:table-cell office:value-type="string" calcext:value-type="string">
            <text:p>g.18.21.gml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3.57" calcext:value-type="float">
            <text:p>23,57</text:p>
          </table:table-cell>
          <table:table-cell office:value-type="float" office:value="76.08" calcext:value-type="float">
            <text:p>76,08</text:p>
          </table:table-cell>
          <table:table-cell office:value-type="float" office:value="23.57" calcext:value-type="float">
            <text:p>23,57</text:p>
          </table:table-cell>
          <table:table-cell office:value-type="float" office:value="10" calcext:value-type="float">
            <text:p>10</text:p>
          </table:table-cell>
          <table:table-cell office:value-type="float" office:value="177.14" calcext:value-type="float">
            <text:p>177,14</text:p>
          </table:table-cell>
          <table:table-cell office:value-type="float" office:value="2" calcext:value-type="float">
            <text:p>2</text:p>
          </table:table-cell>
          <table:table-cell office:value-type="float" office:value="244.04" calcext:value-type="float">
            <text:p>244,04</text:p>
          </table:table-cell>
          <table:table-cell office:value-type="float" office:value="102.58" calcext:value-type="float">
            <text:p>102,58</text:p>
          </table:table-cell>
          <table:table-cell office:value-type="float" office:value="970" calcext:value-type="float">
            <text:p>970</text:p>
          </table:table-cell>
          <table:table-cell table:formula="of:=[.K101]/[.L101]" office:value-type="float" office:value="2.37902125170599" calcext:value-type="float">
            <text:p>2,37902125170599</text:p>
          </table:table-cell>
        </table:table-row>
        <table:table-row table:style-name="ro1">
          <table:table-cell office:value-type="string" calcext:value-type="string">
            <text:p>g.18.1.gml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9.05" calcext:value-type="float">
            <text:p>9,05</text:p>
          </table:table-cell>
          <table:table-cell office:value-type="float" office:value="23.76" calcext:value-type="float">
            <text:p>23,76</text:p>
          </table:table-cell>
          <table:table-cell office:value-type="float" office:value="9.05" calcext:value-type="float">
            <text:p>9,05</text:p>
          </table:table-cell>
          <table:table-cell office:value-type="float" office:value="57" calcext:value-type="float">
            <text:p>57</text:p>
          </table:table-cell>
          <table:table-cell office:value-type="float" office:value="188.12" calcext:value-type="float">
            <text:p>188,12</text:p>
          </table:table-cell>
          <table:table-cell office:value-type="float" office:value="11" calcext:value-type="float">
            <text:p>11</text:p>
          </table:table-cell>
          <table:table-cell office:value-type="float" office:value="250.6" calcext:value-type="float">
            <text:p>250,6</text:p>
          </table:table-cell>
          <table:table-cell office:value-type="float" office:value="114.85" calcext:value-type="float">
            <text:p>114,85</text:p>
          </table:table-cell>
          <table:table-cell office:value-type="float" office:value="88" calcext:value-type="float">
            <text:p>88</text:p>
          </table:table-cell>
          <table:table-cell table:formula="of:=[.K102]/[.L102]" office:value-type="float" office:value="2.18197649107532" calcext:value-type="float">
            <text:p>2,18197649107532</text:p>
          </table:table-cell>
        </table:table-row>
        <table:table-row table:style-name="ro1">
          <table:table-cell office:value-type="string" calcext:value-type="string">
            <text:p>g.18.38.gml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1.94" calcext:value-type="float">
            <text:p>31,94</text:p>
          </table:table-cell>
          <table:table-cell office:value-type="float" office:value="88.15" calcext:value-type="float">
            <text:p>88,15</text:p>
          </table:table-cell>
          <table:table-cell office:value-type="float" office:value="31.94" calcext:value-type="float">
            <text:p>31,94</text:p>
          </table:table-cell>
          <table:table-cell office:value-type="float" office:value="86" calcext:value-type="float">
            <text:p>86</text:p>
          </table:table-cell>
          <table:table-cell office:value-type="float" office:value="189.79" calcext:value-type="float">
            <text:p>189,79</text:p>
          </table:table-cell>
          <table:table-cell office:value-type="float" office:value="1" calcext:value-type="float">
            <text:p>1</text:p>
          </table:table-cell>
          <table:table-cell office:value-type="float" office:value="254.18" calcext:value-type="float">
            <text:p>254,18</text:p>
          </table:table-cell>
          <table:table-cell office:value-type="float" office:value="141.28" calcext:value-type="float">
            <text:p>141,28</text:p>
          </table:table-cell>
          <table:table-cell office:value-type="float" office:value="132" calcext:value-type="float">
            <text:p>132</text:p>
          </table:table-cell>
          <table:table-cell table:formula="of:=[.K103]/[.L103]" office:value-type="float" office:value="1.79912231030578" calcext:value-type="float">
            <text:p>1,79912231030578</text:p>
          </table:table-cell>
        </table:table-row>
        <table:table-row table:style-name="ro1">
          <table:table-cell office:value-type="string" calcext:value-type="string">
            <text:p>g.18.30.gml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9.08" calcext:value-type="float">
            <text:p>19,08</text:p>
          </table:table-cell>
          <table:table-cell office:value-type="float" office:value="58.85" calcext:value-type="float">
            <text:p>58,85</text:p>
          </table:table-cell>
          <table:table-cell office:value-type="float" office:value="19.08" calcext:value-type="float">
            <text:p>19,08</text:p>
          </table:table-cell>
          <table:table-cell office:value-type="float" office:value="350" calcext:value-type="float">
            <text:p>350</text:p>
          </table:table-cell>
          <table:table-cell office:value-type="float" office:value="182.96" calcext:value-type="float">
            <text:p>182,96</text:p>
          </table:table-cell>
          <table:table-cell office:value-type="float" office:value="5" calcext:value-type="float">
            <text:p>5</text:p>
          </table:table-cell>
          <table:table-cell office:value-type="float" office:value="295.62" calcext:value-type="float">
            <text:p>295,62</text:p>
          </table:table-cell>
          <table:table-cell office:value-type="float" office:value="94.78" calcext:value-type="float">
            <text:p>94,78</text:p>
          </table:table-cell>
          <table:table-cell office:value-type="float" office:value="530" calcext:value-type="float">
            <text:p>530</text:p>
          </table:table-cell>
          <table:table-cell table:formula="of:=[.K104]/[.L104]" office:value-type="float" office:value="3.11901244988394" calcext:value-type="float">
            <text:p>3,11901244988394</text:p>
          </table:table-cell>
        </table:table-row>
        <table:table-row table:style-name="ro1">
          <table:table-cell office:value-type="string" calcext:value-type="string">
            <text:p>g.18.22.gml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7.39" calcext:value-type="float">
            <text:p>17,39</text:p>
          </table:table-cell>
          <table:table-cell office:value-type="float" office:value="70.71" calcext:value-type="float">
            <text:p>70,71</text:p>
          </table:table-cell>
          <table:table-cell office:value-type="float" office:value="17.39" calcext:value-type="float">
            <text:p>17,39</text:p>
          </table:table-cell>
          <table:table-cell office:value-type="float" office:value="611" calcext:value-type="float">
            <text:p>611</text:p>
          </table:table-cell>
          <table:table-cell office:value-type="float" office:value="177.02" calcext:value-type="float">
            <text:p>177,02</text:p>
          </table:table-cell>
          <table:table-cell office:value-type="float" office:value="2" calcext:value-type="float">
            <text:p>2</text:p>
          </table:table-cell>
          <table:table-cell office:value-type="float" office:value="245.62" calcext:value-type="float">
            <text:p>245,62</text:p>
          </table:table-cell>
          <table:table-cell office:value-type="float" office:value="115.67" calcext:value-type="float">
            <text:p>115,67</text:p>
          </table:table-cell>
          <table:table-cell office:value-type="float" office:value="876" calcext:value-type="float">
            <text:p>876</text:p>
          </table:table-cell>
          <table:table-cell table:formula="of:=[.K105]/[.L105]" office:value-type="float" office:value="2.12345465548543" calcext:value-type="float">
            <text:p>2,12345465548543</text:p>
          </table:table-cell>
        </table:table-row>
        <table:table-row table:style-name="ro1">
          <table:table-cell office:value-type="string" calcext:value-type="string">
            <text:p>g.19.7.gml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4.98" calcext:value-type="float">
            <text:p>34,98</text:p>
          </table:table-cell>
          <table:table-cell office:value-type="float" office:value="52.54" calcext:value-type="float">
            <text:p>52,54</text:p>
          </table:table-cell>
          <table:table-cell office:value-type="float" office:value="34.98" calcext:value-type="float">
            <text:p>34,98</text:p>
          </table:table-cell>
          <table:table-cell office:value-type="float" office:value="10" calcext:value-type="float">
            <text:p>10</text:p>
          </table:table-cell>
          <table:table-cell office:value-type="float" office:value="188.44" calcext:value-type="float">
            <text:p>188,44</text:p>
          </table:table-cell>
          <table:table-cell office:value-type="float" office:value="8" calcext:value-type="float">
            <text:p>8</text:p>
          </table:table-cell>
          <table:table-cell office:value-type="float" office:value="229.99" calcext:value-type="float">
            <text:p>229,99</text:p>
          </table:table-cell>
          <table:table-cell office:value-type="float" office:value="137.32" calcext:value-type="float">
            <text:p>137,32</text:p>
          </table:table-cell>
          <table:table-cell office:value-type="float" office:value="1014" calcext:value-type="float">
            <text:p>1014</text:p>
          </table:table-cell>
          <table:table-cell table:formula="of:=[.K106]/[.L106]" office:value-type="float" office:value="1.67484707253131" calcext:value-type="float">
            <text:p>1,67484707253131</text:p>
          </table:table-cell>
        </table:table-row>
        <table:table-row table:style-name="ro1">
          <table:table-cell office:value-type="string" calcext:value-type="string">
            <text:p>g.19.31.gml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7.65" calcext:value-type="float">
            <text:p>37,65</text:p>
          </table:table-cell>
          <table:table-cell office:value-type="float" office:value="67.16" calcext:value-type="float">
            <text:p>67,16</text:p>
          </table:table-cell>
          <table:table-cell office:value-type="float" office:value="37.65" calcext:value-type="float">
            <text:p>37,65</text:p>
          </table:table-cell>
          <table:table-cell office:value-type="float" office:value="301" calcext:value-type="float">
            <text:p>301</text:p>
          </table:table-cell>
          <table:table-cell office:value-type="float" office:value="197.38" calcext:value-type="float">
            <text:p>197,38</text:p>
          </table:table-cell>
          <table:table-cell office:value-type="float" office:value="2" calcext:value-type="float">
            <text:p>2</text:p>
          </table:table-cell>
          <table:table-cell office:value-type="float" office:value="290.6" calcext:value-type="float">
            <text:p>290,6</text:p>
          </table:table-cell>
          <table:table-cell office:value-type="float" office:value="115.22" calcext:value-type="float">
            <text:p>115,22</text:p>
          </table:table-cell>
          <table:table-cell office:value-type="float" office:value="438" calcext:value-type="float">
            <text:p>438</text:p>
          </table:table-cell>
          <table:table-cell table:formula="of:=[.K107]/[.L107]" office:value-type="float" office:value="2.52213157437945" calcext:value-type="float">
            <text:p>2,52213157437945</text:p>
          </table:table-cell>
        </table:table-row>
        <table:table-row table:style-name="ro1">
          <table:table-cell office:value-type="string" calcext:value-type="string">
            <text:p>g.19.22.gml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44.06" calcext:value-type="float">
            <text:p>44,06</text:p>
          </table:table-cell>
          <table:table-cell office:value-type="float" office:value="72.2" calcext:value-type="float">
            <text:p>72,2</text:p>
          </table:table-cell>
          <table:table-cell office:value-type="float" office:value="44.06" calcext:value-type="float">
            <text:p>44,06</text:p>
          </table:table-cell>
          <table:table-cell office:value-type="float" office:value="567" calcext:value-type="float">
            <text:p>567</text:p>
          </table:table-cell>
          <table:table-cell office:value-type="float" office:value="177.08" calcext:value-type="float">
            <text:p>177,08</text:p>
          </table:table-cell>
          <table:table-cell office:value-type="float" office:value="6" calcext:value-type="float">
            <text:p>6</text:p>
          </table:table-cell>
          <table:table-cell office:value-type="float" office:value="218.59" calcext:value-type="float">
            <text:p>218,59</text:p>
          </table:table-cell>
          <table:table-cell office:value-type="float" office:value="130.06" calcext:value-type="float">
            <text:p>130,06</text:p>
          </table:table-cell>
          <table:table-cell office:value-type="float" office:value="879" calcext:value-type="float">
            <text:p>879</text:p>
          </table:table-cell>
          <table:table-cell table:formula="of:=[.K108]/[.L108]" office:value-type="float" office:value="1.68068583730586" calcext:value-type="float">
            <text:p>1,68068583730586</text:p>
          </table:table-cell>
        </table:table-row>
        <table:table-row table:style-name="ro1">
          <table:table-cell office:value-type="string" calcext:value-type="string">
            <text:p>g.19.0.gml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1.57" calcext:value-type="float">
            <text:p>31,57</text:p>
          </table:table-cell>
          <table:table-cell office:value-type="float" office:value="75.6" calcext:value-type="float">
            <text:p>75,6</text:p>
          </table:table-cell>
          <table:table-cell office:value-type="float" office:value="31.57" calcext:value-type="float">
            <text:p>31,57</text:p>
          </table:table-cell>
          <table:table-cell office:value-type="float" office:value="584" calcext:value-type="float">
            <text:p>584</text:p>
          </table:table-cell>
          <table:table-cell office:value-type="float" office:value="180.72" calcext:value-type="float">
            <text:p>180,72</text:p>
          </table:table-cell>
          <table:table-cell office:value-type="float" office:value="2" calcext:value-type="float">
            <text:p>2</text:p>
          </table:table-cell>
          <table:table-cell office:value-type="float" office:value="236.92" calcext:value-type="float">
            <text:p>236,92</text:p>
          </table:table-cell>
          <table:table-cell office:value-type="float" office:value="130.46" calcext:value-type="float">
            <text:p>130,46</text:p>
          </table:table-cell>
          <table:table-cell office:value-type="float" office:value="817" calcext:value-type="float">
            <text:p>817</text:p>
          </table:table-cell>
          <table:table-cell table:formula="of:=[.K109]/[.L109]" office:value-type="float" office:value="1.81603556645715" calcext:value-type="float">
            <text:p>1,81603556645715</text:p>
          </table:table-cell>
        </table:table-row>
        <table:table-row table:style-name="ro1">
          <table:table-cell office:value-type="string" calcext:value-type="string">
            <text:p>g.20.13.gml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0.17" calcext:value-type="float">
            <text:p>0,17</text:p>
          </table:table-cell>
          <table:table-cell office:value-type="float" office:value="4.2" calcext:value-type="float">
            <text:p>4,2</text:p>
          </table:table-cell>
          <table:table-cell office:value-type="float" office:value="0.17" calcext:value-type="float">
            <text:p>0,17</text:p>
          </table:table-cell>
          <table:table-cell office:value-type="float" office:value="11" calcext:value-type="float">
            <text:p>11</text:p>
          </table:table-cell>
          <table:table-cell office:value-type="float" office:value="4581.82" calcext:value-type="float">
            <text:p>4581,82</text:p>
          </table:table-cell>
          <table:table-cell office:value-type="float" office:value="449" calcext:value-type="float">
            <text:p>449</text:p>
          </table:table-cell>
          <table:table-cell office:value-type="float" office:value="30366.17" calcext:value-type="float">
            <text:p>30366,17</text:p>
          </table:table-cell>
          <table:table-cell office:value-type="float" office:value="222.99" calcext:value-type="float">
            <text:p>222,99</text:p>
          </table:table-cell>
          <table:table-cell office:value-type="float" office:value="2557" calcext:value-type="float">
            <text:p>2557</text:p>
          </table:table-cell>
          <table:table-cell table:formula="of:=[.K110]/[.L110]" office:value-type="float" office:value="136.177272523432" calcext:value-type="float">
            <text:p>136,177272523432</text:p>
          </table:table-cell>
        </table:table-row>
        <table:table-row table:style-name="ro1">
          <table:table-cell office:value-type="string" calcext:value-type="string">
            <text:p>g.20.6.gml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7.31" calcext:value-type="float">
            <text:p>7,31</text:p>
          </table:table-cell>
          <table:table-cell office:value-type="float" office:value="39.22" calcext:value-type="float">
            <text:p>39,22</text:p>
          </table:table-cell>
          <table:table-cell office:value-type="float" office:value="7.31" calcext:value-type="float">
            <text:p>7,31</text:p>
          </table:table-cell>
          <table:table-cell office:value-type="float" office:value="21" calcext:value-type="float">
            <text:p>21</text:p>
          </table:table-cell>
          <table:table-cell office:value-type="float" office:value="174.09" calcext:value-type="float">
            <text:p>174,09</text:p>
          </table:table-cell>
          <table:table-cell office:value-type="float" office:value="16" calcext:value-type="float">
            <text:p>16</text:p>
          </table:table-cell>
          <table:table-cell office:value-type="float" office:value="292.13" calcext:value-type="float">
            <text:p>292,13</text:p>
          </table:table-cell>
          <table:table-cell office:value-type="float" office:value="116.88" calcext:value-type="float">
            <text:p>116,88</text:p>
          </table:table-cell>
          <table:table-cell office:value-type="float" office:value="1128" calcext:value-type="float">
            <text:p>1128</text:p>
          </table:table-cell>
          <table:table-cell table:formula="of:=[.K111]/[.L111]" office:value-type="float" office:value="2.49940109514031" calcext:value-type="float">
            <text:p>2,49940109514031</text:p>
          </table:table-cell>
        </table:table-row>
        <table:table-row table:style-name="ro1">
          <table:table-cell office:value-type="string" calcext:value-type="string">
            <text:p>g.20.48.gml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6.71" calcext:value-type="float">
            <text:p>26,71</text:p>
          </table:table-cell>
          <table:table-cell office:value-type="float" office:value="55.59" calcext:value-type="float">
            <text:p>55,59</text:p>
          </table:table-cell>
          <table:table-cell office:value-type="float" office:value="26.71" calcext:value-type="float">
            <text:p>26,71</text:p>
          </table:table-cell>
          <table:table-cell office:value-type="float" office:value="10" calcext:value-type="float">
            <text:p>10</text:p>
          </table:table-cell>
          <table:table-cell office:value-type="float" office:value="198.92" calcext:value-type="float">
            <text:p>198,92</text:p>
          </table:table-cell>
          <table:table-cell office:value-type="float" office:value="16" calcext:value-type="float">
            <text:p>16</text:p>
          </table:table-cell>
          <table:table-cell office:value-type="float" office:value="290.22" calcext:value-type="float">
            <text:p>290,22</text:p>
          </table:table-cell>
          <table:table-cell office:value-type="float" office:value="130.76" calcext:value-type="float">
            <text:p>130,76</text:p>
          </table:table-cell>
          <table:table-cell office:value-type="float" office:value="1056" calcext:value-type="float">
            <text:p>1056</text:p>
          </table:table-cell>
          <table:table-cell table:formula="of:=[.K112]/[.L112]" office:value-type="float" office:value="2.21948608137045" calcext:value-type="float">
            <text:p>2,21948608137045</text:p>
          </table:table-cell>
        </table:table-row>
        <table:table-row table:style-name="ro1">
          <table:table-cell office:value-type="string" calcext:value-type="string">
            <text:p>g.20.47.gml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8.21" calcext:value-type="float">
            <text:p>28,21</text:p>
          </table:table-cell>
          <table:table-cell office:value-type="float" office:value="59.08" calcext:value-type="float">
            <text:p>59,08</text:p>
          </table:table-cell>
          <table:table-cell office:value-type="float" office:value="28.21" calcext:value-type="float">
            <text:p>28,21</text:p>
          </table:table-cell>
          <table:table-cell office:value-type="float" office:value="10" calcext:value-type="float">
            <text:p>10</text:p>
          </table:table-cell>
          <table:table-cell office:value-type="float" office:value="195.95" calcext:value-type="float">
            <text:p>195,95</text:p>
          </table:table-cell>
          <table:table-cell office:value-type="float" office:value="13" calcext:value-type="float">
            <text:p>13</text:p>
          </table:table-cell>
          <table:table-cell office:value-type="float" office:value="278.85" calcext:value-type="float">
            <text:p>278,85</text:p>
          </table:table-cell>
          <table:table-cell office:value-type="float" office:value="113.46" calcext:value-type="float">
            <text:p>113,46</text:p>
          </table:table-cell>
          <table:table-cell office:value-type="float" office:value="1068" calcext:value-type="float">
            <text:p>1068</text:p>
          </table:table-cell>
          <table:table-cell table:formula="of:=[.K113]/[.L113]" office:value-type="float" office:value="2.45769434161819" calcext:value-type="float">
            <text:p>2,45769434161819</text:p>
          </table:table-cell>
        </table:table-row>
        <table:table-row table:style-name="ro1">
          <table:table-cell office:value-type="string" calcext:value-type="string">
            <text:p>g.20.14.gml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46.62" calcext:value-type="float">
            <text:p>46,62</text:p>
          </table:table-cell>
          <table:table-cell office:value-type="float" office:value="73.12" calcext:value-type="float">
            <text:p>73,12</text:p>
          </table:table-cell>
          <table:table-cell office:value-type="float" office:value="46.62" calcext:value-type="float">
            <text:p>46,62</text:p>
          </table:table-cell>
          <table:table-cell office:value-type="float" office:value="10" calcext:value-type="float">
            <text:p>10</text:p>
          </table:table-cell>
          <table:table-cell office:value-type="float" office:value="180.63" calcext:value-type="float">
            <text:p>180,63</text:p>
          </table:table-cell>
          <table:table-cell office:value-type="float" office:value="1" calcext:value-type="float">
            <text:p>1</text:p>
          </table:table-cell>
          <table:table-cell office:value-type="float" office:value="255.37" calcext:value-type="float">
            <text:p>255,37</text:p>
          </table:table-cell>
          <table:table-cell office:value-type="float" office:value="129.34" calcext:value-type="float">
            <text:p>129,34</text:p>
          </table:table-cell>
          <table:table-cell office:value-type="float" office:value="983" calcext:value-type="float">
            <text:p>983</text:p>
          </table:table-cell>
          <table:table-cell table:formula="of:=[.K114]/[.L114]" office:value-type="float" office:value="1.97440853564249" calcext:value-type="float">
            <text:p>1,97440853564249</text:p>
          </table:table-cell>
        </table:table-row>
        <table:table-row table:style-name="ro1">
          <table:table-cell office:value-type="string" calcext:value-type="string">
            <text:p>g.20.50.gml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15.29" calcext:value-type="float">
            <text:p>15,29</text:p>
          </table:table-cell>
          <table:table-cell office:value-type="float" office:value="48.48" calcext:value-type="float">
            <text:p>48,48</text:p>
          </table:table-cell>
          <table:table-cell office:value-type="float" office:value="15.29" calcext:value-type="float">
            <text:p>15,29</text:p>
          </table:table-cell>
          <table:table-cell office:value-type="float" office:value="137" calcext:value-type="float">
            <text:p>137</text:p>
          </table:table-cell>
          <table:table-cell office:value-type="float" office:value="186.03" calcext:value-type="float">
            <text:p>186,03</text:p>
          </table:table-cell>
          <table:table-cell office:value-type="float" office:value="25" calcext:value-type="float">
            <text:p>25</text:p>
          </table:table-cell>
          <table:table-cell office:value-type="float" office:value="327.06" calcext:value-type="float">
            <text:p>327,06</text:p>
          </table:table-cell>
          <table:table-cell office:value-type="float" office:value="81.38" calcext:value-type="float">
            <text:p>81,38</text:p>
          </table:table-cell>
          <table:table-cell office:value-type="float" office:value="254" calcext:value-type="float">
            <text:p>254</text:p>
          </table:table-cell>
          <table:table-cell table:formula="of:=[.K115]/[.L115]" office:value-type="float" office:value="4.01892356844434" calcext:value-type="float">
            <text:p>4,01892356844434</text:p>
          </table:table-cell>
        </table:table-row>
        <table:table-row table:style-name="ro1">
          <table:table-cell office:value-type="string" calcext:value-type="string">
            <text:p>g.20.1.gml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6.98" calcext:value-type="float">
            <text:p>16,98</text:p>
          </table:table-cell>
          <table:table-cell office:value-type="float" office:value="28.5" calcext:value-type="float">
            <text:p>28,5</text:p>
          </table:table-cell>
          <table:table-cell office:value-type="float" office:value="16.98" calcext:value-type="float">
            <text:p>16,98</text:p>
          </table:table-cell>
          <table:table-cell office:value-type="float" office:value="146" calcext:value-type="float">
            <text:p>146</text:p>
          </table:table-cell>
          <table:table-cell office:value-type="float" office:value="187.69" calcext:value-type="float">
            <text:p>187,69</text:p>
          </table:table-cell>
          <table:table-cell office:value-type="float" office:value="34" calcext:value-type="float">
            <text:p>34</text:p>
          </table:table-cell>
          <table:table-cell office:value-type="float" office:value="359.33" calcext:value-type="float">
            <text:p>359,33</text:p>
          </table:table-cell>
          <table:table-cell office:value-type="float" office:value="111.71" calcext:value-type="float">
            <text:p>111,71</text:p>
          </table:table-cell>
          <table:table-cell office:value-type="float" office:value="256" calcext:value-type="float">
            <text:p>256</text:p>
          </table:table-cell>
          <table:table-cell table:formula="of:=[.K116]/[.L116]" office:value-type="float" office:value="3.21663235162474" calcext:value-type="float">
            <text:p>3,21663235162474</text:p>
          </table:table-cell>
        </table:table-row>
        <table:table-row table:style-name="ro1">
          <table:table-cell office:value-type="string" calcext:value-type="string">
            <text:p>g.20.46.gml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7.07" calcext:value-type="float">
            <text:p>7,07</text:p>
          </table:table-cell>
          <table:table-cell office:value-type="float" office:value="21.3" calcext:value-type="float">
            <text:p>21,3</text:p>
          </table:table-cell>
          <table:table-cell office:value-type="float" office:value="7.07" calcext:value-type="float">
            <text:p>7,07</text:p>
          </table:table-cell>
          <table:table-cell office:value-type="float" office:value="190" calcext:value-type="float">
            <text:p>190</text:p>
          </table:table-cell>
          <table:table-cell office:value-type="float" office:value="186.94" calcext:value-type="float">
            <text:p>186,94</text:p>
          </table:table-cell>
          <table:table-cell office:value-type="float" office:value="138" calcext:value-type="float">
            <text:p>138</text:p>
          </table:table-cell>
          <table:table-cell office:value-type="float" office:value="360.89" calcext:value-type="float">
            <text:p>360,89</text:p>
          </table:table-cell>
          <table:table-cell office:value-type="float" office:value="85.03" calcext:value-type="float">
            <text:p>85,03</text:p>
          </table:table-cell>
          <table:table-cell office:value-type="float" office:value="463" calcext:value-type="float">
            <text:p>463</text:p>
          </table:table-cell>
          <table:table-cell table:formula="of:=[.K117]/[.L117]" office:value-type="float" office:value="4.24426672938963" calcext:value-type="float">
            <text:p>4,24426672938963</text:p>
          </table:table-cell>
        </table:table-row>
        <table:table-row table:style-name="ro1">
          <table:table-cell office:value-type="string" calcext:value-type="string">
            <text:p>g.20.31.gml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9.3" calcext:value-type="float">
            <text:p>9,3</text:p>
          </table:table-cell>
          <table:table-cell office:value-type="float" office:value="48.03" calcext:value-type="float">
            <text:p>48,03</text:p>
          </table:table-cell>
          <table:table-cell office:value-type="float" office:value="9.3" calcext:value-type="float">
            <text:p>9,3</text:p>
          </table:table-cell>
          <table:table-cell office:value-type="float" office:value="329" calcext:value-type="float">
            <text:p>329</text:p>
          </table:table-cell>
          <table:table-cell office:value-type="float" office:value="174.29" calcext:value-type="float">
            <text:p>174,29</text:p>
          </table:table-cell>
          <table:table-cell office:value-type="float" office:value="23" calcext:value-type="float">
            <text:p>23</text:p>
          </table:table-cell>
          <table:table-cell office:value-type="float" office:value="267.57" calcext:value-type="float">
            <text:p>267,57</text:p>
          </table:table-cell>
          <table:table-cell office:value-type="float" office:value="108.24" calcext:value-type="float">
            <text:p>108,24</text:p>
          </table:table-cell>
          <table:table-cell office:value-type="float" office:value="537" calcext:value-type="float">
            <text:p>537</text:p>
          </table:table-cell>
          <table:table-cell table:formula="of:=[.K118]/[.L118]" office:value-type="float" office:value="2.4720066518847" calcext:value-type="float">
            <text:p>2,4720066518847</text:p>
          </table:table-cell>
        </table:table-row>
        <table:table-row table:style-name="ro1">
          <table:table-cell office:value-type="string" calcext:value-type="string">
            <text:p>g.20.41.gml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1.59" calcext:value-type="float">
            <text:p>11,59</text:p>
          </table:table-cell>
          <table:table-cell office:value-type="float" office:value="51.49" calcext:value-type="float">
            <text:p>51,49</text:p>
          </table:table-cell>
          <table:table-cell office:value-type="float" office:value="11.59" calcext:value-type="float">
            <text:p>11,59</text:p>
          </table:table-cell>
          <table:table-cell office:value-type="float" office:value="330" calcext:value-type="float">
            <text:p>330</text:p>
          </table:table-cell>
          <table:table-cell office:value-type="float" office:value="184.37" calcext:value-type="float">
            <text:p>184,37</text:p>
          </table:table-cell>
          <table:table-cell office:value-type="float" office:value="10" calcext:value-type="float">
            <text:p>10</text:p>
          </table:table-cell>
          <table:table-cell office:value-type="float" office:value="304.25" calcext:value-type="float">
            <text:p>304,25</text:p>
          </table:table-cell>
          <table:table-cell office:value-type="float" office:value="110.15" calcext:value-type="float">
            <text:p>110,15</text:p>
          </table:table-cell>
          <table:table-cell office:value-type="float" office:value="492" calcext:value-type="float">
            <text:p>492</text:p>
          </table:table-cell>
          <table:table-cell table:formula="of:=[.K119]/[.L119]" office:value-type="float" office:value="2.76214253290967" calcext:value-type="float">
            <text:p>2,76214253290967</text:p>
          </table:table-cell>
        </table:table-row>
        <table:table-row table:style-name="ro1">
          <table:table-cell office:value-type="string" calcext:value-type="string">
            <text:p>g.20.49.gml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2.87" calcext:value-type="float">
            <text:p>12,87</text:p>
          </table:table-cell>
          <table:table-cell office:value-type="float" office:value="57.57" calcext:value-type="float">
            <text:p>57,57</text:p>
          </table:table-cell>
          <table:table-cell office:value-type="float" office:value="12.87" calcext:value-type="float">
            <text:p>12,87</text:p>
          </table:table-cell>
          <table:table-cell office:value-type="float" office:value="347" calcext:value-type="float">
            <text:p>347</text:p>
          </table:table-cell>
          <table:table-cell office:value-type="float" office:value="189.73" calcext:value-type="float">
            <text:p>189,73</text:p>
          </table:table-cell>
          <table:table-cell office:value-type="float" office:value="11" calcext:value-type="float">
            <text:p>11</text:p>
          </table:table-cell>
          <table:table-cell office:value-type="float" office:value="294.86" calcext:value-type="float">
            <text:p>294,86</text:p>
          </table:table-cell>
          <table:table-cell office:value-type="float" office:value="106.96" calcext:value-type="float">
            <text:p>106,96</text:p>
          </table:table-cell>
          <table:table-cell office:value-type="float" office:value="551" calcext:value-type="float">
            <text:p>551</text:p>
          </table:table-cell>
          <table:table-cell table:formula="of:=[.K120]/[.L120]" office:value-type="float" office:value="2.75673148840688" calcext:value-type="float">
            <text:p>2,75673148840688</text:p>
          </table:table-cell>
        </table:table-row>
        <table:table-row table:style-name="ro1">
          <table:table-cell office:value-type="string" calcext:value-type="string">
            <text:p>g.20.36.gml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3.45" calcext:value-type="float">
            <text:p>3,45</text:p>
          </table:table-cell>
          <table:table-cell office:value-type="float" office:value="33.27" calcext:value-type="float">
            <text:p>33,27</text:p>
          </table:table-cell>
          <table:table-cell office:value-type="float" office:value="3.45" calcext:value-type="float">
            <text:p>3,45</text:p>
          </table:table-cell>
          <table:table-cell office:value-type="float" office:value="403" calcext:value-type="float">
            <text:p>403</text:p>
          </table:table-cell>
          <table:table-cell office:value-type="float" office:value="207.52" calcext:value-type="float">
            <text:p>207,52</text:p>
          </table:table-cell>
          <table:table-cell office:value-type="float" office:value="80" calcext:value-type="float">
            <text:p>80</text:p>
          </table:table-cell>
          <table:table-cell office:value-type="float" office:value="347.06" calcext:value-type="float">
            <text:p>347,06</text:p>
          </table:table-cell>
          <table:table-cell office:value-type="float" office:value="89.59" calcext:value-type="float">
            <text:p>89,59</text:p>
          </table:table-cell>
          <table:table-cell office:value-type="float" office:value="852" calcext:value-type="float">
            <text:p>852</text:p>
          </table:table-cell>
          <table:table-cell table:formula="of:=[.K121]/[.L121]" office:value-type="float" office:value="3.87386985154593" calcext:value-type="float">
            <text:p>3,87386985154593</text:p>
          </table:table-cell>
        </table:table-row>
        <table:table-row table:style-name="ro1">
          <table:table-cell office:value-type="string" calcext:value-type="string">
            <text:p>g.20.45.gml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19.62" calcext:value-type="float">
            <text:p>19,62</text:p>
          </table:table-cell>
          <table:table-cell office:value-type="float" office:value="31.93" calcext:value-type="float">
            <text:p>31,93</text:p>
          </table:table-cell>
          <table:table-cell office:value-type="float" office:value="19.62" calcext:value-type="float">
            <text:p>19,62</text:p>
          </table:table-cell>
          <table:table-cell office:value-type="float" office:value="693" calcext:value-type="float">
            <text:p>693</text:p>
          </table:table-cell>
          <table:table-cell office:value-type="float" office:value="194.06" calcext:value-type="float">
            <text:p>194,06</text:p>
          </table:table-cell>
          <table:table-cell office:value-type="float" office:value="28" calcext:value-type="float">
            <text:p>28</text:p>
          </table:table-cell>
          <table:table-cell office:value-type="float" office:value="315.53" calcext:value-type="float">
            <text:p>315,53</text:p>
          </table:table-cell>
          <table:table-cell office:value-type="float" office:value="102.21" calcext:value-type="float">
            <text:p>102,21</text:p>
          </table:table-cell>
          <table:table-cell office:value-type="float" office:value="1238" calcext:value-type="float">
            <text:p>1238</text:p>
          </table:table-cell>
          <table:table-cell table:formula="of:=[.K122]/[.L122]" office:value-type="float" office:value="3.08707562860777" calcext:value-type="float">
            <text:p>3,08707562860777</text:p>
          </table:table-cell>
        </table:table-row>
        <table:table-row table:style-name="ro1">
          <table:table-cell office:value-type="string" calcext:value-type="string">
            <text:p>g.21.37.gml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9.38" calcext:value-type="float">
            <text:p>9,38</text:p>
          </table:table-cell>
          <table:table-cell office:value-type="float" office:value="37.43" calcext:value-type="float">
            <text:p>37,43</text:p>
          </table:table-cell>
          <table:table-cell office:value-type="float" office:value="9.38" calcext:value-type="float">
            <text:p>9,38</text:p>
          </table:table-cell>
          <table:table-cell office:value-type="float" office:value="11" calcext:value-type="float">
            <text:p>11</text:p>
          </table:table-cell>
          <table:table-cell office:value-type="float" office:value="177.88" calcext:value-type="float">
            <text:p>177,88</text:p>
          </table:table-cell>
          <table:table-cell office:value-type="float" office:value="15" calcext:value-type="float">
            <text:p>15</text:p>
          </table:table-cell>
          <table:table-cell office:value-type="float" office:value="334.97" calcext:value-type="float">
            <text:p>334,97</text:p>
          </table:table-cell>
          <table:table-cell office:value-type="float" office:value="94.81" calcext:value-type="float">
            <text:p>94,81</text:p>
          </table:table-cell>
          <table:table-cell office:value-type="float" office:value="1129" calcext:value-type="float">
            <text:p>1129</text:p>
          </table:table-cell>
          <table:table-cell table:formula="of:=[.K123]/[.L123]" office:value-type="float" office:value="3.53306613226453" calcext:value-type="float">
            <text:p>3,53306613226453</text:p>
          </table:table-cell>
        </table:table-row>
        <table:table-row table:style-name="ro1">
          <table:table-cell office:value-type="string" calcext:value-type="string">
            <text:p>g.21.33.gml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1.77" calcext:value-type="float">
            <text:p>21,77</text:p>
          </table:table-cell>
          <table:table-cell office:value-type="float" office:value="71.27" calcext:value-type="float">
            <text:p>71,27</text:p>
          </table:table-cell>
          <table:table-cell office:value-type="float" office:value="21.77" calcext:value-type="float">
            <text:p>21,77</text:p>
          </table:table-cell>
          <table:table-cell office:value-type="float" office:value="10" calcext:value-type="float">
            <text:p>10</text:p>
          </table:table-cell>
          <table:table-cell office:value-type="float" office:value="176.89" calcext:value-type="float">
            <text:p>176,89</text:p>
          </table:table-cell>
          <table:table-cell office:value-type="float" office:value="6" calcext:value-type="float">
            <text:p>6</text:p>
          </table:table-cell>
          <table:table-cell office:value-type="float" office:value="257.98" calcext:value-type="float">
            <text:p>257,98</text:p>
          </table:table-cell>
          <table:table-cell office:value-type="float" office:value="121.28" calcext:value-type="float">
            <text:p>121,28</text:p>
          </table:table-cell>
          <table:table-cell office:value-type="float" office:value="1036" calcext:value-type="float">
            <text:p>1036</text:p>
          </table:table-cell>
          <table:table-cell table:formula="of:=[.K124]/[.L124]" office:value-type="float" office:value="2.1271437994723" calcext:value-type="float">
            <text:p>2,1271437994723</text:p>
          </table:table-cell>
        </table:table-row>
        <table:table-row table:style-name="ro1">
          <table:table-cell office:value-type="string" calcext:value-type="string">
            <text:p>g.21.15.gml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4.24" calcext:value-type="float">
            <text:p>24,24</text:p>
          </table:table-cell>
          <table:table-cell office:value-type="float" office:value="57.34" calcext:value-type="float">
            <text:p>57,34</text:p>
          </table:table-cell>
          <table:table-cell office:value-type="float" office:value="24.24" calcext:value-type="float">
            <text:p>24,24</text:p>
          </table:table-cell>
          <table:table-cell office:value-type="float" office:value="10" calcext:value-type="float">
            <text:p>10</text:p>
          </table:table-cell>
          <table:table-cell office:value-type="float" office:value="174.61" calcext:value-type="float">
            <text:p>174,61</text:p>
          </table:table-cell>
          <table:table-cell office:value-type="float" office:value="4" calcext:value-type="float">
            <text:p>4</text:p>
          </table:table-cell>
          <table:table-cell office:value-type="float" office:value="284.28" calcext:value-type="float">
            <text:p>284,28</text:p>
          </table:table-cell>
          <table:table-cell office:value-type="float" office:value="123.21" calcext:value-type="float">
            <text:p>123,21</text:p>
          </table:table-cell>
          <table:table-cell office:value-type="float" office:value="1031" calcext:value-type="float">
            <text:p>1031</text:p>
          </table:table-cell>
          <table:table-cell table:formula="of:=[.K125]/[.L125]" office:value-type="float" office:value="2.3072802532262" calcext:value-type="float">
            <text:p>2,3072802532262</text:p>
          </table:table-cell>
        </table:table-row>
        <table:table-row table:style-name="ro1">
          <table:table-cell office:value-type="string" calcext:value-type="string">
            <text:p>g.21.10.gml</text:p>
          </table:table-cell>
          <table:table-cell office:value-type="float" office:value="21" calcext:value-type="float">
            <text:p>21</text:p>
          </table:table-cell>
          <table:table-cell office:value-type="float" office:value="112" calcext:value-type="float">
            <text:p>112</text:p>
          </table:table-cell>
          <table:table-cell office:value-type="float" office:value="15" calcext:value-type="float">
            <text:p>15</text:p>
          </table:table-cell>
          <table:table-cell office:value-type="float" office:value="1.52" calcext:value-type="float">
            <text:p>1,52</text:p>
          </table:table-cell>
          <table:table-cell office:value-type="float" office:value="18.38" calcext:value-type="float">
            <text:p>18,38</text:p>
          </table:table-cell>
          <table:table-cell office:value-type="float" office:value="1.52" calcext:value-type="float">
            <text:p>1,52</text:p>
          </table:table-cell>
          <table:table-cell office:value-type="float" office:value="59" calcext:value-type="float">
            <text:p>59</text:p>
          </table:table-cell>
          <table:table-cell office:value-type="float" office:value="209.32" calcext:value-type="float">
            <text:p>209,32</text:p>
          </table:table-cell>
          <table:table-cell office:value-type="float" office:value="519" calcext:value-type="float">
            <text:p>519</text:p>
          </table:table-cell>
          <table:table-cell office:value-type="float" office:value="518.26" calcext:value-type="float">
            <text:p>518,26</text:p>
          </table:table-cell>
          <table:table-cell office:value-type="float" office:value="55.66" calcext:value-type="float">
            <text:p>55,66</text:p>
          </table:table-cell>
          <table:table-cell office:value-type="float" office:value="291" calcext:value-type="float">
            <text:p>291</text:p>
          </table:table-cell>
          <table:table-cell table:formula="of:=[.K126]/[.L126]" office:value-type="float" office:value="9.31117499101689" calcext:value-type="float">
            <text:p>9,31117499101689</text:p>
          </table:table-cell>
        </table:table-row>
        <table:table-row table:style-name="ro1">
          <table:table-cell office:value-type="string" calcext:value-type="string">
            <text:p>g.21.1.gml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2.14" calcext:value-type="float">
            <text:p>2,14</text:p>
          </table:table-cell>
          <table:table-cell office:value-type="float" office:value="12.94" calcext:value-type="float">
            <text:p>12,94</text:p>
          </table:table-cell>
          <table:table-cell office:value-type="float" office:value="2.14" calcext:value-type="float">
            <text:p>2,14</text:p>
          </table:table-cell>
          <table:table-cell office:value-type="float" office:value="183" calcext:value-type="float">
            <text:p>183</text:p>
          </table:table-cell>
          <table:table-cell office:value-type="float" office:value="297.1" calcext:value-type="float">
            <text:p>297,1</text:p>
          </table:table-cell>
          <table:table-cell office:value-type="float" office:value="499" calcext:value-type="float">
            <text:p>499</text:p>
          </table:table-cell>
          <table:table-cell office:value-type="float" office:value="1025.74" calcext:value-type="float">
            <text:p>1025,74</text:p>
          </table:table-cell>
          <table:table-cell office:value-type="float" office:value="72.31" calcext:value-type="float">
            <text:p>72,31</text:p>
          </table:table-cell>
          <table:table-cell office:value-type="float" office:value="684" calcext:value-type="float">
            <text:p>684</text:p>
          </table:table-cell>
          <table:table-cell table:formula="of:=[.K127]/[.L127]" office:value-type="float" office:value="14.185313234684" calcext:value-type="float">
            <text:p>14,185313234684</text:p>
          </table:table-cell>
        </table:table-row>
        <table:table-row table:style-name="ro1">
          <table:table-cell office:value-type="string" calcext:value-type="string">
            <text:p>g.21.35.gml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8.98" calcext:value-type="float">
            <text:p>8,98</text:p>
          </table:table-cell>
          <table:table-cell office:value-type="float" office:value="37.18" calcext:value-type="float">
            <text:p>37,18</text:p>
          </table:table-cell>
          <table:table-cell office:value-type="float" office:value="8.98" calcext:value-type="float">
            <text:p>8,98</text:p>
          </table:table-cell>
          <table:table-cell office:value-type="float" office:value="228" calcext:value-type="float">
            <text:p>228</text:p>
          </table:table-cell>
          <table:table-cell office:value-type="float" office:value="194.92" calcext:value-type="float">
            <text:p>194,92</text:p>
          </table:table-cell>
          <table:table-cell office:value-type="float" office:value="50" calcext:value-type="float">
            <text:p>50</text:p>
          </table:table-cell>
          <table:table-cell office:value-type="float" office:value="357.92" calcext:value-type="float">
            <text:p>357,92</text:p>
          </table:table-cell>
          <table:table-cell office:value-type="float" office:value="80.69" calcext:value-type="float">
            <text:p>80,69</text:p>
          </table:table-cell>
          <table:table-cell office:value-type="float" office:value="412" calcext:value-type="float">
            <text:p>412</text:p>
          </table:table-cell>
          <table:table-cell table:formula="of:=[.K128]/[.L128]" office:value-type="float" office:value="4.43574172759945" calcext:value-type="float">
            <text:p>4,43574172759945</text:p>
          </table:table-cell>
        </table:table-row>
        <table:table-row table:style-name="ro1">
          <table:table-cell office:value-type="string" calcext:value-type="string">
            <text:p>g.21.27.gml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4.86" calcext:value-type="float">
            <text:p>4,86</text:p>
          </table:table-cell>
          <table:table-cell office:value-type="float" office:value="34.25" calcext:value-type="float">
            <text:p>34,25</text:p>
          </table:table-cell>
          <table:table-cell office:value-type="float" office:value="4.86" calcext:value-type="float">
            <text:p>4,86</text:p>
          </table:table-cell>
          <table:table-cell office:value-type="float" office:value="305" calcext:value-type="float">
            <text:p>305</text:p>
          </table:table-cell>
          <table:table-cell office:value-type="float" office:value="188.03" calcext:value-type="float">
            <text:p>188,03</text:p>
          </table:table-cell>
          <table:table-cell office:value-type="float" office:value="47" calcext:value-type="float">
            <text:p>47</text:p>
          </table:table-cell>
          <table:table-cell office:value-type="float" office:value="331.3" calcext:value-type="float">
            <text:p>331,3</text:p>
          </table:table-cell>
          <table:table-cell office:value-type="float" office:value="96.7" calcext:value-type="float">
            <text:p>96,7</text:p>
          </table:table-cell>
          <table:table-cell office:value-type="float" office:value="617" calcext:value-type="float">
            <text:p>617</text:p>
          </table:table-cell>
          <table:table-cell table:formula="of:=[.K129]/[.L129]" office:value-type="float" office:value="3.42605997931748" calcext:value-type="float">
            <text:p>3,42605997931748</text:p>
          </table:table-cell>
        </table:table-row>
        <table:table-row table:style-name="ro1">
          <table:table-cell office:value-type="string" calcext:value-type="string">
            <text:p>g.21.41.gml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33.01" calcext:value-type="float">
            <text:p>33,01</text:p>
          </table:table-cell>
          <table:table-cell office:value-type="float" office:value="88.21" calcext:value-type="float">
            <text:p>88,21</text:p>
          </table:table-cell>
          <table:table-cell office:value-type="float" office:value="33.01" calcext:value-type="float">
            <text:p>33,01</text:p>
          </table:table-cell>
          <table:table-cell office:value-type="float" office:value="518" calcext:value-type="float">
            <text:p>518</text:p>
          </table:table-cell>
          <table:table-cell office:value-type="float" office:value="187.39" calcext:value-type="float">
            <text:p>187,39</text:p>
          </table:table-cell>
          <table:table-cell office:value-type="float" office:value="1" calcext:value-type="float">
            <text:p>1</text:p>
          </table:table-cell>
          <table:table-cell office:value-type="float" office:value="261.5" calcext:value-type="float">
            <text:p>261,5</text:p>
          </table:table-cell>
          <table:table-cell office:value-type="float" office:value="147.79" calcext:value-type="float">
            <text:p>147,79</text:p>
          </table:table-cell>
          <table:table-cell office:value-type="float" office:value="821" calcext:value-type="float">
            <text:p>821</text:p>
          </table:table-cell>
          <table:table-cell table:formula="of:=[.K130]/[.L130]" office:value-type="float" office:value="1.76940253061777" calcext:value-type="float">
            <text:p>1,76940253061777</text:p>
          </table:table-cell>
        </table:table-row>
        <table:table-row table:style-name="ro1">
          <table:table-cell office:value-type="string" calcext:value-type="string">
            <text:p>g.22.31.gml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2.44" calcext:value-type="float">
            <text:p>12,44</text:p>
          </table:table-cell>
          <table:table-cell office:value-type="float" office:value="43" calcext:value-type="float">
            <text:p>43</text:p>
          </table:table-cell>
          <table:table-cell office:value-type="float" office:value="12.44" calcext:value-type="float">
            <text:p>12,44</text:p>
          </table:table-cell>
          <table:table-cell office:value-type="float" office:value="19" calcext:value-type="float">
            <text:p>19</text:p>
          </table:table-cell>
          <table:table-cell office:value-type="float" office:value="168.08" calcext:value-type="float">
            <text:p>168,08</text:p>
          </table:table-cell>
          <table:table-cell office:value-type="float" office:value="24" calcext:value-type="float">
            <text:p>24</text:p>
          </table:table-cell>
          <table:table-cell office:value-type="float" office:value="267.64" calcext:value-type="float">
            <text:p>267,64</text:p>
          </table:table-cell>
          <table:table-cell office:value-type="float" office:value="89.28" calcext:value-type="float">
            <text:p>89,28</text:p>
          </table:table-cell>
          <table:table-cell office:value-type="float" office:value="1212" calcext:value-type="float">
            <text:p>1212</text:p>
          </table:table-cell>
          <table:table-cell table:formula="of:=[.K131]/[.L131]" office:value-type="float" office:value="2.99775985663082" calcext:value-type="float">
            <text:p>2,99775985663082</text:p>
          </table:table-cell>
        </table:table-row>
        <table:table-row table:style-name="ro1">
          <table:table-cell office:value-type="string" calcext:value-type="string">
            <text:p>g.22.76.gml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35.05" calcext:value-type="float">
            <text:p>35,05</text:p>
          </table:table-cell>
          <table:table-cell office:value-type="float" office:value="82.03" calcext:value-type="float">
            <text:p>82,03</text:p>
          </table:table-cell>
          <table:table-cell office:value-type="float" office:value="35.05" calcext:value-type="float">
            <text:p>35,05</text:p>
          </table:table-cell>
          <table:table-cell office:value-type="float" office:value="10" calcext:value-type="float">
            <text:p>10</text:p>
          </table:table-cell>
          <table:table-cell office:value-type="float" office:value="178.16" calcext:value-type="float">
            <text:p>178,16</text:p>
          </table:table-cell>
          <table:table-cell office:value-type="float" office:value="2" calcext:value-type="float">
            <text:p>2</text:p>
          </table:table-cell>
          <table:table-cell office:value-type="float" office:value="268.73" calcext:value-type="float">
            <text:p>268,73</text:p>
          </table:table-cell>
          <table:table-cell office:value-type="float" office:value="125.95" calcext:value-type="float">
            <text:p>125,95</text:p>
          </table:table-cell>
          <table:table-cell office:value-type="float" office:value="1087" calcext:value-type="float">
            <text:p>1087</text:p>
          </table:table-cell>
          <table:table-cell table:formula="of:=[.K132]/[.L132]" office:value-type="float" office:value="2.13362445414847" calcext:value-type="float">
            <text:p>2,13362445414847</text:p>
          </table:table-cell>
        </table:table-row>
        <table:table-row table:style-name="ro1">
          <table:table-cell office:value-type="string" calcext:value-type="string">
            <text:p>g.22.49.gml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0.85" calcext:value-type="float">
            <text:p>10,85</text:p>
          </table:table-cell>
          <table:table-cell office:value-type="float" office:value="54.12" calcext:value-type="float">
            <text:p>54,12</text:p>
          </table:table-cell>
          <table:table-cell office:value-type="float" office:value="10.85" calcext:value-type="float">
            <text:p>10,85</text:p>
          </table:table-cell>
          <table:table-cell office:value-type="float" office:value="12" calcext:value-type="float">
            <text:p>12</text:p>
          </table:table-cell>
          <table:table-cell office:value-type="float" office:value="180.23" calcext:value-type="float">
            <text:p>180,23</text:p>
          </table:table-cell>
          <table:table-cell office:value-type="float" office:value="5" calcext:value-type="float">
            <text:p>5</text:p>
          </table:table-cell>
          <table:table-cell office:value-type="float" office:value="258.75" calcext:value-type="float">
            <text:p>258,75</text:p>
          </table:table-cell>
          <table:table-cell office:value-type="float" office:value="104.87" calcext:value-type="float">
            <text:p>104,87</text:p>
          </table:table-cell>
          <table:table-cell office:value-type="float" office:value="1071" calcext:value-type="float">
            <text:p>1071</text:p>
          </table:table-cell>
          <table:table-cell table:formula="of:=[.K133]/[.L133]" office:value-type="float" office:value="2.46734051683036" calcext:value-type="float">
            <text:p>2,46734051683036</text:p>
          </table:table-cell>
        </table:table-row>
        <table:table-row table:style-name="ro1">
          <table:table-cell office:value-type="string" calcext:value-type="string">
            <text:p>g.22.62.gml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6.87" calcext:value-type="float">
            <text:p>6,87</text:p>
          </table:table-cell>
          <table:table-cell office:value-type="float" office:value="30.98" calcext:value-type="float">
            <text:p>30,98</text:p>
          </table:table-cell>
          <table:table-cell office:value-type="float" office:value="6.87" calcext:value-type="float">
            <text:p>6,87</text:p>
          </table:table-cell>
          <table:table-cell office:value-type="float" office:value="322" calcext:value-type="float">
            <text:p>322</text:p>
          </table:table-cell>
          <table:table-cell office:value-type="float" office:value="195.06" calcext:value-type="float">
            <text:p>195,06</text:p>
          </table:table-cell>
          <table:table-cell office:value-type="float" office:value="45" calcext:value-type="float">
            <text:p>45</text:p>
          </table:table-cell>
          <table:table-cell office:value-type="float" office:value="332.31" calcext:value-type="float">
            <text:p>332,31</text:p>
          </table:table-cell>
          <table:table-cell office:value-type="float" office:value="71.92" calcext:value-type="float">
            <text:p>71,92</text:p>
          </table:table-cell>
          <table:table-cell office:value-type="float" office:value="688" calcext:value-type="float">
            <text:p>688</text:p>
          </table:table-cell>
          <table:table-cell table:formula="of:=[.K134]/[.L134]" office:value-type="float" office:value="4.62055061179088" calcext:value-type="float">
            <text:p>4,62055061179088</text:p>
          </table:table-cell>
        </table:table-row>
        <table:table-row table:style-name="ro1">
          <table:table-cell office:value-type="string" calcext:value-type="string">
            <text:p>g.22.35.gml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5.1" calcext:value-type="float">
            <text:p>5,1</text:p>
          </table:table-cell>
          <table:table-cell office:value-type="float" office:value="30.81" calcext:value-type="float">
            <text:p>30,81</text:p>
          </table:table-cell>
          <table:table-cell office:value-type="float" office:value="5.1" calcext:value-type="float">
            <text:p>5,1</text:p>
          </table:table-cell>
          <table:table-cell office:value-type="float" office:value="343" calcext:value-type="float">
            <text:p>343</text:p>
          </table:table-cell>
          <table:table-cell office:value-type="float" office:value="175.43" calcext:value-type="float">
            <text:p>175,43</text:p>
          </table:table-cell>
          <table:table-cell office:value-type="float" office:value="52" calcext:value-type="float">
            <text:p>52</text:p>
          </table:table-cell>
          <table:table-cell office:value-type="float" office:value="279.27" calcext:value-type="float">
            <text:p>279,27</text:p>
          </table:table-cell>
          <table:table-cell office:value-type="float" office:value="85.35" calcext:value-type="float">
            <text:p>85,35</text:p>
          </table:table-cell>
          <table:table-cell office:value-type="float" office:value="599" calcext:value-type="float">
            <text:p>599</text:p>
          </table:table-cell>
          <table:table-cell table:formula="of:=[.K135]/[.L135]" office:value-type="float" office:value="3.27205623901582" calcext:value-type="float">
            <text:p>3,27205623901582</text:p>
          </table:table-cell>
        </table:table-row>
        <table:table-row table:style-name="ro1">
          <table:table-cell office:value-type="string" calcext:value-type="string">
            <text:p>g.22.69.gml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2.36" calcext:value-type="float">
            <text:p>12,36</text:p>
          </table:table-cell>
          <table:table-cell office:value-type="float" office:value="38.56" calcext:value-type="float">
            <text:p>38,56</text:p>
          </table:table-cell>
          <table:table-cell office:value-type="float" office:value="12.36" calcext:value-type="float">
            <text:p>12,36</text:p>
          </table:table-cell>
          <table:table-cell office:value-type="float" office:value="415" calcext:value-type="float">
            <text:p>415</text:p>
          </table:table-cell>
          <table:table-cell office:value-type="float" office:value="191.66" calcext:value-type="float">
            <text:p>191,66</text:p>
          </table:table-cell>
          <table:table-cell office:value-type="float" office:value="46" calcext:value-type="float">
            <text:p>46</text:p>
          </table:table-cell>
          <table:table-cell office:value-type="float" office:value="308.72" calcext:value-type="float">
            <text:p>308,72</text:p>
          </table:table-cell>
          <table:table-cell office:value-type="float" office:value="92.95" calcext:value-type="float">
            <text:p>92,95</text:p>
          </table:table-cell>
          <table:table-cell office:value-type="float" office:value="764" calcext:value-type="float">
            <text:p>764</text:p>
          </table:table-cell>
          <table:table-cell table:formula="of:=[.K136]/[.L136]" office:value-type="float" office:value="3.32135556750941" calcext:value-type="float">
            <text:p>3,32135556750941</text:p>
          </table:table-cell>
        </table:table-row>
        <table:table-row table:style-name="ro1">
          <table:table-cell office:value-type="string" calcext:value-type="string">
            <text:p>g.22.70.gml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30.83" calcext:value-type="float">
            <text:p>30,83</text:p>
          </table:table-cell>
          <table:table-cell office:value-type="float" office:value="53.19" calcext:value-type="float">
            <text:p>53,19</text:p>
          </table:table-cell>
          <table:table-cell office:value-type="float" office:value="30.83" calcext:value-type="float">
            <text:p>30,83</text:p>
          </table:table-cell>
          <table:table-cell office:value-type="float" office:value="628" calcext:value-type="float">
            <text:p>628</text:p>
          </table:table-cell>
          <table:table-cell office:value-type="float" office:value="185.16" calcext:value-type="float">
            <text:p>185,16</text:p>
          </table:table-cell>
          <table:table-cell office:value-type="float" office:value="6" calcext:value-type="float">
            <text:p>6</text:p>
          </table:table-cell>
          <table:table-cell office:value-type="float" office:value="271.37" calcext:value-type="float">
            <text:p>271,37</text:p>
          </table:table-cell>
          <table:table-cell office:value-type="float" office:value="117.15" calcext:value-type="float">
            <text:p>117,15</text:p>
          </table:table-cell>
          <table:table-cell office:value-type="float" office:value="995" calcext:value-type="float">
            <text:p>995</text:p>
          </table:table-cell>
          <table:table-cell table:formula="of:=[.K137]/[.L137]" office:value-type="float" office:value="2.31643192488263" calcext:value-type="float">
            <text:p>2,31643192488263</text:p>
          </table:table-cell>
        </table:table-row>
        <table:table-row table:style-name="ro1">
          <table:table-cell office:value-type="string" calcext:value-type="string">
            <text:p>g.22.54.gml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8.7" calcext:value-type="float">
            <text:p>18,7</text:p>
          </table:table-cell>
          <table:table-cell office:value-type="float" office:value="70.48" calcext:value-type="float">
            <text:p>70,48</text:p>
          </table:table-cell>
          <table:table-cell office:value-type="float" office:value="18.7" calcext:value-type="float">
            <text:p>18,7</text:p>
          </table:table-cell>
          <table:table-cell office:value-type="float" office:value="670" calcext:value-type="float">
            <text:p>670</text:p>
          </table:table-cell>
          <table:table-cell office:value-type="float" office:value="176.13" calcext:value-type="float">
            <text:p>176,13</text:p>
          </table:table-cell>
          <table:table-cell office:value-type="float" office:value="6" calcext:value-type="float">
            <text:p>6</text:p>
          </table:table-cell>
          <table:table-cell office:value-type="float" office:value="269.52" calcext:value-type="float">
            <text:p>269,52</text:p>
          </table:table-cell>
          <table:table-cell office:value-type="float" office:value="121.53" calcext:value-type="float">
            <text:p>121,53</text:p>
          </table:table-cell>
          <table:table-cell office:value-type="float" office:value="998" calcext:value-type="float">
            <text:p>998</text:p>
          </table:table-cell>
          <table:table-cell table:formula="of:=[.K138]/[.L138]" office:value-type="float" office:value="2.2177240187608" calcext:value-type="float">
            <text:p>2,2177240187608</text:p>
          </table:table-cell>
        </table:table-row>
        <table:table-row table:style-name="ro1">
          <table:table-cell office:value-type="string" calcext:value-type="string">
            <text:p>g.23.77.gml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8.84" calcext:value-type="float">
            <text:p>8,84</text:p>
          </table:table-cell>
          <table:table-cell office:value-type="float" office:value="45.17" calcext:value-type="float">
            <text:p>45,17</text:p>
          </table:table-cell>
          <table:table-cell office:value-type="float" office:value="8.84" calcext:value-type="float">
            <text:p>8,84</text:p>
          </table:table-cell>
          <table:table-cell office:value-type="float" office:value="11" calcext:value-type="float">
            <text:p>11</text:p>
          </table:table-cell>
          <table:table-cell office:value-type="float" office:value="171.53" calcext:value-type="float">
            <text:p>171,53</text:p>
          </table:table-cell>
          <table:table-cell office:value-type="float" office:value="24" calcext:value-type="float">
            <text:p>24</text:p>
          </table:table-cell>
          <table:table-cell office:value-type="float" office:value="293.62" calcext:value-type="float">
            <text:p>293,62</text:p>
          </table:table-cell>
          <table:table-cell office:value-type="float" office:value="98.05" calcext:value-type="float">
            <text:p>98,05</text:p>
          </table:table-cell>
          <table:table-cell office:value-type="float" office:value="1127" calcext:value-type="float">
            <text:p>1127</text:p>
          </table:table-cell>
          <table:table-cell table:formula="of:=[.K139]/[.L139]" office:value-type="float" office:value="2.99459459459459" calcext:value-type="float">
            <text:p>2,99459459459459</text:p>
          </table:table-cell>
        </table:table-row>
        <table:table-row table:style-name="ro1">
          <table:table-cell office:value-type="string" calcext:value-type="string">
            <text:p>g.23.103.gml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7.35" calcext:value-type="float">
            <text:p>17,35</text:p>
          </table:table-cell>
          <table:table-cell office:value-type="float" office:value="64.74" calcext:value-type="float">
            <text:p>64,74</text:p>
          </table:table-cell>
          <table:table-cell office:value-type="float" office:value="17.35" calcext:value-type="float">
            <text:p>17,35</text:p>
          </table:table-cell>
          <table:table-cell office:value-type="float" office:value="10" calcext:value-type="float">
            <text:p>10</text:p>
          </table:table-cell>
          <table:table-cell office:value-type="float" office:value="190.65" calcext:value-type="float">
            <text:p>190,65</text:p>
          </table:table-cell>
          <table:table-cell office:value-type="float" office:value="4" calcext:value-type="float">
            <text:p>4</text:p>
          </table:table-cell>
          <table:table-cell office:value-type="float" office:value="255.45" calcext:value-type="float">
            <text:p>255,45</text:p>
          </table:table-cell>
          <table:table-cell office:value-type="float" office:value="140.32" calcext:value-type="float">
            <text:p>140,32</text:p>
          </table:table-cell>
          <table:table-cell office:value-type="float" office:value="1058" calcext:value-type="float">
            <text:p>1058</text:p>
          </table:table-cell>
          <table:table-cell table:formula="of:=[.K140]/[.L140]" office:value-type="float" office:value="1.82048175598632" calcext:value-type="float">
            <text:p>1,82048175598632</text:p>
          </table:table-cell>
        </table:table-row>
        <table:table-row table:style-name="ro1">
          <table:table-cell office:value-type="string" calcext:value-type="string">
            <text:p>g.23.117.gml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7.85" calcext:value-type="float">
            <text:p>27,85</text:p>
          </table:table-cell>
          <table:table-cell office:value-type="float" office:value="58.38" calcext:value-type="float">
            <text:p>58,38</text:p>
          </table:table-cell>
          <table:table-cell office:value-type="float" office:value="27.85" calcext:value-type="float">
            <text:p>27,85</text:p>
          </table:table-cell>
          <table:table-cell office:value-type="float" office:value="10" calcext:value-type="float">
            <text:p>10</text:p>
          </table:table-cell>
          <table:table-cell office:value-type="float" office:value="180.92" calcext:value-type="float">
            <text:p>180,92</text:p>
          </table:table-cell>
          <table:table-cell office:value-type="float" office:value="8" calcext:value-type="float">
            <text:p>8</text:p>
          </table:table-cell>
          <table:table-cell office:value-type="float" office:value="289.7" calcext:value-type="float">
            <text:p>289,7</text:p>
          </table:table-cell>
          <table:table-cell office:value-type="float" office:value="94.92" calcext:value-type="float">
            <text:p>94,92</text:p>
          </table:table-cell>
          <table:table-cell office:value-type="float" office:value="1062" calcext:value-type="float">
            <text:p>1062</text:p>
          </table:table-cell>
          <table:table-cell table:formula="of:=[.K141]/[.L141]" office:value-type="float" office:value="3.05204382638011" calcext:value-type="float">
            <text:p>3,05204382638011</text:p>
          </table:table-cell>
        </table:table-row>
        <table:table-row table:style-name="ro1">
          <table:table-cell office:value-type="string" calcext:value-type="string">
            <text:p>g.23.107.gml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28.92" calcext:value-type="float">
            <text:p>28,92</text:p>
          </table:table-cell>
          <table:table-cell office:value-type="float" office:value="49.39" calcext:value-type="float">
            <text:p>49,39</text:p>
          </table:table-cell>
          <table:table-cell office:value-type="float" office:value="28.92" calcext:value-type="float">
            <text:p>28,92</text:p>
          </table:table-cell>
          <table:table-cell office:value-type="float" office:value="10" calcext:value-type="float">
            <text:p>10</text:p>
          </table:table-cell>
          <table:table-cell office:value-type="float" office:value="193.71" calcext:value-type="float">
            <text:p>193,71</text:p>
          </table:table-cell>
          <table:table-cell office:value-type="float" office:value="11" calcext:value-type="float">
            <text:p>11</text:p>
          </table:table-cell>
          <table:table-cell office:value-type="float" office:value="247.97" calcext:value-type="float">
            <text:p>247,97</text:p>
          </table:table-cell>
          <table:table-cell office:value-type="float" office:value="129.87" calcext:value-type="float">
            <text:p>129,87</text:p>
          </table:table-cell>
          <table:table-cell office:value-type="float" office:value="1082" calcext:value-type="float">
            <text:p>1082</text:p>
          </table:table-cell>
          <table:table-cell table:formula="of:=[.K142]/[.L142]" office:value-type="float" office:value="1.90937090937091" calcext:value-type="float">
            <text:p>1,90937090937091</text:p>
          </table:table-cell>
        </table:table-row>
        <table:table-row table:style-name="ro1">
          <table:table-cell office:value-type="string" calcext:value-type="string">
            <text:p>g.23.100.gml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7.22" calcext:value-type="float">
            <text:p>37,22</text:p>
          </table:table-cell>
          <table:table-cell office:value-type="float" office:value="62.85" calcext:value-type="float">
            <text:p>62,85</text:p>
          </table:table-cell>
          <table:table-cell office:value-type="float" office:value="37.22" calcext:value-type="float">
            <text:p>37,22</text:p>
          </table:table-cell>
          <table:table-cell office:value-type="float" office:value="10" calcext:value-type="float">
            <text:p>10</text:p>
          </table:table-cell>
          <table:table-cell office:value-type="float" office:value="180.04" calcext:value-type="float">
            <text:p>180,04</text:p>
          </table:table-cell>
          <table:table-cell office:value-type="float" office:value="3" calcext:value-type="float">
            <text:p>3</text:p>
          </table:table-cell>
          <table:table-cell office:value-type="float" office:value="237.2" calcext:value-type="float">
            <text:p>237,2</text:p>
          </table:table-cell>
          <table:table-cell office:value-type="float" office:value="133.05" calcext:value-type="float">
            <text:p>133,05</text:p>
          </table:table-cell>
          <table:table-cell office:value-type="float" office:value="1014" calcext:value-type="float">
            <text:p>1014</text:p>
          </table:table-cell>
          <table:table-cell table:formula="of:=[.K143]/[.L143]" office:value-type="float" office:value="1.78278842540398" calcext:value-type="float">
            <text:p>1,78278842540398</text:p>
          </table:table-cell>
        </table:table-row>
        <table:table-row table:style-name="ro1">
          <table:table-cell office:value-type="string" calcext:value-type="string">
            <text:p>g.23.115.gml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7.56" calcext:value-type="float">
            <text:p>37,56</text:p>
          </table:table-cell>
          <table:table-cell office:value-type="float" office:value="46.3" calcext:value-type="float">
            <text:p>46,3</text:p>
          </table:table-cell>
          <table:table-cell office:value-type="float" office:value="37.56" calcext:value-type="float">
            <text:p>37,56</text:p>
          </table:table-cell>
          <table:table-cell office:value-type="float" office:value="10" calcext:value-type="float">
            <text:p>10</text:p>
          </table:table-cell>
          <table:table-cell office:value-type="float" office:value="184.87" calcext:value-type="float">
            <text:p>184,87</text:p>
          </table:table-cell>
          <table:table-cell office:value-type="float" office:value="5" calcext:value-type="float">
            <text:p>5</text:p>
          </table:table-cell>
          <table:table-cell office:value-type="float" office:value="245.91" calcext:value-type="float">
            <text:p>245,91</text:p>
          </table:table-cell>
          <table:table-cell office:value-type="float" office:value="131.07" calcext:value-type="float">
            <text:p>131,07</text:p>
          </table:table-cell>
          <table:table-cell office:value-type="float" office:value="1094" calcext:value-type="float">
            <text:p>1094</text:p>
          </table:table-cell>
          <table:table-cell table:formula="of:=[.K144]/[.L144]" office:value-type="float" office:value="1.87617303730831" calcext:value-type="float">
            <text:p>1,87617303730831</text:p>
          </table:table-cell>
        </table:table-row>
        <table:table-row table:style-name="ro1">
          <table:table-cell office:value-type="string" calcext:value-type="string">
            <text:p>g.23.81.gml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2.95" calcext:value-type="float">
            <text:p>2,95</text:p>
          </table:table-cell>
          <table:table-cell office:value-type="float" office:value="26.32" calcext:value-type="float">
            <text:p>26,32</text:p>
          </table:table-cell>
          <table:table-cell office:value-type="float" office:value="2.95" calcext:value-type="float">
            <text:p>2,95</text:p>
          </table:table-cell>
          <table:table-cell office:value-type="float" office:value="287" calcext:value-type="float">
            <text:p>287</text:p>
          </table:table-cell>
          <table:table-cell office:value-type="float" office:value="207.62" calcext:value-type="float">
            <text:p>207,62</text:p>
          </table:table-cell>
          <table:table-cell office:value-type="float" office:value="158" calcext:value-type="float">
            <text:p>158</text:p>
          </table:table-cell>
          <table:table-cell office:value-type="float" office:value="462.69" calcext:value-type="float">
            <text:p>462,69</text:p>
          </table:table-cell>
          <table:table-cell office:value-type="float" office:value="72.91" calcext:value-type="float">
            <text:p>72,91</text:p>
          </table:table-cell>
          <table:table-cell office:value-type="float" office:value="744" calcext:value-type="float">
            <text:p>744</text:p>
          </table:table-cell>
          <table:table-cell table:formula="of:=[.K145]/[.L145]" office:value-type="float" office:value="6.34604306679468" calcext:value-type="float">
            <text:p>6,34604306679468</text:p>
          </table:table-cell>
        </table:table-row>
        <table:table-row table:style-name="ro1">
          <table:table-cell office:value-type="string" calcext:value-type="string">
            <text:p>g.23.85.gml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3.93" calcext:value-type="float">
            <text:p>3,93</text:p>
          </table:table-cell>
          <table:table-cell office:value-type="float" office:value="16.46" calcext:value-type="float">
            <text:p>16,46</text:p>
          </table:table-cell>
          <table:table-cell office:value-type="float" office:value="3.93" calcext:value-type="float">
            <text:p>3,93</text:p>
          </table:table-cell>
          <table:table-cell office:value-type="float" office:value="296" calcext:value-type="float">
            <text:p>296</text:p>
          </table:table-cell>
          <table:table-cell office:value-type="float" office:value="207.28" calcext:value-type="float">
            <text:p>207,28</text:p>
          </table:table-cell>
          <table:table-cell office:value-type="float" office:value="142" calcext:value-type="float">
            <text:p>142</text:p>
          </table:table-cell>
          <table:table-cell office:value-type="float" office:value="338.04" calcext:value-type="float">
            <text:p>338,04</text:p>
          </table:table-cell>
          <table:table-cell office:value-type="float" office:value="86.96" calcext:value-type="float">
            <text:p>86,96</text:p>
          </table:table-cell>
          <table:table-cell office:value-type="float" office:value="697" calcext:value-type="float">
            <text:p>697</text:p>
          </table:table-cell>
          <table:table-cell table:formula="of:=[.K146]/[.L146]" office:value-type="float" office:value="3.88730450781969" calcext:value-type="float">
            <text:p>3,88730450781969</text:p>
          </table:table-cell>
        </table:table-row>
        <table:table-row table:style-name="ro1">
          <table:table-cell office:value-type="string" calcext:value-type="string">
            <text:p>g.23.96.gml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1.96" calcext:value-type="float">
            <text:p>1,96</text:p>
          </table:table-cell>
          <table:table-cell office:value-type="float" office:value="25.95" calcext:value-type="float">
            <text:p>25,95</text:p>
          </table:table-cell>
          <table:table-cell office:value-type="float" office:value="1.96" calcext:value-type="float">
            <text:p>1,96</text:p>
          </table:table-cell>
          <table:table-cell office:value-type="float" office:value="493" calcext:value-type="float">
            <text:p>493</text:p>
          </table:table-cell>
          <table:table-cell office:value-type="float" office:value="201.17" calcext:value-type="float">
            <text:p>201,17</text:p>
          </table:table-cell>
          <table:table-cell office:value-type="float" office:value="151" calcext:value-type="float">
            <text:p>151</text:p>
          </table:table-cell>
          <table:table-cell office:value-type="float" office:value="391.93" calcext:value-type="float">
            <text:p>391,93</text:p>
          </table:table-cell>
          <table:table-cell office:value-type="float" office:value="74.67" calcext:value-type="float">
            <text:p>74,67</text:p>
          </table:table-cell>
          <table:table-cell office:value-type="float" office:value="1204" calcext:value-type="float">
            <text:p>1204</text:p>
          </table:table-cell>
          <table:table-cell table:formula="of:=[.K147]/[.L147]" office:value-type="float" office:value="5.24882817731351" calcext:value-type="float">
            <text:p>5,24882817731351</text:p>
          </table:table-cell>
        </table:table-row>
        <table:table-row table:style-name="ro1">
          <table:table-cell office:value-type="string" calcext:value-type="string">
            <text:p>g.23.90.gml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6.33" calcext:value-type="float">
            <text:p>6,33</text:p>
          </table:table-cell>
          <table:table-cell office:value-type="float" office:value="52.25" calcext:value-type="float">
            <text:p>52,25</text:p>
          </table:table-cell>
          <table:table-cell office:value-type="float" office:value="6.33" calcext:value-type="float">
            <text:p>6,33</text:p>
          </table:table-cell>
          <table:table-cell office:value-type="float" office:value="502" calcext:value-type="float">
            <text:p>502</text:p>
          </table:table-cell>
          <table:table-cell office:value-type="float" office:value="182.85" calcext:value-type="float">
            <text:p>182,85</text:p>
          </table:table-cell>
          <table:table-cell office:value-type="float" office:value="23" calcext:value-type="float">
            <text:p>23</text:p>
          </table:table-cell>
          <table:table-cell office:value-type="float" office:value="299.68" calcext:value-type="float">
            <text:p>299,68</text:p>
          </table:table-cell>
          <table:table-cell office:value-type="float" office:value="91.72" calcext:value-type="float">
            <text:p>91,72</text:p>
          </table:table-cell>
          <table:table-cell office:value-type="float" office:value="928" calcext:value-type="float">
            <text:p>928</text:p>
          </table:table-cell>
          <table:table-cell table:formula="of:=[.K148]/[.L148]" office:value-type="float" office:value="3.26733536851287" calcext:value-type="float">
            <text:p>3,26733536851287</text:p>
          </table:table-cell>
        </table:table-row>
        <table:table-row table:style-name="ro1">
          <table:table-cell office:value-type="string" calcext:value-type="string">
            <text:p>g.23.108.gml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21.75" calcext:value-type="float">
            <text:p>21,75</text:p>
          </table:table-cell>
          <table:table-cell office:value-type="float" office:value="47.05" calcext:value-type="float">
            <text:p>47,05</text:p>
          </table:table-cell>
          <table:table-cell office:value-type="float" office:value="21.75" calcext:value-type="float">
            <text:p>21,75</text:p>
          </table:table-cell>
          <table:table-cell office:value-type="float" office:value="514" calcext:value-type="float">
            <text:p>514</text:p>
          </table:table-cell>
          <table:table-cell office:value-type="float" office:value="194.26" calcext:value-type="float">
            <text:p>194,26</text:p>
          </table:table-cell>
          <table:table-cell office:value-type="float" office:value="11" calcext:value-type="float">
            <text:p>11</text:p>
          </table:table-cell>
          <table:table-cell office:value-type="float" office:value="326.1" calcext:value-type="float">
            <text:p>326,1</text:p>
          </table:table-cell>
          <table:table-cell office:value-type="float" office:value="109.78" calcext:value-type="float">
            <text:p>109,78</text:p>
          </table:table-cell>
          <table:table-cell office:value-type="float" office:value="816" calcext:value-type="float">
            <text:p>816</text:p>
          </table:table-cell>
          <table:table-cell table:formula="of:=[.K149]/[.L149]" office:value-type="float" office:value="2.97048642740026" calcext:value-type="float">
            <text:p>2,97048642740026</text:p>
          </table:table-cell>
        </table:table-row>
        <table:table-row table:style-name="ro1">
          <table:table-cell office:value-type="string" calcext:value-type="string">
            <text:p>g.23.106.gml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4.68" calcext:value-type="float">
            <text:p>14,68</text:p>
          </table:table-cell>
          <table:table-cell office:value-type="float" office:value="43.74" calcext:value-type="float">
            <text:p>43,74</text:p>
          </table:table-cell>
          <table:table-cell office:value-type="float" office:value="14.68" calcext:value-type="float">
            <text:p>14,68</text:p>
          </table:table-cell>
          <table:table-cell office:value-type="float" office:value="547" calcext:value-type="float">
            <text:p>547</text:p>
          </table:table-cell>
          <table:table-cell office:value-type="float" office:value="190.54" calcext:value-type="float">
            <text:p>190,54</text:p>
          </table:table-cell>
          <table:table-cell office:value-type="float" office:value="14" calcext:value-type="float">
            <text:p>14</text:p>
          </table:table-cell>
          <table:table-cell office:value-type="float" office:value="312.69" calcext:value-type="float">
            <text:p>312,69</text:p>
          </table:table-cell>
          <table:table-cell office:value-type="float" office:value="112.05" calcext:value-type="float">
            <text:p>112,05</text:p>
          </table:table-cell>
          <table:table-cell office:value-type="float" office:value="860" calcext:value-type="float">
            <text:p>860</text:p>
          </table:table-cell>
          <table:table-cell table:formula="of:=[.K150]/[.L150]" office:value-type="float" office:value="2.79062918340027" calcext:value-type="float">
            <text:p>2,79062918340027</text:p>
          </table:table-cell>
        </table:table-row>
        <table:table-row table:style-name="ro1">
          <table:table-cell office:value-type="string" calcext:value-type="string">
            <text:p>g.23.83.gml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7.18" calcext:value-type="float">
            <text:p>7,18</text:p>
          </table:table-cell>
          <table:table-cell office:value-type="float" office:value="51.37" calcext:value-type="float">
            <text:p>51,37</text:p>
          </table:table-cell>
          <table:table-cell office:value-type="float" office:value="7.18" calcext:value-type="float">
            <text:p>7,18</text:p>
          </table:table-cell>
          <table:table-cell office:value-type="float" office:value="581" calcext:value-type="float">
            <text:p>581</text:p>
          </table:table-cell>
          <table:table-cell office:value-type="float" office:value="182.8" calcext:value-type="float">
            <text:p>182,8</text:p>
          </table:table-cell>
          <table:table-cell office:value-type="float" office:value="23" calcext:value-type="float">
            <text:p>23</text:p>
          </table:table-cell>
          <table:table-cell office:value-type="float" office:value="299.01" calcext:value-type="float">
            <text:p>299,01</text:p>
          </table:table-cell>
          <table:table-cell office:value-type="float" office:value="94.26" calcext:value-type="float">
            <text:p>94,26</text:p>
          </table:table-cell>
          <table:table-cell office:value-type="float" office:value="1041" calcext:value-type="float">
            <text:p>1041</text:p>
          </table:table-cell>
          <table:table-cell table:formula="of:=[.K151]/[.L151]" office:value-type="float" office:value="3.17218332272438" calcext:value-type="float">
            <text:p>3,17218332272438</text:p>
          </table:table-cell>
        </table:table-row>
        <table:table-row table:style-name="ro1">
          <table:table-cell office:value-type="string" calcext:value-type="string">
            <text:p>g.23.86.gml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3.96" calcext:value-type="float">
            <text:p>3,96</text:p>
          </table:table-cell>
          <table:table-cell office:value-type="float" office:value="25.43" calcext:value-type="float">
            <text:p>25,43</text:p>
          </table:table-cell>
          <table:table-cell office:value-type="float" office:value="3.96" calcext:value-type="float">
            <text:p>3,96</text:p>
          </table:table-cell>
          <table:table-cell office:value-type="float" office:value="643" calcext:value-type="float">
            <text:p>643</text:p>
          </table:table-cell>
          <table:table-cell office:value-type="float" office:value="200.48" calcext:value-type="float">
            <text:p>200,48</text:p>
          </table:table-cell>
          <table:table-cell office:value-type="float" office:value="143" calcext:value-type="float">
            <text:p>143</text:p>
          </table:table-cell>
          <table:table-cell office:value-type="float" office:value="391.69" calcext:value-type="float">
            <text:p>391,69</text:p>
          </table:table-cell>
          <table:table-cell office:value-type="float" office:value="73.61" calcext:value-type="float">
            <text:p>73,61</text:p>
          </table:table-cell>
          <table:table-cell office:value-type="float" office:value="1604" calcext:value-type="float">
            <text:p>1604</text:p>
          </table:table-cell>
          <table:table-cell table:formula="of:=[.K152]/[.L152]" office:value-type="float" office:value="5.32115201738894" calcext:value-type="float">
            <text:p>5,32115201738894</text:p>
          </table:table-cell>
        </table:table-row>
        <table:table-row table:style-name="ro1">
          <table:table-cell office:value-type="string" calcext:value-type="string">
            <text:p>g.23.76.gml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8.88" calcext:value-type="float">
            <text:p>8,88</text:p>
          </table:table-cell>
          <table:table-cell office:value-type="float" office:value="42.11" calcext:value-type="float">
            <text:p>42,11</text:p>
          </table:table-cell>
          <table:table-cell office:value-type="float" office:value="8.88" calcext:value-type="float">
            <text:p>8,88</text:p>
          </table:table-cell>
          <table:table-cell office:value-type="float" office:value="688" calcext:value-type="float">
            <text:p>688</text:p>
          </table:table-cell>
          <table:table-cell office:value-type="float" office:value="171.66" calcext:value-type="float">
            <text:p>171,66</text:p>
          </table:table-cell>
          <table:table-cell office:value-type="float" office:value="24" calcext:value-type="float">
            <text:p>24</text:p>
          </table:table-cell>
          <table:table-cell office:value-type="float" office:value="286.92" calcext:value-type="float">
            <text:p>286,92</text:p>
          </table:table-cell>
          <table:table-cell office:value-type="float" office:value="111.06" calcext:value-type="float">
            <text:p>111,06</text:p>
          </table:table-cell>
          <table:table-cell office:value-type="float" office:value="1166" calcext:value-type="float">
            <text:p>1166</text:p>
          </table:table-cell>
          <table:table-cell table:formula="of:=[.K153]/[.L153]" office:value-type="float" office:value="2.58346839546191" calcext:value-type="float">
            <text:p>2,58346839546191</text:p>
          </table:table-cell>
        </table:table-row>
        <table:table-row table:style-name="ro1">
          <table:table-cell office:value-type="string" calcext:value-type="string">
            <text:p>g.24.47.gml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8.77" calcext:value-type="float">
            <text:p>8,77</text:p>
          </table:table-cell>
          <table:table-cell office:value-type="float" office:value="40.27" calcext:value-type="float">
            <text:p>40,27</text:p>
          </table:table-cell>
          <table:table-cell office:value-type="float" office:value="8.77" calcext:value-type="float">
            <text:p>8,77</text:p>
          </table:table-cell>
          <table:table-cell office:value-type="float" office:value="11" calcext:value-type="float">
            <text:p>11</text:p>
          </table:table-cell>
          <table:table-cell office:value-type="float" office:value="185.88" calcext:value-type="float">
            <text:p>185,88</text:p>
          </table:table-cell>
          <table:table-cell office:value-type="float" office:value="31" calcext:value-type="float">
            <text:p>31</text:p>
          </table:table-cell>
          <table:table-cell office:value-type="float" office:value="332.74" calcext:value-type="float">
            <text:p>332,74</text:p>
          </table:table-cell>
          <table:table-cell office:value-type="float" office:value="75.48" calcext:value-type="float">
            <text:p>75,48</text:p>
          </table:table-cell>
          <table:table-cell office:value-type="float" office:value="1228" calcext:value-type="float">
            <text:p>1228</text:p>
          </table:table-cell>
          <table:table-cell table:formula="of:=[.K154]/[.L154]" office:value-type="float" office:value="4.40832008479067" calcext:value-type="float">
            <text:p>4,40832008479067</text:p>
          </table:table-cell>
        </table:table-row>
        <table:table-row table:style-name="ro1">
          <table:table-cell office:value-type="string" calcext:value-type="string">
            <text:p>g.24.41.gml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2.08" calcext:value-type="float">
            <text:p>12,08</text:p>
          </table:table-cell>
          <table:table-cell office:value-type="float" office:value="44.21" calcext:value-type="float">
            <text:p>44,21</text:p>
          </table:table-cell>
          <table:table-cell office:value-type="float" office:value="12.08" calcext:value-type="float">
            <text:p>12,08</text:p>
          </table:table-cell>
          <table:table-cell office:value-type="float" office:value="19" calcext:value-type="float">
            <text:p>19</text:p>
          </table:table-cell>
          <table:table-cell office:value-type="float" office:value="184.1" calcext:value-type="float">
            <text:p>184,1</text:p>
          </table:table-cell>
          <table:table-cell office:value-type="float" office:value="21" calcext:value-type="float">
            <text:p>21</text:p>
          </table:table-cell>
          <table:table-cell office:value-type="float" office:value="290.01" calcext:value-type="float">
            <text:p>290,01</text:p>
          </table:table-cell>
          <table:table-cell office:value-type="float" office:value="69.23" calcext:value-type="float">
            <text:p>69,23</text:p>
          </table:table-cell>
          <table:table-cell office:value-type="float" office:value="1203" calcext:value-type="float">
            <text:p>1203</text:p>
          </table:table-cell>
          <table:table-cell table:formula="of:=[.K155]/[.L155]" office:value-type="float" office:value="4.18907987866532" calcext:value-type="float">
            <text:p>4,18907987866532</text:p>
          </table:table-cell>
        </table:table-row>
        <table:table-row table:style-name="ro1">
          <table:table-cell office:value-type="string" calcext:value-type="string">
            <text:p>g.24.34.gml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2.88" calcext:value-type="float">
            <text:p>12,88</text:p>
          </table:table-cell>
          <table:table-cell office:value-type="float" office:value="48.35" calcext:value-type="float">
            <text:p>48,35</text:p>
          </table:table-cell>
          <table:table-cell office:value-type="float" office:value="12.88" calcext:value-type="float">
            <text:p>12,88</text:p>
          </table:table-cell>
          <table:table-cell office:value-type="float" office:value="19" calcext:value-type="float">
            <text:p>19</text:p>
          </table:table-cell>
          <table:table-cell office:value-type="float" office:value="185.45" calcext:value-type="float">
            <text:p>185,45</text:p>
          </table:table-cell>
          <table:table-cell office:value-type="float" office:value="20" calcext:value-type="float">
            <text:p>20</text:p>
          </table:table-cell>
          <table:table-cell office:value-type="float" office:value="307.76" calcext:value-type="float">
            <text:p>307,76</text:p>
          </table:table-cell>
          <table:table-cell office:value-type="float" office:value="115.84" calcext:value-type="float">
            <text:p>115,84</text:p>
          </table:table-cell>
          <table:table-cell office:value-type="float" office:value="1161" calcext:value-type="float">
            <text:p>1161</text:p>
          </table:table-cell>
          <table:table-cell table:formula="of:=[.K156]/[.L156]" office:value-type="float" office:value="2.6567679558011" calcext:value-type="float">
            <text:p>2,6567679558011</text:p>
          </table:table-cell>
        </table:table-row>
        <table:table-row table:style-name="ro1">
          <table:table-cell office:value-type="string" calcext:value-type="string">
            <text:p>g.24.35.gml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4.23" calcext:value-type="float">
            <text:p>14,23</text:p>
          </table:table-cell>
          <table:table-cell office:value-type="float" office:value="46.98" calcext:value-type="float">
            <text:p>46,98</text:p>
          </table:table-cell>
          <table:table-cell office:value-type="float" office:value="14.23" calcext:value-type="float">
            <text:p>14,23</text:p>
          </table:table-cell>
          <table:table-cell office:value-type="float" office:value="10" calcext:value-type="float">
            <text:p>10</text:p>
          </table:table-cell>
          <table:table-cell office:value-type="float" office:value="183.69" calcext:value-type="float">
            <text:p>183,69</text:p>
          </table:table-cell>
          <table:table-cell office:value-type="float" office:value="22" calcext:value-type="float">
            <text:p>22</text:p>
          </table:table-cell>
          <table:table-cell office:value-type="float" office:value="316" calcext:value-type="float">
            <text:p>316</text:p>
          </table:table-cell>
          <table:table-cell office:value-type="float" office:value="109.12" calcext:value-type="float">
            <text:p>109,12</text:p>
          </table:table-cell>
          <table:table-cell office:value-type="float" office:value="1158" calcext:value-type="float">
            <text:p>1158</text:p>
          </table:table-cell>
          <table:table-cell table:formula="of:=[.K157]/[.L157]" office:value-type="float" office:value="2.89589442815249" calcext:value-type="float">
            <text:p>2,89589442815249</text:p>
          </table:table-cell>
        </table:table-row>
        <table:table-row table:style-name="ro1">
          <table:table-cell office:value-type="string" calcext:value-type="string">
            <text:p>g.24.43.gml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4.09" calcext:value-type="float">
            <text:p>4,09</text:p>
          </table:table-cell>
          <table:table-cell office:value-type="float" office:value="16.87" calcext:value-type="float">
            <text:p>16,87</text:p>
          </table:table-cell>
          <table:table-cell office:value-type="float" office:value="4.09" calcext:value-type="float">
            <text:p>4,09</text:p>
          </table:table-cell>
          <table:table-cell office:value-type="float" office:value="346" calcext:value-type="float">
            <text:p>346</text:p>
          </table:table-cell>
          <table:table-cell office:value-type="float" office:value="213.59" calcext:value-type="float">
            <text:p>213,59</text:p>
          </table:table-cell>
          <table:table-cell office:value-type="float" office:value="167" calcext:value-type="float">
            <text:p>167</text:p>
          </table:table-cell>
          <table:table-cell office:value-type="float" office:value="458.05" calcext:value-type="float">
            <text:p>458,05</text:p>
          </table:table-cell>
          <table:table-cell office:value-type="float" office:value="87.37" calcext:value-type="float">
            <text:p>87,37</text:p>
          </table:table-cell>
          <table:table-cell office:value-type="float" office:value="899" calcext:value-type="float">
            <text:p>899</text:p>
          </table:table-cell>
          <table:table-cell table:formula="of:=[.K158]/[.L158]" office:value-type="float" office:value="5.24264621723704" calcext:value-type="float">
            <text:p>5,24264621723704</text:p>
          </table:table-cell>
        </table:table-row>
        <table:table-row table:style-name="ro1">
          <table:table-cell office:value-type="string" calcext:value-type="string">
            <text:p>g.24.46.gml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.77" calcext:value-type="float">
            <text:p>4,77</text:p>
          </table:table-cell>
          <table:table-cell office:value-type="float" office:value="50.07" calcext:value-type="float">
            <text:p>50,07</text:p>
          </table:table-cell>
          <table:table-cell office:value-type="float" office:value="4.77" calcext:value-type="float">
            <text:p>4,77</text:p>
          </table:table-cell>
          <table:table-cell office:value-type="float" office:value="488" calcext:value-type="float">
            <text:p>488</text:p>
          </table:table-cell>
          <table:table-cell office:value-type="float" office:value="193.85" calcext:value-type="float">
            <text:p>193,85</text:p>
          </table:table-cell>
          <table:table-cell office:value-type="float" office:value="31" calcext:value-type="float">
            <text:p>31</text:p>
          </table:table-cell>
          <table:table-cell office:value-type="float" office:value="288.5" calcext:value-type="float">
            <text:p>288,5</text:p>
          </table:table-cell>
          <table:table-cell office:value-type="float" office:value="80.48" calcext:value-type="float">
            <text:p>80,48</text:p>
          </table:table-cell>
          <table:table-cell office:value-type="float" office:value="844" calcext:value-type="float">
            <text:p>844</text:p>
          </table:table-cell>
          <table:table-cell table:formula="of:=[.K159]/[.L159]" office:value-type="float" office:value="3.58474155069582" calcext:value-type="float">
            <text:p>3,58474155069582</text:p>
          </table:table-cell>
        </table:table-row>
        <table:table-row table:style-name="ro1">
          <table:table-cell office:value-type="string" calcext:value-type="string">
            <text:p>g.24.39.gml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3.65" calcext:value-type="float">
            <text:p>23,65</text:p>
          </table:table-cell>
          <table:table-cell office:value-type="float" office:value="4" calcext:value-type="float">
            <text:p>4</text:p>
          </table:table-cell>
          <table:table-cell office:value-type="float" office:value="490" calcext:value-type="float">
            <text:p>490</text:p>
          </table:table-cell>
          <table:table-cell office:value-type="float" office:value="204.79" calcext:value-type="float">
            <text:p>204,79</text:p>
          </table:table-cell>
          <table:table-cell office:value-type="float" office:value="136" calcext:value-type="float">
            <text:p>136</text:p>
          </table:table-cell>
          <table:table-cell office:value-type="float" office:value="387.73" calcext:value-type="float">
            <text:p>387,73</text:p>
          </table:table-cell>
          <table:table-cell office:value-type="float" office:value="86.47" calcext:value-type="float">
            <text:p>86,47</text:p>
          </table:table-cell>
          <table:table-cell office:value-type="float" office:value="1216" calcext:value-type="float">
            <text:p>1216</text:p>
          </table:table-cell>
          <table:table-cell table:formula="of:=[.K160]/[.L160]" office:value-type="float" office:value="4.48398288423731" calcext:value-type="float">
            <text:p>4,48398288423731</text:p>
          </table:table-cell>
        </table:table-row>
        <table:table-row table:style-name="ro1">
          <table:table-cell office:value-type="string" calcext:value-type="string">
            <text:p>g.25.18.gml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7.37" calcext:value-type="float">
            <text:p>7,37</text:p>
          </table:table-cell>
          <table:table-cell office:value-type="float" office:value="35.56" calcext:value-type="float">
            <text:p>35,56</text:p>
          </table:table-cell>
          <table:table-cell office:value-type="float" office:value="7.37" calcext:value-type="float">
            <text:p>7,37</text:p>
          </table:table-cell>
          <table:table-cell office:value-type="float" office:value="21" calcext:value-type="float">
            <text:p>21</text:p>
          </table:table-cell>
          <table:table-cell office:value-type="float" office:value="177.66" calcext:value-type="float">
            <text:p>177,66</text:p>
          </table:table-cell>
          <table:table-cell office:value-type="float" office:value="17" calcext:value-type="float">
            <text:p>17</text:p>
          </table:table-cell>
          <table:table-cell office:value-type="float" office:value="301.08" calcext:value-type="float">
            <text:p>301,08</text:p>
          </table:table-cell>
          <table:table-cell office:value-type="float" office:value="111.61" calcext:value-type="float">
            <text:p>111,61</text:p>
          </table:table-cell>
          <table:table-cell office:value-type="float" office:value="1221" calcext:value-type="float">
            <text:p>1221</text:p>
          </table:table-cell>
          <table:table-cell table:formula="of:=[.K161]/[.L161]" office:value-type="float" office:value="2.69760774124182" calcext:value-type="float">
            <text:p>2,69760774124182</text:p>
          </table:table-cell>
        </table:table-row>
        <table:table-row table:style-name="ro1">
          <table:table-cell office:value-type="string" calcext:value-type="string">
            <text:p>g.25.45.gml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8.22" calcext:value-type="float">
            <text:p>8,22</text:p>
          </table:table-cell>
          <table:table-cell office:value-type="float" office:value="51.76" calcext:value-type="float">
            <text:p>51,76</text:p>
          </table:table-cell>
          <table:table-cell office:value-type="float" office:value="8.22" calcext:value-type="float">
            <text:p>8,22</text:p>
          </table:table-cell>
          <table:table-cell office:value-type="float" office:value="11" calcext:value-type="float">
            <text:p>11</text:p>
          </table:table-cell>
          <table:table-cell office:value-type="float" office:value="183.61" calcext:value-type="float">
            <text:p>183,61</text:p>
          </table:table-cell>
          <table:table-cell office:value-type="float" office:value="21" calcext:value-type="float">
            <text:p>21</text:p>
          </table:table-cell>
          <table:table-cell office:value-type="float" office:value="277.78" calcext:value-type="float">
            <text:p>277,78</text:p>
          </table:table-cell>
          <table:table-cell office:value-type="float" office:value="97.69" calcext:value-type="float">
            <text:p>97,69</text:p>
          </table:table-cell>
          <table:table-cell office:value-type="float" office:value="1235" calcext:value-type="float">
            <text:p>1235</text:p>
          </table:table-cell>
          <table:table-cell table:formula="of:=[.K162]/[.L162]" office:value-type="float" office:value="2.84348449175965" calcext:value-type="float">
            <text:p>2,84348449175965</text:p>
          </table:table-cell>
        </table:table-row>
        <table:table-row table:style-name="ro1">
          <table:table-cell office:value-type="string" calcext:value-type="string">
            <text:p>g.25.32.gml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8.32" calcext:value-type="float">
            <text:p>8,32</text:p>
          </table:table-cell>
          <table:table-cell office:value-type="float" office:value="50.56" calcext:value-type="float">
            <text:p>50,56</text:p>
          </table:table-cell>
          <table:table-cell office:value-type="float" office:value="8.32" calcext:value-type="float">
            <text:p>8,32</text:p>
          </table:table-cell>
          <table:table-cell office:value-type="float" office:value="11" calcext:value-type="float">
            <text:p>11</text:p>
          </table:table-cell>
          <table:table-cell office:value-type="float" office:value="183.22" calcext:value-type="float">
            <text:p>183,22</text:p>
          </table:table-cell>
          <table:table-cell office:value-type="float" office:value="21" calcext:value-type="float">
            <text:p>21</text:p>
          </table:table-cell>
          <table:table-cell office:value-type="float" office:value="283.61" calcext:value-type="float">
            <text:p>283,61</text:p>
          </table:table-cell>
          <table:table-cell office:value-type="float" office:value="97.77" calcext:value-type="float">
            <text:p>97,77</text:p>
          </table:table-cell>
          <table:table-cell office:value-type="float" office:value="1196" calcext:value-type="float">
            <text:p>1196</text:p>
          </table:table-cell>
          <table:table-cell table:formula="of:=[.K163]/[.L163]" office:value-type="float" office:value="2.90078756264703" calcext:value-type="float">
            <text:p>2,90078756264703</text:p>
          </table:table-cell>
        </table:table-row>
        <table:table-row table:style-name="ro1">
          <table:table-cell office:value-type="string" calcext:value-type="string">
            <text:p>g.25.34.gml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8.37" calcext:value-type="float">
            <text:p>8,37</text:p>
          </table:table-cell>
          <table:table-cell office:value-type="float" office:value="51.69" calcext:value-type="float">
            <text:p>51,69</text:p>
          </table:table-cell>
          <table:table-cell office:value-type="float" office:value="8.37" calcext:value-type="float">
            <text:p>8,37</text:p>
          </table:table-cell>
          <table:table-cell office:value-type="float" office:value="11" calcext:value-type="float">
            <text:p>11</text:p>
          </table:table-cell>
          <table:table-cell office:value-type="float" office:value="182.97" calcext:value-type="float">
            <text:p>182,97</text:p>
          </table:table-cell>
          <table:table-cell office:value-type="float" office:value="21" calcext:value-type="float">
            <text:p>21</text:p>
          </table:table-cell>
          <table:table-cell office:value-type="float" office:value="272.88" calcext:value-type="float">
            <text:p>272,88</text:p>
          </table:table-cell>
          <table:table-cell office:value-type="float" office:value="97.85" calcext:value-type="float">
            <text:p>97,85</text:p>
          </table:table-cell>
          <table:table-cell office:value-type="float" office:value="1273" calcext:value-type="float">
            <text:p>1273</text:p>
          </table:table-cell>
          <table:table-cell table:formula="of:=[.K164]/[.L164]" office:value-type="float" office:value="2.7887583035258" calcext:value-type="float">
            <text:p>2,7887583035258</text:p>
          </table:table-cell>
        </table:table-row>
        <table:table-row table:style-name="ro1">
          <table:table-cell office:value-type="string" calcext:value-type="string">
            <text:p>g.25.43.gml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8.4" calcext:value-type="float">
            <text:p>8,4</text:p>
          </table:table-cell>
          <table:table-cell office:value-type="float" office:value="51.23" calcext:value-type="float">
            <text:p>51,23</text:p>
          </table:table-cell>
          <table:table-cell office:value-type="float" office:value="8.4" calcext:value-type="float">
            <text:p>8,4</text:p>
          </table:table-cell>
          <table:table-cell office:value-type="float" office:value="11" calcext:value-type="float">
            <text:p>11</text:p>
          </table:table-cell>
          <table:table-cell office:value-type="float" office:value="183.28" calcext:value-type="float">
            <text:p>183,28</text:p>
          </table:table-cell>
          <table:table-cell office:value-type="float" office:value="21" calcext:value-type="float">
            <text:p>21</text:p>
          </table:table-cell>
          <table:table-cell office:value-type="float" office:value="278.86" calcext:value-type="float">
            <text:p>278,86</text:p>
          </table:table-cell>
          <table:table-cell office:value-type="float" office:value="98.52" calcext:value-type="float">
            <text:p>98,52</text:p>
          </table:table-cell>
          <table:table-cell office:value-type="float" office:value="1208" calcext:value-type="float">
            <text:p>1208</text:p>
          </table:table-cell>
          <table:table-cell table:formula="of:=[.K165]/[.L165]" office:value-type="float" office:value="2.83049127080796" calcext:value-type="float">
            <text:p>2,83049127080796</text:p>
          </table:table-cell>
        </table:table-row>
        <table:table-row table:style-name="ro1">
          <table:table-cell office:value-type="string" calcext:value-type="string">
            <text:p>g.25.33.gml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8.91" calcext:value-type="float">
            <text:p>8,91</text:p>
          </table:table-cell>
          <table:table-cell office:value-type="float" office:value="51.2" calcext:value-type="float">
            <text:p>51,2</text:p>
          </table:table-cell>
          <table:table-cell office:value-type="float" office:value="8.91" calcext:value-type="float">
            <text:p>8,91</text:p>
          </table:table-cell>
          <table:table-cell office:value-type="float" office:value="11" calcext:value-type="float">
            <text:p>11</text:p>
          </table:table-cell>
          <table:table-cell office:value-type="float" office:value="183.21" calcext:value-type="float">
            <text:p>183,21</text:p>
          </table:table-cell>
          <table:table-cell office:value-type="float" office:value="22" calcext:value-type="float">
            <text:p>22</text:p>
          </table:table-cell>
          <table:table-cell office:value-type="float" office:value="285.04" calcext:value-type="float">
            <text:p>285,04</text:p>
          </table:table-cell>
          <table:table-cell office:value-type="float" office:value="81.18" calcext:value-type="float">
            <text:p>81,18</text:p>
          </table:table-cell>
          <table:table-cell office:value-type="float" office:value="1228" calcext:value-type="float">
            <text:p>1228</text:p>
          </table:table-cell>
          <table:table-cell table:formula="of:=[.K166]/[.L166]" office:value-type="float" office:value="3.51120965755112" calcext:value-type="float">
            <text:p>3,51120965755112</text:p>
          </table:table-cell>
        </table:table-row>
        <table:table-row table:style-name="ro1">
          <table:table-cell office:value-type="string" calcext:value-type="string">
            <text:p>g.25.28.gml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0.48" calcext:value-type="float">
            <text:p>20,48</text:p>
          </table:table-cell>
          <table:table-cell office:value-type="float" office:value="36.23" calcext:value-type="float">
            <text:p>36,23</text:p>
          </table:table-cell>
          <table:table-cell office:value-type="float" office:value="20.48" calcext:value-type="float">
            <text:p>20,48</text:p>
          </table:table-cell>
          <table:table-cell office:value-type="float" office:value="10" calcext:value-type="float">
            <text:p>10</text:p>
          </table:table-cell>
          <table:table-cell office:value-type="float" office:value="188.31" calcext:value-type="float">
            <text:p>188,31</text:p>
          </table:table-cell>
          <table:table-cell office:value-type="float" office:value="13" calcext:value-type="float">
            <text:p>13</text:p>
          </table:table-cell>
          <table:table-cell office:value-type="float" office:value="343.63" calcext:value-type="float">
            <text:p>343,63</text:p>
          </table:table-cell>
          <table:table-cell office:value-type="float" office:value="121.31" calcext:value-type="float">
            <text:p>121,31</text:p>
          </table:table-cell>
          <table:table-cell office:value-type="float" office:value="1073" calcext:value-type="float">
            <text:p>1073</text:p>
          </table:table-cell>
          <table:table-cell table:formula="of:=[.K167]/[.L167]" office:value-type="float" office:value="2.83266012694749" calcext:value-type="float">
            <text:p>2,83266012694749</text:p>
          </table:table-cell>
        </table:table-row>
        <table:table-row table:style-name="ro1">
          <table:table-cell office:value-type="string" calcext:value-type="string">
            <text:p>g.25.55.gml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26.87" calcext:value-type="float">
            <text:p>26,87</text:p>
          </table:table-cell>
          <table:table-cell office:value-type="float" office:value="35.1" calcext:value-type="float">
            <text:p>35,1</text:p>
          </table:table-cell>
          <table:table-cell office:value-type="float" office:value="26.87" calcext:value-type="float">
            <text:p>26,87</text:p>
          </table:table-cell>
          <table:table-cell office:value-type="float" office:value="10" calcext:value-type="float">
            <text:p>10</text:p>
          </table:table-cell>
          <table:table-cell office:value-type="float" office:value="187.08" calcext:value-type="float">
            <text:p>187,08</text:p>
          </table:table-cell>
          <table:table-cell office:value-type="float" office:value="28" calcext:value-type="float">
            <text:p>28</text:p>
          </table:table-cell>
          <table:table-cell office:value-type="float" office:value="338.84" calcext:value-type="float">
            <text:p>338,84</text:p>
          </table:table-cell>
          <table:table-cell office:value-type="float" office:value="126.1" calcext:value-type="float">
            <text:p>126,1</text:p>
          </table:table-cell>
          <table:table-cell office:value-type="float" office:value="1248" calcext:value-type="float">
            <text:p>1248</text:p>
          </table:table-cell>
          <table:table-cell table:formula="of:=[.K168]/[.L168]" office:value-type="float" office:value="2.68707375099128" calcext:value-type="float">
            <text:p>2,68707375099128</text:p>
          </table:table-cell>
        </table:table-row>
        <table:table-row table:style-name="ro1">
          <table:table-cell office:value-type="string" calcext:value-type="string">
            <text:p>g.25.40.gml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34.26" calcext:value-type="float">
            <text:p>34,26</text:p>
          </table:table-cell>
          <table:table-cell office:value-type="float" office:value="50.32" calcext:value-type="float">
            <text:p>50,32</text:p>
          </table:table-cell>
          <table:table-cell office:value-type="float" office:value="34.26" calcext:value-type="float">
            <text:p>34,26</text:p>
          </table:table-cell>
          <table:table-cell office:value-type="float" office:value="10" calcext:value-type="float">
            <text:p>10</text:p>
          </table:table-cell>
          <table:table-cell office:value-type="float" office:value="183.96" calcext:value-type="float">
            <text:p>183,96</text:p>
          </table:table-cell>
          <table:table-cell office:value-type="float" office:value="10" calcext:value-type="float">
            <text:p>10</text:p>
          </table:table-cell>
          <table:table-cell office:value-type="float" office:value="256.54" calcext:value-type="float">
            <text:p>256,54</text:p>
          </table:table-cell>
          <table:table-cell office:value-type="float" office:value="133.18" calcext:value-type="float">
            <text:p>133,18</text:p>
          </table:table-cell>
          <table:table-cell office:value-type="float" office:value="1158" calcext:value-type="float">
            <text:p>1158</text:p>
          </table:table-cell>
          <table:table-cell table:formula="of:=[.K169]/[.L169]" office:value-type="float" office:value="1.92626520498573" calcext:value-type="float">
            <text:p>1,92626520498573</text:p>
          </table:table-cell>
        </table:table-row>
        <table:table-row table:style-name="ro1">
          <table:table-cell office:value-type="string" calcext:value-type="string">
            <text:p>g.25.26.gml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34.96" calcext:value-type="float">
            <text:p>34,96</text:p>
          </table:table-cell>
          <table:table-cell office:value-type="float" office:value="50.9" calcext:value-type="float">
            <text:p>50,9</text:p>
          </table:table-cell>
          <table:table-cell office:value-type="float" office:value="34.96" calcext:value-type="float">
            <text:p>34,96</text:p>
          </table:table-cell>
          <table:table-cell office:value-type="float" office:value="10" calcext:value-type="float">
            <text:p>10</text:p>
          </table:table-cell>
          <table:table-cell office:value-type="float" office:value="183.63" calcext:value-type="float">
            <text:p>183,63</text:p>
          </table:table-cell>
          <table:table-cell office:value-type="float" office:value="10" calcext:value-type="float">
            <text:p>10</text:p>
          </table:table-cell>
          <table:table-cell office:value-type="float" office:value="260.54" calcext:value-type="float">
            <text:p>260,54</text:p>
          </table:table-cell>
          <table:table-cell office:value-type="float" office:value="131.62" calcext:value-type="float">
            <text:p>131,62</text:p>
          </table:table-cell>
          <table:table-cell office:value-type="float" office:value="1136" calcext:value-type="float">
            <text:p>1136</text:p>
          </table:table-cell>
          <table:table-cell table:formula="of:=[.K170]/[.L170]" office:value-type="float" office:value="1.97948640024312" calcext:value-type="float">
            <text:p>1,97948640024312</text:p>
          </table:table-cell>
        </table:table-row>
        <table:table-row table:style-name="ro1">
          <table:table-cell office:value-type="string" calcext:value-type="string">
            <text:p>g.25.1.gml</text:p>
          </table:table-cell>
          <table:table-cell office:value-type="float" office:value="25" calcext:value-type="float">
            <text:p>25</text:p>
          </table:table-cell>
          <table:table-cell office:value-type="float" office:value="184" calcext:value-type="float">
            <text:p>184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178" calcext:value-type="float">
            <text:p>178</text:p>
          </table:table-cell>
          <table:table-cell office:value-type="float" office:value="133954.29" calcext:value-type="float">
            <text:p>133954,29</text:p>
          </table:table-cell>
          <table:table-cell office:value-type="float" office:value="2437" calcext:value-type="float">
            <text:p>2437</text:p>
          </table:table-cell>
          <table:table-cell office:value-type="float" office:value="1200729.13" calcext:value-type="float">
            <text:p>1200729,13</text:p>
          </table:table-cell>
          <table:table-cell office:value-type="float" office:value="1298.76" calcext:value-type="float">
            <text:p>1298,76</text:p>
          </table:table-cell>
          <table:table-cell office:value-type="float" office:value="2056" calcext:value-type="float">
            <text:p>2056</text:p>
          </table:table-cell>
          <table:table-cell table:formula="of:=[.K171]/[.L171]" office:value-type="float" office:value="924.51964181219" calcext:value-type="float">
            <text:p>924,51964181219</text:p>
          </table:table-cell>
        </table:table-row>
        <table:table-row table:style-name="ro1">
          <table:table-cell office:value-type="string" calcext:value-type="string">
            <text:p>g.25.36.gml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1.87" calcext:value-type="float">
            <text:p>1,87</text:p>
          </table:table-cell>
          <table:table-cell office:value-type="float" office:value="26.65" calcext:value-type="float">
            <text:p>26,65</text:p>
          </table:table-cell>
          <table:table-cell office:value-type="float" office:value="1.87" calcext:value-type="float">
            <text:p>1,87</text:p>
          </table:table-cell>
          <table:table-cell office:value-type="float" office:value="224" calcext:value-type="float">
            <text:p>224</text:p>
          </table:table-cell>
          <table:table-cell office:value-type="float" office:value="198.64" calcext:value-type="float">
            <text:p>198,64</text:p>
          </table:table-cell>
          <table:table-cell office:value-type="float" office:value="142" calcext:value-type="float">
            <text:p>142</text:p>
          </table:table-cell>
          <table:table-cell office:value-type="float" office:value="430.06" calcext:value-type="float">
            <text:p>430,06</text:p>
          </table:table-cell>
          <table:table-cell office:value-type="float" office:value="68.9" calcext:value-type="float">
            <text:p>68,9</text:p>
          </table:table-cell>
          <table:table-cell office:value-type="float" office:value="574" calcext:value-type="float">
            <text:p>574</text:p>
          </table:table-cell>
          <table:table-cell table:formula="of:=[.K172]/[.L172]" office:value-type="float" office:value="6.24179970972424" calcext:value-type="float">
            <text:p>6,24179970972424</text:p>
          </table:table-cell>
        </table:table-row>
        <table:table-row table:style-name="ro1">
          <table:table-cell office:value-type="string" calcext:value-type="string">
            <text:p>g.26.13.gml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8.85" calcext:value-type="float">
            <text:p>8,85</text:p>
          </table:table-cell>
          <table:table-cell office:value-type="float" office:value="51.3" calcext:value-type="float">
            <text:p>51,3</text:p>
          </table:table-cell>
          <table:table-cell office:value-type="float" office:value="8.85" calcext:value-type="float">
            <text:p>8,85</text:p>
          </table:table-cell>
          <table:table-cell office:value-type="float" office:value="11" calcext:value-type="float">
            <text:p>11</text:p>
          </table:table-cell>
          <table:table-cell office:value-type="float" office:value="183.92" calcext:value-type="float">
            <text:p>183,92</text:p>
          </table:table-cell>
          <table:table-cell office:value-type="float" office:value="22" calcext:value-type="float">
            <text:p>22</text:p>
          </table:table-cell>
          <table:table-cell office:value-type="float" office:value="283.1" calcext:value-type="float">
            <text:p>283,1</text:p>
          </table:table-cell>
          <table:table-cell office:value-type="float" office:value="81.43" calcext:value-type="float">
            <text:p>81,43</text:p>
          </table:table-cell>
          <table:table-cell office:value-type="float" office:value="1187" calcext:value-type="float">
            <text:p>1187</text:p>
          </table:table-cell>
          <table:table-cell table:formula="of:=[.K173]/[.L173]" office:value-type="float" office:value="3.47660567358467" calcext:value-type="float">
            <text:p>3,47660567358467</text:p>
          </table:table-cell>
        </table:table-row>
        <table:table-row table:style-name="ro1">
          <table:table-cell office:value-type="string" calcext:value-type="string">
            <text:p>g.26.29.gml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0.83" calcext:value-type="float">
            <text:p>10,83</text:p>
          </table:table-cell>
          <table:table-cell office:value-type="float" office:value="60.18" calcext:value-type="float">
            <text:p>60,18</text:p>
          </table:table-cell>
          <table:table-cell office:value-type="float" office:value="10.83" calcext:value-type="float">
            <text:p>10,83</text:p>
          </table:table-cell>
          <table:table-cell office:value-type="float" office:value="19" calcext:value-type="float">
            <text:p>19</text:p>
          </table:table-cell>
          <table:table-cell office:value-type="float" office:value="178.89" calcext:value-type="float">
            <text:p>178,89</text:p>
          </table:table-cell>
          <table:table-cell office:value-type="float" office:value="19" calcext:value-type="float">
            <text:p>19</text:p>
          </table:table-cell>
          <table:table-cell office:value-type="float" office:value="297.21" calcext:value-type="float">
            <text:p>297,21</text:p>
          </table:table-cell>
          <table:table-cell office:value-type="float" office:value="123.65" calcext:value-type="float">
            <text:p>123,65</text:p>
          </table:table-cell>
          <table:table-cell office:value-type="float" office:value="1178" calcext:value-type="float">
            <text:p>1178</text:p>
          </table:table-cell>
          <table:table-cell table:formula="of:=[.K174]/[.L174]" office:value-type="float" office:value="2.40363930448848" calcext:value-type="float">
            <text:p>2,40363930448848</text:p>
          </table:table-cell>
        </table:table-row>
        <table:table-row table:style-name="ro1">
          <table:table-cell office:value-type="string" calcext:value-type="string">
            <text:p>g.26.22.gml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0.7" calcext:value-type="float">
            <text:p>30,7</text:p>
          </table:table-cell>
          <table:table-cell office:value-type="float" office:value="71.82" calcext:value-type="float">
            <text:p>71,82</text:p>
          </table:table-cell>
          <table:table-cell office:value-type="float" office:value="30.7" calcext:value-type="float">
            <text:p>30,7</text:p>
          </table:table-cell>
          <table:table-cell office:value-type="float" office:value="10" calcext:value-type="float">
            <text:p>10</text:p>
          </table:table-cell>
          <table:table-cell office:value-type="float" office:value="170.49" calcext:value-type="float">
            <text:p>170,49</text:p>
          </table:table-cell>
          <table:table-cell office:value-type="float" office:value="2" calcext:value-type="float">
            <text:p>2</text:p>
          </table:table-cell>
          <table:table-cell office:value-type="float" office:value="238.36" calcext:value-type="float">
            <text:p>238,36</text:p>
          </table:table-cell>
          <table:table-cell office:value-type="float" office:value="128.48" calcext:value-type="float">
            <text:p>128,48</text:p>
          </table:table-cell>
          <table:table-cell office:value-type="float" office:value="1066" calcext:value-type="float">
            <text:p>1066</text:p>
          </table:table-cell>
          <table:table-cell table:formula="of:=[.K175]/[.L175]" office:value-type="float" office:value="1.8552303860523" calcext:value-type="float">
            <text:p>1,8552303860523</text:p>
          </table:table-cell>
        </table:table-row>
        <table:table-row table:style-name="ro1">
          <table:table-cell office:value-type="string" calcext:value-type="string">
            <text:p>g.27.14.gml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1.7" calcext:value-type="float">
            <text:p>11,7</text:p>
          </table:table-cell>
          <table:table-cell office:value-type="float" office:value="54.43" calcext:value-type="float">
            <text:p>54,43</text:p>
          </table:table-cell>
          <table:table-cell office:value-type="float" office:value="11.7" calcext:value-type="float">
            <text:p>11,7</text:p>
          </table:table-cell>
          <table:table-cell office:value-type="float" office:value="19" calcext:value-type="float">
            <text:p>19</text:p>
          </table:table-cell>
          <table:table-cell office:value-type="float" office:value="195.42" calcext:value-type="float">
            <text:p>195,42</text:p>
          </table:table-cell>
          <table:table-cell office:value-type="float" office:value="16" calcext:value-type="float">
            <text:p>16</text:p>
          </table:table-cell>
          <table:table-cell office:value-type="float" office:value="293.57" calcext:value-type="float">
            <text:p>293,57</text:p>
          </table:table-cell>
          <table:table-cell office:value-type="float" office:value="104.97" calcext:value-type="float">
            <text:p>104,97</text:p>
          </table:table-cell>
          <table:table-cell office:value-type="float" office:value="1161" calcext:value-type="float">
            <text:p>1161</text:p>
          </table:table-cell>
          <table:table-cell table:formula="of:=[.K176]/[.L176]" office:value-type="float" office:value="2.79670382013909" calcext:value-type="float">
            <text:p>2,79670382013909</text:p>
          </table:table-cell>
        </table:table-row>
        <table:table-row table:style-name="ro1">
          <table:table-cell office:value-type="string" calcext:value-type="string">
            <text:p>g.27.16.gml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38.62" calcext:value-type="float">
            <text:p>38,62</text:p>
          </table:table-cell>
          <table:table-cell office:value-type="float" office:value="42.64" calcext:value-type="float">
            <text:p>42,64</text:p>
          </table:table-cell>
          <table:table-cell office:value-type="float" office:value="38.62" calcext:value-type="float">
            <text:p>38,62</text:p>
          </table:table-cell>
          <table:table-cell office:value-type="float" office:value="588" calcext:value-type="float">
            <text:p>588</text:p>
          </table:table-cell>
          <table:table-cell office:value-type="float" office:value="180.3" calcext:value-type="float">
            <text:p>180,3</text:p>
          </table:table-cell>
          <table:table-cell office:value-type="float" office:value="24" calcext:value-type="float">
            <text:p>24</text:p>
          </table:table-cell>
          <table:table-cell office:value-type="float" office:value="221.88" calcext:value-type="float">
            <text:p>221,88</text:p>
          </table:table-cell>
          <table:table-cell office:value-type="float" office:value="143.02" calcext:value-type="float">
            <text:p>143,02</text:p>
          </table:table-cell>
          <table:table-cell office:value-type="float" office:value="997" calcext:value-type="float">
            <text:p>997</text:p>
          </table:table-cell>
          <table:table-cell table:formula="of:=[.K177]/[.L177]" office:value-type="float" office:value="1.55139141378828" calcext:value-type="float">
            <text:p>1,55139141378828</text:p>
          </table:table-cell>
        </table:table-row>
        <table:table-row table:style-name="ro1">
          <table:table-cell office:value-type="string" calcext:value-type="string">
            <text:p>g.28.20.gml</text:p>
          </table:table-cell>
          <table:table-cell office:value-type="float" office:value="28" calcext:value-type="float">
            <text:p>28</text:p>
          </table:table-cell>
          <table:table-cell office:value-type="float" office:value="156" calcext:value-type="float">
            <text:p>15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,6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4561.53" calcext:value-type="float">
            <text:p>74561,53</text:p>
          </table:table-cell>
          <table:table-cell office:value-type="float" office:value="1183" calcext:value-type="float">
            <text:p>1183</text:p>
          </table:table-cell>
          <table:table-cell office:value-type="float" office:value="563668.68" calcext:value-type="float">
            <text:p>563668,68</text:p>
          </table:table-cell>
          <table:table-cell office:value-type="float" office:value="741.41" calcext:value-type="float">
            <text:p>741,41</text:p>
          </table:table-cell>
          <table:table-cell office:value-type="float" office:value="5792" calcext:value-type="float">
            <text:p>5792</text:p>
          </table:table-cell>
          <table:table-cell table:formula="of:=[.K178]/[.L178]" office:value-type="float" office:value="760.265817833588" calcext:value-type="float">
            <text:p>760,265817833588</text:p>
          </table:table-cell>
        </table:table-row>
        <table:table-row table:style-name="ro1">
          <table:table-cell office:value-type="string" calcext:value-type="string">
            <text:p>g.28.29.gml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11.67" calcext:value-type="float">
            <text:p>11,67</text:p>
          </table:table-cell>
          <table:table-cell office:value-type="float" office:value="46.62" calcext:value-type="float">
            <text:p>46,62</text:p>
          </table:table-cell>
          <table:table-cell office:value-type="float" office:value="11.67" calcext:value-type="float">
            <text:p>11,67</text:p>
          </table:table-cell>
          <table:table-cell office:value-type="float" office:value="127" calcext:value-type="float">
            <text:p>127</text:p>
          </table:table-cell>
          <table:table-cell office:value-type="float" office:value="197.43" calcext:value-type="float">
            <text:p>197,43</text:p>
          </table:table-cell>
          <table:table-cell office:value-type="float" office:value="44" calcext:value-type="float">
            <text:p>44</text:p>
          </table:table-cell>
          <table:table-cell office:value-type="float" office:value="314.43" calcext:value-type="float">
            <text:p>314,43</text:p>
          </table:table-cell>
          <table:table-cell office:value-type="float" office:value="103.25" calcext:value-type="float">
            <text:p>103,25</text:p>
          </table:table-cell>
          <table:table-cell office:value-type="float" office:value="253" calcext:value-type="float">
            <text:p>253</text:p>
          </table:table-cell>
          <table:table-cell table:formula="of:=[.K179]/[.L179]" office:value-type="float" office:value="3.04532687651332" calcext:value-type="float">
            <text:p>3,04532687651332</text:p>
          </table:table-cell>
        </table:table-row>
        <table:table-row table:style-name="ro1">
          <table:table-cell office:value-type="string" calcext:value-type="string">
            <text:p>g.28.26.gml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10.64" calcext:value-type="float">
            <text:p>10,64</text:p>
          </table:table-cell>
          <table:table-cell office:value-type="float" office:value="48.11" calcext:value-type="float">
            <text:p>48,11</text:p>
          </table:table-cell>
          <table:table-cell office:value-type="float" office:value="10.64" calcext:value-type="float">
            <text:p>10,64</text:p>
          </table:table-cell>
          <table:table-cell office:value-type="float" office:value="485" calcext:value-type="float">
            <text:p>485</text:p>
          </table:table-cell>
          <table:table-cell office:value-type="float" office:value="180.86" calcext:value-type="float">
            <text:p>180,86</text:p>
          </table:table-cell>
          <table:table-cell office:value-type="float" office:value="16" calcext:value-type="float">
            <text:p>16</text:p>
          </table:table-cell>
          <table:table-cell office:value-type="float" office:value="365.85" calcext:value-type="float">
            <text:p>365,85</text:p>
          </table:table-cell>
          <table:table-cell office:value-type="float" office:value="98.94" calcext:value-type="float">
            <text:p>98,94</text:p>
          </table:table-cell>
          <table:table-cell office:value-type="float" office:value="860" calcext:value-type="float">
            <text:p>860</text:p>
          </table:table-cell>
          <table:table-cell table:formula="of:=[.K180]/[.L180]" office:value-type="float" office:value="3.69769557307459" calcext:value-type="float">
            <text:p>3,69769557307459</text:p>
          </table:table-cell>
        </table:table-row>
        <table:table-row table:style-name="ro1">
          <table:table-cell office:value-type="string" calcext:value-type="string">
            <text:p>g.28.2.gml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28.09" calcext:value-type="float">
            <text:p>28,09</text:p>
          </table:table-cell>
          <table:table-cell office:value-type="float" office:value="64.65" calcext:value-type="float">
            <text:p>64,65</text:p>
          </table:table-cell>
          <table:table-cell office:value-type="float" office:value="28.09" calcext:value-type="float">
            <text:p>28,09</text:p>
          </table:table-cell>
          <table:table-cell office:value-type="float" office:value="635" calcext:value-type="float">
            <text:p>635</text:p>
          </table:table-cell>
          <table:table-cell office:value-type="float" office:value="188.69" calcext:value-type="float">
            <text:p>188,69</text:p>
          </table:table-cell>
          <table:table-cell office:value-type="float" office:value="7" calcext:value-type="float">
            <text:p>7</text:p>
          </table:table-cell>
          <table:table-cell office:value-type="float" office:value="254.18" calcext:value-type="float">
            <text:p>254,18</text:p>
          </table:table-cell>
          <table:table-cell office:value-type="float" office:value="137.54" calcext:value-type="float">
            <text:p>137,54</text:p>
          </table:table-cell>
          <table:table-cell office:value-type="float" office:value="991" calcext:value-type="float">
            <text:p>991</text:p>
          </table:table-cell>
          <table:table-cell table:formula="of:=[.K181]/[.L181]" office:value-type="float" office:value="1.84804420532209" calcext:value-type="float">
            <text:p>1,84804420532209</text:p>
          </table:table-cell>
        </table:table-row>
        <table:table-row table:style-name="ro1">
          <table:table-cell office:value-type="string" calcext:value-type="string">
            <text:p>g.29.15.gml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4" calcext:value-type="float">
            <text:p>14</text:p>
          </table:table-cell>
          <table:table-cell office:value-type="float" office:value="0.19" calcext:value-type="float">
            <text:p>0,19</text:p>
          </table:table-cell>
          <table:table-cell office:value-type="float" office:value="4.78" calcext:value-type="float">
            <text:p>4,78</text:p>
          </table:table-cell>
          <table:table-cell office:value-type="float" office:value="0.19" calcext:value-type="float">
            <text:p>0,19</text:p>
          </table:table-cell>
          <table:table-cell office:value-type="float" office:value="13" calcext:value-type="float">
            <text:p>13</text:p>
          </table:table-cell>
          <table:table-cell office:value-type="float" office:value="10968.44" calcext:value-type="float">
            <text:p>10968,44</text:p>
          </table:table-cell>
          <table:table-cell office:value-type="float" office:value="869" calcext:value-type="float">
            <text:p>869</text:p>
          </table:table-cell>
          <table:table-cell office:value-type="float" office:value="8543.04" calcext:value-type="float">
            <text:p>8543,04</text:p>
          </table:table-cell>
          <table:table-cell office:value-type="float" office:value="70.79" calcext:value-type="float">
            <text:p>70,79</text:p>
          </table:table-cell>
          <table:table-cell office:value-type="float" office:value="4509" calcext:value-type="float">
            <text:p>4509</text:p>
          </table:table-cell>
          <table:table-cell table:formula="of:=[.K182]/[.L182]" office:value-type="float" office:value="120.681452182512" calcext:value-type="float">
            <text:p>120,681452182512</text:p>
          </table:table-cell>
        </table:table-row>
        <table:table-row table:style-name="ro1">
          <table:table-cell office:value-type="string" calcext:value-type="string">
            <text:p>g.29.9.gml</text:p>
          </table:table-cell>
          <table:table-cell office:value-type="float" office:value="29" calcext:value-type="float">
            <text:p>29</text:p>
          </table:table-cell>
          <table:table-cell office:value-type="float" office:value="110" calcext:value-type="float">
            <text:p>110</text:p>
          </table:table-cell>
          <table:table-cell office:value-type="float" office:value="18" calcext:value-type="float">
            <text:p>18</text:p>
          </table:table-cell>
          <table:table-cell office:value-type="float" office:value="0.22" calcext:value-type="float">
            <text:p>0,22</text:p>
          </table:table-cell>
          <table:table-cell office:value-type="float" office:value="8.35" calcext:value-type="float">
            <text:p>8,35</text:p>
          </table:table-cell>
          <table:table-cell office:value-type="float" office:value="0.22" calcext:value-type="float">
            <text:p>0,22</text:p>
          </table:table-cell>
          <table:table-cell office:value-type="float" office:value="13" calcext:value-type="float">
            <text:p>13</text:p>
          </table:table-cell>
          <table:table-cell office:value-type="float" office:value="1954.83" calcext:value-type="float">
            <text:p>1954,83</text:p>
          </table:table-cell>
          <table:table-cell office:value-type="float" office:value="763" calcext:value-type="float">
            <text:p>763</text:p>
          </table:table-cell>
          <table:table-cell office:value-type="float" office:value="8432.44" calcext:value-type="float">
            <text:p>8432,44</text:p>
          </table:table-cell>
          <table:table-cell office:value-type="float" office:value="89.04" calcext:value-type="float">
            <text:p>89,04</text:p>
          </table:table-cell>
          <table:table-cell office:value-type="float" office:value="3655" calcext:value-type="float">
            <text:p>3655</text:p>
          </table:table-cell>
          <table:table-cell table:formula="of:=[.K183]/[.L183]" office:value-type="float" office:value="94.703953279425" calcext:value-type="float">
            <text:p>94,703953279425</text:p>
          </table:table-cell>
        </table:table-row>
        <table:table-row table:style-name="ro1">
          <table:table-cell office:value-type="string" calcext:value-type="string">
            <text:p>g.29.16.gml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7.66" calcext:value-type="float">
            <text:p>7,66</text:p>
          </table:table-cell>
          <table:table-cell office:value-type="float" office:value="52.41" calcext:value-type="float">
            <text:p>52,41</text:p>
          </table:table-cell>
          <table:table-cell office:value-type="float" office:value="7.66" calcext:value-type="float">
            <text:p>7,66</text:p>
          </table:table-cell>
          <table:table-cell office:value-type="float" office:value="183" calcext:value-type="float">
            <text:p>183</text:p>
          </table:table-cell>
          <table:table-cell office:value-type="float" office:value="189.98" calcext:value-type="float">
            <text:p>189,98</text:p>
          </table:table-cell>
          <table:table-cell office:value-type="float" office:value="14" calcext:value-type="float">
            <text:p>14</text:p>
          </table:table-cell>
          <table:table-cell office:value-type="float" office:value="307.06" calcext:value-type="float">
            <text:p>307,06</text:p>
          </table:table-cell>
          <table:table-cell office:value-type="float" office:value="118.98" calcext:value-type="float">
            <text:p>118,98</text:p>
          </table:table-cell>
          <table:table-cell office:value-type="float" office:value="297" calcext:value-type="float">
            <text:p>297</text:p>
          </table:table-cell>
          <table:table-cell table:formula="of:=[.K184]/[.L184]" office:value-type="float" office:value="2.5807698772903" calcext:value-type="float">
            <text:p>2,5807698772903</text:p>
          </table:table-cell>
        </table:table-row>
        <table:table-row table:style-name="ro1">
          <table:table-cell office:value-type="string" calcext:value-type="string">
            <text:p>g.30.2.gm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8.21" calcext:value-type="float">
            <text:p>18,21</text:p>
          </table:table-cell>
          <table:table-cell office:value-type="float" office:value="50.07" calcext:value-type="float">
            <text:p>50,07</text:p>
          </table:table-cell>
          <table:table-cell office:value-type="float" office:value="18.21" calcext:value-type="float">
            <text:p>18,21</text:p>
          </table:table-cell>
          <table:table-cell office:value-type="float" office:value="10" calcext:value-type="float">
            <text:p>10</text:p>
          </table:table-cell>
          <table:table-cell office:value-type="float" office:value="174.17" calcext:value-type="float">
            <text:p>174,17</text:p>
          </table:table-cell>
          <table:table-cell office:value-type="float" office:value="10" calcext:value-type="float">
            <text:p>10</text:p>
          </table:table-cell>
          <table:table-cell office:value-type="float" office:value="298.12" calcext:value-type="float">
            <text:p>298,12</text:p>
          </table:table-cell>
          <table:table-cell office:value-type="float" office:value="94.62" calcext:value-type="float">
            <text:p>94,62</text:p>
          </table:table-cell>
          <table:table-cell office:value-type="float" office:value="1176" calcext:value-type="float">
            <text:p>1176</text:p>
          </table:table-cell>
          <table:table-cell table:formula="of:=[.K185]/[.L185]" office:value-type="float" office:value="3.15070809554005" calcext:value-type="float">
            <text:p>3,15070809554005</text:p>
          </table:table-cell>
        </table:table-row>
        <table:table-row table:style-name="ro1">
          <table:table-cell office:value-type="string" calcext:value-type="string">
            <text:p>g.30.1.gm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8.37" calcext:value-type="float">
            <text:p>18,37</text:p>
          </table:table-cell>
          <table:table-cell office:value-type="float" office:value="48.6" calcext:value-type="float">
            <text:p>48,6</text:p>
          </table:table-cell>
          <table:table-cell office:value-type="float" office:value="18.37" calcext:value-type="float">
            <text:p>18,37</text:p>
          </table:table-cell>
          <table:table-cell office:value-type="float" office:value="10" calcext:value-type="float">
            <text:p>10</text:p>
          </table:table-cell>
          <table:table-cell office:value-type="float" office:value="175.24" calcext:value-type="float">
            <text:p>175,24</text:p>
          </table:table-cell>
          <table:table-cell office:value-type="float" office:value="10" calcext:value-type="float">
            <text:p>10</text:p>
          </table:table-cell>
          <table:table-cell office:value-type="float" office:value="290.88" calcext:value-type="float">
            <text:p>290,88</text:p>
          </table:table-cell>
          <table:table-cell office:value-type="float" office:value="96.1" calcext:value-type="float">
            <text:p>96,1</text:p>
          </table:table-cell>
          <table:table-cell office:value-type="float" office:value="1239" calcext:value-type="float">
            <text:p>1239</text:p>
          </table:table-cell>
          <table:table-cell table:formula="of:=[.K186]/[.L186]" office:value-type="float" office:value="3.02684703433923" calcext:value-type="float">
            <text:p>3,02684703433923</text:p>
          </table:table-cell>
        </table:table-row>
        <table:table-row table:style-name="ro1">
          <table:table-cell office:value-type="string" calcext:value-type="string">
            <text:p>g.30.26.gml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9.72" calcext:value-type="float">
            <text:p>39,72</text:p>
          </table:table-cell>
          <table:table-cell table:number-columns-repeated="2" office:value-type="float" office:value="35.06" calcext:value-type="float">
            <text:p>35,06</text:p>
          </table:table-cell>
          <table:table-cell office:value-type="float" office:value="10" calcext:value-type="float">
            <text:p>10</text:p>
          </table:table-cell>
          <table:table-cell office:value-type="float" office:value="179.12" calcext:value-type="float">
            <text:p>179,12</text:p>
          </table:table-cell>
          <table:table-cell office:value-type="float" office:value="14" calcext:value-type="float">
            <text:p>14</text:p>
          </table:table-cell>
          <table:table-cell office:value-type="float" office:value="275.79" calcext:value-type="float">
            <text:p>275,79</text:p>
          </table:table-cell>
          <table:table-cell office:value-type="float" office:value="132.91" calcext:value-type="float">
            <text:p>132,91</text:p>
          </table:table-cell>
          <table:table-cell office:value-type="float" office:value="1130" calcext:value-type="float">
            <text:p>1130</text:p>
          </table:table-cell>
          <table:table-cell table:formula="of:=[.K187]/[.L187]" office:value-type="float" office:value="2.0750131668046" calcext:value-type="float">
            <text:p>2,0750131668046</text:p>
          </table:table-cell>
        </table:table-row>
        <table:table-row table:style-name="ro1">
          <table:table-cell office:value-type="string" calcext:value-type="string">
            <text:p>g.30.17.gml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4.42" calcext:value-type="float">
            <text:p>4,42</text:p>
          </table:table-cell>
          <table:table-cell office:value-type="float" office:value="29.18" calcext:value-type="float">
            <text:p>29,18</text:p>
          </table:table-cell>
          <table:table-cell office:value-type="float" office:value="4.42" calcext:value-type="float">
            <text:p>4,42</text:p>
          </table:table-cell>
          <table:table-cell office:value-type="float" office:value="230" calcext:value-type="float">
            <text:p>230</text:p>
          </table:table-cell>
          <table:table-cell office:value-type="float" office:value="216.76" calcext:value-type="float">
            <text:p>216,76</text:p>
          </table:table-cell>
          <table:table-cell office:value-type="float" office:value="105" calcext:value-type="float">
            <text:p>105</text:p>
          </table:table-cell>
          <table:table-cell office:value-type="float" office:value="465.83" calcext:value-type="float">
            <text:p>465,83</text:p>
          </table:table-cell>
          <table:table-cell office:value-type="float" office:value="105.65" calcext:value-type="float">
            <text:p>105,65</text:p>
          </table:table-cell>
          <table:table-cell office:value-type="float" office:value="489" calcext:value-type="float">
            <text:p>489</text:p>
          </table:table-cell>
          <table:table-cell table:formula="of:=[.K188]/[.L188]" office:value-type="float" office:value="4.40918125887364" calcext:value-type="float">
            <text:p>4,40918125887364</text:p>
          </table:table-cell>
        </table:table-row>
        <table:table-row table:style-name="ro1">
          <table:table-cell office:value-type="string" calcext:value-type="string">
            <text:p>g.30.3.gml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6.74" calcext:value-type="float">
            <text:p>16,74</text:p>
          </table:table-cell>
          <table:table-cell office:value-type="float" office:value="34.12" calcext:value-type="float">
            <text:p>34,12</text:p>
          </table:table-cell>
          <table:table-cell office:value-type="float" office:value="16.74" calcext:value-type="float">
            <text:p>16,74</text:p>
          </table:table-cell>
          <table:table-cell office:value-type="float" office:value="455" calcext:value-type="float">
            <text:p>455</text:p>
          </table:table-cell>
          <table:table-cell office:value-type="float" office:value="187.02" calcext:value-type="float">
            <text:p>187,02</text:p>
          </table:table-cell>
          <table:table-cell office:value-type="float" office:value="16" calcext:value-type="float">
            <text:p>16</text:p>
          </table:table-cell>
          <table:table-cell office:value-type="float" office:value="302.02" calcext:value-type="float">
            <text:p>302,02</text:p>
          </table:table-cell>
          <table:table-cell office:value-type="float" office:value="111.49" calcext:value-type="float">
            <text:p>111,49</text:p>
          </table:table-cell>
          <table:table-cell office:value-type="float" office:value="799" calcext:value-type="float">
            <text:p>799</text:p>
          </table:table-cell>
          <table:table-cell table:formula="of:=[.K189]/[.L189]" office:value-type="float" office:value="2.70894250605435" calcext:value-type="float">
            <text:p>2,70894250605435</text:p>
          </table:table-cell>
        </table:table-row>
        <table:table-row table:style-name="ro1">
          <table:table-cell office:value-type="string" calcext:value-type="string">
            <text:p>g.30.0.gml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.08" calcext:value-type="float">
            <text:p>19,08</text:p>
          </table:table-cell>
          <table:table-cell office:value-type="float" office:value="54.74" calcext:value-type="float">
            <text:p>54,74</text:p>
          </table:table-cell>
          <table:table-cell office:value-type="float" office:value="19.08" calcext:value-type="float">
            <text:p>19,08</text:p>
          </table:table-cell>
          <table:table-cell office:value-type="float" office:value="475" calcext:value-type="float">
            <text:p>475</text:p>
          </table:table-cell>
          <table:table-cell office:value-type="float" office:value="184.82" calcext:value-type="float">
            <text:p>184,82</text:p>
          </table:table-cell>
          <table:table-cell office:value-type="float" office:value="9" calcext:value-type="float">
            <text:p>9</text:p>
          </table:table-cell>
          <table:table-cell office:value-type="float" office:value="293.04" calcext:value-type="float">
            <text:p>293,04</text:p>
          </table:table-cell>
          <table:table-cell office:value-type="float" office:value="127.29" calcext:value-type="float">
            <text:p>127,29</text:p>
          </table:table-cell>
          <table:table-cell office:value-type="float" office:value="833" calcext:value-type="float">
            <text:p>833</text:p>
          </table:table-cell>
          <table:table-cell table:formula="of:=[.K190]/[.L190]" office:value-type="float" office:value="2.30214470893236" calcext:value-type="float">
            <text:p>2,30214470893236</text:p>
          </table:table-cell>
        </table:table-row>
        <table:table-row table:style-name="ro1">
          <table:table-cell office:value-type="string" calcext:value-type="string">
            <text:p>g.30.31.gml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11.04" calcext:value-type="float">
            <text:p>11,04</text:p>
          </table:table-cell>
          <table:table-cell office:value-type="float" office:value="28.9" calcext:value-type="float">
            <text:p>28,9</text:p>
          </table:table-cell>
          <table:table-cell office:value-type="float" office:value="11.04" calcext:value-type="float">
            <text:p>11,04</text:p>
          </table:table-cell>
          <table:table-cell office:value-type="float" office:value="584" calcext:value-type="float">
            <text:p>584</text:p>
          </table:table-cell>
          <table:table-cell office:value-type="float" office:value="189.45" calcext:value-type="float">
            <text:p>189,45</text:p>
          </table:table-cell>
          <table:table-cell office:value-type="float" office:value="45" calcext:value-type="float">
            <text:p>45</text:p>
          </table:table-cell>
          <table:table-cell office:value-type="float" office:value="358.04" calcext:value-type="float">
            <text:p>358,04</text:p>
          </table:table-cell>
          <table:table-cell office:value-type="float" office:value="94.48" calcext:value-type="float">
            <text:p>94,48</text:p>
          </table:table-cell>
          <table:table-cell office:value-type="float" office:value="1164" calcext:value-type="float">
            <text:p>1164</text:p>
          </table:table-cell>
          <table:table-cell table:formula="of:=[.K191]/[.L191]" office:value-type="float" office:value="3.78958509737511" calcext:value-type="float">
            <text:p>3,78958509737511</text:p>
          </table:table-cell>
        </table:table-row>
        <table:table-row table:style-name="ro1">
          <table:table-cell office:value-type="string" calcext:value-type="string">
            <text:p>g.31.9.gml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4.6" calcext:value-type="float">
            <text:p>4,6</text:p>
          </table:table-cell>
          <table:table-cell office:value-type="float" office:value="24.35" calcext:value-type="float">
            <text:p>24,35</text:p>
          </table:table-cell>
          <table:table-cell office:value-type="float" office:value="4.6" calcext:value-type="float">
            <text:p>4,6</text:p>
          </table:table-cell>
          <table:table-cell office:value-type="float" office:value="17" calcext:value-type="float">
            <text:p>17</text:p>
          </table:table-cell>
          <table:table-cell office:value-type="float" office:value="191.71" calcext:value-type="float">
            <text:p>191,71</text:p>
          </table:table-cell>
          <table:table-cell office:value-type="float" office:value="56" calcext:value-type="float">
            <text:p>56</text:p>
          </table:table-cell>
          <table:table-cell office:value-type="float" office:value="302.43" calcext:value-type="float">
            <text:p>302,43</text:p>
          </table:table-cell>
          <table:table-cell office:value-type="float" office:value="91.64" calcext:value-type="float">
            <text:p>91,64</text:p>
          </table:table-cell>
          <table:table-cell office:value-type="float" office:value="1511" calcext:value-type="float">
            <text:p>1511</text:p>
          </table:table-cell>
          <table:table-cell table:formula="of:=[.K192]/[.L192]" office:value-type="float" office:value="3.30019642077695" calcext:value-type="float">
            <text:p>3,30019642077695</text:p>
          </table:table-cell>
        </table:table-row>
        <table:table-row table:style-name="ro1">
          <table:table-cell office:value-type="string" calcext:value-type="string">
            <text:p>g.31.36.gml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21.73" calcext:value-type="float">
            <text:p>21,73</text:p>
          </table:table-cell>
          <table:table-cell office:value-type="float" office:value="58.84" calcext:value-type="float">
            <text:p>58,84</text:p>
          </table:table-cell>
          <table:table-cell office:value-type="float" office:value="21.73" calcext:value-type="float">
            <text:p>21,73</text:p>
          </table:table-cell>
          <table:table-cell office:value-type="float" office:value="10" calcext:value-type="float">
            <text:p>10</text:p>
          </table:table-cell>
          <table:table-cell office:value-type="float" office:value="178.88" calcext:value-type="float">
            <text:p>178,88</text:p>
          </table:table-cell>
          <table:table-cell office:value-type="float" office:value="12" calcext:value-type="float">
            <text:p>12</text:p>
          </table:table-cell>
          <table:table-cell office:value-type="float" office:value="248.19" calcext:value-type="float">
            <text:p>248,19</text:p>
          </table:table-cell>
          <table:table-cell office:value-type="float" office:value="129.64" calcext:value-type="float">
            <text:p>129,64</text:p>
          </table:table-cell>
          <table:table-cell office:value-type="float" office:value="1195" calcext:value-type="float">
            <text:p>1195</text:p>
          </table:table-cell>
          <table:table-cell table:formula="of:=[.K193]/[.L193]" office:value-type="float" office:value="1.91445541499537" calcext:value-type="float">
            <text:p>1,91445541499537</text:p>
          </table:table-cell>
        </table:table-row>
        <table:table-row table:style-name="ro1">
          <table:table-cell office:value-type="string" calcext:value-type="string">
            <text:p>g.31.34.gml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2.46" calcext:value-type="float">
            <text:p>22,46</text:p>
          </table:table-cell>
          <table:table-cell office:value-type="float" office:value="34.75" calcext:value-type="float">
            <text:p>34,75</text:p>
          </table:table-cell>
          <table:table-cell office:value-type="float" office:value="22.46" calcext:value-type="float">
            <text:p>22,46</text:p>
          </table:table-cell>
          <table:table-cell office:value-type="float" office:value="10" calcext:value-type="float">
            <text:p>10</text:p>
          </table:table-cell>
          <table:table-cell office:value-type="float" office:value="183.83" calcext:value-type="float">
            <text:p>183,83</text:p>
          </table:table-cell>
          <table:table-cell office:value-type="float" office:value="17" calcext:value-type="float">
            <text:p>17</text:p>
          </table:table-cell>
          <table:table-cell office:value-type="float" office:value="261.11" calcext:value-type="float">
            <text:p>261,11</text:p>
          </table:table-cell>
          <table:table-cell office:value-type="float" office:value="81.24" calcext:value-type="float">
            <text:p>81,24</text:p>
          </table:table-cell>
          <table:table-cell office:value-type="float" office:value="1167" calcext:value-type="float">
            <text:p>1167</text:p>
          </table:table-cell>
          <table:table-cell table:formula="of:=[.K194]/[.L194]" office:value-type="float" office:value="3.21405711472181" calcext:value-type="float">
            <text:p>3,21405711472181</text:p>
          </table:table-cell>
        </table:table-row>
        <table:table-row table:style-name="ro1">
          <table:table-cell office:value-type="string" calcext:value-type="string">
            <text:p>g.31.37.gml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24.96" calcext:value-type="float">
            <text:p>24,96</text:p>
          </table:table-cell>
          <table:table-cell office:value-type="float" office:value="74.65" calcext:value-type="float">
            <text:p>74,65</text:p>
          </table:table-cell>
          <table:table-cell office:value-type="float" office:value="24.96" calcext:value-type="float">
            <text:p>24,96</text:p>
          </table:table-cell>
          <table:table-cell office:value-type="float" office:value="10" calcext:value-type="float">
            <text:p>10</text:p>
          </table:table-cell>
          <table:table-cell office:value-type="float" office:value="194.77" calcext:value-type="float">
            <text:p>194,77</text:p>
          </table:table-cell>
          <table:table-cell office:value-type="float" office:value="3" calcext:value-type="float">
            <text:p>3</text:p>
          </table:table-cell>
          <table:table-cell office:value-type="float" office:value="315.88" calcext:value-type="float">
            <text:p>315,88</text:p>
          </table:table-cell>
          <table:table-cell office:value-type="float" office:value="115.05" calcext:value-type="float">
            <text:p>115,05</text:p>
          </table:table-cell>
          <table:table-cell office:value-type="float" office:value="1219" calcext:value-type="float">
            <text:p>1219</text:p>
          </table:table-cell>
          <table:table-cell table:formula="of:=[.K195]/[.L195]" office:value-type="float" office:value="2.74558887440243" calcext:value-type="float">
            <text:p>2,74558887440243</text:p>
          </table:table-cell>
        </table:table-row>
        <table:table-row table:style-name="ro1">
          <table:table-cell office:value-type="string" calcext:value-type="string">
            <text:p>g.31.32.gml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32.79" calcext:value-type="float">
            <text:p>32,79</text:p>
          </table:table-cell>
          <table:table-cell office:value-type="float" office:value="50.68" calcext:value-type="float">
            <text:p>50,68</text:p>
          </table:table-cell>
          <table:table-cell office:value-type="float" office:value="32.79" calcext:value-type="float">
            <text:p>32,79</text:p>
          </table:table-cell>
          <table:table-cell office:value-type="float" office:value="10" calcext:value-type="float">
            <text:p>10</text:p>
          </table:table-cell>
          <table:table-cell office:value-type="float" office:value="189.99" calcext:value-type="float">
            <text:p>189,99</text:p>
          </table:table-cell>
          <table:table-cell office:value-type="float" office:value="11" calcext:value-type="float">
            <text:p>11</text:p>
          </table:table-cell>
          <table:table-cell office:value-type="float" office:value="252.38" calcext:value-type="float">
            <text:p>252,38</text:p>
          </table:table-cell>
          <table:table-cell office:value-type="float" office:value="110.81" calcext:value-type="float">
            <text:p>110,81</text:p>
          </table:table-cell>
          <table:table-cell office:value-type="float" office:value="1140" calcext:value-type="float">
            <text:p>1140</text:p>
          </table:table-cell>
          <table:table-cell table:formula="of:=[.K196]/[.L196]" office:value-type="float" office:value="2.27759227506543" calcext:value-type="float">
            <text:p>2,27759227506543</text:p>
          </table:table-cell>
        </table:table-row>
        <table:table-row table:style-name="ro1">
          <table:table-cell office:value-type="string" calcext:value-type="string">
            <text:p>g.31.29.gml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3.21" calcext:value-type="float">
            <text:p>3,21</text:p>
          </table:table-cell>
          <table:table-cell office:value-type="float" office:value="19.85" calcext:value-type="float">
            <text:p>19,85</text:p>
          </table:table-cell>
          <table:table-cell office:value-type="float" office:value="3.21" calcext:value-type="float">
            <text:p>3,21</text:p>
          </table:table-cell>
          <table:table-cell office:value-type="float" office:value="164" calcext:value-type="float">
            <text:p>164</text:p>
          </table:table-cell>
          <table:table-cell office:value-type="float" office:value="201.72" calcext:value-type="float">
            <text:p>201,72</text:p>
          </table:table-cell>
          <table:table-cell office:value-type="float" office:value="111" calcext:value-type="float">
            <text:p>111</text:p>
          </table:table-cell>
          <table:table-cell office:value-type="float" office:value="364.58" calcext:value-type="float">
            <text:p>364,58</text:p>
          </table:table-cell>
          <table:table-cell office:value-type="float" office:value="105.34" calcext:value-type="float">
            <text:p>105,34</text:p>
          </table:table-cell>
          <table:table-cell office:value-type="float" office:value="398" calcext:value-type="float">
            <text:p>398</text:p>
          </table:table-cell>
          <table:table-cell table:formula="of:=[.K197]/[.L197]" office:value-type="float" office:value="3.4609834820581" calcext:value-type="float">
            <text:p>3,4609834820581</text:p>
          </table:table-cell>
        </table:table-row>
        <table:table-row table:style-name="ro1">
          <table:table-cell office:value-type="string" calcext:value-type="string">
            <text:p>g.31.8.gml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10.09" calcext:value-type="float">
            <text:p>10,09</text:p>
          </table:table-cell>
          <table:table-cell office:value-type="float" office:value="33.23" calcext:value-type="float">
            <text:p>33,23</text:p>
          </table:table-cell>
          <table:table-cell office:value-type="float" office:value="10.09" calcext:value-type="float">
            <text:p>10,09</text:p>
          </table:table-cell>
          <table:table-cell office:value-type="float" office:value="660" calcext:value-type="float">
            <text:p>660</text:p>
          </table:table-cell>
          <table:table-cell office:value-type="float" office:value="193.01" calcext:value-type="float">
            <text:p>193,01</text:p>
          </table:table-cell>
          <table:table-cell office:value-type="float" office:value="42" calcext:value-type="float">
            <text:p>42</text:p>
          </table:table-cell>
          <table:table-cell office:value-type="float" office:value="322.52" calcext:value-type="float">
            <text:p>322,52</text:p>
          </table:table-cell>
          <table:table-cell office:value-type="float" office:value="92.1" calcext:value-type="float">
            <text:p>92,1</text:p>
          </table:table-cell>
          <table:table-cell office:value-type="float" office:value="1324" calcext:value-type="float">
            <text:p>1324</text:p>
          </table:table-cell>
          <table:table-cell table:formula="of:=[.K198]/[.L198]" office:value-type="float" office:value="3.50184581976113" calcext:value-type="float">
            <text:p>3,50184581976113</text:p>
          </table:table-cell>
        </table:table-row>
        <table:table-row table:style-name="ro1">
          <table:table-cell office:value-type="string" calcext:value-type="string">
            <text:p>g.32.28.gml</text:p>
          </table:table-cell>
          <table:table-cell office:value-type="float" office:value="32" calcext:value-type="float">
            <text:p>32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office:value-type="float" office:value="0.07" calcext:value-type="float">
            <text:p>0,07</text:p>
          </table:table-cell>
          <table:table-cell office:value-type="float" office:value="7.11" calcext:value-type="float">
            <text:p>7,11</text:p>
          </table:table-cell>
          <table:table-cell office:value-type="float" office:value="0.07" calcext:value-type="float">
            <text:p>0,07</text:p>
          </table:table-cell>
          <table:table-cell office:value-type="float" office:value="11" calcext:value-type="float">
            <text:p>11</text:p>
          </table:table-cell>
          <table:table-cell office:value-type="float" office:value="1330.4" calcext:value-type="float">
            <text:p>1330,4</text:p>
          </table:table-cell>
          <table:table-cell office:value-type="float" office:value="768" calcext:value-type="float">
            <text:p>768</text:p>
          </table:table-cell>
          <table:table-cell office:value-type="float" office:value="6719.87" calcext:value-type="float">
            <text:p>6719,87</text:p>
          </table:table-cell>
          <table:table-cell office:value-type="float" office:value="32.04" calcext:value-type="float">
            <text:p>32,04</text:p>
          </table:table-cell>
          <table:table-cell office:value-type="float" office:value="3406" calcext:value-type="float">
            <text:p>3406</text:p>
          </table:table-cell>
          <table:table-cell table:formula="of:=[.K199]/[.L199]" office:value-type="float" office:value="209.733770287141" calcext:value-type="float">
            <text:p>209,733770287141</text:p>
          </table:table-cell>
        </table:table-row>
        <table:table-row table:style-name="ro1">
          <table:table-cell office:value-type="string" calcext:value-type="string">
            <text:p>g.32.25.gml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0.22" calcext:value-type="float">
            <text:p>0,22</text:p>
          </table:table-cell>
          <table:table-cell office:value-type="float" office:value="4.57" calcext:value-type="float">
            <text:p>4,57</text:p>
          </table:table-cell>
          <table:table-cell office:value-type="float" office:value="0.22" calcext:value-type="float">
            <text:p>0,22</text:p>
          </table:table-cell>
          <table:table-cell office:value-type="float" office:value="13" calcext:value-type="float">
            <text:p>13</text:p>
          </table:table-cell>
          <table:table-cell office:value-type="float" office:value="1897.47" calcext:value-type="float">
            <text:p>1897,47</text:p>
          </table:table-cell>
          <table:table-cell office:value-type="float" office:value="976" calcext:value-type="float">
            <text:p>976</text:p>
          </table:table-cell>
          <table:table-cell office:value-type="float" office:value="22949.74" calcext:value-type="float">
            <text:p>22949,74</text:p>
          </table:table-cell>
          <table:table-cell office:value-type="float" office:value="76.49" calcext:value-type="float">
            <text:p>76,49</text:p>
          </table:table-cell>
          <table:table-cell office:value-type="float" office:value="4129" calcext:value-type="float">
            <text:p>4129</text:p>
          </table:table-cell>
          <table:table-cell table:formula="of:=[.K200]/[.L200]" office:value-type="float" office:value="300.035821676036" calcext:value-type="float">
            <text:p>300,035821676036</text:p>
          </table:table-cell>
        </table:table-row>
        <table:table-row table:style-name="ro1">
          <table:table-cell office:value-type="string" calcext:value-type="string">
            <text:p>g.32.20.gml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6.72" calcext:value-type="float">
            <text:p>6,72</text:p>
          </table:table-cell>
          <table:table-cell office:value-type="float" office:value="39.78" calcext:value-type="float">
            <text:p>39,78</text:p>
          </table:table-cell>
          <table:table-cell office:value-type="float" office:value="6.72" calcext:value-type="float">
            <text:p>6,72</text:p>
          </table:table-cell>
          <table:table-cell office:value-type="float" office:value="21" calcext:value-type="float">
            <text:p>21</text:p>
          </table:table-cell>
          <table:table-cell office:value-type="float" office:value="189.54" calcext:value-type="float">
            <text:p>189,54</text:p>
          </table:table-cell>
          <table:table-cell office:value-type="float" office:value="49" calcext:value-type="float">
            <text:p>49</text:p>
          </table:table-cell>
          <table:table-cell office:value-type="float" office:value="297.16" calcext:value-type="float">
            <text:p>297,16</text:p>
          </table:table-cell>
          <table:table-cell office:value-type="float" office:value="98.65" calcext:value-type="float">
            <text:p>98,65</text:p>
          </table:table-cell>
          <table:table-cell office:value-type="float" office:value="1456" calcext:value-type="float">
            <text:p>1456</text:p>
          </table:table-cell>
          <table:table-cell table:formula="of:=[.K201]/[.L201]" office:value-type="float" office:value="3.01226558540294" calcext:value-type="float">
            <text:p>3,01226558540294</text:p>
          </table:table-cell>
        </table:table-row>
        <table:table-row table:style-name="ro1">
          <table:table-cell office:value-type="string" calcext:value-type="string">
            <text:p>g.32.21.gml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9.24" calcext:value-type="float">
            <text:p>9,24</text:p>
          </table:table-cell>
          <table:table-cell office:value-type="float" office:value="36.05" calcext:value-type="float">
            <text:p>36,05</text:p>
          </table:table-cell>
          <table:table-cell office:value-type="float" office:value="9.24" calcext:value-type="float">
            <text:p>9,24</text:p>
          </table:table-cell>
          <table:table-cell office:value-type="float" office:value="11" calcext:value-type="float">
            <text:p>11</text:p>
          </table:table-cell>
          <table:table-cell office:value-type="float" office:value="190.45" calcext:value-type="float">
            <text:p>190,45</text:p>
          </table:table-cell>
          <table:table-cell office:value-type="float" office:value="49" calcext:value-type="float">
            <text:p>49</text:p>
          </table:table-cell>
          <table:table-cell office:value-type="float" office:value="308.11" calcext:value-type="float">
            <text:p>308,11</text:p>
          </table:table-cell>
          <table:table-cell office:value-type="float" office:value="106.09" calcext:value-type="float">
            <text:p>106,09</text:p>
          </table:table-cell>
          <table:table-cell office:value-type="float" office:value="1398" calcext:value-type="float">
            <text:p>1398</text:p>
          </table:table-cell>
          <table:table-cell table:formula="of:=[.K202]/[.L202]" office:value-type="float" office:value="2.90423225563201" calcext:value-type="float">
            <text:p>2,90423225563201</text:p>
          </table:table-cell>
        </table:table-row>
        <table:table-row table:style-name="ro1">
          <table:table-cell office:value-type="string" calcext:value-type="string">
            <text:p>g.32.11.gml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9.91" calcext:value-type="float">
            <text:p>19,91</text:p>
          </table:table-cell>
          <table:table-cell office:value-type="float" office:value="64.46" calcext:value-type="float">
            <text:p>64,46</text:p>
          </table:table-cell>
          <table:table-cell office:value-type="float" office:value="19.91" calcext:value-type="float">
            <text:p>19,91</text:p>
          </table:table-cell>
          <table:table-cell office:value-type="float" office:value="10" calcext:value-type="float">
            <text:p>10</text:p>
          </table:table-cell>
          <table:table-cell office:value-type="float" office:value="178.43" calcext:value-type="float">
            <text:p>178,43</text:p>
          </table:table-cell>
          <table:table-cell office:value-type="float" office:value="8" calcext:value-type="float">
            <text:p>8</text:p>
          </table:table-cell>
          <table:table-cell office:value-type="float" office:value="232.91" calcext:value-type="float">
            <text:p>232,91</text:p>
          </table:table-cell>
          <table:table-cell office:value-type="float" office:value="124.66" calcext:value-type="float">
            <text:p>124,66</text:p>
          </table:table-cell>
          <table:table-cell office:value-type="float" office:value="1183" calcext:value-type="float">
            <text:p>1183</text:p>
          </table:table-cell>
          <table:table-cell table:formula="of:=[.K203]/[.L203]" office:value-type="float" office:value="1.86836194448901" calcext:value-type="float">
            <text:p>1,86836194448901</text:p>
          </table:table-cell>
        </table:table-row>
        <table:table-row table:style-name="ro1">
          <table:table-cell office:value-type="string" calcext:value-type="string">
            <text:p>g.32.10.gml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5.26" calcext:value-type="float">
            <text:p>25,26</text:p>
          </table:table-cell>
          <table:table-cell office:value-type="float" office:value="48.14" calcext:value-type="float">
            <text:p>48,14</text:p>
          </table:table-cell>
          <table:table-cell office:value-type="float" office:value="25.26" calcext:value-type="float">
            <text:p>25,26</text:p>
          </table:table-cell>
          <table:table-cell office:value-type="float" office:value="10" calcext:value-type="float">
            <text:p>10</text:p>
          </table:table-cell>
          <table:table-cell office:value-type="float" office:value="187.3" calcext:value-type="float">
            <text:p>187,3</text:p>
          </table:table-cell>
          <table:table-cell office:value-type="float" office:value="11" calcext:value-type="float">
            <text:p>11</text:p>
          </table:table-cell>
          <table:table-cell office:value-type="float" office:value="250.9" calcext:value-type="float">
            <text:p>250,9</text:p>
          </table:table-cell>
          <table:table-cell office:value-type="float" office:value="132.32" calcext:value-type="float">
            <text:p>132,32</text:p>
          </table:table-cell>
          <table:table-cell office:value-type="float" office:value="1219" calcext:value-type="float">
            <text:p>1219</text:p>
          </table:table-cell>
          <table:table-cell table:formula="of:=[.K204]/[.L204]" office:value-type="float" office:value="1.89616082224909" calcext:value-type="float">
            <text:p>1,89616082224909</text:p>
          </table:table-cell>
        </table:table-row>
        <table:table-row table:style-name="ro1">
          <table:table-cell office:value-type="string" calcext:value-type="string">
            <text:p>g.33.10.gml</text:p>
          </table:table-cell>
          <table:table-cell office:value-type="float" office:value="33" calcext:value-type="float">
            <text:p>33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.82" calcext:value-type="float">
            <text:p>3,8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5693.18" calcext:value-type="float">
            <text:p>175693,18</text:p>
          </table:table-cell>
          <table:table-cell office:value-type="float" office:value="1113" calcext:value-type="float">
            <text:p>1113</text:p>
          </table:table-cell>
          <table:table-cell office:value-type="float" office:value="973861.29" calcext:value-type="float">
            <text:p>973861,29</text:p>
          </table:table-cell>
          <table:table-cell office:value-type="float" office:value="598.71" calcext:value-type="float">
            <text:p>598,71</text:p>
          </table:table-cell>
          <table:table-cell office:value-type="float" office:value="5100" calcext:value-type="float">
            <text:p>5100</text:p>
          </table:table-cell>
          <table:table-cell table:formula="of:=[.K205]/[.L205]" office:value-type="float" office:value="1626.59933857794" calcext:value-type="float">
            <text:p>1626,59933857794</text:p>
          </table:table-cell>
        </table:table-row>
        <table:table-row table:style-name="ro1">
          <table:table-cell office:value-type="string" calcext:value-type="string">
            <text:p>g.33.8.gml</text:p>
          </table:table-cell>
          <table:table-cell office:value-type="float" office:value="33" calcext:value-type="float">
            <text:p>33</text:p>
          </table:table-cell>
          <table:table-cell office:value-type="float" office:value="130" calcext:value-type="float">
            <text:p>130</text:p>
          </table:table-cell>
          <table:table-cell office:value-type="float" office:value="21" calcext:value-type="float">
            <text:p>21</text:p>
          </table:table-cell>
          <table:table-cell office:value-type="float" office:value="0.05" calcext:value-type="float">
            <text:p>0,05</text:p>
          </table:table-cell>
          <table:table-cell office:value-type="float" office:value="1.37" calcext:value-type="float">
            <text:p>1,37</text:p>
          </table:table-cell>
          <table:table-cell office:value-type="float" office:value="0.05" calcext:value-type="float">
            <text:p>0,05</text:p>
          </table:table-cell>
          <table:table-cell office:value-type="float" office:value="11" calcext:value-type="float">
            <text:p>11</text:p>
          </table:table-cell>
          <table:table-cell office:value-type="float" office:value="7256.94" calcext:value-type="float">
            <text:p>7256,94</text:p>
          </table:table-cell>
          <table:table-cell office:value-type="float" office:value="964" calcext:value-type="float">
            <text:p>964</text:p>
          </table:table-cell>
          <table:table-cell office:value-type="float" office:value="75364.34" calcext:value-type="float">
            <text:p>75364,34</text:p>
          </table:table-cell>
          <table:table-cell office:value-type="float" office:value="19.74" calcext:value-type="float">
            <text:p>19,74</text:p>
          </table:table-cell>
          <table:table-cell office:value-type="float" office:value="4303" calcext:value-type="float">
            <text:p>4303</text:p>
          </table:table-cell>
          <table:table-cell table:formula="of:=[.K206]/[.L206]" office:value-type="float" office:value="3817.84903748734" calcext:value-type="float">
            <text:p>3817,84903748734</text:p>
          </table:table-cell>
        </table:table-row>
        <table:table-row table:style-name="ro1">
          <table:table-cell office:value-type="string" calcext:value-type="string">
            <text:p>g.33.0.gml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5.23" calcext:value-type="float">
            <text:p>15,23</text:p>
          </table:table-cell>
          <table:table-cell office:value-type="float" office:value="53.56" calcext:value-type="float">
            <text:p>53,56</text:p>
          </table:table-cell>
          <table:table-cell office:value-type="float" office:value="15.23" calcext:value-type="float">
            <text:p>15,23</text:p>
          </table:table-cell>
          <table:table-cell office:value-type="float" office:value="10" calcext:value-type="float">
            <text:p>10</text:p>
          </table:table-cell>
          <table:table-cell office:value-type="float" office:value="180.65" calcext:value-type="float">
            <text:p>180,65</text:p>
          </table:table-cell>
          <table:table-cell office:value-type="float" office:value="14" calcext:value-type="float">
            <text:p>14</text:p>
          </table:table-cell>
          <table:table-cell office:value-type="float" office:value="283.86" calcext:value-type="float">
            <text:p>283,86</text:p>
          </table:table-cell>
          <table:table-cell office:value-type="float" office:value="90.01" calcext:value-type="float">
            <text:p>90,01</text:p>
          </table:table-cell>
          <table:table-cell office:value-type="float" office:value="1232" calcext:value-type="float">
            <text:p>1232</text:p>
          </table:table-cell>
          <table:table-cell table:formula="of:=[.K207]/[.L207]" office:value-type="float" office:value="3.1536495944895" calcext:value-type="float">
            <text:p>3,1536495944895</text:p>
          </table:table-cell>
        </table:table-row>
        <table:table-row table:style-name="ro1">
          <table:table-cell office:value-type="string" calcext:value-type="string">
            <text:p>g.33.1.gml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.46" calcext:value-type="float">
            <text:p>15,46</text:p>
          </table:table-cell>
          <table:table-cell office:value-type="float" office:value="49.05" calcext:value-type="float">
            <text:p>49,05</text:p>
          </table:table-cell>
          <table:table-cell office:value-type="float" office:value="15.46" calcext:value-type="float">
            <text:p>15,46</text:p>
          </table:table-cell>
          <table:table-cell office:value-type="float" office:value="10" calcext:value-type="float">
            <text:p>10</text:p>
          </table:table-cell>
          <table:table-cell office:value-type="float" office:value="176.91" calcext:value-type="float">
            <text:p>176,91</text:p>
          </table:table-cell>
          <table:table-cell office:value-type="float" office:value="14" calcext:value-type="float">
            <text:p>14</text:p>
          </table:table-cell>
          <table:table-cell office:value-type="float" office:value="291.94" calcext:value-type="float">
            <text:p>291,94</text:p>
          </table:table-cell>
          <table:table-cell office:value-type="float" office:value="115.25" calcext:value-type="float">
            <text:p>115,25</text:p>
          </table:table-cell>
          <table:table-cell office:value-type="float" office:value="1175" calcext:value-type="float">
            <text:p>1175</text:p>
          </table:table-cell>
          <table:table-cell table:formula="of:=[.K208]/[.L208]" office:value-type="float" office:value="2.53310195227766" calcext:value-type="float">
            <text:p>2,53310195227766</text:p>
          </table:table-cell>
        </table:table-row>
        <table:table-row table:style-name="ro1">
          <table:table-cell office:value-type="string" calcext:value-type="string">
            <text:p>g.33.16.gml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10.03" calcext:value-type="float">
            <text:p>10,03</text:p>
          </table:table-cell>
          <table:table-cell office:value-type="float" office:value="34.69" calcext:value-type="float">
            <text:p>34,69</text:p>
          </table:table-cell>
          <table:table-cell office:value-type="float" office:value="10.03" calcext:value-type="float">
            <text:p>10,03</text:p>
          </table:table-cell>
          <table:table-cell office:value-type="float" office:value="400" calcext:value-type="float">
            <text:p>400</text:p>
          </table:table-cell>
          <table:table-cell office:value-type="float" office:value="190.01" calcext:value-type="float">
            <text:p>190,01</text:p>
          </table:table-cell>
          <table:table-cell office:value-type="float" office:value="61" calcext:value-type="float">
            <text:p>61</text:p>
          </table:table-cell>
          <table:table-cell office:value-type="float" office:value="334.21" calcext:value-type="float">
            <text:p>334,21</text:p>
          </table:table-cell>
          <table:table-cell office:value-type="float" office:value="99.34" calcext:value-type="float">
            <text:p>99,34</text:p>
          </table:table-cell>
          <table:table-cell office:value-type="float" office:value="868" calcext:value-type="float">
            <text:p>868</text:p>
          </table:table-cell>
          <table:table-cell table:formula="of:=[.K209]/[.L209]" office:value-type="float" office:value="3.36430440910006" calcext:value-type="float">
            <text:p>3,36430440910006</text:p>
          </table:table-cell>
        </table:table-row>
        <table:table-row table:style-name="ro1">
          <table:table-cell office:value-type="string" calcext:value-type="string">
            <text:p>g.34.3.gml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26.98" calcext:value-type="float">
            <text:p>26,98</text:p>
          </table:table-cell>
          <table:table-cell office:value-type="float" office:value="45.26" calcext:value-type="float">
            <text:p>45,26</text:p>
          </table:table-cell>
          <table:table-cell office:value-type="float" office:value="26.98" calcext:value-type="float">
            <text:p>26,98</text:p>
          </table:table-cell>
          <table:table-cell office:value-type="float" office:value="10" calcext:value-type="float">
            <text:p>10</text:p>
          </table:table-cell>
          <table:table-cell office:value-type="float" office:value="191.43" calcext:value-type="float">
            <text:p>191,43</text:p>
          </table:table-cell>
          <table:table-cell office:value-type="float" office:value="15" calcext:value-type="float">
            <text:p>15</text:p>
          </table:table-cell>
          <table:table-cell office:value-type="float" office:value="273.97" calcext:value-type="float">
            <text:p>273,97</text:p>
          </table:table-cell>
          <table:table-cell office:value-type="float" office:value="136.95" calcext:value-type="float">
            <text:p>136,95</text:p>
          </table:table-cell>
          <table:table-cell office:value-type="float" office:value="1193" calcext:value-type="float">
            <text:p>1193</text:p>
          </table:table-cell>
          <table:table-cell table:formula="of:=[.K210]/[.L210]" office:value-type="float" office:value="2.00051113545089" calcext:value-type="float">
            <text:p>2,00051113545089</text:p>
          </table:table-cell>
        </table:table-row>
        <table:table-row table:style-name="ro1">
          <table:table-cell office:value-type="string" calcext:value-type="string">
            <text:p>g.34.9.gml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28.54" calcext:value-type="float">
            <text:p>28,54</text:p>
          </table:table-cell>
          <table:table-cell office:value-type="float" office:value="56.36" calcext:value-type="float">
            <text:p>56,36</text:p>
          </table:table-cell>
          <table:table-cell office:value-type="float" office:value="28.54" calcext:value-type="float">
            <text:p>28,54</text:p>
          </table:table-cell>
          <table:table-cell office:value-type="float" office:value="10" calcext:value-type="float">
            <text:p>10</text:p>
          </table:table-cell>
          <table:table-cell office:value-type="float" office:value="194.86" calcext:value-type="float">
            <text:p>194,86</text:p>
          </table:table-cell>
          <table:table-cell office:value-type="float" office:value="8" calcext:value-type="float">
            <text:p>8</text:p>
          </table:table-cell>
          <table:table-cell office:value-type="float" office:value="276.48" calcext:value-type="float">
            <text:p>276,48</text:p>
          </table:table-cell>
          <table:table-cell office:value-type="float" office:value="142.3" calcext:value-type="float">
            <text:p>142,3</text:p>
          </table:table-cell>
          <table:table-cell office:value-type="float" office:value="1130" calcext:value-type="float">
            <text:p>1130</text:p>
          </table:table-cell>
          <table:table-cell table:formula="of:=[.K211]/[.L211]" office:value-type="float" office:value="1.94293745607871" calcext:value-type="float">
            <text:p>1,94293745607871</text:p>
          </table:table-cell>
        </table:table-row>
        <table:table-row table:style-name="ro1">
          <table:table-cell office:value-type="string" calcext:value-type="string">
            <text:p>g.34.8.gml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36.73" calcext:value-type="float">
            <text:p>36,73</text:p>
          </table:table-cell>
          <table:table-cell office:value-type="float" office:value="67.54" calcext:value-type="float">
            <text:p>67,54</text:p>
          </table:table-cell>
          <table:table-cell office:value-type="float" office:value="36.73" calcext:value-type="float">
            <text:p>36,73</text:p>
          </table:table-cell>
          <table:table-cell office:value-type="float" office:value="10" calcext:value-type="float">
            <text:p>10</text:p>
          </table:table-cell>
          <table:table-cell office:value-type="float" office:value="197.19" calcext:value-type="float">
            <text:p>197,19</text:p>
          </table:table-cell>
          <table:table-cell office:value-type="float" office:value="4" calcext:value-type="float">
            <text:p>4</text:p>
          </table:table-cell>
          <table:table-cell office:value-type="float" office:value="260.88" calcext:value-type="float">
            <text:p>260,88</text:p>
          </table:table-cell>
          <table:table-cell office:value-type="float" office:value="126.08" calcext:value-type="float">
            <text:p>126,08</text:p>
          </table:table-cell>
          <table:table-cell office:value-type="float" office:value="1161" calcext:value-type="float">
            <text:p>1161</text:p>
          </table:table-cell>
          <table:table-cell table:formula="of:=[.K212]/[.L212]" office:value-type="float" office:value="2.06916243654822" calcext:value-type="float">
            <text:p>2,06916243654822</text:p>
          </table:table-cell>
        </table:table-row>
        <table:table-row table:style-name="ro1">
          <table:table-cell office:value-type="string" calcext:value-type="string">
            <text:p>g.34.17.gml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7.78" calcext:value-type="float">
            <text:p>7,78</text:p>
          </table:table-cell>
          <table:table-cell office:value-type="float" office:value="31.57" calcext:value-type="float">
            <text:p>31,57</text:p>
          </table:table-cell>
          <table:table-cell office:value-type="float" office:value="7.78" calcext:value-type="float">
            <text:p>7,78</text:p>
          </table:table-cell>
          <table:table-cell office:value-type="float" office:value="330" calcext:value-type="float">
            <text:p>330</text:p>
          </table:table-cell>
          <table:table-cell office:value-type="float" office:value="184.83" calcext:value-type="float">
            <text:p>184,83</text:p>
          </table:table-cell>
          <table:table-cell office:value-type="float" office:value="32" calcext:value-type="float">
            <text:p>32</text:p>
          </table:table-cell>
          <table:table-cell office:value-type="float" office:value="295.15" calcext:value-type="float">
            <text:p>295,15</text:p>
          </table:table-cell>
          <table:table-cell office:value-type="float" office:value="106.82" calcext:value-type="float">
            <text:p>106,82</text:p>
          </table:table-cell>
          <table:table-cell office:value-type="float" office:value="639" calcext:value-type="float">
            <text:p>639</text:p>
          </table:table-cell>
          <table:table-cell table:formula="of:=[.K213]/[.L213]" office:value-type="float" office:value="2.76305935218124" calcext:value-type="float">
            <text:p>2,76305935218124</text:p>
          </table:table-cell>
        </table:table-row>
        <table:table-row table:style-name="ro1">
          <table:table-cell office:value-type="string" calcext:value-type="string">
            <text:p>g.34.18.gml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1.53" calcext:value-type="float">
            <text:p>1,53</text:p>
          </table:table-cell>
          <table:table-cell office:value-type="float" office:value="22.12" calcext:value-type="float">
            <text:p>22,12</text:p>
          </table:table-cell>
          <table:table-cell office:value-type="float" office:value="1.53" calcext:value-type="float">
            <text:p>1,53</text:p>
          </table:table-cell>
          <table:table-cell office:value-type="float" office:value="449" calcext:value-type="float">
            <text:p>449</text:p>
          </table:table-cell>
          <table:table-cell office:value-type="float" office:value="195.31" calcext:value-type="float">
            <text:p>195,31</text:p>
          </table:table-cell>
          <table:table-cell office:value-type="float" office:value="100" calcext:value-type="float">
            <text:p>100</text:p>
          </table:table-cell>
          <table:table-cell office:value-type="float" office:value="451.87" calcext:value-type="float">
            <text:p>451,87</text:p>
          </table:table-cell>
          <table:table-cell office:value-type="float" office:value="41.96" calcext:value-type="float">
            <text:p>41,96</text:p>
          </table:table-cell>
          <table:table-cell office:value-type="float" office:value="985" calcext:value-type="float">
            <text:p>985</text:p>
          </table:table-cell>
          <table:table-cell table:formula="of:=[.K214]/[.L214]" office:value-type="float" office:value="10.7690657769304" calcext:value-type="float">
            <text:p>10,7690657769304</text:p>
          </table:table-cell>
        </table:table-row>
        <table:table-row table:style-name="ro1">
          <table:table-cell office:value-type="string" calcext:value-type="string">
            <text:p>g.35.9.gml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19" calcext:value-type="float">
            <text:p>19</text:p>
          </table:table-cell>
          <table:table-cell office:value-type="float" office:value="0.16" calcext:value-type="float">
            <text:p>0,16</text:p>
          </table:table-cell>
          <table:table-cell office:value-type="float" office:value="2.02" calcext:value-type="float">
            <text:p>2,02</text:p>
          </table:table-cell>
          <table:table-cell office:value-type="float" office:value="0.16" calcext:value-type="float">
            <text:p>0,16</text:p>
          </table:table-cell>
          <table:table-cell office:value-type="float" office:value="11" calcext:value-type="float">
            <text:p>11</text:p>
          </table:table-cell>
          <table:table-cell office:value-type="float" office:value="6908.7" calcext:value-type="float">
            <text:p>6908,7</text:p>
          </table:table-cell>
          <table:table-cell office:value-type="float" office:value="1090" calcext:value-type="float">
            <text:p>1090</text:p>
          </table:table-cell>
          <table:table-cell office:value-type="float" office:value="35609.56" calcext:value-type="float">
            <text:p>35609,56</text:p>
          </table:table-cell>
          <table:table-cell office:value-type="float" office:value="260.81" calcext:value-type="float">
            <text:p>260,81</text:p>
          </table:table-cell>
          <table:table-cell office:value-type="float" office:value="4930" calcext:value-type="float">
            <text:p>4930</text:p>
          </table:table-cell>
          <table:table-cell table:formula="of:=[.K215]/[.L215]" office:value-type="float" office:value="136.534488708255" calcext:value-type="float">
            <text:p>136,534488708255</text:p>
          </table:table-cell>
        </table:table-row>
        <table:table-row table:style-name="ro1">
          <table:table-cell office:value-type="string" calcext:value-type="string">
            <text:p>g.35.32.gml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1.91" calcext:value-type="float">
            <text:p>1,91</text:p>
          </table:table-cell>
          <table:table-cell office:value-type="float" office:value="10.35" calcext:value-type="float">
            <text:p>10,35</text:p>
          </table:table-cell>
          <table:table-cell office:value-type="float" office:value="1.91" calcext:value-type="float">
            <text:p>1,91</text:p>
          </table:table-cell>
          <table:table-cell office:value-type="float" office:value="13" calcext:value-type="float">
            <text:p>13</text:p>
          </table:table-cell>
          <table:table-cell office:value-type="float" office:value="261.28" calcext:value-type="float">
            <text:p>261,28</text:p>
          </table:table-cell>
          <table:table-cell office:value-type="float" office:value="616" calcext:value-type="float">
            <text:p>616</text:p>
          </table:table-cell>
          <table:table-cell office:value-type="float" office:value="633.4" calcext:value-type="float">
            <text:p>633,4</text:p>
          </table:table-cell>
          <table:table-cell office:value-type="float" office:value="66.46" calcext:value-type="float">
            <text:p>66,46</text:p>
          </table:table-cell>
          <table:table-cell office:value-type="float" office:value="3089" calcext:value-type="float">
            <text:p>3089</text:p>
          </table:table-cell>
          <table:table-cell table:formula="of:=[.K216]/[.L216]" office:value-type="float" office:value="9.53054468853446" calcext:value-type="float">
            <text:p>9,53054468853446</text:p>
          </table:table-cell>
        </table:table-row>
        <table:table-row table:style-name="ro1">
          <table:table-cell office:value-type="string" calcext:value-type="string">
            <text:p>g.35.23.gml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12.57" calcext:value-type="float">
            <text:p>12,57</text:p>
          </table:table-cell>
          <table:table-cell office:value-type="float" office:value="52.53" calcext:value-type="float">
            <text:p>52,53</text:p>
          </table:table-cell>
          <table:table-cell office:value-type="float" office:value="12.57" calcext:value-type="float">
            <text:p>12,57</text:p>
          </table:table-cell>
          <table:table-cell office:value-type="float" office:value="19" calcext:value-type="float">
            <text:p>19</text:p>
          </table:table-cell>
          <table:table-cell office:value-type="float" office:value="189.36" calcext:value-type="float">
            <text:p>189,36</text:p>
          </table:table-cell>
          <table:table-cell office:value-type="float" office:value="17" calcext:value-type="float">
            <text:p>17</text:p>
          </table:table-cell>
          <table:table-cell office:value-type="float" office:value="365.45" calcext:value-type="float">
            <text:p>365,45</text:p>
          </table:table-cell>
          <table:table-cell office:value-type="float" office:value="90.79" calcext:value-type="float">
            <text:p>90,79</text:p>
          </table:table-cell>
          <table:table-cell office:value-type="float" office:value="1296" calcext:value-type="float">
            <text:p>1296</text:p>
          </table:table-cell>
          <table:table-cell table:formula="of:=[.K217]/[.L217]" office:value-type="float" office:value="4.02522304218526" calcext:value-type="float">
            <text:p>4,02522304218526</text:p>
          </table:table-cell>
        </table:table-row>
        <table:table-row table:style-name="ro1">
          <table:table-cell office:value-type="string" calcext:value-type="string">
            <text:p>g.35.26.gml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21.09" calcext:value-type="float">
            <text:p>21,09</text:p>
          </table:table-cell>
          <table:table-cell office:value-type="float" office:value="53.3" calcext:value-type="float">
            <text:p>53,3</text:p>
          </table:table-cell>
          <table:table-cell office:value-type="float" office:value="21.09" calcext:value-type="float">
            <text:p>21,09</text:p>
          </table:table-cell>
          <table:table-cell office:value-type="float" office:value="10" calcext:value-type="float">
            <text:p>10</text:p>
          </table:table-cell>
          <table:table-cell office:value-type="float" office:value="184.91" calcext:value-type="float">
            <text:p>184,91</text:p>
          </table:table-cell>
          <table:table-cell office:value-type="float" office:value="15" calcext:value-type="float">
            <text:p>15</text:p>
          </table:table-cell>
          <table:table-cell office:value-type="float" office:value="288.18" calcext:value-type="float">
            <text:p>288,18</text:p>
          </table:table-cell>
          <table:table-cell office:value-type="float" office:value="102.89" calcext:value-type="float">
            <text:p>102,89</text:p>
          </table:table-cell>
          <table:table-cell office:value-type="float" office:value="1192" calcext:value-type="float">
            <text:p>1192</text:p>
          </table:table-cell>
          <table:table-cell table:formula="of:=[.K218]/[.L218]" office:value-type="float" office:value="2.80085528234036" calcext:value-type="float">
            <text:p>2,80085528234036</text:p>
          </table:table-cell>
        </table:table-row>
        <table:table-row table:style-name="ro1">
          <table:table-cell office:value-type="string" calcext:value-type="string">
            <text:p>g.35.3.gml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6.74" calcext:value-type="float">
            <text:p>36,74</text:p>
          </table:table-cell>
          <table:table-cell office:value-type="float" office:value="53.8" calcext:value-type="float">
            <text:p>53,8</text:p>
          </table:table-cell>
          <table:table-cell office:value-type="float" office:value="36.74" calcext:value-type="float">
            <text:p>36,74</text:p>
          </table:table-cell>
          <table:table-cell office:value-type="float" office:value="10" calcext:value-type="float">
            <text:p>10</text:p>
          </table:table-cell>
          <table:table-cell office:value-type="float" office:value="191.67" calcext:value-type="float">
            <text:p>191,67</text:p>
          </table:table-cell>
          <table:table-cell office:value-type="float" office:value="9" calcext:value-type="float">
            <text:p>9</text:p>
          </table:table-cell>
          <table:table-cell office:value-type="float" office:value="260.35" calcext:value-type="float">
            <text:p>260,35</text:p>
          </table:table-cell>
          <table:table-cell office:value-type="float" office:value="141.86" calcext:value-type="float">
            <text:p>141,86</text:p>
          </table:table-cell>
          <table:table-cell office:value-type="float" office:value="1204" calcext:value-type="float">
            <text:p>1204</text:p>
          </table:table-cell>
          <table:table-cell table:formula="of:=[.K219]/[.L219]" office:value-type="float" office:value="1.83526011560694" calcext:value-type="float">
            <text:p>1,83526011560694</text:p>
          </table:table-cell>
        </table:table-row>
        <table:table-row table:style-name="ro1">
          <table:table-cell office:value-type="string" calcext:value-type="string">
            <text:p>g.35.15.gml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7.83" calcext:value-type="float">
            <text:p>7,83</text:p>
          </table:table-cell>
          <table:table-cell office:value-type="float" office:value="46.97" calcext:value-type="float">
            <text:p>46,97</text:p>
          </table:table-cell>
          <table:table-cell office:value-type="float" office:value="7.83" calcext:value-type="float">
            <text:p>7,83</text:p>
          </table:table-cell>
          <table:table-cell office:value-type="float" office:value="236" calcext:value-type="float">
            <text:p>236</text:p>
          </table:table-cell>
          <table:table-cell office:value-type="float" office:value="193.15" calcext:value-type="float">
            <text:p>193,15</text:p>
          </table:table-cell>
          <table:table-cell office:value-type="float" office:value="38" calcext:value-type="float">
            <text:p>38</text:p>
          </table:table-cell>
          <table:table-cell office:value-type="float" office:value="311.86" calcext:value-type="float">
            <text:p>311,86</text:p>
          </table:table-cell>
          <table:table-cell office:value-type="float" office:value="113.16" calcext:value-type="float">
            <text:p>113,16</text:p>
          </table:table-cell>
          <table:table-cell office:value-type="float" office:value="525" calcext:value-type="float">
            <text:p>525</text:p>
          </table:table-cell>
          <table:table-cell table:formula="of:=[.K220]/[.L220]" office:value-type="float" office:value="2.75592082007777" calcext:value-type="float">
            <text:p>2,75592082007777</text:p>
          </table:table-cell>
        </table:table-row>
        <table:table-row table:style-name="ro1">
          <table:table-cell office:value-type="string" calcext:value-type="string">
            <text:p>g.35.27.gml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2.28" calcext:value-type="float">
            <text:p>22,28</text:p>
          </table:table-cell>
          <table:table-cell office:value-type="float" office:value="37.11" calcext:value-type="float">
            <text:p>37,11</text:p>
          </table:table-cell>
          <table:table-cell office:value-type="float" office:value="22.28" calcext:value-type="float">
            <text:p>22,28</text:p>
          </table:table-cell>
          <table:table-cell office:value-type="float" office:value="435" calcext:value-type="float">
            <text:p>435</text:p>
          </table:table-cell>
          <table:table-cell office:value-type="float" office:value="178.26" calcext:value-type="float">
            <text:p>178,26</text:p>
          </table:table-cell>
          <table:table-cell office:value-type="float" office:value="26" calcext:value-type="float">
            <text:p>26</text:p>
          </table:table-cell>
          <table:table-cell office:value-type="float" office:value="311.47" calcext:value-type="float">
            <text:p>311,47</text:p>
          </table:table-cell>
          <table:table-cell office:value-type="float" office:value="94.18" calcext:value-type="float">
            <text:p>94,18</text:p>
          </table:table-cell>
          <table:table-cell office:value-type="float" office:value="813" calcext:value-type="float">
            <text:p>813</text:p>
          </table:table-cell>
          <table:table-cell table:formula="of:=[.K221]/[.L221]" office:value-type="float" office:value="3.30717774474411" calcext:value-type="float">
            <text:p>3,30717774474411</text:p>
          </table:table-cell>
        </table:table-row>
        <table:table-row table:style-name="ro1">
          <table:table-cell office:value-type="string" calcext:value-type="string">
            <text:p>g.36.18.gml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27.12" calcext:value-type="float">
            <text:p>27,12</text:p>
          </table:table-cell>
          <table:table-cell office:value-type="float" office:value="47.33" calcext:value-type="float">
            <text:p>47,33</text:p>
          </table:table-cell>
          <table:table-cell office:value-type="float" office:value="27.12" calcext:value-type="float">
            <text:p>27,12</text:p>
          </table:table-cell>
          <table:table-cell office:value-type="float" office:value="10" calcext:value-type="float">
            <text:p>10</text:p>
          </table:table-cell>
          <table:table-cell office:value-type="float" office:value="191.63" calcext:value-type="float">
            <text:p>191,63</text:p>
          </table:table-cell>
          <table:table-cell office:value-type="float" office:value="9" calcext:value-type="float">
            <text:p>9</text:p>
          </table:table-cell>
          <table:table-cell office:value-type="float" office:value="265.77" calcext:value-type="float">
            <text:p>265,77</text:p>
          </table:table-cell>
          <table:table-cell office:value-type="float" office:value="112.79" calcext:value-type="float">
            <text:p>112,79</text:p>
          </table:table-cell>
          <table:table-cell office:value-type="float" office:value="1246" calcext:value-type="float">
            <text:p>1246</text:p>
          </table:table-cell>
          <table:table-cell table:formula="of:=[.K222]/[.L222]" office:value-type="float" office:value="2.35632591541803" calcext:value-type="float">
            <text:p>2,35632591541803</text:p>
          </table:table-cell>
        </table:table-row>
        <table:table-row table:style-name="ro1">
          <table:table-cell office:value-type="string" calcext:value-type="string">
            <text:p>g.36.19.gml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32.31" calcext:value-type="float">
            <text:p>32,31</text:p>
          </table:table-cell>
          <table:table-cell office:value-type="float" office:value="50.32" calcext:value-type="float">
            <text:p>50,32</text:p>
          </table:table-cell>
          <table:table-cell office:value-type="float" office:value="32.31" calcext:value-type="float">
            <text:p>32,31</text:p>
          </table:table-cell>
          <table:table-cell office:value-type="float" office:value="10" calcext:value-type="float">
            <text:p>10</text:p>
          </table:table-cell>
          <table:table-cell office:value-type="float" office:value="191.84" calcext:value-type="float">
            <text:p>191,84</text:p>
          </table:table-cell>
          <table:table-cell office:value-type="float" office:value="11" calcext:value-type="float">
            <text:p>11</text:p>
          </table:table-cell>
          <table:table-cell office:value-type="float" office:value="248.06" calcext:value-type="float">
            <text:p>248,06</text:p>
          </table:table-cell>
          <table:table-cell office:value-type="float" office:value="108.88" calcext:value-type="float">
            <text:p>108,88</text:p>
          </table:table-cell>
          <table:table-cell office:value-type="float" office:value="1178" calcext:value-type="float">
            <text:p>1178</text:p>
          </table:table-cell>
          <table:table-cell table:formula="of:=[.K223]/[.L223]" office:value-type="float" office:value="2.27828802351212" calcext:value-type="float">
            <text:p>2,27828802351212</text:p>
          </table:table-cell>
        </table:table-row>
        <table:table-row table:style-name="ro1">
          <table:table-cell office:value-type="string" calcext:value-type="string">
            <text:p>g.36.17.gml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4.62" calcext:value-type="float">
            <text:p>4,62</text:p>
          </table:table-cell>
          <table:table-cell office:value-type="float" office:value="18.97" calcext:value-type="float">
            <text:p>18,97</text:p>
          </table:table-cell>
          <table:table-cell office:value-type="float" office:value="4.62" calcext:value-type="float">
            <text:p>4,62</text:p>
          </table:table-cell>
          <table:table-cell office:value-type="float" office:value="51" calcext:value-type="float">
            <text:p>51</text:p>
          </table:table-cell>
          <table:table-cell office:value-type="float" office:value="209.61" calcext:value-type="float">
            <text:p>209,61</text:p>
          </table:table-cell>
          <table:table-cell office:value-type="float" office:value="200" calcext:value-type="float">
            <text:p>200</text:p>
          </table:table-cell>
          <table:table-cell office:value-type="float" office:value="349.39" calcext:value-type="float">
            <text:p>349,39</text:p>
          </table:table-cell>
          <table:table-cell office:value-type="float" office:value="103.56" calcext:value-type="float">
            <text:p>103,56</text:p>
          </table:table-cell>
          <table:table-cell office:value-type="float" office:value="140" calcext:value-type="float">
            <text:p>140</text:p>
          </table:table-cell>
          <table:table-cell table:formula="of:=[.K224]/[.L224]" office:value-type="float" office:value="3.37379297025879" calcext:value-type="float">
            <text:p>3,37379297025879</text:p>
          </table:table-cell>
        </table:table-row>
        <table:table-row table:style-name="ro1">
          <table:table-cell office:value-type="string" calcext:value-type="string">
            <text:p>g.36.16.gml</text:p>
          </table:table-cell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2.08" calcext:value-type="float">
            <text:p>2,08</text:p>
          </table:table-cell>
          <table:table-cell office:value-type="float" office:value="18.02" calcext:value-type="float">
            <text:p>18,02</text:p>
          </table:table-cell>
          <table:table-cell office:value-type="float" office:value="2.08" calcext:value-type="float">
            <text:p>2,08</text:p>
          </table:table-cell>
          <table:table-cell office:value-type="float" office:value="77" calcext:value-type="float">
            <text:p>77</text:p>
          </table:table-cell>
          <table:table-cell office:value-type="float" office:value="194.49" calcext:value-type="float">
            <text:p>194,49</text:p>
          </table:table-cell>
          <table:table-cell office:value-type="float" office:value="245" calcext:value-type="float">
            <text:p>245</text:p>
          </table:table-cell>
          <table:table-cell office:value-type="float" office:value="342.69" calcext:value-type="float">
            <text:p>342,69</text:p>
          </table:table-cell>
          <table:table-cell office:value-type="float" office:value="66.75" calcext:value-type="float">
            <text:p>66,75</text:p>
          </table:table-cell>
          <table:table-cell office:value-type="float" office:value="246" calcext:value-type="float">
            <text:p>246</text:p>
          </table:table-cell>
          <table:table-cell table:formula="of:=[.K225]/[.L225]" office:value-type="float" office:value="5.13393258426966" calcext:value-type="float">
            <text:p>5,13393258426966</text:p>
          </table:table-cell>
        </table:table-row>
        <table:table-row table:style-name="ro1">
          <table:table-cell office:value-type="string" calcext:value-type="string">
            <text:p>g.36.22.gml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2.8" calcext:value-type="float">
            <text:p>2,8</text:p>
          </table:table-cell>
          <table:table-cell office:value-type="float" office:value="31.44" calcext:value-type="float">
            <text:p>31,44</text:p>
          </table:table-cell>
          <table:table-cell office:value-type="float" office:value="2.8" calcext:value-type="float">
            <text:p>2,8</text:p>
          </table:table-cell>
          <table:table-cell office:value-type="float" office:value="458" calcext:value-type="float">
            <text:p>458</text:p>
          </table:table-cell>
          <table:table-cell office:value-type="float" office:value="223.49" calcext:value-type="float">
            <text:p>223,49</text:p>
          </table:table-cell>
          <table:table-cell office:value-type="float" office:value="109" calcext:value-type="float">
            <text:p>109</text:p>
          </table:table-cell>
          <table:table-cell office:value-type="float" office:value="437.73" calcext:value-type="float">
            <text:p>437,73</text:p>
          </table:table-cell>
          <table:table-cell office:value-type="float" office:value="111.7" calcext:value-type="float">
            <text:p>111,7</text:p>
          </table:table-cell>
          <table:table-cell office:value-type="float" office:value="1003" calcext:value-type="float">
            <text:p>1003</text:p>
          </table:table-cell>
          <table:table-cell table:formula="of:=[.K226]/[.L226]" office:value-type="float" office:value="3.91880035810206" calcext:value-type="float">
            <text:p>3,91880035810206</text:p>
          </table:table-cell>
        </table:table-row>
        <table:table-row table:style-name="ro1">
          <table:table-cell office:value-type="string" calcext:value-type="string">
            <text:p>g.37.4.gml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7.74" calcext:value-type="float">
            <text:p>7,74</text:p>
          </table:table-cell>
          <table:table-cell office:value-type="float" office:value="45.79" calcext:value-type="float">
            <text:p>45,79</text:p>
          </table:table-cell>
          <table:table-cell office:value-type="float" office:value="7.74" calcext:value-type="float">
            <text:p>7,74</text:p>
          </table:table-cell>
          <table:table-cell office:value-type="float" office:value="21" calcext:value-type="float">
            <text:p>21</text:p>
          </table:table-cell>
          <table:table-cell office:value-type="float" office:value="183.2" calcext:value-type="float">
            <text:p>183,2</text:p>
          </table:table-cell>
          <table:table-cell office:value-type="float" office:value="14" calcext:value-type="float">
            <text:p>14</text:p>
          </table:table-cell>
          <table:table-cell office:value-type="float" office:value="298.2" calcext:value-type="float">
            <text:p>298,2</text:p>
          </table:table-cell>
          <table:table-cell office:value-type="float" office:value="121.29" calcext:value-type="float">
            <text:p>121,29</text:p>
          </table:table-cell>
          <table:table-cell office:value-type="float" office:value="1316" calcext:value-type="float">
            <text:p>1316</text:p>
          </table:table-cell>
          <table:table-cell table:formula="of:=[.K227]/[.L227]" office:value-type="float" office:value="2.45857036853821" calcext:value-type="float">
            <text:p>2,45857036853821</text:p>
          </table:table-cell>
        </table:table-row>
        <table:table-row table:style-name="ro1">
          <table:table-cell office:value-type="string" calcext:value-type="string">
            <text:p>g.37.8.gml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10.01" calcext:value-type="float">
            <text:p>10,01</text:p>
          </table:table-cell>
          <table:table-cell office:value-type="float" office:value="42.27" calcext:value-type="float">
            <text:p>42,27</text:p>
          </table:table-cell>
          <table:table-cell office:value-type="float" office:value="10.01" calcext:value-type="float">
            <text:p>10,01</text:p>
          </table:table-cell>
          <table:table-cell office:value-type="float" office:value="19" calcext:value-type="float">
            <text:p>19</text:p>
          </table:table-cell>
          <table:table-cell office:value-type="float" office:value="187.87" calcext:value-type="float">
            <text:p>187,87</text:p>
          </table:table-cell>
          <table:table-cell office:value-type="float" office:value="30" calcext:value-type="float">
            <text:p>30</text:p>
          </table:table-cell>
          <table:table-cell office:value-type="float" office:value="365.94" calcext:value-type="float">
            <text:p>365,94</text:p>
          </table:table-cell>
          <table:table-cell office:value-type="float" office:value="83.48" calcext:value-type="float">
            <text:p>83,48</text:p>
          </table:table-cell>
          <table:table-cell office:value-type="float" office:value="1632" calcext:value-type="float">
            <text:p>1632</text:p>
          </table:table-cell>
          <table:table-cell table:formula="of:=[.K228]/[.L228]" office:value-type="float" office:value="4.38356492573071" calcext:value-type="float">
            <text:p>4,38356492573071</text:p>
          </table:table-cell>
        </table:table-row>
        <table:table-row table:style-name="ro1">
          <table:table-cell office:value-type="string" calcext:value-type="string">
            <text:p>g.37.20.gml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0.84" calcext:value-type="float">
            <text:p>10,84</text:p>
          </table:table-cell>
          <table:table-cell office:value-type="float" office:value="39.03" calcext:value-type="float">
            <text:p>39,03</text:p>
          </table:table-cell>
          <table:table-cell office:value-type="float" office:value="10.84" calcext:value-type="float">
            <text:p>10,84</text:p>
          </table:table-cell>
          <table:table-cell office:value-type="float" office:value="19" calcext:value-type="float">
            <text:p>19</text:p>
          </table:table-cell>
          <table:table-cell office:value-type="float" office:value="177.73" calcext:value-type="float">
            <text:p>177,73</text:p>
          </table:table-cell>
          <table:table-cell office:value-type="float" office:value="50" calcext:value-type="float">
            <text:p>50</text:p>
          </table:table-cell>
          <table:table-cell office:value-type="float" office:value="370.1" calcext:value-type="float">
            <text:p>370,1</text:p>
          </table:table-cell>
          <table:table-cell office:value-type="float" office:value="99.44" calcext:value-type="float">
            <text:p>99,44</text:p>
          </table:table-cell>
          <table:table-cell office:value-type="float" office:value="1735" calcext:value-type="float">
            <text:p>1735</text:p>
          </table:table-cell>
          <table:table-cell table:formula="of:=[.K229]/[.L229]" office:value-type="float" office:value="3.72184231697506" calcext:value-type="float">
            <text:p>3,72184231697506</text:p>
          </table:table-cell>
        </table:table-row>
        <table:table-row table:style-name="ro1">
          <table:table-cell office:value-type="string" calcext:value-type="string">
            <text:p>g.37.14.gml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28.18" calcext:value-type="float">
            <text:p>28,18</text:p>
          </table:table-cell>
          <table:table-cell office:value-type="float" office:value="60.72" calcext:value-type="float">
            <text:p>60,72</text:p>
          </table:table-cell>
          <table:table-cell office:value-type="float" office:value="28.18" calcext:value-type="float">
            <text:p>28,18</text:p>
          </table:table-cell>
          <table:table-cell office:value-type="float" office:value="10" calcext:value-type="float">
            <text:p>10</text:p>
          </table:table-cell>
          <table:table-cell office:value-type="float" office:value="195.71" calcext:value-type="float">
            <text:p>195,71</text:p>
          </table:table-cell>
          <table:table-cell office:value-type="float" office:value="6" calcext:value-type="float">
            <text:p>6</text:p>
          </table:table-cell>
          <table:table-cell office:value-type="float" office:value="311.65" calcext:value-type="float">
            <text:p>311,65</text:p>
          </table:table-cell>
          <table:table-cell office:value-type="float" office:value="139.83" calcext:value-type="float">
            <text:p>139,83</text:p>
          </table:table-cell>
          <table:table-cell office:value-type="float" office:value="1212" calcext:value-type="float">
            <text:p>1212</text:p>
          </table:table-cell>
          <table:table-cell table:formula="of:=[.K230]/[.L230]" office:value-type="float" office:value="2.22877780161625" calcext:value-type="float">
            <text:p>2,22877780161625</text:p>
          </table:table-cell>
        </table:table-row>
        <table:table-row table:style-name="ro1">
          <table:table-cell office:value-type="string" calcext:value-type="string">
            <text:p>g.37.19.gml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24.73" calcext:value-type="float">
            <text:p>24,73</text:p>
          </table:table-cell>
          <table:table-cell office:value-type="float" office:value="62.2" calcext:value-type="float">
            <text:p>62,2</text:p>
          </table:table-cell>
          <table:table-cell office:value-type="float" office:value="24.73" calcext:value-type="float">
            <text:p>24,73</text:p>
          </table:table-cell>
          <table:table-cell office:value-type="float" office:value="397" calcext:value-type="float">
            <text:p>397</text:p>
          </table:table-cell>
          <table:table-cell office:value-type="float" office:value="196.66" calcext:value-type="float">
            <text:p>196,66</text:p>
          </table:table-cell>
          <table:table-cell office:value-type="float" office:value="11" calcext:value-type="float">
            <text:p>11</text:p>
          </table:table-cell>
          <table:table-cell office:value-type="float" office:value="319.99" calcext:value-type="float">
            <text:p>319,99</text:p>
          </table:table-cell>
          <table:table-cell office:value-type="float" office:value="109.72" calcext:value-type="float">
            <text:p>109,72</text:p>
          </table:table-cell>
          <table:table-cell office:value-type="float" office:value="761" calcext:value-type="float">
            <text:p>761</text:p>
          </table:table-cell>
          <table:table-cell table:formula="of:=[.K231]/[.L231]" office:value-type="float" office:value="2.9164236237696" calcext:value-type="float">
            <text:p>2,9164236237696</text:p>
          </table:table-cell>
        </table:table-row>
        <table:table-row table:style-name="ro1">
          <table:table-cell office:value-type="string" calcext:value-type="string">
            <text:p>g.38.15.gml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3.71" calcext:value-type="float">
            <text:p>13,71</text:p>
          </table:table-cell>
          <table:table-cell office:value-type="float" office:value="40.32" calcext:value-type="float">
            <text:p>40,32</text:p>
          </table:table-cell>
          <table:table-cell office:value-type="float" office:value="13.71" calcext:value-type="float">
            <text:p>13,71</text:p>
          </table:table-cell>
          <table:table-cell office:value-type="float" office:value="10" calcext:value-type="float">
            <text:p>10</text:p>
          </table:table-cell>
          <table:table-cell office:value-type="float" office:value="189.77" calcext:value-type="float">
            <text:p>189,77</text:p>
          </table:table-cell>
          <table:table-cell office:value-type="float" office:value="21" calcext:value-type="float">
            <text:p>21</text:p>
          </table:table-cell>
          <table:table-cell office:value-type="float" office:value="339.68" calcext:value-type="float">
            <text:p>339,68</text:p>
          </table:table-cell>
          <table:table-cell office:value-type="float" office:value="96.92" calcext:value-type="float">
            <text:p>96,92</text:p>
          </table:table-cell>
          <table:table-cell office:value-type="float" office:value="1336" calcext:value-type="float">
            <text:p>1336</text:p>
          </table:table-cell>
          <table:table-cell table:formula="of:=[.K232]/[.L232]" office:value-type="float" office:value="3.50474618241849" calcext:value-type="float">
            <text:p>3,50474618241849</text:p>
          </table:table-cell>
        </table:table-row>
        <table:table-row table:style-name="ro1">
          <table:table-cell office:value-type="string" calcext:value-type="string">
            <text:p>g.38.12.gml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16.22" calcext:value-type="float">
            <text:p>16,22</text:p>
          </table:table-cell>
          <table:table-cell office:value-type="float" office:value="47.02" calcext:value-type="float">
            <text:p>47,02</text:p>
          </table:table-cell>
          <table:table-cell office:value-type="float" office:value="16.22" calcext:value-type="float">
            <text:p>16,22</text:p>
          </table:table-cell>
          <table:table-cell office:value-type="float" office:value="10" calcext:value-type="float">
            <text:p>10</text:p>
          </table:table-cell>
          <table:table-cell office:value-type="float" office:value="188.45" calcext:value-type="float">
            <text:p>188,45</text:p>
          </table:table-cell>
          <table:table-cell office:value-type="float" office:value="29" calcext:value-type="float">
            <text:p>29</text:p>
          </table:table-cell>
          <table:table-cell office:value-type="float" office:value="323.91" calcext:value-type="float">
            <text:p>323,91</text:p>
          </table:table-cell>
          <table:table-cell office:value-type="float" office:value="100.86" calcext:value-type="float">
            <text:p>100,86</text:p>
          </table:table-cell>
          <table:table-cell office:value-type="float" office:value="1462" calcext:value-type="float">
            <text:p>1462</text:p>
          </table:table-cell>
          <table:table-cell table:formula="of:=[.K233]/[.L233]" office:value-type="float" office:value="3.21148126115408" calcext:value-type="float">
            <text:p>3,21148126115408</text:p>
          </table:table-cell>
        </table:table-row>
        <table:table-row table:style-name="ro1">
          <table:table-cell office:value-type="string" calcext:value-type="string">
            <text:p>g.39.8.gml</text:p>
          </table:table-cell>
          <table:table-cell office:value-type="float" office:value="39" calcext:value-type="float">
            <text:p>39</text:p>
          </table:table-cell>
          <table:table-cell office:value-type="float" office:value="173" calcext:value-type="float">
            <text:p>17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.36" calcext:value-type="float">
            <text:p>2,3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6717.35" calcext:value-type="float">
            <text:p>76717,35</text:p>
          </table:table-cell>
          <table:table-cell office:value-type="float" office:value="1706" calcext:value-type="float">
            <text:p>1706</text:p>
          </table:table-cell>
          <table:table-cell office:value-type="float" office:value="598227.02" calcext:value-type="float">
            <text:p>598227,02</text:p>
          </table:table-cell>
          <table:table-cell office:value-type="float" office:value="453.44" calcext:value-type="float">
            <text:p>453,44</text:p>
          </table:table-cell>
          <table:table-cell office:value-type="float" office:value="6455" calcext:value-type="float">
            <text:p>6455</text:p>
          </table:table-cell>
          <table:table-cell table:formula="of:=[.K234]/[.L234]" office:value-type="float" office:value="1319.30800105857" calcext:value-type="float">
            <text:p>1319,30800105857</text:p>
          </table:table-cell>
        </table:table-row>
        <table:table-row table:style-name="ro1">
          <table:table-cell office:value-type="string" calcext:value-type="string">
            <text:p>g.39.7.gml</text:p>
          </table:table-cell>
          <table:table-cell office:value-type="float" office:value="39" calcext:value-type="float">
            <text:p>39</text:p>
          </table:table-cell>
          <table:table-cell office:value-type="float" office:value="173" calcext:value-type="float">
            <text:p>173</text:p>
          </table:table-cell>
          <table:table-cell office:value-type="float" office:value="27" calcext:value-type="float">
            <text:p>27</text:p>
          </table:table-cell>
          <table:table-cell office:value-type="float" office:value="0.01" calcext:value-type="float">
            <text:p>0,01</text:p>
          </table:table-cell>
          <table:table-cell office:value-type="float" office:value="0.59" calcext:value-type="float">
            <text:p>0,59</text:p>
          </table:table-cell>
          <table:table-cell office:value-type="float" office:value="0.01" calcext:value-type="float">
            <text:p>0,01</text:p>
          </table:table-cell>
          <table:table-cell office:value-type="float" office:value="11" calcext:value-type="float">
            <text:p>11</text:p>
          </table:table-cell>
          <table:table-cell office:value-type="float" office:value="76314.6" calcext:value-type="float">
            <text:p>76314,6</text:p>
          </table:table-cell>
          <table:table-cell office:value-type="float" office:value="1491" calcext:value-type="float">
            <text:p>1491</text:p>
          </table:table-cell>
          <table:table-cell office:value-type="float" office:value="1035007.42" calcext:value-type="float">
            <text:p>1035007,42</text:p>
          </table:table-cell>
          <table:table-cell office:value-type="float" office:value="251.55" calcext:value-type="float">
            <text:p>251,55</text:p>
          </table:table-cell>
          <table:table-cell office:value-type="float" office:value="6378" calcext:value-type="float">
            <text:p>6378</text:p>
          </table:table-cell>
          <table:table-cell table:formula="of:=[.K235]/[.L235]" office:value-type="float" office:value="4114.51965811966" calcext:value-type="float">
            <text:p>4114,51965811966</text:p>
          </table:table-cell>
        </table:table-row>
        <table:table-row table:style-name="ro1">
          <table:table-cell office:value-type="string" calcext:value-type="string">
            <text:p>g.39.44.gml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7.25" calcext:value-type="float">
            <text:p>7,25</text:p>
          </table:table-cell>
          <table:table-cell office:value-type="float" office:value="27.61" calcext:value-type="float">
            <text:p>27,61</text:p>
          </table:table-cell>
          <table:table-cell office:value-type="float" office:value="7.25" calcext:value-type="float">
            <text:p>7,25</text:p>
          </table:table-cell>
          <table:table-cell office:value-type="float" office:value="21" calcext:value-type="float">
            <text:p>21</text:p>
          </table:table-cell>
          <table:table-cell office:value-type="float" office:value="192.11" calcext:value-type="float">
            <text:p>192,11</text:p>
          </table:table-cell>
          <table:table-cell office:value-type="float" office:value="46" calcext:value-type="float">
            <text:p>46</text:p>
          </table:table-cell>
          <table:table-cell office:value-type="float" office:value="284.3" calcext:value-type="float">
            <text:p>284,3</text:p>
          </table:table-cell>
          <table:table-cell office:value-type="float" office:value="96.12" calcext:value-type="float">
            <text:p>96,12</text:p>
          </table:table-cell>
          <table:table-cell office:value-type="float" office:value="1607" calcext:value-type="float">
            <text:p>1607</text:p>
          </table:table-cell>
          <table:table-cell table:formula="of:=[.K236]/[.L236]" office:value-type="float" office:value="2.95776113191844" calcext:value-type="float">
            <text:p>2,95776113191844</text:p>
          </table:table-cell>
        </table:table-row>
        <table:table-row table:style-name="ro1">
          <table:table-cell office:value-type="string" calcext:value-type="string">
            <text:p>g.39.53.gml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8.59" calcext:value-type="float">
            <text:p>8,59</text:p>
          </table:table-cell>
          <table:table-cell office:value-type="float" office:value="18.73" calcext:value-type="float">
            <text:p>18,73</text:p>
          </table:table-cell>
          <table:table-cell office:value-type="float" office:value="8.59" calcext:value-type="float">
            <text:p>8,59</text:p>
          </table:table-cell>
          <table:table-cell office:value-type="float" office:value="11" calcext:value-type="float">
            <text:p>11</text:p>
          </table:table-cell>
          <table:table-cell office:value-type="float" office:value="184.17" calcext:value-type="float">
            <text:p>184,17</text:p>
          </table:table-cell>
          <table:table-cell office:value-type="float" office:value="50" calcext:value-type="float">
            <text:p>50</text:p>
          </table:table-cell>
          <table:table-cell office:value-type="float" office:value="356.58" calcext:value-type="float">
            <text:p>356,58</text:p>
          </table:table-cell>
          <table:table-cell office:value-type="float" office:value="86.4" calcext:value-type="float">
            <text:p>86,4</text:p>
          </table:table-cell>
          <table:table-cell office:value-type="float" office:value="1518" calcext:value-type="float">
            <text:p>1518</text:p>
          </table:table-cell>
          <table:table-cell table:formula="of:=[.K237]/[.L237]" office:value-type="float" office:value="4.12708333333333" calcext:value-type="float">
            <text:p>4,12708333333333</text:p>
          </table:table-cell>
        </table:table-row>
        <table:table-row table:style-name="ro1">
          <table:table-cell office:value-type="string" calcext:value-type="string">
            <text:p>g.39.57.gml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10.2" calcext:value-type="float">
            <text:p>10,2</text:p>
          </table:table-cell>
          <table:table-cell office:value-type="float" office:value="54.91" calcext:value-type="float">
            <text:p>54,91</text:p>
          </table:table-cell>
          <table:table-cell office:value-type="float" office:value="10.2" calcext:value-type="float">
            <text:p>10,2</text:p>
          </table:table-cell>
          <table:table-cell office:value-type="float" office:value="19" calcext:value-type="float">
            <text:p>19</text:p>
          </table:table-cell>
          <table:table-cell office:value-type="float" office:value="188.95" calcext:value-type="float">
            <text:p>188,95</text:p>
          </table:table-cell>
          <table:table-cell office:value-type="float" office:value="13" calcext:value-type="float">
            <text:p>13</text:p>
          </table:table-cell>
          <table:table-cell office:value-type="float" office:value="258.01" calcext:value-type="float">
            <text:p>258,01</text:p>
          </table:table-cell>
          <table:table-cell office:value-type="float" office:value="111.64" calcext:value-type="float">
            <text:p>111,64</text:p>
          </table:table-cell>
          <table:table-cell office:value-type="float" office:value="1359" calcext:value-type="float">
            <text:p>1359</text:p>
          </table:table-cell>
          <table:table-cell table:formula="of:=[.K238]/[.L238]" office:value-type="float" office:value="2.31108921533501" calcext:value-type="float">
            <text:p>2,31108921533501</text:p>
          </table:table-cell>
        </table:table-row>
        <table:table-row table:style-name="ro1">
          <table:table-cell office:value-type="string" calcext:value-type="string">
            <text:p>g.39.4.gml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20.37" calcext:value-type="float">
            <text:p>20,37</text:p>
          </table:table-cell>
          <table:table-cell office:value-type="float" office:value="38.88" calcext:value-type="float">
            <text:p>38,88</text:p>
          </table:table-cell>
          <table:table-cell office:value-type="float" office:value="20.37" calcext:value-type="float">
            <text:p>20,37</text:p>
          </table:table-cell>
          <table:table-cell office:value-type="float" office:value="10" calcext:value-type="float">
            <text:p>10</text:p>
          </table:table-cell>
          <table:table-cell office:value-type="float" office:value="193.87" calcext:value-type="float">
            <text:p>193,87</text:p>
          </table:table-cell>
          <table:table-cell office:value-type="float" office:value="17" calcext:value-type="float">
            <text:p>17</text:p>
          </table:table-cell>
          <table:table-cell office:value-type="float" office:value="291.99" calcext:value-type="float">
            <text:p>291,99</text:p>
          </table:table-cell>
          <table:table-cell office:value-type="float" office:value="132.51" calcext:value-type="float">
            <text:p>132,51</text:p>
          </table:table-cell>
          <table:table-cell office:value-type="float" office:value="1318" calcext:value-type="float">
            <text:p>1318</text:p>
          </table:table-cell>
          <table:table-cell table:formula="of:=[.K239]/[.L239]" office:value-type="float" office:value="2.20353180892008" calcext:value-type="float">
            <text:p>2,20353180892008</text:p>
          </table:table-cell>
        </table:table-row>
        <table:table-row table:style-name="ro1">
          <table:table-cell office:value-type="string" calcext:value-type="string">
            <text:p>g.39.9.gml</text:p>
          </table:table-cell>
          <table:table-cell office:value-type="float" office:value="39" calcext:value-type="float">
            <text:p>39</text:p>
          </table:table-cell>
          <table:table-cell office:value-type="float" office:value="106" calcext:value-type="float">
            <text:p>106</text:p>
          </table:table-cell>
          <table:table-cell office:value-type="float" office:value="20" calcext:value-type="float">
            <text:p>20</text:p>
          </table:table-cell>
          <table:table-cell office:value-type="float" office:value="2.2" calcext:value-type="float">
            <text:p>2,2</text:p>
          </table:table-cell>
          <table:table-cell office:value-type="float" office:value="15.65" calcext:value-type="float">
            <text:p>15,65</text:p>
          </table:table-cell>
          <table:table-cell office:value-type="float" office:value="2.2" calcext:value-type="float">
            <text:p>2,2</text:p>
          </table:table-cell>
          <table:table-cell office:value-type="float" office:value="107" calcext:value-type="float">
            <text:p>107</text:p>
          </table:table-cell>
          <table:table-cell office:value-type="float" office:value="216.56" calcext:value-type="float">
            <text:p>216,56</text:p>
          </table:table-cell>
          <table:table-cell office:value-type="float" office:value="412" calcext:value-type="float">
            <text:p>412</text:p>
          </table:table-cell>
          <table:table-cell office:value-type="float" office:value="436.22" calcext:value-type="float">
            <text:p>436,22</text:p>
          </table:table-cell>
          <table:table-cell office:value-type="float" office:value="84.42" calcext:value-type="float">
            <text:p>84,42</text:p>
          </table:table-cell>
          <table:table-cell office:value-type="float" office:value="444" calcext:value-type="float">
            <text:p>444</text:p>
          </table:table-cell>
          <table:table-cell table:formula="of:=[.K240]/[.L240]" office:value-type="float" office:value="5.16725894337835" calcext:value-type="float">
            <text:p>5,16725894337835</text:p>
          </table:table-cell>
        </table:table-row>
        <table:table-row table:style-name="ro1">
          <table:table-cell office:value-type="string" calcext:value-type="string">
            <text:p>g.39.46.gml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6.73" calcext:value-type="float">
            <text:p>16,73</text:p>
          </table:table-cell>
          <table:table-cell office:value-type="float" office:value="35.05" calcext:value-type="float">
            <text:p>35,05</text:p>
          </table:table-cell>
          <table:table-cell office:value-type="float" office:value="16.73" calcext:value-type="float">
            <text:p>16,73</text:p>
          </table:table-cell>
          <table:table-cell office:value-type="float" office:value="301" calcext:value-type="float">
            <text:p>301</text:p>
          </table:table-cell>
          <table:table-cell office:value-type="float" office:value="199.16" calcext:value-type="float">
            <text:p>199,16</text:p>
          </table:table-cell>
          <table:table-cell office:value-type="float" office:value="14" calcext:value-type="float">
            <text:p>14</text:p>
          </table:table-cell>
          <table:table-cell office:value-type="float" office:value="399.6" calcext:value-type="float">
            <text:p>399,6</text:p>
          </table:table-cell>
          <table:table-cell office:value-type="float" office:value="113.48" calcext:value-type="float">
            <text:p>113,48</text:p>
          </table:table-cell>
          <table:table-cell office:value-type="float" office:value="522" calcext:value-type="float">
            <text:p>522</text:p>
          </table:table-cell>
          <table:table-cell table:formula="of:=[.K241]/[.L241]" office:value-type="float" office:value="3.52132534367289" calcext:value-type="float">
            <text:p>3,52132534367289</text:p>
          </table:table-cell>
        </table:table-row>
        <table:table-row table:style-name="ro1">
          <table:table-cell office:value-type="string" calcext:value-type="string">
            <text:p>g.39.47.gml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6.75" calcext:value-type="float">
            <text:p>16,75</text:p>
          </table:table-cell>
          <table:table-cell office:value-type="float" office:value="35.02" calcext:value-type="float">
            <text:p>35,02</text:p>
          </table:table-cell>
          <table:table-cell office:value-type="float" office:value="16.75" calcext:value-type="float">
            <text:p>16,75</text:p>
          </table:table-cell>
          <table:table-cell office:value-type="float" office:value="323" calcext:value-type="float">
            <text:p>323</text:p>
          </table:table-cell>
          <table:table-cell office:value-type="float" office:value="199.42" calcext:value-type="float">
            <text:p>199,42</text:p>
          </table:table-cell>
          <table:table-cell office:value-type="float" office:value="14" calcext:value-type="float">
            <text:p>14</text:p>
          </table:table-cell>
          <table:table-cell office:value-type="float" office:value="407.96" calcext:value-type="float">
            <text:p>407,96</text:p>
          </table:table-cell>
          <table:table-cell office:value-type="float" office:value="113.62" calcext:value-type="float">
            <text:p>113,62</text:p>
          </table:table-cell>
          <table:table-cell office:value-type="float" office:value="608" calcext:value-type="float">
            <text:p>608</text:p>
          </table:table-cell>
          <table:table-cell table:formula="of:=[.K242]/[.L242]" office:value-type="float" office:value="3.59056504136596" calcext:value-type="float">
            <text:p>3,59056504136596</text:p>
          </table:table-cell>
        </table:table-row>
        <table:table-row table:style-name="ro1">
          <table:table-cell office:value-type="string" calcext:value-type="string">
            <text:p>g.39.30.gml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6.2" calcext:value-type="float">
            <text:p>6,2</text:p>
          </table:table-cell>
          <table:table-cell office:value-type="float" office:value="57.42" calcext:value-type="float">
            <text:p>57,42</text:p>
          </table:table-cell>
          <table:table-cell office:value-type="float" office:value="6.2" calcext:value-type="float">
            <text:p>6,2</text:p>
          </table:table-cell>
          <table:table-cell office:value-type="float" office:value="556" calcext:value-type="float">
            <text:p>556</text:p>
          </table:table-cell>
          <table:table-cell office:value-type="float" office:value="186.96" calcext:value-type="float">
            <text:p>186,96</text:p>
          </table:table-cell>
          <table:table-cell office:value-type="float" office:value="23" calcext:value-type="float">
            <text:p>23</text:p>
          </table:table-cell>
          <table:table-cell office:value-type="float" office:value="312.88" calcext:value-type="float">
            <text:p>312,88</text:p>
          </table:table-cell>
          <table:table-cell office:value-type="float" office:value="99.56" calcext:value-type="float">
            <text:p>99,56</text:p>
          </table:table-cell>
          <table:table-cell office:value-type="float" office:value="1124" calcext:value-type="float">
            <text:p>1124</text:p>
          </table:table-cell>
          <table:table-cell table:formula="of:=[.K243]/[.L243]" office:value-type="float" office:value="3.14262756126959" calcext:value-type="float">
            <text:p>3,14262756126959</text:p>
          </table:table-cell>
        </table:table-row>
        <table:table-row table:style-name="ro1">
          <table:table-cell office:value-type="string" calcext:value-type="string">
            <text:p>g.40.22.gml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1.08" calcext:value-type="float">
            <text:p>11,08</text:p>
          </table:table-cell>
          <table:table-cell office:value-type="float" office:value="31.08" calcext:value-type="float">
            <text:p>31,08</text:p>
          </table:table-cell>
          <table:table-cell office:value-type="float" office:value="11.08" calcext:value-type="float">
            <text:p>11,08</text:p>
          </table:table-cell>
          <table:table-cell office:value-type="float" office:value="19" calcext:value-type="float">
            <text:p>19</text:p>
          </table:table-cell>
          <table:table-cell office:value-type="float" office:value="193.82" calcext:value-type="float">
            <text:p>193,82</text:p>
          </table:table-cell>
          <table:table-cell office:value-type="float" office:value="51" calcext:value-type="float">
            <text:p>51</text:p>
          </table:table-cell>
          <table:table-cell office:value-type="float" office:value="275.3" calcext:value-type="float">
            <text:p>275,3</text:p>
          </table:table-cell>
          <table:table-cell office:value-type="float" office:value="76.66" calcext:value-type="float">
            <text:p>76,66</text:p>
          </table:table-cell>
          <table:table-cell office:value-type="float" office:value="1541" calcext:value-type="float">
            <text:p>1541</text:p>
          </table:table-cell>
          <table:table-cell table:formula="of:=[.K244]/[.L244]" office:value-type="float" office:value="3.5911818418993" calcext:value-type="float">
            <text:p>3,5911818418993</text:p>
          </table:table-cell>
        </table:table-row>
        <table:table-row table:style-name="ro1">
          <table:table-cell office:value-type="string" calcext:value-type="string">
            <text:p>g.40.8.gml</text:p>
          </table:table-cell>
          <table:table-cell office:value-type="float" office:value="40" calcext:value-type="float">
            <text:p>40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1.67" calcext:value-type="float">
            <text:p>1,67</text:p>
          </table:table-cell>
          <table:table-cell office:value-type="float" office:value="11.73" calcext:value-type="float">
            <text:p>11,73</text:p>
          </table:table-cell>
          <table:table-cell office:value-type="float" office:value="1.67" calcext:value-type="float">
            <text:p>1,67</text:p>
          </table:table-cell>
          <table:table-cell office:value-type="float" office:value="120" calcext:value-type="float">
            <text:p>120</text:p>
          </table:table-cell>
          <table:table-cell office:value-type="float" office:value="257.1" calcext:value-type="float">
            <text:p>257,1</text:p>
          </table:table-cell>
          <table:table-cell office:value-type="float" office:value="699" calcext:value-type="float">
            <text:p>699</text:p>
          </table:table-cell>
          <table:table-cell office:value-type="float" office:value="866.59" calcext:value-type="float">
            <text:p>866,59</text:p>
          </table:table-cell>
          <table:table-cell office:value-type="float" office:value="60.57" calcext:value-type="float">
            <text:p>60,57</text:p>
          </table:table-cell>
          <table:table-cell office:value-type="float" office:value="638" calcext:value-type="float">
            <text:p>638</text:p>
          </table:table-cell>
          <table:table-cell table:formula="of:=[.K245]/[.L245]" office:value-type="float" office:value="14.3072478124484" calcext:value-type="float">
            <text:p>14,3072478124484</text:p>
          </table:table-cell>
        </table:table-row>
        <table:table-row table:style-name="ro1">
          <table:table-cell office:value-type="string" calcext:value-type="string">
            <text:p>g.40.19.gml</text:p>
          </table:table-cell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5.72" calcext:value-type="float">
            <text:p>5,72</text:p>
          </table:table-cell>
          <table:table-cell office:value-type="float" office:value="44.65" calcext:value-type="float">
            <text:p>44,65</text:p>
          </table:table-cell>
          <table:table-cell office:value-type="float" office:value="5.72" calcext:value-type="float">
            <text:p>5,72</text:p>
          </table:table-cell>
          <table:table-cell office:value-type="float" office:value="562" calcext:value-type="float">
            <text:p>562</text:p>
          </table:table-cell>
          <table:table-cell office:value-type="float" office:value="189.58" calcext:value-type="float">
            <text:p>189,58</text:p>
          </table:table-cell>
          <table:table-cell office:value-type="float" office:value="43" calcext:value-type="float">
            <text:p>43</text:p>
          </table:table-cell>
          <table:table-cell office:value-type="float" office:value="296.79" calcext:value-type="float">
            <text:p>296,79</text:p>
          </table:table-cell>
          <table:table-cell office:value-type="float" office:value="96.44" calcext:value-type="float">
            <text:p>96,44</text:p>
          </table:table-cell>
          <table:table-cell office:value-type="float" office:value="1201" calcext:value-type="float">
            <text:p>1201</text:p>
          </table:table-cell>
          <table:table-cell table:formula="of:=[.K246]/[.L246]" office:value-type="float" office:value="3.07745748652012" calcext:value-type="float">
            <text:p>3,07745748652012</text:p>
          </table:table-cell>
        </table:table-row>
        <table:table-row table:style-name="ro1">
          <table:table-cell office:value-type="string" calcext:value-type="string">
            <text:p>g.41.25.gml</text:p>
          </table:table-cell>
          <table:table-cell office:value-type="float" office:value="41" calcext:value-type="float">
            <text:p>41</text:p>
          </table:table-cell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  <table:table-cell office:value-type="float" office:value="0.48" calcext:value-type="float">
            <text:p>0,48</text:p>
          </table:table-cell>
          <table:table-cell office:value-type="float" office:value="24.74" calcext:value-type="float">
            <text:p>24,74</text:p>
          </table:table-cell>
          <table:table-cell office:value-type="float" office:value="0.48" calcext:value-type="float">
            <text:p>0,48</text:p>
          </table:table-cell>
          <table:table-cell office:value-type="float" office:value="13" calcext:value-type="float">
            <text:p>13</text:p>
          </table:table-cell>
          <table:table-cell office:value-type="float" office:value="227.61" calcext:value-type="float">
            <text:p>227,61</text:p>
          </table:table-cell>
          <table:table-cell office:value-type="float" office:value="340" calcext:value-type="float">
            <text:p>340</text:p>
          </table:table-cell>
          <table:table-cell office:value-type="float" office:value="718.88" calcext:value-type="float">
            <text:p>718,88</text:p>
          </table:table-cell>
          <table:table-cell office:value-type="float" office:value="55.77" calcext:value-type="float">
            <text:p>55,77</text:p>
          </table:table-cell>
          <table:table-cell office:value-type="float" office:value="2455" calcext:value-type="float">
            <text:p>2455</text:p>
          </table:table-cell>
          <table:table-cell table:formula="of:=[.K247]/[.L247]" office:value-type="float" office:value="12.8900842746997" calcext:value-type="float">
            <text:p>12,8900842746997</text:p>
          </table:table-cell>
        </table:table-row>
        <table:table-row table:style-name="ro1">
          <table:table-cell office:value-type="string" calcext:value-type="string">
            <text:p>g.41.36.gml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5.23" calcext:value-type="float">
            <text:p>5,23</text:p>
          </table:table-cell>
          <table:table-cell office:value-type="float" office:value="46.51" calcext:value-type="float">
            <text:p>46,51</text:p>
          </table:table-cell>
          <table:table-cell office:value-type="float" office:value="5.23" calcext:value-type="float">
            <text:p>5,23</text:p>
          </table:table-cell>
          <table:table-cell office:value-type="float" office:value="17" calcext:value-type="float">
            <text:p>17</text:p>
          </table:table-cell>
          <table:table-cell office:value-type="float" office:value="178.96" calcext:value-type="float">
            <text:p>178,96</text:p>
          </table:table-cell>
          <table:table-cell office:value-type="float" office:value="40" calcext:value-type="float">
            <text:p>40</text:p>
          </table:table-cell>
          <table:table-cell office:value-type="float" office:value="332.84" calcext:value-type="float">
            <text:p>332,84</text:p>
          </table:table-cell>
          <table:table-cell office:value-type="float" office:value="71.88" calcext:value-type="float">
            <text:p>71,88</text:p>
          </table:table-cell>
          <table:table-cell office:value-type="float" office:value="1719" calcext:value-type="float">
            <text:p>1719</text:p>
          </table:table-cell>
          <table:table-cell table:formula="of:=[.K248]/[.L248]" office:value-type="float" office:value="4.63049526989427" calcext:value-type="float">
            <text:p>4,63049526989427</text:p>
          </table:table-cell>
        </table:table-row>
        <table:table-row table:style-name="ro1">
          <table:table-cell office:value-type="string" calcext:value-type="string">
            <text:p>g.41.3.gml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4.78" calcext:value-type="float">
            <text:p>24,78</text:p>
          </table:table-cell>
          <table:table-cell office:value-type="float" office:value="62.97" calcext:value-type="float">
            <text:p>62,97</text:p>
          </table:table-cell>
          <table:table-cell office:value-type="float" office:value="24.78" calcext:value-type="float">
            <text:p>24,78</text:p>
          </table:table-cell>
          <table:table-cell office:value-type="float" office:value="10" calcext:value-type="float">
            <text:p>10</text:p>
          </table:table-cell>
          <table:table-cell office:value-type="float" office:value="187.48" calcext:value-type="float">
            <text:p>187,48</text:p>
          </table:table-cell>
          <table:table-cell office:value-type="float" office:value="5" calcext:value-type="float">
            <text:p>5</text:p>
          </table:table-cell>
          <table:table-cell office:value-type="float" office:value="285.79" calcext:value-type="float">
            <text:p>285,79</text:p>
          </table:table-cell>
          <table:table-cell office:value-type="float" office:value="131.07" calcext:value-type="float">
            <text:p>131,07</text:p>
          </table:table-cell>
          <table:table-cell office:value-type="float" office:value="1277" calcext:value-type="float">
            <text:p>1277</text:p>
          </table:table-cell>
          <table:table-cell table:formula="of:=[.K249]/[.L249]" office:value-type="float" office:value="2.18043793392844" calcext:value-type="float">
            <text:p>2,18043793392844</text:p>
          </table:table-cell>
        </table:table-row>
        <table:table-row table:style-name="ro1">
          <table:table-cell office:value-type="string" calcext:value-type="string">
            <text:p>g.41.2.gml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27.27" calcext:value-type="float">
            <text:p>27,27</text:p>
          </table:table-cell>
          <table:table-cell office:value-type="float" office:value="53.71" calcext:value-type="float">
            <text:p>53,71</text:p>
          </table:table-cell>
          <table:table-cell office:value-type="float" office:value="27.27" calcext:value-type="float">
            <text:p>27,27</text:p>
          </table:table-cell>
          <table:table-cell office:value-type="float" office:value="10" calcext:value-type="float">
            <text:p>10</text:p>
          </table:table-cell>
          <table:table-cell office:value-type="float" office:value="190.26" calcext:value-type="float">
            <text:p>190,26</text:p>
          </table:table-cell>
          <table:table-cell office:value-type="float" office:value="7" calcext:value-type="float">
            <text:p>7</text:p>
          </table:table-cell>
          <table:table-cell office:value-type="float" office:value="246.41" calcext:value-type="float">
            <text:p>246,41</text:p>
          </table:table-cell>
          <table:table-cell office:value-type="float" office:value="141.82" calcext:value-type="float">
            <text:p>141,82</text:p>
          </table:table-cell>
          <table:table-cell office:value-type="float" office:value="1307" calcext:value-type="float">
            <text:p>1307</text:p>
          </table:table-cell>
          <table:table-cell table:formula="of:=[.K250]/[.L250]" office:value-type="float" office:value="1.73748413481878" calcext:value-type="float">
            <text:p>1,73748413481878</text:p>
          </table:table-cell>
        </table:table-row>
        <table:table-row table:style-name="ro1">
          <table:table-cell office:value-type="string" calcext:value-type="string">
            <text:p>g.41.26.gml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1.08" calcext:value-type="float">
            <text:p>1,08</text:p>
          </table:table-cell>
          <table:table-cell office:value-type="float" office:value="41.6" calcext:value-type="float">
            <text:p>41,6</text:p>
          </table:table-cell>
          <table:table-cell office:value-type="float" office:value="1.08" calcext:value-type="float">
            <text:p>1,08</text:p>
          </table:table-cell>
          <table:table-cell office:value-type="float" office:value="433" calcext:value-type="float">
            <text:p>433</text:p>
          </table:table-cell>
          <table:table-cell office:value-type="float" office:value="205.03" calcext:value-type="float">
            <text:p>205,03</text:p>
          </table:table-cell>
          <table:table-cell office:value-type="float" office:value="176" calcext:value-type="float">
            <text:p>176</text:p>
          </table:table-cell>
          <table:table-cell office:value-type="float" office:value="421.7" calcext:value-type="float">
            <text:p>421,7</text:p>
          </table:table-cell>
          <table:table-cell office:value-type="float" office:value="27.3" calcext:value-type="float">
            <text:p>27,3</text:p>
          </table:table-cell>
          <table:table-cell office:value-type="float" office:value="1204" calcext:value-type="float">
            <text:p>1204</text:p>
          </table:table-cell>
          <table:table-cell table:formula="of:=[.K251]/[.L251]" office:value-type="float" office:value="15.4468864468864" calcext:value-type="float">
            <text:p>15,4468864468864</text:p>
          </table:table-cell>
        </table:table-row>
        <table:table-row table:style-name="ro1">
          <table:table-cell office:value-type="string" calcext:value-type="string">
            <text:p>g.41.9.gml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3.93" calcext:value-type="float">
            <text:p>3,93</text:p>
          </table:table-cell>
          <table:table-cell office:value-type="float" office:value="48.91" calcext:value-type="float">
            <text:p>48,91</text:p>
          </table:table-cell>
          <table:table-cell office:value-type="float" office:value="3.93" calcext:value-type="float">
            <text:p>3,93</text:p>
          </table:table-cell>
          <table:table-cell office:value-type="float" office:value="529" calcext:value-type="float">
            <text:p>529</text:p>
          </table:table-cell>
          <table:table-cell office:value-type="float" office:value="173.93" calcext:value-type="float">
            <text:p>173,93</text:p>
          </table:table-cell>
          <table:table-cell office:value-type="float" office:value="27" calcext:value-type="float">
            <text:p>27</text:p>
          </table:table-cell>
          <table:table-cell office:value-type="float" office:value="318" calcext:value-type="float">
            <text:p>318</text:p>
          </table:table-cell>
          <table:table-cell office:value-type="float" office:value="60.17" calcext:value-type="float">
            <text:p>60,17</text:p>
          </table:table-cell>
          <table:table-cell office:value-type="float" office:value="1177" calcext:value-type="float">
            <text:p>1177</text:p>
          </table:table-cell>
          <table:table-cell table:formula="of:=[.K252]/[.L252]" office:value-type="float" office:value="5.28502576034569" calcext:value-type="float">
            <text:p>5,28502576034569</text:p>
          </table:table-cell>
        </table:table-row>
        <table:table-row table:style-name="ro1">
          <table:table-cell office:value-type="string" calcext:value-type="string">
            <text:p>g.41.13.gml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8.97" calcext:value-type="float">
            <text:p>8,97</text:p>
          </table:table-cell>
          <table:table-cell office:value-type="float" office:value="24.09" calcext:value-type="float">
            <text:p>24,09</text:p>
          </table:table-cell>
          <table:table-cell office:value-type="float" office:value="8.97" calcext:value-type="float">
            <text:p>8,97</text:p>
          </table:table-cell>
          <table:table-cell office:value-type="float" office:value="693" calcext:value-type="float">
            <text:p>693</text:p>
          </table:table-cell>
          <table:table-cell office:value-type="float" office:value="179.45" calcext:value-type="float">
            <text:p>179,45</text:p>
          </table:table-cell>
          <table:table-cell office:value-type="float" office:value="70" calcext:value-type="float">
            <text:p>70</text:p>
          </table:table-cell>
          <table:table-cell office:value-type="float" office:value="343.23" calcext:value-type="float">
            <text:p>343,23</text:p>
          </table:table-cell>
          <table:table-cell office:value-type="float" office:value="80.59" calcext:value-type="float">
            <text:p>80,59</text:p>
          </table:table-cell>
          <table:table-cell office:value-type="float" office:value="1590" calcext:value-type="float">
            <text:p>1590</text:p>
          </table:table-cell>
          <table:table-cell table:formula="of:=[.K253]/[.L253]" office:value-type="float" office:value="4.25896513215039" calcext:value-type="float">
            <text:p>4,25896513215039</text:p>
          </table:table-cell>
        </table:table-row>
        <table:table-row table:style-name="ro1">
          <table:table-cell office:value-type="string" calcext:value-type="string">
            <text:p>g.42.5.gml</text:p>
          </table:table-cell>
          <table:table-cell office:value-type="float" office:value="42" calcext:value-type="float">
            <text:p>42</text:p>
          </table:table-cell>
          <table:table-cell office:value-type="float" office:value="109" calcext:value-type="float">
            <text:p>109</text:p>
          </table:table-cell>
          <table:table-cell office:value-type="float" office:value="19" calcext:value-type="float">
            <text:p>19</text:p>
          </table:table-cell>
          <table:table-cell office:value-type="float" office:value="1.32" calcext:value-type="float">
            <text:p>1,32</text:p>
          </table:table-cell>
          <table:table-cell office:value-type="float" office:value="9.39" calcext:value-type="float">
            <text:p>9,39</text:p>
          </table:table-cell>
          <table:table-cell office:value-type="float" office:value="1.32" calcext:value-type="float">
            <text:p>1,32</text:p>
          </table:table-cell>
          <table:table-cell office:value-type="float" office:value="13" calcext:value-type="float">
            <text:p>13</text:p>
          </table:table-cell>
          <table:table-cell office:value-type="float" office:value="233.15" calcext:value-type="float">
            <text:p>233,15</text:p>
          </table:table-cell>
          <table:table-cell office:value-type="float" office:value="419" calcext:value-type="float">
            <text:p>419</text:p>
          </table:table-cell>
          <table:table-cell office:value-type="float" office:value="490.68" calcext:value-type="float">
            <text:p>490,68</text:p>
          </table:table-cell>
          <table:table-cell office:value-type="float" office:value="72.91" calcext:value-type="float">
            <text:p>72,91</text:p>
          </table:table-cell>
          <table:table-cell office:value-type="float" office:value="2944" calcext:value-type="float">
            <text:p>2944</text:p>
          </table:table-cell>
          <table:table-cell table:formula="of:=[.K254]/[.L254]" office:value-type="float" office:value="6.72994102317926" calcext:value-type="float">
            <text:p>6,72994102317926</text:p>
          </table:table-cell>
        </table:table-row>
        <table:table-row table:style-name="ro1">
          <table:table-cell office:value-type="string" calcext:value-type="string">
            <text:p>g.42.1.gml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11.39" calcext:value-type="float">
            <text:p>11,39</text:p>
          </table:table-cell>
          <table:table-cell office:value-type="float" office:value="64.88" calcext:value-type="float">
            <text:p>64,88</text:p>
          </table:table-cell>
          <table:table-cell office:value-type="float" office:value="11.39" calcext:value-type="float">
            <text:p>11,39</text:p>
          </table:table-cell>
          <table:table-cell office:value-type="float" office:value="19" calcext:value-type="float">
            <text:p>19</text:p>
          </table:table-cell>
          <table:table-cell office:value-type="float" office:value="185.26" calcext:value-type="float">
            <text:p>185,26</text:p>
          </table:table-cell>
          <table:table-cell office:value-type="float" office:value="14" calcext:value-type="float">
            <text:p>14</text:p>
          </table:table-cell>
          <table:table-cell office:value-type="float" office:value="335.57" calcext:value-type="float">
            <text:p>335,57</text:p>
          </table:table-cell>
          <table:table-cell office:value-type="float" office:value="132.37" calcext:value-type="float">
            <text:p>132,37</text:p>
          </table:table-cell>
          <table:table-cell office:value-type="float" office:value="1367" calcext:value-type="float">
            <text:p>1367</text:p>
          </table:table-cell>
          <table:table-cell table:formula="of:=[.K255]/[.L255]" office:value-type="float" office:value="2.53509103271134" calcext:value-type="float">
            <text:p>2,53509103271134</text:p>
          </table:table-cell>
        </table:table-row>
        <table:table-row table:style-name="ro1">
          <table:table-cell office:value-type="string" calcext:value-type="string">
            <text:p>g.42.0.gml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13.45" calcext:value-type="float">
            <text:p>13,45</text:p>
          </table:table-cell>
          <table:table-cell office:value-type="float" office:value="49.56" calcext:value-type="float">
            <text:p>49,56</text:p>
          </table:table-cell>
          <table:table-cell office:value-type="float" office:value="13.45" calcext:value-type="float">
            <text:p>13,45</text:p>
          </table:table-cell>
          <table:table-cell office:value-type="float" office:value="10" calcext:value-type="float">
            <text:p>10</text:p>
          </table:table-cell>
          <table:table-cell office:value-type="float" office:value="188.73" calcext:value-type="float">
            <text:p>188,73</text:p>
          </table:table-cell>
          <table:table-cell office:value-type="float" office:value="12" calcext:value-type="float">
            <text:p>12</text:p>
          </table:table-cell>
          <table:table-cell office:value-type="float" office:value="306.73" calcext:value-type="float">
            <text:p>306,73</text:p>
          </table:table-cell>
          <table:table-cell office:value-type="float" office:value="104.66" calcext:value-type="float">
            <text:p>104,66</text:p>
          </table:table-cell>
          <table:table-cell office:value-type="float" office:value="1380" calcext:value-type="float">
            <text:p>1380</text:p>
          </table:table-cell>
          <table:table-cell table:formula="of:=[.K256]/[.L256]" office:value-type="float" office:value="2.93072807185171" calcext:value-type="float">
            <text:p>2,93072807185171</text:p>
          </table:table-cell>
        </table:table-row>
        <table:table-row table:style-name="ro1">
          <table:table-cell office:value-type="string" calcext:value-type="string">
            <text:p>g.42.23.gml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float" office:value="5.75" calcext:value-type="float">
            <text:p>5,75</text:p>
          </table:table-cell>
          <table:table-cell office:value-type="float" office:value="39.67" calcext:value-type="float">
            <text:p>39,67</text:p>
          </table:table-cell>
          <table:table-cell office:value-type="float" office:value="5.75" calcext:value-type="float">
            <text:p>5,75</text:p>
          </table:table-cell>
          <table:table-cell office:value-type="float" office:value="160" calcext:value-type="float">
            <text:p>160</text:p>
          </table:table-cell>
          <table:table-cell office:value-type="float" office:value="195.86" calcext:value-type="float">
            <text:p>195,86</text:p>
          </table:table-cell>
          <table:table-cell office:value-type="float" office:value="30" calcext:value-type="float">
            <text:p>30</text:p>
          </table:table-cell>
          <table:table-cell office:value-type="float" office:value="377.53" calcext:value-type="float">
            <text:p>377,53</text:p>
          </table:table-cell>
          <table:table-cell office:value-type="float" office:value="99.29" calcext:value-type="float">
            <text:p>99,29</text:p>
          </table:table-cell>
          <table:table-cell office:value-type="float" office:value="342" calcext:value-type="float">
            <text:p>342</text:p>
          </table:table-cell>
          <table:table-cell table:formula="of:=[.K257]/[.L257]" office:value-type="float" office:value="3.80229630375667" calcext:value-type="float">
            <text:p>3,80229630375667</text:p>
          </table:table-cell>
        </table:table-row>
        <table:table-row table:style-name="ro1">
          <table:table-cell office:value-type="string" calcext:value-type="string">
            <text:p>g.42.8.gml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1.45" calcext:value-type="float">
            <text:p>1,45</text:p>
          </table:table-cell>
          <table:table-cell office:value-type="float" office:value="21.74" calcext:value-type="float">
            <text:p>21,74</text:p>
          </table:table-cell>
          <table:table-cell office:value-type="float" office:value="1.45" calcext:value-type="float">
            <text:p>1,45</text:p>
          </table:table-cell>
          <table:table-cell office:value-type="float" office:value="163" calcext:value-type="float">
            <text:p>163</text:p>
          </table:table-cell>
          <table:table-cell office:value-type="float" office:value="227.84" calcext:value-type="float">
            <text:p>227,84</text:p>
          </table:table-cell>
          <table:table-cell office:value-type="float" office:value="277" calcext:value-type="float">
            <text:p>277</text:p>
          </table:table-cell>
          <table:table-cell office:value-type="float" office:value="467.72" calcext:value-type="float">
            <text:p>467,72</text:p>
          </table:table-cell>
          <table:table-cell office:value-type="float" office:value="65.78" calcext:value-type="float">
            <text:p>65,78</text:p>
          </table:table-cell>
          <table:table-cell office:value-type="float" office:value="542" calcext:value-type="float">
            <text:p>542</text:p>
          </table:table-cell>
          <table:table-cell table:formula="of:=[.K258]/[.L258]" office:value-type="float" office:value="7.11036789297659" calcext:value-type="float">
            <text:p>7,11036789297659</text:p>
          </table:table-cell>
        </table:table-row>
        <table:table-row table:style-name="ro1">
          <table:table-cell office:value-type="string" calcext:value-type="string">
            <text:p>g.42.34.gml</text:p>
          </table:table-cell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6.61" calcext:value-type="float">
            <text:p>6,61</text:p>
          </table:table-cell>
          <table:table-cell office:value-type="float" office:value="31.03" calcext:value-type="float">
            <text:p>31,03</text:p>
          </table:table-cell>
          <table:table-cell office:value-type="float" office:value="6.61" calcext:value-type="float">
            <text:p>6,61</text:p>
          </table:table-cell>
          <table:table-cell office:value-type="float" office:value="288" calcext:value-type="float">
            <text:p>288</text:p>
          </table:table-cell>
          <table:table-cell office:value-type="float" office:value="199.72" calcext:value-type="float">
            <text:p>199,72</text:p>
          </table:table-cell>
          <table:table-cell office:value-type="float" office:value="128" calcext:value-type="float">
            <text:p>128</text:p>
          </table:table-cell>
          <table:table-cell office:value-type="float" office:value="315.63" calcext:value-type="float">
            <text:p>315,63</text:p>
          </table:table-cell>
          <table:table-cell office:value-type="float" office:value="103.26" calcext:value-type="float">
            <text:p>103,26</text:p>
          </table:table-cell>
          <table:table-cell office:value-type="float" office:value="802" calcext:value-type="float">
            <text:p>802</text:p>
          </table:table-cell>
          <table:table-cell table:formula="of:=[.K259]/[.L259]" office:value-type="float" office:value="3.05665310865776" calcext:value-type="float">
            <text:p>3,05665310865776</text:p>
          </table:table-cell>
        </table:table-row>
        <table:table-row table:style-name="ro1">
          <table:table-cell office:value-type="string" calcext:value-type="string">
            <text:p>g.42.15.gml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6.73" calcext:value-type="float">
            <text:p>6,73</text:p>
          </table:table-cell>
          <table:table-cell office:value-type="float" office:value="29.32" calcext:value-type="float">
            <text:p>29,32</text:p>
          </table:table-cell>
          <table:table-cell office:value-type="float" office:value="6.73" calcext:value-type="float">
            <text:p>6,73</text:p>
          </table:table-cell>
          <table:table-cell office:value-type="float" office:value="308" calcext:value-type="float">
            <text:p>308</text:p>
          </table:table-cell>
          <table:table-cell office:value-type="float" office:value="202.21" calcext:value-type="float">
            <text:p>202,21</text:p>
          </table:table-cell>
          <table:table-cell office:value-type="float" office:value="96" calcext:value-type="float">
            <text:p>96</text:p>
          </table:table-cell>
          <table:table-cell office:value-type="float" office:value="397.93" calcext:value-type="float">
            <text:p>397,93</text:p>
          </table:table-cell>
          <table:table-cell office:value-type="float" office:value="71.83" calcext:value-type="float">
            <text:p>71,83</text:p>
          </table:table-cell>
          <table:table-cell office:value-type="float" office:value="811" calcext:value-type="float">
            <text:p>811</text:p>
          </table:table-cell>
          <table:table-cell table:formula="of:=[.K260]/[.L260]" office:value-type="float" office:value="5.53988584157038" calcext:value-type="float">
            <text:p>5,53988584157038</text:p>
          </table:table-cell>
        </table:table-row>
        <table:table-row table:style-name="ro1">
          <table:table-cell office:value-type="string" calcext:value-type="string">
            <text:p>g.42.2.gml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12.35" calcext:value-type="float">
            <text:p>12,35</text:p>
          </table:table-cell>
          <table:table-cell office:value-type="float" office:value="66.08" calcext:value-type="float">
            <text:p>66,08</text:p>
          </table:table-cell>
          <table:table-cell office:value-type="float" office:value="12.35" calcext:value-type="float">
            <text:p>12,35</text:p>
          </table:table-cell>
          <table:table-cell office:value-type="float" office:value="470" calcext:value-type="float">
            <text:p>470</text:p>
          </table:table-cell>
          <table:table-cell office:value-type="float" office:value="189.09" calcext:value-type="float">
            <text:p>189,09</text:p>
          </table:table-cell>
          <table:table-cell office:value-type="float" office:value="13" calcext:value-type="float">
            <text:p>13</text:p>
          </table:table-cell>
          <table:table-cell office:value-type="float" office:value="343.67" calcext:value-type="float">
            <text:p>343,67</text:p>
          </table:table-cell>
          <table:table-cell office:value-type="float" office:value="138.43" calcext:value-type="float">
            <text:p>138,43</text:p>
          </table:table-cell>
          <table:table-cell office:value-type="float" office:value="908" calcext:value-type="float">
            <text:p>908</text:p>
          </table:table-cell>
          <table:table-cell table:formula="of:=[.K261]/[.L261]" office:value-type="float" office:value="2.48262659828072" calcext:value-type="float">
            <text:p>2,48262659828072</text:p>
          </table:table-cell>
        </table:table-row>
        <table:table-row table:style-name="ro1">
          <table:table-cell office:value-type="string" calcext:value-type="string">
            <text:p>g.42.3.gml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12.32" calcext:value-type="float">
            <text:p>12,32</text:p>
          </table:table-cell>
          <table:table-cell office:value-type="float" office:value="66.06" calcext:value-type="float">
            <text:p>66,06</text:p>
          </table:table-cell>
          <table:table-cell office:value-type="float" office:value="12.32" calcext:value-type="float">
            <text:p>12,32</text:p>
          </table:table-cell>
          <table:table-cell office:value-type="float" office:value="479" calcext:value-type="float">
            <text:p>479</text:p>
          </table:table-cell>
          <table:table-cell office:value-type="float" office:value="188.8" calcext:value-type="float">
            <text:p>188,8</text:p>
          </table:table-cell>
          <table:table-cell office:value-type="float" office:value="13" calcext:value-type="float">
            <text:p>13</text:p>
          </table:table-cell>
          <table:table-cell office:value-type="float" office:value="341.63" calcext:value-type="float">
            <text:p>341,63</text:p>
          </table:table-cell>
          <table:table-cell office:value-type="float" office:value="138.12" calcext:value-type="float">
            <text:p>138,12</text:p>
          </table:table-cell>
          <table:table-cell office:value-type="float" office:value="945" calcext:value-type="float">
            <text:p>945</text:p>
          </table:table-cell>
          <table:table-cell table:formula="of:=[.K262]/[.L262]" office:value-type="float" office:value="2.47342890240371" calcext:value-type="float">
            <text:p>2,47342890240371</text:p>
          </table:table-cell>
        </table:table-row>
        <table:table-row table:style-name="ro1">
          <table:table-cell office:value-type="string" calcext:value-type="string">
            <text:p>g.42.32.gml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3.66" calcext:value-type="float">
            <text:p>23,66</text:p>
          </table:table-cell>
          <table:table-cell office:value-type="float" office:value="50.1" calcext:value-type="float">
            <text:p>50,1</text:p>
          </table:table-cell>
          <table:table-cell office:value-type="float" office:value="23.66" calcext:value-type="float">
            <text:p>23,66</text:p>
          </table:table-cell>
          <table:table-cell office:value-type="float" office:value="514" calcext:value-type="float">
            <text:p>514</text:p>
          </table:table-cell>
          <table:table-cell office:value-type="float" office:value="204.78" calcext:value-type="float">
            <text:p>204,78</text:p>
          </table:table-cell>
          <table:table-cell office:value-type="float" office:value="27" calcext:value-type="float">
            <text:p>27</text:p>
          </table:table-cell>
          <table:table-cell office:value-type="float" office:value="302.16" calcext:value-type="float">
            <text:p>302,16</text:p>
          </table:table-cell>
          <table:table-cell office:value-type="float" office:value="103.37" calcext:value-type="float">
            <text:p>103,37</text:p>
          </table:table-cell>
          <table:table-cell office:value-type="float" office:value="2853" calcext:value-type="float">
            <text:p>2853</text:p>
          </table:table-cell>
          <table:table-cell table:formula="of:=[.K263]/[.L263]" office:value-type="float" office:value="2.92309180613331" calcext:value-type="float">
            <text:p>2,92309180613331</text:p>
          </table:table-cell>
        </table:table-row>
        <table:table-row table:style-name="ro1">
          <table:table-cell office:value-type="string" calcext:value-type="string">
            <text:p>g.42.20.gml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5.57" calcext:value-type="float">
            <text:p>5,57</text:p>
          </table:table-cell>
          <table:table-cell office:value-type="float" office:value="24.41" calcext:value-type="float">
            <text:p>24,41</text:p>
          </table:table-cell>
          <table:table-cell office:value-type="float" office:value="5.57" calcext:value-type="float">
            <text:p>5,57</text:p>
          </table:table-cell>
          <table:table-cell office:value-type="float" office:value="669" calcext:value-type="float">
            <text:p>669</text:p>
          </table:table-cell>
          <table:table-cell office:value-type="float" office:value="189.4" calcext:value-type="float">
            <text:p>189,4</text:p>
          </table:table-cell>
          <table:table-cell office:value-type="float" office:value="87" calcext:value-type="float">
            <text:p>87</text:p>
          </table:table-cell>
          <table:table-cell office:value-type="float" office:value="332.63" calcext:value-type="float">
            <text:p>332,63</text:p>
          </table:table-cell>
          <table:table-cell office:value-type="float" office:value="84.2" calcext:value-type="float">
            <text:p>84,2</text:p>
          </table:table-cell>
          <table:table-cell office:value-type="float" office:value="1739" calcext:value-type="float">
            <text:p>1739</text:p>
          </table:table-cell>
          <table:table-cell table:formula="of:=[.K264]/[.L264]" office:value-type="float" office:value="3.95047505938242" calcext:value-type="float">
            <text:p>3,95047505938242</text:p>
          </table:table-cell>
        </table:table-row>
        <table:table-row table:style-name="ro1">
          <table:table-cell office:value-type="string" calcext:value-type="string">
            <text:p>g.43.17.gml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20.79" calcext:value-type="float">
            <text:p>20,79</text:p>
          </table:table-cell>
          <table:table-cell office:value-type="float" office:value="50.7" calcext:value-type="float">
            <text:p>50,7</text:p>
          </table:table-cell>
          <table:table-cell office:value-type="float" office:value="20.79" calcext:value-type="float">
            <text:p>20,79</text:p>
          </table:table-cell>
          <table:table-cell office:value-type="float" office:value="10" calcext:value-type="float">
            <text:p>10</text:p>
          </table:table-cell>
          <table:table-cell office:value-type="float" office:value="190.06" calcext:value-type="float">
            <text:p>190,06</text:p>
          </table:table-cell>
          <table:table-cell office:value-type="float" office:value="15" calcext:value-type="float">
            <text:p>15</text:p>
          </table:table-cell>
          <table:table-cell office:value-type="float" office:value="273.6" calcext:value-type="float">
            <text:p>273,6</text:p>
          </table:table-cell>
          <table:table-cell office:value-type="float" office:value="110.62" calcext:value-type="float">
            <text:p>110,62</text:p>
          </table:table-cell>
          <table:table-cell office:value-type="float" office:value="1381" calcext:value-type="float">
            <text:p>1381</text:p>
          </table:table-cell>
          <table:table-cell table:formula="of:=[.K265]/[.L265]" office:value-type="float" office:value="2.47333212800579" calcext:value-type="float">
            <text:p>2,47333212800579</text:p>
          </table:table-cell>
        </table:table-row>
        <table:table-row table:style-name="ro1">
          <table:table-cell office:value-type="string" calcext:value-type="string">
            <text:p>g.43.8.gml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9.58" calcext:value-type="float">
            <text:p>39,58</text:p>
          </table:table-cell>
          <table:table-cell office:value-type="float" office:value="62.6" calcext:value-type="float">
            <text:p>62,6</text:p>
          </table:table-cell>
          <table:table-cell office:value-type="float" office:value="39.58" calcext:value-type="float">
            <text:p>39,58</text:p>
          </table:table-cell>
          <table:table-cell office:value-type="float" office:value="10" calcext:value-type="float">
            <text:p>10</text:p>
          </table:table-cell>
          <table:table-cell office:value-type="float" office:value="200.15" calcext:value-type="float">
            <text:p>200,15</text:p>
          </table:table-cell>
          <table:table-cell office:value-type="float" office:value="5" calcext:value-type="float">
            <text:p>5</text:p>
          </table:table-cell>
          <table:table-cell office:value-type="float" office:value="276.96" calcext:value-type="float">
            <text:p>276,96</text:p>
          </table:table-cell>
          <table:table-cell office:value-type="float" office:value="134.07" calcext:value-type="float">
            <text:p>134,07</text:p>
          </table:table-cell>
          <table:table-cell office:value-type="float" office:value="1353" calcext:value-type="float">
            <text:p>1353</text:p>
          </table:table-cell>
          <table:table-cell table:formula="of:=[.K266]/[.L266]" office:value-type="float" office:value="2.06578652942493" calcext:value-type="float">
            <text:p>2,06578652942493</text:p>
          </table:table-cell>
        </table:table-row>
        <table:table-row table:style-name="ro1">
          <table:table-cell office:value-type="string" calcext:value-type="string">
            <text:p>g.43.3.gml</text:p>
          </table:table-cell>
          <table:table-cell office:value-type="float" office:value="43" calcext:value-type="float">
            <text:p>43</text:p>
          </table:table-cell>
          <table:table-cell office:value-type="float" office:value="188" calcext:value-type="float">
            <text:p>18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,03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0135.76" calcext:value-type="float">
            <text:p>10135,76</text:p>
          </table:table-cell>
          <table:table-cell office:value-type="float" office:value="2257" calcext:value-type="float">
            <text:p>2257</text:p>
          </table:table-cell>
          <table:table-cell office:value-type="float" office:value="77937.89" calcext:value-type="float">
            <text:p>77937,89</text:p>
          </table:table-cell>
          <table:table-cell office:value-type="float" office:value="154.17" calcext:value-type="float">
            <text:p>154,17</text:p>
          </table:table-cell>
          <table:table-cell office:value-type="float" office:value="861" calcext:value-type="float">
            <text:p>861</text:p>
          </table:table-cell>
          <table:table-cell table:formula="of:=[.K267]/[.L267]" office:value-type="float" office:value="505.532139845625" calcext:value-type="float">
            <text:p>505,532139845625</text:p>
          </table:table-cell>
        </table:table-row>
        <table:table-row table:style-name="ro1">
          <table:table-cell office:value-type="string" calcext:value-type="string">
            <text:p>g.44.7.gml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9.42" calcext:value-type="float">
            <text:p>9,42</text:p>
          </table:table-cell>
          <table:table-cell office:value-type="float" office:value="37.11" calcext:value-type="float">
            <text:p>37,11</text:p>
          </table:table-cell>
          <table:table-cell office:value-type="float" office:value="9.42" calcext:value-type="float">
            <text:p>9,42</text:p>
          </table:table-cell>
          <table:table-cell office:value-type="float" office:value="11" calcext:value-type="float">
            <text:p>11</text:p>
          </table:table-cell>
          <table:table-cell office:value-type="float" office:value="197.01" calcext:value-type="float">
            <text:p>197,01</text:p>
          </table:table-cell>
          <table:table-cell office:value-type="float" office:value="23" calcext:value-type="float">
            <text:p>23</text:p>
          </table:table-cell>
          <table:table-cell office:value-type="float" office:value="325.38" calcext:value-type="float">
            <text:p>325,38</text:p>
          </table:table-cell>
          <table:table-cell office:value-type="float" office:value="128.05" calcext:value-type="float">
            <text:p>128,05</text:p>
          </table:table-cell>
          <table:table-cell office:value-type="float" office:value="1438" calcext:value-type="float">
            <text:p>1438</text:p>
          </table:table-cell>
          <table:table-cell table:formula="of:=[.K268]/[.L268]" office:value-type="float" office:value="2.5410386567747" calcext:value-type="float">
            <text:p>2,5410386567747</text:p>
          </table:table-cell>
        </table:table-row>
        <table:table-row table:style-name="ro1">
          <table:table-cell office:value-type="string" calcext:value-type="string">
            <text:p>g.44.1.gml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12.81" calcext:value-type="float">
            <text:p>12,81</text:p>
          </table:table-cell>
          <table:table-cell office:value-type="float" office:value="47.5" calcext:value-type="float">
            <text:p>47,5</text:p>
          </table:table-cell>
          <table:table-cell office:value-type="float" office:value="12.81" calcext:value-type="float">
            <text:p>12,81</text:p>
          </table:table-cell>
          <table:table-cell office:value-type="float" office:value="19" calcext:value-type="float">
            <text:p>19</text:p>
          </table:table-cell>
          <table:table-cell office:value-type="float" office:value="184.58" calcext:value-type="float">
            <text:p>184,58</text:p>
          </table:table-cell>
          <table:table-cell office:value-type="float" office:value="25" calcext:value-type="float">
            <text:p>25</text:p>
          </table:table-cell>
          <table:table-cell office:value-type="float" office:value="284.41" calcext:value-type="float">
            <text:p>284,41</text:p>
          </table:table-cell>
          <table:table-cell office:value-type="float" office:value="120.2" calcext:value-type="float">
            <text:p>120,2</text:p>
          </table:table-cell>
          <table:table-cell office:value-type="float" office:value="1439" calcext:value-type="float">
            <text:p>1439</text:p>
          </table:table-cell>
          <table:table-cell table:formula="of:=[.K269]/[.L269]" office:value-type="float" office:value="2.36613976705491" calcext:value-type="float">
            <text:p>2,36613976705491</text:p>
          </table:table-cell>
        </table:table-row>
        <table:table-row table:style-name="ro1">
          <table:table-cell office:value-type="string" calcext:value-type="string">
            <text:p>g.44.22.gm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31.25" calcext:value-type="float">
            <text:p>31,25</text:p>
          </table:table-cell>
          <table:table-cell office:value-type="float" office:value="41.91" calcext:value-type="float">
            <text:p>41,91</text:p>
          </table:table-cell>
          <table:table-cell office:value-type="float" office:value="31.25" calcext:value-type="float">
            <text:p>31,25</text:p>
          </table:table-cell>
          <table:table-cell office:value-type="float" office:value="10" calcext:value-type="float">
            <text:p>10</text:p>
          </table:table-cell>
          <table:table-cell office:value-type="float" office:value="192.02" calcext:value-type="float">
            <text:p>192,02</text:p>
          </table:table-cell>
          <table:table-cell office:value-type="float" office:value="24" calcext:value-type="float">
            <text:p>24</text:p>
          </table:table-cell>
          <table:table-cell office:value-type="float" office:value="248.03" calcext:value-type="float">
            <text:p>248,03</text:p>
          </table:table-cell>
          <table:table-cell office:value-type="float" office:value="139.09" calcext:value-type="float">
            <text:p>139,09</text:p>
          </table:table-cell>
          <table:table-cell office:value-type="float" office:value="1373" calcext:value-type="float">
            <text:p>1373</text:p>
          </table:table-cell>
          <table:table-cell table:formula="of:=[.K270]/[.L270]" office:value-type="float" office:value="1.7832338773456" calcext:value-type="float">
            <text:p>1,7832338773456</text:p>
          </table:table-cell>
        </table:table-row>
        <table:table-row table:style-name="ro1">
          <table:table-cell office:value-type="string" calcext:value-type="string">
            <text:p>g.44.20.gml</text:p>
          </table:table-cell>
          <table:table-cell office:value-type="float" office:value="44" calcext:value-type="float">
            <text:p>44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3.93" calcext:value-type="float">
            <text:p>3,93</text:p>
          </table:table-cell>
          <table:table-cell office:value-type="float" office:value="13.77" calcext:value-type="float">
            <text:p>13,77</text:p>
          </table:table-cell>
          <table:table-cell office:value-type="float" office:value="3.93" calcext:value-type="float">
            <text:p>3,93</text:p>
          </table:table-cell>
          <table:table-cell office:value-type="float" office:value="125" calcext:value-type="float">
            <text:p>125</text:p>
          </table:table-cell>
          <table:table-cell office:value-type="float" office:value="199.01" calcext:value-type="float">
            <text:p>199,01</text:p>
          </table:table-cell>
          <table:table-cell office:value-type="float" office:value="154" calcext:value-type="float">
            <text:p>154</text:p>
          </table:table-cell>
          <table:table-cell office:value-type="float" office:value="370.71" calcext:value-type="float">
            <text:p>370,71</text:p>
          </table:table-cell>
          <table:table-cell office:value-type="float" office:value="75.66" calcext:value-type="float">
            <text:p>75,66</text:p>
          </table:table-cell>
          <table:table-cell office:value-type="float" office:value="389" calcext:value-type="float">
            <text:p>389</text:p>
          </table:table-cell>
          <table:table-cell table:formula="of:=[.K271]/[.L271]" office:value-type="float" office:value="4.89968279143537" calcext:value-type="float">
            <text:p>4,89968279143537</text:p>
          </table:table-cell>
        </table:table-row>
        <table:table-row table:style-name="ro1">
          <table:table-cell office:value-type="string" calcext:value-type="string">
            <text:p>g.44.16.gml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9.03" calcext:value-type="float">
            <text:p>9,03</text:p>
          </table:table-cell>
          <table:table-cell office:value-type="float" office:value="34.18" calcext:value-type="float">
            <text:p>34,18</text:p>
          </table:table-cell>
          <table:table-cell office:value-type="float" office:value="9.03" calcext:value-type="float">
            <text:p>9,03</text:p>
          </table:table-cell>
          <table:table-cell office:value-type="float" office:value="235" calcext:value-type="float">
            <text:p>235</text:p>
          </table:table-cell>
          <table:table-cell office:value-type="float" office:value="202.3" calcext:value-type="float">
            <text:p>202,3</text:p>
          </table:table-cell>
          <table:table-cell office:value-type="float" office:value="43" calcext:value-type="float">
            <text:p>43</text:p>
          </table:table-cell>
          <table:table-cell office:value-type="float" office:value="349.17" calcext:value-type="float">
            <text:p>349,17</text:p>
          </table:table-cell>
          <table:table-cell office:value-type="float" office:value="92.39" calcext:value-type="float">
            <text:p>92,39</text:p>
          </table:table-cell>
          <table:table-cell office:value-type="float" office:value="597" calcext:value-type="float">
            <text:p>597</text:p>
          </table:table-cell>
          <table:table-cell table:formula="of:=[.K272]/[.L272]" office:value-type="float" office:value="3.77930511960169" calcext:value-type="float">
            <text:p>3,77930511960169</text:p>
          </table:table-cell>
        </table:table-row>
        <table:table-row table:style-name="ro1">
          <table:table-cell office:value-type="string" calcext:value-type="string">
            <text:p>g.44.3.gml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10.85" calcext:value-type="float">
            <text:p>10,85</text:p>
          </table:table-cell>
          <table:table-cell office:value-type="float" office:value="45.78" calcext:value-type="float">
            <text:p>45,78</text:p>
          </table:table-cell>
          <table:table-cell office:value-type="float" office:value="10.85" calcext:value-type="float">
            <text:p>10,85</text:p>
          </table:table-cell>
          <table:table-cell office:value-type="float" office:value="340" calcext:value-type="float">
            <text:p>340</text:p>
          </table:table-cell>
          <table:table-cell office:value-type="float" office:value="207.83" calcext:value-type="float">
            <text:p>207,83</text:p>
          </table:table-cell>
          <table:table-cell office:value-type="float" office:value="17" calcext:value-type="float">
            <text:p>17</text:p>
          </table:table-cell>
          <table:table-cell office:value-type="float" office:value="310.99" calcext:value-type="float">
            <text:p>310,99</text:p>
          </table:table-cell>
          <table:table-cell office:value-type="float" office:value="132.14" calcext:value-type="float">
            <text:p>132,14</text:p>
          </table:table-cell>
          <table:table-cell office:value-type="float" office:value="702" calcext:value-type="float">
            <text:p>702</text:p>
          </table:table-cell>
          <table:table-cell table:formula="of:=[.K273]/[.L273]" office:value-type="float" office:value="2.35348872408052" calcext:value-type="float">
            <text:p>2,35348872408052</text:p>
          </table:table-cell>
        </table:table-row>
        <table:table-row table:style-name="ro1">
          <table:table-cell office:value-type="string" calcext:value-type="string">
            <text:p>g.44.19.gml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7.29" calcext:value-type="float">
            <text:p>7,29</text:p>
          </table:table-cell>
          <table:table-cell office:value-type="float" office:value="37.72" calcext:value-type="float">
            <text:p>37,72</text:p>
          </table:table-cell>
          <table:table-cell office:value-type="float" office:value="7.29" calcext:value-type="float">
            <text:p>7,29</text:p>
          </table:table-cell>
          <table:table-cell office:value-type="float" office:value="433" calcext:value-type="float">
            <text:p>433</text:p>
          </table:table-cell>
          <table:table-cell office:value-type="float" office:value="185.46" calcext:value-type="float">
            <text:p>185,46</text:p>
          </table:table-cell>
          <table:table-cell office:value-type="float" office:value="60" calcext:value-type="float">
            <text:p>60</text:p>
          </table:table-cell>
          <table:table-cell office:value-type="float" office:value="343.62" calcext:value-type="float">
            <text:p>343,62</text:p>
          </table:table-cell>
          <table:table-cell office:value-type="float" office:value="98.9" calcext:value-type="float">
            <text:p>98,9</text:p>
          </table:table-cell>
          <table:table-cell office:value-type="float" office:value="1031" calcext:value-type="float">
            <text:p>1031</text:p>
          </table:table-cell>
          <table:table-cell table:formula="of:=[.K274]/[.L274]" office:value-type="float" office:value="3.47441860465116" calcext:value-type="float">
            <text:p>3,47441860465116</text:p>
          </table:table-cell>
        </table:table-row>
        <table:table-row table:style-name="ro1">
          <table:table-cell office:value-type="string" calcext:value-type="string">
            <text:p>g.44.15.gml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34.37" calcext:value-type="float">
            <text:p>34,37</text:p>
          </table:table-cell>
          <table:table-cell office:value-type="float" office:value="66.17" calcext:value-type="float">
            <text:p>66,17</text:p>
          </table:table-cell>
          <table:table-cell office:value-type="float" office:value="34.37" calcext:value-type="float">
            <text:p>34,37</text:p>
          </table:table-cell>
          <table:table-cell office:value-type="float" office:value="698" calcext:value-type="float">
            <text:p>698</text:p>
          </table:table-cell>
          <table:table-cell office:value-type="float" office:value="199.73" calcext:value-type="float">
            <text:p>199,73</text:p>
          </table:table-cell>
          <table:table-cell office:value-type="float" office:value="5" calcext:value-type="float">
            <text:p>5</text:p>
          </table:table-cell>
          <table:table-cell office:value-type="float" office:value="291.07" calcext:value-type="float">
            <text:p>291,07</text:p>
          </table:table-cell>
          <table:table-cell office:value-type="float" office:value="139.75" calcext:value-type="float">
            <text:p>139,75</text:p>
          </table:table-cell>
          <table:table-cell office:value-type="float" office:value="1262" calcext:value-type="float">
            <text:p>1262</text:p>
          </table:table-cell>
          <table:table-cell table:formula="of:=[.K275]/[.L275]" office:value-type="float" office:value="2.08279069767442" calcext:value-type="float">
            <text:p>2,08279069767442</text:p>
          </table:table-cell>
        </table:table-row>
        <table:table-row table:style-name="ro1">
          <table:table-cell office:value-type="string" calcext:value-type="string">
            <text:p>g.46.3.gml</text:p>
          </table:table-cell>
          <table:table-cell office:value-type="float" office:value="46" calcext:value-type="float">
            <text:p>46</text:p>
          </table:table-cell>
          <table:table-cell office:value-type="float" office:value="168" calcext:value-type="float">
            <text:p>168</text:p>
          </table:table-cell>
          <table:table-cell office:value-type="float" office:value="8" calcext:value-type="float">
            <text:p>8</text:p>
          </table:table-cell>
          <table:table-cell office:value-type="float" office:value="2.51" calcext:value-type="float">
            <text:p>2,51</text:p>
          </table:table-cell>
          <table:table-cell office:value-type="float" office:value="26.58" calcext:value-type="float">
            <text:p>26,58</text:p>
          </table:table-cell>
          <table:table-cell office:value-type="float" office:value="2.51" calcext:value-type="float">
            <text:p>2,51</text:p>
          </table:table-cell>
          <table:table-cell office:value-type="float" office:value="17" calcext:value-type="float">
            <text:p>17</text:p>
          </table:table-cell>
          <table:table-cell office:value-type="float" office:value="215.99" calcext:value-type="float">
            <text:p>215,99</text:p>
          </table:table-cell>
          <table:table-cell office:value-type="float" office:value="541" calcext:value-type="float">
            <text:p>541</text:p>
          </table:table-cell>
          <table:table-cell office:value-type="float" office:value="423.86" calcext:value-type="float">
            <text:p>423,86</text:p>
          </table:table-cell>
          <table:table-cell office:value-type="float" office:value="102.04" calcext:value-type="float">
            <text:p>102,04</text:p>
          </table:table-cell>
          <table:table-cell office:value-type="float" office:value="4169" calcext:value-type="float">
            <text:p>4169</text:p>
          </table:table-cell>
          <table:table-cell table:formula="of:=[.K276]/[.L276]" office:value-type="float" office:value="4.15386123088985" calcext:value-type="float">
            <text:p>4,15386123088985</text:p>
          </table:table-cell>
        </table:table-row>
        <table:table-row table:style-name="ro1">
          <table:table-cell office:value-type="string" calcext:value-type="string">
            <text:p>g.46.9.gml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22.91" calcext:value-type="float">
            <text:p>22,91</text:p>
          </table:table-cell>
          <table:table-cell office:value-type="float" office:value="47.32" calcext:value-type="float">
            <text:p>47,32</text:p>
          </table:table-cell>
          <table:table-cell office:value-type="float" office:value="22.91" calcext:value-type="float">
            <text:p>22,91</text:p>
          </table:table-cell>
          <table:table-cell office:value-type="float" office:value="10" calcext:value-type="float">
            <text:p>10</text:p>
          </table:table-cell>
          <table:table-cell office:value-type="float" office:value="197.19" calcext:value-type="float">
            <text:p>197,19</text:p>
          </table:table-cell>
          <table:table-cell office:value-type="float" office:value="25" calcext:value-type="float">
            <text:p>25</text:p>
          </table:table-cell>
          <table:table-cell office:value-type="float" office:value="304.4" calcext:value-type="float">
            <text:p>304,4</text:p>
          </table:table-cell>
          <table:table-cell office:value-type="float" office:value="127.03" calcext:value-type="float">
            <text:p>127,03</text:p>
          </table:table-cell>
          <table:table-cell office:value-type="float" office:value="1342" calcext:value-type="float">
            <text:p>1342</text:p>
          </table:table-cell>
          <table:table-cell table:formula="of:=[.K277]/[.L277]" office:value-type="float" office:value="2.39628434228135" calcext:value-type="float">
            <text:p>2,39628434228135</text:p>
          </table:table-cell>
        </table:table-row>
        <table:table-row table:style-name="ro1">
          <table:table-cell office:value-type="string" calcext:value-type="string">
            <text:p>g.46.19.gml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23.88" calcext:value-type="float">
            <text:p>23,88</text:p>
          </table:table-cell>
          <table:table-cell office:value-type="float" office:value="76.57" calcext:value-type="float">
            <text:p>76,57</text:p>
          </table:table-cell>
          <table:table-cell office:value-type="float" office:value="23.88" calcext:value-type="float">
            <text:p>23,88</text:p>
          </table:table-cell>
          <table:table-cell office:value-type="float" office:value="10" calcext:value-type="float">
            <text:p>10</text:p>
          </table:table-cell>
          <table:table-cell office:value-type="float" office:value="206.11" calcext:value-type="float">
            <text:p>206,11</text:p>
          </table:table-cell>
          <table:table-cell office:value-type="float" office:value="3" calcext:value-type="float">
            <text:p>3</text:p>
          </table:table-cell>
          <table:table-cell office:value-type="float" office:value="314.06" calcext:value-type="float">
            <text:p>314,06</text:p>
          </table:table-cell>
          <table:table-cell office:value-type="float" office:value="115.71" calcext:value-type="float">
            <text:p>115,71</text:p>
          </table:table-cell>
          <table:table-cell office:value-type="float" office:value="1447" calcext:value-type="float">
            <text:p>1447</text:p>
          </table:table-cell>
          <table:table-cell table:formula="of:=[.K278]/[.L278]" office:value-type="float" office:value="2.71419929133178" calcext:value-type="float">
            <text:p>2,71419929133178</text:p>
          </table:table-cell>
        </table:table-row>
        <table:table-row table:style-name="ro1">
          <table:table-cell office:value-type="string" calcext:value-type="string">
            <text:p>g.46.5.gml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25.1" calcext:value-type="float">
            <text:p>25,1</text:p>
          </table:table-cell>
          <table:table-cell office:value-type="float" office:value="57.47" calcext:value-type="float">
            <text:p>57,47</text:p>
          </table:table-cell>
          <table:table-cell office:value-type="float" office:value="25.1" calcext:value-type="float">
            <text:p>25,1</text:p>
          </table:table-cell>
          <table:table-cell office:value-type="float" office:value="632" calcext:value-type="float">
            <text:p>632</text:p>
          </table:table-cell>
          <table:table-cell office:value-type="float" office:value="187.18" calcext:value-type="float">
            <text:p>187,18</text:p>
          </table:table-cell>
          <table:table-cell office:value-type="float" office:value="11" calcext:value-type="float">
            <text:p>11</text:p>
          </table:table-cell>
          <table:table-cell office:value-type="float" office:value="298.39" calcext:value-type="float">
            <text:p>298,39</text:p>
          </table:table-cell>
          <table:table-cell office:value-type="float" office:value="114.09" calcext:value-type="float">
            <text:p>114,09</text:p>
          </table:table-cell>
          <table:table-cell office:value-type="float" office:value="1242" calcext:value-type="float">
            <text:p>1242</text:p>
          </table:table-cell>
          <table:table-cell table:formula="of:=[.K279]/[.L279]" office:value-type="float" office:value="2.61539135770006" calcext:value-type="float">
            <text:p>2,61539135770006</text:p>
          </table:table-cell>
        </table:table-row>
        <table:table-row table:style-name="ro1">
          <table:table-cell office:value-type="string" calcext:value-type="string">
            <text:p>g.47.30.gml</text:p>
          </table:table-cell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float" office:value="5.57" calcext:value-type="float">
            <text:p>5,57</text:p>
          </table:table-cell>
          <table:table-cell office:value-type="float" office:value="33.96" calcext:value-type="float">
            <text:p>33,96</text:p>
          </table:table-cell>
          <table:table-cell office:value-type="float" office:value="5.57" calcext:value-type="float">
            <text:p>5,57</text:p>
          </table:table-cell>
          <table:table-cell office:value-type="float" office:value="17" calcext:value-type="float">
            <text:p>17</text:p>
          </table:table-cell>
          <table:table-cell office:value-type="float" office:value="194.8" calcext:value-type="float">
            <text:p>194,8</text:p>
          </table:table-cell>
          <table:table-cell office:value-type="float" office:value="74" calcext:value-type="float">
            <text:p>74</text:p>
          </table:table-cell>
          <table:table-cell office:value-type="float" office:value="345.58" calcext:value-type="float">
            <text:p>345,58</text:p>
          </table:table-cell>
          <table:table-cell office:value-type="float" office:value="85.52" calcext:value-type="float">
            <text:p>85,52</text:p>
          </table:table-cell>
          <table:table-cell office:value-type="float" office:value="1877" calcext:value-type="float">
            <text:p>1877</text:p>
          </table:table-cell>
          <table:table-cell table:formula="of:=[.K280]/[.L280]" office:value-type="float" office:value="4.04092609915809" calcext:value-type="float">
            <text:p>4,04092609915809</text:p>
          </table:table-cell>
        </table:table-row>
        <table:table-row table:style-name="ro1">
          <table:table-cell office:value-type="string" calcext:value-type="string">
            <text:p>g.47.2.gml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22.88" calcext:value-type="float">
            <text:p>22,88</text:p>
          </table:table-cell>
          <table:table-cell office:value-type="float" office:value="47.36" calcext:value-type="float">
            <text:p>47,36</text:p>
          </table:table-cell>
          <table:table-cell office:value-type="float" office:value="22.88" calcext:value-type="float">
            <text:p>22,88</text:p>
          </table:table-cell>
          <table:table-cell office:value-type="float" office:value="10" calcext:value-type="float">
            <text:p>10</text:p>
          </table:table-cell>
          <table:table-cell office:value-type="float" office:value="198.31" calcext:value-type="float">
            <text:p>198,31</text:p>
          </table:table-cell>
          <table:table-cell office:value-type="float" office:value="27" calcext:value-type="float">
            <text:p>27</text:p>
          </table:table-cell>
          <table:table-cell office:value-type="float" office:value="278.54" calcext:value-type="float">
            <text:p>278,54</text:p>
          </table:table-cell>
          <table:table-cell office:value-type="float" office:value="138.91" calcext:value-type="float">
            <text:p>138,91</text:p>
          </table:table-cell>
          <table:table-cell office:value-type="float" office:value="1377" calcext:value-type="float">
            <text:p>1377</text:p>
          </table:table-cell>
          <table:table-cell table:formula="of:=[.K281]/[.L281]" office:value-type="float" office:value="2.00518321215175" calcext:value-type="float">
            <text:p>2,00518321215175</text:p>
          </table:table-cell>
        </table:table-row>
        <table:table-row table:style-name="ro1">
          <table:table-cell office:value-type="string" calcext:value-type="string">
            <text:p>g.47.26.gml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23.52" calcext:value-type="float">
            <text:p>23,52</text:p>
          </table:table-cell>
          <table:table-cell office:value-type="float" office:value="76.78" calcext:value-type="float">
            <text:p>76,78</text:p>
          </table:table-cell>
          <table:table-cell office:value-type="float" office:value="23.52" calcext:value-type="float">
            <text:p>23,52</text:p>
          </table:table-cell>
          <table:table-cell office:value-type="float" office:value="10" calcext:value-type="float">
            <text:p>10</text:p>
          </table:table-cell>
          <table:table-cell office:value-type="float" office:value="206.39" calcext:value-type="float">
            <text:p>206,39</text:p>
          </table:table-cell>
          <table:table-cell office:value-type="float" office:value="3" calcext:value-type="float">
            <text:p>3</text:p>
          </table:table-cell>
          <table:table-cell office:value-type="float" office:value="315.72" calcext:value-type="float">
            <text:p>315,72</text:p>
          </table:table-cell>
          <table:table-cell office:value-type="float" office:value="115.77" calcext:value-type="float">
            <text:p>115,77</text:p>
          </table:table-cell>
          <table:table-cell office:value-type="float" office:value="1532" calcext:value-type="float">
            <text:p>1532</text:p>
          </table:table-cell>
          <table:table-cell table:formula="of:=[.K282]/[.L282]" office:value-type="float" office:value="2.72713138118684" calcext:value-type="float">
            <text:p>2,72713138118684</text:p>
          </table:table-cell>
        </table:table-row>
        <table:table-row table:style-name="ro1">
          <table:table-cell office:value-type="string" calcext:value-type="string">
            <text:p>g.47.8.gml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33.8" calcext:value-type="float">
            <text:p>33,8</text:p>
          </table:table-cell>
          <table:table-cell office:value-type="float" office:value="42.73" calcext:value-type="float">
            <text:p>42,73</text:p>
          </table:table-cell>
          <table:table-cell office:value-type="float" office:value="33.8" calcext:value-type="float">
            <text:p>33,8</text:p>
          </table:table-cell>
          <table:table-cell office:value-type="float" office:value="10" calcext:value-type="float">
            <text:p>10</text:p>
          </table:table-cell>
          <table:table-cell office:value-type="float" office:value="204.11" calcext:value-type="float">
            <text:p>204,11</text:p>
          </table:table-cell>
          <table:table-cell office:value-type="float" office:value="10" calcext:value-type="float">
            <text:p>10</text:p>
          </table:table-cell>
          <table:table-cell office:value-type="float" office:value="288.81" calcext:value-type="float">
            <text:p>288,81</text:p>
          </table:table-cell>
          <table:table-cell office:value-type="float" office:value="147.47" calcext:value-type="float">
            <text:p>147,47</text:p>
          </table:table-cell>
          <table:table-cell office:value-type="float" office:value="1408" calcext:value-type="float">
            <text:p>1408</text:p>
          </table:table-cell>
          <table:table-cell table:formula="of:=[.K283]/[.L283]" office:value-type="float" office:value="1.95843222350309" calcext:value-type="float">
            <text:p>1,95843222350309</text:p>
          </table:table-cell>
        </table:table-row>
        <table:table-row table:style-name="ro1">
          <table:table-cell office:value-type="string" calcext:value-type="string">
            <text:p>g.47.7.gml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34.05" calcext:value-type="float">
            <text:p>34,05</text:p>
          </table:table-cell>
          <table:table-cell office:value-type="float" office:value="42.61" calcext:value-type="float">
            <text:p>42,61</text:p>
          </table:table-cell>
          <table:table-cell office:value-type="float" office:value="34.05" calcext:value-type="float">
            <text:p>34,05</text:p>
          </table:table-cell>
          <table:table-cell office:value-type="float" office:value="10" calcext:value-type="float">
            <text:p>10</text:p>
          </table:table-cell>
          <table:table-cell office:value-type="float" office:value="203.89" calcext:value-type="float">
            <text:p>203,89</text:p>
          </table:table-cell>
          <table:table-cell office:value-type="float" office:value="10" calcext:value-type="float">
            <text:p>10</text:p>
          </table:table-cell>
          <table:table-cell office:value-type="float" office:value="292.11" calcext:value-type="float">
            <text:p>292,11</text:p>
          </table:table-cell>
          <table:table-cell office:value-type="float" office:value="146.83" calcext:value-type="float">
            <text:p>146,83</text:p>
          </table:table-cell>
          <table:table-cell office:value-type="float" office:value="1358" calcext:value-type="float">
            <text:p>1358</text:p>
          </table:table-cell>
          <table:table-cell table:formula="of:=[.K284]/[.L284]" office:value-type="float" office:value="1.98944357420146" calcext:value-type="float">
            <text:p>1,98944357420146</text:p>
          </table:table-cell>
        </table:table-row>
        <table:table-row table:style-name="ro1">
          <table:table-cell office:value-type="string" calcext:value-type="string">
            <text:p>g.47.1.gml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2.74" calcext:value-type="float">
            <text:p>12,74</text:p>
          </table:table-cell>
          <table:table-cell office:value-type="float" office:value="44.3" calcext:value-type="float">
            <text:p>44,3</text:p>
          </table:table-cell>
          <table:table-cell office:value-type="float" office:value="12.74" calcext:value-type="float">
            <text:p>12,74</text:p>
          </table:table-cell>
          <table:table-cell office:value-type="float" office:value="247" calcext:value-type="float">
            <text:p>247</text:p>
          </table:table-cell>
          <table:table-cell office:value-type="float" office:value="202.45" calcext:value-type="float">
            <text:p>202,45</text:p>
          </table:table-cell>
          <table:table-cell office:value-type="float" office:value="19" calcext:value-type="float">
            <text:p>19</text:p>
          </table:table-cell>
          <table:table-cell office:value-type="float" office:value="311.27" calcext:value-type="float">
            <text:p>311,27</text:p>
          </table:table-cell>
          <table:table-cell office:value-type="float" office:value="140.22" calcext:value-type="float">
            <text:p>140,22</text:p>
          </table:table-cell>
          <table:table-cell office:value-type="float" office:value="502" calcext:value-type="float">
            <text:p>502</text:p>
          </table:table-cell>
          <table:table-cell table:formula="of:=[.K285]/[.L285]" office:value-type="float" office:value="2.21986877763514" calcext:value-type="float">
            <text:p>2,21986877763514</text:p>
          </table:table-cell>
        </table:table-row>
        <table:table-row table:style-name="ro1">
          <table:table-cell office:value-type="string" calcext:value-type="string">
            <text:p>g.47.16.gml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9.02" calcext:value-type="float">
            <text:p>9,02</text:p>
          </table:table-cell>
          <table:table-cell office:value-type="float" office:value="48.24" calcext:value-type="float">
            <text:p>48,24</text:p>
          </table:table-cell>
          <table:table-cell office:value-type="float" office:value="9.02" calcext:value-type="float">
            <text:p>9,02</text:p>
          </table:table-cell>
          <table:table-cell office:value-type="float" office:value="505" calcext:value-type="float">
            <text:p>505</text:p>
          </table:table-cell>
          <table:table-cell office:value-type="float" office:value="196.94" calcext:value-type="float">
            <text:p>196,94</text:p>
          </table:table-cell>
          <table:table-cell office:value-type="float" office:value="31" calcext:value-type="float">
            <text:p>31</text:p>
          </table:table-cell>
          <table:table-cell office:value-type="float" office:value="365.66" calcext:value-type="float">
            <text:p>365,66</text:p>
          </table:table-cell>
          <table:table-cell office:value-type="float" office:value="112.72" calcext:value-type="float">
            <text:p>112,72</text:p>
          </table:table-cell>
          <table:table-cell office:value-type="float" office:value="1088" calcext:value-type="float">
            <text:p>1088</text:p>
          </table:table-cell>
          <table:table-cell table:formula="of:=[.K286]/[.L286]" office:value-type="float" office:value="3.24396735273243" calcext:value-type="float">
            <text:p>3,24396735273243</text:p>
          </table:table-cell>
        </table:table-row>
        <table:table-row table:style-name="ro1">
          <table:table-cell office:value-type="string" calcext:value-type="string">
            <text:p>g.47.27.gml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6.55" calcext:value-type="float">
            <text:p>6,55</text:p>
          </table:table-cell>
          <table:table-cell office:value-type="float" office:value="33.37" calcext:value-type="float">
            <text:p>33,37</text:p>
          </table:table-cell>
          <table:table-cell office:value-type="float" office:value="6.55" calcext:value-type="float">
            <text:p>6,55</text:p>
          </table:table-cell>
          <table:table-cell office:value-type="float" office:value="542" calcext:value-type="float">
            <text:p>542</text:p>
          </table:table-cell>
          <table:table-cell office:value-type="float" office:value="193.88" calcext:value-type="float">
            <text:p>193,88</text:p>
          </table:table-cell>
          <table:table-cell office:value-type="float" office:value="61" calcext:value-type="float">
            <text:p>61</text:p>
          </table:table-cell>
          <table:table-cell office:value-type="float" office:value="322.31" calcext:value-type="float">
            <text:p>322,31</text:p>
          </table:table-cell>
          <table:table-cell office:value-type="float" office:value="70.39" calcext:value-type="float">
            <text:p>70,39</text:p>
          </table:table-cell>
          <table:table-cell office:value-type="float" office:value="1424" calcext:value-type="float">
            <text:p>1424</text:p>
          </table:table-cell>
          <table:table-cell table:formula="of:=[.K287]/[.L287]" office:value-type="float" office:value="4.57891745986646" calcext:value-type="float">
            <text:p>4,57891745986646</text:p>
          </table:table-cell>
        </table:table-row>
        <table:table-row table:style-name="ro1">
          <table:table-cell office:value-type="string" calcext:value-type="string">
            <text:p>g.48.3.gml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6.2" calcext:value-type="float">
            <text:p>6,2</text:p>
          </table:table-cell>
          <table:table-cell office:value-type="float" office:value="39.85" calcext:value-type="float">
            <text:p>39,85</text:p>
          </table:table-cell>
          <table:table-cell office:value-type="float" office:value="6.2" calcext:value-type="float">
            <text:p>6,2</text:p>
          </table:table-cell>
          <table:table-cell office:value-type="float" office:value="21" calcext:value-type="float">
            <text:p>21</text:p>
          </table:table-cell>
          <table:table-cell office:value-type="float" office:value="189.98" calcext:value-type="float">
            <text:p>189,98</text:p>
          </table:table-cell>
          <table:table-cell office:value-type="float" office:value="31" calcext:value-type="float">
            <text:p>31</text:p>
          </table:table-cell>
          <table:table-cell office:value-type="float" office:value="268.2" calcext:value-type="float">
            <text:p>268,2</text:p>
          </table:table-cell>
          <table:table-cell office:value-type="float" office:value="116.38" calcext:value-type="float">
            <text:p>116,38</text:p>
          </table:table-cell>
          <table:table-cell office:value-type="float" office:value="1517" calcext:value-type="float">
            <text:p>1517</text:p>
          </table:table-cell>
          <table:table-cell table:formula="of:=[.K288]/[.L288]" office:value-type="float" office:value="2.30451967692043" calcext:value-type="float">
            <text:p>2,30451967692043</text:p>
          </table:table-cell>
        </table:table-row>
        <table:table-row table:style-name="ro1">
          <table:table-cell office:value-type="string" calcext:value-type="string">
            <text:p>g.48.16.gml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19.66" calcext:value-type="float">
            <text:p>19,66</text:p>
          </table:table-cell>
          <table:table-cell office:value-type="float" office:value="31.08" calcext:value-type="float">
            <text:p>31,08</text:p>
          </table:table-cell>
          <table:table-cell office:value-type="float" office:value="19.66" calcext:value-type="float">
            <text:p>19,66</text:p>
          </table:table-cell>
          <table:table-cell office:value-type="float" office:value="10" calcext:value-type="float">
            <text:p>10</text:p>
          </table:table-cell>
          <table:table-cell office:value-type="float" office:value="194.91" calcext:value-type="float">
            <text:p>194,91</text:p>
          </table:table-cell>
          <table:table-cell office:value-type="float" office:value="22" calcext:value-type="float">
            <text:p>22</text:p>
          </table:table-cell>
          <table:table-cell office:value-type="float" office:value="288.19" calcext:value-type="float">
            <text:p>288,19</text:p>
          </table:table-cell>
          <table:table-cell office:value-type="float" office:value="127.73" calcext:value-type="float">
            <text:p>127,73</text:p>
          </table:table-cell>
          <table:table-cell office:value-type="float" office:value="1498" calcext:value-type="float">
            <text:p>1498</text:p>
          </table:table-cell>
          <table:table-cell table:formula="of:=[.K289]/[.L289]" office:value-type="float" office:value="2.25624363892586" calcext:value-type="float">
            <text:p>2,25624363892586</text:p>
          </table:table-cell>
        </table:table-row>
        <table:table-row table:style-name="ro1">
          <table:table-cell office:value-type="string" calcext:value-type="string">
            <text:p>g.48.4.gml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24.27" calcext:value-type="float">
            <text:p>24,27</text:p>
          </table:table-cell>
          <table:table-cell office:value-type="float" office:value="44.52" calcext:value-type="float">
            <text:p>44,52</text:p>
          </table:table-cell>
          <table:table-cell office:value-type="float" office:value="24.27" calcext:value-type="float">
            <text:p>24,27</text:p>
          </table:table-cell>
          <table:table-cell office:value-type="float" office:value="10" calcext:value-type="float">
            <text:p>10</text:p>
          </table:table-cell>
          <table:table-cell office:value-type="float" office:value="197.16" calcext:value-type="float">
            <text:p>197,16</text:p>
          </table:table-cell>
          <table:table-cell office:value-type="float" office:value="22" calcext:value-type="float">
            <text:p>22</text:p>
          </table:table-cell>
          <table:table-cell office:value-type="float" office:value="266.32" calcext:value-type="float">
            <text:p>266,32</text:p>
          </table:table-cell>
          <table:table-cell office:value-type="float" office:value="126.66" calcext:value-type="float">
            <text:p>126,66</text:p>
          </table:table-cell>
          <table:table-cell office:value-type="float" office:value="1439" calcext:value-type="float">
            <text:p>1439</text:p>
          </table:table-cell>
          <table:table-cell table:formula="of:=[.K290]/[.L290]" office:value-type="float" office:value="2.10263698089373" calcext:value-type="float">
            <text:p>2,10263698089373</text:p>
          </table:table-cell>
        </table:table-row>
        <table:table-row table:style-name="ro1">
          <table:table-cell office:value-type="string" calcext:value-type="string">
            <text:p>g.48.0.gml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5.41" calcext:value-type="float">
            <text:p>15,41</text:p>
          </table:table-cell>
          <table:table-cell office:value-type="float" office:value="65.96" calcext:value-type="float">
            <text:p>65,96</text:p>
          </table:table-cell>
          <table:table-cell office:value-type="float" office:value="15.41" calcext:value-type="float">
            <text:p>15,41</text:p>
          </table:table-cell>
          <table:table-cell office:value-type="float" office:value="308" calcext:value-type="float">
            <text:p>308</text:p>
          </table:table-cell>
          <table:table-cell office:value-type="float" office:value="207.81" calcext:value-type="float">
            <text:p>207,81</text:p>
          </table:table-cell>
          <table:table-cell office:value-type="float" office:value="9" calcext:value-type="float">
            <text:p>9</text:p>
          </table:table-cell>
          <table:table-cell office:value-type="float" office:value="264.17" calcext:value-type="float">
            <text:p>264,17</text:p>
          </table:table-cell>
          <table:table-cell office:value-type="float" office:value="148.05" calcext:value-type="float">
            <text:p>148,05</text:p>
          </table:table-cell>
          <table:table-cell office:value-type="float" office:value="600" calcext:value-type="float">
            <text:p>600</text:p>
          </table:table-cell>
          <table:table-cell table:formula="of:=[.K291]/[.L291]" office:value-type="float" office:value="1.78432961837217" calcext:value-type="float">
            <text:p>1,78432961837217</text:p>
          </table:table-cell>
        </table:table-row>
        <table:table-row table:style-name="ro1">
          <table:table-cell office:value-type="string" calcext:value-type="string">
            <text:p>g.48.9.gml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2.98" calcext:value-type="float">
            <text:p>2,98</text:p>
          </table:table-cell>
          <table:table-cell office:value-type="float" office:value="31.7" calcext:value-type="float">
            <text:p>31,7</text:p>
          </table:table-cell>
          <table:table-cell office:value-type="float" office:value="2.98" calcext:value-type="float">
            <text:p>2,98</text:p>
          </table:table-cell>
          <table:table-cell office:value-type="float" office:value="668" calcext:value-type="float">
            <text:p>668</text:p>
          </table:table-cell>
          <table:table-cell office:value-type="float" office:value="172.99" calcext:value-type="float">
            <text:p>172,99</text:p>
          </table:table-cell>
          <table:table-cell office:value-type="float" office:value="24" calcext:value-type="float">
            <text:p>24</text:p>
          </table:table-cell>
          <table:table-cell office:value-type="float" office:value="359.38" calcext:value-type="float">
            <text:p>359,38</text:p>
          </table:table-cell>
          <table:table-cell office:value-type="float" office:value="62.23" calcext:value-type="float">
            <text:p>62,23</text:p>
          </table:table-cell>
          <table:table-cell office:value-type="float" office:value="1601" calcext:value-type="float">
            <text:p>1601</text:p>
          </table:table-cell>
          <table:table-cell table:formula="of:=[.K292]/[.L292]" office:value-type="float" office:value="5.77502812148482" calcext:value-type="float">
            <text:p>5,77502812148482</text:p>
          </table:table-cell>
        </table:table-row>
        <table:table-row table:style-name="ro1">
          <table:table-cell office:value-type="string" calcext:value-type="string">
            <text:p>g.49.8.gml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8.14" calcext:value-type="float">
            <text:p>8,14</text:p>
          </table:table-cell>
          <table:table-cell office:value-type="float" office:value="30.22" calcext:value-type="float">
            <text:p>30,22</text:p>
          </table:table-cell>
          <table:table-cell office:value-type="float" office:value="8.14" calcext:value-type="float">
            <text:p>8,14</text:p>
          </table:table-cell>
          <table:table-cell office:value-type="float" office:value="11" calcext:value-type="float">
            <text:p>11</text:p>
          </table:table-cell>
          <table:table-cell office:value-type="float" office:value="183.11" calcext:value-type="float">
            <text:p>183,11</text:p>
          </table:table-cell>
          <table:table-cell office:value-type="float" office:value="13" calcext:value-type="float">
            <text:p>13</text:p>
          </table:table-cell>
          <table:table-cell office:value-type="float" office:value="369.73" calcext:value-type="float">
            <text:p>369,73</text:p>
          </table:table-cell>
          <table:table-cell office:value-type="float" office:value="129.28" calcext:value-type="float">
            <text:p>129,28</text:p>
          </table:table-cell>
          <table:table-cell office:value-type="float" office:value="1431" calcext:value-type="float">
            <text:p>1431</text:p>
          </table:table-cell>
          <table:table-cell table:formula="of:=[.K293]/[.L293]" office:value-type="float" office:value="2.85991646039604" calcext:value-type="float">
            <text:p>2,85991646039604</text:p>
          </table:table-cell>
        </table:table-row>
        <table:table-row table:style-name="ro1">
          <table:table-cell office:value-type="string" calcext:value-type="string">
            <text:p>g.49.19.gml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7.87" calcext:value-type="float">
            <text:p>17,87</text:p>
          </table:table-cell>
          <table:table-cell office:value-type="float" office:value="56.24" calcext:value-type="float">
            <text:p>56,24</text:p>
          </table:table-cell>
          <table:table-cell office:value-type="float" office:value="17.87" calcext:value-type="float">
            <text:p>17,87</text:p>
          </table:table-cell>
          <table:table-cell office:value-type="float" office:value="10" calcext:value-type="float">
            <text:p>10</text:p>
          </table:table-cell>
          <table:table-cell office:value-type="float" office:value="201.13" calcext:value-type="float">
            <text:p>201,13</text:p>
          </table:table-cell>
          <table:table-cell office:value-type="float" office:value="25" calcext:value-type="float">
            <text:p>25</text:p>
          </table:table-cell>
          <table:table-cell office:value-type="float" office:value="273.3" calcext:value-type="float">
            <text:p>273,3</text:p>
          </table:table-cell>
          <table:table-cell office:value-type="float" office:value="140.38" calcext:value-type="float">
            <text:p>140,38</text:p>
          </table:table-cell>
          <table:table-cell office:value-type="float" office:value="1359" calcext:value-type="float">
            <text:p>1359</text:p>
          </table:table-cell>
          <table:table-cell table:formula="of:=[.K294]/[.L294]" office:value-type="float" office:value="1.94685852685568" calcext:value-type="float">
            <text:p>1,94685852685568</text:p>
          </table:table-cell>
        </table:table-row>
        <table:table-row table:style-name="ro1">
          <table:table-cell office:value-type="string" calcext:value-type="string">
            <text:p>g.49.11.gml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office:value-type="float" office:value="2.16" calcext:value-type="float">
            <text:p>2,16</text:p>
          </table:table-cell>
          <table:table-cell office:value-type="float" office:value="22.05" calcext:value-type="float">
            <text:p>22,05</text:p>
          </table:table-cell>
          <table:table-cell office:value-type="float" office:value="2.16" calcext:value-type="float">
            <text:p>2,16</text:p>
          </table:table-cell>
          <table:table-cell office:value-type="float" office:value="59" calcext:value-type="float">
            <text:p>59</text:p>
          </table:table-cell>
          <table:table-cell office:value-type="float" office:value="207.61" calcext:value-type="float">
            <text:p>207,61</text:p>
          </table:table-cell>
          <table:table-cell office:value-type="float" office:value="184" calcext:value-type="float">
            <text:p>184</text:p>
          </table:table-cell>
          <table:table-cell office:value-type="float" office:value="388.17" calcext:value-type="float">
            <text:p>388,17</text:p>
          </table:table-cell>
          <table:table-cell office:value-type="float" office:value="83.96" calcext:value-type="float">
            <text:p>83,96</text:p>
          </table:table-cell>
          <table:table-cell office:value-type="float" office:value="194" calcext:value-type="float">
            <text:p>194</text:p>
          </table:table-cell>
          <table:table-cell table:formula="of:=[.K295]/[.L295]" office:value-type="float" office:value="4.62327298713673" calcext:value-type="float">
            <text:p>4,62327298713673</text:p>
          </table:table-cell>
        </table:table-row>
        <table:table-row table:style-name="ro1">
          <table:table-cell office:value-type="string" calcext:value-type="string">
            <text:p>g.49.12.gml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office:value-type="float" office:value="1.24" calcext:value-type="float">
            <text:p>1,24</text:p>
          </table:table-cell>
          <table:table-cell office:value-type="float" office:value="20.34" calcext:value-type="float">
            <text:p>20,34</text:p>
          </table:table-cell>
          <table:table-cell office:value-type="float" office:value="1.24" calcext:value-type="float">
            <text:p>1,24</text:p>
          </table:table-cell>
          <table:table-cell office:value-type="float" office:value="81" calcext:value-type="float">
            <text:p>81</text:p>
          </table:table-cell>
          <table:table-cell office:value-type="float" office:value="203.07" calcext:value-type="float">
            <text:p>203,07</text:p>
          </table:table-cell>
          <table:table-cell office:value-type="float" office:value="149" calcext:value-type="float">
            <text:p>149</text:p>
          </table:table-cell>
          <table:table-cell office:value-type="float" office:value="449.9" calcext:value-type="float">
            <text:p>449,9</text:p>
          </table:table-cell>
          <table:table-cell office:value-type="float" office:value="94.17" calcext:value-type="float">
            <text:p>94,17</text:p>
          </table:table-cell>
          <table:table-cell office:value-type="float" office:value="251" calcext:value-type="float">
            <text:p>251</text:p>
          </table:table-cell>
          <table:table-cell table:formula="of:=[.K296]/[.L296]" office:value-type="float" office:value="4.77752999893809" calcext:value-type="float">
            <text:p>4,77752999893809</text:p>
          </table:table-cell>
        </table:table-row>
        <table:table-row table:style-name="ro1">
          <table:table-cell office:value-type="string" calcext:value-type="string">
            <text:p>g.50.9.gml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17.79" calcext:value-type="float">
            <text:p>17,79</text:p>
          </table:table-cell>
          <table:table-cell office:value-type="float" office:value="24.36" calcext:value-type="float">
            <text:p>24,36</text:p>
          </table:table-cell>
          <table:table-cell office:value-type="float" office:value="17.79" calcext:value-type="float">
            <text:p>17,79</text:p>
          </table:table-cell>
          <table:table-cell office:value-type="float" office:value="10" calcext:value-type="float">
            <text:p>10</text:p>
          </table:table-cell>
          <table:table-cell office:value-type="float" office:value="184.08" calcext:value-type="float">
            <text:p>184,08</text:p>
          </table:table-cell>
          <table:table-cell office:value-type="float" office:value="32" calcext:value-type="float">
            <text:p>32</text:p>
          </table:table-cell>
          <table:table-cell office:value-type="float" office:value="271.43" calcext:value-type="float">
            <text:p>271,43</text:p>
          </table:table-cell>
          <table:table-cell office:value-type="float" office:value="104.16" calcext:value-type="float">
            <text:p>104,16</text:p>
          </table:table-cell>
          <table:table-cell office:value-type="float" office:value="1471" calcext:value-type="float">
            <text:p>1471</text:p>
          </table:table-cell>
          <table:table-cell table:formula="of:=[.K297]/[.L297]" office:value-type="float" office:value="2.60589477726575" calcext:value-type="float">
            <text:p>2,60589477726575</text:p>
          </table:table-cell>
        </table:table-row>
        <table:table-row table:style-name="ro1">
          <table:table-cell office:value-type="string" calcext:value-type="string">
            <text:p>g.50.7.gml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office:value-type="float" office:value="1.83" calcext:value-type="float">
            <text:p>1,83</text:p>
          </table:table-cell>
          <table:table-cell office:value-type="float" office:value="27.32" calcext:value-type="float">
            <text:p>27,32</text:p>
          </table:table-cell>
          <table:table-cell office:value-type="float" office:value="1.83" calcext:value-type="float">
            <text:p>1,83</text:p>
          </table:table-cell>
          <table:table-cell office:value-type="float" office:value="250" calcext:value-type="float">
            <text:p>250</text:p>
          </table:table-cell>
          <table:table-cell office:value-type="float" office:value="214.21" calcext:value-type="float">
            <text:p>214,21</text:p>
          </table:table-cell>
          <table:table-cell office:value-type="float" office:value="108" calcext:value-type="float">
            <text:p>108</text:p>
          </table:table-cell>
          <table:table-cell office:value-type="float" office:value="448.05" calcext:value-type="float">
            <text:p>448,05</text:p>
          </table:table-cell>
          <table:table-cell office:value-type="float" office:value="76.41" calcext:value-type="float">
            <text:p>76,41</text:p>
          </table:table-cell>
          <table:table-cell office:value-type="float" office:value="772" calcext:value-type="float">
            <text:p>772</text:p>
          </table:table-cell>
          <table:table-cell table:formula="of:=[.K298]/[.L298]" office:value-type="float" office:value="5.86376128778956" calcext:value-type="float">
            <text:p>5,86376128778956</text:p>
          </table:table-cell>
        </table:table-row>
        <table:table-row table:style-name="ro1">
          <table:table-cell office:value-type="string" calcext:value-type="string">
            <text:p>g.51.2.gml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20.19" calcext:value-type="float">
            <text:p>20,19</text:p>
          </table:table-cell>
          <table:table-cell office:value-type="float" office:value="51.67" calcext:value-type="float">
            <text:p>51,67</text:p>
          </table:table-cell>
          <table:table-cell office:value-type="float" office:value="20.19" calcext:value-type="float">
            <text:p>20,19</text:p>
          </table:table-cell>
          <table:table-cell office:value-type="float" office:value="10" calcext:value-type="float">
            <text:p>10</text:p>
          </table:table-cell>
          <table:table-cell office:value-type="float" office:value="193.51" calcext:value-type="float">
            <text:p>193,51</text:p>
          </table:table-cell>
          <table:table-cell office:value-type="float" office:value="14" calcext:value-type="float">
            <text:p>14</text:p>
          </table:table-cell>
          <table:table-cell office:value-type="float" office:value="305.56" calcext:value-type="float">
            <text:p>305,56</text:p>
          </table:table-cell>
          <table:table-cell office:value-type="float" office:value="117.24" calcext:value-type="float">
            <text:p>117,24</text:p>
          </table:table-cell>
          <table:table-cell office:value-type="float" office:value="1420" calcext:value-type="float">
            <text:p>1420</text:p>
          </table:table-cell>
          <table:table-cell table:formula="of:=[.K299]/[.L299]" office:value-type="float" office:value="2.60627772091436" calcext:value-type="float">
            <text:p>2,60627772091436</text:p>
          </table:table-cell>
        </table:table-row>
        <table:table-row table:style-name="ro1">
          <table:table-cell office:value-type="string" calcext:value-type="string">
            <text:p>g.51.5.gml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50.93" calcext:value-type="float">
            <text:p>50,93</text:p>
          </table:table-cell>
          <table:table-cell table:number-columns-repeated="2" office:value-type="float" office:value="41.68" calcext:value-type="float">
            <text:p>41,68</text:p>
          </table:table-cell>
          <table:table-cell office:value-type="float" office:value="10" calcext:value-type="float">
            <text:p>10</text:p>
          </table:table-cell>
          <table:table-cell office:value-type="float" office:value="210.27" calcext:value-type="float">
            <text:p>210,27</text:p>
          </table:table-cell>
          <table:table-cell office:value-type="float" office:value="6" calcext:value-type="float">
            <text:p>6</text:p>
          </table:table-cell>
          <table:table-cell office:value-type="float" office:value="261.7" calcext:value-type="float">
            <text:p>261,7</text:p>
          </table:table-cell>
          <table:table-cell office:value-type="float" office:value="151.19" calcext:value-type="float">
            <text:p>151,19</text:p>
          </table:table-cell>
          <table:table-cell office:value-type="float" office:value="1340" calcext:value-type="float">
            <text:p>1340</text:p>
          </table:table-cell>
          <table:table-cell table:formula="of:=[.K300]/[.L300]" office:value-type="float" office:value="1.73093458562074" calcext:value-type="float">
            <text:p>1,73093458562074</text:p>
          </table:table-cell>
        </table:table-row>
        <table:table-row table:style-name="ro1">
          <table:table-cell office:value-type="string" calcext:value-type="string">
            <text:p>g.53.5.gml</text:p>
          </table:table-cell>
          <table:table-cell office:value-type="float" office:value="53" calcext:value-type="float">
            <text:p>53</text:p>
          </table:table-cell>
          <table:table-cell office:value-type="float" office:value="203" calcext:value-type="float">
            <text:p>203</text:p>
          </table:table-cell>
          <table:table-cell office:value-type="float" office:value="29" calcext:value-type="float">
            <text:p>29</text:p>
          </table:table-cell>
          <table:table-cell office:value-type="float" office:value="0.02" calcext:value-type="float">
            <text:p>0,02</text:p>
          </table:table-cell>
          <table:table-cell office:value-type="float" office:value="3.33" calcext:value-type="float">
            <text:p>3,33</text:p>
          </table:table-cell>
          <table:table-cell office:value-type="float" office:value="0.02" calcext:value-type="float">
            <text:p>0,02</text:p>
          </table:table-cell>
          <table:table-cell office:value-type="float" office:value="11" calcext:value-type="float">
            <text:p>11</text:p>
          </table:table-cell>
          <table:table-cell office:value-type="float" office:value="50499.13" calcext:value-type="float">
            <text:p>50499,13</text:p>
          </table:table-cell>
          <table:table-cell office:value-type="float" office:value="2268" calcext:value-type="float">
            <text:p>2268</text:p>
          </table:table-cell>
          <table:table-cell office:value-type="float" office:value="535650.02" calcext:value-type="float">
            <text:p>535650,02</text:p>
          </table:table-cell>
          <table:table-cell office:value-type="float" office:value="763.05" calcext:value-type="float">
            <text:p>763,05</text:p>
          </table:table-cell>
          <table:table-cell office:value-type="float" office:value="8174" calcext:value-type="float">
            <text:p>8174</text:p>
          </table:table-cell>
          <table:table-cell table:formula="of:=[.K301]/[.L301]" office:value-type="float" office:value="701.985479326388" calcext:value-type="float">
            <text:p>701,985479326388</text:p>
          </table:table-cell>
        </table:table-row>
        <table:table-row table:style-name="ro1">
          <table:table-cell office:value-type="string" calcext:value-type="string">
            <text:p>g.53.13.gml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9.76" calcext:value-type="float">
            <text:p>9,76</text:p>
          </table:table-cell>
          <table:table-cell office:value-type="float" office:value="33.36" calcext:value-type="float">
            <text:p>33,36</text:p>
          </table:table-cell>
          <table:table-cell office:value-type="float" office:value="9.76" calcext:value-type="float">
            <text:p>9,76</text:p>
          </table:table-cell>
          <table:table-cell office:value-type="float" office:value="11" calcext:value-type="float">
            <text:p>11</text:p>
          </table:table-cell>
          <table:table-cell office:value-type="float" office:value="195.44" calcext:value-type="float">
            <text:p>195,44</text:p>
          </table:table-cell>
          <table:table-cell office:value-type="float" office:value="81" calcext:value-type="float">
            <text:p>81</text:p>
          </table:table-cell>
          <table:table-cell office:value-type="float" office:value="310.35" calcext:value-type="float">
            <text:p>310,35</text:p>
          </table:table-cell>
          <table:table-cell office:value-type="float" office:value="79.24" calcext:value-type="float">
            <text:p>79,24</text:p>
          </table:table-cell>
          <table:table-cell office:value-type="float" office:value="1850" calcext:value-type="float">
            <text:p>1850</text:p>
          </table:table-cell>
          <table:table-cell table:formula="of:=[.K302]/[.L302]" office:value-type="float" office:value="3.9165825340737" calcext:value-type="float">
            <text:p>3,9165825340737</text:p>
          </table:table-cell>
        </table:table-row>
        <table:table-row table:style-name="ro1">
          <table:table-cell office:value-type="string" calcext:value-type="string">
            <text:p>g.53.3.gml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5.82" calcext:value-type="float">
            <text:p>15,82</text:p>
          </table:table-cell>
          <table:table-cell office:value-type="float" office:value="51.32" calcext:value-type="float">
            <text:p>51,32</text:p>
          </table:table-cell>
          <table:table-cell office:value-type="float" office:value="15.82" calcext:value-type="float">
            <text:p>15,82</text:p>
          </table:table-cell>
          <table:table-cell office:value-type="float" office:value="206" calcext:value-type="float">
            <text:p>206</text:p>
          </table:table-cell>
          <table:table-cell office:value-type="float" office:value="211.66" calcext:value-type="float">
            <text:p>211,66</text:p>
          </table:table-cell>
          <table:table-cell office:value-type="float" office:value="12" calcext:value-type="float">
            <text:p>12</text:p>
          </table:table-cell>
          <table:table-cell office:value-type="float" office:value="332.73" calcext:value-type="float">
            <text:p>332,73</text:p>
          </table:table-cell>
          <table:table-cell office:value-type="float" office:value="154.29" calcext:value-type="float">
            <text:p>154,29</text:p>
          </table:table-cell>
          <table:table-cell office:value-type="float" office:value="404" calcext:value-type="float">
            <text:p>404</text:p>
          </table:table-cell>
          <table:table-cell table:formula="of:=[.K303]/[.L303]" office:value-type="float" office:value="2.15652342990473" calcext:value-type="float">
            <text:p>2,15652342990473</text:p>
          </table:table-cell>
        </table:table-row>
        <table:table-row table:style-name="ro1">
          <table:table-cell office:value-type="string" calcext:value-type="string">
            <text:p>g.53.9.gml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8.26" calcext:value-type="float">
            <text:p>8,26</text:p>
          </table:table-cell>
          <table:table-cell office:value-type="float" office:value="25.52" calcext:value-type="float">
            <text:p>25,52</text:p>
          </table:table-cell>
          <table:table-cell office:value-type="float" office:value="8.26" calcext:value-type="float">
            <text:p>8,26</text:p>
          </table:table-cell>
          <table:table-cell office:value-type="float" office:value="476" calcext:value-type="float">
            <text:p>476</text:p>
          </table:table-cell>
          <table:table-cell office:value-type="float" office:value="196.42" calcext:value-type="float">
            <text:p>196,42</text:p>
          </table:table-cell>
          <table:table-cell office:value-type="float" office:value="119" calcext:value-type="float">
            <text:p>119</text:p>
          </table:table-cell>
          <table:table-cell office:value-type="float" office:value="339.81" calcext:value-type="float">
            <text:p>339,81</text:p>
          </table:table-cell>
          <table:table-cell office:value-type="float" office:value="78.47" calcext:value-type="float">
            <text:p>78,47</text:p>
          </table:table-cell>
          <table:table-cell office:value-type="float" office:value="1448" calcext:value-type="float">
            <text:p>1448</text:p>
          </table:table-cell>
          <table:table-cell table:formula="of:=[.K304]/[.L304]" office:value-type="float" office:value="4.33044475595769" calcext:value-type="float">
            <text:p>4,33044475595769</text:p>
          </table:table-cell>
        </table:table-row>
        <table:table-row table:style-name="ro1">
          <table:table-cell office:value-type="string" calcext:value-type="string">
            <text:p>g.54.1.gml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15.93" calcext:value-type="float">
            <text:p>15,93</text:p>
          </table:table-cell>
          <table:table-cell office:value-type="float" office:value="27.62" calcext:value-type="float">
            <text:p>27,62</text:p>
          </table:table-cell>
          <table:table-cell office:value-type="float" office:value="15.93" calcext:value-type="float">
            <text:p>15,93</text:p>
          </table:table-cell>
          <table:table-cell office:value-type="float" office:value="291" calcext:value-type="float">
            <text:p>291</text:p>
          </table:table-cell>
          <table:table-cell office:value-type="float" office:value="207.69" calcext:value-type="float">
            <text:p>207,69</text:p>
          </table:table-cell>
          <table:table-cell office:value-type="float" office:value="130" calcext:value-type="float">
            <text:p>130</text:p>
          </table:table-cell>
          <table:table-cell office:value-type="float" office:value="459.34" calcext:value-type="float">
            <text:p>459,34</text:p>
          </table:table-cell>
          <table:table-cell office:value-type="float" office:value="92.91" calcext:value-type="float">
            <text:p>92,91</text:p>
          </table:table-cell>
          <table:table-cell office:value-type="float" office:value="919" calcext:value-type="float">
            <text:p>919</text:p>
          </table:table-cell>
          <table:table-cell table:formula="of:=[.K305]/[.L305]" office:value-type="float" office:value="4.94392422774728" calcext:value-type="float">
            <text:p>4,94392422774728</text:p>
          </table:table-cell>
        </table:table-row>
        <table:table-row table:style-name="ro1">
          <table:table-cell office:value-type="string" calcext:value-type="string">
            <text:p>g.55.30.gml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44" calcext:value-type="float">
            <text:p>44</text:p>
          </table:table-cell>
          <table:table-cell office:value-type="float" office:value="0.03" calcext:value-type="float">
            <text:p>0,03</text:p>
          </table:table-cell>
          <table:table-cell office:value-type="float" office:value="6.48" calcext:value-type="float">
            <text:p>6,48</text:p>
          </table:table-cell>
          <table:table-cell office:value-type="float" office:value="0.03" calcext:value-type="float">
            <text:p>0,03</text:p>
          </table:table-cell>
          <table:table-cell office:value-type="float" office:value="11" calcext:value-type="float">
            <text:p>11</text:p>
          </table:table-cell>
          <table:table-cell office:value-type="float" office:value="29647.05" calcext:value-type="float">
            <text:p>29647,05</text:p>
          </table:table-cell>
          <table:table-cell office:value-type="float" office:value="553" calcext:value-type="float">
            <text:p>553</text:p>
          </table:table-cell>
          <table:table-cell office:value-type="float" office:value="315943.41" calcext:value-type="float">
            <text:p>315943,41</text:p>
          </table:table-cell>
          <table:table-cell office:value-type="float" office:value="184.63" calcext:value-type="float">
            <text:p>184,63</text:p>
          </table:table-cell>
          <table:table-cell office:value-type="float" office:value="3565" calcext:value-type="float">
            <text:p>3565</text:p>
          </table:table-cell>
          <table:table-cell table:formula="of:=[.K306]/[.L306]" office:value-type="float" office:value="1711.22466554731" calcext:value-type="float">
            <text:p>1711,22466554731</text:p>
          </table:table-cell>
        </table:table-row>
        <table:table-row table:style-name="ro1">
          <table:table-cell office:value-type="string" calcext:value-type="string">
            <text:p>g.55.32.gml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5.95" calcext:value-type="float">
            <text:p>5,95</text:p>
          </table:table-cell>
          <table:table-cell office:value-type="float" office:value="40.35" calcext:value-type="float">
            <text:p>40,35</text:p>
          </table:table-cell>
          <table:table-cell office:value-type="float" office:value="5.95" calcext:value-type="float">
            <text:p>5,95</text:p>
          </table:table-cell>
          <table:table-cell office:value-type="float" office:value="21" calcext:value-type="float">
            <text:p>21</text:p>
          </table:table-cell>
          <table:table-cell office:value-type="float" office:value="188.2" calcext:value-type="float">
            <text:p>188,2</text:p>
          </table:table-cell>
          <table:table-cell office:value-type="float" office:value="29" calcext:value-type="float">
            <text:p>29</text:p>
          </table:table-cell>
          <table:table-cell office:value-type="float" office:value="321.68" calcext:value-type="float">
            <text:p>321,68</text:p>
          </table:table-cell>
          <table:table-cell office:value-type="float" office:value="102.49" calcext:value-type="float">
            <text:p>102,49</text:p>
          </table:table-cell>
          <table:table-cell office:value-type="float" office:value="1723" calcext:value-type="float">
            <text:p>1723</text:p>
          </table:table-cell>
          <table:table-cell table:formula="of:=[.K307]/[.L307]" office:value-type="float" office:value="3.1386476729437" calcext:value-type="float">
            <text:p>3,1386476729437</text:p>
          </table:table-cell>
        </table:table-row>
        <table:table-row table:style-name="ro1">
          <table:table-cell office:value-type="string" calcext:value-type="string">
            <text:p>g.55.9.gml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8.02" calcext:value-type="float">
            <text:p>8,02</text:p>
          </table:table-cell>
          <table:table-cell office:value-type="float" office:value="22.78" calcext:value-type="float">
            <text:p>22,78</text:p>
          </table:table-cell>
          <table:table-cell office:value-type="float" office:value="8.02" calcext:value-type="float">
            <text:p>8,02</text:p>
          </table:table-cell>
          <table:table-cell office:value-type="float" office:value="11" calcext:value-type="float">
            <text:p>11</text:p>
          </table:table-cell>
          <table:table-cell office:value-type="float" office:value="197.16" calcext:value-type="float">
            <text:p>197,16</text:p>
          </table:table-cell>
          <table:table-cell office:value-type="float" office:value="145" calcext:value-type="float">
            <text:p>145</text:p>
          </table:table-cell>
          <table:table-cell office:value-type="float" office:value="370.87" calcext:value-type="float">
            <text:p>370,87</text:p>
          </table:table-cell>
          <table:table-cell office:value-type="float" office:value="82.94" calcext:value-type="float">
            <text:p>82,94</text:p>
          </table:table-cell>
          <table:table-cell office:value-type="float" office:value="2171" calcext:value-type="float">
            <text:p>2171</text:p>
          </table:table-cell>
          <table:table-cell table:formula="of:=[.K308]/[.L308]" office:value-type="float" office:value="4.47154569568363" calcext:value-type="float">
            <text:p>4,47154569568363</text:p>
          </table:table-cell>
        </table:table-row>
        <table:table-row table:style-name="ro1">
          <table:table-cell office:value-type="string" calcext:value-type="string">
            <text:p>g.55.24.gml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9.96" calcext:value-type="float">
            <text:p>9,96</text:p>
          </table:table-cell>
          <table:table-cell office:value-type="float" office:value="16.77" calcext:value-type="float">
            <text:p>16,77</text:p>
          </table:table-cell>
          <table:table-cell office:value-type="float" office:value="9.96" calcext:value-type="float">
            <text:p>9,96</text:p>
          </table:table-cell>
          <table:table-cell office:value-type="float" office:value="11" calcext:value-type="float">
            <text:p>11</text:p>
          </table:table-cell>
          <table:table-cell office:value-type="float" office:value="214.45" calcext:value-type="float">
            <text:p>214,45</text:p>
          </table:table-cell>
          <table:table-cell office:value-type="float" office:value="234" calcext:value-type="float">
            <text:p>234</text:p>
          </table:table-cell>
          <table:table-cell office:value-type="float" office:value="418.98" calcext:value-type="float">
            <text:p>418,98</text:p>
          </table:table-cell>
          <table:table-cell office:value-type="float" office:value="71.44" calcext:value-type="float">
            <text:p>71,44</text:p>
          </table:table-cell>
          <table:table-cell office:value-type="float" office:value="2287" calcext:value-type="float">
            <text:p>2287</text:p>
          </table:table-cell>
          <table:table-cell table:formula="of:=[.K309]/[.L309]" office:value-type="float" office:value="5.86478163493841" calcext:value-type="float">
            <text:p>5,86478163493841</text:p>
          </table:table-cell>
        </table:table-row>
        <table:table-row table:style-name="ro1">
          <table:table-cell office:value-type="string" calcext:value-type="string">
            <text:p>g.55.13.gml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14.94" calcext:value-type="float">
            <text:p>14,94</text:p>
          </table:table-cell>
          <table:table-cell office:value-type="float" office:value="21.77" calcext:value-type="float">
            <text:p>21,77</text:p>
          </table:table-cell>
          <table:table-cell office:value-type="float" office:value="14.94" calcext:value-type="float">
            <text:p>14,94</text:p>
          </table:table-cell>
          <table:table-cell office:value-type="float" office:value="10" calcext:value-type="float">
            <text:p>10</text:p>
          </table:table-cell>
          <table:table-cell office:value-type="float" office:value="200.66" calcext:value-type="float">
            <text:p>200,66</text:p>
          </table:table-cell>
          <table:table-cell office:value-type="float" office:value="150" calcext:value-type="float">
            <text:p>150</text:p>
          </table:table-cell>
          <table:table-cell office:value-type="float" office:value="343.37" calcext:value-type="float">
            <text:p>343,37</text:p>
          </table:table-cell>
          <table:table-cell office:value-type="float" office:value="93.23" calcext:value-type="float">
            <text:p>93,23</text:p>
          </table:table-cell>
          <table:table-cell office:value-type="float" office:value="2192" calcext:value-type="float">
            <text:p>2192</text:p>
          </table:table-cell>
          <table:table-cell table:formula="of:=[.K310]/[.L310]" office:value-type="float" office:value="3.68304193928993" calcext:value-type="float">
            <text:p>3,68304193928993</text:p>
          </table:table-cell>
        </table:table-row>
        <table:table-row table:style-name="ro1">
          <table:table-cell office:value-type="string" calcext:value-type="string">
            <text:p>g.55.26.gml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41.46" calcext:value-type="float">
            <text:p>41,46</text:p>
          </table:table-cell>
          <table:table-cell office:value-type="float" office:value="50.19" calcext:value-type="float">
            <text:p>50,19</text:p>
          </table:table-cell>
          <table:table-cell office:value-type="float" office:value="41.46" calcext:value-type="float">
            <text:p>41,46</text:p>
          </table:table-cell>
          <table:table-cell office:value-type="float" office:value="10" calcext:value-type="float">
            <text:p>10</text:p>
          </table:table-cell>
          <table:table-cell office:value-type="float" office:value="199.3" calcext:value-type="float">
            <text:p>199,3</text:p>
          </table:table-cell>
          <table:table-cell office:value-type="float" office:value="10" calcext:value-type="float">
            <text:p>10</text:p>
          </table:table-cell>
          <table:table-cell office:value-type="float" office:value="279.35" calcext:value-type="float">
            <text:p>279,35</text:p>
          </table:table-cell>
          <table:table-cell office:value-type="float" office:value="134.93" calcext:value-type="float">
            <text:p>134,93</text:p>
          </table:table-cell>
          <table:table-cell office:value-type="float" office:value="1351" calcext:value-type="float">
            <text:p>1351</text:p>
          </table:table-cell>
          <table:table-cell table:formula="of:=[.K311]/[.L311]" office:value-type="float" office:value="2.07033276513748" calcext:value-type="float">
            <text:p>2,07033276513748</text:p>
          </table:table-cell>
        </table:table-row>
        <table:table-row table:style-name="ro1">
          <table:table-cell office:value-type="string" calcext:value-type="string">
            <text:p>g.55.23.gml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11.81" calcext:value-type="float">
            <text:p>11,81</text:p>
          </table:table-cell>
          <table:table-cell office:value-type="float" office:value="20.44" calcext:value-type="float">
            <text:p>20,44</text:p>
          </table:table-cell>
          <table:table-cell office:value-type="float" office:value="11.81" calcext:value-type="float">
            <text:p>11,81</text:p>
          </table:table-cell>
          <table:table-cell office:value-type="float" office:value="254" calcext:value-type="float">
            <text:p>254</text:p>
          </table:table-cell>
          <table:table-cell office:value-type="float" office:value="209.44" calcext:value-type="float">
            <text:p>209,44</text:p>
          </table:table-cell>
          <table:table-cell office:value-type="float" office:value="188" calcext:value-type="float">
            <text:p>188</text:p>
          </table:table-cell>
          <table:table-cell office:value-type="float" office:value="423.91" calcext:value-type="float">
            <text:p>423,91</text:p>
          </table:table-cell>
          <table:table-cell office:value-type="float" office:value="88.24" calcext:value-type="float">
            <text:p>88,24</text:p>
          </table:table-cell>
          <table:table-cell office:value-type="float" office:value="826" calcext:value-type="float">
            <text:p>826</text:p>
          </table:table-cell>
          <table:table-cell table:formula="of:=[.K312]/[.L312]" office:value-type="float" office:value="4.80405711695376" calcext:value-type="float">
            <text:p>4,80405711695376</text:p>
          </table:table-cell>
        </table:table-row>
        <table:table-row table:style-name="ro1">
          <table:table-cell office:value-type="string" calcext:value-type="string">
            <text:p>g.55.6.gml</text:p>
          </table:table-cell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office:value-type="float" office:value="20" calcext:value-type="float">
            <text:p>20</text:p>
          </table:table-cell>
          <table:table-cell office:value-type="float" office:value="2.78" calcext:value-type="float">
            <text:p>2,78</text:p>
          </table:table-cell>
          <table:table-cell office:value-type="float" office:value="22.81" calcext:value-type="float">
            <text:p>22,81</text:p>
          </table:table-cell>
          <table:table-cell office:value-type="float" office:value="2.78" calcext:value-type="float">
            <text:p>2,78</text:p>
          </table:table-cell>
          <table:table-cell office:value-type="float" office:value="467" calcext:value-type="float">
            <text:p>467</text:p>
          </table:table-cell>
          <table:table-cell office:value-type="float" office:value="195.62" calcext:value-type="float">
            <text:p>195,62</text:p>
          </table:table-cell>
          <table:table-cell office:value-type="float" office:value="172" calcext:value-type="float">
            <text:p>172</text:p>
          </table:table-cell>
          <table:table-cell office:value-type="float" office:value="339.81" calcext:value-type="float">
            <text:p>339,81</text:p>
          </table:table-cell>
          <table:table-cell office:value-type="float" office:value="78.11" calcext:value-type="float">
            <text:p>78,11</text:p>
          </table:table-cell>
          <table:table-cell office:value-type="float" office:value="1592" calcext:value-type="float">
            <text:p>1592</text:p>
          </table:table-cell>
          <table:table-cell table:formula="of:=[.K313]/[.L313]" office:value-type="float" office:value="4.35040327742927" calcext:value-type="float">
            <text:p>4,35040327742927</text:p>
          </table:table-cell>
        </table:table-row>
        <table:table-row table:style-name="ro1">
          <table:table-cell office:value-type="string" calcext:value-type="string">
            <text:p>g.55.8.gml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8.83" calcext:value-type="float">
            <text:p>8,83</text:p>
          </table:table-cell>
          <table:table-cell office:value-type="float" office:value="23.59" calcext:value-type="float">
            <text:p>23,59</text:p>
          </table:table-cell>
          <table:table-cell office:value-type="float" office:value="8.83" calcext:value-type="float">
            <text:p>8,83</text:p>
          </table:table-cell>
          <table:table-cell office:value-type="float" office:value="484" calcext:value-type="float">
            <text:p>484</text:p>
          </table:table-cell>
          <table:table-cell office:value-type="float" office:value="203.92" calcext:value-type="float">
            <text:p>203,92</text:p>
          </table:table-cell>
          <table:table-cell office:value-type="float" office:value="184" calcext:value-type="float">
            <text:p>184</text:p>
          </table:table-cell>
          <table:table-cell office:value-type="float" office:value="360.49" calcext:value-type="float">
            <text:p>360,49</text:p>
          </table:table-cell>
          <table:table-cell office:value-type="float" office:value="90.93" calcext:value-type="float">
            <text:p>90,93</text:p>
          </table:table-cell>
          <table:table-cell office:value-type="float" office:value="1560" calcext:value-type="float">
            <text:p>1560</text:p>
          </table:table-cell>
          <table:table-cell table:formula="of:=[.K314]/[.L314]" office:value-type="float" office:value="3.96447817002089" calcext:value-type="float">
            <text:p>3,96447817002089</text:p>
          </table:table-cell>
        </table:table-row>
        <table:table-row table:style-name="ro1">
          <table:table-cell office:value-type="string" calcext:value-type="string">
            <text:p>g.56.5.gml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4.19" calcext:value-type="float">
            <text:p>4,19</text:p>
          </table:table-cell>
          <table:table-cell office:value-type="float" office:value="26.99" calcext:value-type="float">
            <text:p>26,99</text:p>
          </table:table-cell>
          <table:table-cell office:value-type="float" office:value="4.19" calcext:value-type="float">
            <text:p>4,19</text:p>
          </table:table-cell>
          <table:table-cell office:value-type="float" office:value="17" calcext:value-type="float">
            <text:p>17</text:p>
          </table:table-cell>
          <table:table-cell office:value-type="float" office:value="202.44" calcext:value-type="float">
            <text:p>202,44</text:p>
          </table:table-cell>
          <table:table-cell office:value-type="float" office:value="64" calcext:value-type="float">
            <text:p>64</text:p>
          </table:table-cell>
          <table:table-cell office:value-type="float" office:value="405.68" calcext:value-type="float">
            <text:p>405,68</text:p>
          </table:table-cell>
          <table:table-cell office:value-type="float" office:value="79.59" calcext:value-type="float">
            <text:p>79,59</text:p>
          </table:table-cell>
          <table:table-cell office:value-type="float" office:value="1718" calcext:value-type="float">
            <text:p>1718</text:p>
          </table:table-cell>
          <table:table-cell table:formula="of:=[.K315]/[.L315]" office:value-type="float" office:value="5.09712275411484" calcext:value-type="float">
            <text:p>5,09712275411484</text:p>
          </table:table-cell>
        </table:table-row>
        <table:table-row table:style-name="ro1">
          <table:table-cell office:value-type="string" calcext:value-type="string">
            <text:p>g.56.10.gml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4.65" calcext:value-type="float">
            <text:p>4,65</text:p>
          </table:table-cell>
          <table:table-cell office:value-type="float" office:value="27.4" calcext:value-type="float">
            <text:p>27,4</text:p>
          </table:table-cell>
          <table:table-cell office:value-type="float" office:value="4.65" calcext:value-type="float">
            <text:p>4,65</text:p>
          </table:table-cell>
          <table:table-cell office:value-type="float" office:value="17" calcext:value-type="float">
            <text:p>17</text:p>
          </table:table-cell>
          <table:table-cell office:value-type="float" office:value="197.3" calcext:value-type="float">
            <text:p>197,3</text:p>
          </table:table-cell>
          <table:table-cell office:value-type="float" office:value="84" calcext:value-type="float">
            <text:p>84</text:p>
          </table:table-cell>
          <table:table-cell office:value-type="float" office:value="320.12" calcext:value-type="float">
            <text:p>320,12</text:p>
          </table:table-cell>
          <table:table-cell office:value-type="float" office:value="91.65" calcext:value-type="float">
            <text:p>91,65</text:p>
          </table:table-cell>
          <table:table-cell office:value-type="float" office:value="1895" calcext:value-type="float">
            <text:p>1895</text:p>
          </table:table-cell>
          <table:table-cell table:formula="of:=[.K316]/[.L316]" office:value-type="float" office:value="3.49285324604474" calcext:value-type="float">
            <text:p>3,49285324604474</text:p>
          </table:table-cell>
        </table:table-row>
        <table:table-row table:style-name="ro1">
          <table:table-cell office:value-type="string" calcext:value-type="string">
            <text:p>g.56.2.gml</text:p>
          </table:table-cell>
          <table:table-cell office:value-type="float" office:value="56" calcext:value-type="float">
            <text:p>56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11.04" calcext:value-type="float">
            <text:p>11,04</text:p>
          </table:table-cell>
          <table:table-cell office:value-type="float" office:value="27.4" calcext:value-type="float">
            <text:p>27,4</text:p>
          </table:table-cell>
          <table:table-cell office:value-type="float" office:value="11.04" calcext:value-type="float">
            <text:p>11,04</text:p>
          </table:table-cell>
          <table:table-cell office:value-type="float" office:value="19" calcext:value-type="float">
            <text:p>19</text:p>
          </table:table-cell>
          <table:table-cell office:value-type="float" office:value="195.32" calcext:value-type="float">
            <text:p>195,32</text:p>
          </table:table-cell>
          <table:table-cell office:value-type="float" office:value="161" calcext:value-type="float">
            <text:p>161</text:p>
          </table:table-cell>
          <table:table-cell office:value-type="float" office:value="328.22" calcext:value-type="float">
            <text:p>328,22</text:p>
          </table:table-cell>
          <table:table-cell office:value-type="float" office:value="85.68" calcext:value-type="float">
            <text:p>85,68</text:p>
          </table:table-cell>
          <table:table-cell office:value-type="float" office:value="2308" calcext:value-type="float">
            <text:p>2308</text:p>
          </table:table-cell>
          <table:table-cell table:formula="of:=[.K317]/[.L317]" office:value-type="float" office:value="3.83076563958917" calcext:value-type="float">
            <text:p>3,83076563958917</text:p>
          </table:table-cell>
        </table:table-row>
        <table:table-row table:style-name="ro1">
          <table:table-cell office:value-type="string" calcext:value-type="string">
            <text:p>g.56.3.gml</text:p>
          </table:table-cell>
          <table:table-cell office:value-type="float" office:value="56" calcext:value-type="float">
            <text:p>56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11.56" calcext:value-type="float">
            <text:p>11,56</text:p>
          </table:table-cell>
          <table:table-cell office:value-type="float" office:value="20.16" calcext:value-type="float">
            <text:p>20,16</text:p>
          </table:table-cell>
          <table:table-cell office:value-type="float" office:value="11.56" calcext:value-type="float">
            <text:p>11,56</text:p>
          </table:table-cell>
          <table:table-cell office:value-type="float" office:value="19" calcext:value-type="float">
            <text:p>19</text:p>
          </table:table-cell>
          <table:table-cell office:value-type="float" office:value="201.59" calcext:value-type="float">
            <text:p>201,59</text:p>
          </table:table-cell>
          <table:table-cell office:value-type="float" office:value="202" calcext:value-type="float">
            <text:p>202</text:p>
          </table:table-cell>
          <table:table-cell office:value-type="float" office:value="357.35" calcext:value-type="float">
            <text:p>357,35</text:p>
          </table:table-cell>
          <table:table-cell office:value-type="float" office:value="98.58" calcext:value-type="float">
            <text:p>98,58</text:p>
          </table:table-cell>
          <table:table-cell office:value-type="float" office:value="2351" calcext:value-type="float">
            <text:p>2351</text:p>
          </table:table-cell>
          <table:table-cell table:formula="of:=[.K318]/[.L318]" office:value-type="float" office:value="3.62497463988639" calcext:value-type="float">
            <text:p>3,62497463988639</text:p>
          </table:table-cell>
        </table:table-row>
        <table:table-row table:style-name="ro1">
          <table:table-cell office:value-type="string" calcext:value-type="string">
            <text:p>g.56.4.gml</text:p>
          </table:table-cell>
          <table:table-cell office:value-type="float" office:value="56" calcext:value-type="float">
            <text:p>5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5.52" calcext:value-type="float">
            <text:p>5,52</text:p>
          </table:table-cell>
          <table:table-cell office:value-type="float" office:value="22.45" calcext:value-type="float">
            <text:p>22,45</text:p>
          </table:table-cell>
          <table:table-cell office:value-type="float" office:value="5.52" calcext:value-type="float">
            <text:p>5,52</text:p>
          </table:table-cell>
          <table:table-cell office:value-type="float" office:value="353" calcext:value-type="float">
            <text:p>353</text:p>
          </table:table-cell>
          <table:table-cell office:value-type="float" office:value="197.73" calcext:value-type="float">
            <text:p>197,73</text:p>
          </table:table-cell>
          <table:table-cell office:value-type="float" office:value="139" calcext:value-type="float">
            <text:p>139</text:p>
          </table:table-cell>
          <table:table-cell office:value-type="float" office:value="366.62" calcext:value-type="float">
            <text:p>366,62</text:p>
          </table:table-cell>
          <table:table-cell office:value-type="float" office:value="64.73" calcext:value-type="float">
            <text:p>64,73</text:p>
          </table:table-cell>
          <table:table-cell office:value-type="float" office:value="1127" calcext:value-type="float">
            <text:p>1127</text:p>
          </table:table-cell>
          <table:table-cell table:formula="of:=[.K319]/[.L319]" office:value-type="float" office:value="5.66383438900046" calcext:value-type="float">
            <text:p>5,66383438900046</text:p>
          </table:table-cell>
        </table:table-row>
        <table:table-row table:style-name="ro1">
          <table:table-cell office:value-type="string" calcext:value-type="string">
            <text:p>g.56.7.gml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6.16" calcext:value-type="float">
            <text:p>6,16</text:p>
          </table:table-cell>
          <table:table-cell office:value-type="float" office:value="41.79" calcext:value-type="float">
            <text:p>41,79</text:p>
          </table:table-cell>
          <table:table-cell office:value-type="float" office:value="6.16" calcext:value-type="float">
            <text:p>6,16</text:p>
          </table:table-cell>
          <table:table-cell office:value-type="float" office:value="638" calcext:value-type="float">
            <text:p>638</text:p>
          </table:table-cell>
          <table:table-cell office:value-type="float" office:value="193.18" calcext:value-type="float">
            <text:p>193,18</text:p>
          </table:table-cell>
          <table:table-cell office:value-type="float" office:value="33" calcext:value-type="float">
            <text:p>33</text:p>
          </table:table-cell>
          <table:table-cell office:value-type="float" office:value="325.01" calcext:value-type="float">
            <text:p>325,01</text:p>
          </table:table-cell>
          <table:table-cell office:value-type="float" office:value="111.15" calcext:value-type="float">
            <text:p>111,15</text:p>
          </table:table-cell>
          <table:table-cell office:value-type="float" office:value="1478" calcext:value-type="float">
            <text:p>1478</text:p>
          </table:table-cell>
          <table:table-cell table:formula="of:=[.K320]/[.L320]" office:value-type="float" office:value="2.92406657669816" calcext:value-type="float">
            <text:p>2,92406657669816</text:p>
          </table:table-cell>
        </table:table-row>
        <table:table-row table:style-name="ro1">
          <table:table-cell office:value-type="string" calcext:value-type="string">
            <text:p>g.57.26.gml</text:p>
          </table:table-cell>
          <table:table-cell office:value-type="float" office:value="57" calcext:value-type="float">
            <text:p>57</text:p>
          </table:table-cell>
          <table:table-cell office:value-type="float" office:value="241" calcext:value-type="float">
            <text:p>24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41214.58" calcext:value-type="float">
            <text:p>741214,58</text:p>
          </table:table-cell>
          <table:table-cell office:value-type="float" office:value="3252" calcext:value-type="float">
            <text:p>3252</text:p>
          </table:table-cell>
          <table:table-cell office:value-type="float" office:value="4969876.65" calcext:value-type="float">
            <text:p>4969876,65</text:p>
          </table:table-cell>
          <table:table-cell office:value-type="float" office:value="11837.44" calcext:value-type="float">
            <text:p>11837,44</text:p>
          </table:table-cell>
          <table:table-cell office:value-type="float" office:value="10223" calcext:value-type="float">
            <text:p>10223</text:p>
          </table:table-cell>
          <table:table-cell table:formula="of:=[.K321]/[.L321]" office:value-type="float" office:value="419.843872492701" calcext:value-type="float">
            <text:p>419,843872492701</text:p>
          </table:table-cell>
        </table:table-row>
        <table:table-row table:style-name="ro1">
          <table:table-cell office:value-type="string" calcext:value-type="string">
            <text:p>g.57.22.gml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3.94" calcext:value-type="float">
            <text:p>3,94</text:p>
          </table:table-cell>
          <table:table-cell office:value-type="float" office:value="28.26" calcext:value-type="float">
            <text:p>28,26</text:p>
          </table:table-cell>
          <table:table-cell office:value-type="float" office:value="3.94" calcext:value-type="float">
            <text:p>3,94</text:p>
          </table:table-cell>
          <table:table-cell office:value-type="float" office:value="17" calcext:value-type="float">
            <text:p>17</text:p>
          </table:table-cell>
          <table:table-cell office:value-type="float" office:value="203.37" calcext:value-type="float">
            <text:p>203,37</text:p>
          </table:table-cell>
          <table:table-cell office:value-type="float" office:value="133" calcext:value-type="float">
            <text:p>133</text:p>
          </table:table-cell>
          <table:table-cell office:value-type="float" office:value="381.81" calcext:value-type="float">
            <text:p>381,81</text:p>
          </table:table-cell>
          <table:table-cell office:value-type="float" office:value="103.12" calcext:value-type="float">
            <text:p>103,12</text:p>
          </table:table-cell>
          <table:table-cell office:value-type="float" office:value="2098" calcext:value-type="float">
            <text:p>2098</text:p>
          </table:table-cell>
          <table:table-cell table:formula="of:=[.K322]/[.L322]" office:value-type="float" office:value="3.70257951900698" calcext:value-type="float">
            <text:p>3,70257951900698</text:p>
          </table:table-cell>
        </table:table-row>
        <table:table-row table:style-name="ro1">
          <table:table-cell office:value-type="string" calcext:value-type="string">
            <text:p>g.57.29.gml</text:p>
          </table:table-cell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office:value-type="float" office:value="5.34" calcext:value-type="float">
            <text:p>5,34</text:p>
          </table:table-cell>
          <table:table-cell office:value-type="float" office:value="28.58" calcext:value-type="float">
            <text:p>28,58</text:p>
          </table:table-cell>
          <table:table-cell office:value-type="float" office:value="5.34" calcext:value-type="float">
            <text:p>5,34</text:p>
          </table:table-cell>
          <table:table-cell office:value-type="float" office:value="17" calcext:value-type="float">
            <text:p>17</text:p>
          </table:table-cell>
          <table:table-cell office:value-type="float" office:value="195.6" calcext:value-type="float">
            <text:p>195,6</text:p>
          </table:table-cell>
          <table:table-cell office:value-type="float" office:value="116" calcext:value-type="float">
            <text:p>116</text:p>
          </table:table-cell>
          <table:table-cell office:value-type="float" office:value="328.94" calcext:value-type="float">
            <text:p>328,94</text:p>
          </table:table-cell>
          <table:table-cell office:value-type="float" office:value="90.53" calcext:value-type="float">
            <text:p>90,53</text:p>
          </table:table-cell>
          <table:table-cell office:value-type="float" office:value="2163" calcext:value-type="float">
            <text:p>2163</text:p>
          </table:table-cell>
          <table:table-cell table:formula="of:=[.K323]/[.L323]" office:value-type="float" office:value="3.63349166022313" calcext:value-type="float">
            <text:p>3,63349166022313</text:p>
          </table:table-cell>
        </table:table-row>
        <table:table-row table:style-name="ro1">
          <table:table-cell office:value-type="string" calcext:value-type="string">
            <text:p>g.57.18.gml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5.43" calcext:value-type="float">
            <text:p>5,43</text:p>
          </table:table-cell>
          <table:table-cell office:value-type="float" office:value="23.25" calcext:value-type="float">
            <text:p>23,25</text:p>
          </table:table-cell>
          <table:table-cell office:value-type="float" office:value="5.43" calcext:value-type="float">
            <text:p>5,43</text:p>
          </table:table-cell>
          <table:table-cell office:value-type="float" office:value="17" calcext:value-type="float">
            <text:p>17</text:p>
          </table:table-cell>
          <table:table-cell office:value-type="float" office:value="187.04" calcext:value-type="float">
            <text:p>187,04</text:p>
          </table:table-cell>
          <table:table-cell office:value-type="float" office:value="45" calcext:value-type="float">
            <text:p>45</text:p>
          </table:table-cell>
          <table:table-cell office:value-type="float" office:value="319.64" calcext:value-type="float">
            <text:p>319,64</text:p>
          </table:table-cell>
          <table:table-cell office:value-type="float" office:value="77.98" calcext:value-type="float">
            <text:p>77,98</text:p>
          </table:table-cell>
          <table:table-cell office:value-type="float" office:value="1675" calcext:value-type="float">
            <text:p>1675</text:p>
          </table:table-cell>
          <table:table-cell table:formula="of:=[.K324]/[.L324]" office:value-type="float" office:value="4.09899974352398" calcext:value-type="float">
            <text:p>4,09899974352398</text:p>
          </table:table-cell>
        </table:table-row>
        <table:table-row table:style-name="ro1">
          <table:table-cell office:value-type="string" calcext:value-type="string">
            <text:p>g.57.8.gml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9.91" calcext:value-type="float">
            <text:p>9,91</text:p>
          </table:table-cell>
          <table:table-cell office:value-type="float" office:value="19.96" calcext:value-type="float">
            <text:p>19,96</text:p>
          </table:table-cell>
          <table:table-cell office:value-type="float" office:value="9.91" calcext:value-type="float">
            <text:p>9,91</text:p>
          </table:table-cell>
          <table:table-cell office:value-type="float" office:value="11" calcext:value-type="float">
            <text:p>11</text:p>
          </table:table-cell>
          <table:table-cell office:value-type="float" office:value="197.79" calcext:value-type="float">
            <text:p>197,79</text:p>
          </table:table-cell>
          <table:table-cell office:value-type="float" office:value="173" calcext:value-type="float">
            <text:p>173</text:p>
          </table:table-cell>
          <table:table-cell office:value-type="float" office:value="456.61" calcext:value-type="float">
            <text:p>456,61</text:p>
          </table:table-cell>
          <table:table-cell office:value-type="float" office:value="65.79" calcext:value-type="float">
            <text:p>65,79</text:p>
          </table:table-cell>
          <table:table-cell office:value-type="float" office:value="2303" calcext:value-type="float">
            <text:p>2303</text:p>
          </table:table-cell>
          <table:table-cell table:formula="of:=[.K325]/[.L325]" office:value-type="float" office:value="6.94041647666819" calcext:value-type="float">
            <text:p>6,94041647666819</text:p>
          </table:table-cell>
        </table:table-row>
        <table:table-row table:style-name="ro1">
          <table:table-cell office:value-type="string" calcext:value-type="string">
            <text:p>g.57.15.gml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13.22" calcext:value-type="float">
            <text:p>13,22</text:p>
          </table:table-cell>
          <table:table-cell office:value-type="float" office:value="23.45" calcext:value-type="float">
            <text:p>23,45</text:p>
          </table:table-cell>
          <table:table-cell office:value-type="float" office:value="13.22" calcext:value-type="float">
            <text:p>13,22</text:p>
          </table:table-cell>
          <table:table-cell office:value-type="float" office:value="10" calcext:value-type="float">
            <text:p>10</text:p>
          </table:table-cell>
          <table:table-cell office:value-type="float" office:value="202.7" calcext:value-type="float">
            <text:p>202,7</text:p>
          </table:table-cell>
          <table:table-cell office:value-type="float" office:value="183" calcext:value-type="float">
            <text:p>183</text:p>
          </table:table-cell>
          <table:table-cell office:value-type="float" office:value="462.18" calcext:value-type="float">
            <text:p>462,18</text:p>
          </table:table-cell>
          <table:table-cell office:value-type="float" office:value="85.88" calcext:value-type="float">
            <text:p>85,88</text:p>
          </table:table-cell>
          <table:table-cell office:value-type="float" office:value="2197" calcext:value-type="float">
            <text:p>2197</text:p>
          </table:table-cell>
          <table:table-cell table:formula="of:=[.K326]/[.L326]" office:value-type="float" office:value="5.38169538891477" calcext:value-type="float">
            <text:p>5,38169538891477</text:p>
          </table:table-cell>
        </table:table-row>
        <table:table-row table:style-name="ro1">
          <table:table-cell office:value-type="string" calcext:value-type="string">
            <text:p>g.57.0.gml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21.97" calcext:value-type="float">
            <text:p>21,97</text:p>
          </table:table-cell>
          <table:table-cell office:value-type="float" office:value="53.05" calcext:value-type="float">
            <text:p>53,05</text:p>
          </table:table-cell>
          <table:table-cell office:value-type="float" office:value="21.97" calcext:value-type="float">
            <text:p>21,97</text:p>
          </table:table-cell>
          <table:table-cell office:value-type="float" office:value="10" calcext:value-type="float">
            <text:p>10</text:p>
          </table:table-cell>
          <table:table-cell office:value-type="float" office:value="192.82" calcext:value-type="float">
            <text:p>192,82</text:p>
          </table:table-cell>
          <table:table-cell office:value-type="float" office:value="15" calcext:value-type="float">
            <text:p>15</text:p>
          </table:table-cell>
          <table:table-cell office:value-type="float" office:value="297.38" calcext:value-type="float">
            <text:p>297,38</text:p>
          </table:table-cell>
          <table:table-cell office:value-type="float" office:value="134.3" calcext:value-type="float">
            <text:p>134,3</text:p>
          </table:table-cell>
          <table:table-cell office:value-type="float" office:value="1543" calcext:value-type="float">
            <text:p>1543</text:p>
          </table:table-cell>
          <table:table-cell table:formula="of:=[.K327]/[.L327]" office:value-type="float" office:value="2.21429635145197" calcext:value-type="float">
            <text:p>2,21429635145197</text:p>
          </table:table-cell>
        </table:table-row>
        <table:table-row table:style-name="ro1">
          <table:table-cell office:value-type="string" calcext:value-type="string">
            <text:p>g.57.5.gml</text:p>
          </table:table-cell>
          <table:table-cell office:value-type="float" office:value="57" calcext:value-type="float">
            <text:p>57</text:p>
          </table:table-cell>
          <table:table-cell office:value-type="float" office:value="165" calcext:value-type="float">
            <text:p>16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82331.16" calcext:value-type="float">
            <text:p>82331,16</text:p>
          </table:table-cell>
          <table:table-cell office:value-type="float" office:value="1526" calcext:value-type="float">
            <text:p>1526</text:p>
          </table:table-cell>
          <table:table-cell office:value-type="float" office:value="579644.68" calcext:value-type="float">
            <text:p>579644,68</text:p>
          </table:table-cell>
          <table:table-cell office:value-type="float" office:value="176.64" calcext:value-type="float">
            <text:p>176,64</text:p>
          </table:table-cell>
          <table:table-cell office:value-type="float" office:value="1040" calcext:value-type="float">
            <text:p>1040</text:p>
          </table:table-cell>
          <table:table-cell table:formula="of:=[.K328]/[.L328]" office:value-type="float" office:value="3281.50294384058" calcext:value-type="float">
            <text:p>3281,50294384058</text:p>
          </table:table-cell>
        </table:table-row>
        <table:table-row table:style-name="ro1">
          <table:table-cell office:value-type="string" calcext:value-type="string">
            <text:p>g.57.14.gml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10.02" calcext:value-type="float">
            <text:p>10,02</text:p>
          </table:table-cell>
          <table:table-cell office:value-type="float" office:value="18.29" calcext:value-type="float">
            <text:p>18,29</text:p>
          </table:table-cell>
          <table:table-cell office:value-type="float" office:value="10.02" calcext:value-type="float">
            <text:p>10,02</text:p>
          </table:table-cell>
          <table:table-cell office:value-type="float" office:value="288" calcext:value-type="float">
            <text:p>288</text:p>
          </table:table-cell>
          <table:table-cell office:value-type="float" office:value="200.54" calcext:value-type="float">
            <text:p>200,54</text:p>
          </table:table-cell>
          <table:table-cell office:value-type="float" office:value="151" calcext:value-type="float">
            <text:p>151</text:p>
          </table:table-cell>
          <table:table-cell office:value-type="float" office:value="364.15" calcext:value-type="float">
            <text:p>364,15</text:p>
          </table:table-cell>
          <table:table-cell office:value-type="float" office:value="92.28" calcext:value-type="float">
            <text:p>92,28</text:p>
          </table:table-cell>
          <table:table-cell office:value-type="float" office:value="1000" calcext:value-type="float">
            <text:p>1000</text:p>
          </table:table-cell>
          <table:table-cell table:formula="of:=[.K329]/[.L329]" office:value-type="float" office:value="3.94614217598613" calcext:value-type="float">
            <text:p>3,94614217598613</text:p>
          </table:table-cell>
        </table:table-row>
        <table:table-row table:style-name="ro1">
          <table:table-cell office:value-type="string" calcext:value-type="string">
            <text:p>g.57.28.gml</text:p>
          </table:table-cell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3.96" calcext:value-type="float">
            <text:p>3,96</text:p>
          </table:table-cell>
          <table:table-cell office:value-type="float" office:value="32.71" calcext:value-type="float">
            <text:p>32,71</text:p>
          </table:table-cell>
          <table:table-cell office:value-type="float" office:value="3.96" calcext:value-type="float">
            <text:p>3,96</text:p>
          </table:table-cell>
          <table:table-cell office:value-type="float" office:value="438" calcext:value-type="float">
            <text:p>438</text:p>
          </table:table-cell>
          <table:table-cell office:value-type="float" office:value="198.96" calcext:value-type="float">
            <text:p>198,96</text:p>
          </table:table-cell>
          <table:table-cell office:value-type="float" office:value="89" calcext:value-type="float">
            <text:p>89</text:p>
          </table:table-cell>
          <table:table-cell office:value-type="float" office:value="360.55" calcext:value-type="float">
            <text:p>360,55</text:p>
          </table:table-cell>
          <table:table-cell office:value-type="float" office:value="96.2" calcext:value-type="float">
            <text:p>96,2</text:p>
          </table:table-cell>
          <table:table-cell office:value-type="float" office:value="1235" calcext:value-type="float">
            <text:p>1235</text:p>
          </table:table-cell>
          <table:table-cell table:formula="of:=[.K330]/[.L330]" office:value-type="float" office:value="3.747920997921" calcext:value-type="float">
            <text:p>3,747920997921</text:p>
          </table:table-cell>
        </table:table-row>
        <table:table-row table:style-name="ro1">
          <table:table-cell office:value-type="string" calcext:value-type="string">
            <text:p>g.57.27.gml</text:p>
          </table:table-cell>
          <table:table-cell office:value-type="float" office:value="57" calcext:value-type="float">
            <text:p>57</text:p>
          </table:table-cell>
          <table:table-cell office:value-type="float" office:value="195" calcext:value-type="float">
            <text:p>195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538" calcext:value-type="float">
            <text:p>538</text:p>
          </table:table-cell>
          <table:table-cell office:value-type="float" office:value="87828.89" calcext:value-type="float">
            <text:p>87828,89</text:p>
          </table:table-cell>
          <table:table-cell office:value-type="float" office:value="2050" calcext:value-type="float">
            <text:p>2050</text:p>
          </table:table-cell>
          <table:table-cell office:value-type="float" office:value="1062105.37" calcext:value-type="float">
            <text:p>1062105,37</text:p>
          </table:table-cell>
          <table:table-cell office:value-type="float" office:value="320.39" calcext:value-type="float">
            <text:p>320,39</text:p>
          </table:table-cell>
          <table:table-cell office:value-type="float" office:value="5396" calcext:value-type="float">
            <text:p>5396</text:p>
          </table:table-cell>
          <table:table-cell table:formula="of:=[.K331]/[.L331]" office:value-type="float" office:value="3315.03907737445" calcext:value-type="float">
            <text:p>3315,03907737445</text:p>
          </table:table-cell>
        </table:table-row>
        <table:table-row table:style-name="ro1">
          <table:table-cell office:value-type="string" calcext:value-type="string">
            <text:p>g.57.9.gml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12.59" calcext:value-type="float">
            <text:p>12,59</text:p>
          </table:table-cell>
          <table:table-cell office:value-type="float" office:value="21.13" calcext:value-type="float">
            <text:p>21,13</text:p>
          </table:table-cell>
          <table:table-cell office:value-type="float" office:value="12.59" calcext:value-type="float">
            <text:p>12,59</text:p>
          </table:table-cell>
          <table:table-cell office:value-type="float" office:value="551" calcext:value-type="float">
            <text:p>551</text:p>
          </table:table-cell>
          <table:table-cell office:value-type="float" office:value="193.96" calcext:value-type="float">
            <text:p>193,96</text:p>
          </table:table-cell>
          <table:table-cell office:value-type="float" office:value="161" calcext:value-type="float">
            <text:p>161</text:p>
          </table:table-cell>
          <table:table-cell office:value-type="float" office:value="362.61" calcext:value-type="float">
            <text:p>362,61</text:p>
          </table:table-cell>
          <table:table-cell office:value-type="float" office:value="91.01" calcext:value-type="float">
            <text:p>91,01</text:p>
          </table:table-cell>
          <table:table-cell office:value-type="float" office:value="1763" calcext:value-type="float">
            <text:p>1763</text:p>
          </table:table-cell>
          <table:table-cell table:formula="of:=[.K332]/[.L332]" office:value-type="float" office:value="3.98428744094056" calcext:value-type="float">
            <text:p>3,98428744094056</text:p>
          </table:table-cell>
        </table:table-row>
        <table:table-row table:style-name="ro1">
          <table:table-cell office:value-type="string" calcext:value-type="string">
            <text:p>g.58.0.gml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4.91" calcext:value-type="float">
            <text:p>4,91</text:p>
          </table:table-cell>
          <table:table-cell office:value-type="float" office:value="25.83" calcext:value-type="float">
            <text:p>25,83</text:p>
          </table:table-cell>
          <table:table-cell office:value-type="float" office:value="4.91" calcext:value-type="float">
            <text:p>4,91</text:p>
          </table:table-cell>
          <table:table-cell office:value-type="float" office:value="17" calcext:value-type="float">
            <text:p>17</text:p>
          </table:table-cell>
          <table:table-cell office:value-type="float" office:value="194.11" calcext:value-type="float">
            <text:p>194,11</text:p>
          </table:table-cell>
          <table:table-cell office:value-type="float" office:value="51" calcext:value-type="float">
            <text:p>51</text:p>
          </table:table-cell>
          <table:table-cell office:value-type="float" office:value="324.87" calcext:value-type="float">
            <text:p>324,87</text:p>
          </table:table-cell>
          <table:table-cell office:value-type="float" office:value="122.91" calcext:value-type="float">
            <text:p>122,91</text:p>
          </table:table-cell>
          <table:table-cell office:value-type="float" office:value="1681" calcext:value-type="float">
            <text:p>1681</text:p>
          </table:table-cell>
          <table:table-cell table:formula="of:=[.K333]/[.L333]" office:value-type="float" office:value="2.64315352697095" calcext:value-type="float">
            <text:p>2,64315352697095</text:p>
          </table:table-cell>
        </table:table-row>
        <table:table-row table:style-name="ro1">
          <table:table-cell office:value-type="string" calcext:value-type="string">
            <text:p>g.58.10.gml</text:p>
          </table:table-cell>
          <table:table-cell office:value-type="float" office:value="58" calcext:value-type="float">
            <text:p>58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7.93" calcext:value-type="float">
            <text:p>7,93</text:p>
          </table:table-cell>
          <table:table-cell office:value-type="float" office:value="24.68" calcext:value-type="float">
            <text:p>24,68</text:p>
          </table:table-cell>
          <table:table-cell office:value-type="float" office:value="7.93" calcext:value-type="float">
            <text:p>7,93</text:p>
          </table:table-cell>
          <table:table-cell office:value-type="float" office:value="21" calcext:value-type="float">
            <text:p>21</text:p>
          </table:table-cell>
          <table:table-cell office:value-type="float" office:value="192.57" calcext:value-type="float">
            <text:p>192,57</text:p>
          </table:table-cell>
          <table:table-cell office:value-type="float" office:value="112" calcext:value-type="float">
            <text:p>112</text:p>
          </table:table-cell>
          <table:table-cell office:value-type="float" office:value="363.58" calcext:value-type="float">
            <text:p>363,58</text:p>
          </table:table-cell>
          <table:table-cell office:value-type="float" office:value="62.79" calcext:value-type="float">
            <text:p>62,79</text:p>
          </table:table-cell>
          <table:table-cell office:value-type="float" office:value="2154" calcext:value-type="float">
            <text:p>2154</text:p>
          </table:table-cell>
          <table:table-cell table:formula="of:=[.K334]/[.L334]" office:value-type="float" office:value="5.79041248606466" calcext:value-type="float">
            <text:p>5,79041248606466</text:p>
          </table:table-cell>
        </table:table-row>
        <table:table-row table:style-name="ro1">
          <table:table-cell office:value-type="string" calcext:value-type="string">
            <text:p>g.58.3.gml</text:p>
          </table:table-cell>
          <table:table-cell office:value-type="float" office:value="58" calcext:value-type="float">
            <text:p>58</text:p>
          </table:table-cell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office:value-type="float" office:value="15.39" calcext:value-type="float">
            <text:p>15,39</text:p>
          </table:table-cell>
          <table:table-cell office:value-type="float" office:value="25.35" calcext:value-type="float">
            <text:p>25,35</text:p>
          </table:table-cell>
          <table:table-cell office:value-type="float" office:value="15.39" calcext:value-type="float">
            <text:p>15,39</text:p>
          </table:table-cell>
          <table:table-cell office:value-type="float" office:value="10" calcext:value-type="float">
            <text:p>10</text:p>
          </table:table-cell>
          <table:table-cell office:value-type="float" office:value="193.51" calcext:value-type="float">
            <text:p>193,51</text:p>
          </table:table-cell>
          <table:table-cell office:value-type="float" office:value="157" calcext:value-type="float">
            <text:p>157</text:p>
          </table:table-cell>
          <table:table-cell office:value-type="float" office:value="431.82" calcext:value-type="float">
            <text:p>431,82</text:p>
          </table:table-cell>
          <table:table-cell office:value-type="float" office:value="86.49" calcext:value-type="float">
            <text:p>86,49</text:p>
          </table:table-cell>
          <table:table-cell office:value-type="float" office:value="2413" calcext:value-type="float">
            <text:p>2413</text:p>
          </table:table-cell>
          <table:table-cell table:formula="of:=[.K335]/[.L335]" office:value-type="float" office:value="4.99271592091571" calcext:value-type="float">
            <text:p>4,99271592091571</text:p>
          </table:table-cell>
        </table:table-row>
        <table:table-row table:style-name="ro1">
          <table:table-cell office:value-type="string" calcext:value-type="string">
            <text:p>g.58.9.gml</text:p>
          </table:table-cell>
          <table:table-cell office:value-type="float" office:value="58" calcext:value-type="float">
            <text:p>58</text:p>
          </table:table-cell>
          <table:table-cell office:value-type="float" office:value="113" calcext:value-type="float">
            <text:p>113</text:p>
          </table:table-cell>
          <table:table-cell office:value-type="float" office:value="21" calcext:value-type="float">
            <text:p>21</text:p>
          </table:table-cell>
          <table:table-cell office:value-type="float" office:value="1.99" calcext:value-type="float">
            <text:p>1,99</text:p>
          </table:table-cell>
          <table:table-cell office:value-type="float" office:value="15.23" calcext:value-type="float">
            <text:p>15,23</text:p>
          </table:table-cell>
          <table:table-cell office:value-type="float" office:value="1.99" calcext:value-type="float">
            <text:p>1,99</text:p>
          </table:table-cell>
          <table:table-cell office:value-type="float" office:value="101" calcext:value-type="float">
            <text:p>101</text:p>
          </table:table-cell>
          <table:table-cell office:value-type="float" office:value="218.22" calcext:value-type="float">
            <text:p>218,22</text:p>
          </table:table-cell>
          <table:table-cell office:value-type="float" office:value="232" calcext:value-type="float">
            <text:p>232</text:p>
          </table:table-cell>
          <table:table-cell office:value-type="float" office:value="509.12" calcext:value-type="float">
            <text:p>509,12</text:p>
          </table:table-cell>
          <table:table-cell office:value-type="float" office:value="66.75" calcext:value-type="float">
            <text:p>66,75</text:p>
          </table:table-cell>
          <table:table-cell office:value-type="float" office:value="394" calcext:value-type="float">
            <text:p>394</text:p>
          </table:table-cell>
          <table:table-cell table:formula="of:=[.K336]/[.L336]" office:value-type="float" office:value="7.627265917603" calcext:value-type="float">
            <text:p>7,627265917603</text:p>
          </table:table-cell>
        </table:table-row>
        <table:table-row table:style-name="ro1">
          <table:table-cell office:value-type="string" calcext:value-type="string">
            <text:p>g.58.4.gml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float" office:value="9.24" calcext:value-type="float">
            <text:p>9,24</text:p>
          </table:table-cell>
          <table:table-cell office:value-type="float" office:value="22.58" calcext:value-type="float">
            <text:p>22,58</text:p>
          </table:table-cell>
          <table:table-cell office:value-type="float" office:value="9.24" calcext:value-type="float">
            <text:p>9,24</text:p>
          </table:table-cell>
          <table:table-cell office:value-type="float" office:value="585" calcext:value-type="float">
            <text:p>585</text:p>
          </table:table-cell>
          <table:table-cell office:value-type="float" office:value="184.21" calcext:value-type="float">
            <text:p>184,21</text:p>
          </table:table-cell>
          <table:table-cell office:value-type="float" office:value="68" calcext:value-type="float">
            <text:p>68</text:p>
          </table:table-cell>
          <table:table-cell office:value-type="float" office:value="423.36" calcext:value-type="float">
            <text:p>423,36</text:p>
          </table:table-cell>
          <table:table-cell office:value-type="float" office:value="81.59" calcext:value-type="float">
            <text:p>81,59</text:p>
          </table:table-cell>
          <table:table-cell office:value-type="float" office:value="1684" calcext:value-type="float">
            <text:p>1684</text:p>
          </table:table-cell>
          <table:table-cell table:formula="of:=[.K337]/[.L337]" office:value-type="float" office:value="5.18887118519426" calcext:value-type="float">
            <text:p>5,18887118519426</text:p>
          </table:table-cell>
        </table:table-row>
        <table:table-row table:style-name="ro1">
          <table:table-cell office:value-type="string" calcext:value-type="string">
            <text:p>g.59.14.gml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4.02" calcext:value-type="float">
            <text:p>4,02</text:p>
          </table:table-cell>
          <table:table-cell office:value-type="float" office:value="18.84" calcext:value-type="float">
            <text:p>18,84</text:p>
          </table:table-cell>
          <table:table-cell office:value-type="float" office:value="4.02" calcext:value-type="float">
            <text:p>4,02</text:p>
          </table:table-cell>
          <table:table-cell office:value-type="float" office:value="17" calcext:value-type="float">
            <text:p>17</text:p>
          </table:table-cell>
          <table:table-cell office:value-type="float" office:value="188.32" calcext:value-type="float">
            <text:p>188,32</text:p>
          </table:table-cell>
          <table:table-cell office:value-type="float" office:value="41" calcext:value-type="float">
            <text:p>41</text:p>
          </table:table-cell>
          <table:table-cell office:value-type="float" office:value="336.63" calcext:value-type="float">
            <text:p>336,63</text:p>
          </table:table-cell>
          <table:table-cell office:value-type="float" office:value="103.59" calcext:value-type="float">
            <text:p>103,59</text:p>
          </table:table-cell>
          <table:table-cell office:value-type="float" office:value="1690" calcext:value-type="float">
            <text:p>1690</text:p>
          </table:table-cell>
          <table:table-cell table:formula="of:=[.K338]/[.L338]" office:value-type="float" office:value="3.24963799594555" calcext:value-type="float">
            <text:p>3,24963799594555</text:p>
          </table:table-cell>
        </table:table-row>
        <table:table-row table:style-name="ro1">
          <table:table-cell office:value-type="string" calcext:value-type="string">
            <text:p>g.59.0.gml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10.99" calcext:value-type="float">
            <text:p>10,99</text:p>
          </table:table-cell>
          <table:table-cell office:value-type="float" office:value="19.9" calcext:value-type="float">
            <text:p>19,9</text:p>
          </table:table-cell>
          <table:table-cell office:value-type="float" office:value="10.99" calcext:value-type="float">
            <text:p>10,99</text:p>
          </table:table-cell>
          <table:table-cell office:value-type="float" office:value="19" calcext:value-type="float">
            <text:p>19</text:p>
          </table:table-cell>
          <table:table-cell office:value-type="float" office:value="198.78" calcext:value-type="float">
            <text:p>198,78</text:p>
          </table:table-cell>
          <table:table-cell office:value-type="float" office:value="45" calcext:value-type="float">
            <text:p>45</text:p>
          </table:table-cell>
          <table:table-cell office:value-type="float" office:value="345.88" calcext:value-type="float">
            <text:p>345,88</text:p>
          </table:table-cell>
          <table:table-cell office:value-type="float" office:value="140.63" calcext:value-type="float">
            <text:p>140,63</text:p>
          </table:table-cell>
          <table:table-cell office:value-type="float" office:value="1675" calcext:value-type="float">
            <text:p>1675</text:p>
          </table:table-cell>
          <table:table-cell table:formula="of:=[.K339]/[.L339]" office:value-type="float" office:value="2.45950366209201" calcext:value-type="float">
            <text:p>2,45950366209201</text:p>
          </table:table-cell>
        </table:table-row>
        <table:table-row table:style-name="ro1">
          <table:table-cell office:value-type="string" calcext:value-type="string">
            <text:p>g.59.9.gml</text:p>
          </table:table-cell>
          <table:table-cell office:value-type="float" office:value="59" calcext:value-type="float">
            <text:p>59</text:p>
          </table:table-cell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float" office:value="9.8" calcext:value-type="float">
            <text:p>9,8</text:p>
          </table:table-cell>
          <table:table-cell office:value-type="float" office:value="24.07" calcext:value-type="float">
            <text:p>24,07</text:p>
          </table:table-cell>
          <table:table-cell office:value-type="float" office:value="9.8" calcext:value-type="float">
            <text:p>9,8</text:p>
          </table:table-cell>
          <table:table-cell office:value-type="float" office:value="363" calcext:value-type="float">
            <text:p>363</text:p>
          </table:table-cell>
          <table:table-cell office:value-type="float" office:value="206.64" calcext:value-type="float">
            <text:p>206,64</text:p>
          </table:table-cell>
          <table:table-cell office:value-type="float" office:value="208" calcext:value-type="float">
            <text:p>208</text:p>
          </table:table-cell>
          <table:table-cell office:value-type="float" office:value="417.37" calcext:value-type="float">
            <text:p>417,37</text:p>
          </table:table-cell>
          <table:table-cell office:value-type="float" office:value="99.28" calcext:value-type="float">
            <text:p>99,28</text:p>
          </table:table-cell>
          <table:table-cell office:value-type="float" office:value="1312" calcext:value-type="float">
            <text:p>1312</text:p>
          </table:table-cell>
          <table:table-cell table:formula="of:=[.K340]/[.L340]" office:value-type="float" office:value="4.20396857373086" calcext:value-type="float">
            <text:p>4,20396857373086</text:p>
          </table:table-cell>
        </table:table-row>
        <table:table-row table:style-name="ro1">
          <table:table-cell office:value-type="string" calcext:value-type="string">
            <text:p>g.59.2.gml</text:p>
          </table:table-cell>
          <table:table-cell office:value-type="float" office:value="59" calcext:value-type="float">
            <text:p>59</text:p>
          </table:table-cell>
          <table:table-cell office:value-type="float" office:value="122" calcext:value-type="float">
            <text:p>122</text:p>
          </table:table-cell>
          <table:table-cell office:value-type="float" office:value="31" calcext:value-type="float">
            <text:p>31</text:p>
          </table:table-cell>
          <table:table-cell office:value-type="float" office:value="1.83" calcext:value-type="float">
            <text:p>1,83</text:p>
          </table:table-cell>
          <table:table-cell office:value-type="float" office:value="14.7" calcext:value-type="float">
            <text:p>14,7</text:p>
          </table:table-cell>
          <table:table-cell office:value-type="float" office:value="1.83" calcext:value-type="float">
            <text:p>1,83</text:p>
          </table:table-cell>
          <table:table-cell office:value-type="float" office:value="394" calcext:value-type="float">
            <text:p>394</text:p>
          </table:table-cell>
          <table:table-cell office:value-type="float" office:value="195.84" calcext:value-type="float">
            <text:p>195,84</text:p>
          </table:table-cell>
          <table:table-cell office:value-type="float" office:value="289" calcext:value-type="float">
            <text:p>289</text:p>
          </table:table-cell>
          <table:table-cell office:value-type="float" office:value="391.89" calcext:value-type="float">
            <text:p>391,89</text:p>
          </table:table-cell>
          <table:table-cell office:value-type="float" office:value="77.19" calcext:value-type="float">
            <text:p>77,19</text:p>
          </table:table-cell>
          <table:table-cell office:value-type="float" office:value="1609" calcext:value-type="float">
            <text:p>1609</text:p>
          </table:table-cell>
          <table:table-cell table:formula="of:=[.K341]/[.L341]" office:value-type="float" office:value="5.07695297318305" calcext:value-type="float">
            <text:p>5,07695297318305</text:p>
          </table:table-cell>
        </table:table-row>
        <table:table-row table:style-name="ro1">
          <table:table-cell office:value-type="string" calcext:value-type="string">
            <text:p>g.59.12.gml</text:p>
          </table:table-cell>
          <table:table-cell office:value-type="float" office:value="59" calcext:value-type="float">
            <text:p>59</text:p>
          </table:table-cell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float" office:value="12.83" calcext:value-type="float">
            <text:p>12,83</text:p>
          </table:table-cell>
          <table:table-cell office:value-type="float" office:value="29.28" calcext:value-type="float">
            <text:p>29,28</text:p>
          </table:table-cell>
          <table:table-cell office:value-type="float" office:value="12.83" calcext:value-type="float">
            <text:p>12,83</text:p>
          </table:table-cell>
          <table:table-cell office:value-type="float" office:value="556" calcext:value-type="float">
            <text:p>556</text:p>
          </table:table-cell>
          <table:table-cell office:value-type="float" office:value="201.73" calcext:value-type="float">
            <text:p>201,73</text:p>
          </table:table-cell>
          <table:table-cell office:value-type="float" office:value="198" calcext:value-type="float">
            <text:p>198</text:p>
          </table:table-cell>
          <table:table-cell office:value-type="float" office:value="396.26" calcext:value-type="float">
            <text:p>396,26</text:p>
          </table:table-cell>
          <table:table-cell office:value-type="float" office:value="98.68" calcext:value-type="float">
            <text:p>98,68</text:p>
          </table:table-cell>
          <table:table-cell office:value-type="float" office:value="1933" calcext:value-type="float">
            <text:p>1933</text:p>
          </table:table-cell>
          <table:table-cell table:formula="of:=[.K342]/[.L342]" office:value-type="float" office:value="4.0156059991893" calcext:value-type="float">
            <text:p>4,0156059991893</text:p>
          </table:table-cell>
        </table:table-row>
        <table:table-row table:style-name="ro1">
          <table:table-cell office:value-type="string" calcext:value-type="string">
            <text:p>g.60.1.gml</text:p>
          </table:table-cell>
          <table:table-cell office:value-type="float" office:value="60" calcext:value-type="float">
            <text:p>60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8.61" calcext:value-type="float">
            <text:p>8,61</text:p>
          </table:table-cell>
          <table:table-cell office:value-type="float" office:value="22.55" calcext:value-type="float">
            <text:p>22,55</text:p>
          </table:table-cell>
          <table:table-cell office:value-type="float" office:value="8.61" calcext:value-type="float">
            <text:p>8,61</text:p>
          </table:table-cell>
          <table:table-cell office:value-type="float" office:value="11" calcext:value-type="float">
            <text:p>11</text:p>
          </table:table-cell>
          <table:table-cell office:value-type="float" office:value="202.74" calcext:value-type="float">
            <text:p>202,74</text:p>
          </table:table-cell>
          <table:table-cell office:value-type="float" office:value="202" calcext:value-type="float">
            <text:p>202</text:p>
          </table:table-cell>
          <table:table-cell office:value-type="float" office:value="379.74" calcext:value-type="float">
            <text:p>379,74</text:p>
          </table:table-cell>
          <table:table-cell office:value-type="float" office:value="78.86" calcext:value-type="float">
            <text:p>78,86</text:p>
          </table:table-cell>
          <table:table-cell office:value-type="float" office:value="3216" calcext:value-type="float">
            <text:p>3216</text:p>
          </table:table-cell>
          <table:table-cell table:formula="of:=[.K343]/[.L343]" office:value-type="float" office:value="4.81536900836926" calcext:value-type="float">
            <text:p>4,81536900836926</text:p>
          </table:table-cell>
        </table:table-row>
        <table:table-row table:style-name="ro1">
          <table:table-cell office:value-type="string" calcext:value-type="string">
            <text:p>g.60.16.gml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float" office:value="12.17" calcext:value-type="float">
            <text:p>12,17</text:p>
          </table:table-cell>
          <table:table-cell office:value-type="float" office:value="19.04" calcext:value-type="float">
            <text:p>19,04</text:p>
          </table:table-cell>
          <table:table-cell office:value-type="float" office:value="12.17" calcext:value-type="float">
            <text:p>12,17</text:p>
          </table:table-cell>
          <table:table-cell office:value-type="float" office:value="19" calcext:value-type="float">
            <text:p>19</text:p>
          </table:table-cell>
          <table:table-cell office:value-type="float" office:value="206.2" calcext:value-type="float">
            <text:p>206,2</text:p>
          </table:table-cell>
          <table:table-cell office:value-type="float" office:value="256" calcext:value-type="float">
            <text:p>256</text:p>
          </table:table-cell>
          <table:table-cell office:value-type="float" office:value="421.22" calcext:value-type="float">
            <text:p>421,22</text:p>
          </table:table-cell>
          <table:table-cell office:value-type="float" office:value="76.37" calcext:value-type="float">
            <text:p>76,37</text:p>
          </table:table-cell>
          <table:table-cell office:value-type="float" office:value="2537" calcext:value-type="float">
            <text:p>2537</text:p>
          </table:table-cell>
          <table:table-cell table:formula="of:=[.K344]/[.L344]" office:value-type="float" office:value="5.51551656409585" calcext:value-type="float">
            <text:p>5,51551656409585</text:p>
          </table:table-cell>
        </table:table-row>
        <table:table-row table:style-name="ro1">
          <table:table-cell office:value-type="string" calcext:value-type="string">
            <text:p>g.60.9.gml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float" office:value="12.76" calcext:value-type="float">
            <text:p>12,76</text:p>
          </table:table-cell>
          <table:table-cell office:value-type="float" office:value="22.16" calcext:value-type="float">
            <text:p>22,16</text:p>
          </table:table-cell>
          <table:table-cell office:value-type="float" office:value="12.76" calcext:value-type="float">
            <text:p>12,76</text:p>
          </table:table-cell>
          <table:table-cell office:value-type="float" office:value="19" calcext:value-type="float">
            <text:p>19</text:p>
          </table:table-cell>
          <table:table-cell office:value-type="float" office:value="203.92" calcext:value-type="float">
            <text:p>203,92</text:p>
          </table:table-cell>
          <table:table-cell office:value-type="float" office:value="238" calcext:value-type="float">
            <text:p>238</text:p>
          </table:table-cell>
          <table:table-cell office:value-type="float" office:value="405.69" calcext:value-type="float">
            <text:p>405,69</text:p>
          </table:table-cell>
          <table:table-cell office:value-type="float" office:value="96.08" calcext:value-type="float">
            <text:p>96,08</text:p>
          </table:table-cell>
          <table:table-cell office:value-type="float" office:value="2559" calcext:value-type="float">
            <text:p>2559</text:p>
          </table:table-cell>
          <table:table-cell table:formula="of:=[.K345]/[.L345]" office:value-type="float" office:value="4.22241881765196" calcext:value-type="float">
            <text:p>4,22241881765196</text:p>
          </table:table-cell>
        </table:table-row>
        <table:table-row table:style-name="ro1">
          <table:table-cell office:value-type="string" calcext:value-type="string">
            <text:p>g.60.0.gml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5.53" calcext:value-type="float">
            <text:p>5,53</text:p>
          </table:table-cell>
          <table:table-cell office:value-type="float" office:value="24.07" calcext:value-type="float">
            <text:p>24,07</text:p>
          </table:table-cell>
          <table:table-cell office:value-type="float" office:value="5.53" calcext:value-type="float">
            <text:p>5,53</text:p>
          </table:table-cell>
          <table:table-cell office:value-type="float" office:value="255" calcext:value-type="float">
            <text:p>255</text:p>
          </table:table-cell>
          <table:table-cell office:value-type="float" office:value="202.88" calcext:value-type="float">
            <text:p>202,88</text:p>
          </table:table-cell>
          <table:table-cell office:value-type="float" office:value="101" calcext:value-type="float">
            <text:p>101</text:p>
          </table:table-cell>
          <table:table-cell office:value-type="float" office:value="357.77" calcext:value-type="float">
            <text:p>357,77</text:p>
          </table:table-cell>
          <table:table-cell office:value-type="float" office:value="87.24" calcext:value-type="float">
            <text:p>87,24</text:p>
          </table:table-cell>
          <table:table-cell office:value-type="float" office:value="725" calcext:value-type="float">
            <text:p>725</text:p>
          </table:table-cell>
          <table:table-cell table:formula="of:=[.K346]/[.L346]" office:value-type="float" office:value="4.10098578633654" calcext:value-type="float">
            <text:p>4,10098578633654</text:p>
          </table:table-cell>
        </table:table-row>
        <table:table-row table:style-name="ro1">
          <table:table-cell office:value-type="string" calcext:value-type="string">
            <text:p>g.61.3.gml</text:p>
          </table:table-cell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5.14" calcext:value-type="float">
            <text:p>5,14</text:p>
          </table:table-cell>
          <table:table-cell office:value-type="float" office:value="35.9" calcext:value-type="float">
            <text:p>35,9</text:p>
          </table:table-cell>
          <table:table-cell office:value-type="float" office:value="5.14" calcext:value-type="float">
            <text:p>5,14</text:p>
          </table:table-cell>
          <table:table-cell office:value-type="float" office:value="17" calcext:value-type="float">
            <text:p>17</text:p>
          </table:table-cell>
          <table:table-cell office:value-type="float" office:value="191.71" calcext:value-type="float">
            <text:p>191,71</text:p>
          </table:table-cell>
          <table:table-cell office:value-type="float" office:value="87" calcext:value-type="float">
            <text:p>87</text:p>
          </table:table-cell>
          <table:table-cell office:value-type="float" office:value="403.18" calcext:value-type="float">
            <text:p>403,18</text:p>
          </table:table-cell>
          <table:table-cell office:value-type="float" office:value="84.31" calcext:value-type="float">
            <text:p>84,31</text:p>
          </table:table-cell>
          <table:table-cell office:value-type="float" office:value="1961" calcext:value-type="float">
            <text:p>1961</text:p>
          </table:table-cell>
          <table:table-cell table:formula="of:=[.K347]/[.L347]" office:value-type="float" office:value="4.7821136282766" calcext:value-type="float">
            <text:p>4,7821136282766</text:p>
          </table:table-cell>
        </table:table-row>
        <table:table-row table:style-name="ro1">
          <table:table-cell office:value-type="string" calcext:value-type="string">
            <text:p>g.61.25.gml</text:p>
          </table:table-cell>
          <table:table-cell office:value-type="float" office:value="61" calcext:value-type="float">
            <text:p>61</text:p>
          </table:table-cell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  <table:table-cell office:value-type="float" office:value="6.49" calcext:value-type="float">
            <text:p>6,49</text:p>
          </table:table-cell>
          <table:table-cell office:value-type="float" office:value="18.07" calcext:value-type="float">
            <text:p>18,07</text:p>
          </table:table-cell>
          <table:table-cell office:value-type="float" office:value="6.49" calcext:value-type="float">
            <text:p>6,49</text:p>
          </table:table-cell>
          <table:table-cell office:value-type="float" office:value="21" calcext:value-type="float">
            <text:p>21</text:p>
          </table:table-cell>
          <table:table-cell office:value-type="float" office:value="209.74" calcext:value-type="float">
            <text:p>209,74</text:p>
          </table:table-cell>
          <table:table-cell office:value-type="float" office:value="253" calcext:value-type="float">
            <text:p>253</text:p>
          </table:table-cell>
          <table:table-cell office:value-type="float" office:value="446.61" calcext:value-type="float">
            <text:p>446,61</text:p>
          </table:table-cell>
          <table:table-cell office:value-type="float" office:value="80.8" calcext:value-type="float">
            <text:p>80,8</text:p>
          </table:table-cell>
          <table:table-cell office:value-type="float" office:value="2642" calcext:value-type="float">
            <text:p>2642</text:p>
          </table:table-cell>
          <table:table-cell table:formula="of:=[.K348]/[.L348]" office:value-type="float" office:value="5.52735148514852" calcext:value-type="float">
            <text:p>5,52735148514852</text:p>
          </table:table-cell>
        </table:table-row>
        <table:table-row table:style-name="ro1">
          <table:table-cell office:value-type="string" calcext:value-type="string">
            <text:p>g.61.32.gml</text:p>
          </table:table-cell>
          <table:table-cell office:value-type="float" office:value="61" calcext:value-type="float">
            <text:p>61</text:p>
          </table:table-cell>
          <table:table-cell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  <table:table-cell office:value-type="float" office:value="8.1" calcext:value-type="float">
            <text:p>8,1</text:p>
          </table:table-cell>
          <table:table-cell office:value-type="float" office:value="26.78" calcext:value-type="float">
            <text:p>26,78</text:p>
          </table:table-cell>
          <table:table-cell office:value-type="float" office:value="8.1" calcext:value-type="float">
            <text:p>8,1</text:p>
          </table:table-cell>
          <table:table-cell office:value-type="float" office:value="11" calcext:value-type="float">
            <text:p>11</text:p>
          </table:table-cell>
          <table:table-cell office:value-type="float" office:value="201.61" calcext:value-type="float">
            <text:p>201,61</text:p>
          </table:table-cell>
          <table:table-cell office:value-type="float" office:value="201" calcext:value-type="float">
            <text:p>201</text:p>
          </table:table-cell>
          <table:table-cell office:value-type="float" office:value="313.98" calcext:value-type="float">
            <text:p>313,98</text:p>
          </table:table-cell>
          <table:table-cell office:value-type="float" office:value="53.58" calcext:value-type="float">
            <text:p>53,58</text:p>
          </table:table-cell>
          <table:table-cell office:value-type="float" office:value="2533" calcext:value-type="float">
            <text:p>2533</text:p>
          </table:table-cell>
          <table:table-cell table:formula="of:=[.K349]/[.L349]" office:value-type="float" office:value="5.86002239641657" calcext:value-type="float">
            <text:p>5,86002239641657</text:p>
          </table:table-cell>
        </table:table-row>
        <table:table-row table:style-name="ro1">
          <table:table-cell office:value-type="string" calcext:value-type="string">
            <text:p>g.61.11.gml</text:p>
          </table:table-cell>
          <table:table-cell office:value-type="float" office:value="61" calcext:value-type="float">
            <text:p>61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8.19" calcext:value-type="float">
            <text:p>8,19</text:p>
          </table:table-cell>
          <table:table-cell office:value-type="float" office:value="22.19" calcext:value-type="float">
            <text:p>22,19</text:p>
          </table:table-cell>
          <table:table-cell office:value-type="float" office:value="8.19" calcext:value-type="float">
            <text:p>8,19</text:p>
          </table:table-cell>
          <table:table-cell office:value-type="float" office:value="11" calcext:value-type="float">
            <text:p>11</text:p>
          </table:table-cell>
          <table:table-cell office:value-type="float" office:value="199.83" calcext:value-type="float">
            <text:p>199,83</text:p>
          </table:table-cell>
          <table:table-cell office:value-type="float" office:value="180" calcext:value-type="float">
            <text:p>180</text:p>
          </table:table-cell>
          <table:table-cell office:value-type="float" office:value="340.73" calcext:value-type="float">
            <text:p>340,73</text:p>
          </table:table-cell>
          <table:table-cell office:value-type="float" office:value="93.5" calcext:value-type="float">
            <text:p>93,5</text:p>
          </table:table-cell>
          <table:table-cell office:value-type="float" office:value="2548" calcext:value-type="float">
            <text:p>2548</text:p>
          </table:table-cell>
          <table:table-cell table:formula="of:=[.K350]/[.L350]" office:value-type="float" office:value="3.64417112299465" calcext:value-type="float">
            <text:p>3,64417112299465</text:p>
          </table:table-cell>
        </table:table-row>
        <table:table-row table:style-name="ro1">
          <table:table-cell office:value-type="string" calcext:value-type="string">
            <text:p>g.61.8.gml</text:p>
          </table:table-cell>
          <table:table-cell office:value-type="float" office:value="61" calcext:value-type="float">
            <text:p>61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9.96" calcext:value-type="float">
            <text:p>9,96</text:p>
          </table:table-cell>
          <table:table-cell office:value-type="float" office:value="22.75" calcext:value-type="float">
            <text:p>22,75</text:p>
          </table:table-cell>
          <table:table-cell office:value-type="float" office:value="9.96" calcext:value-type="float">
            <text:p>9,96</text:p>
          </table:table-cell>
          <table:table-cell office:value-type="float" office:value="11" calcext:value-type="float">
            <text:p>11</text:p>
          </table:table-cell>
          <table:table-cell office:value-type="float" office:value="200.59" calcext:value-type="float">
            <text:p>200,59</text:p>
          </table:table-cell>
          <table:table-cell office:value-type="float" office:value="190" calcext:value-type="float">
            <text:p>190</text:p>
          </table:table-cell>
          <table:table-cell office:value-type="float" office:value="343.43" calcext:value-type="float">
            <text:p>343,43</text:p>
          </table:table-cell>
          <table:table-cell office:value-type="float" office:value="92.91" calcext:value-type="float">
            <text:p>92,91</text:p>
          </table:table-cell>
          <table:table-cell office:value-type="float" office:value="2473" calcext:value-type="float">
            <text:p>2473</text:p>
          </table:table-cell>
          <table:table-cell table:formula="of:=[.K351]/[.L351]" office:value-type="float" office:value="3.6963728339253" calcext:value-type="float">
            <text:p>3,6963728339253</text:p>
          </table:table-cell>
        </table:table-row>
        <table:table-row table:style-name="ro1">
          <table:table-cell office:value-type="string" calcext:value-type="string">
            <text:p>g.61.15.gml</text:p>
          </table:table-cell>
          <table:table-cell office:value-type="float" office:value="61" calcext:value-type="float">
            <text:p>61</text:p>
          </table:table-cell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  <table:table-cell office:value-type="float" office:value="9.98" calcext:value-type="float">
            <text:p>9,98</text:p>
          </table:table-cell>
          <table:table-cell office:value-type="float" office:value="20.2" calcext:value-type="float">
            <text:p>20,2</text:p>
          </table:table-cell>
          <table:table-cell office:value-type="float" office:value="9.98" calcext:value-type="float">
            <text:p>9,98</text:p>
          </table:table-cell>
          <table:table-cell office:value-type="float" office:value="11" calcext:value-type="float">
            <text:p>11</text:p>
          </table:table-cell>
          <table:table-cell office:value-type="float" office:value="199.61" calcext:value-type="float">
            <text:p>199,61</text:p>
          </table:table-cell>
          <table:table-cell office:value-type="float" office:value="228" calcext:value-type="float">
            <text:p>228</text:p>
          </table:table-cell>
          <table:table-cell office:value-type="float" office:value="489.44" calcext:value-type="float">
            <text:p>489,44</text:p>
          </table:table-cell>
          <table:table-cell office:value-type="float" office:value="101.52" calcext:value-type="float">
            <text:p>101,52</text:p>
          </table:table-cell>
          <table:table-cell office:value-type="float" office:value="2621" calcext:value-type="float">
            <text:p>2621</text:p>
          </table:table-cell>
          <table:table-cell table:formula="of:=[.K352]/[.L352]" office:value-type="float" office:value="4.82111899133176" calcext:value-type="float">
            <text:p>4,82111899133176</text:p>
          </table:table-cell>
        </table:table-row>
        <table:table-row table:style-name="ro1">
          <table:table-cell office:value-type="string" calcext:value-type="string">
            <text:p>g.61.7.gml</text:p>
          </table:table-cell>
          <table:table-cell office:value-type="float" office:value="61" calcext:value-type="float">
            <text:p>61</text:p>
          </table:table-cell>
          <table:table-cell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  <table:table-cell office:value-type="float" office:value="10.99" calcext:value-type="float">
            <text:p>10,99</text:p>
          </table:table-cell>
          <table:table-cell office:value-type="float" office:value="20.46" calcext:value-type="float">
            <text:p>20,46</text:p>
          </table:table-cell>
          <table:table-cell office:value-type="float" office:value="10.99" calcext:value-type="float">
            <text:p>10,99</text:p>
          </table:table-cell>
          <table:table-cell office:value-type="float" office:value="19" calcext:value-type="float">
            <text:p>19</text:p>
          </table:table-cell>
          <table:table-cell office:value-type="float" office:value="204.15" calcext:value-type="float">
            <text:p>204,15</text:p>
          </table:table-cell>
          <table:table-cell office:value-type="float" office:value="206" calcext:value-type="float">
            <text:p>206</text:p>
          </table:table-cell>
          <table:table-cell office:value-type="float" office:value="340.5" calcext:value-type="float">
            <text:p>340,5</text:p>
          </table:table-cell>
          <table:table-cell office:value-type="float" office:value="71.27" calcext:value-type="float">
            <text:p>71,27</text:p>
          </table:table-cell>
          <table:table-cell office:value-type="float" office:value="2538" calcext:value-type="float">
            <text:p>2538</text:p>
          </table:table-cell>
          <table:table-cell table:formula="of:=[.K353]/[.L353]" office:value-type="float" office:value="4.77760628595482" calcext:value-type="float">
            <text:p>4,77760628595482</text:p>
          </table:table-cell>
        </table:table-row>
        <table:table-row table:style-name="ro1">
          <table:table-cell office:value-type="string" calcext:value-type="string">
            <text:p>g.61.31.gml</text:p>
          </table:table-cell>
          <table:table-cell office:value-type="float" office:value="61" calcext:value-type="float">
            <text:p>61</text:p>
          </table:table-cell>
          <table:table-cell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  <table:table-cell office:value-type="float" office:value="11.26" calcext:value-type="float">
            <text:p>11,26</text:p>
          </table:table-cell>
          <table:table-cell office:value-type="float" office:value="19.55" calcext:value-type="float">
            <text:p>19,55</text:p>
          </table:table-cell>
          <table:table-cell office:value-type="float" office:value="11.26" calcext:value-type="float">
            <text:p>11,26</text:p>
          </table:table-cell>
          <table:table-cell office:value-type="float" office:value="19" calcext:value-type="float">
            <text:p>19</text:p>
          </table:table-cell>
          <table:table-cell office:value-type="float" office:value="204.12" calcext:value-type="float">
            <text:p>204,12</text:p>
          </table:table-cell>
          <table:table-cell office:value-type="float" office:value="203" calcext:value-type="float">
            <text:p>203</text:p>
          </table:table-cell>
          <table:table-cell office:value-type="float" office:value="434.73" calcext:value-type="float">
            <text:p>434,73</text:p>
          </table:table-cell>
          <table:table-cell office:value-type="float" office:value="74.79" calcext:value-type="float">
            <text:p>74,79</text:p>
          </table:table-cell>
          <table:table-cell office:value-type="float" office:value="2502" calcext:value-type="float">
            <text:p>2502</text:p>
          </table:table-cell>
          <table:table-cell table:formula="of:=[.K354]/[.L354]" office:value-type="float" office:value="5.81267549137585" calcext:value-type="float">
            <text:p>5,81267549137585</text:p>
          </table:table-cell>
        </table:table-row>
        <table:table-row table:style-name="ro1">
          <table:table-cell office:value-type="string" calcext:value-type="string">
            <text:p>g.61.9.gml</text:p>
          </table:table-cell>
          <table:table-cell office:value-type="float" office:value="61" calcext:value-type="float">
            <text:p>61</text:p>
          </table:table-cell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  <table:table-cell office:value-type="float" office:value="11.39" calcext:value-type="float">
            <text:p>11,39</text:p>
          </table:table-cell>
          <table:table-cell office:value-type="float" office:value="17.74" calcext:value-type="float">
            <text:p>17,74</text:p>
          </table:table-cell>
          <table:table-cell office:value-type="float" office:value="11.39" calcext:value-type="float">
            <text:p>11,39</text:p>
          </table:table-cell>
          <table:table-cell office:value-type="float" office:value="19" calcext:value-type="float">
            <text:p>19</text:p>
          </table:table-cell>
          <table:table-cell office:value-type="float" office:value="204.96" calcext:value-type="float">
            <text:p>204,96</text:p>
          </table:table-cell>
          <table:table-cell office:value-type="float" office:value="249" calcext:value-type="float">
            <text:p>249</text:p>
          </table:table-cell>
          <table:table-cell office:value-type="float" office:value="384.75" calcext:value-type="float">
            <text:p>384,75</text:p>
          </table:table-cell>
          <table:table-cell office:value-type="float" office:value="73.3" calcext:value-type="float">
            <text:p>73,3</text:p>
          </table:table-cell>
          <table:table-cell office:value-type="float" office:value="2651" calcext:value-type="float">
            <text:p>2651</text:p>
          </table:table-cell>
          <table:table-cell table:formula="of:=[.K355]/[.L355]" office:value-type="float" office:value="5.24897680763984" calcext:value-type="float">
            <text:p>5,24897680763984</text:p>
          </table:table-cell>
        </table:table-row>
        <table:table-row table:style-name="ro1">
          <table:table-cell office:value-type="string" calcext:value-type="string">
            <text:p>g.61.54.gml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12.8" calcext:value-type="float">
            <text:p>12,8</text:p>
          </table:table-cell>
          <table:table-cell office:value-type="float" office:value="48.95" calcext:value-type="float">
            <text:p>48,95</text:p>
          </table:table-cell>
          <table:table-cell office:value-type="float" office:value="12.8" calcext:value-type="float">
            <text:p>12,8</text:p>
          </table:table-cell>
          <table:table-cell office:value-type="float" office:value="19" calcext:value-type="float">
            <text:p>19</text:p>
          </table:table-cell>
          <table:table-cell office:value-type="float" office:value="193.42" calcext:value-type="float">
            <text:p>193,42</text:p>
          </table:table-cell>
          <table:table-cell office:value-type="float" office:value="15" calcext:value-type="float">
            <text:p>15</text:p>
          </table:table-cell>
          <table:table-cell office:value-type="float" office:value="326.62" calcext:value-type="float">
            <text:p>326,62</text:p>
          </table:table-cell>
          <table:table-cell office:value-type="float" office:value="139.5" calcext:value-type="float">
            <text:p>139,5</text:p>
          </table:table-cell>
          <table:table-cell office:value-type="float" office:value="1626" calcext:value-type="float">
            <text:p>1626</text:p>
          </table:table-cell>
          <table:table-cell table:formula="of:=[.K356]/[.L356]" office:value-type="float" office:value="2.34136200716846" calcext:value-type="float">
            <text:p>2,34136200716846</text:p>
          </table:table-cell>
        </table:table-row>
        <table:table-row table:style-name="ro1">
          <table:table-cell office:value-type="string" calcext:value-type="string">
            <text:p>g.61.55.gml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12.92" calcext:value-type="float">
            <text:p>12,92</text:p>
          </table:table-cell>
          <table:table-cell office:value-type="float" office:value="48.95" calcext:value-type="float">
            <text:p>48,95</text:p>
          </table:table-cell>
          <table:table-cell office:value-type="float" office:value="12.92" calcext:value-type="float">
            <text:p>12,92</text:p>
          </table:table-cell>
          <table:table-cell office:value-type="float" office:value="19" calcext:value-type="float">
            <text:p>19</text:p>
          </table:table-cell>
          <table:table-cell office:value-type="float" office:value="193.5" calcext:value-type="float">
            <text:p>193,5</text:p>
          </table:table-cell>
          <table:table-cell office:value-type="float" office:value="15" calcext:value-type="float">
            <text:p>15</text:p>
          </table:table-cell>
          <table:table-cell office:value-type="float" office:value="326.43" calcext:value-type="float">
            <text:p>326,43</text:p>
          </table:table-cell>
          <table:table-cell office:value-type="float" office:value="139.35" calcext:value-type="float">
            <text:p>139,35</text:p>
          </table:table-cell>
          <table:table-cell office:value-type="float" office:value="1649" calcext:value-type="float">
            <text:p>1649</text:p>
          </table:table-cell>
          <table:table-cell table:formula="of:=[.K357]/[.L357]" office:value-type="float" office:value="2.34251883745963" calcext:value-type="float">
            <text:p>2,34251883745963</text:p>
          </table:table-cell>
        </table:table-row>
        <table:table-row table:style-name="ro1">
          <table:table-cell office:value-type="string" calcext:value-type="string">
            <text:p>g.61.4.gml</text:p>
          </table:table-cell>
          <table:table-cell office:value-type="float" office:value="61" calcext:value-type="float">
            <text:p>61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15.31" calcext:value-type="float">
            <text:p>15,31</text:p>
          </table:table-cell>
          <table:table-cell office:value-type="float" office:value="23.1" calcext:value-type="float">
            <text:p>23,1</text:p>
          </table:table-cell>
          <table:table-cell office:value-type="float" office:value="15.31" calcext:value-type="float">
            <text:p>15,31</text:p>
          </table:table-cell>
          <table:table-cell office:value-type="float" office:value="10" calcext:value-type="float">
            <text:p>10</text:p>
          </table:table-cell>
          <table:table-cell office:value-type="float" office:value="212.48" calcext:value-type="float">
            <text:p>212,48</text:p>
          </table:table-cell>
          <table:table-cell office:value-type="float" office:value="231" calcext:value-type="float">
            <text:p>231</text:p>
          </table:table-cell>
          <table:table-cell office:value-type="float" office:value="369.44" calcext:value-type="float">
            <text:p>369,44</text:p>
          </table:table-cell>
          <table:table-cell office:value-type="float" office:value="97.06" calcext:value-type="float">
            <text:p>97,06</text:p>
          </table:table-cell>
          <table:table-cell office:value-type="float" office:value="2590" calcext:value-type="float">
            <text:p>2590</text:p>
          </table:table-cell>
          <table:table-cell table:formula="of:=[.K358]/[.L358]" office:value-type="float" office:value="3.80630537811663" calcext:value-type="float">
            <text:p>3,80630537811663</text:p>
          </table:table-cell>
        </table:table-row>
        <table:table-row table:style-name="ro1">
          <table:table-cell office:value-type="string" calcext:value-type="string">
            <text:p>g.61.2.gml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16.26" calcext:value-type="float">
            <text:p>16,26</text:p>
          </table:table-cell>
          <table:table-cell office:value-type="float" office:value="26.2" calcext:value-type="float">
            <text:p>26,2</text:p>
          </table:table-cell>
          <table:table-cell office:value-type="float" office:value="16.26" calcext:value-type="float">
            <text:p>16,26</text:p>
          </table:table-cell>
          <table:table-cell office:value-type="float" office:value="10" calcext:value-type="float">
            <text:p>10</text:p>
          </table:table-cell>
          <table:table-cell office:value-type="float" office:value="204.12" calcext:value-type="float">
            <text:p>204,12</text:p>
          </table:table-cell>
          <table:table-cell office:value-type="float" office:value="87" calcext:value-type="float">
            <text:p>87</text:p>
          </table:table-cell>
          <table:table-cell office:value-type="float" office:value="434.73" calcext:value-type="float">
            <text:p>434,73</text:p>
          </table:table-cell>
          <table:table-cell office:value-type="float" office:value="73.3" calcext:value-type="float">
            <text:p>73,3</text:p>
          </table:table-cell>
          <table:table-cell office:value-type="float" office:value="1339" calcext:value-type="float">
            <text:p>1339</text:p>
          </table:table-cell>
          <table:table-cell table:formula="of:=[.K359]/[.L359]" office:value-type="float" office:value="5.93083219645293" calcext:value-type="float">
            <text:p>5,93083219645293</text:p>
          </table:table-cell>
        </table:table-row>
        <table:table-row table:style-name="ro1">
          <table:table-cell office:value-type="string" calcext:value-type="string">
            <text:p>g.62.3.gml</text:p>
          </table:table-cell>
          <table:table-cell office:value-type="float" office:value="62" calcext:value-type="float">
            <text:p>62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7.6" calcext:value-type="float">
            <text:p>7,6</text:p>
          </table:table-cell>
          <table:table-cell office:value-type="float" office:value="20.32" calcext:value-type="float">
            <text:p>20,32</text:p>
          </table:table-cell>
          <table:table-cell office:value-type="float" office:value="7.6" calcext:value-type="float">
            <text:p>7,6</text:p>
          </table:table-cell>
          <table:table-cell office:value-type="float" office:value="21" calcext:value-type="float">
            <text:p>21</text:p>
          </table:table-cell>
          <table:table-cell office:value-type="float" office:value="203.1" calcext:value-type="float">
            <text:p>203,1</text:p>
          </table:table-cell>
          <table:table-cell office:value-type="float" office:value="229" calcext:value-type="float">
            <text:p>229</text:p>
          </table:table-cell>
          <table:table-cell office:value-type="float" office:value="481.3" calcext:value-type="float">
            <text:p>481,3</text:p>
          </table:table-cell>
          <table:table-cell office:value-type="float" office:value="76.02" calcext:value-type="float">
            <text:p>76,02</text:p>
          </table:table-cell>
          <table:table-cell office:value-type="float" office:value="2631" calcext:value-type="float">
            <text:p>2631</text:p>
          </table:table-cell>
          <table:table-cell table:formula="of:=[.K360]/[.L360]" office:value-type="float" office:value="6.3312286240463" calcext:value-type="float">
            <text:p>6,3312286240463</text:p>
          </table:table-cell>
        </table:table-row>
        <table:table-row table:style-name="ro1">
          <table:table-cell office:value-type="string" calcext:value-type="string">
            <text:p>g.62.2.gml</text:p>
          </table:table-cell>
          <table:table-cell office:value-type="float" office:value="62" calcext:value-type="float">
            <text:p>62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float" office:value="15.51" calcext:value-type="float">
            <text:p>15,51</text:p>
          </table:table-cell>
          <table:table-cell office:value-type="float" office:value="19.88" calcext:value-type="float">
            <text:p>19,88</text:p>
          </table:table-cell>
          <table:table-cell office:value-type="float" office:value="15.51" calcext:value-type="float">
            <text:p>15,51</text:p>
          </table:table-cell>
          <table:table-cell office:value-type="float" office:value="10" calcext:value-type="float">
            <text:p>10</text:p>
          </table:table-cell>
          <table:table-cell office:value-type="float" office:value="200.86" calcext:value-type="float">
            <text:p>200,86</text:p>
          </table:table-cell>
          <table:table-cell office:value-type="float" office:value="187" calcext:value-type="float">
            <text:p>187</text:p>
          </table:table-cell>
          <table:table-cell office:value-type="float" office:value="370.49" calcext:value-type="float">
            <text:p>370,49</text:p>
          </table:table-cell>
          <table:table-cell office:value-type="float" office:value="91.9" calcext:value-type="float">
            <text:p>91,9</text:p>
          </table:table-cell>
          <table:table-cell office:value-type="float" office:value="2696" calcext:value-type="float">
            <text:p>2696</text:p>
          </table:table-cell>
          <table:table-cell table:formula="of:=[.K361]/[.L361]" office:value-type="float" office:value="4.03144722524483" calcext:value-type="float">
            <text:p>4,03144722524483</text:p>
          </table:table-cell>
        </table:table-row>
        <table:table-row table:style-name="ro1">
          <table:table-cell office:value-type="string" calcext:value-type="string">
            <text:p>g.62.0.gml</text:p>
          </table:table-cell>
          <table:table-cell office:value-type="float" office:value="62" calcext:value-type="float">
            <text:p>62</text:p>
          </table:table-cell>
          <table:table-cell office:value-type="float" office:value="111" calcext:value-type="float">
            <text:p>111</text:p>
          </table:table-cell>
          <table:table-cell office:value-type="float" office:value="23" calcext:value-type="float">
            <text:p>23</text:p>
          </table:table-cell>
          <table:table-cell office:value-type="float" office:value="2.06" calcext:value-type="float">
            <text:p>2,06</text:p>
          </table:table-cell>
          <table:table-cell office:value-type="float" office:value="27.18" calcext:value-type="float">
            <text:p>27,18</text:p>
          </table:table-cell>
          <table:table-cell office:value-type="float" office:value="2.06" calcext:value-type="float">
            <text:p>2,06</text:p>
          </table:table-cell>
          <table:table-cell office:value-type="float" office:value="222" calcext:value-type="float">
            <text:p>222</text:p>
          </table:table-cell>
          <table:table-cell office:value-type="float" office:value="222.71" calcext:value-type="float">
            <text:p>222,71</text:p>
          </table:table-cell>
          <table:table-cell office:value-type="float" office:value="243" calcext:value-type="float">
            <text:p>243</text:p>
          </table:table-cell>
          <table:table-cell office:value-type="float" office:value="463.46" calcext:value-type="float">
            <text:p>463,46</text:p>
          </table:table-cell>
          <table:table-cell office:value-type="float" office:value="85.41" calcext:value-type="float">
            <text:p>85,41</text:p>
          </table:table-cell>
          <table:table-cell office:value-type="float" office:value="828" calcext:value-type="float">
            <text:p>828</text:p>
          </table:table-cell>
          <table:table-cell table:formula="of:=[.K362]/[.L362]" office:value-type="float" office:value="5.42629668657066" calcext:value-type="float">
            <text:p>5,42629668657066</text:p>
          </table:table-cell>
        </table:table-row>
        <table:table-row table:style-name="ro1">
          <table:table-cell office:value-type="string" calcext:value-type="string">
            <text:p>g.62.4.gml</text:p>
          </table:table-cell>
          <table:table-cell office:value-type="float" office:value="62" calcext:value-type="float">
            <text:p>62</text:p>
          </table:table-cell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office:value-type="float" office:value="9.34" calcext:value-type="float">
            <text:p>9,34</text:p>
          </table:table-cell>
          <table:table-cell office:value-type="float" office:value="26.2" calcext:value-type="float">
            <text:p>26,2</text:p>
          </table:table-cell>
          <table:table-cell office:value-type="float" office:value="9.34" calcext:value-type="float">
            <text:p>9,34</text:p>
          </table:table-cell>
          <table:table-cell office:value-type="float" office:value="528" calcext:value-type="float">
            <text:p>528</text:p>
          </table:table-cell>
          <table:table-cell office:value-type="float" office:value="200.69" calcext:value-type="float">
            <text:p>200,69</text:p>
          </table:table-cell>
          <table:table-cell office:value-type="float" office:value="181" calcext:value-type="float">
            <text:p>181</text:p>
          </table:table-cell>
          <table:table-cell office:value-type="float" office:value="321.11" calcext:value-type="float">
            <text:p>321,11</text:p>
          </table:table-cell>
          <table:table-cell office:value-type="float" office:value="63.48" calcext:value-type="float">
            <text:p>63,48</text:p>
          </table:table-cell>
          <table:table-cell office:value-type="float" office:value="1949" calcext:value-type="float">
            <text:p>1949</text:p>
          </table:table-cell>
          <table:table-cell table:formula="of:=[.K363]/[.L363]" office:value-type="float" office:value="5.05844360428481" calcext:value-type="float">
            <text:p>5,05844360428481</text:p>
          </table:table-cell>
        </table:table-row>
        <table:table-row table:style-name="ro1">
          <table:table-cell office:value-type="string" calcext:value-type="string">
            <text:p>g.63.8.gml</text:p>
          </table:table-cell>
          <table:table-cell office:value-type="float" office:value="63" calcext:value-type="float">
            <text:p>63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float" office:value="8.36" calcext:value-type="float">
            <text:p>8,36</text:p>
          </table:table-cell>
          <table:table-cell office:value-type="float" office:value="20.46" calcext:value-type="float">
            <text:p>20,46</text:p>
          </table:table-cell>
          <table:table-cell office:value-type="float" office:value="8.36" calcext:value-type="float">
            <text:p>8,36</text:p>
          </table:table-cell>
          <table:table-cell office:value-type="float" office:value="11" calcext:value-type="float">
            <text:p>11</text:p>
          </table:table-cell>
          <table:table-cell office:value-type="float" office:value="205.25" calcext:value-type="float">
            <text:p>205,25</text:p>
          </table:table-cell>
          <table:table-cell office:value-type="float" office:value="233" calcext:value-type="float">
            <text:p>233</text:p>
          </table:table-cell>
          <table:table-cell office:value-type="float" office:value="522.41" calcext:value-type="float">
            <text:p>522,41</text:p>
          </table:table-cell>
          <table:table-cell office:value-type="float" office:value="92.27" calcext:value-type="float">
            <text:p>92,27</text:p>
          </table:table-cell>
          <table:table-cell office:value-type="float" office:value="2717" calcext:value-type="float">
            <text:p>2717</text:p>
          </table:table-cell>
          <table:table-cell table:formula="of:=[.K364]/[.L364]" office:value-type="float" office:value="5.66175354936599" calcext:value-type="float">
            <text:p>5,66175354936599</text:p>
          </table:table-cell>
        </table:table-row>
        <table:table-row table:style-name="ro1">
          <table:table-cell office:value-type="string" calcext:value-type="string">
            <text:p>g.63.18.gml</text:p>
          </table:table-cell>
          <table:table-cell office:value-type="float" office:value="63" calcext:value-type="float">
            <text:p>63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float" office:value="10.4" calcext:value-type="float">
            <text:p>10,4</text:p>
          </table:table-cell>
          <table:table-cell office:value-type="float" office:value="22.36" calcext:value-type="float">
            <text:p>22,36</text:p>
          </table:table-cell>
          <table:table-cell office:value-type="float" office:value="10.4" calcext:value-type="float">
            <text:p>10,4</text:p>
          </table:table-cell>
          <table:table-cell office:value-type="float" office:value="19" calcext:value-type="float">
            <text:p>19</text:p>
          </table:table-cell>
          <table:table-cell office:value-type="float" office:value="200.91" calcext:value-type="float">
            <text:p>200,91</text:p>
          </table:table-cell>
          <table:table-cell office:value-type="float" office:value="215" calcext:value-type="float">
            <text:p>215</text:p>
          </table:table-cell>
          <table:table-cell office:value-type="float" office:value="347.33" calcext:value-type="float">
            <text:p>347,33</text:p>
          </table:table-cell>
          <table:table-cell office:value-type="float" office:value="87.34" calcext:value-type="float">
            <text:p>87,34</text:p>
          </table:table-cell>
          <table:table-cell office:value-type="float" office:value="2564" calcext:value-type="float">
            <text:p>2564</text:p>
          </table:table-cell>
          <table:table-cell table:formula="of:=[.K365]/[.L365]" office:value-type="float" office:value="3.97675749942752" calcext:value-type="float">
            <text:p>3,97675749942752</text:p>
          </table:table-cell>
        </table:table-row>
        <table:table-row table:style-name="ro1">
          <table:table-cell office:value-type="string" calcext:value-type="string">
            <text:p>g.63.0.gml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5.92" calcext:value-type="float">
            <text:p>15,92</text:p>
          </table:table-cell>
          <table:table-cell office:value-type="float" office:value="41.14" calcext:value-type="float">
            <text:p>41,14</text:p>
          </table:table-cell>
          <table:table-cell office:value-type="float" office:value="15.92" calcext:value-type="float">
            <text:p>15,92</text:p>
          </table:table-cell>
          <table:table-cell office:value-type="float" office:value="10" calcext:value-type="float">
            <text:p>10</text:p>
          </table:table-cell>
          <table:table-cell office:value-type="float" office:value="200.82" calcext:value-type="float">
            <text:p>200,82</text:p>
          </table:table-cell>
          <table:table-cell office:value-type="float" office:value="17" calcext:value-type="float">
            <text:p>17</text:p>
          </table:table-cell>
          <table:table-cell office:value-type="float" office:value="340.9" calcext:value-type="float">
            <text:p>340,9</text:p>
          </table:table-cell>
          <table:table-cell office:value-type="float" office:value="142.52" calcext:value-type="float">
            <text:p>142,52</text:p>
          </table:table-cell>
          <table:table-cell office:value-type="float" office:value="1630" calcext:value-type="float">
            <text:p>1630</text:p>
          </table:table-cell>
          <table:table-cell table:formula="of:=[.K366]/[.L366]" office:value-type="float" office:value="2.39194499017682" calcext:value-type="float">
            <text:p>2,39194499017682</text:p>
          </table:table-cell>
        </table:table-row>
        <table:table-row table:style-name="ro1">
          <table:table-cell office:value-type="string" calcext:value-type="string">
            <text:p>g.63.1.gml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16.26" calcext:value-type="float">
            <text:p>16,26</text:p>
          </table:table-cell>
          <table:table-cell office:value-type="float" office:value="50.62" calcext:value-type="float">
            <text:p>50,62</text:p>
          </table:table-cell>
          <table:table-cell office:value-type="float" office:value="16.26" calcext:value-type="float">
            <text:p>16,26</text:p>
          </table:table-cell>
          <table:table-cell office:value-type="float" office:value="10" calcext:value-type="float">
            <text:p>10</text:p>
          </table:table-cell>
          <table:table-cell office:value-type="float" office:value="197.53" calcext:value-type="float">
            <text:p>197,53</text:p>
          </table:table-cell>
          <table:table-cell office:value-type="float" office:value="18" calcext:value-type="float">
            <text:p>18</text:p>
          </table:table-cell>
          <table:table-cell office:value-type="float" office:value="293.22" calcext:value-type="float">
            <text:p>293,22</text:p>
          </table:table-cell>
          <table:table-cell office:value-type="float" office:value="83.07" calcext:value-type="float">
            <text:p>83,07</text:p>
          </table:table-cell>
          <table:table-cell office:value-type="float" office:value="1630" calcext:value-type="float">
            <text:p>1630</text:p>
          </table:table-cell>
          <table:table-cell table:formula="of:=[.K367]/[.L367]" office:value-type="float" office:value="3.52979414951246" calcext:value-type="float">
            <text:p>3,52979414951246</text:p>
          </table:table-cell>
        </table:table-row>
        <table:table-row table:style-name="ro1">
          <table:table-cell office:value-type="string" calcext:value-type="string">
            <text:p>g.63.9.gml</text:p>
          </table:table-cell>
          <table:table-cell office:value-type="float" office:value="63" calcext:value-type="float">
            <text:p>63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float" office:value="8.92" calcext:value-type="float">
            <text:p>8,92</text:p>
          </table:table-cell>
          <table:table-cell office:value-type="float" office:value="22.24" calcext:value-type="float">
            <text:p>22,24</text:p>
          </table:table-cell>
          <table:table-cell office:value-type="float" office:value="8.92" calcext:value-type="float">
            <text:p>8,92</text:p>
          </table:table-cell>
          <table:table-cell office:value-type="float" office:value="444" calcext:value-type="float">
            <text:p>444</text:p>
          </table:table-cell>
          <table:table-cell office:value-type="float" office:value="205.75" calcext:value-type="float">
            <text:p>205,75</text:p>
          </table:table-cell>
          <table:table-cell office:value-type="float" office:value="212" calcext:value-type="float">
            <text:p>212</text:p>
          </table:table-cell>
          <table:table-cell office:value-type="float" office:value="494.71" calcext:value-type="float">
            <text:p>494,71</text:p>
          </table:table-cell>
          <table:table-cell office:value-type="float" office:value="105.01" calcext:value-type="float">
            <text:p>105,01</text:p>
          </table:table-cell>
          <table:table-cell office:value-type="float" office:value="1677" calcext:value-type="float">
            <text:p>1677</text:p>
          </table:table-cell>
          <table:table-cell table:formula="of:=[.K368]/[.L368]" office:value-type="float" office:value="4.71107513570136" calcext:value-type="float">
            <text:p>4,71107513570136</text:p>
          </table:table-cell>
        </table:table-row>
        <table:table-row table:style-name="ro1">
          <table:table-cell office:value-type="string" calcext:value-type="string">
            <text:p>g.64.18.gml</text:p>
          </table:table-cell>
          <table:table-cell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float" office:value="2.6" calcext:value-type="float">
            <text:p>2,6</text:p>
          </table:table-cell>
          <table:table-cell office:value-type="float" office:value="12.28" calcext:value-type="float">
            <text:p>12,28</text:p>
          </table:table-cell>
          <table:table-cell office:value-type="float" office:value="2.6" calcext:value-type="float">
            <text:p>2,6</text:p>
          </table:table-cell>
          <table:table-cell office:value-type="float" office:value="17" calcext:value-type="float">
            <text:p>17</text:p>
          </table:table-cell>
          <table:table-cell office:value-type="float" office:value="257.64" calcext:value-type="float">
            <text:p>257,64</text:p>
          </table:table-cell>
          <table:table-cell office:value-type="float" office:value="1218" calcext:value-type="float">
            <text:p>1218</text:p>
          </table:table-cell>
          <table:table-cell office:value-type="float" office:value="1009.9" calcext:value-type="float">
            <text:p>1009,9</text:p>
          </table:table-cell>
          <table:table-cell office:value-type="float" office:value="63.76" calcext:value-type="float">
            <text:p>63,76</text:p>
          </table:table-cell>
          <table:table-cell office:value-type="float" office:value="6043" calcext:value-type="float">
            <text:p>6043</text:p>
          </table:table-cell>
          <table:table-cell table:formula="of:=[.K369]/[.L369]" office:value-type="float" office:value="15.8390840652447" calcext:value-type="float">
            <text:p>15,8390840652447</text:p>
          </table:table-cell>
        </table:table-row>
        <table:table-row table:style-name="ro1">
          <table:table-cell office:value-type="string" calcext:value-type="string">
            <text:p>g.64.17.gml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7.08" calcext:value-type="float">
            <text:p>7,08</text:p>
          </table:table-cell>
          <table:table-cell office:value-type="float" office:value="22.01" calcext:value-type="float">
            <text:p>22,01</text:p>
          </table:table-cell>
          <table:table-cell office:value-type="float" office:value="7.08" calcext:value-type="float">
            <text:p>7,08</text:p>
          </table:table-cell>
          <table:table-cell office:value-type="float" office:value="21" calcext:value-type="float">
            <text:p>21</text:p>
          </table:table-cell>
          <table:table-cell office:value-type="float" office:value="191.95" calcext:value-type="float">
            <text:p>191,95</text:p>
          </table:table-cell>
          <table:table-cell office:value-type="float" office:value="40" calcext:value-type="float">
            <text:p>40</text:p>
          </table:table-cell>
          <table:table-cell office:value-type="float" office:value="359.23" calcext:value-type="float">
            <text:p>359,23</text:p>
          </table:table-cell>
          <table:table-cell office:value-type="float" office:value="102.54" calcext:value-type="float">
            <text:p>102,54</text:p>
          </table:table-cell>
          <table:table-cell office:value-type="float" office:value="1876" calcext:value-type="float">
            <text:p>1876</text:p>
          </table:table-cell>
          <table:table-cell table:formula="of:=[.K370]/[.L370]" office:value-type="float" office:value="3.50331577920811" calcext:value-type="float">
            <text:p>3,50331577920811</text:p>
          </table:table-cell>
        </table:table-row>
        <table:table-row table:style-name="ro1">
          <table:table-cell office:value-type="string" calcext:value-type="string">
            <text:p>g.64.8.gml</text:p>
          </table:table-cell>
          <table:table-cell office:value-type="float" office:value="64" calcext:value-type="float">
            <text:p>64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float" office:value="11.12" calcext:value-type="float">
            <text:p>11,12</text:p>
          </table:table-cell>
          <table:table-cell office:value-type="float" office:value="23.72" calcext:value-type="float">
            <text:p>23,72</text:p>
          </table:table-cell>
          <table:table-cell office:value-type="float" office:value="11.12" calcext:value-type="float">
            <text:p>11,12</text:p>
          </table:table-cell>
          <table:table-cell office:value-type="float" office:value="179" calcext:value-type="float">
            <text:p>179</text:p>
          </table:table-cell>
          <table:table-cell office:value-type="float" office:value="214.67" calcext:value-type="float">
            <text:p>214,67</text:p>
          </table:table-cell>
          <table:table-cell office:value-type="float" office:value="205" calcext:value-type="float">
            <text:p>205</text:p>
          </table:table-cell>
          <table:table-cell office:value-type="float" office:value="366.96" calcext:value-type="float">
            <text:p>366,96</text:p>
          </table:table-cell>
          <table:table-cell office:value-type="float" office:value="85.49" calcext:value-type="float">
            <text:p>85,49</text:p>
          </table:table-cell>
          <table:table-cell office:value-type="float" office:value="686" calcext:value-type="float">
            <text:p>686</text:p>
          </table:table-cell>
          <table:table-cell table:formula="of:=[.K371]/[.L371]" office:value-type="float" office:value="4.29243186337583" calcext:value-type="float">
            <text:p>4,29243186337583</text:p>
          </table:table-cell>
        </table:table-row>
        <table:table-row table:style-name="ro1">
          <table:table-cell office:value-type="string" calcext:value-type="string">
            <text:p>g.64.7.gml</text:p>
          </table:table-cell>
          <table:table-cell office:value-type="float" office:value="64" calcext:value-type="float">
            <text:p>64</text:p>
          </table:table-cell>
          <table:table-cell office:value-type="float" office:value="134" calcext:value-type="float">
            <text:p>134</text:p>
          </table:table-cell>
          <table:table-cell office:value-type="float" office:value="26" calcext:value-type="float">
            <text:p>26</text:p>
          </table:table-cell>
          <table:table-cell office:value-type="float" office:value="1.51" calcext:value-type="float">
            <text:p>1,51</text:p>
          </table:table-cell>
          <table:table-cell office:value-type="float" office:value="12.18" calcext:value-type="float">
            <text:p>12,18</text:p>
          </table:table-cell>
          <table:table-cell office:value-type="float" office:value="1.51" calcext:value-type="float">
            <text:p>1,51</text:p>
          </table:table-cell>
          <table:table-cell office:value-type="float" office:value="220" calcext:value-type="float">
            <text:p>220</text:p>
          </table:table-cell>
          <table:table-cell office:value-type="float" office:value="222.77" calcext:value-type="float">
            <text:p>222,77</text:p>
          </table:table-cell>
          <table:table-cell office:value-type="float" office:value="474" calcext:value-type="float">
            <text:p>474</text:p>
          </table:table-cell>
          <table:table-cell office:value-type="float" office:value="546.48" calcext:value-type="float">
            <text:p>546,48</text:p>
          </table:table-cell>
          <table:table-cell office:value-type="float" office:value="54.23" calcext:value-type="float">
            <text:p>54,23</text:p>
          </table:table-cell>
          <table:table-cell office:value-type="float" office:value="1102" calcext:value-type="float">
            <text:p>1102</text:p>
          </table:table-cell>
          <table:table-cell table:formula="of:=[.K372]/[.L372]" office:value-type="float" office:value="10.0770791075051" calcext:value-type="float">
            <text:p>10,0770791075051</text:p>
          </table:table-cell>
        </table:table-row>
        <table:table-row table:style-name="ro1">
          <table:table-cell office:value-type="string" calcext:value-type="string">
            <text:p>g.65.0.gml</text:p>
          </table:table-cell>
          <table:table-cell office:value-type="float" office:value="65" calcext:value-type="float">
            <text:p>65</text:p>
          </table:table-cell>
          <table:table-cell office:value-type="float" office:value="135" calcext:value-type="float">
            <text:p>135</text:p>
          </table:table-cell>
          <table:table-cell office:value-type="float" office:value="26" calcext:value-type="float">
            <text:p>26</text:p>
          </table:table-cell>
          <table:table-cell office:value-type="float" office:value="1.01" calcext:value-type="float">
            <text:p>1,01</text:p>
          </table:table-cell>
          <table:table-cell office:value-type="float" office:value="13.32" calcext:value-type="float">
            <text:p>13,32</text:p>
          </table:table-cell>
          <table:table-cell office:value-type="float" office:value="1.01" calcext:value-type="float">
            <text:p>1,01</text:p>
          </table:table-cell>
          <table:table-cell office:value-type="float" office:value="177" calcext:value-type="float">
            <text:p>177</text:p>
          </table:table-cell>
          <table:table-cell office:value-type="float" office:value="223.01" calcext:value-type="float">
            <text:p>223,01</text:p>
          </table:table-cell>
          <table:table-cell office:value-type="float" office:value="456" calcext:value-type="float">
            <text:p>456</text:p>
          </table:table-cell>
          <table:table-cell office:value-type="float" office:value="504.07" calcext:value-type="float">
            <text:p>504,07</text:p>
          </table:table-cell>
          <table:table-cell office:value-type="float" office:value="75.62" calcext:value-type="float">
            <text:p>75,62</text:p>
          </table:table-cell>
          <table:table-cell office:value-type="float" office:value="927" calcext:value-type="float">
            <text:p>927</text:p>
          </table:table-cell>
          <table:table-cell table:formula="of:=[.K373]/[.L373]" office:value-type="float" office:value="6.66582914572864" calcext:value-type="float">
            <text:p>6,66582914572864</text:p>
          </table:table-cell>
        </table:table-row>
        <table:table-row table:style-name="ro1">
          <table:table-cell office:value-type="string" calcext:value-type="string">
            <text:p>g.66.8.gml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31" calcext:value-type="float">
            <text:p>31</text:p>
          </table:table-cell>
          <table:table-cell office:value-type="float" office:value="1.16" calcext:value-type="float">
            <text:p>1,16</text:p>
          </table:table-cell>
          <table:table-cell office:value-type="float" office:value="20.63" calcext:value-type="float">
            <text:p>20,63</text:p>
          </table:table-cell>
          <table:table-cell office:value-type="float" office:value="1.16" calcext:value-type="float">
            <text:p>1,16</text:p>
          </table:table-cell>
          <table:table-cell office:value-type="float" office:value="13" calcext:value-type="float">
            <text:p>13</text:p>
          </table:table-cell>
          <table:table-cell office:value-type="float" office:value="380.9" calcext:value-type="float">
            <text:p>380,9</text:p>
          </table:table-cell>
          <table:table-cell office:value-type="float" office:value="113" calcext:value-type="float">
            <text:p>113</text:p>
          </table:table-cell>
          <table:table-cell office:value-type="float" office:value="8264.34" calcext:value-type="float">
            <text:p>8264,34</text:p>
          </table:table-cell>
          <table:table-cell office:value-type="float" office:value="92.58" calcext:value-type="float">
            <text:p>92,58</text:p>
          </table:table-cell>
          <table:table-cell office:value-type="float" office:value="1816" calcext:value-type="float">
            <text:p>1816</text:p>
          </table:table-cell>
          <table:table-cell table:formula="of:=[.K374]/[.L374]" office:value-type="float" office:value="89.2670123136747" calcext:value-type="float">
            <text:p>89,2670123136747</text:p>
          </table:table-cell>
        </table:table-row>
        <table:table-row table:style-name="ro1">
          <table:table-cell office:value-type="string" calcext:value-type="string">
            <text:p>g.66.7.gml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31" calcext:value-type="float">
            <text:p>31</text:p>
          </table:table-cell>
          <table:table-cell office:value-type="float" office:value="2.13" calcext:value-type="float">
            <text:p>2,13</text:p>
          </table:table-cell>
          <table:table-cell office:value-type="float" office:value="46.07" calcext:value-type="float">
            <text:p>46,07</text:p>
          </table:table-cell>
          <table:table-cell office:value-type="float" office:value="2.13" calcext:value-type="float">
            <text:p>2,13</text:p>
          </table:table-cell>
          <table:table-cell office:value-type="float" office:value="13" calcext:value-type="float">
            <text:p>13</text:p>
          </table:table-cell>
          <table:table-cell office:value-type="float" office:value="184.62" calcext:value-type="float">
            <text:p>184,62</text:p>
          </table:table-cell>
          <table:table-cell office:value-type="float" office:value="99" calcext:value-type="float">
            <text:p>99</text:p>
          </table:table-cell>
          <table:table-cell office:value-type="float" office:value="294" calcext:value-type="float">
            <text:p>294</text:p>
          </table:table-cell>
          <table:table-cell office:value-type="float" office:value="95.58" calcext:value-type="float">
            <text:p>95,58</text:p>
          </table:table-cell>
          <table:table-cell office:value-type="float" office:value="1874" calcext:value-type="float">
            <text:p>1874</text:p>
          </table:table-cell>
          <table:table-cell table:formula="of:=[.K375]/[.L375]" office:value-type="float" office:value="3.07595731324545" calcext:value-type="float">
            <text:p>3,07595731324545</text:p>
          </table:table-cell>
        </table:table-row>
        <table:table-row table:style-name="ro1">
          <table:table-cell office:value-type="string" calcext:value-type="string">
            <text:p>g.66.3.gml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4.19" calcext:value-type="float">
            <text:p>4,19</text:p>
          </table:table-cell>
          <table:table-cell office:value-type="float" office:value="38.17" calcext:value-type="float">
            <text:p>38,17</text:p>
          </table:table-cell>
          <table:table-cell office:value-type="float" office:value="4.19" calcext:value-type="float">
            <text:p>4,19</text:p>
          </table:table-cell>
          <table:table-cell office:value-type="float" office:value="17" calcext:value-type="float">
            <text:p>17</text:p>
          </table:table-cell>
          <table:table-cell office:value-type="float" office:value="196.79" calcext:value-type="float">
            <text:p>196,79</text:p>
          </table:table-cell>
          <table:table-cell office:value-type="float" office:value="48" calcext:value-type="float">
            <text:p>48</text:p>
          </table:table-cell>
          <table:table-cell office:value-type="float" office:value="346.95" calcext:value-type="float">
            <text:p>346,95</text:p>
          </table:table-cell>
          <table:table-cell office:value-type="float" office:value="119.92" calcext:value-type="float">
            <text:p>119,92</text:p>
          </table:table-cell>
          <table:table-cell office:value-type="float" office:value="2045" calcext:value-type="float">
            <text:p>2045</text:p>
          </table:table-cell>
          <table:table-cell table:formula="of:=[.K376]/[.L376]" office:value-type="float" office:value="2.89317878585724" calcext:value-type="float">
            <text:p>2,89317878585724</text:p>
          </table:table-cell>
        </table:table-row>
        <table:table-row table:style-name="ro1">
          <table:table-cell office:value-type="string" calcext:value-type="string">
            <text:p>g.66.6.gml</text:p>
          </table:table-cell>
          <table:table-cell office:value-type="float" office:value="66" calcext:value-type="float">
            <text:p>66</text:p>
          </table:table-cell>
          <table:table-cell office:value-type="float" office:value="139" calcext:value-type="float">
            <text:p>139</text:p>
          </table:table-cell>
          <table:table-cell office:value-type="float" office:value="21" calcext:value-type="float">
            <text:p>21</text:p>
          </table:table-cell>
          <table:table-cell office:value-type="float" office:value="2.6" calcext:value-type="float">
            <text:p>2,6</text:p>
          </table:table-cell>
          <table:table-cell office:value-type="float" office:value="21.41" calcext:value-type="float">
            <text:p>21,41</text:p>
          </table:table-cell>
          <table:table-cell office:value-type="float" office:value="2.6" calcext:value-type="float">
            <text:p>2,6</text:p>
          </table:table-cell>
          <table:table-cell office:value-type="float" office:value="399" calcext:value-type="float">
            <text:p>399</text:p>
          </table:table-cell>
          <table:table-cell office:value-type="float" office:value="209.4" calcext:value-type="float">
            <text:p>209,4</text:p>
          </table:table-cell>
          <table:table-cell office:value-type="float" office:value="418" calcext:value-type="float">
            <text:p>418</text:p>
          </table:table-cell>
          <table:table-cell office:value-type="float" office:value="356.88" calcext:value-type="float">
            <text:p>356,88</text:p>
          </table:table-cell>
          <table:table-cell office:value-type="float" office:value="40.94" calcext:value-type="float">
            <text:p>40,94</text:p>
          </table:table-cell>
          <table:table-cell office:value-type="float" office:value="1983" calcext:value-type="float">
            <text:p>1983</text:p>
          </table:table-cell>
          <table:table-cell table:formula="of:=[.K377]/[.L377]" office:value-type="float" office:value="8.7171470444553" calcext:value-type="float">
            <text:p>8,7171470444553</text:p>
          </table:table-cell>
        </table:table-row>
        <table:table-row table:style-name="ro1">
          <table:table-cell office:value-type="string" calcext:value-type="string">
            <text:p>g.69.7.gml</text:p>
          </table:table-cell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float" office:value="9.39" calcext:value-type="float">
            <text:p>9,39</text:p>
          </table:table-cell>
          <table:table-cell office:value-type="float" office:value="21.76" calcext:value-type="float">
            <text:p>21,76</text:p>
          </table:table-cell>
          <table:table-cell office:value-type="float" office:value="9.39" calcext:value-type="float">
            <text:p>9,39</text:p>
          </table:table-cell>
          <table:table-cell office:value-type="float" office:value="11" calcext:value-type="float">
            <text:p>11</text:p>
          </table:table-cell>
          <table:table-cell office:value-type="float" office:value="189.21" calcext:value-type="float">
            <text:p>189,21</text:p>
          </table:table-cell>
          <table:table-cell office:value-type="float" office:value="47" calcext:value-type="float">
            <text:p>47</text:p>
          </table:table-cell>
          <table:table-cell office:value-type="float" office:value="390.05" calcext:value-type="float">
            <text:p>390,05</text:p>
          </table:table-cell>
          <table:table-cell office:value-type="float" office:value="111.69" calcext:value-type="float">
            <text:p>111,69</text:p>
          </table:table-cell>
          <table:table-cell office:value-type="float" office:value="2045" calcext:value-type="float">
            <text:p>2045</text:p>
          </table:table-cell>
          <table:table-cell table:formula="of:=[.K378]/[.L378]" office:value-type="float" office:value="3.49225534962844" calcext:value-type="float">
            <text:p>3,49225534962844</text:p>
          </table:table-cell>
        </table:table-row>
        <table:table-row table:style-name="ro1">
          <table:table-cell office:value-type="string" calcext:value-type="string">
            <text:p>g.70.1.gml</text:p>
          </table:table-cell>
          <table:table-cell office:value-type="float" office:value="70" calcext:value-type="float">
            <text:p>70</text:p>
          </table:table-cell>
          <table:table-cell office:value-type="float" office:value="119" calcext:value-type="float">
            <text:p>119</text:p>
          </table:table-cell>
          <table:table-cell office:value-type="float" office:value="20" calcext:value-type="float">
            <text:p>20</text:p>
          </table:table-cell>
          <table:table-cell office:value-type="float" office:value="3.8" calcext:value-type="float">
            <text:p>3,8</text:p>
          </table:table-cell>
          <table:table-cell office:value-type="float" office:value="25.62" calcext:value-type="float">
            <text:p>25,62</text:p>
          </table:table-cell>
          <table:table-cell office:value-type="float" office:value="3.8" calcext:value-type="float">
            <text:p>3,8</text:p>
          </table:table-cell>
          <table:table-cell office:value-type="float" office:value="546" calcext:value-type="float">
            <text:p>546</text:p>
          </table:table-cell>
          <table:table-cell office:value-type="float" office:value="190.42" calcext:value-type="float">
            <text:p>190,42</text:p>
          </table:table-cell>
          <table:table-cell office:value-type="float" office:value="85" calcext:value-type="float">
            <text:p>85</text:p>
          </table:table-cell>
          <table:table-cell office:value-type="float" office:value="397.66" calcext:value-type="float">
            <text:p>397,66</text:p>
          </table:table-cell>
          <table:table-cell office:value-type="float" office:value="79.06" calcext:value-type="float">
            <text:p>79,06</text:p>
          </table:table-cell>
          <table:table-cell office:value-type="float" office:value="1838" calcext:value-type="float">
            <text:p>1838</text:p>
          </table:table-cell>
          <table:table-cell table:formula="of:=[.K379]/[.L379]" office:value-type="float" office:value="5.02985074626866" calcext:value-type="float">
            <text:p>5,02985074626866</text:p>
          </table:table-cell>
        </table:table-row>
        <table:table-row table:style-name="ro1">
          <table:table-cell office:value-type="string" calcext:value-type="string">
            <text:p>g.73.7.gml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9.22" calcext:value-type="float">
            <text:p>9,22</text:p>
          </table:table-cell>
          <table:table-cell office:value-type="float" office:value="48.46" calcext:value-type="float">
            <text:p>48,46</text:p>
          </table:table-cell>
          <table:table-cell office:value-type="float" office:value="9.22" calcext:value-type="float">
            <text:p>9,22</text:p>
          </table:table-cell>
          <table:table-cell office:value-type="float" office:value="11" calcext:value-type="float">
            <text:p>11</text:p>
          </table:table-cell>
          <table:table-cell office:value-type="float" office:value="183.2" calcext:value-type="float">
            <text:p>183,2</text:p>
          </table:table-cell>
          <table:table-cell office:value-type="float" office:value="2" calcext:value-type="float">
            <text:p>2</text:p>
          </table:table-cell>
          <table:table-cell office:value-type="float" office:value="526.6" calcext:value-type="float">
            <text:p>526,6</text:p>
          </table:table-cell>
          <table:table-cell office:value-type="float" office:value="132.45" calcext:value-type="float">
            <text:p>132,45</text:p>
          </table:table-cell>
          <table:table-cell office:value-type="float" office:value="1559" calcext:value-type="float">
            <text:p>1559</text:p>
          </table:table-cell>
          <table:table-cell table:formula="of:=[.K380]/[.L380]" office:value-type="float" office:value="3.97583993959985" calcext:value-type="float">
            <text:p>3,97583993959985</text:p>
          </table:table-cell>
        </table:table-row>
        <table:table-row table:style-name="ro1">
          <table:table-cell office:value-type="string" calcext:value-type="string">
            <text:p>g.73.4.gml</text:p>
          </table:table-cell>
          <table:table-cell office:value-type="float" office:value="73" calcext:value-type="float">
            <text:p>73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9.48" calcext:value-type="float">
            <text:p>9,48</text:p>
          </table:table-cell>
          <table:table-cell office:value-type="float" office:value="25.31" calcext:value-type="float">
            <text:p>25,31</text:p>
          </table:table-cell>
          <table:table-cell office:value-type="float" office:value="9.48" calcext:value-type="float">
            <text:p>9,48</text:p>
          </table:table-cell>
          <table:table-cell office:value-type="float" office:value="11" calcext:value-type="float">
            <text:p>11</text:p>
          </table:table-cell>
          <table:table-cell office:value-type="float" office:value="216.85" calcext:value-type="float">
            <text:p>216,85</text:p>
          </table:table-cell>
          <table:table-cell office:value-type="float" office:value="125" calcext:value-type="float">
            <text:p>125</text:p>
          </table:table-cell>
          <table:table-cell office:value-type="float" office:value="425.39" calcext:value-type="float">
            <text:p>425,39</text:p>
          </table:table-cell>
          <table:table-cell office:value-type="float" office:value="117.55" calcext:value-type="float">
            <text:p>117,55</text:p>
          </table:table-cell>
          <table:table-cell office:value-type="float" office:value="2216" calcext:value-type="float">
            <text:p>2216</text:p>
          </table:table-cell>
          <table:table-cell table:formula="of:=[.K381]/[.L381]" office:value-type="float" office:value="3.6188005104211" calcext:value-type="float">
            <text:p>3,6188005104211</text:p>
          </table:table-cell>
        </table:table-row>
        <table:table-row table:style-name="ro1">
          <table:table-cell office:value-type="string" calcext:value-type="string">
            <text:p>g.73.8.gml</text:p>
          </table:table-cell>
          <table:table-cell office:value-type="float" office:value="73" calcext:value-type="float">
            <text:p>73</text:p>
          </table:table-cell>
          <table:table-cell office:value-type="float" office:value="101" calcext:value-type="float">
            <text:p>101</text:p>
          </table:table-cell>
          <table:table-cell office:value-type="float" office:value="25" calcext:value-type="float">
            <text:p>25</text:p>
          </table:table-cell>
          <table:table-cell office:value-type="float" office:value="8.9" calcext:value-type="float">
            <text:p>8,9</text:p>
          </table:table-cell>
          <table:table-cell office:value-type="float" office:value="47.2" calcext:value-type="float">
            <text:p>47,2</text:p>
          </table:table-cell>
          <table:table-cell office:value-type="float" office:value="8.9" calcext:value-type="float">
            <text:p>8,9</text:p>
          </table:table-cell>
          <table:table-cell office:value-type="float" office:value="64" calcext:value-type="float">
            <text:p>64</text:p>
          </table:table-cell>
          <table:table-cell office:value-type="float" office:value="220.85" calcext:value-type="float">
            <text:p>220,85</text:p>
          </table:table-cell>
          <table:table-cell office:value-type="float" office:value="37" calcext:value-type="float">
            <text:p>37</text:p>
          </table:table-cell>
          <table:table-cell office:value-type="float" office:value="439.99" calcext:value-type="float">
            <text:p>439,99</text:p>
          </table:table-cell>
          <table:table-cell office:value-type="float" office:value="113.72" calcext:value-type="float">
            <text:p>113,72</text:p>
          </table:table-cell>
          <table:table-cell office:value-type="float" office:value="201" calcext:value-type="float">
            <text:p>201</text:p>
          </table:table-cell>
          <table:table-cell table:formula="of:=[.K382]/[.L382]" office:value-type="float" office:value="3.86906436862469" calcext:value-type="float">
            <text:p>3,86906436862469</text:p>
          </table:table-cell>
        </table:table-row>
        <table:table-row table:style-name="ro1">
          <table:table-cell office:value-type="string" calcext:value-type="string">
            <text:p>g.74.1.gml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1.43" calcext:value-type="float">
            <text:p>11,43</text:p>
          </table:table-cell>
          <table:table-cell office:value-type="float" office:value="39.1" calcext:value-type="float">
            <text:p>39,1</text:p>
          </table:table-cell>
          <table:table-cell office:value-type="float" office:value="11.43" calcext:value-type="float">
            <text:p>11,43</text:p>
          </table:table-cell>
          <table:table-cell office:value-type="float" office:value="19" calcext:value-type="float">
            <text:p>19</text:p>
          </table:table-cell>
          <table:table-cell office:value-type="float" office:value="205.73" calcext:value-type="float">
            <text:p>205,73</text:p>
          </table:table-cell>
          <table:table-cell office:value-type="float" office:value="10" calcext:value-type="float">
            <text:p>10</text:p>
          </table:table-cell>
          <table:table-cell office:value-type="float" office:value="329.74" calcext:value-type="float">
            <text:p>329,74</text:p>
          </table:table-cell>
          <table:table-cell office:value-type="float" office:value="108.99" calcext:value-type="float">
            <text:p>108,99</text:p>
          </table:table-cell>
          <table:table-cell office:value-type="float" office:value="1598" calcext:value-type="float">
            <text:p>1598</text:p>
          </table:table-cell>
          <table:table-cell table:formula="of:=[.K383]/[.L383]" office:value-type="float" office:value="3.02541517570419" calcext:value-type="float">
            <text:p>3,02541517570419</text:p>
          </table:table-cell>
        </table:table-row>
        <table:table-row table:style-name="ro1">
          <table:table-cell office:value-type="string" calcext:value-type="string">
            <text:p>g.74.2.gml</text:p>
          </table:table-cell>
          <table:table-cell office:value-type="float" office:value="74" calcext:value-type="float">
            <text:p>74</text:p>
          </table:table-cell>
          <table:table-cell office:value-type="float" office:value="114" calcext:value-type="float">
            <text:p>114</text:p>
          </table:table-cell>
          <table:table-cell office:value-type="float" office:value="29" calcext:value-type="float">
            <text:p>29</text:p>
          </table:table-cell>
          <table:table-cell office:value-type="float" office:value="2.55" calcext:value-type="float">
            <text:p>2,55</text:p>
          </table:table-cell>
          <table:table-cell office:value-type="float" office:value="48.62" calcext:value-type="float">
            <text:p>48,62</text:p>
          </table:table-cell>
          <table:table-cell office:value-type="float" office:value="2.55" calcext:value-type="float">
            <text:p>2,55</text:p>
          </table:table-cell>
          <table:table-cell office:value-type="float" office:value="302" calcext:value-type="float">
            <text:p>302</text:p>
          </table:table-cell>
          <table:table-cell office:value-type="float" office:value="210.18" calcext:value-type="float">
            <text:p>210,18</text:p>
          </table:table-cell>
          <table:table-cell office:value-type="float" office:value="85" calcext:value-type="float">
            <text:p>85</text:p>
          </table:table-cell>
          <table:table-cell office:value-type="float" office:value="370.59" calcext:value-type="float">
            <text:p>370,59</text:p>
          </table:table-cell>
          <table:table-cell office:value-type="float" office:value="142.88" calcext:value-type="float">
            <text:p>142,88</text:p>
          </table:table-cell>
          <table:table-cell office:value-type="float" office:value="1043" calcext:value-type="float">
            <text:p>1043</text:p>
          </table:table-cell>
          <table:table-cell table:formula="of:=[.K384]/[.L384]" office:value-type="float" office:value="2.5937150055991" calcext:value-type="float">
            <text:p>2,5937150055991</text:p>
          </table:table-cell>
        </table:table-row>
        <table:table-row table:style-name="ro1">
          <table:table-cell office:value-type="string" calcext:value-type="string">
            <text:p>g.75.0.gml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12.01" calcext:value-type="float">
            <text:p>12,01</text:p>
          </table:table-cell>
          <table:table-cell office:value-type="float" office:value="51.66" calcext:value-type="float">
            <text:p>51,66</text:p>
          </table:table-cell>
          <table:table-cell office:value-type="float" office:value="12.01" calcext:value-type="float">
            <text:p>12,01</text:p>
          </table:table-cell>
          <table:table-cell office:value-type="float" office:value="19" calcext:value-type="float">
            <text:p>19</text:p>
          </table:table-cell>
          <table:table-cell office:value-type="float" office:value="207.86" calcext:value-type="float">
            <text:p>207,86</text:p>
          </table:table-cell>
          <table:table-cell office:value-type="float" office:value="9" calcext:value-type="float">
            <text:p>9</text:p>
          </table:table-cell>
          <table:table-cell office:value-type="float" office:value="351.37" calcext:value-type="float">
            <text:p>351,37</text:p>
          </table:table-cell>
          <table:table-cell office:value-type="float" office:value="119.97" calcext:value-type="float">
            <text:p>119,97</text:p>
          </table:table-cell>
          <table:table-cell office:value-type="float" office:value="1690" calcext:value-type="float">
            <text:p>1690</text:p>
          </table:table-cell>
          <table:table-cell table:formula="of:=[.K385]/[.L385]" office:value-type="float" office:value="2.92881553721764" calcext:value-type="float">
            <text:p>2,92881553721764</text:p>
          </table:table-cell>
        </table:table-row>
        <table:table-row table:style-name="ro1">
          <table:table-cell office:value-type="string" calcext:value-type="string">
            <text:p>g.75.4.gml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13.31" calcext:value-type="float">
            <text:p>13,31</text:p>
          </table:table-cell>
          <table:table-cell office:value-type="float" office:value="48.15" calcext:value-type="float">
            <text:p>48,15</text:p>
          </table:table-cell>
          <table:table-cell office:value-type="float" office:value="13.31" calcext:value-type="float">
            <text:p>13,31</text:p>
          </table:table-cell>
          <table:table-cell office:value-type="float" office:value="10" calcext:value-type="float">
            <text:p>10</text:p>
          </table:table-cell>
          <table:table-cell office:value-type="float" office:value="204.68" calcext:value-type="float">
            <text:p>204,68</text:p>
          </table:table-cell>
          <table:table-cell office:value-type="float" office:value="15" calcext:value-type="float">
            <text:p>15</text:p>
          </table:table-cell>
          <table:table-cell office:value-type="float" office:value="444.42" calcext:value-type="float">
            <text:p>444,42</text:p>
          </table:table-cell>
          <table:table-cell office:value-type="float" office:value="136.94" calcext:value-type="float">
            <text:p>136,94</text:p>
          </table:table-cell>
          <table:table-cell office:value-type="float" office:value="1800" calcext:value-type="float">
            <text:p>1800</text:p>
          </table:table-cell>
          <table:table-cell table:formula="of:=[.K386]/[.L386]" office:value-type="float" office:value="3.24536293267124" calcext:value-type="float">
            <text:p>3,24536293267124</text:p>
          </table:table-cell>
        </table:table-row>
        <table:table-row table:style-name="ro1">
          <table:table-cell office:value-type="string" calcext:value-type="string">
            <text:p>g.76.1.gml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office:value-type="float" office:value="21" calcext:value-type="float">
            <text:p>21</text:p>
          </table:table-cell>
          <table:table-cell office:value-type="float" office:value="8.29" calcext:value-type="float">
            <text:p>8,29</text:p>
          </table:table-cell>
          <table:table-cell office:value-type="float" office:value="44.47" calcext:value-type="float">
            <text:p>44,47</text:p>
          </table:table-cell>
          <table:table-cell office:value-type="float" office:value="8.29" calcext:value-type="float">
            <text:p>8,29</text:p>
          </table:table-cell>
          <table:table-cell office:value-type="float" office:value="11" calcext:value-type="float">
            <text:p>11</text:p>
          </table:table-cell>
          <table:table-cell office:value-type="float" office:value="198.99" calcext:value-type="float">
            <text:p>198,99</text:p>
          </table:table-cell>
          <table:table-cell office:value-type="float" office:value="45" calcext:value-type="float">
            <text:p>45</text:p>
          </table:table-cell>
          <table:table-cell office:value-type="float" office:value="296.06" calcext:value-type="float">
            <text:p>296,06</text:p>
          </table:table-cell>
          <table:table-cell office:value-type="float" office:value="115.44" calcext:value-type="float">
            <text:p>115,44</text:p>
          </table:table-cell>
          <table:table-cell office:value-type="float" office:value="2090" calcext:value-type="float">
            <text:p>2090</text:p>
          </table:table-cell>
          <table:table-cell table:formula="of:=[.K387]/[.L387]" office:value-type="float" office:value="2.56462231462231" calcext:value-type="float">
            <text:p>2,56462231462231</text:p>
          </table:table-cell>
        </table:table-row>
        <table:table-row table:style-name="ro1">
          <table:table-cell office:value-type="string" calcext:value-type="string">
            <text:p>g.77.5.gml</text:p>
          </table:table-cell>
          <table:table-cell office:value-type="float" office:value="77" calcext:value-type="float">
            <text:p>77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20.3" calcext:value-type="float">
            <text:p>20,3</text:p>
          </table:table-cell>
          <table:table-cell table:number-columns-repeated="2" office:value-type="float" office:value="20.16" calcext:value-type="float">
            <text:p>20,16</text:p>
          </table:table-cell>
          <table:table-cell office:value-type="float" office:value="10" calcext:value-type="float">
            <text:p>10</text:p>
          </table:table-cell>
          <table:table-cell office:value-type="float" office:value="207.43" calcext:value-type="float">
            <text:p>207,43</text:p>
          </table:table-cell>
          <table:table-cell office:value-type="float" office:value="70" calcext:value-type="float">
            <text:p>70</text:p>
          </table:table-cell>
          <table:table-cell office:value-type="float" office:value="323.98" calcext:value-type="float">
            <text:p>323,98</text:p>
          </table:table-cell>
          <table:table-cell office:value-type="float" office:value="114.3" calcext:value-type="float">
            <text:p>114,3</text:p>
          </table:table-cell>
          <table:table-cell office:value-type="float" office:value="2033" calcext:value-type="float">
            <text:p>2033</text:p>
          </table:table-cell>
          <table:table-cell table:formula="of:=[.K388]/[.L388]" office:value-type="float" office:value="2.8344706911636" calcext:value-type="float">
            <text:p>2,8344706911636</text:p>
          </table:table-cell>
        </table:table-row>
        <table:table-row table:style-name="ro1">
          <table:table-cell office:value-type="string" calcext:value-type="string">
            <text:p>g.79.7.gml</text:p>
          </table:table-cell>
          <table:table-cell office:value-type="float" office:value="79" calcext:value-type="float">
            <text:p>79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office:value-type="float" office:value="1.79" calcext:value-type="float">
            <text:p>1,79</text:p>
          </table:table-cell>
          <table:table-cell office:value-type="float" office:value="19" calcext:value-type="float">
            <text:p>19</text:p>
          </table:table-cell>
          <table:table-cell office:value-type="float" office:value="1.79" calcext:value-type="float">
            <text:p>1,79</text:p>
          </table:table-cell>
          <table:table-cell office:value-type="float" office:value="13" calcext:value-type="float">
            <text:p>13</text:p>
          </table:table-cell>
          <table:table-cell office:value-type="float" office:value="204" calcext:value-type="float">
            <text:p>204</text:p>
          </table:table-cell>
          <table:table-cell office:value-type="float" office:value="350" calcext:value-type="float">
            <text:p>350</text:p>
          </table:table-cell>
          <table:table-cell office:value-type="float" office:value="591.79" calcext:value-type="float">
            <text:p>591,79</text:p>
          </table:table-cell>
          <table:table-cell office:value-type="float" office:value="65.66" calcext:value-type="float">
            <text:p>65,66</text:p>
          </table:table-cell>
          <table:table-cell office:value-type="float" office:value="3376" calcext:value-type="float">
            <text:p>3376</text:p>
          </table:table-cell>
          <table:table-cell table:formula="of:=[.K389]/[.L389]" office:value-type="float" office:value="9.01294547669814" calcext:value-type="float">
            <text:p>9,01294547669814</text:p>
          </table:table-cell>
        </table:table-row>
        <table:table-row table:style-name="ro1">
          <table:table-cell office:value-type="string" calcext:value-type="string">
            <text:p>g.79.0.gml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11.74" calcext:value-type="float">
            <text:p>11,74</text:p>
          </table:table-cell>
          <table:table-cell office:value-type="float" office:value="24.96" calcext:value-type="float">
            <text:p>24,96</text:p>
          </table:table-cell>
          <table:table-cell office:value-type="float" office:value="11.74" calcext:value-type="float">
            <text:p>11,74</text:p>
          </table:table-cell>
          <table:table-cell office:value-type="float" office:value="19" calcext:value-type="float">
            <text:p>19</text:p>
          </table:table-cell>
          <table:table-cell office:value-type="float" office:value="209.73" calcext:value-type="float">
            <text:p>209,73</text:p>
          </table:table-cell>
          <table:table-cell office:value-type="float" office:value="23" calcext:value-type="float">
            <text:p>23</text:p>
          </table:table-cell>
          <table:table-cell office:value-type="float" office:value="342.24" calcext:value-type="float">
            <text:p>342,24</text:p>
          </table:table-cell>
          <table:table-cell office:value-type="float" office:value="145.04" calcext:value-type="float">
            <text:p>145,04</text:p>
          </table:table-cell>
          <table:table-cell office:value-type="float" office:value="1765" calcext:value-type="float">
            <text:p>1765</text:p>
          </table:table-cell>
          <table:table-cell table:formula="of:=[.K390]/[.L390]" office:value-type="float" office:value="2.3596249310535" calcext:value-type="float">
            <text:p>2,3596249310535</text:p>
          </table:table-cell>
        </table:table-row>
        <table:table-row table:style-name="ro1">
          <table:table-cell office:value-type="string" calcext:value-type="string">
            <text:p>g.80.4.gml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office:value-type="float" office:value="8.67" calcext:value-type="float">
            <text:p>8,67</text:p>
          </table:table-cell>
          <table:table-cell office:value-type="float" office:value="57.71" calcext:value-type="float">
            <text:p>57,71</text:p>
          </table:table-cell>
          <table:table-cell office:value-type="float" office:value="8.67" calcext:value-type="float">
            <text:p>8,67</text:p>
          </table:table-cell>
          <table:table-cell office:value-type="float" office:value="11" calcext:value-type="float">
            <text:p>11</text:p>
          </table:table-cell>
          <table:table-cell office:value-type="float" office:value="211.6" calcext:value-type="float">
            <text:p>211,6</text:p>
          </table:table-cell>
          <table:table-cell office:value-type="float" office:value="12" calcext:value-type="float">
            <text:p>12</text:p>
          </table:table-cell>
          <table:table-cell office:value-type="float" office:value="324.05" calcext:value-type="float">
            <text:p>324,05</text:p>
          </table:table-cell>
          <table:table-cell office:value-type="float" office:value="122.63" calcext:value-type="float">
            <text:p>122,63</text:p>
          </table:table-cell>
          <table:table-cell office:value-type="float" office:value="1751" calcext:value-type="float">
            <text:p>1751</text:p>
          </table:table-cell>
          <table:table-cell table:formula="of:=[.K391]/[.L391]" office:value-type="float" office:value="2.64250183478757" calcext:value-type="float">
            <text:p>2,64250183478757</text:p>
          </table:table-cell>
        </table:table-row>
        <table:table-row table:style-name="ro1">
          <table:table-cell office:value-type="string" calcext:value-type="string">
            <text:p>g.80.1.gml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office:value-type="float" office:value="10.17" calcext:value-type="float">
            <text:p>10,17</text:p>
          </table:table-cell>
          <table:table-cell office:value-type="float" office:value="57.68" calcext:value-type="float">
            <text:p>57,68</text:p>
          </table:table-cell>
          <table:table-cell office:value-type="float" office:value="10.17" calcext:value-type="float">
            <text:p>10,17</text:p>
          </table:table-cell>
          <table:table-cell office:value-type="float" office:value="19" calcext:value-type="float">
            <text:p>19</text:p>
          </table:table-cell>
          <table:table-cell office:value-type="float" office:value="211.48" calcext:value-type="float">
            <text:p>211,48</text:p>
          </table:table-cell>
          <table:table-cell office:value-type="float" office:value="12" calcext:value-type="float">
            <text:p>12</text:p>
          </table:table-cell>
          <table:table-cell office:value-type="float" office:value="324.84" calcext:value-type="float">
            <text:p>324,84</text:p>
          </table:table-cell>
          <table:table-cell office:value-type="float" office:value="133.03" calcext:value-type="float">
            <text:p>133,03</text:p>
          </table:table-cell>
          <table:table-cell office:value-type="float" office:value="2372" calcext:value-type="float">
            <text:p>2372</text:p>
          </table:table-cell>
          <table:table-cell table:formula="of:=[.K392]/[.L392]" office:value-type="float" office:value="2.44185522062693" calcext:value-type="float">
            <text:p>2,44185522062693</text:p>
          </table:table-cell>
        </table:table-row>
        <table:table-row table:style-name="ro1">
          <table:table-cell office:value-type="string" calcext:value-type="string">
            <text:p>g.80.5.gml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20.52" calcext:value-type="float">
            <text:p>20,52</text:p>
          </table:table-cell>
          <table:table-cell office:value-type="float" office:value="54.34" calcext:value-type="float">
            <text:p>54,34</text:p>
          </table:table-cell>
          <table:table-cell office:value-type="float" office:value="20.52" calcext:value-type="float">
            <text:p>20,52</text:p>
          </table:table-cell>
          <table:table-cell office:value-type="float" office:value="189" calcext:value-type="float">
            <text:p>189</text:p>
          </table:table-cell>
          <table:table-cell office:value-type="float" office:value="211.28" calcext:value-type="float">
            <text:p>211,28</text:p>
          </table:table-cell>
          <table:table-cell office:value-type="float" office:value="7" calcext:value-type="float">
            <text:p>7</text:p>
          </table:table-cell>
          <table:table-cell office:value-type="float" office:value="373.59" calcext:value-type="float">
            <text:p>373,59</text:p>
          </table:table-cell>
          <table:table-cell office:value-type="float" office:value="133.64" calcext:value-type="float">
            <text:p>133,64</text:p>
          </table:table-cell>
          <table:table-cell office:value-type="float" office:value="532" calcext:value-type="float">
            <text:p>532</text:p>
          </table:table-cell>
          <table:table-cell table:formula="of:=[.K393]/[.L393]" office:value-type="float" office:value="2.79549536067046" calcext:value-type="float">
            <text:p>2,79549536067046</text:p>
          </table:table-cell>
        </table:table-row>
        <table:table-row table:style-name="ro1">
          <table:table-cell office:value-type="string" calcext:value-type="string">
            <text:p>g.81.0.gml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float" office:value="6.35" calcext:value-type="float">
            <text:p>6,35</text:p>
          </table:table-cell>
          <table:table-cell office:value-type="float" office:value="41.66" calcext:value-type="float">
            <text:p>41,66</text:p>
          </table:table-cell>
          <table:table-cell office:value-type="float" office:value="6.35" calcext:value-type="float">
            <text:p>6,35</text:p>
          </table:table-cell>
          <table:table-cell office:value-type="float" office:value="21" calcext:value-type="float">
            <text:p>21</text:p>
          </table:table-cell>
          <table:table-cell office:value-type="float" office:value="209.19" calcext:value-type="float">
            <text:p>209,19</text:p>
          </table:table-cell>
          <table:table-cell office:value-type="float" office:value="20" calcext:value-type="float">
            <text:p>20</text:p>
          </table:table-cell>
          <table:table-cell office:value-type="float" office:value="379.62" calcext:value-type="float">
            <text:p>379,62</text:p>
          </table:table-cell>
          <table:table-cell office:value-type="float" office:value="115.3" calcext:value-type="float">
            <text:p>115,3</text:p>
          </table:table-cell>
          <table:table-cell office:value-type="float" office:value="1890" calcext:value-type="float">
            <text:p>1890</text:p>
          </table:table-cell>
          <table:table-cell table:formula="of:=[.K394]/[.L394]" office:value-type="float" office:value="3.29245446660885" calcext:value-type="float">
            <text:p>3,29245446660885</text:p>
          </table:table-cell>
        </table:table-row>
        <table:table-row table:style-name="ro1">
          <table:table-cell office:value-type="string" calcext:value-type="string">
            <text:p>g.81.9.gml</text:p>
          </table:table-cell>
          <table:table-cell office:value-type="float" office:value="81" calcext:value-type="float">
            <text:p>81</text:p>
          </table:table-cell>
          <table:table-cell office:value-type="float" office:value="163" calcext:value-type="float">
            <text:p>163</text:p>
          </table:table-cell>
          <table:table-cell office:value-type="float" office:value="29" calcext:value-type="float">
            <text:p>29</text:p>
          </table:table-cell>
          <table:table-cell office:value-type="float" office:value="1.39" calcext:value-type="float">
            <text:p>1,39</text:p>
          </table:table-cell>
          <table:table-cell office:value-type="float" office:value="25.97" calcext:value-type="float">
            <text:p>25,97</text:p>
          </table:table-cell>
          <table:table-cell office:value-type="float" office:value="1.39" calcext:value-type="float">
            <text:p>1,39</text:p>
          </table:table-cell>
          <table:table-cell office:value-type="float" office:value="340" calcext:value-type="float">
            <text:p>340</text:p>
          </table:table-cell>
          <table:table-cell office:value-type="float" office:value="205.48" calcext:value-type="float">
            <text:p>205,48</text:p>
          </table:table-cell>
          <table:table-cell office:value-type="float" office:value="209" calcext:value-type="float">
            <text:p>209</text:p>
          </table:table-cell>
          <table:table-cell office:value-type="float" office:value="494.6" calcext:value-type="float">
            <text:p>494,6</text:p>
          </table:table-cell>
          <table:table-cell office:value-type="float" office:value="83.85" calcext:value-type="float">
            <text:p>83,85</text:p>
          </table:table-cell>
          <table:table-cell office:value-type="float" office:value="1719" calcext:value-type="float">
            <text:p>1719</text:p>
          </table:table-cell>
          <table:table-cell table:formula="of:=[.K395]/[.L395]" office:value-type="float" office:value="5.89862850327967" calcext:value-type="float">
            <text:p>5,89862850327967</text:p>
          </table:table-cell>
        </table:table-row>
        <table:table-row table:style-name="ro1">
          <table:table-cell office:value-type="string" calcext:value-type="string">
            <text:p>g.82.4.gml</text:p>
          </table:table-cell>
          <table:table-cell office:value-type="float" office:value="82" calcext:value-type="float">
            <text:p>82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office:value-type="float" office:value="2.13" calcext:value-type="float">
            <text:p>2,13</text:p>
          </table:table-cell>
          <table:table-cell office:value-type="float" office:value="20.81" calcext:value-type="float">
            <text:p>20,81</text:p>
          </table:table-cell>
          <table:table-cell office:value-type="float" office:value="2.13" calcext:value-type="float">
            <text:p>2,13</text:p>
          </table:table-cell>
          <table:table-cell office:value-type="float" office:value="201" calcext:value-type="float">
            <text:p>201</text:p>
          </table:table-cell>
          <table:table-cell office:value-type="float" office:value="211.4" calcext:value-type="float">
            <text:p>211,4</text:p>
          </table:table-cell>
          <table:table-cell office:value-type="float" office:value="217" calcext:value-type="float">
            <text:p>217</text:p>
          </table:table-cell>
          <table:table-cell office:value-type="float" office:value="484.21" calcext:value-type="float">
            <text:p>484,21</text:p>
          </table:table-cell>
          <table:table-cell office:value-type="float" office:value="61.85" calcext:value-type="float">
            <text:p>61,85</text:p>
          </table:table-cell>
          <table:table-cell office:value-type="float" office:value="1071" calcext:value-type="float">
            <text:p>1071</text:p>
          </table:table-cell>
          <table:table-cell table:formula="of:=[.K396]/[.L396]" office:value-type="float" office:value="7.8287793047696" calcext:value-type="float">
            <text:p>7,8287793047696</text:p>
          </table:table-cell>
        </table:table-row>
        <table:table-row table:style-name="ro1">
          <table:table-cell office:value-type="string" calcext:value-type="string">
            <text:p>g.82.5.gml</text:p>
          </table:table-cell>
          <table:table-cell office:value-type="float" office:value="82" calcext:value-type="float">
            <text:p>82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office:value-type="float" office:value="1.88" calcext:value-type="float">
            <text:p>1,88</text:p>
          </table:table-cell>
          <table:table-cell office:value-type="float" office:value="25.01" calcext:value-type="float">
            <text:p>25,01</text:p>
          </table:table-cell>
          <table:table-cell office:value-type="float" office:value="1.88" calcext:value-type="float">
            <text:p>1,88</text:p>
          </table:table-cell>
          <table:table-cell office:value-type="float" office:value="558" calcext:value-type="float">
            <text:p>558</text:p>
          </table:table-cell>
          <table:table-cell office:value-type="float" office:value="201.09" calcext:value-type="float">
            <text:p>201,09</text:p>
          </table:table-cell>
          <table:table-cell office:value-type="float" office:value="212" calcext:value-type="float">
            <text:p>212</text:p>
          </table:table-cell>
          <table:table-cell office:value-type="float" office:value="454.29" calcext:value-type="float">
            <text:p>454,29</text:p>
          </table:table-cell>
          <table:table-cell office:value-type="float" office:value="54.87" calcext:value-type="float">
            <text:p>54,87</text:p>
          </table:table-cell>
          <table:table-cell office:value-type="float" office:value="2839" calcext:value-type="float">
            <text:p>2839</text:p>
          </table:table-cell>
          <table:table-cell table:formula="of:=[.K397]/[.L397]" office:value-type="float" office:value="8.27938764352105" calcext:value-type="float">
            <text:p>8,27938764352105</text:p>
          </table:table-cell>
        </table:table-row>
        <table:table-row table:style-name="ro1">
          <table:table-cell office:value-type="string" calcext:value-type="string">
            <text:p>g.84.1.gml</text:p>
          </table:table-cell>
          <table:table-cell office:value-type="float" office:value="84" calcext:value-type="float">
            <text:p>84</text:p>
          </table:table-cell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office:value-type="float" office:value="4.34" calcext:value-type="float">
            <text:p>4,34</text:p>
          </table:table-cell>
          <table:table-cell office:value-type="float" office:value="29.8" calcext:value-type="float">
            <text:p>29,8</text:p>
          </table:table-cell>
          <table:table-cell office:value-type="float" office:value="4.34" calcext:value-type="float">
            <text:p>4,34</text:p>
          </table:table-cell>
          <table:table-cell office:value-type="float" office:value="490" calcext:value-type="float">
            <text:p>490</text:p>
          </table:table-cell>
          <table:table-cell office:value-type="float" office:value="206.39" calcext:value-type="float">
            <text:p>206,39</text:p>
          </table:table-cell>
          <table:table-cell office:value-type="float" office:value="107" calcext:value-type="float">
            <text:p>107</text:p>
          </table:table-cell>
          <table:table-cell office:value-type="float" office:value="408.9" calcext:value-type="float">
            <text:p>408,9</text:p>
          </table:table-cell>
          <table:table-cell office:value-type="float" office:value="78.67" calcext:value-type="float">
            <text:p>78,67</text:p>
          </table:table-cell>
          <table:table-cell office:value-type="float" office:value="1705" calcext:value-type="float">
            <text:p>1705</text:p>
          </table:table-cell>
          <table:table-cell table:formula="of:=[.K398]/[.L398]" office:value-type="float" office:value="5.1976611160544" calcext:value-type="float">
            <text:p>5,1976611160544</text:p>
          </table:table-cell>
        </table:table-row>
        <table:table-row table:style-name="ro1">
          <table:table-cell office:value-type="string" calcext:value-type="string">
            <text:p>g.85.1.gml</text:p>
          </table:table-cell>
          <table:table-cell office:value-type="float" office:value="85" calcext:value-type="float">
            <text:p>85</text:p>
          </table:table-cell>
          <table:table-cell office:value-type="float" office:value="131" calcext:value-type="float">
            <text:p>131</text:p>
          </table:table-cell>
          <table:table-cell office:value-type="float" office:value="12" calcext:value-type="float">
            <text:p>12</text:p>
          </table:table-cell>
          <table:table-cell office:value-type="float" office:value="4.43" calcext:value-type="float">
            <text:p>4,43</text:p>
          </table:table-cell>
          <table:table-cell office:value-type="float" office:value="21.77" calcext:value-type="float">
            <text:p>21,77</text:p>
          </table:table-cell>
          <table:table-cell office:value-type="float" office:value="4.43" calcext:value-type="float">
            <text:p>4,43</text:p>
          </table:table-cell>
          <table:table-cell office:value-type="float" office:value="17" calcext:value-type="float">
            <text:p>17</text:p>
          </table:table-cell>
          <table:table-cell office:value-type="float" office:value="200.49" calcext:value-type="float">
            <text:p>200,49</text:p>
          </table:table-cell>
          <table:table-cell office:value-type="float" office:value="160" calcext:value-type="float">
            <text:p>160</text:p>
          </table:table-cell>
          <table:table-cell office:value-type="float" office:value="377.58" calcext:value-type="float">
            <text:p>377,58</text:p>
          </table:table-cell>
          <table:table-cell office:value-type="float" office:value="83.74" calcext:value-type="float">
            <text:p>83,74</text:p>
          </table:table-cell>
          <table:table-cell office:value-type="float" office:value="2883" calcext:value-type="float">
            <text:p>2883</text:p>
          </table:table-cell>
          <table:table-cell table:formula="of:=[.K399]/[.L399]" office:value-type="float" office:value="4.50895629328875" calcext:value-type="float">
            <text:p>4,50895629328875</text:p>
          </table:table-cell>
        </table:table-row>
        <table:table-row table:style-name="ro1">
          <table:table-cell office:value-type="string" calcext:value-type="string">
            <text:p>g.85.8.gml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  <table:table-cell office:value-type="float" office:value="13.19" calcext:value-type="float">
            <text:p>13,19</text:p>
          </table:table-cell>
          <table:table-cell office:value-type="float" office:value="72.22" calcext:value-type="float">
            <text:p>72,22</text:p>
          </table:table-cell>
          <table:table-cell office:value-type="float" office:value="13.19" calcext:value-type="float">
            <text:p>13,19</text:p>
          </table:table-cell>
          <table:table-cell office:value-type="float" office:value="19" calcext:value-type="float">
            <text:p>19</text:p>
          </table:table-cell>
          <table:table-cell office:value-type="float" office:value="197.7" calcext:value-type="float">
            <text:p>197,7</text:p>
          </table:table-cell>
          <table:table-cell office:value-type="float" office:value="4" calcext:value-type="float">
            <text:p>4</text:p>
          </table:table-cell>
          <table:table-cell office:value-type="float" office:value="395.9" calcext:value-type="float">
            <text:p>395,9</text:p>
          </table:table-cell>
          <table:table-cell office:value-type="float" office:value="131.35" calcext:value-type="float">
            <text:p>131,35</text:p>
          </table:table-cell>
          <table:table-cell office:value-type="float" office:value="1785" calcext:value-type="float">
            <text:p>1785</text:p>
          </table:table-cell>
          <table:table-cell table:formula="of:=[.K400]/[.L400]" office:value-type="float" office:value="3.01408450704225" calcext:value-type="float">
            <text:p>3,01408450704225</text:p>
          </table:table-cell>
        </table:table-row>
        <table:table-row table:style-name="ro1">
          <table:table-cell office:value-type="string" calcext:value-type="string">
            <text:p>g.85.3.gml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  <table:table-cell office:value-type="float" office:value="13.33" calcext:value-type="float">
            <text:p>13,33</text:p>
          </table:table-cell>
          <table:table-cell office:value-type="float" office:value="71.18" calcext:value-type="float">
            <text:p>71,18</text:p>
          </table:table-cell>
          <table:table-cell office:value-type="float" office:value="13.33" calcext:value-type="float">
            <text:p>13,33</text:p>
          </table:table-cell>
          <table:table-cell office:value-type="float" office:value="10" calcext:value-type="float">
            <text:p>10</text:p>
          </table:table-cell>
          <table:table-cell office:value-type="float" office:value="198.98" calcext:value-type="float">
            <text:p>198,98</text:p>
          </table:table-cell>
          <table:table-cell office:value-type="float" office:value="5" calcext:value-type="float">
            <text:p>5</text:p>
          </table:table-cell>
          <table:table-cell office:value-type="float" office:value="401.42" calcext:value-type="float">
            <text:p>401,42</text:p>
          </table:table-cell>
          <table:table-cell office:value-type="float" office:value="131.24" calcext:value-type="float">
            <text:p>131,24</text:p>
          </table:table-cell>
          <table:table-cell office:value-type="float" office:value="1805" calcext:value-type="float">
            <text:p>1805</text:p>
          </table:table-cell>
          <table:table-cell table:formula="of:=[.K401]/[.L401]" office:value-type="float" office:value="3.05867113684852" calcext:value-type="float">
            <text:p>3,05867113684852</text:p>
          </table:table-cell>
        </table:table-row>
        <table:table-row table:style-name="ro1">
          <table:table-cell office:value-type="string" calcext:value-type="string">
            <text:p>g.85.2.gml</text:p>
          </table:table-cell>
          <table:table-cell office:value-type="float" office:value="85" calcext:value-type="float">
            <text:p>85</text:p>
          </table:table-cell>
          <table:table-cell office:value-type="float" office:value="172" calcext:value-type="float">
            <text:p>172</text:p>
          </table:table-cell>
          <table:table-cell office:value-type="float" office:value="13" calcext:value-type="float">
            <text:p>13</text:p>
          </table:table-cell>
          <table:table-cell office:value-type="float" office:value="2.87" calcext:value-type="float">
            <text:p>2,87</text:p>
          </table:table-cell>
          <table:table-cell office:value-type="float" office:value="24.48" calcext:value-type="float">
            <text:p>24,48</text:p>
          </table:table-cell>
          <table:table-cell office:value-type="float" office:value="2.87" calcext:value-type="float">
            <text:p>2,87</text:p>
          </table:table-cell>
          <table:table-cell office:value-type="float" office:value="493" calcext:value-type="float">
            <text:p>493</text:p>
          </table:table-cell>
          <table:table-cell office:value-type="float" office:value="210.1" calcext:value-type="float">
            <text:p>210,1</text:p>
          </table:table-cell>
          <table:table-cell office:value-type="float" office:value="231" calcext:value-type="float">
            <text:p>231</text:p>
          </table:table-cell>
          <table:table-cell office:value-type="float" office:value="603.05" calcext:value-type="float">
            <text:p>603,05</text:p>
          </table:table-cell>
          <table:table-cell office:value-type="float" office:value="81.86" calcext:value-type="float">
            <text:p>81,86</text:p>
          </table:table-cell>
          <table:table-cell office:value-type="float" office:value="2637" calcext:value-type="float">
            <text:p>2637</text:p>
          </table:table-cell>
          <table:table-cell table:formula="of:=[.K402]/[.L402]" office:value-type="float" office:value="7.36684583435133" calcext:value-type="float">
            <text:p>7,36684583435133</text:p>
          </table:table-cell>
        </table:table-row>
        <table:table-row table:style-name="ro1">
          <table:table-cell office:value-type="string" calcext:value-type="string">
            <text:p>g.86.2.gml</text:p>
          </table:table-cell>
          <table:table-cell office:value-type="float" office:value="86" calcext:value-type="float">
            <text:p>86</text:p>
          </table:table-cell>
          <table:table-cell office:value-type="float" office:value="122" calcext:value-type="float">
            <text:p>122</text:p>
          </table:table-cell>
          <table:table-cell office:value-type="float" office:value="31" calcext:value-type="float">
            <text:p>31</text:p>
          </table:table-cell>
          <table:table-cell office:value-type="float" office:value="1.01" calcext:value-type="float">
            <text:p>1,01</text:p>
          </table:table-cell>
          <table:table-cell office:value-type="float" office:value="27.26" calcext:value-type="float">
            <text:p>27,26</text:p>
          </table:table-cell>
          <table:table-cell office:value-type="float" office:value="1.01" calcext:value-type="float">
            <text:p>1,01</text:p>
          </table:table-cell>
          <table:table-cell office:value-type="float" office:value="13" calcext:value-type="float">
            <text:p>13</text:p>
          </table:table-cell>
          <table:table-cell office:value-type="float" office:value="219.48" calcext:value-type="float">
            <text:p>219,48</text:p>
          </table:table-cell>
          <table:table-cell office:value-type="float" office:value="165" calcext:value-type="float">
            <text:p>165</text:p>
          </table:table-cell>
          <table:table-cell office:value-type="float" office:value="419.16" calcext:value-type="float">
            <text:p>419,16</text:p>
          </table:table-cell>
          <table:table-cell office:value-type="float" office:value="104.25" calcext:value-type="float">
            <text:p>104,25</text:p>
          </table:table-cell>
          <table:table-cell office:value-type="float" office:value="2449" calcext:value-type="float">
            <text:p>2449</text:p>
          </table:table-cell>
          <table:table-cell table:formula="of:=[.K403]/[.L403]" office:value-type="float" office:value="4.02071942446043" calcext:value-type="float">
            <text:p>4,02071942446043</text:p>
          </table:table-cell>
        </table:table-row>
        <table:table-row table:style-name="ro1">
          <table:table-cell office:value-type="string" calcext:value-type="string">
            <text:p>g.86.4.gml</text:p>
          </table:table-cell>
          <table:table-cell office:value-type="float" office:value="86" calcext:value-type="float">
            <text:p>86</text:p>
          </table:table-cell>
          <table:table-cell office:value-type="float" office:value="189" calcext:value-type="float">
            <text:p>189</text:p>
          </table:table-cell>
          <table:table-cell office:value-type="float" office:value="28" calcext:value-type="float">
            <text:p>28</text:p>
          </table:table-cell>
          <table:table-cell office:value-type="float" office:value="1.61" calcext:value-type="float">
            <text:p>1,61</text:p>
          </table:table-cell>
          <table:table-cell office:value-type="float" office:value="11.94" calcext:value-type="float">
            <text:p>11,94</text:p>
          </table:table-cell>
          <table:table-cell office:value-type="float" office:value="1.61" calcext:value-type="float">
            <text:p>1,61</text:p>
          </table:table-cell>
          <table:table-cell office:value-type="float" office:value="93" calcext:value-type="float">
            <text:p>93</text:p>
          </table:table-cell>
          <table:table-cell office:value-type="float" office:value="216.48" calcext:value-type="float">
            <text:p>216,48</text:p>
          </table:table-cell>
          <table:table-cell office:value-type="float" office:value="442" calcext:value-type="float">
            <text:p>442</text:p>
          </table:table-cell>
          <table:table-cell office:value-type="float" office:value="471.01" calcext:value-type="float">
            <text:p>471,01</text:p>
          </table:table-cell>
          <table:table-cell office:value-type="float" office:value="76.82" calcext:value-type="float">
            <text:p>76,82</text:p>
          </table:table-cell>
          <table:table-cell office:value-type="float" office:value="630" calcext:value-type="float">
            <text:p>630</text:p>
          </table:table-cell>
          <table:table-cell table:formula="of:=[.K404]/[.L404]" office:value-type="float" office:value="6.13134600364488" calcext:value-type="float">
            <text:p>6,13134600364488</text:p>
          </table:table-cell>
        </table:table-row>
        <table:table-row table:style-name="ro1">
          <table:table-cell office:value-type="string" calcext:value-type="string">
            <text:p>g.86.3.gml</text:p>
          </table:table-cell>
          <table:table-cell office:value-type="float" office:value="86" calcext:value-type="float">
            <text:p>86</text:p>
          </table:table-cell>
          <table:table-cell office:value-type="float" office:value="189" calcext:value-type="float">
            <text:p>189</text:p>
          </table:table-cell>
          <table:table-cell office:value-type="float" office:value="28" calcext:value-type="float">
            <text:p>28</text:p>
          </table:table-cell>
          <table:table-cell office:value-type="float" office:value="1.53" calcext:value-type="float">
            <text:p>1,53</text:p>
          </table:table-cell>
          <table:table-cell office:value-type="float" office:value="9.77" calcext:value-type="float">
            <text:p>9,77</text:p>
          </table:table-cell>
          <table:table-cell office:value-type="float" office:value="1.53" calcext:value-type="float">
            <text:p>1,53</text:p>
          </table:table-cell>
          <table:table-cell office:value-type="float" office:value="213" calcext:value-type="float">
            <text:p>213</text:p>
          </table:table-cell>
          <table:table-cell office:value-type="float" office:value="212.38" calcext:value-type="float">
            <text:p>212,38</text:p>
          </table:table-cell>
          <table:table-cell office:value-type="float" office:value="430" calcext:value-type="float">
            <text:p>430</text:p>
          </table:table-cell>
          <table:table-cell office:value-type="float" office:value="559.8" calcext:value-type="float">
            <text:p>559,8</text:p>
          </table:table-cell>
          <table:table-cell office:value-type="float" office:value="50.56" calcext:value-type="float">
            <text:p>50,56</text:p>
          </table:table-cell>
          <table:table-cell office:value-type="float" office:value="1422" calcext:value-type="float">
            <text:p>1422</text:p>
          </table:table-cell>
          <table:table-cell table:formula="of:=[.K405]/[.L405]" office:value-type="float" office:value="11.0719936708861" calcext:value-type="float">
            <text:p>11,0719936708861</text:p>
          </table:table-cell>
        </table:table-row>
        <table:table-row table:style-name="ro1">
          <table:table-cell office:value-type="string" calcext:value-type="string">
            <text:p>g.86.5.gml</text:p>
          </table:table-cell>
          <table:table-cell office:value-type="float" office:value="86" calcext:value-type="float">
            <text:p>86</text:p>
          </table:table-cell>
          <table:table-cell office:value-type="float" office:value="136" calcext:value-type="float">
            <text:p>136</text:p>
          </table:table-cell>
          <table:table-cell office:value-type="float" office:value="8" calcext:value-type="float">
            <text:p>8</text:p>
          </table:table-cell>
          <table:table-cell office:value-type="float" office:value="19.3" calcext:value-type="float">
            <text:p>19,3</text:p>
          </table:table-cell>
          <table:table-cell office:value-type="float" office:value="51.04" calcext:value-type="float">
            <text:p>51,04</text:p>
          </table:table-cell>
          <table:table-cell office:value-type="float" office:value="19.3" calcext:value-type="float">
            <text:p>19,3</text:p>
          </table:table-cell>
          <table:table-cell office:value-type="float" office:value="360" calcext:value-type="float">
            <text:p>360</text:p>
          </table:table-cell>
          <table:table-cell office:value-type="float" office:value="216.14" calcext:value-type="float">
            <text:p>216,14</text:p>
          </table:table-cell>
          <table:table-cell office:value-type="float" office:value="12" calcext:value-type="float">
            <text:p>12</text:p>
          </table:table-cell>
          <table:table-cell office:value-type="float" office:value="388.12" calcext:value-type="float">
            <text:p>388,12</text:p>
          </table:table-cell>
          <table:table-cell office:value-type="float" office:value="112.82" calcext:value-type="float">
            <text:p>112,82</text:p>
          </table:table-cell>
          <table:table-cell office:value-type="float" office:value="1338" calcext:value-type="float">
            <text:p>1338</text:p>
          </table:table-cell>
          <table:table-cell table:formula="of:=[.K406]/[.L406]" office:value-type="float" office:value="3.44017018259174" calcext:value-type="float">
            <text:p>3,44017018259174</text:p>
          </table:table-cell>
        </table:table-row>
        <table:table-row table:style-name="ro1">
          <table:table-cell office:value-type="string" calcext:value-type="string">
            <text:p>g.87.5.gml</text:p>
          </table:table-cell>
          <table:table-cell office:value-type="float" office:value="87" calcext:value-type="float">
            <text:p>87</text:p>
          </table:table-cell>
          <table:table-cell office:value-type="float" office:value="189" calcext:value-type="float">
            <text:p>189</text:p>
          </table:table-cell>
          <table:table-cell office:value-type="float" office:value="28" calcext:value-type="float">
            <text:p>28</text:p>
          </table:table-cell>
          <table:table-cell office:value-type="float" office:value="2.06" calcext:value-type="float">
            <text:p>2,06</text:p>
          </table:table-cell>
          <table:table-cell office:value-type="float" office:value="13.76" calcext:value-type="float">
            <text:p>13,76</text:p>
          </table:table-cell>
          <table:table-cell office:value-type="float" office:value="2.06" calcext:value-type="float">
            <text:p>2,06</text:p>
          </table:table-cell>
          <table:table-cell office:value-type="float" office:value="58" calcext:value-type="float">
            <text:p>58</text:p>
          </table:table-cell>
          <table:table-cell office:value-type="float" office:value="222.45" calcext:value-type="float">
            <text:p>222,45</text:p>
          </table:table-cell>
          <table:table-cell office:value-type="float" office:value="473" calcext:value-type="float">
            <text:p>473</text:p>
          </table:table-cell>
          <table:table-cell office:value-type="float" office:value="465.49" calcext:value-type="float">
            <text:p>465,49</text:p>
          </table:table-cell>
          <table:table-cell office:value-type="float" office:value="53.51" calcext:value-type="float">
            <text:p>53,51</text:p>
          </table:table-cell>
          <table:table-cell office:value-type="float" office:value="404" calcext:value-type="float">
            <text:p>404</text:p>
          </table:table-cell>
          <table:table-cell table:formula="of:=[.K407]/[.L407]" office:value-type="float" office:value="8.6991216595029" calcext:value-type="float">
            <text:p>8,6991216595029</text:p>
          </table:table-cell>
        </table:table-row>
        <table:table-row table:style-name="ro1">
          <table:table-cell office:value-type="string" calcext:value-type="string">
            <text:p>g.87.4.gml</text:p>
          </table:table-cell>
          <table:table-cell office:value-type="float" office:value="87" calcext:value-type="float">
            <text:p>87</text:p>
          </table:table-cell>
          <table:table-cell office:value-type="float" office:value="189" calcext:value-type="float">
            <text:p>189</text:p>
          </table:table-cell>
          <table:table-cell office:value-type="float" office:value="28" calcext:value-type="float">
            <text:p>28</text:p>
          </table:table-cell>
          <table:table-cell office:value-type="float" office:value="1.53" calcext:value-type="float">
            <text:p>1,53</text:p>
          </table:table-cell>
          <table:table-cell office:value-type="float" office:value="18.49" calcext:value-type="float">
            <text:p>18,49</text:p>
          </table:table-cell>
          <table:table-cell office:value-type="float" office:value="1.53" calcext:value-type="float">
            <text:p>1,53</text:p>
          </table:table-cell>
          <table:table-cell office:value-type="float" office:value="372" calcext:value-type="float">
            <text:p>372</text:p>
          </table:table-cell>
          <table:table-cell office:value-type="float" office:value="207.08" calcext:value-type="float">
            <text:p>207,08</text:p>
          </table:table-cell>
          <table:table-cell office:value-type="float" office:value="429" calcext:value-type="float">
            <text:p>429</text:p>
          </table:table-cell>
          <table:table-cell office:value-type="float" office:value="486.55" calcext:value-type="float">
            <text:p>486,55</text:p>
          </table:table-cell>
          <table:table-cell office:value-type="float" office:value="49.92" calcext:value-type="float">
            <text:p>49,92</text:p>
          </table:table-cell>
          <table:table-cell office:value-type="float" office:value="2427" calcext:value-type="float">
            <text:p>2427</text:p>
          </table:table-cell>
          <table:table-cell table:formula="of:=[.K408]/[.L408]" office:value-type="float" office:value="9.74659455128205" calcext:value-type="float">
            <text:p>9,74659455128205</text:p>
          </table:table-cell>
        </table:table-row>
        <table:table-row table:style-name="ro1">
          <table:table-cell office:value-type="string" calcext:value-type="string">
            <text:p>g.87.0.gml</text:p>
          </table:table-cell>
          <table:table-cell office:value-type="float" office:value="87" calcext:value-type="float">
            <text:p>87</text:p>
          </table:table-cell>
          <table:table-cell office:value-type="float" office:value="123" calcext:value-type="float">
            <text:p>123</text:p>
          </table:table-cell>
          <table:table-cell office:value-type="float" office:value="31" calcext:value-type="float">
            <text:p>31</text:p>
          </table:table-cell>
          <table:table-cell office:value-type="float" office:value="1.15" calcext:value-type="float">
            <text:p>1,15</text:p>
          </table:table-cell>
          <table:table-cell office:value-type="float" office:value="35.11" calcext:value-type="float">
            <text:p>35,11</text:p>
          </table:table-cell>
          <table:table-cell office:value-type="float" office:value="1.15" calcext:value-type="float">
            <text:p>1,15</text:p>
          </table:table-cell>
          <table:table-cell office:value-type="float" office:value="539" calcext:value-type="float">
            <text:p>539</text:p>
          </table:table-cell>
          <table:table-cell office:value-type="float" office:value="220.4" calcext:value-type="float">
            <text:p>220,4</text:p>
          </table:table-cell>
          <table:table-cell office:value-type="float" office:value="164" calcext:value-type="float">
            <text:p>164</text:p>
          </table:table-cell>
          <table:table-cell office:value-type="float" office:value="537.2" calcext:value-type="float">
            <text:p>537,2</text:p>
          </table:table-cell>
          <table:table-cell office:value-type="float" office:value="86.72" calcext:value-type="float">
            <text:p>86,72</text:p>
          </table:table-cell>
          <table:table-cell office:value-type="float" office:value="1948" calcext:value-type="float">
            <text:p>1948</text:p>
          </table:table-cell>
          <table:table-cell table:formula="of:=[.K409]/[.L409]" office:value-type="float" office:value="6.19464944649447" calcext:value-type="float">
            <text:p>6,19464944649447</text:p>
          </table:table-cell>
        </table:table-row>
        <table:table-row table:style-name="ro1">
          <table:table-cell office:value-type="string" calcext:value-type="string">
            <text:p>g.90.0.gml</text:p>
          </table:table-cell>
          <table:table-cell office:value-type="float" office:value="90" calcext:value-type="float">
            <text:p>90</text:p>
          </table:table-cell>
          <table:table-cell office:value-type="float" office:value="139" calcext:value-type="float">
            <text:p>139</text:p>
          </table:table-cell>
          <table:table-cell office:value-type="float" office:value="18" calcext:value-type="float">
            <text:p>18</text:p>
          </table:table-cell>
          <table:table-cell office:value-type="float" office:value="1.92" calcext:value-type="float">
            <text:p>1,92</text:p>
          </table:table-cell>
          <table:table-cell office:value-type="float" office:value="20.44" calcext:value-type="float">
            <text:p>20,44</text:p>
          </table:table-cell>
          <table:table-cell office:value-type="float" office:value="1.92" calcext:value-type="float">
            <text:p>1,92</text:p>
          </table:table-cell>
          <table:table-cell office:value-type="float" office:value="268" calcext:value-type="float">
            <text:p>268</text:p>
          </table:table-cell>
          <table:table-cell office:value-type="float" office:value="229.81" calcext:value-type="float">
            <text:p>229,81</text:p>
          </table:table-cell>
          <table:table-cell office:value-type="float" office:value="101" calcext:value-type="float">
            <text:p>101</text:p>
          </table:table-cell>
          <table:table-cell office:value-type="float" office:value="425.58" calcext:value-type="float">
            <text:p>425,58</text:p>
          </table:table-cell>
          <table:table-cell office:value-type="float" office:value="106.71" calcext:value-type="float">
            <text:p>106,71</text:p>
          </table:table-cell>
          <table:table-cell office:value-type="float" office:value="1081" calcext:value-type="float">
            <text:p>1081</text:p>
          </table:table-cell>
          <table:table-cell table:formula="of:=[.K410]/[.L410]" office:value-type="float" office:value="3.98819229687939" calcext:value-type="float">
            <text:p>3,98819229687939</text:p>
          </table:table-cell>
        </table:table-row>
        <table:table-row table:style-name="ro1">
          <table:table-cell office:value-type="string" calcext:value-type="string">
            <text:p>g.90.1.gml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5.23" calcext:value-type="float">
            <text:p>5,23</text:p>
          </table:table-cell>
          <table:table-cell office:value-type="float" office:value="32.94" calcext:value-type="float">
            <text:p>32,94</text:p>
          </table:table-cell>
          <table:table-cell office:value-type="float" office:value="5.23" calcext:value-type="float">
            <text:p>5,23</text:p>
          </table:table-cell>
          <table:table-cell office:value-type="float" office:value="698" calcext:value-type="float">
            <text:p>698</text:p>
          </table:table-cell>
          <table:table-cell office:value-type="float" office:value="213.41" calcext:value-type="float">
            <text:p>213,41</text:p>
          </table:table-cell>
          <table:table-cell office:value-type="float" office:value="47" calcext:value-type="float">
            <text:p>47</text:p>
          </table:table-cell>
          <table:table-cell office:value-type="float" office:value="435.32" calcext:value-type="float">
            <text:p>435,32</text:p>
          </table:table-cell>
          <table:table-cell office:value-type="float" office:value="102.5" calcext:value-type="float">
            <text:p>102,5</text:p>
          </table:table-cell>
          <table:table-cell office:value-type="float" office:value="2946" calcext:value-type="float">
            <text:p>2946</text:p>
          </table:table-cell>
          <table:table-cell table:formula="of:=[.K411]/[.L411]" office:value-type="float" office:value="4.2470243902439" calcext:value-type="float">
            <text:p>4,2470243902439</text:p>
          </table:table-cell>
        </table:table-row>
        <table:table-row table:style-name="ro1">
          <table:table-cell office:value-type="string" calcext:value-type="string">
            <text:p>g.92.0.gml</text:p>
          </table:table-cell>
          <table:table-cell office:value-type="float" office:value="92" calcext:value-type="float">
            <text:p>92</text:p>
          </table:table-cell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office:value-type="float" office:value="2.31" calcext:value-type="float">
            <text:p>2,31</text:p>
          </table:table-cell>
          <table:table-cell office:value-type="float" office:value="9" calcext:value-type="float">
            <text:p>9</text:p>
          </table:table-cell>
          <table:table-cell office:value-type="float" office:value="2.31" calcext:value-type="float">
            <text:p>2,31</text:p>
          </table:table-cell>
          <table:table-cell office:value-type="float" office:value="13" calcext:value-type="float">
            <text:p>13</text:p>
          </table:table-cell>
          <table:table-cell office:value-type="float" office:value="247.93" calcext:value-type="float">
            <text:p>247,93</text:p>
          </table:table-cell>
          <table:table-cell office:value-type="float" office:value="917" calcext:value-type="float">
            <text:p>917</text:p>
          </table:table-cell>
          <table:table-cell office:value-type="float" office:value="1636.41" calcext:value-type="float">
            <text:p>1636,41</text:p>
          </table:table-cell>
          <table:table-cell office:value-type="float" office:value="81.43" calcext:value-type="float">
            <text:p>81,43</text:p>
          </table:table-cell>
          <table:table-cell office:value-type="float" office:value="5496" calcext:value-type="float">
            <text:p>5496</text:p>
          </table:table-cell>
          <table:table-cell table:formula="of:=[.K412]/[.L412]" office:value-type="float" office:value="20.0959105980597" calcext:value-type="float">
            <text:p>20,0959105980597</text:p>
          </table:table-cell>
        </table:table-row>
        <table:table-row table:style-name="ro1">
          <table:table-cell office:value-type="string" calcext:value-type="string">
            <text:p>g.92.1.gml</text:p>
          </table:table-cell>
          <table:table-cell office:value-type="float" office:value="92" calcext:value-type="float">
            <text:p>92</text:p>
          </table:table-cell>
          <table:table-cell office:value-type="float" office:value="142" calcext:value-type="float">
            <text:p>142</text:p>
          </table:table-cell>
          <table:table-cell office:value-type="float" office:value="19" calcext:value-type="float">
            <text:p>19</text:p>
          </table:table-cell>
          <table:table-cell office:value-type="float" office:value="6.74" calcext:value-type="float">
            <text:p>6,74</text:p>
          </table:table-cell>
          <table:table-cell office:value-type="float" office:value="22.23" calcext:value-type="float">
            <text:p>22,23</text:p>
          </table:table-cell>
          <table:table-cell office:value-type="float" office:value="6.74" calcext:value-type="float">
            <text:p>6,74</text:p>
          </table:table-cell>
          <table:table-cell office:value-type="float" office:value="46" calcext:value-type="float">
            <text:p>46</text:p>
          </table:table-cell>
          <table:table-cell office:value-type="float" office:value="234.93" calcext:value-type="float">
            <text:p>234,93</text:p>
          </table:table-cell>
          <table:table-cell office:value-type="float" office:value="97" calcext:value-type="float">
            <text:p>97</text:p>
          </table:table-cell>
          <table:table-cell office:value-type="float" office:value="435.46" calcext:value-type="float">
            <text:p>435,46</text:p>
          </table:table-cell>
          <table:table-cell office:value-type="float" office:value="83.15" calcext:value-type="float">
            <text:p>83,15</text:p>
          </table:table-cell>
          <table:table-cell office:value-type="float" office:value="200" calcext:value-type="float">
            <text:p>200</text:p>
          </table:table-cell>
          <table:table-cell table:formula="of:=[.K413]/[.L413]" office:value-type="float" office:value="5.23704149128082" calcext:value-type="float">
            <text:p>5,23704149128082</text:p>
          </table:table-cell>
        </table:table-row>
        <table:table-row table:style-name="ro1">
          <table:table-cell office:value-type="string" calcext:value-type="string">
            <text:p>g.94.3.gml</text:p>
          </table:table-cell>
          <table:table-cell office:value-type="float" office:value="94" calcext:value-type="float">
            <text:p>94</text:p>
          </table:table-cell>
          <table:table-cell office:value-type="float" office:value="144" calcext:value-type="float">
            <text:p>144</text:p>
          </table:table-cell>
          <table:table-cell office:value-type="float" office:value="45" calcext:value-type="float">
            <text:p>45</text:p>
          </table:table-cell>
          <table:table-cell office:value-type="float" office:value="0.94" calcext:value-type="float">
            <text:p>0,94</text:p>
          </table:table-cell>
          <table:table-cell office:value-type="float" office:value="15.84" calcext:value-type="float">
            <text:p>15,84</text:p>
          </table:table-cell>
          <table:table-cell office:value-type="float" office:value="0.94" calcext:value-type="float">
            <text:p>0,94</text:p>
          </table:table-cell>
          <table:table-cell office:value-type="float" office:value="13" calcext:value-type="float">
            <text:p>13</text:p>
          </table:table-cell>
          <table:table-cell office:value-type="float" office:value="211.09" calcext:value-type="float">
            <text:p>211,09</text:p>
          </table:table-cell>
          <table:table-cell office:value-type="float" office:value="350" calcext:value-type="float">
            <text:p>350</text:p>
          </table:table-cell>
          <table:table-cell office:value-type="float" office:value="419.34" calcext:value-type="float">
            <text:p>419,34</text:p>
          </table:table-cell>
          <table:table-cell office:value-type="float" office:value="90.78" calcext:value-type="float">
            <text:p>90,78</text:p>
          </table:table-cell>
          <table:table-cell office:value-type="float" office:value="3067" calcext:value-type="float">
            <text:p>3067</text:p>
          </table:table-cell>
          <table:table-cell table:formula="of:=[.K414]/[.L414]" office:value-type="float" office:value="4.61929940515532" calcext:value-type="float">
            <text:p>4,61929940515532</text:p>
          </table:table-cell>
        </table:table-row>
        <table:table-row table:style-name="ro1">
          <table:table-cell office:value-type="string" calcext:value-type="string">
            <text:p>g.94.2.gml</text:p>
          </table:table-cell>
          <table:table-cell office:value-type="float" office:value="94" calcext:value-type="float">
            <text:p>94</text:p>
          </table:table-cell>
          <table:table-cell office:value-type="float" office:value="174" calcext:value-type="float">
            <text:p>174</text:p>
          </table:table-cell>
          <table:table-cell office:value-type="float" office:value="13" calcext:value-type="float">
            <text:p>13</text:p>
          </table:table-cell>
          <table:table-cell office:value-type="float" office:value="3.8" calcext:value-type="float">
            <text:p>3,8</text:p>
          </table:table-cell>
          <table:table-cell office:value-type="float" office:value="15.7" calcext:value-type="float">
            <text:p>15,7</text:p>
          </table:table-cell>
          <table:table-cell office:value-type="float" office:value="3.8" calcext:value-type="float">
            <text:p>3,8</text:p>
          </table:table-cell>
          <table:table-cell office:value-type="float" office:value="124" calcext:value-type="float">
            <text:p>124</text:p>
          </table:table-cell>
          <table:table-cell office:value-type="float" office:value="217.13" calcext:value-type="float">
            <text:p>217,13</text:p>
          </table:table-cell>
          <table:table-cell office:value-type="float" office:value="148" calcext:value-type="float">
            <text:p>148</text:p>
          </table:table-cell>
          <table:table-cell office:value-type="float" office:value="394.52" calcext:value-type="float">
            <text:p>394,52</text:p>
          </table:table-cell>
          <table:table-cell office:value-type="float" office:value="70.62" calcext:value-type="float">
            <text:p>70,62</text:p>
          </table:table-cell>
          <table:table-cell office:value-type="float" office:value="637" calcext:value-type="float">
            <text:p>637</text:p>
          </table:table-cell>
          <table:table-cell table:formula="of:=[.K415]/[.L415]" office:value-type="float" office:value="5.58651939960351" calcext:value-type="float">
            <text:p>5,58651939960351</text:p>
          </table:table-cell>
        </table:table-row>
        <table:table-row table:style-name="ro1">
          <table:table-cell office:value-type="string" calcext:value-type="string">
            <text:p>g.95.0.gml</text:p>
          </table:table-cell>
          <table:table-cell office:value-type="float" office:value="95" calcext:value-type="float">
            <text:p>95</text:p>
          </table:table-cell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office:value-type="float" office:value="21.16" calcext:value-type="float">
            <text:p>21,16</text:p>
          </table:table-cell>
          <table:table-cell office:value-type="float" office:value="55.06" calcext:value-type="float">
            <text:p>55,06</text:p>
          </table:table-cell>
          <table:table-cell office:value-type="float" office:value="21.16" calcext:value-type="float">
            <text:p>21,16</text:p>
          </table:table-cell>
          <table:table-cell office:value-type="float" office:value="171" calcext:value-type="float">
            <text:p>171</text:p>
          </table:table-cell>
          <table:table-cell office:value-type="float" office:value="213.22" calcext:value-type="float">
            <text:p>213,22</text:p>
          </table:table-cell>
          <table:table-cell office:value-type="float" office:value="7" calcext:value-type="float">
            <text:p>7</text:p>
          </table:table-cell>
          <table:table-cell office:value-type="float" office:value="384.67" calcext:value-type="float">
            <text:p>384,67</text:p>
          </table:table-cell>
          <table:table-cell office:value-type="float" office:value="132.27" calcext:value-type="float">
            <text:p>132,27</text:p>
          </table:table-cell>
          <table:table-cell office:value-type="float" office:value="729" calcext:value-type="float">
            <text:p>729</text:p>
          </table:table-cell>
          <table:table-cell table:formula="of:=[.K416]/[.L416]" office:value-type="float" office:value="2.90821803885991" calcext:value-type="float">
            <text:p>2,90821803885991</text:p>
          </table:table-cell>
        </table:table-row>
        <table:table-row table:style-name="ro1">
          <table:table-cell office:value-type="string" calcext:value-type="string">
            <text:p>g.95.1.gml</text:p>
          </table:table-cell>
          <table:table-cell office:value-type="float" office:value="95" calcext:value-type="float">
            <text:p>95</text:p>
          </table:table-cell>
          <table:table-cell office:value-type="float" office:value="132" calcext:value-type="float">
            <text:p>132</text:p>
          </table:table-cell>
          <table:table-cell office:value-type="float" office:value="7" calcext:value-type="float">
            <text:p>7</text:p>
          </table:table-cell>
          <table:table-cell office:value-type="float" office:value="18.81" calcext:value-type="float">
            <text:p>18,81</text:p>
          </table:table-cell>
          <table:table-cell office:value-type="float" office:value="53.35" calcext:value-type="float">
            <text:p>53,35</text:p>
          </table:table-cell>
          <table:table-cell office:value-type="float" office:value="18.81" calcext:value-type="float">
            <text:p>18,81</text:p>
          </table:table-cell>
          <table:table-cell office:value-type="float" office:value="493" calcext:value-type="float">
            <text:p>493</text:p>
          </table:table-cell>
          <table:table-cell office:value-type="float" office:value="210.21" calcext:value-type="float">
            <text:p>210,21</text:p>
          </table:table-cell>
          <table:table-cell office:value-type="float" office:value="13" calcext:value-type="float">
            <text:p>13</text:p>
          </table:table-cell>
          <table:table-cell office:value-type="float" office:value="342.45" calcext:value-type="float">
            <text:p>342,45</text:p>
          </table:table-cell>
          <table:table-cell office:value-type="float" office:value="134.12" calcext:value-type="float">
            <text:p>134,12</text:p>
          </table:table-cell>
          <table:table-cell office:value-type="float" office:value="1703" calcext:value-type="float">
            <text:p>1703</text:p>
          </table:table-cell>
          <table:table-cell table:formula="of:=[.K417]/[.L417]" office:value-type="float" office:value="2.5533104682374" calcext:value-type="float">
            <text:p>2,5533104682374</text:p>
          </table:table-cell>
        </table:table-row>
        <table:table-row table:style-name="ro1">
          <table:table-cell office:value-type="string" calcext:value-type="string">
            <text:p>g.96.2.gml</text:p>
          </table:table-cell>
          <table:table-cell office:value-type="float" office:value="96" calcext:value-type="float">
            <text:p>96</text:p>
          </table:table-cell>
          <table:table-cell office:value-type="float" office:value="161" calcext:value-type="float">
            <text:p>161</text:p>
          </table:table-cell>
          <table:table-cell office:value-type="float" office:value="18" calcext:value-type="float">
            <text:p>18</text:p>
          </table:table-cell>
          <table:table-cell office:value-type="float" office:value="4.04" calcext:value-type="float">
            <text:p>4,04</text:p>
          </table:table-cell>
          <table:table-cell office:value-type="float" office:value="14.52" calcext:value-type="float">
            <text:p>14,52</text:p>
          </table:table-cell>
          <table:table-cell office:value-type="float" office:value="4.04" calcext:value-type="float">
            <text:p>4,04</text:p>
          </table:table-cell>
          <table:table-cell office:value-type="float" office:value="382" calcext:value-type="float">
            <text:p>382</text:p>
          </table:table-cell>
          <table:table-cell office:value-type="float" office:value="224.72" calcext:value-type="float">
            <text:p>224,72</text:p>
          </table:table-cell>
          <table:table-cell office:value-type="float" office:value="308" calcext:value-type="float">
            <text:p>308</text:p>
          </table:table-cell>
          <table:table-cell office:value-type="float" office:value="494.04" calcext:value-type="float">
            <text:p>494,04</text:p>
          </table:table-cell>
          <table:table-cell office:value-type="float" office:value="73.99" calcext:value-type="float">
            <text:p>73,99</text:p>
          </table:table-cell>
          <table:table-cell office:value-type="float" office:value="2049" calcext:value-type="float">
            <text:p>2049</text:p>
          </table:table-cell>
          <table:table-cell table:formula="of:=[.K418]/[.L418]" office:value-type="float" office:value="6.67711852953102" calcext:value-type="float">
            <text:p>6,67711852953102</text:p>
          </table:table-cell>
        </table:table-row>
        <table:table-row table:style-name="ro1">
          <table:table-cell office:value-type="string" calcext:value-type="string">
            <text:p>g.97.1.gml</text:p>
          </table:table-cell>
          <table:table-cell office:value-type="float" office:value="97" calcext:value-type="float">
            <text:p>97</text:p>
          </table:table-cell>
          <table:table-cell office:value-type="float" office:value="163" calcext:value-type="float">
            <text:p>163</text:p>
          </table:table-cell>
          <table:table-cell office:value-type="float" office:value="14" calcext:value-type="float">
            <text:p>14</text:p>
          </table:table-cell>
          <table:table-cell office:value-type="float" office:value="5.11" calcext:value-type="float">
            <text:p>5,11</text:p>
          </table:table-cell>
          <table:table-cell office:value-type="float" office:value="21.67" calcext:value-type="float">
            <text:p>21,67</text:p>
          </table:table-cell>
          <table:table-cell office:value-type="float" office:value="5.11" calcext:value-type="float">
            <text:p>5,11</text:p>
          </table:table-cell>
          <table:table-cell office:value-type="float" office:value="539" calcext:value-type="float">
            <text:p>539</text:p>
          </table:table-cell>
          <table:table-cell office:value-type="float" office:value="211.06" calcext:value-type="float">
            <text:p>211,06</text:p>
          </table:table-cell>
          <table:table-cell office:value-type="float" office:value="213" calcext:value-type="float">
            <text:p>213</text:p>
          </table:table-cell>
          <table:table-cell office:value-type="float" office:value="443.18" calcext:value-type="float">
            <text:p>443,18</text:p>
          </table:table-cell>
          <table:table-cell office:value-type="float" office:value="91.06" calcext:value-type="float">
            <text:p>91,06</text:p>
          </table:table-cell>
          <table:table-cell office:value-type="float" office:value="2685" calcext:value-type="float">
            <text:p>2685</text:p>
          </table:table-cell>
          <table:table-cell table:formula="of:=[.K419]/[.L419]" office:value-type="float" office:value="4.86690094443224" calcext:value-type="float">
            <text:p>4,86690094443224</text:p>
          </table:table-cell>
        </table:table-row>
        <table:table-row table:style-name="ro1">
          <table:table-cell office:value-type="string" calcext:value-type="string">
            <text:p>g.99.2.gml</text:p>
          </table:table-cell>
          <table:table-cell office:value-type="float" office:value="99" calcext:value-type="float">
            <text:p>99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17.92" calcext:value-type="float">
            <text:p>17,92</text:p>
          </table:table-cell>
          <table:table-cell office:value-type="float" office:value="32.77" calcext:value-type="float">
            <text:p>32,77</text:p>
          </table:table-cell>
          <table:table-cell office:value-type="float" office:value="17.92" calcext:value-type="float">
            <text:p>17,92</text:p>
          </table:table-cell>
          <table:table-cell office:value-type="float" office:value="10" calcext:value-type="float">
            <text:p>10</text:p>
          </table:table-cell>
          <table:table-cell office:value-type="float" office:value="229.45" calcext:value-type="float">
            <text:p>229,45</text:p>
          </table:table-cell>
          <table:table-cell office:value-type="float" office:value="101" calcext:value-type="float">
            <text:p>101</text:p>
          </table:table-cell>
          <table:table-cell office:value-type="float" office:value="394.89" calcext:value-type="float">
            <text:p>394,89</text:p>
          </table:table-cell>
          <table:table-cell office:value-type="float" office:value="124.41" calcext:value-type="float">
            <text:p>124,41</text:p>
          </table:table-cell>
          <table:table-cell office:value-type="float" office:value="2978" calcext:value-type="float">
            <text:p>2978</text:p>
          </table:table-cell>
          <table:table-cell table:formula="of:=[.K420]/[.L420]" office:value-type="float" office:value="3.17410176030866" calcext:value-type="float">
            <text:p>3,17410176030866</text:p>
          </table:table-cell>
        </table:table-row>
        <table:table-row table:style-name="ro1">
          <table:table-cell office:value-type="string" calcext:value-type="string">
            <text:p>g.99.1.gml</text:p>
          </table:table-cell>
          <table:table-cell office:value-type="float" office:value="99" calcext:value-type="float">
            <text:p>99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21.13" calcext:value-type="float">
            <text:p>21,13</text:p>
          </table:table-cell>
          <table:table-cell office:value-type="float" office:value="36.83" calcext:value-type="float">
            <text:p>36,83</text:p>
          </table:table-cell>
          <table:table-cell office:value-type="float" office:value="21.13" calcext:value-type="float">
            <text:p>21,13</text:p>
          </table:table-cell>
          <table:table-cell office:value-type="float" office:value="10" calcext:value-type="float">
            <text:p>10</text:p>
          </table:table-cell>
          <table:table-cell office:value-type="float" office:value="230.11" calcext:value-type="float">
            <text:p>230,11</text:p>
          </table:table-cell>
          <table:table-cell office:value-type="float" office:value="104" calcext:value-type="float">
            <text:p>104</text:p>
          </table:table-cell>
          <table:table-cell office:value-type="float" office:value="421.95" calcext:value-type="float">
            <text:p>421,95</text:p>
          </table:table-cell>
          <table:table-cell office:value-type="float" office:value="118.49" calcext:value-type="float">
            <text:p>118,49</text:p>
          </table:table-cell>
          <table:table-cell office:value-type="float" office:value="3170" calcext:value-type="float">
            <text:p>3170</text:p>
          </table:table-cell>
          <table:table-cell table:formula="of:=[.K421]/[.L421]" office:value-type="float" office:value="3.56106000506372" calcext:value-type="float">
            <text:p>3,56106000506372</text:p>
          </table:table-cell>
        </table:table-row>
        <table:table-row table:style-name="ro1">
          <table:table-cell office:value-type="string" calcext:value-type="string">
            <text:p>g.99.0.gml</text:p>
          </table:table-cell>
          <table:table-cell office:value-type="float" office:value="99" calcext:value-type="float">
            <text:p>99</text:p>
          </table:table-cell>
          <table:table-cell office:value-type="float" office:value="154" calcext:value-type="float">
            <text:p>154</text:p>
          </table:table-cell>
          <table:table-cell office:value-type="float" office:value="8" calcext:value-type="float">
            <text:p>8</text:p>
          </table:table-cell>
          <table:table-cell office:value-type="float" office:value="19.36" calcext:value-type="float">
            <text:p>19,36</text:p>
          </table:table-cell>
          <table:table-cell office:value-type="float" office:value="41.3" calcext:value-type="float">
            <text:p>41,3</text:p>
          </table:table-cell>
          <table:table-cell office:value-type="float" office:value="19.36" calcext:value-type="float">
            <text:p>19,36</text:p>
          </table:table-cell>
          <table:table-cell office:value-type="float" office:value="290" calcext:value-type="float">
            <text:p>290</text:p>
          </table:table-cell>
          <table:table-cell office:value-type="float" office:value="217.92" calcext:value-type="float">
            <text:p>217,92</text:p>
          </table:table-cell>
          <table:table-cell office:value-type="float" office:value="14" calcext:value-type="float">
            <text:p>14</text:p>
          </table:table-cell>
          <table:table-cell office:value-type="float" office:value="402.06" calcext:value-type="float">
            <text:p>402,06</text:p>
          </table:table-cell>
          <table:table-cell office:value-type="float" office:value="111.64" calcext:value-type="float">
            <text:p>111,64</text:p>
          </table:table-cell>
          <table:table-cell office:value-type="float" office:value="1180" calcext:value-type="float">
            <text:p>1180</text:p>
          </table:table-cell>
          <table:table-cell table:formula="of:=[.K422]/[.L422]" office:value-type="float" office:value="3.60139734862057" calcext:value-type="float">
            <text:p>3,60139734862057</text:p>
          </table:table-cell>
        </table:table-row>
        <table:table-row table:style-name="ro1">
          <table:table-cell office:value-type="string" calcext:value-type="string">
            <text:p>g.100.1.gml</text:p>
          </table:table-cell>
          <table:table-cell office:value-type="float" office:value="100" calcext:value-type="float">
            <text:p>100</text:p>
          </table:table-cell>
          <table:table-cell office:value-type="float" office:value="191" calcext:value-type="float">
            <text:p>191</text:p>
          </table:table-cell>
          <table:table-cell office:value-type="float" office:value="25" calcext:value-type="float">
            <text:p>25</text:p>
          </table:table-cell>
          <table:table-cell office:value-type="float" office:value="1.16" calcext:value-type="float">
            <text:p>1,16</text:p>
          </table:table-cell>
          <table:table-cell office:value-type="float" office:value="16.69" calcext:value-type="float">
            <text:p>16,69</text:p>
          </table:table-cell>
          <table:table-cell office:value-type="float" office:value="1.16" calcext:value-type="float">
            <text:p>1,16</text:p>
          </table:table-cell>
          <table:table-cell office:value-type="float" office:value="306" calcext:value-type="float">
            <text:p>306</text:p>
          </table:table-cell>
          <table:table-cell office:value-type="float" office:value="224.15" calcext:value-type="float">
            <text:p>224,15</text:p>
          </table:table-cell>
          <table:table-cell office:value-type="float" office:value="387" calcext:value-type="float">
            <text:p>387</text:p>
          </table:table-cell>
          <table:table-cell office:value-type="float" office:value="487.14" calcext:value-type="float">
            <text:p>487,14</text:p>
          </table:table-cell>
          <table:table-cell office:value-type="float" office:value="74.66" calcext:value-type="float">
            <text:p>74,66</text:p>
          </table:table-cell>
          <table:table-cell office:value-type="float" office:value="2029" calcext:value-type="float">
            <text:p>2029</text:p>
          </table:table-cell>
          <table:table-cell table:formula="of:=[.K423]/[.L423]" office:value-type="float" office:value="6.52477899812483" calcext:value-type="float">
            <text:p>6,52477899812483</text:p>
          </table:table-cell>
        </table:table-row>
        <table:table-row table:style-name="ro1">
          <table:table-cell office:value-type="string" calcext:value-type="string">
            <text:p>g.100.0.gml</text:p>
          </table:table-cell>
          <table:table-cell office:value-type="float" office:value="100" calcext:value-type="float">
            <text:p>100</text:p>
          </table:table-cell>
          <table:table-cell office:value-type="float" office:value="191" calcext:value-type="float">
            <text:p>191</text:p>
          </table:table-cell>
          <table:table-cell office:value-type="float" office:value="25" calcext:value-type="float">
            <text:p>25</text:p>
          </table:table-cell>
          <table:table-cell office:value-type="float" office:value="0.93" calcext:value-type="float">
            <text:p>0,93</text:p>
          </table:table-cell>
          <table:table-cell office:value-type="float" office:value="14.71" calcext:value-type="float">
            <text:p>14,71</text:p>
          </table:table-cell>
          <table:table-cell office:value-type="float" office:value="0.93" calcext:value-type="float">
            <text:p>0,93</text:p>
          </table:table-cell>
          <table:table-cell office:value-type="float" office:value="584" calcext:value-type="float">
            <text:p>584</text:p>
          </table:table-cell>
          <table:table-cell office:value-type="float" office:value="215.78" calcext:value-type="float">
            <text:p>215,78</text:p>
          </table:table-cell>
          <table:table-cell office:value-type="float" office:value="436" calcext:value-type="float">
            <text:p>436</text:p>
          </table:table-cell>
          <table:table-cell office:value-type="float" office:value="570.08" calcext:value-type="float">
            <text:p>570,08</text:p>
          </table:table-cell>
          <table:table-cell office:value-type="float" office:value="60.39" calcext:value-type="float">
            <text:p>60,39</text:p>
          </table:table-cell>
          <table:table-cell office:value-type="float" office:value="3824" calcext:value-type="float">
            <text:p>3824</text:p>
          </table:table-cell>
          <table:table-cell table:formula="of:=[.K424]/[.L424]" office:value-type="float" office:value="9.43997350554728" calcext:value-type="float">
            <text:p>9,43997350554728</text:p>
          </table:table-cell>
        </table:table-row>
      </table:table>
      <table:table table:name="Random Movement -1 End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graph na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time[ms]</text:p>
          </table:table-cell>
          <table:table-cell office:value-type="string" calcext:value-type="string">
            <text:p>crossing_r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g.res</text:p>
          </table:table-cell>
          <table:table-cell office:value-type="string" calcext:value-type="string">
            <text:p>aspect. Ratio</text:p>
          </table:table-cell>
          <table:table-cell office:value-type="string" calcext:value-type="string">
            <text:p>#crossing</text:p>
          </table:table-cell>
          <table:table-cell office:value-type="string" calcext:value-type="string">
            <text:p>total resolution</text:p>
          </table:table-cell>
        </table:table-row>
        <table:table-row table:style-name="ro1">
          <table:table-cell office:value-type="string" calcext:value-type="string">
            <text:p>g.10.19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150" calcext:value-type="float">
            <text:p>150</text:p>
          </table:table-cell>
          <table:table-cell office:value-type="float" office:value="60.4004" calcext:value-type="float">
            <text:p>60,400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.7093" calcext:value-type="float">
            <text:p>12,7093</text:p>
          </table:table-cell>
          <table:table-cell office:value-type="float" office:value="2.00353057981205" calcext:value-type="float">
            <text:p>2,00353057981205</text:p>
          </table:table-cell>
          <table:table-cell office:value-type="float" office:value="8" calcext:value-type="float">
            <text:p>8</text:p>
          </table:table-cell>
          <table:table-cell office:value-type="float" office:value="59.9016" calcext:value-type="float">
            <text:p>59,9016</text:p>
          </table:table-cell>
        </table:table-row>
        <table:table-row table:style-name="ro1">
          <table:table-cell office:value-type="string" calcext:value-type="string">
            <text:p>g.10.20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73" calcext:value-type="float">
            <text:p>73</text:p>
          </table:table-cell>
          <table:table-cell office:value-type="float" office:value="59.9879" calcext:value-type="float">
            <text:p>59,987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1.9537" calcext:value-type="float">
            <text:p>11,9537</text:p>
          </table:table-cell>
          <table:table-cell office:value-type="float" office:value="2.24265431559146" calcext:value-type="float">
            <text:p>2,24265431559146</text:p>
          </table:table-cell>
          <table:table-cell office:value-type="float" office:value="9" calcext:value-type="float">
            <text:p>9</text:p>
          </table:table-cell>
          <table:table-cell office:value-type="float" office:value="59.9879" calcext:value-type="float">
            <text:p>59,9879</text:p>
          </table:table-cell>
        </table:table-row>
        <table:table-row table:style-name="ro1">
          <table:table-cell office:value-type="string" calcext:value-type="string">
            <text:p>g.10.22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office:value-type="float" office:value="57.6873" calcext:value-type="float">
            <text:p>57,6873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7.9768" calcext:value-type="float">
            <text:p>7,9768</text:p>
          </table:table-cell>
          <table:table-cell office:value-type="float" office:value="5.4024316029989" calcext:value-type="float">
            <text:p>5,4024316029989</text:p>
          </table:table-cell>
          <table:table-cell office:value-type="float" office:value="16" calcext:value-type="float">
            <text:p>16</text:p>
          </table:table-cell>
          <table:table-cell office:value-type="float" office:value="57.6873" calcext:value-type="float">
            <text:p>57,6873</text:p>
          </table:table-cell>
        </table:table-row>
        <table:table-row table:style-name="ro1">
          <table:table-cell office:value-type="string" calcext:value-type="string">
            <text:p>g.10.25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27" calcext:value-type="float">
            <text:p>27</text:p>
          </table:table-cell>
          <table:table-cell office:value-type="float" office:value="55.3698" calcext:value-type="float">
            <text:p>55,369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0.7168" calcext:value-type="float">
            <text:p>10,7168</text:p>
          </table:table-cell>
          <table:table-cell office:value-type="float" office:value="3.17561488458984" calcext:value-type="float">
            <text:p>3,17561488458984</text:p>
          </table:table-cell>
          <table:table-cell office:value-type="float" office:value="30" calcext:value-type="float">
            <text:p>30</text:p>
          </table:table-cell>
          <table:table-cell office:value-type="float" office:value="55.3698" calcext:value-type="float">
            <text:p>55,3698</text:p>
          </table:table-cell>
        </table:table-row>
        <table:table-row table:style-name="ro1">
          <table:table-cell office:value-type="string" calcext:value-type="string">
            <text:p>g.10.27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113" calcext:value-type="float">
            <text:p>113</text:p>
          </table:table-cell>
          <table:table-cell office:value-type="float" office:value="76.9229" calcext:value-type="float">
            <text:p>76,922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8.3339" calcext:value-type="float">
            <text:p>8,3339</text:p>
          </table:table-cell>
          <table:table-cell office:value-type="float" office:value="2.95314569114889" calcext:value-type="float">
            <text:p>2,95314569114889</text:p>
          </table:table-cell>
          <table:table-cell office:value-type="float" office:value="7" calcext:value-type="float">
            <text:p>7</text:p>
          </table:table-cell>
          <table:table-cell office:value-type="float" office:value="76.9229" calcext:value-type="float">
            <text:p>76,9229</text:p>
          </table:table-cell>
        </table:table-row>
        <table:table-row table:style-name="ro1">
          <table:table-cell office:value-type="string" calcext:value-type="string">
            <text:p>g.10.29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102" calcext:value-type="float">
            <text:p>102</text:p>
          </table:table-cell>
          <table:table-cell office:value-type="float" office:value="72.7733" calcext:value-type="float">
            <text:p>72,773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7.3081" calcext:value-type="float">
            <text:p>7,3081</text:p>
          </table:table-cell>
          <table:table-cell office:value-type="float" office:value="2.04086892381802" calcext:value-type="float">
            <text:p>2,04086892381802</text:p>
          </table:table-cell>
          <table:table-cell office:value-type="float" office:value="8" calcext:value-type="float">
            <text:p>8</text:p>
          </table:table-cell>
          <table:table-cell office:value-type="float" office:value="72.7733" calcext:value-type="float">
            <text:p>72,7733</text:p>
          </table:table-cell>
        </table:table-row>
        <table:table-row table:style-name="ro1">
          <table:table-cell office:value-type="string" calcext:value-type="string">
            <text:p>g.10.30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34" calcext:value-type="float">
            <text:p>34</text:p>
          </table:table-cell>
          <table:table-cell office:value-type="float" office:value="83.4724" calcext:value-type="float">
            <text:p>83,472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.9405" calcext:value-type="float">
            <text:p>19,9405</text:p>
          </table:table-cell>
          <table:table-cell office:value-type="float" office:value="1.45400561626309" calcext:value-type="float">
            <text:p>1,45400561626309</text:p>
          </table:table-cell>
          <table:table-cell office:value-type="float" office:value="5" calcext:value-type="float">
            <text:p>5</text:p>
          </table:table-cell>
          <table:table-cell office:value-type="float" office:value="83.4724" calcext:value-type="float">
            <text:p>83,4724</text:p>
          </table:table-cell>
        </table:table-row>
        <table:table-row table:style-name="ro1">
          <table:table-cell office:value-type="string" calcext:value-type="string">
            <text:p>g.10.31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38" calcext:value-type="float">
            <text:p>38</text:p>
          </table:table-cell>
          <table:table-cell office:value-type="float" office:value="46.369" calcext:value-type="float">
            <text:p>46,369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.3431" calcext:value-type="float">
            <text:p>9,3431</text:p>
          </table:table-cell>
          <table:table-cell office:value-type="float" office:value="1.84418439804262" calcext:value-type="float">
            <text:p>1,84418439804262</text:p>
          </table:table-cell>
          <table:table-cell office:value-type="float" office:value="23" calcext:value-type="float">
            <text:p>23</text:p>
          </table:table-cell>
          <table:table-cell office:value-type="float" office:value="46.369" calcext:value-type="float">
            <text:p>46,369</text:p>
          </table:table-cell>
        </table:table-row>
        <table:table-row table:style-name="ro1">
          <table:table-cell office:value-type="string" calcext:value-type="string">
            <text:p>g.10.34.graphml</text:p>
          </table:table-cell>
          <table:table-cell office:value-type="float" office:value="2000" calcext:value-type="float">
            <text:p>2000</text:p>
          </table:table-cell>
          <table:table-cell office:value-type="float" office:value="156" calcext:value-type="float">
            <text:p>156</text:p>
          </table:table-cell>
          <table:table-cell office:value-type="float" office:value="59.5419" calcext:value-type="float">
            <text:p>59,5419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1.6259" calcext:value-type="float">
            <text:p>11,6259</text:p>
          </table:table-cell>
          <table:table-cell office:value-type="float" office:value="1.93411348480886" calcext:value-type="float">
            <text:p>1,93411348480886</text:p>
          </table:table-cell>
          <table:table-cell office:value-type="float" office:value="21" calcext:value-type="float">
            <text:p>21</text:p>
          </table:table-cell>
          <table:table-cell office:value-type="float" office:value="59.5419" calcext:value-type="float">
            <text:p>59,5419</text:p>
          </table:table-cell>
        </table:table-row>
        <table:table-row table:style-name="ro1">
          <table:table-cell office:value-type="string" calcext:value-type="string">
            <text:p>g.10.38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30" calcext:value-type="float">
            <text:p>30</text:p>
          </table:table-cell>
          <table:table-cell office:value-type="float" office:value="70.096" calcext:value-type="float">
            <text:p>70,09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7.125" calcext:value-type="float">
            <text:p>7,125</text:p>
          </table:table-cell>
          <table:table-cell office:value-type="float" office:value="2.35339360181581" calcext:value-type="float">
            <text:p>2,35339360181581</text:p>
          </table:table-cell>
          <table:table-cell office:value-type="float" office:value="7" calcext:value-type="float">
            <text:p>7</text:p>
          </table:table-cell>
          <table:table-cell office:value-type="float" office:value="70.096" calcext:value-type="float">
            <text:p>70,096</text:p>
          </table:table-cell>
        </table:table-row>
        <table:table-row table:style-name="ro1">
          <table:table-cell office:value-type="string" calcext:value-type="string">
            <text:p>g.10.41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33" calcext:value-type="float">
            <text:p>33</text:p>
          </table:table-cell>
          <table:table-cell office:value-type="float" office:value="69.4589" calcext:value-type="float">
            <text:p>69,458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.9203" calcext:value-type="float">
            <text:p>8,9203</text:p>
          </table:table-cell>
          <table:table-cell office:value-type="float" office:value="2.37950328058082" calcext:value-type="float">
            <text:p>2,37950328058082</text:p>
          </table:table-cell>
          <table:table-cell office:value-type="float" office:value="8" calcext:value-type="float">
            <text:p>8</text:p>
          </table:table-cell>
          <table:table-cell office:value-type="float" office:value="69.4589" calcext:value-type="float">
            <text:p>69,4589</text:p>
          </table:table-cell>
        </table:table-row>
        <table:table-row table:style-name="ro1">
          <table:table-cell office:value-type="string" calcext:value-type="string">
            <text:p>g.10.46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40" calcext:value-type="float">
            <text:p>40</text:p>
          </table:table-cell>
          <table:table-cell office:value-type="float" office:value="78.2273" calcext:value-type="float">
            <text:p>78,227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.9322" calcext:value-type="float">
            <text:p>30,9322</text:p>
          </table:table-cell>
          <table:table-cell office:value-type="float" office:value="1.54341366736727" calcext:value-type="float">
            <text:p>1,54341366736727</text:p>
          </table:table-cell>
          <table:table-cell office:value-type="float" office:value="5" calcext:value-type="float">
            <text:p>5</text:p>
          </table:table-cell>
          <table:table-cell office:value-type="float" office:value="78.2273" calcext:value-type="float">
            <text:p>78,2273</text:p>
          </table:table-cell>
        </table:table-row>
        <table:table-row table:style-name="ro1">
          <table:table-cell office:value-type="string" calcext:value-type="string">
            <text:p>g.10.61.graphml</text:p>
          </table:table-cell>
          <table:table-cell office:value-type="float" office:value="2400" calcext:value-type="float">
            <text:p>2400</text:p>
          </table:table-cell>
          <table:table-cell office:value-type="float" office:value="135" calcext:value-type="float">
            <text:p>135</text:p>
          </table:table-cell>
          <table:table-cell office:value-type="float" office:value="71.6506" calcext:value-type="float">
            <text:p>71,650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7.2332" calcext:value-type="float">
            <text:p>7,2332</text:p>
          </table:table-cell>
          <table:table-cell office:value-type="float" office:value="2.00135099385934" calcext:value-type="float">
            <text:p>2,00135099385934</text:p>
          </table:table-cell>
          <table:table-cell office:value-type="float" office:value="7" calcext:value-type="float">
            <text:p>7</text:p>
          </table:table-cell>
          <table:table-cell office:value-type="float" office:value="71.6506" calcext:value-type="float">
            <text:p>71,6506</text:p>
          </table:table-cell>
        </table:table-row>
        <table:table-row table:style-name="ro1">
          <table:table-cell office:value-type="string" calcext:value-type="string">
            <text:p>g.10.62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79.4991" calcext:value-type="float">
            <text:p>79,499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5.5987" calcext:value-type="float">
            <text:p>25,5987</text:p>
          </table:table-cell>
          <table:table-cell office:value-type="float" office:value="1.90656276079373" calcext:value-type="float">
            <text:p>1,90656276079373</text:p>
          </table:table-cell>
          <table:table-cell office:value-type="float" office:value="5" calcext:value-type="float">
            <text:p>5</text:p>
          </table:table-cell>
          <table:table-cell office:value-type="float" office:value="79.4991" calcext:value-type="float">
            <text:p>79,4991</text:p>
          </table:table-cell>
        </table:table-row>
        <table:table-row table:style-name="ro1">
          <table:table-cell office:value-type="string" calcext:value-type="string">
            <text:p>g.10.79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51" calcext:value-type="float">
            <text:p>51</text:p>
          </table:table-cell>
          <table:table-cell office:value-type="float" office:value="89.9696" calcext:value-type="float">
            <text:p>89,969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7.7697" calcext:value-type="float">
            <text:p>17,7697</text:p>
          </table:table-cell>
          <table:table-cell office:value-type="float" office:value="2.69377959656406" calcext:value-type="float">
            <text:p>2,69377959656406</text:p>
          </table:table-cell>
          <table:table-cell office:value-type="float" office:value="1" calcext:value-type="float">
            <text:p>1</text:p>
          </table:table-cell>
          <table:table-cell office:value-type="float" office:value="89.9696" calcext:value-type="float">
            <text:p>89,9696</text:p>
          </table:table-cell>
        </table:table-row>
        <table:table-row table:style-name="ro1">
          <table:table-cell office:value-type="string" calcext:value-type="string">
            <text:p>g.10.80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40" calcext:value-type="float">
            <text:p>40</text:p>
          </table:table-cell>
          <table:table-cell office:value-type="float" office:value="89.0965" calcext:value-type="float">
            <text:p>89,096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1.6725" calcext:value-type="float">
            <text:p>21,6725</text:p>
          </table:table-cell>
          <table:table-cell office:value-type="float" office:value="1.91488404761946" calcext:value-type="float">
            <text:p>1,91488404761946</text:p>
          </table:table-cell>
          <table:table-cell office:value-type="float" office:value="2" calcext:value-type="float">
            <text:p>2</text:p>
          </table:table-cell>
          <table:table-cell office:value-type="float" office:value="89.0965" calcext:value-type="float">
            <text:p>89,0965</text:p>
          </table:table-cell>
        </table:table-row>
        <table:table-row table:style-name="ro1">
          <table:table-cell office:value-type="string" calcext:value-type="string">
            <text:p>g.10.82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72.9745" calcext:value-type="float">
            <text:p>72,974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1.6182" calcext:value-type="float">
            <text:p>31,6182</text:p>
          </table:table-cell>
          <table:table-cell office:value-type="float" office:value="1.80858145355102" calcext:value-type="float">
            <text:p>1,80858145355102</text:p>
          </table:table-cell>
          <table:table-cell office:value-type="float" office:value="5" calcext:value-type="float">
            <text:p>5</text:p>
          </table:table-cell>
          <table:table-cell office:value-type="float" office:value="72.9745" calcext:value-type="float">
            <text:p>72,9745</text:p>
          </table:table-cell>
        </table:table-row>
        <table:table-row table:style-name="ro1">
          <table:table-cell office:value-type="string" calcext:value-type="string">
            <text:p>g.10.85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39" calcext:value-type="float">
            <text:p>39</text:p>
          </table:table-cell>
          <table:table-cell office:value-type="float" office:value="77.0585" calcext:value-type="float">
            <text:p>77,058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4.0118" calcext:value-type="float">
            <text:p>24,0118</text:p>
          </table:table-cell>
          <table:table-cell office:value-type="float" office:value="2.23547973695478" calcext:value-type="float">
            <text:p>2,23547973695478</text:p>
          </table:table-cell>
          <table:table-cell office:value-type="float" office:value="6" calcext:value-type="float">
            <text:p>6</text:p>
          </table:table-cell>
          <table:table-cell office:value-type="float" office:value="77.0585" calcext:value-type="float">
            <text:p>77,0585</text:p>
          </table:table-cell>
        </table:table-row>
        <table:table-row table:style-name="ro1">
          <table:table-cell office:value-type="string" calcext:value-type="string">
            <text:p>g.10.86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87.7848" calcext:value-type="float">
            <text:p>87,784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.2169" calcext:value-type="float">
            <text:p>4,2169</text:p>
          </table:table-cell>
          <table:table-cell office:value-type="float" office:value="2.41025286033674" calcext:value-type="float">
            <text:p>2,41025286033674</text:p>
          </table:table-cell>
          <table:table-cell office:value-type="float" office:value="3" calcext:value-type="float">
            <text:p>3</text:p>
          </table:table-cell>
          <table:table-cell office:value-type="float" office:value="87.7848" calcext:value-type="float">
            <text:p>87,7848</text:p>
          </table:table-cell>
        </table:table-row>
        <table:table-row table:style-name="ro1">
          <table:table-cell office:value-type="string" calcext:value-type="string">
            <text:p>g.10.88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35" calcext:value-type="float">
            <text:p>35</text:p>
          </table:table-cell>
          <table:table-cell office:value-type="float" office:value="64.129" calcext:value-type="float">
            <text:p>64,12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.3694" calcext:value-type="float">
            <text:p>11,3694</text:p>
          </table:table-cell>
          <table:table-cell office:value-type="float" office:value="1.83354622390112" calcext:value-type="float">
            <text:p>1,83354622390112</text:p>
          </table:table-cell>
          <table:table-cell office:value-type="float" office:value="9" calcext:value-type="float">
            <text:p>9</text:p>
          </table:table-cell>
          <table:table-cell office:value-type="float" office:value="64.129" calcext:value-type="float">
            <text:p>64,129</text:p>
          </table:table-cell>
        </table:table-row>
        <table:table-row table:style-name="ro1">
          <table:table-cell office:value-type="string" calcext:value-type="string">
            <text:p>g.10.94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58" calcext:value-type="float">
            <text:p>58</text:p>
          </table:table-cell>
          <table:table-cell office:value-type="float" office:value="80.9817" calcext:value-type="float">
            <text:p>80,981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8.6169" calcext:value-type="float">
            <text:p>28,6169</text:p>
          </table:table-cell>
          <table:table-cell office:value-type="float" office:value="2.01233996342794" calcext:value-type="float">
            <text:p>2,01233996342794</text:p>
          </table:table-cell>
          <table:table-cell office:value-type="float" office:value="5" calcext:value-type="float">
            <text:p>5</text:p>
          </table:table-cell>
          <table:table-cell office:value-type="float" office:value="80.9817" calcext:value-type="float">
            <text:p>80,9817</text:p>
          </table:table-cell>
        </table:table-row>
        <table:table-row table:style-name="ro1">
          <table:table-cell office:value-type="string" calcext:value-type="string">
            <text:p>g.11.16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224" calcext:value-type="float">
            <text:p>224</text:p>
          </table:table-cell>
          <table:table-cell office:value-type="float" office:value="36.1649" calcext:value-type="float">
            <text:p>36,1649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0.7491" calcext:value-type="float">
            <text:p>0,7491</text:p>
          </table:table-cell>
          <table:table-cell office:value-type="float" office:value="3.20073076418658" calcext:value-type="float">
            <text:p>3,20073076418658</text:p>
          </table:table-cell>
          <table:table-cell office:value-type="float" office:value="118" calcext:value-type="float">
            <text:p>118</text:p>
          </table:table-cell>
          <table:table-cell office:value-type="float" office:value="36.1649" calcext:value-type="float">
            <text:p>36,1649</text:p>
          </table:table-cell>
        </table:table-row>
        <table:table-row table:style-name="ro1">
          <table:table-cell office:value-type="string" calcext:value-type="string">
            <text:p>g.11.17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271" calcext:value-type="float">
            <text:p>271</text:p>
          </table:table-cell>
          <table:table-cell office:value-type="float" office:value="35.9486" calcext:value-type="float">
            <text:p>35,9486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.6724" calcext:value-type="float">
            <text:p>1,6724</text:p>
          </table:table-cell>
          <table:table-cell office:value-type="float" office:value="3.92224533826912" calcext:value-type="float">
            <text:p>3,92224533826912</text:p>
          </table:table-cell>
          <table:table-cell office:value-type="float" office:value="123" calcext:value-type="float">
            <text:p>123</text:p>
          </table:table-cell>
          <table:table-cell office:value-type="float" office:value="35.9486" calcext:value-type="float">
            <text:p>35,9486</text:p>
          </table:table-cell>
        </table:table-row>
        <table:table-row table:style-name="ro1">
          <table:table-cell office:value-type="string" calcext:value-type="string">
            <text:p>g.11.23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123" calcext:value-type="float">
            <text:p>123</text:p>
          </table:table-cell>
          <table:table-cell office:value-type="float" office:value="68.9127" calcext:value-type="float">
            <text:p>68,912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8.0834" calcext:value-type="float">
            <text:p>8,0834</text:p>
          </table:table-cell>
          <table:table-cell office:value-type="float" office:value="2.15900349848428" calcext:value-type="float">
            <text:p>2,15900349848428</text:p>
          </table:table-cell>
          <table:table-cell office:value-type="float" office:value="13" calcext:value-type="float">
            <text:p>13</text:p>
          </table:table-cell>
          <table:table-cell office:value-type="float" office:value="68.9127" calcext:value-type="float">
            <text:p>68,9127</text:p>
          </table:table-cell>
        </table:table-row>
        <table:table-row table:style-name="ro1">
          <table:table-cell office:value-type="string" calcext:value-type="string">
            <text:p>g.11.25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53" calcext:value-type="float">
            <text:p>53</text:p>
          </table:table-cell>
          <table:table-cell office:value-type="float" office:value="76.9626" calcext:value-type="float">
            <text:p>76,962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8.9612" calcext:value-type="float">
            <text:p>8,9612</text:p>
          </table:table-cell>
          <table:table-cell office:value-type="float" office:value="3.02988853462227" calcext:value-type="float">
            <text:p>3,02988853462227</text:p>
          </table:table-cell>
          <table:table-cell office:value-type="float" office:value="8" calcext:value-type="float">
            <text:p>8</text:p>
          </table:table-cell>
          <table:table-cell office:value-type="float" office:value="76.9626" calcext:value-type="float">
            <text:p>76,9626</text:p>
          </table:table-cell>
        </table:table-row>
        <table:table-row table:style-name="ro1">
          <table:table-cell office:value-type="string" calcext:value-type="string">
            <text:p>g.11.29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office:value-type="float" office:value="74.1224" calcext:value-type="float">
            <text:p>74,122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.5561" calcext:value-type="float">
            <text:p>10,5561</text:p>
          </table:table-cell>
          <table:table-cell office:value-type="float" office:value="2.11897423678122" calcext:value-type="float">
            <text:p>2,11897423678122</text:p>
          </table:table-cell>
          <table:table-cell office:value-type="float" office:value="8" calcext:value-type="float">
            <text:p>8</text:p>
          </table:table-cell>
          <table:table-cell office:value-type="float" office:value="74.1224" calcext:value-type="float">
            <text:p>74,1224</text:p>
          </table:table-cell>
        </table:table-row>
        <table:table-row table:style-name="ro1">
          <table:table-cell office:value-type="string" calcext:value-type="string">
            <text:p>g.11.71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82" calcext:value-type="float">
            <text:p>82</text:p>
          </table:table-cell>
          <table:table-cell office:value-type="float" office:value="73.5504" calcext:value-type="float">
            <text:p>73,550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1.2969" calcext:value-type="float">
            <text:p>31,2969</text:p>
          </table:table-cell>
          <table:table-cell office:value-type="float" office:value="1.69564545020678" calcext:value-type="float">
            <text:p>1,69564545020678</text:p>
          </table:table-cell>
          <table:table-cell office:value-type="float" office:value="4" calcext:value-type="float">
            <text:p>4</text:p>
          </table:table-cell>
          <table:table-cell office:value-type="float" office:value="73.5504" calcext:value-type="float">
            <text:p>73,5504</text:p>
          </table:table-cell>
        </table:table-row>
        <table:table-row table:style-name="ro1">
          <table:table-cell office:value-type="string" calcext:value-type="string">
            <text:p>g.11.72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89.8997" calcext:value-type="float">
            <text:p>89,899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7.1028" calcext:value-type="float">
            <text:p>37,1028</text:p>
          </table:table-cell>
          <table:table-cell office:value-type="float" office:value="1.65350284919147" calcext:value-type="float">
            <text:p>1,65350284919147</text:p>
          </table:table-cell>
          <table:table-cell office:value-type="float" office:value="1" calcext:value-type="float">
            <text:p>1</text:p>
          </table:table-cell>
          <table:table-cell office:value-type="float" office:value="89.8997" calcext:value-type="float">
            <text:p>89,8997</text:p>
          </table:table-cell>
        </table:table-row>
        <table:table-row table:style-name="ro1">
          <table:table-cell office:value-type="string" calcext:value-type="string">
            <text:p>g.12.107.graphml</text:p>
          </table:table-cell>
          <table:table-cell office:value-type="float" office:value="2000" calcext:value-type="float">
            <text:p>2000</text:p>
          </table:table-cell>
          <table:table-cell office:value-type="float" office:value="194" calcext:value-type="float">
            <text:p>194</text:p>
          </table:table-cell>
          <table:table-cell office:value-type="float" office:value="72.5875" calcext:value-type="float">
            <text:p>72,587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7.4734" calcext:value-type="float">
            <text:p>7,4734</text:p>
          </table:table-cell>
          <table:table-cell office:value-type="float" office:value="1.71981234709783" calcext:value-type="float">
            <text:p>1,71981234709783</text:p>
          </table:table-cell>
          <table:table-cell office:value-type="float" office:value="9" calcext:value-type="float">
            <text:p>9</text:p>
          </table:table-cell>
          <table:table-cell office:value-type="float" office:value="72.5875" calcext:value-type="float">
            <text:p>72,5875</text:p>
          </table:table-cell>
        </table:table-row>
        <table:table-row table:style-name="ro1">
          <table:table-cell office:value-type="string" calcext:value-type="string">
            <text:p>g.12.108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 office:value-type="float" office:value="89.9674" calcext:value-type="float">
            <text:p>89,9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7.8264" calcext:value-type="float">
            <text:p>37,8264</text:p>
          </table:table-cell>
          <table:table-cell office:value-type="float" office:value="1.52016060077513" calcext:value-type="float">
            <text:p>1,52016060077513</text:p>
          </table:table-cell>
          <table:table-cell office:value-type="float" office:value="1" calcext:value-type="float">
            <text:p>1</text:p>
          </table:table-cell>
          <table:table-cell office:value-type="float" office:value="89.9674" calcext:value-type="float">
            <text:p>89,9674</text:p>
          </table:table-cell>
        </table:table-row>
        <table:table-row table:style-name="ro1">
          <table:table-cell office:value-type="string" calcext:value-type="string">
            <text:p>g.12.111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108" calcext:value-type="float">
            <text:p>108</text:p>
          </table:table-cell>
          <table:table-cell office:value-type="float" office:value="57.26" calcext:value-type="float">
            <text:p>57,2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.656" calcext:value-type="float">
            <text:p>2,656</text:p>
          </table:table-cell>
          <table:table-cell office:value-type="float" office:value="2.84243549204875" calcext:value-type="float">
            <text:p>2,84243549204875</text:p>
          </table:table-cell>
          <table:table-cell office:value-type="float" office:value="9" calcext:value-type="float">
            <text:p>9</text:p>
          </table:table-cell>
          <table:table-cell office:value-type="float" office:value="57.26" calcext:value-type="float">
            <text:p>57,26</text:p>
          </table:table-cell>
        </table:table-row>
        <table:table-row table:style-name="ro1">
          <table:table-cell office:value-type="string" calcext:value-type="string">
            <text:p>g.12.112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92" calcext:value-type="float">
            <text:p>92</text:p>
          </table:table-cell>
          <table:table-cell office:value-type="float" office:value="59.7978" calcext:value-type="float">
            <text:p>59,797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5.1541" calcext:value-type="float">
            <text:p>15,1541</text:p>
          </table:table-cell>
          <table:table-cell office:value-type="float" office:value="2.89725042825879" calcext:value-type="float">
            <text:p>2,89725042825879</text:p>
          </table:table-cell>
          <table:table-cell office:value-type="float" office:value="12" calcext:value-type="float">
            <text:p>12</text:p>
          </table:table-cell>
          <table:table-cell office:value-type="float" office:value="59.7978" calcext:value-type="float">
            <text:p>59,7978</text:p>
          </table:table-cell>
        </table:table-row>
        <table:table-row table:style-name="ro1">
          <table:table-cell office:value-type="string" calcext:value-type="string">
            <text:p>g.12.118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84" calcext:value-type="float">
            <text:p>84</text:p>
          </table:table-cell>
          <table:table-cell office:value-type="float" office:value="86.993" calcext:value-type="float">
            <text:p>86,99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0.3764" calcext:value-type="float">
            <text:p>20,3764</text:p>
          </table:table-cell>
          <table:table-cell office:value-type="float" office:value="1.67768366573804" calcext:value-type="float">
            <text:p>1,67768366573804</text:p>
          </table:table-cell>
          <table:table-cell office:value-type="float" office:value="4" calcext:value-type="float">
            <text:p>4</text:p>
          </table:table-cell>
          <table:table-cell office:value-type="float" office:value="86.993" calcext:value-type="float">
            <text:p>86,993</text:p>
          </table:table-cell>
        </table:table-row>
        <table:table-row table:style-name="ro1">
          <table:table-cell office:value-type="string" calcext:value-type="string">
            <text:p>g.12.121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120" calcext:value-type="float">
            <text:p>120</text:p>
          </table:table-cell>
          <table:table-cell office:value-type="float" office:value="73.6668" calcext:value-type="float">
            <text:p>73,666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.0417" calcext:value-type="float">
            <text:p>24,0417</text:p>
          </table:table-cell>
          <table:table-cell office:value-type="float" office:value="1.53682239583794" calcext:value-type="float">
            <text:p>1,53682239583794</text:p>
          </table:table-cell>
          <table:table-cell office:value-type="float" office:value="5" calcext:value-type="float">
            <text:p>5</text:p>
          </table:table-cell>
          <table:table-cell office:value-type="float" office:value="73.6668" calcext:value-type="float">
            <text:p>73,6668</text:p>
          </table:table-cell>
        </table:table-row>
        <table:table-row table:style-name="ro1">
          <table:table-cell office:value-type="string" calcext:value-type="string">
            <text:p>g.12.145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129" calcext:value-type="float">
            <text:p>129</text:p>
          </table:table-cell>
          <table:table-cell office:value-type="float" office:value="71.2489" calcext:value-type="float">
            <text:p>71,2489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3.5774" calcext:value-type="float">
            <text:p>13,5774</text:p>
          </table:table-cell>
          <table:table-cell office:value-type="float" office:value="2.44322995843874" calcext:value-type="float">
            <text:p>2,44322995843874</text:p>
          </table:table-cell>
          <table:table-cell office:value-type="float" office:value="10" calcext:value-type="float">
            <text:p>10</text:p>
          </table:table-cell>
          <table:table-cell office:value-type="float" office:value="71.2489" calcext:value-type="float">
            <text:p>71,2489</text:p>
          </table:table-cell>
        </table:table-row>
        <table:table-row table:style-name="ro1">
          <table:table-cell office:value-type="string" calcext:value-type="string">
            <text:p>g.12.22.graphml</text:p>
          </table:table-cell>
          <table:table-cell office:value-type="float" office:value="2000" calcext:value-type="float">
            <text:p>2000</text:p>
          </table:table-cell>
          <table:table-cell office:value-type="float" office:value="203" calcext:value-type="float">
            <text:p>203</text:p>
          </table:table-cell>
          <table:table-cell office:value-type="float" office:value="72.212" calcext:value-type="float">
            <text:p>72,21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2.3706" calcext:value-type="float">
            <text:p>12,3706</text:p>
          </table:table-cell>
          <table:table-cell office:value-type="float" office:value="2.29807852321963" calcext:value-type="float">
            <text:p>2,29807852321963</text:p>
          </table:table-cell>
          <table:table-cell office:value-type="float" office:value="9" calcext:value-type="float">
            <text:p>9</text:p>
          </table:table-cell>
          <table:table-cell office:value-type="float" office:value="72.212" calcext:value-type="float">
            <text:p>72,212</text:p>
          </table:table-cell>
        </table:table-row>
        <table:table-row table:style-name="ro1">
          <table:table-cell office:value-type="string" calcext:value-type="string">
            <text:p>g.12.31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68" calcext:value-type="float">
            <text:p>68</text:p>
          </table:table-cell>
          <table:table-cell office:value-type="float" office:value="72.6308" calcext:value-type="float">
            <text:p>72,630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8.3367" calcext:value-type="float">
            <text:p>8,3367</text:p>
          </table:table-cell>
          <table:table-cell office:value-type="float" office:value="1.98197471040899" calcext:value-type="float">
            <text:p>1,98197471040899</text:p>
          </table:table-cell>
          <table:table-cell office:value-type="float" office:value="8" calcext:value-type="float">
            <text:p>8</text:p>
          </table:table-cell>
          <table:table-cell office:value-type="float" office:value="72.6308" calcext:value-type="float">
            <text:p>72,6308</text:p>
          </table:table-cell>
        </table:table-row>
        <table:table-row table:style-name="ro1">
          <table:table-cell office:value-type="string" calcext:value-type="string">
            <text:p>g.12.40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57.9452" calcext:value-type="float">
            <text:p>57,94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.3139" calcext:value-type="float">
            <text:p>3,3139</text:p>
          </table:table-cell>
          <table:table-cell office:value-type="float" office:value="2.95511978184171" calcext:value-type="float">
            <text:p>2,95511978184171</text:p>
          </table:table-cell>
          <table:table-cell office:value-type="float" office:value="27" calcext:value-type="float">
            <text:p>27</text:p>
          </table:table-cell>
          <table:table-cell office:value-type="float" office:value="57.9452" calcext:value-type="float">
            <text:p>57,9452</text:p>
          </table:table-cell>
        </table:table-row>
        <table:table-row table:style-name="ro1">
          <table:table-cell office:value-type="string" calcext:value-type="string">
            <text:p>g.12.60.graphml</text:p>
          </table:table-cell>
          <table:table-cell office:value-type="float" office:value="2700" calcext:value-type="float">
            <text:p>2700</text:p>
          </table:table-cell>
          <table:table-cell office:value-type="float" office:value="308" calcext:value-type="float">
            <text:p>308</text:p>
          </table:table-cell>
          <table:table-cell office:value-type="float" office:value="77.0967" calcext:value-type="float">
            <text:p>77,0967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7.005" calcext:value-type="float">
            <text:p>7,005</text:p>
          </table:table-cell>
          <table:table-cell office:value-type="float" office:value="2.3240783038788" calcext:value-type="float">
            <text:p>2,3240783038788</text:p>
          </table:table-cell>
          <table:table-cell office:value-type="float" office:value="10" calcext:value-type="float">
            <text:p>10</text:p>
          </table:table-cell>
          <table:table-cell office:value-type="float" office:value="77.0967" calcext:value-type="float">
            <text:p>77,0967</text:p>
          </table:table-cell>
        </table:table-row>
        <table:table-row table:style-name="ro1">
          <table:table-cell office:value-type="string" calcext:value-type="string">
            <text:p>g.12.62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33" calcext:value-type="float">
            <text:p>33</text:p>
          </table:table-cell>
          <table:table-cell office:value-type="float" office:value="69.4097" calcext:value-type="float">
            <text:p>69,4097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.7153" calcext:value-type="float">
            <text:p>3,7153</text:p>
          </table:table-cell>
          <table:table-cell office:value-type="float" office:value="2.03462753854709" calcext:value-type="float">
            <text:p>2,03462753854709</text:p>
          </table:table-cell>
          <table:table-cell office:value-type="float" office:value="9" calcext:value-type="float">
            <text:p>9</text:p>
          </table:table-cell>
          <table:table-cell office:value-type="float" office:value="69.4097" calcext:value-type="float">
            <text:p>69,4097</text:p>
          </table:table-cell>
        </table:table-row>
        <table:table-row table:style-name="ro1">
          <table:table-cell office:value-type="string" calcext:value-type="string">
            <text:p>g.12.63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54" calcext:value-type="float">
            <text:p>54</text:p>
          </table:table-cell>
          <table:table-cell office:value-type="float" office:value="58.8392" calcext:value-type="float">
            <text:p>58,839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.9682" calcext:value-type="float">
            <text:p>4,9682</text:p>
          </table:table-cell>
          <table:table-cell office:value-type="float" office:value="2.45151882912295" calcext:value-type="float">
            <text:p>2,45151882912295</text:p>
          </table:table-cell>
          <table:table-cell office:value-type="float" office:value="24" calcext:value-type="float">
            <text:p>24</text:p>
          </table:table-cell>
          <table:table-cell office:value-type="float" office:value="58.8392" calcext:value-type="float">
            <text:p>58,8392</text:p>
          </table:table-cell>
        </table:table-row>
        <table:table-row table:style-name="ro1">
          <table:table-cell office:value-type="string" calcext:value-type="string">
            <text:p>g.12.75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55.6658" calcext:value-type="float">
            <text:p>55,665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.4907" calcext:value-type="float">
            <text:p>2,4907</text:p>
          </table:table-cell>
          <table:table-cell office:value-type="float" office:value="3.85414196252798" calcext:value-type="float">
            <text:p>3,85414196252798</text:p>
          </table:table-cell>
          <table:table-cell office:value-type="float" office:value="27" calcext:value-type="float">
            <text:p>27</text:p>
          </table:table-cell>
          <table:table-cell office:value-type="float" office:value="55.6658" calcext:value-type="float">
            <text:p>55,6658</text:p>
          </table:table-cell>
        </table:table-row>
        <table:table-row table:style-name="ro1">
          <table:table-cell office:value-type="string" calcext:value-type="string">
            <text:p>g.12.76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99" calcext:value-type="float">
            <text:p>99</text:p>
          </table:table-cell>
          <table:table-cell office:value-type="float" office:value="52.8483" calcext:value-type="float">
            <text:p>52,8483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.3713" calcext:value-type="float">
            <text:p>1,3713</text:p>
          </table:table-cell>
          <table:table-cell office:value-type="float" office:value="2.60218948606859" calcext:value-type="float">
            <text:p>2,60218948606859</text:p>
          </table:table-cell>
          <table:table-cell office:value-type="float" office:value="27" calcext:value-type="float">
            <text:p>27</text:p>
          </table:table-cell>
          <table:table-cell office:value-type="float" office:value="52.8483" calcext:value-type="float">
            <text:p>52,8483</text:p>
          </table:table-cell>
        </table:table-row>
        <table:table-row table:style-name="ro1">
          <table:table-cell office:value-type="string" calcext:value-type="string">
            <text:p>g.12.77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60" calcext:value-type="float">
            <text:p>60</text:p>
          </table:table-cell>
          <table:table-cell office:value-type="float" office:value="89.881" calcext:value-type="float">
            <text:p>89,88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5.6576" calcext:value-type="float">
            <text:p>15,6576</text:p>
          </table:table-cell>
          <table:table-cell office:value-type="float" office:value="1.74615588851052" calcext:value-type="float">
            <text:p>1,74615588851052</text:p>
          </table:table-cell>
          <table:table-cell office:value-type="float" office:value="2" calcext:value-type="float">
            <text:p>2</text:p>
          </table:table-cell>
          <table:table-cell office:value-type="float" office:value="89.881" calcext:value-type="float">
            <text:p>89,881</text:p>
          </table:table-cell>
        </table:table-row>
        <table:table-row table:style-name="ro1">
          <table:table-cell office:value-type="string" calcext:value-type="string">
            <text:p>g.12.78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41" calcext:value-type="float">
            <text:p>41</text:p>
          </table:table-cell>
          <table:table-cell office:value-type="float" office:value="89.9911" calcext:value-type="float">
            <text:p>89,99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.7834" calcext:value-type="float">
            <text:p>12,7834</text:p>
          </table:table-cell>
          <table:table-cell office:value-type="float" office:value="1.83681423519164" calcext:value-type="float">
            <text:p>1,83681423519164</text:p>
          </table:table-cell>
          <table:table-cell office:value-type="float" office:value="1" calcext:value-type="float">
            <text:p>1</text:p>
          </table:table-cell>
          <table:table-cell office:value-type="float" office:value="89.9911" calcext:value-type="float">
            <text:p>89,9911</text:p>
          </table:table-cell>
        </table:table-row>
        <table:table-row table:style-name="ro1">
          <table:table-cell office:value-type="string" calcext:value-type="string">
            <text:p>g.12.79.graphml</text:p>
          </table:table-cell>
          <table:table-cell office:value-type="float" office:value="3100" calcext:value-type="float">
            <text:p>3100</text:p>
          </table:table-cell>
          <table:table-cell office:value-type="float" office:value="399" calcext:value-type="float">
            <text:p>399</text:p>
          </table:table-cell>
          <table:table-cell office:value-type="float" office:value="75.9267" calcext:value-type="float">
            <text:p>75,9267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0.1982" calcext:value-type="float">
            <text:p>10,1982</text:p>
          </table:table-cell>
          <table:table-cell office:value-type="float" office:value="2.3076592845778" calcext:value-type="float">
            <text:p>2,3076592845778</text:p>
          </table:table-cell>
          <table:table-cell office:value-type="float" office:value="10" calcext:value-type="float">
            <text:p>10</text:p>
          </table:table-cell>
          <table:table-cell office:value-type="float" office:value="75.9267" calcext:value-type="float">
            <text:p>75,9267</text:p>
          </table:table-cell>
        </table:table-row>
        <table:table-row table:style-name="ro1">
          <table:table-cell office:value-type="string" calcext:value-type="string">
            <text:p>g.12.88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156" calcext:value-type="float">
            <text:p>156</text:p>
          </table:table-cell>
          <table:table-cell office:value-type="float" office:value="50.9596" calcext:value-type="float">
            <text:p>50,9596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6.1047" calcext:value-type="float">
            <text:p>6,1047</text:p>
          </table:table-cell>
          <table:table-cell office:value-type="float" office:value="3.38345679261694" calcext:value-type="float">
            <text:p>3,38345679261694</text:p>
          </table:table-cell>
          <table:table-cell office:value-type="float" office:value="29" calcext:value-type="float">
            <text:p>29</text:p>
          </table:table-cell>
          <table:table-cell office:value-type="float" office:value="50.9596" calcext:value-type="float">
            <text:p>50,9596</text:p>
          </table:table-cell>
        </table:table-row>
        <table:table-row table:style-name="ro1">
          <table:table-cell office:value-type="string" calcext:value-type="string">
            <text:p>g.12.91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107" calcext:value-type="float">
            <text:p>107</text:p>
          </table:table-cell>
          <table:table-cell office:value-type="float" office:value="59.2338" calcext:value-type="float">
            <text:p>59,2338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6.5893" calcext:value-type="float">
            <text:p>6,5893</text:p>
          </table:table-cell>
          <table:table-cell office:value-type="float" office:value="2.29255691664696" calcext:value-type="float">
            <text:p>2,29255691664696</text:p>
          </table:table-cell>
          <table:table-cell office:value-type="float" office:value="15" calcext:value-type="float">
            <text:p>15</text:p>
          </table:table-cell>
          <table:table-cell office:value-type="float" office:value="59.2338" calcext:value-type="float">
            <text:p>59,2338</text:p>
          </table:table-cell>
        </table:table-row>
        <table:table-row table:style-name="ro1">
          <table:table-cell office:value-type="string" calcext:value-type="string">
            <text:p>g.12.98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133" calcext:value-type="float">
            <text:p>133</text:p>
          </table:table-cell>
          <table:table-cell office:value-type="float" office:value="67.4549" calcext:value-type="float">
            <text:p>67,4549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.5348" calcext:value-type="float">
            <text:p>5,5348</text:p>
          </table:table-cell>
          <table:table-cell office:value-type="float" office:value="2.38828889059982" calcext:value-type="float">
            <text:p>2,38828889059982</text:p>
          </table:table-cell>
          <table:table-cell office:value-type="float" office:value="9" calcext:value-type="float">
            <text:p>9</text:p>
          </table:table-cell>
          <table:table-cell office:value-type="float" office:value="67.4549" calcext:value-type="float">
            <text:p>67,4549</text:p>
          </table:table-cell>
        </table:table-row>
        <table:table-row table:style-name="ro1">
          <table:table-cell office:value-type="string" calcext:value-type="string">
            <text:p>g.13.117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89.88" calcext:value-type="float">
            <text:p>89,8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4.1482" calcext:value-type="float">
            <text:p>34,1482</text:p>
          </table:table-cell>
          <table:table-cell office:value-type="float" office:value="1.81824332823728" calcext:value-type="float">
            <text:p>1,81824332823728</text:p>
          </table:table-cell>
          <table:table-cell office:value-type="float" office:value="1" calcext:value-type="float">
            <text:p>1</text:p>
          </table:table-cell>
          <table:table-cell office:value-type="float" office:value="89.88" calcext:value-type="float">
            <text:p>89,88</text:p>
          </table:table-cell>
        </table:table-row>
        <table:table-row table:style-name="ro1">
          <table:table-cell office:value-type="string" calcext:value-type="string">
            <text:p>g.13.34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58" calcext:value-type="float">
            <text:p>58</text:p>
          </table:table-cell>
          <table:table-cell office:value-type="float" office:value="43.6774" calcext:value-type="float">
            <text:p>43,6774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4.9182" calcext:value-type="float">
            <text:p>4,9182</text:p>
          </table:table-cell>
          <table:table-cell office:value-type="float" office:value="3.52813193868351" calcext:value-type="float">
            <text:p>3,52813193868351</text:p>
          </table:table-cell>
          <table:table-cell office:value-type="float" office:value="58" calcext:value-type="float">
            <text:p>58</text:p>
          </table:table-cell>
          <table:table-cell office:value-type="float" office:value="43.6774" calcext:value-type="float">
            <text:p>43,6774</text:p>
          </table:table-cell>
        </table:table-row>
        <table:table-row table:style-name="ro1">
          <table:table-cell office:value-type="string" calcext:value-type="string">
            <text:p>g.13.48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160" calcext:value-type="float">
            <text:p>160</text:p>
          </table:table-cell>
          <table:table-cell office:value-type="float" office:value="33.0916" calcext:value-type="float">
            <text:p>33,0916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3.5348" calcext:value-type="float">
            <text:p>3,5348</text:p>
          </table:table-cell>
          <table:table-cell office:value-type="float" office:value="3.63825981153783" calcext:value-type="float">
            <text:p>3,63825981153783</text:p>
          </table:table-cell>
          <table:table-cell office:value-type="float" office:value="134" calcext:value-type="float">
            <text:p>134</text:p>
          </table:table-cell>
          <table:table-cell office:value-type="float" office:value="33.0916" calcext:value-type="float">
            <text:p>33,0916</text:p>
          </table:table-cell>
        </table:table-row>
        <table:table-row table:style-name="ro1">
          <table:table-cell office:value-type="string" calcext:value-type="string">
            <text:p>g.13.49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263" calcext:value-type="float">
            <text:p>263</text:p>
          </table:table-cell>
          <table:table-cell office:value-type="float" office:value="33.812" calcext:value-type="float">
            <text:p>33,812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0.7848" calcext:value-type="float">
            <text:p>0,7848</text:p>
          </table:table-cell>
          <table:table-cell office:value-type="float" office:value="3.68188575612082" calcext:value-type="float">
            <text:p>3,68188575612082</text:p>
          </table:table-cell>
          <table:table-cell office:value-type="float" office:value="138" calcext:value-type="float">
            <text:p>138</text:p>
          </table:table-cell>
          <table:table-cell office:value-type="float" office:value="33.812" calcext:value-type="float">
            <text:p>33,812</text:p>
          </table:table-cell>
        </table:table-row>
        <table:table-row table:style-name="ro1">
          <table:table-cell office:value-type="string" calcext:value-type="string">
            <text:p>g.13.51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office:value-type="float" office:value="32.3455" calcext:value-type="float">
            <text:p>32,3455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1.7899" calcext:value-type="float">
            <text:p>1,7899</text:p>
          </table:table-cell>
          <table:table-cell office:value-type="float" office:value="3.67666707688385" calcext:value-type="float">
            <text:p>3,67666707688385</text:p>
          </table:table-cell>
          <table:table-cell office:value-type="float" office:value="136" calcext:value-type="float">
            <text:p>136</text:p>
          </table:table-cell>
          <table:table-cell office:value-type="float" office:value="32.3455" calcext:value-type="float">
            <text:p>32,3455</text:p>
          </table:table-cell>
        </table:table-row>
        <table:table-row table:style-name="ro1">
          <table:table-cell office:value-type="string" calcext:value-type="string">
            <text:p>g.13.52.graphml</text:p>
          </table:table-cell>
          <table:table-cell office:value-type="float" office:value="3100" calcext:value-type="float">
            <text:p>3100</text:p>
          </table:table-cell>
          <table:table-cell office:value-type="float" office:value="274" calcext:value-type="float">
            <text:p>274</text:p>
          </table:table-cell>
          <table:table-cell office:value-type="float" office:value="65.7573" calcext:value-type="float">
            <text:p>65,7573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4.1612" calcext:value-type="float">
            <text:p>4,1612</text:p>
          </table:table-cell>
          <table:table-cell office:value-type="float" office:value="3.15992963268823" calcext:value-type="float">
            <text:p>3,15992963268823</text:p>
          </table:table-cell>
          <table:table-cell office:value-type="float" office:value="24" calcext:value-type="float">
            <text:p>24</text:p>
          </table:table-cell>
          <table:table-cell office:value-type="float" office:value="65.7573" calcext:value-type="float">
            <text:p>65,7573</text:p>
          </table:table-cell>
        </table:table-row>
        <table:table-row table:style-name="ro1">
          <table:table-cell office:value-type="string" calcext:value-type="string">
            <text:p>g.13.53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79" calcext:value-type="float">
            <text:p>79</text:p>
          </table:table-cell>
          <table:table-cell office:value-type="float" office:value="59.8561" calcext:value-type="float">
            <text:p>59,856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8.9657" calcext:value-type="float">
            <text:p>8,9657</text:p>
          </table:table-cell>
          <table:table-cell office:value-type="float" office:value="3.00225633740578" calcext:value-type="float">
            <text:p>3,00225633740578</text:p>
          </table:table-cell>
          <table:table-cell office:value-type="float" office:value="20" calcext:value-type="float">
            <text:p>20</text:p>
          </table:table-cell>
          <table:table-cell office:value-type="float" office:value="59.8561" calcext:value-type="float">
            <text:p>59,8561</text:p>
          </table:table-cell>
        </table:table-row>
        <table:table-row table:style-name="ro1">
          <table:table-cell office:value-type="string" calcext:value-type="string">
            <text:p>g.13.54.graphml</text:p>
          </table:table-cell>
          <table:table-cell office:value-type="float" office:value="1800" calcext:value-type="float">
            <text:p>1800</text:p>
          </table:table-cell>
          <table:table-cell office:value-type="float" office:value="102" calcext:value-type="float">
            <text:p>102</text:p>
          </table:table-cell>
          <table:table-cell office:value-type="float" office:value="71.5007" calcext:value-type="float">
            <text:p>71,500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6.1217" calcext:value-type="float">
            <text:p>6,1217</text:p>
          </table:table-cell>
          <table:table-cell office:value-type="float" office:value="1.42444800257067" calcext:value-type="float">
            <text:p>1,42444800257067</text:p>
          </table:table-cell>
          <table:table-cell office:value-type="float" office:value="4" calcext:value-type="float">
            <text:p>4</text:p>
          </table:table-cell>
          <table:table-cell office:value-type="float" office:value="71.5007" calcext:value-type="float">
            <text:p>71,5007</text:p>
          </table:table-cell>
        </table:table-row>
        <table:table-row table:style-name="ro1">
          <table:table-cell office:value-type="string" calcext:value-type="string">
            <text:p>g.13.63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53" calcext:value-type="float">
            <text:p>53</text:p>
          </table:table-cell>
          <table:table-cell office:value-type="float" office:value="60.8779" calcext:value-type="float">
            <text:p>60,877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.7826" calcext:value-type="float">
            <text:p>3,7826</text:p>
          </table:table-cell>
          <table:table-cell office:value-type="float" office:value="2.63369769837194" calcext:value-type="float">
            <text:p>2,63369769837194</text:p>
          </table:table-cell>
          <table:table-cell office:value-type="float" office:value="19" calcext:value-type="float">
            <text:p>19</text:p>
          </table:table-cell>
          <table:table-cell office:value-type="float" office:value="60.8779" calcext:value-type="float">
            <text:p>60,8779</text:p>
          </table:table-cell>
        </table:table-row>
        <table:table-row table:style-name="ro1">
          <table:table-cell office:value-type="string" calcext:value-type="string">
            <text:p>g.13.79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office:value-type="float" office:value="88.5484" calcext:value-type="float">
            <text:p>88,548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1.9856" calcext:value-type="float">
            <text:p>21,9856</text:p>
          </table:table-cell>
          <table:table-cell office:value-type="float" office:value="1.8051641619382" calcext:value-type="float">
            <text:p>1,8051641619382</text:p>
          </table:table-cell>
          <table:table-cell office:value-type="float" office:value="3" calcext:value-type="float">
            <text:p>3</text:p>
          </table:table-cell>
          <table:table-cell office:value-type="float" office:value="88.5484" calcext:value-type="float">
            <text:p>88,5484</text:p>
          </table:table-cell>
        </table:table-row>
        <table:table-row table:style-name="ro1">
          <table:table-cell office:value-type="string" calcext:value-type="string">
            <text:p>g.13.86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23" calcext:value-type="float">
            <text:p>23</text:p>
          </table:table-cell>
          <table:table-cell office:value-type="float" office:value="71.8424" calcext:value-type="float">
            <text:p>71,842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4.1738" calcext:value-type="float">
            <text:p>14,1738</text:p>
          </table:table-cell>
          <table:table-cell office:value-type="float" office:value="1.68944255471768" calcext:value-type="float">
            <text:p>1,68944255471768</text:p>
          </table:table-cell>
          <table:table-cell office:value-type="float" office:value="4" calcext:value-type="float">
            <text:p>4</text:p>
          </table:table-cell>
          <table:table-cell office:value-type="float" office:value="71.8424" calcext:value-type="float">
            <text:p>71,8424</text:p>
          </table:table-cell>
        </table:table-row>
        <table:table-row table:style-name="ro1">
          <table:table-cell office:value-type="string" calcext:value-type="string">
            <text:p>g.13.94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83" calcext:value-type="float">
            <text:p>83</text:p>
          </table:table-cell>
          <table:table-cell office:value-type="float" office:value="50.8862" calcext:value-type="float">
            <text:p>50,8862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4.1676" calcext:value-type="float">
            <text:p>4,1676</text:p>
          </table:table-cell>
          <table:table-cell office:value-type="float" office:value="2.52475509927563" calcext:value-type="float">
            <text:p>2,52475509927563</text:p>
          </table:table-cell>
          <table:table-cell office:value-type="float" office:value="31" calcext:value-type="float">
            <text:p>31</text:p>
          </table:table-cell>
          <table:table-cell office:value-type="float" office:value="50.8862" calcext:value-type="float">
            <text:p>50,8862</text:p>
          </table:table-cell>
        </table:table-row>
        <table:table-row table:style-name="ro1">
          <table:table-cell office:value-type="string" calcext:value-type="string">
            <text:p>g.13.95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43" calcext:value-type="float">
            <text:p>43</text:p>
          </table:table-cell>
          <table:table-cell office:value-type="float" office:value="69.6565" calcext:value-type="float">
            <text:p>69,6565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8.7853" calcext:value-type="float">
            <text:p>8,7853</text:p>
          </table:table-cell>
          <table:table-cell office:value-type="float" office:value="2.03652370576654" calcext:value-type="float">
            <text:p>2,03652370576654</text:p>
          </table:table-cell>
          <table:table-cell office:value-type="float" office:value="13" calcext:value-type="float">
            <text:p>13</text:p>
          </table:table-cell>
          <table:table-cell office:value-type="float" office:value="69.6565" calcext:value-type="float">
            <text:p>69,6565</text:p>
          </table:table-cell>
        </table:table-row>
        <table:table-row table:style-name="ro1">
          <table:table-cell office:value-type="string" calcext:value-type="string">
            <text:p>g.13.99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78" calcext:value-type="float">
            <text:p>78</text:p>
          </table:table-cell>
          <table:table-cell office:value-type="float" office:value="57.7771" calcext:value-type="float">
            <text:p>57,7771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0.5041" calcext:value-type="float">
            <text:p>10,5041</text:p>
          </table:table-cell>
          <table:table-cell office:value-type="float" office:value="2.28535032351359" calcext:value-type="float">
            <text:p>2,28535032351359</text:p>
          </table:table-cell>
          <table:table-cell office:value-type="float" office:value="18" calcext:value-type="float">
            <text:p>18</text:p>
          </table:table-cell>
          <table:table-cell office:value-type="float" office:value="57.7771" calcext:value-type="float">
            <text:p>57,7771</text:p>
          </table:table-cell>
        </table:table-row>
        <table:table-row table:style-name="ro1">
          <table:table-cell office:value-type="string" calcext:value-type="string">
            <text:p>g.14.20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101" calcext:value-type="float">
            <text:p>101</text:p>
          </table:table-cell>
          <table:table-cell office:value-type="float" office:value="71.1599" calcext:value-type="float">
            <text:p>71,1599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9.4671" calcext:value-type="float">
            <text:p>9,4671</text:p>
          </table:table-cell>
          <table:table-cell office:value-type="float" office:value="2.77382008916171" calcext:value-type="float">
            <text:p>2,77382008916171</text:p>
          </table:table-cell>
          <table:table-cell office:value-type="float" office:value="10" calcext:value-type="float">
            <text:p>10</text:p>
          </table:table-cell>
          <table:table-cell office:value-type="float" office:value="71.1599" calcext:value-type="float">
            <text:p>71,1599</text:p>
          </table:table-cell>
        </table:table-row>
        <table:table-row table:style-name="ro1">
          <table:table-cell office:value-type="string" calcext:value-type="string">
            <text:p>g.14.21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87" calcext:value-type="float">
            <text:p>87</text:p>
          </table:table-cell>
          <table:table-cell office:value-type="float" office:value="57.7996" calcext:value-type="float">
            <text:p>57,799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8.7394" calcext:value-type="float">
            <text:p>8,7394</text:p>
          </table:table-cell>
          <table:table-cell office:value-type="float" office:value="2.96156865967967" calcext:value-type="float">
            <text:p>2,96156865967967</text:p>
          </table:table-cell>
          <table:table-cell office:value-type="float" office:value="16" calcext:value-type="float">
            <text:p>16</text:p>
          </table:table-cell>
          <table:table-cell office:value-type="float" office:value="57.7996" calcext:value-type="float">
            <text:p>57,7996</text:p>
          </table:table-cell>
        </table:table-row>
        <table:table-row table:style-name="ro1">
          <table:table-cell office:value-type="string" calcext:value-type="string">
            <text:p>g.14.22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104" calcext:value-type="float">
            <text:p>104</text:p>
          </table:table-cell>
          <table:table-cell office:value-type="float" office:value="71.2734" calcext:value-type="float">
            <text:p>71,273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3.6604" calcext:value-type="float">
            <text:p>3,6604</text:p>
          </table:table-cell>
          <table:table-cell office:value-type="float" office:value="6.38723271599006" calcext:value-type="float">
            <text:p>6,38723271599006</text:p>
          </table:table-cell>
          <table:table-cell office:value-type="float" office:value="8" calcext:value-type="float">
            <text:p>8</text:p>
          </table:table-cell>
          <table:table-cell office:value-type="float" office:value="71.2734" calcext:value-type="float">
            <text:p>71,2734</text:p>
          </table:table-cell>
        </table:table-row>
        <table:table-row table:style-name="ro1">
          <table:table-cell office:value-type="string" calcext:value-type="string">
            <text:p>g.14.23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35" calcext:value-type="float">
            <text:p>35</text:p>
          </table:table-cell>
          <table:table-cell office:value-type="float" office:value="77.3414" calcext:value-type="float">
            <text:p>77,341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.8431" calcext:value-type="float">
            <text:p>9,8431</text:p>
          </table:table-cell>
          <table:table-cell office:value-type="float" office:value="3.1989514194171" calcext:value-type="float">
            <text:p>3,1989514194171</text:p>
          </table:table-cell>
          <table:table-cell office:value-type="float" office:value="10" calcext:value-type="float">
            <text:p>10</text:p>
          </table:table-cell>
          <table:table-cell office:value-type="float" office:value="77.3414" calcext:value-type="float">
            <text:p>77,3414</text:p>
          </table:table-cell>
        </table:table-row>
        <table:table-row table:style-name="ro1">
          <table:table-cell office:value-type="string" calcext:value-type="string">
            <text:p>g.14.24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70" calcext:value-type="float">
            <text:p>70</text:p>
          </table:table-cell>
          <table:table-cell office:value-type="float" office:value="68.6088" calcext:value-type="float">
            <text:p>68,6088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7.865" calcext:value-type="float">
            <text:p>7,865</text:p>
          </table:table-cell>
          <table:table-cell office:value-type="float" office:value="3.04002191628382" calcext:value-type="float">
            <text:p>3,04002191628382</text:p>
          </table:table-cell>
          <table:table-cell office:value-type="float" office:value="8" calcext:value-type="float">
            <text:p>8</text:p>
          </table:table-cell>
          <table:table-cell office:value-type="float" office:value="68.6088" calcext:value-type="float">
            <text:p>68,6088</text:p>
          </table:table-cell>
        </table:table-row>
        <table:table-row table:style-name="ro1">
          <table:table-cell office:value-type="string" calcext:value-type="string">
            <text:p>g.14.25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107" calcext:value-type="float">
            <text:p>107</text:p>
          </table:table-cell>
          <table:table-cell office:value-type="float" office:value="76.0922" calcext:value-type="float">
            <text:p>76,092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3.9141" calcext:value-type="float">
            <text:p>13,9141</text:p>
          </table:table-cell>
          <table:table-cell office:value-type="float" office:value="2.48581545689927" calcext:value-type="float">
            <text:p>2,48581545689927</text:p>
          </table:table-cell>
          <table:table-cell office:value-type="float" office:value="5" calcext:value-type="float">
            <text:p>5</text:p>
          </table:table-cell>
          <table:table-cell office:value-type="float" office:value="76.0922" calcext:value-type="float">
            <text:p>76,0922</text:p>
          </table:table-cell>
        </table:table-row>
        <table:table-row table:style-name="ro1">
          <table:table-cell office:value-type="string" calcext:value-type="string">
            <text:p>g.14.26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120" calcext:value-type="float">
            <text:p>120</text:p>
          </table:table-cell>
          <table:table-cell office:value-type="float" office:value="68.6362" calcext:value-type="float">
            <text:p>68,636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3.3417" calcext:value-type="float">
            <text:p>13,3417</text:p>
          </table:table-cell>
          <table:table-cell office:value-type="float" office:value="3.47031190080267" calcext:value-type="float">
            <text:p>3,47031190080267</text:p>
          </table:table-cell>
          <table:table-cell office:value-type="float" office:value="5" calcext:value-type="float">
            <text:p>5</text:p>
          </table:table-cell>
          <table:table-cell office:value-type="float" office:value="68.6362" calcext:value-type="float">
            <text:p>68,6362</text:p>
          </table:table-cell>
        </table:table-row>
        <table:table-row table:style-name="ro1">
          <table:table-cell office:value-type="string" calcext:value-type="string">
            <text:p>g.14.27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62" calcext:value-type="float">
            <text:p>62</text:p>
          </table:table-cell>
          <table:table-cell office:value-type="float" office:value="68.7906" calcext:value-type="float">
            <text:p>68,790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5.6062" calcext:value-type="float">
            <text:p>5,6062</text:p>
          </table:table-cell>
          <table:table-cell office:value-type="float" office:value="3.6683826477073" calcext:value-type="float">
            <text:p>3,6683826477073</text:p>
          </table:table-cell>
          <table:table-cell office:value-type="float" office:value="7" calcext:value-type="float">
            <text:p>7</text:p>
          </table:table-cell>
          <table:table-cell office:value-type="float" office:value="68.7906" calcext:value-type="float">
            <text:p>68,7906</text:p>
          </table:table-cell>
        </table:table-row>
        <table:table-row table:style-name="ro1">
          <table:table-cell office:value-type="string" calcext:value-type="string">
            <text:p>g.14.28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80" calcext:value-type="float">
            <text:p>80</text:p>
          </table:table-cell>
          <table:table-cell office:value-type="float" office:value="77.9038" calcext:value-type="float">
            <text:p>77,903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.7254" calcext:value-type="float">
            <text:p>4,7254</text:p>
          </table:table-cell>
          <table:table-cell office:value-type="float" office:value="2.51414216264053" calcext:value-type="float">
            <text:p>2,51414216264053</text:p>
          </table:table-cell>
          <table:table-cell office:value-type="float" office:value="7" calcext:value-type="float">
            <text:p>7</text:p>
          </table:table-cell>
          <table:table-cell office:value-type="float" office:value="77.9038" calcext:value-type="float">
            <text:p>77,9038</text:p>
          </table:table-cell>
        </table:table-row>
        <table:table-row table:style-name="ro1">
          <table:table-cell office:value-type="string" calcext:value-type="string">
            <text:p>g.14.33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61" calcext:value-type="float">
            <text:p>61</text:p>
          </table:table-cell>
          <table:table-cell office:value-type="float" office:value="83.5185" calcext:value-type="float">
            <text:p>83,518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.8875" calcext:value-type="float">
            <text:p>15,8875</text:p>
          </table:table-cell>
          <table:table-cell office:value-type="float" office:value="2.74416580315293" calcext:value-type="float">
            <text:p>2,74416580315293</text:p>
          </table:table-cell>
          <table:table-cell office:value-type="float" office:value="4" calcext:value-type="float">
            <text:p>4</text:p>
          </table:table-cell>
          <table:table-cell office:value-type="float" office:value="83.5185" calcext:value-type="float">
            <text:p>83,5185</text:p>
          </table:table-cell>
        </table:table-row>
        <table:table-row table:style-name="ro1">
          <table:table-cell office:value-type="string" calcext:value-type="string">
            <text:p>g.14.34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84.2529" calcext:value-type="float">
            <text:p>84,252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.7287" calcext:value-type="float">
            <text:p>3,7287</text:p>
          </table:table-cell>
          <table:table-cell office:value-type="float" office:value="2.36281330347892" calcext:value-type="float">
            <text:p>2,36281330347892</text:p>
          </table:table-cell>
          <table:table-cell office:value-type="float" office:value="3" calcext:value-type="float">
            <text:p>3</text:p>
          </table:table-cell>
          <table:table-cell office:value-type="float" office:value="84.2529" calcext:value-type="float">
            <text:p>84,2529</text:p>
          </table:table-cell>
        </table:table-row>
        <table:table-row table:style-name="ro1">
          <table:table-cell office:value-type="string" calcext:value-type="string">
            <text:p>g.14.38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89" calcext:value-type="float">
            <text:p>89</text:p>
          </table:table-cell>
          <table:table-cell office:value-type="float" office:value="89.9583" calcext:value-type="float">
            <text:p>89,958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.6502" calcext:value-type="float">
            <text:p>15,6502</text:p>
          </table:table-cell>
          <table:table-cell office:value-type="float" office:value="1.89498884739908" calcext:value-type="float">
            <text:p>1,89498884739908</text:p>
          </table:table-cell>
          <table:table-cell office:value-type="float" office:value="3" calcext:value-type="float">
            <text:p>3</text:p>
          </table:table-cell>
          <table:table-cell office:value-type="float" office:value="89.9583" calcext:value-type="float">
            <text:p>89,9583</text:p>
          </table:table-cell>
        </table:table-row>
        <table:table-row table:style-name="ro1">
          <table:table-cell office:value-type="string" calcext:value-type="string">
            <text:p>g.14.57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62" calcext:value-type="float">
            <text:p>62</text:p>
          </table:table-cell>
          <table:table-cell office:value-type="float" office:value="88.1342" calcext:value-type="float">
            <text:p>88,134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6.8334" calcext:value-type="float">
            <text:p>6,8334</text:p>
          </table:table-cell>
          <table:table-cell office:value-type="float" office:value="1.70302210550644" calcext:value-type="float">
            <text:p>1,70302210550644</text:p>
          </table:table-cell>
          <table:table-cell office:value-type="float" office:value="6" calcext:value-type="float">
            <text:p>6</text:p>
          </table:table-cell>
          <table:table-cell office:value-type="float" office:value="88.1342" calcext:value-type="float">
            <text:p>88,1342</text:p>
          </table:table-cell>
        </table:table-row>
        <table:table-row table:style-name="ro1">
          <table:table-cell office:value-type="string" calcext:value-type="string">
            <text:p>g.14.58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70" calcext:value-type="float">
            <text:p>70</text:p>
          </table:table-cell>
          <table:table-cell office:value-type="float" office:value="86.8038" calcext:value-type="float">
            <text:p>86,803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7.787" calcext:value-type="float">
            <text:p>7,787</text:p>
          </table:table-cell>
          <table:table-cell office:value-type="float" office:value="1.54036678419844" calcext:value-type="float">
            <text:p>1,54036678419844</text:p>
          </table:table-cell>
          <table:table-cell office:value-type="float" office:value="8" calcext:value-type="float">
            <text:p>8</text:p>
          </table:table-cell>
          <table:table-cell office:value-type="float" office:value="86.8038" calcext:value-type="float">
            <text:p>86,8038</text:p>
          </table:table-cell>
        </table:table-row>
        <table:table-row table:style-name="ro1">
          <table:table-cell office:value-type="string" calcext:value-type="string">
            <text:p>g.14.62.graphml</text:p>
          </table:table-cell>
          <table:table-cell office:value-type="float" office:value="3400" calcext:value-type="float">
            <text:p>3400</text:p>
          </table:table-cell>
          <table:table-cell office:value-type="float" office:value="581" calcext:value-type="float">
            <text:p>581</text:p>
          </table:table-cell>
          <table:table-cell office:value-type="float" office:value="44.9875" calcext:value-type="float">
            <text:p>44,9875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3.0311" calcext:value-type="float">
            <text:p>3,0311</text:p>
          </table:table-cell>
          <table:table-cell office:value-type="float" office:value="3.49872048023565" calcext:value-type="float">
            <text:p>3,49872048023565</text:p>
          </table:table-cell>
          <table:table-cell office:value-type="float" office:value="48" calcext:value-type="float">
            <text:p>48</text:p>
          </table:table-cell>
          <table:table-cell office:value-type="float" office:value="44.9875" calcext:value-type="float">
            <text:p>44,9875</text:p>
          </table:table-cell>
        </table:table-row>
        <table:table-row table:style-name="ro1">
          <table:table-cell office:value-type="string" calcext:value-type="string">
            <text:p>g.15.22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135" calcext:value-type="float">
            <text:p>135</text:p>
          </table:table-cell>
          <table:table-cell office:value-type="float" office:value="68.7429" calcext:value-type="float">
            <text:p>68,7429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4.2626" calcext:value-type="float">
            <text:p>4,2626</text:p>
          </table:table-cell>
          <table:table-cell office:value-type="float" office:value="3.77868123682324" calcext:value-type="float">
            <text:p>3,77868123682324</text:p>
          </table:table-cell>
          <table:table-cell office:value-type="float" office:value="9" calcext:value-type="float">
            <text:p>9</text:p>
          </table:table-cell>
          <table:table-cell office:value-type="float" office:value="68.7429" calcext:value-type="float">
            <text:p>68,7429</text:p>
          </table:table-cell>
        </table:table-row>
        <table:table-row table:style-name="ro1">
          <table:table-cell office:value-type="string" calcext:value-type="string">
            <text:p>g.15.23.graphml</text:p>
          </table:table-cell>
          <table:table-cell office:value-type="float" office:value="2300" calcext:value-type="float">
            <text:p>2300</text:p>
          </table:table-cell>
          <table:table-cell office:value-type="float" office:value="205" calcext:value-type="float">
            <text:p>205</text:p>
          </table:table-cell>
          <table:table-cell office:value-type="float" office:value="70.1317" calcext:value-type="float">
            <text:p>70,1317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6.5163" calcext:value-type="float">
            <text:p>6,5163</text:p>
          </table:table-cell>
          <table:table-cell office:value-type="float" office:value="2.807884432007" calcext:value-type="float">
            <text:p>2,807884432007</text:p>
          </table:table-cell>
          <table:table-cell office:value-type="float" office:value="9" calcext:value-type="float">
            <text:p>9</text:p>
          </table:table-cell>
          <table:table-cell office:value-type="float" office:value="70.1317" calcext:value-type="float">
            <text:p>70,1317</text:p>
          </table:table-cell>
        </table:table-row>
        <table:table-row table:style-name="ro1">
          <table:table-cell office:value-type="string" calcext:value-type="string">
            <text:p>g.15.28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317" calcext:value-type="float">
            <text:p>317</text:p>
          </table:table-cell>
          <table:table-cell office:value-type="float" office:value="33.6896" calcext:value-type="float">
            <text:p>33,6896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0.5879" calcext:value-type="float">
            <text:p>0,5879</text:p>
          </table:table-cell>
          <table:table-cell office:value-type="float" office:value="3.88164095795228" calcext:value-type="float">
            <text:p>3,88164095795228</text:p>
          </table:table-cell>
          <table:table-cell office:value-type="float" office:value="193" calcext:value-type="float">
            <text:p>193</text:p>
          </table:table-cell>
          <table:table-cell office:value-type="float" office:value="33.6896" calcext:value-type="float">
            <text:p>33,6896</text:p>
          </table:table-cell>
        </table:table-row>
        <table:table-row table:style-name="ro1">
          <table:table-cell office:value-type="string" calcext:value-type="string">
            <text:p>g.15.29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83" calcext:value-type="float">
            <text:p>83</text:p>
          </table:table-cell>
          <table:table-cell office:value-type="float" office:value="87.6403" calcext:value-type="float">
            <text:p>87,640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.3099" calcext:value-type="float">
            <text:p>11,3099</text:p>
          </table:table-cell>
          <table:table-cell office:value-type="float" office:value="2.8967487979362" calcext:value-type="float">
            <text:p>2,8967487979362</text:p>
          </table:table-cell>
          <table:table-cell office:value-type="float" office:value="3" calcext:value-type="float">
            <text:p>3</text:p>
          </table:table-cell>
          <table:table-cell office:value-type="float" office:value="87.6403" calcext:value-type="float">
            <text:p>87,6403</text:p>
          </table:table-cell>
        </table:table-row>
        <table:table-row table:style-name="ro1">
          <table:table-cell office:value-type="string" calcext:value-type="string">
            <text:p>g.15.40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126" calcext:value-type="float">
            <text:p>126</text:p>
          </table:table-cell>
          <table:table-cell office:value-type="float" office:value="81.8743" calcext:value-type="float">
            <text:p>81,8743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3.2764" calcext:value-type="float">
            <text:p>13,2764</text:p>
          </table:table-cell>
          <table:table-cell office:value-type="float" office:value="2.90390232101378" calcext:value-type="float">
            <text:p>2,90390232101378</text:p>
          </table:table-cell>
          <table:table-cell office:value-type="float" office:value="5" calcext:value-type="float">
            <text:p>5</text:p>
          </table:table-cell>
          <table:table-cell office:value-type="float" office:value="81.8743" calcext:value-type="float">
            <text:p>81,8743</text:p>
          </table:table-cell>
        </table:table-row>
        <table:table-row table:style-name="ro1">
          <table:table-cell office:value-type="string" calcext:value-type="string">
            <text:p>g.15.41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93" calcext:value-type="float">
            <text:p>93</text:p>
          </table:table-cell>
          <table:table-cell office:value-type="float" office:value="69.8886" calcext:value-type="float">
            <text:p>69,8886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2.9947" calcext:value-type="float">
            <text:p>12,9947</text:p>
          </table:table-cell>
          <table:table-cell office:value-type="float" office:value="2.05026293337027" calcext:value-type="float">
            <text:p>2,05026293337027</text:p>
          </table:table-cell>
          <table:table-cell office:value-type="float" office:value="4" calcext:value-type="float">
            <text:p>4</text:p>
          </table:table-cell>
          <table:table-cell office:value-type="float" office:value="69.8886" calcext:value-type="float">
            <text:p>69,8886</text:p>
          </table:table-cell>
        </table:table-row>
        <table:table-row table:style-name="ro1">
          <table:table-cell office:value-type="string" calcext:value-type="string">
            <text:p>g.16.31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109" calcext:value-type="float">
            <text:p>109</text:p>
          </table:table-cell>
          <table:table-cell office:value-type="float" office:value="73.158" calcext:value-type="float">
            <text:p>73,158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2.1839" calcext:value-type="float">
            <text:p>12,1839</text:p>
          </table:table-cell>
          <table:table-cell office:value-type="float" office:value="2.09048005596013" calcext:value-type="float">
            <text:p>2,09048005596013</text:p>
          </table:table-cell>
          <table:table-cell office:value-type="float" office:value="10" calcext:value-type="float">
            <text:p>10</text:p>
          </table:table-cell>
          <table:table-cell office:value-type="float" office:value="73.158" calcext:value-type="float">
            <text:p>73,158</text:p>
          </table:table-cell>
        </table:table-row>
        <table:table-row table:style-name="ro1">
          <table:table-cell office:value-type="string" calcext:value-type="string">
            <text:p>g.16.36.graphml</text:p>
          </table:table-cell>
          <table:table-cell office:value-type="float" office:value="2000" calcext:value-type="float">
            <text:p>2000</text:p>
          </table:table-cell>
          <table:table-cell office:value-type="float" office:value="416" calcext:value-type="float">
            <text:p>416</text:p>
          </table:table-cell>
          <table:table-cell office:value-type="float" office:value="31.2469" calcext:value-type="float">
            <text:p>31,2469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.3499" calcext:value-type="float">
            <text:p>8,3499</text:p>
          </table:table-cell>
          <table:table-cell office:value-type="float" office:value="1.6838515432053" calcext:value-type="float">
            <text:p>1,6838515432053</text:p>
          </table:table-cell>
          <table:table-cell office:value-type="float" office:value="54" calcext:value-type="float">
            <text:p>54</text:p>
          </table:table-cell>
          <table:table-cell office:value-type="float" office:value="31.2469" calcext:value-type="float">
            <text:p>31,2469</text:p>
          </table:table-cell>
        </table:table-row>
        <table:table-row table:style-name="ro1">
          <table:table-cell office:value-type="string" calcext:value-type="string">
            <text:p>g.16.60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160" calcext:value-type="float">
            <text:p>160</text:p>
          </table:table-cell>
          <table:table-cell office:value-type="float" office:value="35.2997" calcext:value-type="float">
            <text:p>35,2997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.8626" calcext:value-type="float">
            <text:p>1,8626</text:p>
          </table:table-cell>
          <table:table-cell office:value-type="float" office:value="2.05518707673935" calcext:value-type="float">
            <text:p>2,05518707673935</text:p>
          </table:table-cell>
          <table:table-cell office:value-type="float" office:value="73" calcext:value-type="float">
            <text:p>73</text:p>
          </table:table-cell>
          <table:table-cell office:value-type="float" office:value="35.2997" calcext:value-type="float">
            <text:p>35,2997</text:p>
          </table:table-cell>
        </table:table-row>
        <table:table-row table:style-name="ro1">
          <table:table-cell office:value-type="string" calcext:value-type="string">
            <text:p>g.16.61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31" calcext:value-type="float">
            <text:p>31</text:p>
          </table:table-cell>
          <table:table-cell office:value-type="float" office:value="87.5957" calcext:value-type="float">
            <text:p>87,595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9.4401" calcext:value-type="float">
            <text:p>9,4401</text:p>
          </table:table-cell>
          <table:table-cell office:value-type="float" office:value="2.93566134885709" calcext:value-type="float">
            <text:p>2,93566134885709</text:p>
          </table:table-cell>
          <table:table-cell office:value-type="float" office:value="3" calcext:value-type="float">
            <text:p>3</text:p>
          </table:table-cell>
          <table:table-cell office:value-type="float" office:value="87.5957" calcext:value-type="float">
            <text:p>87,5957</text:p>
          </table:table-cell>
        </table:table-row>
        <table:table-row table:style-name="ro1">
          <table:table-cell office:value-type="string" calcext:value-type="string">
            <text:p>g.16.63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51" calcext:value-type="float">
            <text:p>51</text:p>
          </table:table-cell>
          <table:table-cell office:value-type="float" office:value="75.8768" calcext:value-type="float">
            <text:p>75,8768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6.2059" calcext:value-type="float">
            <text:p>6,2059</text:p>
          </table:table-cell>
          <table:table-cell office:value-type="float" office:value="3.61074919188287" calcext:value-type="float">
            <text:p>3,61074919188287</text:p>
          </table:table-cell>
          <table:table-cell office:value-type="float" office:value="5" calcext:value-type="float">
            <text:p>5</text:p>
          </table:table-cell>
          <table:table-cell office:value-type="float" office:value="75.8768" calcext:value-type="float">
            <text:p>75,8768</text:p>
          </table:table-cell>
        </table:table-row>
        <table:table-row table:style-name="ro1">
          <table:table-cell office:value-type="string" calcext:value-type="string">
            <text:p>g.16.64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87.4816" calcext:value-type="float">
            <text:p>87,4816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8.8285" calcext:value-type="float">
            <text:p>18,8285</text:p>
          </table:table-cell>
          <table:table-cell office:value-type="float" office:value="2.54797608613489" calcext:value-type="float">
            <text:p>2,54797608613489</text:p>
          </table:table-cell>
          <table:table-cell office:value-type="float" office:value="6" calcext:value-type="float">
            <text:p>6</text:p>
          </table:table-cell>
          <table:table-cell office:value-type="float" office:value="87.4816" calcext:value-type="float">
            <text:p>87,4816</text:p>
          </table:table-cell>
        </table:table-row>
        <table:table-row table:style-name="ro1">
          <table:table-cell office:value-type="string" calcext:value-type="string">
            <text:p>g.16.66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155" calcext:value-type="float">
            <text:p>155</text:p>
          </table:table-cell>
          <table:table-cell office:value-type="float" office:value="44.3266" calcext:value-type="float">
            <text:p>44,326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0.9781" calcext:value-type="float">
            <text:p>40,9781</text:p>
          </table:table-cell>
          <table:table-cell office:value-type="float" office:value="1.18332792244569" calcext:value-type="float">
            <text:p>1,18332792244569</text:p>
          </table:table-cell>
          <table:table-cell office:value-type="float" office:value="24" calcext:value-type="float">
            <text:p>24</text:p>
          </table:table-cell>
          <table:table-cell office:value-type="float" office:value="44.3266" calcext:value-type="float">
            <text:p>44,3266</text:p>
          </table:table-cell>
        </table:table-row>
        <table:table-row table:style-name="ro1">
          <table:table-cell office:value-type="string" calcext:value-type="string">
            <text:p>g.16.9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45" calcext:value-type="float">
            <text:p>45</text:p>
          </table:table-cell>
          <table:table-cell office:value-type="float" office:value="89.8115" calcext:value-type="float">
            <text:p>89,81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6.1257" calcext:value-type="float">
            <text:p>16,1257</text:p>
          </table:table-cell>
          <table:table-cell office:value-type="float" office:value="1.74648404197014" calcext:value-type="float">
            <text:p>1,74648404197014</text:p>
          </table:table-cell>
          <table:table-cell office:value-type="float" office:value="1" calcext:value-type="float">
            <text:p>1</text:p>
          </table:table-cell>
          <table:table-cell office:value-type="float" office:value="89.8115" calcext:value-type="float">
            <text:p>89,8115</text:p>
          </table:table-cell>
        </table:table-row>
        <table:table-row table:style-name="ro1">
          <table:table-cell office:value-type="string" calcext:value-type="string">
            <text:p>g.16.91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72" calcext:value-type="float">
            <text:p>72</text:p>
          </table:table-cell>
          <table:table-cell office:value-type="float" office:value="89.9902" calcext:value-type="float">
            <text:p>89,990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40.4575" calcext:value-type="float">
            <text:p>40,4575</text:p>
          </table:table-cell>
          <table:table-cell office:value-type="float" office:value="1.63450837382514" calcext:value-type="float">
            <text:p>1,63450837382514</text:p>
          </table:table-cell>
          <table:table-cell office:value-type="float" office:value="1" calcext:value-type="float">
            <text:p>1</text:p>
          </table:table-cell>
          <table:table-cell office:value-type="float" office:value="89.9902" calcext:value-type="float">
            <text:p>89,9902</text:p>
          </table:table-cell>
        </table:table-row>
        <table:table-row table:style-name="ro1">
          <table:table-cell office:value-type="string" calcext:value-type="string">
            <text:p>g.17.10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3774" calcext:value-type="float">
            <text:p>12,3774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.273" calcext:value-type="float">
            <text:p>1,273</text:p>
          </table:table-cell>
          <table:table-cell office:value-type="float" office:value="3.8661569822397" calcext:value-type="float">
            <text:p>3,8661569822397</text:p>
          </table:table-cell>
          <table:table-cell office:value-type="float" office:value="100" calcext:value-type="float">
            <text:p>100</text:p>
          </table:table-cell>
          <table:table-cell office:value-type="float" office:value="2.6949" calcext:value-type="float">
            <text:p>2,6949</text:p>
          </table:table-cell>
        </table:table-row>
        <table:table-row table:style-name="ro1">
          <table:table-cell office:value-type="string" calcext:value-type="string">
            <text:p>g.17.30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378" calcext:value-type="float">
            <text:p>378</text:p>
          </table:table-cell>
          <table:table-cell office:value-type="float" office:value="25.3495" calcext:value-type="float">
            <text:p>25,3495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office:value-type="float" office:value="0.4658" calcext:value-type="float">
            <text:p>0,4658</text:p>
          </table:table-cell>
          <table:table-cell office:value-type="float" office:value="3.73871956713791" calcext:value-type="float">
            <text:p>3,73871956713791</text:p>
          </table:table-cell>
          <table:table-cell office:value-type="float" office:value="344" calcext:value-type="float">
            <text:p>344</text:p>
          </table:table-cell>
          <table:table-cell office:value-type="float" office:value="25.3495" calcext:value-type="float">
            <text:p>25,3495</text:p>
          </table:table-cell>
        </table:table-row>
        <table:table-row table:style-name="ro1">
          <table:table-cell office:value-type="string" calcext:value-type="string">
            <text:p>g.17.34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139" calcext:value-type="float">
            <text:p>139</text:p>
          </table:table-cell>
          <table:table-cell office:value-type="float" office:value="71.106" calcext:value-type="float">
            <text:p>71,106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2.9697" calcext:value-type="float">
            <text:p>12,9697</text:p>
          </table:table-cell>
          <table:table-cell office:value-type="float" office:value="2.10889832941939" calcext:value-type="float">
            <text:p>2,10889832941939</text:p>
          </table:table-cell>
          <table:table-cell office:value-type="float" office:value="6" calcext:value-type="float">
            <text:p>6</text:p>
          </table:table-cell>
          <table:table-cell office:value-type="float" office:value="71.106" calcext:value-type="float">
            <text:p>71,106</text:p>
          </table:table-cell>
        </table:table-row>
        <table:table-row table:style-name="ro1">
          <table:table-cell office:value-type="string" calcext:value-type="string">
            <text:p>g.17.40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69" calcext:value-type="float">
            <text:p>69</text:p>
          </table:table-cell>
          <table:table-cell office:value-type="float" office:value="88.7144" calcext:value-type="float">
            <text:p>88,714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1.6148" calcext:value-type="float">
            <text:p>21,6148</text:p>
          </table:table-cell>
          <table:table-cell office:value-type="float" office:value="1.95437645555368" calcext:value-type="float">
            <text:p>1,95437645555368</text:p>
          </table:table-cell>
          <table:table-cell office:value-type="float" office:value="3" calcext:value-type="float">
            <text:p>3</text:p>
          </table:table-cell>
          <table:table-cell office:value-type="float" office:value="88.7144" calcext:value-type="float">
            <text:p>88,7144</text:p>
          </table:table-cell>
        </table:table-row>
        <table:table-row table:style-name="ro1">
          <table:table-cell office:value-type="string" calcext:value-type="string">
            <text:p>g.17.41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53.6708" calcext:value-type="float">
            <text:p>53,6708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2.3107" calcext:value-type="float">
            <text:p>12,3107</text:p>
          </table:table-cell>
          <table:table-cell office:value-type="float" office:value="2.60887155712846" calcext:value-type="float">
            <text:p>2,60887155712846</text:p>
          </table:table-cell>
          <table:table-cell office:value-type="float" office:value="7" calcext:value-type="float">
            <text:p>7</text:p>
          </table:table-cell>
          <table:table-cell office:value-type="float" office:value="53.6708" calcext:value-type="float">
            <text:p>53,6708</text:p>
          </table:table-cell>
        </table:table-row>
        <table:table-row table:style-name="ro1">
          <table:table-cell office:value-type="string" calcext:value-type="string">
            <text:p>g.18.1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148" calcext:value-type="float">
            <text:p>148</text:p>
          </table:table-cell>
          <table:table-cell office:value-type="float" office:value="72.7634" calcext:value-type="float">
            <text:p>72,7634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9.4435" calcext:value-type="float">
            <text:p>9,4435</text:p>
          </table:table-cell>
          <table:table-cell office:value-type="float" office:value="2.14677959120426" calcext:value-type="float">
            <text:p>2,14677959120426</text:p>
          </table:table-cell>
          <table:table-cell office:value-type="float" office:value="11" calcext:value-type="float">
            <text:p>11</text:p>
          </table:table-cell>
          <table:table-cell office:value-type="float" office:value="72.7634" calcext:value-type="float">
            <text:p>72,7634</text:p>
          </table:table-cell>
        </table:table-row>
        <table:table-row table:style-name="ro1">
          <table:table-cell office:value-type="string" calcext:value-type="string">
            <text:p>g.18.21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74" calcext:value-type="float">
            <text:p>74</text:p>
          </table:table-cell>
          <table:table-cell office:value-type="float" office:value="89.9287" calcext:value-type="float">
            <text:p>89,928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0.2217" calcext:value-type="float">
            <text:p>20,2217</text:p>
          </table:table-cell>
          <table:table-cell office:value-type="float" office:value="1.81040692319941" calcext:value-type="float">
            <text:p>1,81040692319941</text:p>
          </table:table-cell>
          <table:table-cell office:value-type="float" office:value="2" calcext:value-type="float">
            <text:p>2</text:p>
          </table:table-cell>
          <table:table-cell office:value-type="float" office:value="89.9287" calcext:value-type="float">
            <text:p>89,9287</text:p>
          </table:table-cell>
        </table:table-row>
        <table:table-row table:style-name="ro1">
          <table:table-cell office:value-type="string" calcext:value-type="string">
            <text:p>g.18.22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68" calcext:value-type="float">
            <text:p>68</text:p>
          </table:table-cell>
          <table:table-cell office:value-type="float" office:value="89.9707" calcext:value-type="float">
            <text:p>89,970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5.3358" calcext:value-type="float">
            <text:p>15,3358</text:p>
          </table:table-cell>
          <table:table-cell office:value-type="float" office:value="1.65869132003633" calcext:value-type="float">
            <text:p>1,65869132003633</text:p>
          </table:table-cell>
          <table:table-cell office:value-type="float" office:value="2" calcext:value-type="float">
            <text:p>2</text:p>
          </table:table-cell>
          <table:table-cell office:value-type="float" office:value="89.9707" calcext:value-type="float">
            <text:p>89,9707</text:p>
          </table:table-cell>
        </table:table-row>
        <table:table-row table:style-name="ro1">
          <table:table-cell office:value-type="string" calcext:value-type="string">
            <text:p>g.18.24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89.953" calcext:value-type="float">
            <text:p>89,95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7.0525" calcext:value-type="float">
            <text:p>17,0525</text:p>
          </table:table-cell>
          <table:table-cell office:value-type="float" office:value="2.06260027345797" calcext:value-type="float">
            <text:p>2,06260027345797</text:p>
          </table:table-cell>
          <table:table-cell office:value-type="float" office:value="1" calcext:value-type="float">
            <text:p>1</text:p>
          </table:table-cell>
          <table:table-cell office:value-type="float" office:value="89.953" calcext:value-type="float">
            <text:p>89,953</text:p>
          </table:table-cell>
        </table:table-row>
        <table:table-row table:style-name="ro1">
          <table:table-cell office:value-type="string" calcext:value-type="string">
            <text:p>g.18.30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135" calcext:value-type="float">
            <text:p>135</text:p>
          </table:table-cell>
          <table:table-cell office:value-type="float" office:value="81.8645" calcext:value-type="float">
            <text:p>81,864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4.9733" calcext:value-type="float">
            <text:p>14,9733</text:p>
          </table:table-cell>
          <table:table-cell office:value-type="float" office:value="2.18279044438635" calcext:value-type="float">
            <text:p>2,18279044438635</text:p>
          </table:table-cell>
          <table:table-cell office:value-type="float" office:value="5" calcext:value-type="float">
            <text:p>5</text:p>
          </table:table-cell>
          <table:table-cell office:value-type="float" office:value="81.8645" calcext:value-type="float">
            <text:p>81,8645</text:p>
          </table:table-cell>
        </table:table-row>
        <table:table-row table:style-name="ro1">
          <table:table-cell office:value-type="string" calcext:value-type="string">
            <text:p>g.18.38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38" calcext:value-type="float">
            <text:p>38</text:p>
          </table:table-cell>
          <table:table-cell office:value-type="float" office:value="89.9688" calcext:value-type="float">
            <text:p>89,9688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7.2774" calcext:value-type="float">
            <text:p>37,2774</text:p>
          </table:table-cell>
          <table:table-cell office:value-type="float" office:value="1.72695825173637" calcext:value-type="float">
            <text:p>1,72695825173637</text:p>
          </table:table-cell>
          <table:table-cell office:value-type="float" office:value="1" calcext:value-type="float">
            <text:p>1</text:p>
          </table:table-cell>
          <table:table-cell office:value-type="float" office:value="89.9688" calcext:value-type="float">
            <text:p>89,9688</text:p>
          </table:table-cell>
        </table:table-row>
        <table:table-row table:style-name="ro1">
          <table:table-cell office:value-type="string" calcext:value-type="string">
            <text:p>g.19.0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57" calcext:value-type="float">
            <text:p>57</text:p>
          </table:table-cell>
          <table:table-cell office:value-type="float" office:value="89.9833" calcext:value-type="float">
            <text:p>89,983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0.1877" calcext:value-type="float">
            <text:p>20,1877</text:p>
          </table:table-cell>
          <table:table-cell office:value-type="float" office:value="1.93943525988929" calcext:value-type="float">
            <text:p>1,93943525988929</text:p>
          </table:table-cell>
          <table:table-cell office:value-type="float" office:value="1" calcext:value-type="float">
            <text:p>1</text:p>
          </table:table-cell>
          <table:table-cell office:value-type="float" office:value="89.9833" calcext:value-type="float">
            <text:p>89,9833</text:p>
          </table:table-cell>
        </table:table-row>
        <table:table-row table:style-name="ro1">
          <table:table-cell office:value-type="string" calcext:value-type="string">
            <text:p>g.19.22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54" calcext:value-type="float">
            <text:p>54</text:p>
          </table:table-cell>
          <table:table-cell office:value-type="float" office:value="88.268" calcext:value-type="float">
            <text:p>88,26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38.8949" calcext:value-type="float">
            <text:p>38,8949</text:p>
          </table:table-cell>
          <table:table-cell office:value-type="float" office:value="1.64428964223673" calcext:value-type="float">
            <text:p>1,64428964223673</text:p>
          </table:table-cell>
          <table:table-cell office:value-type="float" office:value="6" calcext:value-type="float">
            <text:p>6</text:p>
          </table:table-cell>
          <table:table-cell office:value-type="float" office:value="88.268" calcext:value-type="float">
            <text:p>88,268</text:p>
          </table:table-cell>
        </table:table-row>
        <table:table-row table:style-name="ro1">
          <table:table-cell office:value-type="string" calcext:value-type="string">
            <text:p>g.19.31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23" calcext:value-type="float">
            <text:p>23</text:p>
          </table:table-cell>
          <table:table-cell office:value-type="float" office:value="89.8408" calcext:value-type="float">
            <text:p>89,8408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0.4862" calcext:value-type="float">
            <text:p>10,4862</text:p>
          </table:table-cell>
          <table:table-cell office:value-type="float" office:value="2.03521353687085" calcext:value-type="float">
            <text:p>2,03521353687085</text:p>
          </table:table-cell>
          <table:table-cell office:value-type="float" office:value="1" calcext:value-type="float">
            <text:p>1</text:p>
          </table:table-cell>
          <table:table-cell office:value-type="float" office:value="89.8408" calcext:value-type="float">
            <text:p>89,8408</text:p>
          </table:table-cell>
        </table:table-row>
        <table:table-row table:style-name="ro1">
          <table:table-cell office:value-type="string" calcext:value-type="string">
            <text:p>g.19.7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93" calcext:value-type="float">
            <text:p>93</text:p>
          </table:table-cell>
          <table:table-cell office:value-type="float" office:value="88.7569" calcext:value-type="float">
            <text:p>88,7569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4.0366" calcext:value-type="float">
            <text:p>34,0366</text:p>
          </table:table-cell>
          <table:table-cell office:value-type="float" office:value="1.38093200492649" calcext:value-type="float">
            <text:p>1,38093200492649</text:p>
          </table:table-cell>
          <table:table-cell office:value-type="float" office:value="7" calcext:value-type="float">
            <text:p>7</text:p>
          </table:table-cell>
          <table:table-cell office:value-type="float" office:value="88.7569" calcext:value-type="float">
            <text:p>88,7569</text:p>
          </table:table-cell>
        </table:table-row>
        <table:table-row table:style-name="ro1">
          <table:table-cell office:value-type="string" calcext:value-type="string">
            <text:p>g.20.1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206" calcext:value-type="float">
            <text:p>206</text:p>
          </table:table-cell>
          <table:table-cell office:value-type="float" office:value="60.8718" calcext:value-type="float">
            <text:p>60,8718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6.3268" calcext:value-type="float">
            <text:p>6,3268</text:p>
          </table:table-cell>
          <table:table-cell office:value-type="float" office:value="2.94038072435652" calcext:value-type="float">
            <text:p>2,94038072435652</text:p>
          </table:table-cell>
          <table:table-cell office:value-type="float" office:value="25" calcext:value-type="float">
            <text:p>25</text:p>
          </table:table-cell>
          <table:table-cell office:value-type="float" office:value="60.8718" calcext:value-type="float">
            <text:p>60,8718</text:p>
          </table:table-cell>
        </table:table-row>
        <table:table-row table:style-name="ro1">
          <table:table-cell office:value-type="string" calcext:value-type="string">
            <text:p>g.20.13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23" calcext:value-type="float">
            <text:p>123</text:p>
          </table:table-cell>
          <table:table-cell office:value-type="float" office:value="23.1739" calcext:value-type="float">
            <text:p>23,1739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0.2905" calcext:value-type="float">
            <text:p>0,2905</text:p>
          </table:table-cell>
          <table:table-cell office:value-type="float" office:value="4.19471835586808" calcext:value-type="float">
            <text:p>4,19471835586808</text:p>
          </table:table-cell>
          <table:table-cell office:value-type="float" office:value="358" calcext:value-type="float">
            <text:p>358</text:p>
          </table:table-cell>
          <table:table-cell office:value-type="float" office:value="23.1739" calcext:value-type="float">
            <text:p>23,1739</text:p>
          </table:table-cell>
        </table:table-row>
        <table:table-row table:style-name="ro1">
          <table:table-cell office:value-type="string" calcext:value-type="string">
            <text:p>g.20.14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57" calcext:value-type="float">
            <text:p>57</text:p>
          </table:table-cell>
          <table:table-cell office:value-type="float" office:value="89.9872" calcext:value-type="float">
            <text:p>89,987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6.7337" calcext:value-type="float">
            <text:p>36,7337</text:p>
          </table:table-cell>
          <table:table-cell office:value-type="float" office:value="1.66632339526463" calcext:value-type="float">
            <text:p>1,66632339526463</text:p>
          </table:table-cell>
          <table:table-cell office:value-type="float" office:value="1" calcext:value-type="float">
            <text:p>1</text:p>
          </table:table-cell>
          <table:table-cell office:value-type="float" office:value="89.9872" calcext:value-type="float">
            <text:p>89,9872</text:p>
          </table:table-cell>
        </table:table-row>
        <table:table-row table:style-name="ro1">
          <table:table-cell office:value-type="string" calcext:value-type="string">
            <text:p>g.20.31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193" calcext:value-type="float">
            <text:p>193</text:p>
          </table:table-cell>
          <table:table-cell office:value-type="float" office:value="58.1473" calcext:value-type="float">
            <text:p>58,1473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8.7853" calcext:value-type="float">
            <text:p>8,7853</text:p>
          </table:table-cell>
          <table:table-cell office:value-type="float" office:value="1.95961869026203" calcext:value-type="float">
            <text:p>1,95961869026203</text:p>
          </table:table-cell>
          <table:table-cell office:value-type="float" office:value="27" calcext:value-type="float">
            <text:p>27</text:p>
          </table:table-cell>
          <table:table-cell office:value-type="float" office:value="58.1473" calcext:value-type="float">
            <text:p>58,1473</text:p>
          </table:table-cell>
        </table:table-row>
        <table:table-row table:style-name="ro1">
          <table:table-cell office:value-type="string" calcext:value-type="string">
            <text:p>g.20.36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154" calcext:value-type="float">
            <text:p>154</text:p>
          </table:table-cell>
          <table:table-cell office:value-type="float" office:value="50.2233" calcext:value-type="float">
            <text:p>50,2233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1.9588" calcext:value-type="float">
            <text:p>1,9588</text:p>
          </table:table-cell>
          <table:table-cell office:value-type="float" office:value="3.46045462556132" calcext:value-type="float">
            <text:p>3,46045462556132</text:p>
          </table:table-cell>
          <table:table-cell office:value-type="float" office:value="41" calcext:value-type="float">
            <text:p>41</text:p>
          </table:table-cell>
          <table:table-cell office:value-type="float" office:value="50.2233" calcext:value-type="float">
            <text:p>50,2233</text:p>
          </table:table-cell>
        </table:table-row>
        <table:table-row table:style-name="ro1">
          <table:table-cell office:value-type="string" calcext:value-type="string">
            <text:p>g.20.41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179" calcext:value-type="float">
            <text:p>179</text:p>
          </table:table-cell>
          <table:table-cell office:value-type="float" office:value="67.2677" calcext:value-type="float">
            <text:p>67,267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6.0169" calcext:value-type="float">
            <text:p>6,0169</text:p>
          </table:table-cell>
          <table:table-cell office:value-type="float" office:value="2.19674954443288" calcext:value-type="float">
            <text:p>2,19674954443288</text:p>
          </table:table-cell>
          <table:table-cell office:value-type="float" office:value="9" calcext:value-type="float">
            <text:p>9</text:p>
          </table:table-cell>
          <table:table-cell office:value-type="float" office:value="67.2677" calcext:value-type="float">
            <text:p>67,2677</text:p>
          </table:table-cell>
        </table:table-row>
        <table:table-row table:style-name="ro1">
          <table:table-cell office:value-type="string" calcext:value-type="string">
            <text:p>g.20.45.graphml</text:p>
          </table:table-cell>
          <table:table-cell office:value-type="float" office:value="3100" calcext:value-type="float">
            <text:p>3100</text:p>
          </table:table-cell>
          <table:table-cell office:value-type="float" office:value="418" calcext:value-type="float">
            <text:p>418</text:p>
          </table:table-cell>
          <table:table-cell office:value-type="float" office:value="75.0212" calcext:value-type="float">
            <text:p>75,0212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2.1099" calcext:value-type="float">
            <text:p>12,1099</text:p>
          </table:table-cell>
          <table:table-cell office:value-type="float" office:value="2.66389112439371" calcext:value-type="float">
            <text:p>2,66389112439371</text:p>
          </table:table-cell>
          <table:table-cell office:value-type="float" office:value="26" calcext:value-type="float">
            <text:p>26</text:p>
          </table:table-cell>
          <table:table-cell office:value-type="float" office:value="75.0212" calcext:value-type="float">
            <text:p>75,0212</text:p>
          </table:table-cell>
        </table:table-row>
        <table:table-row table:style-name="ro1">
          <table:table-cell office:value-type="string" calcext:value-type="string">
            <text:p>g.20.46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354" calcext:value-type="float">
            <text:p>354</text:p>
          </table:table-cell>
          <table:table-cell office:value-type="float" office:value="35.941" calcext:value-type="float">
            <text:p>35,941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2.4296" calcext:value-type="float">
            <text:p>2,4296</text:p>
          </table:table-cell>
          <table:table-cell office:value-type="float" office:value="4.0967517424137" calcext:value-type="float">
            <text:p>4,0967517424137</text:p>
          </table:table-cell>
          <table:table-cell office:value-type="float" office:value="168" calcext:value-type="float">
            <text:p>168</text:p>
          </table:table-cell>
          <table:table-cell office:value-type="float" office:value="35.941" calcext:value-type="float">
            <text:p>35,941</text:p>
          </table:table-cell>
        </table:table-row>
        <table:table-row table:style-name="ro1">
          <table:table-cell office:value-type="string" calcext:value-type="string">
            <text:p>g.20.47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87" calcext:value-type="float">
            <text:p>87</text:p>
          </table:table-cell>
          <table:table-cell office:value-type="float" office:value="87.9592" calcext:value-type="float">
            <text:p>87,959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9.1008" calcext:value-type="float">
            <text:p>9,1008</text:p>
          </table:table-cell>
          <table:table-cell office:value-type="float" office:value="1.7636619154546" calcext:value-type="float">
            <text:p>1,7636619154546</text:p>
          </table:table-cell>
          <table:table-cell office:value-type="float" office:value="12" calcext:value-type="float">
            <text:p>12</text:p>
          </table:table-cell>
          <table:table-cell office:value-type="float" office:value="87.9592" calcext:value-type="float">
            <text:p>87,9592</text:p>
          </table:table-cell>
        </table:table-row>
        <table:table-row table:style-name="ro1">
          <table:table-cell office:value-type="string" calcext:value-type="string">
            <text:p>g.20.48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68" calcext:value-type="float">
            <text:p>68</text:p>
          </table:table-cell>
          <table:table-cell office:value-type="float" office:value="86.7376" calcext:value-type="float">
            <text:p>86,737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8.1878" calcext:value-type="float">
            <text:p>8,1878</text:p>
          </table:table-cell>
          <table:table-cell office:value-type="float" office:value="1.75865949953123" calcext:value-type="float">
            <text:p>1,75865949953123</text:p>
          </table:table-cell>
          <table:table-cell office:value-type="float" office:value="12" calcext:value-type="float">
            <text:p>12</text:p>
          </table:table-cell>
          <table:table-cell office:value-type="float" office:value="86.7376" calcext:value-type="float">
            <text:p>86,7376</text:p>
          </table:table-cell>
        </table:table-row>
        <table:table-row table:style-name="ro1">
          <table:table-cell office:value-type="string" calcext:value-type="string">
            <text:p>g.20.49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121" calcext:value-type="float">
            <text:p>121</text:p>
          </table:table-cell>
          <table:table-cell office:value-type="float" office:value="76.8776" calcext:value-type="float">
            <text:p>76,877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6.1573" calcext:value-type="float">
            <text:p>16,1573</text:p>
          </table:table-cell>
          <table:table-cell office:value-type="float" office:value="2.20298872649394" calcext:value-type="float">
            <text:p>2,20298872649394</text:p>
          </table:table-cell>
          <table:table-cell office:value-type="float" office:value="7" calcext:value-type="float">
            <text:p>7</text:p>
          </table:table-cell>
          <table:table-cell office:value-type="float" office:value="76.8776" calcext:value-type="float">
            <text:p>76,8776</text:p>
          </table:table-cell>
        </table:table-row>
        <table:table-row table:style-name="ro1">
          <table:table-cell office:value-type="string" calcext:value-type="string">
            <text:p>g.20.50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170" calcext:value-type="float">
            <text:p>170</text:p>
          </table:table-cell>
          <table:table-cell office:value-type="float" office:value="66.3772" calcext:value-type="float">
            <text:p>66,3772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0.3591" calcext:value-type="float">
            <text:p>10,3591</text:p>
          </table:table-cell>
          <table:table-cell office:value-type="float" office:value="3.60173585517776" calcext:value-type="float">
            <text:p>3,60173585517776</text:p>
          </table:table-cell>
          <table:table-cell office:value-type="float" office:value="17" calcext:value-type="float">
            <text:p>17</text:p>
          </table:table-cell>
          <table:table-cell office:value-type="float" office:value="66.3772" calcext:value-type="float">
            <text:p>66,3772</text:p>
          </table:table-cell>
        </table:table-row>
        <table:table-row table:style-name="ro1">
          <table:table-cell office:value-type="string" calcext:value-type="string">
            <text:p>g.20.6.graphml</text:p>
          </table:table-cell>
          <table:table-cell office:value-type="float" office:value="2900" calcext:value-type="float">
            <text:p>2900</text:p>
          </table:table-cell>
          <table:table-cell office:value-type="float" office:value="358" calcext:value-type="float">
            <text:p>358</text:p>
          </table:table-cell>
          <table:table-cell office:value-type="float" office:value="86.4188" calcext:value-type="float">
            <text:p>86,418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9.1119" calcext:value-type="float">
            <text:p>9,1119</text:p>
          </table:table-cell>
          <table:table-cell office:value-type="float" office:value="1.83031854924631" calcext:value-type="float">
            <text:p>1,83031854924631</text:p>
          </table:table-cell>
          <table:table-cell office:value-type="float" office:value="10" calcext:value-type="float">
            <text:p>10</text:p>
          </table:table-cell>
          <table:table-cell office:value-type="float" office:value="86.4188" calcext:value-type="float">
            <text:p>86,4188</text:p>
          </table:table-cell>
        </table:table-row>
        <table:table-row table:style-name="ro1">
          <table:table-cell office:value-type="string" calcext:value-type="string">
            <text:p>g.21.1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631" calcext:value-type="float">
            <text:p>631</text:p>
          </table:table-cell>
          <table:table-cell office:value-type="float" office:value="28.0037" calcext:value-type="float">
            <text:p>28,0037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0.6299" calcext:value-type="float">
            <text:p>0,6299</text:p>
          </table:table-cell>
          <table:table-cell office:value-type="float" office:value="4.45804640674008" calcext:value-type="float">
            <text:p>4,45804640674008</text:p>
          </table:table-cell>
          <table:table-cell office:value-type="float" office:value="310" calcext:value-type="float">
            <text:p>310</text:p>
          </table:table-cell>
          <table:table-cell office:value-type="float" office:value="28.0037" calcext:value-type="float">
            <text:p>28,0037</text:p>
          </table:table-cell>
        </table:table-row>
        <table:table-row table:style-name="ro1">
          <table:table-cell office:value-type="string" calcext:value-type="string">
            <text:p>g.21.10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866" calcext:value-type="float">
            <text:p>866</text:p>
          </table:table-cell>
          <table:table-cell office:value-type="float" office:value="22.5029" calcext:value-type="float">
            <text:p>22,5029</text:p>
          </table:table-cell>
          <table:table-cell office:value-type="float" office:value="21" calcext:value-type="float">
            <text:p>21</text:p>
          </table:table-cell>
          <table:table-cell office:value-type="float" office:value="112" calcext:value-type="float">
            <text:p>112</text:p>
          </table:table-cell>
          <table:table-cell office:value-type="float" office:value="0.2595" calcext:value-type="float">
            <text:p>0,2595</text:p>
          </table:table-cell>
          <table:table-cell office:value-type="float" office:value="4.64901163283842" calcext:value-type="float">
            <text:p>4,64901163283842</text:p>
          </table:table-cell>
          <table:table-cell office:value-type="float" office:value="523" calcext:value-type="float">
            <text:p>523</text:p>
          </table:table-cell>
          <table:table-cell office:value-type="float" office:value="22.5029" calcext:value-type="float">
            <text:p>22,5029</text:p>
          </table:table-cell>
        </table:table-row>
        <table:table-row table:style-name="ro1">
          <table:table-cell office:value-type="string" calcext:value-type="string">
            <text:p>g.21.15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170" calcext:value-type="float">
            <text:p>170</text:p>
          </table:table-cell>
          <table:table-cell office:value-type="float" office:value="89.1886" calcext:value-type="float">
            <text:p>89,188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6.6773" calcext:value-type="float">
            <text:p>6,6773</text:p>
          </table:table-cell>
          <table:table-cell office:value-type="float" office:value="2.28238282459268" calcext:value-type="float">
            <text:p>2,28238282459268</text:p>
          </table:table-cell>
          <table:table-cell office:value-type="float" office:value="4" calcext:value-type="float">
            <text:p>4</text:p>
          </table:table-cell>
          <table:table-cell office:value-type="float" office:value="89.1886" calcext:value-type="float">
            <text:p>89,1886</text:p>
          </table:table-cell>
        </table:table-row>
        <table:table-row table:style-name="ro1">
          <table:table-cell office:value-type="string" calcext:value-type="string">
            <text:p>g.21.27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228" calcext:value-type="float">
            <text:p>228</text:p>
          </table:table-cell>
          <table:table-cell office:value-type="float" office:value="54.3083" calcext:value-type="float">
            <text:p>54,3083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2.7049" calcext:value-type="float">
            <text:p>2,7049</text:p>
          </table:table-cell>
          <table:table-cell office:value-type="float" office:value="3.65425118286816" calcext:value-type="float">
            <text:p>3,65425118286816</text:p>
          </table:table-cell>
          <table:table-cell office:value-type="float" office:value="41" calcext:value-type="float">
            <text:p>41</text:p>
          </table:table-cell>
          <table:table-cell office:value-type="float" office:value="54.3083" calcext:value-type="float">
            <text:p>54,3083</text:p>
          </table:table-cell>
        </table:table-row>
        <table:table-row table:style-name="ro1">
          <table:table-cell office:value-type="string" calcext:value-type="string">
            <text:p>g.21.33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193" calcext:value-type="float">
            <text:p>193</text:p>
          </table:table-cell>
          <table:table-cell office:value-type="float" office:value="88.881" calcext:value-type="float">
            <text:p>88,881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1.4497" calcext:value-type="float">
            <text:p>11,4497</text:p>
          </table:table-cell>
          <table:table-cell office:value-type="float" office:value="1.65800371122006" calcext:value-type="float">
            <text:p>1,65800371122006</text:p>
          </table:table-cell>
          <table:table-cell office:value-type="float" office:value="5" calcext:value-type="float">
            <text:p>5</text:p>
          </table:table-cell>
          <table:table-cell office:value-type="float" office:value="88.881" calcext:value-type="float">
            <text:p>88,881</text:p>
          </table:table-cell>
        </table:table-row>
        <table:table-row table:style-name="ro1">
          <table:table-cell office:value-type="string" calcext:value-type="string">
            <text:p>g.21.35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88" calcext:value-type="float">
            <text:p>88</text:p>
          </table:table-cell>
          <table:table-cell office:value-type="float" office:value="49.9947" calcext:value-type="float">
            <text:p>49,9947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4.6827" calcext:value-type="float">
            <text:p>4,6827</text:p>
          </table:table-cell>
          <table:table-cell office:value-type="float" office:value="3.83131976280408" calcext:value-type="float">
            <text:p>3,83131976280408</text:p>
          </table:table-cell>
          <table:table-cell office:value-type="float" office:value="31" calcext:value-type="float">
            <text:p>31</text:p>
          </table:table-cell>
          <table:table-cell office:value-type="float" office:value="49.9947" calcext:value-type="float">
            <text:p>49,9947</text:p>
          </table:table-cell>
        </table:table-row>
        <table:table-row table:style-name="ro1">
          <table:table-cell office:value-type="string" calcext:value-type="string">
            <text:p>g.21.37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71.2529" calcext:value-type="float">
            <text:p>71,2529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.7885" calcext:value-type="float">
            <text:p>4,7885</text:p>
          </table:table-cell>
          <table:table-cell office:value-type="float" office:value="2.31821656046494" calcext:value-type="float">
            <text:p>2,31821656046494</text:p>
          </table:table-cell>
          <table:table-cell office:value-type="float" office:value="13" calcext:value-type="float">
            <text:p>13</text:p>
          </table:table-cell>
          <table:table-cell office:value-type="float" office:value="71.2529" calcext:value-type="float">
            <text:p>71,2529</text:p>
          </table:table-cell>
        </table:table-row>
        <table:table-row table:style-name="ro1">
          <table:table-cell office:value-type="string" calcext:value-type="string">
            <text:p>g.21.41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89.4446" calcext:value-type="float">
            <text:p>89,4446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3.6327" calcext:value-type="float">
            <text:p>33,6327</text:p>
          </table:table-cell>
          <table:table-cell office:value-type="float" office:value="2.15852872367761" calcext:value-type="float">
            <text:p>2,15852872367761</text:p>
          </table:table-cell>
          <table:table-cell office:value-type="float" office:value="2" calcext:value-type="float">
            <text:p>2</text:p>
          </table:table-cell>
          <table:table-cell office:value-type="float" office:value="89.4446" calcext:value-type="float">
            <text:p>89,4446</text:p>
          </table:table-cell>
        </table:table-row>
        <table:table-row table:style-name="ro1">
          <table:table-cell office:value-type="string" calcext:value-type="string">
            <text:p>g.22.31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261" calcext:value-type="float">
            <text:p>261</text:p>
          </table:table-cell>
          <table:table-cell office:value-type="float" office:value="55.7254" calcext:value-type="float">
            <text:p>55,7254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3.74" calcext:value-type="float">
            <text:p>3,74</text:p>
          </table:table-cell>
          <table:table-cell office:value-type="float" office:value="2.17199041058622" calcext:value-type="float">
            <text:p>2,17199041058622</text:p>
          </table:table-cell>
          <table:table-cell office:value-type="float" office:value="23" calcext:value-type="float">
            <text:p>23</text:p>
          </table:table-cell>
          <table:table-cell office:value-type="float" office:value="55.7254" calcext:value-type="float">
            <text:p>55,7254</text:p>
          </table:table-cell>
        </table:table-row>
        <table:table-row table:style-name="ro1">
          <table:table-cell office:value-type="string" calcext:value-type="string">
            <text:p>g.22.35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268" calcext:value-type="float">
            <text:p>268</text:p>
          </table:table-cell>
          <table:table-cell office:value-type="float" office:value="41.8071" calcext:value-type="float">
            <text:p>41,8071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.06" calcext:value-type="float">
            <text:p>2,06</text:p>
          </table:table-cell>
          <table:table-cell office:value-type="float" office:value="1.91393208925922" calcext:value-type="float">
            <text:p>1,91393208925922</text:p>
          </table:table-cell>
          <table:table-cell office:value-type="float" office:value="56" calcext:value-type="float">
            <text:p>56</text:p>
          </table:table-cell>
          <table:table-cell office:value-type="float" office:value="41.8071" calcext:value-type="float">
            <text:p>41,8071</text:p>
          </table:table-cell>
        </table:table-row>
        <table:table-row table:style-name="ro1">
          <table:table-cell office:value-type="string" calcext:value-type="string">
            <text:p>g.22.49.graphml</text:p>
          </table:table-cell>
          <table:table-cell office:value-type="float" office:value="2900" calcext:value-type="float">
            <text:p>2900</text:p>
          </table:table-cell>
          <table:table-cell office:value-type="float" office:value="391" calcext:value-type="float">
            <text:p>391</text:p>
          </table:table-cell>
          <table:table-cell office:value-type="float" office:value="81.5158" calcext:value-type="float">
            <text:p>81,515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0.5843" calcext:value-type="float">
            <text:p>10,5843</text:p>
          </table:table-cell>
          <table:table-cell office:value-type="float" office:value="1.62985910258705" calcext:value-type="float">
            <text:p>1,62985910258705</text:p>
          </table:table-cell>
          <table:table-cell office:value-type="float" office:value="5" calcext:value-type="float">
            <text:p>5</text:p>
          </table:table-cell>
          <table:table-cell office:value-type="float" office:value="81.5158" calcext:value-type="float">
            <text:p>81,5158</text:p>
          </table:table-cell>
        </table:table-row>
        <table:table-row table:style-name="ro1">
          <table:table-cell office:value-type="string" calcext:value-type="string">
            <text:p>g.22.54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222" calcext:value-type="float">
            <text:p>222</text:p>
          </table:table-cell>
          <table:table-cell office:value-type="float" office:value="76.7525" calcext:value-type="float">
            <text:p>76,7525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9.4321" calcext:value-type="float">
            <text:p>9,4321</text:p>
          </table:table-cell>
          <table:table-cell office:value-type="float" office:value="2.33261964421274" calcext:value-type="float">
            <text:p>2,33261964421274</text:p>
          </table:table-cell>
          <table:table-cell office:value-type="float" office:value="3" calcext:value-type="float">
            <text:p>3</text:p>
          </table:table-cell>
          <table:table-cell office:value-type="float" office:value="76.7525" calcext:value-type="float">
            <text:p>76,7525</text:p>
          </table:table-cell>
        </table:table-row>
        <table:table-row table:style-name="ro1">
          <table:table-cell office:value-type="string" calcext:value-type="string">
            <text:p>g.22.62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306" calcext:value-type="float">
            <text:p>306</text:p>
          </table:table-cell>
          <table:table-cell office:value-type="float" office:value="67.8069" calcext:value-type="float">
            <text:p>67,8069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3.3366" calcext:value-type="float">
            <text:p>3,3366</text:p>
          </table:table-cell>
          <table:table-cell office:value-type="float" office:value="2.581244570817" calcext:value-type="float">
            <text:p>2,581244570817</text:p>
          </table:table-cell>
          <table:table-cell office:value-type="float" office:value="34" calcext:value-type="float">
            <text:p>34</text:p>
          </table:table-cell>
          <table:table-cell office:value-type="float" office:value="67.8069" calcext:value-type="float">
            <text:p>67,8069</text:p>
          </table:table-cell>
        </table:table-row>
        <table:table-row table:style-name="ro1">
          <table:table-cell office:value-type="string" calcext:value-type="string">
            <text:p>g.22.69.graphml</text:p>
          </table:table-cell>
          <table:table-cell office:value-type="float" office:value="2000" calcext:value-type="float">
            <text:p>2000</text:p>
          </table:table-cell>
          <table:table-cell office:value-type="float" office:value="498" calcext:value-type="float">
            <text:p>498</text:p>
          </table:table-cell>
          <table:table-cell office:value-type="float" office:value="51.371" calcext:value-type="float">
            <text:p>51,371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1.9346" calcext:value-type="float">
            <text:p>1,9346</text:p>
          </table:table-cell>
          <table:table-cell office:value-type="float" office:value="2.77515161907606" calcext:value-type="float">
            <text:p>2,77515161907606</text:p>
          </table:table-cell>
          <table:table-cell office:value-type="float" office:value="38" calcext:value-type="float">
            <text:p>38</text:p>
          </table:table-cell>
          <table:table-cell office:value-type="float" office:value="51.371" calcext:value-type="float">
            <text:p>51,371</text:p>
          </table:table-cell>
        </table:table-row>
        <table:table-row table:style-name="ro1">
          <table:table-cell office:value-type="string" calcext:value-type="string">
            <text:p>g.22.70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212" calcext:value-type="float">
            <text:p>212</text:p>
          </table:table-cell>
          <table:table-cell office:value-type="float" office:value="84.9979" calcext:value-type="float">
            <text:p>84,9979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3.8791" calcext:value-type="float">
            <text:p>3,8791</text:p>
          </table:table-cell>
          <table:table-cell office:value-type="float" office:value="2.41461500477246" calcext:value-type="float">
            <text:p>2,41461500477246</text:p>
          </table:table-cell>
          <table:table-cell office:value-type="float" office:value="6" calcext:value-type="float">
            <text:p>6</text:p>
          </table:table-cell>
          <table:table-cell office:value-type="float" office:value="84.9979" calcext:value-type="float">
            <text:p>84,9979</text:p>
          </table:table-cell>
        </table:table-row>
        <table:table-row table:style-name="ro1">
          <table:table-cell office:value-type="string" calcext:value-type="string">
            <text:p>g.22.76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88" calcext:value-type="float">
            <text:p>88</text:p>
          </table:table-cell>
          <table:table-cell office:value-type="float" office:value="89.8297" calcext:value-type="float">
            <text:p>89,8297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30.3894" calcext:value-type="float">
            <text:p>30,3894</text:p>
          </table:table-cell>
          <table:table-cell office:value-type="float" office:value="1.95365532858156" calcext:value-type="float">
            <text:p>1,95365532858156</text:p>
          </table:table-cell>
          <table:table-cell office:value-type="float" office:value="3" calcext:value-type="float">
            <text:p>3</text:p>
          </table:table-cell>
          <table:table-cell office:value-type="float" office:value="89.8297" calcext:value-type="float">
            <text:p>89,8297</text:p>
          </table:table-cell>
        </table:table-row>
        <table:table-row table:style-name="ro1">
          <table:table-cell office:value-type="string" calcext:value-type="string">
            <text:p>g.23.100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65" calcext:value-type="float">
            <text:p>65</text:p>
          </table:table-cell>
          <table:table-cell office:value-type="float" office:value="89.4976" calcext:value-type="float">
            <text:p>89,4976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4.4873" calcext:value-type="float">
            <text:p>34,4873</text:p>
          </table:table-cell>
          <table:table-cell office:value-type="float" office:value="1.65441086043877" calcext:value-type="float">
            <text:p>1,65441086043877</text:p>
          </table:table-cell>
          <table:table-cell office:value-type="float" office:value="3" calcext:value-type="float">
            <text:p>3</text:p>
          </table:table-cell>
          <table:table-cell office:value-type="float" office:value="89.4976" calcext:value-type="float">
            <text:p>89,4976</text:p>
          </table:table-cell>
        </table:table-row>
        <table:table-row table:style-name="ro1">
          <table:table-cell office:value-type="string" calcext:value-type="string">
            <text:p>g.23.103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119" calcext:value-type="float">
            <text:p>119</text:p>
          </table:table-cell>
          <table:table-cell office:value-type="float" office:value="89.6878" calcext:value-type="float">
            <text:p>89,6878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24.5061" calcext:value-type="float">
            <text:p>24,5061</text:p>
          </table:table-cell>
          <table:table-cell office:value-type="float" office:value="1.66249515230225" calcext:value-type="float">
            <text:p>1,66249515230225</text:p>
          </table:table-cell>
          <table:table-cell office:value-type="float" office:value="2" calcext:value-type="float">
            <text:p>2</text:p>
          </table:table-cell>
          <table:table-cell office:value-type="float" office:value="89.6878" calcext:value-type="float">
            <text:p>89,6878</text:p>
          </table:table-cell>
        </table:table-row>
        <table:table-row table:style-name="ro1">
          <table:table-cell office:value-type="string" calcext:value-type="string">
            <text:p>g.23.106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162" calcext:value-type="float">
            <text:p>162</text:p>
          </table:table-cell>
          <table:table-cell office:value-type="float" office:value="71.8114" calcext:value-type="float">
            <text:p>71,811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5.6653" calcext:value-type="float">
            <text:p>5,6653</text:p>
          </table:table-cell>
          <table:table-cell office:value-type="float" office:value="1.66529319167161" calcext:value-type="float">
            <text:p>1,66529319167161</text:p>
          </table:table-cell>
          <table:table-cell office:value-type="float" office:value="13" calcext:value-type="float">
            <text:p>13</text:p>
          </table:table-cell>
          <table:table-cell office:value-type="float" office:value="71.8114" calcext:value-type="float">
            <text:p>71,8114</text:p>
          </table:table-cell>
        </table:table-row>
        <table:table-row table:style-name="ro1">
          <table:table-cell office:value-type="string" calcext:value-type="string">
            <text:p>g.23.107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92" calcext:value-type="float">
            <text:p>92</text:p>
          </table:table-cell>
          <table:table-cell office:value-type="float" office:value="88.1701" calcext:value-type="float">
            <text:p>88,1701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7.5329" calcext:value-type="float">
            <text:p>7,5329</text:p>
          </table:table-cell>
          <table:table-cell office:value-type="float" office:value="1.87199879956249" calcext:value-type="float">
            <text:p>1,87199879956249</text:p>
          </table:table-cell>
          <table:table-cell office:value-type="float" office:value="6" calcext:value-type="float">
            <text:p>6</text:p>
          </table:table-cell>
          <table:table-cell office:value-type="float" office:value="88.1701" calcext:value-type="float">
            <text:p>88,1701</text:p>
          </table:table-cell>
        </table:table-row>
        <table:table-row table:style-name="ro1">
          <table:table-cell office:value-type="string" calcext:value-type="string">
            <text:p>g.23.108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129" calcext:value-type="float">
            <text:p>129</text:p>
          </table:table-cell>
          <table:table-cell office:value-type="float" office:value="76.147" calcext:value-type="float">
            <text:p>76,147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4.8963" calcext:value-type="float">
            <text:p>14,8963</text:p>
          </table:table-cell>
          <table:table-cell office:value-type="float" office:value="1.63202387046631" calcext:value-type="float">
            <text:p>1,63202387046631</text:p>
          </table:table-cell>
          <table:table-cell office:value-type="float" office:value="6" calcext:value-type="float">
            <text:p>6</text:p>
          </table:table-cell>
          <table:table-cell office:value-type="float" office:value="76.147" calcext:value-type="float">
            <text:p>76,147</text:p>
          </table:table-cell>
        </table:table-row>
        <table:table-row table:style-name="ro1">
          <table:table-cell office:value-type="string" calcext:value-type="string">
            <text:p>g.23.115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135" calcext:value-type="float">
            <text:p>135</text:p>
          </table:table-cell>
          <table:table-cell office:value-type="float" office:value="89.1494" calcext:value-type="float">
            <text:p>89,149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1.8551" calcext:value-type="float">
            <text:p>31,8551</text:p>
          </table:table-cell>
          <table:table-cell office:value-type="float" office:value="2.18893966796546" calcext:value-type="float">
            <text:p>2,18893966796546</text:p>
          </table:table-cell>
          <table:table-cell office:value-type="float" office:value="5" calcext:value-type="float">
            <text:p>5</text:p>
          </table:table-cell>
          <table:table-cell office:value-type="float" office:value="89.1494" calcext:value-type="float">
            <text:p>89,1494</text:p>
          </table:table-cell>
        </table:table-row>
        <table:table-row table:style-name="ro1">
          <table:table-cell office:value-type="string" calcext:value-type="string">
            <text:p>g.23.117.graphml</text:p>
          </table:table-cell>
          <table:table-cell office:value-type="float" office:value="2700" calcext:value-type="float">
            <text:p>2700</text:p>
          </table:table-cell>
          <table:table-cell office:value-type="float" office:value="378" calcext:value-type="float">
            <text:p>378</text:p>
          </table:table-cell>
          <table:table-cell office:value-type="float" office:value="83.5211" calcext:value-type="float">
            <text:p>83,521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8.5671" calcext:value-type="float">
            <text:p>18,5671</text:p>
          </table:table-cell>
          <table:table-cell office:value-type="float" office:value="1.77797171500609" calcext:value-type="float">
            <text:p>1,77797171500609</text:p>
          </table:table-cell>
          <table:table-cell office:value-type="float" office:value="10" calcext:value-type="float">
            <text:p>10</text:p>
          </table:table-cell>
          <table:table-cell office:value-type="float" office:value="83.5211" calcext:value-type="float">
            <text:p>83,5211</text:p>
          </table:table-cell>
        </table:table-row>
        <table:table-row table:style-name="ro1">
          <table:table-cell office:value-type="string" calcext:value-type="string">
            <text:p>g.23.76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90" calcext:value-type="float">
            <text:p>90</text:p>
          </table:table-cell>
          <table:table-cell office:value-type="float" office:value="50.2931" calcext:value-type="float">
            <text:p>50,2931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1.8779" calcext:value-type="float">
            <text:p>1,8779</text:p>
          </table:table-cell>
          <table:table-cell office:value-type="float" office:value="2.01134868483569" calcext:value-type="float">
            <text:p>2,01134868483569</text:p>
          </table:table-cell>
          <table:table-cell office:value-type="float" office:value="24" calcext:value-type="float">
            <text:p>24</text:p>
          </table:table-cell>
          <table:table-cell office:value-type="float" office:value="50.2931" calcext:value-type="float">
            <text:p>50,2931</text:p>
          </table:table-cell>
        </table:table-row>
        <table:table-row table:style-name="ro1">
          <table:table-cell office:value-type="string" calcext:value-type="string">
            <text:p>g.23.77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59" calcext:value-type="float">
            <text:p>59</text:p>
          </table:table-cell>
          <table:table-cell office:value-type="float" office:value="52.0669" calcext:value-type="float">
            <text:p>52,0669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0.828" calcext:value-type="float">
            <text:p>0,828</text:p>
          </table:table-cell>
          <table:table-cell office:value-type="float" office:value="2.46187447085292" calcext:value-type="float">
            <text:p>2,46187447085292</text:p>
          </table:table-cell>
          <table:table-cell office:value-type="float" office:value="23" calcext:value-type="float">
            <text:p>23</text:p>
          </table:table-cell>
          <table:table-cell office:value-type="float" office:value="52.0669" calcext:value-type="float">
            <text:p>52,0669</text:p>
          </table:table-cell>
        </table:table-row>
        <table:table-row table:style-name="ro1">
          <table:table-cell office:value-type="string" calcext:value-type="string">
            <text:p>g.23.81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549" calcext:value-type="float">
            <text:p>549</text:p>
          </table:table-cell>
          <table:table-cell office:value-type="float" office:value="47.0436" calcext:value-type="float">
            <text:p>47,0436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3.1525" calcext:value-type="float">
            <text:p>3,1525</text:p>
          </table:table-cell>
          <table:table-cell office:value-type="float" office:value="3.23478802977769" calcext:value-type="float">
            <text:p>3,23478802977769</text:p>
          </table:table-cell>
          <table:table-cell office:value-type="float" office:value="118" calcext:value-type="float">
            <text:p>118</text:p>
          </table:table-cell>
          <table:table-cell office:value-type="float" office:value="47.0436" calcext:value-type="float">
            <text:p>47,0436</text:p>
          </table:table-cell>
        </table:table-row>
        <table:table-row table:style-name="ro1">
          <table:table-cell office:value-type="string" calcext:value-type="string">
            <text:p>g.23.83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359" calcext:value-type="float">
            <text:p>359</text:p>
          </table:table-cell>
          <table:table-cell office:value-type="float" office:value="64.7659" calcext:value-type="float">
            <text:p>64,7659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3.5811" calcext:value-type="float">
            <text:p>3,5811</text:p>
          </table:table-cell>
          <table:table-cell office:value-type="float" office:value="2.79016396406888" calcext:value-type="float">
            <text:p>2,79016396406888</text:p>
          </table:table-cell>
          <table:table-cell office:value-type="float" office:value="19" calcext:value-type="float">
            <text:p>19</text:p>
          </table:table-cell>
          <table:table-cell office:value-type="float" office:value="64.7659" calcext:value-type="float">
            <text:p>64,7659</text:p>
          </table:table-cell>
        </table:table-row>
        <table:table-row table:style-name="ro1">
          <table:table-cell office:value-type="string" calcext:value-type="string">
            <text:p>g.23.85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645" calcext:value-type="float">
            <text:p>645</text:p>
          </table:table-cell>
          <table:table-cell office:value-type="float" office:value="50.9683" calcext:value-type="float">
            <text:p>50,9683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1.1303" calcext:value-type="float">
            <text:p>1,1303</text:p>
          </table:table-cell>
          <table:table-cell office:value-type="float" office:value="5.93254589629014" calcext:value-type="float">
            <text:p>5,93254589629014</text:p>
          </table:table-cell>
          <table:table-cell office:value-type="float" office:value="117" calcext:value-type="float">
            <text:p>117</text:p>
          </table:table-cell>
          <table:table-cell office:value-type="float" office:value="50.9683" calcext:value-type="float">
            <text:p>50,9683</text:p>
          </table:table-cell>
        </table:table-row>
        <table:table-row table:style-name="ro1">
          <table:table-cell office:value-type="string" calcext:value-type="string">
            <text:p>g.23.86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29" calcext:value-type="float">
            <text:p>129</text:p>
          </table:table-cell>
          <table:table-cell office:value-type="float" office:value="34.5186" calcext:value-type="float">
            <text:p>34,5186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0.5227" calcext:value-type="float">
            <text:p>0,5227</text:p>
          </table:table-cell>
          <table:table-cell office:value-type="float" office:value="3.62799936438459" calcext:value-type="float">
            <text:p>3,62799936438459</text:p>
          </table:table-cell>
          <table:table-cell office:value-type="float" office:value="139" calcext:value-type="float">
            <text:p>139</text:p>
          </table:table-cell>
          <table:table-cell office:value-type="float" office:value="34.5186" calcext:value-type="float">
            <text:p>34,5186</text:p>
          </table:table-cell>
        </table:table-row>
        <table:table-row table:style-name="ro1">
          <table:table-cell office:value-type="string" calcext:value-type="string">
            <text:p>g.23.90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326" calcext:value-type="float">
            <text:p>326</text:p>
          </table:table-cell>
          <table:table-cell office:value-type="float" office:value="86.5741" calcext:value-type="float">
            <text:p>86,5741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4.3987" calcext:value-type="float">
            <text:p>4,3987</text:p>
          </table:table-cell>
          <table:table-cell office:value-type="float" office:value="3.24404564397229" calcext:value-type="float">
            <text:p>3,24404564397229</text:p>
          </table:table-cell>
          <table:table-cell office:value-type="float" office:value="16" calcext:value-type="float">
            <text:p>16</text:p>
          </table:table-cell>
          <table:table-cell office:value-type="float" office:value="86.5741" calcext:value-type="float">
            <text:p>86,5741</text:p>
          </table:table-cell>
        </table:table-row>
        <table:table-row table:style-name="ro1">
          <table:table-cell office:value-type="string" calcext:value-type="string">
            <text:p>g.23.96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424" calcext:value-type="float">
            <text:p>424</text:p>
          </table:table-cell>
          <table:table-cell office:value-type="float" office:value="31.8859" calcext:value-type="float">
            <text:p>31,8859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0.377" calcext:value-type="float">
            <text:p>0,377</text:p>
          </table:table-cell>
          <table:table-cell office:value-type="float" office:value="5.1122682138217" calcext:value-type="float">
            <text:p>5,1122682138217</text:p>
          </table:table-cell>
          <table:table-cell office:value-type="float" office:value="129" calcext:value-type="float">
            <text:p>129</text:p>
          </table:table-cell>
          <table:table-cell office:value-type="float" office:value="31.8859" calcext:value-type="float">
            <text:p>31,8859</text:p>
          </table:table-cell>
        </table:table-row>
        <table:table-row table:style-name="ro1">
          <table:table-cell office:value-type="string" calcext:value-type="string">
            <text:p>g.24.34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44" calcext:value-type="float">
            <text:p>44</text:p>
          </table:table-cell>
          <table:table-cell office:value-type="float" office:value="54.5098" calcext:value-type="float">
            <text:p>54,5098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1.9481" calcext:value-type="float">
            <text:p>1,9481</text:p>
          </table:table-cell>
          <table:table-cell office:value-type="float" office:value="2.52630728353305" calcext:value-type="float">
            <text:p>2,52630728353305</text:p>
          </table:table-cell>
          <table:table-cell office:value-type="float" office:value="15" calcext:value-type="float">
            <text:p>15</text:p>
          </table:table-cell>
          <table:table-cell office:value-type="float" office:value="54.5098" calcext:value-type="float">
            <text:p>54,5098</text:p>
          </table:table-cell>
        </table:table-row>
        <table:table-row table:style-name="ro1">
          <table:table-cell office:value-type="string" calcext:value-type="string">
            <text:p>g.24.35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157" calcext:value-type="float">
            <text:p>157</text:p>
          </table:table-cell>
          <table:table-cell office:value-type="float" office:value="72.896" calcext:value-type="float">
            <text:p>72,896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.7969" calcext:value-type="float">
            <text:p>4,7969</text:p>
          </table:table-cell>
          <table:table-cell office:value-type="float" office:value="2.33523314064814" calcext:value-type="float">
            <text:p>2,33523314064814</text:p>
          </table:table-cell>
          <table:table-cell office:value-type="float" office:value="15" calcext:value-type="float">
            <text:p>15</text:p>
          </table:table-cell>
          <table:table-cell office:value-type="float" office:value="72.896" calcext:value-type="float">
            <text:p>72,896</text:p>
          </table:table-cell>
        </table:table-row>
        <table:table-row table:style-name="ro1">
          <table:table-cell office:value-type="string" calcext:value-type="string">
            <text:p>g.24.39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203" calcext:value-type="float">
            <text:p>203</text:p>
          </table:table-cell>
          <table:table-cell office:value-type="float" office:value="40.5374" calcext:value-type="float">
            <text:p>40,5374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0.8414" calcext:value-type="float">
            <text:p>0,8414</text:p>
          </table:table-cell>
          <table:table-cell office:value-type="float" office:value="3.74361951010901" calcext:value-type="float">
            <text:p>3,74361951010901</text:p>
          </table:table-cell>
          <table:table-cell office:value-type="float" office:value="111" calcext:value-type="float">
            <text:p>111</text:p>
          </table:table-cell>
          <table:table-cell office:value-type="float" office:value="40.5374" calcext:value-type="float">
            <text:p>40,5374</text:p>
          </table:table-cell>
        </table:table-row>
        <table:table-row table:style-name="ro1">
          <table:table-cell office:value-type="string" calcext:value-type="string">
            <text:p>g.24.41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122" calcext:value-type="float">
            <text:p>122</text:p>
          </table:table-cell>
          <table:table-cell office:value-type="float" office:value="65.2099" calcext:value-type="float">
            <text:p>65,2099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9.211" calcext:value-type="float">
            <text:p>9,211</text:p>
          </table:table-cell>
          <table:table-cell office:value-type="float" office:value="1.92804056069017" calcext:value-type="float">
            <text:p>1,92804056069017</text:p>
          </table:table-cell>
          <table:table-cell office:value-type="float" office:value="21" calcext:value-type="float">
            <text:p>21</text:p>
          </table:table-cell>
          <table:table-cell office:value-type="float" office:value="65.2099" calcext:value-type="float">
            <text:p>65,2099</text:p>
          </table:table-cell>
        </table:table-row>
        <table:table-row table:style-name="ro1">
          <table:table-cell office:value-type="string" calcext:value-type="string">
            <text:p>g.24.43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81" calcext:value-type="float">
            <text:p>81</text:p>
          </table:table-cell>
          <table:table-cell office:value-type="float" office:value="35.2151" calcext:value-type="float">
            <text:p>35,2151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0.566" calcext:value-type="float">
            <text:p>0,566</text:p>
          </table:table-cell>
          <table:table-cell office:value-type="float" office:value="3.47782260640869" calcext:value-type="float">
            <text:p>3,47782260640869</text:p>
          </table:table-cell>
          <table:table-cell office:value-type="float" office:value="133" calcext:value-type="float">
            <text:p>133</text:p>
          </table:table-cell>
          <table:table-cell office:value-type="float" office:value="35.2151" calcext:value-type="float">
            <text:p>35,2151</text:p>
          </table:table-cell>
        </table:table-row>
        <table:table-row table:style-name="ro1">
          <table:table-cell office:value-type="string" calcext:value-type="string">
            <text:p>g.24.46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174" calcext:value-type="float">
            <text:p>174</text:p>
          </table:table-cell>
          <table:table-cell office:value-type="float" office:value="68.6538" calcext:value-type="float">
            <text:p>68,6538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2.6275" calcext:value-type="float">
            <text:p>2,6275</text:p>
          </table:table-cell>
          <table:table-cell office:value-type="float" office:value="2.20124485246942" calcext:value-type="float">
            <text:p>2,20124485246942</text:p>
          </table:table-cell>
          <table:table-cell office:value-type="float" office:value="21" calcext:value-type="float">
            <text:p>21</text:p>
          </table:table-cell>
          <table:table-cell office:value-type="float" office:value="68.6538" calcext:value-type="float">
            <text:p>68,6538</text:p>
          </table:table-cell>
        </table:table-row>
        <table:table-row table:style-name="ro1">
          <table:table-cell office:value-type="string" calcext:value-type="string">
            <text:p>g.24.47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225" calcext:value-type="float">
            <text:p>225</text:p>
          </table:table-cell>
          <table:table-cell office:value-type="float" office:value="47.2364" calcext:value-type="float">
            <text:p>47,2364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2.3014" calcext:value-type="float">
            <text:p>2,3014</text:p>
          </table:table-cell>
          <table:table-cell office:value-type="float" office:value="2.83179439039162" calcext:value-type="float">
            <text:p>2,83179439039162</text:p>
          </table:table-cell>
          <table:table-cell office:value-type="float" office:value="32" calcext:value-type="float">
            <text:p>32</text:p>
          </table:table-cell>
          <table:table-cell office:value-type="float" office:value="47.2364" calcext:value-type="float">
            <text:p>47,2364</text:p>
          </table:table-cell>
        </table:table-row>
        <table:table-row table:style-name="ro1">
          <table:table-cell office:value-type="string" calcext:value-type="string">
            <text:p>g.25.1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532" calcext:value-type="float">
            <text:p>532</text:p>
          </table:table-cell>
          <table:table-cell office:value-type="float" office:value="8.7147" calcext:value-type="float">
            <text:p>8,7147</text:p>
          </table:table-cell>
          <table:table-cell office:value-type="float" office:value="25" calcext:value-type="float">
            <text:p>25</text:p>
          </table:table-cell>
          <table:table-cell office:value-type="float" office:value="184" calcext:value-type="float">
            <text:p>184</text:p>
          </table:table-cell>
          <table:table-cell office:value-type="float" office:value="0.1275" calcext:value-type="float">
            <text:p>0,1275</text:p>
          </table:table-cell>
          <table:table-cell office:value-type="float" office:value="5.91283466523022" calcext:value-type="float">
            <text:p>5,91283466523022</text:p>
          </table:table-cell>
          <table:table-cell office:value-type="float" office:value="2102" calcext:value-type="float">
            <text:p>2102</text:p>
          </table:table-cell>
          <table:table-cell office:value-type="float" office:value="8.7147" calcext:value-type="float">
            <text:p>8,7147</text:p>
          </table:table-cell>
        </table:table-row>
        <table:table-row table:style-name="ro1">
          <table:table-cell office:value-type="string" calcext:value-type="string">
            <text:p>g.25.18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58.5963" calcext:value-type="float">
            <text:p>58,5963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6.3537" calcext:value-type="float">
            <text:p>6,3537</text:p>
          </table:table-cell>
          <table:table-cell office:value-type="float" office:value="3.37139320383005" calcext:value-type="float">
            <text:p>3,37139320383005</text:p>
          </table:table-cell>
          <table:table-cell office:value-type="float" office:value="14" calcext:value-type="float">
            <text:p>14</text:p>
          </table:table-cell>
          <table:table-cell office:value-type="float" office:value="58.5963" calcext:value-type="float">
            <text:p>58,5963</text:p>
          </table:table-cell>
        </table:table-row>
        <table:table-row table:style-name="ro1">
          <table:table-cell office:value-type="string" calcext:value-type="string">
            <text:p>g.25.26.graphml</text:p>
          </table:table-cell>
          <table:table-cell office:value-type="float" office:value="2700" calcext:value-type="float">
            <text:p>2700</text:p>
          </table:table-cell>
          <table:table-cell office:value-type="float" office:value="336" calcext:value-type="float">
            <text:p>336</text:p>
          </table:table-cell>
          <table:table-cell office:value-type="float" office:value="84.9073" calcext:value-type="float">
            <text:p>84,907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9.872" calcext:value-type="float">
            <text:p>19,872</text:p>
          </table:table-cell>
          <table:table-cell office:value-type="float" office:value="1.93481325933644" calcext:value-type="float">
            <text:p>1,93481325933644</text:p>
          </table:table-cell>
          <table:table-cell office:value-type="float" office:value="8" calcext:value-type="float">
            <text:p>8</text:p>
          </table:table-cell>
          <table:table-cell office:value-type="float" office:value="84.9073" calcext:value-type="float">
            <text:p>84,9073</text:p>
          </table:table-cell>
        </table:table-row>
        <table:table-row table:style-name="ro1">
          <table:table-cell office:value-type="string" calcext:value-type="string">
            <text:p>g.25.28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209" calcext:value-type="float">
            <text:p>209</text:p>
          </table:table-cell>
          <table:table-cell office:value-type="float" office:value="85.3039" calcext:value-type="float">
            <text:p>85,303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3.1582" calcext:value-type="float">
            <text:p>23,1582</text:p>
          </table:table-cell>
          <table:table-cell office:value-type="float" office:value="2.02190646789931" calcext:value-type="float">
            <text:p>2,02190646789931</text:p>
          </table:table-cell>
          <table:table-cell office:value-type="float" office:value="12" calcext:value-type="float">
            <text:p>12</text:p>
          </table:table-cell>
          <table:table-cell office:value-type="float" office:value="85.3039" calcext:value-type="float">
            <text:p>85,3039</text:p>
          </table:table-cell>
        </table:table-row>
        <table:table-row table:style-name="ro1">
          <table:table-cell office:value-type="string" calcext:value-type="string">
            <text:p>g.25.32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33" calcext:value-type="float">
            <text:p>133</text:p>
          </table:table-cell>
          <table:table-cell office:value-type="float" office:value="67.2592" calcext:value-type="float">
            <text:p>67,2592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0.2335" calcext:value-type="float">
            <text:p>10,2335</text:p>
          </table:table-cell>
          <table:table-cell office:value-type="float" office:value="2.46311414085897" calcext:value-type="float">
            <text:p>2,46311414085897</text:p>
          </table:table-cell>
          <table:table-cell office:value-type="float" office:value="21" calcext:value-type="float">
            <text:p>21</text:p>
          </table:table-cell>
          <table:table-cell office:value-type="float" office:value="67.2592" calcext:value-type="float">
            <text:p>67,2592</text:p>
          </table:table-cell>
        </table:table-row>
        <table:table-row table:style-name="ro1">
          <table:table-cell office:value-type="string" calcext:value-type="string">
            <text:p>g.25.33.graphml</text:p>
          </table:table-cell>
          <table:table-cell office:value-type="float" office:value="2300" calcext:value-type="float">
            <text:p>2300</text:p>
          </table:table-cell>
          <table:table-cell office:value-type="float" office:value="478" calcext:value-type="float">
            <text:p>478</text:p>
          </table:table-cell>
          <table:table-cell office:value-type="float" office:value="67.7081" calcext:value-type="float">
            <text:p>67,7081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2.0368" calcext:value-type="float">
            <text:p>2,0368</text:p>
          </table:table-cell>
          <table:table-cell office:value-type="float" office:value="2.85037663715684" calcext:value-type="float">
            <text:p>2,85037663715684</text:p>
          </table:table-cell>
          <table:table-cell office:value-type="float" office:value="16" calcext:value-type="float">
            <text:p>16</text:p>
          </table:table-cell>
          <table:table-cell office:value-type="float" office:value="67.7081" calcext:value-type="float">
            <text:p>67,7081</text:p>
          </table:table-cell>
        </table:table-row>
        <table:table-row table:style-name="ro1">
          <table:table-cell office:value-type="string" calcext:value-type="string">
            <text:p>g.25.34.graphml</text:p>
          </table:table-cell>
          <table:table-cell office:value-type="float" office:value="2000" calcext:value-type="float">
            <text:p>2000</text:p>
          </table:table-cell>
          <table:table-cell office:value-type="float" office:value="460" calcext:value-type="float">
            <text:p>460</text:p>
          </table:table-cell>
          <table:table-cell office:value-type="float" office:value="60.7707" calcext:value-type="float">
            <text:p>60,7707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3.5106" calcext:value-type="float">
            <text:p>3,5106</text:p>
          </table:table-cell>
          <table:table-cell office:value-type="float" office:value="2.12800569140896" calcext:value-type="float">
            <text:p>2,12800569140896</text:p>
          </table:table-cell>
          <table:table-cell office:value-type="float" office:value="18" calcext:value-type="float">
            <text:p>18</text:p>
          </table:table-cell>
          <table:table-cell office:value-type="float" office:value="60.7707" calcext:value-type="float">
            <text:p>60,7707</text:p>
          </table:table-cell>
        </table:table-row>
        <table:table-row table:style-name="ro1">
          <table:table-cell office:value-type="string" calcext:value-type="string">
            <text:p>g.25.36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425" calcext:value-type="float">
            <text:p>425</text:p>
          </table:table-cell>
          <table:table-cell office:value-type="float" office:value="38.9586" calcext:value-type="float">
            <text:p>38,9586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1.1088" calcext:value-type="float">
            <text:p>1,1088</text:p>
          </table:table-cell>
          <table:table-cell office:value-type="float" office:value="4.04182057700878" calcext:value-type="float">
            <text:p>4,04182057700878</text:p>
          </table:table-cell>
          <table:table-cell office:value-type="float" office:value="148" calcext:value-type="float">
            <text:p>148</text:p>
          </table:table-cell>
          <table:table-cell office:value-type="float" office:value="38.9586" calcext:value-type="float">
            <text:p>38,9586</text:p>
          </table:table-cell>
        </table:table-row>
        <table:table-row table:style-name="ro1">
          <table:table-cell office:value-type="string" calcext:value-type="string">
            <text:p>g.25.40.graphml</text:p>
          </table:table-cell>
          <table:table-cell office:value-type="float" office:value="2000" calcext:value-type="float">
            <text:p>2000</text:p>
          </table:table-cell>
          <table:table-cell office:value-type="float" office:value="300" calcext:value-type="float">
            <text:p>300</text:p>
          </table:table-cell>
          <table:table-cell office:value-type="float" office:value="78.5914" calcext:value-type="float">
            <text:p>78,591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9.5865" calcext:value-type="float">
            <text:p>29,5865</text:p>
          </table:table-cell>
          <table:table-cell office:value-type="float" office:value="1.87289801853796" calcext:value-type="float">
            <text:p>1,87289801853796</text:p>
          </table:table-cell>
          <table:table-cell office:value-type="float" office:value="7" calcext:value-type="float">
            <text:p>7</text:p>
          </table:table-cell>
          <table:table-cell office:value-type="float" office:value="78.5914" calcext:value-type="float">
            <text:p>78,5914</text:p>
          </table:table-cell>
        </table:table-row>
        <table:table-row table:style-name="ro1">
          <table:table-cell office:value-type="string" calcext:value-type="string">
            <text:p>g.25.43.graphml</text:p>
          </table:table-cell>
          <table:table-cell office:value-type="float" office:value="2000" calcext:value-type="float">
            <text:p>2000</text:p>
          </table:table-cell>
          <table:table-cell office:value-type="float" office:value="360" calcext:value-type="float">
            <text:p>360</text:p>
          </table:table-cell>
          <table:table-cell office:value-type="float" office:value="69.9128" calcext:value-type="float">
            <text:p>69,9128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3.9647" calcext:value-type="float">
            <text:p>3,9647</text:p>
          </table:table-cell>
          <table:table-cell office:value-type="float" office:value="2.31517401709362" calcext:value-type="float">
            <text:p>2,31517401709362</text:p>
          </table:table-cell>
          <table:table-cell office:value-type="float" office:value="15" calcext:value-type="float">
            <text:p>15</text:p>
          </table:table-cell>
          <table:table-cell office:value-type="float" office:value="69.9128" calcext:value-type="float">
            <text:p>69,9128</text:p>
          </table:table-cell>
        </table:table-row>
        <table:table-row table:style-name="ro1">
          <table:table-cell office:value-type="string" calcext:value-type="string">
            <text:p>g.25.45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56" calcext:value-type="float">
            <text:p>156</text:p>
          </table:table-cell>
          <table:table-cell office:value-type="float" office:value="56.1418" calcext:value-type="float">
            <text:p>56,1418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2.5546" calcext:value-type="float">
            <text:p>2,5546</text:p>
          </table:table-cell>
          <table:table-cell office:value-type="float" office:value="2.38090448722521" calcext:value-type="float">
            <text:p>2,38090448722521</text:p>
          </table:table-cell>
          <table:table-cell office:value-type="float" office:value="17" calcext:value-type="float">
            <text:p>17</text:p>
          </table:table-cell>
          <table:table-cell office:value-type="float" office:value="56.1418" calcext:value-type="float">
            <text:p>56,1418</text:p>
          </table:table-cell>
        </table:table-row>
        <table:table-row table:style-name="ro1">
          <table:table-cell office:value-type="string" calcext:value-type="string">
            <text:p>g.25.55.graphml</text:p>
          </table:table-cell>
          <table:table-cell office:value-type="float" office:value="2100" calcext:value-type="float">
            <text:p>2100</text:p>
          </table:table-cell>
          <table:table-cell office:value-type="float" office:value="461" calcext:value-type="float">
            <text:p>461</text:p>
          </table:table-cell>
          <table:table-cell office:value-type="float" office:value="59.2484" calcext:value-type="float">
            <text:p>59,2484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6.3817" calcext:value-type="float">
            <text:p>6,3817</text:p>
          </table:table-cell>
          <table:table-cell office:value-type="float" office:value="3.16015208014291" calcext:value-type="float">
            <text:p>3,16015208014291</text:p>
          </table:table-cell>
          <table:table-cell office:value-type="float" office:value="26" calcext:value-type="float">
            <text:p>26</text:p>
          </table:table-cell>
          <table:table-cell office:value-type="float" office:value="59.2484" calcext:value-type="float">
            <text:p>59,2484</text:p>
          </table:table-cell>
        </table:table-row>
        <table:table-row table:style-name="ro1">
          <table:table-cell office:value-type="string" calcext:value-type="string">
            <text:p>g.26.13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49" calcext:value-type="float">
            <text:p>49</text:p>
          </table:table-cell>
          <table:table-cell office:value-type="float" office:value="53.9298" calcext:value-type="float">
            <text:p>53,9298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1.2364" calcext:value-type="float">
            <text:p>1,2364</text:p>
          </table:table-cell>
          <table:table-cell office:value-type="float" office:value="2.97426613340685" calcext:value-type="float">
            <text:p>2,97426613340685</text:p>
          </table:table-cell>
          <table:table-cell office:value-type="float" office:value="17" calcext:value-type="float">
            <text:p>17</text:p>
          </table:table-cell>
          <table:table-cell office:value-type="float" office:value="53.9298" calcext:value-type="float">
            <text:p>53,9298</text:p>
          </table:table-cell>
        </table:table-row>
        <table:table-row table:style-name="ro1">
          <table:table-cell office:value-type="string" calcext:value-type="string">
            <text:p>g.26.22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office:value-type="float" office:value="89.7803" calcext:value-type="float">
            <text:p>89,7803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5.6378" calcext:value-type="float">
            <text:p>5,6378</text:p>
          </table:table-cell>
          <table:table-cell office:value-type="float" office:value="2.45205221813422" calcext:value-type="float">
            <text:p>2,45205221813422</text:p>
          </table:table-cell>
          <table:table-cell office:value-type="float" office:value="1" calcext:value-type="float">
            <text:p>1</text:p>
          </table:table-cell>
          <table:table-cell office:value-type="float" office:value="89.7803" calcext:value-type="float">
            <text:p>89,7803</text:p>
          </table:table-cell>
        </table:table-row>
        <table:table-row table:style-name="ro1">
          <table:table-cell office:value-type="string" calcext:value-type="string">
            <text:p>g.26.29.graphml</text:p>
          </table:table-cell>
          <table:table-cell office:value-type="float" office:value="2100" calcext:value-type="float">
            <text:p>2100</text:p>
          </table:table-cell>
          <table:table-cell office:value-type="float" office:value="346" calcext:value-type="float">
            <text:p>346</text:p>
          </table:table-cell>
          <table:table-cell office:value-type="float" office:value="67.2884" calcext:value-type="float">
            <text:p>67,2884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10.27" calcext:value-type="float">
            <text:p>10,27</text:p>
          </table:table-cell>
          <table:table-cell office:value-type="float" office:value="2.23065901206779" calcext:value-type="float">
            <text:p>2,23065901206779</text:p>
          </table:table-cell>
          <table:table-cell office:value-type="float" office:value="15" calcext:value-type="float">
            <text:p>15</text:p>
          </table:table-cell>
          <table:table-cell office:value-type="float" office:value="67.2884" calcext:value-type="float">
            <text:p>67,2884</text:p>
          </table:table-cell>
        </table:table-row>
        <table:table-row table:style-name="ro1">
          <table:table-cell office:value-type="string" calcext:value-type="string">
            <text:p>g.27.14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289" calcext:value-type="float">
            <text:p>289</text:p>
          </table:table-cell>
          <table:table-cell office:value-type="float" office:value="57.5126" calcext:value-type="float">
            <text:p>57,5126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9.5971" calcext:value-type="float">
            <text:p>9,5971</text:p>
          </table:table-cell>
          <table:table-cell office:value-type="float" office:value="1.79468704549149" calcext:value-type="float">
            <text:p>1,79468704549149</text:p>
          </table:table-cell>
          <table:table-cell office:value-type="float" office:value="13" calcext:value-type="float">
            <text:p>13</text:p>
          </table:table-cell>
          <table:table-cell office:value-type="float" office:value="57.5126" calcext:value-type="float">
            <text:p>57,5126</text:p>
          </table:table-cell>
        </table:table-row>
        <table:table-row table:style-name="ro1">
          <table:table-cell office:value-type="string" calcext:value-type="string">
            <text:p>g.27.16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62" calcext:value-type="float">
            <text:p>62</text:p>
          </table:table-cell>
          <table:table-cell office:value-type="float" office:value="40.1833" calcext:value-type="float">
            <text:p>40,183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35.5933" calcext:value-type="float">
            <text:p>35,5933</text:p>
          </table:table-cell>
          <table:table-cell office:value-type="float" office:value="1.3384260597888" calcext:value-type="float">
            <text:p>1,3384260597888</text:p>
          </table:table-cell>
          <table:table-cell office:value-type="float" office:value="24" calcext:value-type="float">
            <text:p>24</text:p>
          </table:table-cell>
          <table:table-cell office:value-type="float" office:value="40.1833" calcext:value-type="float">
            <text:p>40,1833</text:p>
          </table:table-cell>
        </table:table-row>
        <table:table-row table:style-name="ro1">
          <table:table-cell office:value-type="string" calcext:value-type="string">
            <text:p>g.28.2.graphml</text:p>
          </table:table-cell>
          <table:table-cell office:value-type="float" office:value="2300" calcext:value-type="float">
            <text:p>2300</text:p>
          </table:table-cell>
          <table:table-cell office:value-type="float" office:value="369" calcext:value-type="float">
            <text:p>369</text:p>
          </table:table-cell>
          <table:table-cell office:value-type="float" office:value="86.964" calcext:value-type="float">
            <text:p>86,964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8.9328" calcext:value-type="float">
            <text:p>28,9328</text:p>
          </table:table-cell>
          <table:table-cell office:value-type="float" office:value="1.75973418377588" calcext:value-type="float">
            <text:p>1,75973418377588</text:p>
          </table:table-cell>
          <table:table-cell office:value-type="float" office:value="8" calcext:value-type="float">
            <text:p>8</text:p>
          </table:table-cell>
          <table:table-cell office:value-type="float" office:value="86.964" calcext:value-type="float">
            <text:p>86,964</text:p>
          </table:table-cell>
        </table:table-row>
        <table:table-row table:style-name="ro1">
          <table:table-cell office:value-type="string" calcext:value-type="string">
            <text:p>g.28.20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1188" calcext:value-type="float">
            <text:p>1188</text:p>
          </table:table-cell>
          <table:table-cell office:value-type="float" office:value="15.8384" calcext:value-type="float">
            <text:p>15,8384</text:p>
          </table:table-cell>
          <table:table-cell office:value-type="float" office:value="28" calcext:value-type="float">
            <text:p>28</text:p>
          </table:table-cell>
          <table:table-cell office:value-type="float" office:value="156" calcext:value-type="float">
            <text:p>156</text:p>
          </table:table-cell>
          <table:table-cell office:value-type="float" office:value="0.5984" calcext:value-type="float">
            <text:p>0,5984</text:p>
          </table:table-cell>
          <table:table-cell office:value-type="float" office:value="4.8161383334382" calcext:value-type="float">
            <text:p>4,8161383334382</text:p>
          </table:table-cell>
          <table:table-cell office:value-type="float" office:value="1173" calcext:value-type="float">
            <text:p>1173</text:p>
          </table:table-cell>
          <table:table-cell office:value-type="float" office:value="15.8384" calcext:value-type="float">
            <text:p>15,8384</text:p>
          </table:table-cell>
        </table:table-row>
        <table:table-row table:style-name="ro1">
          <table:table-cell office:value-type="string" calcext:value-type="string">
            <text:p>g.28.26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275" calcext:value-type="float">
            <text:p>275</text:p>
          </table:table-cell>
          <table:table-cell office:value-type="float" office:value="69.5774" calcext:value-type="float">
            <text:p>69,5774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5.6192" calcext:value-type="float">
            <text:p>5,6192</text:p>
          </table:table-cell>
          <table:table-cell office:value-type="float" office:value="3.53082017121727" calcext:value-type="float">
            <text:p>3,53082017121727</text:p>
          </table:table-cell>
          <table:table-cell office:value-type="float" office:value="20" calcext:value-type="float">
            <text:p>20</text:p>
          </table:table-cell>
          <table:table-cell office:value-type="float" office:value="69.5774" calcext:value-type="float">
            <text:p>69,5774</text:p>
          </table:table-cell>
        </table:table-row>
        <table:table-row table:style-name="ro1">
          <table:table-cell office:value-type="string" calcext:value-type="string">
            <text:p>g.28.29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381" calcext:value-type="float">
            <text:p>381</text:p>
          </table:table-cell>
          <table:table-cell office:value-type="float" office:value="66.0576" calcext:value-type="float">
            <text:p>66,0576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3.8361" calcext:value-type="float">
            <text:p>3,8361</text:p>
          </table:table-cell>
          <table:table-cell office:value-type="float" office:value="2.5341237668612" calcext:value-type="float">
            <text:p>2,5341237668612</text:p>
          </table:table-cell>
          <table:table-cell office:value-type="float" office:value="33" calcext:value-type="float">
            <text:p>33</text:p>
          </table:table-cell>
          <table:table-cell office:value-type="float" office:value="66.0576" calcext:value-type="float">
            <text:p>66,0576</text:p>
          </table:table-cell>
        </table:table-row>
        <table:table-row table:style-name="ro1">
          <table:table-cell office:value-type="string" calcext:value-type="string">
            <text:p>g.29.15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319" calcext:value-type="float">
            <text:p>319</text:p>
          </table:table-cell>
          <table:table-cell office:value-type="float" office:value="11.2564" calcext:value-type="float">
            <text:p>11,2564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0.4835" calcext:value-type="float">
            <text:p>0,4835</text:p>
          </table:table-cell>
          <table:table-cell office:value-type="float" office:value="5.23881334020523" calcext:value-type="float">
            <text:p>5,23881334020523</text:p>
          </table:table-cell>
          <table:table-cell office:value-type="float" office:value="1040" calcext:value-type="float">
            <text:p>1040</text:p>
          </table:table-cell>
          <table:table-cell office:value-type="float" office:value="11.2564" calcext:value-type="float">
            <text:p>11,2564</text:p>
          </table:table-cell>
        </table:table-row>
        <table:table-row table:style-name="ro1">
          <table:table-cell office:value-type="string" calcext:value-type="string">
            <text:p>g.29.16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106" calcext:value-type="float">
            <text:p>106</text:p>
          </table:table-cell>
          <table:table-cell office:value-type="float" office:value="72.9946" calcext:value-type="float">
            <text:p>72,9946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4.9883" calcext:value-type="float">
            <text:p>4,9883</text:p>
          </table:table-cell>
          <table:table-cell office:value-type="float" office:value="2.83983994216403" calcext:value-type="float">
            <text:p>2,83983994216403</text:p>
          </table:table-cell>
          <table:table-cell office:value-type="float" office:value="11" calcext:value-type="float">
            <text:p>11</text:p>
          </table:table-cell>
          <table:table-cell office:value-type="float" office:value="72.9946" calcext:value-type="float">
            <text:p>72,9946</text:p>
          </table:table-cell>
        </table:table-row>
        <table:table-row table:style-name="ro1">
          <table:table-cell office:value-type="string" calcext:value-type="string">
            <text:p>g.29.9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741" calcext:value-type="float">
            <text:p>741</text:p>
          </table:table-cell>
          <table:table-cell office:value-type="float" office:value="19.1855" calcext:value-type="float">
            <text:p>19,1855</text:p>
          </table:table-cell>
          <table:table-cell office:value-type="float" office:value="29" calcext:value-type="float">
            <text:p>29</text:p>
          </table:table-cell>
          <table:table-cell office:value-type="float" office:value="110" calcext:value-type="float">
            <text:p>110</text:p>
          </table:table-cell>
          <table:table-cell office:value-type="float" office:value="0.4088" calcext:value-type="float">
            <text:p>0,4088</text:p>
          </table:table-cell>
          <table:table-cell office:value-type="float" office:value="4.68091515847622" calcext:value-type="float">
            <text:p>4,68091515847622</text:p>
          </table:table-cell>
          <table:table-cell office:value-type="float" office:value="681" calcext:value-type="float">
            <text:p>681</text:p>
          </table:table-cell>
          <table:table-cell office:value-type="float" office:value="19.1855" calcext:value-type="float">
            <text:p>19,1855</text:p>
          </table:table-cell>
        </table:table-row>
        <table:table-row table:style-name="ro1">
          <table:table-cell office:value-type="string" calcext:value-type="string">
            <text:p>g.30.0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236" calcext:value-type="float">
            <text:p>236</text:p>
          </table:table-cell>
          <table:table-cell office:value-type="float" office:value="81.8336" calcext:value-type="float">
            <text:p>81,8336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6.5198" calcext:value-type="float">
            <text:p>6,5198</text:p>
          </table:table-cell>
          <table:table-cell office:value-type="float" office:value="2.51529091245618" calcext:value-type="float">
            <text:p>2,51529091245618</text:p>
          </table:table-cell>
          <table:table-cell office:value-type="float" office:value="8" calcext:value-type="float">
            <text:p>8</text:p>
          </table:table-cell>
          <table:table-cell office:value-type="float" office:value="81.8336" calcext:value-type="float">
            <text:p>81,8336</text:p>
          </table:table-cell>
        </table:table-row>
        <table:table-row table:style-name="ro1">
          <table:table-cell office:value-type="string" calcext:value-type="string">
            <text:p>g.30.1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263" calcext:value-type="float">
            <text:p>263</text:p>
          </table:table-cell>
          <table:table-cell office:value-type="float" office:value="88.7745" calcext:value-type="float">
            <text:p>88,774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7.9438" calcext:value-type="float">
            <text:p>7,9438</text:p>
          </table:table-cell>
          <table:table-cell office:value-type="float" office:value="2.62923023197987" calcext:value-type="float">
            <text:p>2,62923023197987</text:p>
          </table:table-cell>
          <table:table-cell office:value-type="float" office:value="6" calcext:value-type="float">
            <text:p>6</text:p>
          </table:table-cell>
          <table:table-cell office:value-type="float" office:value="88.7745" calcext:value-type="float">
            <text:p>88,7745</text:p>
          </table:table-cell>
        </table:table-row>
        <table:table-row table:style-name="ro1">
          <table:table-cell office:value-type="string" calcext:value-type="string">
            <text:p>g.30.17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273" calcext:value-type="float">
            <text:p>273</text:p>
          </table:table-cell>
          <table:table-cell office:value-type="float" office:value="37.8741" calcext:value-type="float">
            <text:p>37,8741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0.4607" calcext:value-type="float">
            <text:p>0,4607</text:p>
          </table:table-cell>
          <table:table-cell office:value-type="float" office:value="2.52004070084112" calcext:value-type="float">
            <text:p>2,52004070084112</text:p>
          </table:table-cell>
          <table:table-cell office:value-type="float" office:value="66" calcext:value-type="float">
            <text:p>66</text:p>
          </table:table-cell>
          <table:table-cell office:value-type="float" office:value="37.8741" calcext:value-type="float">
            <text:p>37,8741</text:p>
          </table:table-cell>
        </table:table-row>
        <table:table-row table:style-name="ro1">
          <table:table-cell office:value-type="string" calcext:value-type="string">
            <text:p>g.30.2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293" calcext:value-type="float">
            <text:p>293</text:p>
          </table:table-cell>
          <table:table-cell office:value-type="float" office:value="87.7951" calcext:value-type="float">
            <text:p>87,7951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0.7843" calcext:value-type="float">
            <text:p>10,7843</text:p>
          </table:table-cell>
          <table:table-cell office:value-type="float" office:value="2.36071435738578" calcext:value-type="float">
            <text:p>2,36071435738578</text:p>
          </table:table-cell>
          <table:table-cell office:value-type="float" office:value="8" calcext:value-type="float">
            <text:p>8</text:p>
          </table:table-cell>
          <table:table-cell office:value-type="float" office:value="87.7951" calcext:value-type="float">
            <text:p>87,7951</text:p>
          </table:table-cell>
        </table:table-row>
        <table:table-row table:style-name="ro1">
          <table:table-cell office:value-type="string" calcext:value-type="string">
            <text:p>g.30.26.graphml</text:p>
          </table:table-cell>
          <table:table-cell office:value-type="float" office:value="2000" calcext:value-type="float">
            <text:p>2000</text:p>
          </table:table-cell>
          <table:table-cell office:value-type="float" office:value="397" calcext:value-type="float">
            <text:p>397</text:p>
          </table:table-cell>
          <table:table-cell office:value-type="float" office:value="75.8265" calcext:value-type="float">
            <text:p>75,826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8.6109" calcext:value-type="float">
            <text:p>18,6109</text:p>
          </table:table-cell>
          <table:table-cell office:value-type="float" office:value="2.2126397438171" calcext:value-type="float">
            <text:p>2,2126397438171</text:p>
          </table:table-cell>
          <table:table-cell office:value-type="float" office:value="10" calcext:value-type="float">
            <text:p>10</text:p>
          </table:table-cell>
          <table:table-cell office:value-type="float" office:value="75.8265" calcext:value-type="float">
            <text:p>75,8265</text:p>
          </table:table-cell>
        </table:table-row>
        <table:table-row table:style-name="ro1">
          <table:table-cell office:value-type="string" calcext:value-type="string">
            <text:p>g.30.3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17" calcext:value-type="float">
            <text:p>117</text:p>
          </table:table-cell>
          <table:table-cell office:value-type="float" office:value="75.9444" calcext:value-type="float">
            <text:p>75,9444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8.7901" calcext:value-type="float">
            <text:p>8,7901</text:p>
          </table:table-cell>
          <table:table-cell office:value-type="float" office:value="2.96974307511389" calcext:value-type="float">
            <text:p>2,96974307511389</text:p>
          </table:table-cell>
          <table:table-cell office:value-type="float" office:value="11" calcext:value-type="float">
            <text:p>11</text:p>
          </table:table-cell>
          <table:table-cell office:value-type="float" office:value="75.9444" calcext:value-type="float">
            <text:p>75,9444</text:p>
          </table:table-cell>
        </table:table-row>
        <table:table-row table:style-name="ro1">
          <table:table-cell office:value-type="string" calcext:value-type="string">
            <text:p>g.30.31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329" calcext:value-type="float">
            <text:p>329</text:p>
          </table:table-cell>
          <table:table-cell office:value-type="float" office:value="58.825" calcext:value-type="float">
            <text:p>58,82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5.2328" calcext:value-type="float">
            <text:p>5,2328</text:p>
          </table:table-cell>
          <table:table-cell office:value-type="float" office:value="2.5732153922751" calcext:value-type="float">
            <text:p>2,5732153922751</text:p>
          </table:table-cell>
          <table:table-cell office:value-type="float" office:value="37" calcext:value-type="float">
            <text:p>37</text:p>
          </table:table-cell>
          <table:table-cell office:value-type="float" office:value="58.825" calcext:value-type="float">
            <text:p>58,825</text:p>
          </table:table-cell>
        </table:table-row>
        <table:table-row table:style-name="ro1">
          <table:table-cell office:value-type="string" calcext:value-type="string">
            <text:p>g.31.29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18.121" calcext:value-type="float">
            <text:p>18,121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office:value-type="float" office:value="2.0242" calcext:value-type="float">
            <text:p>2,0242</text:p>
          </table:table-cell>
          <table:table-cell office:value-type="float" office:value="3.7453675090407" calcext:value-type="float">
            <text:p>3,7453675090407</text:p>
          </table:table-cell>
          <table:table-cell office:value-type="float" office:value="107" calcext:value-type="float">
            <text:p>107</text:p>
          </table:table-cell>
          <table:table-cell office:value-type="float" office:value="18.121" calcext:value-type="float">
            <text:p>18,121</text:p>
          </table:table-cell>
        </table:table-row>
        <table:table-row table:style-name="ro1">
          <table:table-cell office:value-type="string" calcext:value-type="string">
            <text:p>g.31.32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237" calcext:value-type="float">
            <text:p>237</text:p>
          </table:table-cell>
          <table:table-cell office:value-type="float" office:value="87.1809" calcext:value-type="float">
            <text:p>87,1809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28.4616" calcext:value-type="float">
            <text:p>28,4616</text:p>
          </table:table-cell>
          <table:table-cell office:value-type="float" office:value="2.06724557648681" calcext:value-type="float">
            <text:p>2,06724557648681</text:p>
          </table:table-cell>
          <table:table-cell office:value-type="float" office:value="6" calcext:value-type="float">
            <text:p>6</text:p>
          </table:table-cell>
          <table:table-cell office:value-type="float" office:value="87.1809" calcext:value-type="float">
            <text:p>87,1809</text:p>
          </table:table-cell>
        </table:table-row>
        <table:table-row table:style-name="ro1">
          <table:table-cell office:value-type="string" calcext:value-type="string">
            <text:p>g.31.34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249" calcext:value-type="float">
            <text:p>249</text:p>
          </table:table-cell>
          <table:table-cell office:value-type="float" office:value="59.2318" calcext:value-type="float">
            <text:p>59,2318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10.0302" calcext:value-type="float">
            <text:p>10,0302</text:p>
          </table:table-cell>
          <table:table-cell office:value-type="float" office:value="1.90061762952844" calcext:value-type="float">
            <text:p>1,90061762952844</text:p>
          </table:table-cell>
          <table:table-cell office:value-type="float" office:value="16" calcext:value-type="float">
            <text:p>16</text:p>
          </table:table-cell>
          <table:table-cell office:value-type="float" office:value="59.2318" calcext:value-type="float">
            <text:p>59,2318</text:p>
          </table:table-cell>
        </table:table-row>
        <table:table-row table:style-name="ro1">
          <table:table-cell office:value-type="string" calcext:value-type="string">
            <text:p>g.31.36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180" calcext:value-type="float">
            <text:p>180</text:p>
          </table:table-cell>
          <table:table-cell office:value-type="float" office:value="73.2884" calcext:value-type="float">
            <text:p>73,2884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21.5367" calcext:value-type="float">
            <text:p>21,5367</text:p>
          </table:table-cell>
          <table:table-cell office:value-type="float" office:value="2.13208446244851" calcext:value-type="float">
            <text:p>2,13208446244851</text:p>
          </table:table-cell>
          <table:table-cell office:value-type="float" office:value="9" calcext:value-type="float">
            <text:p>9</text:p>
          </table:table-cell>
          <table:table-cell office:value-type="float" office:value="73.2884" calcext:value-type="float">
            <text:p>73,2884</text:p>
          </table:table-cell>
        </table:table-row>
        <table:table-row table:style-name="ro1">
          <table:table-cell office:value-type="string" calcext:value-type="string">
            <text:p>g.31.37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265" calcext:value-type="float">
            <text:p>265</text:p>
          </table:table-cell>
          <table:table-cell office:value-type="float" office:value="88.8798" calcext:value-type="float">
            <text:p>88,8798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16.686" calcext:value-type="float">
            <text:p>16,686</text:p>
          </table:table-cell>
          <table:table-cell office:value-type="float" office:value="2.49674655232922" calcext:value-type="float">
            <text:p>2,49674655232922</text:p>
          </table:table-cell>
          <table:table-cell office:value-type="float" office:value="3" calcext:value-type="float">
            <text:p>3</text:p>
          </table:table-cell>
          <table:table-cell office:value-type="float" office:value="88.8798" calcext:value-type="float">
            <text:p>88,8798</text:p>
          </table:table-cell>
        </table:table-row>
        <table:table-row table:style-name="ro1">
          <table:table-cell office:value-type="string" calcext:value-type="string">
            <text:p>g.31.8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428" calcext:value-type="float">
            <text:p>428</text:p>
          </table:table-cell>
          <table:table-cell office:value-type="float" office:value="63.9083" calcext:value-type="float">
            <text:p>63,9083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2.4005" calcext:value-type="float">
            <text:p>2,4005</text:p>
          </table:table-cell>
          <table:table-cell office:value-type="float" office:value="3.01397693958567" calcext:value-type="float">
            <text:p>3,01397693958567</text:p>
          </table:table-cell>
          <table:table-cell office:value-type="float" office:value="35" calcext:value-type="float">
            <text:p>35</text:p>
          </table:table-cell>
          <table:table-cell office:value-type="float" office:value="63.9083" calcext:value-type="float">
            <text:p>63,9083</text:p>
          </table:table-cell>
        </table:table-row>
        <table:table-row table:style-name="ro1">
          <table:table-cell office:value-type="string" calcext:value-type="string">
            <text:p>g.31.9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591" calcext:value-type="float">
            <text:p>591</text:p>
          </table:table-cell>
          <table:table-cell office:value-type="float" office:value="63.0007" calcext:value-type="float">
            <text:p>63,0007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1.8802" calcext:value-type="float">
            <text:p>1,8802</text:p>
          </table:table-cell>
          <table:table-cell office:value-type="float" office:value="2.34350707998281" calcext:value-type="float">
            <text:p>2,34350707998281</text:p>
          </table:table-cell>
          <table:table-cell office:value-type="float" office:value="45" calcext:value-type="float">
            <text:p>45</text:p>
          </table:table-cell>
          <table:table-cell office:value-type="float" office:value="63.0007" calcext:value-type="float">
            <text:p>63,0007</text:p>
          </table:table-cell>
        </table:table-row>
        <table:table-row table:style-name="ro1">
          <table:table-cell office:value-type="string" calcext:value-type="string">
            <text:p>g.32.10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360" calcext:value-type="float">
            <text:p>360</text:p>
          </table:table-cell>
          <table:table-cell office:value-type="float" office:value="88.1356" calcext:value-type="float">
            <text:p>88,1356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12.121" calcext:value-type="float">
            <text:p>12,121</text:p>
          </table:table-cell>
          <table:table-cell office:value-type="float" office:value="1.92816426764404" calcext:value-type="float">
            <text:p>1,92816426764404</text:p>
          </table:table-cell>
          <table:table-cell office:value-type="float" office:value="8" calcext:value-type="float">
            <text:p>8</text:p>
          </table:table-cell>
          <table:table-cell office:value-type="float" office:value="88.1356" calcext:value-type="float">
            <text:p>88,1356</text:p>
          </table:table-cell>
        </table:table-row>
        <table:table-row table:style-name="ro1">
          <table:table-cell office:value-type="string" calcext:value-type="string">
            <text:p>g.32.11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78" calcext:value-type="float">
            <text:p>78</text:p>
          </table:table-cell>
          <table:table-cell office:value-type="float" office:value="81.2346" calcext:value-type="float">
            <text:p>81,2346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4.7127" calcext:value-type="float">
            <text:p>4,7127</text:p>
          </table:table-cell>
          <table:table-cell office:value-type="float" office:value="1.91115324207073" calcext:value-type="float">
            <text:p>1,91115324207073</text:p>
          </table:table-cell>
          <table:table-cell office:value-type="float" office:value="7" calcext:value-type="float">
            <text:p>7</text:p>
          </table:table-cell>
          <table:table-cell office:value-type="float" office:value="81.2346" calcext:value-type="float">
            <text:p>81,2346</text:p>
          </table:table-cell>
        </table:table-row>
        <table:table-row table:style-name="ro1">
          <table:table-cell office:value-type="string" calcext:value-type="string">
            <text:p>g.32.20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318" calcext:value-type="float">
            <text:p>318</text:p>
          </table:table-cell>
          <table:table-cell office:value-type="float" office:value="59.8887" calcext:value-type="float">
            <text:p>59,8887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4.9104" calcext:value-type="float">
            <text:p>4,9104</text:p>
          </table:table-cell>
          <table:table-cell office:value-type="float" office:value="2.71859534005161" calcext:value-type="float">
            <text:p>2,71859534005161</text:p>
          </table:table-cell>
          <table:table-cell office:value-type="float" office:value="38" calcext:value-type="float">
            <text:p>38</text:p>
          </table:table-cell>
          <table:table-cell office:value-type="float" office:value="59.8887" calcext:value-type="float">
            <text:p>59,8887</text:p>
          </table:table-cell>
        </table:table-row>
        <table:table-row table:style-name="ro1">
          <table:table-cell office:value-type="string" calcext:value-type="string">
            <text:p>g.32.21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329" calcext:value-type="float">
            <text:p>329</text:p>
          </table:table-cell>
          <table:table-cell office:value-type="float" office:value="58.2149" calcext:value-type="float">
            <text:p>58,2149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3.9171" calcext:value-type="float">
            <text:p>3,9171</text:p>
          </table:table-cell>
          <table:table-cell office:value-type="float" office:value="2.86406896108339" calcext:value-type="float">
            <text:p>2,86406896108339</text:p>
          </table:table-cell>
          <table:table-cell office:value-type="float" office:value="42" calcext:value-type="float">
            <text:p>42</text:p>
          </table:table-cell>
          <table:table-cell office:value-type="float" office:value="58.2149" calcext:value-type="float">
            <text:p>58,2149</text:p>
          </table:table-cell>
        </table:table-row>
        <table:table-row table:style-name="ro1">
          <table:table-cell office:value-type="string" calcext:value-type="string">
            <text:p>g.32.25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829" calcext:value-type="float">
            <text:p>829</text:p>
          </table:table-cell>
          <table:table-cell office:value-type="float" office:value="15.8324" calcext:value-type="float">
            <text:p>15,832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0.4935" calcext:value-type="float">
            <text:p>0,4935</text:p>
          </table:table-cell>
          <table:table-cell office:value-type="float" office:value="5.6877231430977" calcext:value-type="float">
            <text:p>5,6877231430977</text:p>
          </table:table-cell>
          <table:table-cell office:value-type="float" office:value="801" calcext:value-type="float">
            <text:p>801</text:p>
          </table:table-cell>
          <table:table-cell office:value-type="float" office:value="15.8324" calcext:value-type="float">
            <text:p>15,8324</text:p>
          </table:table-cell>
        </table:table-row>
        <table:table-row table:style-name="ro1">
          <table:table-cell office:value-type="string" calcext:value-type="string">
            <text:p>g.32.28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527" calcext:value-type="float">
            <text:p>1,3527</text:p>
          </table:table-cell>
          <table:table-cell office:value-type="float" office:value="32" calcext:value-type="float">
            <text:p>32</text:p>
          </table:table-cell>
          <table:table-cell office:value-type="float" office:value="117" calcext:value-type="float">
            <text:p>117</text:p>
          </table:table-cell>
          <table:table-cell office:value-type="float" office:value="0.2154" calcext:value-type="float">
            <text:p>0,2154</text:p>
          </table:table-cell>
          <table:table-cell office:value-type="float" office:value="5.53482079611763" calcext:value-type="float">
            <text:p>5,53482079611763</text:p>
          </table:table-cell>
          <table:table-cell office:value-type="float" office:value="730" calcext:value-type="float">
            <text:p>730</text:p>
          </table:table-cell>
          <table:table-cell office:value-type="float" office:value="1.2551" calcext:value-type="float">
            <text:p>1,2551</text:p>
          </table:table-cell>
        </table:table-row>
        <table:table-row table:style-name="ro1">
          <table:table-cell office:value-type="string" calcext:value-type="string">
            <text:p>g.33.0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244" calcext:value-type="float">
            <text:p>244</text:p>
          </table:table-cell>
          <table:table-cell office:value-type="float" office:value="75.4026" calcext:value-type="float">
            <text:p>75,4026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8.4227" calcext:value-type="float">
            <text:p>8,4227</text:p>
          </table:table-cell>
          <table:table-cell office:value-type="float" office:value="2.61827500172811" calcext:value-type="float">
            <text:p>2,61827500172811</text:p>
          </table:table-cell>
          <table:table-cell office:value-type="float" office:value="10" calcext:value-type="float">
            <text:p>10</text:p>
          </table:table-cell>
          <table:table-cell office:value-type="float" office:value="75.4026" calcext:value-type="float">
            <text:p>75,4026</text:p>
          </table:table-cell>
        </table:table-row>
        <table:table-row table:style-name="ro1">
          <table:table-cell office:value-type="string" calcext:value-type="string">
            <text:p>g.33.1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231" calcext:value-type="float">
            <text:p>231</text:p>
          </table:table-cell>
          <table:table-cell office:value-type="float" office:value="76.9495" calcext:value-type="float">
            <text:p>76,949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3.6914" calcext:value-type="float">
            <text:p>3,6914</text:p>
          </table:table-cell>
          <table:table-cell office:value-type="float" office:value="3.10648442715532" calcext:value-type="float">
            <text:p>3,10648442715532</text:p>
          </table:table-cell>
          <table:table-cell office:value-type="float" office:value="8" calcext:value-type="float">
            <text:p>8</text:p>
          </table:table-cell>
          <table:table-cell office:value-type="float" office:value="76.9495" calcext:value-type="float">
            <text:p>76,9495</text:p>
          </table:table-cell>
        </table:table-row>
        <table:table-row table:style-name="ro1">
          <table:table-cell office:value-type="string" calcext:value-type="string">
            <text:p>g.33.10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1659" calcext:value-type="float">
            <text:p>1659</text:p>
          </table:table-cell>
          <table:table-cell office:value-type="float" office:value="19.9192" calcext:value-type="float">
            <text:p>19,9192</text:p>
          </table:table-cell>
          <table:table-cell office:value-type="float" office:value="33" calcext:value-type="float">
            <text:p>33</text:p>
          </table:table-cell>
          <table:table-cell office:value-type="float" office:value="146" calcext:value-type="float">
            <text:p>146</text:p>
          </table:table-cell>
          <table:table-cell office:value-type="float" office:value="0.3441" calcext:value-type="float">
            <text:p>0,3441</text:p>
          </table:table-cell>
          <table:table-cell office:value-type="float" office:value="5.28570464105072" calcext:value-type="float">
            <text:p>5,28570464105072</text:p>
          </table:table-cell>
          <table:table-cell office:value-type="float" office:value="996" calcext:value-type="float">
            <text:p>996</text:p>
          </table:table-cell>
          <table:table-cell office:value-type="float" office:value="19.9192" calcext:value-type="float">
            <text:p>19,9192</text:p>
          </table:table-cell>
        </table:table-row>
        <table:table-row table:style-name="ro1">
          <table:table-cell office:value-type="string" calcext:value-type="string">
            <text:p>g.33.16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81" calcext:value-type="float">
            <text:p>181</text:p>
          </table:table-cell>
          <table:table-cell office:value-type="float" office:value="61.2636" calcext:value-type="float">
            <text:p>61,2636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1.625" calcext:value-type="float">
            <text:p>1,625</text:p>
          </table:table-cell>
          <table:table-cell office:value-type="float" office:value="4.80457217775834" calcext:value-type="float">
            <text:p>4,80457217775834</text:p>
          </table:table-cell>
          <table:table-cell office:value-type="float" office:value="47" calcext:value-type="float">
            <text:p>47</text:p>
          </table:table-cell>
          <table:table-cell office:value-type="float" office:value="61.2636" calcext:value-type="float">
            <text:p>61,2636</text:p>
          </table:table-cell>
        </table:table-row>
        <table:table-row table:style-name="ro1">
          <table:table-cell office:value-type="string" calcext:value-type="string">
            <text:p>g.33.8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403" calcext:value-type="float">
            <text:p>3,9403</text:p>
          </table:table-cell>
          <table:table-cell office:value-type="float" office:value="33" calcext:value-type="float">
            <text:p>33</text:p>
          </table:table-cell>
          <table:table-cell office:value-type="float" office:value="130" calcext:value-type="float">
            <text:p>130</text:p>
          </table:table-cell>
          <table:table-cell office:value-type="float" office:value="0.1177" calcext:value-type="float">
            <text:p>0,1177</text:p>
          </table:table-cell>
          <table:table-cell office:value-type="float" office:value="4.67504343599123" calcext:value-type="float">
            <text:p>4,67504343599123</text:p>
          </table:table-cell>
          <table:table-cell office:value-type="float" office:value="793" calcext:value-type="float">
            <text:p>793</text:p>
          </table:table-cell>
          <table:table-cell office:value-type="float" office:value="3.9403" calcext:value-type="float">
            <text:p>3,9403</text:p>
          </table:table-cell>
        </table:table-row>
        <table:table-row table:style-name="ro1">
          <table:table-cell office:value-type="string" calcext:value-type="string">
            <text:p>g.34.17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17" calcext:value-type="float">
            <text:p>117</text:p>
          </table:table-cell>
          <table:table-cell office:value-type="float" office:value="52.5791" calcext:value-type="float">
            <text:p>52,5791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3.5172" calcext:value-type="float">
            <text:p>3,5172</text:p>
          </table:table-cell>
          <table:table-cell office:value-type="float" office:value="4.13207927005606" calcext:value-type="float">
            <text:p>4,13207927005606</text:p>
          </table:table-cell>
          <table:table-cell office:value-type="float" office:value="21" calcext:value-type="float">
            <text:p>21</text:p>
          </table:table-cell>
          <table:table-cell office:value-type="float" office:value="52.5791" calcext:value-type="float">
            <text:p>52,5791</text:p>
          </table:table-cell>
        </table:table-row>
        <table:table-row table:style-name="ro1">
          <table:table-cell office:value-type="string" calcext:value-type="string">
            <text:p>g.34.18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419" calcext:value-type="float">
            <text:p>419</text:p>
          </table:table-cell>
          <table:table-cell office:value-type="float" office:value="50.4039" calcext:value-type="float">
            <text:p>50,4039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0.5817" calcext:value-type="float">
            <text:p>0,5817</text:p>
          </table:table-cell>
          <table:table-cell office:value-type="float" office:value="3.79511561664502" calcext:value-type="float">
            <text:p>3,79511561664502</text:p>
          </table:table-cell>
          <table:table-cell office:value-type="float" office:value="81" calcext:value-type="float">
            <text:p>81</text:p>
          </table:table-cell>
          <table:table-cell office:value-type="float" office:value="50.4039" calcext:value-type="float">
            <text:p>50,4039</text:p>
          </table:table-cell>
        </table:table-row>
        <table:table-row table:style-name="ro1">
          <table:table-cell office:value-type="string" calcext:value-type="string">
            <text:p>g.34.3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210" calcext:value-type="float">
            <text:p>210</text:p>
          </table:table-cell>
          <table:table-cell office:value-type="float" office:value="69.0954" calcext:value-type="float">
            <text:p>69,0954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27.9244" calcext:value-type="float">
            <text:p>27,9244</text:p>
          </table:table-cell>
          <table:table-cell office:value-type="float" office:value="1.57064351064843" calcext:value-type="float">
            <text:p>1,57064351064843</text:p>
          </table:table-cell>
          <table:table-cell office:value-type="float" office:value="13" calcext:value-type="float">
            <text:p>13</text:p>
          </table:table-cell>
          <table:table-cell office:value-type="float" office:value="69.0954" calcext:value-type="float">
            <text:p>69,0954</text:p>
          </table:table-cell>
        </table:table-row>
        <table:table-row table:style-name="ro1">
          <table:table-cell office:value-type="string" calcext:value-type="string">
            <text:p>g.34.8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72" calcext:value-type="float">
            <text:p>72</text:p>
          </table:table-cell>
          <table:table-cell office:value-type="float" office:value="87.1392" calcext:value-type="float">
            <text:p>87,1392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13.8579" calcext:value-type="float">
            <text:p>13,8579</text:p>
          </table:table-cell>
          <table:table-cell office:value-type="float" office:value="1.98494332412792" calcext:value-type="float">
            <text:p>1,98494332412792</text:p>
          </table:table-cell>
          <table:table-cell office:value-type="float" office:value="3" calcext:value-type="float">
            <text:p>3</text:p>
          </table:table-cell>
          <table:table-cell office:value-type="float" office:value="87.1392" calcext:value-type="float">
            <text:p>87,1392</text:p>
          </table:table-cell>
        </table:table-row>
        <table:table-row table:style-name="ro1">
          <table:table-cell office:value-type="string" calcext:value-type="string">
            <text:p>g.34.9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107" calcext:value-type="float">
            <text:p>107</text:p>
          </table:table-cell>
          <table:table-cell office:value-type="float" office:value="89.0573" calcext:value-type="float">
            <text:p>89,0573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11.6167" calcext:value-type="float">
            <text:p>11,6167</text:p>
          </table:table-cell>
          <table:table-cell office:value-type="float" office:value="1.91250894130884" calcext:value-type="float">
            <text:p>1,91250894130884</text:p>
          </table:table-cell>
          <table:table-cell office:value-type="float" office:value="3" calcext:value-type="float">
            <text:p>3</text:p>
          </table:table-cell>
          <table:table-cell office:value-type="float" office:value="89.0573" calcext:value-type="float">
            <text:p>89,0573</text:p>
          </table:table-cell>
        </table:table-row>
        <table:table-row table:style-name="ro1">
          <table:table-cell office:value-type="string" calcext:value-type="string">
            <text:p>g.35.15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03" calcext:value-type="float">
            <text:p>103</text:p>
          </table:table-cell>
          <table:table-cell office:value-type="float" office:value="54.7905" calcext:value-type="float">
            <text:p>54,7905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6.2463" calcext:value-type="float">
            <text:p>6,2463</text:p>
          </table:table-cell>
          <table:table-cell office:value-type="float" office:value="2.53180813171523" calcext:value-type="float">
            <text:p>2,53180813171523</text:p>
          </table:table-cell>
          <table:table-cell office:value-type="float" office:value="37" calcext:value-type="float">
            <text:p>37</text:p>
          </table:table-cell>
          <table:table-cell office:value-type="float" office:value="54.7905" calcext:value-type="float">
            <text:p>54,7905</text:p>
          </table:table-cell>
        </table:table-row>
        <table:table-row table:style-name="ro1">
          <table:table-cell office:value-type="string" calcext:value-type="string">
            <text:p>g.35.23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286" calcext:value-type="float">
            <text:p>286</text:p>
          </table:table-cell>
          <table:table-cell office:value-type="float" office:value="77.6593" calcext:value-type="float">
            <text:p>77,6593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5.9658" calcext:value-type="float">
            <text:p>5,9658</text:p>
          </table:table-cell>
          <table:table-cell office:value-type="float" office:value="4.31652560895004" calcext:value-type="float">
            <text:p>4,31652560895004</text:p>
          </table:table-cell>
          <table:table-cell office:value-type="float" office:value="12" calcext:value-type="float">
            <text:p>12</text:p>
          </table:table-cell>
          <table:table-cell office:value-type="float" office:value="77.6593" calcext:value-type="float">
            <text:p>77,6593</text:p>
          </table:table-cell>
        </table:table-row>
        <table:table-row table:style-name="ro1">
          <table:table-cell office:value-type="string" calcext:value-type="string">
            <text:p>g.35.26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293" calcext:value-type="float">
            <text:p>293</text:p>
          </table:table-cell>
          <table:table-cell office:value-type="float" office:value="69.9928" calcext:value-type="float">
            <text:p>69,9928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10.774" calcext:value-type="float">
            <text:p>10,774</text:p>
          </table:table-cell>
          <table:table-cell office:value-type="float" office:value="2.40923064299055" calcext:value-type="float">
            <text:p>2,40923064299055</text:p>
          </table:table-cell>
          <table:table-cell office:value-type="float" office:value="14" calcext:value-type="float">
            <text:p>14</text:p>
          </table:table-cell>
          <table:table-cell office:value-type="float" office:value="69.9928" calcext:value-type="float">
            <text:p>69,9928</text:p>
          </table:table-cell>
        </table:table-row>
        <table:table-row table:style-name="ro1">
          <table:table-cell office:value-type="string" calcext:value-type="string">
            <text:p>g.35.27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358" calcext:value-type="float">
            <text:p>358</text:p>
          </table:table-cell>
          <table:table-cell office:value-type="float" office:value="55.5733" calcext:value-type="float">
            <text:p>55,5733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5.7928" calcext:value-type="float">
            <text:p>5,7928</text:p>
          </table:table-cell>
          <table:table-cell office:value-type="float" office:value="2.38239292911716" calcext:value-type="float">
            <text:p>2,38239292911716</text:p>
          </table:table-cell>
          <table:table-cell office:value-type="float" office:value="26" calcext:value-type="float">
            <text:p>26</text:p>
          </table:table-cell>
          <table:table-cell office:value-type="float" office:value="55.5733" calcext:value-type="float">
            <text:p>55,5733</text:p>
          </table:table-cell>
        </table:table-row>
        <table:table-row table:style-name="ro1">
          <table:table-cell office:value-type="string" calcext:value-type="string">
            <text:p>g.35.3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365" calcext:value-type="float">
            <text:p>365</text:p>
          </table:table-cell>
          <table:table-cell office:value-type="float" office:value="72.2304" calcext:value-type="float">
            <text:p>72,2304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29.0232" calcext:value-type="float">
            <text:p>29,0232</text:p>
          </table:table-cell>
          <table:table-cell office:value-type="float" office:value="1.82902398008424" calcext:value-type="float">
            <text:p>1,82902398008424</text:p>
          </table:table-cell>
          <table:table-cell office:value-type="float" office:value="9" calcext:value-type="float">
            <text:p>9</text:p>
          </table:table-cell>
          <table:table-cell office:value-type="float" office:value="72.2304" calcext:value-type="float">
            <text:p>72,2304</text:p>
          </table:table-cell>
        </table:table-row>
        <table:table-row table:style-name="ro1">
          <table:table-cell office:value-type="string" calcext:value-type="string">
            <text:p>g.35.32.graphml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.2668" calcext:value-type="float">
            <text:p>25,2668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office:value-type="float" office:value="0.6205" calcext:value-type="float">
            <text:p>0,6205</text:p>
          </table:table-cell>
          <table:table-cell office:value-type="float" office:value="4.55057054749098" calcext:value-type="float">
            <text:p>4,55057054749098</text:p>
          </table:table-cell>
          <table:table-cell office:value-type="float" office:value="393" calcext:value-type="float">
            <text:p>393</text:p>
          </table:table-cell>
          <table:table-cell office:value-type="float" office:value="25.2668" calcext:value-type="float">
            <text:p>25,2668</text:p>
          </table:table-cell>
        </table:table-row>
        <table:table-row table:style-name="ro1">
          <table:table-cell office:value-type="string" calcext:value-type="string">
            <text:p>g.35.9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362" calcext:value-type="float">
            <text:p>362</text:p>
          </table:table-cell>
          <table:table-cell office:value-type="float" office:value="6.4674" calcext:value-type="float">
            <text:p>6,4674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0.2376" calcext:value-type="float">
            <text:p>0,2376</text:p>
          </table:table-cell>
          <table:table-cell office:value-type="float" office:value="4.93963561409139" calcext:value-type="float">
            <text:p>4,93963561409139</text:p>
          </table:table-cell>
          <table:table-cell office:value-type="float" office:value="887" calcext:value-type="float">
            <text:p>887</text:p>
          </table:table-cell>
          <table:table-cell office:value-type="float" office:value="6.4674" calcext:value-type="float">
            <text:p>6,4674</text:p>
          </table:table-cell>
        </table:table-row>
        <table:table-row table:style-name="ro1">
          <table:table-cell office:value-type="string" calcext:value-type="string">
            <text:p>g.36.16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453" calcext:value-type="float">
            <text:p>453</text:p>
          </table:table-cell>
          <table:table-cell office:value-type="float" office:value="29.9968" calcext:value-type="float">
            <text:p>29,9968</text:p>
          </table:table-cell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  <table:table-cell office:value-type="float" office:value="0.7809" calcext:value-type="float">
            <text:p>0,7809</text:p>
          </table:table-cell>
          <table:table-cell office:value-type="float" office:value="4.30410245808935" calcext:value-type="float">
            <text:p>4,30410245808935</text:p>
          </table:table-cell>
          <table:table-cell office:value-type="float" office:value="251" calcext:value-type="float">
            <text:p>251</text:p>
          </table:table-cell>
          <table:table-cell office:value-type="float" office:value="29.9968" calcext:value-type="float">
            <text:p>29,9968</text:p>
          </table:table-cell>
        </table:table-row>
        <table:table-row table:style-name="ro1">
          <table:table-cell office:value-type="string" calcext:value-type="string">
            <text:p>g.36.17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316" calcext:value-type="float">
            <text:p>316</text:p>
          </table:table-cell>
          <table:table-cell office:value-type="float" office:value="43.2034" calcext:value-type="float">
            <text:p>43,2034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0.8324" calcext:value-type="float">
            <text:p>0,8324</text:p>
          </table:table-cell>
          <table:table-cell office:value-type="float" office:value="3.4602689419752" calcext:value-type="float">
            <text:p>3,4602689419752</text:p>
          </table:table-cell>
          <table:table-cell office:value-type="float" office:value="188" calcext:value-type="float">
            <text:p>188</text:p>
          </table:table-cell>
          <table:table-cell office:value-type="float" office:value="43.2034" calcext:value-type="float">
            <text:p>43,2034</text:p>
          </table:table-cell>
        </table:table-row>
        <table:table-row table:style-name="ro1">
          <table:table-cell office:value-type="string" calcext:value-type="string">
            <text:p>g.36.18.graphml</text:p>
          </table:table-cell>
          <table:table-cell office:value-type="float" office:value="2200" calcext:value-type="float">
            <text:p>2200</text:p>
          </table:table-cell>
          <table:table-cell office:value-type="float" office:value="323" calcext:value-type="float">
            <text:p>323</text:p>
          </table:table-cell>
          <table:table-cell office:value-type="float" office:value="85.0373" calcext:value-type="float">
            <text:p>85,0373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13.8407" calcext:value-type="float">
            <text:p>13,8407</text:p>
          </table:table-cell>
          <table:table-cell office:value-type="float" office:value="2.20443299046865" calcext:value-type="float">
            <text:p>2,20443299046865</text:p>
          </table:table-cell>
          <table:table-cell office:value-type="float" office:value="7" calcext:value-type="float">
            <text:p>7</text:p>
          </table:table-cell>
          <table:table-cell office:value-type="float" office:value="85.0373" calcext:value-type="float">
            <text:p>85,0373</text:p>
          </table:table-cell>
        </table:table-row>
        <table:table-row table:style-name="ro1">
          <table:table-cell office:value-type="string" calcext:value-type="string">
            <text:p>g.36.19.graphml</text:p>
          </table:table-cell>
          <table:table-cell office:value-type="float" office:value="2000" calcext:value-type="float">
            <text:p>2000</text:p>
          </table:table-cell>
          <table:table-cell office:value-type="float" office:value="284" calcext:value-type="float">
            <text:p>284</text:p>
          </table:table-cell>
          <table:table-cell office:value-type="float" office:value="87.9133" calcext:value-type="float">
            <text:p>87,9133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0.5102" calcext:value-type="float">
            <text:p>30,5102</text:p>
          </table:table-cell>
          <table:table-cell office:value-type="float" office:value="2.06697207065215" calcext:value-type="float">
            <text:p>2,06697207065215</text:p>
          </table:table-cell>
          <table:table-cell office:value-type="float" office:value="6" calcext:value-type="float">
            <text:p>6</text:p>
          </table:table-cell>
          <table:table-cell office:value-type="float" office:value="87.9133" calcext:value-type="float">
            <text:p>87,9133</text:p>
          </table:table-cell>
        </table:table-row>
        <table:table-row table:style-name="ro1">
          <table:table-cell office:value-type="string" calcext:value-type="string">
            <text:p>g.36.22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205" calcext:value-type="float">
            <text:p>205</text:p>
          </table:table-cell>
          <table:table-cell office:value-type="float" office:value="28.1734" calcext:value-type="float">
            <text:p>28,1734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1.2882" calcext:value-type="float">
            <text:p>1,2882</text:p>
          </table:table-cell>
          <table:table-cell office:value-type="float" office:value="3.59527836761254" calcext:value-type="float">
            <text:p>3,59527836761254</text:p>
          </table:table-cell>
          <table:table-cell office:value-type="float" office:value="101" calcext:value-type="float">
            <text:p>101</text:p>
          </table:table-cell>
          <table:table-cell office:value-type="float" office:value="28.1734" calcext:value-type="float">
            <text:p>28,1734</text:p>
          </table:table-cell>
        </table:table-row>
        <table:table-row table:style-name="ro1">
          <table:table-cell office:value-type="string" calcext:value-type="string">
            <text:p>g.37.14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370" calcext:value-type="float">
            <text:p>370</text:p>
          </table:table-cell>
          <table:table-cell office:value-type="float" office:value="87.6237" calcext:value-type="float">
            <text:p>87,6237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1.6388" calcext:value-type="float">
            <text:p>1,6388</text:p>
          </table:table-cell>
          <table:table-cell office:value-type="float" office:value="2.59963443472001" calcext:value-type="float">
            <text:p>2,59963443472001</text:p>
          </table:table-cell>
          <table:table-cell office:value-type="float" office:value="6" calcext:value-type="float">
            <text:p>6</text:p>
          </table:table-cell>
          <table:table-cell office:value-type="float" office:value="87.6237" calcext:value-type="float">
            <text:p>87,6237</text:p>
          </table:table-cell>
        </table:table-row>
        <table:table-row table:style-name="ro1">
          <table:table-cell office:value-type="string" calcext:value-type="string">
            <text:p>g.37.19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87" calcext:value-type="float">
            <text:p>87</text:p>
          </table:table-cell>
          <table:table-cell office:value-type="float" office:value="45.6404" calcext:value-type="float">
            <text:p>45,6404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9.313" calcext:value-type="float">
            <text:p>9,313</text:p>
          </table:table-cell>
          <table:table-cell office:value-type="float" office:value="2.15558805183153" calcext:value-type="float">
            <text:p>2,15558805183153</text:p>
          </table:table-cell>
          <table:table-cell office:value-type="float" office:value="21" calcext:value-type="float">
            <text:p>21</text:p>
          </table:table-cell>
          <table:table-cell office:value-type="float" office:value="44.191" calcext:value-type="float">
            <text:p>44,191</text:p>
          </table:table-cell>
        </table:table-row>
        <table:table-row table:style-name="ro1">
          <table:table-cell office:value-type="string" calcext:value-type="string">
            <text:p>g.37.20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411" calcext:value-type="float">
            <text:p>411</text:p>
          </table:table-cell>
          <table:table-cell office:value-type="float" office:value="47.5016" calcext:value-type="float">
            <text:p>47,5016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1.8063" calcext:value-type="float">
            <text:p>1,8063</text:p>
          </table:table-cell>
          <table:table-cell office:value-type="float" office:value="3.40159449588659" calcext:value-type="float">
            <text:p>3,40159449588659</text:p>
          </table:table-cell>
          <table:table-cell office:value-type="float" office:value="57" calcext:value-type="float">
            <text:p>57</text:p>
          </table:table-cell>
          <table:table-cell office:value-type="float" office:value="47.5016" calcext:value-type="float">
            <text:p>47,5016</text:p>
          </table:table-cell>
        </table:table-row>
        <table:table-row table:style-name="ro1">
          <table:table-cell office:value-type="string" calcext:value-type="string">
            <text:p>g.37.4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96" calcext:value-type="float">
            <text:p>96</text:p>
          </table:table-cell>
          <table:table-cell office:value-type="float" office:value="68.6449" calcext:value-type="float">
            <text:p>68,6449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1.3653" calcext:value-type="float">
            <text:p>1,3653</text:p>
          </table:table-cell>
          <table:table-cell office:value-type="float" office:value="2.71898953171714" calcext:value-type="float">
            <text:p>2,71898953171714</text:p>
          </table:table-cell>
          <table:table-cell office:value-type="float" office:value="18" calcext:value-type="float">
            <text:p>18</text:p>
          </table:table-cell>
          <table:table-cell office:value-type="float" office:value="68.6449" calcext:value-type="float">
            <text:p>68,6449</text:p>
          </table:table-cell>
        </table:table-row>
        <table:table-row table:style-name="ro1">
          <table:table-cell office:value-type="string" calcext:value-type="string">
            <text:p>g.37.8.graphml</text:p>
          </table:table-cell>
          <table:table-cell office:value-type="float" office:value="2500" calcext:value-type="float">
            <text:p>2500</text:p>
          </table:table-cell>
          <table:table-cell office:value-type="float" office:value="771" calcext:value-type="float">
            <text:p>771</text:p>
          </table:table-cell>
          <table:table-cell office:value-type="float" office:value="59.8884" calcext:value-type="float">
            <text:p>59,8884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12.4981" calcext:value-type="float">
            <text:p>12,4981</text:p>
          </table:table-cell>
          <table:table-cell office:value-type="float" office:value="3.17023627689939" calcext:value-type="float">
            <text:p>3,17023627689939</text:p>
          </table:table-cell>
          <table:table-cell office:value-type="float" office:value="8" calcext:value-type="float">
            <text:p>8</text:p>
          </table:table-cell>
          <table:table-cell office:value-type="float" office:value="59.8884" calcext:value-type="float">
            <text:p>59,8884</text:p>
          </table:table-cell>
        </table:table-row>
        <table:table-row table:style-name="ro1">
          <table:table-cell office:value-type="string" calcext:value-type="string">
            <text:p>g.38.12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255" calcext:value-type="float">
            <text:p>255</text:p>
          </table:table-cell>
          <table:table-cell office:value-type="float" office:value="60.944" calcext:value-type="float">
            <text:p>60,944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4.5784" calcext:value-type="float">
            <text:p>4,5784</text:p>
          </table:table-cell>
          <table:table-cell office:value-type="float" office:value="2.6606052045424" calcext:value-type="float">
            <text:p>2,6606052045424</text:p>
          </table:table-cell>
          <table:table-cell office:value-type="float" office:value="42" calcext:value-type="float">
            <text:p>42</text:p>
          </table:table-cell>
          <table:table-cell office:value-type="float" office:value="60.944" calcext:value-type="float">
            <text:p>60,944</text:p>
          </table:table-cell>
        </table:table-row>
        <table:table-row table:style-name="ro1">
          <table:table-cell office:value-type="string" calcext:value-type="string">
            <text:p>g.38.15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323" calcext:value-type="float">
            <text:p>323</text:p>
          </table:table-cell>
          <table:table-cell office:value-type="float" office:value="62.1413" calcext:value-type="float">
            <text:p>62,1413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5.9152" calcext:value-type="float">
            <text:p>5,9152</text:p>
          </table:table-cell>
          <table:table-cell office:value-type="float" office:value="2.46860900797294" calcext:value-type="float">
            <text:p>2,46860900797294</text:p>
          </table:table-cell>
          <table:table-cell office:value-type="float" office:value="22" calcext:value-type="float">
            <text:p>22</text:p>
          </table:table-cell>
          <table:table-cell office:value-type="float" office:value="62.1413" calcext:value-type="float">
            <text:p>62,1413</text:p>
          </table:table-cell>
        </table:table-row>
        <table:table-row table:style-name="ro1">
          <table:table-cell office:value-type="string" calcext:value-type="string">
            <text:p>g.39.30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386" calcext:value-type="float">
            <text:p>386</text:p>
          </table:table-cell>
          <table:table-cell office:value-type="float" office:value="74.3434" calcext:value-type="float">
            <text:p>74,3434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0.3867" calcext:value-type="float">
            <text:p>0,3867</text:p>
          </table:table-cell>
          <table:table-cell office:value-type="float" office:value="3.37120296677244" calcext:value-type="float">
            <text:p>3,37120296677244</text:p>
          </table:table-cell>
          <table:table-cell office:value-type="float" office:value="15" calcext:value-type="float">
            <text:p>15</text:p>
          </table:table-cell>
          <table:table-cell office:value-type="float" office:value="74.3434" calcext:value-type="float">
            <text:p>74,3434</text:p>
          </table:table-cell>
        </table:table-row>
        <table:table-row table:style-name="ro1">
          <table:table-cell office:value-type="string" calcext:value-type="string">
            <text:p>g.39.4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252" calcext:value-type="float">
            <text:p>252</text:p>
          </table:table-cell>
          <table:table-cell office:value-type="float" office:value="72.6338" calcext:value-type="float">
            <text:p>72,6338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25.9221" calcext:value-type="float">
            <text:p>25,9221</text:p>
          </table:table-cell>
          <table:table-cell office:value-type="float" office:value="1.77821122361945" calcext:value-type="float">
            <text:p>1,77821122361945</text:p>
          </table:table-cell>
          <table:table-cell office:value-type="float" office:value="16" calcext:value-type="float">
            <text:p>16</text:p>
          </table:table-cell>
          <table:table-cell office:value-type="float" office:value="72.6338" calcext:value-type="float">
            <text:p>72,6338</text:p>
          </table:table-cell>
        </table:table-row>
        <table:table-row table:style-name="ro1">
          <table:table-cell office:value-type="string" calcext:value-type="string">
            <text:p>g.39.44.graphml</text:p>
          </table:table-cell>
          <table:table-cell office:value-type="float" office:value="1900" calcext:value-type="float">
            <text:p>1900</text:p>
          </table:table-cell>
          <table:table-cell office:value-type="float" office:value="767" calcext:value-type="float">
            <text:p>767</text:p>
          </table:table-cell>
          <table:table-cell office:value-type="float" office:value="68.8893" calcext:value-type="float">
            <text:p>68,8893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7.2419" calcext:value-type="float">
            <text:p>7,2419</text:p>
          </table:table-cell>
          <table:table-cell office:value-type="float" office:value="3.28030032676101" calcext:value-type="float">
            <text:p>3,28030032676101</text:p>
          </table:table-cell>
          <table:table-cell office:value-type="float" office:value="44" calcext:value-type="float">
            <text:p>44</text:p>
          </table:table-cell>
          <table:table-cell office:value-type="float" office:value="68.8893" calcext:value-type="float">
            <text:p>68,8893</text:p>
          </table:table-cell>
        </table:table-row>
        <table:table-row table:style-name="ro1">
          <table:table-cell office:value-type="string" calcext:value-type="string">
            <text:p>g.39.46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71" calcext:value-type="float">
            <text:p>71</text:p>
          </table:table-cell>
          <table:table-cell office:value-type="float" office:value="79.7226" calcext:value-type="float">
            <text:p>79,722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.3238" calcext:value-type="float">
            <text:p>5,3238</text:p>
          </table:table-cell>
          <table:table-cell office:value-type="float" office:value="4.55930768813012" calcext:value-type="float">
            <text:p>4,55930768813012</text:p>
          </table:table-cell>
          <table:table-cell office:value-type="float" office:value="11" calcext:value-type="float">
            <text:p>11</text:p>
          </table:table-cell>
          <table:table-cell office:value-type="float" office:value="79.7226" calcext:value-type="float">
            <text:p>79,7226</text:p>
          </table:table-cell>
        </table:table-row>
        <table:table-row table:style-name="ro1">
          <table:table-cell office:value-type="string" calcext:value-type="string">
            <text:p>g.39.47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86" calcext:value-type="float">
            <text:p>86</text:p>
          </table:table-cell>
          <table:table-cell office:value-type="float" office:value="52.1259" calcext:value-type="float">
            <text:p>52,125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8.731" calcext:value-type="float">
            <text:p>8,731</text:p>
          </table:table-cell>
          <table:table-cell office:value-type="float" office:value="3.08687395060896" calcext:value-type="float">
            <text:p>3,08687395060896</text:p>
          </table:table-cell>
          <table:table-cell office:value-type="float" office:value="20" calcext:value-type="float">
            <text:p>20</text:p>
          </table:table-cell>
          <table:table-cell office:value-type="float" office:value="52.1259" calcext:value-type="float">
            <text:p>52,1259</text:p>
          </table:table-cell>
        </table:table-row>
        <table:table-row table:style-name="ro1">
          <table:table-cell office:value-type="string" calcext:value-type="string">
            <text:p>g.39.53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96" calcext:value-type="float">
            <text:p>96</text:p>
          </table:table-cell>
          <table:table-cell office:value-type="float" office:value="24.2667" calcext:value-type="float">
            <text:p>24,2667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2.6458" calcext:value-type="float">
            <text:p>2,6458</text:p>
          </table:table-cell>
          <table:table-cell office:value-type="float" office:value="2.47115609280678" calcext:value-type="float">
            <text:p>2,47115609280678</text:p>
          </table:table-cell>
          <table:table-cell office:value-type="float" office:value="65" calcext:value-type="float">
            <text:p>65</text:p>
          </table:table-cell>
          <table:table-cell office:value-type="float" office:value="24.2667" calcext:value-type="float">
            <text:p>24,2667</text:p>
          </table:table-cell>
        </table:table-row>
        <table:table-row table:style-name="ro1">
          <table:table-cell office:value-type="string" calcext:value-type="string">
            <text:p>g.39.57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302" calcext:value-type="float">
            <text:p>302</text:p>
          </table:table-cell>
          <table:table-cell office:value-type="float" office:value="75.1644" calcext:value-type="float">
            <text:p>75,1644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1.8361" calcext:value-type="float">
            <text:p>11,8361</text:p>
          </table:table-cell>
          <table:table-cell office:value-type="float" office:value="2.06379420979729" calcext:value-type="float">
            <text:p>2,06379420979729</text:p>
          </table:table-cell>
          <table:table-cell office:value-type="float" office:value="13" calcext:value-type="float">
            <text:p>13</text:p>
          </table:table-cell>
          <table:table-cell office:value-type="float" office:value="75.1644" calcext:value-type="float">
            <text:p>75,1644</text:p>
          </table:table-cell>
        </table:table-row>
        <table:table-row table:style-name="ro1">
          <table:table-cell office:value-type="string" calcext:value-type="string">
            <text:p>g.39.7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808" calcext:value-type="float">
            <text:p>808</text:p>
          </table:table-cell>
          <table:table-cell office:value-type="float" office:value="12.175" calcext:value-type="float">
            <text:p>12,175</text:p>
          </table:table-cell>
          <table:table-cell office:value-type="float" office:value="39" calcext:value-type="float">
            <text:p>39</text:p>
          </table:table-cell>
          <table:table-cell office:value-type="float" office:value="173" calcext:value-type="float">
            <text:p>173</text:p>
          </table:table-cell>
          <table:table-cell office:value-type="float" office:value="0.1346" calcext:value-type="float">
            <text:p>0,1346</text:p>
          </table:table-cell>
          <table:table-cell office:value-type="float" office:value="5.6642367618028" calcext:value-type="float">
            <text:p>5,6642367618028</text:p>
          </table:table-cell>
          <table:table-cell office:value-type="float" office:value="1309" calcext:value-type="float">
            <text:p>1309</text:p>
          </table:table-cell>
          <table:table-cell office:value-type="float" office:value="12.175" calcext:value-type="float">
            <text:p>12,175</text:p>
          </table:table-cell>
        </table:table-row>
        <table:table-row table:style-name="ro1">
          <table:table-cell office:value-type="string" calcext:value-type="string">
            <text:p>g.39.8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834" calcext:value-type="float">
            <text:p>1,3834</text:p>
          </table:table-cell>
          <table:table-cell office:value-type="float" office:value="39" calcext:value-type="float">
            <text:p>39</text:p>
          </table:table-cell>
          <table:table-cell office:value-type="float" office:value="173" calcext:value-type="float">
            <text:p>173</text:p>
          </table:table-cell>
          <table:table-cell office:value-type="float" office:value="0.2039" calcext:value-type="float">
            <text:p>0,2039</text:p>
          </table:table-cell>
          <table:table-cell office:value-type="float" office:value="4.81047035122346" calcext:value-type="float">
            <text:p>4,81047035122346</text:p>
          </table:table-cell>
          <table:table-cell office:value-type="float" office:value="1112" calcext:value-type="float">
            <text:p>1112</text:p>
          </table:table-cell>
          <table:table-cell office:value-type="float" office:value="1.3834" calcext:value-type="float">
            <text:p>1,3834</text:p>
          </table:table-cell>
        </table:table-row>
        <table:table-row table:style-name="ro1">
          <table:table-cell office:value-type="string" calcext:value-type="string">
            <text:p>g.39.9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32" calcext:value-type="float">
            <text:p>232</text:p>
          </table:table-cell>
          <table:table-cell office:value-type="float" office:value="24.2175" calcext:value-type="float">
            <text:p>24,2175</text:p>
          </table:table-cell>
          <table:table-cell office:value-type="float" office:value="39" calcext:value-type="float">
            <text:p>39</text:p>
          </table:table-cell>
          <table:table-cell office:value-type="float" office:value="106" calcext:value-type="float">
            <text:p>106</text:p>
          </table:table-cell>
          <table:table-cell office:value-type="float" office:value="0.547" calcext:value-type="float">
            <text:p>0,547</text:p>
          </table:table-cell>
          <table:table-cell office:value-type="float" office:value="4.38208885152991" calcext:value-type="float">
            <text:p>4,38208885152991</text:p>
          </table:table-cell>
          <table:table-cell office:value-type="float" office:value="454" calcext:value-type="float">
            <text:p>454</text:p>
          </table:table-cell>
          <table:table-cell office:value-type="float" office:value="24.2175" calcext:value-type="float">
            <text:p>24,2175</text:p>
          </table:table-cell>
        </table:table-row>
        <table:table-row table:style-name="ro1">
          <table:table-cell office:value-type="string" calcext:value-type="string">
            <text:p>g.40.19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480" calcext:value-type="float">
            <text:p>480</text:p>
          </table:table-cell>
          <table:table-cell office:value-type="float" office:value="70.066" calcext:value-type="float">
            <text:p>70,066</text:p>
          </table:table-cell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office:value-type="float" office:value="8.6129" calcext:value-type="float">
            <text:p>8,6129</text:p>
          </table:table-cell>
          <table:table-cell office:value-type="float" office:value="3.21868678496387" calcext:value-type="float">
            <text:p>3,21868678496387</text:p>
          </table:table-cell>
          <table:table-cell office:value-type="float" office:value="42" calcext:value-type="float">
            <text:p>42</text:p>
          </table:table-cell>
          <table:table-cell office:value-type="float" office:value="70.066" calcext:value-type="float">
            <text:p>70,066</text:p>
          </table:table-cell>
        </table:table-row>
        <table:table-row table:style-name="ro1">
          <table:table-cell office:value-type="string" calcext:value-type="string">
            <text:p>g.40.22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276" calcext:value-type="float">
            <text:p>276</text:p>
          </table:table-cell>
          <table:table-cell office:value-type="float" office:value="43.479" calcext:value-type="float">
            <text:p>43,479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4.8035" calcext:value-type="float">
            <text:p>4,8035</text:p>
          </table:table-cell>
          <table:table-cell office:value-type="float" office:value="2.29058712148942" calcext:value-type="float">
            <text:p>2,29058712148942</text:p>
          </table:table-cell>
          <table:table-cell office:value-type="float" office:value="48" calcext:value-type="float">
            <text:p>48</text:p>
          </table:table-cell>
          <table:table-cell office:value-type="float" office:value="43.479" calcext:value-type="float">
            <text:p>43,479</text:p>
          </table:table-cell>
        </table:table-row>
        <table:table-row table:style-name="ro1">
          <table:table-cell office:value-type="string" calcext:value-type="string">
            <text:p>g.40.8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542" calcext:value-type="float">
            <text:p>542</text:p>
          </table:table-cell>
          <table:table-cell office:value-type="float" office:value="22.2084" calcext:value-type="float">
            <text:p>22,2084</text:p>
          </table:table-cell>
          <table:table-cell office:value-type="float" office:value="40" calcext:value-type="float">
            <text:p>40</text:p>
          </table:table-cell>
          <table:table-cell office:value-type="float" office:value="131" calcext:value-type="float">
            <text:p>131</text:p>
          </table:table-cell>
          <table:table-cell office:value-type="float" office:value="0.6044" calcext:value-type="float">
            <text:p>0,6044</text:p>
          </table:table-cell>
          <table:table-cell office:value-type="float" office:value="4.5833288931801" calcext:value-type="float">
            <text:p>4,5833288931801</text:p>
          </table:table-cell>
          <table:table-cell office:value-type="float" office:value="583" calcext:value-type="float">
            <text:p>583</text:p>
          </table:table-cell>
          <table:table-cell office:value-type="float" office:value="22.2084" calcext:value-type="float">
            <text:p>22,2084</text:p>
          </table:table-cell>
        </table:table-row>
        <table:table-row table:style-name="ro1">
          <table:table-cell office:value-type="string" calcext:value-type="string">
            <text:p>g.41.13.graphml</text:p>
          </table:table-cell>
          <table:table-cell office:value-type="float" office:value="2100" calcext:value-type="float">
            <text:p>2100</text:p>
          </table:table-cell>
          <table:table-cell office:value-type="float" office:value="820" calcext:value-type="float">
            <text:p>820</text:p>
          </table:table-cell>
          <table:table-cell office:value-type="float" office:value="53.3993" calcext:value-type="float">
            <text:p>53,3993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float" office:value="3.2589" calcext:value-type="float">
            <text:p>3,2589</text:p>
          </table:table-cell>
          <table:table-cell office:value-type="float" office:value="4.40136619621507" calcext:value-type="float">
            <text:p>4,40136619621507</text:p>
          </table:table-cell>
          <table:table-cell office:value-type="float" office:value="56" calcext:value-type="float">
            <text:p>56</text:p>
          </table:table-cell>
          <table:table-cell office:value-type="float" office:value="53.3993" calcext:value-type="float">
            <text:p>53,3993</text:p>
          </table:table-cell>
        </table:table-row>
        <table:table-row table:style-name="ro1">
          <table:table-cell office:value-type="string" calcext:value-type="string">
            <text:p>g.41.2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269" calcext:value-type="float">
            <text:p>269</text:p>
          </table:table-cell>
          <table:table-cell office:value-type="float" office:value="85.4779" calcext:value-type="float">
            <text:p>85,4779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17.2896" calcext:value-type="float">
            <text:p>17,2896</text:p>
          </table:table-cell>
          <table:table-cell office:value-type="float" office:value="2.05528881876135" calcext:value-type="float">
            <text:p>2,05528881876135</text:p>
          </table:table-cell>
          <table:table-cell office:value-type="float" office:value="8" calcext:value-type="float">
            <text:p>8</text:p>
          </table:table-cell>
          <table:table-cell office:value-type="float" office:value="85.4779" calcext:value-type="float">
            <text:p>85,4779</text:p>
          </table:table-cell>
        </table:table-row>
        <table:table-row table:style-name="ro1">
          <table:table-cell office:value-type="string" calcext:value-type="string">
            <text:p>g.41.25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767" calcext:value-type="float">
            <text:p>767</text:p>
          </table:table-cell>
          <table:table-cell office:value-type="float" office:value="29.0666" calcext:value-type="float">
            <text:p>29,0666</text:p>
          </table:table-cell>
          <table:table-cell office:value-type="float" office:value="41" calcext:value-type="float">
            <text:p>41</text:p>
          </table:table-cell>
          <table:table-cell office:value-type="float" office:value="99" calcext:value-type="float">
            <text:p>99</text:p>
          </table:table-cell>
          <table:table-cell office:value-type="float" office:value="0.8007" calcext:value-type="float">
            <text:p>0,8007</text:p>
          </table:table-cell>
          <table:table-cell office:value-type="float" office:value="4.15918891759796" calcext:value-type="float">
            <text:p>4,15918891759796</text:p>
          </table:table-cell>
          <table:table-cell office:value-type="float" office:value="368" calcext:value-type="float">
            <text:p>368</text:p>
          </table:table-cell>
          <table:table-cell office:value-type="float" office:value="29.0666" calcext:value-type="float">
            <text:p>29,0666</text:p>
          </table:table-cell>
        </table:table-row>
        <table:table-row table:style-name="ro1">
          <table:table-cell office:value-type="string" calcext:value-type="string">
            <text:p>g.41.26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22" calcext:value-type="float">
            <text:p>122</text:p>
          </table:table-cell>
          <table:table-cell office:value-type="float" office:value="29.3709" calcext:value-type="float">
            <text:p>29,3709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0.2989" calcext:value-type="float">
            <text:p>0,2989</text:p>
          </table:table-cell>
          <table:table-cell office:value-type="float" office:value="4.50593426624921" calcext:value-type="float">
            <text:p>4,50593426624921</text:p>
          </table:table-cell>
          <table:table-cell office:value-type="float" office:value="188" calcext:value-type="float">
            <text:p>188</text:p>
          </table:table-cell>
          <table:table-cell office:value-type="float" office:value="29.3709" calcext:value-type="float">
            <text:p>29,3709</text:p>
          </table:table-cell>
        </table:table-row>
        <table:table-row table:style-name="ro1">
          <table:table-cell office:value-type="string" calcext:value-type="string">
            <text:p>g.41.3.graphml</text:p>
          </table:table-cell>
          <table:table-cell office:value-type="float" office:value="2100" calcext:value-type="float">
            <text:p>2100</text:p>
          </table:table-cell>
          <table:table-cell office:value-type="float" office:value="440" calcext:value-type="float">
            <text:p>440</text:p>
          </table:table-cell>
          <table:table-cell office:value-type="float" office:value="88.0671" calcext:value-type="float">
            <text:p>88,0671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25.9496" calcext:value-type="float">
            <text:p>25,9496</text:p>
          </table:table-cell>
          <table:table-cell office:value-type="float" office:value="2.1682304855587" calcext:value-type="float">
            <text:p>2,1682304855587</text:p>
          </table:table-cell>
          <table:table-cell office:value-type="float" office:value="5" calcext:value-type="float">
            <text:p>5</text:p>
          </table:table-cell>
          <table:table-cell office:value-type="float" office:value="88.0671" calcext:value-type="float">
            <text:p>88,0671</text:p>
          </table:table-cell>
        </table:table-row>
        <table:table-row table:style-name="ro1">
          <table:table-cell office:value-type="string" calcext:value-type="string">
            <text:p>g.41.36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286" calcext:value-type="float">
            <text:p>286</text:p>
          </table:table-cell>
          <table:table-cell office:value-type="float" office:value="50.0782" calcext:value-type="float">
            <text:p>50,0782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1.4388" calcext:value-type="float">
            <text:p>1,4388</text:p>
          </table:table-cell>
          <table:table-cell office:value-type="float" office:value="4.50399180993683" calcext:value-type="float">
            <text:p>4,50399180993683</text:p>
          </table:table-cell>
          <table:table-cell office:value-type="float" office:value="45" calcext:value-type="float">
            <text:p>45</text:p>
          </table:table-cell>
          <table:table-cell office:value-type="float" office:value="50.0782" calcext:value-type="float">
            <text:p>50,0782</text:p>
          </table:table-cell>
        </table:table-row>
        <table:table-row table:style-name="ro1">
          <table:table-cell office:value-type="string" calcext:value-type="string">
            <text:p>g.41.9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310" calcext:value-type="float">
            <text:p>310</text:p>
          </table:table-cell>
          <table:table-cell office:value-type="float" office:value="64.2406" calcext:value-type="float">
            <text:p>64,2406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0.9451" calcext:value-type="float">
            <text:p>0,9451</text:p>
          </table:table-cell>
          <table:table-cell office:value-type="float" office:value="4.03449175143157" calcext:value-type="float">
            <text:p>4,03449175143157</text:p>
          </table:table-cell>
          <table:table-cell office:value-type="float" office:value="25" calcext:value-type="float">
            <text:p>25</text:p>
          </table:table-cell>
          <table:table-cell office:value-type="float" office:value="64.2406" calcext:value-type="float">
            <text:p>64,2406</text:p>
          </table:table-cell>
        </table:table-row>
        <table:table-row table:style-name="ro1">
          <table:table-cell office:value-type="string" calcext:value-type="string">
            <text:p>g.42.0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95" calcext:value-type="float">
            <text:p>95</text:p>
          </table:table-cell>
          <table:table-cell office:value-type="float" office:value="60.1131" calcext:value-type="float">
            <text:p>60,1131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2.0146" calcext:value-type="float">
            <text:p>2,0146</text:p>
          </table:table-cell>
          <table:table-cell office:value-type="float" office:value="2.79171501327858" calcext:value-type="float">
            <text:p>2,79171501327858</text:p>
          </table:table-cell>
          <table:table-cell office:value-type="float" office:value="14" calcext:value-type="float">
            <text:p>14</text:p>
          </table:table-cell>
          <table:table-cell office:value-type="float" office:value="60.1131" calcext:value-type="float">
            <text:p>60,1131</text:p>
          </table:table-cell>
        </table:table-row>
        <table:table-row table:style-name="ro1">
          <table:table-cell office:value-type="string" calcext:value-type="string">
            <text:p>g.42.1.graphml</text:p>
          </table:table-cell>
          <table:table-cell office:value-type="float" office:value="2700" calcext:value-type="float">
            <text:p>2700</text:p>
          </table:table-cell>
          <table:table-cell office:value-type="float" office:value="706" calcext:value-type="float">
            <text:p>706</text:p>
          </table:table-cell>
          <table:table-cell office:value-type="float" office:value="82.3648" calcext:value-type="float">
            <text:p>82,3648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2.3649" calcext:value-type="float">
            <text:p>2,3649</text:p>
          </table:table-cell>
          <table:table-cell office:value-type="float" office:value="2.33745920386929" calcext:value-type="float">
            <text:p>2,33745920386929</text:p>
          </table:table-cell>
          <table:table-cell office:value-type="float" office:value="11" calcext:value-type="float">
            <text:p>11</text:p>
          </table:table-cell>
          <table:table-cell office:value-type="float" office:value="82.3648" calcext:value-type="float">
            <text:p>82,3648</text:p>
          </table:table-cell>
        </table:table-row>
        <table:table-row table:style-name="ro1">
          <table:table-cell office:value-type="string" calcext:value-type="string">
            <text:p>g.42.15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449" calcext:value-type="float">
            <text:p>449</text:p>
          </table:table-cell>
          <table:table-cell office:value-type="float" office:value="42.46" calcext:value-type="float">
            <text:p>42,46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2.4099" calcext:value-type="float">
            <text:p>2,4099</text:p>
          </table:table-cell>
          <table:table-cell office:value-type="float" office:value="4.14948603275513" calcext:value-type="float">
            <text:p>4,14948603275513</text:p>
          </table:table-cell>
          <table:table-cell office:value-type="float" office:value="86" calcext:value-type="float">
            <text:p>86</text:p>
          </table:table-cell>
          <table:table-cell office:value-type="float" office:value="42.46" calcext:value-type="float">
            <text:p>42,46</text:p>
          </table:table-cell>
        </table:table-row>
        <table:table-row table:style-name="ro1">
          <table:table-cell office:value-type="string" calcext:value-type="string">
            <text:p>g.42.2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14" calcext:value-type="float">
            <text:p>114</text:p>
          </table:table-cell>
          <table:table-cell office:value-type="float" office:value="81.9729" calcext:value-type="float">
            <text:p>81,9729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7.125" calcext:value-type="float">
            <text:p>7,125</text:p>
          </table:table-cell>
          <table:table-cell office:value-type="float" office:value="2.49713528814578" calcext:value-type="float">
            <text:p>2,49713528814578</text:p>
          </table:table-cell>
          <table:table-cell office:value-type="float" office:value="12" calcext:value-type="float">
            <text:p>12</text:p>
          </table:table-cell>
          <table:table-cell office:value-type="float" office:value="81.9729" calcext:value-type="float">
            <text:p>81,9729</text:p>
          </table:table-cell>
        </table:table-row>
        <table:table-row table:style-name="ro1">
          <table:table-cell office:value-type="string" calcext:value-type="string">
            <text:p>g.42.20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447" calcext:value-type="float">
            <text:p>447</text:p>
          </table:table-cell>
          <table:table-cell office:value-type="float" office:value="40.1667" calcext:value-type="float">
            <text:p>40,1667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1.7864" calcext:value-type="float">
            <text:p>1,7864</text:p>
          </table:table-cell>
          <table:table-cell office:value-type="float" office:value="4.24468663269052" calcext:value-type="float">
            <text:p>4,24468663269052</text:p>
          </table:table-cell>
          <table:table-cell office:value-type="float" office:value="115" calcext:value-type="float">
            <text:p>115</text:p>
          </table:table-cell>
          <table:table-cell office:value-type="float" office:value="40.1667" calcext:value-type="float">
            <text:p>40,1667</text:p>
          </table:table-cell>
        </table:table-row>
        <table:table-row table:style-name="ro1">
          <table:table-cell office:value-type="string" calcext:value-type="string">
            <text:p>g.42.23.graphml</text:p>
          </table:table-cell>
          <table:table-cell office:value-type="float" office:value="4400" calcext:value-type="float">
            <text:p>4400</text:p>
          </table:table-cell>
          <table:table-cell office:value-type="float" office:value="1248" calcext:value-type="float">
            <text:p>1248</text:p>
          </table:table-cell>
          <table:table-cell office:value-type="float" office:value="64.0743" calcext:value-type="float">
            <text:p>64,074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2.246" calcext:value-type="float">
            <text:p>2,246</text:p>
          </table:table-cell>
          <table:table-cell office:value-type="float" office:value="3.42427541796903" calcext:value-type="float">
            <text:p>3,42427541796903</text:p>
          </table:table-cell>
          <table:table-cell office:value-type="float" office:value="25" calcext:value-type="float">
            <text:p>25</text:p>
          </table:table-cell>
          <table:table-cell office:value-type="float" office:value="64.0743" calcext:value-type="float">
            <text:p>64,0743</text:p>
          </table:table-cell>
        </table:table-row>
        <table:table-row table:style-name="ro1">
          <table:table-cell office:value-type="string" calcext:value-type="string">
            <text:p>g.42.3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58" calcext:value-type="float">
            <text:p>158</text:p>
          </table:table-cell>
          <table:table-cell office:value-type="float" office:value="82.4148" calcext:value-type="float">
            <text:p>82,4148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3.0222" calcext:value-type="float">
            <text:p>3,0222</text:p>
          </table:table-cell>
          <table:table-cell office:value-type="float" office:value="2.55806431103418" calcext:value-type="float">
            <text:p>2,55806431103418</text:p>
          </table:table-cell>
          <table:table-cell office:value-type="float" office:value="11" calcext:value-type="float">
            <text:p>11</text:p>
          </table:table-cell>
          <table:table-cell office:value-type="float" office:value="82.4148" calcext:value-type="float">
            <text:p>82,4148</text:p>
          </table:table-cell>
        </table:table-row>
        <table:table-row table:style-name="ro1">
          <table:table-cell office:value-type="string" calcext:value-type="string">
            <text:p>g.42.32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59" calcext:value-type="float">
            <text:p>159</text:p>
          </table:table-cell>
          <table:table-cell office:value-type="float" office:value="63.7066" calcext:value-type="float">
            <text:p>63,7066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14.7265" calcext:value-type="float">
            <text:p>14,7265</text:p>
          </table:table-cell>
          <table:table-cell office:value-type="float" office:value="2.69529373226049" calcext:value-type="float">
            <text:p>2,69529373226049</text:p>
          </table:table-cell>
          <table:table-cell office:value-type="float" office:value="25" calcext:value-type="float">
            <text:p>25</text:p>
          </table:table-cell>
          <table:table-cell office:value-type="float" office:value="63.7066" calcext:value-type="float">
            <text:p>63,7066</text:p>
          </table:table-cell>
        </table:table-row>
        <table:table-row table:style-name="ro1">
          <table:table-cell office:value-type="string" calcext:value-type="string">
            <text:p>g.42.34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288" calcext:value-type="float">
            <text:p>288</text:p>
          </table:table-cell>
          <table:table-cell office:value-type="float" office:value="37.6614" calcext:value-type="float">
            <text:p>37,6614</text:p>
          </table:table-cell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office:value-type="float" office:value="0.7819" calcext:value-type="float">
            <text:p>0,7819</text:p>
          </table:table-cell>
          <table:table-cell office:value-type="float" office:value="3.20127166354789" calcext:value-type="float">
            <text:p>3,20127166354789</text:p>
          </table:table-cell>
          <table:table-cell office:value-type="float" office:value="137" calcext:value-type="float">
            <text:p>137</text:p>
          </table:table-cell>
          <table:table-cell office:value-type="float" office:value="37.6614" calcext:value-type="float">
            <text:p>37,6614</text:p>
          </table:table-cell>
        </table:table-row>
        <table:table-row table:style-name="ro1">
          <table:table-cell office:value-type="string" calcext:value-type="string">
            <text:p>g.42.5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362" calcext:value-type="float">
            <text:p>362</text:p>
          </table:table-cell>
          <table:table-cell office:value-type="float" office:value="22.5495" calcext:value-type="float">
            <text:p>22,5495</text:p>
          </table:table-cell>
          <table:table-cell office:value-type="float" office:value="42" calcext:value-type="float">
            <text:p>42</text:p>
          </table:table-cell>
          <table:table-cell office:value-type="float" office:value="109" calcext:value-type="float">
            <text:p>109</text:p>
          </table:table-cell>
          <table:table-cell office:value-type="float" office:value="0.1754" calcext:value-type="float">
            <text:p>0,1754</text:p>
          </table:table-cell>
          <table:table-cell office:value-type="float" office:value="5.37826935454148" calcext:value-type="float">
            <text:p>5,37826935454148</text:p>
          </table:table-cell>
          <table:table-cell office:value-type="float" office:value="377" calcext:value-type="float">
            <text:p>377</text:p>
          </table:table-cell>
          <table:table-cell office:value-type="float" office:value="22.5495" calcext:value-type="float">
            <text:p>22,5495</text:p>
          </table:table-cell>
        </table:table-row>
        <table:table-row table:style-name="ro1">
          <table:table-cell office:value-type="string" calcext:value-type="string">
            <text:p>g.42.8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654" calcext:value-type="float">
            <text:p>654</text:p>
          </table:table-cell>
          <table:table-cell office:value-type="float" office:value="33.4618" calcext:value-type="float">
            <text:p>33,4618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0.2217" calcext:value-type="float">
            <text:p>0,2217</text:p>
          </table:table-cell>
          <table:table-cell office:value-type="float" office:value="3.35680266074472" calcext:value-type="float">
            <text:p>3,35680266074472</text:p>
          </table:table-cell>
          <table:table-cell office:value-type="float" office:value="275" calcext:value-type="float">
            <text:p>275</text:p>
          </table:table-cell>
          <table:table-cell office:value-type="float" office:value="33.4618" calcext:value-type="float">
            <text:p>33,4618</text:p>
          </table:table-cell>
        </table:table-row>
        <table:table-row table:style-name="ro1">
          <table:table-cell office:value-type="string" calcext:value-type="string">
            <text:p>g.43.17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229" calcext:value-type="float">
            <text:p>229</text:p>
          </table:table-cell>
          <table:table-cell office:value-type="float" office:value="69.6465" calcext:value-type="float">
            <text:p>69,6465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7.0035" calcext:value-type="float">
            <text:p>7,0035</text:p>
          </table:table-cell>
          <table:table-cell office:value-type="float" office:value="2.48293619750611" calcext:value-type="float">
            <text:p>2,48293619750611</text:p>
          </table:table-cell>
          <table:table-cell office:value-type="float" office:value="14" calcext:value-type="float">
            <text:p>14</text:p>
          </table:table-cell>
          <table:table-cell office:value-type="float" office:value="69.6465" calcext:value-type="float">
            <text:p>69,6465</text:p>
          </table:table-cell>
        </table:table-row>
        <table:table-row table:style-name="ro1">
          <table:table-cell office:value-type="string" calcext:value-type="string">
            <text:p>g.43.3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70" calcext:value-type="float">
            <text:p>270</text:p>
          </table:table-cell>
          <table:table-cell office:value-type="float" office:value="7.5029" calcext:value-type="float">
            <text:p>7,5029</text:p>
          </table:table-cell>
          <table:table-cell office:value-type="float" office:value="43" calcext:value-type="float">
            <text:p>43</text:p>
          </table:table-cell>
          <table:table-cell office:value-type="float" office:value="188" calcext:value-type="float">
            <text:p>188</text:p>
          </table:table-cell>
          <table:table-cell office:value-type="float" office:value="0.1391" calcext:value-type="float">
            <text:p>0,1391</text:p>
          </table:table-cell>
          <table:table-cell office:value-type="float" office:value="5.73473273423217" calcext:value-type="float">
            <text:p>5,73473273423217</text:p>
          </table:table-cell>
          <table:table-cell office:value-type="float" office:value="1521" calcext:value-type="float">
            <text:p>1521</text:p>
          </table:table-cell>
          <table:table-cell office:value-type="float" office:value="7.5029" calcext:value-type="float">
            <text:p>7,5029</text:p>
          </table:table-cell>
        </table:table-row>
        <table:table-row table:style-name="ro1">
          <table:table-cell office:value-type="string" calcext:value-type="string">
            <text:p>g.43.8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212" calcext:value-type="float">
            <text:p>212</text:p>
          </table:table-cell>
          <table:table-cell office:value-type="float" office:value="88.4921" calcext:value-type="float">
            <text:p>88,4921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.0322" calcext:value-type="float">
            <text:p>5,0322</text:p>
          </table:table-cell>
          <table:table-cell office:value-type="float" office:value="2.30888585588508" calcext:value-type="float">
            <text:p>2,30888585588508</text:p>
          </table:table-cell>
          <table:table-cell office:value-type="float" office:value="4" calcext:value-type="float">
            <text:p>4</text:p>
          </table:table-cell>
          <table:table-cell office:value-type="float" office:value="88.4921" calcext:value-type="float">
            <text:p>88,4921</text:p>
          </table:table-cell>
        </table:table-row>
        <table:table-row table:style-name="ro1">
          <table:table-cell office:value-type="string" calcext:value-type="string">
            <text:p>g.44.1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246" calcext:value-type="float">
            <text:p>246</text:p>
          </table:table-cell>
          <table:table-cell office:value-type="float" office:value="62.5437" calcext:value-type="float">
            <text:p>62,5437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10.4308" calcext:value-type="float">
            <text:p>10,4308</text:p>
          </table:table-cell>
          <table:table-cell office:value-type="float" office:value="2.00822311626513" calcext:value-type="float">
            <text:p>2,00822311626513</text:p>
          </table:table-cell>
          <table:table-cell office:value-type="float" office:value="23" calcext:value-type="float">
            <text:p>23</text:p>
          </table:table-cell>
          <table:table-cell office:value-type="float" office:value="62.5437" calcext:value-type="float">
            <text:p>62,5437</text:p>
          </table:table-cell>
        </table:table-row>
        <table:table-row table:style-name="ro1">
          <table:table-cell office:value-type="string" calcext:value-type="string">
            <text:p>g.44.15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219" calcext:value-type="float">
            <text:p>219</text:p>
          </table:table-cell>
          <table:table-cell office:value-type="float" office:value="87.5481" calcext:value-type="float">
            <text:p>87,5481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4.7322" calcext:value-type="float">
            <text:p>4,7322</text:p>
          </table:table-cell>
          <table:table-cell office:value-type="float" office:value="2.56195913386521" calcext:value-type="float">
            <text:p>2,56195913386521</text:p>
          </table:table-cell>
          <table:table-cell office:value-type="float" office:value="5" calcext:value-type="float">
            <text:p>5</text:p>
          </table:table-cell>
          <table:table-cell office:value-type="float" office:value="87.5481" calcext:value-type="float">
            <text:p>87,5481</text:p>
          </table:table-cell>
        </table:table-row>
        <table:table-row table:style-name="ro1">
          <table:table-cell office:value-type="string" calcext:value-type="string">
            <text:p>g.44.16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650" calcext:value-type="float">
            <text:p>650</text:p>
          </table:table-cell>
          <table:table-cell office:value-type="float" office:value="69.176" calcext:value-type="float">
            <text:p>69,176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4.3304" calcext:value-type="float">
            <text:p>4,3304</text:p>
          </table:table-cell>
          <table:table-cell office:value-type="float" office:value="3.25577396049444" calcext:value-type="float">
            <text:p>3,25577396049444</text:p>
          </table:table-cell>
          <table:table-cell office:value-type="float" office:value="39" calcext:value-type="float">
            <text:p>39</text:p>
          </table:table-cell>
          <table:table-cell office:value-type="float" office:value="69.176" calcext:value-type="float">
            <text:p>69,176</text:p>
          </table:table-cell>
        </table:table-row>
        <table:table-row table:style-name="ro1">
          <table:table-cell office:value-type="string" calcext:value-type="string">
            <text:p>g.44.19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228" calcext:value-type="float">
            <text:p>228</text:p>
          </table:table-cell>
          <table:table-cell office:value-type="float" office:value="47.5911" calcext:value-type="float">
            <text:p>47,5911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2.4896" calcext:value-type="float">
            <text:p>2,4896</text:p>
          </table:table-cell>
          <table:table-cell office:value-type="float" office:value="3.7321770562962" calcext:value-type="float">
            <text:p>3,7321770562962</text:p>
          </table:table-cell>
          <table:table-cell office:value-type="float" office:value="75" calcext:value-type="float">
            <text:p>75</text:p>
          </table:table-cell>
          <table:table-cell office:value-type="float" office:value="47.5911" calcext:value-type="float">
            <text:p>47,5911</text:p>
          </table:table-cell>
        </table:table-row>
        <table:table-row table:style-name="ro1">
          <table:table-cell office:value-type="string" calcext:value-type="string">
            <text:p>g.44.20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719" calcext:value-type="float">
            <text:p>719</text:p>
          </table:table-cell>
          <table:table-cell office:value-type="float" office:value="37.6217" calcext:value-type="float">
            <text:p>37,6217</text:p>
          </table:table-cell>
          <table:table-cell office:value-type="float" office:value="44" calcext:value-type="float">
            <text:p>44</text:p>
          </table:table-cell>
          <table:table-cell office:value-type="float" office:value="93" calcext:value-type="float">
            <text:p>93</text:p>
          </table:table-cell>
          <table:table-cell office:value-type="float" office:value="1.4086" calcext:value-type="float">
            <text:p>1,4086</text:p>
          </table:table-cell>
          <table:table-cell office:value-type="float" office:value="4.92720396005019" calcext:value-type="float">
            <text:p>4,92720396005019</text:p>
          </table:table-cell>
          <table:table-cell office:value-type="float" office:value="168" calcext:value-type="float">
            <text:p>168</text:p>
          </table:table-cell>
          <table:table-cell office:value-type="float" office:value="37.6217" calcext:value-type="float">
            <text:p>37,6217</text:p>
          </table:table-cell>
        </table:table-row>
        <table:table-row table:style-name="ro1">
          <table:table-cell office:value-type="string" calcext:value-type="string">
            <text:p>g.44.22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63" calcext:value-type="float">
            <text:p>163</text:p>
          </table:table-cell>
          <table:table-cell office:value-type="float" office:value="43.3506" calcext:value-type="float">
            <text:p>43,3506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27.4999" calcext:value-type="float">
            <text:p>27,4999</text:p>
          </table:table-cell>
          <table:table-cell office:value-type="float" office:value="1.64328093805395" calcext:value-type="float">
            <text:p>1,64328093805395</text:p>
          </table:table-cell>
          <table:table-cell office:value-type="float" office:value="24" calcext:value-type="float">
            <text:p>24</text:p>
          </table:table-cell>
          <table:table-cell office:value-type="float" office:value="43.3506" calcext:value-type="float">
            <text:p>43,3506</text:p>
          </table:table-cell>
        </table:table-row>
        <table:table-row table:style-name="ro1">
          <table:table-cell office:value-type="string" calcext:value-type="string">
            <text:p>g.44.3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368" calcext:value-type="float">
            <text:p>368</text:p>
          </table:table-cell>
          <table:table-cell office:value-type="float" office:value="79.5048" calcext:value-type="float">
            <text:p>79,5048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2.9417" calcext:value-type="float">
            <text:p>2,9417</text:p>
          </table:table-cell>
          <table:table-cell office:value-type="float" office:value="2.08365108295426" calcext:value-type="float">
            <text:p>2,08365108295426</text:p>
          </table:table-cell>
          <table:table-cell office:value-type="float" office:value="21" calcext:value-type="float">
            <text:p>21</text:p>
          </table:table-cell>
          <table:table-cell office:value-type="float" office:value="79.5048" calcext:value-type="float">
            <text:p>79,5048</text:p>
          </table:table-cell>
        </table:table-row>
        <table:table-row table:style-name="ro1">
          <table:table-cell office:value-type="string" calcext:value-type="string">
            <text:p>g.44.7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233" calcext:value-type="float">
            <text:p>233</text:p>
          </table:table-cell>
          <table:table-cell office:value-type="float" office:value="73.5652" calcext:value-type="float">
            <text:p>73,5652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7.5141" calcext:value-type="float">
            <text:p>7,5141</text:p>
          </table:table-cell>
          <table:table-cell office:value-type="float" office:value="2.31768801262301" calcext:value-type="float">
            <text:p>2,31768801262301</text:p>
          </table:table-cell>
          <table:table-cell office:value-type="float" office:value="24" calcext:value-type="float">
            <text:p>24</text:p>
          </table:table-cell>
          <table:table-cell office:value-type="float" office:value="73.5652" calcext:value-type="float">
            <text:p>73,5652</text:p>
          </table:table-cell>
        </table:table-row>
        <table:table-row table:style-name="ro1">
          <table:table-cell office:value-type="string" calcext:value-type="string">
            <text:p>g.46.19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307" calcext:value-type="float">
            <text:p>307</text:p>
          </table:table-cell>
          <table:table-cell office:value-type="float" office:value="88.9166" calcext:value-type="float">
            <text:p>88,9166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8.9149" calcext:value-type="float">
            <text:p>8,9149</text:p>
          </table:table-cell>
          <table:table-cell office:value-type="float" office:value="2.59002513622459" calcext:value-type="float">
            <text:p>2,59002513622459</text:p>
          </table:table-cell>
          <table:table-cell office:value-type="float" office:value="3" calcext:value-type="float">
            <text:p>3</text:p>
          </table:table-cell>
          <table:table-cell office:value-type="float" office:value="88.9166" calcext:value-type="float">
            <text:p>88,9166</text:p>
          </table:table-cell>
        </table:table-row>
        <table:table-row table:style-name="ro1">
          <table:table-cell office:value-type="string" calcext:value-type="string">
            <text:p>g.46.3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693" calcext:value-type="float">
            <text:p>693</text:p>
          </table:table-cell>
          <table:table-cell office:value-type="float" office:value="24.1716" calcext:value-type="float">
            <text:p>24,1716</text:p>
          </table:table-cell>
          <table:table-cell office:value-type="float" office:value="46" calcext:value-type="float">
            <text:p>46</text:p>
          </table:table-cell>
          <table:table-cell office:value-type="float" office:value="168" calcext:value-type="float">
            <text:p>168</text:p>
          </table:table-cell>
          <table:table-cell office:value-type="float" office:value="4.0478" calcext:value-type="float">
            <text:p>4,0478</text:p>
          </table:table-cell>
          <table:table-cell office:value-type="float" office:value="3.56956465805192" calcext:value-type="float">
            <text:p>3,56956465805192</text:p>
          </table:table-cell>
          <table:table-cell office:value-type="float" office:value="549" calcext:value-type="float">
            <text:p>549</text:p>
          </table:table-cell>
          <table:table-cell office:value-type="float" office:value="24.1716" calcext:value-type="float">
            <text:p>24,1716</text:p>
          </table:table-cell>
        </table:table-row>
        <table:table-row table:style-name="ro1">
          <table:table-cell office:value-type="string" calcext:value-type="string">
            <text:p>g.46.5.graphml</text:p>
          </table:table-cell>
          <table:table-cell office:value-type="float" office:value="2700" calcext:value-type="float">
            <text:p>2700</text:p>
          </table:table-cell>
          <table:table-cell office:value-type="float" office:value="640" calcext:value-type="float">
            <text:p>640</text:p>
          </table:table-cell>
          <table:table-cell office:value-type="float" office:value="84.7732" calcext:value-type="float">
            <text:p>84,7732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14.1151" calcext:value-type="float">
            <text:p>14,1151</text:p>
          </table:table-cell>
          <table:table-cell office:value-type="float" office:value="1.96289380282936" calcext:value-type="float">
            <text:p>1,96289380282936</text:p>
          </table:table-cell>
          <table:table-cell office:value-type="float" office:value="12" calcext:value-type="float">
            <text:p>12</text:p>
          </table:table-cell>
          <table:table-cell office:value-type="float" office:value="84.7732" calcext:value-type="float">
            <text:p>84,7732</text:p>
          </table:table-cell>
        </table:table-row>
        <table:table-row table:style-name="ro1">
          <table:table-cell office:value-type="string" calcext:value-type="string">
            <text:p>g.46.9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469" calcext:value-type="float">
            <text:p>469</text:p>
          </table:table-cell>
          <table:table-cell office:value-type="float" office:value="77.349" calcext:value-type="float">
            <text:p>77,349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9.8904" calcext:value-type="float">
            <text:p>9,8904</text:p>
          </table:table-cell>
          <table:table-cell office:value-type="float" office:value="1.95043759282454" calcext:value-type="float">
            <text:p>1,95043759282454</text:p>
          </table:table-cell>
          <table:table-cell office:value-type="float" office:value="20" calcext:value-type="float">
            <text:p>20</text:p>
          </table:table-cell>
          <table:table-cell office:value-type="float" office:value="77.349" calcext:value-type="float">
            <text:p>77,349</text:p>
          </table:table-cell>
        </table:table-row>
        <table:table-row table:style-name="ro1">
          <table:table-cell office:value-type="string" calcext:value-type="string">
            <text:p>g.47.1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326" calcext:value-type="float">
            <text:p>326</text:p>
          </table:table-cell>
          <table:table-cell office:value-type="float" office:value="60.1415" calcext:value-type="float">
            <text:p>60,1415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7.9433" calcext:value-type="float">
            <text:p>7,9433</text:p>
          </table:table-cell>
          <table:table-cell office:value-type="float" office:value="1.96838185122502" calcext:value-type="float">
            <text:p>1,96838185122502</text:p>
          </table:table-cell>
          <table:table-cell office:value-type="float" office:value="21" calcext:value-type="float">
            <text:p>21</text:p>
          </table:table-cell>
          <table:table-cell office:value-type="float" office:value="60.1415" calcext:value-type="float">
            <text:p>60,1415</text:p>
          </table:table-cell>
        </table:table-row>
        <table:table-row table:style-name="ro1">
          <table:table-cell office:value-type="string" calcext:value-type="string">
            <text:p>g.47.16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76" calcext:value-type="float">
            <text:p>76</text:p>
          </table:table-cell>
          <table:table-cell office:value-type="float" office:value="29.0427" calcext:value-type="float">
            <text:p>29,0427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0.7018" calcext:value-type="float">
            <text:p>0,7018</text:p>
          </table:table-cell>
          <table:table-cell office:value-type="float" office:value="2.71300683585032" calcext:value-type="float">
            <text:p>2,71300683585032</text:p>
          </table:table-cell>
          <table:table-cell office:value-type="float" office:value="29" calcext:value-type="float">
            <text:p>29</text:p>
          </table:table-cell>
          <table:table-cell office:value-type="float" office:value="25.1615" calcext:value-type="float">
            <text:p>25,1615</text:p>
          </table:table-cell>
        </table:table-row>
        <table:table-row table:style-name="ro1">
          <table:table-cell office:value-type="string" calcext:value-type="string">
            <text:p>g.47.2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49" calcext:value-type="float">
            <text:p>149</text:p>
          </table:table-cell>
          <table:table-cell office:value-type="float" office:value="72.38" calcext:value-type="float">
            <text:p>72,38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10.9629" calcext:value-type="float">
            <text:p>10,9629</text:p>
          </table:table-cell>
          <table:table-cell office:value-type="float" office:value="2.08628445977167" calcext:value-type="float">
            <text:p>2,08628445977167</text:p>
          </table:table-cell>
          <table:table-cell office:value-type="float" office:value="21" calcext:value-type="float">
            <text:p>21</text:p>
          </table:table-cell>
          <table:table-cell office:value-type="float" office:value="72.38" calcext:value-type="float">
            <text:p>72,38</text:p>
          </table:table-cell>
        </table:table-row>
        <table:table-row table:style-name="ro1">
          <table:table-cell office:value-type="string" calcext:value-type="string">
            <text:p>g.47.26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220" calcext:value-type="float">
            <text:p>220</text:p>
          </table:table-cell>
          <table:table-cell office:value-type="float" office:value="86.6933" calcext:value-type="float">
            <text:p>86,6933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12.3005" calcext:value-type="float">
            <text:p>12,3005</text:p>
          </table:table-cell>
          <table:table-cell office:value-type="float" office:value="2.68144589024711" calcext:value-type="float">
            <text:p>2,68144589024711</text:p>
          </table:table-cell>
          <table:table-cell office:value-type="float" office:value="3" calcext:value-type="float">
            <text:p>3</text:p>
          </table:table-cell>
          <table:table-cell office:value-type="float" office:value="86.6933" calcext:value-type="float">
            <text:p>86,6933</text:p>
          </table:table-cell>
        </table:table-row>
        <table:table-row table:style-name="ro1">
          <table:table-cell office:value-type="string" calcext:value-type="string">
            <text:p>g.47.27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347" calcext:value-type="float">
            <text:p>347</text:p>
          </table:table-cell>
          <table:table-cell office:value-type="float" office:value="58.1535" calcext:value-type="float">
            <text:p>58,1535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1.2797" calcext:value-type="float">
            <text:p>1,2797</text:p>
          </table:table-cell>
          <table:table-cell office:value-type="float" office:value="3.41272364384583" calcext:value-type="float">
            <text:p>3,41272364384583</text:p>
          </table:table-cell>
          <table:table-cell office:value-type="float" office:value="52" calcext:value-type="float">
            <text:p>52</text:p>
          </table:table-cell>
          <table:table-cell office:value-type="float" office:value="58.1535" calcext:value-type="float">
            <text:p>58,1535</text:p>
          </table:table-cell>
        </table:table-row>
        <table:table-row table:style-name="ro1">
          <table:table-cell office:value-type="string" calcext:value-type="string">
            <text:p>g.47.30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512" calcext:value-type="float">
            <text:p>512</text:p>
          </table:table-cell>
          <table:table-cell office:value-type="float" office:value="67.8957" calcext:value-type="float">
            <text:p>67,8957</text:p>
          </table:table-cell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office:value-type="float" office:value="2.0056" calcext:value-type="float">
            <text:p>2,0056</text:p>
          </table:table-cell>
          <table:table-cell office:value-type="float" office:value="4.55801030432432" calcext:value-type="float">
            <text:p>4,55801030432432</text:p>
          </table:table-cell>
          <table:table-cell office:value-type="float" office:value="61" calcext:value-type="float">
            <text:p>61</text:p>
          </table:table-cell>
          <table:table-cell office:value-type="float" office:value="67.8957" calcext:value-type="float">
            <text:p>67,8957</text:p>
          </table:table-cell>
        </table:table-row>
        <table:table-row table:style-name="ro1">
          <table:table-cell office:value-type="string" calcext:value-type="string">
            <text:p>g.47.7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410" calcext:value-type="float">
            <text:p>410</text:p>
          </table:table-cell>
          <table:table-cell office:value-type="float" office:value="79.1162" calcext:value-type="float">
            <text:p>79,1162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28.8695" calcext:value-type="float">
            <text:p>28,8695</text:p>
          </table:table-cell>
          <table:table-cell office:value-type="float" office:value="2.15796012648854" calcext:value-type="float">
            <text:p>2,15796012648854</text:p>
          </table:table-cell>
          <table:table-cell office:value-type="float" office:value="5" calcext:value-type="float">
            <text:p>5</text:p>
          </table:table-cell>
          <table:table-cell office:value-type="float" office:value="79.1162" calcext:value-type="float">
            <text:p>79,1162</text:p>
          </table:table-cell>
        </table:table-row>
        <table:table-row table:style-name="ro1">
          <table:table-cell office:value-type="string" calcext:value-type="string">
            <text:p>g.47.8.graphml</text:p>
          </table:table-cell>
          <table:table-cell office:value-type="float" office:value="1800" calcext:value-type="float">
            <text:p>1800</text:p>
          </table:table-cell>
          <table:table-cell office:value-type="float" office:value="439" calcext:value-type="float">
            <text:p>439</text:p>
          </table:table-cell>
          <table:table-cell office:value-type="float" office:value="78.1682" calcext:value-type="float">
            <text:p>78,1682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24.9633" calcext:value-type="float">
            <text:p>24,9633</text:p>
          </table:table-cell>
          <table:table-cell office:value-type="float" office:value="2.10154902999393" calcext:value-type="float">
            <text:p>2,10154902999393</text:p>
          </table:table-cell>
          <table:table-cell office:value-type="float" office:value="5" calcext:value-type="float">
            <text:p>5</text:p>
          </table:table-cell>
          <table:table-cell office:value-type="float" office:value="78.1682" calcext:value-type="float">
            <text:p>78,1682</text:p>
          </table:table-cell>
        </table:table-row>
        <table:table-row table:style-name="ro1">
          <table:table-cell office:value-type="string" calcext:value-type="string">
            <text:p>g.48.0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432" calcext:value-type="float">
            <text:p>432</text:p>
          </table:table-cell>
          <table:table-cell office:value-type="float" office:value="88.3148" calcext:value-type="float">
            <text:p>88,3148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12.0908" calcext:value-type="float">
            <text:p>12,0908</text:p>
          </table:table-cell>
          <table:table-cell office:value-type="float" office:value="1.96182489179777" calcext:value-type="float">
            <text:p>1,96182489179777</text:p>
          </table:table-cell>
          <table:table-cell office:value-type="float" office:value="9" calcext:value-type="float">
            <text:p>9</text:p>
          </table:table-cell>
          <table:table-cell office:value-type="float" office:value="88.3148" calcext:value-type="float">
            <text:p>88,3148</text:p>
          </table:table-cell>
        </table:table-row>
        <table:table-row table:style-name="ro1">
          <table:table-cell office:value-type="string" calcext:value-type="string">
            <text:p>g.48.16.graphml</text:p>
          </table:table-cell>
          <table:table-cell office:value-type="float" office:value="1800" calcext:value-type="float">
            <text:p>1800</text:p>
          </table:table-cell>
          <table:table-cell office:value-type="float" office:value="551" calcext:value-type="float">
            <text:p>551</text:p>
          </table:table-cell>
          <table:table-cell office:value-type="float" office:value="85.628" calcext:value-type="float">
            <text:p>85,628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11.6447" calcext:value-type="float">
            <text:p>11,6447</text:p>
          </table:table-cell>
          <table:table-cell office:value-type="float" office:value="2.39010943213544" calcext:value-type="float">
            <text:p>2,39010943213544</text:p>
          </table:table-cell>
          <table:table-cell office:value-type="float" office:value="20" calcext:value-type="float">
            <text:p>20</text:p>
          </table:table-cell>
          <table:table-cell office:value-type="float" office:value="85.628" calcext:value-type="float">
            <text:p>85,628</text:p>
          </table:table-cell>
        </table:table-row>
        <table:table-row table:style-name="ro1">
          <table:table-cell office:value-type="string" calcext:value-type="string">
            <text:p>g.48.3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398" calcext:value-type="float">
            <text:p>398</text:p>
          </table:table-cell>
          <table:table-cell office:value-type="float" office:value="60.06" calcext:value-type="float">
            <text:p>60,0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5.0168" calcext:value-type="float">
            <text:p>5,0168</text:p>
          </table:table-cell>
          <table:table-cell office:value-type="float" office:value="1.70954357678309" calcext:value-type="float">
            <text:p>1,70954357678309</text:p>
          </table:table-cell>
          <table:table-cell office:value-type="float" office:value="30" calcext:value-type="float">
            <text:p>30</text:p>
          </table:table-cell>
          <table:table-cell office:value-type="float" office:value="60.06" calcext:value-type="float">
            <text:p>60,06</text:p>
          </table:table-cell>
        </table:table-row>
        <table:table-row table:style-name="ro1">
          <table:table-cell office:value-type="string" calcext:value-type="string">
            <text:p>g.48.4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247" calcext:value-type="float">
            <text:p>247</text:p>
          </table:table-cell>
          <table:table-cell office:value-type="float" office:value="75.2455" calcext:value-type="float">
            <text:p>75,2455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5.6891" calcext:value-type="float">
            <text:p>5,6891</text:p>
          </table:table-cell>
          <table:table-cell office:value-type="float" office:value="2.05822289169987" calcext:value-type="float">
            <text:p>2,05822289169987</text:p>
          </table:table-cell>
          <table:table-cell office:value-type="float" office:value="22" calcext:value-type="float">
            <text:p>22</text:p>
          </table:table-cell>
          <table:table-cell office:value-type="float" office:value="75.2455" calcext:value-type="float">
            <text:p>75,2455</text:p>
          </table:table-cell>
        </table:table-row>
        <table:table-row table:style-name="ro1">
          <table:table-cell office:value-type="string" calcext:value-type="string">
            <text:p>g.48.9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291" calcext:value-type="float">
            <text:p>291</text:p>
          </table:table-cell>
          <table:table-cell office:value-type="float" office:value="61.4555" calcext:value-type="float">
            <text:p>61,4555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1.5824" calcext:value-type="float">
            <text:p>1,5824</text:p>
          </table:table-cell>
          <table:table-cell office:value-type="float" office:value="5.09691378142658" calcext:value-type="float">
            <text:p>5,09691378142658</text:p>
          </table:table-cell>
          <table:table-cell office:value-type="float" office:value="26" calcext:value-type="float">
            <text:p>26</text:p>
          </table:table-cell>
          <table:table-cell office:value-type="float" office:value="61.4555" calcext:value-type="float">
            <text:p>61,4555</text:p>
          </table:table-cell>
        </table:table-row>
        <table:table-row table:style-name="ro1">
          <table:table-cell office:value-type="string" calcext:value-type="string">
            <text:p>g.49.11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810" calcext:value-type="float">
            <text:p>810</text:p>
          </table:table-cell>
          <table:table-cell office:value-type="float" office:value="33.9227" calcext:value-type="float">
            <text:p>33,9227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office:value-type="float" office:value="1.025" calcext:value-type="float">
            <text:p>1,025</text:p>
          </table:table-cell>
          <table:table-cell office:value-type="float" office:value="6.00863250504637" calcext:value-type="float">
            <text:p>6,00863250504637</text:p>
          </table:table-cell>
          <table:table-cell office:value-type="float" office:value="172" calcext:value-type="float">
            <text:p>172</text:p>
          </table:table-cell>
          <table:table-cell office:value-type="float" office:value="33.9227" calcext:value-type="float">
            <text:p>33,9227</text:p>
          </table:table-cell>
        </table:table-row>
        <table:table-row table:style-name="ro1">
          <table:table-cell office:value-type="string" calcext:value-type="string">
            <text:p>g.49.12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22.8726" calcext:value-type="float">
            <text:p>22,8726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office:value-type="float" office:value="0.3312" calcext:value-type="float">
            <text:p>0,3312</text:p>
          </table:table-cell>
          <table:table-cell office:value-type="float" office:value="5.01105232703961" calcext:value-type="float">
            <text:p>5,01105232703961</text:p>
          </table:table-cell>
          <table:table-cell office:value-type="float" office:value="213" calcext:value-type="float">
            <text:p>213</text:p>
          </table:table-cell>
          <table:table-cell office:value-type="float" office:value="22.8726" calcext:value-type="float">
            <text:p>22,8726</text:p>
          </table:table-cell>
        </table:table-row>
        <table:table-row table:style-name="ro1">
          <table:table-cell office:value-type="string" calcext:value-type="string">
            <text:p>g.49.19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255" calcext:value-type="float">
            <text:p>255</text:p>
          </table:table-cell>
          <table:table-cell office:value-type="float" office:value="83.5833" calcext:value-type="float">
            <text:p>83,5833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11.2561" calcext:value-type="float">
            <text:p>11,2561</text:p>
          </table:table-cell>
          <table:table-cell office:value-type="float" office:value="2.13095269195559" calcext:value-type="float">
            <text:p>2,13095269195559</text:p>
          </table:table-cell>
          <table:table-cell office:value-type="float" office:value="18" calcext:value-type="float">
            <text:p>18</text:p>
          </table:table-cell>
          <table:table-cell office:value-type="float" office:value="83.5833" calcext:value-type="float">
            <text:p>83,5833</text:p>
          </table:table-cell>
        </table:table-row>
        <table:table-row table:style-name="ro1">
          <table:table-cell office:value-type="string" calcext:value-type="string">
            <text:p>g.49.8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258" calcext:value-type="float">
            <text:p>258</text:p>
          </table:table-cell>
          <table:table-cell office:value-type="float" office:value="73.8663" calcext:value-type="float">
            <text:p>73,8663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0.2693" calcext:value-type="float">
            <text:p>0,2693</text:p>
          </table:table-cell>
          <table:table-cell office:value-type="float" office:value="3.16105145609221" calcext:value-type="float">
            <text:p>3,16105145609221</text:p>
          </table:table-cell>
          <table:table-cell office:value-type="float" office:value="14" calcext:value-type="float">
            <text:p>14</text:p>
          </table:table-cell>
          <table:table-cell office:value-type="float" office:value="73.8663" calcext:value-type="float">
            <text:p>73,8663</text:p>
          </table:table-cell>
        </table:table-row>
        <table:table-row table:style-name="ro1">
          <table:table-cell office:value-type="string" calcext:value-type="string">
            <text:p>g.50.7.graphml</text:p>
          </table:table-cell>
          <table:table-cell office:value-type="float" office:value="2200" calcext:value-type="float">
            <text:p>2200</text:p>
          </table:table-cell>
          <table:table-cell office:value-type="float" office:value="903" calcext:value-type="float">
            <text:p>903</text:p>
          </table:table-cell>
          <table:table-cell office:value-type="float" office:value="46.9763" calcext:value-type="float">
            <text:p>46,9763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0.4222" calcext:value-type="float">
            <text:p>0,4222</text:p>
          </table:table-cell>
          <table:table-cell office:value-type="float" office:value="6.55022766889891" calcext:value-type="float">
            <text:p>6,55022766889891</text:p>
          </table:table-cell>
          <table:table-cell office:value-type="float" office:value="85" calcext:value-type="float">
            <text:p>85</text:p>
          </table:table-cell>
          <table:table-cell office:value-type="float" office:value="46.9763" calcext:value-type="float">
            <text:p>46,9763</text:p>
          </table:table-cell>
        </table:table-row>
        <table:table-row table:style-name="ro1">
          <table:table-cell office:value-type="string" calcext:value-type="string">
            <text:p>g.50.9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456" calcext:value-type="float">
            <text:p>456</text:p>
          </table:table-cell>
          <table:table-cell office:value-type="float" office:value="71.5533" calcext:value-type="float">
            <text:p>71,5533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3.979" calcext:value-type="float">
            <text:p>3,979</text:p>
          </table:table-cell>
          <table:table-cell office:value-type="float" office:value="2.8421696276656" calcext:value-type="float">
            <text:p>2,8421696276656</text:p>
          </table:table-cell>
          <table:table-cell office:value-type="float" office:value="20" calcext:value-type="float">
            <text:p>20</text:p>
          </table:table-cell>
          <table:table-cell office:value-type="float" office:value="71.5533" calcext:value-type="float">
            <text:p>71,5533</text:p>
          </table:table-cell>
        </table:table-row>
        <table:table-row table:style-name="ro1">
          <table:table-cell office:value-type="string" calcext:value-type="string">
            <text:p>g.51.2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52.5006" calcext:value-type="float">
            <text:p>52,5006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3.4613" calcext:value-type="float">
            <text:p>3,4613</text:p>
          </table:table-cell>
          <table:table-cell office:value-type="float" office:value="2.13403211260277" calcext:value-type="float">
            <text:p>2,13403211260277</text:p>
          </table:table-cell>
          <table:table-cell office:value-type="float" office:value="16" calcext:value-type="float">
            <text:p>16</text:p>
          </table:table-cell>
          <table:table-cell office:value-type="float" office:value="52.5006" calcext:value-type="float">
            <text:p>52,5006</text:p>
          </table:table-cell>
        </table:table-row>
        <table:table-row table:style-name="ro1">
          <table:table-cell office:value-type="string" calcext:value-type="string">
            <text:p>g.51.5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395" calcext:value-type="float">
            <text:p>395</text:p>
          </table:table-cell>
          <table:table-cell office:value-type="float" office:value="87.44" calcext:value-type="float">
            <text:p>87,44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32.7106" calcext:value-type="float">
            <text:p>32,7106</text:p>
          </table:table-cell>
          <table:table-cell office:value-type="float" office:value="1.95887077705233" calcext:value-type="float">
            <text:p>1,95887077705233</text:p>
          </table:table-cell>
          <table:table-cell office:value-type="float" office:value="4" calcext:value-type="float">
            <text:p>4</text:p>
          </table:table-cell>
          <table:table-cell office:value-type="float" office:value="87.44" calcext:value-type="float">
            <text:p>87,44</text:p>
          </table:table-cell>
        </table:table-row>
        <table:table-row table:style-name="ro1">
          <table:table-cell office:value-type="string" calcext:value-type="string">
            <text:p>g.53.13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429" calcext:value-type="float">
            <text:p>429</text:p>
          </table:table-cell>
          <table:table-cell office:value-type="float" office:value="41.5682" calcext:value-type="float">
            <text:p>41,5682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2.1476" calcext:value-type="float">
            <text:p>2,1476</text:p>
          </table:table-cell>
          <table:table-cell office:value-type="float" office:value="2.33796280380909" calcext:value-type="float">
            <text:p>2,33796280380909</text:p>
          </table:table-cell>
          <table:table-cell office:value-type="float" office:value="84" calcext:value-type="float">
            <text:p>84</text:p>
          </table:table-cell>
          <table:table-cell office:value-type="float" office:value="41.5682" calcext:value-type="float">
            <text:p>41,5682</text:p>
          </table:table-cell>
        </table:table-row>
        <table:table-row table:style-name="ro1">
          <table:table-cell office:value-type="string" calcext:value-type="string">
            <text:p>g.53.3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331" calcext:value-type="float">
            <text:p>331</text:p>
          </table:table-cell>
          <table:table-cell office:value-type="float" office:value="60.6957" calcext:value-type="float">
            <text:p>60,6957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17.6915" calcext:value-type="float">
            <text:p>17,6915</text:p>
          </table:table-cell>
          <table:table-cell office:value-type="float" office:value="2.44471057354145" calcext:value-type="float">
            <text:p>2,44471057354145</text:p>
          </table:table-cell>
          <table:table-cell office:value-type="float" office:value="14" calcext:value-type="float">
            <text:p>14</text:p>
          </table:table-cell>
          <table:table-cell office:value-type="float" office:value="60.6957" calcext:value-type="float">
            <text:p>60,6957</text:p>
          </table:table-cell>
        </table:table-row>
        <table:table-row table:style-name="ro1">
          <table:table-cell office:value-type="string" calcext:value-type="string">
            <text:p>g.53.5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2444" calcext:value-type="float">
            <text:p>2444</text:p>
          </table:table-cell>
          <table:table-cell office:value-type="float" office:value="11.9477" calcext:value-type="float">
            <text:p>11,9477</text:p>
          </table:table-cell>
          <table:table-cell office:value-type="float" office:value="53" calcext:value-type="float">
            <text:p>53</text:p>
          </table:table-cell>
          <table:table-cell office:value-type="float" office:value="203" calcext:value-type="float">
            <text:p>203</text:p>
          </table:table-cell>
          <table:table-cell office:value-type="float" office:value="0.2854" calcext:value-type="float">
            <text:p>0,2854</text:p>
          </table:table-cell>
          <table:table-cell office:value-type="float" office:value="5.15380882120654" calcext:value-type="float">
            <text:p>5,15380882120654</text:p>
          </table:table-cell>
          <table:table-cell office:value-type="float" office:value="1659" calcext:value-type="float">
            <text:p>1659</text:p>
          </table:table-cell>
          <table:table-cell office:value-type="float" office:value="11.9477" calcext:value-type="float">
            <text:p>11,9477</text:p>
          </table:table-cell>
        </table:table-row>
        <table:table-row table:style-name="ro1">
          <table:table-cell office:value-type="string" calcext:value-type="string">
            <text:p>g.53.9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335" calcext:value-type="float">
            <text:p>335</text:p>
          </table:table-cell>
          <table:table-cell office:value-type="float" office:value="35.6811" calcext:value-type="float">
            <text:p>35,6811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5.4657" calcext:value-type="float">
            <text:p>5,4657</text:p>
          </table:table-cell>
          <table:table-cell office:value-type="float" office:value="2.82020045765815" calcext:value-type="float">
            <text:p>2,82020045765815</text:p>
          </table:table-cell>
          <table:table-cell office:value-type="float" office:value="136" calcext:value-type="float">
            <text:p>136</text:p>
          </table:table-cell>
          <table:table-cell office:value-type="float" office:value="35.6811" calcext:value-type="float">
            <text:p>35,6811</text:p>
          </table:table-cell>
        </table:table-row>
        <table:table-row table:style-name="ro1">
          <table:table-cell office:value-type="string" calcext:value-type="string">
            <text:p>g.54.1.graphml</text:p>
          </table:table-cell>
          <table:table-cell office:value-type="float" office:value="2600" calcext:value-type="float">
            <text:p>2600</text:p>
          </table:table-cell>
          <table:table-cell office:value-type="float" office:value="1242" calcext:value-type="float">
            <text:p>1242</text:p>
          </table:table-cell>
          <table:table-cell office:value-type="float" office:value="41.5289" calcext:value-type="float">
            <text:p>41,5289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office:value-type="float" office:value="4.7258" calcext:value-type="float">
            <text:p>4,7258</text:p>
          </table:table-cell>
          <table:table-cell office:value-type="float" office:value="2.61536338266965" calcext:value-type="float">
            <text:p>2,61536338266965</text:p>
          </table:table-cell>
          <table:table-cell office:value-type="float" office:value="125" calcext:value-type="float">
            <text:p>125</text:p>
          </table:table-cell>
          <table:table-cell office:value-type="float" office:value="41.5289" calcext:value-type="float">
            <text:p>41,5289</text:p>
          </table:table-cell>
        </table:table-row>
        <table:table-row table:style-name="ro1">
          <table:table-cell office:value-type="string" calcext:value-type="string">
            <text:p>g.55.13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415" calcext:value-type="float">
            <text:p>415</text:p>
          </table:table-cell>
          <table:table-cell office:value-type="float" office:value="37.8527" calcext:value-type="float">
            <text:p>37,8527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1.6395" calcext:value-type="float">
            <text:p>1,6395</text:p>
          </table:table-cell>
          <table:table-cell office:value-type="float" office:value="3.71962052047805" calcext:value-type="float">
            <text:p>3,71962052047805</text:p>
          </table:table-cell>
          <table:table-cell office:value-type="float" office:value="172" calcext:value-type="float">
            <text:p>172</text:p>
          </table:table-cell>
          <table:table-cell office:value-type="float" office:value="37.8527" calcext:value-type="float">
            <text:p>37,8527</text:p>
          </table:table-cell>
        </table:table-row>
        <table:table-row table:style-name="ro1">
          <table:table-cell office:value-type="string" calcext:value-type="string">
            <text:p>g.55.23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58" calcext:value-type="float">
            <text:p>158</text:p>
          </table:table-cell>
          <table:table-cell office:value-type="float" office:value="24.5734" calcext:value-type="float">
            <text:p>24,5734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1.7115" calcext:value-type="float">
            <text:p>1,7115</text:p>
          </table:table-cell>
          <table:table-cell office:value-type="float" office:value="3.70145638928299" calcext:value-type="float">
            <text:p>3,70145638928299</text:p>
          </table:table-cell>
          <table:table-cell office:value-type="float" office:value="175" calcext:value-type="float">
            <text:p>175</text:p>
          </table:table-cell>
          <table:table-cell office:value-type="float" office:value="24.5734" calcext:value-type="float">
            <text:p>24,5734</text:p>
          </table:table-cell>
        </table:table-row>
        <table:table-row table:style-name="ro1">
          <table:table-cell office:value-type="string" calcext:value-type="string">
            <text:p>g.55.24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379" calcext:value-type="float">
            <text:p>379</text:p>
          </table:table-cell>
          <table:table-cell office:value-type="float" office:value="36.287" calcext:value-type="float">
            <text:p>36,287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2.1703" calcext:value-type="float">
            <text:p>2,1703</text:p>
          </table:table-cell>
          <table:table-cell office:value-type="float" office:value="7.94222196751091" calcext:value-type="float">
            <text:p>7,94222196751091</text:p>
          </table:table-cell>
          <table:table-cell office:value-type="float" office:value="183" calcext:value-type="float">
            <text:p>183</text:p>
          </table:table-cell>
          <table:table-cell office:value-type="float" office:value="36.287" calcext:value-type="float">
            <text:p>36,287</text:p>
          </table:table-cell>
        </table:table-row>
        <table:table-row table:style-name="ro1">
          <table:table-cell office:value-type="string" calcext:value-type="string">
            <text:p>g.55.26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241" calcext:value-type="float">
            <text:p>241</text:p>
          </table:table-cell>
          <table:table-cell office:value-type="float" office:value="73.027" calcext:value-type="float">
            <text:p>73,027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14.0606" calcext:value-type="float">
            <text:p>14,0606</text:p>
          </table:table-cell>
          <table:table-cell office:value-type="float" office:value="2.31930575363938" calcext:value-type="float">
            <text:p>2,31930575363938</text:p>
          </table:table-cell>
          <table:table-cell office:value-type="float" office:value="9" calcext:value-type="float">
            <text:p>9</text:p>
          </table:table-cell>
          <table:table-cell office:value-type="float" office:value="73.027" calcext:value-type="float">
            <text:p>73,027</text:p>
          </table:table-cell>
        </table:table-row>
        <table:table-row table:style-name="ro1">
          <table:table-cell office:value-type="string" calcext:value-type="string">
            <text:p>g.55.30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492" calcext:value-type="float">
            <text:p>492</text:p>
          </table:table-cell>
          <table:table-cell office:value-type="float" office:value="18.2645" calcext:value-type="float">
            <text:p>18,2645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0.2312" calcext:value-type="float">
            <text:p>0,2312</text:p>
          </table:table-cell>
          <table:table-cell office:value-type="float" office:value="6.06893711816653" calcext:value-type="float">
            <text:p>6,06893711816653</text:p>
          </table:table-cell>
          <table:table-cell office:value-type="float" office:value="540" calcext:value-type="float">
            <text:p>540</text:p>
          </table:table-cell>
          <table:table-cell office:value-type="float" office:value="18.2645" calcext:value-type="float">
            <text:p>18,2645</text:p>
          </table:table-cell>
        </table:table-row>
        <table:table-row table:style-name="ro1">
          <table:table-cell office:value-type="string" calcext:value-type="string">
            <text:p>g.55.32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682" calcext:value-type="float">
            <text:p>682</text:p>
          </table:table-cell>
          <table:table-cell office:value-type="float" office:value="59.5541" calcext:value-type="float">
            <text:p>59,5541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float" office:value="0.484" calcext:value-type="float">
            <text:p>0,484</text:p>
          </table:table-cell>
          <table:table-cell office:value-type="float" office:value="3.50038786956439" calcext:value-type="float">
            <text:p>3,50038786956439</text:p>
          </table:table-cell>
          <table:table-cell office:value-type="float" office:value="25" calcext:value-type="float">
            <text:p>25</text:p>
          </table:table-cell>
          <table:table-cell office:value-type="float" office:value="59.5541" calcext:value-type="float">
            <text:p>59,5541</text:p>
          </table:table-cell>
        </table:table-row>
        <table:table-row table:style-name="ro1">
          <table:table-cell office:value-type="string" calcext:value-type="string">
            <text:p>g.55.6.graphml</text:p>
          </table:table-cell>
          <table:table-cell office:value-type="float" office:value="2700" calcext:value-type="float">
            <text:p>2700</text:p>
          </table:table-cell>
          <table:table-cell office:value-type="float" office:value="1548" calcext:value-type="float">
            <text:p>1548</text:p>
          </table:table-cell>
          <table:table-cell office:value-type="float" office:value="38.8861" calcext:value-type="float">
            <text:p>38,8861</text:p>
          </table:table-cell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office:value-type="float" office:value="0.9692" calcext:value-type="float">
            <text:p>0,9692</text:p>
          </table:table-cell>
          <table:table-cell office:value-type="float" office:value="4.19424970858076" calcext:value-type="float">
            <text:p>4,19424970858076</text:p>
          </table:table-cell>
          <table:table-cell office:value-type="float" office:value="155" calcext:value-type="float">
            <text:p>155</text:p>
          </table:table-cell>
          <table:table-cell office:value-type="float" office:value="38.8861" calcext:value-type="float">
            <text:p>38,8861</text:p>
          </table:table-cell>
        </table:table-row>
        <table:table-row table:style-name="ro1">
          <table:table-cell office:value-type="string" calcext:value-type="string">
            <text:p>g.55.8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08" calcext:value-type="float">
            <text:p>5,008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1.4927" calcext:value-type="float">
            <text:p>1,4927</text:p>
          </table:table-cell>
          <table:table-cell office:value-type="float" office:value="4.75946425556491" calcext:value-type="float">
            <text:p>4,75946425556491</text:p>
          </table:table-cell>
          <table:table-cell office:value-type="float" office:value="181" calcext:value-type="float">
            <text:p>181</text:p>
          </table:table-cell>
          <table:table-cell office:value-type="float" office:value="1.0148" calcext:value-type="float">
            <text:p>1,0148</text:p>
          </table:table-cell>
        </table:table-row>
        <table:table-row table:style-name="ro1">
          <table:table-cell office:value-type="string" calcext:value-type="string">
            <text:p>g.55.9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830" calcext:value-type="float">
            <text:p>830</text:p>
          </table:table-cell>
          <table:table-cell office:value-type="float" office:value="42.0673" calcext:value-type="float">
            <text:p>42,0673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3.2348" calcext:value-type="float">
            <text:p>3,2348</text:p>
          </table:table-cell>
          <table:table-cell office:value-type="float" office:value="3.98415473101615" calcext:value-type="float">
            <text:p>3,98415473101615</text:p>
          </table:table-cell>
          <table:table-cell office:value-type="float" office:value="133" calcext:value-type="float">
            <text:p>133</text:p>
          </table:table-cell>
          <table:table-cell office:value-type="float" office:value="42.0673" calcext:value-type="float">
            <text:p>42,0673</text:p>
          </table:table-cell>
        </table:table-row>
        <table:table-row table:style-name="ro1">
          <table:table-cell office:value-type="string" calcext:value-type="string">
            <text:p>g.56.10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469" calcext:value-type="float">
            <text:p>469</text:p>
          </table:table-cell>
          <table:table-cell office:value-type="float" office:value="55.4984" calcext:value-type="float">
            <text:p>55,4984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2.1136" calcext:value-type="float">
            <text:p>2,1136</text:p>
          </table:table-cell>
          <table:table-cell office:value-type="float" office:value="4.80893601692826" calcext:value-type="float">
            <text:p>4,80893601692826</text:p>
          </table:table-cell>
          <table:table-cell office:value-type="float" office:value="62" calcext:value-type="float">
            <text:p>62</text:p>
          </table:table-cell>
          <table:table-cell office:value-type="float" office:value="55.4984" calcext:value-type="float">
            <text:p>55,4984</text:p>
          </table:table-cell>
        </table:table-row>
        <table:table-row table:style-name="ro1">
          <table:table-cell office:value-type="string" calcext:value-type="string">
            <text:p>g.56.2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939" calcext:value-type="float">
            <text:p>939</text:p>
          </table:table-cell>
          <table:table-cell office:value-type="float" office:value="44.5637" calcext:value-type="float">
            <text:p>44,5637</text:p>
          </table:table-cell>
          <table:table-cell office:value-type="float" office:value="56" calcext:value-type="float">
            <text:p>56</text:p>
          </table:table-cell>
          <table:table-cell office:value-type="float" office:value="106" calcext:value-type="float">
            <text:p>106</text:p>
          </table:table-cell>
          <table:table-cell office:value-type="float" office:value="4.1509" calcext:value-type="float">
            <text:p>4,1509</text:p>
          </table:table-cell>
          <table:table-cell office:value-type="float" office:value="4.85700229537807" calcext:value-type="float">
            <text:p>4,85700229537807</text:p>
          </table:table-cell>
          <table:table-cell office:value-type="float" office:value="141" calcext:value-type="float">
            <text:p>141</text:p>
          </table:table-cell>
          <table:table-cell office:value-type="float" office:value="44.5637" calcext:value-type="float">
            <text:p>44,5637</text:p>
          </table:table-cell>
        </table:table-row>
        <table:table-row table:style-name="ro1">
          <table:table-cell office:value-type="string" calcext:value-type="string">
            <text:p>g.56.3.graphml</text:p>
          </table:table-cell>
          <table:table-cell office:value-type="float" office:value="2000" calcext:value-type="float">
            <text:p>2000</text:p>
          </table:table-cell>
          <table:table-cell office:value-type="float" office:value="894" calcext:value-type="float">
            <text:p>894</text:p>
          </table:table-cell>
          <table:table-cell office:value-type="float" office:value="34.3968" calcext:value-type="float">
            <text:p>34,3968</text:p>
          </table:table-cell>
          <table:table-cell office:value-type="float" office:value="56" calcext:value-type="float">
            <text:p>56</text:p>
          </table:table-cell>
          <table:table-cell office:value-type="float" office:value="106" calcext:value-type="float">
            <text:p>106</text:p>
          </table:table-cell>
          <table:table-cell office:value-type="float" office:value="7.2126" calcext:value-type="float">
            <text:p>7,2126</text:p>
          </table:table-cell>
          <table:table-cell office:value-type="float" office:value="4.18835092910446" calcext:value-type="float">
            <text:p>4,18835092910446</text:p>
          </table:table-cell>
          <table:table-cell office:value-type="float" office:value="182" calcext:value-type="float">
            <text:p>182</text:p>
          </table:table-cell>
          <table:table-cell office:value-type="float" office:value="34.3968" calcext:value-type="float">
            <text:p>34,3968</text:p>
          </table:table-cell>
        </table:table-row>
        <table:table-row table:style-name="ro1">
          <table:table-cell office:value-type="string" calcext:value-type="string">
            <text:p>g.56.4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251" calcext:value-type="float">
            <text:p>251</text:p>
          </table:table-cell>
          <table:table-cell office:value-type="float" office:value="26.5362" calcext:value-type="float">
            <text:p>26,5362</text:p>
          </table:table-cell>
          <table:table-cell office:value-type="float" office:value="56" calcext:value-type="float">
            <text:p>56</text:p>
          </table:table-cell>
          <table:table-cell office:value-type="float" office:value="103" calcext:value-type="float">
            <text:p>103</text:p>
          </table:table-cell>
          <table:table-cell office:value-type="float" office:value="0.1378" calcext:value-type="float">
            <text:p>0,1378</text:p>
          </table:table-cell>
          <table:table-cell office:value-type="float" office:value="3.66376088011195" calcext:value-type="float">
            <text:p>3,66376088011195</text:p>
          </table:table-cell>
          <table:table-cell office:value-type="float" office:value="164" calcext:value-type="float">
            <text:p>164</text:p>
          </table:table-cell>
          <table:table-cell office:value-type="float" office:value="26.5362" calcext:value-type="float">
            <text:p>26,5362</text:p>
          </table:table-cell>
        </table:table-row>
        <table:table-row table:style-name="ro1">
          <table:table-cell office:value-type="string" calcext:value-type="string">
            <text:p>g.56.5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285" calcext:value-type="float">
            <text:p>285</text:p>
          </table:table-cell>
          <table:table-cell office:value-type="float" office:value="43.624" calcext:value-type="float">
            <text:p>43,624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4.0445" calcext:value-type="float">
            <text:p>4,0445</text:p>
          </table:table-cell>
          <table:table-cell office:value-type="float" office:value="3.43148337686297" calcext:value-type="float">
            <text:p>3,43148337686297</text:p>
          </table:table-cell>
          <table:table-cell office:value-type="float" office:value="48" calcext:value-type="float">
            <text:p>48</text:p>
          </table:table-cell>
          <table:table-cell office:value-type="float" office:value="43.624" calcext:value-type="float">
            <text:p>43,624</text:p>
          </table:table-cell>
        </table:table-row>
        <table:table-row table:style-name="ro1">
          <table:table-cell office:value-type="string" calcext:value-type="string">
            <text:p>g.56.7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64.7726" calcext:value-type="float">
            <text:p>64,7726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1.6079" calcext:value-type="float">
            <text:p>1,6079</text:p>
          </table:table-cell>
          <table:table-cell office:value-type="float" office:value="3.70059423773585" calcext:value-type="float">
            <text:p>3,70059423773585</text:p>
          </table:table-cell>
          <table:table-cell office:value-type="float" office:value="29" calcext:value-type="float">
            <text:p>29</text:p>
          </table:table-cell>
          <table:table-cell office:value-type="float" office:value="64.7726" calcext:value-type="float">
            <text:p>64,7726</text:p>
          </table:table-cell>
        </table:table-row>
        <table:table-row table:style-name="ro1">
          <table:table-cell office:value-type="string" calcext:value-type="string">
            <text:p>g.57.0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288" calcext:value-type="float">
            <text:p>288</text:p>
          </table:table-cell>
          <table:table-cell office:value-type="float" office:value="74.6178" calcext:value-type="float">
            <text:p>74,6178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2.0546" calcext:value-type="float">
            <text:p>2,0546</text:p>
          </table:table-cell>
          <table:table-cell office:value-type="float" office:value="2.34784660253613" calcext:value-type="float">
            <text:p>2,34784660253613</text:p>
          </table:table-cell>
          <table:table-cell office:value-type="float" office:value="15" calcext:value-type="float">
            <text:p>15</text:p>
          </table:table-cell>
          <table:table-cell office:value-type="float" office:value="74.6178" calcext:value-type="float">
            <text:p>74,6178</text:p>
          </table:table-cell>
        </table:table-row>
        <table:table-row table:style-name="ro1">
          <table:table-cell office:value-type="string" calcext:value-type="string">
            <text:p>g.57.14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1079" calcext:value-type="float">
            <text:p>1079</text:p>
          </table:table-cell>
          <table:table-cell office:value-type="float" office:value="46.4116" calcext:value-type="float">
            <text:p>46,4116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3.117" calcext:value-type="float">
            <text:p>3,117</text:p>
          </table:table-cell>
          <table:table-cell office:value-type="float" office:value="4.40759103228758" calcext:value-type="float">
            <text:p>4,40759103228758</text:p>
          </table:table-cell>
          <table:table-cell office:value-type="float" office:value="136" calcext:value-type="float">
            <text:p>136</text:p>
          </table:table-cell>
          <table:table-cell office:value-type="float" office:value="46.4116" calcext:value-type="float">
            <text:p>46,4116</text:p>
          </table:table-cell>
        </table:table-row>
        <table:table-row table:style-name="ro1">
          <table:table-cell office:value-type="string" calcext:value-type="string">
            <text:p>g.57.15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636" calcext:value-type="float">
            <text:p>636</text:p>
          </table:table-cell>
          <table:table-cell office:value-type="float" office:value="43.7729" calcext:value-type="float">
            <text:p>43,7729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3.1072" calcext:value-type="float">
            <text:p>3,1072</text:p>
          </table:table-cell>
          <table:table-cell office:value-type="float" office:value="12.2316807284561" calcext:value-type="float">
            <text:p>12,2316807284561</text:p>
          </table:table-cell>
          <table:table-cell office:value-type="float" office:value="138" calcext:value-type="float">
            <text:p>138</text:p>
          </table:table-cell>
          <table:table-cell office:value-type="float" office:value="43.7729" calcext:value-type="float">
            <text:p>43,7729</text:p>
          </table:table-cell>
        </table:table-row>
        <table:table-row table:style-name="ro1">
          <table:table-cell office:value-type="string" calcext:value-type="string">
            <text:p>g.57.18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190" calcext:value-type="float">
            <text:p>190</text:p>
          </table:table-cell>
          <table:table-cell office:value-type="float" office:value="51.708" calcext:value-type="float">
            <text:p>51,708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1.8528" calcext:value-type="float">
            <text:p>1,8528</text:p>
          </table:table-cell>
          <table:table-cell office:value-type="float" office:value="3.39495401707635" calcext:value-type="float">
            <text:p>3,39495401707635</text:p>
          </table:table-cell>
          <table:table-cell office:value-type="float" office:value="42" calcext:value-type="float">
            <text:p>42</text:p>
          </table:table-cell>
          <table:table-cell office:value-type="float" office:value="51.708" calcext:value-type="float">
            <text:p>51,708</text:p>
          </table:table-cell>
        </table:table-row>
        <table:table-row table:style-name="ro1">
          <table:table-cell office:value-type="string" calcext:value-type="string">
            <text:p>g.57.22.graphml</text:p>
          </table:table-cell>
          <table:table-cell office:value-type="float" office:value="1900" calcext:value-type="float">
            <text:p>1900</text:p>
          </table:table-cell>
          <table:table-cell office:value-type="float" office:value="665" calcext:value-type="float">
            <text:p>665</text:p>
          </table:table-cell>
          <table:table-cell office:value-type="float" office:value="59.9923" calcext:value-type="float">
            <text:p>59,9923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1.7966" calcext:value-type="float">
            <text:p>1,7966</text:p>
          </table:table-cell>
          <table:table-cell office:value-type="float" office:value="4.80342213691436" calcext:value-type="float">
            <text:p>4,80342213691436</text:p>
          </table:table-cell>
          <table:table-cell office:value-type="float" office:value="122" calcext:value-type="float">
            <text:p>122</text:p>
          </table:table-cell>
          <table:table-cell office:value-type="float" office:value="59.9923" calcext:value-type="float">
            <text:p>59,9923</text:p>
          </table:table-cell>
        </table:table-row>
        <table:table-row table:style-name="ro1">
          <table:table-cell office:value-type="string" calcext:value-type="string">
            <text:p>g.57.26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011" calcext:value-type="float">
            <text:p>2,1011</text:p>
          </table:table-cell>
          <table:table-cell office:value-type="float" office:value="57" calcext:value-type="float">
            <text:p>57</text:p>
          </table:table-cell>
          <table:table-cell office:value-type="float" office:value="241" calcext:value-type="float">
            <text:p>241</text:p>
          </table:table-cell>
          <table:table-cell office:value-type="float" office:value="0.0834" calcext:value-type="float">
            <text:p>0,0834</text:p>
          </table:table-cell>
          <table:table-cell office:value-type="float" office:value="6.64541484495426" calcext:value-type="float">
            <text:p>6,64541484495426</text:p>
          </table:table-cell>
          <table:table-cell office:value-type="float" office:value="2113" calcext:value-type="float">
            <text:p>2113</text:p>
          </table:table-cell>
          <table:table-cell office:value-type="float" office:value="0.8905" calcext:value-type="float">
            <text:p>0,8905</text:p>
          </table:table-cell>
        </table:table-row>
        <table:table-row table:style-name="ro1">
          <table:table-cell office:value-type="string" calcext:value-type="string">
            <text:p>g.57.27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09" calcext:value-type="float">
            <text:p>1,2109</text:p>
          </table:table-cell>
          <table:table-cell office:value-type="float" office:value="57" calcext:value-type="float">
            <text:p>57</text:p>
          </table:table-cell>
          <table:table-cell office:value-type="float" office:value="195" calcext:value-type="float">
            <text:p>195</text:p>
          </table:table-cell>
          <table:table-cell office:value-type="float" office:value="0.3757" calcext:value-type="float">
            <text:p>0,3757</text:p>
          </table:table-cell>
          <table:table-cell office:value-type="float" office:value="6.15778271277439" calcext:value-type="float">
            <text:p>6,15778271277439</text:p>
          </table:table-cell>
          <table:table-cell office:value-type="float" office:value="1077" calcext:value-type="float">
            <text:p>1077</text:p>
          </table:table-cell>
          <table:table-cell office:value-type="float" office:value="1.2109" calcext:value-type="float">
            <text:p>1,2109</text:p>
          </table:table-cell>
        </table:table-row>
        <table:table-row table:style-name="ro1">
          <table:table-cell office:value-type="string" calcext:value-type="string">
            <text:p>g.57.28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741" calcext:value-type="float">
            <text:p>741</text:p>
          </table:table-cell>
          <table:table-cell office:value-type="float" office:value="56.0126" calcext:value-type="float">
            <text:p>56,0126</text:p>
          </table:table-cell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office:value-type="float" office:value="3.0106" calcext:value-type="float">
            <text:p>3,0106</text:p>
          </table:table-cell>
          <table:table-cell office:value-type="float" office:value="2.60106329399698" calcext:value-type="float">
            <text:p>2,60106329399698</text:p>
          </table:table-cell>
          <table:table-cell office:value-type="float" office:value="68" calcext:value-type="float">
            <text:p>68</text:p>
          </table:table-cell>
          <table:table-cell office:value-type="float" office:value="56.0126" calcext:value-type="float">
            <text:p>56,0126</text:p>
          </table:table-cell>
        </table:table-row>
        <table:table-row table:style-name="ro1">
          <table:table-cell office:value-type="string" calcext:value-type="string">
            <text:p>g.57.29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373" calcext:value-type="float">
            <text:p>373</text:p>
          </table:table-cell>
          <table:table-cell office:value-type="float" office:value="39.7866" calcext:value-type="float">
            <text:p>39,7866</text:p>
          </table:table-cell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 office:value-type="float" office:value="1.7127" calcext:value-type="float">
            <text:p>1,7127</text:p>
          </table:table-cell>
          <table:table-cell office:value-type="float" office:value="4.50669532896599" calcext:value-type="float">
            <text:p>4,50669532896599</text:p>
          </table:table-cell>
          <table:table-cell office:value-type="float" office:value="93" calcext:value-type="float">
            <text:p>93</text:p>
          </table:table-cell>
          <table:table-cell office:value-type="float" office:value="39.7866" calcext:value-type="float">
            <text:p>39,7866</text:p>
          </table:table-cell>
        </table:table-row>
        <table:table-row table:style-name="ro1">
          <table:table-cell office:value-type="string" calcext:value-type="string">
            <text:p>g.57.5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13" calcext:value-type="float">
            <text:p>213</text:p>
          </table:table-cell>
          <table:table-cell office:value-type="float" office:value="4.4284" calcext:value-type="float">
            <text:p>4,4284</text:p>
          </table:table-cell>
          <table:table-cell office:value-type="float" office:value="57" calcext:value-type="float">
            <text:p>57</text:p>
          </table:table-cell>
          <table:table-cell office:value-type="float" office:value="165" calcext:value-type="float">
            <text:p>165</text:p>
          </table:table-cell>
          <table:table-cell office:value-type="float" office:value="0.0925" calcext:value-type="float">
            <text:p>0,0925</text:p>
          </table:table-cell>
          <table:table-cell office:value-type="float" office:value="5.90873992888245" calcext:value-type="float">
            <text:p>5,90873992888245</text:p>
          </table:table-cell>
          <table:table-cell office:value-type="float" office:value="930" calcext:value-type="float">
            <text:p>930</text:p>
          </table:table-cell>
          <table:table-cell office:value-type="float" office:value="4.4284" calcext:value-type="float">
            <text:p>4,4284</text:p>
          </table:table-cell>
        </table:table-row>
        <table:table-row table:style-name="ro1">
          <table:table-cell office:value-type="string" calcext:value-type="string">
            <text:p>g.57.8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954" calcext:value-type="float">
            <text:p>954</text:p>
          </table:table-cell>
          <table:table-cell office:value-type="float" office:value="41.2991" calcext:value-type="float">
            <text:p>41,2991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4.4996" calcext:value-type="float">
            <text:p>4,4996</text:p>
          </table:table-cell>
          <table:table-cell office:value-type="float" office:value="2.76925346766332" calcext:value-type="float">
            <text:p>2,76925346766332</text:p>
          </table:table-cell>
          <table:table-cell office:value-type="float" office:value="151" calcext:value-type="float">
            <text:p>151</text:p>
          </table:table-cell>
          <table:table-cell office:value-type="float" office:value="41.2991" calcext:value-type="float">
            <text:p>41,2991</text:p>
          </table:table-cell>
        </table:table-row>
        <table:table-row table:style-name="ro1">
          <table:table-cell office:value-type="string" calcext:value-type="string">
            <text:p>g.57.9.graphml</text:p>
          </table:table-cell>
          <table:table-cell office:value-type="float" office:value="2200" calcext:value-type="float">
            <text:p>2200</text:p>
          </table:table-cell>
          <table:table-cell office:value-type="float" office:value="1341" calcext:value-type="float">
            <text:p>1341</text:p>
          </table:table-cell>
          <table:table-cell office:value-type="float" office:value="49.429" calcext:value-type="float">
            <text:p>49,429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3.7302" calcext:value-type="float">
            <text:p>3,7302</text:p>
          </table:table-cell>
          <table:table-cell office:value-type="float" office:value="5.58794198151629" calcext:value-type="float">
            <text:p>5,58794198151629</text:p>
          </table:table-cell>
          <table:table-cell office:value-type="float" office:value="131" calcext:value-type="float">
            <text:p>131</text:p>
          </table:table-cell>
          <table:table-cell office:value-type="float" office:value="49.429" calcext:value-type="float">
            <text:p>49,429</text:p>
          </table:table-cell>
        </table:table-row>
        <table:table-row table:style-name="ro1">
          <table:table-cell office:value-type="string" calcext:value-type="string">
            <text:p>g.58.0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376" calcext:value-type="float">
            <text:p>376</text:p>
          </table:table-cell>
          <table:table-cell office:value-type="float" office:value="55.4625" calcext:value-type="float">
            <text:p>55,4625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1.1856" calcext:value-type="float">
            <text:p>1,1856</text:p>
          </table:table-cell>
          <table:table-cell office:value-type="float" office:value="2.17240997817447" calcext:value-type="float">
            <text:p>2,17240997817447</text:p>
          </table:table-cell>
          <table:table-cell office:value-type="float" office:value="46" calcext:value-type="float">
            <text:p>46</text:p>
          </table:table-cell>
          <table:table-cell office:value-type="float" office:value="55.4625" calcext:value-type="float">
            <text:p>55,4625</text:p>
          </table:table-cell>
        </table:table-row>
        <table:table-row table:style-name="ro1">
          <table:table-cell office:value-type="string" calcext:value-type="string">
            <text:p>g.58.10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765" calcext:value-type="float">
            <text:p>765</text:p>
          </table:table-cell>
          <table:table-cell office:value-type="float" office:value="45.8884" calcext:value-type="float">
            <text:p>45,8884</text:p>
          </table:table-cell>
          <table:table-cell office:value-type="float" office:value="58" calcext:value-type="float">
            <text:p>58</text:p>
          </table:table-cell>
          <table:table-cell office:value-type="float" office:value="106" calcext:value-type="float">
            <text:p>106</text:p>
          </table:table-cell>
          <table:table-cell office:value-type="float" office:value="1.0364" calcext:value-type="float">
            <text:p>1,0364</text:p>
          </table:table-cell>
          <table:table-cell office:value-type="float" office:value="4.45787414395015" calcext:value-type="float">
            <text:p>4,45787414395015</text:p>
          </table:table-cell>
          <table:table-cell office:value-type="float" office:value="109" calcext:value-type="float">
            <text:p>109</text:p>
          </table:table-cell>
          <table:table-cell office:value-type="float" office:value="45.8884" calcext:value-type="float">
            <text:p>45,8884</text:p>
          </table:table-cell>
        </table:table-row>
        <table:table-row table:style-name="ro1">
          <table:table-cell office:value-type="string" calcext:value-type="string">
            <text:p>g.58.3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523" calcext:value-type="float">
            <text:p>523</text:p>
          </table:table-cell>
          <table:table-cell office:value-type="float" office:value="35.5599" calcext:value-type="float">
            <text:p>35,5599</text:p>
          </table:table-cell>
          <table:table-cell office:value-type="float" office:value="58" calcext:value-type="float">
            <text:p>58</text:p>
          </table:table-cell>
          <table:table-cell office:value-type="float" office:value="111" calcext:value-type="float">
            <text:p>111</text:p>
          </table:table-cell>
          <table:table-cell office:value-type="float" office:value="7.3337" calcext:value-type="float">
            <text:p>7,3337</text:p>
          </table:table-cell>
          <table:table-cell office:value-type="float" office:value="2.83829442423049" calcext:value-type="float">
            <text:p>2,83829442423049</text:p>
          </table:table-cell>
          <table:table-cell office:value-type="float" office:value="145" calcext:value-type="float">
            <text:p>145</text:p>
          </table:table-cell>
          <table:table-cell office:value-type="float" office:value="35.5599" calcext:value-type="float">
            <text:p>35,5599</text:p>
          </table:table-cell>
        </table:table-row>
        <table:table-row table:style-name="ro1">
          <table:table-cell office:value-type="string" calcext:value-type="string">
            <text:p>g.58.4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382" calcext:value-type="float">
            <text:p>382</text:p>
          </table:table-cell>
          <table:table-cell office:value-type="float" office:value="42.0982" calcext:value-type="float">
            <text:p>42,0982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0.6296" calcext:value-type="float">
            <text:p>0,6296</text:p>
          </table:table-cell>
          <table:table-cell office:value-type="float" office:value="4.61223373154231" calcext:value-type="float">
            <text:p>4,61223373154231</text:p>
          </table:table-cell>
          <table:table-cell office:value-type="float" office:value="79" calcext:value-type="float">
            <text:p>79</text:p>
          </table:table-cell>
          <table:table-cell office:value-type="float" office:value="42.0982" calcext:value-type="float">
            <text:p>42,0982</text:p>
          </table:table-cell>
        </table:table-row>
        <table:table-row table:style-name="ro1">
          <table:table-cell office:value-type="string" calcext:value-type="string">
            <text:p>g.58.9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516" calcext:value-type="float">
            <text:p>516</text:p>
          </table:table-cell>
          <table:table-cell office:value-type="float" office:value="22.9111" calcext:value-type="float">
            <text:p>22,9111</text:p>
          </table:table-cell>
          <table:table-cell office:value-type="float" office:value="58" calcext:value-type="float">
            <text:p>58</text:p>
          </table:table-cell>
          <table:table-cell office:value-type="float" office:value="113" calcext:value-type="float">
            <text:p>113</text:p>
          </table:table-cell>
          <table:table-cell office:value-type="float" office:value="0.8875" calcext:value-type="float">
            <text:p>0,8875</text:p>
          </table:table-cell>
          <table:table-cell office:value-type="float" office:value="5.23860640039794" calcext:value-type="float">
            <text:p>5,23860640039794</text:p>
          </table:table-cell>
          <table:table-cell office:value-type="float" office:value="270" calcext:value-type="float">
            <text:p>270</text:p>
          </table:table-cell>
          <table:table-cell office:value-type="float" office:value="22.9111" calcext:value-type="float">
            <text:p>22,9111</text:p>
          </table:table-cell>
        </table:table-row>
        <table:table-row table:style-name="ro1">
          <table:table-cell office:value-type="string" calcext:value-type="string">
            <text:p>g.59.0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321" calcext:value-type="float">
            <text:p>321</text:p>
          </table:table-cell>
          <table:table-cell office:value-type="float" office:value="56.2492" calcext:value-type="float">
            <text:p>56,2492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5.2876" calcext:value-type="float">
            <text:p>5,2876</text:p>
          </table:table-cell>
          <table:table-cell office:value-type="float" office:value="2.50729392564496" calcext:value-type="float">
            <text:p>2,50729392564496</text:p>
          </table:table-cell>
          <table:table-cell office:value-type="float" office:value="43" calcext:value-type="float">
            <text:p>43</text:p>
          </table:table-cell>
          <table:table-cell office:value-type="float" office:value="56.2492" calcext:value-type="float">
            <text:p>56,2492</text:p>
          </table:table-cell>
        </table:table-row>
        <table:table-row table:style-name="ro1">
          <table:table-cell office:value-type="string" calcext:value-type="string">
            <text:p>g.59.12.graphml</text:p>
          </table:table-cell>
          <table:table-cell office:value-type="float" office:value="2100" calcext:value-type="float">
            <text:p>2100</text:p>
          </table:table-cell>
          <table:table-cell office:value-type="float" office:value="1290" calcext:value-type="float">
            <text:p>1290</text:p>
          </table:table-cell>
          <table:table-cell office:value-type="float" office:value="49.1024" calcext:value-type="float">
            <text:p>49,1024</text:p>
          </table:table-cell>
          <table:table-cell office:value-type="float" office:value="59" calcext:value-type="float">
            <text:p>59</text:p>
          </table:table-cell>
          <table:table-cell office:value-type="float" office:value="115" calcext:value-type="float">
            <text:p>115</text:p>
          </table:table-cell>
          <table:table-cell office:value-type="float" office:value="2.8367" calcext:value-type="float">
            <text:p>2,8367</text:p>
          </table:table-cell>
          <table:table-cell office:value-type="float" office:value="3.54392476400559" calcext:value-type="float">
            <text:p>3,54392476400559</text:p>
          </table:table-cell>
          <table:table-cell office:value-type="float" office:value="175" calcext:value-type="float">
            <text:p>175</text:p>
          </table:table-cell>
          <table:table-cell office:value-type="float" office:value="49.1024" calcext:value-type="float">
            <text:p>49,1024</text:p>
          </table:table-cell>
        </table:table-row>
        <table:table-row table:style-name="ro1">
          <table:table-cell office:value-type="string" calcext:value-type="string">
            <text:p>g.59.14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62" calcext:value-type="float">
            <text:p>162</text:p>
          </table:table-cell>
          <table:table-cell office:value-type="float" office:value="40.2912" calcext:value-type="float">
            <text:p>40,2912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2.7792" calcext:value-type="float">
            <text:p>2,7792</text:p>
          </table:table-cell>
          <table:table-cell office:value-type="float" office:value="3.71210095317868" calcext:value-type="float">
            <text:p>3,71210095317868</text:p>
          </table:table-cell>
          <table:table-cell office:value-type="float" office:value="37" calcext:value-type="float">
            <text:p>37</text:p>
          </table:table-cell>
          <table:table-cell office:value-type="float" office:value="40.2912" calcext:value-type="float">
            <text:p>40,2912</text:p>
          </table:table-cell>
        </table:table-row>
        <table:table-row table:style-name="ro1">
          <table:table-cell office:value-type="string" calcext:value-type="string">
            <text:p>g.59.2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420" calcext:value-type="float">
            <text:p>420</text:p>
          </table:table-cell>
          <table:table-cell office:value-type="float" office:value="26.5842" calcext:value-type="float">
            <text:p>26,5842</text:p>
          </table:table-cell>
          <table:table-cell office:value-type="float" office:value="59" calcext:value-type="float">
            <text:p>59</text:p>
          </table:table-cell>
          <table:table-cell office:value-type="float" office:value="122" calcext:value-type="float">
            <text:p>122</text:p>
          </table:table-cell>
          <table:table-cell office:value-type="float" office:value="0.3293" calcext:value-type="float">
            <text:p>0,3293</text:p>
          </table:table-cell>
          <table:table-cell office:value-type="float" office:value="5.77885255176817" calcext:value-type="float">
            <text:p>5,77885255176817</text:p>
          </table:table-cell>
          <table:table-cell office:value-type="float" office:value="276" calcext:value-type="float">
            <text:p>276</text:p>
          </table:table-cell>
          <table:table-cell office:value-type="float" office:value="26.5842" calcext:value-type="float">
            <text:p>26,5842</text:p>
          </table:table-cell>
        </table:table-row>
        <table:table-row table:style-name="ro1">
          <table:table-cell office:value-type="string" calcext:value-type="string">
            <text:p>g.59.9.graphml</text:p>
          </table:table-cell>
          <table:table-cell office:value-type="float" office:value="2300" calcext:value-type="float">
            <text:p>2300</text:p>
          </table:table-cell>
          <table:table-cell office:value-type="float" office:value="1383" calcext:value-type="float">
            <text:p>1383</text:p>
          </table:table-cell>
          <table:table-cell office:value-type="float" office:value="39.7714" calcext:value-type="float">
            <text:p>39,7714</text:p>
          </table:table-cell>
          <table:table-cell office:value-type="float" office:value="59" calcext:value-type="float">
            <text:p>59</text:p>
          </table:table-cell>
          <table:table-cell office:value-type="float" office:value="115" calcext:value-type="float">
            <text:p>115</text:p>
          </table:table-cell>
          <table:table-cell office:value-type="float" office:value="1.9092" calcext:value-type="float">
            <text:p>1,9092</text:p>
          </table:table-cell>
          <table:table-cell office:value-type="float" office:value="4.04468969094435" calcext:value-type="float">
            <text:p>4,04468969094435</text:p>
          </table:table-cell>
          <table:table-cell office:value-type="float" office:value="196" calcext:value-type="float">
            <text:p>196</text:p>
          </table:table-cell>
          <table:table-cell office:value-type="float" office:value="39.7714" calcext:value-type="float">
            <text:p>39,7714</text:p>
          </table:table-cell>
        </table:table-row>
        <table:table-row table:style-name="ro1">
          <table:table-cell office:value-type="string" calcext:value-type="string">
            <text:p>g.60.0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510" calcext:value-type="float">
            <text:p>510</text:p>
          </table:table-cell>
          <table:table-cell office:value-type="float" office:value="38.7198" calcext:value-type="float">
            <text:p>38,7198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office:value-type="float" office:value="1.6485" calcext:value-type="float">
            <text:p>1,6485</text:p>
          </table:table-cell>
          <table:table-cell office:value-type="float" office:value="2.78997583571714" calcext:value-type="float">
            <text:p>2,78997583571714</text:p>
          </table:table-cell>
          <table:table-cell office:value-type="float" office:value="94" calcext:value-type="float">
            <text:p>94</text:p>
          </table:table-cell>
          <table:table-cell office:value-type="float" office:value="38.7198" calcext:value-type="float">
            <text:p>38,7198</text:p>
          </table:table-cell>
        </table:table-row>
        <table:table-row table:style-name="ro1">
          <table:table-cell office:value-type="string" calcext:value-type="string">
            <text:p>g.60.1.graphml</text:p>
          </table:table-cell>
          <table:table-cell office:value-type="float" office:value="1800" calcext:value-type="float">
            <text:p>1800</text:p>
          </table:table-cell>
          <table:table-cell office:value-type="float" office:value="1382" calcext:value-type="float">
            <text:p>1382</text:p>
          </table:table-cell>
          <table:table-cell office:value-type="float" office:value="42.4398" calcext:value-type="float">
            <text:p>42,4398</text:p>
          </table:table-cell>
          <table:table-cell office:value-type="float" office:value="60" calcext:value-type="float">
            <text:p>60</text:p>
          </table:table-cell>
          <table:table-cell office:value-type="float" office:value="116" calcext:value-type="float">
            <text:p>116</text:p>
          </table:table-cell>
          <table:table-cell office:value-type="float" office:value="2.4628" calcext:value-type="float">
            <text:p>2,4628</text:p>
          </table:table-cell>
          <table:table-cell office:value-type="float" office:value="3.64630619442531" calcext:value-type="float">
            <text:p>3,64630619442531</text:p>
          </table:table-cell>
          <table:table-cell office:value-type="float" office:value="206" calcext:value-type="float">
            <text:p>206</text:p>
          </table:table-cell>
          <table:table-cell office:value-type="float" office:value="42.4398" calcext:value-type="float">
            <text:p>42,4398</text:p>
          </table:table-cell>
        </table:table-row>
        <table:table-row table:style-name="ro1">
          <table:table-cell office:value-type="string" calcext:value-type="string">
            <text:p>g.60.16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712" calcext:value-type="float">
            <text:p>712</text:p>
          </table:table-cell>
          <table:table-cell office:value-type="float" office:value="33.1809" calcext:value-type="float">
            <text:p>33,1809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3.4883" calcext:value-type="float">
            <text:p>3,4883</text:p>
          </table:table-cell>
          <table:table-cell office:value-type="float" office:value="6.51903274804432" calcext:value-type="float">
            <text:p>6,51903274804432</text:p>
          </table:table-cell>
          <table:table-cell office:value-type="float" office:value="199" calcext:value-type="float">
            <text:p>199</text:p>
          </table:table-cell>
          <table:table-cell office:value-type="float" office:value="33.1809" calcext:value-type="float">
            <text:p>33,1809</text:p>
          </table:table-cell>
        </table:table-row>
        <table:table-row table:style-name="ro1">
          <table:table-cell office:value-type="string" calcext:value-type="string">
            <text:p>g.60.9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25.7324" calcext:value-type="float">
            <text:p>25,7324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0.9348" calcext:value-type="float">
            <text:p>0,9348</text:p>
          </table:table-cell>
          <table:table-cell office:value-type="float" office:value="4.4840122237526" calcext:value-type="float">
            <text:p>4,4840122237526</text:p>
          </table:table-cell>
          <table:table-cell office:value-type="float" office:value="205" calcext:value-type="float">
            <text:p>205</text:p>
          </table:table-cell>
          <table:table-cell office:value-type="float" office:value="25.7324" calcext:value-type="float">
            <text:p>25,7324</text:p>
          </table:table-cell>
        </table:table-row>
        <table:table-row table:style-name="ro1">
          <table:table-cell office:value-type="string" calcext:value-type="string">
            <text:p>g.61.11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886" calcext:value-type="float">
            <text:p>886</text:p>
          </table:table-cell>
          <table:table-cell office:value-type="float" office:value="43.9852" calcext:value-type="float">
            <text:p>43,9852</text:p>
          </table:table-cell>
          <table:table-cell office:value-type="float" office:value="61" calcext:value-type="float">
            <text:p>61</text:p>
          </table:table-cell>
          <table:table-cell office:value-type="float" office:value="116" calcext:value-type="float">
            <text:p>116</text:p>
          </table:table-cell>
          <table:table-cell office:value-type="float" office:value="4.4504" calcext:value-type="float">
            <text:p>4,4504</text:p>
          </table:table-cell>
          <table:table-cell office:value-type="float" office:value="3.9508047951674" calcext:value-type="float">
            <text:p>3,9508047951674</text:p>
          </table:table-cell>
          <table:table-cell office:value-type="float" office:value="157" calcext:value-type="float">
            <text:p>157</text:p>
          </table:table-cell>
          <table:table-cell office:value-type="float" office:value="43.9852" calcext:value-type="float">
            <text:p>43,9852</text:p>
          </table:table-cell>
        </table:table-row>
        <table:table-row table:style-name="ro1">
          <table:table-cell office:value-type="string" calcext:value-type="string">
            <text:p>g.61.15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28.4651" calcext:value-type="float">
            <text:p>28,4651</text:p>
          </table:table-cell>
          <table:table-cell office:value-type="float" office:value="61" calcext:value-type="float">
            <text:p>61</text:p>
          </table:table-cell>
          <table:table-cell office:value-type="float" office:value="119" calcext:value-type="float">
            <text:p>119</text:p>
          </table:table-cell>
          <table:table-cell office:value-type="float" office:value="1.4144" calcext:value-type="float">
            <text:p>1,4144</text:p>
          </table:table-cell>
          <table:table-cell office:value-type="float" office:value="4.43257061744926" calcext:value-type="float">
            <text:p>4,43257061744926</text:p>
          </table:table-cell>
          <table:table-cell office:value-type="float" office:value="260" calcext:value-type="float">
            <text:p>260</text:p>
          </table:table-cell>
          <table:table-cell office:value-type="float" office:value="28.4651" calcext:value-type="float">
            <text:p>28,4651</text:p>
          </table:table-cell>
        </table:table-row>
        <table:table-row table:style-name="ro1">
          <table:table-cell office:value-type="string" calcext:value-type="string">
            <text:p>g.61.2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325" calcext:value-type="float">
            <text:p>325</text:p>
          </table:table-cell>
          <table:table-cell office:value-type="float" office:value="48.0583" calcext:value-type="float">
            <text:p>48,0583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1.6007" calcext:value-type="float">
            <text:p>1,6007</text:p>
          </table:table-cell>
          <table:table-cell office:value-type="float" office:value="3.21897976556874" calcext:value-type="float">
            <text:p>3,21897976556874</text:p>
          </table:table-cell>
          <table:table-cell office:value-type="float" office:value="45" calcext:value-type="float">
            <text:p>45</text:p>
          </table:table-cell>
          <table:table-cell office:value-type="float" office:value="48.0583" calcext:value-type="float">
            <text:p>48,0583</text:p>
          </table:table-cell>
        </table:table-row>
        <table:table-row table:style-name="ro1">
          <table:table-cell office:value-type="string" calcext:value-type="string">
            <text:p>g.61.25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340" calcext:value-type="float">
            <text:p>340</text:p>
          </table:table-cell>
          <table:table-cell office:value-type="float" office:value="29.2473" calcext:value-type="float">
            <text:p>29,2473</text:p>
          </table:table-cell>
          <table:table-cell office:value-type="float" office:value="61" calcext:value-type="float">
            <text:p>61</text:p>
          </table:table-cell>
          <table:table-cell office:value-type="float" office:value="119" calcext:value-type="float">
            <text:p>119</text:p>
          </table:table-cell>
          <table:table-cell office:value-type="float" office:value="1.6135" calcext:value-type="float">
            <text:p>1,6135</text:p>
          </table:table-cell>
          <table:table-cell office:value-type="float" office:value="4.43997459841005" calcext:value-type="float">
            <text:p>4,43997459841005</text:p>
          </table:table-cell>
          <table:table-cell office:value-type="float" office:value="206" calcext:value-type="float">
            <text:p>206</text:p>
          </table:table-cell>
          <table:table-cell office:value-type="float" office:value="29.2473" calcext:value-type="float">
            <text:p>29,2473</text:p>
          </table:table-cell>
        </table:table-row>
        <table:table-row table:style-name="ro1">
          <table:table-cell office:value-type="string" calcext:value-type="string">
            <text:p>g.61.3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239" calcext:value-type="float">
            <text:p>239</text:p>
          </table:table-cell>
          <table:table-cell office:value-type="float" office:value="35.992" calcext:value-type="float">
            <text:p>35,992</text:p>
          </table:table-cell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float" office:value="1.2695" calcext:value-type="float">
            <text:p>1,2695</text:p>
          </table:table-cell>
          <table:table-cell office:value-type="float" office:value="4.73405969606224" calcext:value-type="float">
            <text:p>4,73405969606224</text:p>
          </table:table-cell>
          <table:table-cell office:value-type="float" office:value="88" calcext:value-type="float">
            <text:p>88</text:p>
          </table:table-cell>
          <table:table-cell office:value-type="float" office:value="35.992" calcext:value-type="float">
            <text:p>35,992</text:p>
          </table:table-cell>
        </table:table-row>
        <table:table-row table:style-name="ro1">
          <table:table-cell office:value-type="string" calcext:value-type="string">
            <text:p>g.61.31.graphml</text:p>
          </table:table-cell>
          <table:table-cell office:value-type="float" office:value="1800" calcext:value-type="float">
            <text:p>1800</text:p>
          </table:table-cell>
          <table:table-cell office:value-type="float" office:value="1061" calcext:value-type="float">
            <text:p>1061</text:p>
          </table:table-cell>
          <table:table-cell office:value-type="float" office:value="40.4163" calcext:value-type="float">
            <text:p>40,4163</text:p>
          </table:table-cell>
          <table:table-cell office:value-type="float" office:value="61" calcext:value-type="float">
            <text:p>61</text:p>
          </table:table-cell>
          <table:table-cell office:value-type="float" office:value="117" calcext:value-type="float">
            <text:p>117</text:p>
          </table:table-cell>
          <table:table-cell office:value-type="float" office:value="5.6252" calcext:value-type="float">
            <text:p>5,6252</text:p>
          </table:table-cell>
          <table:table-cell office:value-type="float" office:value="3.4111448695018" calcext:value-type="float">
            <text:p>3,4111448695018</text:p>
          </table:table-cell>
          <table:table-cell office:value-type="float" office:value="172" calcext:value-type="float">
            <text:p>172</text:p>
          </table:table-cell>
          <table:table-cell office:value-type="float" office:value="40.4163" calcext:value-type="float">
            <text:p>40,4163</text:p>
          </table:table-cell>
        </table:table-row>
        <table:table-row table:style-name="ro1">
          <table:table-cell office:value-type="string" calcext:value-type="string">
            <text:p>g.61.32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315" calcext:value-type="float">
            <text:p>315</text:p>
          </table:table-cell>
          <table:table-cell office:value-type="float" office:value="31.4713" calcext:value-type="float">
            <text:p>31,4713</text:p>
          </table:table-cell>
          <table:table-cell office:value-type="float" office:value="61" calcext:value-type="float">
            <text:p>61</text:p>
          </table:table-cell>
          <table:table-cell office:value-type="float" office:value="117" calcext:value-type="float">
            <text:p>117</text:p>
          </table:table-cell>
          <table:table-cell office:value-type="float" office:value="3.4407" calcext:value-type="float">
            <text:p>3,4407</text:p>
          </table:table-cell>
          <table:table-cell office:value-type="float" office:value="4.36430713559528" calcext:value-type="float">
            <text:p>4,36430713559528</text:p>
          </table:table-cell>
          <table:table-cell office:value-type="float" office:value="189" calcext:value-type="float">
            <text:p>189</text:p>
          </table:table-cell>
          <table:table-cell office:value-type="float" office:value="31.4713" calcext:value-type="float">
            <text:p>31,4713</text:p>
          </table:table-cell>
        </table:table-row>
        <table:table-row table:style-name="ro1">
          <table:table-cell office:value-type="string" calcext:value-type="string">
            <text:p>g.61.4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916" calcext:value-type="float">
            <text:p>916</text:p>
          </table:table-cell>
          <table:table-cell office:value-type="float" office:value="41.6662" calcext:value-type="float">
            <text:p>41,6662</text:p>
          </table:table-cell>
          <table:table-cell office:value-type="float" office:value="61" calcext:value-type="float">
            <text:p>61</text:p>
          </table:table-cell>
          <table:table-cell office:value-type="float" office:value="116" calcext:value-type="float">
            <text:p>116</text:p>
          </table:table-cell>
          <table:table-cell office:value-type="float" office:value="4.2608" calcext:value-type="float">
            <text:p>4,2608</text:p>
          </table:table-cell>
          <table:table-cell office:value-type="float" office:value="4.28226531416197" calcext:value-type="float">
            <text:p>4,28226531416197</text:p>
          </table:table-cell>
          <table:table-cell office:value-type="float" office:value="200" calcext:value-type="float">
            <text:p>200</text:p>
          </table:table-cell>
          <table:table-cell office:value-type="float" office:value="41.6662" calcext:value-type="float">
            <text:p>41,6662</text:p>
          </table:table-cell>
        </table:table-row>
        <table:table-row table:style-name="ro1">
          <table:table-cell office:value-type="string" calcext:value-type="string">
            <text:p>g.61.54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  <table:table-cell office:value-type="float" office:value="61.2811" calcext:value-type="float">
            <text:p>61,2811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3.7517" calcext:value-type="float">
            <text:p>3,7517</text:p>
          </table:table-cell>
          <table:table-cell office:value-type="float" office:value="3.1861786051705" calcext:value-type="float">
            <text:p>3,1861786051705</text:p>
          </table:table-cell>
          <table:table-cell office:value-type="float" office:value="17" calcext:value-type="float">
            <text:p>17</text:p>
          </table:table-cell>
          <table:table-cell office:value-type="float" office:value="61.2811" calcext:value-type="float">
            <text:p>61,2811</text:p>
          </table:table-cell>
        </table:table-row>
        <table:table-row table:style-name="ro1">
          <table:table-cell office:value-type="string" calcext:value-type="string">
            <text:p>g.61.55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261" calcext:value-type="float">
            <text:p>261</text:p>
          </table:table-cell>
          <table:table-cell office:value-type="float" office:value="65.6741" calcext:value-type="float">
            <text:p>65,6741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9.8115" calcext:value-type="float">
            <text:p>9,8115</text:p>
          </table:table-cell>
          <table:table-cell office:value-type="float" office:value="2.45384462285649" calcext:value-type="float">
            <text:p>2,45384462285649</text:p>
          </table:table-cell>
          <table:table-cell office:value-type="float" office:value="18" calcext:value-type="float">
            <text:p>18</text:p>
          </table:table-cell>
          <table:table-cell office:value-type="float" office:value="65.6741" calcext:value-type="float">
            <text:p>65,6741</text:p>
          </table:table-cell>
        </table:table-row>
        <table:table-row table:style-name="ro1">
          <table:table-cell office:value-type="string" calcext:value-type="string">
            <text:p>g.61.7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1333" calcext:value-type="float">
            <text:p>1333</text:p>
          </table:table-cell>
          <table:table-cell office:value-type="float" office:value="44.5094" calcext:value-type="float">
            <text:p>44,5094</text:p>
          </table:table-cell>
          <table:table-cell office:value-type="float" office:value="61" calcext:value-type="float">
            <text:p>61</text:p>
          </table:table-cell>
          <table:table-cell office:value-type="float" office:value="117" calcext:value-type="float">
            <text:p>117</text:p>
          </table:table-cell>
          <table:table-cell office:value-type="float" office:value="4.4631" calcext:value-type="float">
            <text:p>4,4631</text:p>
          </table:table-cell>
          <table:table-cell office:value-type="float" office:value="3.28417102192483" calcext:value-type="float">
            <text:p>3,28417102192483</text:p>
          </table:table-cell>
          <table:table-cell office:value-type="float" office:value="168" calcext:value-type="float">
            <text:p>168</text:p>
          </table:table-cell>
          <table:table-cell office:value-type="float" office:value="44.5094" calcext:value-type="float">
            <text:p>44,5094</text:p>
          </table:table-cell>
        </table:table-row>
        <table:table-row table:style-name="ro1">
          <table:table-cell office:value-type="string" calcext:value-type="string">
            <text:p>g.61.8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729" calcext:value-type="float">
            <text:p>729</text:p>
          </table:table-cell>
          <table:table-cell office:value-type="float" office:value="43.012" calcext:value-type="float">
            <text:p>43,012</text:p>
          </table:table-cell>
          <table:table-cell office:value-type="float" office:value="61" calcext:value-type="float">
            <text:p>61</text:p>
          </table:table-cell>
          <table:table-cell office:value-type="float" office:value="116" calcext:value-type="float">
            <text:p>116</text:p>
          </table:table-cell>
          <table:table-cell office:value-type="float" office:value="4.1528" calcext:value-type="float">
            <text:p>4,1528</text:p>
          </table:table-cell>
          <table:table-cell office:value-type="float" office:value="3.69489256542761" calcext:value-type="float">
            <text:p>3,69489256542761</text:p>
          </table:table-cell>
          <table:table-cell office:value-type="float" office:value="160" calcext:value-type="float">
            <text:p>160</text:p>
          </table:table-cell>
          <table:table-cell office:value-type="float" office:value="43.012" calcext:value-type="float">
            <text:p>43,012</text:p>
          </table:table-cell>
        </table:table-row>
        <table:table-row table:style-name="ro1">
          <table:table-cell office:value-type="string" calcext:value-type="string">
            <text:p>g.61.9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362" calcext:value-type="float">
            <text:p>5,6362</text:p>
          </table:table-cell>
          <table:table-cell office:value-type="float" office:value="61" calcext:value-type="float">
            <text:p>61</text:p>
          </table:table-cell>
          <table:table-cell office:value-type="float" office:value="119" calcext:value-type="float">
            <text:p>119</text:p>
          </table:table-cell>
          <table:table-cell office:value-type="float" office:value="0.6069" calcext:value-type="float">
            <text:p>0,6069</text:p>
          </table:table-cell>
          <table:table-cell office:value-type="float" office:value="5.62812413242636" calcext:value-type="float">
            <text:p>5,62812413242636</text:p>
          </table:table-cell>
          <table:table-cell office:value-type="float" office:value="197" calcext:value-type="float">
            <text:p>197</text:p>
          </table:table-cell>
          <table:table-cell office:value-type="float" office:value="3.5567" calcext:value-type="float">
            <text:p>3,5567</text:p>
          </table:table-cell>
        </table:table-row>
        <table:table-row table:style-name="ro1">
          <table:table-cell office:value-type="string" calcext:value-type="string">
            <text:p>g.62.0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793" calcext:value-type="float">
            <text:p>793</text:p>
          </table:table-cell>
          <table:table-cell office:value-type="float" office:value="30.2532" calcext:value-type="float">
            <text:p>30,2532</text:p>
          </table:table-cell>
          <table:table-cell office:value-type="float" office:value="62" calcext:value-type="float">
            <text:p>62</text:p>
          </table:table-cell>
          <table:table-cell office:value-type="float" office:value="111" calcext:value-type="float">
            <text:p>111</text:p>
          </table:table-cell>
          <table:table-cell office:value-type="float" office:value="0.2203" calcext:value-type="float">
            <text:p>0,2203</text:p>
          </table:table-cell>
          <table:table-cell office:value-type="float" office:value="6.04322536466844" calcext:value-type="float">
            <text:p>6,04322536466844</text:p>
          </table:table-cell>
          <table:table-cell office:value-type="float" office:value="215" calcext:value-type="float">
            <text:p>215</text:p>
          </table:table-cell>
          <table:table-cell office:value-type="float" office:value="30.2532" calcext:value-type="float">
            <text:p>30,2532</text:p>
          </table:table-cell>
        </table:table-row>
        <table:table-row table:style-name="ro1">
          <table:table-cell office:value-type="string" calcext:value-type="string">
            <text:p>g.62.2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380" calcext:value-type="float">
            <text:p>380</text:p>
          </table:table-cell>
          <table:table-cell office:value-type="float" office:value="37.302" calcext:value-type="float">
            <text:p>37,302</text:p>
          </table:table-cell>
          <table:table-cell office:value-type="float" office:value="62" calcext:value-type="float">
            <text:p>62</text:p>
          </table:table-cell>
          <table:table-cell office:value-type="float" office:value="117" calcext:value-type="float">
            <text:p>117</text:p>
          </table:table-cell>
          <table:table-cell office:value-type="float" office:value="6.8428" calcext:value-type="float">
            <text:p>6,8428</text:p>
          </table:table-cell>
          <table:table-cell office:value-type="float" office:value="3.00789594093343" calcext:value-type="float">
            <text:p>3,00789594093343</text:p>
          </table:table-cell>
          <table:table-cell office:value-type="float" office:value="160" calcext:value-type="float">
            <text:p>160</text:p>
          </table:table-cell>
          <table:table-cell office:value-type="float" office:value="37.302" calcext:value-type="float">
            <text:p>37,302</text:p>
          </table:table-cell>
        </table:table-row>
        <table:table-row table:style-name="ro1">
          <table:table-cell office:value-type="string" calcext:value-type="string">
            <text:p>g.62.3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1076" calcext:value-type="float">
            <text:p>1076</text:p>
          </table:table-cell>
          <table:table-cell office:value-type="float" office:value="38.1145" calcext:value-type="float">
            <text:p>38,1145</text:p>
          </table:table-cell>
          <table:table-cell office:value-type="float" office:value="62" calcext:value-type="float">
            <text:p>62</text:p>
          </table:table-cell>
          <table:table-cell office:value-type="float" office:value="120" calcext:value-type="float">
            <text:p>120</text:p>
          </table:table-cell>
          <table:table-cell office:value-type="float" office:value="2.3314" calcext:value-type="float">
            <text:p>2,3314</text:p>
          </table:table-cell>
          <table:table-cell office:value-type="float" office:value="3.66614331549863" calcext:value-type="float">
            <text:p>3,66614331549863</text:p>
          </table:table-cell>
          <table:table-cell office:value-type="float" office:value="206" calcext:value-type="float">
            <text:p>206</text:p>
          </table:table-cell>
          <table:table-cell office:value-type="float" office:value="38.1145" calcext:value-type="float">
            <text:p>38,1145</text:p>
          </table:table-cell>
        </table:table-row>
        <table:table-row table:style-name="ro1">
          <table:table-cell office:value-type="string" calcext:value-type="string">
            <text:p>g.62.4.graphml</text:p>
          </table:table-cell>
          <table:table-cell office:value-type="float" office:value="1900" calcext:value-type="float">
            <text:p>1900</text:p>
          </table:table-cell>
          <table:table-cell office:value-type="float" office:value="992" calcext:value-type="float">
            <text:p>992</text:p>
          </table:table-cell>
          <table:table-cell office:value-type="float" office:value="41.1182" calcext:value-type="float">
            <text:p>41,1182</text:p>
          </table:table-cell>
          <table:table-cell office:value-type="float" office:value="62" calcext:value-type="float">
            <text:p>62</text:p>
          </table:table-cell>
          <table:table-cell office:value-type="float" office:value="118" calcext:value-type="float">
            <text:p>118</text:p>
          </table:table-cell>
          <table:table-cell office:value-type="float" office:value="5.7934" calcext:value-type="float">
            <text:p>5,7934</text:p>
          </table:table-cell>
          <table:table-cell office:value-type="float" office:value="3.92215157629026" calcext:value-type="float">
            <text:p>3,92215157629026</text:p>
          </table:table-cell>
          <table:table-cell office:value-type="float" office:value="170" calcext:value-type="float">
            <text:p>170</text:p>
          </table:table-cell>
          <table:table-cell office:value-type="float" office:value="41.1182" calcext:value-type="float">
            <text:p>41,1182</text:p>
          </table:table-cell>
        </table:table-row>
        <table:table-row table:style-name="ro1">
          <table:table-cell office:value-type="string" calcext:value-type="string">
            <text:p>g.63.0.graphml</text:p>
          </table:table-cell>
          <table:table-cell office:value-type="float" office:value="2200" calcext:value-type="float">
            <text:p>2200</text:p>
          </table:table-cell>
          <table:table-cell office:value-type="float" office:value="527" calcext:value-type="float">
            <text:p>527</text:p>
          </table:table-cell>
          <table:table-cell office:value-type="float" office:value="76.4783" calcext:value-type="float">
            <text:p>76,4783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10.0404" calcext:value-type="float">
            <text:p>10,0404</text:p>
          </table:table-cell>
          <table:table-cell office:value-type="float" office:value="1.95186245934819" calcext:value-type="float">
            <text:p>1,95186245934819</text:p>
          </table:table-cell>
          <table:table-cell office:value-type="float" office:value="15" calcext:value-type="float">
            <text:p>15</text:p>
          </table:table-cell>
          <table:table-cell office:value-type="float" office:value="76.4783" calcext:value-type="float">
            <text:p>76,4783</text:p>
          </table:table-cell>
        </table:table-row>
        <table:table-row table:style-name="ro1">
          <table:table-cell office:value-type="string" calcext:value-type="string">
            <text:p>g.63.1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295" calcext:value-type="float">
            <text:p>295</text:p>
          </table:table-cell>
          <table:table-cell office:value-type="float" office:value="64.4604" calcext:value-type="float">
            <text:p>64,4604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2.9357" calcext:value-type="float">
            <text:p>2,9357</text:p>
          </table:table-cell>
          <table:table-cell office:value-type="float" office:value="2.167911834374" calcext:value-type="float">
            <text:p>2,167911834374</text:p>
          </table:table-cell>
          <table:table-cell office:value-type="float" office:value="18" calcext:value-type="float">
            <text:p>18</text:p>
          </table:table-cell>
          <table:table-cell office:value-type="float" office:value="64.4604" calcext:value-type="float">
            <text:p>64,4604</text:p>
          </table:table-cell>
        </table:table-row>
        <table:table-row table:style-name="ro1">
          <table:table-cell office:value-type="string" calcext:value-type="string">
            <text:p>g.63.18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873" calcext:value-type="float">
            <text:p>873</text:p>
          </table:table-cell>
          <table:table-cell office:value-type="float" office:value="39.8477" calcext:value-type="float">
            <text:p>39,8477</text:p>
          </table:table-cell>
          <table:table-cell office:value-type="float" office:value="63" calcext:value-type="float">
            <text:p>63</text:p>
          </table:table-cell>
          <table:table-cell office:value-type="float" office:value="121" calcext:value-type="float">
            <text:p>121</text:p>
          </table:table-cell>
          <table:table-cell office:value-type="float" office:value="4.401" calcext:value-type="float">
            <text:p>4,401</text:p>
          </table:table-cell>
          <table:table-cell office:value-type="float" office:value="3.86327265770927" calcext:value-type="float">
            <text:p>3,86327265770927</text:p>
          </table:table-cell>
          <table:table-cell office:value-type="float" office:value="228" calcext:value-type="float">
            <text:p>228</text:p>
          </table:table-cell>
          <table:table-cell office:value-type="float" office:value="39.8477" calcext:value-type="float">
            <text:p>39,8477</text:p>
          </table:table-cell>
        </table:table-row>
        <table:table-row table:style-name="ro1">
          <table:table-cell office:value-type="string" calcext:value-type="string">
            <text:p>g.63.8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824" calcext:value-type="float">
            <text:p>824</text:p>
          </table:table-cell>
          <table:table-cell office:value-type="float" office:value="42.1392" calcext:value-type="float">
            <text:p>42,1392</text:p>
          </table:table-cell>
          <table:table-cell office:value-type="float" office:value="63" calcext:value-type="float">
            <text:p>63</text:p>
          </table:table-cell>
          <table:table-cell office:value-type="float" office:value="121" calcext:value-type="float">
            <text:p>121</text:p>
          </table:table-cell>
          <table:table-cell office:value-type="float" office:value="2.7055" calcext:value-type="float">
            <text:p>2,7055</text:p>
          </table:table-cell>
          <table:table-cell office:value-type="float" office:value="4.38665678945414" calcext:value-type="float">
            <text:p>4,38665678945414</text:p>
          </table:table-cell>
          <table:table-cell office:value-type="float" office:value="181" calcext:value-type="float">
            <text:p>181</text:p>
          </table:table-cell>
          <table:table-cell office:value-type="float" office:value="42.1392" calcext:value-type="float">
            <text:p>42,1392</text:p>
          </table:table-cell>
        </table:table-row>
        <table:table-row table:style-name="ro1">
          <table:table-cell office:value-type="string" calcext:value-type="string">
            <text:p>g.63.9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594" calcext:value-type="float">
            <text:p>594</text:p>
          </table:table-cell>
          <table:table-cell office:value-type="float" office:value="29.4529" calcext:value-type="float">
            <text:p>29,4529</text:p>
          </table:table-cell>
          <table:table-cell office:value-type="float" office:value="63" calcext:value-type="float">
            <text:p>63</text:p>
          </table:table-cell>
          <table:table-cell office:value-type="float" office:value="121" calcext:value-type="float">
            <text:p>121</text:p>
          </table:table-cell>
          <table:table-cell office:value-type="float" office:value="3.152" calcext:value-type="float">
            <text:p>3,152</text:p>
          </table:table-cell>
          <table:table-cell office:value-type="float" office:value="5.11690150775134" calcext:value-type="float">
            <text:p>5,11690150775134</text:p>
          </table:table-cell>
          <table:table-cell office:value-type="float" office:value="225" calcext:value-type="float">
            <text:p>225</text:p>
          </table:table-cell>
          <table:table-cell office:value-type="float" office:value="29.4529" calcext:value-type="float">
            <text:p>29,4529</text:p>
          </table:table-cell>
        </table:table-row>
        <table:table-row table:style-name="ro1">
          <table:table-cell office:value-type="string" calcext:value-type="string">
            <text:p>g.64.17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61" calcext:value-type="float">
            <text:p>161</text:p>
          </table:table-cell>
          <table:table-cell office:value-type="float" office:value="33.5924" calcext:value-type="float">
            <text:p>33,5924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3.0961" calcext:value-type="float">
            <text:p>3,0961</text:p>
          </table:table-cell>
          <table:table-cell office:value-type="float" office:value="5.07506536336868" calcext:value-type="float">
            <text:p>5,07506536336868</text:p>
          </table:table-cell>
          <table:table-cell office:value-type="float" office:value="34" calcext:value-type="float">
            <text:p>34</text:p>
          </table:table-cell>
          <table:table-cell office:value-type="float" office:value="33.5924" calcext:value-type="float">
            <text:p>33,5924</text:p>
          </table:table-cell>
        </table:table-row>
        <table:table-row table:style-name="ro1">
          <table:table-cell office:value-type="string" calcext:value-type="string">
            <text:p>g.64.18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90" calcext:value-type="float">
            <text:p>190</text:p>
          </table:table-cell>
          <table:table-cell office:value-type="float" office:value="3.4881" calcext:value-type="float">
            <text:p>3,4881</text:p>
          </table:table-cell>
          <table:table-cell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office:value-type="float" office:value="11.8236" calcext:value-type="float">
            <text:p>11,8236</text:p>
          </table:table-cell>
          <table:table-cell office:value-type="float" office:value="1.72412718461708" calcext:value-type="float">
            <text:p>1,72412718461708</text:p>
          </table:table-cell>
          <table:table-cell office:value-type="float" office:value="999" calcext:value-type="float">
            <text:p>999</text:p>
          </table:table-cell>
          <table:table-cell office:value-type="float" office:value="3.4881" calcext:value-type="float">
            <text:p>3,4881</text:p>
          </table:table-cell>
        </table:table-row>
        <table:table-row table:style-name="ro1">
          <table:table-cell office:value-type="string" calcext:value-type="string">
            <text:p>g.64.7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office:value-type="float" office:value="10.9445" calcext:value-type="float">
            <text:p>10,9445</text:p>
          </table:table-cell>
          <table:table-cell office:value-type="float" office:value="64" calcext:value-type="float">
            <text:p>64</text:p>
          </table:table-cell>
          <table:table-cell office:value-type="float" office:value="134" calcext:value-type="float">
            <text:p>134</text:p>
          </table:table-cell>
          <table:table-cell office:value-type="float" office:value="0.1704" calcext:value-type="float">
            <text:p>0,1704</text:p>
          </table:table-cell>
          <table:table-cell office:value-type="float" office:value="10.1398601313625" calcext:value-type="float">
            <text:p>10,1398601313625</text:p>
          </table:table-cell>
          <table:table-cell office:value-type="float" office:value="474" calcext:value-type="float">
            <text:p>474</text:p>
          </table:table-cell>
          <table:table-cell office:value-type="float" office:value="10.9445" calcext:value-type="float">
            <text:p>10,9445</text:p>
          </table:table-cell>
        </table:table-row>
        <table:table-row table:style-name="ro1">
          <table:table-cell office:value-type="string" calcext:value-type="string">
            <text:p>g.64.8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801" calcext:value-type="float">
            <text:p>801</text:p>
          </table:table-cell>
          <table:table-cell office:value-type="float" office:value="38.8348" calcext:value-type="float">
            <text:p>38,8348</text:p>
          </table:table-cell>
          <table:table-cell office:value-type="float" office:value="64" calcext:value-type="float">
            <text:p>64</text:p>
          </table:table-cell>
          <table:table-cell office:value-type="float" office:value="122" calcext:value-type="float">
            <text:p>122</text:p>
          </table:table-cell>
          <table:table-cell office:value-type="float" office:value="1.7" calcext:value-type="float">
            <text:p>1,7</text:p>
          </table:table-cell>
          <table:table-cell office:value-type="float" office:value="3.69321580907543" calcext:value-type="float">
            <text:p>3,69321580907543</text:p>
          </table:table-cell>
          <table:table-cell office:value-type="float" office:value="186" calcext:value-type="float">
            <text:p>186</text:p>
          </table:table-cell>
          <table:table-cell office:value-type="float" office:value="38.8348" calcext:value-type="float">
            <text:p>38,8348</text:p>
          </table:table-cell>
        </table:table-row>
        <table:table-row table:style-name="ro1">
          <table:table-cell office:value-type="string" calcext:value-type="string">
            <text:p>g.65.0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29" calcext:value-type="float">
            <text:p>129</text:p>
          </table:table-cell>
          <table:table-cell office:value-type="float" office:value="13.937" calcext:value-type="float">
            <text:p>13,937</text:p>
          </table:table-cell>
          <table:table-cell office:value-type="float" office:value="65" calcext:value-type="float">
            <text:p>65</text:p>
          </table:table-cell>
          <table:table-cell office:value-type="float" office:value="135" calcext:value-type="float">
            <text:p>135</text:p>
          </table:table-cell>
          <table:table-cell office:value-type="float" office:value="0.6268" calcext:value-type="float">
            <text:p>0,6268</text:p>
          </table:table-cell>
          <table:table-cell office:value-type="float" office:value="4.79348809218169" calcext:value-type="float">
            <text:p>4,79348809218169</text:p>
          </table:table-cell>
          <table:table-cell office:value-type="float" office:value="487" calcext:value-type="float">
            <text:p>487</text:p>
          </table:table-cell>
          <table:table-cell office:value-type="float" office:value="13.937" calcext:value-type="float">
            <text:p>13,937</text:p>
          </table:table-cell>
        </table:table-row>
        <table:table-row table:style-name="ro1">
          <table:table-cell office:value-type="string" calcext:value-type="string">
            <text:p>g.66.3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5285" calcext:value-type="float">
            <text:p>31,5285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1.9798" calcext:value-type="float">
            <text:p>1,9798</text:p>
          </table:table-cell>
          <table:table-cell office:value-type="float" office:value="3.33199486509537" calcext:value-type="float">
            <text:p>3,33199486509537</text:p>
          </table:table-cell>
          <table:table-cell office:value-type="float" office:value="45" calcext:value-type="float">
            <text:p>45</text:p>
          </table:table-cell>
          <table:table-cell office:value-type="float" office:value="29.5998" calcext:value-type="float">
            <text:p>29,5998</text:p>
          </table:table-cell>
        </table:table-row>
        <table:table-row table:style-name="ro1">
          <table:table-cell office:value-type="string" calcext:value-type="string">
            <text:p>g.66.6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344" calcext:value-type="float">
            <text:p>344</text:p>
          </table:table-cell>
          <table:table-cell office:value-type="float" office:value="19.9981" calcext:value-type="float">
            <text:p>19,9981</text:p>
          </table:table-cell>
          <table:table-cell office:value-type="float" office:value="66" calcext:value-type="float">
            <text:p>66</text:p>
          </table:table-cell>
          <table:table-cell office:value-type="float" office:value="139" calcext:value-type="float">
            <text:p>139</text:p>
          </table:table-cell>
          <table:table-cell office:value-type="float" office:value="0.5846" calcext:value-type="float">
            <text:p>0,5846</text:p>
          </table:table-cell>
          <table:table-cell office:value-type="float" office:value="5.20394340529702" calcext:value-type="float">
            <text:p>5,20394340529702</text:p>
          </table:table-cell>
          <table:table-cell office:value-type="float" office:value="412" calcext:value-type="float">
            <text:p>412</text:p>
          </table:table-cell>
          <table:table-cell office:value-type="float" office:value="19.9981" calcext:value-type="float">
            <text:p>19,9981</text:p>
          </table:table-cell>
        </table:table-row>
        <table:table-row table:style-name="ro1">
          <table:table-cell office:value-type="string" calcext:value-type="string">
            <text:p>g.66.7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860" calcext:value-type="float">
            <text:p>860</text:p>
          </table:table-cell>
          <table:table-cell office:value-type="float" office:value="54.6182" calcext:value-type="float">
            <text:p>54,6182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0.333" calcext:value-type="float">
            <text:p>0,333</text:p>
          </table:table-cell>
          <table:table-cell office:value-type="float" office:value="3.73396759493765" calcext:value-type="float">
            <text:p>3,73396759493765</text:p>
          </table:table-cell>
          <table:table-cell office:value-type="float" office:value="101" calcext:value-type="float">
            <text:p>101</text:p>
          </table:table-cell>
          <table:table-cell office:value-type="float" office:value="54.6182" calcext:value-type="float">
            <text:p>54,6182</text:p>
          </table:table-cell>
        </table:table-row>
        <table:table-row table:style-name="ro1">
          <table:table-cell office:value-type="string" calcext:value-type="string">
            <text:p>g.66.8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786" calcext:value-type="float">
            <text:p>786</text:p>
          </table:table-cell>
          <table:table-cell office:value-type="float" office:value="53.9784" calcext:value-type="float">
            <text:p>53,9784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0.9616" calcext:value-type="float">
            <text:p>0,9616</text:p>
          </table:table-cell>
          <table:table-cell office:value-type="float" office:value="3.58565001769536" calcext:value-type="float">
            <text:p>3,58565001769536</text:p>
          </table:table-cell>
          <table:table-cell office:value-type="float" office:value="91" calcext:value-type="float">
            <text:p>91</text:p>
          </table:table-cell>
          <table:table-cell office:value-type="float" office:value="53.9784" calcext:value-type="float">
            <text:p>53,9784</text:p>
          </table:table-cell>
        </table:table-row>
        <table:table-row table:style-name="ro1">
          <table:table-cell office:value-type="string" calcext:value-type="string">
            <text:p>g.69.7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315" calcext:value-type="float">
            <text:p>315</text:p>
          </table:table-cell>
          <table:table-cell office:value-type="float" office:value="48.298" calcext:value-type="float">
            <text:p>48,298</text:p>
          </table:table-cell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office:value-type="float" office:value="0.7212" calcext:value-type="float">
            <text:p>0,7212</text:p>
          </table:table-cell>
          <table:table-cell office:value-type="float" office:value="3.80878446988802" calcext:value-type="float">
            <text:p>3,80878446988802</text:p>
          </table:table-cell>
          <table:table-cell office:value-type="float" office:value="63" calcext:value-type="float">
            <text:p>63</text:p>
          </table:table-cell>
          <table:table-cell office:value-type="float" office:value="48.298" calcext:value-type="float">
            <text:p>48,298</text:p>
          </table:table-cell>
        </table:table-row>
        <table:table-row table:style-name="ro1">
          <table:table-cell office:value-type="string" calcext:value-type="string">
            <text:p>g.70.1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633" calcext:value-type="float">
            <text:p>633</text:p>
          </table:table-cell>
          <table:table-cell office:value-type="float" office:value="57.7947" calcext:value-type="float">
            <text:p>57,7947</text:p>
          </table:table-cell>
          <table:table-cell office:value-type="float" office:value="70" calcext:value-type="float">
            <text:p>70</text:p>
          </table:table-cell>
          <table:table-cell office:value-type="float" office:value="119" calcext:value-type="float">
            <text:p>119</text:p>
          </table:table-cell>
          <table:table-cell office:value-type="float" office:value="1.2886" calcext:value-type="float">
            <text:p>1,2886</text:p>
          </table:table-cell>
          <table:table-cell office:value-type="float" office:value="5.10101470398464" calcext:value-type="float">
            <text:p>5,10101470398464</text:p>
          </table:table-cell>
          <table:table-cell office:value-type="float" office:value="53" calcext:value-type="float">
            <text:p>53</text:p>
          </table:table-cell>
          <table:table-cell office:value-type="float" office:value="57.7947" calcext:value-type="float">
            <text:p>57,7947</text:p>
          </table:table-cell>
        </table:table-row>
        <table:table-row table:style-name="ro1">
          <table:table-cell office:value-type="string" calcext:value-type="string">
            <text:p>g.73.4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655" calcext:value-type="float">
            <text:p>655</text:p>
          </table:table-cell>
          <table:table-cell office:value-type="float" office:value="36.1462" calcext:value-type="float">
            <text:p>36,1462</text:p>
          </table:table-cell>
          <table:table-cell office:value-type="float" office:value="73" calcext:value-type="float">
            <text:p>73</text:p>
          </table:table-cell>
          <table:table-cell office:value-type="float" office:value="108" calcext:value-type="float">
            <text:p>108</text:p>
          </table:table-cell>
          <table:table-cell office:value-type="float" office:value="0.9112" calcext:value-type="float">
            <text:p>0,9112</text:p>
          </table:table-cell>
          <table:table-cell office:value-type="float" office:value="3.02434885474572" calcext:value-type="float">
            <text:p>3,02434885474572</text:p>
          </table:table-cell>
          <table:table-cell office:value-type="float" office:value="115" calcext:value-type="float">
            <text:p>115</text:p>
          </table:table-cell>
          <table:table-cell office:value-type="float" office:value="36.1462" calcext:value-type="float">
            <text:p>36,1462</text:p>
          </table:table-cell>
        </table:table-row>
        <table:table-row table:style-name="ro1">
          <table:table-cell office:value-type="string" calcext:value-type="string">
            <text:p>g.73.7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95" calcext:value-type="float">
            <text:p>95</text:p>
          </table:table-cell>
          <table:table-cell office:value-type="float" office:value="89.9309" calcext:value-type="float">
            <text:p>89,9309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0.6282" calcext:value-type="float">
            <text:p>0,6282</text:p>
          </table:table-cell>
          <table:table-cell office:value-type="float" office:value="4.05128020348244" calcext:value-type="float">
            <text:p>4,05128020348244</text:p>
          </table:table-cell>
          <table:table-cell office:value-type="float" office:value="1" calcext:value-type="float">
            <text:p>1</text:p>
          </table:table-cell>
          <table:table-cell office:value-type="float" office:value="89.9309" calcext:value-type="float">
            <text:p>89,9309</text:p>
          </table:table-cell>
        </table:table-row>
        <table:table-row table:style-name="ro1">
          <table:table-cell office:value-type="string" calcext:value-type="string">
            <text:p>g.73.8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51.0735" calcext:value-type="float">
            <text:p>51,0735</text:p>
          </table:table-cell>
          <table:table-cell office:value-type="float" office:value="73" calcext:value-type="float">
            <text:p>73</text:p>
          </table:table-cell>
          <table:table-cell office:value-type="float" office:value="101" calcext:value-type="float">
            <text:p>101</text:p>
          </table:table-cell>
          <table:table-cell office:value-type="float" office:value="0.957" calcext:value-type="float">
            <text:p>0,957</text:p>
          </table:table-cell>
          <table:table-cell office:value-type="float" office:value="4.39647933149534" calcext:value-type="float">
            <text:p>4,39647933149534</text:p>
          </table:table-cell>
          <table:table-cell office:value-type="float" office:value="42" calcext:value-type="float">
            <text:p>42</text:p>
          </table:table-cell>
          <table:table-cell office:value-type="float" office:value="51.0735" calcext:value-type="float">
            <text:p>51,0735</text:p>
          </table:table-cell>
        </table:table-row>
        <table:table-row table:style-name="ro1">
          <table:table-cell office:value-type="string" calcext:value-type="string">
            <text:p>g.74.1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457" calcext:value-type="float">
            <text:p>457</text:p>
          </table:table-cell>
          <table:table-cell office:value-type="float" office:value="85.7327" calcext:value-type="float">
            <text:p>85,7327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9.8148" calcext:value-type="float">
            <text:p>9,8148</text:p>
          </table:table-cell>
          <table:table-cell office:value-type="float" office:value="2.52924300175213" calcext:value-type="float">
            <text:p>2,52924300175213</text:p>
          </table:table-cell>
          <table:table-cell office:value-type="float" office:value="7" calcext:value-type="float">
            <text:p>7</text:p>
          </table:table-cell>
          <table:table-cell office:value-type="float" office:value="85.7327" calcext:value-type="float">
            <text:p>85,7327</text:p>
          </table:table-cell>
        </table:table-row>
        <table:table-row table:style-name="ro1">
          <table:table-cell office:value-type="string" calcext:value-type="string">
            <text:p>g.74.2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487" calcext:value-type="float">
            <text:p>487</text:p>
          </table:table-cell>
          <table:table-cell office:value-type="float" office:value="38.1105" calcext:value-type="float">
            <text:p>38,1105</text:p>
          </table:table-cell>
          <table:table-cell office:value-type="float" office:value="74" calcext:value-type="float">
            <text:p>74</text:p>
          </table:table-cell>
          <table:table-cell office:value-type="float" office:value="114" calcext:value-type="float">
            <text:p>114</text:p>
          </table:table-cell>
          <table:table-cell office:value-type="float" office:value="0.4392" calcext:value-type="float">
            <text:p>0,4392</text:p>
          </table:table-cell>
          <table:table-cell office:value-type="float" office:value="3.78909258076204" calcext:value-type="float">
            <text:p>3,78909258076204</text:p>
          </table:table-cell>
          <table:table-cell office:value-type="float" office:value="98" calcext:value-type="float">
            <text:p>98</text:p>
          </table:table-cell>
          <table:table-cell office:value-type="float" office:value="38.1105" calcext:value-type="float">
            <text:p>38,1105</text:p>
          </table:table-cell>
        </table:table-row>
        <table:table-row table:style-name="ro1">
          <table:table-cell office:value-type="string" calcext:value-type="string">
            <text:p>g.75.0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428" calcext:value-type="float">
            <text:p>428</text:p>
          </table:table-cell>
          <table:table-cell office:value-type="float" office:value="87.0737" calcext:value-type="float">
            <text:p>87,0737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0.6296" calcext:value-type="float">
            <text:p>0,6296</text:p>
          </table:table-cell>
          <table:table-cell office:value-type="float" office:value="2.23811597180254" calcext:value-type="float">
            <text:p>2,23811597180254</text:p>
          </table:table-cell>
          <table:table-cell office:value-type="float" office:value="8" calcext:value-type="float">
            <text:p>8</text:p>
          </table:table-cell>
          <table:table-cell office:value-type="float" office:value="87.0737" calcext:value-type="float">
            <text:p>87,0737</text:p>
          </table:table-cell>
        </table:table-row>
        <table:table-row table:style-name="ro1">
          <table:table-cell office:value-type="string" calcext:value-type="string">
            <text:p>g.75.4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671" calcext:value-type="float">
            <text:p>671</text:p>
          </table:table-cell>
          <table:table-cell office:value-type="float" office:value="84.7631" calcext:value-type="float">
            <text:p>84,7631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10.0485" calcext:value-type="float">
            <text:p>10,0485</text:p>
          </table:table-cell>
          <table:table-cell office:value-type="float" office:value="5.84385874040403" calcext:value-type="float">
            <text:p>5,84385874040403</text:p>
          </table:table-cell>
          <table:table-cell office:value-type="float" office:value="9" calcext:value-type="float">
            <text:p>9</text:p>
          </table:table-cell>
          <table:table-cell office:value-type="float" office:value="84.7631" calcext:value-type="float">
            <text:p>84,7631</text:p>
          </table:table-cell>
        </table:table-row>
        <table:table-row table:style-name="ro1">
          <table:table-cell office:value-type="string" calcext:value-type="string">
            <text:p>g.76.1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42" calcext:value-type="float">
            <text:p>142</text:p>
          </table:table-cell>
          <table:table-cell office:value-type="float" office:value="46.3928" calcext:value-type="float">
            <text:p>46,3928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office:value-type="float" office:value="6.3999" calcext:value-type="float">
            <text:p>6,3999</text:p>
          </table:table-cell>
          <table:table-cell office:value-type="float" office:value="2.34521095453531" calcext:value-type="float">
            <text:p>2,34521095453531</text:p>
          </table:table-cell>
          <table:table-cell office:value-type="float" office:value="42" calcext:value-type="float">
            <text:p>42</text:p>
          </table:table-cell>
          <table:table-cell office:value-type="float" office:value="46.3928" calcext:value-type="float">
            <text:p>46,3928</text:p>
          </table:table-cell>
        </table:table-row>
        <table:table-row table:style-name="ro1">
          <table:table-cell office:value-type="string" calcext:value-type="string">
            <text:p>g.77.5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516" calcext:value-type="float">
            <text:p>516</text:p>
          </table:table-cell>
          <table:table-cell office:value-type="float" office:value="49.7568" calcext:value-type="float">
            <text:p>49,7568</text:p>
          </table:table-cell>
          <table:table-cell office:value-type="float" office:value="77" calcext:value-type="float">
            <text:p>77</text:p>
          </table:table-cell>
          <table:table-cell office:value-type="float" office:value="108" calcext:value-type="float">
            <text:p>108</text:p>
          </table:table-cell>
          <table:table-cell office:value-type="float" office:value="7.8422" calcext:value-type="float">
            <text:p>7,8422</text:p>
          </table:table-cell>
          <table:table-cell office:value-type="float" office:value="2.41761834092327" calcext:value-type="float">
            <text:p>2,41761834092327</text:p>
          </table:table-cell>
          <table:table-cell office:value-type="float" office:value="50" calcext:value-type="float">
            <text:p>50</text:p>
          </table:table-cell>
          <table:table-cell office:value-type="float" office:value="49.7568" calcext:value-type="float">
            <text:p>49,7568</text:p>
          </table:table-cell>
        </table:table-row>
        <table:table-row table:style-name="ro1">
          <table:table-cell office:value-type="string" calcext:value-type="string">
            <text:p>g.79.0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575" calcext:value-type="float">
            <text:p>575</text:p>
          </table:table-cell>
          <table:table-cell office:value-type="float" office:value="86.0319" calcext:value-type="float">
            <text:p>86,0319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5.9757" calcext:value-type="float">
            <text:p>5,9757</text:p>
          </table:table-cell>
          <table:table-cell office:value-type="float" office:value="2.81342136996877" calcext:value-type="float">
            <text:p>2,81342136996877</text:p>
          </table:table-cell>
          <table:table-cell office:value-type="float" office:value="12" calcext:value-type="float">
            <text:p>12</text:p>
          </table:table-cell>
          <table:table-cell office:value-type="float" office:value="86.0319" calcext:value-type="float">
            <text:p>86,0319</text:p>
          </table:table-cell>
        </table:table-row>
        <table:table-row table:style-name="ro1">
          <table:table-cell office:value-type="string" calcext:value-type="string">
            <text:p>g.79.7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670" calcext:value-type="float">
            <text:p>670</text:p>
          </table:table-cell>
          <table:table-cell office:value-type="float" office:value="29.4379" calcext:value-type="float">
            <text:p>29,4379</text:p>
          </table:table-cell>
          <table:table-cell office:value-type="float" office:value="79" calcext:value-type="float">
            <text:p>79</text:p>
          </table:table-cell>
          <table:table-cell office:value-type="float" office:value="147" calcext:value-type="float">
            <text:p>147</text:p>
          </table:table-cell>
          <table:table-cell office:value-type="float" office:value="0.3434" calcext:value-type="float">
            <text:p>0,3434</text:p>
          </table:table-cell>
          <table:table-cell office:value-type="float" office:value="5.46081816329506" calcext:value-type="float">
            <text:p>5,46081816329506</text:p>
          </table:table-cell>
          <table:table-cell office:value-type="float" office:value="239" calcext:value-type="float">
            <text:p>239</text:p>
          </table:table-cell>
          <table:table-cell office:value-type="float" office:value="29.4379" calcext:value-type="float">
            <text:p>29,4379</text:p>
          </table:table-cell>
        </table:table-row>
        <table:table-row table:style-name="ro1">
          <table:table-cell office:value-type="string" calcext:value-type="string">
            <text:p>g.80.1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477" calcext:value-type="float">
            <text:p>477</text:p>
          </table:table-cell>
          <table:table-cell office:value-type="float" office:value="82.4408" calcext:value-type="float">
            <text:p>82,4408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3.7648" calcext:value-type="float">
            <text:p>3,7648</text:p>
          </table:table-cell>
          <table:table-cell office:value-type="float" office:value="2.542304877069" calcext:value-type="float">
            <text:p>2,542304877069</text:p>
          </table:table-cell>
          <table:table-cell office:value-type="float" office:value="8" calcext:value-type="float">
            <text:p>8</text:p>
          </table:table-cell>
          <table:table-cell office:value-type="float" office:value="82.4408" calcext:value-type="float">
            <text:p>82,4408</text:p>
          </table:table-cell>
        </table:table-row>
        <table:table-row table:style-name="ro1">
          <table:table-cell office:value-type="string" calcext:value-type="string">
            <text:p>g.80.4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370" calcext:value-type="float">
            <text:p>370</text:p>
          </table:table-cell>
          <table:table-cell office:value-type="float" office:value="83.4209" calcext:value-type="float">
            <text:p>83,4209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4.4086" calcext:value-type="float">
            <text:p>4,4086</text:p>
          </table:table-cell>
          <table:table-cell office:value-type="float" office:value="2.47854464335911" calcext:value-type="float">
            <text:p>2,47854464335911</text:p>
          </table:table-cell>
          <table:table-cell office:value-type="float" office:value="10" calcext:value-type="float">
            <text:p>10</text:p>
          </table:table-cell>
          <table:table-cell office:value-type="float" office:value="83.4209" calcext:value-type="float">
            <text:p>83,4209</text:p>
          </table:table-cell>
        </table:table-row>
        <table:table-row table:style-name="ro1">
          <table:table-cell office:value-type="string" calcext:value-type="string">
            <text:p>g.80.5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57.5441" calcext:value-type="float">
            <text:p>57,5441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10.1703" calcext:value-type="float">
            <text:p>10,1703</text:p>
          </table:table-cell>
          <table:table-cell office:value-type="float" office:value="2.7615775875691" calcext:value-type="float">
            <text:p>2,7615775875691</text:p>
          </table:table-cell>
          <table:table-cell office:value-type="float" office:value="7" calcext:value-type="float">
            <text:p>7</text:p>
          </table:table-cell>
          <table:table-cell office:value-type="float" office:value="57.5441" calcext:value-type="float">
            <text:p>57,5441</text:p>
          </table:table-cell>
        </table:table-row>
        <table:table-row table:style-name="ro1">
          <table:table-cell office:value-type="string" calcext:value-type="string">
            <text:p>g.100.0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891" calcext:value-type="float">
            <text:p>891</text:p>
          </table:table-cell>
          <table:table-cell office:value-type="float" office:value="22.455" calcext:value-type="float">
            <text:p>22,455</text:p>
          </table:table-cell>
          <table:table-cell office:value-type="float" office:value="100" calcext:value-type="float">
            <text:p>100</text:p>
          </table:table-cell>
          <table:table-cell office:value-type="float" office:value="191" calcext:value-type="float">
            <text:p>191</text:p>
          </table:table-cell>
          <table:table-cell office:value-type="float" office:value="0.8394" calcext:value-type="float">
            <text:p>0,8394</text:p>
          </table:table-cell>
          <table:table-cell office:value-type="float" office:value="8.97330325137719" calcext:value-type="float">
            <text:p>8,97330325137719</text:p>
          </table:table-cell>
          <table:table-cell office:value-type="float" office:value="458" calcext:value-type="float">
            <text:p>458</text:p>
          </table:table-cell>
          <table:table-cell office:value-type="float" office:value="22.455" calcext:value-type="float">
            <text:p>22,455</text:p>
          </table:table-cell>
        </table:table-row>
        <table:table-row table:style-name="ro1">
          <table:table-cell office:value-type="string" calcext:value-type="string">
            <text:p>g.100.1.graphml</text:p>
          </table:table-cell>
          <table:table-cell office:value-type="float" office:value="2000" calcext:value-type="float">
            <text:p>2000</text:p>
          </table:table-cell>
          <table:table-cell office:value-type="float" office:value="2004" calcext:value-type="float">
            <text:p>2004</text:p>
          </table:table-cell>
          <table:table-cell office:value-type="float" office:value="26.1531" calcext:value-type="float">
            <text:p>26,1531</text:p>
          </table:table-cell>
          <table:table-cell office:value-type="float" office:value="100" calcext:value-type="float">
            <text:p>100</text:p>
          </table:table-cell>
          <table:table-cell office:value-type="float" office:value="191" calcext:value-type="float">
            <text:p>191</text:p>
          </table:table-cell>
          <table:table-cell office:value-type="float" office:value="0.6548" calcext:value-type="float">
            <text:p>0,6548</text:p>
          </table:table-cell>
          <table:table-cell office:value-type="float" office:value="7.13304465761651" calcext:value-type="float">
            <text:p>7,13304465761651</text:p>
          </table:table-cell>
          <table:table-cell office:value-type="float" office:value="378" calcext:value-type="float">
            <text:p>378</text:p>
          </table:table-cell>
          <table:table-cell office:value-type="float" office:value="26.1531" calcext:value-type="float">
            <text:p>26,1531</text:p>
          </table:table-cell>
        </table:table-row>
        <table:table-row table:style-name="ro1">
          <table:table-cell office:value-type="string" calcext:value-type="string">
            <text:p>g.81.0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41" calcext:value-type="float">
            <text:p>141</text:p>
          </table:table-cell>
          <table:table-cell office:value-type="float" office:value="82.5418" calcext:value-type="float">
            <text:p>82,5418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4.1081" calcext:value-type="float">
            <text:p>4,1081</text:p>
          </table:table-cell>
          <table:table-cell office:value-type="float" office:value="2.89281185585741" calcext:value-type="float">
            <text:p>2,89281185585741</text:p>
          </table:table-cell>
          <table:table-cell office:value-type="float" office:value="12" calcext:value-type="float">
            <text:p>12</text:p>
          </table:table-cell>
          <table:table-cell office:value-type="float" office:value="82.5418" calcext:value-type="float">
            <text:p>82,5418</text:p>
          </table:table-cell>
        </table:table-row>
        <table:table-row table:style-name="ro1">
          <table:table-cell office:value-type="string" calcext:value-type="string">
            <text:p>g.81.9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18.4533" calcext:value-type="float">
            <text:p>18,4533</text:p>
          </table:table-cell>
          <table:table-cell office:value-type="float" office:value="81" calcext:value-type="float">
            <text:p>81</text:p>
          </table:table-cell>
          <table:table-cell office:value-type="float" office:value="163" calcext:value-type="float">
            <text:p>163</text:p>
          </table:table-cell>
          <table:table-cell office:value-type="float" office:value="0.5132" calcext:value-type="float">
            <text:p>0,5132</text:p>
          </table:table-cell>
          <table:table-cell office:value-type="float" office:value="6.44530502130794" calcext:value-type="float">
            <text:p>6,44530502130794</text:p>
          </table:table-cell>
          <table:table-cell office:value-type="float" office:value="248" calcext:value-type="float">
            <text:p>248</text:p>
          </table:table-cell>
          <table:table-cell office:value-type="float" office:value="18.4533" calcext:value-type="float">
            <text:p>18,4533</text:p>
          </table:table-cell>
        </table:table-row>
        <table:table-row table:style-name="ro1">
          <table:table-cell office:value-type="string" calcext:value-type="string">
            <text:p>g.82.4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553" calcext:value-type="float">
            <text:p>553</text:p>
          </table:table-cell>
          <table:table-cell office:value-type="float" office:value="41.109" calcext:value-type="float">
            <text:p>41,109</text:p>
          </table:table-cell>
          <table:table-cell office:value-type="float" office:value="82" calcext:value-type="float">
            <text:p>82</text:p>
          </table:table-cell>
          <table:table-cell office:value-type="float" office:value="164" calcext:value-type="float">
            <text:p>164</text:p>
          </table:table-cell>
          <table:table-cell office:value-type="float" office:value="0.4489" calcext:value-type="float">
            <text:p>0,4489</text:p>
          </table:table-cell>
          <table:table-cell office:value-type="float" office:value="6.12904683300042" calcext:value-type="float">
            <text:p>6,12904683300042</text:p>
          </table:table-cell>
          <table:table-cell office:value-type="float" office:value="222" calcext:value-type="float">
            <text:p>222</text:p>
          </table:table-cell>
          <table:table-cell office:value-type="float" office:value="41.109" calcext:value-type="float">
            <text:p>41,109</text:p>
          </table:table-cell>
        </table:table-row>
        <table:table-row table:style-name="ro1">
          <table:table-cell office:value-type="string" calcext:value-type="string">
            <text:p>g.82.5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22" calcext:value-type="float">
            <text:p>222</text:p>
          </table:table-cell>
          <table:table-cell office:value-type="float" office:value="19.7803" calcext:value-type="float">
            <text:p>19,7803</text:p>
          </table:table-cell>
          <table:table-cell office:value-type="float" office:value="82" calcext:value-type="float">
            <text:p>82</text:p>
          </table:table-cell>
          <table:table-cell office:value-type="float" office:value="164" calcext:value-type="float">
            <text:p>164</text:p>
          </table:table-cell>
          <table:table-cell office:value-type="float" office:value="0.2345" calcext:value-type="float">
            <text:p>0,2345</text:p>
          </table:table-cell>
          <table:table-cell office:value-type="float" office:value="6.73882517252691" calcext:value-type="float">
            <text:p>6,73882517252691</text:p>
          </table:table-cell>
          <table:table-cell office:value-type="float" office:value="291" calcext:value-type="float">
            <text:p>291</text:p>
          </table:table-cell>
          <table:table-cell office:value-type="float" office:value="19.7803" calcext:value-type="float">
            <text:p>19,7803</text:p>
          </table:table-cell>
        </table:table-row>
        <table:table-row table:style-name="ro1">
          <table:table-cell office:value-type="string" calcext:value-type="string">
            <text:p>g.84.1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2052" calcext:value-type="float">
            <text:p>24,2052</text:p>
          </table:table-cell>
          <table:table-cell office:value-type="float" office:value="84" calcext:value-type="float">
            <text:p>84</text:p>
          </table:table-cell>
          <table:table-cell office:value-type="float" office:value="124" calcext:value-type="float">
            <text:p>124</text:p>
          </table:table-cell>
          <table:table-cell office:value-type="float" office:value="1.2189" calcext:value-type="float">
            <text:p>1,2189</text:p>
          </table:table-cell>
          <table:table-cell office:value-type="float" office:value="4.74605099003371" calcext:value-type="float">
            <text:p>4,74605099003371</text:p>
          </table:table-cell>
          <table:table-cell office:value-type="float" office:value="97" calcext:value-type="float">
            <text:p>97</text:p>
          </table:table-cell>
          <table:table-cell office:value-type="float" office:value="8.6544" calcext:value-type="float">
            <text:p>8,6544</text:p>
          </table:table-cell>
        </table:table-row>
        <table:table-row table:style-name="ro1">
          <table:table-cell office:value-type="string" calcext:value-type="string">
            <text:p>g.85.1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1146" calcext:value-type="float">
            <text:p>1146</text:p>
          </table:table-cell>
          <table:table-cell office:value-type="float" office:value="42.6074" calcext:value-type="float">
            <text:p>42,6074</text:p>
          </table:table-cell>
          <table:table-cell office:value-type="float" office:value="85" calcext:value-type="float">
            <text:p>85</text:p>
          </table:table-cell>
          <table:table-cell office:value-type="float" office:value="131" calcext:value-type="float">
            <text:p>131</text:p>
          </table:table-cell>
          <table:table-cell office:value-type="float" office:value="4.1098" calcext:value-type="float">
            <text:p>4,1098</text:p>
          </table:table-cell>
          <table:table-cell office:value-type="float" office:value="4.97247116420827" calcext:value-type="float">
            <text:p>4,97247116420827</text:p>
          </table:table-cell>
          <table:table-cell office:value-type="float" office:value="124" calcext:value-type="float">
            <text:p>124</text:p>
          </table:table-cell>
          <table:table-cell office:value-type="float" office:value="42.6074" calcext:value-type="float">
            <text:p>42,6074</text:p>
          </table:table-cell>
        </table:table-row>
        <table:table-row table:style-name="ro1">
          <table:table-cell office:value-type="string" calcext:value-type="string">
            <text:p>g.85.2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646" calcext:value-type="float">
            <text:p>646</text:p>
          </table:table-cell>
          <table:table-cell office:value-type="float" office:value="29.404" calcext:value-type="float">
            <text:p>29,404</text:p>
          </table:table-cell>
          <table:table-cell office:value-type="float" office:value="85" calcext:value-type="float">
            <text:p>85</text:p>
          </table:table-cell>
          <table:table-cell office:value-type="float" office:value="172" calcext:value-type="float">
            <text:p>172</text:p>
          </table:table-cell>
          <table:table-cell office:value-type="float" office:value="0.901" calcext:value-type="float">
            <text:p>0,901</text:p>
          </table:table-cell>
          <table:table-cell office:value-type="float" office:value="5.04078849725329" calcext:value-type="float">
            <text:p>5,04078849725329</text:p>
          </table:table-cell>
          <table:table-cell office:value-type="float" office:value="206" calcext:value-type="float">
            <text:p>206</text:p>
          </table:table-cell>
          <table:table-cell office:value-type="float" office:value="29.404" calcext:value-type="float">
            <text:p>29,404</text:p>
          </table:table-cell>
        </table:table-row>
        <table:table-row table:style-name="ro1">
          <table:table-cell office:value-type="string" calcext:value-type="string">
            <text:p>g.85.3.graphml</text:p>
          </table:table-cell>
          <table:table-cell office:value-type="float" office:value="2300" calcext:value-type="float">
            <text:p>2300</text:p>
          </table:table-cell>
          <table:table-cell office:value-type="float" office:value="1102" calcext:value-type="float">
            <text:p>1102</text:p>
          </table:table-cell>
          <table:table-cell office:value-type="float" office:value="86.5151" calcext:value-type="float">
            <text:p>86,5151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1.4879" calcext:value-type="float">
            <text:p>1,4879</text:p>
          </table:table-cell>
          <table:table-cell office:value-type="float" office:value="4.04420772453941" calcext:value-type="float">
            <text:p>4,04420772453941</text:p>
          </table:table-cell>
          <table:table-cell office:value-type="float" office:value="6" calcext:value-type="float">
            <text:p>6</text:p>
          </table:table-cell>
          <table:table-cell office:value-type="float" office:value="86.5151" calcext:value-type="float">
            <text:p>86,5151</text:p>
          </table:table-cell>
        </table:table-row>
        <table:table-row table:style-name="ro1">
          <table:table-cell office:value-type="string" calcext:value-type="string">
            <text:p>g.85.8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274" calcext:value-type="float">
            <text:p>274</text:p>
          </table:table-cell>
          <table:table-cell office:value-type="float" office:value="61.5075" calcext:value-type="float">
            <text:p>61,5075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6.1681" calcext:value-type="float">
            <text:p>6,1681</text:p>
          </table:table-cell>
          <table:table-cell office:value-type="float" office:value="3.64006224340266" calcext:value-type="float">
            <text:p>3,64006224340266</text:p>
          </table:table-cell>
          <table:table-cell office:value-type="float" office:value="9" calcext:value-type="float">
            <text:p>9</text:p>
          </table:table-cell>
          <table:table-cell office:value-type="float" office:value="61.5075" calcext:value-type="float">
            <text:p>61,5075</text:p>
          </table:table-cell>
        </table:table-row>
        <table:table-row table:style-name="ro1">
          <table:table-cell office:value-type="string" calcext:value-type="string">
            <text:p>g.86.2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736" calcext:value-type="float">
            <text:p>736</text:p>
          </table:table-cell>
          <table:table-cell office:value-type="float" office:value="40.8491" calcext:value-type="float">
            <text:p>40,8491</text:p>
          </table:table-cell>
          <table:table-cell office:value-type="float" office:value="86" calcext:value-type="float">
            <text:p>86</text:p>
          </table:table-cell>
          <table:table-cell office:value-type="float" office:value="122" calcext:value-type="float">
            <text:p>122</text:p>
          </table:table-cell>
          <table:table-cell office:value-type="float" office:value="0.4552" calcext:value-type="float">
            <text:p>0,4552</text:p>
          </table:table-cell>
          <table:table-cell office:value-type="float" office:value="5.28015151297763" calcext:value-type="float">
            <text:p>5,28015151297763</text:p>
          </table:table-cell>
          <table:table-cell office:value-type="float" office:value="149" calcext:value-type="float">
            <text:p>149</text:p>
          </table:table-cell>
          <table:table-cell office:value-type="float" office:value="40.8491" calcext:value-type="float">
            <text:p>40,8491</text:p>
          </table:table-cell>
        </table:table-row>
        <table:table-row table:style-name="ro1">
          <table:table-cell office:value-type="string" calcext:value-type="string">
            <text:p>g.86.3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533" calcext:value-type="float">
            <text:p>533</text:p>
          </table:table-cell>
          <table:table-cell office:value-type="float" office:value="14.2327" calcext:value-type="float">
            <text:p>14,2327</text:p>
          </table:table-cell>
          <table:table-cell office:value-type="float" office:value="86" calcext:value-type="float">
            <text:p>86</text:p>
          </table:table-cell>
          <table:table-cell office:value-type="float" office:value="189" calcext:value-type="float">
            <text:p>189</text:p>
          </table:table-cell>
          <table:table-cell office:value-type="float" office:value="0.0716" calcext:value-type="float">
            <text:p>0,0716</text:p>
          </table:table-cell>
          <table:table-cell office:value-type="float" office:value="6.13490540350094" calcext:value-type="float">
            <text:p>6,13490540350094</text:p>
          </table:table-cell>
          <table:table-cell office:value-type="float" office:value="718" calcext:value-type="float">
            <text:p>718</text:p>
          </table:table-cell>
          <table:table-cell office:value-type="float" office:value="14.2327" calcext:value-type="float">
            <text:p>14,2327</text:p>
          </table:table-cell>
        </table:table-row>
        <table:table-row table:style-name="ro1">
          <table:table-cell office:value-type="string" calcext:value-type="string">
            <text:p>g.86.4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1337" calcext:value-type="float">
            <text:p>1337</text:p>
          </table:table-cell>
          <table:table-cell office:value-type="float" office:value="23.4061" calcext:value-type="float">
            <text:p>23,4061</text:p>
          </table:table-cell>
          <table:table-cell office:value-type="float" office:value="86" calcext:value-type="float">
            <text:p>86</text:p>
          </table:table-cell>
          <table:table-cell office:value-type="float" office:value="189" calcext:value-type="float">
            <text:p>189</text:p>
          </table:table-cell>
          <table:table-cell office:value-type="float" office:value="0.5998" calcext:value-type="float">
            <text:p>0,5998</text:p>
          </table:table-cell>
          <table:table-cell office:value-type="float" office:value="7.13692733287612" calcext:value-type="float">
            <text:p>7,13692733287612</text:p>
          </table:table-cell>
          <table:table-cell office:value-type="float" office:value="600" calcext:value-type="float">
            <text:p>600</text:p>
          </table:table-cell>
          <table:table-cell office:value-type="float" office:value="23.4061" calcext:value-type="float">
            <text:p>23,4061</text:p>
          </table:table-cell>
        </table:table-row>
        <table:table-row table:style-name="ro1">
          <table:table-cell office:value-type="string" calcext:value-type="string">
            <text:p>g.86.5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812" calcext:value-type="float">
            <text:p>812</text:p>
          </table:table-cell>
          <table:table-cell office:value-type="float" office:value="86.974" calcext:value-type="float">
            <text:p>86,974</text:p>
          </table:table-cell>
          <table:table-cell office:value-type="float" office:value="86" calcext:value-type="float">
            <text:p>86</text:p>
          </table:table-cell>
          <table:table-cell office:value-type="float" office:value="136" calcext:value-type="float">
            <text:p>136</text:p>
          </table:table-cell>
          <table:table-cell office:value-type="float" office:value="6.1136" calcext:value-type="float">
            <text:p>6,1136</text:p>
          </table:table-cell>
          <table:table-cell office:value-type="float" office:value="2.86380694774724" calcext:value-type="float">
            <text:p>2,86380694774724</text:p>
          </table:table-cell>
          <table:table-cell office:value-type="float" office:value="8" calcext:value-type="float">
            <text:p>8</text:p>
          </table:table-cell>
          <table:table-cell office:value-type="float" office:value="86.974" calcext:value-type="float">
            <text:p>86,974</text:p>
          </table:table-cell>
        </table:table-row>
        <table:table-row table:style-name="ro1">
          <table:table-cell office:value-type="string" calcext:value-type="string">
            <text:p>g.87.0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313" calcext:value-type="float">
            <text:p>313</text:p>
          </table:table-cell>
          <table:table-cell office:value-type="float" office:value="34.0653" calcext:value-type="float">
            <text:p>34,0653</text:p>
          </table:table-cell>
          <table:table-cell office:value-type="float" office:value="87" calcext:value-type="float">
            <text:p>87</text:p>
          </table:table-cell>
          <table:table-cell office:value-type="float" office:value="123" calcext:value-type="float">
            <text:p>123</text:p>
          </table:table-cell>
          <table:table-cell office:value-type="float" office:value="1.1557" calcext:value-type="float">
            <text:p>1,1557</text:p>
          </table:table-cell>
          <table:table-cell office:value-type="float" office:value="6.55686303274582" calcext:value-type="float">
            <text:p>6,55686303274582</text:p>
          </table:table-cell>
          <table:table-cell office:value-type="float" office:value="147" calcext:value-type="float">
            <text:p>147</text:p>
          </table:table-cell>
          <table:table-cell office:value-type="float" office:value="34.0653" calcext:value-type="float">
            <text:p>34,0653</text:p>
          </table:table-cell>
        </table:table-row>
        <table:table-row table:style-name="ro1">
          <table:table-cell office:value-type="string" calcext:value-type="string">
            <text:p>g.87.4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626" calcext:value-type="float">
            <text:p>626</text:p>
          </table:table-cell>
          <table:table-cell office:value-type="float" office:value="17.7767" calcext:value-type="float">
            <text:p>17,7767</text:p>
          </table:table-cell>
          <table:table-cell office:value-type="float" office:value="87" calcext:value-type="float">
            <text:p>87</text:p>
          </table:table-cell>
          <table:table-cell office:value-type="float" office:value="189" calcext:value-type="float">
            <text:p>189</text:p>
          </table:table-cell>
          <table:table-cell office:value-type="float" office:value="0.4367" calcext:value-type="float">
            <text:p>0,4367</text:p>
          </table:table-cell>
          <table:table-cell office:value-type="float" office:value="12.2879696495642" calcext:value-type="float">
            <text:p>12,2879696495642</text:p>
          </table:table-cell>
          <table:table-cell office:value-type="float" office:value="551" calcext:value-type="float">
            <text:p>551</text:p>
          </table:table-cell>
          <table:table-cell office:value-type="float" office:value="17.7767" calcext:value-type="float">
            <text:p>17,7767</text:p>
          </table:table-cell>
        </table:table-row>
        <table:table-row table:style-name="ro1">
          <table:table-cell office:value-type="string" calcext:value-type="string">
            <text:p>g.87.5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460" calcext:value-type="float">
            <text:p>460</text:p>
          </table:table-cell>
          <table:table-cell office:value-type="float" office:value="19.3866" calcext:value-type="float">
            <text:p>19,3866</text:p>
          </table:table-cell>
          <table:table-cell office:value-type="float" office:value="87" calcext:value-type="float">
            <text:p>87</text:p>
          </table:table-cell>
          <table:table-cell office:value-type="float" office:value="189" calcext:value-type="float">
            <text:p>189</text:p>
          </table:table-cell>
          <table:table-cell office:value-type="float" office:value="0.2512" calcext:value-type="float">
            <text:p>0,2512</text:p>
          </table:table-cell>
          <table:table-cell office:value-type="float" office:value="6.93641687065871" calcext:value-type="float">
            <text:p>6,93641687065871</text:p>
          </table:table-cell>
          <table:table-cell office:value-type="float" office:value="462" calcext:value-type="float">
            <text:p>462</text:p>
          </table:table-cell>
          <table:table-cell office:value-type="float" office:value="19.3866" calcext:value-type="float">
            <text:p>19,3866</text:p>
          </table:table-cell>
        </table:table-row>
        <table:table-row table:style-name="ro1">
          <table:table-cell office:value-type="string" calcext:value-type="string">
            <text:p>g.90.0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656" calcext:value-type="float">
            <text:p>656</text:p>
          </table:table-cell>
          <table:table-cell office:value-type="float" office:value="40.1547" calcext:value-type="float">
            <text:p>40,1547</text:p>
          </table:table-cell>
          <table:table-cell office:value-type="float" office:value="90" calcext:value-type="float">
            <text:p>90</text:p>
          </table:table-cell>
          <table:table-cell office:value-type="float" office:value="139" calcext:value-type="float">
            <text:p>139</text:p>
          </table:table-cell>
          <table:table-cell office:value-type="float" office:value="0.7353" calcext:value-type="float">
            <text:p>0,7353</text:p>
          </table:table-cell>
          <table:table-cell office:value-type="float" office:value="4.94413481300097" calcext:value-type="float">
            <text:p>4,94413481300097</text:p>
          </table:table-cell>
          <table:table-cell office:value-type="float" office:value="103" calcext:value-type="float">
            <text:p>103</text:p>
          </table:table-cell>
          <table:table-cell office:value-type="float" office:value="40.1547" calcext:value-type="float">
            <text:p>40,1547</text:p>
          </table:table-cell>
        </table:table-row>
        <table:table-row table:style-name="ro1">
          <table:table-cell office:value-type="string" calcext:value-type="string">
            <text:p>g.90.1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517" calcext:value-type="float">
            <text:p>517</text:p>
          </table:table-cell>
          <table:table-cell office:value-type="float" office:value="65.9255" calcext:value-type="float">
            <text:p>65,9255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1.9005" calcext:value-type="float">
            <text:p>1,9005</text:p>
          </table:table-cell>
          <table:table-cell office:value-type="float" office:value="3.47122278390934" calcext:value-type="float">
            <text:p>3,47122278390934</text:p>
          </table:table-cell>
          <table:table-cell office:value-type="float" office:value="31" calcext:value-type="float">
            <text:p>31</text:p>
          </table:table-cell>
          <table:table-cell office:value-type="float" office:value="65.9255" calcext:value-type="float">
            <text:p>65,9255</text:p>
          </table:table-cell>
        </table:table-row>
        <table:table-row table:style-name="ro1">
          <table:table-cell office:value-type="string" calcext:value-type="string">
            <text:p>g.92.0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453" calcext:value-type="float">
            <text:p>1,8453</text:p>
          </table:table-cell>
          <table:table-cell office:value-type="float" office:value="92" calcext:value-type="float">
            <text:p>92</text:p>
          </table:table-cell>
          <table:table-cell office:value-type="float" office:value="192" calcext:value-type="float">
            <text:p>192</text:p>
          </table:table-cell>
          <table:table-cell office:value-type="float" office:value="1.8317" calcext:value-type="float">
            <text:p>1,8317</text:p>
          </table:table-cell>
          <table:table-cell office:value-type="float" office:value="6.83568303097796" calcext:value-type="float">
            <text:p>6,83568303097796</text:p>
          </table:table-cell>
          <table:table-cell office:value-type="float" office:value="763" calcext:value-type="float">
            <text:p>763</text:p>
          </table:table-cell>
          <table:table-cell office:value-type="float" office:value="1.8453" calcext:value-type="float">
            <text:p>1,8453</text:p>
          </table:table-cell>
        </table:table-row>
        <table:table-row table:style-name="ro1">
          <table:table-cell office:value-type="string" calcext:value-type="string">
            <text:p>g.92.1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929" calcext:value-type="float">
            <text:p>929</text:p>
          </table:table-cell>
          <table:table-cell office:value-type="float" office:value="52.501" calcext:value-type="float">
            <text:p>52,501</text:p>
          </table:table-cell>
          <table:table-cell office:value-type="float" office:value="92" calcext:value-type="float">
            <text:p>92</text:p>
          </table:table-cell>
          <table:table-cell office:value-type="float" office:value="142" calcext:value-type="float">
            <text:p>142</text:p>
          </table:table-cell>
          <table:table-cell office:value-type="float" office:value="2.3007" calcext:value-type="float">
            <text:p>2,3007</text:p>
          </table:table-cell>
          <table:table-cell office:value-type="float" office:value="2.93382231944971" calcext:value-type="float">
            <text:p>2,93382231944971</text:p>
          </table:table-cell>
          <table:table-cell office:value-type="float" office:value="91" calcext:value-type="float">
            <text:p>91</text:p>
          </table:table-cell>
          <table:table-cell office:value-type="float" office:value="52.501" calcext:value-type="float">
            <text:p>52,501</text:p>
          </table:table-cell>
        </table:table-row>
        <table:table-row table:style-name="ro1">
          <table:table-cell office:value-type="string" calcext:value-type="string">
            <text:p>g.94.2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434" calcext:value-type="float">
            <text:p>434</text:p>
          </table:table-cell>
          <table:table-cell office:value-type="float" office:value="23.9167" calcext:value-type="float">
            <text:p>23,9167</text:p>
          </table:table-cell>
          <table:table-cell office:value-type="float" office:value="94" calcext:value-type="float">
            <text:p>94</text:p>
          </table:table-cell>
          <table:table-cell office:value-type="float" office:value="174" calcext:value-type="float">
            <text:p>174</text:p>
          </table:table-cell>
          <table:table-cell office:value-type="float" office:value="1.7357" calcext:value-type="float">
            <text:p>1,7357</text:p>
          </table:table-cell>
          <table:table-cell office:value-type="float" office:value="4.26510228216457" calcext:value-type="float">
            <text:p>4,26510228216457</text:p>
          </table:table-cell>
          <table:table-cell office:value-type="float" office:value="154" calcext:value-type="float">
            <text:p>154</text:p>
          </table:table-cell>
          <table:table-cell office:value-type="float" office:value="23.9167" calcext:value-type="float">
            <text:p>23,9167</text:p>
          </table:table-cell>
        </table:table-row>
        <table:table-row table:style-name="ro1">
          <table:table-cell office:value-type="string" calcext:value-type="string">
            <text:p>g.94.3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8.9198" calcext:value-type="float">
            <text:p>18,9198</text:p>
          </table:table-cell>
          <table:table-cell office:value-type="float" office:value="94" calcext:value-type="float">
            <text:p>94</text:p>
          </table:table-cell>
          <table:table-cell office:value-type="float" office:value="144" calcext:value-type="float">
            <text:p>144</text:p>
          </table:table-cell>
          <table:table-cell office:value-type="float" office:value="0.2598" calcext:value-type="float">
            <text:p>0,2598</text:p>
          </table:table-cell>
          <table:table-cell office:value-type="float" office:value="6.0002190626979" calcext:value-type="float">
            <text:p>6,0002190626979</text:p>
          </table:table-cell>
          <table:table-cell office:value-type="float" office:value="282" calcext:value-type="float">
            <text:p>282</text:p>
          </table:table-cell>
          <table:table-cell office:value-type="float" office:value="18.9198" calcext:value-type="float">
            <text:p>18,9198</text:p>
          </table:table-cell>
        </table:table-row>
        <table:table-row table:style-name="ro1">
          <table:table-cell office:value-type="string" calcext:value-type="string">
            <text:p>g.95.0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96" calcext:value-type="float">
            <text:p>96</text:p>
          </table:table-cell>
          <table:table-cell office:value-type="float" office:value="69.0222" calcext:value-type="float">
            <text:p>69,0222</text:p>
          </table:table-cell>
          <table:table-cell office:value-type="float" office:value="95" calcext:value-type="float">
            <text:p>95</text:p>
          </table:table-cell>
          <table:table-cell office:value-type="float" office:value="122" calcext:value-type="float">
            <text:p>122</text:p>
          </table:table-cell>
          <table:table-cell office:value-type="float" office:value="9.3541" calcext:value-type="float">
            <text:p>9,3541</text:p>
          </table:table-cell>
          <table:table-cell office:value-type="float" office:value="2.52189800717628" calcext:value-type="float">
            <text:p>2,52189800717628</text:p>
          </table:table-cell>
          <table:table-cell office:value-type="float" office:value="6" calcext:value-type="float">
            <text:p>6</text:p>
          </table:table-cell>
          <table:table-cell office:value-type="float" office:value="69.0222" calcext:value-type="float">
            <text:p>69,0222</text:p>
          </table:table-cell>
        </table:table-row>
        <table:table-row table:style-name="ro1">
          <table:table-cell office:value-type="string" calcext:value-type="string">
            <text:p>g.95.1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661" calcext:value-type="float">
            <text:p>661</text:p>
          </table:table-cell>
          <table:table-cell office:value-type="float" office:value="73.4905" calcext:value-type="float">
            <text:p>73,4905</text:p>
          </table:table-cell>
          <table:table-cell office:value-type="float" office:value="95" calcext:value-type="float">
            <text:p>95</text:p>
          </table:table-cell>
          <table:table-cell office:value-type="float" office:value="132" calcext:value-type="float">
            <text:p>132</text:p>
          </table:table-cell>
          <table:table-cell office:value-type="float" office:value="7.4478" calcext:value-type="float">
            <text:p>7,4478</text:p>
          </table:table-cell>
          <table:table-cell office:value-type="float" office:value="3.06039426739357" calcext:value-type="float">
            <text:p>3,06039426739357</text:p>
          </table:table-cell>
          <table:table-cell office:value-type="float" office:value="7" calcext:value-type="float">
            <text:p>7</text:p>
          </table:table-cell>
          <table:table-cell office:value-type="float" office:value="73.4905" calcext:value-type="float">
            <text:p>73,4905</text:p>
          </table:table-cell>
        </table:table-row>
        <table:table-row table:style-name="ro1">
          <table:table-cell office:value-type="string" calcext:value-type="string">
            <text:p>g.96.2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585" calcext:value-type="float">
            <text:p>585</text:p>
          </table:table-cell>
          <table:table-cell office:value-type="float" office:value="25.4424" calcext:value-type="float">
            <text:p>25,4424</text:p>
          </table:table-cell>
          <table:table-cell office:value-type="float" office:value="96" calcext:value-type="float">
            <text:p>96</text:p>
          </table:table-cell>
          <table:table-cell office:value-type="float" office:value="161" calcext:value-type="float">
            <text:p>161</text:p>
          </table:table-cell>
          <table:table-cell office:value-type="float" office:value="0.3737" calcext:value-type="float">
            <text:p>0,3737</text:p>
          </table:table-cell>
          <table:table-cell office:value-type="float" office:value="5.56129573099224" calcext:value-type="float">
            <text:p>5,56129573099224</text:p>
          </table:table-cell>
          <table:table-cell office:value-type="float" office:value="279" calcext:value-type="float">
            <text:p>279</text:p>
          </table:table-cell>
          <table:table-cell office:value-type="float" office:value="25.4424" calcext:value-type="float">
            <text:p>25,4424</text:p>
          </table:table-cell>
        </table:table-row>
        <table:table-row table:style-name="ro1">
          <table:table-cell office:value-type="string" calcext:value-type="string">
            <text:p>g.97.1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670" calcext:value-type="float">
            <text:p>670</text:p>
          </table:table-cell>
          <table:table-cell office:value-type="float" office:value="34.1186" calcext:value-type="float">
            <text:p>34,1186</text:p>
          </table:table-cell>
          <table:table-cell office:value-type="float" office:value="97" calcext:value-type="float">
            <text:p>97</text:p>
          </table:table-cell>
          <table:table-cell office:value-type="float" office:value="163" calcext:value-type="float">
            <text:p>163</text:p>
          </table:table-cell>
          <table:table-cell office:value-type="float" office:value="2.5729" calcext:value-type="float">
            <text:p>2,5729</text:p>
          </table:table-cell>
          <table:table-cell office:value-type="float" office:value="4.23947330079048" calcext:value-type="float">
            <text:p>4,23947330079048</text:p>
          </table:table-cell>
          <table:table-cell office:value-type="float" office:value="207" calcext:value-type="float">
            <text:p>207</text:p>
          </table:table-cell>
          <table:table-cell office:value-type="float" office:value="34.1186" calcext:value-type="float">
            <text:p>34,1186</text:p>
          </table:table-cell>
        </table:table-row>
        <table:table-row table:style-name="ro1">
          <table:table-cell office:value-type="string" calcext:value-type="string">
            <text:p>g.99.0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669" calcext:value-type="float">
            <text:p>669</text:p>
          </table:table-cell>
          <table:table-cell office:value-type="float" office:value="86.9025" calcext:value-type="float">
            <text:p>86,9025</text:p>
          </table:table-cell>
          <table:table-cell office:value-type="float" office:value="99" calcext:value-type="float">
            <text:p>99</text:p>
          </table:table-cell>
          <table:table-cell office:value-type="float" office:value="154" calcext:value-type="float">
            <text:p>154</text:p>
          </table:table-cell>
          <table:table-cell office:value-type="float" office:value="4.4466" calcext:value-type="float">
            <text:p>4,4466</text:p>
          </table:table-cell>
          <table:table-cell office:value-type="float" office:value="4.61283047348638" calcext:value-type="float">
            <text:p>4,61283047348638</text:p>
          </table:table-cell>
          <table:table-cell office:value-type="float" office:value="11" calcext:value-type="float">
            <text:p>11</text:p>
          </table:table-cell>
          <table:table-cell office:value-type="float" office:value="86.9025" calcext:value-type="float">
            <text:p>86,9025</text:p>
          </table:table-cell>
        </table:table-row>
        <table:table-row table:style-name="ro1">
          <table:table-cell office:value-type="string" calcext:value-type="string">
            <text:p>g.99.1.graphml</text:p>
          </table:table-cell>
          <table:table-cell office:value-type="float" office:value="2100" calcext:value-type="float">
            <text:p>2100</text:p>
          </table:table-cell>
          <table:table-cell office:value-type="float" office:value="944" calcext:value-type="float">
            <text:p>944</text:p>
          </table:table-cell>
          <table:table-cell office:value-type="float" office:value="44.3915" calcext:value-type="float">
            <text:p>44,3915</text:p>
          </table:table-cell>
          <table:table-cell office:value-type="float" office:value="99" calcext:value-type="float">
            <text:p>99</text:p>
          </table:table-cell>
          <table:table-cell office:value-type="float" office:value="150" calcext:value-type="float">
            <text:p>150</text:p>
          </table:table-cell>
          <table:table-cell office:value-type="float" office:value="5.7305" calcext:value-type="float">
            <text:p>5,7305</text:p>
          </table:table-cell>
          <table:table-cell office:value-type="float" office:value="2.54165058471596" calcext:value-type="float">
            <text:p>2,54165058471596</text:p>
          </table:table-cell>
          <table:table-cell office:value-type="float" office:value="102" calcext:value-type="float">
            <text:p>102</text:p>
          </table:table-cell>
          <table:table-cell office:value-type="float" office:value="44.3915" calcext:value-type="float">
            <text:p>44,3915</text:p>
          </table:table-cell>
        </table:table-row>
        <table:table-row table:style-name="ro1">
          <table:table-cell office:value-type="string" calcext:value-type="string">
            <text:p>g.99.2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326" calcext:value-type="float">
            <text:p>326</text:p>
          </table:table-cell>
          <table:table-cell office:value-type="float" office:value="34.1532" calcext:value-type="float">
            <text:p>34,1532</text:p>
          </table:table-cell>
          <table:table-cell office:value-type="float" office:value="99" calcext:value-type="float">
            <text:p>99</text:p>
          </table:table-cell>
          <table:table-cell office:value-type="float" office:value="150" calcext:value-type="float">
            <text:p>150</text:p>
          </table:table-cell>
          <table:table-cell office:value-type="float" office:value="4.8645" calcext:value-type="float">
            <text:p>4,8645</text:p>
          </table:table-cell>
          <table:table-cell office:value-type="float" office:value="2.72945895347169" calcext:value-type="float">
            <text:p>2,72945895347169</text:p>
          </table:table-cell>
          <table:table-cell office:value-type="float" office:value="96" calcext:value-type="float">
            <text:p>96</text:p>
          </table:table-cell>
          <table:table-cell office:value-type="float" office:value="34.1532" calcext:value-type="float">
            <text:p>34,1532</text:p>
          </table:table-cell>
        </table:table-row>
      </table:table>
      <table:named-expressions/>
      <table:database-ranges>
        <table:database-range table:name="__Anonymous_Sheet_DB__4" table:target-range-address="'Random Movement -1 End'.A1:'Random Movement -1 End'.J825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9">00.00.0000</text:date>, <text:time style:data-style-name="N2" text:time-value="22:35:44.91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0T17:01:00.758000000</meta:creation-date>
    <meta:generator>LibreOffice/5.2.6.2$Windows_x86 LibreOffice_project/a3100ed2409ebf1c212f5048fbe377c281438fdc</meta:generator>
    <dc:date>2018-06-09T23:35:47.482000000</dc:date>
    <meta:editing-duration>PT3H20M49S</meta:editing-duration>
    <meta:editing-cycles>20</meta:editing-cycles>
    <meta:document-statistic meta:table-count="5" meta:cell-count="1932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000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000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71cm" svg:y="3.454cm" style:legend-expansion="high" chart:style-name="ch2"/>
        <chart:plot-area chart:style-name="ch3" table:cell-range-address="n_min.C2:n_min.G35 n_min.D1:n_min.G1" chart:data-source-has-labels="both" svg:x="0.32cm" svg:y="0.18cm" svg:width="12.931cm" svg:height="8.64cm">
          <chartooo:coordinate-region svg:x="0.941cm" svg:y="0.379cm" svg:width="12.123cm" svg:height="7.794cm"/>
          <chart:axis chart:dimension="x" chart:name="primary-x" chart:style-name="ch4" chartooo:axis-type="auto">
            <chartooo:date-scale/>
            <chart:categories table:cell-range-address="n_min.C2:n_min.C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_min.D2:n_min.D35" chart:label-cell-address="n_min.D1:n_min.D1" chart:class="chart:line">
            <chart:data-point chart:repeated="34"/>
          </chart:series>
          <chart:series chart:style-name="ch8" chart:values-cell-range-address="n_min.E2:n_min.E35" chart:label-cell-address="n_min.E1:n_min.E1" chart:class="chart:line">
            <chart:data-point chart:repeated="34"/>
          </chart:series>
          <chart:series chart:style-name="ch9" chart:values-cell-range-address="n_min.F2:n_min.F35" chart:label-cell-address="n_min.F1:n_min.F1" chart:class="chart:line">
            <chart:data-point chart:repeated="34"/>
          </chart:series>
          <chart:series chart:style-name="ch10" chart:values-cell-range-address="n_min.G2:n_min.G35" chart:label-cell-address="n_min.G1:n_min.G1" chart:class="chart:line">
            <chart:data-point chart:repeated="34"/>
          </chart:series>
          <chart:wall chart:style-name="ch11"/>
          <chart:floor chart:style-name="ch12"/>
        </chart:plot-area>
        <draw:frame draw:style-name="gr1" draw:text-style-name="P1" svg:width="2.259cm" svg:height="0.453cm" svg:x="0cm" svg:y="0cm">
          <draw:image xlink:href="Pictures/2000000F000008D3000001C55DB8941B5E826A40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 rm</text:p>
                <draw:g>
                  <svg:desc>n_min.D1:n_min.D1</svg:desc>
                </draw:g>
              </table:table-cell>
              <table:table-cell office:value-type="string">
                <text:p>cr rm-1</text:p>
                <draw:g>
                  <svg:desc>n_min.E1:n_min.E1</svg:desc>
                </draw:g>
              </table:table-cell>
              <table:table-cell office:value-type="string">
                <text:p>cr fa</text:p>
                <draw:g>
                  <svg:desc>n_min.F1:n_min.F1</svg:desc>
                </draw:g>
              </table:table-cell>
              <table:table-cell office:value-type="string">
                <text:p>cr tr</text:p>
                <draw:g>
                  <svg:desc>n_min.G1:n_min.G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n_min.C2:n_min.C35</svg:desc>
                </draw:g>
              </table:table-cell>
              <table:table-cell office:value-type="float" office:value="NaN">
                <text:p>NaN</text:p>
                <draw:g>
                  <svg:desc>n_min.D2:n_min.D35</svg:desc>
                </draw:g>
              </table:table-cell>
              <table:table-cell office:value-type="float" office:value="NaN">
                <text:p>NaN</text:p>
                <draw:g>
                  <svg:desc>n_min.E2:n_min.E35</svg:desc>
                </draw:g>
              </table:table-cell>
              <table:table-cell office:value-type="float" office:value="NaN">
                <text:p>NaN</text:p>
                <draw:g>
                  <svg:desc>n_min.F2:n_min.F35</svg:desc>
                </draw:g>
              </table:table-cell>
              <table:table-cell office:value-type="float" office:value="NaN">
                <text:p>NaN</text:p>
                <draw:g>
                  <svg:desc>n_min.G2:n_min.G35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0.6205285714286">
                <text:p>80.6205285714286</text:p>
              </table:table-cell>
              <table:table-cell office:value-type="float" office:value="69.8087530612245">
                <text:p>69.8087530612245</text:p>
              </table:table-cell>
              <table:table-cell office:value-type="float" office:value="62.1870755102041">
                <text:p>62.1870755102041</text:p>
              </table:table-cell>
              <table:table-cell office:value-type="float" office:value="56.2759183673469">
                <text:p>56.275918367346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4.6311">
                <text:p>74.6311</text:p>
              </table:table-cell>
              <table:table-cell office:value-type="float" office:value="67.33536">
                <text:p>67.33536</text:p>
              </table:table-cell>
              <table:table-cell office:value-type="float" office:value="55.55716">
                <text:p>55.55716</text:p>
              </table:table-cell>
              <table:table-cell office:value-type="float" office:value="49.5451428571429">
                <text:p>49.545142857142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1.33587">
                <text:p>81.33587</text:p>
              </table:table-cell>
              <table:table-cell office:value-type="float" office:value="69.02271">
                <text:p>69.02271</text:p>
              </table:table-cell>
              <table:table-cell office:value-type="float" office:value="61.307195">
                <text:p>61.307195</text:p>
              </table:table-cell>
              <table:table-cell office:value-type="float" office:value="53.463">
                <text:p>53.46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1.223664">
                <text:p>71.223664</text:p>
              </table:table-cell>
              <table:table-cell office:value-type="float" office:value="68.61718">
                <text:p>68.61718</text:p>
              </table:table-cell>
              <table:table-cell office:value-type="float" office:value="55.733632">
                <text:p>55.733632</text:p>
              </table:table-cell>
              <table:table-cell office:value-type="float" office:value="47.0512">
                <text:p>47.051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70.3064">
                <text:p>70.3064</text:p>
              </table:table-cell>
              <table:table-cell office:value-type="float" office:value="64.6721833333334">
                <text:p>64.6721833333334</text:p>
              </table:table-cell>
              <table:table-cell office:value-type="float" office:value="49.9070666666667">
                <text:p>49.9070666666667</text:p>
              </table:table-cell>
              <table:table-cell office:value-type="float" office:value="44.3693333333333">
                <text:p>44.369333333333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71.0138">
                <text:p>71.0138</text:p>
              </table:table-cell>
              <table:table-cell office:value-type="float" office:value="61.4592705882353">
                <text:p>61.4592705882353</text:p>
              </table:table-cell>
              <table:table-cell office:value-type="float" office:value="49.9459529411765">
                <text:p>49.9459529411765</text:p>
              </table:table-cell>
              <table:table-cell office:value-type="float" office:value="45.3870588235294">
                <text:p>45.387058823529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65.7215071428571">
                <text:p>65.7215071428571</text:p>
              </table:table-cell>
              <table:table-cell office:value-type="float" office:value="60.6247928571429">
                <text:p>60.6247928571429</text:p>
              </table:table-cell>
              <table:table-cell office:value-type="float" office:value="48.4257642857143">
                <text:p>48.4257642857143</text:p>
              </table:table-cell>
              <table:table-cell office:value-type="float" office:value="36.1571428571429">
                <text:p>36.157142857142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2.5760944444444">
                <text:p>62.5760944444444</text:p>
              </table:table-cell>
              <table:table-cell office:value-type="float" office:value="55.3191666666667">
                <text:p>55.3191666666667</text:p>
              </table:table-cell>
              <table:table-cell office:value-type="float" office:value="44.6394111111111">
                <text:p>44.6394111111111</text:p>
              </table:table-cell>
              <table:table-cell office:value-type="float" office:value="35.4972222222222">
                <text:p>35.497222222222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61.7537588235294">
                <text:p>61.7537588235294</text:p>
              </table:table-cell>
              <table:table-cell office:value-type="float" office:value="57.9164470588235">
                <text:p>57.9164470588235</text:p>
              </table:table-cell>
              <table:table-cell office:value-type="float" office:value="46.3432">
                <text:p>46.3432</text:p>
              </table:table-cell>
              <table:table-cell office:value-type="float" office:value="37.9417647058824">
                <text:p>37.941764705882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62.3114529411765">
                <text:p>62.3114529411765</text:p>
              </table:table-cell>
              <table:table-cell office:value-type="float" office:value="53.9591941176471">
                <text:p>53.9591941176471</text:p>
              </table:table-cell>
              <table:table-cell office:value-type="float" office:value="45.7034823529412">
                <text:p>45.7034823529412</text:p>
              </table:table-cell>
              <table:table-cell office:value-type="float" office:value="36.6805882352941">
                <text:p>36.680588235294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58.5567952380952">
                <text:p>58.5567952380952</text:p>
              </table:table-cell>
              <table:table-cell office:value-type="float" office:value="54.5904714285714">
                <text:p>54.5904714285714</text:p>
              </table:table-cell>
              <table:table-cell office:value-type="float" office:value="39.955719047619">
                <text:p>39.955719047619</text:p>
              </table:table-cell>
              <table:table-cell office:value-type="float" office:value="40.1061904761905">
                <text:p>40.106190476190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64.4694545454546">
                <text:p>64.4694545454546</text:p>
              </table:table-cell>
              <table:table-cell office:value-type="float" office:value="60.5947909090909">
                <text:p>60.5947909090909</text:p>
              </table:table-cell>
              <table:table-cell office:value-type="float" office:value="47.6028727272727">
                <text:p>47.6028727272727</text:p>
              </table:table-cell>
              <table:table-cell office:value-type="float" office:value="40.0427272727273">
                <text:p>40.042727272727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75.2364529411765">
                <text:p>75.2364529411765</text:p>
              </table:table-cell>
              <table:table-cell office:value-type="float" office:value="69.2650176470588">
                <text:p>69.2650176470588</text:p>
              </table:table-cell>
              <table:table-cell office:value-type="float" office:value="56.1902470588235">
                <text:p>56.1902470588235</text:p>
              </table:table-cell>
              <table:table-cell office:value-type="float" office:value="46.4941176470588">
                <text:p>46.494117647058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9.8526">
                <text:p>69.8526</text:p>
              </table:table-cell>
              <table:table-cell office:value-type="float" office:value="59.0893875">
                <text:p>59.0893875</text:p>
              </table:table-cell>
              <table:table-cell office:value-type="float" office:value="46.455825">
                <text:p>46.455825</text:p>
              </table:table-cell>
              <table:table-cell office:value-type="float" office:value="34.235">
                <text:p>34.23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44.0152">
                <text:p>44.0152</text:p>
              </table:table-cell>
              <table:table-cell office:value-type="float" office:value="38.28432">
                <text:p>38.28432</text:p>
              </table:table-cell>
              <table:table-cell office:value-type="float" office:value="30.93166">
                <text:p>30.93166</text:p>
              </table:table-cell>
              <table:table-cell office:value-type="float" office:value="28.23">
                <text:p>28.2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38.7724037037037">
                <text:p>38.7724037037037</text:p>
              </table:table-cell>
              <table:table-cell office:value-type="float" office:value="39.8400777777778">
                <text:p>39.8400777777778</text:p>
              </table:table-cell>
              <table:table-cell office:value-type="float" office:value="26.9159333333333">
                <text:p>26.9159333333333</text:p>
              </table:table-cell>
              <table:table-cell office:value-type="float" office:value="23.707037037037">
                <text:p>23.70703703703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41.4670285714286">
                <text:p>41.4670285714286</text:p>
              </table:table-cell>
              <table:table-cell office:value-type="float" office:value="39.5708142857143">
                <text:p>39.5708142857143</text:p>
              </table:table-cell>
              <table:table-cell office:value-type="float" office:value="26.2341428571429">
                <text:p>26.2341428571429</text:p>
              </table:table-cell>
              <table:table-cell office:value-type="float" office:value="22.02">
                <text:p>22.0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43.0501818181818">
                <text:p>43.0501818181818</text:p>
              </table:table-cell>
              <table:table-cell office:value-type="float" office:value="41.7536772727273">
                <text:p>41.7536772727273</text:p>
              </table:table-cell>
              <table:table-cell office:value-type="float" office:value="27.5350090909091">
                <text:p>27.5350090909091</text:p>
              </table:table-cell>
              <table:table-cell office:value-type="float" office:value="27.3290909090909">
                <text:p>27.329090909090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31.5119444444444">
                <text:p>31.5119444444444</text:p>
              </table:table-cell>
              <table:table-cell office:value-type="float" office:value="28.9911111111111">
                <text:p>28.9911111111111</text:p>
              </table:table-cell>
              <table:table-cell office:value-type="float" office:value="23.1592666666667">
                <text:p>23.1592666666667</text:p>
              </table:table-cell>
              <table:table-cell office:value-type="float" office:value="23.31">
                <text:p>23.3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58.0099">
                <text:p>58.0099</text:p>
              </table:table-cell>
              <table:table-cell office:value-type="float" office:value="48.298">
                <text:p>48.298</text:p>
              </table:table-cell>
              <table:table-cell office:value-type="float" office:value="39.3546">
                <text:p>39.3546</text:p>
              </table:table-cell>
              <table:table-cell office:value-type="float" office:value="21.76">
                <text:p>21.7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56.7709">
                <text:p>56.7709</text:p>
              </table:table-cell>
              <table:table-cell office:value-type="float" office:value="57.7947">
                <text:p>57.7947</text:p>
              </table:table-cell>
              <table:table-cell office:value-type="float" office:value="37.0455">
                <text:p>37.0455</text:p>
              </table:table-cell>
              <table:table-cell office:value-type="float" office:value="25.62">
                <text:p>25.6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3.2834285714286">
                <text:p>73.2834285714286</text:p>
              </table:table-cell>
              <table:table-cell office:value-type="float" office:value="67.5472285714286">
                <text:p>67.5472285714286</text:p>
              </table:table-cell>
              <table:table-cell office:value-type="float" office:value="59.4138428571429">
                <text:p>59.4138428571429</text:p>
              </table:table-cell>
              <table:table-cell office:value-type="float" office:value="44.0714285714286">
                <text:p>44.071428571428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42.3288">
                <text:p>42.3288</text:p>
              </table:table-cell>
              <table:table-cell office:value-type="float" office:value="48.0748">
                <text:p>48.0748</text:p>
              </table:table-cell>
              <table:table-cell office:value-type="float" office:value="46.59195">
                <text:p>46.59195</text:p>
              </table:table-cell>
              <table:table-cell office:value-type="float" office:value="32.315">
                <text:p>32.31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8.9003428571429">
                <text:p>68.9003428571429</text:p>
              </table:table-cell>
              <table:table-cell office:value-type="float" office:value="62.8386714285714">
                <text:p>62.8386714285714</text:p>
              </table:table-cell>
              <table:table-cell office:value-type="float" office:value="54.0692">
                <text:p>54.0692</text:p>
              </table:table-cell>
              <table:table-cell office:value-type="float" office:value="40.1885714285714">
                <text:p>40.188571428571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29.0314">
                <text:p>29.0314</text:p>
              </table:table-cell>
              <table:table-cell office:value-type="float" office:value="28.3648333333333">
                <text:p>28.3648333333333</text:p>
              </table:table-cell>
              <table:table-cell office:value-type="float" office:value="20.6959">
                <text:p>20.6959</text:p>
              </table:table-cell>
              <table:table-cell office:value-type="float" office:value="25.2066666666667">
                <text:p>25.206666666666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39.4752181818182">
                <text:p>39.4752181818182</text:p>
              </table:table-cell>
              <table:table-cell office:value-type="float" office:value="41.5204090909091">
                <text:p>41.5204090909091</text:p>
              </table:table-cell>
              <table:table-cell office:value-type="float" office:value="35.5783181818182">
                <text:p>35.5783181818182</text:p>
              </table:table-cell>
              <table:table-cell office:value-type="float" office:value="32.4563636363636">
                <text:p>32.456363636363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55.1292">
                <text:p>55.1292</text:p>
              </table:table-cell>
              <table:table-cell office:value-type="float" office:value="53.0401">
                <text:p>53.0401</text:p>
              </table:table-cell>
              <table:table-cell office:value-type="float" office:value="42.4635">
                <text:p>42.4635</text:p>
              </table:table-cell>
              <table:table-cell office:value-type="float" office:value="26.69">
                <text:p>26.6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6.17315">
                <text:p>16.17315</text:p>
              </table:table-cell>
              <table:table-cell office:value-type="float" office:value="27.17315">
                <text:p>27.17315</text:p>
              </table:table-cell>
              <table:table-cell office:value-type="float" office:value="23.70635">
                <text:p>23.70635</text:p>
              </table:table-cell>
              <table:table-cell office:value-type="float" office:value="15.615">
                <text:p>15.61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51.7861">
                <text:p>51.7861</text:p>
              </table:table-cell>
              <table:table-cell office:value-type="float" office:value="42.15832">
                <text:p>42.15832</text:p>
              </table:table-cell>
              <table:table-cell office:value-type="float" office:value="41.33894">
                <text:p>41.33894</text:p>
              </table:table-cell>
              <table:table-cell office:value-type="float" office:value="30.894">
                <text:p>30.89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62.30365">
                <text:p>62.30365</text:p>
              </table:table-cell>
              <table:table-cell office:value-type="float" office:value="49.89145">
                <text:p>49.89145</text:p>
              </table:table-cell>
              <table:table-cell office:value-type="float" office:value="35.810325">
                <text:p>35.810325</text:p>
              </table:table-cell>
              <table:table-cell office:value-type="float" office:value="33.1425">
                <text:p>33.142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49.60876">
                <text:p>49.60876</text:p>
              </table:table-cell>
              <table:table-cell office:value-type="float" office:value="42.81106">
                <text:p>42.81106</text:p>
              </table:table-cell>
              <table:table-cell office:value-type="float" office:value="29.90594">
                <text:p>29.90594</text:p>
              </table:table-cell>
              <table:table-cell office:value-type="float" office:value="28.46">
                <text:p>28.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000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71cm" svg:y="3.454cm" style:legend-expansion="high" chart:style-name="ch2"/>
        <chart:plot-area chart:style-name="ch3" table:cell-range-address="n_min.C2:n_min.C35 n_min.H1:n_min.K35" chart:data-source-has-labels="both" svg:x="0.107cm" svg:y="0.057cm" svg:width="12.93cm" svg:height="8.639cm">
          <chartooo:coordinate-region svg:x="1.284cm" svg:y="0.256cm" svg:width="11.753cm" svg:height="7.648cm"/>
          <chart:axis chart:dimension="x" chart:name="primary-x" chart:style-name="ch4" chartooo:axis-type="auto">
            <chartooo:date-scale/>
            <chart:categories table:cell-range-address="n_min.C2:n_min.C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_min.H2:n_min.H35" chart:label-cell-address="n_min.H1:n_min.H1" chart:class="chart:line">
            <chart:data-point chart:repeated="34"/>
          </chart:series>
          <chart:series chart:style-name="ch8" chart:values-cell-range-address="n_min.I2:n_min.I35" chart:label-cell-address="n_min.I1:n_min.I1" chart:class="chart:line">
            <chart:data-point chart:repeated="34"/>
          </chart:series>
          <chart:series chart:style-name="ch9" chart:values-cell-range-address="n_min.J2:n_min.J35" chart:label-cell-address="n_min.J1:n_min.J1" chart:class="chart:line">
            <chart:data-point chart:repeated="34"/>
          </chart:series>
          <chart:series chart:style-name="ch10" chart:values-cell-range-address="n_min.K2:n_min.K35" chart:label-cell-address="n_min.K1:n_min.K1" chart:class="chart:line">
            <chart:data-point chart:repeated="34"/>
          </chart:series>
          <chart:wall chart:style-name="ch11"/>
          <chart:floor chart:style-name="ch12"/>
        </chart:plot-area>
        <draw:frame draw:style-name="gr1" draw:text-style-name="P1" svg:width="2.259cm" svg:height="0.453cm" svg:x="0cm" svg:y="0cm">
          <draw:image xlink:href="Pictures/2000000F000008D3000001C55DB8941B5E826A40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 rm</text:p>
                <draw:g>
                  <svg:desc>n_min.H1:n_min.H1</svg:desc>
                </draw:g>
              </table:table-cell>
              <table:table-cell office:value-type="string">
                <text:p>ar rm-1</text:p>
                <draw:g>
                  <svg:desc>n_min.I1:n_min.I1</svg:desc>
                </draw:g>
              </table:table-cell>
              <table:table-cell office:value-type="string">
                <text:p>ar fa</text:p>
                <draw:g>
                  <svg:desc>n_min.J1:n_min.J1</svg:desc>
                </draw:g>
              </table:table-cell>
              <table:table-cell office:value-type="string">
                <text:p>ar tr</text:p>
                <draw:g>
                  <svg:desc>n_min.K1:n_min.K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n_min.C2:n_min.C35</svg:desc>
                </draw:g>
              </table:table-cell>
              <table:table-cell office:value-type="float" office:value="NaN">
                <text:p>NaN</text:p>
                <draw:g>
                  <svg:desc>n_min.H2:n_min.H35</svg:desc>
                </draw:g>
              </table:table-cell>
              <table:table-cell office:value-type="float" office:value="NaN">
                <text:p>NaN</text:p>
                <draw:g>
                  <svg:desc>n_min.I2:n_min.I35</svg:desc>
                </draw:g>
              </table:table-cell>
              <table:table-cell office:value-type="float" office:value="NaN">
                <text:p>NaN</text:p>
                <draw:g>
                  <svg:desc>n_min.J2:n_min.J35</svg:desc>
                </draw:g>
              </table:table-cell>
              <table:table-cell office:value-type="float" office:value="NaN">
                <text:p>NaN</text:p>
                <draw:g>
                  <svg:desc>n_min.K2:n_min.K35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0.1005124762109">
                <text:p>20.1005124762109</text:p>
              </table:table-cell>
              <table:table-cell office:value-type="float" office:value="2.34729968137841">
                <text:p>2.34729968137841</text:p>
              </table:table-cell>
              <table:table-cell office:value-type="float" office:value="2.30024901853972">
                <text:p>2.30024901853972</text:p>
              </table:table-cell>
              <table:table-cell office:value-type="float" office:value="2.56485776224375">
                <text:p>2.5648577622437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3.4070618414674">
                <text:p>23.4070618414674</text:p>
              </table:table-cell>
              <table:table-cell office:value-type="float" office:value="2.84194858283908">
                <text:p>2.84194858283908</text:p>
              </table:table-cell>
              <table:table-cell office:value-type="float" office:value="2.61742814442793">
                <text:p>2.61742814442793</text:p>
              </table:table-cell>
              <table:table-cell office:value-type="float" office:value="2.93586955795436">
                <text:p>2.9358695579543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.5069250290592">
                <text:p>17.5069250290592</text:p>
              </table:table-cell>
              <table:table-cell office:value-type="float" office:value="2.26767376682602">
                <text:p>2.26767376682602</text:p>
              </table:table-cell>
              <table:table-cell office:value-type="float" office:value="2.27941764283201">
                <text:p>2.27941764283201</text:p>
              </table:table-cell>
              <table:table-cell office:value-type="float" office:value="2.65949044138444">
                <text:p>2.6594904413844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.281683524279">
                <text:p>18.281683524279</text:p>
              </table:table-cell>
              <table:table-cell office:value-type="float" office:value="2.65383535990344">
                <text:p>2.65383535990344</text:p>
              </table:table-cell>
              <table:table-cell office:value-type="float" office:value="2.9399478052896">
                <text:p>2.9399478052896</text:p>
              </table:table-cell>
              <table:table-cell office:value-type="float" office:value="8.82195176315556">
                <text:p>8.8219517631555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.5650215950716">
                <text:p>23.5650215950716</text:p>
              </table:table-cell>
              <table:table-cell office:value-type="float" office:value="2.58950992131864">
                <text:p>2.58950992131864</text:p>
              </table:table-cell>
              <table:table-cell office:value-type="float" office:value="2.56403914599335">
                <text:p>2.56403914599335</text:p>
              </table:table-cell>
              <table:table-cell office:value-type="float" office:value="3.32770530683366">
                <text:p>3.3277053068336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9.066165279474">
                <text:p>19.066165279474</text:p>
              </table:table-cell>
              <table:table-cell office:value-type="float" office:value="2.66138139497755">
                <text:p>2.66138139497755</text:p>
              </table:table-cell>
              <table:table-cell office:value-type="float" office:value="88.3146320301138">
                <text:p>88.3146320301138</text:p>
              </table:table-cell>
              <table:table-cell office:value-type="float" office:value="57.0495786253334">
                <text:p>57.049578625333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7.2552139682362">
                <text:p>17.2552139682362</text:p>
              </table:table-cell>
              <table:table-cell office:value-type="float" office:value="3.0843756650005">
                <text:p>3.0843756650005</text:p>
              </table:table-cell>
              <table:table-cell office:value-type="float" office:value="2046.94754422473">
                <text:p>2046.94754422473</text:p>
              </table:table-cell>
              <table:table-cell office:value-type="float" office:value="72.0203915496888">
                <text:p>72.020391549688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1.133119574414">
                <text:p>51.133119574414</text:p>
              </table:table-cell>
              <table:table-cell office:value-type="float" office:value="3.2685639546195">
                <text:p>3.2685639546195</text:p>
              </table:table-cell>
              <table:table-cell office:value-type="float" office:value="25.0641692967961">
                <text:p>25.0641692967961</text:p>
              </table:table-cell>
              <table:table-cell office:value-type="float" office:value="332.964709110771">
                <text:p>332.96470911077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1.6797484408287">
                <text:p>31.6797484408287</text:p>
              </table:table-cell>
              <table:table-cell office:value-type="float" office:value="3.05797252623669">
                <text:p>3.05797252623669</text:p>
              </table:table-cell>
              <table:table-cell office:value-type="float" office:value="22.0436888249449">
                <text:p>22.0436888249449</text:p>
              </table:table-cell>
              <table:table-cell office:value-type="float" office:value="11.6114909653232">
                <text:p>11.611490965323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5.2894411331336">
                <text:p>25.2894411331336</text:p>
              </table:table-cell>
              <table:table-cell office:value-type="float" office:value="3.21428820156601">
                <text:p>3.21428820156601</text:p>
              </table:table-cell>
              <table:table-cell office:value-type="float" office:value="604.506987178985">
                <text:p>604.506987178985</text:p>
              </table:table-cell>
              <table:table-cell office:value-type="float" office:value="322.545547531625">
                <text:p>322.54554753162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28.5344415125799">
                <text:p>28.5344415125799</text:p>
              </table:table-cell>
              <table:table-cell office:value-type="float" office:value="3.45502639791529">
                <text:p>3.45502639791529</text:p>
              </table:table-cell>
              <table:table-cell office:value-type="float" office:value="8.07398318641428">
                <text:p>8.07398318641428</text:p>
              </table:table-cell>
              <table:table-cell office:value-type="float" office:value="5.28285008259502">
                <text:p>5.2828500825950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7.8393536301954">
                <text:p>27.8393536301954</text:p>
              </table:table-cell>
              <table:table-cell office:value-type="float" office:value="3.00513745892961">
                <text:p>3.00513745892961</text:p>
              </table:table-cell>
              <table:table-cell office:value-type="float" office:value="169.314761706122">
                <text:p>169.314761706122</text:p>
              </table:table-cell>
              <table:table-cell office:value-type="float" office:value="48.4864869765158">
                <text:p>48.486486976515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59.929585555968">
                <text:p>59.929585555968</text:p>
              </table:table-cell>
              <table:table-cell office:value-type="float" office:value="2.64522928855999">
                <text:p>2.64522928855999</text:p>
              </table:table-cell>
              <table:table-cell office:value-type="float" office:value="2.42268554210679">
                <text:p>2.42268554210679</text:p>
              </table:table-cell>
              <table:table-cell office:value-type="float" office:value="2.87449201995502">
                <text:p>2.874492019955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3.3650966849438">
                <text:p>23.3650966849438</text:p>
              </table:table-cell>
              <table:table-cell office:value-type="float" office:value="3.72462364579417">
                <text:p>3.72462364579417</text:p>
              </table:table-cell>
              <table:table-cell office:value-type="float" office:value="3.62542556088105">
                <text:p>3.62542556088105</text:p>
              </table:table-cell>
              <table:table-cell office:value-type="float" office:value="3.37680579311462">
                <text:p>3.3768057931146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71.3025351067388">
                <text:p>71.3025351067388</text:p>
              </table:table-cell>
              <table:table-cell office:value-type="float" office:value="3.07440920777698">
                <text:p>3.07440920777698</text:p>
              </table:table-cell>
              <table:table-cell office:value-type="float" office:value="3.34722419723227">
                <text:p>3.34722419723227</text:p>
              </table:table-cell>
              <table:table-cell office:value-type="float" office:value="143.466590854814">
                <text:p>143.46659085481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41.5873899745576">
                <text:p>41.5873899745576</text:p>
              </table:table-cell>
              <table:table-cell office:value-type="float" office:value="4.67415970836851">
                <text:p>4.67415970836851</text:p>
              </table:table-cell>
              <table:table-cell office:value-type="float" office:value="78.649857007225">
                <text:p>78.649857007225</text:p>
              </table:table-cell>
              <table:table-cell office:value-type="float" office:value="326.749677575089">
                <text:p>326.74967757508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30.8890770838134">
                <text:p>30.8890770838134</text:p>
              </table:table-cell>
              <table:table-cell office:value-type="float" office:value="4.02468625469832">
                <text:p>4.02468625469832</text:p>
              </table:table-cell>
              <table:table-cell office:value-type="float" office:value="4.01818891170119">
                <text:p>4.01818891170119</text:p>
              </table:table-cell>
              <table:table-cell office:value-type="float" office:value="4.56445560123879">
                <text:p>4.5644556012387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55.7336128899364">
                <text:p>55.7336128899364</text:p>
              </table:table-cell>
              <table:table-cell office:value-type="float" office:value="3.87306087207956">
                <text:p>3.87306087207956</text:p>
              </table:table-cell>
              <table:table-cell office:value-type="float" office:value="3.62733396929441">
                <text:p>3.62733396929441</text:p>
              </table:table-cell>
              <table:table-cell office:value-type="float" office:value="4.5322804057542">
                <text:p>4.532280405754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2.047611144085">
                <text:p>22.047611144085</text:p>
              </table:table-cell>
              <table:table-cell office:value-type="float" office:value="4.58681249595897">
                <text:p>4.58681249595897</text:p>
              </table:table-cell>
              <table:table-cell office:value-type="float" office:value="5.21435803011059">
                <text:p>5.21435803011059</text:p>
              </table:table-cell>
              <table:table-cell office:value-type="float" office:value="16.0367817131439">
                <text:p>16.036781713143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28.4073006826648">
                <text:p>28.4073006826648</text:p>
              </table:table-cell>
              <table:table-cell office:value-type="float" office:value="3.80878446988802">
                <text:p>3.80878446988802</text:p>
              </table:table-cell>
              <table:table-cell office:value-type="float" office:value="4.01859831571988">
                <text:p>4.01859831571988</text:p>
              </table:table-cell>
              <table:table-cell office:value-type="float" office:value="3.49225534962844">
                <text:p>3.4922553496284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8.682036991097">
                <text:p>18.682036991097</text:p>
              </table:table-cell>
              <table:table-cell office:value-type="float" office:value="5.10101470398464">
                <text:p>5.10101470398464</text:p>
              </table:table-cell>
              <table:table-cell office:value-type="float" office:value="3.62679587838072">
                <text:p>3.62679587838072</text:p>
              </table:table-cell>
              <table:table-cell office:value-type="float" office:value="5.02985074626866">
                <text:p>5.0298507462686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48.2553062368647">
                <text:p>48.2553062368647</text:p>
              </table:table-cell>
              <table:table-cell office:value-type="float" office:value="3.69605981206346">
                <text:p>3.69605981206346</text:p>
              </table:table-cell>
              <table:table-cell office:value-type="float" office:value="3.43157019314061">
                <text:p>3.43157019314061</text:p>
              </table:table-cell>
              <table:table-cell office:value-type="float" office:value="3.32243049569112">
                <text:p>3.3224304956911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22.979490527713">
                <text:p>22.979490527713</text:p>
              </table:table-cell>
              <table:table-cell office:value-type="float" office:value="2.38141464772929">
                <text:p>2.38141464772929</text:p>
              </table:table-cell>
              <table:table-cell office:value-type="float" office:value="2.34310963700818">
                <text:p>2.34310963700818</text:p>
              </table:table-cell>
              <table:table-cell office:value-type="float" office:value="2.69954650289296">
                <text:p>2.6995465028929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5.558212273734">
                <text:p>25.558212273734</text:p>
              </table:table-cell>
              <table:table-cell office:value-type="float" office:value="3.62782621691806">
                <text:p>3.62782621691806</text:p>
              </table:table-cell>
              <table:table-cell office:value-type="float" office:value="3.17607850883663">
                <text:p>3.17607850883663</text:p>
              </table:table-cell>
              <table:table-cell office:value-type="float" office:value="4.06335797053216">
                <text:p>4.06335797053216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37.0322225718279">
                <text:p>37.0322225718279</text:p>
              </table:table-cell>
              <table:table-cell office:value-type="float" office:value="5.87130766518701">
                <text:p>5.87130766518701</text:p>
              </table:table-cell>
              <table:table-cell office:value-type="float" office:value="4.61463588626432">
                <text:p>4.61463588626432</text:p>
              </table:table-cell>
              <table:table-cell office:value-type="float" office:value="7.10194268811502">
                <text:p>7.1019426881150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3.20488312428">
                <text:p>23.20488312428</text:p>
              </table:table-cell>
              <table:table-cell office:value-type="float" office:value="5.89950639813402">
                <text:p>5.89950639813402</text:p>
              </table:table-cell>
              <table:table-cell office:value-type="float" office:value="6.21759622387571">
                <text:p>6.21759622387571</text:p>
              </table:table-cell>
              <table:table-cell office:value-type="float" office:value="6.11392297367213">
                <text:p>6.11392297367213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30.0035328512522">
                <text:p>30.0035328512522</text:p>
              </table:table-cell>
              <table:table-cell office:value-type="float" office:value="4.20767879845516">
                <text:p>4.20767879845516</text:p>
              </table:table-cell>
              <table:table-cell office:value-type="float" office:value="2.80232461744913">
                <text:p>2.80232461744913</text:p>
              </table:table-cell>
              <table:table-cell office:value-type="float" office:value="4.11760834356165">
                <text:p>4.1176083435616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52.8239187974994">
                <text:p>52.8239187974994</text:p>
              </table:table-cell>
              <table:table-cell office:value-type="float" office:value="4.88475267521383">
                <text:p>4.88475267521383</text:p>
              </table:table-cell>
              <table:table-cell office:value-type="float" office:value="6.55481723044899">
                <text:p>6.55481723044899</text:p>
              </table:table-cell>
              <table:table-cell office:value-type="float" office:value="12.6664760446703">
                <text:p>12.6664760446703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53.0157162357544">
                <text:p>53.0157162357544</text:p>
              </table:table-cell>
              <table:table-cell office:value-type="float" office:value="4.28178187008491">
                <text:p>4.28178187008491</text:p>
              </table:table-cell>
              <table:table-cell office:value-type="float" office:value="3.81637736913878">
                <text:p>3.81637736913878</text:p>
              </table:table-cell>
              <table:table-cell office:value-type="float" office:value="4.46889316827743">
                <text:p>4.46889316827743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53.3794505630023">
                <text:p>53.3794505630023</text:p>
              </table:table-cell>
              <table:table-cell office:value-type="float" office:value="3.53085332811613">
                <text:p>3.53085332811613</text:p>
              </table:table-cell>
              <table:table-cell office:value-type="float" office:value="3.11997404486923">
                <text:p>3.11997404486923</text:p>
              </table:table-cell>
              <table:table-cell office:value-type="float" office:value="3.8008650146063">
                <text:p>3.8008650146063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55.7458960992321">
                <text:p>55.7458960992321</text:p>
              </table:table-cell>
              <table:table-cell office:value-type="float" office:value="5.19805758413355">
                <text:p>5.19805758413355</text:p>
              </table:table-cell>
              <table:table-cell office:value-type="float" office:value="5.59934312346245">
                <text:p>5.59934312346245</text:p>
              </table:table-cell>
              <table:table-cell office:value-type="float" office:value="5.26026232353301">
                <text:p>5.260262323533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000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92cm" svg:y="3.454cm" style:legend-expansion="high" chart:style-name="ch2"/>
        <chart:plot-area chart:style-name="ch3" table:cell-range-address="n_min.C2:n_min.C35 n_min.L1:n_min.O35" chart:data-source-has-labels="both" svg:x="0.477cm" svg:y="0.056cm" svg:width="12.56cm" svg:height="8.64cm">
          <chartooo:coordinate-region svg:x="1.284cm" svg:y="0.256cm" svg:width="11.753cm" svg:height="7.648cm"/>
          <chart:axis chart:dimension="x" chart:name="primary-x" chart:style-name="ch4" chartooo:axis-type="auto">
            <chartooo:date-scale/>
            <chart:categories table:cell-range-address="n_min.C2:n_min.C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_min.L2:n_min.L35" chart:label-cell-address="n_min.L1:n_min.L1" chart:class="chart:line">
            <chart:data-point chart:repeated="34"/>
          </chart:series>
          <chart:series chart:style-name="ch8" chart:values-cell-range-address="n_min.M2:n_min.M35" chart:label-cell-address="n_min.M1:n_min.M1" chart:class="chart:line">
            <chart:data-point chart:repeated="34"/>
          </chart:series>
          <chart:series chart:style-name="ch9" chart:values-cell-range-address="n_min.N2:n_min.N35" chart:label-cell-address="n_min.N1:n_min.N1" chart:class="chart:line">
            <chart:data-point chart:repeated="34"/>
          </chart:series>
          <chart:series chart:style-name="ch10" chart:values-cell-range-address="n_min.O2:n_min.O35" chart:label-cell-address="n_min.O1:n_min.O1" chart:class="chart:line">
            <chart:data-point chart:repeated="34"/>
          </chart:series>
          <chart:wall chart:style-name="ch11"/>
          <chart:floor chart:style-name="ch12"/>
        </chart:plot-area>
        <draw:frame draw:style-name="gr1" draw:text-style-name="P1" svg:width="2.259cm" svg:height="0.453cm" svg:x="0cm" svg:y="0cm">
          <draw:image xlink:href="Pictures/2000000F000008D3000001C55DB8941B5E826A40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n rm</text:p>
                <draw:g>
                  <svg:desc>n_min.L1:n_min.L1</svg:desc>
                </draw:g>
              </table:table-cell>
              <table:table-cell office:value-type="string">
                <text:p>cn rm-1</text:p>
                <draw:g>
                  <svg:desc>n_min.M1:n_min.M1</svg:desc>
                </draw:g>
              </table:table-cell>
              <table:table-cell office:value-type="string">
                <text:p>cn fa</text:p>
                <draw:g>
                  <svg:desc>n_min.N1:n_min.N1</svg:desc>
                </draw:g>
              </table:table-cell>
              <table:table-cell office:value-type="string">
                <text:p>cn tr</text:p>
                <draw:g>
                  <svg:desc>n_min.O1:n_min.O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n_min.C2:n_min.C35</svg:desc>
                </draw:g>
              </table:table-cell>
              <table:table-cell office:value-type="float" office:value="NaN">
                <text:p>NaN</text:p>
                <draw:g>
                  <svg:desc>n_min.L2:n_min.L35</svg:desc>
                </draw:g>
              </table:table-cell>
              <table:table-cell office:value-type="float" office:value="NaN">
                <text:p>NaN</text:p>
                <draw:g>
                  <svg:desc>n_min.M2:n_min.M35</svg:desc>
                </draw:g>
              </table:table-cell>
              <table:table-cell office:value-type="float" office:value="NaN">
                <text:p>NaN</text:p>
                <draw:g>
                  <svg:desc>n_min.N2:n_min.N35</svg:desc>
                </draw:g>
              </table:table-cell>
              <table:table-cell office:value-type="float" office:value="NaN">
                <text:p>NaN</text:p>
                <draw:g>
                  <svg:desc>n_min.O2:n_min.O35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.7551020408163">
                <text:p>11.7551020408163</text:p>
              </table:table-cell>
              <table:table-cell office:value-type="float" office:value="14.734693877551">
                <text:p>14.734693877551</text:p>
              </table:table-cell>
              <table:table-cell office:value-type="float" office:value="15.3877551020408">
                <text:p>15.3877551020408</text:p>
              </table:table-cell>
              <table:table-cell office:value-type="float" office:value="15.9183673469388">
                <text:p>15.918367346938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9.1714285714286">
                <text:p>29.1714285714286</text:p>
              </table:table-cell>
              <table:table-cell office:value-type="float" office:value="27.8285714285714">
                <text:p>27.8285714285714</text:p>
              </table:table-cell>
              <table:table-cell office:value-type="float" office:value="29.2">
                <text:p>29.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9.35">
                <text:p>39.35</text:p>
              </table:table-cell>
              <table:table-cell office:value-type="float" office:value="32.95">
                <text:p>32.95</text:p>
              </table:table-cell>
              <table:table-cell office:value-type="float" office:value="35.7">
                <text:p>35.7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7">
                <text:p>67</text:p>
              </table:table-cell>
              <table:table-cell office:value-type="float" office:value="66.28">
                <text:p>66.28</text:p>
              </table:table-cell>
              <table:table-cell office:value-type="float" office:value="62.16">
                <text:p>62.16</text:p>
              </table:table-cell>
              <table:table-cell office:value-type="float" office:value="80.12">
                <text:p>80.1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6.9333333333333">
                <text:p>36.9333333333333</text:p>
              </table:table-cell>
              <table:table-cell office:value-type="float" office:value="38.2">
                <text:p>38.2</text:p>
              </table:table-cell>
              <table:table-cell office:value-type="float" office:value="46.3333333333333">
                <text:p>46.3333333333333</text:p>
              </table:table-cell>
              <table:table-cell office:value-type="float" office:value="45.2666666666667">
                <text:p>45.266666666666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45.823529411765">
                <text:p>145.823529411765</text:p>
              </table:table-cell>
              <table:table-cell office:value-type="float" office:value="145.529411764706">
                <text:p>145.529411764706</text:p>
              </table:table-cell>
              <table:table-cell office:value-type="float" office:value="161.529411764706">
                <text:p>161.529411764706</text:p>
              </table:table-cell>
              <table:table-cell office:value-type="float" office:value="167.411764705882">
                <text:p>167.41176470588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31.5">
                <text:p>231.5</text:p>
              </table:table-cell>
              <table:table-cell office:value-type="float" office:value="222.285714285714">
                <text:p>222.285714285714</text:p>
              </table:table-cell>
              <table:table-cell office:value-type="float" office:value="205.428571428571">
                <text:p>205.428571428571</text:p>
              </table:table-cell>
              <table:table-cell office:value-type="float" office:value="221.785714285714">
                <text:p>221.78571428571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37.277777777778">
                <text:p>237.277777777778</text:p>
              </table:table-cell>
              <table:table-cell office:value-type="float" office:value="205.611111111111">
                <text:p>205.611111111111</text:p>
              </table:table-cell>
              <table:table-cell office:value-type="float" office:value="220.444444444444">
                <text:p>220.444444444444</text:p>
              </table:table-cell>
              <table:table-cell office:value-type="float" office:value="237.722222222222">
                <text:p>237.72222222222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26.294117647059">
                <text:p>126.294117647059</text:p>
              </table:table-cell>
              <table:table-cell office:value-type="float" office:value="120.705882352941">
                <text:p>120.705882352941</text:p>
              </table:table-cell>
              <table:table-cell office:value-type="float" office:value="129.117647058824">
                <text:p>129.117647058824</text:p>
              </table:table-cell>
              <table:table-cell office:value-type="float" office:value="149.647058823529">
                <text:p>149.64705882352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92.235294117647">
                <text:p>192.235294117647</text:p>
              </table:table-cell>
              <table:table-cell office:value-type="float" office:value="190.176470588235">
                <text:p>190.176470588235</text:p>
              </table:table-cell>
              <table:table-cell office:value-type="float" office:value="260.941176470588">
                <text:p>260.941176470588</text:p>
              </table:table-cell>
              <table:table-cell office:value-type="float" office:value="232.176470588235">
                <text:p>232.17647058823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29.095238095238">
                <text:p>129.095238095238</text:p>
              </table:table-cell>
              <table:table-cell office:value-type="float" office:value="116.952380952381">
                <text:p>116.952380952381</text:p>
              </table:table-cell>
              <table:table-cell office:value-type="float" office:value="129.714285714286">
                <text:p>129.714285714286</text:p>
              </table:table-cell>
              <table:table-cell office:value-type="float" office:value="122.571428571429">
                <text:p>122.57142857142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92.909090909091">
                <text:p>192.909090909091</text:p>
              </table:table-cell>
              <table:table-cell office:value-type="float" office:value="174.363636363636">
                <text:p>174.363636363636</text:p>
              </table:table-cell>
              <table:table-cell office:value-type="float" office:value="230.454545454545">
                <text:p>230.454545454545</text:p>
              </table:table-cell>
              <table:table-cell office:value-type="float" office:value="238.909090909091">
                <text:p>238.90909090909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63.0588235294118">
                <text:p>63.0588235294118</text:p>
              </table:table-cell>
              <table:table-cell office:value-type="float" office:value="52.2352941176471">
                <text:p>52.2352941176471</text:p>
              </table:table-cell>
              <table:table-cell office:value-type="float" office:value="56">
                <text:p>56</text:p>
              </table:table-cell>
              <table:table-cell office:value-type="float" office:value="54.2941176470588">
                <text:p>54.294117647058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8.375">
                <text:p>58.375</text:p>
              </table:table-cell>
              <table:table-cell office:value-type="float" office:value="67.75">
                <text:p>67.75</text:p>
              </table:table-cell>
              <table:table-cell office:value-type="float" office:value="65.375">
                <text:p>65.375</text:p>
              </table:table-cell>
              <table:table-cell office:value-type="float" office:value="66.375">
                <text:p>66.37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388.8">
                <text:p>388.8</text:p>
              </table:table-cell>
              <table:table-cell office:value-type="float" office:value="403.6">
                <text:p>403.6</text:p>
              </table:table-cell>
              <table:table-cell office:value-type="float" office:value="385.4">
                <text:p>385.4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309.62962962963">
                <text:p>309.62962962963</text:p>
              </table:table-cell>
              <table:table-cell office:value-type="float" office:value="267.222222222222">
                <text:p>267.222222222222</text:p>
              </table:table-cell>
              <table:table-cell office:value-type="float" office:value="283.259259259259">
                <text:p>283.259259259259</text:p>
              </table:table-cell>
              <table:table-cell office:value-type="float" office:value="379.333333333333">
                <text:p>379.33333333333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201.5">
                <text:p>201.5</text:p>
              </table:table-cell>
              <table:table-cell office:value-type="float" office:value="148.571428571429">
                <text:p>148.571428571429</text:p>
              </table:table-cell>
              <table:table-cell office:value-type="float" office:value="150.5">
                <text:p>150.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99.545454545455">
                <text:p>199.545454545455</text:p>
              </table:table-cell>
              <table:table-cell office:value-type="float" office:value="149.772727272727">
                <text:p>149.772727272727</text:p>
              </table:table-cell>
              <table:table-cell office:value-type="float" office:value="152.136363636364">
                <text:p>152.136363636364</text:p>
              </table:table-cell>
              <table:table-cell office:value-type="float" office:value="167.272727272727">
                <text:p>167.27272727272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377.555555555556">
                <text:p>377.555555555556</text:p>
              </table:table-cell>
              <table:table-cell office:value-type="float" office:value="314.333333333333">
                <text:p>314.333333333333</text:p>
              </table:table-cell>
              <table:table-cell office:value-type="float" office:value="304.444444444444">
                <text:p>304.444444444444</text:p>
              </table:table-cell>
              <table:table-cell office:value-type="float" office:value="341.222222222222">
                <text:p>341.22222222222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49">
                <text:p>49</text:p>
              </table:table-cell>
              <table:table-cell office:value-type="float" office:value="63">
                <text:p>63</text:p>
              </table:table-cell>
              <table:table-cell office:value-type="float" office:value="59">
                <text:p>5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86">
                <text:p>86</text:p>
              </table:table-cell>
              <table:table-cell office:value-type="float" office:value="53">
                <text:p>53</text:p>
              </table:table-cell>
              <table:table-cell office:value-type="float" office:value="79">
                <text:p>7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45.7142857142857">
                <text:p>45.7142857142857</text:p>
              </table:table-cell>
              <table:table-cell office:value-type="float" office:value="40">
                <text:p>40</text:p>
              </table:table-cell>
              <table:table-cell office:value-type="float" office:value="47.1428571428571">
                <text:p>47.1428571428571</text:p>
              </table:table-cell>
              <table:table-cell office:value-type="float" office:value="40.4285714285714">
                <text:p>40.428571428571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64">
                <text:p>64</text:p>
              </table:table-cell>
              <table:table-cell office:value-type="float" office:value="46">
                <text:p>46</text:p>
              </table:table-cell>
              <table:table-cell office:value-type="float" office:value="56.5">
                <text:p>56.5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2.142857142857">
                <text:p>102.142857142857</text:p>
              </table:table-cell>
              <table:table-cell office:value-type="float" office:value="76.5714285714286">
                <text:p>76.5714285714286</text:p>
              </table:table-cell>
              <table:table-cell office:value-type="float" office:value="89.1428571428571">
                <text:p>89.1428571428571</text:p>
              </table:table-cell>
              <table:table-cell office:value-type="float" office:value="90.4285714285714">
                <text:p>90.428571428571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272.333333333333">
                <text:p>272.333333333333</text:p>
              </table:table-cell>
              <table:table-cell office:value-type="float" office:value="203.333333333333">
                <text:p>203.333333333333</text:p>
              </table:table-cell>
              <table:table-cell office:value-type="float" office:value="189.666666666667">
                <text:p>189.666666666667</text:p>
              </table:table-cell>
              <table:table-cell office:value-type="float" office:value="178.666666666667">
                <text:p>178.66666666666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302.818181818182">
                <text:p>302.818181818182</text:p>
              </table:table-cell>
              <table:table-cell office:value-type="float" office:value="270.909090909091">
                <text:p>270.909090909091</text:p>
              </table:table-cell>
              <table:table-cell office:value-type="float" office:value="243.909090909091">
                <text:p>243.909090909091</text:p>
              </table:table-cell>
              <table:table-cell office:value-type="float" office:value="228.636363636364">
                <text:p>228.63636363636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17">
                <text:p>117</text:p>
              </table:table-cell>
              <table:table-cell office:value-type="float" office:value="67">
                <text:p>67</text:p>
              </table:table-cell>
              <table:table-cell office:value-type="float" office:value="72.5">
                <text:p>72.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507">
                <text:p>507</text:p>
              </table:table-cell>
              <table:table-cell office:value-type="float" office:value="427">
                <text:p>427</text:p>
              </table:table-cell>
              <table:table-cell office:value-type="float" office:value="440">
                <text:p>44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36">
                <text:p>236</text:p>
              </table:table-cell>
              <table:table-cell office:value-type="float" office:value="145.6">
                <text:p>145.6</text:p>
              </table:table-cell>
              <table:table-cell office:value-type="float" office:value="142.6">
                <text:p>142.6</text:p>
              </table:table-cell>
              <table:table-cell office:value-type="float" office:value="165.2">
                <text:p>165.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43">
                <text:p>143</text:p>
              </table:table-cell>
              <table:table-cell office:value-type="float" office:value="104">
                <text:p>104</text:p>
              </table:table-cell>
              <table:table-cell office:value-type="float" office:value="99.75">
                <text:p>99.7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304.8">
                <text:p>304.8</text:p>
              </table:table-cell>
              <table:table-cell office:value-type="float" office:value="209">
                <text:p>209</text:p>
              </table:table-cell>
              <table:table-cell office:value-type="float" office:value="198">
                <text:p>198</text:p>
              </table:table-cell>
              <table:table-cell office:value-type="float" office:value="208.4">
                <text:p>208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000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77cm" svg:y="3.454cm" style:legend-expansion="high" chart:style-name="ch2"/>
        <chart:plot-area chart:style-name="ch3" table:cell-range-address="n_min.C2:n_min.C35 n_min.P1:n_min.S35" chart:data-source-has-labels="both" svg:x="0.292cm" svg:y="0.056cm" svg:width="12.745cm" svg:height="8.64cm">
          <chartooo:coordinate-region svg:x="1.284cm" svg:y="0.256cm" svg:width="11.753cm" svg:height="7.648cm"/>
          <chart:axis chart:dimension="x" chart:name="primary-x" chart:style-name="ch4" chartooo:axis-type="auto">
            <chartooo:date-scale/>
            <chart:categories table:cell-range-address="n_min.C2:n_min.C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_min.P2:n_min.P35" chart:label-cell-address="n_min.P1:n_min.P1" chart:class="chart:line">
            <chart:data-point chart:repeated="34"/>
          </chart:series>
          <chart:series chart:style-name="ch8" chart:values-cell-range-address="n_min.Q2:n_min.Q35" chart:label-cell-address="n_min.Q1:n_min.Q1" chart:class="chart:line">
            <chart:data-point chart:repeated="34"/>
          </chart:series>
          <chart:series chart:style-name="ch9" chart:values-cell-range-address="n_min.R2:n_min.R35" chart:label-cell-address="n_min.R1:n_min.R1" chart:class="chart:line">
            <chart:data-point chart:repeated="34"/>
          </chart:series>
          <chart:series chart:style-name="ch10" chart:values-cell-range-address="n_min.S2:n_min.S35" chart:label-cell-address="n_min.S1:n_min.S1" chart:class="chart:line">
            <chart:data-point chart:repeated="34"/>
          </chart:series>
          <chart:wall chart:style-name="ch11"/>
          <chart:floor chart:style-name="ch12"/>
        </chart:plot-area>
        <draw:frame draw:style-name="gr1" draw:text-style-name="P1" svg:width="2.259cm" svg:height="0.453cm" svg:x="0cm" svg:y="0cm">
          <draw:image xlink:href="Pictures/2000000F000008D3000001C55DB8941B5E826A40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 rm</text:p>
                <draw:g>
                  <svg:desc>n_min.P1:n_min.P1</svg:desc>
                </draw:g>
              </table:table-cell>
              <table:table-cell office:value-type="string">
                <text:p>it rm-1</text:p>
                <draw:g>
                  <svg:desc>n_min.Q1:n_min.Q1</svg:desc>
                </draw:g>
              </table:table-cell>
              <table:table-cell office:value-type="string">
                <text:p>it fa</text:p>
                <draw:g>
                  <svg:desc>n_min.R1:n_min.R1</svg:desc>
                </draw:g>
              </table:table-cell>
              <table:table-cell office:value-type="string">
                <text:p>it tr</text:p>
                <draw:g>
                  <svg:desc>n_min.S1:n_min.S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n_min.C2:n_min.C35</svg:desc>
                </draw:g>
              </table:table-cell>
              <table:table-cell office:value-type="float" office:value="NaN">
                <text:p>NaN</text:p>
                <draw:g>
                  <svg:desc>n_min.P2:n_min.P35</svg:desc>
                </draw:g>
              </table:table-cell>
              <table:table-cell office:value-type="float" office:value="NaN">
                <text:p>NaN</text:p>
                <draw:g>
                  <svg:desc>n_min.Q2:n_min.Q35</svg:desc>
                </draw:g>
              </table:table-cell>
              <table:table-cell office:value-type="float" office:value="NaN">
                <text:p>NaN</text:p>
                <draw:g>
                  <svg:desc>n_min.R2:n_min.R35</svg:desc>
                </draw:g>
              </table:table-cell>
              <table:table-cell office:value-type="float" office:value="NaN">
                <text:p>NaN</text:p>
                <draw:g>
                  <svg:desc>n_min.S2:n_min.S35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42.857142857143">
                <text:p>842.857142857143</text:p>
              </table:table-cell>
              <table:table-cell office:value-type="float" office:value="957.142857142857">
                <text:p>957.142857142857</text:p>
              </table:table-cell>
              <table:table-cell office:value-type="float" office:value="1553.0612244898">
                <text:p>1553.0612244898</text:p>
              </table:table-cell>
              <table:table-cell office:value-type="float" office:value="322.673469387755">
                <text:p>322.67346938775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88.571428571429">
                <text:p>988.571428571429</text:p>
              </table:table-cell>
              <table:table-cell office:value-type="float" office:value="1060">
                <text:p>1060</text:p>
              </table:table-cell>
              <table:table-cell office:value-type="float" office:value="1871.42857142857">
                <text:p>1871.42857142857</text:p>
              </table:table-cell>
              <table:table-cell office:value-type="float" office:value="252.857142857143">
                <text:p>252.85714285714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190">
                <text:p>1190</text:p>
              </table:table-cell>
              <table:table-cell office:value-type="float" office:value="920">
                <text:p>920</text:p>
              </table:table-cell>
              <table:table-cell office:value-type="float" office:value="925">
                <text:p>925</text:p>
              </table:table-cell>
              <table:table-cell office:value-type="float" office:value="296.25">
                <text:p>296.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24">
                <text:p>1024</text:p>
              </table:table-cell>
              <table:table-cell office:value-type="float" office:value="1100">
                <text:p>1100</text:p>
              </table:table-cell>
              <table:table-cell office:value-type="float" office:value="972">
                <text:p>972</text:p>
              </table:table-cell>
              <table:table-cell office:value-type="float" office:value="216.92">
                <text:p>216.9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880">
                <text:p>880</text:p>
              </table:table-cell>
              <table:table-cell office:value-type="float" office:value="1103.33333333333">
                <text:p>1103.33333333333</text:p>
              </table:table-cell>
              <table:table-cell office:value-type="float" office:value="666.666666666667">
                <text:p>666.666666666667</text:p>
              </table:table-cell>
              <table:table-cell office:value-type="float" office:value="280.466666666667">
                <text:p>280.46666666666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900">
                <text:p>900</text:p>
              </table:table-cell>
              <table:table-cell office:value-type="float" office:value="1270.58823529412">
                <text:p>1270.58823529412</text:p>
              </table:table-cell>
              <table:table-cell office:value-type="float" office:value="676.470588235294">
                <text:p>676.470588235294</text:p>
              </table:table-cell>
              <table:table-cell office:value-type="float" office:value="68.5294117647059">
                <text:p>68.529411764705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000">
                <text:p>1000</text:p>
              </table:table-cell>
              <table:table-cell office:value-type="float" office:value="1100">
                <text:p>1100</text:p>
              </table:table-cell>
              <table:table-cell office:value-type="float" office:value="628.571428571429">
                <text:p>628.571428571429</text:p>
              </table:table-cell>
              <table:table-cell office:value-type="float" office:value="231.5">
                <text:p>231.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055.55555555556">
                <text:p>1055.55555555556</text:p>
              </table:table-cell>
              <table:table-cell office:value-type="float" office:value="911.111111111111">
                <text:p>911.111111111111</text:p>
              </table:table-cell>
              <table:table-cell office:value-type="float" office:value="977.777777777778">
                <text:p>977.777777777778</text:p>
              </table:table-cell>
              <table:table-cell office:value-type="float" office:value="77.7222222222222">
                <text:p>77.722222222222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052.94117647059">
                <text:p>1052.94117647059</text:p>
              </table:table-cell>
              <table:table-cell office:value-type="float" office:value="847.058823529412">
                <text:p>847.058823529412</text:p>
              </table:table-cell>
              <table:table-cell office:value-type="float" office:value="1441.17647058824">
                <text:p>1441.17647058824</text:p>
              </table:table-cell>
              <table:table-cell office:value-type="float" office:value="126.411764705882">
                <text:p>126.41176470588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847.058823529412">
                <text:p>847.058823529412</text:p>
              </table:table-cell>
              <table:table-cell office:value-type="float" office:value="852.941176470588">
                <text:p>852.941176470588</text:p>
              </table:table-cell>
              <table:table-cell office:value-type="float" office:value="564.705882352941">
                <text:p>564.705882352941</text:p>
              </table:table-cell>
              <table:table-cell office:value-type="float" office:value="109.176470588235">
                <text:p>109.17647058823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47.61904761905">
                <text:p>1147.61904761905</text:p>
              </table:table-cell>
              <table:table-cell office:value-type="float" office:value="1152.38095238095">
                <text:p>1152.38095238095</text:p>
              </table:table-cell>
              <table:table-cell office:value-type="float" office:value="1161.90476190476">
                <text:p>1161.90476190476</text:p>
              </table:table-cell>
              <table:table-cell office:value-type="float" office:value="261.857142857143">
                <text:p>261.85714285714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627.272727272727">
                <text:p>627.272727272727</text:p>
              </table:table-cell>
              <table:table-cell office:value-type="float" office:value="800">
                <text:p>800</text:p>
              </table:table-cell>
              <table:table-cell office:value-type="float" office:value="690.909090909091">
                <text:p>690.909090909091</text:p>
              </table:table-cell>
              <table:table-cell office:value-type="float" office:value="178.636363636364">
                <text:p>178.63636363636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176.47058823529">
                <text:p>1176.47058823529</text:p>
              </table:table-cell>
              <table:table-cell office:value-type="float" office:value="1123.52941176471">
                <text:p>1123.52941176471</text:p>
              </table:table-cell>
              <table:table-cell office:value-type="float" office:value="1147.05882352941">
                <text:p>1147.05882352941</text:p>
              </table:table-cell>
              <table:table-cell office:value-type="float" office:value="178.647058823529">
                <text:p>178.64705882352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50">
                <text:p>950</text:p>
              </table:table-cell>
              <table:table-cell office:value-type="float" office:value="1050">
                <text:p>1050</text:p>
              </table:table-cell>
              <table:table-cell office:value-type="float" office:value="737.5">
                <text:p>737.5</text:p>
              </table:table-cell>
              <table:table-cell office:value-type="float" office:value="55.125">
                <text:p>55.12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820">
                <text:p>820</text:p>
              </table:table-cell>
              <table:table-cell office:value-type="float" office:value="1260">
                <text:p>1260</text:p>
              </table:table-cell>
              <table:table-cell office:value-type="float" office:value="280">
                <text:p>28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848.148148148148">
                <text:p>848.148148148148</text:p>
              </table:table-cell>
              <table:table-cell office:value-type="float" office:value="970.37037037037">
                <text:p>970.37037037037</text:p>
              </table:table-cell>
              <table:table-cell office:value-type="float" office:value="537.037037037037">
                <text:p>537.037037037037</text:p>
              </table:table-cell>
              <table:table-cell office:value-type="float" office:value="162.185185185185">
                <text:p>162.18518518518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071.42857142857">
                <text:p>1071.42857142857</text:p>
              </table:table-cell>
              <table:table-cell office:value-type="float" office:value="964.285714285714">
                <text:p>964.285714285714</text:p>
              </table:table-cell>
              <table:table-cell office:value-type="float" office:value="571.428571428571">
                <text:p>571.428571428571</text:p>
              </table:table-cell>
              <table:table-cell office:value-type="float" office:value="170.5">
                <text:p>170.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850">
                <text:p>850</text:p>
              </table:table-cell>
              <table:table-cell office:value-type="float" office:value="972.727272727273">
                <text:p>972.727272727273</text:p>
              </table:table-cell>
              <table:table-cell office:value-type="float" office:value="413.636363636364">
                <text:p>413.636363636364</text:p>
              </table:table-cell>
              <table:table-cell office:value-type="float" office:value="66.9090909090909">
                <text:p>66.909090909090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522.222222222222">
                <text:p>522.222222222222</text:p>
              </table:table-cell>
              <table:table-cell office:value-type="float" office:value="511.111111111111">
                <text:p>511.111111111111</text:p>
              </table:table-cell>
              <table:table-cell office:value-type="float" office:value="355.555555555556">
                <text:p>355.555555555556</text:p>
              </table:table-cell>
              <table:table-cell office:value-type="float" office:value="117.333333333333">
                <text:p>117.33333333333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00">
                <text:p>600</text:p>
              </table:table-cell>
              <table:table-cell office:value-type="float" office:value="400">
                <text:p>400</text:p>
              </table:table-cell>
              <table:table-cell office:value-type="float" office:value="700">
                <text:p>7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100">
                <text:p>1100</text:p>
              </table:table-cell>
              <table:table-cell office:value-type="float" office:value="800">
                <text:p>800</text:p>
              </table:table-cell>
              <table:table-cell office:value-type="float" office:value="200">
                <text:p>200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271.42857142857">
                <text:p>1271.42857142857</text:p>
              </table:table-cell>
              <table:table-cell office:value-type="float" office:value="957.142857142857">
                <text:p>957.142857142857</text:p>
              </table:table-cell>
              <table:table-cell office:value-type="float" office:value="1528.57142857143">
                <text:p>1528.57142857143</text:p>
              </table:table-cell>
              <table:table-cell office:value-type="float" office:value="62.2857142857143">
                <text:p>62.285714285714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300">
                <text:p>300</text:p>
              </table:table-cell>
              <table:table-cell office:value-type="float" office:value="500">
                <text:p>500</text:p>
              </table:table-cell>
              <table:table-cell office:value-type="float" office:value="450">
                <text:p>450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485.71428571429">
                <text:p>1485.71428571429</text:p>
              </table:table-cell>
              <table:table-cell office:value-type="float" office:value="771.428571428571">
                <text:p>771.428571428571</text:p>
              </table:table-cell>
              <table:table-cell office:value-type="float" office:value="2442.85714285714">
                <text:p>2442.85714285714</text:p>
              </table:table-cell>
              <table:table-cell office:value-type="float" office:value="87.4285714285714">
                <text:p>87.428571428571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566.666666666667">
                <text:p>566.666666666667</text:p>
              </table:table-cell>
              <table:table-cell office:value-type="float" office:value="300">
                <text:p>300</text:p>
              </table:table-cell>
              <table:table-cell office:value-type="float" office:value="200">
                <text:p>200</text:p>
              </table:table-cell>
              <table:table-cell office:value-type="float" office:value="416.333333333333">
                <text:p>416.33333333333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672.727272727273">
                <text:p>672.727272727273</text:p>
              </table:table-cell>
              <table:table-cell office:value-type="float" office:value="954.545454545455">
                <text:p>954.545454545455</text:p>
              </table:table-cell>
              <table:table-cell office:value-type="float" office:value="736.363636363636">
                <text:p>736.363636363636</text:p>
              </table:table-cell>
              <table:table-cell office:value-type="float" office:value="198.818181818182">
                <text:p>198.81818181818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650">
                <text:p>1650</text:p>
              </table:table-cell>
              <table:table-cell office:value-type="float" office:value="700">
                <text:p>700</text:p>
              </table:table-cell>
              <table:table-cell office:value-type="float" office:value="400">
                <text:p>40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00">
                <text:p>100</text:p>
              </table:table-cell>
              <table:table-cell office:value-type="float" office:value="600">
                <text:p>600</text:p>
              </table:table-cell>
              <table:table-cell office:value-type="float" office:value="550">
                <text:p>550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840">
                <text:p>840</text:p>
              </table:table-cell>
              <table:table-cell office:value-type="float" office:value="540">
                <text:p>540</text:p>
              </table:table-cell>
              <table:table-cell office:value-type="float" office:value="1700">
                <text:p>1700</text:p>
              </table:table-cell>
              <table:table-cell office:value-type="float" office:value="236.6">
                <text:p>236.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775">
                <text:p>1775</text:p>
              </table:table-cell>
              <table:table-cell office:value-type="float" office:value="1125">
                <text:p>1125</text:p>
              </table:table-cell>
              <table:table-cell office:value-type="float" office:value="300">
                <text:p>300</text:p>
              </table:table-cell>
              <table:table-cell office:value-type="float" office:value="212.25">
                <text:p>212.2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480">
                <text:p>1480</text:p>
              </table:table-cell>
              <table:table-cell office:value-type="float" office:value="1320">
                <text:p>1320</text:p>
              </table:table-cell>
              <table:table-cell office:value-type="float" office:value="520">
                <text:p>520</text:p>
              </table:table-cell>
              <table:table-cell office:value-type="float" office:value="240">
                <text:p>24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